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3.7394in" svg:height="6.9752in" svg:x="1.0295in" svg:y="453.0197in">
            <draw:object draw:notify-on-update-of-ranges="Sheet1.A1:Sheet1.A255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0.483524164340344" calcext:value-type="float">
            <text:p>0.4835241643</text:p>
          </table:table-cell>
        </table:table-row>
        <table:table-row table:style-name="ro1">
          <table:table-cell office:value-type="float" office:value="0.481476989719977" calcext:value-type="float">
            <text:p>0.4814769897</text:p>
          </table:table-cell>
        </table:table-row>
        <table:table-row table:style-name="ro1">
          <table:table-cell office:value-type="float" office:value="0.479432986646005" calcext:value-type="float">
            <text:p>0.4794329866</text:p>
          </table:table-cell>
        </table:table-row>
        <table:table-row table:style-name="ro1">
          <table:table-cell office:value-type="float" office:value="0.477394208174733" calcext:value-type="float">
            <text:p>0.4773942082</text:p>
          </table:table-cell>
        </table:table-row>
        <table:table-row table:style-name="ro1">
          <table:table-cell office:value-type="float" office:value="0.475362988919241" calcext:value-type="float">
            <text:p>0.4753629889</text:p>
          </table:table-cell>
        </table:table-row>
        <table:table-row table:style-name="ro1">
          <table:table-cell office:value-type="float" office:value="0.473341915788729" calcext:value-type="float">
            <text:p>0.4733419158</text:p>
          </table:table-cell>
        </table:table-row>
        <table:table-row table:style-name="ro1">
          <table:table-cell office:value-type="float" office:value="0.471333799532871" calcext:value-type="float">
            <text:p>0.4713337995</text:p>
          </table:table-cell>
        </table:table-row>
        <table:table-row table:style-name="ro1">
          <table:table-cell office:value-type="float" office:value="0.469341647091173" calcext:value-type="float">
            <text:p>0.4693416471</text:p>
          </table:table-cell>
        </table:table-row>
        <table:table-row table:style-name="ro1">
          <table:table-cell office:value-type="float" office:value="0.467368634747348" calcext:value-type="float">
            <text:p>0.4673686347</text:p>
          </table:table-cell>
        </table:table-row>
        <table:table-row table:style-name="ro1">
          <table:table-cell office:value-type="float" office:value="0.465418082088688" calcext:value-type="float">
            <text:p>0.4654180821</text:p>
          </table:table-cell>
        </table:table-row>
        <table:table-row table:style-name="ro1">
          <table:table-cell office:value-type="float" office:value="0.46349342677046" calcext:value-type="float">
            <text:p>0.4634934268</text:p>
          </table:table-cell>
        </table:table-row>
        <table:table-row table:style-name="ro1">
          <table:table-cell office:value-type="float" office:value="0.461598200085297" calcext:value-type="float">
            <text:p>0.4615982001</text:p>
          </table:table-cell>
        </table:table-row>
        <table:table-row table:style-name="ro1">
          <table:table-cell office:value-type="float" office:value="0.459736003337608" calcext:value-type="float">
            <text:p>0.4597360033</text:p>
          </table:table-cell>
        </table:table-row>
        <table:table-row table:style-name="ro1">
          <table:table-cell office:value-type="float" office:value="0.45791048502299" calcext:value-type="float">
            <text:p>0.457910485</text:p>
          </table:table-cell>
        </table:table-row>
        <table:table-row table:style-name="ro1">
          <table:table-cell office:value-type="float" office:value="0.456125318812654" calcext:value-type="float">
            <text:p>0.4561253188</text:p>
          </table:table-cell>
        </table:table-row>
        <table:table-row table:style-name="ro1">
          <table:table-cell office:value-type="float" office:value="0.454384182342856" calcext:value-type="float">
            <text:p>0.4543841823</text:p>
          </table:table-cell>
        </table:table-row>
        <table:table-row table:style-name="ro1">
          <table:table-cell office:value-type="float" office:value="0.452690736809339" calcext:value-type="float">
            <text:p>0.4526907368</text:p>
          </table:table-cell>
        </table:table-row>
        <table:table-row table:style-name="ro1">
          <table:table-cell office:value-type="float" office:value="0.451048607366788" calcext:value-type="float">
            <text:p>0.4510486074</text:p>
          </table:table-cell>
        </table:table-row>
        <table:table-row table:style-name="ro1">
          <table:table-cell office:value-type="float" office:value="0.44946136433328" calcext:value-type="float">
            <text:p>0.4494613643</text:p>
          </table:table-cell>
        </table:table-row>
        <table:table-row table:style-name="ro1">
          <table:table-cell office:value-type="float" office:value="0.447932505199762" calcext:value-type="float">
            <text:p>0.4479325052</text:p>
          </table:table-cell>
        </table:table-row>
        <table:table-row table:style-name="ro1">
          <table:table-cell office:value-type="float" office:value="0.446465437444525" calcext:value-type="float">
            <text:p>0.4464654374</text:p>
          </table:table-cell>
        </table:table-row>
        <table:table-row table:style-name="ro1">
          <table:table-cell office:value-type="float" office:value="0.445063462152688" calcext:value-type="float">
            <text:p>0.4450634622</text:p>
          </table:table-cell>
        </table:table-row>
        <table:table-row table:style-name="ro1">
          <table:table-cell office:value-type="float" office:value="0.443729758440696" calcext:value-type="float">
            <text:p>0.4437297584</text:p>
          </table:table-cell>
        </table:table-row>
        <table:table-row table:style-name="ro1">
          <table:table-cell office:value-type="float" office:value="0.442467368685825" calcext:value-type="float">
            <text:p>0.4424673687</text:p>
          </table:table-cell>
        </table:table-row>
        <table:table-row table:style-name="ro1">
          <table:table-cell office:value-type="float" office:value="0.441279184560693" calcext:value-type="float">
            <text:p>0.4412791846</text:p>
          </table:table-cell>
        </table:table-row>
        <table:table-row table:style-name="ro1">
          <table:table-cell office:value-type="float" office:value="0.440167933872782" calcext:value-type="float">
            <text:p>0.4401679339</text:p>
          </table:table-cell>
        </table:table-row>
        <table:table-row table:style-name="ro1">
          <table:table-cell office:value-type="float" office:value="0.439136168208972" calcext:value-type="float">
            <text:p>0.4391361682</text:p>
          </table:table-cell>
        </table:table-row>
        <table:table-row table:style-name="ro1">
          <table:table-cell office:value-type="float" office:value="0.438186251385076" calcext:value-type="float">
            <text:p>0.4381862514</text:p>
          </table:table-cell>
        </table:table-row>
        <table:table-row table:style-name="ro1">
          <table:table-cell office:value-type="float" office:value="0.437320348700395" calcext:value-type="float">
            <text:p>0.4373203487</text:p>
          </table:table-cell>
        </table:table-row>
        <table:table-row table:style-name="ro1">
          <table:table-cell office:value-type="float" office:value="0.43654041699727" calcext:value-type="float">
            <text:p>0.436540417</text:p>
          </table:table-cell>
        </table:table-row>
        <table:table-row table:style-name="ro1">
          <table:table-cell office:value-type="float" office:value="0.435848195525655" calcext:value-type="float">
            <text:p>0.4358481955</text:p>
          </table:table-cell>
        </table:table-row>
        <table:table-row table:style-name="ro1">
          <table:table-cell office:value-type="float" office:value="0.435245197612684" calcext:value-type="float">
            <text:p>0.4352451976</text:p>
          </table:table-cell>
        </table:table-row>
        <table:table-row table:style-name="ro1">
          <table:table-cell office:value-type="float" office:value="0.434732703137267" calcext:value-type="float">
            <text:p>0.4347327031</text:p>
          </table:table-cell>
        </table:table-row>
        <table:table-row table:style-name="ro1">
          <table:table-cell office:value-type="float" office:value="0.434311751809672" calcext:value-type="float">
            <text:p>0.4343117518</text:p>
          </table:table-cell>
        </table:table-row>
        <table:table-row table:style-name="ro1">
          <table:table-cell office:value-type="float" office:value="0.433983137256135" calcext:value-type="float">
            <text:p>0.4339831373</text:p>
          </table:table-cell>
        </table:table-row>
        <table:table-row table:style-name="ro1">
          <table:table-cell office:value-type="float" office:value="0.433747401908471" calcext:value-type="float">
            <text:p>0.4337474019</text:p>
          </table:table-cell>
        </table:table-row>
        <table:table-row table:style-name="ro1">
          <table:table-cell office:value-type="float" office:value="0.433604832698691" calcext:value-type="float">
            <text:p>0.4336048327</text:p>
          </table:table-cell>
        </table:table-row>
        <table:table-row table:style-name="ro1">
          <table:table-cell office:value-type="float" office:value="0.433555457558633" calcext:value-type="float">
            <text:p>0.4335554576</text:p>
          </table:table-cell>
        </table:table-row>
        <table:table-row table:style-name="ro1">
          <table:table-cell office:value-type="float" office:value="0.4335990427246" calcext:value-type="float">
            <text:p>0.4335990427</text:p>
          </table:table-cell>
        </table:table-row>
        <table:table-row table:style-name="ro1">
          <table:table-cell office:value-type="float" office:value="0.43373509084701" calcext:value-type="float">
            <text:p>0.4337350908</text:p>
          </table:table-cell>
        </table:table-row>
        <table:table-row table:style-name="ro1">
          <table:table-cell office:value-type="float" office:value="0.433962839905046" calcext:value-type="float">
            <text:p>0.4339628399</text:p>
          </table:table-cell>
        </table:table-row>
        <table:table-row table:style-name="ro1">
          <table:table-cell office:value-type="float" office:value="0.434281262926327" calcext:value-type="float">
            <text:p>0.4342812629</text:p>
          </table:table-cell>
        </table:table-row>
        <table:table-row table:style-name="ro1">
          <table:table-cell office:value-type="float" office:value="0.434689068511579" calcext:value-type="float">
            <text:p>0.4346890685</text:p>
          </table:table-cell>
        </table:table-row>
        <table:table-row table:style-name="ro1">
          <table:table-cell office:value-type="float" office:value="0.435184702164319" calcext:value-type="float">
            <text:p>0.4351847022</text:p>
          </table:table-cell>
        </table:table-row>
        <table:table-row table:style-name="ro1">
          <table:table-cell office:value-type="float" office:value="0.435766348425546" calcext:value-type="float">
            <text:p>0.4357663484</text:p>
          </table:table-cell>
        </table:table-row>
        <table:table-row table:style-name="ro1">
          <table:table-cell office:value-type="float" office:value="0.436431933813442" calcext:value-type="float">
            <text:p>0.4364319338</text:p>
          </table:table-cell>
        </table:table-row>
        <table:table-row table:style-name="ro1">
          <table:table-cell office:value-type="float" office:value="0.437179130568082" calcext:value-type="float">
            <text:p>0.4371791306</text:p>
          </table:table-cell>
        </table:table-row>
        <table:table-row table:style-name="ro1">
          <table:table-cell office:value-type="float" office:value="0.438005361201154" calcext:value-type="float">
            <text:p>0.4380053612</text:p>
          </table:table-cell>
        </table:table-row>
        <table:table-row table:style-name="ro1">
          <table:table-cell office:value-type="float" office:value="0.438907803850682" calcext:value-type="float">
            <text:p>0.4389078039</text:p>
          </table:table-cell>
        </table:table-row>
        <table:table-row table:style-name="ro1">
          <table:table-cell office:value-type="float" office:value="0.439883398440767" calcext:value-type="float">
            <text:p>0.4398833984</text:p>
          </table:table-cell>
        </table:table-row>
        <table:table-row table:style-name="ro1">
          <table:table-cell office:value-type="float" office:value="0.440928853646334" calcext:value-type="float">
            <text:p>0.4409288536</text:p>
          </table:table-cell>
        </table:table-row>
        <table:table-row table:style-name="ro1">
          <table:table-cell office:value-type="float" office:value="0.442040654662879" calcext:value-type="float">
            <text:p>0.4420406547</text:p>
          </table:table-cell>
        </table:table-row>
        <table:table-row table:style-name="ro1">
          <table:table-cell office:value-type="float" office:value="0.44321507178124" calcext:value-type="float">
            <text:p>0.4432150718</text:p>
          </table:table-cell>
        </table:table-row>
        <table:table-row table:style-name="ro1">
          <table:table-cell office:value-type="float" office:value="0.444448169767364" calcext:value-type="float">
            <text:p>0.4444481698</text:p>
          </table:table-cell>
        </table:table-row>
        <table:table-row table:style-name="ro1">
          <table:table-cell office:value-type="float" office:value="0.445735818047092" calcext:value-type="float">
            <text:p>0.445735818</text:p>
          </table:table-cell>
        </table:table-row>
        <table:table-row table:style-name="ro1">
          <table:table-cell office:value-type="float" office:value="0.447073701695946" calcext:value-type="float">
            <text:p>0.4470737017</text:p>
          </table:table-cell>
        </table:table-row>
        <table:table-row table:style-name="ro1">
          <table:table-cell office:value-type="float" office:value="0.448457333233929" calcext:value-type="float">
            <text:p>0.4484573332</text:p>
          </table:table-cell>
        </table:table-row>
        <table:table-row table:style-name="ro1">
          <table:table-cell office:value-type="float" office:value="0.449882065225335" calcext:value-type="float">
            <text:p>0.4498820652</text:p>
          </table:table-cell>
        </table:table-row>
        <table:table-row table:style-name="ro1">
          <table:table-cell office:value-type="float" office:value="0.451343103683564" calcext:value-type="float">
            <text:p>0.4513431037</text:p>
          </table:table-cell>
        </table:table-row>
        <table:table-row table:style-name="ro1">
          <table:table-cell office:value-type="float" office:value="0.452835522280948" calcext:value-type="float">
            <text:p>0.4528355223</text:p>
          </table:table-cell>
        </table:table-row>
        <table:table-row table:style-name="ro1">
          <table:table-cell office:value-type="float" office:value="0.454354277363585" calcext:value-type="float">
            <text:p>0.4543542774</text:p>
          </table:table-cell>
        </table:table-row>
        <table:table-row table:style-name="ro1">
          <table:table-cell office:value-type="float" office:value="0.455894223771184" calcext:value-type="float">
            <text:p>0.4558942238</text:p>
          </table:table-cell>
        </table:table-row>
        <table:table-row table:style-name="ro1">
          <table:table-cell office:value-type="float" office:value="0.457450131461918" calcext:value-type="float">
            <text:p>0.4574501315</text:p>
          </table:table-cell>
        </table:table-row>
        <table:table-row table:style-name="ro1">
          <table:table-cell office:value-type="float" office:value="0.459016702942285" calcext:value-type="float">
            <text:p>0.4590167029</text:p>
          </table:table-cell>
        </table:table-row>
        <table:table-row table:style-name="ro1">
          <table:table-cell office:value-type="float" office:value="0.460588591501977" calcext:value-type="float">
            <text:p>0.4605885915</text:p>
          </table:table-cell>
        </table:table-row>
        <table:table-row table:style-name="ro1">
          <table:table-cell office:value-type="float" office:value="0.462160420253763" calcext:value-type="float">
            <text:p>0.4621604203</text:p>
          </table:table-cell>
        </table:table-row>
        <table:table-row table:style-name="ro1">
          <table:table-cell office:value-type="float" office:value="0.463726801978374" calcext:value-type="float">
            <text:p>0.463726802</text:p>
          </table:table-cell>
        </table:table-row>
        <table:table-row table:style-name="ro1">
          <table:table-cell office:value-type="float" office:value="0.465282359774401" calcext:value-type="float">
            <text:p>0.4652823598</text:p>
          </table:table-cell>
        </table:table-row>
        <table:table-row table:style-name="ro1">
          <table:table-cell office:value-type="float" office:value="0.466821748513203" calcext:value-type="float">
            <text:p>0.4668217485</text:p>
          </table:table-cell>
        </table:table-row>
        <table:table-row table:style-name="ro1">
          <table:table-cell office:value-type="float" office:value="0.468339677098821" calcext:value-type="float">
            <text:p>0.4683396771</text:p>
          </table:table-cell>
        </table:table-row>
        <table:table-row table:style-name="ro1">
          <table:table-cell office:value-type="float" office:value="0.469830931532902" calcext:value-type="float">
            <text:p>0.4698309315</text:p>
          </table:table-cell>
        </table:table-row>
        <table:table-row table:style-name="ro1">
          <table:table-cell office:value-type="float" office:value="0.471290398784632" calcext:value-type="float">
            <text:p>0.4712903988</text:p>
          </table:table-cell>
        </table:table-row>
        <table:table-row table:style-name="ro1">
          <table:table-cell office:value-type="float" office:value="0.472713091465677" calcext:value-type="float">
            <text:p>0.4727130915</text:p>
          </table:table-cell>
        </table:table-row>
        <table:table-row table:style-name="ro1">
          <table:table-cell office:value-type="float" office:value="0.474094173310138" calcext:value-type="float">
            <text:p>0.4740941733</text:p>
          </table:table-cell>
        </table:table-row>
        <table:table-row table:style-name="ro1">
          <table:table-cell office:value-type="float" office:value="0.475428985459505" calcext:value-type="float">
            <text:p>0.4754289855</text:p>
          </table:table-cell>
        </table:table-row>
        <table:table-row table:style-name="ro1">
          <table:table-cell office:value-type="float" office:value="0.476713073552632" calcext:value-type="float">
            <text:p>0.4767130736</text:p>
          </table:table-cell>
        </table:table-row>
        <table:table-row table:style-name="ro1">
          <table:table-cell office:value-type="float" office:value="0.477942215620707" calcext:value-type="float">
            <text:p>0.4779422156</text:p>
          </table:table-cell>
        </table:table-row>
        <table:table-row table:style-name="ro1">
          <table:table-cell office:value-type="float" office:value="0.479112450787249" calcext:value-type="float">
            <text:p>0.4791124508</text:p>
          </table:table-cell>
        </table:table-row>
        <table:table-row table:style-name="ro1">
          <table:table-cell office:value-type="float" office:value="0.480220108773092" calcext:value-type="float">
            <text:p>0.4802201088</text:p>
          </table:table-cell>
        </table:table-row>
        <table:table-row table:style-name="ro1">
          <table:table-cell office:value-type="float" office:value="0.481261840206399" calcext:value-type="float">
            <text:p>0.4812618402</text:p>
          </table:table-cell>
        </table:table-row>
        <table:table-row table:style-name="ro1">
          <table:table-cell office:value-type="float" office:value="0.48223464773767" calcext:value-type="float">
            <text:p>0.4822346477</text:p>
          </table:table-cell>
        </table:table-row>
        <table:table-row table:style-name="ro1">
          <table:table-cell office:value-type="float" office:value="0.483135917959768" calcext:value-type="float">
            <text:p>0.483135918</text:p>
          </table:table-cell>
        </table:table-row>
        <table:table-row table:style-name="ro1">
          <table:table-cell office:value-type="float" office:value="0.483963454132945" calcext:value-type="float">
            <text:p>0.4839634541</text:p>
          </table:table-cell>
        </table:table-row>
        <table:table-row table:style-name="ro1">
          <table:table-cell office:value-type="float" office:value="0.48471550971489" calcext:value-type="float">
            <text:p>0.4847155097</text:p>
          </table:table-cell>
        </table:table-row>
        <table:table-row table:style-name="ro1">
          <table:table-cell office:value-type="float" office:value="0.485390822695772" calcext:value-type="float">
            <text:p>0.4853908227</text:p>
          </table:table-cell>
        </table:table-row>
        <table:table-row table:style-name="ro1">
          <table:table-cell office:value-type="float" office:value="0.485988650738298" calcext:value-type="float">
            <text:p>0.4859886507</text:p>
          </table:table-cell>
        </table:table-row>
        <table:table-row table:style-name="ro1">
          <table:table-cell office:value-type="float" office:value="0.486508807122785" calcext:value-type="float">
            <text:p>0.4865088071</text:p>
          </table:table-cell>
        </table:table-row>
        <table:table-row table:style-name="ro1">
          <table:table-cell office:value-type="float" office:value="0.486951697497231" calcext:value-type="float">
            <text:p>0.4869516975</text:p>
          </table:table-cell>
        </table:table-row>
        <table:table-row table:style-name="ro1">
          <table:table-cell office:value-type="float" office:value="0.487318357432406" calcext:value-type="float">
            <text:p>0.4873183574</text:p>
          </table:table-cell>
        </table:table-row>
        <table:table-row table:style-name="ro1">
          <table:table-cell office:value-type="float" office:value="0.487610490781936" calcext:value-type="float">
            <text:p>0.4876104908</text:p>
          </table:table-cell>
        </table:table-row>
        <table:table-row table:style-name="ro1">
          <table:table-cell office:value-type="float" office:value="0.487830508847415" calcext:value-type="float">
            <text:p>0.4878305088</text:p>
          </table:table-cell>
        </table:table-row>
        <table:table-row table:style-name="ro1">
          <table:table-cell office:value-type="float" office:value="0.487981570348514" calcext:value-type="float">
            <text:p>0.4879815703</text:p>
          </table:table-cell>
        </table:table-row>
        <table:table-row table:style-name="ro1">
          <table:table-cell office:value-type="float" office:value="0.4880676221981" calcext:value-type="float">
            <text:p>0.4880676222</text:p>
          </table:table-cell>
        </table:table-row>
        <table:table-row table:style-name="ro1">
          <table:table-cell office:value-type="float" office:value="0.488093441082367" calcext:value-type="float">
            <text:p>0.4880934411</text:p>
          </table:table-cell>
        </table:table-row>
        <table:table-row table:style-name="ro1">
          <table:table-cell office:value-type="float" office:value="0.488064675845973" calcext:value-type="float">
            <text:p>0.4880646758</text:p>
          </table:table-cell>
        </table:table-row>
        <table:table-row table:style-name="ro1">
          <table:table-cell office:value-type="float" office:value="0.487987890682191" calcext:value-type="float">
            <text:p>0.4879878907</text:p>
          </table:table-cell>
        </table:table-row>
        <table:table-row table:style-name="ro1">
          <table:table-cell office:value-type="float" office:value="0.48787060912806" calcext:value-type="float">
            <text:p>0.4878706091</text:p>
          </table:table-cell>
        </table:table-row>
        <table:table-row table:style-name="ro1">
          <table:table-cell office:value-type="float" office:value="0.487721358864557" calcext:value-type="float">
            <text:p>0.4877213589</text:p>
          </table:table-cell>
        </table:table-row>
        <table:table-row table:style-name="ro1">
          <table:table-cell office:value-type="float" office:value="0.487549717321764" calcext:value-type="float">
            <text:p>0.4875497173</text:p>
          </table:table-cell>
        </table:table-row>
        <table:table-row table:style-name="ro1">
          <table:table-cell office:value-type="float" office:value="0.487366358089057" calcext:value-type="float">
            <text:p>0.4873663581</text:p>
          </table:table-cell>
        </table:table-row>
        <table:table-row table:style-name="ro1">
          <table:table-cell office:value-type="float" office:value="0.486448522962187" calcext:value-type="float">
            <text:p>0.486448523</text:p>
          </table:table-cell>
        </table:table-row>
        <table:table-row table:style-name="ro1">
          <table:table-cell office:value-type="float" office:value="0.484401238912627" calcext:value-type="float">
            <text:p>0.4844012389</text:p>
          </table:table-cell>
        </table:table-row>
        <table:table-row table:style-name="ro1">
          <table:table-cell office:value-type="float" office:value="0.482356252934386" calcext:value-type="float">
            <text:p>0.4823562529</text:p>
          </table:table-cell>
        </table:table-row>
        <table:table-row table:style-name="ro1">
          <table:table-cell office:value-type="float" office:value="0.480315220600553" calcext:value-type="float">
            <text:p>0.4803152206</text:p>
          </table:table-cell>
        </table:table-row>
        <table:table-row table:style-name="ro1">
          <table:table-cell office:value-type="float" office:value="0.47828010524512" calcext:value-type="float">
            <text:p>0.4782801052</text:p>
          </table:table-cell>
        </table:table-row>
        <table:table-row table:style-name="ro1">
          <table:table-cell office:value-type="float" office:value="0.476253148147556" calcext:value-type="float">
            <text:p>0.4762531481</text:p>
          </table:table-cell>
        </table:table-row>
        <table:table-row table:style-name="ro1">
          <table:table-cell office:value-type="float" office:value="0.474236839522297" calcext:value-type="float">
            <text:p>0.4742368395</text:p>
          </table:table-cell>
        </table:table-row>
        <table:table-row table:style-name="ro1">
          <table:table-cell office:value-type="float" office:value="0.472233890313147" calcext:value-type="float">
            <text:p>0.4722338903</text:p>
          </table:table-cell>
        </table:table-row>
        <table:table-row table:style-name="ro1">
          <table:table-cell office:value-type="float" office:value="0.470247204792596" calcext:value-type="float">
            <text:p>0.4702472048</text:p>
          </table:table-cell>
        </table:table-row>
        <table:table-row table:style-name="ro1">
          <table:table-cell office:value-type="float" office:value="0.468279853966041" calcext:value-type="float">
            <text:p>0.468279854</text:p>
          </table:table-cell>
        </table:table-row>
        <table:table-row table:style-name="ro1">
          <table:table-cell office:value-type="float" office:value="0.466335049780938" calcext:value-type="float">
            <text:p>0.4663350498</text:p>
          </table:table-cell>
        </table:table-row>
        <table:table-row table:style-name="ro1">
          <table:table-cell office:value-type="float" office:value="0.464416120140846" calcext:value-type="float">
            <text:p>0.4644161201</text:p>
          </table:table-cell>
        </table:table-row>
        <table:table-row table:style-name="ro1">
          <table:table-cell office:value-type="float" office:value="0.462526484724404" calcext:value-type="float">
            <text:p>0.4625264847</text:p>
          </table:table-cell>
        </table:table-row>
        <table:table-row table:style-name="ro1">
          <table:table-cell office:value-type="float" office:value="0.460669631609206" calcext:value-type="float">
            <text:p>0.4606696316</text:p>
          </table:table-cell>
        </table:table-row>
        <table:table-row table:style-name="ro1">
          <table:table-cell office:value-type="float" office:value="0.4588490947006" calcext:value-type="float">
            <text:p>0.4588490947</text:p>
          </table:table-cell>
        </table:table-row>
        <table:table-row table:style-name="ro1">
          <table:table-cell office:value-type="float" office:value="0.457068431965391" calcext:value-type="float">
            <text:p>0.457068432</text:p>
          </table:table-cell>
        </table:table-row>
        <table:table-row table:style-name="ro1">
          <table:table-cell office:value-type="float" office:value="0.455331204470467" calcext:value-type="float">
            <text:p>0.4553312045</text:p>
          </table:table-cell>
        </table:table-row>
        <table:table-row table:style-name="ro1">
          <table:table-cell office:value-type="float" office:value="0.45364095622633" calcext:value-type="float">
            <text:p>0.4536409562</text:p>
          </table:table-cell>
        </table:table-row>
        <table:table-row table:style-name="ro1">
          <table:table-cell office:value-type="float" office:value="0.452001194835543" calcext:value-type="float">
            <text:p>0.4520011948</text:p>
          </table:table-cell>
        </table:table-row>
        <table:table-row table:style-name="ro1">
          <table:table-cell office:value-type="float" office:value="0.450415372946093" calcext:value-type="float">
            <text:p>0.4504153729</text:p>
          </table:table-cell>
        </table:table-row>
        <table:table-row table:style-name="ro1">
          <table:table-cell office:value-type="float" office:value="0.448886870509662" calcext:value-type="float">
            <text:p>0.4488868705</text:p>
          </table:table-cell>
        </table:table-row>
        <table:table-row table:style-name="ro1">
          <table:table-cell office:value-type="float" office:value="0.447418977844817" calcext:value-type="float">
            <text:p>0.4474189778</text:p>
          </table:table-cell>
        </table:table-row>
        <table:table-row table:style-name="ro1">
          <table:table-cell office:value-type="float" office:value="0.446014879505108" calcext:value-type="float">
            <text:p>0.4460148795</text:p>
          </table:table-cell>
        </table:table-row>
        <table:table-row table:style-name="ro1">
          <table:table-cell office:value-type="float" office:value="0.444677638952082" calcext:value-type="float">
            <text:p>0.444677639</text:p>
          </table:table-cell>
        </table:table-row>
        <table:table-row table:style-name="ro1">
          <table:table-cell office:value-type="float" office:value="0.443410184033211" calcext:value-type="float">
            <text:p>0.443410184</text:p>
          </table:table-cell>
        </table:table-row>
        <table:table-row table:style-name="ro1">
          <table:table-cell office:value-type="float" office:value="0.442215293264731" calcext:value-type="float">
            <text:p>0.4422152933</text:p>
          </table:table-cell>
        </table:table-row>
        <table:table-row table:style-name="ro1">
          <table:table-cell office:value-type="float" office:value="0.441095582919393" calcext:value-type="float">
            <text:p>0.4410955829</text:p>
          </table:table-cell>
        </table:table-row>
        <table:table-row table:style-name="ro1">
          <table:table-cell office:value-type="float" office:value="0.440053494919135" calcext:value-type="float">
            <text:p>0.4400534949</text:p>
          </table:table-cell>
        </table:table-row>
        <table:table-row table:style-name="ro1">
          <table:table-cell office:value-type="float" office:value="0.439091285532654" calcext:value-type="float">
            <text:p>0.4390912855</text:p>
          </table:table-cell>
        </table:table-row>
        <table:table-row table:style-name="ro1">
          <table:table-cell office:value-type="float" office:value="0.438211014877908" calcext:value-type="float">
            <text:p>0.4382110149</text:p>
          </table:table-cell>
        </table:table-row>
        <table:table-row table:style-name="ro1">
          <table:table-cell office:value-type="float" office:value="0.437414537229513" calcext:value-type="float">
            <text:p>0.4374145372</text:p>
          </table:table-cell>
        </table:table-row>
        <table:table-row table:style-name="ro1">
          <table:table-cell office:value-type="float" office:value="0.436703492131067" calcext:value-type="float">
            <text:p>0.4367034921</text:p>
          </table:table-cell>
        </table:table-row>
        <table:table-row table:style-name="ro1">
          <table:table-cell office:value-type="float" office:value="0.436079296312385" calcext:value-type="float">
            <text:p>0.4360792963</text:p>
          </table:table-cell>
        </table:table-row>
        <table:table-row table:style-name="ro1">
          <table:table-cell office:value-type="float" office:value="0.435543136411638" calcext:value-type="float">
            <text:p>0.4355431364</text:p>
          </table:table-cell>
        </table:table-row>
        <table:table-row table:style-name="ro1">
          <table:table-cell office:value-type="float" office:value="0.435095962502419" calcext:value-type="float">
            <text:p>0.4350959625</text:p>
          </table:table-cell>
        </table:table-row>
        <table:table-row table:style-name="ro1">
          <table:table-cell office:value-type="float" office:value="0.434738482425708" calcext:value-type="float">
            <text:p>0.4347384824</text:p>
          </table:table-cell>
        </table:table-row>
        <table:table-row table:style-name="ro1">
          <table:table-cell office:value-type="float" office:value="0.434471156926766" calcext:value-type="float">
            <text:p>0.4344711569</text:p>
          </table:table-cell>
        </table:table-row>
        <table:table-row table:style-name="ro1">
          <table:table-cell office:value-type="float" office:value="0.434294195596925" calcext:value-type="float">
            <text:p>0.4342941956</text:p>
          </table:table-cell>
        </table:table-row>
        <table:table-row table:style-name="ro1">
          <table:table-cell office:value-type="float" office:value="0.434207553620306" calcext:value-type="float">
            <text:p>0.4342075536</text:p>
          </table:table-cell>
        </table:table-row>
        <table:table-row table:style-name="ro1">
          <table:table-cell office:value-type="float" office:value="0.434210929325441" calcext:value-type="float">
            <text:p>0.4342109293</text:p>
          </table:table-cell>
        </table:table-row>
        <table:table-row table:style-name="ro1">
          <table:table-cell office:value-type="float" office:value="0.434303762541814" calcext:value-type="float">
            <text:p>0.4343037625</text:p>
          </table:table-cell>
        </table:table-row>
        <table:table-row table:style-name="ro1">
          <table:table-cell office:value-type="float" office:value="0.434485233761309" calcext:value-type="float">
            <text:p>0.4344852338</text:p>
          </table:table-cell>
        </table:table-row>
        <table:table-row table:style-name="ro1">
          <table:table-cell office:value-type="float" office:value="0.434754264104579" calcext:value-type="float">
            <text:p>0.4347542641</text:p>
          </table:table-cell>
        </table:table-row>
        <table:table-row table:style-name="ro1">
          <table:table-cell office:value-type="float" office:value="0.435109516092319" calcext:value-type="float">
            <text:p>0.4351095161</text:p>
          </table:table-cell>
        </table:table-row>
        <table:table-row table:style-name="ro1">
          <table:table-cell office:value-type="float" office:value="0.435549395221462" calcext:value-type="float">
            <text:p>0.4355493952</text:p>
          </table:table-cell>
        </table:table-row>
        <table:table-row table:style-name="ro1">
          <table:table-cell office:value-type="float" office:value="0.436072052346281" calcext:value-type="float">
            <text:p>0.4360720523</text:p>
          </table:table-cell>
        </table:table-row>
        <table:table-row table:style-name="ro1">
          <table:table-cell office:value-type="float" office:value="0.436675386864406" calcext:value-type="float">
            <text:p>0.4366753869</text:p>
          </table:table-cell>
        </table:table-row>
        <table:table-row table:style-name="ro1">
          <table:table-cell office:value-type="float" office:value="0.437357050707758" calcext:value-type="float">
            <text:p>0.4373570507</text:p>
          </table:table-cell>
        </table:table-row>
        <table:table-row table:style-name="ro1">
          <table:table-cell office:value-type="float" office:value="0.438114453138389" calcext:value-type="float">
            <text:p>0.4381144531</text:p>
          </table:table-cell>
        </table:table-row>
        <table:table-row table:style-name="ro1">
          <table:table-cell office:value-type="float" office:value="0.438944766349245" calcext:value-type="float">
            <text:p>0.4389447663</text:p>
          </table:table-cell>
        </table:table-row>
        <table:table-row table:style-name="ro1">
          <table:table-cell office:value-type="float" office:value="0.43984493186983" calcext:value-type="float">
            <text:p>0.4398449319</text:p>
          </table:table-cell>
        </table:table-row>
        <table:table-row table:style-name="ro1">
          <table:table-cell office:value-type="float" office:value="0.440811667776793" calcext:value-type="float">
            <text:p>0.4408116678</text:p>
          </table:table-cell>
        </table:table-row>
        <table:table-row table:style-name="ro1">
          <table:table-cell office:value-type="float" office:value="0.441841476709428" calcext:value-type="float">
            <text:p>0.4418414767</text:p>
          </table:table-cell>
        </table:table-row>
        <table:table-row table:style-name="ro1">
          <table:table-cell office:value-type="float" office:value="0.442930654690079" calcext:value-type="float">
            <text:p>0.4429306547</text:p>
          </table:table-cell>
        </table:table-row>
        <table:table-row table:style-name="ro1">
          <table:table-cell office:value-type="float" office:value="0.444075300749465" calcext:value-type="float">
            <text:p>0.4440753007</text:p>
          </table:table-cell>
        </table:table-row>
        <table:table-row table:style-name="ro1">
          <table:table-cell office:value-type="float" office:value="0.445271327356921" calcext:value-type="float">
            <text:p>0.4452713274</text:p>
          </table:table-cell>
        </table:table-row>
        <table:table-row table:style-name="ro1">
          <table:table-cell office:value-type="float" office:value="0.446514471655542" calcext:value-type="float">
            <text:p>0.4465144717</text:p>
          </table:table-cell>
        </table:table-row>
        <table:table-row table:style-name="ro1">
          <table:table-cell office:value-type="float" office:value="0.447800307502249" calcext:value-type="float">
            <text:p>0.4478003075</text:p>
          </table:table-cell>
        </table:table-row>
        <table:table-row table:style-name="ro1">
          <table:table-cell office:value-type="float" office:value="0.449124258312764" calcext:value-type="float">
            <text:p>0.4491242583</text:p>
          </table:table-cell>
        </table:table-row>
        <table:table-row table:style-name="ro1">
          <table:table-cell office:value-type="float" office:value="0.450481610711504" calcext:value-type="float">
            <text:p>0.4504816107</text:p>
          </table:table-cell>
        </table:table-row>
        <table:table-row table:style-name="ro1">
          <table:table-cell office:value-type="float" office:value="0.451867528986379" calcext:value-type="float">
            <text:p>0.451867529</text:p>
          </table:table-cell>
        </table:table-row>
        <table:table-row table:style-name="ro1">
          <table:table-cell office:value-type="float" office:value="0.453277070348507" calcext:value-type="float">
            <text:p>0.4532770703</text:p>
          </table:table-cell>
        </table:table-row>
        <table:table-row table:style-name="ro1">
          <table:table-cell office:value-type="float" office:value="0.454705200996851" calcext:value-type="float">
            <text:p>0.454705201</text:p>
          </table:table-cell>
        </table:table-row>
        <table:table-row table:style-name="ro1">
          <table:table-cell office:value-type="float" office:value="0.456146812987753" calcext:value-type="float">
            <text:p>0.456146813</text:p>
          </table:table-cell>
        </table:table-row>
        <table:table-row table:style-name="ro1">
          <table:table-cell office:value-type="float" office:value="0.457596741909393" calcext:value-type="float">
            <text:p>0.4575967419</text:p>
          </table:table-cell>
        </table:table-row>
        <table:table-row table:style-name="ro1">
          <table:table-cell office:value-type="float" office:value="0.459049785361162" calcext:value-type="float">
            <text:p>0.4590497854</text:p>
          </table:table-cell>
        </table:table-row>
        <table:table-row table:style-name="ro1">
          <table:table-cell office:value-type="float" office:value="0.460500722237936" calcext:value-type="float">
            <text:p>0.4605007222</text:p>
          </table:table-cell>
        </table:table-row>
        <table:table-row table:style-name="ro1">
          <table:table-cell office:value-type="float" office:value="0.461944332819279" calcext:value-type="float">
            <text:p>0.4619443328</text:p>
          </table:table-cell>
        </table:table-row>
        <table:table-row table:style-name="ro1">
          <table:table-cell office:value-type="float" office:value="0.463375419663548" calcext:value-type="float">
            <text:p>0.4633754197</text:p>
          </table:table-cell>
        </table:table-row>
        <table:table-row table:style-name="ro1">
          <table:table-cell office:value-type="float" office:value="0.464788829306914" calcext:value-type="float">
            <text:p>0.4647888293</text:p>
          </table:table-cell>
        </table:table-row>
        <table:table-row table:style-name="ro1">
          <table:table-cell office:value-type="float" office:value="0.466179474767301" calcext:value-type="float">
            <text:p>0.4661794748</text:p>
          </table:table-cell>
        </table:table-row>
        <table:table-row table:style-name="ro1">
          <table:table-cell office:value-type="float" office:value="0.467542358853229" calcext:value-type="float">
            <text:p>0.4675423589</text:p>
          </table:table-cell>
        </table:table-row>
        <table:table-row table:style-name="ro1">
          <table:table-cell office:value-type="float" office:value="0.468872598277582" calcext:value-type="float">
            <text:p>0.4688725983</text:p>
          </table:table-cell>
        </table:table-row>
        <table:table-row table:style-name="ro1">
          <table:table-cell office:value-type="float" office:value="0.470165448576276" calcext:value-type="float">
            <text:p>0.4701654486</text:p>
          </table:table-cell>
        </table:table-row>
        <table:table-row table:style-name="ro1">
          <table:table-cell office:value-type="float" office:value="0.471416329831853" calcext:value-type="float">
            <text:p>0.4714163298</text:p>
          </table:table-cell>
        </table:table-row>
        <table:table-row table:style-name="ro1">
          <table:table-cell office:value-type="float" office:value="0.472620853201978" calcext:value-type="float">
            <text:p>0.4726208532</text:p>
          </table:table-cell>
        </table:table-row>
        <table:table-row table:style-name="ro1">
          <table:table-cell office:value-type="float" office:value="0.473774848252855" calcext:value-type="float">
            <text:p>0.4737748483</text:p>
          </table:table-cell>
        </table:table-row>
        <table:table-row table:style-name="ro1">
          <table:table-cell office:value-type="float" office:value="0.474874391097555" calcext:value-type="float">
            <text:p>0.4748743911</text:p>
          </table:table-cell>
        </table:table-row>
        <table:table-row table:style-name="ro1">
          <table:table-cell office:value-type="float" office:value="0.475915833339259" calcext:value-type="float">
            <text:p>0.4759158333</text:p>
          </table:table-cell>
        </table:table-row>
        <table:table-row table:style-name="ro1">
          <table:table-cell office:value-type="float" office:value="0.476895831819406" calcext:value-type="float">
            <text:p>0.4768958318</text:p>
          </table:table-cell>
        </table:table-row>
        <table:table-row table:style-name="ro1">
          <table:table-cell office:value-type="float" office:value="0.477811379170766" calcext:value-type="float">
            <text:p>0.4778113792</text:p>
          </table:table-cell>
        </table:table-row>
        <table:table-row table:style-name="ro1">
          <table:table-cell office:value-type="float" office:value="0.478659835175419" calcext:value-type="float">
            <text:p>0.4786598352</text:p>
          </table:table-cell>
        </table:table-row>
        <table:table-row table:style-name="ro1">
          <table:table-cell office:value-type="float" office:value="0.479438958927648" calcext:value-type="float">
            <text:p>0.4794389589</text:p>
          </table:table-cell>
        </table:table-row>
        <table:table-row table:style-name="ro1">
          <table:table-cell office:value-type="float" office:value="0.480146941801748" calcext:value-type="float">
            <text:p>0.4801469418</text:p>
          </table:table-cell>
        </table:table-row>
        <table:table-row table:style-name="ro1">
          <table:table-cell office:value-type="float" office:value="0.480782441224743" calcext:value-type="float">
            <text:p>0.4807824412</text:p>
          </table:table-cell>
        </table:table-row>
        <table:table-row table:style-name="ro1">
          <table:table-cell office:value-type="float" office:value="0.481344615254023" calcext:value-type="float">
            <text:p>0.4813446153</text:p>
          </table:table-cell>
        </table:table-row>
        <table:table-row table:style-name="ro1">
          <table:table-cell office:value-type="float" office:value="0.481833157959888" calcext:value-type="float">
            <text:p>0.481833158</text:p>
          </table:table-cell>
        </table:table-row>
        <table:table-row table:style-name="ro1">
          <table:table-cell office:value-type="float" office:value="0.48224833561301" calcext:value-type="float">
            <text:p>0.4822483356</text:p>
          </table:table-cell>
        </table:table-row>
        <table:table-row table:style-name="ro1">
          <table:table-cell office:value-type="float" office:value="0.482591023676806" calcext:value-type="float">
            <text:p>0.4825910237</text:p>
          </table:table-cell>
        </table:table-row>
        <table:table-row table:style-name="ro1">
          <table:table-cell office:value-type="float" office:value="0.482862744604721" calcext:value-type="float">
            <text:p>0.4828627446</text:p>
          </table:table-cell>
        </table:table-row>
        <table:table-row table:style-name="ro1">
          <table:table-cell office:value-type="float" office:value="0.483065706442434" calcext:value-type="float">
            <text:p>0.4830657064</text:p>
          </table:table-cell>
        </table:table-row>
        <table:table-row table:style-name="ro1">
          <table:table-cell office:value-type="float" office:value="0.483202842234964" calcext:value-type="float">
            <text:p>0.4832028422</text:p>
          </table:table-cell>
        </table:table-row>
        <table:table-row table:style-name="ro1">
          <table:table-cell office:value-type="float" office:value="0.483277850238701" calcext:value-type="float">
            <text:p>0.4832778502</text:p>
          </table:table-cell>
        </table:table-row>
        <table:table-row table:style-name="ro1">
          <table:table-cell office:value-type="float" office:value="0.483295234938344" calcext:value-type="float">
            <text:p>0.4832952349</text:p>
          </table:table-cell>
        </table:table-row>
        <table:table-row table:style-name="ro1">
          <table:table-cell office:value-type="float" office:value="0.483260348868752" calcext:value-type="float">
            <text:p>0.4832603489</text:p>
          </table:table-cell>
        </table:table-row>
        <table:table-row table:style-name="ro1">
          <table:table-cell office:value-type="float" office:value="0.483179435241713" calcext:value-type="float">
            <text:p>0.4831794352</text:p>
          </table:table-cell>
        </table:table-row>
        <table:table-row table:style-name="ro1">
          <table:table-cell office:value-type="float" office:value="0.483059671377616" calcext:value-type="float">
            <text:p>0.4830596714</text:p>
          </table:table-cell>
        </table:table-row>
        <table:table-row table:style-name="ro1">
          <table:table-cell office:value-type="float" office:value="0.482909212942054" calcext:value-type="float">
            <text:p>0.4829092129</text:p>
          </table:table-cell>
        </table:table-row>
        <table:table-row table:style-name="ro1">
          <table:table-cell office:value-type="float" office:value="0.48273723898732" calcext:value-type="float">
            <text:p>0.482737239</text:p>
          </table:table-cell>
        </table:table-row>
        <table:table-row table:style-name="ro1">
          <table:table-cell office:value-type="float" office:value="0.482553997798831" calcext:value-type="float">
            <text:p>0.4825539978</text:p>
          </table:table-cell>
        </table:table-row>
        <table:table-row table:style-name="ro1">
          <table:table-cell office:value-type="float" office:value="0.489373614992518" calcext:value-type="float">
            <text:p>0.489373615</text:p>
          </table:table-cell>
        </table:table-row>
        <table:table-row table:style-name="ro1">
          <table:table-cell office:value-type="float" office:value="0.487326910356976" calcext:value-type="float">
            <text:p>0.4873269104</text:p>
          </table:table-cell>
        </table:table-row>
        <table:table-row table:style-name="ro1">
          <table:table-cell office:value-type="float" office:value="0.485281625667773" calcext:value-type="float">
            <text:p>0.4852816257</text:p>
          </table:table-cell>
        </table:table-row>
        <table:table-row table:style-name="ro1">
          <table:table-cell office:value-type="float" office:value="0.483239016778662" calcext:value-type="float">
            <text:p>0.4832390168</text:p>
          </table:table-cell>
        </table:table-row>
        <table:table-row table:style-name="ro1">
          <table:table-cell office:value-type="float" office:value="0.481200673573711" calcext:value-type="float">
            <text:p>0.4812006736</text:p>
          </table:table-cell>
        </table:table-row>
        <table:table-row table:style-name="ro1">
          <table:table-cell office:value-type="float" office:value="0.479168489600312" calcext:value-type="float">
            <text:p>0.4791684896</text:p>
          </table:table-cell>
        </table:table-row>
        <table:table-row table:style-name="ro1">
          <table:table-cell office:value-type="float" office:value="0.477144632506859" calcext:value-type="float">
            <text:p>0.4771446325</text:p>
          </table:table-cell>
        </table:table-row>
        <table:table-row table:style-name="ro1">
          <table:table-cell office:value-type="float" office:value="0.475131515285081" calcext:value-type="float">
            <text:p>0.4751315153</text:p>
          </table:table-cell>
        </table:table-row>
        <table:table-row table:style-name="ro1">
          <table:table-cell office:value-type="float" office:value="0.47313176831703" calcext:value-type="float">
            <text:p>0.4731317683</text:p>
          </table:table-cell>
        </table:table-row>
        <table:table-row table:style-name="ro1">
          <table:table-cell office:value-type="float" office:value="0.471148212226732" calcext:value-type="float">
            <text:p>0.4711482122</text:p>
          </table:table-cell>
        </table:table-row>
        <table:table-row table:style-name="ro1">
          <table:table-cell office:value-type="float" office:value="0.469183831536495" calcext:value-type="float">
            <text:p>0.4691838315</text:p>
          </table:table-cell>
        </table:table-row>
        <table:table-row table:style-name="ro1">
          <table:table-cell office:value-type="float" office:value="0.467241749127877" calcext:value-type="float">
            <text:p>0.4672417491</text:p>
          </table:table-cell>
        </table:table-row>
        <table:table-row table:style-name="ro1">
          <table:table-cell office:value-type="float" office:value="0.465325201507308" calcext:value-type="float">
            <text:p>0.4653252015</text:p>
          </table:table-cell>
        </table:table-row>
        <table:table-row table:style-name="ro1">
          <table:table-cell office:value-type="float" office:value="0.463437514876374" calcext:value-type="float">
            <text:p>0.4634375149</text:p>
          </table:table-cell>
        </table:table-row>
        <table:table-row table:style-name="ro1">
          <table:table-cell office:value-type="float" office:value="0.461582082006762" calcext:value-type="float">
            <text:p>0.461582082</text:p>
          </table:table-cell>
        </table:table-row>
        <table:table-row table:style-name="ro1">
          <table:table-cell office:value-type="float" office:value="0.459762339919856" calcext:value-type="float">
            <text:p>0.4597623399</text:p>
          </table:table-cell>
        </table:table-row>
        <table:table-row table:style-name="ro1">
          <table:table-cell office:value-type="float" office:value="0.457981748371" calcext:value-type="float">
            <text:p>0.4579817484</text:p>
          </table:table-cell>
        </table:table-row>
        <table:table-row table:style-name="ro1">
          <table:table-cell office:value-type="float" office:value="0.456243769138411" calcext:value-type="float">
            <text:p>0.4562437691</text:p>
          </table:table-cell>
        </table:table-row>
        <table:table-row table:style-name="ro1">
          <table:table-cell office:value-type="float" office:value="0.454551846116759" calcext:value-type="float">
            <text:p>0.4545518461</text:p>
          </table:table-cell>
        </table:table-row>
        <table:table-row table:style-name="ro1">
          <table:table-cell office:value-type="float" office:value="0.452909386215398" calcext:value-type="float">
            <text:p>0.4529093862</text:p>
          </table:table-cell>
        </table:table-row>
        <table:table-row table:style-name="ro1">
          <table:table-cell office:value-type="float" office:value="0.451319741061263" calcext:value-type="float">
            <text:p>0.4513197411</text:p>
          </table:table-cell>
        </table:table-row>
        <table:table-row table:style-name="ro1">
          <table:table-cell office:value-type="float" office:value="0.449786189506416" calcext:value-type="float">
            <text:p>0.4497861895</text:p>
          </table:table-cell>
        </table:table-row>
        <table:table-row table:style-name="ro1">
          <table:table-cell office:value-type="float" office:value="0.448311920940258" calcext:value-type="float">
            <text:p>0.4483119209</text:p>
          </table:table-cell>
        </table:table-row>
        <table:table-row table:style-name="ro1">
          <table:table-cell office:value-type="float" office:value="0.446900019406401" calcext:value-type="float">
            <text:p>0.4469000194</text:p>
          </table:table-cell>
        </table:table-row>
        <table:table-row table:style-name="ro1">
          <table:table-cell office:value-type="float" office:value="0.445553448524188" calcext:value-type="float">
            <text:p>0.4455534485</text:p>
          </table:table-cell>
        </table:table-row>
        <table:table-row table:style-name="ro1">
          <table:table-cell office:value-type="float" office:value="0.444275037214883" calcext:value-type="float">
            <text:p>0.4442750372</text:p>
          </table:table-cell>
        </table:table-row>
        <table:table-row table:style-name="ro1">
          <table:table-cell office:value-type="float" office:value="0.443067466232513" calcext:value-type="float">
            <text:p>0.4430674662</text:p>
          </table:table-cell>
        </table:table-row>
        <table:table-row table:style-name="ro1">
          <table:table-cell office:value-type="float" office:value="0.441933255499372" calcext:value-type="float">
            <text:p>0.4419332555</text:p>
          </table:table-cell>
        </table:table-row>
        <table:table-row table:style-name="ro1">
          <table:table-cell office:value-type="float" office:value="0.440874752246179" calcext:value-type="float">
            <text:p>0.4408747522</text:p>
          </table:table-cell>
        </table:table-row>
        <table:table-row table:style-name="ro1">
          <table:table-cell office:value-type="float" office:value="0.439894119956898" calcext:value-type="float">
            <text:p>0.43989412</text:p>
          </table:table-cell>
        </table:table-row>
        <table:table-row table:style-name="ro1">
          <table:table-cell office:value-type="float" office:value="0.438993328118217" calcext:value-type="float">
            <text:p>0.4389933281</text:p>
          </table:table-cell>
        </table:table-row>
        <table:table-row table:style-name="ro1">
          <table:table-cell office:value-type="float" office:value="0.438174142773683" calcext:value-type="float">
            <text:p>0.4381741428</text:p>
          </table:table-cell>
        </table:table-row>
        <table:table-row table:style-name="ro1">
          <table:table-cell office:value-type="float" office:value="0.437438117882496" calcext:value-type="float">
            <text:p>0.4374381179</text:p>
          </table:table-cell>
        </table:table-row>
        <table:table-row table:style-name="ro1">
          <table:table-cell office:value-type="float" office:value="0.436786587482966" calcext:value-type="float">
            <text:p>0.4367865875</text:p>
          </table:table-cell>
        </table:table-row>
        <table:table-row table:style-name="ro1">
          <table:table-cell office:value-type="float" office:value="0.436220658660617" calcext:value-type="float">
            <text:p>0.4362206587</text:p>
          </table:table-cell>
        </table:table-row>
        <table:table-row table:style-name="ro1">
          <table:table-cell office:value-type="float" office:value="0.435741205320966" calcext:value-type="float">
            <text:p>0.4357412053</text:p>
          </table:table-cell>
        </table:table-row>
        <table:table-row table:style-name="ro1">
          <table:table-cell office:value-type="float" office:value="0.435348862766945" calcext:value-type="float">
            <text:p>0.4353488628</text:p>
          </table:table-cell>
        </table:table-row>
        <table:table-row table:style-name="ro1">
          <table:table-cell office:value-type="float" office:value="0.43504402308099" calcext:value-type="float">
            <text:p>0.4350440231</text:p>
          </table:table-cell>
        </table:table-row>
        <table:table-row table:style-name="ro1">
          <table:table-cell office:value-type="float" office:value="0.434826831311788" calcext:value-type="float">
            <text:p>0.4348268313</text:p>
          </table:table-cell>
        </table:table-row>
        <table:table-row table:style-name="ro1">
          <table:table-cell office:value-type="float" office:value="0.43469718246568" calcext:value-type="float">
            <text:p>0.4346971825</text:p>
          </table:table-cell>
        </table:table-row>
        <table:table-row table:style-name="ro1">
          <table:table-cell office:value-type="float" office:value="0.434654719302722" calcext:value-type="float">
            <text:p>0.4346547193</text:p>
          </table:table-cell>
        </table:table-row>
        <table:table-row table:style-name="ro1">
          <table:table-cell office:value-type="float" office:value="0.434698830937408" calcext:value-type="float">
            <text:p>0.4346988309</text:p>
          </table:table-cell>
        </table:table-row>
        <table:table-row table:style-name="ro1">
          <table:table-cell office:value-type="float" office:value="0.434828652244049" calcext:value-type="float">
            <text:p>0.4348286522</text:p>
          </table:table-cell>
        </table:table-row>
        <table:table-row table:style-name="ro1">
          <table:table-cell office:value-type="float" office:value="0.435043064066812" calcext:value-type="float">
            <text:p>0.4350430641</text:p>
          </table:table-cell>
        </table:table-row>
        <table:table-row table:style-name="ro1">
          <table:table-cell office:value-type="float" office:value="0.435340694234413" calcext:value-type="float">
            <text:p>0.4353406942</text:p>
          </table:table-cell>
        </table:table-row>
        <table:table-row table:style-name="ro1">
          <table:table-cell office:value-type="float" office:value="0.435719919379476" calcext:value-type="float">
            <text:p>0.4357199194</text:p>
          </table:table-cell>
        </table:table-row>
        <table:table-row table:style-name="ro1">
          <table:table-cell office:value-type="float" office:value="0.436178867562543" calcext:value-type="float">
            <text:p>0.4361788676</text:p>
          </table:table-cell>
        </table:table-row>
        <table:table-row table:style-name="ro1">
          <table:table-cell office:value-type="float" office:value="0.436715421700749" calcext:value-type="float">
            <text:p>0.4367154217</text:p>
          </table:table-cell>
        </table:table-row>
        <table:table-row table:style-name="ro1">
          <table:table-cell office:value-type="float" office:value="0.43732722380115" calcext:value-type="float">
            <text:p>0.4373272238</text:p>
          </table:table-cell>
        </table:table-row>
        <table:table-row table:style-name="ro1">
          <table:table-cell office:value-type="float" office:value="0.438011679998713" calcext:value-type="float">
            <text:p>0.43801168</text:p>
          </table:table-cell>
        </table:table-row>
        <table:table-row table:style-name="ro1">
          <table:table-cell office:value-type="float" office:value="0.438765966398964" calcext:value-type="float">
            <text:p>0.4387659664</text:p>
          </table:table-cell>
        </table:table-row>
        <table:table-row table:style-name="ro1">
          <table:table-cell office:value-type="float" office:value="0.439587035725291" calcext:value-type="float">
            <text:p>0.4395870357</text:p>
          </table:table-cell>
        </table:table-row>
        <table:table-row table:style-name="ro1">
          <table:table-cell office:value-type="float" office:value="0.440471624770912" calcext:value-type="float">
            <text:p>0.4404716248</text:p>
          </table:table-cell>
        </table:table-row>
        <table:table-row table:style-name="ro1">
          <table:table-cell office:value-type="float" office:value="0.441416262655496" calcext:value-type="float">
            <text:p>0.4414162627</text:p>
          </table:table-cell>
        </table:table-row>
        <table:table-row table:style-name="ro1">
          <table:table-cell office:value-type="float" office:value="0.442417279886444" calcext:value-type="float">
            <text:p>0.4424172799</text:p>
          </table:table-cell>
        </table:table-row>
        <table:table-row table:style-name="ro1">
          <table:table-cell office:value-type="float" office:value="0.443470818224828" calcext:value-type="float">
            <text:p>0.4434708182</text:p>
          </table:table-cell>
        </table:table-row>
        <table:table-row table:style-name="ro1">
          <table:table-cell office:value-type="float" office:value="0.444572841355992" calcext:value-type="float">
            <text:p>0.4445728414</text:p>
          </table:table-cell>
        </table:table-row>
        <table:table-row table:style-name="ro1">
          <table:table-cell office:value-type="float" office:value="0.445719146364807" calcext:value-type="float">
            <text:p>0.4457191464</text:p>
          </table:table-cell>
        </table:table-row>
        <table:table-row table:style-name="ro1">
          <table:table-cell office:value-type="float" office:value="0.446905376015587" calcext:value-type="float">
            <text:p>0.446905376</text:p>
          </table:table-cell>
        </table:table-row>
        <table:table-row table:style-name="ro1">
          <table:table-cell office:value-type="float" office:value="0.44812703183666" calcext:value-type="float">
            <text:p>0.4481270318</text:p>
          </table:table-cell>
        </table:table-row>
        <table:table-row table:style-name="ro1">
          <table:table-cell office:value-type="float" office:value="0.449379488009605" calcext:value-type="float">
            <text:p>0.449379488</text:p>
          </table:table-cell>
        </table:table-row>
        <table:table-row table:style-name="ro1">
          <table:table-cell office:value-type="float" office:value="0.450658006063138" calcext:value-type="float">
            <text:p>0.4506580061</text:p>
          </table:table-cell>
        </table:table-row>
        <table:table-row table:style-name="ro1">
          <table:table-cell office:value-type="float" office:value="0.451957750371663" calcext:value-type="float">
            <text:p>0.4519577504</text:p>
          </table:table-cell>
        </table:table-row>
        <table:table-row table:style-name="ro1">
          <table:table-cell office:value-type="float" office:value="0.453273804458483" calcext:value-type="float">
            <text:p>0.4532738045</text:p>
          </table:table-cell>
        </table:table-row>
        <table:table-row table:style-name="ro1">
          <table:table-cell office:value-type="float" office:value="0.45460118810366" calcext:value-type="float">
            <text:p>0.4546011881</text:p>
          </table:table-cell>
        </table:table-row>
        <table:table-row table:style-name="ro1">
          <table:table-cell office:value-type="float" office:value="0.455934875256544" calcext:value-type="float">
            <text:p>0.4559348753</text:p>
          </table:table-cell>
        </table:table-row>
        <table:table-row table:style-name="ro1">
          <table:table-cell office:value-type="float" office:value="0.457269812752953" calcext:value-type="float">
            <text:p>0.4572698128</text:p>
          </table:table-cell>
        </table:table-row>
        <table:table-row table:style-name="ro1">
          <table:table-cell office:value-type="float" office:value="0.458600939837018" calcext:value-type="float">
            <text:p>0.4586009398</text:p>
          </table:table-cell>
        </table:table-row>
        <table:table-row table:style-name="ro1">
          <table:table-cell office:value-type="float" office:value="0.459923208487682" calcext:value-type="float">
            <text:p>0.4599232085</text:p>
          </table:table-cell>
        </table:table-row>
        <table:table-row table:style-name="ro1">
          <table:table-cell office:value-type="float" office:value="0.461231604549857" calcext:value-type="float">
            <text:p>0.4612316045</text:p>
          </table:table-cell>
        </table:table-row>
        <table:table-row table:style-name="ro1">
          <table:table-cell office:value-type="float" office:value="0.462521169670242" calcext:value-type="float">
            <text:p>0.4625211697</text:p>
          </table:table-cell>
        </table:table-row>
        <table:table-row table:style-name="ro1">
          <table:table-cell office:value-type="float" office:value="0.463787024037799" calcext:value-type="float">
            <text:p>0.463787024</text:p>
          </table:table-cell>
        </table:table-row>
        <table:table-row table:style-name="ro1">
          <table:table-cell office:value-type="float" office:value="0.465024389928886" calcext:value-type="float">
            <text:p>0.4650243899</text:p>
          </table:table-cell>
        </table:table-row>
        <table:table-row table:style-name="ro1">
          <table:table-cell office:value-type="float" office:value="0.46622861605705" calcext:value-type="float">
            <text:p>0.4662286161</text:p>
          </table:table-cell>
        </table:table-row>
        <table:table-row table:style-name="ro1">
          <table:table-cell office:value-type="float" office:value="0.467395202727481" calcext:value-type="float">
            <text:p>0.4673952027</text:p>
          </table:table-cell>
        </table:table-row>
        <table:table-row table:style-name="ro1">
          <table:table-cell office:value-type="float" office:value="0.468519827796114" calcext:value-type="float">
            <text:p>0.4685198278</text:p>
          </table:table-cell>
        </table:table-row>
        <table:table-row table:style-name="ro1">
          <table:table-cell office:value-type="float" office:value="0.469598373433405" calcext:value-type="float">
            <text:p>0.4695983734</text:p>
          </table:table-cell>
        </table:table-row>
        <table:table-row table:style-name="ro1">
          <table:table-cell office:value-type="float" office:value="0.470626953692752" calcext:value-type="float">
            <text:p>0.4706269537</text:p>
          </table:table-cell>
        </table:table-row>
        <table:table-row table:style-name="ro1">
          <table:table-cell office:value-type="float" office:value="0.471601942883584" calcext:value-type="float">
            <text:p>0.4716019429</text:p>
          </table:table-cell>
        </table:table-row>
        <table:table-row table:style-name="ro1">
          <table:table-cell office:value-type="float" office:value="0.472520004749101" calcext:value-type="float">
            <text:p>0.4725200047</text:p>
          </table:table-cell>
        </table:table-row>
        <table:table-row table:style-name="ro1">
          <table:table-cell office:value-type="float" office:value="0.473378122448676" calcext:value-type="float">
            <text:p>0.4733781224</text:p>
          </table:table-cell>
        </table:table-row>
        <table:table-row table:style-name="ro1">
          <table:table-cell office:value-type="float" office:value="0.47417362934492" calcext:value-type="float">
            <text:p>0.4741736293</text:p>
          </table:table-cell>
        </table:table-row>
        <table:table-row table:style-name="ro1">
          <table:table-cell office:value-type="float" office:value="0.474904240595395" calcext:value-type="float">
            <text:p>0.4749042406</text:p>
          </table:table-cell>
        </table:table-row>
        <table:table-row table:style-name="ro1">
          <table:table-cell office:value-type="float" office:value="0.475568085548994" calcext:value-type="float">
            <text:p>0.4755680855</text:p>
          </table:table-cell>
        </table:table-row>
        <table:table-row table:style-name="ro1">
          <table:table-cell office:value-type="float" office:value="0.476163740946978" calcext:value-type="float">
            <text:p>0.4761637409</text:p>
          </table:table-cell>
        </table:table-row>
        <table:table-row table:style-name="ro1">
          <table:table-cell office:value-type="float" office:value="0.476690264928667" calcext:value-type="float">
            <text:p>0.4766902649</text:p>
          </table:table-cell>
        </table:table-row>
        <table:table-row table:style-name="ro1">
          <table:table-cell office:value-type="float" office:value="0.477147231841797" calcext:value-type="float">
            <text:p>0.4771472318</text:p>
          </table:table-cell>
        </table:table-row>
        <table:table-row table:style-name="ro1">
          <table:table-cell office:value-type="float" office:value="0.477534767857528" calcext:value-type="float">
            <text:p>0.4775347679</text:p>
          </table:table-cell>
        </table:table-row>
        <table:table-row table:style-name="ro1">
          <table:table-cell office:value-type="float" office:value="0.477853587390116" calcext:value-type="float">
            <text:p>0.4778535874</text:p>
          </table:table-cell>
        </table:table-row>
        <table:table-row table:style-name="ro1">
          <table:table-cell office:value-type="float" office:value="0.478105030321238" calcext:value-type="float">
            <text:p>0.4781050303</text:p>
          </table:table-cell>
        </table:table-row>
        <table:table-row table:style-name="ro1">
          <table:table-cell office:value-type="float" office:value="0.478291100028983" calcext:value-type="float">
            <text:p>0.4782911</text:p>
          </table:table-cell>
        </table:table-row>
        <table:table-row table:style-name="ro1">
          <table:table-cell office:value-type="float" office:value="0.478414502221494" calcext:value-type="float">
            <text:p>0.4784145022</text:p>
          </table:table-cell>
        </table:table-row>
        <table:table-row table:style-name="ro1">
          <table:table-cell office:value-type="float" office:value="0.478478684575273" calcext:value-type="float">
            <text:p>0.4784786846</text:p>
          </table:table-cell>
        </table:table-row>
        <table:table-row table:style-name="ro1">
          <table:table-cell office:value-type="float" office:value="0.478487877178145" calcext:value-type="float">
            <text:p>0.4784878772</text:p>
          </table:table-cell>
        </table:table-row>
        <table:table-row table:style-name="ro1">
          <table:table-cell office:value-type="float" office:value="0.478447133776873" calcext:value-type="float">
            <text:p>0.4784471338</text:p>
          </table:table-cell>
        </table:table-row>
        <table:table-row table:style-name="ro1">
          <table:table-cell office:value-type="float" office:value="0.478362373829445" calcext:value-type="float">
            <text:p>0.4783623738</text:p>
          </table:table-cell>
        </table:table-row>
        <table:table-row table:style-name="ro1">
          <table:table-cell office:value-type="float" office:value="0.478240425362005" calcext:value-type="float">
            <text:p>0.4782404254</text:p>
          </table:table-cell>
        </table:table-row>
        <table:table-row table:style-name="ro1">
          <table:table-cell office:value-type="float" office:value="0.478089068630452" calcext:value-type="float">
            <text:p>0.4780890686</text:p>
          </table:table-cell>
        </table:table-row>
        <table:table-row table:style-name="ro1">
          <table:table-cell office:value-type="float" office:value="0.477917080586695" calcext:value-type="float">
            <text:p>0.4779170806</text:p>
          </table:table-cell>
        </table:table-row>
        <table:table-row table:style-name="ro1">
          <table:table-cell office:value-type="float" office:value="0.477734280149566" calcext:value-type="float">
            <text:p>0.4777342801</text:p>
          </table:table-cell>
        </table:table-row>
        <table:table-row table:style-name="ro1">
          <table:table-cell office:value-type="float" office:value="0.492298813114767" calcext:value-type="float">
            <text:p>0.4922988131</text:p>
          </table:table-cell>
        </table:table-row>
        <table:table-row table:style-name="ro1">
          <table:table-cell office:value-type="float" office:value="0.490253690307965" calcext:value-type="float">
            <text:p>0.4902536903</text:p>
          </table:table-cell>
        </table:table-row>
        <table:table-row table:style-name="ro1">
          <table:table-cell office:value-type="float" office:value="0.488209102829539" calcext:value-type="float">
            <text:p>0.4882091028</text:p>
          </table:table-cell>
        </table:table-row>
        <table:table-row table:style-name="ro1">
          <table:table-cell office:value-type="float" office:value="0.486165903684395" calcext:value-type="float">
            <text:p>0.4861659037</text:p>
          </table:table-cell>
        </table:table-row>
        <table:table-row table:style-name="ro1">
          <table:table-cell office:value-type="float" office:value="0.484125306263956" calcext:value-type="float">
            <text:p>0.4841253063</text:p>
          </table:table-cell>
        </table:table-row>
        <table:table-row table:style-name="ro1">
          <table:table-cell office:value-type="float" office:value="0.48208885343246" calcext:value-type="float">
            <text:p>0.4820888534</text:p>
          </table:table-cell>
        </table:table-row>
        <table:table-row table:style-name="ro1">
          <table:table-cell office:value-type="float" office:value="0.480058387417428" calcext:value-type="float">
            <text:p>0.4800583874</text:p>
          </table:table-cell>
        </table:table-row>
        <table:table-row table:style-name="ro1">
          <table:table-cell office:value-type="float" office:value="0.47803602050431" calcext:value-type="float">
            <text:p>0.4780360205</text:p>
          </table:table-cell>
        </table:table-row>
        <table:table-row table:style-name="ro1">
          <table:table-cell office:value-type="float" office:value="0.476024106535297" calcext:value-type="float">
            <text:p>0.4760241065</text:p>
          </table:table-cell>
        </table:table-row>
        <table:table-row table:style-name="ro1">
          <table:table-cell office:value-type="float" office:value="0.474025213212307" calcext:value-type="float">
            <text:p>0.4740252132</text:p>
          </table:table-cell>
        </table:table-row>
        <table:table-row table:style-name="ro1">
          <table:table-cell office:value-type="float" office:value="0.472042095204148" calcext:value-type="float">
            <text:p>0.4720420952</text:p>
          </table:table-cell>
        </table:table-row>
        <table:table-row table:style-name="ro1">
          <table:table-cell office:value-type="float" office:value="0.470077668057847" calcext:value-type="float">
            <text:p>0.4700776681</text:p>
          </table:table-cell>
        </table:table-row>
        <table:table-row table:style-name="ro1">
          <table:table-cell office:value-type="float" office:value="0.468134982914153" calcext:value-type="float">
            <text:p>0.4681349829</text:p>
          </table:table-cell>
        </table:table-row>
        <table:table-row table:style-name="ro1">
          <table:table-cell office:value-type="float" office:value="0.466217202027219" calcext:value-type="float">
            <text:p>0.466217202</text:p>
          </table:table-cell>
        </table:table-row>
        <table:table-row table:style-name="ro1">
          <table:table-cell office:value-type="float" office:value="0.464327575088443" calcext:value-type="float">
            <text:p>0.4643275751</text:p>
          </table:table-cell>
        </table:table-row>
        <table:table-row table:style-name="ro1">
          <table:table-cell office:value-type="float" office:value="0.462469416354496" calcext:value-type="float">
            <text:p>0.4624694164</text:p>
          </table:table-cell>
        </table:table-row>
        <table:table-row table:style-name="ro1">
          <table:table-cell office:value-type="float" office:value="0.460646082579511" calcext:value-type="float">
            <text:p>0.4606460826</text:p>
          </table:table-cell>
        </table:table-row>
        <table:table-row table:style-name="ro1">
          <table:table-cell office:value-type="float" office:value="0.458860951751452" calcext:value-type="float">
            <text:p>0.4588609518</text:p>
          </table:table-cell>
        </table:table-row>
        <table:table-row table:style-name="ro1">
          <table:table-cell office:value-type="float" office:value="0.457117402632648" calcext:value-type="float">
            <text:p>0.4571174026</text:p>
          </table:table-cell>
        </table:table-row>
        <table:table-row table:style-name="ro1">
          <table:table-cell office:value-type="float" office:value="0.455418795104509" calcext:value-type="float">
            <text:p>0.4554187951</text:p>
          </table:table-cell>
        </table:table-row>
        <table:table-row table:style-name="ro1">
          <table:table-cell office:value-type="float" office:value="0.453768451316406" calcext:value-type="float">
            <text:p>0.4537684513</text:p>
          </table:table-cell>
        </table:table-row>
        <table:table-row table:style-name="ro1">
          <table:table-cell office:value-type="float" office:value="0.452169637638724" calcext:value-type="float">
            <text:p>0.4521696376</text:p>
          </table:table-cell>
        </table:table-row>
        <table:table-row table:style-name="ro1">
          <table:table-cell office:value-type="float" office:value="0.450625547420095" calcext:value-type="float">
            <text:p>0.4506255474</text:p>
          </table:table-cell>
        </table:table-row>
        <table:table-row table:style-name="ro1">
          <table:table-cell office:value-type="float" office:value="0.449139284548793" calcext:value-type="float">
            <text:p>0.4491392845</text:p>
          </table:table-cell>
        </table:table-row>
        <table:table-row table:style-name="ro1">
          <table:table-cell office:value-type="float" office:value="0.44771384781831" calcext:value-type="float">
            <text:p>0.4477138478</text:p>
          </table:table-cell>
        </table:table-row>
        <table:table-row table:style-name="ro1">
          <table:table-cell office:value-type="float" office:value="0.446352116097098" calcext:value-type="float">
            <text:p>0.4463521161</text:p>
          </table:table-cell>
        </table:table-row>
        <table:table-row table:style-name="ro1">
          <table:table-cell office:value-type="float" office:value="0.445056834302488" calcext:value-type="float">
            <text:p>0.4450568343</text:p>
          </table:table-cell>
        </table:table-row>
        <table:table-row table:style-name="ro1">
          <table:table-cell office:value-type="float" office:value="0.443830600178776" calcext:value-type="float">
            <text:p>0.4438306002</text:p>
          </table:table-cell>
        </table:table-row>
        <table:table-row table:style-name="ro1">
          <table:table-cell office:value-type="float" office:value="0.442675851879492" calcext:value-type="float">
            <text:p>0.4426758519</text:p>
          </table:table-cell>
        </table:table-row>
        <table:table-row table:style-name="ro1">
          <table:table-cell office:value-type="float" office:value="0.441594856353824" calcext:value-type="float">
            <text:p>0.4415948564</text:p>
          </table:table-cell>
        </table:table-row>
        <table:table-row table:style-name="ro1">
          <table:table-cell office:value-type="float" office:value="0.440589698537234" calcext:value-type="float">
            <text:p>0.4405896985</text:p>
          </table:table-cell>
        </table:table-row>
        <table:table-row table:style-name="ro1">
          <table:table-cell office:value-type="float" office:value="0.43966227134623" calcext:value-type="float">
            <text:p>0.4396622713</text:p>
          </table:table-cell>
        </table:table-row>
        <table:table-row table:style-name="ro1">
          <table:table-cell office:value-type="float" office:value="0.438814266477322" calcext:value-type="float">
            <text:p>0.4388142665</text:p>
          </table:table-cell>
        </table:table-row>
        <table:table-row table:style-name="ro1">
          <table:table-cell office:value-type="float" office:value="0.438047166010142" calcext:value-type="float">
            <text:p>0.438047166</text:p>
          </table:table-cell>
        </table:table-row>
        <table:table-row table:style-name="ro1">
          <table:table-cell office:value-type="float" office:value="0.437362234814741" calcext:value-type="float">
            <text:p>0.4373622348</text:p>
          </table:table-cell>
        </table:table-row>
        <table:table-row table:style-name="ro1">
          <table:table-cell office:value-type="float" office:value="0.436760513763058" calcext:value-type="float">
            <text:p>0.4367605138</text:p>
          </table:table-cell>
        </table:table-row>
        <table:table-row table:style-name="ro1">
          <table:table-cell office:value-type="float" office:value="0.43624281374456" calcext:value-type="float">
            <text:p>0.4362428137</text:p>
          </table:table-cell>
        </table:table-row>
        <table:table-row table:style-name="ro1">
          <table:table-cell office:value-type="float" office:value="0.435809710486055" calcext:value-type="float">
            <text:p>0.4358097105</text:p>
          </table:table-cell>
        </table:table-row>
        <table:table-row table:style-name="ro1">
          <table:table-cell office:value-type="float" office:value="0.435461540175677" calcext:value-type="float">
            <text:p>0.4354615402</text:p>
          </table:table-cell>
        </table:table-row>
        <table:table-row table:style-name="ro1">
          <table:table-cell office:value-type="float" office:value="0.435198395891044" calcext:value-type="float">
            <text:p>0.4351983959</text:p>
          </table:table-cell>
        </table:table-row>
        <table:table-row table:style-name="ro1">
          <table:table-cell office:value-type="float" office:value="0.435020124831587" calcext:value-type="float">
            <text:p>0.4350201248</text:p>
          </table:table-cell>
        </table:table-row>
        <table:table-row table:style-name="ro1">
          <table:table-cell office:value-type="float" office:value="0.434926326355055" calcext:value-type="float">
            <text:p>0.4349263264</text:p>
          </table:table-cell>
        </table:table-row>
        <table:table-row table:style-name="ro1">
          <table:table-cell office:value-type="float" office:value="0.434916350818188" calcext:value-type="float">
            <text:p>0.4349163508</text:p>
          </table:table-cell>
        </table:table-row>
        <table:table-row table:style-name="ro1">
          <table:table-cell office:value-type="float" office:value="0.434989299221561" calcext:value-type="float">
            <text:p>0.4349892992</text:p>
          </table:table-cell>
        </table:table-row>
        <table:table-row table:style-name="ro1">
          <table:table-cell office:value-type="float" office:value="0.43514402365861" calcext:value-type="float">
            <text:p>0.4351440237</text:p>
          </table:table-cell>
        </table:table-row>
        <table:table-row table:style-name="ro1">
          <table:table-cell office:value-type="float" office:value="0.435379128568818" calcext:value-type="float">
            <text:p>0.4353791286</text:p>
          </table:table-cell>
        </table:table-row>
        <table:table-row table:style-name="ro1">
          <table:table-cell office:value-type="float" office:value="0.435692972795083" calcext:value-type="float">
            <text:p>0.4356929728</text:p>
          </table:table-cell>
        </table:table-row>
        <table:table-row table:style-name="ro1">
          <table:table-cell office:value-type="float" office:value="0.436083672445251" calcext:value-type="float">
            <text:p>0.4360836724</text:p>
          </table:table-cell>
        </table:table-row>
        <table:table-row table:style-name="ro1">
          <table:table-cell office:value-type="float" office:value="0.436549104557828" calcext:value-type="float">
            <text:p>0.4365491046</text:p>
          </table:table-cell>
        </table:table-row>
        <table:table-row table:style-name="ro1">
          <table:table-cell office:value-type="float" office:value="0.437086911571859" calcext:value-type="float">
            <text:p>0.4370869116</text:p>
          </table:table-cell>
        </table:table-row>
        <table:table-row table:style-name="ro1">
          <table:table-cell office:value-type="float" office:value="0.437694506600982" calcext:value-type="float">
            <text:p>0.4376945066</text:p>
          </table:table-cell>
        </table:table-row>
        <table:table-row table:style-name="ro1">
          <table:table-cell office:value-type="float" office:value="0.438369079511657" calcext:value-type="float">
            <text:p>0.4383690795</text:p>
          </table:table-cell>
        </table:table-row>
        <table:table-row table:style-name="ro1">
          <table:table-cell office:value-type="float" office:value="0.439107603805557" calcext:value-type="float">
            <text:p>0.4391076038</text:p>
          </table:table-cell>
        </table:table-row>
        <table:table-row table:style-name="ro1">
          <table:table-cell office:value-type="float" office:value="0.439906844306147" calcext:value-type="float">
            <text:p>0.4399068443</text:p>
          </table:table-cell>
        </table:table-row>
        <table:table-row table:style-name="ro1">
          <table:table-cell office:value-type="float" office:value="0.440763365649421" calcext:value-type="float">
            <text:p>0.4407633656</text:p>
          </table:table-cell>
        </table:table-row>
        <table:table-row table:style-name="ro1">
          <table:table-cell office:value-type="float" office:value="0.441673541578821" calcext:value-type="float">
            <text:p>0.4416735416</text:p>
          </table:table-cell>
        </table:table-row>
        <table:table-row table:style-name="ro1">
          <table:table-cell office:value-type="float" office:value="0.44263356504432" calcext:value-type="float">
            <text:p>0.442633565</text:p>
          </table:table-cell>
        </table:table-row>
        <table:table-row table:style-name="ro1">
          <table:table-cell office:value-type="float" office:value="0.443639459105689" calcext:value-type="float">
            <text:p>0.4436394591</text:p>
          </table:table-cell>
        </table:table-row>
        <table:table-row table:style-name="ro1">
          <table:table-cell office:value-type="float" office:value="0.444687088639923" calcext:value-type="float">
            <text:p>0.4446870886</text:p>
          </table:table-cell>
        </table:table-row>
        <table:table-row table:style-name="ro1">
          <table:table-cell office:value-type="float" office:value="0.445772172852848" calcext:value-type="float">
            <text:p>0.4457721729</text:p>
          </table:table-cell>
        </table:table-row>
        <table:table-row table:style-name="ro1">
          <table:table-cell office:value-type="float" office:value="0.446890298594899" calcext:value-type="float">
            <text:p>0.4468902986</text:p>
          </table:table-cell>
        </table:table-row>
        <table:table-row table:style-name="ro1">
          <table:table-cell office:value-type="float" office:value="0.448036934481069" calcext:value-type="float">
            <text:p>0.4480369345</text:p>
          </table:table-cell>
        </table:table-row>
        <table:table-row table:style-name="ro1">
          <table:table-cell office:value-type="float" office:value="0.44920744581503" calcext:value-type="float">
            <text:p>0.4492074458</text:p>
          </table:table-cell>
        </table:table-row>
        <table:table-row table:style-name="ro1">
          <table:table-cell office:value-type="float" office:value="0.450397110317428" calcext:value-type="float">
            <text:p>0.4503971103</text:p>
          </table:table-cell>
        </table:table-row>
        <table:table-row table:style-name="ro1">
          <table:table-cell office:value-type="float" office:value="0.451601134658347" calcext:value-type="float">
            <text:p>0.4516011347</text:p>
          </table:table-cell>
        </table:table-row>
        <table:table-row table:style-name="ro1">
          <table:table-cell office:value-type="float" office:value="0.452814671793954" calcext:value-type="float">
            <text:p>0.4528146718</text:p>
          </table:table-cell>
        </table:table-row>
        <table:table-row table:style-name="ro1">
          <table:table-cell office:value-type="float" office:value="0.454032839107302" calcext:value-type="float">
            <text:p>0.4540328391</text:p>
          </table:table-cell>
        </table:table-row>
        <table:table-row table:style-name="ro1">
          <table:table-cell office:value-type="float" office:value="0.455250737353321" calcext:value-type="float">
            <text:p>0.4552507374</text:p>
          </table:table-cell>
        </table:table-row>
        <table:table-row table:style-name="ro1">
          <table:table-cell office:value-type="float" office:value="0.456463470407968" calcext:value-type="float">
            <text:p>0.4564634704</text:p>
          </table:table-cell>
        </table:table-row>
        <table:table-row table:style-name="ro1">
          <table:table-cell office:value-type="float" office:value="0.457666165821559" calcext:value-type="float">
            <text:p>0.4576661658</text:p>
          </table:table-cell>
        </table:table-row>
        <table:table-row table:style-name="ro1">
          <table:table-cell office:value-type="float" office:value="0.45885399617627" calcext:value-type="float">
            <text:p>0.4588539962</text:p>
          </table:table-cell>
        </table:table-row>
        <table:table-row table:style-name="ro1">
          <table:table-cell office:value-type="float" office:value="0.460022201247807" calcext:value-type="float">
            <text:p>0.4600222012</text:p>
          </table:table-cell>
        </table:table-row>
        <table:table-row table:style-name="ro1">
          <table:table-cell office:value-type="float" office:value="0.461166110971251" calcext:value-type="float">
            <text:p>0.461166111</text:p>
          </table:table-cell>
        </table:table-row>
        <table:table-row table:style-name="ro1">
          <table:table-cell office:value-type="float" office:value="0.462281169211082" calcext:value-type="float">
            <text:p>0.4622811692</text:p>
          </table:table-cell>
        </table:table-row>
        <table:table-row table:style-name="ro1">
          <table:table-cell office:value-type="float" office:value="0.46336295833536" calcext:value-type="float">
            <text:p>0.4633629583</text:p>
          </table:table-cell>
        </table:table-row>
        <table:table-row table:style-name="ro1">
          <table:table-cell office:value-type="float" office:value="0.464407224594095" calcext:value-type="float">
            <text:p>0.4644072246</text:p>
          </table:table-cell>
        </table:table-row>
        <table:table-row table:style-name="ro1">
          <table:table-cell office:value-type="float" office:value="0.465409904301777" calcext:value-type="float">
            <text:p>0.4654099043</text:p>
          </table:table-cell>
        </table:table-row>
        <table:table-row table:style-name="ro1">
          <table:table-cell office:value-type="float" office:value="0.466367150824086" calcext:value-type="float">
            <text:p>0.4663671508</text:p>
          </table:table-cell>
        </table:table-row>
        <table:table-row table:style-name="ro1">
          <table:table-cell office:value-type="float" office:value="0.46727536236877" calcext:value-type="float">
            <text:p>0.4672753624</text:p>
          </table:table-cell>
        </table:table-row>
        <table:table-row table:style-name="ro1">
          <table:table-cell office:value-type="float" office:value="0.468131210580697" calcext:value-type="float">
            <text:p>0.4681312106</text:p>
          </table:table-cell>
        </table:table-row>
        <table:table-row table:style-name="ro1">
          <table:table-cell office:value-type="float" office:value="0.468931669941077" calcext:value-type="float">
            <text:p>0.4689316699</text:p>
          </table:table-cell>
        </table:table-row>
        <table:table-row table:style-name="ro1">
          <table:table-cell office:value-type="float" office:value="0.469674047970865" calcext:value-type="float">
            <text:p>0.469674048</text:p>
          </table:table-cell>
        </table:table-row>
        <table:table-row table:style-name="ro1">
          <table:table-cell office:value-type="float" office:value="0.470356016238322" calcext:value-type="float">
            <text:p>0.4703560162</text:p>
          </table:table-cell>
        </table:table-row>
        <table:table-row table:style-name="ro1">
          <table:table-cell office:value-type="float" office:value="0.470975642170761" calcext:value-type="float">
            <text:p>0.4709756422</text:p>
          </table:table-cell>
        </table:table-row>
        <table:table-row table:style-name="ro1">
          <table:table-cell office:value-type="float" office:value="0.471531421670461" calcext:value-type="float">
            <text:p>0.4715314217</text:p>
          </table:table-cell>
        </table:table-row>
        <table:table-row table:style-name="ro1">
          <table:table-cell office:value-type="float" office:value="0.472022312534748" calcext:value-type="float">
            <text:p>0.4720223125</text:p>
          </table:table-cell>
        </table:table-row>
        <table:table-row table:style-name="ro1">
          <table:table-cell office:value-type="float" office:value="0.472447768680261" calcext:value-type="float">
            <text:p>0.4724477687</text:p>
          </table:table-cell>
        </table:table-row>
        <table:table-row table:style-name="ro1">
          <table:table-cell office:value-type="float" office:value="0.472807775171373" calcext:value-type="float">
            <text:p>0.4728077752</text:p>
          </table:table-cell>
        </table:table-row>
        <table:table-row table:style-name="ro1">
          <table:table-cell office:value-type="float" office:value="0.473102884052805" calcext:value-type="float">
            <text:p>0.4731028841</text:p>
          </table:table-cell>
        </table:table-row>
        <table:table-row table:style-name="ro1">
          <table:table-cell office:value-type="float" office:value="0.47333425098639" calcext:value-type="float">
            <text:p>0.473334251</text:p>
          </table:table-cell>
        </table:table-row>
        <table:table-row table:style-name="ro1">
          <table:table-cell office:value-type="float" office:value="0.473503672692031" calcext:value-type="float">
            <text:p>0.4735036727</text:p>
          </table:table-cell>
        </table:table-row>
        <table:table-row table:style-name="ro1">
          <table:table-cell office:value-type="float" office:value="0.473613625192813" calcext:value-type="float">
            <text:p>0.4736136252</text:p>
          </table:table-cell>
        </table:table-row>
        <table:table-row table:style-name="ro1">
          <table:table-cell office:value-type="float" office:value="0.473667302864302" calcext:value-type="float">
            <text:p>0.4736673029</text:p>
          </table:table-cell>
        </table:table-row>
        <table:table-row table:style-name="ro1">
          <table:table-cell office:value-type="float" office:value="0.473668658288003" calcext:value-type="float">
            <text:p>0.4736686583</text:p>
          </table:table-cell>
        </table:table-row>
        <table:table-row table:style-name="ro1">
          <table:table-cell office:value-type="float" office:value="0.473622442909003" calcext:value-type="float">
            <text:p>0.4736224429</text:p>
          </table:table-cell>
        </table:table-row>
        <table:table-row table:style-name="ro1">
          <table:table-cell office:value-type="float" office:value="0.473534248497779" calcext:value-type="float">
            <text:p>0.4735342485</text:p>
          </table:table-cell>
        </table:table-row>
        <table:table-row table:style-name="ro1">
          <table:table-cell office:value-type="float" office:value="0.473410549416176" calcext:value-type="float">
            <text:p>0.4734105494</text:p>
          </table:table-cell>
        </table:table-row>
        <table:table-row table:style-name="ro1">
          <table:table-cell office:value-type="float" office:value="0.473258745687566" calcext:value-type="float">
            <text:p>0.4732587457</text:p>
          </table:table-cell>
        </table:table-row>
        <table:table-row table:style-name="ro1">
          <table:table-cell office:value-type="float" office:value="0.473087206871174" calcext:value-type="float">
            <text:p>0.4730872069</text:p>
          </table:table-cell>
        </table:table-row>
        <table:table-row table:style-name="ro1">
          <table:table-cell office:value-type="float" office:value="0.472905316740572" calcext:value-type="float">
            <text:p>0.4729053167</text:p>
          </table:table-cell>
        </table:table-row>
        <table:table-row table:style-name="ro1">
          <table:table-cell office:value-type="float" office:value="0.495222874329971" calcext:value-type="float">
            <text:p>0.4952228743</text:p>
          </table:table-cell>
        </table:table-row>
        <table:table-row table:style-name="ro1">
          <table:table-cell office:value-type="float" office:value="0.493180628738926" calcext:value-type="float">
            <text:p>0.4931806287</text:p>
          </table:table-cell>
        </table:table-row>
        <table:table-row table:style-name="ro1">
          <table:table-cell office:value-type="float" office:value="0.49113802583031" calcext:value-type="float">
            <text:p>0.4911380258</text:p>
          </table:table-cell>
        </table:table-row>
        <table:table-row table:style-name="ro1">
          <table:table-cell office:value-type="float" office:value="0.489095511881063" calcext:value-type="float">
            <text:p>0.4890955119</text:p>
          </table:table-cell>
        </table:table-row>
        <table:table-row table:style-name="ro1">
          <table:table-cell office:value-type="float" office:value="0.487053920012136" calcext:value-type="float">
            <text:p>0.48705392</text:p>
          </table:table-cell>
        </table:table-row>
        <table:table-row table:style-name="ro1">
          <table:table-cell office:value-type="float" office:value="0.485014438734558" calcext:value-type="float">
            <text:p>0.4850144387</text:p>
          </table:table-cell>
        </table:table-row>
        <table:table-row table:style-name="ro1">
          <table:table-cell office:value-type="float" office:value="0.482978581298891" calcext:value-type="float">
            <text:p>0.4829785813</text:p>
          </table:table-cell>
        </table:table-row>
        <table:table-row table:style-name="ro1">
          <table:table-cell office:value-type="float" office:value="0.480948155848068" calcext:value-type="float">
            <text:p>0.4809481558</text:p>
          </table:table-cell>
        </table:table-row>
        <table:table-row table:style-name="ro1">
          <table:table-cell office:value-type="float" office:value="0.478925236373626" calcext:value-type="float">
            <text:p>0.4789252364</text:p>
          </table:table-cell>
        </table:table-row>
        <table:table-row table:style-name="ro1">
          <table:table-cell office:value-type="float" office:value="0.476912134475315" calcext:value-type="float">
            <text:p>0.4769121345</text:p>
          </table:table-cell>
        </table:table-row>
        <table:table-row table:style-name="ro1">
          <table:table-cell office:value-type="float" office:value="0.474911371924111" calcext:value-type="float">
            <text:p>0.4749113719</text:p>
          </table:table-cell>
        </table:table-row>
        <table:table-row table:style-name="ro1">
          <table:table-cell office:value-type="float" office:value="0.472925654028597" calcext:value-type="float">
            <text:p>0.472925654</text:p>
          </table:table-cell>
        </table:table-row>
        <table:table-row table:style-name="ro1">
          <table:table-cell office:value-type="float" office:value="0.470957843804743" calcext:value-type="float">
            <text:p>0.4709578438</text:p>
          </table:table-cell>
        </table:table-row>
        <table:table-row table:style-name="ro1">
          <table:table-cell office:value-type="float" office:value="0.469010936949076" calcext:value-type="float">
            <text:p>0.4690109369</text:p>
          </table:table-cell>
        </table:table-row>
        <table:table-row table:style-name="ro1">
          <table:table-cell office:value-type="float" office:value="0.467088037615224" calcext:value-type="float">
            <text:p>0.4670880376</text:p>
          </table:table-cell>
        </table:table-row>
        <table:table-row table:style-name="ro1">
          <table:table-cell office:value-type="float" office:value="0.465192334993861" calcext:value-type="float">
            <text:p>0.465192335</text:p>
          </table:table-cell>
        </table:table-row>
        <table:table-row table:style-name="ro1">
          <table:table-cell office:value-type="float" office:value="0.463327080696031" calcext:value-type="float">
            <text:p>0.4633270807</text:p>
          </table:table-cell>
        </table:table-row>
        <table:table-row table:style-name="ro1">
          <table:table-cell office:value-type="float" office:value="0.461495566939863" calcext:value-type="float">
            <text:p>0.4614955669</text:p>
          </table:table-cell>
        </table:table-row>
        <table:table-row table:style-name="ro1">
          <table:table-cell office:value-type="float" office:value="0.459701105540672" calcext:value-type="float">
            <text:p>0.4597011055</text:p>
          </table:table-cell>
        </table:table-row>
        <table:table-row table:style-name="ro1">
          <table:table-cell office:value-type="float" office:value="0.457947007704444" calcext:value-type="float">
            <text:p>0.4579470077</text:p>
          </table:table-cell>
        </table:table-row>
        <table:table-row table:style-name="ro1">
          <table:table-cell office:value-type="float" office:value="0.456236564624718" calcext:value-type="float">
            <text:p>0.4562365646</text:p>
          </table:table-cell>
        </table:table-row>
        <table:table-row table:style-name="ro1">
          <table:table-cell office:value-type="float" office:value="0.454573028882843" calcext:value-type="float">
            <text:p>0.4545730289</text:p>
          </table:table-cell>
        </table:table-row>
        <table:table-row table:style-name="ro1">
          <table:table-cell office:value-type="float" office:value="0.452959596651632" calcext:value-type="float">
            <text:p>0.4529595967</text:p>
          </table:table-cell>
        </table:table-row>
        <table:table-row table:style-name="ro1">
          <table:table-cell office:value-type="float" office:value="0.451399390702395" calcext:value-type="float">
            <text:p>0.4513993907</text:p>
          </table:table-cell>
        </table:table-row>
        <table:table-row table:style-name="ro1">
          <table:table-cell office:value-type="float" office:value="0.449895444215369" calcext:value-type="float">
            <text:p>0.4498954442</text:p>
          </table:table-cell>
        </table:table-row>
        <table:table-row table:style-name="ro1">
          <table:table-cell office:value-type="float" office:value="0.448450685393525" calcext:value-type="float">
            <text:p>0.4484506854</text:p>
          </table:table-cell>
        </table:table-row>
        <table:table-row table:style-name="ro1">
          <table:table-cell office:value-type="float" office:value="0.447067922879771" calcext:value-type="float">
            <text:p>0.4470679229</text:p>
          </table:table-cell>
        </table:table-row>
        <table:table-row table:style-name="ro1">
          <table:table-cell office:value-type="float" office:value="0.445749831977535" calcext:value-type="float">
            <text:p>0.445749832</text:p>
          </table:table-cell>
        </table:table-row>
        <table:table-row table:style-name="ro1">
          <table:table-cell office:value-type="float" office:value="0.444498941674741" calcext:value-type="float">
            <text:p>0.4444989417</text:p>
          </table:table-cell>
        </table:table-row>
        <table:table-row table:style-name="ro1">
          <table:table-cell office:value-type="float" office:value="0.443317622471169" calcext:value-type="float">
            <text:p>0.4433176225</text:p>
          </table:table-cell>
        </table:table-row>
        <table:table-row table:style-name="ro1">
          <table:table-cell office:value-type="float" office:value="0.442208075009201" calcext:value-type="float">
            <text:p>0.442208075</text:p>
          </table:table-cell>
        </table:table-row>
        <table:table-row table:style-name="ro1">
          <table:table-cell office:value-type="float" office:value="0.441172319507962" calcext:value-type="float">
            <text:p>0.4411723195</text:p>
          </table:table-cell>
        </table:table-row>
        <table:table-row table:style-name="ro1">
          <table:table-cell office:value-type="float" office:value="0.440212186000838" calcext:value-type="float">
            <text:p>0.440212186</text:p>
          </table:table-cell>
        </table:table-row>
        <table:table-row table:style-name="ro1">
          <table:table-cell office:value-type="float" office:value="0.439329305376385" calcext:value-type="float">
            <text:p>0.4393293054</text:p>
          </table:table-cell>
        </table:table-row>
        <table:table-row table:style-name="ro1">
          <table:table-cell office:value-type="float" office:value="0.438525101222631" calcext:value-type="float">
            <text:p>0.4385251012</text:p>
          </table:table-cell>
        </table:table-row>
        <table:table-row table:style-name="ro1">
          <table:table-cell office:value-type="float" office:value="0.437800782474757" calcext:value-type="float">
            <text:p>0.4378007825</text:p>
          </table:table-cell>
        </table:table-row>
        <table:table-row table:style-name="ro1">
          <table:table-cell office:value-type="float" office:value="0.437157336866167" calcext:value-type="float">
            <text:p>0.4371573369</text:p>
          </table:table-cell>
        </table:table-row>
        <table:table-row table:style-name="ro1">
          <table:table-cell office:value-type="float" office:value="0.436595525182952" calcext:value-type="float">
            <text:p>0.4365955252</text:p>
          </table:table-cell>
        </table:table-row>
        <table:table-row table:style-name="ro1">
          <table:table-cell office:value-type="float" office:value="0.436115876321732" calcext:value-type="float">
            <text:p>0.4361158763</text:p>
          </table:table-cell>
        </table:table-row>
        <table:table-row table:style-name="ro1">
          <table:table-cell office:value-type="float" office:value="0.435718683150892" calcext:value-type="float">
            <text:p>0.4357186832</text:p>
          </table:table-cell>
        </table:table-row>
        <table:table-row table:style-name="ro1">
          <table:table-cell office:value-type="float" office:value="0.4354039991752" calcext:value-type="float">
            <text:p>0.4354039992</text:p>
          </table:table-cell>
        </table:table-row>
        <table:table-row table:style-name="ro1">
          <table:table-cell office:value-type="float" office:value="0.435171636003818" calcext:value-type="float">
            <text:p>0.435171636</text:p>
          </table:table-cell>
        </table:table-row>
        <table:table-row table:style-name="ro1">
          <table:table-cell office:value-type="float" office:value="0.435021161621694" calcext:value-type="float">
            <text:p>0.4350211616</text:p>
          </table:table-cell>
        </table:table-row>
        <table:table-row table:style-name="ro1">
          <table:table-cell office:value-type="float" office:value="0.434951899464348" calcext:value-type="float">
            <text:p>0.4349518995</text:p>
          </table:table-cell>
        </table:table-row>
        <table:table-row table:style-name="ro1">
          <table:table-cell office:value-type="float" office:value="0.434962928296038" calcext:value-type="float">
            <text:p>0.4349629283</text:p>
          </table:table-cell>
        </table:table-row>
        <table:table-row table:style-name="ro1">
          <table:table-cell office:value-type="float" office:value="0.435053082891321" calcext:value-type="float">
            <text:p>0.4350530829</text:p>
          </table:table-cell>
        </table:table-row>
        <table:table-row table:style-name="ro1">
          <table:table-cell office:value-type="float" office:value="0.435220955519993" calcext:value-type="float">
            <text:p>0.4352209555</text:p>
          </table:table-cell>
        </table:table-row>
        <table:table-row table:style-name="ro1">
          <table:table-cell office:value-type="float" office:value="0.435464898235424" calcext:value-type="float">
            <text:p>0.4354648982</text:p>
          </table:table-cell>
        </table:table-row>
        <table:table-row table:style-name="ro1">
          <table:table-cell office:value-type="float" office:value="0.435783025966274" calcext:value-type="float">
            <text:p>0.435783026</text:p>
          </table:table-cell>
        </table:table-row>
        <table:table-row table:style-name="ro1">
          <table:table-cell office:value-type="float" office:value="0.436173220411602" calcext:value-type="float">
            <text:p>0.4361732204</text:p>
          </table:table-cell>
        </table:table-row>
        <table:table-row table:style-name="ro1">
          <table:table-cell office:value-type="float" office:value="0.436633134739356" calcext:value-type="float">
            <text:p>0.4366331347</text:p>
          </table:table-cell>
        </table:table-row>
        <table:table-row table:style-name="ro1">
          <table:table-cell office:value-type="float" office:value="0.437160199088256" calcext:value-type="float">
            <text:p>0.4371601991</text:p>
          </table:table-cell>
        </table:table-row>
        <table:table-row table:style-name="ro1">
          <table:table-cell office:value-type="float" office:value="0.437751626873061" calcext:value-type="float">
            <text:p>0.4377516269</text:p>
          </table:table-cell>
        </table:table-row>
        <table:table-row table:style-name="ro1">
          <table:table-cell office:value-type="float" office:value="0.438404421893223" calcext:value-type="float">
            <text:p>0.4384044219</text:p>
          </table:table-cell>
        </table:table-row>
        <table:table-row table:style-name="ro1">
          <table:table-cell office:value-type="float" office:value="0.43911538624493" calcext:value-type="float">
            <text:p>0.4391153862</text:p>
          </table:table-cell>
        </table:table-row>
        <table:table-row table:style-name="ro1">
          <table:table-cell office:value-type="float" office:value="0.439881129036538" calcext:value-type="float">
            <text:p>0.439881129</text:p>
          </table:table-cell>
        </table:table-row>
        <table:table-row table:style-name="ro1">
          <table:table-cell office:value-type="float" office:value="0.440698075907383" calcext:value-type="float">
            <text:p>0.4406980759</text:p>
          </table:table-cell>
        </table:table-row>
        <table:table-row table:style-name="ro1">
          <table:table-cell office:value-type="float" office:value="0.441562479349988" calcext:value-type="float">
            <text:p>0.4415624793</text:p>
          </table:table-cell>
        </table:table-row>
        <table:table-row table:style-name="ro1">
          <table:table-cell office:value-type="float" office:value="0.442470429835655" calcext:value-type="float">
            <text:p>0.4424704298</text:p>
          </table:table-cell>
        </table:table-row>
        <table:table-row table:style-name="ro1">
          <table:table-cell office:value-type="float" office:value="0.443417867743442" calcext:value-type="float">
            <text:p>0.4434178677</text:p>
          </table:table-cell>
        </table:table-row>
        <table:table-row table:style-name="ro1">
          <table:table-cell office:value-type="float" office:value="0.444400596092528" calcext:value-type="float">
            <text:p>0.4444005961</text:p>
          </table:table-cell>
        </table:table-row>
        <table:table-row table:style-name="ro1">
          <table:table-cell office:value-type="float" office:value="0.445414294077968" calcext:value-type="float">
            <text:p>0.4454142941</text:p>
          </table:table-cell>
        </table:table-row>
        <table:table-row table:style-name="ro1">
          <table:table-cell office:value-type="float" office:value="0.446454531409835" calcext:value-type="float">
            <text:p>0.4464545314</text:p>
          </table:table-cell>
        </table:table-row>
        <table:table-row table:style-name="ro1">
          <table:table-cell office:value-type="float" office:value="0.447516783455741" calcext:value-type="float">
            <text:p>0.4475167835</text:p>
          </table:table-cell>
        </table:table-row>
        <table:table-row table:style-name="ro1">
          <table:table-cell office:value-type="float" office:value="0.44859644718676" calcext:value-type="float">
            <text:p>0.4485964472</text:p>
          </table:table-cell>
        </table:table-row>
        <table:table-row table:style-name="ro1">
          <table:table-cell office:value-type="float" office:value="0.449688857926723" calcext:value-type="float">
            <text:p>0.4496888579</text:p>
          </table:table-cell>
        </table:table-row>
        <table:table-row table:style-name="ro1">
          <table:table-cell office:value-type="float" office:value="0.450789306904913" calcext:value-type="float">
            <text:p>0.4507893069</text:p>
          </table:table-cell>
        </table:table-row>
        <table:table-row table:style-name="ro1">
          <table:table-cell office:value-type="float" office:value="0.451893059612139" calcext:value-type="float">
            <text:p>0.4518930596</text:p>
          </table:table-cell>
        </table:table-row>
        <table:table-row table:style-name="ro1">
          <table:table-cell office:value-type="float" office:value="0.452995374960199" calcext:value-type="float">
            <text:p>0.452995375</text:p>
          </table:table-cell>
        </table:table-row>
        <table:table-row table:style-name="ro1">
          <table:table-cell office:value-type="float" office:value="0.454091525244731" calcext:value-type="float">
            <text:p>0.4540915252</text:p>
          </table:table-cell>
        </table:table-row>
        <table:table-row table:style-name="ro1">
          <table:table-cell office:value-type="float" office:value="0.455176816911456" calcext:value-type="float">
            <text:p>0.4551768169</text:p>
          </table:table-cell>
        </table:table-row>
        <table:table-row table:style-name="ro1">
          <table:table-cell office:value-type="float" office:value="0.456246612125798" calcext:value-type="float">
            <text:p>0.4562466121</text:p>
          </table:table-cell>
        </table:table-row>
        <table:table-row table:style-name="ro1">
          <table:table-cell office:value-type="float" office:value="0.457296351145898" calcext:value-type="float">
            <text:p>0.4572963511</text:p>
          </table:table-cell>
        </table:table-row>
        <table:table-row table:style-name="ro1">
          <table:table-cell office:value-type="float" office:value="0.458321575499019" calcext:value-type="float">
            <text:p>0.4583215755</text:p>
          </table:table-cell>
        </table:table-row>
        <table:table-row table:style-name="ro1">
          <table:table-cell office:value-type="float" office:value="0.459317951961326" calcext:value-type="float">
            <text:p>0.459317952</text:p>
          </table:table-cell>
        </table:table-row>
        <table:table-row table:style-name="ro1">
          <table:table-cell office:value-type="float" office:value="0.460281297341067" calcext:value-type="float">
            <text:p>0.4602812973</text:p>
          </table:table-cell>
        </table:table-row>
        <table:table-row table:style-name="ro1">
          <table:table-cell office:value-type="float" office:value="0.46120760406513" calcext:value-type="float">
            <text:p>0.4612076041</text:p>
          </table:table-cell>
        </table:table-row>
        <table:table-row table:style-name="ro1">
          <table:table-cell office:value-type="float" office:value="0.462093066568996" calcext:value-type="float">
            <text:p>0.4620930666</text:p>
          </table:table-cell>
        </table:table-row>
        <table:table-row table:style-name="ro1">
          <table:table-cell office:value-type="float" office:value="0.462934108490073" calcext:value-type="float">
            <text:p>0.4629341085</text:p>
          </table:table-cell>
        </table:table-row>
        <table:table-row table:style-name="ro1">
          <table:table-cell office:value-type="float" office:value="0.463727410664422" calcext:value-type="float">
            <text:p>0.4637274107</text:p>
          </table:table-cell>
        </table:table-row>
        <table:table-row table:style-name="ro1">
          <table:table-cell office:value-type="float" office:value="0.464469939926865" calcext:value-type="float">
            <text:p>0.4644699399</text:p>
          </table:table-cell>
        </table:table-row>
        <table:table-row table:style-name="ro1">
          <table:table-cell office:value-type="float" office:value="0.465158978714486" calcext:value-type="float">
            <text:p>0.4651589787</text:p>
          </table:table-cell>
        </table:table-row>
        <table:table-row table:style-name="ro1">
          <table:table-cell office:value-type="float" office:value="0.465792155473513" calcext:value-type="float">
            <text:p>0.4657921555</text:p>
          </table:table-cell>
        </table:table-row>
        <table:table-row table:style-name="ro1">
          <table:table-cell office:value-type="float" office:value="0.466367475869596" calcext:value-type="float">
            <text:p>0.4663674759</text:p>
          </table:table-cell>
        </table:table-row>
        <table:table-row table:style-name="ro1">
          <table:table-cell office:value-type="float" office:value="0.466883354801463" calcext:value-type="float">
            <text:p>0.4668833548</text:p>
          </table:table-cell>
        </table:table-row>
        <table:table-row table:style-name="ro1">
          <table:table-cell office:value-type="float" office:value="0.467338649217966" calcext:value-type="float">
            <text:p>0.4673386492</text:p>
          </table:table-cell>
        </table:table-row>
        <table:table-row table:style-name="ro1">
          <table:table-cell office:value-type="float" office:value="0.46773269173852" calcext:value-type="float">
            <text:p>0.4677326917</text:p>
          </table:table-cell>
        </table:table-row>
        <table:table-row table:style-name="ro1">
          <table:table-cell office:value-type="float" office:value="0.468065325076922" calcext:value-type="float">
            <text:p>0.4680653251</text:p>
          </table:table-cell>
        </table:table-row>
        <table:table-row table:style-name="ro1">
          <table:table-cell office:value-type="float" office:value="0.468336937268559" calcext:value-type="float">
            <text:p>0.4683369373</text:p>
          </table:table-cell>
        </table:table-row>
        <table:table-row table:style-name="ro1">
          <table:table-cell office:value-type="float" office:value="0.468548497701008" calcext:value-type="float">
            <text:p>0.4685484977</text:p>
          </table:table-cell>
        </table:table-row>
        <table:table-row table:style-name="ro1">
          <table:table-cell office:value-type="float" office:value="0.468701593948015" calcext:value-type="float">
            <text:p>0.4687015939</text:p>
          </table:table-cell>
        </table:table-row>
        <table:table-row table:style-name="ro1">
          <table:table-cell office:value-type="float" office:value="0.468798469406869" calcext:value-type="float">
            <text:p>0.4687984694</text:p>
          </table:table-cell>
        </table:table-row>
        <table:table-row table:style-name="ro1">
          <table:table-cell office:value-type="float" office:value="0.468842061739159" calcext:value-type="float">
            <text:p>0.4688420617</text:p>
          </table:table-cell>
        </table:table-row>
        <table:table-row table:style-name="ro1">
          <table:table-cell office:value-type="float" office:value="0.468836042114918" calcext:value-type="float">
            <text:p>0.4688360421</text:p>
          </table:table-cell>
        </table:table-row>
        <table:table-row table:style-name="ro1">
          <table:table-cell office:value-type="float" office:value="0.468784855260159" calcext:value-type="float">
            <text:p>0.4687848553</text:p>
          </table:table-cell>
        </table:table-row>
        <table:table-row table:style-name="ro1">
          <table:table-cell office:value-type="float" office:value="0.468693760307791" calcext:value-type="float">
            <text:p>0.4686937603</text:p>
          </table:table-cell>
        </table:table-row>
        <table:table-row table:style-name="ro1">
          <table:table-cell office:value-type="float" office:value="0.468568872451928" calcext:value-type="float">
            <text:p>0.4685688725</text:p>
          </table:table-cell>
        </table:table-row>
        <table:table-row table:style-name="ro1">
          <table:table-cell office:value-type="float" office:value="0.468417205405583" calcext:value-type="float">
            <text:p>0.4684172054</text:p>
          </table:table-cell>
        </table:table-row>
        <table:table-row table:style-name="ro1">
          <table:table-cell office:value-type="float" office:value="0.468246714661749" calcext:value-type="float">
            <text:p>0.4682467147</text:p>
          </table:table-cell>
        </table:table-row>
        <table:table-row table:style-name="ro1">
          <table:table-cell office:value-type="float" office:value="0.46806634155787" calcext:value-type="float">
            <text:p>0.4680663416</text:p>
          </table:table-cell>
        </table:table-row>
        <table:table-row table:style-name="ro1">
          <table:table-cell office:value-type="float" office:value="0.498143989711709" calcext:value-type="float">
            <text:p>0.4981439897</text:p>
          </table:table-cell>
        </table:table-row>
        <table:table-row table:style-name="ro1">
          <table:table-cell office:value-type="float" office:value="0.496106189528537" calcext:value-type="float">
            <text:p>0.4961061895</text:p>
          </table:table-cell>
        </table:table-row>
        <table:table-row table:style-name="ro1">
          <table:table-cell office:value-type="float" office:value="0.494067130109987" calcext:value-type="float">
            <text:p>0.4940671301</text:p>
          </table:table-cell>
        </table:table-row>
        <table:table-row table:style-name="ro1">
          <table:table-cell office:value-type="float" office:value="0.492026846512317" calcext:value-type="float">
            <text:p>0.4920268465</text:p>
          </table:table-cell>
        </table:table-row>
        <table:table-row table:style-name="ro1">
          <table:table-cell office:value-type="float" office:value="0.489985787202508" calcext:value-type="float">
            <text:p>0.4899857872</text:p>
          </table:table-cell>
        </table:table-row>
        <table:table-row table:style-name="ro1">
          <table:table-cell office:value-type="float" office:value="0.487944782072241" calcext:value-type="float">
            <text:p>0.4879447821</text:p>
          </table:table-cell>
        </table:table-row>
        <table:table-row table:style-name="ro1">
          <table:table-cell office:value-type="float" office:value="0.48590501125411" calcext:value-type="float">
            <text:p>0.4859050113</text:p>
          </table:table-cell>
        </table:table-row>
        <table:table-row table:style-name="ro1">
          <table:table-cell office:value-type="float" office:value="0.483867974740074" calcext:value-type="float">
            <text:p>0.4838679747</text:p>
          </table:table-cell>
        </table:table-row>
        <table:table-row table:style-name="ro1">
          <table:table-cell office:value-type="float" office:value="0.48183546280215" calcext:value-type="float">
            <text:p>0.4818354628</text:p>
          </table:table-cell>
        </table:table-row>
        <table:table-row table:style-name="ro1">
          <table:table-cell office:value-type="float" office:value="0.479809527215345" calcext:value-type="float">
            <text:p>0.4798095272</text:p>
          </table:table-cell>
        </table:table-row>
        <table:table-row table:style-name="ro1">
          <table:table-cell office:value-type="float" office:value="0.477792453282835" calcext:value-type="float">
            <text:p>0.4777924533</text:p>
          </table:table-cell>
        </table:table-row>
        <table:table-row table:style-name="ro1">
          <table:table-cell office:value-type="float" office:value="0.475786732663371" calcext:value-type="float">
            <text:p>0.4757867327</text:p>
          </table:table-cell>
        </table:table-row>
        <table:table-row table:style-name="ro1">
          <table:table-cell office:value-type="float" office:value="0.47379503700094" calcext:value-type="float">
            <text:p>0.473795037</text:p>
          </table:table-cell>
        </table:table-row>
        <table:table-row table:style-name="ro1">
          <table:table-cell office:value-type="float" office:value="0.471820192356658" calcext:value-type="float">
            <text:p>0.4718201924</text:p>
          </table:table-cell>
        </table:table-row>
        <table:table-row table:style-name="ro1">
          <table:table-cell office:value-type="float" office:value="0.469865154442903" calcext:value-type="float">
            <text:p>0.4698651544</text:p>
          </table:table-cell>
        </table:table-row>
        <table:table-row table:style-name="ro1">
          <table:table-cell office:value-type="float" office:value="0.467932984659693" calcext:value-type="float">
            <text:p>0.4679329847</text:p>
          </table:table-cell>
        </table:table-row>
        <table:table-row table:style-name="ro1">
          <table:table-cell office:value-type="float" office:value="0.466026826933298" calcext:value-type="float">
            <text:p>0.4660268269</text:p>
          </table:table-cell>
        </table:table-row>
        <table:table-row table:style-name="ro1">
          <table:table-cell office:value-type="float" office:value="0.4641498853571" calcext:value-type="float">
            <text:p>0.4641498854</text:p>
          </table:table-cell>
        </table:table-row>
        <table:table-row table:style-name="ro1">
          <table:table-cell office:value-type="float" office:value="0.462305402634686" calcext:value-type="float">
            <text:p>0.4623054026</text:p>
          </table:table-cell>
        </table:table-row>
        <table:table-row table:style-name="ro1">
          <table:table-cell office:value-type="float" office:value="0.460496639325184" calcext:value-type="float">
            <text:p>0.4604966393</text:p>
          </table:table-cell>
        </table:table-row>
        <table:table-row table:style-name="ro1">
          <table:table-cell office:value-type="float" office:value="0.458726853890845" calcext:value-type="float">
            <text:p>0.4587268539</text:p>
          </table:table-cell>
        </table:table-row>
        <table:table-row table:style-name="ro1">
          <table:table-cell office:value-type="float" office:value="0.456999283546851" calcext:value-type="float">
            <text:p>0.4569992835</text:p>
          </table:table-cell>
        </table:table-row>
        <table:table-row table:style-name="ro1">
          <table:table-cell office:value-type="float" office:value="0.455317125913382" calcext:value-type="float">
            <text:p>0.4553171259</text:p>
          </table:table-cell>
        </table:table-row>
        <table:table-row table:style-name="ro1">
          <table:table-cell office:value-type="float" office:value="0.453683521469905" calcext:value-type="float">
            <text:p>0.4536835215</text:p>
          </table:table-cell>
        </table:table-row>
        <table:table-row table:style-name="ro1">
          <table:table-cell office:value-type="float" office:value="0.452101536811718" calcext:value-type="float">
            <text:p>0.4521015368</text:p>
          </table:table-cell>
        </table:table-row>
        <table:table-row table:style-name="ro1">
          <table:table-cell office:value-type="float" office:value="0.450574148708726" calcext:value-type="float">
            <text:p>0.4505741487</text:p>
          </table:table-cell>
        </table:table-row>
        <table:table-row table:style-name="ro1">
          <table:table-cell office:value-type="float" office:value="0.449104228966458" calcext:value-type="float">
            <text:p>0.449104229</text:p>
          </table:table-cell>
        </table:table-row>
        <table:table-row table:style-name="ro1">
          <table:table-cell office:value-type="float" office:value="0.447694530089327" calcext:value-type="float">
            <text:p>0.4476945301</text:p>
          </table:table-cell>
        </table:table-row>
        <table:table-row table:style-name="ro1">
          <table:table-cell office:value-type="float" office:value="0.446347671746132" calcext:value-type="float">
            <text:p>0.4463476717</text:p>
          </table:table-cell>
        </table:table-row>
        <table:table-row table:style-name="ro1">
          <table:table-cell office:value-type="float" office:value="0.445066128037789" calcext:value-type="float">
            <text:p>0.445066128</text:p>
          </table:table-cell>
        </table:table-row>
        <table:table-row table:style-name="ro1">
          <table:table-cell office:value-type="float" office:value="0.443852215567322" calcext:value-type="float">
            <text:p>0.4438522156</text:p>
          </table:table-cell>
        </table:table-row>
        <table:table-row table:style-name="ro1">
          <table:table-cell office:value-type="float" office:value="0.442708082312071" calcext:value-type="float">
            <text:p>0.4427080823</text:p>
          </table:table-cell>
        </table:table-row>
        <table:table-row table:style-name="ro1">
          <table:table-cell office:value-type="float" office:value="0.441635697298164" calcext:value-type="float">
            <text:p>0.4416356973</text:p>
          </table:table-cell>
        </table:table-row>
        <table:table-row table:style-name="ro1">
          <table:table-cell office:value-type="float" office:value="0.440636841077206" calcext:value-type="float">
            <text:p>0.4406368411</text:p>
          </table:table-cell>
        </table:table-row>
        <table:table-row table:style-name="ro1">
          <table:table-cell office:value-type="float" office:value="0.43971309700523" calcext:value-type="float">
            <text:p>0.439713097</text:p>
          </table:table-cell>
        </table:table-row>
        <table:table-row table:style-name="ro1">
          <table:table-cell office:value-type="float" office:value="0.438865843323869" calcext:value-type="float">
            <text:p>0.4388658433</text:p>
          </table:table-cell>
        </table:table-row>
        <table:table-row table:style-name="ro1">
          <table:table-cell office:value-type="float" office:value="0.438096246043786" calcext:value-type="float">
            <text:p>0.438096246</text:p>
          </table:table-cell>
        </table:table-row>
        <table:table-row table:style-name="ro1">
          <table:table-cell office:value-type="float" office:value="0.437405252630329" calcext:value-type="float">
            <text:p>0.4374052526</text:p>
          </table:table-cell>
        </table:table-row>
        <table:table-row table:style-name="ro1">
          <table:table-cell office:value-type="float" office:value="0.436793586491435" calcext:value-type="float">
            <text:p>0.4367935865</text:p>
          </table:table-cell>
        </table:table-row>
        <table:table-row table:style-name="ro1">
          <table:table-cell office:value-type="float" office:value="0.436261742267773" calcext:value-type="float">
            <text:p>0.4362617423</text:p>
          </table:table-cell>
        </table:table-row>
        <table:table-row table:style-name="ro1">
          <table:table-cell office:value-type="float" office:value="0.435809981925128" calcext:value-type="float">
            <text:p>0.4358099819</text:p>
          </table:table-cell>
        </table:table-row>
        <table:table-row table:style-name="ro1">
          <table:table-cell office:value-type="float" office:value="0.435438331649019" calcext:value-type="float">
            <text:p>0.4354383316</text:p>
          </table:table-cell>
        </table:table-row>
        <table:table-row table:style-name="ro1">
          <table:table-cell office:value-type="float" office:value="0.435146579541566" calcext:value-type="float">
            <text:p>0.4351465795</text:p>
          </table:table-cell>
        </table:table-row>
        <table:table-row table:style-name="ro1">
          <table:table-cell office:value-type="float" office:value="0.434934274120594" calcext:value-type="float">
            <text:p>0.4349342741</text:p>
          </table:table-cell>
        </table:table-row>
        <table:table-row table:style-name="ro1">
          <table:table-cell office:value-type="float" office:value="0.434800723620974" calcext:value-type="float">
            <text:p>0.4348007236</text:p>
          </table:table-cell>
        </table:table-row>
        <table:table-row table:style-name="ro1">
          <table:table-cell office:value-type="float" office:value="0.434744996098206" calcext:value-type="float">
            <text:p>0.4347449961</text:p>
          </table:table-cell>
        </table:table-row>
        <table:table-row table:style-name="ro1">
          <table:table-cell office:value-type="float" office:value="0.434765920334249" calcext:value-type="float">
            <text:p>0.4347659203</text:p>
          </table:table-cell>
        </table:table-row>
        <table:table-row table:style-name="ro1">
          <table:table-cell office:value-type="float" office:value="0.43486208754558" calcext:value-type="float">
            <text:p>0.4348620875</text:p>
          </table:table-cell>
        </table:table-row>
        <table:table-row table:style-name="ro1">
          <table:table-cell office:value-type="float" office:value="0.435031853893501" calcext:value-type="float">
            <text:p>0.4350318539</text:p>
          </table:table-cell>
        </table:table-row>
        <table:table-row table:style-name="ro1">
          <table:table-cell office:value-type="float" office:value="0.435273343796685" calcext:value-type="float">
            <text:p>0.4352733438</text:p>
          </table:table-cell>
        </table:table-row>
        <table:table-row table:style-name="ro1">
          <table:table-cell office:value-type="float" office:value="0.435584454045958" calcext:value-type="float">
            <text:p>0.435584454</text:p>
          </table:table-cell>
        </table:table-row>
        <table:table-row table:style-name="ro1">
          <table:table-cell office:value-type="float" office:value="0.435962858721329" calcext:value-type="float">
            <text:p>0.4359628587</text:p>
          </table:table-cell>
        </table:table-row>
        <table:table-row table:style-name="ro1">
          <table:table-cell office:value-type="float" office:value="0.436406014911254" calcext:value-type="float">
            <text:p>0.4364060149</text:p>
          </table:table-cell>
        </table:table-row>
        <table:table-row table:style-name="ro1">
          <table:table-cell office:value-type="float" office:value="0.436911169234143" calcext:value-type="float">
            <text:p>0.4369111692</text:p>
          </table:table-cell>
        </table:table-row>
        <table:table-row table:style-name="ro1">
          <table:table-cell office:value-type="float" office:value="0.437475365162105" calcext:value-type="float">
            <text:p>0.4374753652</text:p>
          </table:table-cell>
        </table:table-row>
        <table:table-row table:style-name="ro1">
          <table:table-cell office:value-type="float" office:value="0.438095451146936" calcext:value-type="float">
            <text:p>0.4380954511</text:p>
          </table:table-cell>
        </table:table-row>
        <table:table-row table:style-name="ro1">
          <table:table-cell office:value-type="float" office:value="0.438768089548347" calcext:value-type="float">
            <text:p>0.4387680895</text:p>
          </table:table-cell>
        </table:table-row>
        <table:table-row table:style-name="ro1">
          <table:table-cell office:value-type="float" office:value="0.439489766364431" calcext:value-type="float">
            <text:p>0.4394897664</text:p>
          </table:table-cell>
        </table:table-row>
        <table:table-row table:style-name="ro1">
          <table:table-cell office:value-type="float" office:value="0.44025680176437" calcext:value-type="float">
            <text:p>0.4402568018</text:p>
          </table:table-cell>
        </table:table-row>
        <table:table-row table:style-name="ro1">
          <table:table-cell office:value-type="float" office:value="0.441065361423382" calcext:value-type="float">
            <text:p>0.4410653614</text:p>
          </table:table-cell>
        </table:table-row>
        <table:table-row table:style-name="ro1">
          <table:table-cell office:value-type="float" office:value="0.441911468659914" calcext:value-type="float">
            <text:p>0.4419114687</text:p>
          </table:table-cell>
        </table:table-row>
        <table:table-row table:style-name="ro1">
          <table:table-cell office:value-type="float" office:value="0.442791017375066" calcext:value-type="float">
            <text:p>0.4427910174</text:p>
          </table:table-cell>
        </table:table-row>
        <table:table-row table:style-name="ro1">
          <table:table-cell office:value-type="float" office:value="0.44369978579426" calcext:value-type="float">
            <text:p>0.4436997858</text:p>
          </table:table-cell>
        </table:table-row>
        <table:table-row table:style-name="ro1">
          <table:table-cell office:value-type="float" office:value="0.444633451011154" calcext:value-type="float">
            <text:p>0.444633451</text:p>
          </table:table-cell>
        </table:table-row>
        <table:table-row table:style-name="ro1">
          <table:table-cell office:value-type="float" office:value="0.445587604333786" calcext:value-type="float">
            <text:p>0.4455876043</text:p>
          </table:table-cell>
        </table:table-row>
        <table:table-row table:style-name="ro1">
          <table:table-cell office:value-type="float" office:value="0.446557767432967" calcext:value-type="float">
            <text:p>0.4465577674</text:p>
          </table:table-cell>
        </table:table-row>
        <table:table-row table:style-name="ro1">
          <table:table-cell office:value-type="float" office:value="0.44753940929291" calcext:value-type="float">
            <text:p>0.4475394093</text:p>
          </table:table-cell>
        </table:table-row>
        <table:table-row table:style-name="ro1">
          <table:table-cell office:value-type="float" office:value="0.4485279639641" calcext:value-type="float">
            <text:p>0.448527964</text:p>
          </table:table-cell>
        </table:table-row>
        <table:table-row table:style-name="ro1">
          <table:table-cell office:value-type="float" office:value="0.449518849118408" calcext:value-type="float">
            <text:p>0.4495188491</text:p>
          </table:table-cell>
        </table:table-row>
        <table:table-row table:style-name="ro1">
          <table:table-cell office:value-type="float" office:value="0.450507485406436" calcext:value-type="float">
            <text:p>0.4505074854</text:p>
          </table:table-cell>
        </table:table-row>
        <table:table-row table:style-name="ro1">
          <table:table-cell office:value-type="float" office:value="0.451489316617114" calcext:value-type="float">
            <text:p>0.4514893166</text:p>
          </table:table-cell>
        </table:table-row>
        <table:table-row table:style-name="ro1">
          <table:table-cell office:value-type="float" office:value="0.452459830639528" calcext:value-type="float">
            <text:p>0.4524598306</text:p>
          </table:table-cell>
        </table:table-row>
        <table:table-row table:style-name="ro1">
          <table:table-cell office:value-type="float" office:value="0.453414581226994" calcext:value-type="float">
            <text:p>0.4534145812</text:p>
          </table:table-cell>
        </table:table-row>
        <table:table-row table:style-name="ro1">
          <table:table-cell office:value-type="float" office:value="0.454349210563368" calcext:value-type="float">
            <text:p>0.4543492106</text:p>
          </table:table-cell>
        </table:table-row>
        <table:table-row table:style-name="ro1">
          <table:table-cell office:value-type="float" office:value="0.455259472631601" calcext:value-type="float">
            <text:p>0.4552594726</text:p>
          </table:table-cell>
        </table:table-row>
        <table:table-row table:style-name="ro1">
          <table:table-cell office:value-type="float" office:value="0.45614125738453" calcext:value-type="float">
            <text:p>0.4561412574</text:p>
          </table:table-cell>
        </table:table-row>
        <table:table-row table:style-name="ro1">
          <table:table-cell office:value-type="float" office:value="0.456990615717912" calcext:value-type="float">
            <text:p>0.4569906157</text:p>
          </table:table-cell>
        </table:table-row>
        <table:table-row table:style-name="ro1">
          <table:table-cell office:value-type="float" office:value="0.457803785245696" calcext:value-type="float">
            <text:p>0.4578037852</text:p>
          </table:table-cell>
        </table:table-row>
        <table:table-row table:style-name="ro1">
          <table:table-cell office:value-type="float" office:value="0.458577216877538" calcext:value-type="float">
            <text:p>0.4585772169</text:p>
          </table:table-cell>
        </table:table-row>
        <table:table-row table:style-name="ro1">
          <table:table-cell office:value-type="float" office:value="0.459307602198554" calcext:value-type="float">
            <text:p>0.4593076022</text:p>
          </table:table-cell>
        </table:table-row>
        <table:table-row table:style-name="ro1">
          <table:table-cell office:value-type="float" office:value="0.459991901651314" calcext:value-type="float">
            <text:p>0.4599919017</text:p>
          </table:table-cell>
        </table:table-row>
        <table:table-row table:style-name="ro1">
          <table:table-cell office:value-type="float" office:value="0.46062737352008" calcext:value-type="float">
            <text:p>0.4606273735</text:p>
          </table:table-cell>
        </table:table-row>
        <table:table-row table:style-name="ro1">
          <table:table-cell office:value-type="float" office:value="0.461211603717274" calcext:value-type="float">
            <text:p>0.4612116037</text:p>
          </table:table-cell>
        </table:table-row>
        <table:table-row table:style-name="ro1">
          <table:table-cell office:value-type="float" office:value="0.461742536372199" calcext:value-type="float">
            <text:p>0.4617425364</text:p>
          </table:table-cell>
        </table:table-row>
        <table:table-row table:style-name="ro1">
          <table:table-cell office:value-type="float" office:value="0.462218505221993" calcext:value-type="float">
            <text:p>0.4622185052</text:p>
          </table:table-cell>
        </table:table-row>
        <table:table-row table:style-name="ro1">
          <table:table-cell office:value-type="float" office:value="0.462638265804823" calcext:value-type="float">
            <text:p>0.4626382658</text:p>
          </table:table-cell>
        </table:table-row>
        <table:table-row table:style-name="ro1">
          <table:table-cell office:value-type="float" office:value="0.463001028455321" calcext:value-type="float">
            <text:p>0.4630010285</text:p>
          </table:table-cell>
        </table:table-row>
        <table:table-row table:style-name="ro1">
          <table:table-cell office:value-type="float" office:value="0.463306492102263" calcext:value-type="float">
            <text:p>0.4633064921</text:p>
          </table:table-cell>
        </table:table-row>
        <table:table-row table:style-name="ro1">
          <table:table-cell office:value-type="float" office:value="0.463554878868483" calcext:value-type="float">
            <text:p>0.4635548789</text:p>
          </table:table-cell>
        </table:table-row>
        <table:table-row table:style-name="ro1">
          <table:table-cell office:value-type="float" office:value="0.463746969473031" calcext:value-type="float">
            <text:p>0.4637469695</text:p>
          </table:table-cell>
        </table:table-row>
        <table:table-row table:style-name="ro1">
          <table:table-cell office:value-type="float" office:value="0.463884139435567" calcext:value-type="float">
            <text:p>0.4638841394</text:p>
          </table:table-cell>
        </table:table-row>
        <table:table-row table:style-name="ro1">
          <table:table-cell office:value-type="float" office:value="0.463968396083007" calcext:value-type="float">
            <text:p>0.4639683961</text:p>
          </table:table-cell>
        </table:table-row>
        <table:table-row table:style-name="ro1">
          <table:table-cell office:value-type="float" office:value="0.464002416358389" calcext:value-type="float">
            <text:p>0.4640024164</text:p>
          </table:table-cell>
        </table:table-row>
        <table:table-row table:style-name="ro1">
          <table:table-cell office:value-type="float" office:value="0.463989585432" calcext:value-type="float">
            <text:p>0.4639895854</text:p>
          </table:table-cell>
        </table:table-row>
        <table:table-row table:style-name="ro1">
          <table:table-cell office:value-type="float" office:value="0.463934036114731" calcext:value-type="float">
            <text:p>0.4639340361</text:p>
          </table:table-cell>
        </table:table-row>
        <table:table-row table:style-name="ro1">
          <table:table-cell office:value-type="float" office:value="0.463840689073673" calcext:value-type="float">
            <text:p>0.4638406891</text:p>
          </table:table-cell>
        </table:table-row>
        <table:table-row table:style-name="ro1">
          <table:table-cell office:value-type="float" office:value="0.463715293849963" calcext:value-type="float">
            <text:p>0.4637152938</text:p>
          </table:table-cell>
        </table:table-row>
        <table:table-row table:style-name="ro1">
          <table:table-cell office:value-type="float" office:value="0.463564470678855" calcext:value-type="float">
            <text:p>0.4635644707</text:p>
          </table:table-cell>
        </table:table-row>
        <table:table-row table:style-name="ro1">
          <table:table-cell office:value-type="float" office:value="0.463395753112045" calcext:value-type="float">
            <text:p>0.4633957531</text:p>
          </table:table-cell>
        </table:table-row>
        <table:table-row table:style-name="ro1">
          <table:table-cell office:value-type="float" office:value="0.463217631442228" calcext:value-type="float">
            <text:p>0.4632176314</text:p>
          </table:table-cell>
        </table:table-row>
        <table:table-row table:style-name="ro1">
          <table:table-cell office:value-type="float" office:value="0.501059832892972" calcext:value-type="float">
            <text:p>0.5010598329</text:p>
          </table:table-cell>
        </table:table-row>
        <table:table-row table:style-name="ro1">
          <table:table-cell office:value-type="float" office:value="0.499028299379932" calcext:value-type="float">
            <text:p>0.4990282994</text:p>
          </table:table-cell>
        </table:table-row>
        <table:table-row table:style-name="ro1">
          <table:table-cell office:value-type="float" office:value="0.496994594472517" calcext:value-type="float">
            <text:p>0.4969945945</text:p>
          </table:table-cell>
        </table:table-row>
        <table:table-row table:style-name="ro1">
          <table:table-cell office:value-type="float" office:value="0.494958337028354" calcext:value-type="float">
            <text:p>0.494958337</text:p>
          </table:table-cell>
        </table:table-row>
        <table:table-row table:style-name="ro1">
          <table:table-cell office:value-type="float" office:value="0.492919585993556" calcext:value-type="float">
            <text:p>0.492919586</text:p>
          </table:table-cell>
        </table:table-row>
        <table:table-row table:style-name="ro1">
          <table:table-cell office:value-type="float" office:value="0.490878807894392" calcext:value-type="float">
            <text:p>0.4908788079</text:p>
          </table:table-cell>
        </table:table-row>
        <table:table-row table:style-name="ro1">
          <table:table-cell office:value-type="float" office:value="0.488836845129615" calcext:value-type="float">
            <text:p>0.4888368451</text:p>
          </table:table-cell>
        </table:table-row>
        <table:table-row table:style-name="ro1">
          <table:table-cell office:value-type="float" office:value="0.486794885063472" calcext:value-type="float">
            <text:p>0.4867948851</text:p>
          </table:table-cell>
        </table:table-row>
        <table:table-row table:style-name="ro1">
          <table:table-cell office:value-type="float" office:value="0.484754429919385" calcext:value-type="float">
            <text:p>0.4847544299</text:p>
          </table:table-cell>
        </table:table-row>
        <table:table-row table:style-name="ro1">
          <table:table-cell office:value-type="float" office:value="0.482717267474307" calcext:value-type="float">
            <text:p>0.4827172675</text:p>
          </table:table-cell>
        </table:table-row>
        <table:table-row table:style-name="ro1">
          <table:table-cell office:value-type="float" office:value="0.480685442553744" calcext:value-type="float">
            <text:p>0.4806854426</text:p>
          </table:table-cell>
        </table:table-row>
        <table:table-row table:style-name="ro1">
          <table:table-cell office:value-type="float" office:value="0.47866122932746" calcext:value-type="float">
            <text:p>0.4786612293</text:p>
          </table:table-cell>
        </table:table-row>
        <table:table-row table:style-name="ro1">
          <table:table-cell office:value-type="float" office:value="0.47664710440585" calcext:value-type="float">
            <text:p>0.4766471044</text:p>
          </table:table-cell>
        </table:table-row>
        <table:table-row table:style-name="ro1">
          <table:table-cell office:value-type="float" office:value="0.474645720736983" calcext:value-type="float">
            <text:p>0.4746457207</text:p>
          </table:table-cell>
        </table:table-row>
        <table:table-row table:style-name="ro1">
          <table:table-cell office:value-type="float" office:value="0.472659882304327" calcext:value-type="float">
            <text:p>0.4726598823</text:p>
          </table:table-cell>
        </table:table-row>
        <table:table-row table:style-name="ro1">
          <table:table-cell office:value-type="float" office:value="0.470692519625137" calcext:value-type="float">
            <text:p>0.4706925196</text:p>
          </table:table-cell>
        </table:table-row>
        <table:table-row table:style-name="ro1">
          <table:table-cell office:value-type="float" office:value="0.468746666049524" calcext:value-type="float">
            <text:p>0.468746666</text:p>
          </table:table-cell>
        </table:table-row>
        <table:table-row table:style-name="ro1">
          <table:table-cell office:value-type="float" office:value="0.466825434860193" calcext:value-type="float">
            <text:p>0.4668254349</text:p>
          </table:table-cell>
        </table:table-row>
        <table:table-row table:style-name="ro1">
          <table:table-cell office:value-type="float" office:value="0.464931997172855" calcext:value-type="float">
            <text:p>0.4649319972</text:p>
          </table:table-cell>
        </table:table-row>
        <table:table-row table:style-name="ro1">
          <table:table-cell office:value-type="float" office:value="0.463069560637313" calcext:value-type="float">
            <text:p>0.4630695606</text:p>
          </table:table-cell>
        </table:table-row>
        <table:table-row table:style-name="ro1">
          <table:table-cell office:value-type="float" office:value="0.46124134893922" calcext:value-type="float">
            <text:p>0.4612413489</text:p>
          </table:table-cell>
        </table:table-row>
        <table:table-row table:style-name="ro1">
          <table:table-cell office:value-type="float" office:value="0.459450582102514" calcext:value-type="float">
            <text:p>0.4594505821</text:p>
          </table:table-cell>
        </table:table-row>
        <table:table-row table:style-name="ro1">
          <table:table-cell office:value-type="float" office:value="0.457700457592515" calcext:value-type="float">
            <text:p>0.4577004576</text:p>
          </table:table-cell>
        </table:table-row>
        <table:table-row table:style-name="ro1">
          <table:table-cell office:value-type="float" office:value="0.455994132219711" calcext:value-type="float">
            <text:p>0.4559941322</text:p>
          </table:table-cell>
        </table:table-row>
        <table:table-row table:style-name="ro1">
          <table:table-cell office:value-type="float" office:value="0.454334704844205" calcext:value-type="float">
            <text:p>0.4543347048</text:p>
          </table:table-cell>
        </table:table-row>
        <table:table-row table:style-name="ro1">
          <table:table-cell office:value-type="float" office:value="0.452725199880841" calcext:value-type="float">
            <text:p>0.4527251999</text:p>
          </table:table-cell>
        </table:table-row>
        <table:table-row table:style-name="ro1">
          <table:table-cell office:value-type="float" office:value="0.451168551604999" calcext:value-type="float">
            <text:p>0.4511685516</text:p>
          </table:table-cell>
        </table:table-row>
        <table:table-row table:style-name="ro1">
          <table:table-cell office:value-type="float" office:value="0.449667589259068" calcext:value-type="float">
            <text:p>0.4496675893</text:p>
          </table:table-cell>
        </table:table-row>
        <table:table-row table:style-name="ro1">
          <table:table-cell office:value-type="float" office:value="0.448225022959589" calcext:value-type="float">
            <text:p>0.448225023</text:p>
          </table:table-cell>
        </table:table-row>
        <table:table-row table:style-name="ro1">
          <table:table-cell office:value-type="float" office:value="0.446843430405069" calcext:value-type="float">
            <text:p>0.4468434304</text:p>
          </table:table-cell>
        </table:table-row>
        <table:table-row table:style-name="ro1">
          <table:table-cell office:value-type="float" office:value="0.445525244384476" calcext:value-type="float">
            <text:p>0.4455252444</text:p>
          </table:table-cell>
        </table:table-row>
        <table:table-row table:style-name="ro1">
          <table:table-cell office:value-type="float" office:value="0.444272741086397" calcext:value-type="float">
            <text:p>0.4442727411</text:p>
          </table:table-cell>
        </table:table-row>
        <table:table-row table:style-name="ro1">
          <table:table-cell office:value-type="float" office:value="0.44308802920888" calcext:value-type="float">
            <text:p>0.4430880292</text:p>
          </table:table-cell>
        </table:table-row>
        <table:table-row table:style-name="ro1">
          <table:table-cell office:value-type="float" office:value="0.441973039869936" calcext:value-type="float">
            <text:p>0.4419730399</text:p>
          </table:table-cell>
        </table:table-row>
        <table:table-row table:style-name="ro1">
          <table:table-cell office:value-type="float" office:value="0.440929517318727" calcext:value-type="float">
            <text:p>0.4409295173</text:p>
          </table:table-cell>
        </table:table-row>
        <table:table-row table:style-name="ro1">
          <table:table-cell office:value-type="float" office:value="0.439959010447419" calcext:value-type="float">
            <text:p>0.4399590104</text:p>
          </table:table-cell>
        </table:table-row>
        <table:table-row table:style-name="ro1">
          <table:table-cell office:value-type="float" office:value="0.439062865103713" calcext:value-type="float">
            <text:p>0.4390628651</text:p>
          </table:table-cell>
        </table:table-row>
        <table:table-row table:style-name="ro1">
          <table:table-cell office:value-type="float" office:value="0.438242217204045" calcext:value-type="float">
            <text:p>0.4382422172</text:p>
          </table:table-cell>
        </table:table-row>
        <table:table-row table:style-name="ro1">
          <table:table-cell office:value-type="float" office:value="0.43749798664746" calcext:value-type="float">
            <text:p>0.4374979866</text:p>
          </table:table-cell>
        </table:table-row>
        <table:table-row table:style-name="ro1">
          <table:table-cell office:value-type="float" office:value="0.436830872030162" calcext:value-type="float">
            <text:p>0.436830872</text:p>
          </table:table-cell>
        </table:table-row>
        <table:table-row table:style-name="ro1">
          <table:table-cell office:value-type="float" office:value="0.436241346160738" calcext:value-type="float">
            <text:p>0.4362413462</text:p>
          </table:table-cell>
        </table:table-row>
        <table:table-row table:style-name="ro1">
          <table:table-cell office:value-type="float" office:value="0.435729652376044" calcext:value-type="float">
            <text:p>0.4357296524</text:p>
          </table:table-cell>
        </table:table-row>
        <table:table-row table:style-name="ro1">
          <table:table-cell office:value-type="float" office:value="0.435295801657782" calcext:value-type="float">
            <text:p>0.4352958017</text:p>
          </table:table-cell>
        </table:table-row>
        <table:table-row table:style-name="ro1">
          <table:table-cell office:value-type="float" office:value="0.434939570549734" calcext:value-type="float">
            <text:p>0.4349395705</text:p>
          </table:table-cell>
        </table:table-row>
        <table:table-row table:style-name="ro1">
          <table:table-cell office:value-type="float" office:value="0.43466049987568" calcext:value-type="float">
            <text:p>0.4346604999</text:p>
          </table:table-cell>
        </table:table-row>
        <table:table-row table:style-name="ro1">
          <table:table-cell office:value-type="float" office:value="0.434457894257982" calcext:value-type="float">
            <text:p>0.4344578943</text:p>
          </table:table-cell>
        </table:table-row>
        <table:table-row table:style-name="ro1">
          <table:table-cell office:value-type="float" office:value="0.434330822436846" calcext:value-type="float">
            <text:p>0.4343308224</text:p>
          </table:table-cell>
        </table:table-row>
        <table:table-row table:style-name="ro1">
          <table:table-cell office:value-type="float" office:value="0.434278118390255" calcext:value-type="float">
            <text:p>0.4342781184</text:p>
          </table:table-cell>
        </table:table-row>
        <table:table-row table:style-name="ro1">
          <table:table-cell office:value-type="float" office:value="0.434298383254573" calcext:value-type="float">
            <text:p>0.4342983833</text:p>
          </table:table-cell>
        </table:table-row>
        <table:table-row table:style-name="ro1">
          <table:table-cell office:value-type="float" office:value="0.434389988045829" calcext:value-type="float">
            <text:p>0.434389988</text:p>
          </table:table-cell>
        </table:table-row>
        <table:table-row table:style-name="ro1">
          <table:table-cell office:value-type="float" office:value="0.434551077181665" calcext:value-type="float">
            <text:p>0.4345510772</text:p>
          </table:table-cell>
        </table:table-row>
        <table:table-row table:style-name="ro1">
          <table:table-cell office:value-type="float" office:value="0.434779572803965" calcext:value-type="float">
            <text:p>0.4347795728</text:p>
          </table:table-cell>
        </table:table-row>
        <table:table-row table:style-name="ro1">
          <table:table-cell office:value-type="float" office:value="0.435073179902153" calcext:value-type="float">
            <text:p>0.4350731799</text:p>
          </table:table-cell>
        </table:table-row>
        <table:table-row table:style-name="ro1">
          <table:table-cell office:value-type="float" office:value="0.435429392237164" calcext:value-type="float">
            <text:p>0.4354293922</text:p>
          </table:table-cell>
        </table:table-row>
        <table:table-row table:style-name="ro1">
          <table:table-cell office:value-type="float" office:value="0.435845499066091" calcext:value-type="float">
            <text:p>0.4358454991</text:p>
          </table:table-cell>
        </table:table-row>
        <table:table-row table:style-name="ro1">
          <table:table-cell office:value-type="float" office:value="0.4363185926675" calcext:value-type="float">
            <text:p>0.4363185927</text:p>
          </table:table-cell>
        </table:table-row>
        <table:table-row table:style-name="ro1">
          <table:table-cell office:value-type="float" office:value="0.436845576667426" calcext:value-type="float">
            <text:p>0.4368455767</text:p>
          </table:table-cell>
        </table:table-row>
        <table:table-row table:style-name="ro1">
          <table:table-cell office:value-type="float" office:value="0.437423175166037" calcext:value-type="float">
            <text:p>0.4374231752</text:p>
          </table:table-cell>
        </table:table-row>
        <table:table-row table:style-name="ro1">
          <table:table-cell office:value-type="float" office:value="0.438047942664965" calcext:value-type="float">
            <text:p>0.4380479427</text:p>
          </table:table-cell>
        </table:table-row>
        <table:table-row table:style-name="ro1">
          <table:table-cell office:value-type="float" office:value="0.438716274795327" calcext:value-type="float">
            <text:p>0.4387162748</text:p>
          </table:table-cell>
        </table:table-row>
        <table:table-row table:style-name="ro1">
          <table:table-cell office:value-type="float" office:value="0.439424419846401" calcext:value-type="float">
            <text:p>0.4394244198</text:p>
          </table:table-cell>
        </table:table-row>
        <table:table-row table:style-name="ro1">
          <table:table-cell office:value-type="float" office:value="0.440168491094988" calcext:value-type="float">
            <text:p>0.4401684911</text:p>
          </table:table-cell>
        </table:table-row>
        <table:table-row table:style-name="ro1">
          <table:table-cell office:value-type="float" office:value="0.440944479935439" calcext:value-type="float">
            <text:p>0.4409444799</text:p>
          </table:table-cell>
        </table:table-row>
        <table:table-row table:style-name="ro1">
          <table:table-cell office:value-type="float" office:value="0.44174826981036" calcext:value-type="float">
            <text:p>0.4417482698</text:p>
          </table:table-cell>
        </table:table-row>
        <table:table-row table:style-name="ro1">
          <table:table-cell office:value-type="float" office:value="0.44257565094199" calcext:value-type="float">
            <text:p>0.4425756509</text:p>
          </table:table-cell>
        </table:table-row>
        <table:table-row table:style-name="ro1">
          <table:table-cell office:value-type="float" office:value="0.443422335864248" calcext:value-type="float">
            <text:p>0.4434223359</text:p>
          </table:table-cell>
        </table:table-row>
        <table:table-row table:style-name="ro1">
          <table:table-cell office:value-type="float" office:value="0.444283975755456" calcext:value-type="float">
            <text:p>0.4442839758</text:p>
          </table:table-cell>
        </table:table-row>
        <table:table-row table:style-name="ro1">
          <table:table-cell office:value-type="float" office:value="0.445156177571737" calcext:value-type="float">
            <text:p>0.4451561776</text:p>
          </table:table-cell>
        </table:table-row>
        <table:table-row table:style-name="ro1">
          <table:table-cell office:value-type="float" office:value="0.446034521981084" calcext:value-type="float">
            <text:p>0.446034522</text:p>
          </table:table-cell>
        </table:table-row>
        <table:table-row table:style-name="ro1">
          <table:table-cell office:value-type="float" office:value="0.446914582098098" calcext:value-type="float">
            <text:p>0.4469145821</text:p>
          </table:table-cell>
        </table:table-row>
        <table:table-row table:style-name="ro1">
          <table:table-cell office:value-type="float" office:value="0.44779194301941" calcext:value-type="float">
            <text:p>0.447791943</text:p>
          </table:table-cell>
        </table:table-row>
        <table:table-row table:style-name="ro1">
          <table:table-cell office:value-type="float" office:value="0.448662222159765" calcext:value-type="float">
            <text:p>0.4486622222</text:p>
          </table:table-cell>
        </table:table-row>
        <table:table-row table:style-name="ro1">
          <table:table-cell office:value-type="float" office:value="0.449521090388784" calcext:value-type="float">
            <text:p>0.4495210904</text:p>
          </table:table-cell>
        </table:table-row>
        <table:table-row table:style-name="ro1">
          <table:table-cell office:value-type="float" office:value="0.4503642939684" calcext:value-type="float">
            <text:p>0.450364294</text:p>
          </table:table-cell>
        </table:table-row>
        <table:table-row table:style-name="ro1">
          <table:table-cell office:value-type="float" office:value="0.451187677290966" calcext:value-type="float">
            <text:p>0.4511876773</text:p>
          </table:table-cell>
        </table:table-row>
        <table:table-row table:style-name="ro1">
          <table:table-cell office:value-type="float" office:value="0.451987206418035" calcext:value-type="float">
            <text:p>0.4519872064</text:p>
          </table:table-cell>
        </table:table-row>
        <table:table-row table:style-name="ro1">
          <table:table-cell office:value-type="float" office:value="0.452758993419815" calcext:value-type="float">
            <text:p>0.4527589934</text:p>
          </table:table-cell>
        </table:table-row>
        <table:table-row table:style-name="ro1">
          <table:table-cell office:value-type="float" office:value="0.453499321515295" calcext:value-type="float">
            <text:p>0.4534993215</text:p>
          </table:table-cell>
        </table:table-row>
        <table:table-row table:style-name="ro1">
          <table:table-cell office:value-type="float" office:value="0.45420467101305" calcext:value-type="float">
            <text:p>0.454204671</text:p>
          </table:table-cell>
        </table:table-row>
        <table:table-row table:style-name="ro1">
          <table:table-cell office:value-type="float" office:value="0.454871746052706" calcext:value-type="float">
            <text:p>0.4548717461</text:p>
          </table:table-cell>
        </table:table-row>
        <table:table-row table:style-name="ro1">
          <table:table-cell office:value-type="float" office:value="0.455497502147096" calcext:value-type="float">
            <text:p>0.4554975021</text:p>
          </table:table-cell>
        </table:table-row>
        <table:table-row table:style-name="ro1">
          <table:table-cell office:value-type="float" office:value="0.456079174525075" calcext:value-type="float">
            <text:p>0.4560791745</text:p>
          </table:table-cell>
        </table:table-row>
        <table:table-row table:style-name="ro1">
          <table:table-cell office:value-type="float" office:value="0.456614307275011" calcext:value-type="float">
            <text:p>0.4566143073</text:p>
          </table:table-cell>
        </table:table-row>
        <table:table-row table:style-name="ro1">
          <table:table-cell office:value-type="float" office:value="0.457100783288958" calcext:value-type="float">
            <text:p>0.4571007833</text:p>
          </table:table-cell>
        </table:table-row>
        <table:table-row table:style-name="ro1">
          <table:table-cell office:value-type="float" office:value="0.457536855007488" calcext:value-type="float">
            <text:p>0.457536855</text:p>
          </table:table-cell>
        </table:table-row>
        <table:table-row table:style-name="ro1">
          <table:table-cell office:value-type="float" office:value="0.457921175965209" calcext:value-type="float">
            <text:p>0.457921176</text:p>
          </table:table-cell>
        </table:table-row>
        <table:table-row table:style-name="ro1">
          <table:table-cell office:value-type="float" office:value="0.458252833136947" calcext:value-type="float">
            <text:p>0.4582528331</text:p>
          </table:table-cell>
        </table:table-row>
        <table:table-row table:style-name="ro1">
          <table:table-cell office:value-type="float" office:value="0.458531380084606" calcext:value-type="float">
            <text:p>0.4585313801</text:p>
          </table:table-cell>
        </table:table-row>
        <table:table-row table:style-name="ro1">
          <table:table-cell office:value-type="float" office:value="0.4587568709047" calcext:value-type="float">
            <text:p>0.4587568709</text:p>
          </table:table-cell>
        </table:table-row>
        <table:table-row table:style-name="ro1">
          <table:table-cell office:value-type="float" office:value="0.458929894976558" calcext:value-type="float">
            <text:p>0.458929895</text:p>
          </table:table-cell>
        </table:table-row>
        <table:table-row table:style-name="ro1">
          <table:table-cell office:value-type="float" office:value="0.459051612511201" calcext:value-type="float">
            <text:p>0.4590516125</text:p>
          </table:table-cell>
        </table:table-row>
        <table:table-row table:style-name="ro1">
          <table:table-cell office:value-type="float" office:value="0.459123790900895" calcext:value-type="float">
            <text:p>0.4591237909</text:p>
          </table:table-cell>
        </table:table-row>
        <table:table-row table:style-name="ro1">
          <table:table-cell office:value-type="float" office:value="0.459148841869374" calcext:value-type="float">
            <text:p>0.4591488419</text:p>
          </table:table-cell>
        </table:table-row>
        <table:table-row table:style-name="ro1">
          <table:table-cell office:value-type="float" office:value="0.459129859422738" calcext:value-type="float">
            <text:p>0.4591298594</text:p>
          </table:table-cell>
        </table:table-row>
        <table:table-row table:style-name="ro1">
          <table:table-cell office:value-type="float" office:value="0.459070658601024" calcext:value-type="float">
            <text:p>0.4590706586</text:p>
          </table:table-cell>
        </table:table-row>
        <table:table-row table:style-name="ro1">
          <table:table-cell office:value-type="float" office:value="0.458975815030449" calcext:value-type="float">
            <text:p>0.458975815</text:p>
          </table:table-cell>
        </table:table-row>
        <table:table-row table:style-name="ro1">
          <table:table-cell office:value-type="float" office:value="0.458850705276329" calcext:value-type="float">
            <text:p>0.4588507053</text:p>
          </table:table-cell>
        </table:table-row>
        <table:table-row table:style-name="ro1">
          <table:table-cell office:value-type="float" office:value="0.458701547996665" calcext:value-type="float">
            <text:p>0.458701548</text:p>
          </table:table-cell>
        </table:table-row>
        <table:table-row table:style-name="ro1">
          <table:table-cell office:value-type="float" office:value="0.458535445896409" calcext:value-type="float">
            <text:p>0.4585354459</text:p>
          </table:table-cell>
        </table:table-row>
        <table:table-row table:style-name="ro1">
          <table:table-cell office:value-type="float" office:value="0.458360428482403" calcext:value-type="float">
            <text:p>0.4583604285</text:p>
          </table:table-cell>
        </table:table-row>
        <table:table-row table:style-name="ro1">
          <table:table-cell office:value-type="float" office:value="0.503967607284967" calcext:value-type="float">
            <text:p>0.5039676073</text:p>
          </table:table-cell>
        </table:table-row>
        <table:table-row table:style-name="ro1">
          <table:table-cell office:value-type="float" office:value="0.501944395471971" calcext:value-type="float">
            <text:p>0.5019443955</text:p>
          </table:table-cell>
        </table:table-row>
        <table:table-row table:style-name="ro1">
          <table:table-cell office:value-type="float" office:value="0.499918089153384" calcext:value-type="float">
            <text:p>0.4999180892</text:p>
          </table:table-cell>
        </table:table-row>
        <table:table-row table:style-name="ro1">
          <table:table-cell office:value-type="float" office:value="0.497887885645945" calcext:value-type="float">
            <text:p>0.4978878856</text:p>
          </table:table-cell>
        </table:table-row>
        <table:table-row table:style-name="ro1">
          <table:table-cell office:value-type="float" office:value="0.495853449139852" calcext:value-type="float">
            <text:p>0.4958534491</text:p>
          </table:table-cell>
        </table:table-row>
        <table:table-row table:style-name="ro1">
          <table:table-cell office:value-type="float" office:value="0.493814877679533" calcext:value-type="float">
            <text:p>0.4938148777</text:p>
          </table:table-cell>
        </table:table-row>
        <table:table-row table:style-name="ro1">
          <table:table-cell office:value-type="float" office:value="0.49177267094305" calcext:value-type="float">
            <text:p>0.4917726709</text:p>
          </table:table-cell>
        </table:table-row>
        <table:table-row table:style-name="ro1">
          <table:table-cell office:value-type="float" office:value="0.489727698820137" calcext:value-type="float">
            <text:p>0.4897276988</text:p>
          </table:table-cell>
        </table:table-row>
        <table:table-row table:style-name="ro1">
          <table:table-cell office:value-type="float" office:value="0.487681170788868" calcext:value-type="float">
            <text:p>0.4876811708</text:p>
          </table:table-cell>
        </table:table-row>
        <table:table-row table:style-name="ro1">
          <table:table-cell office:value-type="float" office:value="0.485634606090956" calcext:value-type="float">
            <text:p>0.4856346061</text:p>
          </table:table-cell>
        </table:table-row>
        <table:table-row table:style-name="ro1">
          <table:table-cell office:value-type="float" office:value="0.483589804705687" calcext:value-type="float">
            <text:p>0.4835898047</text:p>
          </table:table-cell>
        </table:table-row>
        <table:table-row table:style-name="ro1">
          <table:table-cell office:value-type="float" office:value="0.481548819122486" calcext:value-type="float">
            <text:p>0.4815488191</text:p>
          </table:table-cell>
        </table:table-row>
        <table:table-row table:style-name="ro1">
          <table:table-cell office:value-type="float" office:value="0.479513926912107" calcext:value-type="float">
            <text:p>0.4795139269</text:p>
          </table:table-cell>
        </table:table-row>
        <table:table-row table:style-name="ro1">
          <table:table-cell office:value-type="float" office:value="0.477487604096469" calcext:value-type="float">
            <text:p>0.4774876041</text:p>
          </table:table-cell>
        </table:table-row>
        <table:table-row table:style-name="ro1">
          <table:table-cell office:value-type="float" office:value="0.475472499317109" calcext:value-type="float">
            <text:p>0.4754724993</text:p>
          </table:table-cell>
        </table:table-row>
        <table:table-row table:style-name="ro1">
          <table:table-cell office:value-type="float" office:value="0.47347140880228" calcext:value-type="float">
            <text:p>0.4734714088</text:p>
          </table:table-cell>
        </table:table-row>
        <table:table-row table:style-name="ro1">
          <table:table-cell office:value-type="float" office:value="0.471487252132671" calcext:value-type="float">
            <text:p>0.4714872521</text:p>
          </table:table-cell>
        </table:table-row>
        <table:table-row table:style-name="ro1">
          <table:table-cell office:value-type="float" office:value="0.469523048805764" calcext:value-type="float">
            <text:p>0.4695230488</text:p>
          </table:table-cell>
        </table:table-row>
        <table:table-row table:style-name="ro1">
          <table:table-cell office:value-type="float" office:value="0.467581895598824" calcext:value-type="float">
            <text:p>0.4675818956</text:p>
          </table:table-cell>
        </table:table-row>
        <table:table-row table:style-name="ro1">
          <table:table-cell office:value-type="float" office:value="0.465666944730515" calcext:value-type="float">
            <text:p>0.4656669447</text:p>
          </table:table-cell>
        </table:table-row>
        <table:table-row table:style-name="ro1">
          <table:table-cell office:value-type="float" office:value="0.463781382821154" calcext:value-type="float">
            <text:p>0.4637813828</text:p>
          </table:table-cell>
        </table:table-row>
        <table:table-row table:style-name="ro1">
          <table:table-cell office:value-type="float" office:value="0.461928410651595" calcext:value-type="float">
            <text:p>0.4619284107</text:p>
          </table:table-cell>
        </table:table-row>
        <table:table-row table:style-name="ro1">
          <table:table-cell office:value-type="float" office:value="0.460111223720743" calcext:value-type="float">
            <text:p>0.4601112237</text:p>
          </table:table-cell>
        </table:table-row>
        <table:table-row table:style-name="ro1">
          <table:table-cell office:value-type="float" office:value="0.458332993601705" calcext:value-type="float">
            <text:p>0.4583329936</text:p>
          </table:table-cell>
        </table:table-row>
        <table:table-row table:style-name="ro1">
          <table:table-cell office:value-type="float" office:value="0.456596850096564" calcext:value-type="float">
            <text:p>0.4565968501</text:p>
          </table:table-cell>
        </table:table-row>
        <table:table-row table:style-name="ro1">
          <table:table-cell office:value-type="float" office:value="0.454905864189795" calcext:value-type="float">
            <text:p>0.4549058642</text:p>
          </table:table-cell>
        </table:table-row>
        <table:table-row table:style-name="ro1">
          <table:table-cell office:value-type="float" office:value="0.453263031800307" calcext:value-type="float">
            <text:p>0.4532630318</text:p>
          </table:table-cell>
        </table:table-row>
        <table:table-row table:style-name="ro1">
          <table:table-cell office:value-type="float" office:value="0.451671258332119" calcext:value-type="float">
            <text:p>0.4516712583</text:p>
          </table:table-cell>
        </table:table-row>
        <table:table-row table:style-name="ro1">
          <table:table-cell office:value-type="float" office:value="0.450133344023665" calcext:value-type="float">
            <text:p>0.450133344</text:p>
          </table:table-cell>
        </table:table-row>
        <table:table-row table:style-name="ro1">
          <table:table-cell office:value-type="float" office:value="0.448651970095736" calcext:value-type="float">
            <text:p>0.4486519701</text:p>
          </table:table-cell>
        </table:table-row>
        <table:table-row table:style-name="ro1">
          <table:table-cell office:value-type="float" office:value="0.44722968569805" calcext:value-type="float">
            <text:p>0.4472296857</text:p>
          </table:table-cell>
        </table:table-row>
        <table:table-row table:style-name="ro1">
          <table:table-cell office:value-type="float" office:value="0.445868895654453" calcext:value-type="float">
            <text:p>0.4458688957</text:p>
          </table:table-cell>
        </table:table-row>
        <table:table-row table:style-name="ro1">
          <table:table-cell office:value-type="float" office:value="0.444571849006758" calcext:value-type="float">
            <text:p>0.444571849</text:p>
          </table:table-cell>
        </table:table-row>
        <table:table-row table:style-name="ro1">
          <table:table-cell office:value-type="float" office:value="0.443340628357211" calcext:value-type="float">
            <text:p>0.4433406284</text:p>
          </table:table-cell>
        </table:table-row>
        <table:table-row table:style-name="ro1">
          <table:table-cell office:value-type="float" office:value="0.442177140009586" calcext:value-type="float">
            <text:p>0.44217714</text:p>
          </table:table-cell>
        </table:table-row>
        <table:table-row table:style-name="ro1">
          <table:table-cell office:value-type="float" office:value="0.441083104908922" calcext:value-type="float">
            <text:p>0.4410831049</text:p>
          </table:table-cell>
        </table:table-row>
        <table:table-row table:style-name="ro1">
          <table:table-cell office:value-type="float" office:value="0.440060050379879" calcext:value-type="float">
            <text:p>0.4400600504</text:p>
          </table:table-cell>
        </table:table-row>
        <table:table-row table:style-name="ro1">
          <table:table-cell office:value-type="float" office:value="0.439109302663741" calcext:value-type="float">
            <text:p>0.4391093027</text:p>
          </table:table-cell>
        </table:table-row>
        <table:table-row table:style-name="ro1">
          <table:table-cell office:value-type="float" office:value="0.438231980254034" calcext:value-type="float">
            <text:p>0.4382319803</text:p>
          </table:table-cell>
        </table:table-row>
        <table:table-row table:style-name="ro1">
          <table:table-cell office:value-type="float" office:value="0.437428988030791" calcext:value-type="float">
            <text:p>0.437428988</text:p>
          </table:table-cell>
        </table:table-row>
        <table:table-row table:style-name="ro1">
          <table:table-cell office:value-type="float" office:value="0.436701012193439" calcext:value-type="float">
            <text:p>0.4367010122</text:p>
          </table:table-cell>
        </table:table-row>
        <table:table-row table:style-name="ro1">
          <table:table-cell office:value-type="float" office:value="0.436048515992324" calcext:value-type="float">
            <text:p>0.436048516</text:p>
          </table:table-cell>
        </table:table-row>
        <table:table-row table:style-name="ro1">
          <table:table-cell office:value-type="float" office:value="0.435471736258862" calcext:value-type="float">
            <text:p>0.4354717363</text:p>
          </table:table-cell>
        </table:table-row>
        <table:table-row table:style-name="ro1">
          <table:table-cell office:value-type="float" office:value="0.434970680734331" calcext:value-type="float">
            <text:p>0.4349706807</text:p>
          </table:table-cell>
        </table:table-row>
        <table:table-row table:style-name="ro1">
          <table:table-cell office:value-type="float" office:value="0.434545126197283" calcext:value-type="float">
            <text:p>0.4345451262</text:p>
          </table:table-cell>
        </table:table-row>
        <table:table-row table:style-name="ro1">
          <table:table-cell office:value-type="float" office:value="0.434194617389598" calcext:value-type="float">
            <text:p>0.4341946174</text:p>
          </table:table-cell>
        </table:table-row>
        <table:table-row table:style-name="ro1">
          <table:table-cell office:value-type="float" office:value="0.433918466741166" calcext:value-type="float">
            <text:p>0.4339184667</text:p>
          </table:table-cell>
        </table:table-row>
        <table:table-row table:style-name="ro1">
          <table:table-cell office:value-type="float" office:value="0.4337157548932" calcext:value-type="float">
            <text:p>0.4337157549</text:p>
          </table:table-cell>
        </table:table-row>
        <table:table-row table:style-name="ro1">
          <table:table-cell office:value-type="float" office:value="0.433585332020184" calcext:value-type="float">
            <text:p>0.433585332</text:p>
          </table:table-cell>
        </table:table-row>
        <table:table-row table:style-name="ro1">
          <table:table-cell office:value-type="float" office:value="0.433525819950447" calcext:value-type="float">
            <text:p>0.43352582</text:p>
          </table:table-cell>
        </table:table-row>
        <table:table-row table:style-name="ro1">
          <table:table-cell office:value-type="float" office:value="0.433535615085377" calcext:value-type="float">
            <text:p>0.4335356151</text:p>
          </table:table-cell>
        </table:table-row>
        <table:table-row table:style-name="ro1">
          <table:table-cell office:value-type="float" office:value="0.433612892117263" calcext:value-type="float">
            <text:p>0.4336128921</text:p>
          </table:table-cell>
        </table:table-row>
        <table:table-row table:style-name="ro1">
          <table:table-cell office:value-type="float" office:value="0.433755608545766" calcext:value-type="float">
            <text:p>0.4337556085</text:p>
          </table:table-cell>
        </table:table-row>
        <table:table-row table:style-name="ro1">
          <table:table-cell office:value-type="float" office:value="0.433961509993025" calcext:value-type="float">
            <text:p>0.43396151</text:p>
          </table:table-cell>
        </table:table-row>
        <table:table-row table:style-name="ro1">
          <table:table-cell office:value-type="float" office:value="0.434228136317399" calcext:value-type="float">
            <text:p>0.4342281363</text:p>
          </table:table-cell>
        </table:table-row>
        <table:table-row table:style-name="ro1">
          <table:table-cell office:value-type="float" office:value="0.434552828525831" calcext:value-type="float">
            <text:p>0.4345528285</text:p>
          </table:table-cell>
        </table:table-row>
        <table:table-row table:style-name="ro1">
          <table:table-cell office:value-type="float" office:value="0.434932736484853" calcext:value-type="float">
            <text:p>0.4349327365</text:p>
          </table:table-cell>
        </table:table-row>
        <table:table-row table:style-name="ro1">
          <table:table-cell office:value-type="float" office:value="0.435364827430219" calcext:value-type="float">
            <text:p>0.4353648274</text:p>
          </table:table-cell>
        </table:table-row>
        <table:table-row table:style-name="ro1">
          <table:table-cell office:value-type="float" office:value="0.435845895275171" calcext:value-type="float">
            <text:p>0.4358458953</text:p>
          </table:table-cell>
        </table:table-row>
        <table:table-row table:style-name="ro1">
          <table:table-cell office:value-type="float" office:value="0.436372570717334" calcext:value-type="float">
            <text:p>0.4363725707</text:p>
          </table:table-cell>
        </table:table-row>
        <table:table-row table:style-name="ro1">
          <table:table-cell office:value-type="float" office:value="0.436941332144249" calcext:value-type="float">
            <text:p>0.4369413321</text:p>
          </table:table-cell>
        </table:table-row>
        <table:table-row table:style-name="ro1">
          <table:table-cell office:value-type="float" office:value="0.437548517337532" calcext:value-type="float">
            <text:p>0.4375485173</text:p>
          </table:table-cell>
        </table:table-row>
        <table:table-row table:style-name="ro1">
          <table:table-cell office:value-type="float" office:value="0.438190335975666" calcext:value-type="float">
            <text:p>0.438190336</text:p>
          </table:table-cell>
        </table:table-row>
        <table:table-row table:style-name="ro1">
          <table:table-cell office:value-type="float" office:value="0.438862882935429" calcext:value-type="float">
            <text:p>0.4388628829</text:p>
          </table:table-cell>
        </table:table-row>
        <table:table-row table:style-name="ro1">
          <table:table-cell office:value-type="float" office:value="0.439562152391952" calcext:value-type="float">
            <text:p>0.4395621524</text:p>
          </table:table-cell>
        </table:table-row>
        <table:table-row table:style-name="ro1">
          <table:table-cell office:value-type="float" office:value="0.440284052717402" calcext:value-type="float">
            <text:p>0.4402840527</text:p>
          </table:table-cell>
        </table:table-row>
        <table:table-row table:style-name="ro1">
          <table:table-cell office:value-type="float" office:value="0.441024422178311" calcext:value-type="float">
            <text:p>0.4410244222</text:p>
          </table:table-cell>
        </table:table-row>
        <table:table-row table:style-name="ro1">
          <table:table-cell office:value-type="float" office:value="0.441779045431524" calcext:value-type="float">
            <text:p>0.4417790454</text:p>
          </table:table-cell>
        </table:table-row>
        <table:table-row table:style-name="ro1">
          <table:table-cell office:value-type="float" office:value="0.442543670818783" calcext:value-type="float">
            <text:p>0.4425436708</text:p>
          </table:table-cell>
        </table:table-row>
        <table:table-row table:style-name="ro1">
          <table:table-cell office:value-type="float" office:value="0.443314028459949" calcext:value-type="float">
            <text:p>0.4433140285</text:p>
          </table:table-cell>
        </table:table-row>
        <table:table-row table:style-name="ro1">
          <table:table-cell office:value-type="float" office:value="0.444085849144845" calcext:value-type="float">
            <text:p>0.4440858491</text:p>
          </table:table-cell>
        </table:table-row>
        <table:table-row table:style-name="ro1">
          <table:table-cell office:value-type="float" office:value="0.444854884023742" calcext:value-type="float">
            <text:p>0.444854884</text:p>
          </table:table-cell>
        </table:table-row>
        <table:table-row table:style-name="ro1">
          <table:table-cell office:value-type="float" office:value="0.445616925096466" calcext:value-type="float">
            <text:p>0.4456169251</text:p>
          </table:table-cell>
        </table:table-row>
        <table:table-row table:style-name="ro1">
          <table:table-cell office:value-type="float" office:value="0.446367826500147" calcext:value-type="float">
            <text:p>0.4463678265</text:p>
          </table:table-cell>
        </table:table-row>
        <table:table-row table:style-name="ro1">
          <table:table-cell office:value-type="float" office:value="0.447103526595597" calcext:value-type="float">
            <text:p>0.4471035266</text:p>
          </table:table-cell>
        </table:table-row>
        <table:table-row table:style-name="ro1">
          <table:table-cell office:value-type="float" office:value="0.447820070852311" calcext:value-type="float">
            <text:p>0.4478200709</text:p>
          </table:table-cell>
        </table:table-row>
        <table:table-row table:style-name="ro1">
          <table:table-cell office:value-type="float" office:value="0.448513635532114" calcext:value-type="float">
            <text:p>0.4485136355</text:p>
          </table:table-cell>
        </table:table-row>
        <table:table-row table:style-name="ro1">
          <table:table-cell office:value-type="float" office:value="0.449180552171433" calcext:value-type="float">
            <text:p>0.4491805522</text:p>
          </table:table-cell>
        </table:table-row>
        <table:table-row table:style-name="ro1">
          <table:table-cell office:value-type="float" office:value="0.449817332862199" calcext:value-type="float">
            <text:p>0.4498173329</text:p>
          </table:table-cell>
        </table:table-row>
        <table:table-row table:style-name="ro1">
          <table:table-cell office:value-type="float" office:value="0.450420696331383" calcext:value-type="float">
            <text:p>0.4504206963</text:p>
          </table:table-cell>
        </table:table-row>
        <table:table-row table:style-name="ro1">
          <table:table-cell office:value-type="float" office:value="0.450987594819165" calcext:value-type="float">
            <text:p>0.4509875948</text:p>
          </table:table-cell>
        </table:table-row>
        <table:table-row table:style-name="ro1">
          <table:table-cell office:value-type="float" office:value="0.451515241755736" calcext:value-type="float">
            <text:p>0.4515152418</text:p>
          </table:table-cell>
        </table:table-row>
        <table:table-row table:style-name="ro1">
          <table:table-cell office:value-type="float" office:value="0.452001140236729" calcext:value-type="float">
            <text:p>0.4520011402</text:p>
          </table:table-cell>
        </table:table-row>
        <table:table-row table:style-name="ro1">
          <table:table-cell office:value-type="float" office:value="0.452443112297281" calcext:value-type="float">
            <text:p>0.4524431123</text:p>
          </table:table-cell>
        </table:table-row>
        <table:table-row table:style-name="ro1">
          <table:table-cell office:value-type="float" office:value="0.45283932898473" calcext:value-type="float">
            <text:p>0.452839329</text:p>
          </table:table-cell>
        </table:table-row>
        <table:table-row table:style-name="ro1">
          <table:table-cell office:value-type="float" office:value="0.453188341229944" calcext:value-type="float">
            <text:p>0.4531883412</text:p>
          </table:table-cell>
        </table:table-row>
        <table:table-row table:style-name="ro1">
          <table:table-cell office:value-type="float" office:value="0.453489111517281" calcext:value-type="float">
            <text:p>0.4534891115</text:p>
          </table:table-cell>
        </table:table-row>
        <table:table-row table:style-name="ro1">
          <table:table-cell office:value-type="float" office:value="0.453741046353179" calcext:value-type="float">
            <text:p>0.4537410464</text:p>
          </table:table-cell>
        </table:table-row>
        <table:table-row table:style-name="ro1">
          <table:table-cell office:value-type="float" office:value="0.453944029533381" calcext:value-type="float">
            <text:p>0.4539440295</text:p>
          </table:table-cell>
        </table:table-row>
        <table:table-row table:style-name="ro1">
          <table:table-cell office:value-type="float" office:value="0.454098456208791" calcext:value-type="float">
            <text:p>0.4540984562</text:p>
          </table:table-cell>
        </table:table-row>
        <table:table-row table:style-name="ro1">
          <table:table-cell office:value-type="float" office:value="0.45420526774996" calcext:value-type="float">
            <text:p>0.4542052677</text:p>
          </table:table-cell>
        </table:table-row>
        <table:table-row table:style-name="ro1">
          <table:table-cell office:value-type="float" office:value="0.454265987410206" calcext:value-type="float">
            <text:p>0.4542659874</text:p>
          </table:table-cell>
        </table:table-row>
        <table:table-row table:style-name="ro1">
          <table:table-cell office:value-type="float" office:value="0.454282756787368" calcext:value-type="float">
            <text:p>0.4542827568</text:p>
          </table:table-cell>
        </table:table-row>
        <table:table-row table:style-name="ro1">
          <table:table-cell office:value-type="float" office:value="0.454258373084185" calcext:value-type="float">
            <text:p>0.4542583731</text:p>
          </table:table-cell>
        </table:table-row>
        <table:table-row table:style-name="ro1">
          <table:table-cell office:value-type="float" office:value="0.454196327167316" calcext:value-type="float">
            <text:p>0.4541963272</text:p>
          </table:table-cell>
        </table:table-row>
        <table:table-row table:style-name="ro1">
          <table:table-cell office:value-type="float" office:value="0.454100842424984" calcext:value-type="float">
            <text:p>0.4541008424</text:p>
          </table:table-cell>
        </table:table-row>
        <table:table-row table:style-name="ro1">
          <table:table-cell office:value-type="float" office:value="0.453976914423256" calcext:value-type="float">
            <text:p>0.4539769144</text:p>
          </table:table-cell>
        </table:table-row>
        <table:table-row table:style-name="ro1">
          <table:table-cell office:value-type="float" office:value="0.453830351360955" calcext:value-type="float">
            <text:p>0.4538303514</text:p>
          </table:table-cell>
        </table:table-row>
        <table:table-row table:style-name="ro1">
          <table:table-cell office:value-type="float" office:value="0.453667815323202" calcext:value-type="float">
            <text:p>0.4536678153</text:p>
          </table:table-cell>
        </table:table-row>
        <table:table-row table:style-name="ro1">
          <table:table-cell office:value-type="float" office:value="0.453496864333593" calcext:value-type="float">
            <text:p>0.4534968643</text:p>
          </table:table-cell>
        </table:table-row>
        <table:table-row table:style-name="ro1">
          <table:table-cell office:value-type="float" office:value="0.506864092027873" calcext:value-type="float">
            <text:p>0.506864092</text:p>
          </table:table-cell>
        </table:table-row>
        <table:table-row table:style-name="ro1">
          <table:table-cell office:value-type="float" office:value="0.504851471842665" calcext:value-type="float">
            <text:p>0.5048514718</text:p>
          </table:table-cell>
        </table:table-row>
        <table:table-row table:style-name="ro1">
          <table:table-cell office:value-type="float" office:value="0.502834822619841" calcext:value-type="float">
            <text:p>0.5028348226</text:p>
          </table:table-cell>
        </table:table-row>
        <table:table-row table:style-name="ro1">
          <table:table-cell office:value-type="float" office:value="0.500812914542305" calcext:value-type="float">
            <text:p>0.5008129145</text:p>
          </table:table-cell>
        </table:table-row>
        <table:table-row table:style-name="ro1">
          <table:table-cell office:value-type="float" office:value="0.498785011549514" calcext:value-type="float">
            <text:p>0.4987850115</text:p>
          </table:table-cell>
        </table:table-row>
        <table:table-row table:style-name="ro1">
          <table:table-cell office:value-type="float" office:value="0.496750837820396" calcext:value-type="float">
            <text:p>0.4967508378</text:p>
          </table:table-cell>
        </table:table-row>
        <table:table-row table:style-name="ro1">
          <table:table-cell office:value-type="float" office:value="0.494710545052357" calcext:value-type="float">
            <text:p>0.4947105451</text:p>
          </table:table-cell>
        </table:table-row>
        <table:table-row table:style-name="ro1">
          <table:table-cell office:value-type="float" office:value="0.492664680536338" calcext:value-type="float">
            <text:p>0.4926646805</text:p>
          </table:table-cell>
        </table:table-row>
        <table:table-row table:style-name="ro1">
          <table:table-cell office:value-type="float" office:value="0.490614156027949" calcext:value-type="float">
            <text:p>0.490614156</text:p>
          </table:table-cell>
        </table:table-row>
        <table:table-row table:style-name="ro1">
          <table:table-cell office:value-type="float" office:value="0.488560217414667" calcext:value-type="float">
            <text:p>0.4885602174</text:p>
          </table:table-cell>
        </table:table-row>
        <table:table-row table:style-name="ro1">
          <table:table-cell office:value-type="float" office:value="0.486504415179098" calcext:value-type="float">
            <text:p>0.4865044152</text:p>
          </table:table-cell>
        </table:table-row>
        <table:table-row table:style-name="ro1">
          <table:table-cell office:value-type="float" office:value="0.484448575658317" calcext:value-type="float">
            <text:p>0.4844485757</text:p>
          </table:table-cell>
        </table:table-row>
        <table:table-row table:style-name="ro1">
          <table:table-cell office:value-type="float" office:value="0.482394773099257" calcext:value-type="float">
            <text:p>0.4823947731</text:p>
          </table:table-cell>
        </table:table-row>
        <table:table-row table:style-name="ro1">
          <table:table-cell office:value-type="float" office:value="0.480345302510186" calcext:value-type="float">
            <text:p>0.4803453025</text:p>
          </table:table-cell>
        </table:table-row>
        <table:table-row table:style-name="ro1">
          <table:table-cell office:value-type="float" office:value="0.478302653308237" calcext:value-type="float">
            <text:p>0.4783026533</text:p>
          </table:table-cell>
        </table:table-row>
        <table:table-row table:style-name="ro1">
          <table:table-cell office:value-type="float" office:value="0.476269483763009" calcext:value-type="float">
            <text:p>0.4762694838</text:p>
          </table:table-cell>
        </table:table-row>
        <table:table-row table:style-name="ro1">
          <table:table-cell office:value-type="float" office:value="0.474248596236236" calcext:value-type="float">
            <text:p>0.4742485962</text:p>
          </table:table-cell>
        </table:table-row>
        <table:table-row table:style-name="ro1">
          <table:table-cell office:value-type="float" office:value="0.472242913217524" calcext:value-type="float">
            <text:p>0.4722429132</text:p>
          </table:table-cell>
        </table:table-row>
        <table:table-row table:style-name="ro1">
          <table:table-cell office:value-type="float" office:value="0.470255454156154" calcext:value-type="float">
            <text:p>0.4702554542</text:p>
          </table:table-cell>
        </table:table-row>
        <table:table-row table:style-name="ro1">
          <table:table-cell office:value-type="float" office:value="0.468289313088951" calcext:value-type="float">
            <text:p>0.4682893131</text:p>
          </table:table-cell>
        </table:table-row>
        <table:table-row table:style-name="ro1">
          <table:table-cell office:value-type="float" office:value="0.466347637064224" calcext:value-type="float">
            <text:p>0.4663476371</text:p>
          </table:table-cell>
        </table:table-row>
        <table:table-row table:style-name="ro1">
          <table:table-cell office:value-type="float" office:value="0.464433605361768" calcext:value-type="float">
            <text:p>0.4644336054</text:p>
          </table:table-cell>
        </table:table-row>
        <table:table-row table:style-name="ro1">
          <table:table-cell office:value-type="float" office:value="0.462550409508938" calcext:value-type="float">
            <text:p>0.4625504095</text:p>
          </table:table-cell>
        </table:table-row>
        <table:table-row table:style-name="ro1">
          <table:table-cell office:value-type="float" office:value="0.460701234092787" calcext:value-type="float">
            <text:p>0.4607012341</text:p>
          </table:table-cell>
        </table:table-row>
        <table:table-row table:style-name="ro1">
          <table:table-cell office:value-type="float" office:value="0.458889238368275" calcext:value-type="float">
            <text:p>0.4588892384</text:p>
          </table:table-cell>
        </table:table-row>
        <table:table-row table:style-name="ro1">
          <table:table-cell office:value-type="float" office:value="0.457117538662539" calcext:value-type="float">
            <text:p>0.4571175387</text:p>
          </table:table-cell>
        </table:table-row>
        <table:table-row table:style-name="ro1">
          <table:table-cell office:value-type="float" office:value="0.455389191575238" calcext:value-type="float">
            <text:p>0.4553891916</text:p>
          </table:table-cell>
        </table:table-row>
        <table:table-row table:style-name="ro1">
          <table:table-cell office:value-type="float" office:value="0.453707177974958" calcext:value-type="float">
            <text:p>0.453707178</text:p>
          </table:table-cell>
        </table:table-row>
        <table:table-row table:style-name="ro1">
          <table:table-cell office:value-type="float" office:value="0.452074387791688" calcext:value-type="float">
            <text:p>0.4520743878</text:p>
          </table:table-cell>
        </table:table-row>
        <table:table-row table:style-name="ro1">
          <table:table-cell office:value-type="float" office:value="0.450493605605366" calcext:value-type="float">
            <text:p>0.4504936056</text:p>
          </table:table-cell>
        </table:table-row>
        <table:table-row table:style-name="ro1">
          <table:table-cell office:value-type="float" office:value="0.448967497030482" calcext:value-type="float">
            <text:p>0.448967497</text:p>
          </table:table-cell>
        </table:table-row>
        <table:table-row table:style-name="ro1">
          <table:table-cell office:value-type="float" office:value="0.447498595896762" calcext:value-type="float">
            <text:p>0.4474985959</text:p>
          </table:table-cell>
        </table:table-row>
        <table:table-row table:style-name="ro1">
          <table:table-cell office:value-type="float" office:value="0.44608929222591" calcext:value-type="float">
            <text:p>0.4460892922</text:p>
          </table:table-cell>
        </table:table-row>
        <table:table-row table:style-name="ro1">
          <table:table-cell office:value-type="float" office:value="0.444741821004417" calcext:value-type="float">
            <text:p>0.444741821</text:p>
          </table:table-cell>
        </table:table-row>
        <table:table-row table:style-name="ro1">
          <table:table-cell office:value-type="float" office:value="0.443458251752444" calcext:value-type="float">
            <text:p>0.4434582518</text:p>
          </table:table-cell>
        </table:table-row>
        <table:table-row table:style-name="ro1">
          <table:table-cell office:value-type="float" office:value="0.442240478888764" calcext:value-type="float">
            <text:p>0.4422404789</text:p>
          </table:table-cell>
        </table:table-row>
        <table:table-row table:style-name="ro1">
          <table:table-cell office:value-type="float" office:value="0.441090212891779" calcext:value-type="float">
            <text:p>0.4410902129</text:p>
          </table:table-cell>
        </table:table-row>
        <table:table-row table:style-name="ro1">
          <table:table-cell office:value-type="float" office:value="0.440008972256597" calcext:value-type="float">
            <text:p>0.4400089723</text:p>
          </table:table-cell>
        </table:table-row>
        <table:table-row table:style-name="ro1">
          <table:table-cell office:value-type="float" office:value="0.438998076248182" calcext:value-type="float">
            <text:p>0.4389980762</text:p>
          </table:table-cell>
        </table:table-row>
        <table:table-row table:style-name="ro1">
          <table:table-cell office:value-type="float" office:value="0.438058638450568" calcext:value-type="float">
            <text:p>0.4380586385</text:p>
          </table:table-cell>
        </table:table-row>
        <table:table-row table:style-name="ro1">
          <table:table-cell office:value-type="float" office:value="0.437191561112142" calcext:value-type="float">
            <text:p>0.4371915611</text:p>
          </table:table-cell>
        </table:table-row>
        <table:table-row table:style-name="ro1">
          <table:table-cell office:value-type="float" office:value="0.436397530286992" calcext:value-type="float">
            <text:p>0.4363975303</text:p>
          </table:table-cell>
        </table:table-row>
        <table:table-row table:style-name="ro1">
          <table:table-cell office:value-type="float" office:value="0.435677011772324" calcext:value-type="float">
            <text:p>0.4356770118</text:p>
          </table:table-cell>
        </table:table-row>
        <table:table-row table:style-name="ro1">
          <table:table-cell office:value-type="float" office:value="0.435030247841947" calcext:value-type="float">
            <text:p>0.4350302478</text:p>
          </table:table-cell>
        </table:table-row>
        <table:table-row table:style-name="ro1">
          <table:table-cell office:value-type="float" office:value="0.434457254775823" calcext:value-type="float">
            <text:p>0.4344572548</text:p>
          </table:table-cell>
        </table:table-row>
        <table:table-row table:style-name="ro1">
          <table:table-cell office:value-type="float" office:value="0.433957821185684" calcext:value-type="float">
            <text:p>0.4339578212</text:p>
          </table:table-cell>
        </table:table-row>
        <table:table-row table:style-name="ro1">
          <table:table-cell office:value-type="float" office:value="0.433531507136721" calcext:value-type="float">
            <text:p>0.4335315071</text:p>
          </table:table-cell>
        </table:table-row>
        <table:table-row table:style-name="ro1">
          <table:table-cell office:value-type="float" office:value="0.433177644065334" calcext:value-type="float">
            <text:p>0.4331776441</text:p>
          </table:table-cell>
        </table:table-row>
        <table:table-row table:style-name="ro1">
          <table:table-cell office:value-type="float" office:value="0.432895335492951" calcext:value-type="float">
            <text:p>0.4328953355</text:p>
          </table:table-cell>
        </table:table-row>
        <table:table-row table:style-name="ro1">
          <table:table-cell office:value-type="float" office:value="0.432683458535919" calcext:value-type="float">
            <text:p>0.4326834585</text:p>
          </table:table-cell>
        </table:table-row>
        <table:table-row table:style-name="ro1">
          <table:table-cell office:value-type="float" office:value="0.432540666211454" calcext:value-type="float">
            <text:p>0.4325406662</text:p>
          </table:table-cell>
        </table:table-row>
        <table:table-row table:style-name="ro1">
          <table:table-cell office:value-type="float" office:value="0.432465390539668" calcext:value-type="float">
            <text:p>0.4324653905</text:p>
          </table:table-cell>
        </table:table-row>
        <table:table-row table:style-name="ro1">
          <table:table-cell office:value-type="float" office:value="0.43245584644165" calcext:value-type="float">
            <text:p>0.4324558464</text:p>
          </table:table-cell>
        </table:table-row>
        <table:table-row table:style-name="ro1">
          <table:table-cell office:value-type="float" office:value="0.432510036433632" calcext:value-type="float">
            <text:p>0.4325100364</text:p>
          </table:table-cell>
        </table:table-row>
        <table:table-row table:style-name="ro1">
          <table:table-cell office:value-type="float" office:value="0.432625756117203" calcext:value-type="float">
            <text:p>0.4326257561</text:p>
          </table:table-cell>
        </table:table-row>
        <table:table-row table:style-name="ro1">
          <table:table-cell office:value-type="float" office:value="0.432800600465605" calcext:value-type="float">
            <text:p>0.4328006005</text:p>
          </table:table-cell>
        </table:table-row>
        <table:table-row table:style-name="ro1">
          <table:table-cell office:value-type="float" office:value="0.433031970906088" calcext:value-type="float">
            <text:p>0.4330319709</text:p>
          </table:table-cell>
        </table:table-row>
        <table:table-row table:style-name="ro1">
          <table:table-cell office:value-type="float" office:value="0.43331708319834" calcext:value-type="float">
            <text:p>0.4333170832</text:p>
          </table:table-cell>
        </table:table-row>
        <table:table-row table:style-name="ro1">
          <table:table-cell office:value-type="float" office:value="0.433652976108971" calcext:value-type="float">
            <text:p>0.4336529761</text:p>
          </table:table-cell>
        </table:table-row>
        <table:table-row table:style-name="ro1">
          <table:table-cell office:value-type="float" office:value="0.434036520882081" calcext:value-type="float">
            <text:p>0.4340365209</text:p>
          </table:table-cell>
        </table:table-row>
        <table:table-row table:style-name="ro1">
          <table:table-cell office:value-type="float" office:value="0.434464431505878" calcext:value-type="float">
            <text:p>0.4344644315</text:p>
          </table:table-cell>
        </table:table-row>
        <table:table-row table:style-name="ro1">
          <table:table-cell office:value-type="float" office:value="0.434933275775382" calcext:value-type="float">
            <text:p>0.4349332758</text:p>
          </table:table-cell>
        </table:table-row>
        <table:table-row table:style-name="ro1">
          <table:table-cell office:value-type="float" office:value="0.435439487151175" calcext:value-type="float">
            <text:p>0.4354394872</text:p>
          </table:table-cell>
        </table:table-row>
        <table:table-row table:style-name="ro1">
          <table:table-cell office:value-type="float" office:value="0.43597937741424" calcext:value-type="float">
            <text:p>0.4359793774</text:p>
          </table:table-cell>
        </table:table-row>
        <table:table-row table:style-name="ro1">
          <table:table-cell office:value-type="float" office:value="0.436549150116848" calcext:value-type="float">
            <text:p>0.4365491501</text:p>
          </table:table-cell>
        </table:table-row>
        <table:table-row table:style-name="ro1">
          <table:table-cell office:value-type="float" office:value="0.437144914829526" calcext:value-type="float">
            <text:p>0.4371449148</text:p>
          </table:table-cell>
        </table:table-row>
        <table:table-row table:style-name="ro1">
          <table:table-cell office:value-type="float" office:value="0.437762702184084" calcext:value-type="float">
            <text:p>0.4377627022</text:p>
          </table:table-cell>
        </table:table-row>
        <table:table-row table:style-name="ro1">
          <table:table-cell office:value-type="float" office:value="0.438398479712716" calcext:value-type="float">
            <text:p>0.4383984797</text:p>
          </table:table-cell>
        </table:table-row>
        <table:table-row table:style-name="ro1">
          <table:table-cell office:value-type="float" office:value="0.43904816848316" calcext:value-type="float">
            <text:p>0.4390481685</text:p>
          </table:table-cell>
        </table:table-row>
        <table:table-row table:style-name="ro1">
          <table:table-cell office:value-type="float" office:value="0.439707660529933" calcext:value-type="float">
            <text:p>0.4397076605</text:p>
          </table:table-cell>
        </table:table-row>
        <table:table-row table:style-name="ro1">
          <table:table-cell office:value-type="float" office:value="0.440372837081627" calcext:value-type="float">
            <text:p>0.4403728371</text:p>
          </table:table-cell>
        </table:table-row>
        <table:table-row table:style-name="ro1">
          <table:table-cell office:value-type="float" office:value="0.441039587584279" calcext:value-type="float">
            <text:p>0.4410395876</text:p>
          </table:table-cell>
        </table:table-row>
        <table:table-row table:style-name="ro1">
          <table:table-cell office:value-type="float" office:value="0.4417038295208" calcext:value-type="float">
            <text:p>0.4417038295</text:p>
          </table:table-cell>
        </table:table-row>
        <table:table-row table:style-name="ro1">
          <table:table-cell office:value-type="float" office:value="0.44236152902648" calcext:value-type="float">
            <text:p>0.442361529</text:p>
          </table:table-cell>
        </table:table-row>
        <table:table-row table:style-name="ro1">
          <table:table-cell office:value-type="float" office:value="0.443008722300553" calcext:value-type="float">
            <text:p>0.4430087223</text:p>
          </table:table-cell>
        </table:table-row>
        <table:table-row table:style-name="ro1">
          <table:table-cell office:value-type="float" office:value="0.443641537813831" calcext:value-type="float">
            <text:p>0.4436415378</text:p>
          </table:table-cell>
        </table:table-row>
        <table:table-row table:style-name="ro1">
          <table:table-cell office:value-type="float" office:value="0.444256219312411" calcext:value-type="float">
            <text:p>0.4442562193</text:p>
          </table:table-cell>
        </table:table-row>
        <table:table-row table:style-name="ro1">
          <table:table-cell office:value-type="float" office:value="0.44484914961744" calcext:value-type="float">
            <text:p>0.4448491496</text:p>
          </table:table-cell>
        </table:table-row>
        <table:table-row table:style-name="ro1">
          <table:table-cell office:value-type="float" office:value="0.445416875220952" calcext:value-type="float">
            <text:p>0.4454168752</text:p>
          </table:table-cell>
        </table:table-row>
        <table:table-row table:style-name="ro1">
          <table:table-cell office:value-type="float" office:value="0.445956131677776" calcext:value-type="float">
            <text:p>0.4459561317</text:p>
          </table:table-cell>
        </table:table-row>
        <table:table-row table:style-name="ro1">
          <table:table-cell office:value-type="float" office:value="0.446463869793502" calcext:value-type="float">
            <text:p>0.4464638698</text:p>
          </table:table-cell>
        </table:table-row>
        <table:table-row table:style-name="ro1">
          <table:table-cell office:value-type="float" office:value="0.446937282608523" calcext:value-type="float">
            <text:p>0.4469372826</text:p>
          </table:table-cell>
        </table:table-row>
        <table:table-row table:style-name="ro1">
          <table:table-cell office:value-type="float" office:value="0.44737383317814" calcext:value-type="float">
            <text:p>0.4473738332</text:p>
          </table:table-cell>
        </table:table-row>
        <table:table-row table:style-name="ro1">
          <table:table-cell office:value-type="float" office:value="0.447771283148732" calcext:value-type="float">
            <text:p>0.4477712831</text:p>
          </table:table-cell>
        </table:table-row>
        <table:table-row table:style-name="ro1">
          <table:table-cell office:value-type="float" office:value="0.448127722130002" calcext:value-type="float">
            <text:p>0.4481277221</text:p>
          </table:table-cell>
        </table:table-row>
        <table:table-row table:style-name="ro1">
          <table:table-cell office:value-type="float" office:value="0.448441597863277" calcext:value-type="float">
            <text:p>0.4484415979</text:p>
          </table:table-cell>
        </table:table-row>
        <table:table-row table:style-name="ro1">
          <table:table-cell office:value-type="float" office:value="0.44871174718589" calcext:value-type="float">
            <text:p>0.4487117472</text:p>
          </table:table-cell>
        </table:table-row>
        <table:table-row table:style-name="ro1">
          <table:table-cell office:value-type="float" office:value="0.448937427791614" calcext:value-type="float">
            <text:p>0.4489374278</text:p>
          </table:table-cell>
        </table:table-row>
        <table:table-row table:style-name="ro1">
          <table:table-cell office:value-type="float" office:value="0.44911835078718" calcext:value-type="float">
            <text:p>0.4491183508</text:p>
          </table:table-cell>
        </table:table-row>
        <table:table-row table:style-name="ro1">
          <table:table-cell office:value-type="float" office:value="0.449254714044844" calcext:value-type="float">
            <text:p>0.449254714</text:p>
          </table:table-cell>
        </table:table-row>
        <table:table-row table:style-name="ro1">
          <table:table-cell office:value-type="float" office:value="0.449347236351036" calcext:value-type="float">
            <text:p>0.4493472364</text:p>
          </table:table-cell>
        </table:table-row>
        <table:table-row table:style-name="ro1">
          <table:table-cell office:value-type="float" office:value="0.449397192351071" calcext:value-type="float">
            <text:p>0.4493971924</text:p>
          </table:table-cell>
        </table:table-row>
        <table:table-row table:style-name="ro1">
          <table:table-cell office:value-type="float" office:value="0.449406448289925" calcext:value-type="float">
            <text:p>0.4494064483</text:p>
          </table:table-cell>
        </table:table-row>
        <table:table-row table:style-name="ro1">
          <table:table-cell office:value-type="float" office:value="0.449377498549077" calcext:value-type="float">
            <text:p>0.4493774985</text:p>
          </table:table-cell>
        </table:table-row>
        <table:table-row table:style-name="ro1">
          <table:table-cell office:value-type="float" office:value="0.44931350297943" calcext:value-type="float">
            <text:p>0.449313503</text:p>
          </table:table-cell>
        </table:table-row>
        <table:table-row table:style-name="ro1">
          <table:table-cell office:value-type="float" office:value="0.449218325030283" calcext:value-type="float">
            <text:p>0.449218325</text:p>
          </table:table-cell>
        </table:table-row>
        <table:table-row table:style-name="ro1">
          <table:table-cell office:value-type="float" office:value="0.449096570674378" calcext:value-type="float">
            <text:p>0.4490965707</text:p>
          </table:table-cell>
        </table:table-row>
        <table:table-row table:style-name="ro1">
          <table:table-cell office:value-type="float" office:value="0.448953628129021" calcext:value-type="float">
            <text:p>0.4489536281</text:p>
          </table:table-cell>
        </table:table-row>
        <table:table-row table:style-name="ro1">
          <table:table-cell office:value-type="float" office:value="0.448795708373255" calcext:value-type="float">
            <text:p>0.4487957084</text:p>
          </table:table-cell>
        </table:table-row>
        <table:table-row table:style-name="ro1">
          <table:table-cell office:value-type="float" office:value="0.448629886461113" calcext:value-type="float">
            <text:p>0.4486298865</text:p>
          </table:table-cell>
        </table:table-row>
        <table:table-row table:style-name="ro1">
          <table:table-cell office:value-type="float" office:value="0.509745686673532" calcext:value-type="float">
            <text:p>0.5097456867</text:p>
          </table:table-cell>
        </table:table-row>
        <table:table-row table:style-name="ro1">
          <table:table-cell office:value-type="float" office:value="0.507746124504758" calcext:value-type="float">
            <text:p>0.5077461245</text:p>
          </table:table-cell>
        </table:table-row>
        <table:table-row table:style-name="ro1">
          <table:table-cell office:value-type="float" office:value="0.505741587103874" calcext:value-type="float">
            <text:p>0.5057415871</text:p>
          </table:table-cell>
        </table:table-row>
        <table:table-row table:style-name="ro1">
          <table:table-cell office:value-type="float" office:value="0.503730411782791" calcext:value-type="float">
            <text:p>0.5037304118</text:p>
          </table:table-cell>
        </table:table-row>
        <table:table-row table:style-name="ro1">
          <table:table-cell office:value-type="float" office:value="0.501711456577282" calcext:value-type="float">
            <text:p>0.5017114566</text:p>
          </table:table-cell>
        </table:table-row>
        <table:table-row table:style-name="ro1">
          <table:table-cell office:value-type="float" office:value="0.499684066246712" calcext:value-type="float">
            <text:p>0.4996840662</text:p>
          </table:table-cell>
        </table:table-row>
        <table:table-row table:style-name="ro1">
          <table:table-cell office:value-type="float" office:value="0.497648039066708" calcext:value-type="float">
            <text:p>0.4976480391</text:p>
          </table:table-cell>
        </table:table-row>
        <table:table-row table:style-name="ro1">
          <table:table-cell office:value-type="float" office:value="0.495603594414759" calcext:value-type="float">
            <text:p>0.4956035944</text:p>
          </table:table-cell>
        </table:table-row>
        <table:table-row table:style-name="ro1">
          <table:table-cell office:value-type="float" office:value="0.493551341148754" calcext:value-type="float">
            <text:p>0.4935513411</text:p>
          </table:table-cell>
        </table:table-row>
        <table:table-row table:style-name="ro1">
          <table:table-cell office:value-type="float" office:value="0.491492246778445" calcext:value-type="float">
            <text:p>0.4914922468</text:p>
          </table:table-cell>
        </table:table-row>
        <table:table-row table:style-name="ro1">
          <table:table-cell office:value-type="float" office:value="0.489427607429856" calcext:value-type="float">
            <text:p>0.4894276074</text:p>
          </table:table-cell>
        </table:table-row>
        <table:table-row table:style-name="ro1">
          <table:table-cell office:value-type="float" office:value="0.487359018602615" calcext:value-type="float">
            <text:p>0.4873590186</text:p>
          </table:table-cell>
        </table:table-row>
        <table:table-row table:style-name="ro1">
          <table:table-cell office:value-type="float" office:value="0.485288346720228" calcext:value-type="float">
            <text:p>0.4852883467</text:p>
          </table:table-cell>
        </table:table-row>
        <table:table-row table:style-name="ro1">
          <table:table-cell office:value-type="float" office:value="0.483217701473279" calcext:value-type="float">
            <text:p>0.4832177015</text:p>
          </table:table-cell>
        </table:table-row>
        <table:table-row table:style-name="ro1">
          <table:table-cell office:value-type="float" office:value="0.481149408955572" calcext:value-type="float">
            <text:p>0.481149409</text:p>
          </table:table-cell>
        </table:table-row>
        <table:table-row table:style-name="ro1">
          <table:table-cell office:value-type="float" office:value="0.479085985593199" calcext:value-type="float">
            <text:p>0.4790859856</text:p>
          </table:table-cell>
        </table:table-row>
        <table:table-row table:style-name="ro1">
          <table:table-cell office:value-type="float" office:value="0.477030112866548" calcext:value-type="float">
            <text:p>0.4770301129</text:p>
          </table:table-cell>
        </table:table-row>
        <table:table-row table:style-name="ro1">
          <table:table-cell office:value-type="float" office:value="0.474984612825241" calcext:value-type="float">
            <text:p>0.4749846128</text:p>
          </table:table-cell>
        </table:table-row>
        <table:table-row table:style-name="ro1">
          <table:table-cell office:value-type="float" office:value="0.472952424396007" calcext:value-type="float">
            <text:p>0.4729524244</text:p>
          </table:table-cell>
        </table:table-row>
        <table:table-row table:style-name="ro1">
          <table:table-cell office:value-type="float" office:value="0.47093658048349" calcext:value-type="float">
            <text:p>0.4709365805</text:p>
          </table:table-cell>
        </table:table-row>
        <table:table-row table:style-name="ro1">
          <table:table-cell office:value-type="float" office:value="0.468940185863986" calcext:value-type="float">
            <text:p>0.4689401859</text:p>
          </table:table-cell>
        </table:table-row>
        <table:table-row table:style-name="ro1">
          <table:table-cell office:value-type="float" office:value="0.466966395872124" calcext:value-type="float">
            <text:p>0.4669663959</text:p>
          </table:table-cell>
        </table:table-row>
        <table:table-row table:style-name="ro1">
          <table:table-cell office:value-type="float" office:value="0.465018395880466" calcext:value-type="float">
            <text:p>0.4650183959</text:p>
          </table:table-cell>
        </table:table-row>
        <table:table-row table:style-name="ro1">
          <table:table-cell office:value-type="float" office:value="0.463099381572056" calcext:value-type="float">
            <text:p>0.4630993816</text:p>
          </table:table-cell>
        </table:table-row>
        <table:table-row table:style-name="ro1">
          <table:table-cell office:value-type="float" office:value="0.461212540005892" calcext:value-type="float">
            <text:p>0.46121254</text:p>
          </table:table-cell>
        </table:table-row>
        <table:table-row table:style-name="ro1">
          <table:table-cell office:value-type="float" office:value="0.459361031475335" calcext:value-type="float">
            <text:p>0.4593610315</text:p>
          </table:table-cell>
        </table:table-row>
        <table:table-row table:style-name="ro1">
          <table:table-cell office:value-type="float" office:value="0.457547972159456" calcext:value-type="float">
            <text:p>0.4575479722</text:p>
          </table:table-cell>
        </table:table-row>
        <table:table-row table:style-name="ro1">
          <table:table-cell office:value-type="float" office:value="0.455776417567307" calcext:value-type="float">
            <text:p>0.4557764176</text:p>
          </table:table-cell>
        </table:table-row>
        <table:table-row table:style-name="ro1">
          <table:table-cell office:value-type="float" office:value="0.45404934677514" calcext:value-type="float">
            <text:p>0.4540493468</text:p>
          </table:table-cell>
        </table:table-row>
        <table:table-row table:style-name="ro1">
          <table:table-cell office:value-type="float" office:value="0.452369647456543" calcext:value-type="float">
            <text:p>0.4523696475</text:p>
          </table:table-cell>
        </table:table-row>
        <table:table-row table:style-name="ro1">
          <table:table-cell office:value-type="float" office:value="0.450740101705524" calcext:value-type="float">
            <text:p>0.4507401017</text:p>
          </table:table-cell>
        </table:table-row>
        <table:table-row table:style-name="ro1">
          <table:table-cell office:value-type="float" office:value="0.449163372652524" calcext:value-type="float">
            <text:p>0.4491633727</text:p>
          </table:table-cell>
        </table:table-row>
        <table:table-row table:style-name="ro1">
          <table:table-cell office:value-type="float" office:value="0.447641991873358" calcext:value-type="float">
            <text:p>0.4476419919</text:p>
          </table:table-cell>
        </table:table-row>
        <table:table-row table:style-name="ro1">
          <table:table-cell office:value-type="float" office:value="0.446178347591099" calcext:value-type="float">
            <text:p>0.4461783476</text:p>
          </table:table-cell>
        </table:table-row>
        <table:table-row table:style-name="ro1">
          <table:table-cell office:value-type="float" office:value="0.444774673670889" calcext:value-type="float">
            <text:p>0.4447746737</text:p>
          </table:table-cell>
        </table:table-row>
        <table:table-row table:style-name="ro1">
          <table:table-cell office:value-type="float" office:value="0.443433039407688" calcext:value-type="float">
            <text:p>0.4434330394</text:p>
          </table:table-cell>
        </table:table-row>
        <table:table-row table:style-name="ro1">
          <table:table-cell office:value-type="float" office:value="0.442155340106957" calcext:value-type="float">
            <text:p>0.4421553401</text:p>
          </table:table-cell>
        </table:table-row>
        <table:table-row table:style-name="ro1">
          <table:table-cell office:value-type="float" office:value="0.440943288458266" calcext:value-type="float">
            <text:p>0.4409432885</text:p>
          </table:table-cell>
        </table:table-row>
        <table:table-row table:style-name="ro1">
          <table:table-cell office:value-type="float" office:value="0.439798406701852" calcext:value-type="float">
            <text:p>0.4397984067</text:p>
          </table:table-cell>
        </table:table-row>
        <table:table-row table:style-name="ro1">
          <table:table-cell office:value-type="float" office:value="0.438722019588095" calcext:value-type="float">
            <text:p>0.4387220196</text:p>
          </table:table-cell>
        </table:table-row>
        <table:table-row table:style-name="ro1">
          <table:table-cell office:value-type="float" office:value="0.437715248129935" calcext:value-type="float">
            <text:p>0.4377152481</text:p>
          </table:table-cell>
        </table:table-row>
        <table:table-row table:style-name="ro1">
          <table:table-cell office:value-type="float" office:value="0.436779004148225" calcext:value-type="float">
            <text:p>0.4367790041</text:p>
          </table:table-cell>
        </table:table-row>
        <table:table-row table:style-name="ro1">
          <table:table-cell office:value-type="float" office:value="0.435913985610013" calcext:value-type="float">
            <text:p>0.4359139856</text:p>
          </table:table-cell>
        </table:table-row>
        <table:table-row table:style-name="ro1">
          <table:table-cell office:value-type="float" office:value="0.43512067275976" calcext:value-type="float">
            <text:p>0.4351206728</text:p>
          </table:table-cell>
        </table:table-row>
        <table:table-row table:style-name="ro1">
          <table:table-cell office:value-type="float" office:value="0.434399325043489" calcext:value-type="float">
            <text:p>0.434399325</text:p>
          </table:table-cell>
        </table:table-row>
        <table:table-row table:style-name="ro1">
          <table:table-cell office:value-type="float" office:value="0.433749978825876" calcext:value-type="float">
            <text:p>0.4337499788</text:p>
          </table:table-cell>
        </table:table-row>
        <table:table-row table:style-name="ro1">
          <table:table-cell office:value-type="float" office:value="0.433172445900263" calcext:value-type="float">
            <text:p>0.4331724459</text:p>
          </table:table-cell>
        </table:table-row>
        <table:table-row table:style-name="ro1">
          <table:table-cell office:value-type="float" office:value="0.432666312791615" calcext:value-type="float">
            <text:p>0.4326663128</text:p>
          </table:table-cell>
        </table:table-row>
        <table:table-row table:style-name="ro1">
          <table:table-cell office:value-type="float" office:value="0.432230940852403" calcext:value-type="float">
            <text:p>0.4322309409</text:p>
          </table:table-cell>
        </table:table-row>
        <table:table-row table:style-name="ro1">
          <table:table-cell office:value-type="float" office:value="0.431865467151429" calcext:value-type="float">
            <text:p>0.4318654672</text:p>
          </table:table-cell>
        </table:table-row>
        <table:table-row table:style-name="ro1">
          <table:table-cell office:value-type="float" office:value="0.431568806155575" calcext:value-type="float">
            <text:p>0.4315688062</text:p>
          </table:table-cell>
        </table:table-row>
        <table:table-row table:style-name="ro1">
          <table:table-cell office:value-type="float" office:value="0.431339652204494" calcext:value-type="float">
            <text:p>0.4313396522</text:p>
          </table:table-cell>
        </table:table-row>
        <table:table-row table:style-name="ro1">
          <table:table-cell office:value-type="float" office:value="0.431176482778232" calcext:value-type="float">
            <text:p>0.4311764828</text:p>
          </table:table-cell>
        </table:table-row>
        <table:table-row table:style-name="ro1">
          <table:table-cell office:value-type="float" office:value="0.431077562557783" calcext:value-type="float">
            <text:p>0.4310775626</text:p>
          </table:table-cell>
        </table:table-row>
        <table:table-row table:style-name="ro1">
          <table:table-cell office:value-type="float" office:value="0.431040948278578" calcext:value-type="float">
            <text:p>0.4310409483</text:p>
          </table:table-cell>
        </table:table-row>
        <table:table-row table:style-name="ro1">
          <table:table-cell office:value-type="float" office:value="0.431064494376905" calcext:value-type="float">
            <text:p>0.4310644944</text:p>
          </table:table-cell>
        </table:table-row>
        <table:table-row table:style-name="ro1">
          <table:table-cell office:value-type="float" office:value="0.431145859429275" calcext:value-type="float">
            <text:p>0.4311458594</text:p>
          </table:table-cell>
        </table:table-row>
        <table:table-row table:style-name="ro1">
          <table:table-cell office:value-type="float" office:value="0.431282513384701" calcext:value-type="float">
            <text:p>0.4312825134</text:p>
          </table:table-cell>
        </table:table-row>
        <table:table-row table:style-name="ro1">
          <table:table-cell office:value-type="float" office:value="0.431471745589931" calcext:value-type="float">
            <text:p>0.4314717456</text:p>
          </table:table-cell>
        </table:table-row>
        <table:table-row table:style-name="ro1">
          <table:table-cell office:value-type="float" office:value="0.431710673607603" calcext:value-type="float">
            <text:p>0.4317106736</text:p>
          </table:table-cell>
        </table:table-row>
        <table:table-row table:style-name="ro1">
          <table:table-cell office:value-type="float" office:value="0.431996252827338" calcext:value-type="float">
            <text:p>0.4319962528</text:p>
          </table:table-cell>
        </table:table-row>
        <table:table-row table:style-name="ro1">
          <table:table-cell office:value-type="float" office:value="0.432325286869763" calcext:value-type="float">
            <text:p>0.4323252869</text:p>
          </table:table-cell>
        </table:table-row>
        <table:table-row table:style-name="ro1">
          <table:table-cell office:value-type="float" office:value="0.432694438783477" calcext:value-type="float">
            <text:p>0.4326944388</text:p>
          </table:table-cell>
        </table:table-row>
        <table:table-row table:style-name="ro1">
          <table:table-cell office:value-type="float" office:value="0.433100243034936" calcext:value-type="float">
            <text:p>0.433100243</text:p>
          </table:table-cell>
        </table:table-row>
        <table:table-row table:style-name="ro1">
          <table:table-cell office:value-type="float" office:value="0.433539118291287" calcext:value-type="float">
            <text:p>0.4335391183</text:p>
          </table:table-cell>
        </table:table-row>
        <table:table-row table:style-name="ro1">
          <table:table-cell office:value-type="float" office:value="0.434007380996126" calcext:value-type="float">
            <text:p>0.434007381</text:p>
          </table:table-cell>
        </table:table-row>
        <table:table-row table:style-name="ro1">
          <table:table-cell office:value-type="float" office:value="0.434501259738193" calcext:value-type="float">
            <text:p>0.4345012597</text:p>
          </table:table-cell>
        </table:table-row>
        <table:table-row table:style-name="ro1">
          <table:table-cell office:value-type="float" office:value="0.435016910412999" calcext:value-type="float">
            <text:p>0.4350169104</text:p>
          </table:table-cell>
        </table:table-row>
        <table:table-row table:style-name="ro1">
          <table:table-cell office:value-type="float" office:value="0.435550432177394" calcext:value-type="float">
            <text:p>0.4355504322</text:p>
          </table:table-cell>
        </table:table-row>
        <table:table-row table:style-name="ro1">
          <table:table-cell office:value-type="float" office:value="0.436097884197056" calcext:value-type="float">
            <text:p>0.4360978842</text:p>
          </table:table-cell>
        </table:table-row>
        <table:table-row table:style-name="ro1">
          <table:table-cell office:value-type="float" office:value="0.436655303186925" calcext:value-type="float">
            <text:p>0.4366553032</text:p>
          </table:table-cell>
        </table:table-row>
        <table:table-row table:style-name="ro1">
          <table:table-cell office:value-type="float" office:value="0.437218721744565" calcext:value-type="float">
            <text:p>0.4372187217</text:p>
          </table:table-cell>
        </table:table-row>
        <table:table-row table:style-name="ro1">
          <table:table-cell office:value-type="float" office:value="0.437784187476465" calcext:value-type="float">
            <text:p>0.4377841875</text:p>
          </table:table-cell>
        </table:table-row>
        <table:table-row table:style-name="ro1">
          <table:table-cell office:value-type="float" office:value="0.438347782917263" calcext:value-type="float">
            <text:p>0.4383477829</text:p>
          </table:table-cell>
        </table:table-row>
        <table:table-row table:style-name="ro1">
          <table:table-cell office:value-type="float" office:value="0.43890564624192" calcext:value-type="float">
            <text:p>0.4389056462</text:p>
          </table:table-cell>
        </table:table-row>
        <table:table-row table:style-name="ro1">
          <table:table-cell office:value-type="float" office:value="0.439453992770811" calcext:value-type="float">
            <text:p>0.4394539928</text:p>
          </table:table-cell>
        </table:table-row>
        <table:table-row table:style-name="ro1">
          <table:table-cell office:value-type="float" office:value="0.439989137267764" calcext:value-type="float">
            <text:p>0.4399891373</text:p>
          </table:table-cell>
        </table:table-row>
        <table:table-row table:style-name="ro1">
          <table:table-cell office:value-type="float" office:value="0.44050751703102" calcext:value-type="float">
            <text:p>0.440507517</text:p>
          </table:table-cell>
        </table:table-row>
        <table:table-row table:style-name="ro1">
          <table:table-cell office:value-type="float" office:value="0.441005715777141" calcext:value-type="float">
            <text:p>0.4410057158</text:p>
          </table:table-cell>
        </table:table-row>
        <table:table-row table:style-name="ro1">
          <table:table-cell office:value-type="float" office:value="0.441480488317834" calcext:value-type="float">
            <text:p>0.4414804883</text:p>
          </table:table-cell>
        </table:table-row>
        <table:table-row table:style-name="ro1">
          <table:table-cell office:value-type="float" office:value="0.44192878602973" calcext:value-type="float">
            <text:p>0.441928786</text:p>
          </table:table-cell>
        </table:table-row>
        <table:table-row table:style-name="ro1">
          <table:table-cell office:value-type="float" office:value="0.442347783117076" calcext:value-type="float">
            <text:p>0.4423477831</text:p>
          </table:table-cell>
        </table:table-row>
        <table:table-row table:style-name="ro1">
          <table:table-cell office:value-type="float" office:value="0.442734903667376" calcext:value-type="float">
            <text:p>0.4427349037</text:p>
          </table:table-cell>
        </table:table-row>
        <table:table-row table:style-name="ro1">
          <table:table-cell office:value-type="float" office:value="0.443087849499958" calcext:value-type="float">
            <text:p>0.4430878495</text:p>
          </table:table-cell>
        </table:table-row>
        <table:table-row table:style-name="ro1">
          <table:table-cell office:value-type="float" office:value="0.443404628807477" calcext:value-type="float">
            <text:p>0.4434046288</text:p>
          </table:table-cell>
        </table:table-row>
        <table:table-row table:style-name="ro1">
          <table:table-cell office:value-type="float" office:value="0.443683585590352" calcext:value-type="float">
            <text:p>0.4436835856</text:p>
          </table:table-cell>
        </table:table-row>
        <table:table-row table:style-name="ro1">
          <table:table-cell office:value-type="float" office:value="0.443923429884137" calcext:value-type="float">
            <text:p>0.4439234299</text:p>
          </table:table-cell>
        </table:table-row>
        <table:table-row table:style-name="ro1">
          <table:table-cell office:value-type="float" office:value="0.444123268779825" calcext:value-type="float">
            <text:p>0.4441232688</text:p>
          </table:table-cell>
        </table:table-row>
        <table:table-row table:style-name="ro1">
          <table:table-cell office:value-type="float" office:value="0.444282638237085" calcext:value-type="float">
            <text:p>0.4442826382</text:p>
          </table:table-cell>
        </table:table-row>
        <table:table-row table:style-name="ro1">
          <table:table-cell office:value-type="float" office:value="0.444401535690435" calcext:value-type="float">
            <text:p>0.4444015357</text:p>
          </table:table-cell>
        </table:table-row>
        <table:table-row table:style-name="ro1">
          <table:table-cell office:value-type="float" office:value="0.444480453448347" calcext:value-type="float">
            <text:p>0.4444804534</text:p>
          </table:table-cell>
        </table:table-row>
        <table:table-row table:style-name="ro1">
          <table:table-cell office:value-type="float" office:value="0.444520412885287" calcext:value-type="float">
            <text:p>0.4445204129</text:p>
          </table:table-cell>
        </table:table-row>
        <table:table-row table:style-name="ro1">
          <table:table-cell office:value-type="float" office:value="0.444522999426688" calcext:value-type="float">
            <text:p>0.4445229994</text:p>
          </table:table-cell>
        </table:table-row>
        <table:table-row table:style-name="ro1">
          <table:table-cell office:value-type="float" office:value="0.444490398326858" calcext:value-type="float">
            <text:p>0.4444903983</text:p>
          </table:table-cell>
        </table:table-row>
        <table:table-row table:style-name="ro1">
          <table:table-cell office:value-type="float" office:value="0.444425431239817" calcext:value-type="float">
            <text:p>0.4444254312</text:p>
          </table:table-cell>
        </table:table-row>
        <table:table-row table:style-name="ro1">
          <table:table-cell office:value-type="float" office:value="0.444331593583076" calcext:value-type="float">
            <text:p>0.4443315936</text:p>
          </table:table-cell>
        </table:table-row>
        <table:table-row table:style-name="ro1">
          <table:table-cell office:value-type="float" office:value="0.444213092694344" calcext:value-type="float">
            <text:p>0.4442130927</text:p>
          </table:table-cell>
        </table:table-row>
        <table:table-row table:style-name="ro1">
          <table:table-cell office:value-type="float" office:value="0.444074886781169" calcext:value-type="float">
            <text:p>0.4440748868</text:p>
          </table:table-cell>
        </table:table-row>
        <table:table-row table:style-name="ro1">
          <table:table-cell office:value-type="float" office:value="0.443922724663515" calcext:value-type="float">
            <text:p>0.4439227247</text:p>
          </table:table-cell>
        </table:table-row>
        <table:table-row table:style-name="ro1">
          <table:table-cell office:value-type="float" office:value="0.443763186309272" calcext:value-type="float">
            <text:p>0.4437631863</text:p>
          </table:table-cell>
        </table:table-row>
        <table:table-row table:style-name="ro1">
          <table:table-cell office:value-type="float" office:value="0.512608454600078" calcext:value-type="float">
            <text:p>0.5126084546</text:p>
          </table:table-cell>
        </table:table-row>
        <table:table-row table:style-name="ro1">
          <table:table-cell office:value-type="float" office:value="0.51062459529347" calcext:value-type="float">
            <text:p>0.5106245953</text:p>
          </table:table-cell>
        </table:table-row>
        <table:table-row table:style-name="ro1">
          <table:table-cell office:value-type="float" office:value="0.508634802867901" calcext:value-type="float">
            <text:p>0.5086348029</text:p>
          </table:table-cell>
        </table:table-row>
        <table:table-row table:style-name="ro1">
          <table:table-cell office:value-type="float" office:value="0.50663697598243" calcext:value-type="float">
            <text:p>0.506636976</text:p>
          </table:table-cell>
        </table:table-row>
        <table:table-row table:style-name="ro1">
          <table:table-cell office:value-type="float" office:value="0.504629561053199" calcext:value-type="float">
            <text:p>0.5046295611</text:p>
          </table:table-cell>
        </table:table-row>
        <table:table-row table:style-name="ro1">
          <table:table-cell office:value-type="float" office:value="0.502611517786191" calcext:value-type="float">
            <text:p>0.5026115178</text:p>
          </table:table-cell>
        </table:table-row>
        <table:table-row table:style-name="ro1">
          <table:table-cell office:value-type="float" office:value="0.500582285499182" calcext:value-type="float">
            <text:p>0.5005822855</text:p>
          </table:table-cell>
        </table:table-row>
        <table:table-row table:style-name="ro1">
          <table:table-cell office:value-type="float" office:value="0.498541750232887" calcext:value-type="float">
            <text:p>0.4985417502</text:p>
          </table:table-cell>
        </table:table-row>
        <table:table-row table:style-name="ro1">
          <table:table-cell office:value-type="float" office:value="0.496490212651294" calcext:value-type="float">
            <text:p>0.4964902127</text:p>
          </table:table-cell>
        </table:table-row>
        <table:table-row table:style-name="ro1">
          <table:table-cell office:value-type="float" office:value="0.494428356731185" calcext:value-type="float">
            <text:p>0.4944283567</text:p>
          </table:table-cell>
        </table:table-row>
        <table:table-row table:style-name="ro1">
          <table:table-cell office:value-type="float" office:value="0.492357219240858" calcext:value-type="float">
            <text:p>0.4923572192</text:p>
          </table:table-cell>
        </table:table-row>
        <table:table-row table:style-name="ro1">
          <table:table-cell office:value-type="float" office:value="0.490278160008025" calcext:value-type="float">
            <text:p>0.49027816</text:p>
          </table:table-cell>
        </table:table-row>
        <table:table-row table:style-name="ro1">
          <table:table-cell office:value-type="float" office:value="0.488192832976911" calcext:value-type="float">
            <text:p>0.488192833</text:p>
          </table:table-cell>
        </table:table-row>
        <table:table-row table:style-name="ro1">
          <table:table-cell office:value-type="float" office:value="0.486103158054546" calcext:value-type="float">
            <text:p>0.4861031581</text:p>
          </table:table-cell>
        </table:table-row>
        <table:table-row table:style-name="ro1">
          <table:table-cell office:value-type="float" office:value="0.484011293746233" calcext:value-type="float">
            <text:p>0.4840112937</text:p>
          </table:table-cell>
        </table:table-row>
        <table:table-row table:style-name="ro1">
          <table:table-cell office:value-type="float" office:value="0.481919610580225" calcext:value-type="float">
            <text:p>0.4819196106</text:p>
          </table:table-cell>
        </table:table-row>
        <table:table-row table:style-name="ro1">
          <table:table-cell office:value-type="float" office:value="0.479830665321578" calcext:value-type="float">
            <text:p>0.4798306653</text:p>
          </table:table-cell>
        </table:table-row>
        <table:table-row table:style-name="ro1">
          <table:table-cell office:value-type="float" office:value="0.477747175975202" calcext:value-type="float">
            <text:p>0.477747176</text:p>
          </table:table-cell>
        </table:table-row>
        <table:table-row table:style-name="ro1">
          <table:table-cell office:value-type="float" office:value="0.475671997578102" calcext:value-type="float">
            <text:p>0.4756719976</text:p>
          </table:table-cell>
        </table:table-row>
        <table:table-row table:style-name="ro1">
          <table:table-cell office:value-type="float" office:value="0.473608098780806" calcext:value-type="float">
            <text:p>0.4736080988</text:p>
          </table:table-cell>
        </table:table-row>
        <table:table-row table:style-name="ro1">
          <table:table-cell office:value-type="float" office:value="0.471558539217988" calcext:value-type="float">
            <text:p>0.4715585392</text:p>
          </table:table-cell>
        </table:table-row>
        <table:table-row table:style-name="ro1">
          <table:table-cell office:value-type="float" office:value="0.469526447668279" calcext:value-type="float">
            <text:p>0.4695264477</text:p>
          </table:table-cell>
        </table:table-row>
        <table:table-row table:style-name="ro1">
          <table:table-cell office:value-type="float" office:value="0.467515001003267" calcext:value-type="float">
            <text:p>0.467515001</text:p>
          </table:table-cell>
        </table:table-row>
        <table:table-row table:style-name="ro1">
          <table:table-cell office:value-type="float" office:value="0.465527403925695" calcext:value-type="float">
            <text:p>0.4655274039</text:p>
          </table:table-cell>
        </table:table-row>
        <table:table-row table:style-name="ro1">
          <table:table-cell office:value-type="float" office:value="0.463566869496837" calcext:value-type="float">
            <text:p>0.4635668695</text:p>
          </table:table-cell>
        </table:table-row>
        <table:table-row table:style-name="ro1">
          <table:table-cell office:value-type="float" office:value="0.46163660045308" calcext:value-type="float">
            <text:p>0.4616366005</text:p>
          </table:table-cell>
        </table:table-row>
        <table:table-row table:style-name="ro1">
          <table:table-cell office:value-type="float" office:value="0.459739771311681" calcext:value-type="float">
            <text:p>0.4597397713</text:p>
          </table:table-cell>
        </table:table-row>
        <table:table-row table:style-name="ro1">
          <table:table-cell office:value-type="float" office:value="0.457879511265728" calcext:value-type="float">
            <text:p>0.4578795113</text:p>
          </table:table-cell>
        </table:table-row>
        <table:table-row table:style-name="ro1">
          <table:table-cell office:value-type="float" office:value="0.45605888786828" calcext:value-type="float">
            <text:p>0.4560588879</text:p>
          </table:table-cell>
        </table:table-row>
        <table:table-row table:style-name="ro1">
          <table:table-cell office:value-type="float" office:value="0.45428089150571" calcext:value-type="float">
            <text:p>0.4542808915</text:p>
          </table:table-cell>
        </table:table-row>
        <table:table-row table:style-name="ro1">
          <table:table-cell office:value-type="float" office:value="0.452548420660224" calcext:value-type="float">
            <text:p>0.4525484207</text:p>
          </table:table-cell>
        </table:table-row>
        <table:table-row table:style-name="ro1">
          <table:table-cell office:value-type="float" office:value="0.450864267961588" calcext:value-type="float">
            <text:p>0.450864268</text:p>
          </table:table-cell>
        </table:table-row>
        <table:table-row table:style-name="ro1">
          <table:table-cell office:value-type="float" office:value="0.449231107028024" calcext:value-type="float">
            <text:p>0.449231107</text:p>
          </table:table-cell>
        </table:table-row>
        <table:table-row table:style-name="ro1">
          <table:table-cell office:value-type="float" office:value="0.44765148009632" calcext:value-type="float">
            <text:p>0.4476514801</text:p>
          </table:table-cell>
        </table:table-row>
        <table:table-row table:style-name="ro1">
          <table:table-cell office:value-type="float" office:value="0.446127786441112" calcext:value-type="float">
            <text:p>0.4461277864</text:p>
          </table:table-cell>
        </table:table-row>
        <table:table-row table:style-name="ro1">
          <table:table-cell office:value-type="float" office:value="0.444662271583367" calcext:value-type="float">
            <text:p>0.4446622716</text:p>
          </table:table-cell>
        </table:table-row>
        <table:table-row table:style-name="ro1">
          <table:table-cell office:value-type="float" office:value="0.443257017288052" calcext:value-type="float">
            <text:p>0.4432570173</text:p>
          </table:table-cell>
        </table:table-row>
        <table:table-row table:style-name="ro1">
          <table:table-cell office:value-type="float" office:value="0.441913932350994" calcext:value-type="float">
            <text:p>0.4419139324</text:p>
          </table:table-cell>
        </table:table-row>
        <table:table-row table:style-name="ro1">
          <table:table-cell office:value-type="float" office:value="0.440634744174934" calcext:value-type="float">
            <text:p>0.4406347442</text:p>
          </table:table-cell>
        </table:table-row>
        <table:table-row table:style-name="ro1">
          <table:table-cell office:value-type="float" office:value="0.439420991134767" calcext:value-type="float">
            <text:p>0.4394209911</text:p>
          </table:table-cell>
        </table:table-row>
        <table:table-row table:style-name="ro1">
          <table:table-cell office:value-type="float" office:value="0.438274015731977" calcext:value-type="float">
            <text:p>0.4382740157</text:p>
          </table:table-cell>
        </table:table-row>
        <table:table-row table:style-name="ro1">
          <table:table-cell office:value-type="float" office:value="0.437194958538256" calcext:value-type="float">
            <text:p>0.4371949585</text:p>
          </table:table-cell>
        </table:table-row>
        <table:table-row table:style-name="ro1">
          <table:table-cell office:value-type="float" office:value="0.436184752928323" calcext:value-type="float">
            <text:p>0.4361847529</text:p>
          </table:table-cell>
        </table:table-row>
        <table:table-row table:style-name="ro1">
          <table:table-cell office:value-type="float" office:value="0.435244120601924" calcext:value-type="float">
            <text:p>0.4352441206</text:p>
          </table:table-cell>
        </table:table-row>
        <table:table-row table:style-name="ro1">
          <table:table-cell office:value-type="float" office:value="0.434373567895031" calcext:value-type="float">
            <text:p>0.4343735679</text:p>
          </table:table-cell>
        </table:table-row>
        <table:table-row table:style-name="ro1">
          <table:table-cell office:value-type="float" office:value="0.433573382880222" calcext:value-type="float">
            <text:p>0.4335733829</text:p>
          </table:table-cell>
        </table:table-row>
        <table:table-row table:style-name="ro1">
          <table:table-cell office:value-type="float" office:value="0.432843633256263" calcext:value-type="float">
            <text:p>0.4328436333</text:p>
          </table:table-cell>
        </table:table-row>
        <table:table-row table:style-name="ro1">
          <table:table-cell office:value-type="float" office:value="0.432184165026873" calcext:value-type="float">
            <text:p>0.432184165</text:p>
          </table:table-cell>
        </table:table-row>
        <table:table-row table:style-name="ro1">
          <table:table-cell office:value-type="float" office:value="0.431594601968678" calcext:value-type="float">
            <text:p>0.431594602</text:p>
          </table:table-cell>
        </table:table-row>
        <table:table-row table:style-name="ro1">
          <table:table-cell office:value-type="float" office:value="0.431074345888365" calcext:value-type="float">
            <text:p>0.4310743459</text:p>
          </table:table-cell>
        </table:table-row>
        <table:table-row table:style-name="ro1">
          <table:table-cell office:value-type="float" office:value="0.430622577669014" calcext:value-type="float">
            <text:p>0.4306225777</text:p>
          </table:table-cell>
        </table:table-row>
        <table:table-row table:style-name="ro1">
          <table:table-cell office:value-type="float" office:value="0.430238259105632" calcext:value-type="float">
            <text:p>0.4302382591</text:p>
          </table:table-cell>
        </table:table-row>
        <table:table-row table:style-name="ro1">
          <table:table-cell office:value-type="float" office:value="0.429920135529869" calcext:value-type="float">
            <text:p>0.4299201355</text:p>
          </table:table-cell>
        </table:table-row>
        <table:table-row table:style-name="ro1">
          <table:table-cell office:value-type="float" office:value="0.429666739223933" calcext:value-type="float">
            <text:p>0.4296667392</text:p>
          </table:table-cell>
        </table:table-row>
        <table:table-row table:style-name="ro1">
          <table:table-cell office:value-type="float" office:value="0.429476393623685" calcext:value-type="float">
            <text:p>0.4294763936</text:p>
          </table:table-cell>
        </table:table-row>
        <table:table-row table:style-name="ro1">
          <table:table-cell office:value-type="float" office:value="0.429347218310934" calcext:value-type="float">
            <text:p>0.4293472183</text:p>
          </table:table-cell>
        </table:table-row>
        <table:table-row table:style-name="ro1">
          <table:table-cell office:value-type="float" office:value="0.429277134794919" calcext:value-type="float">
            <text:p>0.4292771348</text:p>
          </table:table-cell>
        </table:table-row>
        <table:table-row table:style-name="ro1">
          <table:table-cell office:value-type="float" office:value="0.429263873082981" calcext:value-type="float">
            <text:p>0.4292638731</text:p>
          </table:table-cell>
        </table:table-row>
        <table:table-row table:style-name="ro1">
          <table:table-cell office:value-type="float" office:value="0.429304979040425" calcext:value-type="float">
            <text:p>0.429304979</text:p>
          </table:table-cell>
        </table:table-row>
        <table:table-row table:style-name="ro1">
          <table:table-cell office:value-type="float" office:value="0.429397822539575" calcext:value-type="float">
            <text:p>0.4293978225</text:p>
          </table:table-cell>
        </table:table-row>
        <table:table-row table:style-name="ro1">
          <table:table-cell office:value-type="float" office:value="0.42953960639802" calcext:value-type="float">
            <text:p>0.4295396064</text:p>
          </table:table-cell>
        </table:table-row>
        <table:table-row table:style-name="ro1">
          <table:table-cell office:value-type="float" office:value="0.429727376106043" calcext:value-type="float">
            <text:p>0.4297273761</text:p>
          </table:table-cell>
        </table:table-row>
        <table:table-row table:style-name="ro1">
          <table:table-cell office:value-type="float" office:value="0.429958030343255" calcext:value-type="float">
            <text:p>0.4299580303</text:p>
          </table:table-cell>
        </table:table-row>
        <table:table-row table:style-name="ro1">
          <table:table-cell office:value-type="float" office:value="0.430228332284404" calcext:value-type="float">
            <text:p>0.4302283323</text:p>
          </table:table-cell>
        </table:table-row>
        <table:table-row table:style-name="ro1">
          <table:table-cell office:value-type="float" office:value="0.430534921694384" calcext:value-type="float">
            <text:p>0.4305349217</text:p>
          </table:table-cell>
        </table:table-row>
        <table:table-row table:style-name="ro1">
          <table:table-cell office:value-type="float" office:value="0.430874327812435" calcext:value-type="float">
            <text:p>0.4308743278</text:p>
          </table:table-cell>
        </table:table-row>
        <table:table-row table:style-name="ro1">
          <table:table-cell office:value-type="float" office:value="0.431242983025525" calcext:value-type="float">
            <text:p>0.431242983</text:p>
          </table:table-cell>
        </table:table-row>
        <table:table-row table:style-name="ro1">
          <table:table-cell office:value-type="float" office:value="0.431637237330935" calcext:value-type="float">
            <text:p>0.4316372373</text:p>
          </table:table-cell>
        </table:table-row>
        <table:table-row table:style-name="ro1">
          <table:table-cell office:value-type="float" office:value="0.432053373588023" calcext:value-type="float">
            <text:p>0.4320533736</text:p>
          </table:table-cell>
        </table:table-row>
        <table:table-row table:style-name="ro1">
          <table:table-cell office:value-type="float" office:value="0.432487623559185" calcext:value-type="float">
            <text:p>0.4324876236</text:p>
          </table:table-cell>
        </table:table-row>
        <table:table-row table:style-name="ro1">
          <table:table-cell office:value-type="float" office:value="0.432936184740007" calcext:value-type="float">
            <text:p>0.4329361847</text:p>
          </table:table-cell>
        </table:table-row>
        <table:table-row table:style-name="ro1">
          <table:table-cell office:value-type="float" office:value="0.433395237978603" calcext:value-type="float">
            <text:p>0.433395238</text:p>
          </table:table-cell>
        </table:table-row>
        <table:table-row table:style-name="ro1">
          <table:table-cell office:value-type="float" office:value="0.433860965884148" calcext:value-type="float">
            <text:p>0.4338609659</text:p>
          </table:table-cell>
        </table:table-row>
        <table:table-row table:style-name="ro1">
          <table:table-cell office:value-type="float" office:value="0.434329572024601" calcext:value-type="float">
            <text:p>0.434329572</text:p>
          </table:table-cell>
        </table:table-row>
        <table:table-row table:style-name="ro1">
          <table:table-cell office:value-type="float" office:value="0.434797300913613" calcext:value-type="float">
            <text:p>0.4347973009</text:p>
          </table:table-cell>
        </table:table-row>
        <table:table-row table:style-name="ro1">
          <table:table-cell office:value-type="float" office:value="0.435260458786637" calcext:value-type="float">
            <text:p>0.4352604588</text:p>
          </table:table-cell>
        </table:table-row>
        <table:table-row table:style-name="ro1">
          <table:table-cell office:value-type="float" office:value="0.435715435166214" calcext:value-type="float">
            <text:p>0.4357154352</text:p>
          </table:table-cell>
        </table:table-row>
        <table:table-row table:style-name="ro1">
          <table:table-cell office:value-type="float" office:value="0.436158725216463" calcext:value-type="float">
            <text:p>0.4361587252</text:p>
          </table:table-cell>
        </table:table-row>
        <table:table-row table:style-name="ro1">
          <table:table-cell office:value-type="float" office:value="0.436586952886755" calcext:value-type="float">
            <text:p>0.4365869529</text:p>
          </table:table-cell>
        </table:table-row>
        <table:table-row table:style-name="ro1">
          <table:table-cell office:value-type="float" office:value="0.436996894844576" calcext:value-type="float">
            <text:p>0.4369968948</text:p>
          </table:table-cell>
        </table:table-row>
        <table:table-row table:style-name="ro1">
          <table:table-cell office:value-type="float" office:value="0.437385505197584" calcext:value-type="float">
            <text:p>0.4373855052</text:p>
          </table:table-cell>
        </table:table-row>
        <table:table-row table:style-name="ro1">
          <table:table-cell office:value-type="float" office:value="0.437749941004856" calcext:value-type="float">
            <text:p>0.437749941</text:p>
          </table:table-cell>
        </table:table-row>
        <table:table-row table:style-name="ro1">
          <table:table-cell office:value-type="float" office:value="0.438087588577327" calcext:value-type="float">
            <text:p>0.4380875886</text:p>
          </table:table-cell>
        </table:table-row>
        <table:table-row table:style-name="ro1">
          <table:table-cell office:value-type="float" office:value="0.438396090567413" calcext:value-type="float">
            <text:p>0.4383960906</text:p>
          </table:table-cell>
        </table:table-row>
        <table:table-row table:style-name="ro1">
          <table:table-cell office:value-type="float" office:value="0.438673373847835" calcext:value-type="float">
            <text:p>0.4386733738</text:p>
          </table:table-cell>
        </table:table-row>
        <table:table-row table:style-name="ro1">
          <table:table-cell office:value-type="float" office:value="0.438917678179623" calcext:value-type="float">
            <text:p>0.4389176782</text:p>
          </table:table-cell>
        </table:table-row>
        <table:table-row table:style-name="ro1">
          <table:table-cell office:value-type="float" office:value="0.43912758566932" calcext:value-type="float">
            <text:p>0.4391275857</text:p>
          </table:table-cell>
        </table:table-row>
        <table:table-row table:style-name="ro1">
          <table:table-cell office:value-type="float" office:value="0.439302051015366" calcext:value-type="float">
            <text:p>0.439302051</text:p>
          </table:table-cell>
        </table:table-row>
        <table:table-row table:style-name="ro1">
          <table:table-cell office:value-type="float" office:value="0.439440432543688" calcext:value-type="float">
            <text:p>0.4394404325</text:p>
          </table:table-cell>
        </table:table-row>
        <table:table-row table:style-name="ro1">
          <table:table-cell office:value-type="float" office:value="0.43954252403246" calcext:value-type="float">
            <text:p>0.439542524</text:p>
          </table:table-cell>
        </table:table-row>
        <table:table-row table:style-name="ro1">
          <table:table-cell office:value-type="float" office:value="0.439608587326074" calcext:value-type="float">
            <text:p>0.4396085873</text:p>
          </table:table-cell>
        </table:table-row>
        <table:table-row table:style-name="ro1">
          <table:table-cell office:value-type="float" office:value="0.439639385738289" calcext:value-type="float">
            <text:p>0.4396393857</text:p>
          </table:table-cell>
        </table:table-row>
        <table:table-row table:style-name="ro1">
          <table:table-cell office:value-type="float" office:value="0.439636218244572" calcext:value-type="float">
            <text:p>0.4396362182</text:p>
          </table:table-cell>
        </table:table-row>
        <table:table-row table:style-name="ro1">
          <table:table-cell office:value-type="float" office:value="0.439600954463635" calcext:value-type="float">
            <text:p>0.4396009545</text:p>
          </table:table-cell>
        </table:table-row>
        <table:table-row table:style-name="ro1">
          <table:table-cell office:value-type="float" office:value="0.439536070428157" calcext:value-type="float">
            <text:p>0.4395360704</text:p>
          </table:table-cell>
        </table:table-row>
        <table:table-row table:style-name="ro1">
          <table:table-cell office:value-type="float" office:value="0.439444685144702" calcext:value-type="float">
            <text:p>0.4394446851</text:p>
          </table:table-cell>
        </table:table-row>
        <table:table-row table:style-name="ro1">
          <table:table-cell office:value-type="float" office:value="0.439330597942819" calcext:value-type="float">
            <text:p>0.4393305979</text:p>
          </table:table-cell>
        </table:table-row>
        <table:table-row table:style-name="ro1">
          <table:table-cell office:value-type="float" office:value="0.439198326613342" calcext:value-type="float">
            <text:p>0.4391983266</text:p>
          </table:table-cell>
        </table:table-row>
        <table:table-row table:style-name="ro1">
          <table:table-cell office:value-type="float" office:value="0.439053146335875" calcext:value-type="float">
            <text:p>0.4390531463</text:p>
          </table:table-cell>
        </table:table-row>
        <table:table-row table:style-name="ro1">
          <table:table-cell office:value-type="float" office:value="0.43890112939547" calcext:value-type="float">
            <text:p>0.4389011294</text:p>
          </table:table-cell>
        </table:table-row>
        <table:table-row table:style-name="ro1">
          <table:table-cell office:value-type="float" office:value="0.515448165158516" calcext:value-type="float">
            <text:p>0.5154481652</text:p>
          </table:table-cell>
        </table:table-row>
        <table:table-row table:style-name="ro1">
          <table:table-cell office:value-type="float" office:value="0.513482814446392" calcext:value-type="float">
            <text:p>0.5134828144</text:p>
          </table:table-cell>
        </table:table-row>
        <table:table-row table:style-name="ro1">
          <table:table-cell office:value-type="float" office:value="0.511510561203195" calcext:value-type="float">
            <text:p>0.5115105612</text:p>
          </table:table-cell>
        </table:table-row>
        <table:table-row table:style-name="ro1">
          <table:table-cell office:value-type="float" office:value="0.509528859701285" calcext:value-type="float">
            <text:p>0.5095288597</text:p>
          </table:table-cell>
        </table:table-row>
        <table:table-row table:style-name="ro1">
          <table:table-cell office:value-type="float" office:value="0.507535739046899" calcext:value-type="float">
            <text:p>0.507535739</text:p>
          </table:table-cell>
        </table:table-row>
        <table:table-row table:style-name="ro1">
          <table:table-cell office:value-type="float" office:value="0.505529768263709" calcext:value-type="float">
            <text:p>0.5055297683</text:p>
          </table:table-cell>
        </table:table-row>
        <table:table-row table:style-name="ro1">
          <table:table-cell office:value-type="float" office:value="0.503510022161184" calcext:value-type="float">
            <text:p>0.5035100222</text:p>
          </table:table-cell>
        </table:table-row>
        <table:table-row table:style-name="ro1">
          <table:table-cell office:value-type="float" office:value="0.501476047987749" calcext:value-type="float">
            <text:p>0.501476048</text:p>
          </table:table-cell>
        </table:table-row>
        <table:table-row table:style-name="ro1">
          <table:table-cell office:value-type="float" office:value="0.499427832868741" calcext:value-type="float">
            <text:p>0.4994278329</text:p>
          </table:table-cell>
        </table:table-row>
        <table:table-row table:style-name="ro1">
          <table:table-cell office:value-type="float" office:value="0.497365772029176" calcext:value-type="float">
            <text:p>0.497365772</text:p>
          </table:table-cell>
        </table:table-row>
        <table:table-row table:style-name="ro1">
          <table:table-cell office:value-type="float" office:value="0.495290637801307" calcext:value-type="float">
            <text:p>0.4952906378</text:p>
          </table:table-cell>
        </table:table-row>
        <table:table-row table:style-name="ro1">
          <table:table-cell office:value-type="float" office:value="0.493203549416986" calcext:value-type="float">
            <text:p>0.4932035494</text:p>
          </table:table-cell>
        </table:table-row>
        <table:table-row table:style-name="ro1">
          <table:table-cell office:value-type="float" office:value="0.491105943584831" calcext:value-type="float">
            <text:p>0.4911059436</text:p>
          </table:table-cell>
        </table:table-row>
        <table:table-row table:style-name="ro1">
          <table:table-cell office:value-type="float" office:value="0.488999545852182" calcext:value-type="float">
            <text:p>0.4889995459</text:p>
          </table:table-cell>
        </table:table-row>
        <table:table-row table:style-name="ro1">
          <table:table-cell office:value-type="float" office:value="0.486886342751874" calcext:value-type="float">
            <text:p>0.4868863428</text:p>
          </table:table-cell>
        </table:table-row>
        <table:table-row table:style-name="ro1">
          <table:table-cell office:value-type="float" office:value="0.484768554733794" calcext:value-type="float">
            <text:p>0.4847685547</text:p>
          </table:table-cell>
        </table:table-row>
        <table:table-row table:style-name="ro1">
          <table:table-cell office:value-type="float" office:value="0.482648609881252" calcext:value-type="float">
            <text:p>0.4826486099</text:p>
          </table:table-cell>
        </table:table-row>
        <table:table-row table:style-name="ro1">
          <table:table-cell office:value-type="float" office:value="0.480529118412144" calcext:value-type="float">
            <text:p>0.4805291184</text:p>
          </table:table-cell>
        </table:table-row>
        <table:table-row table:style-name="ro1">
          <table:table-cell office:value-type="float" office:value="0.47841284796492" calcext:value-type="float">
            <text:p>0.478412848</text:p>
          </table:table-cell>
        </table:table-row>
        <table:table-row table:style-name="ro1">
          <table:table-cell office:value-type="float" office:value="0.476302699669352" calcext:value-type="float">
            <text:p>0.4763026997</text:p>
          </table:table-cell>
        </table:table-row>
        <table:table-row table:style-name="ro1">
          <table:table-cell office:value-type="float" office:value="0.4742016850021" calcext:value-type="float">
            <text:p>0.474201685</text:p>
          </table:table-cell>
        </table:table-row>
        <table:table-row table:style-name="ro1">
          <table:table-cell office:value-type="float" office:value="0.472112903427083" calcext:value-type="float">
            <text:p>0.4721129034</text:p>
          </table:table-cell>
        </table:table-row>
        <table:table-row table:style-name="ro1">
          <table:table-cell office:value-type="float" office:value="0.470039520820647" calcext:value-type="float">
            <text:p>0.4700395208</text:p>
          </table:table-cell>
        </table:table-row>
        <table:table-row table:style-name="ro1">
          <table:table-cell office:value-type="float" office:value="0.467984748681534" calcext:value-type="float">
            <text:p>0.4679847487</text:p>
          </table:table-cell>
        </table:table-row>
        <table:table-row table:style-name="ro1">
          <table:table-cell office:value-type="float" office:value="0.465951824125657" calcext:value-type="float">
            <text:p>0.4659518241</text:p>
          </table:table-cell>
        </table:table-row>
        <table:table-row table:style-name="ro1">
          <table:table-cell office:value-type="float" office:value="0.463943990665665" calcext:value-type="float">
            <text:p>0.4639439907</text:p>
          </table:table-cell>
        </table:table-row>
        <table:table-row table:style-name="ro1">
          <table:table-cell office:value-type="float" office:value="0.46196447977532" calcext:value-type="float">
            <text:p>0.4619644798</text:p>
          </table:table-cell>
        </table:table-row>
        <table:table-row table:style-name="ro1">
          <table:table-cell office:value-type="float" office:value="0.460016493238667" calcext:value-type="float">
            <text:p>0.4600164932</text:p>
          </table:table-cell>
        </table:table-row>
        <table:table-row table:style-name="ro1">
          <table:table-cell office:value-type="float" office:value="0.45810318628401" calcext:value-type="float">
            <text:p>0.4581031863</text:p>
          </table:table-cell>
        </table:table-row>
        <table:table-row table:style-name="ro1">
          <table:table-cell office:value-type="float" office:value="0.456227651502681" calcext:value-type="float">
            <text:p>0.4562276515</text:p>
          </table:table-cell>
        </table:table-row>
        <table:table-row table:style-name="ro1">
          <table:table-cell office:value-type="float" office:value="0.454392903552619" calcext:value-type="float">
            <text:p>0.4543929036</text:p>
          </table:table-cell>
        </table:table-row>
        <table:table-row table:style-name="ro1">
          <table:table-cell office:value-type="float" office:value="0.452601864646744" calcext:value-type="float">
            <text:p>0.4526018646</text:p>
          </table:table-cell>
        </table:table-row>
        <table:table-row table:style-name="ro1">
          <table:table-cell office:value-type="float" office:value="0.450857350826132" calcext:value-type="float">
            <text:p>0.4508573508</text:p>
          </table:table-cell>
        </table:table-row>
        <table:table-row table:style-name="ro1">
          <table:table-cell office:value-type="float" office:value="0.449162059017992" calcext:value-type="float">
            <text:p>0.449162059</text:p>
          </table:table-cell>
        </table:table-row>
        <table:table-row table:style-name="ro1">
          <table:table-cell office:value-type="float" office:value="0.447518554878442" calcext:value-type="float">
            <text:p>0.4475185549</text:p>
          </table:table-cell>
        </table:table-row>
        <table:table-row table:style-name="ro1">
          <table:table-cell office:value-type="float" office:value="0.445929261420089" calcext:value-type="float">
            <text:p>0.4459292614</text:p>
          </table:table-cell>
        </table:table-row>
        <table:table-row table:style-name="ro1">
          <table:table-cell office:value-type="float" office:value="0.444396448424407" calcext:value-type="float">
            <text:p>0.4443964484</text:p>
          </table:table-cell>
        </table:table-row>
        <table:table-row table:style-name="ro1">
          <table:table-cell office:value-type="float" office:value="0.442922222638915" calcext:value-type="float">
            <text:p>0.4429222226</text:p>
          </table:table-cell>
        </table:table-row>
        <table:table-row table:style-name="ro1">
          <table:table-cell office:value-type="float" office:value="0.441508518759154" calcext:value-type="float">
            <text:p>0.4415085188</text:p>
          </table:table-cell>
        </table:table-row>
        <table:table-row table:style-name="ro1">
          <table:table-cell office:value-type="float" office:value="0.440157091195475" calcext:value-type="float">
            <text:p>0.4401570912</text:p>
          </table:table-cell>
        </table:table-row>
        <table:table-row table:style-name="ro1">
          <table:table-cell office:value-type="float" office:value="0.438869506624612" calcext:value-type="float">
            <text:p>0.4388695066</text:p>
          </table:table-cell>
        </table:table-row>
        <table:table-row table:style-name="ro1">
          <table:table-cell office:value-type="float" office:value="0.437647137326068" calcext:value-type="float">
            <text:p>0.4376471373</text:p>
          </table:table-cell>
        </table:table-row>
        <table:table-row table:style-name="ro1">
          <table:table-cell office:value-type="float" office:value="0.436491155303299" calcext:value-type="float">
            <text:p>0.4364911553</text:p>
          </table:table-cell>
        </table:table-row>
        <table:table-row table:style-name="ro1">
          <table:table-cell office:value-type="float" office:value="0.435402527189689" calcext:value-type="float">
            <text:p>0.4354025272</text:p>
          </table:table-cell>
        </table:table-row>
        <table:table-row table:style-name="ro1">
          <table:table-cell office:value-type="float" office:value="0.434382009939344" calcext:value-type="float">
            <text:p>0.4343820099</text:p>
          </table:table-cell>
        </table:table-row>
        <table:table-row table:style-name="ro1">
          <table:table-cell office:value-type="float" office:value="0.433430147302668" calcext:value-type="float">
            <text:p>0.4334301473</text:p>
          </table:table-cell>
        </table:table-row>
        <table:table-row table:style-name="ro1">
          <table:table-cell office:value-type="float" office:value="0.432547267086754" calcext:value-type="float">
            <text:p>0.4325472671</text:p>
          </table:table-cell>
        </table:table-row>
        <table:table-row table:style-name="ro1">
          <table:table-cell office:value-type="float" office:value="0.431733479200562" calcext:value-type="float">
            <text:p>0.4317334792</text:p>
          </table:table-cell>
        </table:table-row>
        <table:table-row table:style-name="ro1">
          <table:table-cell office:value-type="float" office:value="0.430988674484914" calcext:value-type="float">
            <text:p>0.4309886745</text:p>
          </table:table-cell>
        </table:table-row>
        <table:table-row table:style-name="ro1">
          <table:table-cell office:value-type="float" office:value="0.430312524327275" calcext:value-type="float">
            <text:p>0.4303125243</text:p>
          </table:table-cell>
        </table:table-row>
        <table:table-row table:style-name="ro1">
          <table:table-cell office:value-type="float" office:value="0.429704481061343" calcext:value-type="float">
            <text:p>0.4297044811</text:p>
          </table:table-cell>
        </table:table-row>
        <table:table-row table:style-name="ro1">
          <table:table-cell office:value-type="float" office:value="0.429163779151434" calcext:value-type="float">
            <text:p>0.4291637792</text:p>
          </table:table-cell>
        </table:table-row>
        <table:table-row table:style-name="ro1">
          <table:table-cell office:value-type="float" office:value="0.428689437161676" calcext:value-type="float">
            <text:p>0.4286894372</text:p>
          </table:table-cell>
        </table:table-row>
        <table:table-row table:style-name="ro1">
          <table:table-cell office:value-type="float" office:value="0.428280260509994" calcext:value-type="float">
            <text:p>0.4282802605</text:p>
          </table:table-cell>
        </table:table-row>
        <table:table-row table:style-name="ro1">
          <table:table-cell office:value-type="float" office:value="0.427934845006899" calcext:value-type="float">
            <text:p>0.427934845</text:p>
          </table:table-cell>
        </table:table-row>
        <table:table-row table:style-name="ro1">
          <table:table-cell office:value-type="float" office:value="0.427651581179087" calcext:value-type="float">
            <text:p>0.4276515812</text:p>
          </table:table-cell>
        </table:table-row>
        <table:table-row table:style-name="ro1">
          <table:table-cell office:value-type="float" office:value="0.42742865937782" calcext:value-type="float">
            <text:p>0.4274286594</text:p>
          </table:table-cell>
        </table:table-row>
        <table:table-row table:style-name="ro1">
          <table:table-cell office:value-type="float" office:value="0.427264075672123" calcext:value-type="float">
            <text:p>0.4272640757</text:p>
          </table:table-cell>
        </table:table-row>
        <table:table-row table:style-name="ro1">
          <table:table-cell office:value-type="float" office:value="0.427155638526779" calcext:value-type="float">
            <text:p>0.4271556385</text:p>
          </table:table-cell>
        </table:table-row>
        <table:table-row table:style-name="ro1">
          <table:table-cell office:value-type="float" office:value="0.427100976265117" calcext:value-type="float">
            <text:p>0.4271009763</text:p>
          </table:table-cell>
        </table:table-row>
        <table:table-row table:style-name="ro1">
          <table:table-cell office:value-type="float" office:value="0.42709754531661" calcext:value-type="float">
            <text:p>0.4270975453</text:p>
          </table:table-cell>
        </table:table-row>
        <table:table-row table:style-name="ro1">
          <table:table-cell office:value-type="float" office:value="0.427142639249267" calcext:value-type="float">
            <text:p>0.4271426392</text:p>
          </table:table-cell>
        </table:table-row>
        <table:table-row table:style-name="ro1">
          <table:table-cell office:value-type="float" office:value="0.42723339858683" calcext:value-type="float">
            <text:p>0.4272333986</text:p>
          </table:table-cell>
        </table:table-row>
        <table:table-row table:style-name="ro1">
          <table:table-cell office:value-type="float" office:value="0.42736682141077" calcext:value-type="float">
            <text:p>0.4273668214</text:p>
          </table:table-cell>
        </table:table-row>
        <table:table-row table:style-name="ro1">
          <table:table-cell office:value-type="float" office:value="0.427539774747082" calcext:value-type="float">
            <text:p>0.4275397747</text:p>
          </table:table-cell>
        </table:table-row>
        <table:table-row table:style-name="ro1">
          <table:table-cell office:value-type="float" office:value="0.427749006737883" calcext:value-type="float">
            <text:p>0.4277490067</text:p>
          </table:table-cell>
        </table:table-row>
        <table:table-row table:style-name="ro1">
          <table:table-cell office:value-type="float" office:value="0.427991159597811" calcext:value-type="float">
            <text:p>0.4279911596</text:p>
          </table:table-cell>
        </table:table-row>
        <table:table-row table:style-name="ro1">
          <table:table-cell office:value-type="float" office:value="0.42826278335522" calcext:value-type="float">
            <text:p>0.4282627834</text:p>
          </table:table-cell>
        </table:table-row>
        <table:table-row table:style-name="ro1">
          <table:table-cell office:value-type="float" office:value="0.428560350378186" calcext:value-type="float">
            <text:p>0.4285603504</text:p>
          </table:table-cell>
        </table:table-row>
        <table:table-row table:style-name="ro1">
          <table:table-cell office:value-type="float" office:value="0.428880270685297" calcext:value-type="float">
            <text:p>0.4288802707</text:p>
          </table:table-cell>
        </table:table-row>
        <table:table-row table:style-name="ro1">
          <table:table-cell office:value-type="float" office:value="0.429218908041262" calcext:value-type="float">
            <text:p>0.429218908</text:p>
          </table:table-cell>
        </table:table-row>
        <table:table-row table:style-name="ro1">
          <table:table-cell office:value-type="float" office:value="0.429572596837309" calcext:value-type="float">
            <text:p>0.4295725968</text:p>
          </table:table-cell>
        </table:table-row>
        <table:table-row table:style-name="ro1">
          <table:table-cell office:value-type="float" office:value="0.429937659756386" calcext:value-type="float">
            <text:p>0.4299376598</text:p>
          </table:table-cell>
        </table:table-row>
        <table:table-row table:style-name="ro1">
          <table:table-cell office:value-type="float" office:value="0.430310426223162" calcext:value-type="float">
            <text:p>0.4303104262</text:p>
          </table:table-cell>
        </table:table-row>
        <table:table-row table:style-name="ro1">
          <table:table-cell office:value-type="float" office:value="0.430687251638835" calcext:value-type="float">
            <text:p>0.4306872516</text:p>
          </table:table-cell>
        </table:table-row>
        <table:table-row table:style-name="ro1">
          <table:table-cell office:value-type="float" office:value="0.43106453740073" calcext:value-type="float">
            <text:p>0.4310645374</text:p>
          </table:table-cell>
        </table:table-row>
        <table:table-row table:style-name="ro1">
          <table:table-cell office:value-type="float" office:value="0.431438751706709" calcext:value-type="float">
            <text:p>0.4314387517</text:p>
          </table:table-cell>
        </table:table-row>
        <table:table-row table:style-name="ro1">
          <table:table-cell office:value-type="float" office:value="0.43180645114437" calcext:value-type="float">
            <text:p>0.4318064511</text:p>
          </table:table-cell>
        </table:table-row>
        <table:table-row table:style-name="ro1">
          <table:table-cell office:value-type="float" office:value="0.432164303065058" calcext:value-type="float">
            <text:p>0.4321643031</text:p>
          </table:table-cell>
        </table:table-row>
        <table:table-row table:style-name="ro1">
          <table:table-cell office:value-type="float" office:value="0.432509108742667" calcext:value-type="float">
            <text:p>0.4325091087</text:p>
          </table:table-cell>
        </table:table-row>
        <table:table-row table:style-name="ro1">
          <table:table-cell office:value-type="float" office:value="0.432837827317249" calcext:value-type="float">
            <text:p>0.4328378273</text:p>
          </table:table-cell>
        </table:table-row>
        <table:table-row table:style-name="ro1">
          <table:table-cell office:value-type="float" office:value="0.433147600523422" calcext:value-type="float">
            <text:p>0.4331476005</text:p>
          </table:table-cell>
        </table:table-row>
        <table:table-row table:style-name="ro1">
          <table:table-cell office:value-type="float" office:value="0.433435778203577" calcext:value-type="float">
            <text:p>0.4334357782</text:p>
          </table:table-cell>
        </table:table-row>
        <table:table-row table:style-name="ro1">
          <table:table-cell office:value-type="float" office:value="0.433699944605888" calcext:value-type="float">
            <text:p>0.4336999446</text:p>
          </table:table-cell>
        </table:table-row>
        <table:table-row table:style-name="ro1">
          <table:table-cell office:value-type="float" office:value="0.43393794546712" calcext:value-type="float">
            <text:p>0.4339379455</text:p>
          </table:table-cell>
        </table:table-row>
        <table:table-row table:style-name="ro1">
          <table:table-cell office:value-type="float" office:value="0.43414791588024" calcext:value-type="float">
            <text:p>0.4341479159</text:p>
          </table:table-cell>
        </table:table-row>
        <table:table-row table:style-name="ro1">
          <table:table-cell office:value-type="float" office:value="0.434328308946828" calcext:value-type="float">
            <text:p>0.4343283089</text:p>
          </table:table-cell>
        </table:table-row>
        <table:table-row table:style-name="ro1">
          <table:table-cell office:value-type="float" office:value="0.434477925214289" calcext:value-type="float">
            <text:p>0.4344779252</text:p>
          </table:table-cell>
        </table:table-row>
        <table:table-row table:style-name="ro1">
          <table:table-cell office:value-type="float" office:value="0.434595942897863" calcext:value-type="float">
            <text:p>0.4345959429</text:p>
          </table:table-cell>
        </table:table-row>
        <table:table-row table:style-name="ro1">
          <table:table-cell office:value-type="float" office:value="0.43468194888744" calcext:value-type="float">
            <text:p>0.4346819489</text:p>
          </table:table-cell>
        </table:table-row>
        <table:table-row table:style-name="ro1">
          <table:table-cell office:value-type="float" office:value="0.434735970539172" calcext:value-type="float">
            <text:p>0.4347359705</text:p>
          </table:table-cell>
        </table:table-row>
        <table:table-row table:style-name="ro1">
          <table:table-cell office:value-type="float" office:value="0.434758508251887" calcext:value-type="float">
            <text:p>0.4347585083</text:p>
          </table:table-cell>
        </table:table-row>
        <table:table-row table:style-name="ro1">
          <table:table-cell office:value-type="float" office:value="0.434750568828306" calcext:value-type="float">
            <text:p>0.4347505688</text:p>
          </table:table-cell>
        </table:table-row>
        <table:table-row table:style-name="ro1">
          <table:table-cell office:value-type="float" office:value="0.434713699621054" calcext:value-type="float">
            <text:p>0.4347136996</text:p>
          </table:table-cell>
        </table:table-row>
        <table:table-row table:style-name="ro1">
          <table:table-cell office:value-type="float" office:value="0.434650023463481" calcext:value-type="float">
            <text:p>0.4346500235</text:p>
          </table:table-cell>
        </table:table-row>
        <table:table-row table:style-name="ro1">
          <table:table-cell office:value-type="float" office:value="0.434562274385273" calcext:value-type="float">
            <text:p>0.4345622744</text:p>
          </table:table-cell>
        </table:table-row>
        <table:table-row table:style-name="ro1">
          <table:table-cell office:value-type="float" office:value="0.434453834112876" calcext:value-type="float">
            <text:p>0.4344538341</text:p>
          </table:table-cell>
        </table:table-row>
        <table:table-row table:style-name="ro1">
          <table:table-cell office:value-type="float" office:value="0.434328769354707" calcext:value-type="float">
            <text:p>0.4343287694</text:p>
          </table:table-cell>
        </table:table-row>
        <table:table-row table:style-name="ro1">
          <table:table-cell office:value-type="float" office:value="0.434191869871177" calcext:value-type="float">
            <text:p>0.4341918699</text:p>
          </table:table-cell>
        </table:table-row>
        <table:table-row table:style-name="ro1">
          <table:table-cell office:value-type="float" office:value="0.434048687329509" calcext:value-type="float">
            <text:p>0.4340486873</text:p>
          </table:table-cell>
        </table:table-row>
        <table:table-row table:style-name="ro1">
          <table:table-cell office:value-type="float" office:value="0.518260334551232" calcext:value-type="float">
            <text:p>0.5182603346</text:p>
          </table:table-cell>
        </table:table-row>
        <table:table-row table:style-name="ro1">
          <table:table-cell office:value-type="float" office:value="0.516316441915541" calcext:value-type="float">
            <text:p>0.5163164419</text:p>
          </table:table-cell>
        </table:table-row>
        <table:table-row table:style-name="ro1">
          <table:table-cell office:value-type="float" office:value="0.514364666161056" calcext:value-type="float">
            <text:p>0.5143646662</text:p>
          </table:table-cell>
        </table:table-row>
        <table:table-row table:style-name="ro1">
          <table:table-cell office:value-type="float" office:value="0.512402011573651" calcext:value-type="float">
            <text:p>0.5124020116</text:p>
          </table:table-cell>
        </table:table-row>
        <table:table-row table:style-name="ro1">
          <table:table-cell office:value-type="float" office:value="0.510426084367497" calcext:value-type="float">
            <text:p>0.5104260844</text:p>
          </table:table-cell>
        </table:table-row>
        <table:table-row table:style-name="ro1">
          <table:table-cell office:value-type="float" office:value="0.508435057338691" calcext:value-type="float">
            <text:p>0.5084350573</text:p>
          </table:table-cell>
        </table:table-row>
        <table:table-row table:style-name="ro1">
          <table:table-cell office:value-type="float" office:value="0.506427635298613" calcext:value-type="float">
            <text:p>0.5064276353</text:p>
          </table:table-cell>
        </table:table-row>
        <table:table-row table:style-name="ro1">
          <table:table-cell office:value-type="float" office:value="0.504403021287019" calcext:value-type="float">
            <text:p>0.5044030213</text:p>
          </table:table-cell>
        </table:table-row>
        <table:table-row table:style-name="ro1">
          <table:table-cell office:value-type="float" office:value="0.502360883564862" calcext:value-type="float">
            <text:p>0.5023608836</text:p>
          </table:table-cell>
        </table:table-row>
        <table:table-row table:style-name="ro1">
          <table:table-cell office:value-type="float" office:value="0.500301323386841" calcext:value-type="float">
            <text:p>0.5003013234</text:p>
          </table:table-cell>
        </table:table-row>
        <table:table-row table:style-name="ro1">
          <table:table-cell office:value-type="float" office:value="0.498224843553691" calcext:value-type="float">
            <text:p>0.4982248436</text:p>
          </table:table-cell>
        </table:table-row>
        <table:table-row table:style-name="ro1">
          <table:table-cell office:value-type="float" office:value="0.49613231774419" calcext:value-type="float">
            <text:p>0.4961323177</text:p>
          </table:table-cell>
        </table:table-row>
        <table:table-row table:style-name="ro1">
          <table:table-cell office:value-type="float" office:value="0.49402496062691" calcext:value-type="float">
            <text:p>0.4940249606</text:p>
          </table:table-cell>
        </table:table-row>
        <table:table-row table:style-name="ro1">
          <table:table-cell office:value-type="float" office:value="0.491904298751691" calcext:value-type="float">
            <text:p>0.4919042988</text:p>
          </table:table-cell>
        </table:table-row>
        <table:table-row table:style-name="ro1">
          <table:table-cell office:value-type="float" office:value="0.489772142220847" calcext:value-type="float">
            <text:p>0.4897721422</text:p>
          </table:table-cell>
        </table:table-row>
        <table:table-row table:style-name="ro1">
          <table:table-cell office:value-type="float" office:value="0.487630557140107" calcext:value-type="float">
            <text:p>0.4876305571</text:p>
          </table:table-cell>
        </table:table-row>
        <table:table-row table:style-name="ro1">
          <table:table-cell office:value-type="float" office:value="0.485481838849283" calcext:value-type="float">
            <text:p>0.4854818388</text:p>
          </table:table-cell>
        </table:table-row>
        <table:table-row table:style-name="ro1">
          <table:table-cell office:value-type="float" office:value="0.483328485932669" calcext:value-type="float">
            <text:p>0.4833284859</text:p>
          </table:table-cell>
        </table:table-row>
        <table:table-row table:style-name="ro1">
          <table:table-cell office:value-type="float" office:value="0.481173175009174" calcext:value-type="float">
            <text:p>0.481173175</text:p>
          </table:table-cell>
        </table:table-row>
        <table:table-row table:style-name="ro1">
          <table:table-cell office:value-type="float" office:value="0.479018736302183" calcext:value-type="float">
            <text:p>0.4790187363</text:p>
          </table:table-cell>
        </table:table-row>
        <table:table-row table:style-name="ro1">
          <table:table-cell office:value-type="float" office:value="0.476868129989151" calcext:value-type="float">
            <text:p>0.47686813</text:p>
          </table:table-cell>
        </table:table-row>
        <table:table-row table:style-name="ro1">
          <table:table-cell office:value-type="float" office:value="0.474724423330926" calcext:value-type="float">
            <text:p>0.4747244233</text:p>
          </table:table-cell>
        </table:table-row>
        <table:table-row table:style-name="ro1">
          <table:table-cell office:value-type="float" office:value="0.472590768580804" calcext:value-type="float">
            <text:p>0.4725907686</text:p>
          </table:table-cell>
        </table:table-row>
        <table:table-row table:style-name="ro1">
          <table:table-cell office:value-type="float" office:value="0.470470381673317" calcext:value-type="float">
            <text:p>0.4704703817</text:p>
          </table:table-cell>
        </table:table-row>
        <table:table-row table:style-name="ro1">
          <table:table-cell office:value-type="float" office:value="0.468366521692747" calcext:value-type="float">
            <text:p>0.4683665217</text:p>
          </table:table-cell>
        </table:table-row>
        <table:table-row table:style-name="ro1">
          <table:table-cell office:value-type="float" office:value="0.466282471121379" calcext:value-type="float">
            <text:p>0.4662824711</text:p>
          </table:table-cell>
        </table:table-row>
        <table:table-row table:style-name="ro1">
          <table:table-cell office:value-type="float" office:value="0.464221516867471" calcext:value-type="float">
            <text:p>0.4642215169</text:p>
          </table:table-cell>
        </table:table-row>
        <table:table-row table:style-name="ro1">
          <table:table-cell office:value-type="float" office:value="0.462186932072975" calcext:value-type="float">
            <text:p>0.4621869321</text:p>
          </table:table-cell>
        </table:table-row>
        <table:table-row table:style-name="ro1">
          <table:table-cell office:value-type="float" office:value="0.460181958700969" calcext:value-type="float">
            <text:p>0.4601819587</text:p>
          </table:table-cell>
        </table:table-row>
        <table:table-row table:style-name="ro1">
          <table:table-cell office:value-type="float" office:value="0.458209790902833" calcext:value-type="float">
            <text:p>0.4582097909</text:p>
          </table:table-cell>
        </table:table-row>
        <table:table-row table:style-name="ro1">
          <table:table-cell office:value-type="float" office:value="0.456273559165151" calcext:value-type="float">
            <text:p>0.4562735592</text:p>
          </table:table-cell>
        </table:table-row>
        <table:table-row table:style-name="ro1">
          <table:table-cell office:value-type="float" office:value="0.454376315236345" calcext:value-type="float">
            <text:p>0.4543763152</text:p>
          </table:table-cell>
        </table:table-row>
        <table:table-row table:style-name="ro1">
          <table:table-cell office:value-type="float" office:value="0.452521017833039" calcext:value-type="float">
            <text:p>0.4525210178</text:p>
          </table:table-cell>
        </table:table-row>
        <table:table-row table:style-name="ro1">
          <table:table-cell office:value-type="float" office:value="0.450710519126158" calcext:value-type="float">
            <text:p>0.4507105191</text:p>
          </table:table-cell>
        </table:table-row>
        <table:table-row table:style-name="ro1">
          <table:table-cell office:value-type="float" office:value="0.448947552006748" calcext:value-type="float">
            <text:p>0.448947552</text:p>
          </table:table-cell>
        </table:table-row>
        <table:table-row table:style-name="ro1">
          <table:table-cell office:value-type="float" office:value="0.447234718131541" calcext:value-type="float">
            <text:p>0.4472347181</text:p>
          </table:table-cell>
        </table:table-row>
        <table:table-row table:style-name="ro1">
          <table:table-cell office:value-type="float" office:value="0.445574476748239" calcext:value-type="float">
            <text:p>0.4455744767</text:p>
          </table:table-cell>
        </table:table-row>
        <table:table-row table:style-name="ro1">
          <table:table-cell office:value-type="float" office:value="0.443969134300535" calcext:value-type="float">
            <text:p>0.4439691343</text:p>
          </table:table-cell>
        </table:table-row>
        <table:table-row table:style-name="ro1">
          <table:table-cell office:value-type="float" office:value="0.442420834812865" calcext:value-type="float">
            <text:p>0.4424208348</text:p>
          </table:table-cell>
        </table:table-row>
        <table:table-row table:style-name="ro1">
          <table:table-cell office:value-type="float" office:value="0.440931551054887" calcext:value-type="float">
            <text:p>0.4409315511</text:p>
          </table:table-cell>
        </table:table-row>
        <table:table-row table:style-name="ro1">
          <table:table-cell office:value-type="float" office:value="0.439503076485696" calcext:value-type="float">
            <text:p>0.4395030765</text:p>
          </table:table-cell>
        </table:table-row>
        <table:table-row table:style-name="ro1">
          <table:table-cell office:value-type="float" office:value="0.438137017977765" calcext:value-type="float">
            <text:p>0.438137018</text:p>
          </table:table-cell>
        </table:table-row>
        <table:table-row table:style-name="ro1">
          <table:table-cell office:value-type="float" office:value="0.436834789320622" calcext:value-type="float">
            <text:p>0.4368347893</text:p>
          </table:table-cell>
        </table:table-row>
        <table:table-row table:style-name="ro1">
          <table:table-cell office:value-type="float" office:value="0.435597605504255" calcext:value-type="float">
            <text:p>0.4355976055</text:p>
          </table:table-cell>
        </table:table-row>
        <table:table-row table:style-name="ro1">
          <table:table-cell office:value-type="float" office:value="0.434426477782246" calcext:value-type="float">
            <text:p>0.4344264778</text:p>
          </table:table-cell>
        </table:table-row>
        <table:table-row table:style-name="ro1">
          <table:table-cell office:value-type="float" office:value="0.433322209514642" calcext:value-type="float">
            <text:p>0.4333222095</text:p>
          </table:table-cell>
        </table:table-row>
        <table:table-row table:style-name="ro1">
          <table:table-cell office:value-type="float" office:value="0.432285392790551" calcext:value-type="float">
            <text:p>0.4322853928</text:p>
          </table:table-cell>
        </table:table-row>
        <table:table-row table:style-name="ro1">
          <table:table-cell office:value-type="float" office:value="0.431316405830471" calcext:value-type="float">
            <text:p>0.4313164058</text:p>
          </table:table-cell>
        </table:table-row>
        <table:table-row table:style-name="ro1">
          <table:table-cell office:value-type="float" office:value="0.430415411168354" calcext:value-type="float">
            <text:p>0.4304154112</text:p>
          </table:table-cell>
        </table:table-row>
        <table:table-row table:style-name="ro1">
          <table:table-cell office:value-type="float" office:value="0.429582354613393" calcext:value-type="float">
            <text:p>0.4295823546</text:p>
          </table:table-cell>
        </table:table-row>
        <table:table-row table:style-name="ro1">
          <table:table-cell office:value-type="float" office:value="0.428816964991545" calcext:value-type="float">
            <text:p>0.428816965</text:p>
          </table:table-cell>
        </table:table-row>
        <table:table-row table:style-name="ro1">
          <table:table-cell office:value-type="float" office:value="0.428118754666788" calcext:value-type="float">
            <text:p>0.4281187547</text:p>
          </table:table-cell>
        </table:table-row>
        <table:table-row table:style-name="ro1">
          <table:table-cell office:value-type="float" office:value="0.4274870208421" calcext:value-type="float">
            <text:p>0.4274870208</text:p>
          </table:table-cell>
        </table:table-row>
        <table:table-row table:style-name="ro1">
          <table:table-cell office:value-type="float" office:value="0.426920847640178" calcext:value-type="float">
            <text:p>0.4269208476</text:p>
          </table:table-cell>
        </table:table-row>
        <table:table-row table:style-name="ro1">
          <table:table-cell office:value-type="float" office:value="0.426419108963883" calcext:value-type="float">
            <text:p>0.426419109</text:p>
          </table:table-cell>
        </table:table-row>
        <table:table-row table:style-name="ro1">
          <table:table-cell office:value-type="float" office:value="0.425980472136417" calcext:value-type="float">
            <text:p>0.4259804721</text:p>
          </table:table-cell>
        </table:table-row>
        <table:table-row table:style-name="ro1">
          <table:table-cell office:value-type="float" office:value="0.425603402321229" calcext:value-type="float">
            <text:p>0.4256034023</text:p>
          </table:table-cell>
        </table:table-row>
        <table:table-row table:style-name="ro1">
          <table:table-cell office:value-type="float" office:value="0.425286167721661" calcext:value-type="float">
            <text:p>0.4252861677</text:p>
          </table:table-cell>
        </table:table-row>
        <table:table-row table:style-name="ro1">
          <table:table-cell office:value-type="float" office:value="0.425026845560309" calcext:value-type="float">
            <text:p>0.4250268456</text:p>
          </table:table-cell>
        </table:table-row>
        <table:table-row table:style-name="ro1">
          <table:table-cell office:value-type="float" office:value="0.42482332883813" calcext:value-type="float">
            <text:p>0.4248233288</text:p>
          </table:table-cell>
        </table:table-row>
        <table:table-row table:style-name="ro1">
          <table:table-cell office:value-type="float" office:value="0.424673333873272" calcext:value-type="float">
            <text:p>0.4246733339</text:p>
          </table:table-cell>
        </table:table-row>
        <table:table-row table:style-name="ro1">
          <table:table-cell office:value-type="float" office:value="0.424574408619639" calcext:value-type="float">
            <text:p>0.4245744086</text:p>
          </table:table-cell>
        </table:table-row>
        <table:table-row table:style-name="ro1">
          <table:table-cell office:value-type="float" office:value="0.424523941765181" calcext:value-type="float">
            <text:p>0.4245239418</text:p>
          </table:table-cell>
        </table:table-row>
        <table:table-row table:style-name="ro1">
          <table:table-cell office:value-type="float" office:value="0.424519172609923" calcext:value-type="float">
            <text:p>0.4245191726</text:p>
          </table:table-cell>
        </table:table-row>
        <table:table-row table:style-name="ro1">
          <table:table-cell office:value-type="float" office:value="0.424557201723718" calcext:value-type="float">
            <text:p>0.4245572017</text:p>
          </table:table-cell>
        </table:table-row>
        <table:table-row table:style-name="ro1">
          <table:table-cell office:value-type="float" office:value="0.424635002383738" calcext:value-type="float">
            <text:p>0.4246350024</text:p>
          </table:table-cell>
        </table:table-row>
        <table:table-row table:style-name="ro1">
          <table:table-cell office:value-type="float" office:value="0.424749432791684" calcext:value-type="float">
            <text:p>0.4247494328</text:p>
          </table:table-cell>
        </table:table-row>
        <table:table-row table:style-name="ro1">
          <table:table-cell office:value-type="float" office:value="0.424897249070744" calcext:value-type="float">
            <text:p>0.4248972491</text:p>
          </table:table-cell>
        </table:table-row>
        <table:table-row table:style-name="ro1">
          <table:table-cell office:value-type="float" office:value="0.425075119042268" calcext:value-type="float">
            <text:p>0.425075119</text:p>
          </table:table-cell>
        </table:table-row>
        <table:table-row table:style-name="ro1">
          <table:table-cell office:value-type="float" office:value="0.425279636782176" calcext:value-type="float">
            <text:p>0.4252796368</text:p>
          </table:table-cell>
        </table:table-row>
        <table:table-row table:style-name="ro1">
          <table:table-cell office:value-type="float" office:value="0.425507337957108" calcext:value-type="float">
            <text:p>0.425507338</text:p>
          </table:table-cell>
        </table:table-row>
        <table:table-row table:style-name="ro1">
          <table:table-cell office:value-type="float" office:value="0.425754715940288" calcext:value-type="float">
            <text:p>0.4257547159</text:p>
          </table:table-cell>
        </table:table-row>
        <table:table-row table:style-name="ro1">
          <table:table-cell office:value-type="float" office:value="0.426018238707134" calcext:value-type="float">
            <text:p>0.4260182387</text:p>
          </table:table-cell>
        </table:table-row>
        <table:table-row table:style-name="ro1">
          <table:table-cell office:value-type="float" office:value="0.426294366510588" calcext:value-type="float">
            <text:p>0.4262943665</text:p>
          </table:table-cell>
        </table:table-row>
        <table:table-row table:style-name="ro1">
          <table:table-cell office:value-type="float" office:value="0.426579570336186" calcext:value-type="float">
            <text:p>0.4265795703</text:p>
          </table:table-cell>
        </table:table-row>
        <table:table-row table:style-name="ro1">
          <table:table-cell office:value-type="float" office:value="0.426870351136851" calcext:value-type="float">
            <text:p>0.4268703511</text:p>
          </table:table-cell>
        </table:table-row>
        <table:table-row table:style-name="ro1">
          <table:table-cell office:value-type="float" office:value="0.427163259847422" calcext:value-type="float">
            <text:p>0.4271632598</text:p>
          </table:table-cell>
        </table:table-row>
        <table:table-row table:style-name="ro1">
          <table:table-cell office:value-type="float" office:value="0.427454918178913" calcext:value-type="float">
            <text:p>0.4274549182</text:p>
          </table:table-cell>
        </table:table-row>
        <table:table-row table:style-name="ro1">
          <table:table-cell office:value-type="float" office:value="0.427742040192503" calcext:value-type="float">
            <text:p>0.4277420402</text:p>
          </table:table-cell>
        </table:table-row>
        <table:table-row table:style-name="ro1">
          <table:table-cell office:value-type="float" office:value="0.428021454653253" calcext:value-type="float">
            <text:p>0.4280214547</text:p>
          </table:table-cell>
        </table:table-row>
        <table:table-row table:style-name="ro1">
          <table:table-cell office:value-type="float" office:value="0.428290128163564" calcext:value-type="float">
            <text:p>0.4282901282</text:p>
          </table:table-cell>
        </table:table-row>
        <table:table-row table:style-name="ro1">
          <table:table-cell office:value-type="float" office:value="0.428545189076351" calcext:value-type="float">
            <text:p>0.4285451891</text:p>
          </table:table-cell>
        </table:table-row>
        <table:table-row table:style-name="ro1">
          <table:table-cell office:value-type="float" office:value="0.428783952187965" calcext:value-type="float">
            <text:p>0.4287839522</text:p>
          </table:table-cell>
        </table:table-row>
        <table:table-row table:style-name="ro1">
          <table:table-cell office:value-type="float" office:value="0.42900394421083" calcext:value-type="float">
            <text:p>0.4290039442</text:p>
          </table:table-cell>
        </table:table-row>
        <table:table-row table:style-name="ro1">
          <table:table-cell office:value-type="float" office:value="0.429202930025824" calcext:value-type="float">
            <text:p>0.42920293</text:p>
          </table:table-cell>
        </table:table-row>
        <table:table-row table:style-name="ro1">
          <table:table-cell office:value-type="float" office:value="0.429378939714382" calcext:value-type="float">
            <text:p>0.4293789397</text:p>
          </table:table-cell>
        </table:table-row>
        <table:table-row table:style-name="ro1">
          <table:table-cell office:value-type="float" office:value="0.429530296370335" calcext:value-type="float">
            <text:p>0.4295302964</text:p>
          </table:table-cell>
        </table:table-row>
        <table:table-row table:style-name="ro1">
          <table:table-cell office:value-type="float" office:value="0.429655644691476" calcext:value-type="float">
            <text:p>0.4296556447</text:p>
          </table:table-cell>
        </table:table-row>
        <table:table-row table:style-name="ro1">
          <table:table-cell office:value-type="float" office:value="0.429753980350864" calcext:value-type="float">
            <text:p>0.4297539804</text:p>
          </table:table-cell>
        </table:table-row>
        <table:table-row table:style-name="ro1">
          <table:table-cell office:value-type="float" office:value="0.429824680147847" calcext:value-type="float">
            <text:p>0.4298246801</text:p>
          </table:table-cell>
        </table:table-row>
        <table:table-row table:style-name="ro1">
          <table:table-cell office:value-type="float" office:value="0.429867532938831" calcext:value-type="float">
            <text:p>0.4298675329</text:p>
          </table:table-cell>
        </table:table-row>
        <table:table-row table:style-name="ro1">
          <table:table-cell office:value-type="float" office:value="0.429882771347767" calcext:value-type="float">
            <text:p>0.4298827713</text:p>
          </table:table-cell>
        </table:table-row>
        <table:table-row table:style-name="ro1">
          <table:table-cell office:value-type="float" office:value="0.429871104256374" calcext:value-type="float">
            <text:p>0.4298711043</text:p>
          </table:table-cell>
        </table:table-row>
        <table:table-row table:style-name="ro1">
          <table:table-cell office:value-type="float" office:value="0.429833750074099" calcext:value-type="float">
            <text:p>0.4298337501</text:p>
          </table:table-cell>
        </table:table-row>
        <table:table-row table:style-name="ro1">
          <table:table-cell office:value-type="float" office:value="0.429772470787792" calcext:value-type="float">
            <text:p>0.4297724708</text:p>
          </table:table-cell>
        </table:table-row>
        <table:table-row table:style-name="ro1">
          <table:table-cell office:value-type="float" office:value="0.429689606791134" calcext:value-type="float">
            <text:p>0.4296896068</text:p>
          </table:table-cell>
        </table:table-row>
        <table:table-row table:style-name="ro1">
          <table:table-cell office:value-type="float" office:value="0.429588112493773" calcext:value-type="float">
            <text:p>0.4295881125</text:p>
          </table:table-cell>
        </table:table-row>
        <table:table-row table:style-name="ro1">
          <table:table-cell office:value-type="float" office:value="0.42947159271021" calcext:value-type="float">
            <text:p>0.4294715927</text:p>
          </table:table-cell>
        </table:table-row>
        <table:table-row table:style-name="ro1">
          <table:table-cell office:value-type="float" office:value="0.429344339828404" calcext:value-type="float">
            <text:p>0.4293443398</text:p>
          </table:table-cell>
        </table:table-row>
        <table:table-row table:style-name="ro1">
          <table:table-cell office:value-type="float" office:value="0.429211371758113" calcext:value-type="float">
            <text:p>0.4292113718</text:p>
          </table:table-cell>
        </table:table-row>
        <table:table-row table:style-name="ro1">
          <table:table-cell office:value-type="float" office:value="0.52104026544245" calcext:value-type="float">
            <text:p>0.5210402654</text:p>
          </table:table-cell>
        </table:table-row>
        <table:table-row table:style-name="ro1">
          <table:table-cell office:value-type="float" office:value="0.519120907411576" calcext:value-type="float">
            <text:p>0.5191209074</text:p>
          </table:table-cell>
        </table:table-row>
        <table:table-row table:style-name="ro1">
          <table:table-cell office:value-type="float" office:value="0.5171926750167" calcext:value-type="float">
            <text:p>0.517192675</text:p>
          </table:table-cell>
        </table:table-row>
        <table:table-row table:style-name="ro1">
          <table:table-cell office:value-type="float" office:value="0.51525211717108" calcext:value-type="float">
            <text:p>0.5152521172</text:p>
          </table:table-cell>
        </table:table-row>
        <table:table-row table:style-name="ro1">
          <table:table-cell office:value-type="float" office:value="0.513296411799099" calcext:value-type="float">
            <text:p>0.5132964118</text:p>
          </table:table-cell>
        </table:table-row>
        <table:table-row table:style-name="ro1">
          <table:table-cell office:value-type="float" office:value="0.511323330080699" calcext:value-type="float">
            <text:p>0.5113233301</text:p>
          </table:table-cell>
        </table:table-row>
        <table:table-row table:style-name="ro1">
          <table:table-cell office:value-type="float" office:value="0.509331201469767" calcext:value-type="float">
            <text:p>0.5093312015</text:p>
          </table:table-cell>
        </table:table-row>
        <table:table-row table:style-name="ro1">
          <table:table-cell office:value-type="float" office:value="0.507318879486483" calcext:value-type="float">
            <text:p>0.5073188795</text:p>
          </table:table-cell>
        </table:table-row>
        <table:table-row table:style-name="ro1">
          <table:table-cell office:value-type="float" office:value="0.505285708283609" calcext:value-type="float">
            <text:p>0.5052857083</text:p>
          </table:table-cell>
        </table:table-row>
        <table:table-row table:style-name="ro1">
          <table:table-cell office:value-type="float" office:value="0.503231489986737" calcext:value-type="float">
            <text:p>0.50323149</text:p>
          </table:table-cell>
        </table:table-row>
        <table:table-row table:style-name="ro1">
          <table:table-cell office:value-type="float" office:value="0.501156452808488" calcext:value-type="float">
            <text:p>0.5011564528</text:p>
          </table:table-cell>
        </table:table-row>
        <table:table-row table:style-name="ro1">
          <table:table-cell office:value-type="float" office:value="0.499061219936661" calcext:value-type="float">
            <text:p>0.4990612199</text:p>
          </table:table-cell>
        </table:table-row>
        <table:table-row table:style-name="ro1">
          <table:table-cell office:value-type="float" office:value="0.496946779196341" calcext:value-type="float">
            <text:p>0.4969467792</text:p>
          </table:table-cell>
        </table:table-row>
        <table:table-row table:style-name="ro1">
          <table:table-cell office:value-type="float" office:value="0.49481445348595" calcext:value-type="float">
            <text:p>0.4948144535</text:p>
          </table:table-cell>
        </table:table-row>
        <table:table-row table:style-name="ro1">
          <table:table-cell office:value-type="float" office:value="0.492665871987259" calcext:value-type="float">
            <text:p>0.492665872</text:p>
          </table:table-cell>
        </table:table-row>
        <table:table-row table:style-name="ro1">
          <table:table-cell office:value-type="float" office:value="0.490502942149346" calcext:value-type="float">
            <text:p>0.4905029421</text:p>
          </table:table-cell>
        </table:table-row>
        <table:table-row table:style-name="ro1">
          <table:table-cell office:value-type="float" office:value="0.488327822446512" calcext:value-type="float">
            <text:p>0.4883278224</text:p>
          </table:table-cell>
        </table:table-row>
        <table:table-row table:style-name="ro1">
          <table:table-cell office:value-type="float" office:value="0.486142895910144" calcext:value-type="float">
            <text:p>0.4861428959</text:p>
          </table:table-cell>
        </table:table-row>
        <table:table-row table:style-name="ro1">
          <table:table-cell office:value-type="float" office:value="0.483950744434537" calcext:value-type="float">
            <text:p>0.4839507444</text:p>
          </table:table-cell>
        </table:table-row>
        <table:table-row table:style-name="ro1">
          <table:table-cell office:value-type="float" office:value="0.48175412385666" calcext:value-type="float">
            <text:p>0.4817541239</text:p>
          </table:table-cell>
        </table:table-row>
        <table:table-row table:style-name="ro1">
          <table:table-cell office:value-type="float" office:value="0.47955593980988" calcext:value-type="float">
            <text:p>0.4795559398</text:p>
          </table:table-cell>
        </table:table-row>
        <table:table-row table:style-name="ro1">
          <table:table-cell office:value-type="float" office:value="0.47735922435164" calcext:value-type="float">
            <text:p>0.4773592244</text:p>
          </table:table-cell>
        </table:table-row>
        <table:table-row table:style-name="ro1">
          <table:table-cell office:value-type="float" office:value="0.475167113365085" calcext:value-type="float">
            <text:p>0.4751671134</text:p>
          </table:table-cell>
        </table:table-row>
        <table:table-row table:style-name="ro1">
          <table:table-cell office:value-type="float" office:value="0.472982824734641" calcext:value-type="float">
            <text:p>0.4729828247</text:p>
          </table:table-cell>
        </table:table-row>
        <table:table-row table:style-name="ro1">
          <table:table-cell office:value-type="float" office:value="0.470809637295549" calcext:value-type="float">
            <text:p>0.4708096373</text:p>
          </table:table-cell>
        </table:table-row>
        <table:table-row table:style-name="ro1">
          <table:table-cell office:value-type="float" office:value="0.468650870557351" calcext:value-type="float">
            <text:p>0.4686508706</text:p>
          </table:table-cell>
        </table:table-row>
        <table:table-row table:style-name="ro1">
          <table:table-cell office:value-type="float" office:value="0.466509865201324" calcext:value-type="float">
            <text:p>0.4665098652</text:p>
          </table:table-cell>
        </table:table-row>
        <table:table-row table:style-name="ro1">
          <table:table-cell office:value-type="float" office:value="0.464389964351874" calcext:value-type="float">
            <text:p>0.4643899644</text:p>
          </table:table-cell>
        </table:table-row>
        <table:table-row table:style-name="ro1">
          <table:table-cell office:value-type="float" office:value="0.462294495621875" calcext:value-type="float">
            <text:p>0.4622944956</text:p>
          </table:table-cell>
        </table:table-row>
        <table:table-row table:style-name="ro1">
          <table:table-cell office:value-type="float" office:value="0.460226753931966" calcext:value-type="float">
            <text:p>0.4602267539</text:p>
          </table:table-cell>
        </table:table-row>
        <table:table-row table:style-name="ro1">
          <table:table-cell office:value-type="float" office:value="0.458189985103795" calcext:value-type="float">
            <text:p>0.4581899851</text:p>
          </table:table-cell>
        </table:table-row>
        <table:table-row table:style-name="ro1">
          <table:table-cell office:value-type="float" office:value="0.456187370227224" calcext:value-type="float">
            <text:p>0.4561873702</text:p>
          </table:table-cell>
        </table:table-row>
        <table:table-row table:style-name="ro1">
          <table:table-cell office:value-type="float" office:value="0.454222010801476" calcext:value-type="float">
            <text:p>0.4542220108</text:p>
          </table:table-cell>
        </table:table-row>
        <table:table-row table:style-name="ro1">
          <table:table-cell office:value-type="float" office:value="0.452296914650239" calcext:value-type="float">
            <text:p>0.4522969147</text:p>
          </table:table-cell>
        </table:table-row>
        <table:table-row table:style-name="ro1">
          <table:table-cell office:value-type="float" office:value="0.450414982610727" calcext:value-type="float">
            <text:p>0.4504149826</text:p>
          </table:table-cell>
        </table:table-row>
        <table:table-row table:style-name="ro1">
          <table:table-cell office:value-type="float" office:value="0.448578995996687" calcext:value-type="float">
            <text:p>0.448578996</text:p>
          </table:table-cell>
        </table:table-row>
        <table:table-row table:style-name="ro1">
          <table:table-cell office:value-type="float" office:value="0.446791604835359" calcext:value-type="float">
            <text:p>0.4467916048</text:p>
          </table:table-cell>
        </table:table-row>
        <table:table-row table:style-name="ro1">
          <table:table-cell office:value-type="float" office:value="0.445055316878393" calcext:value-type="float">
            <text:p>0.4450553169</text:p>
          </table:table-cell>
        </table:table-row>
        <table:table-row table:style-name="ro1">
          <table:table-cell office:value-type="float" office:value="0.443372487386712" calcext:value-type="float">
            <text:p>0.4433724874</text:p>
          </table:table-cell>
        </table:table-row>
        <table:table-row table:style-name="ro1">
          <table:table-cell office:value-type="float" office:value="0.441745309689336" calcext:value-type="float">
            <text:p>0.4417453097</text:p>
          </table:table-cell>
        </table:table-row>
        <table:table-row table:style-name="ro1">
          <table:table-cell office:value-type="float" office:value="0.440175806516148" calcext:value-type="float">
            <text:p>0.4401758065</text:p>
          </table:table-cell>
        </table:table-row>
        <table:table-row table:style-name="ro1">
          <table:table-cell office:value-type="float" office:value="0.43866582210462" calcext:value-type="float">
            <text:p>0.4386658221</text:p>
          </table:table-cell>
        </table:table-row>
        <table:table-row table:style-name="ro1">
          <table:table-cell office:value-type="float" office:value="0.437217015080489" calcext:value-type="float">
            <text:p>0.4372170151</text:p>
          </table:table-cell>
        </table:table-row>
        <table:table-row table:style-name="ro1">
          <table:table-cell office:value-type="float" office:value="0.435830852112387" calcext:value-type="float">
            <text:p>0.4358308521</text:p>
          </table:table-cell>
        </table:table-row>
        <table:table-row table:style-name="ro1">
          <table:table-cell office:value-type="float" office:value="0.434508602340419" calcext:value-type="float">
            <text:p>0.4345086023</text:p>
          </table:table-cell>
        </table:table-row>
        <table:table-row table:style-name="ro1">
          <table:table-cell office:value-type="float" office:value="0.433251332578698" calcext:value-type="float">
            <text:p>0.4332513326</text:p>
          </table:table-cell>
        </table:table-row>
        <table:table-row table:style-name="ro1">
          <table:table-cell office:value-type="float" office:value="0.432059903291833" calcext:value-type="float">
            <text:p>0.4320599033</text:p>
          </table:table-cell>
        </table:table-row>
        <table:table-row table:style-name="ro1">
          <table:table-cell office:value-type="float" office:value="0.430934965345361" calcext:value-type="float">
            <text:p>0.4309349653</text:p>
          </table:table-cell>
        </table:table-row>
        <table:table-row table:style-name="ro1">
          <table:table-cell office:value-type="float" office:value="0.429876957530145" calcext:value-type="float">
            <text:p>0.4298769575</text:p>
          </table:table-cell>
        </table:table-row>
        <table:table-row table:style-name="ro1">
          <table:table-cell office:value-type="float" office:value="0.428886104860713" calcext:value-type="float">
            <text:p>0.4288861049</text:p>
          </table:table-cell>
        </table:table-row>
        <table:table-row table:style-name="ro1">
          <table:table-cell office:value-type="float" office:value="0.427962417647552" calcext:value-type="float">
            <text:p>0.4279624176</text:p>
          </table:table-cell>
        </table:table-row>
        <table:table-row table:style-name="ro1">
          <table:table-cell office:value-type="float" office:value="0.427105691343362" calcext:value-type="float">
            <text:p>0.4271056913</text:p>
          </table:table-cell>
        </table:table-row>
        <table:table-row table:style-name="ro1">
          <table:table-cell office:value-type="float" office:value="0.426315507163248" calcext:value-type="float">
            <text:p>0.4263155072</text:p>
          </table:table-cell>
        </table:table-row>
        <table:table-row table:style-name="ro1">
          <table:table-cell office:value-type="float" office:value="0.425591233478881" calcext:value-type="float">
            <text:p>0.4255912335</text:p>
          </table:table-cell>
        </table:table-row>
        <table:table-row table:style-name="ro1">
          <table:table-cell office:value-type="float" office:value="0.424932027986596" calcext:value-type="float">
            <text:p>0.424932028</text:p>
          </table:table-cell>
        </table:table-row>
        <table:table-row table:style-name="ro1">
          <table:table-cell office:value-type="float" office:value="0.424336840649456" calcext:value-type="float">
            <text:p>0.4243368406</text:p>
          </table:table-cell>
        </table:table-row>
        <table:table-row table:style-name="ro1">
          <table:table-cell office:value-type="float" office:value="0.423804417413256" calcext:value-type="float">
            <text:p>0.4238044174</text:p>
          </table:table-cell>
        </table:table-row>
        <table:table-row table:style-name="ro1">
          <table:table-cell office:value-type="float" office:value="0.42333330469649" calcext:value-type="float">
            <text:p>0.4233333047</text:p>
          </table:table-cell>
        </table:table-row>
        <table:table-row table:style-name="ro1">
          <table:table-cell office:value-type="float" office:value="0.422921854654265" calcext:value-type="float">
            <text:p>0.4229218547</text:p>
          </table:table-cell>
        </table:table-row>
        <table:table-row table:style-name="ro1">
          <table:table-cell office:value-type="float" office:value="0.422568231216164" calcext:value-type="float">
            <text:p>0.4225682312</text:p>
          </table:table-cell>
        </table:table-row>
        <table:table-row table:style-name="ro1">
          <table:table-cell office:value-type="float" office:value="0.422270416898072" calcext:value-type="float">
            <text:p>0.4222704169</text:p>
          </table:table-cell>
        </table:table-row>
        <table:table-row table:style-name="ro1">
          <table:table-cell office:value-type="float" office:value="0.422026220387944" calcext:value-type="float">
            <text:p>0.4220262204</text:p>
          </table:table-cell>
        </table:table-row>
        <table:table-row table:style-name="ro1">
          <table:table-cell office:value-type="float" office:value="0.421833284905531" calcext:value-type="float">
            <text:p>0.4218332849</text:p>
          </table:table-cell>
        </table:table-row>
        <table:table-row table:style-name="ro1">
          <table:table-cell office:value-type="float" office:value="0.421689097336056" calcext:value-type="float">
            <text:p>0.4216890973</text:p>
          </table:table-cell>
        </table:table-row>
        <table:table-row table:style-name="ro1">
          <table:table-cell office:value-type="float" office:value="0.421590998137845" calcext:value-type="float">
            <text:p>0.4215909981</text:p>
          </table:table-cell>
        </table:table-row>
        <table:table-row table:style-name="ro1">
          <table:table-cell office:value-type="float" office:value="0.421536192023906" calcext:value-type="float">
            <text:p>0.421536192</text:p>
          </table:table-cell>
        </table:table-row>
        <table:table-row table:style-name="ro1">
          <table:table-cell office:value-type="float" office:value="0.421521759417466" calcext:value-type="float">
            <text:p>0.4215217594</text:p>
          </table:table-cell>
        </table:table-row>
        <table:table-row table:style-name="ro1">
          <table:table-cell office:value-type="float" office:value="0.421544668681456" calcext:value-type="float">
            <text:p>0.4215446687</text:p>
          </table:table-cell>
        </table:table-row>
        <table:table-row table:style-name="ro1">
          <table:table-cell office:value-type="float" office:value="0.421601789121952" calcext:value-type="float">
            <text:p>0.4216017891</text:p>
          </table:table-cell>
        </table:table-row>
        <table:table-row table:style-name="ro1">
          <table:table-cell office:value-type="float" office:value="0.421689904765562" calcext:value-type="float">
            <text:p>0.4216899048</text:p>
          </table:table-cell>
        </table:table-row>
        <table:table-row table:style-name="ro1">
          <table:table-cell office:value-type="float" office:value="0.421805728910775" calcext:value-type="float">
            <text:p>0.4218057289</text:p>
          </table:table-cell>
        </table:table-row>
        <table:table-row table:style-name="ro1">
          <table:table-cell office:value-type="float" office:value="0.421945919453254" calcext:value-type="float">
            <text:p>0.4219459195</text:p>
          </table:table-cell>
        </table:table-row>
        <table:table-row table:style-name="ro1">
          <table:table-cell office:value-type="float" office:value="0.422107094985087" calcext:value-type="float">
            <text:p>0.422107095</text:p>
          </table:table-cell>
        </table:table-row>
        <table:table-row table:style-name="ro1">
          <table:table-cell office:value-type="float" office:value="0.422285851667985" calcext:value-type="float">
            <text:p>0.4222858517</text:p>
          </table:table-cell>
        </table:table-row>
        <table:table-row table:style-name="ro1">
          <table:table-cell office:value-type="float" office:value="0.422478780880439" calcext:value-type="float">
            <text:p>0.4224787809</text:p>
          </table:table-cell>
        </table:table-row>
        <table:table-row table:style-name="ro1">
          <table:table-cell office:value-type="float" office:value="0.422682487638823" calcext:value-type="float">
            <text:p>0.4226824876</text:p>
          </table:table-cell>
        </table:table-row>
        <table:table-row table:style-name="ro1">
          <table:table-cell office:value-type="float" office:value="0.422893609792456" calcext:value-type="float">
            <text:p>0.4228936098</text:p>
          </table:table-cell>
        </table:table-row>
        <table:table-row table:style-name="ro1">
          <table:table-cell office:value-type="float" office:value="0.423108837992607" calcext:value-type="float">
            <text:p>0.423108838</text:p>
          </table:table-cell>
        </table:table-row>
        <table:table-row table:style-name="ro1">
          <table:table-cell office:value-type="float" office:value="0.423324936435465" calcext:value-type="float">
            <text:p>0.4233249364</text:p>
          </table:table-cell>
        </table:table-row>
        <table:table-row table:style-name="ro1">
          <table:table-cell office:value-type="float" office:value="0.42353876437905" calcext:value-type="float">
            <text:p>0.4235387644</text:p>
          </table:table-cell>
        </table:table-row>
        <table:table-row table:style-name="ro1">
          <table:table-cell office:value-type="float" office:value="0.423747298434081" calcext:value-type="float">
            <text:p>0.4237472984</text:p>
          </table:table-cell>
        </table:table-row>
        <table:table-row table:style-name="ro1">
          <table:table-cell office:value-type="float" office:value="0.423947655628801" calcext:value-type="float">
            <text:p>0.4239476556</text:p>
          </table:table-cell>
        </table:table-row>
        <table:table-row table:style-name="ro1">
          <table:table-cell office:value-type="float" office:value="0.424137117247743" calcext:value-type="float">
            <text:p>0.4241371172</text:p>
          </table:table-cell>
        </table:table-row>
        <table:table-row table:style-name="ro1">
          <table:table-cell office:value-type="float" office:value="0.424313153444463" calcext:value-type="float">
            <text:p>0.4243131534</text:p>
          </table:table-cell>
        </table:table-row>
        <table:table-row table:style-name="ro1">
          <table:table-cell office:value-type="float" office:value="0.42447344862821" calcext:value-type="float">
            <text:p>0.4244734486</text:p>
          </table:table-cell>
        </table:table-row>
        <table:table-row table:style-name="ro1">
          <table:table-cell office:value-type="float" office:value="0.424615927624563" calcext:value-type="float">
            <text:p>0.4246159276</text:p>
          </table:table-cell>
        </table:table-row>
        <table:table-row table:style-name="ro1">
          <table:table-cell office:value-type="float" office:value="0.424738782610009" calcext:value-type="float">
            <text:p>0.4247387826</text:p>
          </table:table-cell>
        </table:table-row>
        <table:table-row table:style-name="ro1">
          <table:table-cell office:value-type="float" office:value="0.424840500820478" calcext:value-type="float">
            <text:p>0.4248405008</text:p>
          </table:table-cell>
        </table:table-row>
        <table:table-row table:style-name="ro1">
          <table:table-cell office:value-type="float" office:value="0.424919893033836" calcext:value-type="float">
            <text:p>0.424919893</text:p>
          </table:table-cell>
        </table:table-row>
        <table:table-row table:style-name="ro1">
          <table:table-cell office:value-type="float" office:value="0.424976122826316" calcext:value-type="float">
            <text:p>0.4249761228</text:p>
          </table:table-cell>
        </table:table-row>
        <table:table-row table:style-name="ro1">
          <table:table-cell office:value-type="float" office:value="0.425008736602917" calcext:value-type="float">
            <text:p>0.4250087366</text:p>
          </table:table-cell>
        </table:table-row>
        <table:table-row table:style-name="ro1">
          <table:table-cell office:value-type="float" office:value="0.425017694401747" calcext:value-type="float">
            <text:p>0.4250176944</text:p>
          </table:table-cell>
        </table:table-row>
        <table:table-row table:style-name="ro1">
          <table:table-cell office:value-type="float" office:value="0.425003401472319" calcext:value-type="float">
            <text:p>0.4250034015</text:p>
          </table:table-cell>
        </table:table-row>
        <table:table-row table:style-name="ro1">
          <table:table-cell office:value-type="float" office:value="0.424966740627801" calcext:value-type="float">
            <text:p>0.4249667406</text:p>
          </table:table-cell>
        </table:table-row>
        <table:table-row table:style-name="ro1">
          <table:table-cell office:value-type="float" office:value="0.424909105371219" calcext:value-type="float">
            <text:p>0.4249091054</text:p>
          </table:table-cell>
        </table:table-row>
        <table:table-row table:style-name="ro1">
          <table:table-cell office:value-type="float" office:value="0.424832433795608" calcext:value-type="float">
            <text:p>0.4248324338</text:p>
          </table:table-cell>
        </table:table-row>
        <table:table-row table:style-name="ro1">
          <table:table-cell office:value-type="float" office:value="0.424739243258125" calcext:value-type="float">
            <text:p>0.4247392433</text:p>
          </table:table-cell>
        </table:table-row>
        <table:table-row table:style-name="ro1">
          <table:table-cell office:value-type="float" office:value="0.424632665828099" calcext:value-type="float">
            <text:p>0.4246326658</text:p>
          </table:table-cell>
        </table:table-row>
        <table:table-row table:style-name="ro1">
          <table:table-cell office:value-type="float" office:value="0.424516484509052" calcext:value-type="float">
            <text:p>0.4245164845</text:p>
          </table:table-cell>
        </table:table-row>
        <table:table-row table:style-name="ro1">
          <table:table-cell office:value-type="float" office:value="0.424395170234658" calcext:value-type="float">
            <text:p>0.4243951702</text:p>
          </table:table-cell>
        </table:table-row>
        <table:table-row table:style-name="ro1">
          <table:table-cell office:value-type="float" office:value="0.523783085300628" calcext:value-type="float">
            <text:p>0.5237830853</text:p>
          </table:table-cell>
        </table:table-row>
        <table:table-row table:style-name="ro1">
          <table:table-cell office:value-type="float" office:value="0.521891449180162" calcext:value-type="float">
            <text:p>0.5218914492</text:p>
          </table:table-cell>
        </table:table-row>
        <table:table-row table:style-name="ro1">
          <table:table-cell office:value-type="float" office:value="0.519989937465892" calcext:value-type="float">
            <text:p>0.5199899375</text:p>
          </table:table-cell>
        </table:table-row>
        <table:table-row table:style-name="ro1">
          <table:table-cell office:value-type="float" office:value="0.518074638599247" calcext:value-type="float">
            <text:p>0.5180746386</text:p>
          </table:table-cell>
        </table:table-row>
        <table:table-row table:style-name="ro1">
          <table:table-cell office:value-type="float" office:value="0.51614229707191" calcext:value-type="float">
            <text:p>0.5161422971</text:p>
          </table:table-cell>
        </table:table-row>
        <table:table-row table:style-name="ro1">
          <table:table-cell office:value-type="float" office:value="0.514190277283218" calcext:value-type="float">
            <text:p>0.5141902773</text:p>
          </table:table-cell>
        </table:table-row>
        <table:table-row table:style-name="ro1">
          <table:table-cell office:value-type="float" office:value="0.512216528165" calcext:value-type="float">
            <text:p>0.5122165282</text:p>
          </table:table-cell>
        </table:table-row>
        <table:table-row table:style-name="ro1">
          <table:table-cell office:value-type="float" office:value="0.510219548573854" calcext:value-type="float">
            <text:p>0.5102195486</text:p>
          </table:table-cell>
        </table:table-row>
        <table:table-row table:style-name="ro1">
          <table:table-cell office:value-type="float" office:value="0.50819835345087" calcext:value-type="float">
            <text:p>0.5081983535</text:p>
          </table:table-cell>
        </table:table-row>
        <table:table-row table:style-name="ro1">
          <table:table-cell office:value-type="float" office:value="0.50615244074878" calcext:value-type="float">
            <text:p>0.5061524407</text:p>
          </table:table-cell>
        </table:table-row>
        <table:table-row table:style-name="ro1">
          <table:table-cell office:value-type="float" office:value="0.504081759126564" calcext:value-type="float">
            <text:p>0.5040817591</text:p>
          </table:table-cell>
        </table:table-row>
        <table:table-row table:style-name="ro1">
          <table:table-cell office:value-type="float" office:value="0.50198667641148" calcext:value-type="float">
            <text:p>0.5019866764</text:p>
          </table:table-cell>
        </table:table-row>
        <table:table-row table:style-name="ro1">
          <table:table-cell office:value-type="float" office:value="0.499867948828545" calcext:value-type="float">
            <text:p>0.4998679488</text:p>
          </table:table-cell>
        </table:table-row>
        <table:table-row table:style-name="ro1">
          <table:table-cell office:value-type="float" office:value="0.497726690997449" calcext:value-type="float">
            <text:p>0.497726691</text:p>
          </table:table-cell>
        </table:table-row>
        <table:table-row table:style-name="ro1">
          <table:table-cell office:value-type="float" office:value="0.495564346696912" calcext:value-type="float">
            <text:p>0.4955643467</text:p>
          </table:table-cell>
        </table:table-row>
        <table:table-row table:style-name="ro1">
          <table:table-cell office:value-type="float" office:value="0.493382660396478" calcext:value-type="float">
            <text:p>0.4933826604</text:p>
          </table:table-cell>
        </table:table-row>
        <table:table-row table:style-name="ro1">
          <table:table-cell office:value-type="float" office:value="0.491183649555752" calcext:value-type="float">
            <text:p>0.4911836496</text:p>
          </table:table-cell>
        </table:table-row>
        <table:table-row table:style-name="ro1">
          <table:table-cell office:value-type="float" office:value="0.488969577691072" calcext:value-type="float">
            <text:p>0.4889695777</text:p>
          </table:table-cell>
        </table:table-row>
        <table:table-row table:style-name="ro1">
          <table:table-cell office:value-type="float" office:value="0.486742928209627" calcext:value-type="float">
            <text:p>0.4867429282</text:p>
          </table:table-cell>
        </table:table-row>
        <table:table-row table:style-name="ro1">
          <table:table-cell office:value-type="float" office:value="0.484506379011005" calcext:value-type="float">
            <text:p>0.484506379</text:p>
          </table:table-cell>
        </table:table-row>
        <table:table-row table:style-name="ro1">
          <table:table-cell office:value-type="float" office:value="0.482262777856195" calcext:value-type="float">
            <text:p>0.4822627779</text:p>
          </table:table-cell>
        </table:table-row>
        <table:table-row table:style-name="ro1">
          <table:table-cell office:value-type="float" office:value="0.48001511850401" calcext:value-type="float">
            <text:p>0.4800151185</text:p>
          </table:table-cell>
        </table:table-row>
        <table:table-row table:style-name="ro1">
          <table:table-cell office:value-type="float" office:value="0.477766517614968" calcext:value-type="float">
            <text:p>0.4777665176</text:p>
          </table:table-cell>
        </table:table-row>
        <table:table-row table:style-name="ro1">
          <table:table-cell office:value-type="float" office:value="0.4755201924226" calcext:value-type="float">
            <text:p>0.4755201924</text:p>
          </table:table-cell>
        </table:table-row>
        <table:table-row table:style-name="ro1">
          <table:table-cell office:value-type="float" office:value="0.473279439172203" calcext:value-type="float">
            <text:p>0.4732794392</text:p>
          </table:table-cell>
        </table:table-row>
        <table:table-row table:style-name="ro1">
          <table:table-cell office:value-type="float" office:value="0.471047612327031" calcext:value-type="float">
            <text:p>0.4710476123</text:p>
          </table:table-cell>
        </table:table-row>
        <table:table-row table:style-name="ro1">
          <table:table-cell office:value-type="float" office:value="0.468828104541927" calcext:value-type="float">
            <text:p>0.4688281045</text:p>
          </table:table-cell>
        </table:table-row>
        <table:table-row table:style-name="ro1">
          <table:table-cell office:value-type="float" office:value="0.466624327404393" calcext:value-type="float">
            <text:p>0.4666243274</text:p>
          </table:table-cell>
        </table:table-row>
        <table:table-row table:style-name="ro1">
          <table:table-cell office:value-type="float" office:value="0.464439692943101" calcext:value-type="float">
            <text:p>0.4644396929</text:p>
          </table:table-cell>
        </table:table-row>
        <table:table-row table:style-name="ro1">
          <table:table-cell office:value-type="float" office:value="0.462277595903841" calcext:value-type="float">
            <text:p>0.4622775959</text:p>
          </table:table-cell>
        </table:table-row>
        <table:table-row table:style-name="ro1">
          <table:table-cell office:value-type="float" office:value="0.460141396792912" calcext:value-type="float">
            <text:p>0.4601413968</text:p>
          </table:table-cell>
        </table:table-row>
        <table:table-row table:style-name="ro1">
          <table:table-cell office:value-type="float" office:value="0.458034405687954" calcext:value-type="float">
            <text:p>0.4580344057</text:p>
          </table:table-cell>
        </table:table-row>
        <table:table-row table:style-name="ro1">
          <table:table-cell office:value-type="float" office:value="0.455959866816209" calcext:value-type="float">
            <text:p>0.4559598668</text:p>
          </table:table-cell>
        </table:table-row>
        <table:table-row table:style-name="ro1">
          <table:table-cell office:value-type="float" office:value="0.453920943900238" calcext:value-type="float">
            <text:p>0.4539209439</text:p>
          </table:table-cell>
        </table:table-row>
        <table:table-row table:style-name="ro1">
          <table:table-cell office:value-type="float" office:value="0.451920706271063" calcext:value-type="float">
            <text:p>0.4519207063</text:p>
          </table:table-cell>
        </table:table-row>
        <table:table-row table:style-name="ro1">
          <table:table-cell office:value-type="float" office:value="0.449962115748756" calcext:value-type="float">
            <text:p>0.4499621157</text:p>
          </table:table-cell>
        </table:table-row>
        <table:table-row table:style-name="ro1">
          <table:table-cell office:value-type="float" office:value="0.44804801429047" calcext:value-type="float">
            <text:p>0.4480480143</text:p>
          </table:table-cell>
        </table:table-row>
        <table:table-row table:style-name="ro1">
          <table:table-cell office:value-type="float" office:value="0.4461811124059" calcext:value-type="float">
            <text:p>0.4461811124</text:p>
          </table:table-cell>
        </table:table-row>
        <table:table-row table:style-name="ro1">
          <table:table-cell office:value-type="float" office:value="0.444363978340191" calcext:value-type="float">
            <text:p>0.4443639783</text:p>
          </table:table-cell>
        </table:table-row>
        <table:table-row table:style-name="ro1">
          <table:table-cell office:value-type="float" office:value="0.442599028024287" calcext:value-type="float">
            <text:p>0.442599028</text:p>
          </table:table-cell>
        </table:table-row>
        <table:table-row table:style-name="ro1">
          <table:table-cell office:value-type="float" office:value="0.440888515792713" calcext:value-type="float">
            <text:p>0.4408885158</text:p>
          </table:table-cell>
        </table:table-row>
        <table:table-row table:style-name="ro1">
          <table:table-cell office:value-type="float" office:value="0.439234525868802" calcext:value-type="float">
            <text:p>0.4392345259</text:p>
          </table:table-cell>
        </table:table-row>
        <table:table-row table:style-name="ro1">
          <table:table-cell office:value-type="float" office:value="0.437638964617362" calcext:value-type="float">
            <text:p>0.4376389646</text:p>
          </table:table-cell>
        </table:table-row>
        <table:table-row table:style-name="ro1">
          <table:table-cell office:value-type="float" office:value="0.436103553564772" calcext:value-type="float">
            <text:p>0.4361035536</text:p>
          </table:table-cell>
        </table:table-row>
        <table:table-row table:style-name="ro1">
          <table:table-cell office:value-type="float" office:value="0.434629823186538" calcext:value-type="float">
            <text:p>0.4346298232</text:p>
          </table:table-cell>
        </table:table-row>
        <table:table-row table:style-name="ro1">
          <table:table-cell office:value-type="float" office:value="0.433219107462267" calcext:value-type="float">
            <text:p>0.4332191075</text:p>
          </table:table-cell>
        </table:table-row>
        <table:table-row table:style-name="ro1">
          <table:table-cell office:value-type="float" office:value="0.431872539198095" calcext:value-type="float">
            <text:p>0.4318725392</text:p>
          </table:table-cell>
        </table:table-row>
        <table:table-row table:style-name="ro1">
          <table:table-cell office:value-type="float" office:value="0.430591046116547" calcext:value-type="float">
            <text:p>0.4305910461</text:p>
          </table:table-cell>
        </table:table-row>
        <table:table-row table:style-name="ro1">
          <table:table-cell office:value-type="float" office:value="0.429375347713844" calcext:value-type="float">
            <text:p>0.4293753477</text:p>
          </table:table-cell>
        </table:table-row>
        <table:table-row table:style-name="ro1">
          <table:table-cell office:value-type="float" office:value="0.428225952884639" calcext:value-type="float">
            <text:p>0.4282259529</text:p>
          </table:table-cell>
        </table:table-row>
        <table:table-row table:style-name="ro1">
          <table:table-cell office:value-type="float" office:value="0.427143158314203" calcext:value-type="float">
            <text:p>0.4271431583</text:p>
          </table:table-cell>
        </table:table-row>
        <table:table-row table:style-name="ro1">
          <table:table-cell office:value-type="float" office:value="0.426127047638046" calcext:value-type="float">
            <text:p>0.4261270476</text:p>
          </table:table-cell>
        </table:table-row>
        <table:table-row table:style-name="ro1">
          <table:table-cell office:value-type="float" office:value="0.425177491368974" calcext:value-type="float">
            <text:p>0.4251774914</text:p>
          </table:table-cell>
        </table:table-row>
        <table:table-row table:style-name="ro1">
          <table:table-cell office:value-type="float" office:value="0.424294147591596" calcext:value-type="float">
            <text:p>0.4242941476</text:p>
          </table:table-cell>
        </table:table-row>
        <table:table-row table:style-name="ro1">
          <table:table-cell office:value-type="float" office:value="0.423476463424258" calcext:value-type="float">
            <text:p>0.4234764634</text:p>
          </table:table-cell>
        </table:table-row>
        <table:table-row table:style-name="ro1">
          <table:table-cell office:value-type="float" office:value="0.422723677248425" calcext:value-type="float">
            <text:p>0.4227236772</text:p>
          </table:table-cell>
        </table:table-row>
        <table:table-row table:style-name="ro1">
          <table:table-cell office:value-type="float" office:value="0.422034821705502" calcext:value-type="float">
            <text:p>0.4220348217</text:p>
          </table:table-cell>
        </table:table-row>
        <table:table-row table:style-name="ro1">
          <table:table-cell office:value-type="float" office:value="0.421408727461089" calcext:value-type="float">
            <text:p>0.4214087275</text:p>
          </table:table-cell>
        </table:table-row>
        <table:table-row table:style-name="ro1">
          <table:table-cell office:value-type="float" office:value="0.420844027736685" calcext:value-type="float">
            <text:p>0.4208440277</text:p>
          </table:table-cell>
        </table:table-row>
        <table:table-row table:style-name="ro1">
          <table:table-cell office:value-type="float" office:value="0.420339163608821" calcext:value-type="float">
            <text:p>0.4203391636</text:p>
          </table:table-cell>
        </table:table-row>
        <table:table-row table:style-name="ro1">
          <table:table-cell office:value-type="float" office:value="0.419892390075639" calcext:value-type="float">
            <text:p>0.4198923901</text:p>
          </table:table-cell>
        </table:table-row>
        <table:table-row table:style-name="ro1">
          <table:table-cell office:value-type="float" office:value="0.419501782890911" calcext:value-type="float">
            <text:p>0.4195017829</text:p>
          </table:table-cell>
        </table:table-row>
        <table:table-row table:style-name="ro1">
          <table:table-cell office:value-type="float" office:value="0.419165246165495" calcext:value-type="float">
            <text:p>0.4191652462</text:p>
          </table:table-cell>
        </table:table-row>
        <table:table-row table:style-name="ro1">
          <table:table-cell office:value-type="float" office:value="0.418880520736231" calcext:value-type="float">
            <text:p>0.4188805207</text:p>
          </table:table-cell>
        </table:table-row>
        <table:table-row table:style-name="ro1">
          <table:table-cell office:value-type="float" office:value="0.41864519330228" calcext:value-type="float">
            <text:p>0.4186451933</text:p>
          </table:table-cell>
        </table:table-row>
        <table:table-row table:style-name="ro1">
          <table:table-cell office:value-type="float" office:value="0.418456706328893" calcext:value-type="float">
            <text:p>0.4184567063</text:p>
          </table:table-cell>
        </table:table-row>
        <table:table-row table:style-name="ro1">
          <table:table-cell office:value-type="float" office:value="0.418312368718635" calcext:value-type="float">
            <text:p>0.4183123687</text:p>
          </table:table-cell>
        </table:table-row>
        <table:table-row table:style-name="ro1">
          <table:table-cell office:value-type="float" office:value="0.418209367250033" calcext:value-type="float">
            <text:p>0.4182093673</text:p>
          </table:table-cell>
        </table:table-row>
        <table:table-row table:style-name="ro1">
          <table:table-cell office:value-type="float" office:value="0.418144778783675" calcext:value-type="float">
            <text:p>0.4181447788</text:p>
          </table:table-cell>
        </table:table-row>
        <table:table-row table:style-name="ro1">
          <table:table-cell office:value-type="float" office:value="0.418115583235742" calcext:value-type="float">
            <text:p>0.4181155832</text:p>
          </table:table-cell>
        </table:table-row>
        <table:table-row table:style-name="ro1">
          <table:table-cell office:value-type="float" office:value="0.418118677318983" calcext:value-type="float">
            <text:p>0.4181186773</text:p>
          </table:table-cell>
        </table:table-row>
        <table:table-row table:style-name="ro1">
          <table:table-cell office:value-type="float" office:value="0.418150889051126" calcext:value-type="float">
            <text:p>0.4181508891</text:p>
          </table:table-cell>
        </table:table-row>
        <table:table-row table:style-name="ro1">
          <table:table-cell office:value-type="float" office:value="0.418208993030734" calcext:value-type="float">
            <text:p>0.418208993</text:p>
          </table:table-cell>
        </table:table-row>
        <table:table-row table:style-name="ro1">
          <table:table-cell office:value-type="float" office:value="0.418289726480497" calcext:value-type="float">
            <text:p>0.4182897265</text:p>
          </table:table-cell>
        </table:table-row>
        <table:table-row table:style-name="ro1">
          <table:table-cell office:value-type="float" office:value="0.418389806057962" calcext:value-type="float">
            <text:p>0.4183898061</text:p>
          </table:table-cell>
        </table:table-row>
        <table:table-row table:style-name="ro1">
          <table:table-cell office:value-type="float" office:value="0.418505945433709" calcext:value-type="float">
            <text:p>0.4185059454</text:p>
          </table:table-cell>
        </table:table-row>
        <table:table-row table:style-name="ro1">
          <table:table-cell office:value-type="float" office:value="0.418634873636956" calcext:value-type="float">
            <text:p>0.4186348736</text:p>
          </table:table-cell>
        </table:table-row>
        <table:table-row table:style-name="ro1">
          <table:table-cell office:value-type="float" office:value="0.418773354168618" calcext:value-type="float">
            <text:p>0.4187733542</text:p>
          </table:table-cell>
        </table:table-row>
        <table:table-row table:style-name="ro1">
          <table:table-cell office:value-type="float" office:value="0.418918204881791" calcext:value-type="float">
            <text:p>0.4189182049</text:p>
          </table:table-cell>
        </table:table-row>
        <table:table-row table:style-name="ro1">
          <table:table-cell office:value-type="float" office:value="0.419066318629686" calcext:value-type="float">
            <text:p>0.4190663186</text:p>
          </table:table-cell>
        </table:table-row>
        <table:table-row table:style-name="ro1">
          <table:table-cell office:value-type="float" office:value="0.419214684680998" calcext:value-type="float">
            <text:p>0.4192146847</text:p>
          </table:table-cell>
        </table:table-row>
        <table:table-row table:style-name="ro1">
          <table:table-cell office:value-type="float" office:value="0.419360410902713" calcext:value-type="float">
            <text:p>0.4193604109</text:p>
          </table:table-cell>
        </table:table-row>
        <table:table-row table:style-name="ro1">
          <table:table-cell office:value-type="float" office:value="0.419500746710362" calcext:value-type="float">
            <text:p>0.4195007467</text:p>
          </table:table-cell>
        </table:table-row>
        <table:table-row table:style-name="ro1">
          <table:table-cell office:value-type="float" office:value="0.419633106785706" calcext:value-type="float">
            <text:p>0.4196331068</text:p>
          </table:table-cell>
        </table:table-row>
        <table:table-row table:style-name="ro1">
          <table:table-cell office:value-type="float" office:value="0.419755095561865" calcext:value-type="float">
            <text:p>0.4197550956</text:p>
          </table:table-cell>
        </table:table-row>
        <table:table-row table:style-name="ro1">
          <table:table-cell office:value-type="float" office:value="0.419864532475886" calcext:value-type="float">
            <text:p>0.4198645325</text:p>
          </table:table-cell>
        </table:table-row>
        <table:table-row table:style-name="ro1">
          <table:table-cell office:value-type="float" office:value="0.419959477988751" calcext:value-type="float">
            <text:p>0.419959478</text:p>
          </table:table-cell>
        </table:table-row>
        <table:table-row table:style-name="ro1">
          <table:table-cell office:value-type="float" office:value="0.420038260372824" calcext:value-type="float">
            <text:p>0.4200382604</text:p>
          </table:table-cell>
        </table:table-row>
        <table:table-row table:style-name="ro1">
          <table:table-cell office:value-type="float" office:value="0.420099503266738" calcext:value-type="float">
            <text:p>0.4200995033</text:p>
          </table:table-cell>
        </table:table-row>
        <table:table-row table:style-name="ro1">
          <table:table-cell office:value-type="float" office:value="0.420142153997719" calcext:value-type="float">
            <text:p>0.420142154</text:p>
          </table:table-cell>
        </table:table-row>
        <table:table-row table:style-name="ro1">
          <table:table-cell office:value-type="float" office:value="0.420165512671356" calcext:value-type="float">
            <text:p>0.4201655127</text:p>
          </table:table-cell>
        </table:table-row>
        <table:table-row table:style-name="ro1">
          <table:table-cell office:value-type="float" office:value="0.420169262028804" calcext:value-type="float">
            <text:p>0.420169262</text:p>
          </table:table-cell>
        </table:table-row>
        <table:table-row table:style-name="ro1">
          <table:table-cell office:value-type="float" office:value="0.420153498071427" calcext:value-type="float">
            <text:p>0.4201534981</text:p>
          </table:table-cell>
        </table:table-row>
        <table:table-row table:style-name="ro1">
          <table:table-cell office:value-type="float" office:value="0.420118761452889" calcext:value-type="float">
            <text:p>0.4201187615</text:p>
          </table:table-cell>
        </table:table-row>
        <table:table-row table:style-name="ro1">
          <table:table-cell office:value-type="float" office:value="0.420066069638671" calcext:value-type="float">
            <text:p>0.4200660696</text:p>
          </table:table-cell>
        </table:table-row>
        <table:table-row table:style-name="ro1">
          <table:table-cell office:value-type="float" office:value="0.419996949833042" calcext:value-type="float">
            <text:p>0.4199969498</text:p>
          </table:table-cell>
        </table:table-row>
        <table:table-row table:style-name="ro1">
          <table:table-cell office:value-type="float" office:value="0.419913472673458" calcext:value-type="float">
            <text:p>0.4199134727</text:p>
          </table:table-cell>
        </table:table-row>
        <table:table-row table:style-name="ro1">
          <table:table-cell office:value-type="float" office:value="0.419818286692404" calcext:value-type="float">
            <text:p>0.4198182867</text:p>
          </table:table-cell>
        </table:table-row>
        <table:table-row table:style-name="ro1">
          <table:table-cell office:value-type="float" office:value="0.419714653546682" calcext:value-type="float">
            <text:p>0.4197146535</text:p>
          </table:table-cell>
        </table:table-row>
        <table:table-row table:style-name="ro1">
          <table:table-cell office:value-type="float" office:value="0.41960648401413" calcext:value-type="float">
            <text:p>0.419606484</text:p>
          </table:table-cell>
        </table:table-row>
        <table:table-row table:style-name="ro1">
          <table:table-cell office:value-type="float" office:value="0.526483783472794" calcext:value-type="float">
            <text:p>0.5264837835</text:p>
          </table:table-cell>
        </table:table-row>
        <table:table-row table:style-name="ro1">
          <table:table-cell office:value-type="float" office:value="0.524623151510501" calcext:value-type="float">
            <text:p>0.5246231515</text:p>
          </table:table-cell>
        </table:table-row>
        <table:table-row table:style-name="ro1">
          <table:table-cell office:value-type="float" office:value="0.52275163355431" calcext:value-type="float">
            <text:p>0.5227516336</text:p>
          </table:table-cell>
        </table:table-row>
        <table:table-row table:style-name="ro1">
          <table:table-cell office:value-type="float" office:value="0.520864852828636" calcext:value-type="float">
            <text:p>0.5208648528</text:p>
          </table:table-cell>
        </table:table-row>
        <table:table-row table:style-name="ro1">
          <table:table-cell office:value-type="float" office:value="0.518959115568948" calcext:value-type="float">
            <text:p>0.5189591156</text:p>
          </table:table-cell>
        </table:table-row>
        <table:table-row table:style-name="ro1">
          <table:table-cell office:value-type="float" office:value="0.517031374515647" calcext:value-type="float">
            <text:p>0.5170313745</text:p>
          </table:table-cell>
        </table:table-row>
        <table:table-row table:style-name="ro1">
          <table:table-cell office:value-type="float" office:value="0.515079193168121" calcext:value-type="float">
            <text:p>0.5150791932</text:p>
          </table:table-cell>
        </table:table-row>
        <table:table-row table:style-name="ro1">
          <table:table-cell office:value-type="float" office:value="0.513100710798965" calcext:value-type="float">
            <text:p>0.5131007108</text:p>
          </table:table-cell>
        </table:table-row>
        <table:table-row table:style-name="ro1">
          <table:table-cell office:value-type="float" office:value="0.51109460822838" calcext:value-type="float">
            <text:p>0.5110946082</text:p>
          </table:table-cell>
        </table:table-row>
        <table:table-row table:style-name="ro1">
          <table:table-cell office:value-type="float" office:value="0.509060074358732" calcext:value-type="float">
            <text:p>0.5090600744</text:p>
          </table:table-cell>
        </table:table-row>
        <table:table-row table:style-name="ro1">
          <table:table-cell office:value-type="float" office:value="0.506996773469291" calcext:value-type="float">
            <text:p>0.5069967735</text:p>
          </table:table-cell>
        </table:table-row>
        <table:table-row table:style-name="ro1">
          <table:table-cell office:value-type="float" office:value="0.504904813271136" calcext:value-type="float">
            <text:p>0.5049048133</text:p>
          </table:table-cell>
        </table:table-row>
        <table:table-row table:style-name="ro1">
          <table:table-cell office:value-type="float" office:value="0.502784713722234" calcext:value-type="float">
            <text:p>0.5027847137</text:p>
          </table:table-cell>
        </table:table-row>
        <table:table-row table:style-name="ro1">
          <table:table-cell office:value-type="float" office:value="0.500637376602684" calcext:value-type="float">
            <text:p>0.5006373766</text:p>
          </table:table-cell>
        </table:table-row>
        <table:table-row table:style-name="ro1">
          <table:table-cell office:value-type="float" office:value="0.498464055850139" calcext:value-type="float">
            <text:p>0.4984640559</text:p>
          </table:table-cell>
        </table:table-row>
        <table:table-row table:style-name="ro1">
          <table:table-cell office:value-type="float" office:value="0.496266328655397" calcext:value-type="float">
            <text:p>0.4962663287</text:p>
          </table:table-cell>
        </table:table-row>
        <table:table-row table:style-name="ro1">
          <table:table-cell office:value-type="float" office:value="0.494046067318156" calcext:value-type="float">
            <text:p>0.4940460673</text:p>
          </table:table-cell>
        </table:table-row>
        <table:table-row table:style-name="ro1">
          <table:table-cell office:value-type="float" office:value="0.491805411862951" calcext:value-type="float">
            <text:p>0.4918054119</text:p>
          </table:table-cell>
        </table:table-row>
        <table:table-row table:style-name="ro1">
          <table:table-cell office:value-type="float" office:value="0.489546743415252" calcext:value-type="float">
            <text:p>0.4895467434</text:p>
          </table:table-cell>
        </table:table-row>
        <table:table-row table:style-name="ro1">
          <table:table-cell office:value-type="float" office:value="0.487272658337738" calcext:value-type="float">
            <text:p>0.4872726583</text:p>
          </table:table-cell>
        </table:table-row>
        <table:table-row table:style-name="ro1">
          <table:table-cell office:value-type="float" office:value="0.484985943126744" calcext:value-type="float">
            <text:p>0.4849859431</text:p>
          </table:table-cell>
        </table:table-row>
        <table:table-row table:style-name="ro1">
          <table:table-cell office:value-type="float" office:value="0.482689550068869" calcext:value-type="float">
            <text:p>0.4826895501</text:p>
          </table:table-cell>
        </table:table-row>
        <table:table-row table:style-name="ro1">
          <table:table-cell office:value-type="float" office:value="0.480386573657767" calcext:value-type="float">
            <text:p>0.4803865737</text:p>
          </table:table-cell>
        </table:table-row>
        <table:table-row table:style-name="ro1">
          <table:table-cell office:value-type="float" office:value="0.478080227771101" calcext:value-type="float">
            <text:p>0.4780802278</text:p>
          </table:table-cell>
        </table:table-row>
        <table:table-row table:style-name="ro1">
          <table:table-cell office:value-type="float" office:value="0.47577382360767" calcext:value-type="float">
            <text:p>0.4757738236</text:p>
          </table:table-cell>
        </table:table-row>
        <table:table-row table:style-name="ro1">
          <table:table-cell office:value-type="float" office:value="0.473470748384707" calcext:value-type="float">
            <text:p>0.4734707484</text:p>
          </table:table-cell>
        </table:table-row>
        <table:table-row table:style-name="ro1">
          <table:table-cell office:value-type="float" office:value="0.471174444795346" calcext:value-type="float">
            <text:p>0.4711744448</text:p>
          </table:table-cell>
        </table:table-row>
        <table:table-row table:style-name="ro1">
          <table:table-cell office:value-type="float" office:value="0.468888391226264" calcext:value-type="float">
            <text:p>0.4688883912</text:p>
          </table:table-cell>
        </table:table-row>
        <table:table-row table:style-name="ro1">
          <table:table-cell office:value-type="float" office:value="0.466616082735492" calcext:value-type="float">
            <text:p>0.4666160827</text:p>
          </table:table-cell>
        </table:table-row>
        <table:table-row table:style-name="ro1">
          <table:table-cell office:value-type="float" office:value="0.464361012790391" calcext:value-type="float">
            <text:p>0.4643610128</text:p>
          </table:table-cell>
        </table:table-row>
        <table:table-row table:style-name="ro1">
          <table:table-cell office:value-type="float" office:value="0.462126655765809" calcext:value-type="float">
            <text:p>0.4621266558</text:p>
          </table:table-cell>
        </table:table-row>
        <table:table-row table:style-name="ro1">
          <table:table-cell office:value-type="float" office:value="0.459916450202402" calcext:value-type="float">
            <text:p>0.4599164502</text:p>
          </table:table-cell>
        </table:table-row>
        <table:table-row table:style-name="ro1">
          <table:table-cell office:value-type="float" office:value="0.457733782825126" calcext:value-type="float">
            <text:p>0.4577337828</text:p>
          </table:table-cell>
        </table:table-row>
        <table:table-row table:style-name="ro1">
          <table:table-cell office:value-type="float" office:value="0.455581973321905" calcext:value-type="float">
            <text:p>0.4555819733</text:p>
          </table:table-cell>
        </table:table-row>
        <table:table-row table:style-name="ro1">
          <table:table-cell office:value-type="float" office:value="0.453464259882461" calcext:value-type="float">
            <text:p>0.4534642599</text:p>
          </table:table-cell>
        </table:table-row>
        <table:table-row table:style-name="ro1">
          <table:table-cell office:value-type="float" office:value="0.451383785497326" calcext:value-type="float">
            <text:p>0.4513837855</text:p>
          </table:table-cell>
        </table:table-row>
        <table:table-row table:style-name="ro1">
          <table:table-cell office:value-type="float" office:value="0.449343585017012" calcext:value-type="float">
            <text:p>0.449343585</text:p>
          </table:table-cell>
        </table:table-row>
        <table:table-row table:style-name="ro1">
          <table:table-cell office:value-type="float" office:value="0.447346572971367" calcext:value-type="float">
            <text:p>0.447346573</text:p>
          </table:table-cell>
        </table:table-row>
        <table:table-row table:style-name="ro1">
          <table:table-cell office:value-type="float" office:value="0.445395532149084" calcext:value-type="float">
            <text:p>0.4453955321</text:p>
          </table:table-cell>
        </table:table-row>
        <table:table-row table:style-name="ro1">
          <table:table-cell office:value-type="float" office:value="0.443493102937399" calcext:value-type="float">
            <text:p>0.4434931029</text:p>
          </table:table-cell>
        </table:table-row>
        <table:table-row table:style-name="ro1">
          <table:table-cell office:value-type="float" office:value="0.441641773421943" calcext:value-type="float">
            <text:p>0.4416417734</text:p>
          </table:table-cell>
        </table:table-row>
        <table:table-row table:style-name="ro1">
          <table:table-cell office:value-type="float" office:value="0.439843870246782" calcext:value-type="float">
            <text:p>0.4398438702</text:p>
          </table:table-cell>
        </table:table-row>
        <table:table-row table:style-name="ro1">
          <table:table-cell office:value-type="float" office:value="0.43810155023461" calcext:value-type="float">
            <text:p>0.4381015502</text:p>
          </table:table-cell>
        </table:table-row>
        <table:table-row table:style-name="ro1">
          <table:table-cell office:value-type="float" office:value="0.436416792767126" calcext:value-type="float">
            <text:p>0.4364167928</text:p>
          </table:table-cell>
        </table:table-row>
        <table:table-row table:style-name="ro1">
          <table:table-cell office:value-type="float" office:value="0.434791392925577" calcext:value-type="float">
            <text:p>0.4347913929</text:p>
          </table:table-cell>
        </table:table-row>
        <table:table-row table:style-name="ro1">
          <table:table-cell office:value-type="float" office:value="0.433226955391473" calcext:value-type="float">
            <text:p>0.4332269554</text:p>
          </table:table-cell>
        </table:table-row>
        <table:table-row table:style-name="ro1">
          <table:table-cell office:value-type="float" office:value="0.431724889107469" calcext:value-type="float">
            <text:p>0.4317248891</text:p>
          </table:table-cell>
        </table:table-row>
        <table:table-row table:style-name="ro1">
          <table:table-cell office:value-type="float" office:value="0.430286402698424" calcext:value-type="float">
            <text:p>0.4302864027</text:p>
          </table:table-cell>
        </table:table-row>
        <table:table-row table:style-name="ro1">
          <table:table-cell office:value-type="float" office:value="0.428912500652625" calcext:value-type="float">
            <text:p>0.4289125007</text:p>
          </table:table-cell>
        </table:table-row>
        <table:table-row table:style-name="ro1">
          <table:table-cell office:value-type="float" office:value="0.427603980263187" calcext:value-type="float">
            <text:p>0.4276039803</text:p>
          </table:table-cell>
        </table:table-row>
        <table:table-row table:style-name="ro1">
          <table:table-cell office:value-type="float" office:value="0.42636142932962" calcext:value-type="float">
            <text:p>0.4263614293</text:p>
          </table:table-cell>
        </table:table-row>
        <table:table-row table:style-name="ro1">
          <table:table-cell office:value-type="float" office:value="0.425185224619567" calcext:value-type="float">
            <text:p>0.4251852246</text:p>
          </table:table-cell>
        </table:table-row>
        <table:table-row table:style-name="ro1">
          <table:table-cell office:value-type="float" office:value="0.424075531090717" calcext:value-type="float">
            <text:p>0.4240755311</text:p>
          </table:table-cell>
        </table:table-row>
        <table:table-row table:style-name="ro1">
          <table:table-cell office:value-type="float" office:value="0.423032301872881" calcext:value-type="float">
            <text:p>0.4230323019</text:p>
          </table:table-cell>
        </table:table-row>
        <table:table-row table:style-name="ro1">
          <table:table-cell office:value-type="float" office:value="0.422055279010249" calcext:value-type="float">
            <text:p>0.422055279</text:p>
          </table:table-cell>
        </table:table-row>
        <table:table-row table:style-name="ro1">
          <table:table-cell office:value-type="float" office:value="0.421143994963809" calcext:value-type="float">
            <text:p>0.421143995</text:p>
          </table:table-cell>
        </table:table-row>
        <table:table-row table:style-name="ro1">
          <table:table-cell office:value-type="float" office:value="0.42029777487394" calcext:value-type="float">
            <text:p>0.4202977749</text:p>
          </table:table-cell>
        </table:table-row>
        <table:table-row table:style-name="ro1">
          <table:table-cell office:value-type="float" office:value="0.419515739583179" calcext:value-type="float">
            <text:p>0.4195157396</text:p>
          </table:table-cell>
        </table:table-row>
        <table:table-row table:style-name="ro1">
          <table:table-cell office:value-type="float" office:value="0.418796809419151" calcext:value-type="float">
            <text:p>0.4187968094</text:p>
          </table:table-cell>
        </table:table-row>
        <table:table-row table:style-name="ro1">
          <table:table-cell office:value-type="float" office:value="0.41813970873768" calcext:value-type="float">
            <text:p>0.4181397087</text:p>
          </table:table-cell>
        </table:table-row>
        <table:table-row table:style-name="ro1">
          <table:table-cell office:value-type="float" office:value="0.417542971226062" calcext:value-type="float">
            <text:p>0.4175429712</text:p>
          </table:table-cell>
        </table:table-row>
        <table:table-row table:style-name="ro1">
          <table:table-cell office:value-type="float" office:value="0.417004945966512" calcext:value-type="float">
            <text:p>0.417004946</text:p>
          </table:table-cell>
        </table:table-row>
        <table:table-row table:style-name="ro1">
          <table:table-cell office:value-type="float" office:value="0.416523804259786" calcext:value-type="float">
            <text:p>0.4165238043</text:p>
          </table:table-cell>
        </table:table-row>
        <table:table-row table:style-name="ro1">
          <table:table-cell office:value-type="float" office:value="0.416097547208965" calcext:value-type="float">
            <text:p>0.4160975472</text:p>
          </table:table-cell>
        </table:table-row>
        <table:table-row table:style-name="ro1">
          <table:table-cell office:value-type="float" office:value="0.415724014063419" calcext:value-type="float">
            <text:p>0.4157240141</text:p>
          </table:table-cell>
        </table:table-row>
        <table:table-row table:style-name="ro1">
          <table:table-cell office:value-type="float" office:value="0.415400891322933" calcext:value-type="float">
            <text:p>0.4154008913</text:p>
          </table:table-cell>
        </table:table-row>
        <table:table-row table:style-name="ro1">
          <table:table-cell office:value-type="float" office:value="0.415125722602013" calcext:value-type="float">
            <text:p>0.4151257226</text:p>
          </table:table-cell>
        </table:table-row>
        <table:table-row table:style-name="ro1">
          <table:table-cell office:value-type="float" office:value="0.414895919254356" calcext:value-type="float">
            <text:p>0.4148959193</text:p>
          </table:table-cell>
        </table:table-row>
        <table:table-row table:style-name="ro1">
          <table:table-cell office:value-type="float" office:value="0.414708771757493" calcext:value-type="float">
            <text:p>0.4147087718</text:p>
          </table:table-cell>
        </table:table-row>
        <table:table-row table:style-name="ro1">
          <table:table-cell office:value-type="float" office:value="0.414561461857603" calcext:value-type="float">
            <text:p>0.4145614619</text:p>
          </table:table-cell>
        </table:table-row>
        <table:table-row table:style-name="ro1">
          <table:table-cell office:value-type="float" office:value="0.414451075474498" calcext:value-type="float">
            <text:p>0.4144510755</text:p>
          </table:table-cell>
        </table:table-row>
        <table:table-row table:style-name="ro1">
          <table:table-cell office:value-type="float" office:value="0.414374616366778" calcext:value-type="float">
            <text:p>0.4143746164</text:p>
          </table:table-cell>
        </table:table-row>
        <table:table-row table:style-name="ro1">
          <table:table-cell office:value-type="float" office:value="0.414329020557158" calcext:value-type="float">
            <text:p>0.4143290206</text:p>
          </table:table-cell>
        </table:table-row>
        <table:table-row table:style-name="ro1">
          <table:table-cell office:value-type="float" office:value="0.414311171517964" calcext:value-type="float">
            <text:p>0.4143111715</text:p>
          </table:table-cell>
        </table:table-row>
        <table:table-row table:style-name="ro1">
          <table:table-cell office:value-type="float" office:value="0.414317916116803" calcext:value-type="float">
            <text:p>0.4143179161</text:p>
          </table:table-cell>
        </table:table-row>
        <table:table-row table:style-name="ro1">
          <table:table-cell office:value-type="float" office:value="0.414346081322399" calcext:value-type="float">
            <text:p>0.4143460813</text:p>
          </table:table-cell>
        </table:table-row>
        <table:table-row table:style-name="ro1">
          <table:table-cell office:value-type="float" office:value="0.414392491670605" calcext:value-type="float">
            <text:p>0.4143924917</text:p>
          </table:table-cell>
        </table:table-row>
        <table:table-row table:style-name="ro1">
          <table:table-cell office:value-type="float" office:value="0.414453987490581" calcext:value-type="float">
            <text:p>0.4144539875</text:p>
          </table:table-cell>
        </table:table-row>
        <table:table-row table:style-name="ro1">
          <table:table-cell office:value-type="float" office:value="0.414527443891149" calcext:value-type="float">
            <text:p>0.4145274439</text:p>
          </table:table-cell>
        </table:table-row>
        <table:table-row table:style-name="ro1">
          <table:table-cell office:value-type="float" office:value="0.414609790507311" calcext:value-type="float">
            <text:p>0.4146097905</text:p>
          </table:table-cell>
        </table:table-row>
        <table:table-row table:style-name="ro1">
          <table:table-cell office:value-type="float" office:value="0.414698032006944" calcext:value-type="float">
            <text:p>0.414698032</text:p>
          </table:table-cell>
        </table:table-row>
        <table:table-row table:style-name="ro1">
          <table:table-cell office:value-type="float" office:value="0.414789269357663" calcext:value-type="float">
            <text:p>0.4147892694</text:p>
          </table:table-cell>
        </table:table-row>
        <table:table-row table:style-name="ro1">
          <table:table-cell office:value-type="float" office:value="0.414880721853856" calcext:value-type="float">
            <text:p>0.4148807219</text:p>
          </table:table-cell>
        </table:table-row>
        <table:table-row table:style-name="ro1">
          <table:table-cell office:value-type="float" office:value="0.414969749903889" calcext:value-type="float">
            <text:p>0.4149697499</text:p>
          </table:table-cell>
        </table:table-row>
        <table:table-row table:style-name="ro1">
          <table:table-cell office:value-type="float" office:value="0.415053878577483" calcext:value-type="float">
            <text:p>0.4150538786</text:p>
          </table:table-cell>
        </table:table-row>
        <table:table-row table:style-name="ro1">
          <table:table-cell office:value-type="float" office:value="0.41513082191326" calcext:value-type="float">
            <text:p>0.4151308219</text:p>
          </table:table-cell>
        </table:table-row>
        <table:table-row table:style-name="ro1">
          <table:table-cell office:value-type="float" office:value="0.415198507986459" calcext:value-type="float">
            <text:p>0.415198508</text:p>
          </table:table-cell>
        </table:table-row>
        <table:table-row table:style-name="ro1">
          <table:table-cell office:value-type="float" office:value="0.415255104736829" calcext:value-type="float">
            <text:p>0.4152551047</text:p>
          </table:table-cell>
        </table:table-row>
        <table:table-row table:style-name="ro1">
          <table:table-cell office:value-type="float" office:value="0.415299046556685" calcext:value-type="float">
            <text:p>0.4152990466</text:p>
          </table:table-cell>
        </table:table-row>
        <table:table-row table:style-name="ro1">
          <table:table-cell office:value-type="float" office:value="0.41532906163914" calcext:value-type="float">
            <text:p>0.4153290616</text:p>
          </table:table-cell>
        </table:table-row>
        <table:table-row table:style-name="ro1">
          <table:table-cell office:value-type="float" office:value="0.415344200086504" calcext:value-type="float">
            <text:p>0.4153442001</text:p>
          </table:table-cell>
        </table:table-row>
        <table:table-row table:style-name="ro1">
          <table:table-cell office:value-type="float" office:value="0.415343862778858" calcext:value-type="float">
            <text:p>0.4153438628</text:p>
          </table:table-cell>
        </table:table-row>
        <table:table-row table:style-name="ro1">
          <table:table-cell office:value-type="float" office:value="0.415327831002797" calcext:value-type="float">
            <text:p>0.415327831</text:p>
          </table:table-cell>
        </table:table-row>
        <table:table-row table:style-name="ro1">
          <table:table-cell office:value-type="float" office:value="0.415296296840339" calcext:value-type="float">
            <text:p>0.4152962968</text:p>
          </table:table-cell>
        </table:table-row>
        <table:table-row table:style-name="ro1">
          <table:table-cell office:value-type="float" office:value="0.415249894318017" calcext:value-type="float">
            <text:p>0.4152498943</text:p>
          </table:table-cell>
        </table:table-row>
        <table:table-row table:style-name="ro1">
          <table:table-cell office:value-type="float" office:value="0.415189731316127" calcext:value-type="float">
            <text:p>0.4151897313</text:p>
          </table:table-cell>
        </table:table-row>
        <table:table-row table:style-name="ro1">
          <table:table-cell office:value-type="float" office:value="0.415117422238159" calcext:value-type="float">
            <text:p>0.4151174222</text:p>
          </table:table-cell>
        </table:table-row>
        <table:table-row table:style-name="ro1">
          <table:table-cell office:value-type="float" office:value="0.415035121440389" calcext:value-type="float">
            <text:p>0.4150351214</text:p>
          </table:table-cell>
        </table:table-row>
        <table:table-row table:style-name="ro1">
          <table:table-cell office:value-type="float" office:value="0.414945557421652" calcext:value-type="float">
            <text:p>0.4149455574</text:p>
          </table:table-cell>
        </table:table-row>
        <table:table-row table:style-name="ro1">
          <table:table-cell office:value-type="float" office:value="0.414852067773277" calcext:value-type="float">
            <text:p>0.4148520678</text:p>
          </table:table-cell>
        </table:table-row>
        <table:table-row table:style-name="ro1">
          <table:table-cell office:value-type="float" office:value="0.529137246990825" calcext:value-type="float">
            <text:p>0.529137247</text:p>
          </table:table-cell>
        </table:table-row>
        <table:table-row table:style-name="ro1">
          <table:table-cell office:value-type="float" office:value="0.527310980976012" calcext:value-type="float">
            <text:p>0.527310981</text:p>
          </table:table-cell>
        </table:table-row>
        <table:table-row table:style-name="ro1">
          <table:table-cell office:value-type="float" office:value="0.525472810339639" calcext:value-type="float">
            <text:p>0.5254728103</text:p>
          </table:table-cell>
        </table:table-row>
        <table:table-row table:style-name="ro1">
          <table:table-cell office:value-type="float" office:value="0.523617888759075" calcext:value-type="float">
            <text:p>0.5236178888</text:p>
          </table:table-cell>
        </table:table-row>
        <table:table-row table:style-name="ro1">
          <table:table-cell office:value-type="float" office:value="0.521742079768379" calcext:value-type="float">
            <text:p>0.5217420798</text:p>
          </table:table-cell>
        </table:table-row>
        <table:table-row table:style-name="ro1">
          <table:table-cell office:value-type="float" office:value="0.519841919913488" calcext:value-type="float">
            <text:p>0.5198419199</text:p>
          </table:table-cell>
        </table:table-row>
        <table:table-row table:style-name="ro1">
          <table:table-cell office:value-type="float" office:value="0.517914582659536" calcext:value-type="float">
            <text:p>0.5179145827</text:p>
          </table:table-cell>
        </table:table-row>
        <table:table-row table:style-name="ro1">
          <table:table-cell office:value-type="float" office:value="0.515957843050303" calcext:value-type="float">
            <text:p>0.5159578431</text:p>
          </table:table-cell>
        </table:table-row>
        <table:table-row table:style-name="ro1">
          <table:table-cell office:value-type="float" office:value="0.513970043119789" calcext:value-type="float">
            <text:p>0.5139700431</text:p>
          </table:table-cell>
        </table:table-row>
        <table:table-row table:style-name="ro1">
          <table:table-cell office:value-type="float" office:value="0.511950058055916" calcext:value-type="float">
            <text:p>0.5119500581</text:p>
          </table:table-cell>
        </table:table-row>
        <table:table-row table:style-name="ro1">
          <table:table-cell office:value-type="float" office:value="0.509897263116362" calcext:value-type="float">
            <text:p>0.5098972631</text:p>
          </table:table-cell>
        </table:table-row>
        <table:table-row table:style-name="ro1">
          <table:table-cell office:value-type="float" office:value="0.507811501296515" calcext:value-type="float">
            <text:p>0.5078115013</text:p>
          </table:table-cell>
        </table:table-row>
        <table:table-row table:style-name="ro1">
          <table:table-cell office:value-type="float" office:value="0.505693051749565" calcext:value-type="float">
            <text:p>0.5056930517</text:p>
          </table:table-cell>
        </table:table-row>
        <table:table-row table:style-name="ro1">
          <table:table-cell office:value-type="float" office:value="0.503542598958715" calcext:value-type="float">
            <text:p>0.503542599</text:p>
          </table:table-cell>
        </table:table-row>
        <table:table-row table:style-name="ro1">
          <table:table-cell office:value-type="float" office:value="0.501361202661523" calcext:value-type="float">
            <text:p>0.5013612027</text:p>
          </table:table-cell>
        </table:table-row>
        <table:table-row table:style-name="ro1">
          <table:table-cell office:value-type="float" office:value="0.499150268526376" calcext:value-type="float">
            <text:p>0.4991502685</text:p>
          </table:table-cell>
        </table:table-row>
        <table:table-row table:style-name="ro1">
          <table:table-cell office:value-type="float" office:value="0.496911519581084" calcext:value-type="float">
            <text:p>0.4969115196</text:p>
          </table:table-cell>
        </table:table-row>
        <table:table-row table:style-name="ro1">
          <table:table-cell office:value-type="float" office:value="0.494646968393608" calcext:value-type="float">
            <text:p>0.4946469684</text:p>
          </table:table-cell>
        </table:table-row>
        <table:table-row table:style-name="ro1">
          <table:table-cell office:value-type="float" office:value="0.492358890004917" calcext:value-type="float">
            <text:p>0.49235889</text:p>
          </table:table-cell>
        </table:table-row>
        <table:table-row table:style-name="ro1">
          <table:table-cell office:value-type="float" office:value="0.490049795613963" calcext:value-type="float">
            <text:p>0.4900497956</text:p>
          </table:table-cell>
        </table:table-row>
        <table:table-row table:style-name="ro1">
          <table:table-cell office:value-type="float" office:value="0.487722407014799" calcext:value-type="float">
            <text:p>0.487722407</text:p>
          </table:table-cell>
        </table:table-row>
        <table:table-row table:style-name="ro1">
          <table:table-cell office:value-type="float" office:value="0.485379631785809" calcext:value-type="float">
            <text:p>0.4853796318</text:p>
          </table:table-cell>
        </table:table-row>
        <table:table-row table:style-name="ro1">
          <table:table-cell office:value-type="float" office:value="0.483024539231078" calcext:value-type="float">
            <text:p>0.4830245392</text:p>
          </table:table-cell>
        </table:table-row>
        <table:table-row table:style-name="ro1">
          <table:table-cell office:value-type="float" office:value="0.480660337073888" calcext:value-type="float">
            <text:p>0.4806603371</text:p>
          </table:table-cell>
        </table:table-row>
        <table:table-row table:style-name="ro1">
          <table:table-cell office:value-type="float" office:value="0.478290348902331" calcext:value-type="float">
            <text:p>0.4782903489</text:p>
          </table:table-cell>
        </table:table-row>
        <table:table-row table:style-name="ro1">
          <table:table-cell office:value-type="float" office:value="0.475917992367069" calcext:value-type="float">
            <text:p>0.4759179924</text:p>
          </table:table-cell>
        </table:table-row>
        <table:table-row table:style-name="ro1">
          <table:table-cell office:value-type="float" office:value="0.473546758131201" calcext:value-type="float">
            <text:p>0.4735467581</text:p>
          </table:table-cell>
        </table:table-row>
        <table:table-row table:style-name="ro1">
          <table:table-cell office:value-type="float" office:value="0.471180189572275" calcext:value-type="float">
            <text:p>0.4711801896</text:p>
          </table:table-cell>
        </table:table-row>
        <table:table-row table:style-name="ro1">
          <table:table-cell office:value-type="float" office:value="0.468821863236419" calcext:value-type="float">
            <text:p>0.4688218632</text:p>
          </table:table-cell>
        </table:table-row>
        <table:table-row table:style-name="ro1">
          <table:table-cell office:value-type="float" office:value="0.466475370044601" calcext:value-type="float">
            <text:p>0.46647537</text:p>
          </table:table-cell>
        </table:table-row>
        <table:table-row table:style-name="ro1">
          <table:table-cell office:value-type="float" office:value="0.46414429725102" calcext:value-type="float">
            <text:p>0.4641442973</text:p>
          </table:table-cell>
        </table:table-row>
        <table:table-row table:style-name="ro1">
          <table:table-cell office:value-type="float" office:value="0.461832211153619" calcext:value-type="float">
            <text:p>0.4618322112</text:p>
          </table:table-cell>
        </table:table-row>
        <table:table-row table:style-name="ro1">
          <table:table-cell office:value-type="float" office:value="0.459542640556734" calcext:value-type="float">
            <text:p>0.4595426406</text:p>
          </table:table-cell>
        </table:table-row>
        <table:table-row table:style-name="ro1">
          <table:table-cell office:value-type="float" office:value="0.457279060985863" calcext:value-type="float">
            <text:p>0.457279061</text:p>
          </table:table-cell>
        </table:table-row>
        <table:table-row table:style-name="ro1">
          <table:table-cell office:value-type="float" office:value="0.455044879654568" calcext:value-type="float">
            <text:p>0.4550448797</text:p>
          </table:table-cell>
        </table:table-row>
        <table:table-row table:style-name="ro1">
          <table:table-cell office:value-type="float" office:value="0.452843421183504" calcext:value-type="float">
            <text:p>0.4528434212</text:p>
          </table:table-cell>
        </table:table-row>
        <table:table-row table:style-name="ro1">
          <table:table-cell office:value-type="float" office:value="0.450677914071572" calcext:value-type="float">
            <text:p>0.4506779141</text:p>
          </table:table-cell>
        </table:table-row>
        <table:table-row table:style-name="ro1">
          <table:table-cell office:value-type="float" office:value="0.448551477919208" calcext:value-type="float">
            <text:p>0.4485514779</text:p>
          </table:table-cell>
        </table:table-row>
        <table:table-row table:style-name="ro1">
          <table:table-cell office:value-type="float" office:value="0.446467111403791" calcext:value-type="float">
            <text:p>0.4464671114</text:p>
          </table:table-cell>
        </table:table-row>
        <table:table-row table:style-name="ro1">
          <table:table-cell office:value-type="float" office:value="0.444427681007184" calcext:value-type="float">
            <text:p>0.444427681</text:p>
          </table:table-cell>
        </table:table-row>
        <table:table-row table:style-name="ro1">
          <table:table-cell office:value-type="float" office:value="0.442435910495403" calcext:value-type="float">
            <text:p>0.4424359105</text:p>
          </table:table-cell>
        </table:table-row>
        <table:table-row table:style-name="ro1">
          <table:table-cell office:value-type="float" office:value="0.440494371150409" calcext:value-type="float">
            <text:p>0.4404943712</text:p>
          </table:table-cell>
        </table:table-row>
        <table:table-row table:style-name="ro1">
          <table:table-cell office:value-type="float" office:value="0.438605472754038" calcext:value-type="float">
            <text:p>0.4386054728</text:p>
          </table:table-cell>
        </table:table-row>
        <table:table-row table:style-name="ro1">
          <table:table-cell office:value-type="float" office:value="0.436771455324046" calcext:value-type="float">
            <text:p>0.4367714553</text:p>
          </table:table-cell>
        </table:table-row>
        <table:table-row table:style-name="ro1">
          <table:table-cell office:value-type="float" office:value="0.434994381602292" calcext:value-type="float">
            <text:p>0.4349943816</text:p>
          </table:table-cell>
        </table:table-row>
        <table:table-row table:style-name="ro1">
          <table:table-cell office:value-type="float" office:value="0.433276130295044" calcext:value-type="float">
            <text:p>0.4332761303</text:p>
          </table:table-cell>
        </table:table-row>
        <table:table-row table:style-name="ro1">
          <table:table-cell office:value-type="float" office:value="0.431618390065415" calcext:value-type="float">
            <text:p>0.4316183901</text:p>
          </table:table-cell>
        </table:table-row>
        <table:table-row table:style-name="ro1">
          <table:table-cell office:value-type="float" office:value="0.430022654277924" calcext:value-type="float">
            <text:p>0.4300226543</text:p>
          </table:table-cell>
        </table:table-row>
        <table:table-row table:style-name="ro1">
          <table:table-cell office:value-type="float" office:value="0.428490216495191" calcext:value-type="float">
            <text:p>0.4284902165</text:p>
          </table:table-cell>
        </table:table-row>
        <table:table-row table:style-name="ro1">
          <table:table-cell office:value-type="float" office:value="0.427022166726751" calcext:value-type="float">
            <text:p>0.4270221667</text:p>
          </table:table-cell>
        </table:table-row>
        <table:table-row table:style-name="ro1">
          <table:table-cell office:value-type="float" office:value="0.425619388430004" calcext:value-type="float">
            <text:p>0.4256193884</text:p>
          </table:table-cell>
        </table:table-row>
        <table:table-row table:style-name="ro1">
          <table:table-cell office:value-type="float" office:value="0.42428255626329" calcext:value-type="float">
            <text:p>0.4242825563</text:p>
          </table:table-cell>
        </table:table-row>
        <table:table-row table:style-name="ro1">
          <table:table-cell office:value-type="float" office:value="0.423012134591088" calcext:value-type="float">
            <text:p>0.4230121346</text:p>
          </table:table-cell>
        </table:table-row>
        <table:table-row table:style-name="ro1">
          <table:table-cell office:value-type="float" office:value="0.421808376741349" calcext:value-type="float">
            <text:p>0.4218083767</text:p>
          </table:table-cell>
        </table:table-row>
        <table:table-row table:style-name="ro1">
          <table:table-cell office:value-type="float" office:value="0.420671325014957" calcext:value-type="float">
            <text:p>0.420671325</text:p>
          </table:table-cell>
        </table:table-row>
        <table:table-row table:style-name="ro1">
          <table:table-cell office:value-type="float" office:value="0.419600811447308" calcext:value-type="float">
            <text:p>0.4196008114</text:p>
          </table:table-cell>
        </table:table-row>
        <table:table-row table:style-name="ro1">
          <table:table-cell office:value-type="float" office:value="0.418596459322033" calcext:value-type="float">
            <text:p>0.4185964593</text:p>
          </table:table-cell>
        </table:table-row>
        <table:table-row table:style-name="ro1">
          <table:table-cell office:value-type="float" office:value="0.417657685436831" calcext:value-type="float">
            <text:p>0.4176576854</text:p>
          </table:table-cell>
        </table:table-row>
        <table:table-row table:style-name="ro1">
          <table:table-cell office:value-type="float" office:value="0.416783703121446" calcext:value-type="float">
            <text:p>0.4167837031</text:p>
          </table:table-cell>
        </table:table-row>
        <table:table-row table:style-name="ro1">
          <table:table-cell office:value-type="float" office:value="0.415973526007762" calcext:value-type="float">
            <text:p>0.415973526</text:p>
          </table:table-cell>
        </table:table-row>
        <table:table-row table:style-name="ro1">
          <table:table-cell office:value-type="float" office:value="0.415225972552029" calcext:value-type="float">
            <text:p>0.4152259726</text:p>
          </table:table-cell>
        </table:table-row>
        <table:table-row table:style-name="ro1">
          <table:table-cell office:value-type="float" office:value="0.414539671309215" calcext:value-type="float">
            <text:p>0.4145396713</text:p>
          </table:table-cell>
        </table:table-row>
        <table:table-row table:style-name="ro1">
          <table:table-cell office:value-type="float" office:value="0.413913066959491" calcext:value-type="float">
            <text:p>0.413913067</text:p>
          </table:table-cell>
        </table:table-row>
        <table:table-row table:style-name="ro1">
          <table:table-cell office:value-type="float" office:value="0.413344427086838" calcext:value-type="float">
            <text:p>0.4133444271</text:p>
          </table:table-cell>
        </table:table-row>
        <table:table-row table:style-name="ro1">
          <table:table-cell office:value-type="float" office:value="0.412831849709785" calcext:value-type="float">
            <text:p>0.4128318497</text:p>
          </table:table-cell>
        </table:table-row>
        <table:table-row table:style-name="ro1">
          <table:table-cell office:value-type="float" office:value="0.412373271564273" calcext:value-type="float">
            <text:p>0.4123732716</text:p>
          </table:table-cell>
        </table:table-row>
        <table:table-row table:style-name="ro1">
          <table:table-cell office:value-type="float" office:value="0.411966477138649" calcext:value-type="float">
            <text:p>0.4119664771</text:p>
          </table:table-cell>
        </table:table-row>
        <table:table-row table:style-name="ro1">
          <table:table-cell office:value-type="float" office:value="0.411609108460789" calcext:value-type="float">
            <text:p>0.4116091085</text:p>
          </table:table-cell>
        </table:table-row>
        <table:table-row table:style-name="ro1">
          <table:table-cell office:value-type="float" office:value="0.411298675637344" calcext:value-type="float">
            <text:p>0.4112986756</text:p>
          </table:table-cell>
        </table:table-row>
        <table:table-row table:style-name="ro1">
          <table:table-cell office:value-type="float" office:value="0.411032568145117" calcext:value-type="float">
            <text:p>0.4110325681</text:p>
          </table:table-cell>
        </table:table-row>
        <table:table-row table:style-name="ro1">
          <table:table-cell office:value-type="float" office:value="0.41080806687457" calcext:value-type="float">
            <text:p>0.4108080669</text:p>
          </table:table-cell>
        </table:table-row>
        <table:table-row table:style-name="ro1">
          <table:table-cell office:value-type="float" office:value="0.410622356925455" calcext:value-type="float">
            <text:p>0.4106223569</text:p>
          </table:table-cell>
        </table:table-row>
        <table:table-row table:style-name="ro1">
          <table:table-cell office:value-type="float" office:value="0.410472541154572" calcext:value-type="float">
            <text:p>0.4104725412</text:p>
          </table:table-cell>
        </table:table-row>
        <table:table-row table:style-name="ro1">
          <table:table-cell office:value-type="float" office:value="0.410355654475664" calcext:value-type="float">
            <text:p>0.4103556545</text:p>
          </table:table-cell>
        </table:table-row>
        <table:table-row table:style-name="ro1">
          <table:table-cell office:value-type="float" office:value="0.410268678911426" calcext:value-type="float">
            <text:p>0.4102686789</text:p>
          </table:table-cell>
        </table:table-row>
        <table:table-row table:style-name="ro1">
          <table:table-cell office:value-type="float" office:value="0.410208559397655" calcext:value-type="float">
            <text:p>0.4102085594</text:p>
          </table:table-cell>
        </table:table-row>
        <table:table-row table:style-name="ro1">
          <table:table-cell office:value-type="float" office:value="0.410172220339518" calcext:value-type="float">
            <text:p>0.4101722203</text:p>
          </table:table-cell>
        </table:table-row>
        <table:table-row table:style-name="ro1">
          <table:table-cell office:value-type="float" office:value="0.410156582919954" calcext:value-type="float">
            <text:p>0.4101565829</text:p>
          </table:table-cell>
        </table:table-row>
        <table:table-row table:style-name="ro1">
          <table:table-cell office:value-type="float" office:value="0.4101585831602" calcext:value-type="float">
            <text:p>0.4101585832</text:p>
          </table:table-cell>
        </table:table-row>
        <table:table-row table:style-name="ro1">
          <table:table-cell office:value-type="float" office:value="0.410175190732451" calcext:value-type="float">
            <text:p>0.4101751907</text:p>
          </table:table-cell>
        </table:table-row>
        <table:table-row table:style-name="ro1">
          <table:table-cell office:value-type="float" office:value="0.410203428524639" calcext:value-type="float">
            <text:p>0.4102034285</text:p>
          </table:table-cell>
        </table:table-row>
        <table:table-row table:style-name="ro1">
          <table:table-cell office:value-type="float" office:value="0.410240392957346" calcext:value-type="float">
            <text:p>0.410240393</text:p>
          </table:table-cell>
        </table:table-row>
        <table:table-row table:style-name="ro1">
          <table:table-cell office:value-type="float" office:value="0.410283275052846" calcext:value-type="float">
            <text:p>0.4102832751</text:p>
          </table:table-cell>
        </table:table-row>
        <table:table-row table:style-name="ro1">
          <table:table-cell office:value-type="float" office:value="0.410329382256267" calcext:value-type="float">
            <text:p>0.4103293823</text:p>
          </table:table-cell>
        </table:table-row>
        <table:table-row table:style-name="ro1">
          <table:table-cell office:value-type="float" office:value="0.410376161008893" calcext:value-type="float">
            <text:p>0.410376161</text:p>
          </table:table-cell>
        </table:table-row>
        <table:table-row table:style-name="ro1">
          <table:table-cell office:value-type="float" office:value="0.410421220073581" calcext:value-type="float">
            <text:p>0.4104212201</text:p>
          </table:table-cell>
        </table:table-row>
        <table:table-row table:style-name="ro1">
          <table:table-cell office:value-type="float" office:value="0.410462354612317" calcext:value-type="float">
            <text:p>0.4104623546</text:p>
          </table:table-cell>
        </table:table-row>
        <table:table-row table:style-name="ro1">
          <table:table-cell office:value-type="float" office:value="0.410497571015889" calcext:value-type="float">
            <text:p>0.410497571</text:p>
          </table:table-cell>
        </table:table-row>
        <table:table-row table:style-name="ro1">
          <table:table-cell office:value-type="float" office:value="0.410525112485702" calcext:value-type="float">
            <text:p>0.4105251125</text:p>
          </table:table-cell>
        </table:table-row>
        <table:table-row table:style-name="ro1">
          <table:table-cell office:value-type="float" office:value="0.410543485367706" calcext:value-type="float">
            <text:p>0.4105434854</text:p>
          </table:table-cell>
        </table:table-row>
        <table:table-row table:style-name="ro1">
          <table:table-cell office:value-type="float" office:value="0.410551486238459" calcext:value-type="float">
            <text:p>0.4105514862</text:p>
          </table:table-cell>
        </table:table-row>
        <table:table-row table:style-name="ro1">
          <table:table-cell office:value-type="float" office:value="0.410548229743323" calcext:value-type="float">
            <text:p>0.4105482297</text:p>
          </table:table-cell>
        </table:table-row>
        <table:table-row table:style-name="ro1">
          <table:table-cell office:value-type="float" office:value="0.410533177186777" calcext:value-type="float">
            <text:p>0.4105331772</text:p>
          </table:table-cell>
        </table:table-row>
        <table:table-row table:style-name="ro1">
          <table:table-cell office:value-type="float" office:value="0.410506165874865" calcext:value-type="float">
            <text:p>0.4105061659</text:p>
          </table:table-cell>
        </table:table-row>
        <table:table-row table:style-name="ro1">
          <table:table-cell office:value-type="float" office:value="0.410467439209772" calcext:value-type="float">
            <text:p>0.4104674392</text:p>
          </table:table-cell>
        </table:table-row>
        <table:table-row table:style-name="ro1">
          <table:table-cell office:value-type="float" office:value="0.410417677536522" calcext:value-type="float">
            <text:p>0.4104176775</text:p>
          </table:table-cell>
        </table:table-row>
        <table:table-row table:style-name="ro1">
          <table:table-cell office:value-type="float" office:value="0.410358029741813" calcext:value-type="float">
            <text:p>0.4103580297</text:p>
          </table:table-cell>
        </table:table-row>
        <table:table-row table:style-name="ro1">
          <table:table-cell office:value-type="float" office:value="0.410290145604971" calcext:value-type="float">
            <text:p>0.4102901456</text:p>
          </table:table-cell>
        </table:table-row>
        <table:table-row table:style-name="ro1">
          <table:table-cell office:value-type="float" office:value="0.410216208901038" calcext:value-type="float">
            <text:p>0.4102162089</text:p>
          </table:table-cell>
        </table:table-row>
        <table:table-row table:style-name="ro1">
          <table:table-cell office:value-type="float" office:value="0.410138971255985" calcext:value-type="float">
            <text:p>0.4101389713</text:p>
          </table:table-cell>
        </table:table-row>
        <table:table-row table:style-name="ro1">
          <table:table-cell office:value-type="float" office:value="0.531738295109664" calcext:value-type="float">
            <text:p>0.5317382951</text:p>
          </table:table-cell>
        </table:table-row>
        <table:table-row table:style-name="ro1">
          <table:table-cell office:value-type="float" office:value="0.529949821407177" calcext:value-type="float">
            <text:p>0.5299498214</text:p>
          </table:table-cell>
        </table:table-row>
        <table:table-row table:style-name="ro1">
          <table:table-cell office:value-type="float" office:value="0.5281484172864" calcext:value-type="float">
            <text:p>0.5281484173</text:p>
          </table:table-cell>
        </table:table-row>
        <table:table-row table:style-name="ro1">
          <table:table-cell office:value-type="float" office:value="0.526328763018083" calcext:value-type="float">
            <text:p>0.526328763</text:p>
          </table:table-cell>
        </table:table-row>
        <table:table-row table:style-name="ro1">
          <table:table-cell office:value-type="float" office:value="0.524486275421441" calcext:value-type="float">
            <text:p>0.5244862754</text:p>
          </table:table-cell>
        </table:table-row>
        <table:table-row table:style-name="ro1">
          <table:table-cell office:value-type="float" office:value="0.522617070706734" calcext:value-type="float">
            <text:p>0.5226170707</text:p>
          </table:table-cell>
        </table:table-row>
        <table:table-row table:style-name="ro1">
          <table:table-cell office:value-type="float" office:value="0.520717928061138" calcext:value-type="float">
            <text:p>0.5207179281</text:p>
          </table:table-cell>
        </table:table-row>
        <table:table-row table:style-name="ro1">
          <table:table-cell office:value-type="float" office:value="0.518786253977917" calcext:value-type="float">
            <text:p>0.518786254</text:p>
          </table:table-cell>
        </table:table-row>
        <table:table-row table:style-name="ro1">
          <table:table-cell office:value-type="float" office:value="0.51682004732889" calcext:value-type="float">
            <text:p>0.5168200473</text:p>
          </table:table-cell>
        </table:table-row>
        <table:table-row table:style-name="ro1">
          <table:table-cell office:value-type="float" office:value="0.51481786518019" calcext:value-type="float">
            <text:p>0.5148178652</text:p>
          </table:table-cell>
        </table:table-row>
        <table:table-row table:style-name="ro1">
          <table:table-cell office:value-type="float" office:value="0.512778789351322" calcext:value-type="float">
            <text:p>0.5127787894</text:p>
          </table:table-cell>
        </table:table-row>
        <table:table-row table:style-name="ro1">
          <table:table-cell office:value-type="float" office:value="0.510702393717521" calcext:value-type="float">
            <text:p>0.5107023937</text:p>
          </table:table-cell>
        </table:table-row>
        <table:table-row table:style-name="ro1">
          <table:table-cell office:value-type="float" office:value="0.508588712255399" calcext:value-type="float">
            <text:p>0.5085887123</text:p>
          </table:table-cell>
        </table:table-row>
        <table:table-row table:style-name="ro1">
          <table:table-cell office:value-type="float" office:value="0.506438207831893" calcext:value-type="float">
            <text:p>0.5064382078</text:p>
          </table:table-cell>
        </table:table-row>
        <table:table-row table:style-name="ro1">
          <table:table-cell office:value-type="float" office:value="0.504251741736508" calcext:value-type="float">
            <text:p>0.5042517417</text:p>
          </table:table-cell>
        </table:table-row>
        <table:table-row table:style-name="ro1">
          <table:table-cell office:value-type="float" office:value="0.502030543956854" calcext:value-type="float">
            <text:p>0.502030544</text:p>
          </table:table-cell>
        </table:table-row>
        <table:table-row table:style-name="ro1">
          <table:table-cell office:value-type="float" office:value="0.499776184197482" calcext:value-type="float">
            <text:p>0.4997761842</text:p>
          </table:table-cell>
        </table:table-row>
        <table:table-row table:style-name="ro1">
          <table:table-cell office:value-type="float" office:value="0.497490543642018" calcext:value-type="float">
            <text:p>0.4974905436</text:p>
          </table:table-cell>
        </table:table-row>
        <table:table-row table:style-name="ro1">
          <table:table-cell office:value-type="float" office:value="0.495175787458585" calcext:value-type="float">
            <text:p>0.4951757875</text:p>
          </table:table-cell>
        </table:table-row>
        <table:table-row table:style-name="ro1">
          <table:table-cell office:value-type="float" office:value="0.492834338048531" calcext:value-type="float">
            <text:p>0.492834338</text:p>
          </table:table-cell>
        </table:table-row>
        <table:table-row table:style-name="ro1">
          <table:table-cell office:value-type="float" office:value="0.490468849038445" calcext:value-type="float">
            <text:p>0.490468849</text:p>
          </table:table-cell>
        </table:table-row>
        <table:table-row table:style-name="ro1">
          <table:table-cell office:value-type="float" office:value="0.488082180015474" calcext:value-type="float">
            <text:p>0.48808218</text:p>
          </table:table-cell>
        </table:table-row>
        <table:table-row table:style-name="ro1">
          <table:table-cell office:value-type="float" office:value="0.485677372005938" calcext:value-type="float">
            <text:p>0.485677372</text:p>
          </table:table-cell>
        </table:table-row>
        <table:table-row table:style-name="ro1">
          <table:table-cell office:value-type="float" office:value="0.483257623697232" calcext:value-type="float">
            <text:p>0.4832576237</text:p>
          </table:table-cell>
        </table:table-row>
        <table:table-row table:style-name="ro1">
          <table:table-cell office:value-type="float" office:value="0.480826268403035" calcext:value-type="float">
            <text:p>0.4808262684</text:p>
          </table:table-cell>
        </table:table-row>
        <table:table-row table:style-name="ro1">
          <table:table-cell office:value-type="float" office:value="0.478386751771806" calcext:value-type="float">
            <text:p>0.4783867518</text:p>
          </table:table-cell>
        </table:table-row>
        <table:table-row table:style-name="ro1">
          <table:table-cell office:value-type="float" office:value="0.475942610238586" calcext:value-type="float">
            <text:p>0.4759426102</text:p>
          </table:table-cell>
        </table:table-row>
        <table:table-row table:style-name="ro1">
          <table:table-cell office:value-type="float" office:value="0.473497450220085" calcext:value-type="float">
            <text:p>0.4734974502</text:p>
          </table:table-cell>
        </table:table-row>
        <table:table-row table:style-name="ro1">
          <table:table-cell office:value-type="float" office:value="0.471054928053074" calcext:value-type="float">
            <text:p>0.4710549281</text:p>
          </table:table-cell>
        </table:table-row>
        <table:table-row table:style-name="ro1">
          <table:table-cell office:value-type="float" office:value="0.468618730676069" calcext:value-type="float">
            <text:p>0.4686187307</text:p>
          </table:table-cell>
        </table:table-row>
        <table:table-row table:style-name="ro1">
          <table:table-cell office:value-type="float" office:value="0.466192557054309" calcext:value-type="float">
            <text:p>0.4661925571</text:p>
          </table:table-cell>
        </table:table-row>
        <table:table-row table:style-name="ro1">
          <table:table-cell office:value-type="float" office:value="0.463780100348039" calcext:value-type="float">
            <text:p>0.4637801003</text:p>
          </table:table-cell>
        </table:table-row>
        <table:table-row table:style-name="ro1">
          <table:table-cell office:value-type="float" office:value="0.461385030824079" calcext:value-type="float">
            <text:p>0.4613850308</text:p>
          </table:table-cell>
        </table:table-row>
        <table:table-row table:style-name="ro1">
          <table:table-cell office:value-type="float" office:value="0.459010979510692" calcext:value-type="float">
            <text:p>0.4590109795</text:p>
          </table:table-cell>
        </table:table-row>
        <table:table-row table:style-name="ro1">
          <table:table-cell office:value-type="float" office:value="0.456661522595756" calcext:value-type="float">
            <text:p>0.4566615226</text:p>
          </table:table-cell>
        </table:table-row>
        <table:table-row table:style-name="ro1">
          <table:table-cell office:value-type="float" office:value="0.454340166568217" calcext:value-type="float">
            <text:p>0.4543401666</text:p>
          </table:table-cell>
        </table:table-row>
        <table:table-row table:style-name="ro1">
          <table:table-cell office:value-type="float" office:value="0.452050334102854" calcext:value-type="float">
            <text:p>0.4520503341</text:p>
          </table:table-cell>
        </table:table-row>
        <table:table-row table:style-name="ro1">
          <table:table-cell office:value-type="float" office:value="0.449795350688328" calcext:value-type="float">
            <text:p>0.4497953507</text:p>
          </table:table-cell>
        </table:table-row>
        <table:table-row table:style-name="ro1">
          <table:table-cell office:value-type="float" office:value="0.447578431998537" calcext:value-type="float">
            <text:p>0.447578432</text:p>
          </table:table-cell>
        </table:table-row>
        <table:table-row table:style-name="ro1">
          <table:table-cell office:value-type="float" office:value="0.445402672007255" calcext:value-type="float">
            <text:p>0.445402672</text:p>
          </table:table-cell>
        </table:table-row>
        <table:table-row table:style-name="ro1">
          <table:table-cell office:value-type="float" office:value="0.443271031846082" calcext:value-type="float">
            <text:p>0.4432710318</text:p>
          </table:table-cell>
        </table:table-row>
        <table:table-row table:style-name="ro1">
          <table:table-cell office:value-type="float" office:value="0.441186329405678" calcext:value-type="float">
            <text:p>0.4411863294</text:p>
          </table:table-cell>
        </table:table-row>
        <table:table-row table:style-name="ro1">
          <table:table-cell office:value-type="float" office:value="0.439151229680297" calcext:value-type="float">
            <text:p>0.4391512297</text:p>
          </table:table-cell>
        </table:table-row>
        <table:table-row table:style-name="ro1">
          <table:table-cell office:value-type="float" office:value="0.437168235855622" calcext:value-type="float">
            <text:p>0.4371682359</text:p>
          </table:table-cell>
        </table:table-row>
        <table:table-row table:style-name="ro1">
          <table:table-cell office:value-type="float" office:value="0.435239681139887" calcext:value-type="float">
            <text:p>0.4352396811</text:p>
          </table:table-cell>
        </table:table-row>
        <table:table-row table:style-name="ro1">
          <table:table-cell office:value-type="float" office:value="0.433367721338303" calcext:value-type="float">
            <text:p>0.4333677213</text:p>
          </table:table-cell>
        </table:table-row>
        <table:table-row table:style-name="ro1">
          <table:table-cell office:value-type="float" office:value="0.431554328170776" calcext:value-type="float">
            <text:p>0.4315543282</text:p>
          </table:table-cell>
        </table:table-row>
        <table:table-row table:style-name="ro1">
          <table:table-cell office:value-type="float" office:value="0.429801283332924" calcext:value-type="float">
            <text:p>0.4298012833</text:p>
          </table:table-cell>
        </table:table-row>
        <table:table-row table:style-name="ro1">
          <table:table-cell office:value-type="float" office:value="0.428110173300385" calcext:value-type="float">
            <text:p>0.4281101733</text:p>
          </table:table-cell>
        </table:table-row>
        <table:table-row table:style-name="ro1">
          <table:table-cell office:value-type="float" office:value="0.426482384876427" calcext:value-type="float">
            <text:p>0.4264823849</text:p>
          </table:table-cell>
        </table:table-row>
        <table:table-row table:style-name="ro1">
          <table:table-cell office:value-type="float" office:value="0.424919101482853" calcext:value-type="float">
            <text:p>0.4249191015</text:p>
          </table:table-cell>
        </table:table-row>
        <table:table-row table:style-name="ro1">
          <table:table-cell office:value-type="float" office:value="0.423421300194196" calcext:value-type="float">
            <text:p>0.4234213002</text:p>
          </table:table-cell>
        </table:table-row>
        <table:table-row table:style-name="ro1">
          <table:table-cell office:value-type="float" office:value="0.42198974951522" calcext:value-type="float">
            <text:p>0.4219897495</text:p>
          </table:table-cell>
        </table:table-row>
        <table:table-row table:style-name="ro1">
          <table:table-cell office:value-type="float" office:value="0.420625007901712" calcext:value-type="float">
            <text:p>0.4206250079</text:p>
          </table:table-cell>
        </table:table-row>
        <table:table-row table:style-name="ro1">
          <table:table-cell office:value-type="float" office:value="0.419327423024564" calcext:value-type="float">
            <text:p>0.419327423</text:p>
          </table:table-cell>
        </table:table-row>
        <table:table-row table:style-name="ro1">
          <table:table-cell office:value-type="float" office:value="0.418097131777166" calcext:value-type="float">
            <text:p>0.4180971318</text:p>
          </table:table-cell>
        </table:table-row>
        <table:table-row table:style-name="ro1">
          <table:table-cell office:value-type="float" office:value="0.41693406102608" calcext:value-type="float">
            <text:p>0.416934061</text:p>
          </table:table-cell>
        </table:table-row>
        <table:table-row table:style-name="ro1">
          <table:table-cell office:value-type="float" office:value="0.415837929105019" calcext:value-type="float">
            <text:p>0.4158379291</text:p>
          </table:table-cell>
        </table:table-row>
        <table:table-row table:style-name="ro1">
          <table:table-cell office:value-type="float" office:value="0.414808248052121" calcext:value-type="float">
            <text:p>0.4148082481</text:p>
          </table:table-cell>
        </table:table-row>
        <table:table-row table:style-name="ro1">
          <table:table-cell office:value-type="float" office:value="0.413844326590517" calcext:value-type="float">
            <text:p>0.4138443266</text:p>
          </table:table-cell>
        </table:table-row>
        <table:table-row table:style-name="ro1">
          <table:table-cell office:value-type="float" office:value="0.412945273852194" calcext:value-type="float">
            <text:p>0.4129452739</text:p>
          </table:table-cell>
        </table:table-row>
        <table:table-row table:style-name="ro1">
          <table:table-cell office:value-type="float" office:value="0.41211000384516" calcext:value-type="float">
            <text:p>0.4121100038</text:p>
          </table:table-cell>
        </table:table-row>
        <table:table-row table:style-name="ro1">
          <table:table-cell office:value-type="float" office:value="0.411337240663898" calcext:value-type="float">
            <text:p>0.4113372407</text:p>
          </table:table-cell>
        </table:table-row>
        <table:table-row table:style-name="ro1">
          <table:table-cell office:value-type="float" office:value="0.410625524443122" calcext:value-type="float">
            <text:p>0.4106255244</text:p>
          </table:table-cell>
        </table:table-row>
        <table:table-row table:style-name="ro1">
          <table:table-cell office:value-type="float" office:value="0.409973218054825" calcext:value-type="float">
            <text:p>0.4099732181</text:p>
          </table:table-cell>
        </table:table-row>
        <table:table-row table:style-name="ro1">
          <table:table-cell office:value-type="float" office:value="0.409378514548625" calcext:value-type="float">
            <text:p>0.4093785145</text:p>
          </table:table-cell>
        </table:table-row>
        <table:table-row table:style-name="ro1">
          <table:table-cell office:value-type="float" office:value="0.408839445335407" calcext:value-type="float">
            <text:p>0.4088394453</text:p>
          </table:table-cell>
        </table:table-row>
        <table:table-row table:style-name="ro1">
          <table:table-cell office:value-type="float" office:value="0.408353889114264" calcext:value-type="float">
            <text:p>0.4083538891</text:p>
          </table:table-cell>
        </table:table-row>
        <table:table-row table:style-name="ro1">
          <table:table-cell office:value-type="float" office:value="0.407919581542726" calcext:value-type="float">
            <text:p>0.4079195815</text:p>
          </table:table-cell>
        </table:table-row>
        <table:table-row table:style-name="ro1">
          <table:table-cell office:value-type="float" office:value="0.407534125650292" calcext:value-type="float">
            <text:p>0.4075341257</text:p>
          </table:table-cell>
        </table:table-row>
        <table:table-row table:style-name="ro1">
          <table:table-cell office:value-type="float" office:value="0.407195002995261" calcext:value-type="float">
            <text:p>0.407195003</text:p>
          </table:table-cell>
        </table:table-row>
        <table:table-row table:style-name="ro1">
          <table:table-cell office:value-type="float" office:value="0.406899585564846" calcext:value-type="float">
            <text:p>0.4068995856</text:p>
          </table:table-cell>
        </table:table-row>
        <table:table-row table:style-name="ro1">
          <table:table-cell office:value-type="float" office:value="0.406645148418601" calcext:value-type="float">
            <text:p>0.4066451484</text:p>
          </table:table-cell>
        </table:table-row>
        <table:table-row table:style-name="ro1">
          <table:table-cell office:value-type="float" office:value="0.406428883075133" calcext:value-type="float">
            <text:p>0.4064288831</text:p>
          </table:table-cell>
        </table:table-row>
        <table:table-row table:style-name="ro1">
          <table:table-cell office:value-type="float" office:value="0.40624791164211" calcext:value-type="float">
            <text:p>0.4062479116</text:p>
          </table:table-cell>
        </table:table-row>
        <table:table-row table:style-name="ro1">
          <table:table-cell office:value-type="float" office:value="0.406099301689572" calcext:value-type="float">
            <text:p>0.4060993017</text:p>
          </table:table-cell>
        </table:table-row>
        <table:table-row table:style-name="ro1">
          <table:table-cell office:value-type="float" office:value="0.405980081866534" calcext:value-type="float">
            <text:p>0.4059800819</text:p>
          </table:table-cell>
        </table:table-row>
        <table:table-row table:style-name="ro1">
          <table:table-cell office:value-type="float" office:value="0.405887258260883" calcext:value-type="float">
            <text:p>0.4058872583</text:p>
          </table:table-cell>
        </table:table-row>
        <table:table-row table:style-name="ro1">
          <table:table-cell office:value-type="float" office:value="0.405817831502575" calcext:value-type="float">
            <text:p>0.4058178315</text:p>
          </table:table-cell>
        </table:table-row>
        <table:table-row table:style-name="ro1">
          <table:table-cell office:value-type="float" office:value="0.405768814610128" calcext:value-type="float">
            <text:p>0.4057688146</text:p>
          </table:table-cell>
        </table:table-row>
        <table:table-row table:style-name="ro1">
          <table:table-cell office:value-type="float" office:value="0.405737251580408" calcext:value-type="float">
            <text:p>0.4057372516</text:p>
          </table:table-cell>
        </table:table-row>
        <table:table-row table:style-name="ro1">
          <table:table-cell office:value-type="float" office:value="0.405720236721712" calcext:value-type="float">
            <text:p>0.4057202367</text:p>
          </table:table-cell>
        </table:table-row>
        <table:table-row table:style-name="ro1">
          <table:table-cell office:value-type="float" office:value="0.405714934730153" calcext:value-type="float">
            <text:p>0.4057149347</text:p>
          </table:table-cell>
        </table:table-row>
        <table:table-row table:style-name="ro1">
          <table:table-cell office:value-type="float" office:value="0.40571860150933" calcext:value-type="float">
            <text:p>0.4057186015</text:p>
          </table:table-cell>
        </table:table-row>
        <table:table-row table:style-name="ro1">
          <table:table-cell office:value-type="float" office:value="0.405728605733304" calcext:value-type="float">
            <text:p>0.4057286057</text:p>
          </table:table-cell>
        </table:table-row>
        <table:table-row table:style-name="ro1">
          <table:table-cell office:value-type="float" office:value="0.405742451152868" calcext:value-type="float">
            <text:p>0.4057424512</text:p>
          </table:table-cell>
        </table:table-row>
        <table:table-row table:style-name="ro1">
          <table:table-cell office:value-type="float" office:value="0.405757799645108" calcext:value-type="float">
            <text:p>0.4057577996</text:p>
          </table:table-cell>
        </table:table-row>
        <table:table-row table:style-name="ro1">
          <table:table-cell office:value-type="float" office:value="0.405772495006265" calcext:value-type="float">
            <text:p>0.405772495</text:p>
          </table:table-cell>
        </table:table-row>
        <table:table-row table:style-name="ro1">
          <table:table-cell office:value-type="float" office:value="0.405784587487892" calcext:value-type="float">
            <text:p>0.4057845875</text:p>
          </table:table-cell>
        </table:table-row>
        <table:table-row table:style-name="ro1">
          <table:table-cell office:value-type="float" office:value="0.40579235907631" calcext:value-type="float">
            <text:p>0.4057923591</text:p>
          </table:table-cell>
        </table:table-row>
        <table:table-row table:style-name="ro1">
          <table:table-cell office:value-type="float" office:value="0.405794349515353" calcext:value-type="float">
            <text:p>0.4057943495</text:p>
          </table:table-cell>
        </table:table-row>
        <table:table-row table:style-name="ro1">
          <table:table-cell office:value-type="float" office:value="0.405789383072414" calcext:value-type="float">
            <text:p>0.4057893831</text:p>
          </table:table-cell>
        </table:table-row>
        <table:table-row table:style-name="ro1">
          <table:table-cell office:value-type="float" office:value="0.405776596047791" calcext:value-type="float">
            <text:p>0.405776596</text:p>
          </table:table-cell>
        </table:table-row>
        <table:table-row table:style-name="ro1">
          <table:table-cell office:value-type="float" office:value="0.405755465027318" calcext:value-type="float">
            <text:p>0.405755465</text:p>
          </table:table-cell>
        </table:table-row>
        <table:table-row table:style-name="ro1">
          <table:table-cell office:value-type="float" office:value="0.405725835878304" calcext:value-type="float">
            <text:p>0.4057258359</text:p>
          </table:table-cell>
        </table:table-row>
        <table:table-row table:style-name="ro1">
          <table:table-cell office:value-type="float" office:value="0.405687953488759" calcext:value-type="float">
            <text:p>0.4056879535</text:p>
          </table:table-cell>
        </table:table-row>
        <table:table-row table:style-name="ro1">
          <table:table-cell office:value-type="float" office:value="0.405642492249926" calcext:value-type="float">
            <text:p>0.4056424922</text:p>
          </table:table-cell>
        </table:table-row>
        <table:table-row table:style-name="ro1">
          <table:table-cell office:value-type="float" office:value="0.405590587282094" calcext:value-type="float">
            <text:p>0.4055905873</text:p>
          </table:table-cell>
        </table:table-row>
        <table:table-row table:style-name="ro1">
          <table:table-cell office:value-type="float" office:value="0.405533866403727" calcext:value-type="float">
            <text:p>0.4055338664</text:p>
          </table:table-cell>
        </table:table-row>
        <table:table-row table:style-name="ro1">
          <table:table-cell office:value-type="float" office:value="0.405474482843869" calcext:value-type="float">
            <text:p>0.4054744828</text:p>
          </table:table-cell>
        </table:table-row>
        <table:table-row table:style-name="ro1">
          <table:table-cell office:value-type="float" office:value="0.534281712577481" calcext:value-type="float">
            <text:p>0.5342817126</text:p>
          </table:table-cell>
        </table:table-row>
        <table:table-row table:style-name="ro1">
          <table:table-cell office:value-type="float" office:value="0.532534507596534" calcext:value-type="float">
            <text:p>0.5325345076</text:p>
          </table:table-cell>
        </table:table-row>
        <table:table-row table:style-name="ro1">
          <table:table-cell office:value-type="float" office:value="0.530773340393517" calcext:value-type="float">
            <text:p>0.5307733404</text:p>
          </table:table-cell>
        </table:table-row>
        <table:table-row table:style-name="ro1">
          <table:table-cell office:value-type="float" office:value="0.528992414493071" calcext:value-type="float">
            <text:p>0.5289924145</text:p>
          </table:table-cell>
        </table:table-row>
        <table:table-row table:style-name="ro1">
          <table:table-cell office:value-type="float" office:value="0.527186696465993" calcext:value-type="float">
            <text:p>0.5271866965</text:p>
          </table:table-cell>
        </table:table-row>
        <table:table-row table:style-name="ro1">
          <table:table-cell office:value-type="float" office:value="0.525351878486464" calcext:value-type="float">
            <text:p>0.5253518785</text:p>
          </table:table-cell>
        </table:table-row>
        <table:table-row table:style-name="ro1">
          <table:table-cell office:value-type="float" office:value="0.523484341622935" calcext:value-type="float">
            <text:p>0.5234843416</text:p>
          </table:table-cell>
        </table:table-row>
        <table:table-row table:style-name="ro1">
          <table:table-cell office:value-type="float" office:value="0.52158111986268" calcext:value-type="float">
            <text:p>0.5215811199</text:p>
          </table:table-cell>
        </table:table-row>
        <table:table-row table:style-name="ro1">
          <table:table-cell office:value-type="float" office:value="0.519639864870008" calcext:value-type="float">
            <text:p>0.5196398649</text:p>
          </table:table-cell>
        </table:table-row>
        <table:table-row table:style-name="ro1">
          <table:table-cell office:value-type="float" office:value="0.517658811478152" calcext:value-type="float">
            <text:p>0.5176588115</text:p>
          </table:table-cell>
        </table:table-row>
        <table:table-row table:style-name="ro1">
          <table:table-cell office:value-type="float" office:value="0.515636743914805" calcext:value-type="float">
            <text:p>0.5156367439</text:p>
          </table:table-cell>
        </table:table-row>
        <table:table-row table:style-name="ro1">
          <table:table-cell office:value-type="float" office:value="0.513572962761333" calcext:value-type="float">
            <text:p>0.5135729628</text:p>
          </table:table-cell>
        </table:table-row>
        <table:table-row table:style-name="ro1">
          <table:table-cell office:value-type="float" office:value="0.511467252645648" calcext:value-type="float">
            <text:p>0.5114672526</text:p>
          </table:table-cell>
        </table:table-row>
        <table:table-row table:style-name="ro1">
          <table:table-cell office:value-type="float" office:value="0.509319850668744" calcext:value-type="float">
            <text:p>0.5093198507</text:p>
          </table:table-cell>
        </table:table-row>
        <table:table-row table:style-name="ro1">
          <table:table-cell office:value-type="float" office:value="0.5071314155649" calcext:value-type="float">
            <text:p>0.5071314156</text:p>
          </table:table-cell>
        </table:table-row>
        <table:table-row table:style-name="ro1">
          <table:table-cell office:value-type="float" office:value="0.504902997595544" calcext:value-type="float">
            <text:p>0.5049029976</text:p>
          </table:table-cell>
        </table:table-row>
        <table:table-row table:style-name="ro1">
          <table:table-cell office:value-type="float" office:value="0.502636009176783" calcext:value-type="float">
            <text:p>0.5026360092</text:p>
          </table:table-cell>
        </table:table-row>
        <table:table-row table:style-name="ro1">
          <table:table-cell office:value-type="float" office:value="0.500332196240599" calcext:value-type="float">
            <text:p>0.5003321962</text:p>
          </table:table-cell>
        </table:table-row>
        <table:table-row table:style-name="ro1">
          <table:table-cell office:value-type="float" office:value="0.497993610329703" calcext:value-type="float">
            <text:p>0.4979936103</text:p>
          </table:table-cell>
        </table:table-row>
        <table:table-row table:style-name="ro1">
          <table:table-cell office:value-type="float" office:value="0.495622581426063" calcext:value-type="float">
            <text:p>0.4956225814</text:p>
          </table:table-cell>
        </table:table-row>
        <table:table-row table:style-name="ro1">
          <table:table-cell office:value-type="float" office:value="0.493221691513086" calcext:value-type="float">
            <text:p>0.4932216915</text:p>
          </table:table-cell>
        </table:table-row>
        <table:table-row table:style-name="ro1">
          <table:table-cell office:value-type="float" office:value="0.490793748871471" calcext:value-type="float">
            <text:p>0.4907937489</text:p>
          </table:table-cell>
        </table:table-row>
        <table:table-row table:style-name="ro1">
          <table:table-cell office:value-type="float" office:value="0.488341763108723" calcext:value-type="float">
            <text:p>0.4883417631</text:p>
          </table:table-cell>
        </table:table-row>
        <table:table-row table:style-name="ro1">
          <table:table-cell office:value-type="float" office:value="0.485868920922333" calcext:value-type="float">
            <text:p>0.4858689209</text:p>
          </table:table-cell>
        </table:table-row>
        <table:table-row table:style-name="ro1">
          <table:table-cell office:value-type="float" office:value="0.483378562596622" calcext:value-type="float">
            <text:p>0.4833785626</text:p>
          </table:table-cell>
        </table:table-row>
        <table:table-row table:style-name="ro1">
          <table:table-cell office:value-type="float" office:value="0.480874159233246" calcext:value-type="float">
            <text:p>0.4808741592</text:p>
          </table:table-cell>
        </table:table-row>
        <table:table-row table:style-name="ro1">
          <table:table-cell office:value-type="float" office:value="0.47835929071537" calcext:value-type="float">
            <text:p>0.4783592907</text:p>
          </table:table-cell>
        </table:table-row>
        <table:table-row table:style-name="ro1">
          <table:table-cell office:value-type="float" office:value="0.475837624405505" calcext:value-type="float">
            <text:p>0.4758376244</text:p>
          </table:table-cell>
        </table:table-row>
        <table:table-row table:style-name="ro1">
          <table:table-cell office:value-type="float" office:value="0.473312894577003" calcext:value-type="float">
            <text:p>0.4733128946</text:p>
          </table:table-cell>
        </table:table-row>
        <table:table-row table:style-name="ro1">
          <table:table-cell office:value-type="float" office:value="0.470788882579228" calcext:value-type="float">
            <text:p>0.4707888826</text:p>
          </table:table-cell>
        </table:table-row>
        <table:table-row table:style-name="ro1">
          <table:table-cell office:value-type="float" office:value="0.468269397736382" calcext:value-type="float">
            <text:p>0.4682693977</text:p>
          </table:table-cell>
        </table:table-row>
        <table:table-row table:style-name="ro1">
          <table:table-cell office:value-type="float" office:value="0.465758258979994" calcext:value-type="float">
            <text:p>0.465758259</text:p>
          </table:table-cell>
        </table:table-row>
        <table:table-row table:style-name="ro1">
          <table:table-cell office:value-type="float" office:value="0.463259277215083" calcext:value-type="float">
            <text:p>0.4632592772</text:p>
          </table:table-cell>
        </table:table-row>
        <table:table-row table:style-name="ro1">
          <table:table-cell office:value-type="float" office:value="0.460776238419976" calcext:value-type="float">
            <text:p>0.4607762384</text:p>
          </table:table-cell>
        </table:table-row>
        <table:table-row table:style-name="ro1">
          <table:table-cell office:value-type="float" office:value="0.458312887479793" calcext:value-type="float">
            <text:p>0.4583128875</text:p>
          </table:table-cell>
        </table:table-row>
        <table:table-row table:style-name="ro1">
          <table:table-cell office:value-type="float" office:value="0.455872912753598" calcext:value-type="float">
            <text:p>0.4558729128</text:p>
          </table:table-cell>
        </table:table-row>
        <table:table-row table:style-name="ro1">
          <table:table-cell office:value-type="float" office:value="0.453459931375212" calcext:value-type="float">
            <text:p>0.4534599314</text:p>
          </table:table-cell>
        </table:table-row>
        <table:table-row table:style-name="ro1">
          <table:table-cell office:value-type="float" office:value="0.45107747528769" calcext:value-type="float">
            <text:p>0.4510774753</text:p>
          </table:table-cell>
        </table:table-row>
        <table:table-row table:style-name="ro1">
          <table:table-cell office:value-type="float" office:value="0.448728978011467" calcext:value-type="float">
            <text:p>0.448728978</text:p>
          </table:table-cell>
        </table:table-row>
        <table:table-row table:style-name="ro1">
          <table:table-cell office:value-type="float" office:value="0.446417762146159" calcext:value-type="float">
            <text:p>0.4464177621</text:p>
          </table:table-cell>
        </table:table-row>
        <table:table-row table:style-name="ro1">
          <table:table-cell office:value-type="float" office:value="0.444147027606035" calcext:value-type="float">
            <text:p>0.4441470276</text:p>
          </table:table-cell>
        </table:table-row>
        <table:table-row table:style-name="ro1">
          <table:table-cell office:value-type="float" office:value="0.441919840589157" calcext:value-type="float">
            <text:p>0.4419198406</text:p>
          </table:table-cell>
        </table:table-row>
        <table:table-row table:style-name="ro1">
          <table:table-cell office:value-type="float" office:value="0.439739123280172" calcext:value-type="float">
            <text:p>0.4397391233</text:p>
          </table:table-cell>
        </table:table-row>
        <table:table-row table:style-name="ro1">
          <table:table-cell office:value-type="float" office:value="0.437607644286778" calcext:value-type="float">
            <text:p>0.4376076443</text:p>
          </table:table-cell>
        </table:table-row>
        <table:table-row table:style-name="ro1">
          <table:table-cell office:value-type="float" office:value="0.43552800980985" calcext:value-type="float">
            <text:p>0.4355280098</text:p>
          </table:table-cell>
        </table:table-row>
        <table:table-row table:style-name="ro1">
          <table:table-cell office:value-type="float" office:value="0.433502655547237" calcext:value-type="float">
            <text:p>0.4335026555</text:p>
          </table:table-cell>
        </table:table-row>
        <table:table-row table:style-name="ro1">
          <table:table-cell office:value-type="float" office:value="0.431533839331209" calcext:value-type="float">
            <text:p>0.4315338393</text:p>
          </table:table-cell>
        </table:table-row>
        <table:table-row table:style-name="ro1">
          <table:table-cell office:value-type="float" office:value="0.429623634499584" calcext:value-type="float">
            <text:p>0.4296236345</text:p>
          </table:table-cell>
        </table:table-row>
        <table:table-row table:style-name="ro1">
          <table:table-cell office:value-type="float" office:value="0.427773924000508" calcext:value-type="float">
            <text:p>0.427773924</text:p>
          </table:table-cell>
        </table:table-row>
        <table:table-row table:style-name="ro1">
          <table:table-cell office:value-type="float" office:value="0.425986395230906" calcext:value-type="float">
            <text:p>0.4259863952</text:p>
          </table:table-cell>
        </table:table-row>
        <table:table-row table:style-name="ro1">
          <table:table-cell office:value-type="float" office:value="0.424262535608592" calcext:value-type="float">
            <text:p>0.4242625356</text:p>
          </table:table-cell>
        </table:table-row>
        <table:table-row table:style-name="ro1">
          <table:table-cell office:value-type="float" office:value="0.42260362887805" calcext:value-type="float">
            <text:p>0.4226036289</text:p>
          </table:table-cell>
        </table:table-row>
        <table:table-row table:style-name="ro1">
          <table:table-cell office:value-type="float" office:value="0.421010752149869" calcext:value-type="float">
            <text:p>0.4210107521</text:p>
          </table:table-cell>
        </table:table-row>
        <table:table-row table:style-name="ro1">
          <table:table-cell office:value-type="float" office:value="0.419484773673851" calcext:value-type="float">
            <text:p>0.4194847737</text:p>
          </table:table-cell>
        </table:table-row>
        <table:table-row table:style-name="ro1">
          <table:table-cell office:value-type="float" office:value="0.418026351345783" calcext:value-type="float">
            <text:p>0.4180263513</text:p>
          </table:table-cell>
        </table:table-row>
        <table:table-row table:style-name="ro1">
          <table:table-cell office:value-type="float" office:value="0.416635931947865" calcext:value-type="float">
            <text:p>0.4166359319</text:p>
          </table:table-cell>
        </table:table-row>
        <table:table-row table:style-name="ro1">
          <table:table-cell office:value-type="float" office:value="0.415313751122813" calcext:value-type="float">
            <text:p>0.4153137511</text:p>
          </table:table-cell>
        </table:table-row>
        <table:table-row table:style-name="ro1">
          <table:table-cell office:value-type="float" office:value="0.414059834081616" calcext:value-type="float">
            <text:p>0.4140598341</text:p>
          </table:table-cell>
        </table:table-row>
        <table:table-row table:style-name="ro1">
          <table:table-cell office:value-type="float" office:value="0.412873997044967" calcext:value-type="float">
            <text:p>0.412873997</text:p>
          </table:table-cell>
        </table:table-row>
        <table:table-row table:style-name="ro1">
          <table:table-cell office:value-type="float" office:value="0.41175584941835" calcext:value-type="float">
            <text:p>0.4117558494</text:p>
          </table:table-cell>
        </table:table-row>
        <table:table-row table:style-name="ro1">
          <table:table-cell office:value-type="float" office:value="0.410704796700794" calcext:value-type="float">
            <text:p>0.4107047967</text:p>
          </table:table-cell>
        </table:table-row>
        <table:table-row table:style-name="ro1">
          <table:table-cell office:value-type="float" office:value="0.409720044127294" calcext:value-type="float">
            <text:p>0.4097200441</text:p>
          </table:table-cell>
        </table:table-row>
        <table:table-row table:style-name="ro1">
          <table:table-cell office:value-type="float" office:value="0.408800601044895" calcext:value-type="float">
            <text:p>0.408800601</text:p>
          </table:table-cell>
        </table:table-row>
        <table:table-row table:style-name="ro1">
          <table:table-cell office:value-type="float" office:value="0.407945286022432" calcext:value-type="float">
            <text:p>0.407945286</text:p>
          </table:table-cell>
        </table:table-row>
        <table:table-row table:style-name="ro1">
          <table:table-cell office:value-type="float" office:value="0.407152732693952" calcext:value-type="float">
            <text:p>0.4071527327</text:p>
          </table:table-cell>
        </table:table-row>
        <table:table-row table:style-name="ro1">
          <table:table-cell office:value-type="float" office:value="0.406421396335779" calcext:value-type="float">
            <text:p>0.4064213963</text:p>
          </table:table-cell>
        </table:table-row>
        <table:table-row table:style-name="ro1">
          <table:table-cell office:value-type="float" office:value="0.405749561177261" calcext:value-type="float">
            <text:p>0.4057495612</text:p>
          </table:table-cell>
        </table:table-row>
        <table:table-row table:style-name="ro1">
          <table:table-cell office:value-type="float" office:value="0.405135348445171" calcext:value-type="float">
            <text:p>0.4051353484</text:p>
          </table:table-cell>
        </table:table-row>
        <table:table-row table:style-name="ro1">
          <table:table-cell office:value-type="float" office:value="0.404576725141773" calcext:value-type="float">
            <text:p>0.4045767251</text:p>
          </table:table-cell>
        </table:table-row>
        <table:table-row table:style-name="ro1">
          <table:table-cell office:value-type="float" office:value="0.40407151355656" calcext:value-type="float">
            <text:p>0.4040715136</text:p>
          </table:table-cell>
        </table:table-row>
        <table:table-row table:style-name="ro1">
          <table:table-cell office:value-type="float" office:value="0.403617401511645" calcext:value-type="float">
            <text:p>0.4036174015</text:p>
          </table:table-cell>
        </table:table-row>
        <table:table-row table:style-name="ro1">
          <table:table-cell office:value-type="float" office:value="0.403211953340824" calcext:value-type="float">
            <text:p>0.4032119533</text:p>
          </table:table-cell>
        </table:table-row>
        <table:table-row table:style-name="ro1">
          <table:table-cell office:value-type="float" office:value="0.4028526216023" calcext:value-type="float">
            <text:p>0.4028526216</text:p>
          </table:table-cell>
        </table:table-row>
        <table:table-row table:style-name="ro1">
          <table:table-cell office:value-type="float" office:value="0.402536759525074" calcext:value-type="float">
            <text:p>0.4025367595</text:p>
          </table:table-cell>
        </table:table-row>
        <table:table-row table:style-name="ro1">
          <table:table-cell office:value-type="float" office:value="0.402261634188995" calcext:value-type="float">
            <text:p>0.4022616342</text:p>
          </table:table-cell>
        </table:table-row>
        <table:table-row table:style-name="ro1">
          <table:table-cell office:value-type="float" office:value="0.402024440438481" calcext:value-type="float">
            <text:p>0.4020244404</text:p>
          </table:table-cell>
        </table:table-row>
        <table:table-row table:style-name="ro1">
          <table:table-cell office:value-type="float" office:value="0.401822315529897" calcext:value-type="float">
            <text:p>0.4018223155</text:p>
          </table:table-cell>
        </table:table-row>
        <table:table-row table:style-name="ro1">
          <table:table-cell office:value-type="float" office:value="0.401652354512604" calcext:value-type="float">
            <text:p>0.4016523545</text:p>
          </table:table-cell>
        </table:table-row>
        <table:table-row table:style-name="ro1">
          <table:table-cell office:value-type="float" office:value="0.401511626343669" calcext:value-type="float">
            <text:p>0.4015116263</text:p>
          </table:table-cell>
        </table:table-row>
        <table:table-row table:style-name="ro1">
          <table:table-cell office:value-type="float" office:value="0.401397190736234" calcext:value-type="float">
            <text:p>0.4013971907</text:p>
          </table:table-cell>
        </table:table-row>
        <table:table-row table:style-name="ro1">
          <table:table-cell office:value-type="float" office:value="0.401306115741563" calcext:value-type="float">
            <text:p>0.4013061157</text:p>
          </table:table-cell>
        </table:table-row>
        <table:table-row table:style-name="ro1">
          <table:table-cell office:value-type="float" office:value="0.401235496064736" calcext:value-type="float">
            <text:p>0.4012354961</text:p>
          </table:table-cell>
        </table:table-row>
        <table:table-row table:style-name="ro1">
          <table:table-cell office:value-type="float" office:value="0.401182472114024" calcext:value-type="float">
            <text:p>0.4011824721</text:p>
          </table:table-cell>
        </table:table-row>
        <table:table-row table:style-name="ro1">
          <table:table-cell office:value-type="float" office:value="0.401144249783911" calcext:value-type="float">
            <text:p>0.4011442498</text:p>
          </table:table-cell>
        </table:table-row>
        <table:table-row table:style-name="ro1">
          <table:table-cell office:value-type="float" office:value="0.401118120971798" calcext:value-type="float">
            <text:p>0.401118121</text:p>
          </table:table-cell>
        </table:table-row>
        <table:table-row table:style-name="ro1">
          <table:table-cell office:value-type="float" office:value="0.401101484828357" calcext:value-type="float">
            <text:p>0.4011014848</text:p>
          </table:table-cell>
        </table:table-row>
        <table:table-row table:style-name="ro1">
          <table:table-cell office:value-type="float" office:value="0.401091869741556" calcext:value-type="float">
            <text:p>0.4010918697</text:p>
          </table:table-cell>
        </table:table-row>
        <table:table-row table:style-name="ro1">
          <table:table-cell office:value-type="float" office:value="0.401086956054348" calcext:value-type="float">
            <text:p>0.4010869561</text:p>
          </table:table-cell>
        </table:table-row>
        <table:table-row table:style-name="ro1">
          <table:table-cell office:value-type="float" office:value="0.40108459951602" calcext:value-type="float">
            <text:p>0.4010845995</text:p>
          </table:table-cell>
        </table:table-row>
        <table:table-row table:style-name="ro1">
          <table:table-cell office:value-type="float" office:value="0.401082855467212" calcext:value-type="float">
            <text:p>0.4010828555</text:p>
          </table:table-cell>
        </table:table-row>
        <table:table-row table:style-name="ro1">
          <table:table-cell office:value-type="float" office:value="0.401080003758597" calcext:value-type="float">
            <text:p>0.4010800038</text:p>
          </table:table-cell>
        </table:table-row>
        <table:table-row table:style-name="ro1">
          <table:table-cell office:value-type="float" office:value="0.401074574403225" calcext:value-type="float">
            <text:p>0.4010745744</text:p>
          </table:table-cell>
        </table:table-row>
        <table:table-row table:style-name="ro1">
          <table:table-cell office:value-type="float" office:value="0.401065373962531" calcext:value-type="float">
            <text:p>0.401065374</text:p>
          </table:table-cell>
        </table:table-row>
        <table:table-row table:style-name="ro1">
          <table:table-cell office:value-type="float" office:value="0.40105151266601" calcext:value-type="float">
            <text:p>0.4010515127</text:p>
          </table:table-cell>
        </table:table-row>
        <table:table-row table:style-name="ro1">
          <table:table-cell office:value-type="float" office:value="0.401032432264552" calcext:value-type="float">
            <text:p>0.4010324323</text:p>
          </table:table-cell>
        </table:table-row>
        <table:table-row table:style-name="ro1">
          <table:table-cell office:value-type="float" office:value="0.401007934617445" calcext:value-type="float">
            <text:p>0.4010079346</text:p>
          </table:table-cell>
        </table:table-row>
        <table:table-row table:style-name="ro1">
          <table:table-cell office:value-type="float" office:value="0.40097821101304" calcext:value-type="float">
            <text:p>0.400978211</text:p>
          </table:table-cell>
        </table:table-row>
        <table:table-row table:style-name="ro1">
          <table:table-cell office:value-type="float" office:value="0.400943872223081" calcext:value-type="float">
            <text:p>0.4009438722</text:p>
          </table:table-cell>
        </table:table-row>
        <table:table-row table:style-name="ro1">
          <table:table-cell office:value-type="float" office:value="0.400905979290698" calcext:value-type="float">
            <text:p>0.4009059793</text:p>
          </table:table-cell>
        </table:table-row>
        <table:table-row table:style-name="ro1">
          <table:table-cell office:value-type="float" office:value="0.400866075052066" calcext:value-type="float">
            <text:p>0.4008660751</text:p>
          </table:table-cell>
        </table:table-row>
        <table:table-row table:style-name="ro1">
          <table:table-cell office:value-type="float" office:value="0.536762281637772" calcext:value-type="float">
            <text:p>0.5367622816</text:p>
          </table:table-cell>
        </table:table-row>
        <table:table-row table:style-name="ro1">
          <table:table-cell office:value-type="float" office:value="0.535059857735837" calcext:value-type="float">
            <text:p>0.5350598577</text:p>
          </table:table-cell>
        </table:table-row>
        <table:table-row table:style-name="ro1">
          <table:table-cell office:value-type="float" office:value="0.533342435054607" calcext:value-type="float">
            <text:p>0.5333424351</text:p>
          </table:table-cell>
        </table:table-row>
        <table:table-row table:style-name="ro1">
          <table:table-cell office:value-type="float" office:value="0.531603737597356" calcext:value-type="float">
            <text:p>0.5316037376</text:p>
          </table:table-cell>
        </table:table-row>
        <table:table-row table:style-name="ro1">
          <table:table-cell office:value-type="float" office:value="0.529838278675657" calcext:value-type="float">
            <text:p>0.5298382787</text:p>
          </table:table-cell>
        </table:table-row>
        <table:table-row table:style-name="ro1">
          <table:table-cell office:value-type="float" office:value="0.528041323209636" calcext:value-type="float">
            <text:p>0.5280413232</text:p>
          </table:table-cell>
        </table:table-row>
        <table:table-row table:style-name="ro1">
          <table:table-cell office:value-type="float" office:value="0.526208850751434" calcext:value-type="float">
            <text:p>0.5262088508</text:p>
          </table:table-cell>
        </table:table-row>
        <table:table-row table:style-name="ro1">
          <table:table-cell office:value-type="float" office:value="0.524337519231908" calcext:value-type="float">
            <text:p>0.5243375192</text:p>
          </table:table-cell>
        </table:table-row>
        <table:table-row table:style-name="ro1">
          <table:table-cell office:value-type="float" office:value="0.522424629430543" calcext:value-type="float">
            <text:p>0.5224246294</text:p>
          </table:table-cell>
        </table:table-row>
        <table:table-row table:style-name="ro1">
          <table:table-cell office:value-type="float" office:value="0.5204680901686" calcext:value-type="float">
            <text:p>0.5204680902</text:p>
          </table:table-cell>
        </table:table-row>
        <table:table-row table:style-name="ro1">
          <table:table-cell office:value-type="float" office:value="0.518466384225474" calcext:value-type="float">
            <text:p>0.5184663842</text:p>
          </table:table-cell>
        </table:table-row>
        <table:table-row table:style-name="ro1">
          <table:table-cell office:value-type="float" office:value="0.516418534978292" calcext:value-type="float">
            <text:p>0.516418535</text:p>
          </table:table-cell>
        </table:table-row>
        <table:table-row table:style-name="ro1">
          <table:table-cell office:value-type="float" office:value="0.514324073764723" calcext:value-type="float">
            <text:p>0.5143240738</text:p>
          </table:table-cell>
        </table:table-row>
        <table:table-row table:style-name="ro1">
          <table:table-cell office:value-type="float" office:value="0.512183007969015" calcext:value-type="float">
            <text:p>0.512183008</text:p>
          </table:table-cell>
        </table:table-row>
        <table:table-row table:style-name="ro1">
          <table:table-cell office:value-type="float" office:value="0.509995789831257" calcext:value-type="float">
            <text:p>0.5099957898</text:p>
          </table:table-cell>
        </table:table-row>
        <table:table-row table:style-name="ro1">
          <table:table-cell office:value-type="float" office:value="0.507763285979868" calcext:value-type="float">
            <text:p>0.507763286</text:p>
          </table:table-cell>
        </table:table-row>
        <table:table-row table:style-name="ro1">
          <table:table-cell office:value-type="float" office:value="0.505486747687303" calcext:value-type="float">
            <text:p>0.5054867477</text:p>
          </table:table-cell>
        </table:table-row>
        <table:table-row table:style-name="ro1">
          <table:table-cell office:value-type="float" office:value="0.503167781848988" calcext:value-type="float">
            <text:p>0.5031677818</text:p>
          </table:table-cell>
        </table:table-row>
        <table:table-row table:style-name="ro1">
          <table:table-cell office:value-type="float" office:value="0.500808322685479" calcext:value-type="float">
            <text:p>0.5008083227</text:p>
          </table:table-cell>
        </table:table-row>
        <table:table-row table:style-name="ro1">
          <table:table-cell office:value-type="float" office:value="0.498410604167842" calcext:value-type="float">
            <text:p>0.4984106042</text:p>
          </table:table-cell>
        </table:table-row>
        <table:table-row table:style-name="ro1">
          <table:table-cell office:value-type="float" office:value="0.495977133166258" calcext:value-type="float">
            <text:p>0.4959771332</text:p>
          </table:table-cell>
        </table:table-row>
        <table:table-row table:style-name="ro1">
          <table:table-cell office:value-type="float" office:value="0.493510663321857" calcext:value-type="float">
            <text:p>0.4935106633</text:p>
          </table:table-cell>
        </table:table-row>
        <table:table-row table:style-name="ro1">
          <table:table-cell office:value-type="float" office:value="0.491014169641767" calcext:value-type="float">
            <text:p>0.4910141696</text:p>
          </table:table-cell>
        </table:table-row>
        <table:table-row table:style-name="ro1">
          <table:table-cell office:value-type="float" office:value="0.488490823817393" calcext:value-type="float">
            <text:p>0.4884908238</text:p>
          </table:table-cell>
        </table:table-row>
        <table:table-row table:style-name="ro1">
          <table:table-cell office:value-type="float" office:value="0.485943970265918" calcext:value-type="float">
            <text:p>0.4859439703</text:p>
          </table:table-cell>
        </table:table-row>
        <table:table-row table:style-name="ro1">
          <table:table-cell office:value-type="float" office:value="0.483377102895033" calcext:value-type="float">
            <text:p>0.4833771029</text:p>
          </table:table-cell>
        </table:table-row>
        <table:table-row table:style-name="ro1">
          <table:table-cell office:value-type="float" office:value="0.480793842590879" calcext:value-type="float">
            <text:p>0.4807938426</text:p>
          </table:table-cell>
        </table:table-row>
        <table:table-row table:style-name="ro1">
          <table:table-cell office:value-type="float" office:value="0.478197915429227" calcext:value-type="float">
            <text:p>0.4781979154</text:p>
          </table:table-cell>
        </table:table-row>
        <table:table-row table:style-name="ro1">
          <table:table-cell office:value-type="float" office:value="0.475593131609873" calcext:value-type="float">
            <text:p>0.4755931316</text:p>
          </table:table-cell>
        </table:table-row>
        <table:table-row table:style-name="ro1">
          <table:table-cell office:value-type="float" office:value="0.472983365114259" calcext:value-type="float">
            <text:p>0.4729833651</text:p>
          </table:table-cell>
        </table:table-row>
        <table:table-row table:style-name="ro1">
          <table:table-cell office:value-type="float" office:value="0.470372534086319" calcext:value-type="float">
            <text:p>0.4703725341</text:p>
          </table:table-cell>
        </table:table-row>
        <table:table-row table:style-name="ro1">
          <table:table-cell office:value-type="float" office:value="0.467764581936551" calcext:value-type="float">
            <text:p>0.4677645819</text:p>
          </table:table-cell>
        </table:table-row>
        <table:table-row table:style-name="ro1">
          <table:table-cell office:value-type="float" office:value="0.465163459169303" calcext:value-type="float">
            <text:p>0.4651634592</text:p>
          </table:table-cell>
        </table:table-row>
        <table:table-row table:style-name="ro1">
          <table:table-cell office:value-type="float" office:value="0.462573105933302" calcext:value-type="float">
            <text:p>0.4625731059</text:p>
          </table:table-cell>
        </table:table-row>
        <table:table-row table:style-name="ro1">
          <table:table-cell office:value-type="float" office:value="0.459997435295385" calcext:value-type="float">
            <text:p>0.4599974353</text:p>
          </table:table-cell>
        </table:table-row>
        <table:table-row table:style-name="ro1">
          <table:table-cell office:value-type="float" office:value="0.457440317237468" calcext:value-type="float">
            <text:p>0.4574403172</text:p>
          </table:table-cell>
        </table:table-row>
        <table:table-row table:style-name="ro1">
          <table:table-cell office:value-type="float" office:value="0.454905563376738" calcext:value-type="float">
            <text:p>0.4549055634</text:p>
          </table:table-cell>
        </table:table-row>
        <table:table-row table:style-name="ro1">
          <table:table-cell office:value-type="float" office:value="0.452396912409064" calcext:value-type="float">
            <text:p>0.4523969124</text:p>
          </table:table-cell>
        </table:table-row>
        <table:table-row table:style-name="ro1">
          <table:table-cell office:value-type="float" office:value="0.449918016275632" calcext:value-type="float">
            <text:p>0.4499180163</text:p>
          </table:table-cell>
        </table:table-row>
        <table:table-row table:style-name="ro1">
          <table:table-cell office:value-type="float" office:value="0.44747242705281" calcext:value-type="float">
            <text:p>0.4474724271</text:p>
          </table:table-cell>
        </table:table-row>
        <table:table-row table:style-name="ro1">
          <table:table-cell office:value-type="float" office:value="0.445063584565235" calcext:value-type="float">
            <text:p>0.4450635846</text:p>
          </table:table-cell>
        </table:table-row>
        <table:table-row table:style-name="ro1">
          <table:table-cell office:value-type="float" office:value="0.442694804722115" calcext:value-type="float">
            <text:p>0.4426948047</text:p>
          </table:table-cell>
        </table:table-row>
        <table:table-row table:style-name="ro1">
          <table:table-cell office:value-type="float" office:value="0.440369268576769" calcext:value-type="float">
            <text:p>0.4403692686</text:p>
          </table:table-cell>
        </table:table-row>
        <table:table-row table:style-name="ro1">
          <table:table-cell office:value-type="float" office:value="0.438090012109381" calcext:value-type="float">
            <text:p>0.4380900121</text:p>
          </table:table-cell>
        </table:table-row>
        <table:table-row table:style-name="ro1">
          <table:table-cell office:value-type="float" office:value="0.435859916732983" calcext:value-type="float">
            <text:p>0.4358599167</text:p>
          </table:table-cell>
        </table:table-row>
        <table:table-row table:style-name="ro1">
          <table:table-cell office:value-type="float" office:value="0.433681700522659" calcext:value-type="float">
            <text:p>0.4336817005</text:p>
          </table:table-cell>
        </table:table-row>
        <table:table-row table:style-name="ro1">
          <table:table-cell office:value-type="float" office:value="0.431557910167974" calcext:value-type="float">
            <text:p>0.4315579102</text:p>
          </table:table-cell>
        </table:table-row>
        <table:table-row table:style-name="ro1">
          <table:table-cell office:value-type="float" office:value="0.429490913648629" calcext:value-type="float">
            <text:p>0.4294909136</text:p>
          </table:table-cell>
        </table:table-row>
        <table:table-row table:style-name="ro1">
          <table:table-cell office:value-type="float" office:value="0.427482893633335" calcext:value-type="float">
            <text:p>0.4274828936</text:p>
          </table:table-cell>
        </table:table-row>
        <table:table-row table:style-name="ro1">
          <table:table-cell office:value-type="float" office:value="0.425535841601917" calcext:value-type="float">
            <text:p>0.4255358416</text:p>
          </table:table-cell>
        </table:table-row>
        <table:table-row table:style-name="ro1">
          <table:table-cell office:value-type="float" office:value="0.423651552690639" calcext:value-type="float">
            <text:p>0.4236515527</text:p>
          </table:table-cell>
        </table:table-row>
        <table:table-row table:style-name="ro1">
          <table:table-cell office:value-type="float" office:value="0.42183162126075" calcext:value-type="float">
            <text:p>0.4218316213</text:p>
          </table:table-cell>
        </table:table-row>
        <table:table-row table:style-name="ro1">
          <table:table-cell office:value-type="float" office:value="0.420077437190261" calcext:value-type="float">
            <text:p>0.4200774372</text:p>
          </table:table-cell>
        </table:table-row>
        <table:table-row table:style-name="ro1">
          <table:table-cell office:value-type="float" office:value="0.418390182888939" calcext:value-type="float">
            <text:p>0.4183901829</text:p>
          </table:table-cell>
        </table:table-row>
        <table:table-row table:style-name="ro1">
          <table:table-cell office:value-type="float" office:value="0.416770831036531" calcext:value-type="float">
            <text:p>0.416770831</text:p>
          </table:table-cell>
        </table:table-row>
        <table:table-row table:style-name="ro1">
          <table:table-cell office:value-type="float" office:value="0.415220143044205" calcext:value-type="float">
            <text:p>0.415220143</text:p>
          </table:table-cell>
        </table:table-row>
        <table:table-row table:style-name="ro1">
          <table:table-cell office:value-type="float" office:value="0.413738668239224" calcext:value-type="float">
            <text:p>0.4137386682</text:p>
          </table:table-cell>
        </table:table-row>
        <table:table-row table:style-name="ro1">
          <table:table-cell office:value-type="float" office:value="0.412326743772834" calcext:value-type="float">
            <text:p>0.4123267438</text:p>
          </table:table-cell>
        </table:table-row>
        <table:table-row table:style-name="ro1">
          <table:table-cell office:value-type="float" office:value="0.410984495251385" calcext:value-type="float">
            <text:p>0.4109844953</text:p>
          </table:table-cell>
        </table:table-row>
        <table:table-row table:style-name="ro1">
          <table:table-cell office:value-type="float" office:value="0.40971183809067" calcext:value-type="float">
            <text:p>0.4097118381</text:p>
          </table:table-cell>
        </table:table-row>
        <table:table-row table:style-name="ro1">
          <table:table-cell office:value-type="float" office:value="0.408508479593487" calcext:value-type="float">
            <text:p>0.4085084796</text:p>
          </table:table-cell>
        </table:table-row>
        <table:table-row table:style-name="ro1">
          <table:table-cell office:value-type="float" office:value="0.407373921750436" calcext:value-type="float">
            <text:p>0.4073739218</text:p>
          </table:table-cell>
        </table:table-row>
        <table:table-row table:style-name="ro1">
          <table:table-cell office:value-type="float" office:value="0.406307464763924" calcext:value-type="float">
            <text:p>0.4063074648</text:p>
          </table:table-cell>
        </table:table-row>
        <table:table-row table:style-name="ro1">
          <table:table-cell office:value-type="float" office:value="0.405308211295403" calcext:value-type="float">
            <text:p>0.4053082113</text:p>
          </table:table-cell>
        </table:table-row>
        <table:table-row table:style-name="ro1">
          <table:table-cell office:value-type="float" office:value="0.404375071435838" calcext:value-type="float">
            <text:p>0.4043750714</text:p>
          </table:table-cell>
        </table:table-row>
        <table:table-row table:style-name="ro1">
          <table:table-cell office:value-type="float" office:value="0.403506768399381" calcext:value-type="float">
            <text:p>0.4035067684</text:p>
          </table:table-cell>
        </table:table-row>
        <table:table-row table:style-name="ro1">
          <table:table-cell office:value-type="float" office:value="0.402701844940288" calcext:value-type="float">
            <text:p>0.4027018449</text:p>
          </table:table-cell>
        </table:table-row>
        <table:table-row table:style-name="ro1">
          <table:table-cell office:value-type="float" office:value="0.401958670493048" calcext:value-type="float">
            <text:p>0.4019586705</text:p>
          </table:table-cell>
        </table:table-row>
        <table:table-row table:style-name="ro1">
          <table:table-cell office:value-type="float" office:value="0.401275449035741" calcext:value-type="float">
            <text:p>0.401275449</text:p>
          </table:table-cell>
        </table:table-row>
        <table:table-row table:style-name="ro1">
          <table:table-cell office:value-type="float" office:value="0.400650227676619" calcext:value-type="float">
            <text:p>0.4006502277</text:p>
          </table:table-cell>
        </table:table-row>
        <table:table-row table:style-name="ro1">
          <table:table-cell office:value-type="float" office:value="0.400080905963909" calcext:value-type="float">
            <text:p>0.400080906</text:p>
          </table:table-cell>
        </table:table-row>
        <table:table-row table:style-name="ro1">
          <table:table-cell office:value-type="float" office:value="0.399565245918844" calcext:value-type="float">
            <text:p>0.3995652459</text:p>
          </table:table-cell>
        </table:table-row>
        <table:table-row table:style-name="ro1">
          <table:table-cell office:value-type="float" office:value="0.399100882791915" calcext:value-type="float">
            <text:p>0.3991008828</text:p>
          </table:table-cell>
        </table:table-row>
        <table:table-row table:style-name="ro1">
          <table:table-cell office:value-type="float" office:value="0.398685336542345" calcext:value-type="float">
            <text:p>0.3986853365</text:p>
          </table:table-cell>
        </table:table-row>
        <table:table-row table:style-name="ro1">
          <table:table-cell office:value-type="float" office:value="0.398316024040794" calcext:value-type="float">
            <text:p>0.398316024</text:p>
          </table:table-cell>
        </table:table-row>
        <table:table-row table:style-name="ro1">
          <table:table-cell office:value-type="float" office:value="0.397990271995281" calcext:value-type="float">
            <text:p>0.397990272</text:p>
          </table:table-cell>
        </table:table-row>
        <table:table-row table:style-name="ro1">
          <table:table-cell office:value-type="float" office:value="0.397705330600333" calcext:value-type="float">
            <text:p>0.3977053306</text:p>
          </table:table-cell>
        </table:table-row>
        <table:table-row table:style-name="ro1">
          <table:table-cell office:value-type="float" office:value="0.397458387909357" calcext:value-type="float">
            <text:p>0.3974583879</text:p>
          </table:table-cell>
        </table:table-row>
        <table:table-row table:style-name="ro1">
          <table:table-cell office:value-type="float" office:value="0.397246584930239" calcext:value-type="float">
            <text:p>0.3972465849</text:p>
          </table:table-cell>
        </table:table-row>
        <table:table-row table:style-name="ro1">
          <table:table-cell office:value-type="float" office:value="0.397067031444161" calcext:value-type="float">
            <text:p>0.3970670314</text:p>
          </table:table-cell>
        </table:table-row>
        <table:table-row table:style-name="ro1">
          <table:table-cell office:value-type="float" office:value="0.396916822547649" calcext:value-type="float">
            <text:p>0.3969168225</text:p>
          </table:table-cell>
        </table:table-row>
        <table:table-row table:style-name="ro1">
          <table:table-cell office:value-type="float" office:value="0.396793055917838" calcext:value-type="float">
            <text:p>0.3967930559</text:p>
          </table:table-cell>
        </table:table-row>
        <table:table-row table:style-name="ro1">
          <table:table-cell office:value-type="float" office:value="0.396692849800967" calcext:value-type="float">
            <text:p>0.3966928498</text:p>
          </table:table-cell>
        </table:table-row>
        <table:table-row table:style-name="ro1">
          <table:table-cell office:value-type="float" office:value="0.396613361724097" calcext:value-type="float">
            <text:p>0.3966133617</text:p>
          </table:table-cell>
        </table:table-row>
        <table:table-row table:style-name="ro1">
          <table:table-cell office:value-type="float" office:value="0.396551807930046" calcext:value-type="float">
            <text:p>0.3965518079</text:p>
          </table:table-cell>
        </table:table-row>
        <table:table-row table:style-name="ro1">
          <table:table-cell office:value-type="float" office:value="0.396505483535558" calcext:value-type="float">
            <text:p>0.3965054835</text:p>
          </table:table-cell>
        </table:table-row>
        <table:table-row table:style-name="ro1">
          <table:table-cell office:value-type="float" office:value="0.396471783412691" calcext:value-type="float">
            <text:p>0.3964717834</text:p>
          </table:table-cell>
        </table:table-row>
        <table:table-row table:style-name="ro1">
          <table:table-cell office:value-type="float" office:value="0.396448223793427" calcext:value-type="float">
            <text:p>0.3964482238</text:p>
          </table:table-cell>
        </table:table-row>
        <table:table-row table:style-name="ro1">
          <table:table-cell office:value-type="float" office:value="0.396432464597511" calcext:value-type="float">
            <text:p>0.3964324646</text:p>
          </table:table-cell>
        </table:table-row>
        <table:table-row table:style-name="ro1">
          <table:table-cell office:value-type="float" office:value="0.39642233248351" calcext:value-type="float">
            <text:p>0.3964223325</text:p>
          </table:table-cell>
        </table:table-row>
        <table:table-row table:style-name="ro1">
          <table:table-cell office:value-type="float" office:value="0.396415844623098" calcext:value-type="float">
            <text:p>0.3964158446</text:p>
          </table:table-cell>
        </table:table-row>
        <table:table-row table:style-name="ro1">
          <table:table-cell office:value-type="float" office:value="0.396411233198561" calcext:value-type="float">
            <text:p>0.3964112332</text:p>
          </table:table-cell>
        </table:table-row>
        <table:table-row table:style-name="ro1">
          <table:table-cell office:value-type="float" office:value="0.396406970623537" calcext:value-type="float">
            <text:p>0.3964069706</text:p>
          </table:table-cell>
        </table:table-row>
        <table:table-row table:style-name="ro1">
          <table:table-cell office:value-type="float" office:value="0.396401795486963" calcext:value-type="float">
            <text:p>0.3964017955</text:p>
          </table:table-cell>
        </table:table-row>
        <table:table-row table:style-name="ro1">
          <table:table-cell office:value-type="float" office:value="0.396394739220262" calcext:value-type="float">
            <text:p>0.3963947392</text:p>
          </table:table-cell>
        </table:table-row>
        <table:table-row table:style-name="ro1">
          <table:table-cell office:value-type="float" office:value="0.396385153487746" calcext:value-type="float">
            <text:p>0.3963851535</text:p>
          </table:table-cell>
        </table:table-row>
        <table:table-row table:style-name="ro1">
          <table:table-cell office:value-type="float" office:value="0.39637273830024" calcext:value-type="float">
            <text:p>0.3963727383</text:p>
          </table:table-cell>
        </table:table-row>
        <table:table-row table:style-name="ro1">
          <table:table-cell office:value-type="float" office:value="0.396357570851939" calcext:value-type="float">
            <text:p>0.3963575709</text:p>
          </table:table-cell>
        </table:table-row>
        <table:table-row table:style-name="ro1">
          <table:table-cell office:value-type="float" office:value="0.396340135080483" calcext:value-type="float">
            <text:p>0.3963401351</text:p>
          </table:table-cell>
        </table:table-row>
        <table:table-row table:style-name="ro1">
          <table:table-cell office:value-type="float" office:value="0.396321351950257" calcext:value-type="float">
            <text:p>0.396321352</text:p>
          </table:table-cell>
        </table:table-row>
        <table:table-row table:style-name="ro1">
          <table:table-cell office:value-type="float" office:value="0.539174812763402" calcext:value-type="float">
            <text:p>0.5391748128</text:p>
          </table:table-cell>
        </table:table-row>
        <table:table-row table:style-name="ro1">
          <table:table-cell office:value-type="float" office:value="0.537520704585367" calcext:value-type="float">
            <text:p>0.5375207046</text:p>
          </table:table-cell>
        </table:table-row>
        <table:table-row table:style-name="ro1">
          <table:table-cell office:value-type="float" office:value="0.535850557651014" calcext:value-type="float">
            <text:p>0.5358505577</text:p>
          </table:table-cell>
        </table:table-row>
        <table:table-row table:style-name="ro1">
          <table:table-cell office:value-type="float" office:value="0.534157614270023" calcext:value-type="float">
            <text:p>0.5341576143</text:p>
          </table:table-cell>
        </table:table-row>
        <table:table-row table:style-name="ro1">
          <table:table-cell office:value-type="float" office:value="0.532435932044582" calcext:value-type="float">
            <text:p>0.532435932</text:p>
          </table:table-cell>
        </table:table-row>
        <table:table-row table:style-name="ro1">
          <table:table-cell office:value-type="float" office:value="0.530680345942078" calcext:value-type="float">
            <text:p>0.5306803459</text:p>
          </table:table-cell>
        </table:table-row>
        <table:table-row table:style-name="ro1">
          <table:table-cell office:value-type="float" office:value="0.528886431079755" calcext:value-type="float">
            <text:p>0.5288864311</text:p>
          </table:table-cell>
        </table:table-row>
        <table:table-row table:style-name="ro1">
          <table:table-cell office:value-type="float" office:value="0.527050466221348" calcext:value-type="float">
            <text:p>0.5270504662</text:p>
          </table:table-cell>
        </table:table-row>
        <table:table-row table:style-name="ro1">
          <table:table-cell office:value-type="float" office:value="0.525169397985677" calcext:value-type="float">
            <text:p>0.525169398</text:p>
          </table:table-cell>
        </table:table-row>
        <table:table-row table:style-name="ro1">
          <table:table-cell office:value-type="float" office:value="0.523240805767225" calcext:value-type="float">
            <text:p>0.5232408058</text:p>
          </table:table-cell>
        </table:table-row>
        <table:table-row table:style-name="ro1">
          <table:table-cell office:value-type="float" office:value="0.521262867368676" calcext:value-type="float">
            <text:p>0.5212628674</text:p>
          </table:table-cell>
        </table:table-row>
        <table:table-row table:style-name="ro1">
          <table:table-cell office:value-type="float" office:value="0.51923432534543" calcext:value-type="float">
            <text:p>0.5192343253</text:p>
          </table:table-cell>
        </table:table-row>
        <table:table-row table:style-name="ro1">
          <table:table-cell office:value-type="float" office:value="0.517154454062085" calcext:value-type="float">
            <text:p>0.5171544541</text:p>
          </table:table-cell>
        </table:table-row>
        <table:table-row table:style-name="ro1">
          <table:table-cell office:value-type="float" office:value="0.515023027460889" calcext:value-type="float">
            <text:p>0.5150230275</text:p>
          </table:table-cell>
        </table:table-row>
        <table:table-row table:style-name="ro1">
          <table:table-cell office:value-type="float" office:value="0.512840287542166" calcext:value-type="float">
            <text:p>0.5128402875</text:p>
          </table:table-cell>
        </table:table-row>
        <table:table-row table:style-name="ro1">
          <table:table-cell office:value-type="float" office:value="0.510606913556712" calcext:value-type="float">
            <text:p>0.5106069136</text:p>
          </table:table-cell>
        </table:table-row>
        <table:table-row table:style-name="ro1">
          <table:table-cell office:value-type="float" office:value="0.508323991910156" calcext:value-type="float">
            <text:p>0.5083239919</text:p>
          </table:table-cell>
        </table:table-row>
        <table:table-row table:style-name="ro1">
          <table:table-cell office:value-type="float" office:value="0.505992986779302" calcext:value-type="float">
            <text:p>0.5059929868</text:p>
          </table:table-cell>
        </table:table-row>
        <table:table-row table:style-name="ro1">
          <table:table-cell office:value-type="float" office:value="0.503615711440427" calcext:value-type="float">
            <text:p>0.5036157114</text:p>
          </table:table-cell>
        </table:table-row>
        <table:table-row table:style-name="ro1">
          <table:table-cell office:value-type="float" office:value="0.501194300309566" calcext:value-type="float">
            <text:p>0.5011943003</text:p>
          </table:table-cell>
        </table:table-row>
        <table:table-row table:style-name="ro1">
          <table:table-cell office:value-type="float" office:value="0.498731181694755" calcext:value-type="float">
            <text:p>0.4987311817</text:p>
          </table:table-cell>
        </table:table-row>
        <table:table-row table:style-name="ro1">
          <table:table-cell office:value-type="float" office:value="0.49622905126025" calcext:value-type="float">
            <text:p>0.4962290513</text:p>
          </table:table-cell>
        </table:table-row>
        <table:table-row table:style-name="ro1">
          <table:table-cell office:value-type="float" office:value="0.493690846202716" calcext:value-type="float">
            <text:p>0.4936908462</text:p>
          </table:table-cell>
        </table:table-row>
        <table:table-row table:style-name="ro1">
          <table:table-cell office:value-type="float" office:value="0.491119720139385" calcext:value-type="float">
            <text:p>0.4911197201</text:p>
          </table:table-cell>
        </table:table-row>
        <table:table-row table:style-name="ro1">
          <table:table-cell office:value-type="float" office:value="0.488519018708185" calcext:value-type="float">
            <text:p>0.4885190187</text:p>
          </table:table-cell>
        </table:table-row>
        <table:table-row table:style-name="ro1">
          <table:table-cell office:value-type="float" office:value="0.485892255879845" calcext:value-type="float">
            <text:p>0.4858922559</text:p>
          </table:table-cell>
        </table:table-row>
        <table:table-row table:style-name="ro1">
          <table:table-cell office:value-type="float" office:value="0.483243090981959" calcext:value-type="float">
            <text:p>0.483243091</text:p>
          </table:table-cell>
        </table:table-row>
        <table:table-row table:style-name="ro1">
          <table:table-cell office:value-type="float" office:value="0.480575306435032" calcext:value-type="float">
            <text:p>0.4805753064</text:p>
          </table:table-cell>
        </table:table-row>
        <table:table-row table:style-name="ro1">
          <table:table-cell office:value-type="float" office:value="0.477892786200488" calcext:value-type="float">
            <text:p>0.4778927862</text:p>
          </table:table-cell>
        </table:table-row>
        <table:table-row table:style-name="ro1">
          <table:table-cell office:value-type="float" office:value="0.475199494940659" calcext:value-type="float">
            <text:p>0.4751994949</text:p>
          </table:table-cell>
        </table:table-row>
        <table:table-row table:style-name="ro1">
          <table:table-cell office:value-type="float" office:value="0.472499457890729" calcext:value-type="float">
            <text:p>0.4724994579</text:p>
          </table:table-cell>
        </table:table-row>
        <table:table-row table:style-name="ro1">
          <table:table-cell office:value-type="float" office:value="0.469796741442665" calcext:value-type="float">
            <text:p>0.4697967414</text:p>
          </table:table-cell>
        </table:table-row>
        <table:table-row table:style-name="ro1">
          <table:table-cell office:value-type="float" office:value="0.467095434441107" calcext:value-type="float">
            <text:p>0.4670954344</text:p>
          </table:table-cell>
        </table:table-row>
        <table:table-row table:style-name="ro1">
          <table:table-cell office:value-type="float" office:value="0.464399630191234" calcext:value-type="float">
            <text:p>0.4643996302</text:p>
          </table:table-cell>
        </table:table-row>
        <table:table-row table:style-name="ro1">
          <table:table-cell office:value-type="float" office:value="0.461713409178597" calcext:value-type="float">
            <text:p>0.4617134092</text:p>
          </table:table-cell>
        </table:table-row>
        <table:table-row table:style-name="ro1">
          <table:table-cell office:value-type="float" office:value="0.45904082250093" calcext:value-type="float">
            <text:p>0.4590408225</text:p>
          </table:table-cell>
        </table:table-row>
        <table:table-row table:style-name="ro1">
          <table:table-cell office:value-type="float" office:value="0.45638587601192" calcext:value-type="float">
            <text:p>0.456385876</text:p>
          </table:table-cell>
        </table:table-row>
        <table:table-row table:style-name="ro1">
          <table:table-cell office:value-type="float" office:value="0.453752515176956" calcext:value-type="float">
            <text:p>0.4537525152</text:p>
          </table:table-cell>
        </table:table-row>
        <table:table-row table:style-name="ro1">
          <table:table-cell office:value-type="float" office:value="0.451144610640849" calcext:value-type="float">
            <text:p>0.4511446106</text:p>
          </table:table-cell>
        </table:table-row>
        <table:table-row table:style-name="ro1">
          <table:table-cell office:value-type="float" office:value="0.448565944507516" calcext:value-type="float">
            <text:p>0.4485659445</text:p>
          </table:table-cell>
        </table:table-row>
        <table:table-row table:style-name="ro1">
          <table:table-cell office:value-type="float" office:value="0.446020197331641" calcext:value-type="float">
            <text:p>0.4460201973</text:p>
          </table:table-cell>
        </table:table-row>
        <table:table-row table:style-name="ro1">
          <table:table-cell office:value-type="float" office:value="0.443510935822301" calcext:value-type="float">
            <text:p>0.4435109358</text:p>
          </table:table-cell>
        </table:table-row>
        <table:table-row table:style-name="ro1">
          <table:table-cell office:value-type="float" office:value="0.441041601258571" calcext:value-type="float">
            <text:p>0.4410416013</text:p>
          </table:table-cell>
        </table:table-row>
        <table:table-row table:style-name="ro1">
          <table:table-cell office:value-type="float" office:value="0.438615498617087" calcext:value-type="float">
            <text:p>0.4386154986</text:p>
          </table:table-cell>
        </table:table-row>
        <table:table-row table:style-name="ro1">
          <table:table-cell office:value-type="float" office:value="0.436235786411592" calcext:value-type="float">
            <text:p>0.4362357864</text:p>
          </table:table-cell>
        </table:table-row>
        <table:table-row table:style-name="ro1">
          <table:table-cell office:value-type="float" office:value="0.433905467244446" calcext:value-type="float">
            <text:p>0.4339054672</text:p>
          </table:table-cell>
        </table:table-row>
        <table:table-row table:style-name="ro1">
          <table:table-cell office:value-type="float" office:value="0.431627379070105" calcext:value-type="float">
            <text:p>0.4316273791</text:p>
          </table:table-cell>
        </table:table-row>
        <table:table-row table:style-name="ro1">
          <table:table-cell office:value-type="float" office:value="0.429404187170576" calcext:value-type="float">
            <text:p>0.4294041872</text:p>
          </table:table-cell>
        </table:table-row>
        <table:table-row table:style-name="ro1">
          <table:table-cell office:value-type="float" office:value="0.427238376842841" calcext:value-type="float">
            <text:p>0.4272383768</text:p>
          </table:table-cell>
        </table:table-row>
        <table:table-row table:style-name="ro1">
          <table:table-cell office:value-type="float" office:value="0.425132246798246" calcext:value-type="float">
            <text:p>0.4251322468</text:p>
          </table:table-cell>
        </table:table-row>
        <table:table-row table:style-name="ro1">
          <table:table-cell office:value-type="float" office:value="0.423087903273869" calcext:value-type="float">
            <text:p>0.4230879033</text:p>
          </table:table-cell>
        </table:table-row>
        <table:table-row table:style-name="ro1">
          <table:table-cell office:value-type="float" office:value="0.421107254855851" calcext:value-type="float">
            <text:p>0.4211072549</text:p>
          </table:table-cell>
        </table:table-row>
        <table:table-row table:style-name="ro1">
          <table:table-cell office:value-type="float" office:value="0.419192008014706" calcext:value-type="float">
            <text:p>0.419192008</text:p>
          </table:table-cell>
        </table:table-row>
        <table:table-row table:style-name="ro1">
          <table:table-cell office:value-type="float" office:value="0.41734366335259" calcext:value-type="float">
            <text:p>0.4173436634</text:p>
          </table:table-cell>
        </table:table-row>
        <table:table-row table:style-name="ro1">
          <table:table-cell office:value-type="float" office:value="0.415563512562552" calcext:value-type="float">
            <text:p>0.4155635126</text:p>
          </table:table-cell>
        </table:table-row>
        <table:table-row table:style-name="ro1">
          <table:table-cell office:value-type="float" office:value="0.413852636099749" calcext:value-type="float">
            <text:p>0.4138526361</text:p>
          </table:table-cell>
        </table:table-row>
        <table:table-row table:style-name="ro1">
          <table:table-cell office:value-type="float" office:value="0.412211901564635" calcext:value-type="float">
            <text:p>0.4122119016</text:p>
          </table:table-cell>
        </table:table-row>
        <table:table-row table:style-name="ro1">
          <table:table-cell office:value-type="float" office:value="0.410641962798113" calcext:value-type="float">
            <text:p>0.4106419628</text:p>
          </table:table-cell>
        </table:table-row>
        <table:table-row table:style-name="ro1">
          <table:table-cell office:value-type="float" office:value="0.409143259688671" calcext:value-type="float">
            <text:p>0.4091432597</text:p>
          </table:table-cell>
        </table:table-row>
        <table:table-row table:style-name="ro1">
          <table:table-cell office:value-type="float" office:value="0.407716018691477" calcext:value-type="float">
            <text:p>0.4077160187</text:p>
          </table:table-cell>
        </table:table-row>
        <table:table-row table:style-name="ro1">
          <table:table-cell office:value-type="float" office:value="0.406360254059446" calcext:value-type="float">
            <text:p>0.4063602541</text:p>
          </table:table-cell>
        </table:table-row>
        <table:table-row table:style-name="ro1">
          <table:table-cell office:value-type="float" office:value="0.405075769786286" calcext:value-type="float">
            <text:p>0.4050757698</text:p>
          </table:table-cell>
        </table:table-row>
        <table:table-row table:style-name="ro1">
          <table:table-cell office:value-type="float" office:value="0.403862162261501" calcext:value-type="float">
            <text:p>0.4038621623</text:p>
          </table:table-cell>
        </table:table-row>
        <table:table-row table:style-name="ro1">
          <table:table-cell office:value-type="float" office:value="0.402718823637381" calcext:value-type="float">
            <text:p>0.4027188236</text:p>
          </table:table-cell>
        </table:table-row>
        <table:table-row table:style-name="ro1">
          <table:table-cell office:value-type="float" office:value="0.401644945907944" calcext:value-type="float">
            <text:p>0.4016449459</text:p>
          </table:table-cell>
        </table:table-row>
        <table:table-row table:style-name="ro1">
          <table:table-cell office:value-type="float" office:value="0.400639525699866" calcext:value-type="float">
            <text:p>0.4006395257</text:p>
          </table:table-cell>
        </table:table-row>
        <table:table-row table:style-name="ro1">
          <table:table-cell office:value-type="float" office:value="0.399701369775369" calcext:value-type="float">
            <text:p>0.3997013698</text:p>
          </table:table-cell>
        </table:table-row>
        <table:table-row table:style-name="ro1">
          <table:table-cell office:value-type="float" office:value="0.398829101247087" calcext:value-type="float">
            <text:p>0.3988291012</text:p>
          </table:table-cell>
        </table:table-row>
        <table:table-row table:style-name="ro1">
          <table:table-cell office:value-type="float" office:value="0.398021166504896" calcext:value-type="float">
            <text:p>0.3980211665</text:p>
          </table:table-cell>
        </table:table-row>
        <table:table-row table:style-name="ro1">
          <table:table-cell office:value-type="float" office:value="0.397275842854724" calcext:value-type="float">
            <text:p>0.3972758429</text:p>
          </table:table-cell>
        </table:table-row>
        <table:table-row table:style-name="ro1">
          <table:table-cell office:value-type="float" office:value="0.396591246869321" calcext:value-type="float">
            <text:p>0.3965912469</text:p>
          </table:table-cell>
        </table:table-row>
        <table:table-row table:style-name="ro1">
          <table:table-cell office:value-type="float" office:value="0.395965343451007" calcext:value-type="float">
            <text:p>0.3959653435</text:p>
          </table:table-cell>
        </table:table-row>
        <table:table-row table:style-name="ro1">
          <table:table-cell office:value-type="float" office:value="0.395395955606385" calcext:value-type="float">
            <text:p>0.3953959556</text:p>
          </table:table-cell>
        </table:table-row>
        <table:table-row table:style-name="ro1">
          <table:table-cell office:value-type="float" office:value="0.394880774933033" calcext:value-type="float">
            <text:p>0.3948807749</text:p>
          </table:table-cell>
        </table:table-row>
        <table:table-row table:style-name="ro1">
          <table:table-cell office:value-type="float" office:value="0.394417372818156" calcext:value-type="float">
            <text:p>0.3944173728</text:p>
          </table:table-cell>
        </table:table-row>
        <table:table-row table:style-name="ro1">
          <table:table-cell office:value-type="float" office:value="0.394003212349214" calcext:value-type="float">
            <text:p>0.3940032123</text:p>
          </table:table-cell>
        </table:table-row>
        <table:table-row table:style-name="ro1">
          <table:table-cell office:value-type="float" office:value="0.393635660936525" calcext:value-type="float">
            <text:p>0.3936356609</text:p>
          </table:table-cell>
        </table:table-row>
        <table:table-row table:style-name="ro1">
          <table:table-cell office:value-type="float" office:value="0.393312003647828" calcext:value-type="float">
            <text:p>0.3933120036</text:p>
          </table:table-cell>
        </table:table-row>
        <table:table-row table:style-name="ro1">
          <table:table-cell office:value-type="float" office:value="0.393029457254825" calcext:value-type="float">
            <text:p>0.3930294573</text:p>
          </table:table-cell>
        </table:table-row>
        <table:table-row table:style-name="ro1">
          <table:table-cell office:value-type="float" office:value="0.392785184991689" calcext:value-type="float">
            <text:p>0.392785185</text:p>
          </table:table-cell>
        </table:table-row>
        <table:table-row table:style-name="ro1">
          <table:table-cell office:value-type="float" office:value="0.392576312025549" calcext:value-type="float">
            <text:p>0.392576312</text:p>
          </table:table-cell>
        </table:table-row>
        <table:table-row table:style-name="ro1">
          <table:table-cell office:value-type="float" office:value="0.392399941638936" calcext:value-type="float">
            <text:p>0.3923999416</text:p>
          </table:table-cell>
        </table:table-row>
        <table:table-row table:style-name="ro1">
          <table:table-cell office:value-type="float" office:value="0.392253172124204" calcext:value-type="float">
            <text:p>0.3922531721</text:p>
          </table:table-cell>
        </table:table-row>
        <table:table-row table:style-name="ro1">
          <table:table-cell office:value-type="float" office:value="0.392133114389929" calcext:value-type="float">
            <text:p>0.3921331144</text:p>
          </table:table-cell>
        </table:table-row>
        <table:table-row table:style-name="ro1">
          <table:table-cell office:value-type="float" office:value="0.392036910279262" calcext:value-type="float">
            <text:p>0.3920369103</text:p>
          </table:table-cell>
        </table:table-row>
        <table:table-row table:style-name="ro1">
          <table:table-cell office:value-type="float" office:value="0.39196175160027" calcext:value-type="float">
            <text:p>0.3919617516</text:p>
          </table:table-cell>
        </table:table-row>
        <table:table-row table:style-name="ro1">
          <table:table-cell office:value-type="float" office:value="0.391904899868235" calcext:value-type="float">
            <text:p>0.3919048999</text:p>
          </table:table-cell>
        </table:table-row>
        <table:table-row table:style-name="ro1">
          <table:table-cell office:value-type="float" office:value="0.391863706759931" calcext:value-type="float">
            <text:p>0.3918637068</text:p>
          </table:table-cell>
        </table:table-row>
        <table:table-row table:style-name="ro1">
          <table:table-cell office:value-type="float" office:value="0.391835635279866" calcext:value-type="float">
            <text:p>0.3918356353</text:p>
          </table:table-cell>
        </table:table-row>
        <table:table-row table:style-name="ro1">
          <table:table-cell office:value-type="float" office:value="0.391818281638499" calcext:value-type="float">
            <text:p>0.3918182816</text:p>
          </table:table-cell>
        </table:table-row>
        <table:table-row table:style-name="ro1">
          <table:table-cell office:value-type="float" office:value="0.391809397842427" calcext:value-type="float">
            <text:p>0.3918093978</text:p>
          </table:table-cell>
        </table:table-row>
        <table:table-row table:style-name="ro1">
          <table:table-cell office:value-type="float" office:value="0.39180691499654" calcext:value-type="float">
            <text:p>0.391806915</text:p>
          </table:table-cell>
        </table:table-row>
        <table:table-row table:style-name="ro1">
          <table:table-cell office:value-type="float" office:value="0.391808967318147" calcext:value-type="float">
            <text:p>0.3918089673</text:p>
          </table:table-cell>
        </table:table-row>
        <table:table-row table:style-name="ro1">
          <table:table-cell office:value-type="float" office:value="0.391813916863075" calcext:value-type="float">
            <text:p>0.3918139169</text:p>
          </table:table-cell>
        </table:table-row>
        <table:table-row table:style-name="ro1">
          <table:table-cell office:value-type="float" office:value="0.391820378963737" calcext:value-type="float">
            <text:p>0.391820379</text:p>
          </table:table-cell>
        </table:table-row>
        <table:table-row table:style-name="ro1">
          <table:table-cell office:value-type="float" office:value="0.391827248379169" calcext:value-type="float">
            <text:p>0.3918272484</text:p>
          </table:table-cell>
        </table:table-row>
        <table:table-row table:style-name="ro1">
          <table:table-cell office:value-type="float" office:value="0.391833726157043" calcext:value-type="float">
            <text:p>0.3918337262</text:p>
          </table:table-cell>
        </table:table-row>
        <table:table-row table:style-name="ro1">
          <table:table-cell office:value-type="float" office:value="0.391839347207641" calcext:value-type="float">
            <text:p>0.3918393472</text:p>
          </table:table-cell>
        </table:table-row>
        <table:table-row table:style-name="ro1">
          <table:table-cell office:value-type="float" office:value="0.391844008589811" calcext:value-type="float">
            <text:p>0.3918440086</text:p>
          </table:table-cell>
        </table:table-row>
        <table:table-row table:style-name="ro1">
          <table:table-cell office:value-type="float" office:value="0.391847998508883" calcext:value-type="float">
            <text:p>0.3918479985</text:p>
          </table:table-cell>
        </table:table-row>
        <table:table-row table:style-name="ro1">
          <table:table-cell office:value-type="float" office:value="0.541514174122583" calcext:value-type="float">
            <text:p>0.5415141741</text:p>
          </table:table-cell>
        </table:table-row>
        <table:table-row table:style-name="ro1">
          <table:table-cell office:value-type="float" office:value="0.539911925375404" calcext:value-type="float">
            <text:p>0.5399119254</text:p>
          </table:table-cell>
        </table:table-row>
        <table:table-row table:style-name="ro1">
          <table:table-cell office:value-type="float" office:value="0.538292595877569" calcext:value-type="float">
            <text:p>0.5382925959</text:p>
          </table:table-cell>
        </table:table-row>
        <table:table-row table:style-name="ro1">
          <table:table-cell office:value-type="float" office:value="0.53664894470961" calcext:value-type="float">
            <text:p>0.5366489447</text:p>
          </table:table-cell>
        </table:table-row>
        <table:table-row table:style-name="ro1">
          <table:table-cell office:value-type="float" office:value="0.5349745719078" calcext:value-type="float">
            <text:p>0.5349745719</text:p>
          </table:table-cell>
        </table:table-row>
        <table:table-row table:style-name="ro1">
          <table:table-cell office:value-type="float" office:value="0.533263880339685" calcext:value-type="float">
            <text:p>0.5332638803</text:p>
          </table:table-cell>
        </table:table-row>
        <table:table-row table:style-name="ro1">
          <table:table-cell office:value-type="float" office:value="0.531512038279503" calcext:value-type="float">
            <text:p>0.5315120383</text:p>
          </table:table-cell>
        </table:table-row>
        <table:table-row table:style-name="ro1">
          <table:table-cell office:value-type="float" office:value="0.529714942683516" calcext:value-type="float">
            <text:p>0.5297149427</text:p>
          </table:table-cell>
        </table:table-row>
        <table:table-row table:style-name="ro1">
          <table:table-cell office:value-type="float" office:value="0.527869183165236" calcext:value-type="float">
            <text:p>0.5278691832</text:p>
          </table:table-cell>
        </table:table-row>
        <table:table-row table:style-name="ro1">
          <table:table-cell office:value-type="float" office:value="0.52597200667056" calcext:value-type="float">
            <text:p>0.5259720067</text:p>
          </table:table-cell>
        </table:table-row>
        <table:table-row table:style-name="ro1">
          <table:table-cell office:value-type="float" office:value="0.5240212828528" calcext:value-type="float">
            <text:p>0.5240212829</text:p>
          </table:table-cell>
        </table:table-row>
        <table:table-row table:style-name="ro1">
          <table:table-cell office:value-type="float" office:value="0.522015470147622" calcext:value-type="float">
            <text:p>0.5220154701</text:p>
          </table:table-cell>
        </table:table-row>
        <table:table-row table:style-name="ro1">
          <table:table-cell office:value-type="float" office:value="0.519953582547879" calcext:value-type="float">
            <text:p>0.5199535825</text:p>
          </table:table-cell>
        </table:table-row>
        <table:table-row table:style-name="ro1">
          <table:table-cell office:value-type="float" office:value="0.517835157078357" calcext:value-type="float">
            <text:p>0.5178351571</text:p>
          </table:table-cell>
        </table:table-row>
        <table:table-row table:style-name="ro1">
          <table:table-cell office:value-type="float" office:value="0.51566022197041" calcext:value-type="float">
            <text:p>0.515660222</text:p>
          </table:table-cell>
        </table:table-row>
        <table:table-row table:style-name="ro1">
          <table:table-cell office:value-type="float" office:value="0.513429265536509" calcext:value-type="float">
            <text:p>0.5134292655</text:p>
          </table:table-cell>
        </table:table-row>
        <table:table-row table:style-name="ro1">
          <table:table-cell office:value-type="float" office:value="0.511143205744683" calcext:value-type="float">
            <text:p>0.5111432057</text:p>
          </table:table-cell>
        </table:table-row>
        <table:table-row table:style-name="ro1">
          <table:table-cell office:value-type="float" office:value="0.50880336049287" calcext:value-type="float">
            <text:p>0.5088033605</text:p>
          </table:table-cell>
        </table:table-row>
        <table:table-row table:style-name="ro1">
          <table:table-cell office:value-type="float" office:value="0.506411418583165" calcext:value-type="float">
            <text:p>0.5064114186</text:p>
          </table:table-cell>
        </table:table-row>
        <table:table-row table:style-name="ro1">
          <table:table-cell office:value-type="float" office:value="0.503969411395974" calcext:value-type="float">
            <text:p>0.5039694114</text:p>
          </table:table-cell>
        </table:table-row>
        <table:table-row table:style-name="ro1">
          <table:table-cell office:value-type="float" office:value="0.501479685264063" calcext:value-type="float">
            <text:p>0.5014796853</text:p>
          </table:table-cell>
        </table:table-row>
        <table:table-row table:style-name="ro1">
          <table:table-cell office:value-type="float" office:value="0.498944874546519" calcext:value-type="float">
            <text:p>0.4989448745</text:p>
          </table:table-cell>
        </table:table-row>
        <table:table-row table:style-name="ro1">
          <table:table-cell office:value-type="float" office:value="0.496367875402602" calcext:value-type="float">
            <text:p>0.4963678754</text:p>
          </table:table-cell>
        </table:table-row>
        <table:table-row table:style-name="ro1">
          <table:table-cell office:value-type="float" office:value="0.493751820265512" calcext:value-type="float">
            <text:p>0.4937518203</text:p>
          </table:table-cell>
        </table:table-row>
        <table:table-row table:style-name="ro1">
          <table:table-cell office:value-type="float" office:value="0.491100053016044" calcext:value-type="float">
            <text:p>0.491100053</text:p>
          </table:table-cell>
        </table:table-row>
        <table:table-row table:style-name="ro1">
          <table:table-cell office:value-type="float" office:value="0.488416104856153" calcext:value-type="float">
            <text:p>0.4884161049</text:p>
          </table:table-cell>
        </table:table-row>
        <table:table-row table:style-name="ro1">
          <table:table-cell office:value-type="float" office:value="0.485703670882425" calcext:value-type="float">
            <text:p>0.4857036709</text:p>
          </table:table-cell>
        </table:table-row>
        <table:table-row table:style-name="ro1">
          <table:table-cell office:value-type="float" office:value="0.482966587359438" calcext:value-type="float">
            <text:p>0.4829665874</text:p>
          </table:table-cell>
        </table:table-row>
        <table:table-row table:style-name="ro1">
          <table:table-cell office:value-type="float" office:value="0.480208809693035" calcext:value-type="float">
            <text:p>0.4802088097</text:p>
          </table:table-cell>
        </table:table-row>
        <table:table-row table:style-name="ro1">
          <table:table-cell office:value-type="float" office:value="0.477434391103496" calcext:value-type="float">
            <text:p>0.4774343911</text:p>
          </table:table-cell>
        </table:table-row>
        <table:table-row table:style-name="ro1">
          <table:table-cell office:value-type="float" office:value="0.474647461998609" calcext:value-type="float">
            <text:p>0.474647462</text:p>
          </table:table-cell>
        </table:table-row>
        <table:table-row table:style-name="ro1">
          <table:table-cell office:value-type="float" office:value="0.471852210046653" calcext:value-type="float">
            <text:p>0.47185221</text:p>
          </table:table-cell>
        </table:table-row>
        <table:table-row table:style-name="ro1">
          <table:table-cell office:value-type="float" office:value="0.469052860949264" calcext:value-type="float">
            <text:p>0.4690528609</text:p>
          </table:table-cell>
        </table:table-row>
        <table:table-row table:style-name="ro1">
          <table:table-cell office:value-type="float" office:value="0.466253659914228" calcext:value-type="float">
            <text:p>0.4662536599</text:p>
          </table:table-cell>
        </table:table-row>
        <table:table-row table:style-name="ro1">
          <table:table-cell office:value-type="float" office:value="0.463458853828151" calcext:value-type="float">
            <text:p>0.4634588538</text:p>
          </table:table-cell>
        </table:table-row>
        <table:table-row table:style-name="ro1">
          <table:table-cell office:value-type="float" office:value="0.460672674129053" calcext:value-type="float">
            <text:p>0.4606726741</text:p>
          </table:table-cell>
        </table:table-row>
        <table:table-row table:style-name="ro1">
          <table:table-cell office:value-type="float" office:value="0.457899320378845" calcext:value-type="float">
            <text:p>0.4578993204</text:p>
          </table:table-cell>
        </table:table-row>
        <table:table-row table:style-name="ro1">
          <table:table-cell office:value-type="float" office:value="0.455142944535725" calcext:value-type="float">
            <text:p>0.4551429445</text:p>
          </table:table-cell>
        </table:table-row>
        <table:table-row table:style-name="ro1">
          <table:table-cell office:value-type="float" office:value="0.45240763592646" calcext:value-type="float">
            <text:p>0.4524076359</text:p>
          </table:table-cell>
        </table:table-row>
        <table:table-row table:style-name="ro1">
          <table:table-cell office:value-type="float" office:value="0.449697406918585" calcext:value-type="float">
            <text:p>0.4496974069</text:p>
          </table:table-cell>
        </table:table-row>
        <table:table-row table:style-name="ro1">
          <table:table-cell office:value-type="float" office:value="0.447016179292492" calcext:value-type="float">
            <text:p>0.4470161793</text:p>
          </table:table-cell>
        </table:table-row>
        <table:table-row table:style-name="ro1">
          <table:table-cell office:value-type="float" office:value="0.444367771313428" calcext:value-type="float">
            <text:p>0.4443677713</text:p>
          </table:table-cell>
        </table:table-row>
        <table:table-row table:style-name="ro1">
          <table:table-cell office:value-type="float" office:value="0.441755885503393" calcext:value-type="float">
            <text:p>0.4417558855</text:p>
          </table:table-cell>
        </table:table-row>
        <table:table-row table:style-name="ro1">
          <table:table-cell office:value-type="float" office:value="0.439184097112939" calcext:value-type="float">
            <text:p>0.4391840971</text:p>
          </table:table-cell>
        </table:table-row>
        <table:table-row table:style-name="ro1">
          <table:table-cell office:value-type="float" office:value="0.436655843292874" calcext:value-type="float">
            <text:p>0.4366558433</text:p>
          </table:table-cell>
        </table:table-row>
        <table:table-row table:style-name="ro1">
          <table:table-cell office:value-type="float" office:value="0.434174412965862" calcext:value-type="float">
            <text:p>0.434174413</text:p>
          </table:table-cell>
        </table:table-row>
        <table:table-row table:style-name="ro1">
          <table:table-cell office:value-type="float" office:value="0.431742937397934" calcext:value-type="float">
            <text:p>0.4317429374</text:p>
          </table:table-cell>
        </table:table-row>
        <table:table-row table:style-name="ro1">
          <table:table-cell office:value-type="float" office:value="0.429364381469891" calcext:value-type="float">
            <text:p>0.4293643815</text:p>
          </table:table-cell>
        </table:table-row>
        <table:table-row table:style-name="ro1">
          <table:table-cell office:value-type="float" office:value="0.42704153564862" calcext:value-type="float">
            <text:p>0.4270415356</text:p>
          </table:table-cell>
        </table:table-row>
        <table:table-row table:style-name="ro1">
          <table:table-cell office:value-type="float" office:value="0.424777008658298" calcext:value-type="float">
            <text:p>0.4247770087</text:p>
          </table:table-cell>
        </table:table-row>
        <table:table-row table:style-name="ro1">
          <table:table-cell office:value-type="float" office:value="0.422573220851515" calcext:value-type="float">
            <text:p>0.4225732209</text:p>
          </table:table-cell>
        </table:table-row>
        <table:table-row table:style-name="ro1">
          <table:table-cell office:value-type="float" office:value="0.420432398280282" calcext:value-type="float">
            <text:p>0.4204323983</text:p>
          </table:table-cell>
        </table:table-row>
        <table:table-row table:style-name="ro1">
          <table:table-cell office:value-type="float" office:value="0.418356567466956" calcext:value-type="float">
            <text:p>0.4183565675</text:p>
          </table:table-cell>
        </table:table-row>
        <table:table-row table:style-name="ro1">
          <table:table-cell office:value-type="float" office:value="0.416347550875055" calcext:value-type="float">
            <text:p>0.4163475509</text:p>
          </table:table-cell>
        </table:table-row>
        <table:table-row table:style-name="ro1">
          <table:table-cell office:value-type="float" office:value="0.41440696307998" calcext:value-type="float">
            <text:p>0.4144069631</text:p>
          </table:table-cell>
        </table:table-row>
        <table:table-row table:style-name="ro1">
          <table:table-cell office:value-type="float" office:value="0.412536207639646" calcext:value-type="float">
            <text:p>0.4125362076</text:p>
          </table:table-cell>
        </table:table-row>
        <table:table-row table:style-name="ro1">
          <table:table-cell office:value-type="float" office:value="0.410736474664998" calcext:value-type="float">
            <text:p>0.4107364747</text:p>
          </table:table-cell>
        </table:table-row>
        <table:table-row table:style-name="ro1">
          <table:table-cell office:value-type="float" office:value="0.409008739090447" calcext:value-type="float">
            <text:p>0.4090087391</text:p>
          </table:table-cell>
        </table:table-row>
        <table:table-row table:style-name="ro1">
          <table:table-cell office:value-type="float" office:value="0.407353759644196" calcext:value-type="float">
            <text:p>0.4073537596</text:p>
          </table:table-cell>
        </table:table-row>
        <table:table-row table:style-name="ro1">
          <table:table-cell office:value-type="float" office:value="0.405772078518476" calcext:value-type="float">
            <text:p>0.4057720785</text:p>
          </table:table-cell>
        </table:table-row>
        <table:table-row table:style-name="ro1">
          <table:table-cell office:value-type="float" office:value="0.404264021739674" calcext:value-type="float">
            <text:p>0.4042640217</text:p>
          </table:table-cell>
        </table:table-row>
        <table:table-row table:style-name="ro1">
          <table:table-cell office:value-type="float" office:value="0.402829700238376" calcext:value-type="float">
            <text:p>0.4028297002</text:p>
          </table:table-cell>
        </table:table-row>
        <table:table-row table:style-name="ro1">
          <table:table-cell office:value-type="float" office:value="0.4014690116193" calcext:value-type="float">
            <text:p>0.4014690116</text:p>
          </table:table-cell>
        </table:table-row>
        <table:table-row table:style-name="ro1">
          <table:table-cell office:value-type="float" office:value="0.400181642631139" calcext:value-type="float">
            <text:p>0.4001816426</text:p>
          </table:table-cell>
        </table:table-row>
        <table:table-row table:style-name="ro1">
          <table:table-cell office:value-type="float" office:value="0.398967072336304" calcext:value-type="float">
            <text:p>0.3989670723</text:p>
          </table:table-cell>
        </table:table-row>
        <table:table-row table:style-name="ro1">
          <table:table-cell office:value-type="float" office:value="0.397824575980564" calcext:value-type="float">
            <text:p>0.397824576</text:p>
          </table:table-cell>
        </table:table-row>
        <table:table-row table:style-name="ro1">
          <table:table-cell office:value-type="float" office:value="0.396753229562596" calcext:value-type="float">
            <text:p>0.3967532296</text:p>
          </table:table-cell>
        </table:table-row>
        <table:table-row table:style-name="ro1">
          <table:table-cell office:value-type="float" office:value="0.395751915103432" calcext:value-type="float">
            <text:p>0.3957519151</text:p>
          </table:table-cell>
        </table:table-row>
        <table:table-row table:style-name="ro1">
          <table:table-cell office:value-type="float" office:value="0.394819326615812" calcext:value-type="float">
            <text:p>0.3948193266</text:p>
          </table:table-cell>
        </table:table-row>
        <table:table-row table:style-name="ro1">
          <table:table-cell office:value-type="float" office:value="0.393953976773429" calcext:value-type="float">
            <text:p>0.3939539768</text:p>
          </table:table-cell>
        </table:table-row>
        <table:table-row table:style-name="ro1">
          <table:table-cell office:value-type="float" office:value="0.393154204280092" calcext:value-type="float">
            <text:p>0.3931542043</text:p>
          </table:table-cell>
        </table:table-row>
        <table:table-row table:style-name="ro1">
          <table:table-cell office:value-type="float" office:value="0.392418181938776" calcext:value-type="float">
            <text:p>0.3924181819</text:p>
          </table:table-cell>
        </table:table-row>
        <table:table-row table:style-name="ro1">
          <table:table-cell office:value-type="float" office:value="0.391743925420585" calcext:value-type="float">
            <text:p>0.3917439254</text:p>
          </table:table-cell>
        </table:table-row>
        <table:table-row table:style-name="ro1">
          <table:table-cell office:value-type="float" office:value="0.391129302733607" calcext:value-type="float">
            <text:p>0.3911293027</text:p>
          </table:table-cell>
        </table:table-row>
        <table:table-row table:style-name="ro1">
          <table:table-cell office:value-type="float" office:value="0.390572044391682" calcext:value-type="float">
            <text:p>0.3905720444</text:p>
          </table:table-cell>
        </table:table-row>
        <table:table-row table:style-name="ro1">
          <table:table-cell office:value-type="float" office:value="0.390069754283061" calcext:value-type="float">
            <text:p>0.3900697543</text:p>
          </table:table-cell>
        </table:table-row>
        <table:table-row table:style-name="ro1">
          <table:table-cell office:value-type="float" office:value="0.389619921238978" calcext:value-type="float">
            <text:p>0.3896199212</text:p>
          </table:table-cell>
        </table:table-row>
        <table:table-row table:style-name="ro1">
          <table:table-cell office:value-type="float" office:value="0.389219931302114" calcext:value-type="float">
            <text:p>0.3892199313</text:p>
          </table:table-cell>
        </table:table-row>
        <table:table-row table:style-name="ro1">
          <table:table-cell office:value-type="float" office:value="0.388867080694968" calcext:value-type="float">
            <text:p>0.3888670807</text:p>
          </table:table-cell>
        </table:table-row>
        <table:table-row table:style-name="ro1">
          <table:table-cell office:value-type="float" office:value="0.38855858948813" calcext:value-type="float">
            <text:p>0.3885585895</text:p>
          </table:table-cell>
        </table:table-row>
        <table:table-row table:style-name="ro1">
          <table:table-cell office:value-type="float" office:value="0.388291615968459" calcext:value-type="float">
            <text:p>0.388291616</text:p>
          </table:table-cell>
        </table:table-row>
        <table:table-row table:style-name="ro1">
          <table:table-cell office:value-type="float" office:value="0.388063271707151" calcext:value-type="float">
            <text:p>0.3880632717</text:p>
          </table:table-cell>
        </table:table-row>
        <table:table-row table:style-name="ro1">
          <table:table-cell office:value-type="float" office:value="0.387870637327727" calcext:value-type="float">
            <text:p>0.3878706373</text:p>
          </table:table-cell>
        </table:table-row>
        <table:table-row table:style-name="ro1">
          <table:table-cell office:value-type="float" office:value="0.387710778973907" calcext:value-type="float">
            <text:p>0.387710779</text:p>
          </table:table-cell>
        </table:table-row>
        <table:table-row table:style-name="ro1">
          <table:table-cell office:value-type="float" office:value="0.387580765477393" calcext:value-type="float">
            <text:p>0.3875807655</text:p>
          </table:table-cell>
        </table:table-row>
        <table:table-row table:style-name="ro1">
          <table:table-cell office:value-type="float" office:value="0.387477686225558" calcext:value-type="float">
            <text:p>0.3874776862</text:p>
          </table:table-cell>
        </table:table-row>
        <table:table-row table:style-name="ro1">
          <table:table-cell office:value-type="float" office:value="0.387398669729026" calcext:value-type="float">
            <text:p>0.3873986697</text:p>
          </table:table-cell>
        </table:table-row>
        <table:table-row table:style-name="ro1">
          <table:table-cell office:value-type="float" office:value="0.387340902889167" calcext:value-type="float">
            <text:p>0.3873409029</text:p>
          </table:table-cell>
        </table:table-row>
        <table:table-row table:style-name="ro1">
          <table:table-cell office:value-type="float" office:value="0.387301650965482" calcext:value-type="float">
            <text:p>0.387301651</text:p>
          </table:table-cell>
        </table:table-row>
        <table:table-row table:style-name="ro1">
          <table:table-cell office:value-type="float" office:value="0.3872782782429" calcext:value-type="float">
            <text:p>0.3872782782</text:p>
          </table:table-cell>
        </table:table-row>
        <table:table-row table:style-name="ro1">
          <table:table-cell office:value-type="float" office:value="0.387268269398968" calcext:value-type="float">
            <text:p>0.3872682694</text:p>
          </table:table-cell>
        </table:table-row>
        <table:table-row table:style-name="ro1">
          <table:table-cell office:value-type="float" office:value="0.387269251570953" calcext:value-type="float">
            <text:p>0.3872692516</text:p>
          </table:table-cell>
        </table:table-row>
        <table:table-row table:style-name="ro1">
          <table:table-cell office:value-type="float" office:value="0.387279017122834" calcext:value-type="float">
            <text:p>0.3872790171</text:p>
          </table:table-cell>
        </table:table-row>
        <table:table-row table:style-name="ro1">
          <table:table-cell office:value-type="float" office:value="0.38729554711221" calcext:value-type="float">
            <text:p>0.3872955471</text:p>
          </table:table-cell>
        </table:table-row>
        <table:table-row table:style-name="ro1">
          <table:table-cell office:value-type="float" office:value="0.387317035457096" calcext:value-type="float">
            <text:p>0.3873170355</text:p>
          </table:table-cell>
        </table:table-row>
        <table:table-row table:style-name="ro1">
          <table:table-cell office:value-type="float" office:value="0.387341913802631" calcext:value-type="float">
            <text:p>0.3873419138</text:p>
          </table:table-cell>
        </table:table-row>
        <table:table-row table:style-name="ro1">
          <table:table-cell office:value-type="float" office:value="0.387368877087685" calcext:value-type="float">
            <text:p>0.3873688771</text:p>
          </table:table-cell>
        </table:table-row>
        <table:table-row table:style-name="ro1">
          <table:table-cell office:value-type="float" office:value="0.387396909811365" calcext:value-type="float">
            <text:p>0.3873969098</text:p>
          </table:table-cell>
        </table:table-row>
        <table:table-row table:style-name="ro1">
          <table:table-cell office:value-type="float" office:value="0.387425312999428" calcext:value-type="float">
            <text:p>0.387425313</text:p>
          </table:table-cell>
        </table:table-row>
        <table:table-row table:style-name="ro1">
          <table:table-cell office:value-type="float" office:value="0.387453731870594" calcext:value-type="float">
            <text:p>0.3874537319</text:p>
          </table:table-cell>
        </table:table-row>
        <table:table-row table:style-name="ro1">
          <table:table-cell office:value-type="float" office:value="0.543775319776804" calcext:value-type="float">
            <text:p>0.5437753198</text:p>
          </table:table-cell>
        </table:table-row>
        <table:table-row table:style-name="ro1">
          <table:table-cell office:value-type="float" office:value="0.542228470439851" calcext:value-type="float">
            <text:p>0.5422284704</text:p>
          </table:table-cell>
        </table:table-row>
        <table:table-row table:style-name="ro1">
          <table:table-cell office:value-type="float" office:value="0.540663497801087" calcext:value-type="float">
            <text:p>0.5406634978</text:p>
          </table:table-cell>
        </table:table-row>
        <table:table-row table:style-name="ro1">
          <table:table-cell office:value-type="float" office:value="0.539072676841628" calcext:value-type="float">
            <text:p>0.5390726768</text:p>
          </table:table-cell>
        </table:table-row>
        <table:table-row table:style-name="ro1">
          <table:table-cell office:value-type="float" office:value="0.537449148797205" calcext:value-type="float">
            <text:p>0.5374491488</text:p>
          </table:table-cell>
        </table:table-row>
        <table:table-row table:style-name="ro1">
          <table:table-cell office:value-type="float" office:value="0.535786882867815" calcext:value-type="float">
            <text:p>0.5357868829</text:p>
          </table:table-cell>
        </table:table-row>
        <table:table-row table:style-name="ro1">
          <table:table-cell office:value-type="float" office:value="0.534080638614374" calcext:value-type="float">
            <text:p>0.5340806386</text:p>
          </table:table-cell>
        </table:table-row>
        <table:table-row table:style-name="ro1">
          <table:table-cell office:value-type="float" office:value="0.532325929042402" calcext:value-type="float">
            <text:p>0.532325929</text:p>
          </table:table-cell>
        </table:table-row>
        <table:table-row table:style-name="ro1">
          <table:table-cell office:value-type="float" office:value="0.530518984372718" calcext:value-type="float">
            <text:p>0.5305189844</text:p>
          </table:table-cell>
        </table:table-row>
        <table:table-row table:style-name="ro1">
          <table:table-cell office:value-type="float" office:value="0.528656716499166" calcext:value-type="float">
            <text:p>0.5286567165</text:p>
          </table:table-cell>
        </table:table-row>
        <table:table-row table:style-name="ro1">
          <table:table-cell office:value-type="float" office:value="0.526736684133346" calcext:value-type="float">
            <text:p>0.5267366841</text:p>
          </table:table-cell>
        </table:table-row>
        <table:table-row table:style-name="ro1">
          <table:table-cell office:value-type="float" office:value="0.52475705863638" calcext:value-type="float">
            <text:p>0.5247570586</text:p>
          </table:table-cell>
        </table:table-row>
        <table:table-row table:style-name="ro1">
          <table:table-cell office:value-type="float" office:value="0.522716590537682" calcext:value-type="float">
            <text:p>0.5227165905</text:p>
          </table:table-cell>
        </table:table-row>
        <table:table-row table:style-name="ro1">
          <table:table-cell office:value-type="float" office:value="0.52061457674076" calcext:value-type="float">
            <text:p>0.5206145767</text:p>
          </table:table-cell>
        </table:table-row>
        <table:table-row table:style-name="ro1">
          <table:table-cell office:value-type="float" office:value="0.518450828416028" calcext:value-type="float">
            <text:p>0.5184508284</text:p>
          </table:table-cell>
        </table:table-row>
        <table:table-row table:style-name="ro1">
          <table:table-cell office:value-type="float" office:value="0.516225639580648" calcext:value-type="float">
            <text:p>0.5162256396</text:p>
          </table:table-cell>
        </table:table-row>
        <table:table-row table:style-name="ro1">
          <table:table-cell office:value-type="float" office:value="0.513939756365379" calcext:value-type="float">
            <text:p>0.5139397564</text:p>
          </table:table-cell>
        </table:table-row>
        <table:table-row table:style-name="ro1">
          <table:table-cell office:value-type="float" office:value="0.511594346968454" calcext:value-type="float">
            <text:p>0.511594347</text:p>
          </table:table-cell>
        </table:table-row>
        <table:table-row table:style-name="ro1">
          <table:table-cell office:value-type="float" office:value="0.509190972296476" calcext:value-type="float">
            <text:p>0.5091909723</text:p>
          </table:table-cell>
        </table:table-row>
        <table:table-row table:style-name="ro1">
          <table:table-cell office:value-type="float" office:value="0.506731557292328" calcext:value-type="float">
            <text:p>0.5067315573</text:p>
          </table:table-cell>
        </table:table-row>
        <table:table-row table:style-name="ro1">
          <table:table-cell office:value-type="float" office:value="0.504218362950108" calcext:value-type="float">
            <text:p>0.504218363</text:p>
          </table:table-cell>
        </table:table-row>
        <table:table-row table:style-name="ro1">
          <table:table-cell office:value-type="float" office:value="0.501653959017081" calcext:value-type="float">
            <text:p>0.501653959</text:p>
          </table:table-cell>
        </table:table-row>
        <table:table-row table:style-name="ro1">
          <table:table-cell office:value-type="float" office:value="0.499041197382652" calcext:value-type="float">
            <text:p>0.4990411974</text:p>
          </table:table-cell>
        </table:table-row>
        <table:table-row table:style-name="ro1">
          <table:table-cell office:value-type="float" office:value="0.496383186154353" calcext:value-type="float">
            <text:p>0.4963831862</text:p>
          </table:table-cell>
        </table:table-row>
        <table:table-row table:style-name="ro1">
          <table:table-cell office:value-type="float" office:value="0.49368326442086" calcext:value-type="float">
            <text:p>0.4936832644</text:p>
          </table:table-cell>
        </table:table-row>
        <table:table-row table:style-name="ro1">
          <table:table-cell office:value-type="float" office:value="0.490944977702016" calcext:value-type="float">
            <text:p>0.4909449777</text:p>
          </table:table-cell>
        </table:table-row>
        <table:table-row table:style-name="ro1">
          <table:table-cell office:value-type="float" office:value="0.488172054085888" calcext:value-type="float">
            <text:p>0.4881720541</text:p>
          </table:table-cell>
        </table:table-row>
        <table:table-row table:style-name="ro1">
          <table:table-cell office:value-type="float" office:value="0.485368381052828" calcext:value-type="float">
            <text:p>0.4853683811</text:p>
          </table:table-cell>
        </table:table-row>
        <table:table-row table:style-name="ro1">
          <table:table-cell office:value-type="float" office:value="0.48253798298657" calcext:value-type="float">
            <text:p>0.482537983</text:p>
          </table:table-cell>
        </table:table-row>
        <table:table-row table:style-name="ro1">
          <table:table-cell office:value-type="float" office:value="0.479684999372329" calcext:value-type="float">
            <text:p>0.4796849994</text:p>
          </table:table-cell>
        </table:table-row>
        <table:table-row table:style-name="ro1">
          <table:table-cell office:value-type="float" office:value="0.476813663681934" calcext:value-type="float">
            <text:p>0.4768136637</text:p>
          </table:table-cell>
        </table:table-row>
        <table:table-row table:style-name="ro1">
          <table:table-cell office:value-type="float" office:value="0.473928282945974" calcext:value-type="float">
            <text:p>0.4739282829</text:p>
          </table:table-cell>
        </table:table-row>
        <table:table-row table:style-name="ro1">
          <table:table-cell office:value-type="float" office:value="0.471033218012962" calcext:value-type="float">
            <text:p>0.471033218</text:p>
          </table:table-cell>
        </table:table-row>
        <table:table-row table:style-name="ro1">
          <table:table-cell office:value-type="float" office:value="0.468132864495524" calcext:value-type="float">
            <text:p>0.4681328645</text:p>
          </table:table-cell>
        </table:table-row>
        <table:table-row table:style-name="ro1">
          <table:table-cell office:value-type="float" office:value="0.465231634403597" calcext:value-type="float">
            <text:p>0.4652316344</text:p>
          </table:table-cell>
        </table:table-row>
        <table:table-row table:style-name="ro1">
          <table:table-cell office:value-type="float" office:value="0.462333938464662" calcext:value-type="float">
            <text:p>0.4623339385</text:p>
          </table:table-cell>
        </table:table-row>
        <table:table-row table:style-name="ro1">
          <table:table-cell office:value-type="float" office:value="0.459444169130982" calcext:value-type="float">
            <text:p>0.4594441691</text:p>
          </table:table-cell>
        </table:table-row>
        <table:table-row table:style-name="ro1">
          <table:table-cell office:value-type="float" office:value="0.456566684273869" calcext:value-type="float">
            <text:p>0.4565666843</text:p>
          </table:table-cell>
        </table:table-row>
        <table:table-row table:style-name="ro1">
          <table:table-cell office:value-type="float" office:value="0.453705791564962" calcext:value-type="float">
            <text:p>0.4537057916</text:p>
          </table:table-cell>
        </table:table-row>
        <table:table-row table:style-name="ro1">
          <table:table-cell office:value-type="float" office:value="0.450865733544534" calcext:value-type="float">
            <text:p>0.4508657335</text:p>
          </table:table-cell>
        </table:table-row>
        <table:table-row table:style-name="ro1">
          <table:table-cell office:value-type="float" office:value="0.44805067337681" calcext:value-type="float">
            <text:p>0.4480506734</text:p>
          </table:table-cell>
        </table:table-row>
        <table:table-row table:style-name="ro1">
          <table:table-cell office:value-type="float" office:value="0.445264681292309" calcext:value-type="float">
            <text:p>0.4452646813</text:p>
          </table:table-cell>
        </table:table-row>
        <table:table-row table:style-name="ro1">
          <table:table-cell office:value-type="float" office:value="0.442511721717207" calcext:value-type="float">
            <text:p>0.4425117217</text:p>
          </table:table-cell>
        </table:table-row>
        <table:table-row table:style-name="ro1">
          <table:table-cell office:value-type="float" office:value="0.439795641089713" calcext:value-type="float">
            <text:p>0.4397956411</text:p>
          </table:table-cell>
        </table:table-row>
        <table:table-row table:style-name="ro1">
          <table:table-cell office:value-type="float" office:value="0.437120156363468" calcext:value-type="float">
            <text:p>0.4371201564</text:p>
          </table:table-cell>
        </table:table-row>
        <table:table-row table:style-name="ro1">
          <table:table-cell office:value-type="float" office:value="0.434488844197968" calcext:value-type="float">
            <text:p>0.4344888442</text:p>
          </table:table-cell>
        </table:table-row>
        <table:table-row table:style-name="ro1">
          <table:table-cell office:value-type="float" office:value="0.431905130836" calcext:value-type="float">
            <text:p>0.4319051308</text:p>
          </table:table-cell>
        </table:table-row>
        <table:table-row table:style-name="ro1">
          <table:table-cell office:value-type="float" office:value="0.429372282668096" calcext:value-type="float">
            <text:p>0.4293722827</text:p>
          </table:table-cell>
        </table:table-row>
        <table:table-row table:style-name="ro1">
          <table:table-cell office:value-type="float" office:value="0.426893397484015" calcext:value-type="float">
            <text:p>0.4268933975</text:p>
          </table:table-cell>
        </table:table-row>
        <table:table-row table:style-name="ro1">
          <table:table-cell office:value-type="float" office:value="0.424471396411238" calcext:value-type="float">
            <text:p>0.4244713964</text:p>
          </table:table-cell>
        </table:table-row>
        <table:table-row table:style-name="ro1">
          <table:table-cell office:value-type="float" office:value="0.422109016540482" calcext:value-type="float">
            <text:p>0.4221090165</text:p>
          </table:table-cell>
        </table:table-row>
        <table:table-row table:style-name="ro1">
          <table:table-cell office:value-type="float" office:value="0.419808804238238" calcext:value-type="float">
            <text:p>0.4198088042</text:p>
          </table:table-cell>
        </table:table-row>
        <table:table-row table:style-name="ro1">
          <table:table-cell office:value-type="float" office:value="0.417573109146322" calcext:value-type="float">
            <text:p>0.4175731091</text:p>
          </table:table-cell>
        </table:table-row>
        <table:table-row table:style-name="ro1">
          <table:table-cell office:value-type="float" office:value="0.415404078868454" calcext:value-type="float">
            <text:p>0.4154040789</text:p>
          </table:table-cell>
        </table:table-row>
        <table:table-row table:style-name="ro1">
          <table:table-cell office:value-type="float" office:value="0.413303654343847" calcext:value-type="float">
            <text:p>0.4133036543</text:p>
          </table:table-cell>
        </table:table-row>
        <table:table-row table:style-name="ro1">
          <table:table-cell office:value-type="float" office:value="0.411273565907823" calcext:value-type="float">
            <text:p>0.4112735659</text:p>
          </table:table-cell>
        </table:table-row>
        <table:table-row table:style-name="ro1">
          <table:table-cell office:value-type="float" office:value="0.409315330039443" calcext:value-type="float">
            <text:p>0.40931533</text:p>
          </table:table-cell>
        </table:table-row>
        <table:table-row table:style-name="ro1">
          <table:table-cell office:value-type="float" office:value="0.407430246796162" calcext:value-type="float">
            <text:p>0.4074302468</text:p>
          </table:table-cell>
        </table:table-row>
        <table:table-row table:style-name="ro1">
          <table:table-cell office:value-type="float" office:value="0.405619397935496" calcext:value-type="float">
            <text:p>0.4056193979</text:p>
          </table:table-cell>
        </table:table-row>
        <table:table-row table:style-name="ro1">
          <table:table-cell office:value-type="float" office:value="0.403883645723718" calcext:value-type="float">
            <text:p>0.4038836457</text:p>
          </table:table-cell>
        </table:table-row>
        <table:table-row table:style-name="ro1">
          <table:table-cell office:value-type="float" office:value="0.402223632431564" calcext:value-type="float">
            <text:p>0.4022236324</text:p>
          </table:table-cell>
        </table:table-row>
        <table:table-row table:style-name="ro1">
          <table:table-cell office:value-type="float" office:value="0.400639780516963" calcext:value-type="float">
            <text:p>0.4006397805</text:p>
          </table:table-cell>
        </table:table-row>
        <table:table-row table:style-name="ro1">
          <table:table-cell office:value-type="float" office:value="0.399132293494788" calcext:value-type="float">
            <text:p>0.3991322935</text:p>
          </table:table-cell>
        </table:table-row>
        <table:table-row table:style-name="ro1">
          <table:table-cell office:value-type="float" office:value="0.397701157493622" calcext:value-type="float">
            <text:p>0.3977011575</text:p>
          </table:table-cell>
        </table:table-row>
        <table:table-row table:style-name="ro1">
          <table:table-cell office:value-type="float" office:value="0.396346143499549" calcext:value-type="float">
            <text:p>0.3963461435</text:p>
          </table:table-cell>
        </table:table-row>
        <table:table-row table:style-name="ro1">
          <table:table-cell office:value-type="float" office:value="0.395066810286958" calcext:value-type="float">
            <text:p>0.3950668103</text:p>
          </table:table-cell>
        </table:table-row>
        <table:table-row table:style-name="ro1">
          <table:table-cell office:value-type="float" office:value="0.393862508036372" calcext:value-type="float">
            <text:p>0.393862508</text:p>
          </table:table-cell>
        </table:table-row>
        <table:table-row table:style-name="ro1">
          <table:table-cell office:value-type="float" office:value="0.392732382639293" calcext:value-type="float">
            <text:p>0.3927323826</text:p>
          </table:table-cell>
        </table:table-row>
        <table:table-row table:style-name="ro1">
          <table:table-cell office:value-type="float" office:value="0.391675380690067" calcext:value-type="float">
            <text:p>0.3916753807</text:p>
          </table:table-cell>
        </table:table-row>
        <table:table-row table:style-name="ro1">
          <table:table-cell office:value-type="float" office:value="0.390690255164771" calcext:value-type="float">
            <text:p>0.3906902552</text:p>
          </table:table-cell>
        </table:table-row>
        <table:table-row table:style-name="ro1">
          <table:table-cell office:value-type="float" office:value="0.389775571787116" calcext:value-type="float">
            <text:p>0.3897755718</text:p>
          </table:table-cell>
        </table:table-row>
        <table:table-row table:style-name="ro1">
          <table:table-cell office:value-type="float" office:value="0.388929716081371" calcext:value-type="float">
            <text:p>0.3889297161</text:p>
          </table:table-cell>
        </table:table-row>
        <table:table-row table:style-name="ro1">
          <table:table-cell office:value-type="float" office:value="0.388150901112307" calcext:value-type="float">
            <text:p>0.3881509011</text:p>
          </table:table-cell>
        </table:table-row>
        <table:table-row table:style-name="ro1">
          <table:table-cell office:value-type="float" office:value="0.387437175912159" calcext:value-type="float">
            <text:p>0.3874371759</text:p>
          </table:table-cell>
        </table:table-row>
        <table:table-row table:style-name="ro1">
          <table:table-cell office:value-type="float" office:value="0.386786434594607" calcext:value-type="float">
            <text:p>0.3867864346</text:p>
          </table:table-cell>
        </table:table-row>
        <table:table-row table:style-name="ro1">
          <table:table-cell office:value-type="float" office:value="0.386196426155782" calcext:value-type="float">
            <text:p>0.3861964262</text:p>
          </table:table-cell>
        </table:table-row>
        <table:table-row table:style-name="ro1">
          <table:table-cell office:value-type="float" office:value="0.385664764962281" calcext:value-type="float">
            <text:p>0.385664765</text:p>
          </table:table-cell>
        </table:table-row>
        <table:table-row table:style-name="ro1">
          <table:table-cell office:value-type="float" office:value="0.385188941926214" calcext:value-type="float">
            <text:p>0.3851889419</text:p>
          </table:table-cell>
        </table:table-row>
        <table:table-row table:style-name="ro1">
          <table:table-cell office:value-type="float" office:value="0.384766336367255" calcext:value-type="float">
            <text:p>0.3847663364</text:p>
          </table:table-cell>
        </table:table-row>
        <table:table-row table:style-name="ro1">
          <table:table-cell office:value-type="float" office:value="0.384394228561732" calcext:value-type="float">
            <text:p>0.3843942286</text:p>
          </table:table-cell>
        </table:table-row>
        <table:table-row table:style-name="ro1">
          <table:table-cell office:value-type="float" office:value="0.384069812978717" calcext:value-type="float">
            <text:p>0.384069813</text:p>
          </table:table-cell>
        </table:table-row>
        <table:table-row table:style-name="ro1">
          <table:table-cell office:value-type="float" office:value="0.38379021220315" calcext:value-type="float">
            <text:p>0.3837902122</text:p>
          </table:table-cell>
        </table:table-row>
        <table:table-row table:style-name="ro1">
          <table:table-cell office:value-type="float" office:value="0.383552491545973" calcext:value-type="float">
            <text:p>0.3835524915</text:p>
          </table:table-cell>
        </table:table-row>
        <table:table-row table:style-name="ro1">
          <table:table-cell office:value-type="float" office:value="0.383353674341288" calcext:value-type="float">
            <text:p>0.3833536743</text:p>
          </table:table-cell>
        </table:table-row>
        <table:table-row table:style-name="ro1">
          <table:table-cell office:value-type="float" office:value="0.383190757930533" calcext:value-type="float">
            <text:p>0.3831907579</text:p>
          </table:table-cell>
        </table:table-row>
        <table:table-row table:style-name="ro1">
          <table:table-cell office:value-type="float" office:value="0.383060730333681" calcext:value-type="float">
            <text:p>0.3830607303</text:p>
          </table:table-cell>
        </table:table-row>
        <table:table-row table:style-name="ro1">
          <table:table-cell office:value-type="float" office:value="0.382960587607451" calcext:value-type="float">
            <text:p>0.3829605876</text:p>
          </table:table-cell>
        </table:table-row>
        <table:table-row table:style-name="ro1">
          <table:table-cell office:value-type="float" office:value="0.382887351890545" calcext:value-type="float">
            <text:p>0.3828873519</text:p>
          </table:table-cell>
        </table:table-row>
        <table:table-row table:style-name="ro1">
          <table:table-cell office:value-type="float" office:value="0.382838090135903" calcext:value-type="float">
            <text:p>0.3828380901</text:p>
          </table:table-cell>
        </table:table-row>
        <table:table-row table:style-name="ro1">
          <table:table-cell office:value-type="float" office:value="0.382809933529974" calcext:value-type="float">
            <text:p>0.3828099335</text:p>
          </table:table-cell>
        </table:table-row>
        <table:table-row table:style-name="ro1">
          <table:table-cell office:value-type="float" office:value="0.382800097599012" calcext:value-type="float">
            <text:p>0.3828000976</text:p>
          </table:table-cell>
        </table:table-row>
        <table:table-row table:style-name="ro1">
          <table:table-cell office:value-type="float" office:value="0.382805903002385" calcext:value-type="float">
            <text:p>0.382805903</text:p>
          </table:table-cell>
        </table:table-row>
        <table:table-row table:style-name="ro1">
          <table:table-cell office:value-type="float" office:value="0.382824797012911" calcext:value-type="float">
            <text:p>0.382824797</text:p>
          </table:table-cell>
        </table:table-row>
        <table:table-row table:style-name="ro1">
          <table:table-cell office:value-type="float" office:value="0.382854375684207" calcext:value-type="float">
            <text:p>0.3828543757</text:p>
          </table:table-cell>
        </table:table-row>
        <table:table-row table:style-name="ro1">
          <table:table-cell office:value-type="float" office:value="0.382892406705059" calcext:value-type="float">
            <text:p>0.3828924067</text:p>
          </table:table-cell>
        </table:table-row>
        <table:table-row table:style-name="ro1">
          <table:table-cell office:value-type="float" office:value="0.382936852940814" calcext:value-type="float">
            <text:p>0.3829368529</text:p>
          </table:table-cell>
        </table:table-row>
        <table:table-row table:style-name="ro1">
          <table:table-cell office:value-type="float" office:value="0.382985896661788" calcext:value-type="float">
            <text:p>0.3829858967</text:p>
          </table:table-cell>
        </table:table-row>
        <table:table-row table:style-name="ro1">
          <table:table-cell office:value-type="float" office:value="0.383037964458699" calcext:value-type="float">
            <text:p>0.3830379645</text:p>
          </table:table-cell>
        </table:table-row>
        <table:table-row table:style-name="ro1">
          <table:table-cell office:value-type="float" office:value="0.383091752845108" calcext:value-type="float">
            <text:p>0.3830917528</text:p>
          </table:table-cell>
        </table:table-row>
        <table:table-row table:style-name="ro1">
          <table:table-cell office:value-type="float" office:value="0.383146254546894" calcext:value-type="float">
            <text:p>0.3831462545</text:p>
          </table:table-cell>
        </table:table-row>
        <table:table-row table:style-name="ro1">
          <table:table-cell office:value-type="float" office:value="0.545953316610686" calcext:value-type="float">
            <text:p>0.5459533166</text:p>
          </table:table-cell>
        </table:table-row>
        <table:table-row table:style-name="ro1">
          <table:table-cell office:value-type="float" office:value="0.544465390582022" calcext:value-type="float">
            <text:p>0.5444653906</text:p>
          </table:table-cell>
        </table:table-row>
        <table:table-row table:style-name="ro1">
          <table:table-cell office:value-type="float" office:value="0.542958299651596" calcext:value-type="float">
            <text:p>0.5429582997</text:p>
          </table:table-cell>
        </table:table-row>
        <table:table-row table:style-name="ro1">
          <table:table-cell office:value-type="float" office:value="0.541423834519914" calcext:value-type="float">
            <text:p>0.5414238345</text:p>
          </table:table-cell>
        </table:table-row>
        <table:table-row table:style-name="ro1">
          <table:table-cell office:value-type="float" office:value="0.539854677033129" calcext:value-type="float">
            <text:p>0.539854677</text:p>
          </table:table-cell>
        </table:table-row>
        <table:table-row table:style-name="ro1">
          <table:table-cell office:value-type="float" office:value="0.538244361758887" calcext:value-type="float">
            <text:p>0.5382443618</text:p>
          </table:table-cell>
        </table:table-row>
        <table:table-row table:style-name="ro1">
          <table:table-cell office:value-type="float" office:value="0.536587238235515" calcext:value-type="float">
            <text:p>0.5365872382</text:p>
          </table:table-cell>
        </table:table-row>
        <table:table-row table:style-name="ro1">
          <table:table-cell office:value-type="float" office:value="0.534878433894529" calcext:value-type="float">
            <text:p>0.5348784339</text:p>
          </table:table-cell>
        </table:table-row>
        <table:table-row table:style-name="ro1">
          <table:table-cell office:value-type="float" office:value="0.533113817656469" calcext:value-type="float">
            <text:p>0.5331138177</text:p>
          </table:table-cell>
        </table:table-row>
        <table:table-row table:style-name="ro1">
          <table:table-cell office:value-type="float" office:value="0.531289964200058" calcext:value-type="float">
            <text:p>0.5312899642</text:p>
          </table:table-cell>
        </table:table-row>
        <table:table-row table:style-name="ro1">
          <table:table-cell office:value-type="float" office:value="0.529404118904698" calcext:value-type="float">
            <text:p>0.5294041189</text:p>
          </table:table-cell>
        </table:table-row>
        <table:table-row table:style-name="ro1">
          <table:table-cell office:value-type="float" office:value="0.527454163466282" calcext:value-type="float">
            <text:p>0.5274541635</text:p>
          </table:table-cell>
        </table:table-row>
        <table:table-row table:style-name="ro1">
          <table:table-cell office:value-type="float" office:value="0.525438582186334" calcext:value-type="float">
            <text:p>0.5254385822</text:p>
          </table:table-cell>
        </table:table-row>
        <table:table-row table:style-name="ro1">
          <table:table-cell office:value-type="float" office:value="0.523356428934484" calcext:value-type="float">
            <text:p>0.5233564289</text:p>
          </table:table-cell>
        </table:table-row>
        <table:table-row table:style-name="ro1">
          <table:table-cell office:value-type="float" office:value="0.521207294784259" calcext:value-type="float">
            <text:p>0.5212072948</text:p>
          </table:table-cell>
        </table:table-row>
        <table:table-row table:style-name="ro1">
          <table:table-cell office:value-type="float" office:value="0.518991276322207" calcext:value-type="float">
            <text:p>0.5189912763</text:p>
          </table:table-cell>
        </table:table-row>
        <table:table-row table:style-name="ro1">
          <table:table-cell office:value-type="float" office:value="0.516708944630348" calcext:value-type="float">
            <text:p>0.5167089446</text:p>
          </table:table-cell>
        </table:table-row>
        <table:table-row table:style-name="ro1">
          <table:table-cell office:value-type="float" office:value="0.514361314941948" calcext:value-type="float">
            <text:p>0.5143613149</text:p>
          </table:table-cell>
        </table:table-row>
        <table:table-row table:style-name="ro1">
          <table:table-cell office:value-type="float" office:value="0.511949816970623" calcext:value-type="float">
            <text:p>0.511949817</text:p>
          </table:table-cell>
        </table:table-row>
        <table:table-row table:style-name="ro1">
          <table:table-cell office:value-type="float" office:value="0.509476265912768" calcext:value-type="float">
            <text:p>0.5094762659</text:p>
          </table:table-cell>
        </table:table-row>
        <table:table-row table:style-name="ro1">
          <table:table-cell office:value-type="float" office:value="0.506942834123312" calcext:value-type="float">
            <text:p>0.5069428341</text:p>
          </table:table-cell>
        </table:table-row>
        <table:table-row table:style-name="ro1">
          <table:table-cell office:value-type="float" office:value="0.504352023464803" calcext:value-type="float">
            <text:p>0.5043520235</text:p>
          </table:table-cell>
        </table:table-row>
        <table:table-row table:style-name="ro1">
          <table:table-cell office:value-type="float" office:value="0.501706638329818" calcext:value-type="float">
            <text:p>0.5017066383</text:p>
          </table:table-cell>
        </table:table-row>
        <table:table-row table:style-name="ro1">
          <table:table-cell office:value-type="float" office:value="0.499009759336695" calcext:value-type="float">
            <text:p>0.4990097593</text:p>
          </table:table-cell>
        </table:table-row>
        <table:table-row table:style-name="ro1">
          <table:table-cell office:value-type="float" office:value="0.4962647176986" calcext:value-type="float">
            <text:p>0.4962647177</text:p>
          </table:table-cell>
        </table:table-row>
        <table:table-row table:style-name="ro1">
          <table:table-cell office:value-type="float" office:value="0.493475070265917" calcext:value-type="float">
            <text:p>0.4934750703</text:p>
          </table:table-cell>
        </table:table-row>
        <table:table-row table:style-name="ro1">
          <table:table-cell office:value-type="float" office:value="0.490644575241961" calcext:value-type="float">
            <text:p>0.4906445752</text:p>
          </table:table-cell>
        </table:table-row>
        <table:table-row table:style-name="ro1">
          <table:table-cell office:value-type="float" office:value="0.487777168572025" calcext:value-type="float">
            <text:p>0.4877771686</text:p>
          </table:table-cell>
        </table:table-row>
        <table:table-row table:style-name="ro1">
          <table:table-cell office:value-type="float" office:value="0.484876941005747" calcext:value-type="float">
            <text:p>0.484876941</text:p>
          </table:table-cell>
        </table:table-row>
        <table:table-row table:style-name="ro1">
          <table:table-cell office:value-type="float" office:value="0.481948115832807" calcext:value-type="float">
            <text:p>0.4819481158</text:p>
          </table:table-cell>
        </table:table-row>
        <table:table-row table:style-name="ro1">
          <table:table-cell office:value-type="float" office:value="0.478995027291952" calcext:value-type="float">
            <text:p>0.4789950273</text:p>
          </table:table-cell>
        </table:table-row>
        <table:table-row table:style-name="ro1">
          <table:table-cell office:value-type="float" office:value="0.476022099653344" calcext:value-type="float">
            <text:p>0.4760220997</text:p>
          </table:table-cell>
        </table:table-row>
        <table:table-row table:style-name="ro1">
          <table:table-cell office:value-type="float" office:value="0.473033826974239" calcext:value-type="float">
            <text:p>0.473033827</text:p>
          </table:table-cell>
        </table:table-row>
        <table:table-row table:style-name="ro1">
          <table:table-cell office:value-type="float" office:value="0.470034753527986" calcext:value-type="float">
            <text:p>0.4700347535</text:p>
          </table:table-cell>
        </table:table-row>
        <table:table-row table:style-name="ro1">
          <table:table-cell office:value-type="float" office:value="0.467029454906363" calcext:value-type="float">
            <text:p>0.4670294549</text:p>
          </table:table-cell>
        </table:table-row>
        <table:table-row table:style-name="ro1">
          <table:table-cell office:value-type="float" office:value="0.464022519795228" calcext:value-type="float">
            <text:p>0.4640225198</text:p>
          </table:table-cell>
        </table:table-row>
        <table:table-row table:style-name="ro1">
          <table:table-cell office:value-type="float" office:value="0.461018532423508" calcext:value-type="float">
            <text:p>0.4610185324</text:p>
          </table:table-cell>
        </table:table-row>
        <table:table-row table:style-name="ro1">
          <table:table-cell office:value-type="float" office:value="0.458022055685505" calcext:value-type="float">
            <text:p>0.4580220557</text:p>
          </table:table-cell>
        </table:table-row>
        <table:table-row table:style-name="ro1">
          <table:table-cell office:value-type="float" office:value="0.455037614936534" calcext:value-type="float">
            <text:p>0.4550376149</text:p>
          </table:table-cell>
        </table:table-row>
        <table:table-row table:style-name="ro1">
          <table:table-cell office:value-type="float" office:value="0.452069682461887" calcext:value-type="float">
            <text:p>0.4520696825</text:p>
          </table:table-cell>
        </table:table-row>
        <table:table-row table:style-name="ro1">
          <table:table-cell office:value-type="float" office:value="0.449122662619126" calcext:value-type="float">
            <text:p>0.4491226626</text:p>
          </table:table-cell>
        </table:table-row>
        <table:table-row table:style-name="ro1">
          <table:table-cell office:value-type="float" office:value="0.446200877653694" calcext:value-type="float">
            <text:p>0.4462008777</text:p>
          </table:table-cell>
        </table:table-row>
        <table:table-row table:style-name="ro1">
          <table:table-cell office:value-type="float" office:value="0.443308554187864" calcext:value-type="float">
            <text:p>0.4433085542</text:p>
          </table:table-cell>
        </table:table-row>
        <table:table-row table:style-name="ro1">
          <table:table-cell office:value-type="float" office:value="0.440449810383009" calcext:value-type="float">
            <text:p>0.4404498104</text:p>
          </table:table-cell>
        </table:table-row>
        <table:table-row table:style-name="ro1">
          <table:table-cell office:value-type="float" office:value="0.437628643775195" calcext:value-type="float">
            <text:p>0.4376286438</text:p>
          </table:table-cell>
        </table:table-row>
        <table:table-row table:style-name="ro1">
          <table:table-cell office:value-type="float" office:value="0.43484891978411" calcext:value-type="float">
            <text:p>0.4348489198</text:p>
          </table:table-cell>
        </table:table-row>
        <table:table-row table:style-name="ro1">
          <table:table-cell office:value-type="float" office:value="0.432114360895311" calcext:value-type="float">
            <text:p>0.4321143609</text:p>
          </table:table-cell>
        </table:table-row>
        <table:table-row table:style-name="ro1">
          <table:table-cell office:value-type="float" office:value="0.429428536515805" calcext:value-type="float">
            <text:p>0.4294285365</text:p>
          </table:table-cell>
        </table:table-row>
        <table:table-row table:style-name="ro1">
          <table:table-cell office:value-type="float" office:value="0.426794853502948" calcext:value-type="float">
            <text:p>0.4267948535</text:p>
          </table:table-cell>
        </table:table-row>
        <table:table-row table:style-name="ro1">
          <table:table-cell office:value-type="float" office:value="0.424216547366681" calcext:value-type="float">
            <text:p>0.4242165474</text:p>
          </table:table-cell>
        </table:table-row>
        <table:table-row table:style-name="ro1">
          <table:table-cell office:value-type="float" office:value="0.421696674145082" calcext:value-type="float">
            <text:p>0.4216966741</text:p>
          </table:table-cell>
        </table:table-row>
        <table:table-row table:style-name="ro1">
          <table:table-cell office:value-type="float" office:value="0.419238102953256" calcext:value-type="float">
            <text:p>0.419238103</text:p>
          </table:table-cell>
        </table:table-row>
        <table:table-row table:style-name="ro1">
          <table:table-cell office:value-type="float" office:value="0.416843509205543" calcext:value-type="float">
            <text:p>0.4168435092</text:p>
          </table:table-cell>
        </table:table-row>
        <table:table-row table:style-name="ro1">
          <table:table-cell office:value-type="float" office:value="0.414515368511052" calcext:value-type="float">
            <text:p>0.4145153685</text:p>
          </table:table-cell>
        </table:table-row>
        <table:table-row table:style-name="ro1">
          <table:table-cell office:value-type="float" office:value="0.412255951242533" calcext:value-type="float">
            <text:p>0.4122559512</text:p>
          </table:table-cell>
        </table:table-row>
        <table:table-row table:style-name="ro1">
          <table:table-cell office:value-type="float" office:value="0.410067317778561" calcext:value-type="float">
            <text:p>0.4100673178</text:p>
          </table:table-cell>
        </table:table-row>
        <table:table-row table:style-name="ro1">
          <table:table-cell office:value-type="float" office:value="0.407951314419059" calcext:value-type="float">
            <text:p>0.4079513144</text:p>
          </table:table-cell>
        </table:table-row>
        <table:table-row table:style-name="ro1">
          <table:table-cell office:value-type="float" office:value="0.405909569974137" calcext:value-type="float">
            <text:p>0.40590957</text:p>
          </table:table-cell>
        </table:table-row>
        <table:table-row table:style-name="ro1">
          <table:table-cell office:value-type="float" office:value="0.403943493026268" calcext:value-type="float">
            <text:p>0.403943493</text:p>
          </table:table-cell>
        </table:table-row>
        <table:table-row table:style-name="ro1">
          <table:table-cell office:value-type="float" office:value="0.402054269865783" calcext:value-type="float">
            <text:p>0.4020542699</text:p>
          </table:table-cell>
        </table:table-row>
        <table:table-row table:style-name="ro1">
          <table:table-cell office:value-type="float" office:value="0.400242863099698" calcext:value-type="float">
            <text:p>0.4002428631</text:p>
          </table:table-cell>
        </table:table-row>
        <table:table-row table:style-name="ro1">
          <table:table-cell office:value-type="float" office:value="0.398510010933861" calcext:value-type="float">
            <text:p>0.3985100109</text:p>
          </table:table-cell>
        </table:table-row>
        <table:table-row table:style-name="ro1">
          <table:table-cell office:value-type="float" office:value="0.396856227128435" calcext:value-type="float">
            <text:p>0.3968562271</text:p>
          </table:table-cell>
        </table:table-row>
        <table:table-row table:style-name="ro1">
          <table:table-cell office:value-type="float" office:value="0.3952818016267" calcext:value-type="float">
            <text:p>0.3952818016</text:p>
          </table:table-cell>
        </table:table-row>
        <table:table-row table:style-name="ro1">
          <table:table-cell office:value-type="float" office:value="0.393786801857182" calcext:value-type="float">
            <text:p>0.3937868019</text:p>
          </table:table-cell>
        </table:table-row>
        <table:table-row table:style-name="ro1">
          <table:table-cell office:value-type="float" office:value="0.392371074709118" calcext:value-type="float">
            <text:p>0.3923710747</text:p>
          </table:table-cell>
        </table:table-row>
        <table:table-row table:style-name="ro1">
          <table:table-cell office:value-type="float" office:value="0.391034249181232" calcext:value-type="float">
            <text:p>0.3910342492</text:p>
          </table:table-cell>
        </table:table-row>
        <table:table-row table:style-name="ro1">
          <table:table-cell office:value-type="float" office:value="0.389775739703855" calcext:value-type="float">
            <text:p>0.3897757397</text:p>
          </table:table-cell>
        </table:table-row>
        <table:table-row table:style-name="ro1">
          <table:table-cell office:value-type="float" office:value="0.388594750134356" calcext:value-type="float">
            <text:p>0.3885947501</text:p>
          </table:table-cell>
        </table:table-row>
        <table:table-row table:style-name="ro1">
          <table:table-cell office:value-type="float" office:value="0.387490278425913" calcext:value-type="float">
            <text:p>0.3874902784</text:p>
          </table:table-cell>
        </table:table-row>
        <table:table-row table:style-name="ro1">
          <table:table-cell office:value-type="float" office:value="0.386461121969599" calcext:value-type="float">
            <text:p>0.386461122</text:p>
          </table:table-cell>
        </table:table-row>
        <table:table-row table:style-name="ro1">
          <table:table-cell office:value-type="float" office:value="0.385505883609806" calcext:value-type="float">
            <text:p>0.3855058836</text:p>
          </table:table-cell>
        </table:table-row>
        <table:table-row table:style-name="ro1">
          <table:table-cell office:value-type="float" office:value="0.384622978332985" calcext:value-type="float">
            <text:p>0.3846229783</text:p>
          </table:table-cell>
        </table:table-row>
        <table:table-row table:style-name="ro1">
          <table:table-cell office:value-type="float" office:value="0.383810640629721" calcext:value-type="float">
            <text:p>0.3838106406</text:p>
          </table:table-cell>
        </table:table-row>
        <table:table-row table:style-name="ro1">
          <table:table-cell office:value-type="float" office:value="0.383066932530129" calcext:value-type="float">
            <text:p>0.3830669325</text:p>
          </table:table-cell>
        </table:table-row>
        <table:table-row table:style-name="ro1">
          <table:table-cell office:value-type="float" office:value="0.382389752312583" calcext:value-type="float">
            <text:p>0.3823897523</text:p>
          </table:table-cell>
        </table:table-row>
        <table:table-row table:style-name="ro1">
          <table:table-cell office:value-type="float" office:value="0.381776843885762" calcext:value-type="float">
            <text:p>0.3817768439</text:p>
          </table:table-cell>
        </table:table-row>
        <table:table-row table:style-name="ro1">
          <table:table-cell office:value-type="float" office:value="0.381225806844036" calcext:value-type="float">
            <text:p>0.3812258068</text:p>
          </table:table-cell>
        </table:table-row>
        <table:table-row table:style-name="ro1">
          <table:table-cell office:value-type="float" office:value="0.380734107196165" calcext:value-type="float">
            <text:p>0.3807341072</text:p>
          </table:table-cell>
        </table:table-row>
        <table:table-row table:style-name="ro1">
          <table:table-cell office:value-type="float" office:value="0.380299088767333" calcext:value-type="float">
            <text:p>0.3802990888</text:p>
          </table:table-cell>
        </table:table-row>
        <table:table-row table:style-name="ro1">
          <table:table-cell office:value-type="float" office:value="0.379917985274509" calcext:value-type="float">
            <text:p>0.3799179853</text:p>
          </table:table-cell>
        </table:table-row>
        <table:table-row table:style-name="ro1">
          <table:table-cell office:value-type="float" office:value="0.379587933075128" calcext:value-type="float">
            <text:p>0.3795879331</text:p>
          </table:table-cell>
        </table:table-row>
        <table:table-row table:style-name="ro1">
          <table:table-cell office:value-type="float" office:value="0.379305984589108" calcext:value-type="float">
            <text:p>0.3793059846</text:p>
          </table:table-cell>
        </table:table-row>
        <table:table-row table:style-name="ro1">
          <table:table-cell office:value-type="float" office:value="0.379069122394185" calcext:value-type="float">
            <text:p>0.3790691224</text:p>
          </table:table-cell>
        </table:table-row>
        <table:table-row table:style-name="ro1">
          <table:table-cell office:value-type="float" office:value="0.37887427399458" calcext:value-type="float">
            <text:p>0.378874274</text:p>
          </table:table-cell>
        </table:table-row>
        <table:table-row table:style-name="ro1">
          <table:table-cell office:value-type="float" office:value="0.378718327262993" calcext:value-type="float">
            <text:p>0.3787183273</text:p>
          </table:table-cell>
        </table:table-row>
        <table:table-row table:style-name="ro1">
          <table:table-cell office:value-type="float" office:value="0.378598146555919" calcext:value-type="float">
            <text:p>0.3785981466</text:p>
          </table:table-cell>
        </table:table-row>
        <table:table-row table:style-name="ro1">
          <table:table-cell office:value-type="float" office:value="0.378510589502294" calcext:value-type="float">
            <text:p>0.3785105895</text:p>
          </table:table-cell>
        </table:table-row>
        <table:table-row table:style-name="ro1">
          <table:table-cell office:value-type="float" office:value="0.378452524465471" calcext:value-type="float">
            <text:p>0.3784525245</text:p>
          </table:table-cell>
        </table:table-row>
        <table:table-row table:style-name="ro1">
          <table:table-cell office:value-type="float" office:value="0.378420848678514" calcext:value-type="float">
            <text:p>0.3784208487</text:p>
          </table:table-cell>
        </table:table-row>
        <table:table-row table:style-name="ro1">
          <table:table-cell office:value-type="float" office:value="0.378412507052827" calcext:value-type="float">
            <text:p>0.3784125071</text:p>
          </table:table-cell>
        </table:table-row>
        <table:table-row table:style-name="ro1">
          <table:table-cell office:value-type="float" office:value="0.378424511660107" calcext:value-type="float">
            <text:p>0.3784245117</text:p>
          </table:table-cell>
        </table:table-row>
        <table:table-row table:style-name="ro1">
          <table:table-cell office:value-type="float" office:value="0.378453961887621" calcext:value-type="float">
            <text:p>0.3784539619</text:p>
          </table:table-cell>
        </table:table-row>
        <table:table-row table:style-name="ro1">
          <table:table-cell office:value-type="float" office:value="0.378498065266813" calcext:value-type="float">
            <text:p>0.3784980653</text:p>
          </table:table-cell>
        </table:table-row>
        <table:table-row table:style-name="ro1">
          <table:table-cell office:value-type="float" office:value="0.378554158975236" calcext:value-type="float">
            <text:p>0.378554159</text:p>
          </table:table-cell>
        </table:table-row>
        <table:table-row table:style-name="ro1">
          <table:table-cell office:value-type="float" office:value="0.378619732011815" calcext:value-type="float">
            <text:p>0.378619732</text:p>
          </table:table-cell>
        </table:table-row>
        <table:table-row table:style-name="ro1">
          <table:table-cell office:value-type="float" office:value="0.378692448045425" calcext:value-type="float">
            <text:p>0.378692448</text:p>
          </table:table-cell>
        </table:table-row>
        <table:table-row table:style-name="ro1">
          <table:table-cell office:value-type="float" office:value="0.378770168936814" calcext:value-type="float">
            <text:p>0.3787701689</text:p>
          </table:table-cell>
        </table:table-row>
        <table:table-row table:style-name="ro1">
          <table:table-cell office:value-type="float" office:value="0.378850978933834" calcext:value-type="float">
            <text:p>0.3788509789</text:p>
          </table:table-cell>
        </table:table-row>
        <table:table-row table:style-name="ro1">
          <table:table-cell office:value-type="float" office:value="0.378933209540011" calcext:value-type="float">
            <text:p>0.3789332095</text:p>
          </table:table-cell>
        </table:table-row>
        <table:table-row table:style-name="ro1">
          <table:table-cell office:value-type="float" office:value="0.548043369993793" calcext:value-type="float">
            <text:p>0.54804337</text:p>
          </table:table-cell>
        </table:table-row>
        <table:table-row table:style-name="ro1">
          <table:table-cell office:value-type="float" office:value="0.546617863172584" calcext:value-type="float">
            <text:p>0.5466178632</text:p>
          </table:table-cell>
        </table:table-row>
        <table:table-row table:style-name="ro1">
          <table:table-cell office:value-type="float" office:value="0.545172152346296" calcext:value-type="float">
            <text:p>0.5451721523</text:p>
          </table:table-cell>
        </table:table-row>
        <table:table-row table:style-name="ro1">
          <table:table-cell office:value-type="float" office:value="0.543697544461819" calcext:value-type="float">
            <text:p>0.5436975445</text:p>
          </table:table-cell>
        </table:table-row>
        <table:table-row table:style-name="ro1">
          <table:table-cell office:value-type="float" office:value="0.542186262051527" calcext:value-type="float">
            <text:p>0.5421862621</text:p>
          </table:table-cell>
        </table:table-row>
        <table:table-row table:style-name="ro1">
          <table:table-cell office:value-type="float" office:value="0.540631404708175" calcext:value-type="float">
            <text:p>0.5406314047</text:p>
          </table:table-cell>
        </table:table-row>
        <table:table-row table:style-name="ro1">
          <table:table-cell office:value-type="float" office:value="0.539026911218621" calcext:value-type="float">
            <text:p>0.5390269112</text:p>
          </table:table-cell>
        </table:table-row>
        <table:table-row table:style-name="ro1">
          <table:table-cell office:value-type="float" office:value="0.537367522356382" calcext:value-type="float">
            <text:p>0.5373675224</text:p>
          </table:table-cell>
        </table:table-row>
        <table:table-row table:style-name="ro1">
          <table:table-cell office:value-type="float" office:value="0.535648744333027" calcext:value-type="float">
            <text:p>0.5356487443</text:p>
          </table:table-cell>
        </table:table-row>
        <table:table-row table:style-name="ro1">
          <table:table-cell office:value-type="float" office:value="0.533866812908388" calcext:value-type="float">
            <text:p>0.5338668129</text:p>
          </table:table-cell>
        </table:table-row>
        <table:table-row table:style-name="ro1">
          <table:table-cell office:value-type="float" office:value="0.532018658159608" calcext:value-type="float">
            <text:p>0.5320186582</text:p>
          </table:table-cell>
        </table:table-row>
        <table:table-row table:style-name="ro1">
          <table:table-cell office:value-type="float" office:value="0.530101869909025" calcext:value-type="float">
            <text:p>0.5301018699</text:p>
          </table:table-cell>
        </table:table-row>
        <table:table-row table:style-name="ro1">
          <table:table-cell office:value-type="float" office:value="0.528114663810873" calcext:value-type="float">
            <text:p>0.5281146638</text:p>
          </table:table-cell>
        </table:table-row>
        <table:table-row table:style-name="ro1">
          <table:table-cell office:value-type="float" office:value="0.526055848096828" calcext:value-type="float">
            <text:p>0.5260558481</text:p>
          </table:table-cell>
        </table:table-row>
        <table:table-row table:style-name="ro1">
          <table:table-cell office:value-type="float" office:value="0.523924790980374" calcext:value-type="float">
            <text:p>0.523924791</text:p>
          </table:table-cell>
        </table:table-row>
        <table:table-row table:style-name="ro1">
          <table:table-cell office:value-type="float" office:value="0.521721388720004" calcext:value-type="float">
            <text:p>0.5217213887</text:p>
          </table:table-cell>
        </table:table-row>
        <table:table-row table:style-name="ro1">
          <table:table-cell office:value-type="float" office:value="0.519446034341252" calcext:value-type="float">
            <text:p>0.5194460343</text:p>
          </table:table-cell>
        </table:table-row>
        <table:table-row table:style-name="ro1">
          <table:table-cell office:value-type="float" office:value="0.51709958701755" calcext:value-type="float">
            <text:p>0.517099587</text:p>
          </table:table-cell>
        </table:table-row>
        <table:table-row table:style-name="ro1">
          <table:table-cell office:value-type="float" office:value="0.514683342109928" calcext:value-type="float">
            <text:p>0.5146833421</text:p>
          </table:table-cell>
        </table:table-row>
        <table:table-row table:style-name="ro1">
          <table:table-cell office:value-type="float" office:value="0.512199001865529" calcext:value-type="float">
            <text:p>0.5121990019</text:p>
          </table:table-cell>
        </table:table-row>
        <table:table-row table:style-name="ro1">
          <table:table-cell office:value-type="float" office:value="0.509648646774962" calcext:value-type="float">
            <text:p>0.5096486468</text:p>
          </table:table-cell>
        </table:table-row>
        <table:table-row table:style-name="ro1">
          <table:table-cell office:value-type="float" office:value="0.507034707588491" calcext:value-type="float">
            <text:p>0.5070347076</text:p>
          </table:table-cell>
        </table:table-row>
        <table:table-row table:style-name="ro1">
          <table:table-cell office:value-type="float" office:value="0.504359937991043" calcext:value-type="float">
            <text:p>0.504359938</text:p>
          </table:table-cell>
        </table:table-row>
        <table:table-row table:style-name="ro1">
          <table:table-cell office:value-type="float" office:value="0.501627387936056" calcext:value-type="float">
            <text:p>0.5016273879</text:p>
          </table:table-cell>
        </table:table-row>
        <table:table-row table:style-name="ro1">
          <table:table-cell office:value-type="float" office:value="0.498840377638151" calcext:value-type="float">
            <text:p>0.4988403776</text:p>
          </table:table-cell>
        </table:table-row>
        <table:table-row table:style-name="ro1">
          <table:table-cell office:value-type="float" office:value="0.49600247222464" calcext:value-type="float">
            <text:p>0.4960024722</text:p>
          </table:table-cell>
        </table:table-row>
        <table:table-row table:style-name="ro1">
          <table:table-cell office:value-type="float" office:value="0.493117457045857" calcext:value-type="float">
            <text:p>0.493117457</text:p>
          </table:table-cell>
        </table:table-row>
        <table:table-row table:style-name="ro1">
          <table:table-cell office:value-type="float" office:value="0.490189313644333" calcext:value-type="float">
            <text:p>0.4901893136</text:p>
          </table:table-cell>
        </table:table-row>
        <table:table-row table:style-name="ro1">
          <table:table-cell office:value-type="float" office:value="0.487222196382782" calcext:value-type="float">
            <text:p>0.4872221964</text:p>
          </table:table-cell>
        </table:table-row>
        <table:table-row table:style-name="ro1">
          <table:table-cell office:value-type="float" office:value="0.484220409730938" calcext:value-type="float">
            <text:p>0.4842204097</text:p>
          </table:table-cell>
        </table:table-row>
        <table:table-row table:style-name="ro1">
          <table:table-cell office:value-type="float" office:value="0.481188386211206" calcext:value-type="float">
            <text:p>0.4811883862</text:p>
          </table:table-cell>
        </table:table-row>
        <table:table-row table:style-name="ro1">
          <table:table-cell office:value-type="float" office:value="0.478130665003154" calcext:value-type="float">
            <text:p>0.478130665</text:p>
          </table:table-cell>
        </table:table-row>
        <table:table-row table:style-name="ro1">
          <table:table-cell office:value-type="float" office:value="0.475051871206829" calcext:value-type="float">
            <text:p>0.4750518712</text:p>
          </table:table-cell>
        </table:table-row>
        <table:table-row table:style-name="ro1">
          <table:table-cell office:value-type="float" office:value="0.471956695764911" calcext:value-type="float">
            <text:p>0.4719566958</text:p>
          </table:table-cell>
        </table:table-row>
        <table:table-row table:style-name="ro1">
          <table:table-cell office:value-type="float" office:value="0.468849876043685" calcext:value-type="float">
            <text:p>0.468849876</text:p>
          </table:table-cell>
        </table:table-row>
        <table:table-row table:style-name="ro1">
          <table:table-cell office:value-type="float" office:value="0.465736177072861" calcext:value-type="float">
            <text:p>0.4657361771</text:p>
          </table:table-cell>
        </table:table-row>
        <table:table-row table:style-name="ro1">
          <table:table-cell office:value-type="float" office:value="0.462620373444206" calcext:value-type="float">
            <text:p>0.4626203734</text:p>
          </table:table-cell>
        </table:table-row>
        <table:table-row table:style-name="ro1">
          <table:table-cell office:value-type="float" office:value="0.459507231869021" calcext:value-type="float">
            <text:p>0.4595072319</text:p>
          </table:table-cell>
        </table:table-row>
        <table:table-row table:style-name="ro1">
          <table:table-cell office:value-type="float" office:value="0.45640149439444" calcext:value-type="float">
            <text:p>0.4564014944</text:p>
          </table:table-cell>
        </table:table-row>
        <table:table-row table:style-name="ro1">
          <table:table-cell office:value-type="float" office:value="0.453307862278564" calcext:value-type="float">
            <text:p>0.4533078623</text:p>
          </table:table-cell>
        </table:table-row>
        <table:table-row table:style-name="ro1">
          <table:table-cell office:value-type="float" office:value="0.450230980524422" calcext:value-type="float">
            <text:p>0.4502309805</text:p>
          </table:table-cell>
        </table:table-row>
        <table:table-row table:style-name="ro1">
          <table:table-cell office:value-type="float" office:value="0.447175423072766" calcext:value-type="float">
            <text:p>0.4471754231</text:p>
          </table:table-cell>
        </table:table-row>
        <table:table-row table:style-name="ro1">
          <table:table-cell office:value-type="float" office:value="0.444145678653692" calcext:value-type="float">
            <text:p>0.4441456787</text:p>
          </table:table-cell>
        </table:table-row>
        <table:table-row table:style-name="ro1">
          <table:table-cell office:value-type="float" office:value="0.4411461372971" calcext:value-type="float">
            <text:p>0.4411461373</text:p>
          </table:table-cell>
        </table:table-row>
        <table:table-row table:style-name="ro1">
          <table:table-cell office:value-type="float" office:value="0.438181077501972" calcext:value-type="float">
            <text:p>0.4381810775</text:p>
          </table:table-cell>
        </table:table-row>
        <table:table-row table:style-name="ro1">
          <table:table-cell office:value-type="float" office:value="0.435254654064491" calcext:value-type="float">
            <text:p>0.4352546541</text:p>
          </table:table-cell>
        </table:table-row>
        <table:table-row table:style-name="ro1">
          <table:table-cell office:value-type="float" office:value="0.432370886564988" calcext:value-type="float">
            <text:p>0.4323708866</text:p>
          </table:table-cell>
        </table:table-row>
        <table:table-row table:style-name="ro1">
          <table:table-cell office:value-type="float" office:value="0.429533648513714" calcext:value-type="float">
            <text:p>0.4295336485</text:p>
          </table:table-cell>
        </table:table-row>
        <table:table-row table:style-name="ro1">
          <table:table-cell office:value-type="float" office:value="0.426746657155451" calcext:value-type="float">
            <text:p>0.4267466572</text:p>
          </table:table-cell>
        </table:table-row>
        <table:table-row table:style-name="ro1">
          <table:table-cell office:value-type="float" office:value="0.424013463932947" calcext:value-type="float">
            <text:p>0.4240134639</text:p>
          </table:table-cell>
        </table:table-row>
        <table:table-row table:style-name="ro1">
          <table:table-cell office:value-type="float" office:value="0.421337445609184" calcext:value-type="float">
            <text:p>0.4213374456</text:p>
          </table:table-cell>
        </table:table-row>
        <table:table-row table:style-name="ro1">
          <table:table-cell office:value-type="float" office:value="0.418721796048478" calcext:value-type="float">
            <text:p>0.418721796</text:p>
          </table:table-cell>
        </table:table-row>
        <table:table-row table:style-name="ro1">
          <table:table-cell office:value-type="float" office:value="0.416169518656405" calcext:value-type="float">
            <text:p>0.4161695187</text:p>
          </table:table-cell>
        </table:table-row>
        <table:table-row table:style-name="ro1">
          <table:table-cell office:value-type="float" office:value="0.413683419478563" calcext:value-type="float">
            <text:p>0.4136834195</text:p>
          </table:table-cell>
        </table:table-row>
        <table:table-row table:style-name="ro1">
          <table:table-cell office:value-type="float" office:value="0.411266100958161" calcext:value-type="float">
            <text:p>0.411266101</text:p>
          </table:table-cell>
        </table:table-row>
        <table:table-row table:style-name="ro1">
          <table:table-cell office:value-type="float" office:value="0.408919956352436" calcext:value-type="float">
            <text:p>0.4089199564</text:p>
          </table:table-cell>
        </table:table-row>
        <table:table-row table:style-name="ro1">
          <table:table-cell office:value-type="float" office:value="0.40664716480791" calcext:value-type="float">
            <text:p>0.4066471648</text:p>
          </table:table-cell>
        </table:table-row>
        <table:table-row table:style-name="ro1">
          <table:table-cell office:value-type="float" office:value="0.404449687094467" calcext:value-type="float">
            <text:p>0.4044496871</text:p>
          </table:table-cell>
        </table:table-row>
        <table:table-row table:style-name="ro1">
          <table:table-cell office:value-type="float" office:value="0.402329261998265" calcext:value-type="float">
            <text:p>0.402329262</text:p>
          </table:table-cell>
        </table:table-row>
        <table:table-row table:style-name="ro1">
          <table:table-cell office:value-type="float" office:value="0.400287403373479" calcext:value-type="float">
            <text:p>0.4002874034</text:p>
          </table:table-cell>
        </table:table-row>
        <table:table-row table:style-name="ro1">
          <table:table-cell office:value-type="float" office:value="0.398325397852877" calcext:value-type="float">
            <text:p>0.3983253979</text:p>
          </table:table-cell>
        </table:table-row>
        <table:table-row table:style-name="ro1">
          <table:table-cell office:value-type="float" office:value="0.396444303217216" calcext:value-type="float">
            <text:p>0.3964443032</text:p>
          </table:table-cell>
        </table:table-row>
        <table:table-row table:style-name="ro1">
          <table:table-cell office:value-type="float" office:value="0.394644947423483" calcext:value-type="float">
            <text:p>0.3946449474</text:p>
          </table:table-cell>
        </table:table-row>
        <table:table-row table:style-name="ro1">
          <table:table-cell office:value-type="float" office:value="0.392927928291954" calcext:value-type="float">
            <text:p>0.3929279283</text:p>
          </table:table-cell>
        </table:table-row>
        <table:table-row table:style-name="ro1">
          <table:table-cell office:value-type="float" office:value="0.391293613852094" calcext:value-type="float">
            <text:p>0.3912936139</text:p>
          </table:table-cell>
        </table:table-row>
        <table:table-row table:style-name="ro1">
          <table:table-cell office:value-type="float" office:value="0.389742143347278" calcext:value-type="float">
            <text:p>0.3897421433</text:p>
          </table:table-cell>
        </table:table-row>
        <table:table-row table:style-name="ro1">
          <table:table-cell office:value-type="float" office:value="0.388273428898347" calcext:value-type="float">
            <text:p>0.3882734289</text:p>
          </table:table-cell>
        </table:table-row>
        <table:table-row table:style-name="ro1">
          <table:table-cell office:value-type="float" office:value="0.386887157825997" calcext:value-type="float">
            <text:p>0.3868871578</text:p>
          </table:table-cell>
        </table:table-row>
        <table:table-row table:style-name="ro1">
          <table:table-cell office:value-type="float" office:value="0.385582795631995" calcext:value-type="float">
            <text:p>0.3855827956</text:p>
          </table:table-cell>
        </table:table-row>
        <table:table-row table:style-name="ro1">
          <table:table-cell office:value-type="float" office:value="0.384359589639226" calcext:value-type="float">
            <text:p>0.3843595896</text:p>
          </table:table-cell>
        </table:table-row>
        <table:table-row table:style-name="ro1">
          <table:table-cell office:value-type="float" office:value="0.383216573290567" calcext:value-type="float">
            <text:p>0.3832165733</text:p>
          </table:table-cell>
        </table:table-row>
        <table:table-row table:style-name="ro1">
          <table:table-cell office:value-type="float" office:value="0.382152571106603" calcext:value-type="float">
            <text:p>0.3821525711</text:p>
          </table:table-cell>
        </table:table-row>
        <table:table-row table:style-name="ro1">
          <table:table-cell office:value-type="float" office:value="0.381166204302159" calcext:value-type="float">
            <text:p>0.3811662043</text:p>
          </table:table-cell>
        </table:table-row>
        <table:table-row table:style-name="ro1">
          <table:table-cell office:value-type="float" office:value="0.380255897061674" calcext:value-type="float">
            <text:p>0.3802558971</text:p>
          </table:table-cell>
        </table:table-row>
        <table:table-row table:style-name="ro1">
          <table:table-cell office:value-type="float" office:value="0.379419883473398" calcext:value-type="float">
            <text:p>0.3794198835</text:p>
          </table:table-cell>
        </table:table-row>
        <table:table-row table:style-name="ro1">
          <table:table-cell office:value-type="float" office:value="0.378656215122421" calcext:value-type="float">
            <text:p>0.3786562151</text:p>
          </table:table-cell>
        </table:table-row>
        <table:table-row table:style-name="ro1">
          <table:table-cell office:value-type="float" office:value="0.377962769342539" calcext:value-type="float">
            <text:p>0.3779627693</text:p>
          </table:table-cell>
        </table:table-row>
        <table:table-row table:style-name="ro1">
          <table:table-cell office:value-type="float" office:value="0.377337258126941" calcext:value-type="float">
            <text:p>0.3773372581</text:p>
          </table:table-cell>
        </table:table-row>
        <table:table-row table:style-name="ro1">
          <table:table-cell office:value-type="float" office:value="0.376777237697731" calcext:value-type="float">
            <text:p>0.3767772377</text:p>
          </table:table-cell>
        </table:table-row>
        <table:table-row table:style-name="ro1">
          <table:table-cell office:value-type="float" office:value="0.376280118734283" calcext:value-type="float">
            <text:p>0.3762801187</text:p>
          </table:table-cell>
        </table:table-row>
        <table:table-row table:style-name="ro1">
          <table:table-cell office:value-type="float" office:value="0.375843177260422" calcext:value-type="float">
            <text:p>0.3758431773</text:p>
          </table:table-cell>
        </table:table-row>
        <table:table-row table:style-name="ro1">
          <table:table-cell office:value-type="float" office:value="0.375463566190436" calcext:value-type="float">
            <text:p>0.3754635662</text:p>
          </table:table-cell>
        </table:table-row>
        <table:table-row table:style-name="ro1">
          <table:table-cell office:value-type="float" office:value="0.375138327533923" calcext:value-type="float">
            <text:p>0.3751383275</text:p>
          </table:table-cell>
        </table:table-row>
        <table:table-row table:style-name="ro1">
          <table:table-cell office:value-type="float" office:value="0.374864405259463" calcext:value-type="float">
            <text:p>0.3748644053</text:p>
          </table:table-cell>
        </table:table-row>
        <table:table-row table:style-name="ro1">
          <table:table-cell office:value-type="float" office:value="0.374638658817122" calcext:value-type="float">
            <text:p>0.3746386588</text:p>
          </table:table-cell>
        </table:table-row>
        <table:table-row table:style-name="ro1">
          <table:table-cell office:value-type="float" office:value="0.374457877319791" calcext:value-type="float">
            <text:p>0.3744578773</text:p>
          </table:table-cell>
        </table:table-row>
        <table:table-row table:style-name="ro1">
          <table:table-cell office:value-type="float" office:value="0.374318794383349" calcext:value-type="float">
            <text:p>0.3743187944</text:p>
          </table:table-cell>
        </table:table-row>
        <table:table-row table:style-name="ro1">
          <table:table-cell office:value-type="float" office:value="0.374218103625659" calcext:value-type="float">
            <text:p>0.3742181036</text:p>
          </table:table-cell>
        </table:table-row>
        <table:table-row table:style-name="ro1">
          <table:table-cell office:value-type="float" office:value="0.374152474824397" calcext:value-type="float">
            <text:p>0.3741524748</text:p>
          </table:table-cell>
        </table:table-row>
        <table:table-row table:style-name="ro1">
          <table:table-cell office:value-type="float" office:value="0.374118570733706" calcext:value-type="float">
            <text:p>0.3741185707</text:p>
          </table:table-cell>
        </table:table-row>
        <table:table-row table:style-name="ro1">
          <table:table-cell office:value-type="float" office:value="0.374113064559688" calcext:value-type="float">
            <text:p>0.3741130646</text:p>
          </table:table-cell>
        </table:table-row>
        <table:table-row table:style-name="ro1">
          <table:table-cell office:value-type="float" office:value="0.37413265809472" calcext:value-type="float">
            <text:p>0.3741326581</text:p>
          </table:table-cell>
        </table:table-row>
        <table:table-row table:style-name="ro1">
          <table:table-cell office:value-type="float" office:value="0.374174100510601" calcext:value-type="float">
            <text:p>0.3741741005</text:p>
          </table:table-cell>
        </table:table-row>
        <table:table-row table:style-name="ro1">
          <table:table-cell office:value-type="float" office:value="0.374234207810536" calcext:value-type="float">
            <text:p>0.3742342078</text:p>
          </table:table-cell>
        </table:table-row>
        <table:table-row table:style-name="ro1">
          <table:table-cell office:value-type="float" office:value="0.374309882939941" calcext:value-type="float">
            <text:p>0.3743098829</text:p>
          </table:table-cell>
        </table:table-row>
        <table:table-row table:style-name="ro1">
          <table:table-cell office:value-type="float" office:value="0.374398136556086" calcext:value-type="float">
            <text:p>0.3743981366</text:p>
          </table:table-cell>
        </table:table-row>
        <table:table-row table:style-name="ro1">
          <table:table-cell office:value-type="float" office:value="0.374496108456567" calcext:value-type="float">
            <text:p>0.3744961085</text:p>
          </table:table-cell>
        </table:table-row>
        <table:table-row table:style-name="ro1">
          <table:table-cell office:value-type="float" office:value="0.374601089666603" calcext:value-type="float">
            <text:p>0.3746010897</text:p>
          </table:table-cell>
        </table:table-row>
        <table:table-row table:style-name="ro1">
          <table:table-cell office:value-type="float" office:value="0.374710545185173" calcext:value-type="float">
            <text:p>0.3747105452</text:p>
          </table:table-cell>
        </table:table-row>
        <table:table-row table:style-name="ro1">
          <table:table-cell office:value-type="float" office:value="0.374822137389973" calcext:value-type="float">
            <text:p>0.3748221374</text:p>
          </table:table-cell>
        </table:table-row>
        <table:table-row table:style-name="ro1">
          <table:table-cell office:value-type="float" office:value="0.550040848174376" calcext:value-type="float">
            <text:p>0.5500408482</text:p>
          </table:table-cell>
        </table:table-row>
        <table:table-row table:style-name="ro1">
          <table:table-cell office:value-type="float" office:value="0.548681216979653" calcext:value-type="float">
            <text:p>0.548681217</text:p>
          </table:table-cell>
        </table:table-row>
        <table:table-row table:style-name="ro1">
          <table:table-cell office:value-type="float" office:value="0.547300346746261" calcext:value-type="float">
            <text:p>0.5473003467</text:p>
          </table:table-cell>
        </table:table-row>
        <table:table-row table:style-name="ro1">
          <table:table-cell office:value-type="float" office:value="0.54588906191722" calcext:value-type="float">
            <text:p>0.5458890619</text:p>
          </table:table-cell>
        </table:table-row>
        <table:table-row table:style-name="ro1">
          <table:table-cell office:value-type="float" office:value="0.544439126466779" calcext:value-type="float">
            <text:p>0.5444391265</text:p>
          </table:table-cell>
        </table:table-row>
        <table:table-row table:style-name="ro1">
          <table:table-cell office:value-type="float" office:value="0.542943205307814" calcext:value-type="float">
            <text:p>0.5429432053</text:p>
          </table:table-cell>
        </table:table-row>
        <table:table-row table:style-name="ro1">
          <table:table-cell office:value-type="float" office:value="0.541394826342777" calcext:value-type="float">
            <text:p>0.5413948263</text:p>
          </table:table-cell>
        </table:table-row>
        <table:table-row table:style-name="ro1">
          <table:table-cell office:value-type="float" office:value="0.539788343158182" calcext:value-type="float">
            <text:p>0.5397883432</text:p>
          </table:table-cell>
        </table:table-row>
        <table:table-row table:style-name="ro1">
          <table:table-cell office:value-type="float" office:value="0.538118898362626" calcext:value-type="float">
            <text:p>0.5381188984</text:p>
          </table:table-cell>
        </table:table-row>
        <table:table-row table:style-name="ro1">
          <table:table-cell office:value-type="float" office:value="0.536382387568359" calcext:value-type="float">
            <text:p>0.5363823876</text:p>
          </table:table-cell>
        </table:table-row>
        <table:table-row table:style-name="ro1">
          <table:table-cell office:value-type="float" office:value="0.534575424016388" calcext:value-type="float">
            <text:p>0.534575424</text:p>
          </table:table-cell>
        </table:table-row>
        <table:table-row table:style-name="ro1">
          <table:table-cell office:value-type="float" office:value="0.532695303845124" calcext:value-type="float">
            <text:p>0.5326953038</text:p>
          </table:table-cell>
        </table:table-row>
        <table:table-row table:style-name="ro1">
          <table:table-cell office:value-type="float" office:value="0.530739972002567" calcext:value-type="float">
            <text:p>0.530739972</text:p>
          </table:table-cell>
        </table:table-row>
        <table:table-row table:style-name="ro1">
          <table:table-cell office:value-type="float" office:value="0.52870798880203" calcext:value-type="float">
            <text:p>0.5287079888</text:p>
          </table:table-cell>
        </table:table-row>
        <table:table-row table:style-name="ro1">
          <table:table-cell office:value-type="float" office:value="0.526598497121409" calcext:value-type="float">
            <text:p>0.5265984971</text:p>
          </table:table-cell>
        </table:table-row>
        <table:table-row table:style-name="ro1">
          <table:table-cell office:value-type="float" office:value="0.524411190245988" calcext:value-type="float">
            <text:p>0.5244111902</text:p>
          </table:table-cell>
        </table:table-row>
        <table:table-row table:style-name="ro1">
          <table:table-cell office:value-type="float" office:value="0.522146280354782" calcext:value-type="float">
            <text:p>0.5221462804</text:p>
          </table:table-cell>
        </table:table-row>
        <table:table-row table:style-name="ro1">
          <table:table-cell office:value-type="float" office:value="0.519804467650428" calcext:value-type="float">
            <text:p>0.5198044677</text:p>
          </table:table-cell>
        </table:table-row>
        <table:table-row table:style-name="ro1">
          <table:table-cell office:value-type="float" office:value="0.517386910132611" calcext:value-type="float">
            <text:p>0.5173869101</text:p>
          </table:table-cell>
        </table:table-row>
        <table:table-row table:style-name="ro1">
          <table:table-cell office:value-type="float" office:value="0.514895194015025" calcext:value-type="float">
            <text:p>0.514895194</text:p>
          </table:table-cell>
        </table:table-row>
        <table:table-row table:style-name="ro1">
          <table:table-cell office:value-type="float" office:value="0.512331304785889" calcext:value-type="float">
            <text:p>0.5123313048</text:p>
          </table:table-cell>
        </table:table-row>
        <table:table-row table:style-name="ro1">
          <table:table-cell office:value-type="float" office:value="0.509697598911985" calcext:value-type="float">
            <text:p>0.5096975989</text:p>
          </table:table-cell>
        </table:table-row>
        <table:table-row table:style-name="ro1">
          <table:table-cell office:value-type="float" office:value="0.50699677618625" calcext:value-type="float">
            <text:p>0.5069967762</text:p>
          </table:table-cell>
        </table:table-row>
        <table:table-row table:style-name="ro1">
          <table:table-cell office:value-type="float" office:value="0.504231852718902" calcext:value-type="float">
            <text:p>0.5042318527</text:p>
          </table:table-cell>
        </table:table-row>
        <table:table-row table:style-name="ro1">
          <table:table-cell office:value-type="float" office:value="0.501406134572106" calcext:value-type="float">
            <text:p>0.5014061346</text:p>
          </table:table-cell>
        </table:table-row>
        <table:table-row table:style-name="ro1">
          <table:table-cell office:value-type="float" office:value="0.498523192038184" calcext:value-type="float">
            <text:p>0.498523192</text:p>
          </table:table-cell>
        </table:table-row>
        <table:table-row table:style-name="ro1">
          <table:table-cell office:value-type="float" office:value="0.495586834561357" calcext:value-type="float">
            <text:p>0.4955868346</text:p>
          </table:table-cell>
        </table:table-row>
        <table:table-row table:style-name="ro1">
          <table:table-cell office:value-type="float" office:value="0.492601086303039" calcext:value-type="float">
            <text:p>0.4926010863</text:p>
          </table:table-cell>
        </table:table-row>
        <table:table-row table:style-name="ro1">
          <table:table-cell office:value-type="float" office:value="0.48957016235066" calcext:value-type="float">
            <text:p>0.4895701624</text:p>
          </table:table-cell>
        </table:table-row>
        <table:table-row table:style-name="ro1">
          <table:table-cell office:value-type="float" office:value="0.486498445570034" calcext:value-type="float">
            <text:p>0.4864984456</text:p>
          </table:table-cell>
        </table:table-row>
        <table:table-row table:style-name="ro1">
          <table:table-cell office:value-type="float" office:value="0.483390464101268" calcext:value-type="float">
            <text:p>0.4833904641</text:p>
          </table:table-cell>
        </table:table-row>
        <table:table-row table:style-name="ro1">
          <table:table-cell office:value-type="float" office:value="0.480250869498212" calcext:value-type="float">
            <text:p>0.4802508695</text:p>
          </table:table-cell>
        </table:table-row>
        <table:table-row table:style-name="ro1">
          <table:table-cell office:value-type="float" office:value="0.477084415511441" calcext:value-type="float">
            <text:p>0.4770844155</text:p>
          </table:table-cell>
        </table:table-row>
        <table:table-row table:style-name="ro1">
          <table:table-cell office:value-type="float" office:value="0.473895937514787" calcext:value-type="float">
            <text:p>0.4738959375</text:p>
          </table:table-cell>
        </table:table-row>
        <table:table-row table:style-name="ro1">
          <table:table-cell office:value-type="float" office:value="0.470690332575409" calcext:value-type="float">
            <text:p>0.4706903326</text:p>
          </table:table-cell>
        </table:table-row>
        <table:table-row table:style-name="ro1">
          <table:table-cell office:value-type="float" office:value="0.467472540167396" calcext:value-type="float">
            <text:p>0.4674725402</text:p>
          </table:table-cell>
        </table:table-row>
        <table:table-row table:style-name="ro1">
          <table:table-cell office:value-type="float" office:value="0.464247523528918" calcext:value-type="float">
            <text:p>0.4642475235</text:p>
          </table:table-cell>
        </table:table-row>
        <table:table-row table:style-name="ro1">
          <table:table-cell office:value-type="float" office:value="0.461020251662916" calcext:value-type="float">
            <text:p>0.4610202517</text:p>
          </table:table-cell>
        </table:table-row>
        <table:table-row table:style-name="ro1">
          <table:table-cell office:value-type="float" office:value="0.457795681981329" calcext:value-type="float">
            <text:p>0.457795682</text:p>
          </table:table-cell>
        </table:table-row>
        <table:table-row table:style-name="ro1">
          <table:table-cell office:value-type="float" office:value="0.454578743592861" calcext:value-type="float">
            <text:p>0.4545787436</text:p>
          </table:table-cell>
        </table:table-row>
        <table:table-row table:style-name="ro1">
          <table:table-cell office:value-type="float" office:value="0.451374321234292" calcext:value-type="float">
            <text:p>0.4513743212</text:p>
          </table:table-cell>
        </table:table-row>
        <table:table-row table:style-name="ro1">
          <table:table-cell office:value-type="float" office:value="0.448187239845327" calcext:value-type="float">
            <text:p>0.4481872398</text:p>
          </table:table-cell>
        </table:table-row>
        <table:table-row table:style-name="ro1">
          <table:table-cell office:value-type="float" office:value="0.445022249786982" calcext:value-type="float">
            <text:p>0.4450222498</text:p>
          </table:table-cell>
        </table:table-row>
        <table:table-row table:style-name="ro1">
          <table:table-cell office:value-type="float" office:value="0.441884012703519" calcext:value-type="float">
            <text:p>0.4418840127</text:p>
          </table:table-cell>
        </table:table-row>
        <table:table-row table:style-name="ro1">
          <table:table-cell office:value-type="float" office:value="0.438777088027906" calcext:value-type="float">
            <text:p>0.438777088</text:p>
          </table:table-cell>
        </table:table-row>
        <table:table-row table:style-name="ro1">
          <table:table-cell office:value-type="float" office:value="0.435705920130834" calcext:value-type="float">
            <text:p>0.4357059201</text:p>
          </table:table-cell>
        </table:table-row>
        <table:table-row table:style-name="ro1">
          <table:table-cell office:value-type="float" office:value="0.432674826113265" calcext:value-type="float">
            <text:p>0.4326748261</text:p>
          </table:table-cell>
        </table:table-row>
        <table:table-row table:style-name="ro1">
          <table:table-cell office:value-type="float" office:value="0.429687984242518" calcext:value-type="float">
            <text:p>0.4296879842</text:p>
          </table:table-cell>
        </table:table-row>
        <table:table-row table:style-name="ro1">
          <table:table-cell office:value-type="float" office:value="0.426749423031901" calcext:value-type="float">
            <text:p>0.426749423</text:p>
          </table:table-cell>
        </table:table-row>
        <table:table-row table:style-name="ro1">
          <table:table-cell office:value-type="float" office:value="0.423863010963881" calcext:value-type="float">
            <text:p>0.423863011</text:p>
          </table:table-cell>
        </table:table-row>
        <table:table-row table:style-name="ro1">
          <table:table-cell office:value-type="float" office:value="0.421032446856793" calcext:value-type="float">
            <text:p>0.4210324469</text:p>
          </table:table-cell>
        </table:table-row>
        <table:table-row table:style-name="ro1">
          <table:table-cell office:value-type="float" office:value="0.418261250875088" calcext:value-type="float">
            <text:p>0.4182612509</text:p>
          </table:table-cell>
        </table:table-row>
        <table:table-row table:style-name="ro1">
          <table:table-cell office:value-type="float" office:value="0.415552756183127" calcext:value-type="float">
            <text:p>0.4155527562</text:p>
          </table:table-cell>
        </table:table-row>
        <table:table-row table:style-name="ro1">
          <table:table-cell office:value-type="float" office:value="0.412910101242508" calcext:value-type="float">
            <text:p>0.4129101012</text:p>
          </table:table-cell>
        </table:table-row>
        <table:table-row table:style-name="ro1">
          <table:table-cell office:value-type="float" office:value="0.410336222752936" calcext:value-type="float">
            <text:p>0.4103362228</text:p>
          </table:table-cell>
        </table:table-row>
        <table:table-row table:style-name="ro1">
          <table:table-cell office:value-type="float" office:value="0.407833849236635" calcext:value-type="float">
            <text:p>0.4078338492</text:p>
          </table:table-cell>
        </table:table-row>
        <table:table-row table:style-name="ro1">
          <table:table-cell office:value-type="float" office:value="0.405405495266297" calcext:value-type="float">
            <text:p>0.4054054953</text:p>
          </table:table-cell>
        </table:table-row>
        <table:table-row table:style-name="ro1">
          <table:table-cell office:value-type="float" office:value="0.403053456336573" calcext:value-type="float">
            <text:p>0.4030534563</text:p>
          </table:table-cell>
        </table:table-row>
        <table:table-row table:style-name="ro1">
          <table:table-cell office:value-type="float" office:value="0.400779804379102" calcext:value-type="float">
            <text:p>0.4007798044</text:p>
          </table:table-cell>
        </table:table-row>
        <table:table-row table:style-name="ro1">
          <table:table-cell office:value-type="float" office:value="0.398586383921086" calcext:value-type="float">
            <text:p>0.3985863839</text:p>
          </table:table-cell>
        </table:table-row>
        <table:table-row table:style-name="ro1">
          <table:table-cell office:value-type="float" office:value="0.396474808887394" calcext:value-type="float">
            <text:p>0.3964748089</text:p>
          </table:table-cell>
        </table:table-row>
        <table:table-row table:style-name="ro1">
          <table:table-cell office:value-type="float" office:value="0.394446460046219" calcext:value-type="float">
            <text:p>0.39444646</text:p>
          </table:table-cell>
        </table:table-row>
        <table:table-row table:style-name="ro1">
          <table:table-cell office:value-type="float" office:value="0.392502483098265" calcext:value-type="float">
            <text:p>0.3925024831</text:p>
          </table:table-cell>
        </table:table-row>
        <table:table-row table:style-name="ro1">
          <table:table-cell office:value-type="float" office:value="0.390643787409481" calcext:value-type="float">
            <text:p>0.3906437874</text:p>
          </table:table-cell>
        </table:table-row>
        <table:table-row table:style-name="ro1">
          <table:table-cell office:value-type="float" office:value="0.388871045387329" calcext:value-type="float">
            <text:p>0.3888710454</text:p>
          </table:table-cell>
        </table:table-row>
        <table:table-row table:style-name="ro1">
          <table:table-cell office:value-type="float" office:value="0.387184692500596" calcext:value-type="float">
            <text:p>0.3871846925</text:p>
          </table:table-cell>
        </table:table-row>
        <table:table-row table:style-name="ro1">
          <table:table-cell office:value-type="float" office:value="0.385584927942749" calcext:value-type="float">
            <text:p>0.3855849279</text:p>
          </table:table-cell>
        </table:table-row>
        <table:table-row table:style-name="ro1">
          <table:table-cell office:value-type="float" office:value="0.384071715938821" calcext:value-type="float">
            <text:p>0.3840717159</text:p>
          </table:table-cell>
        </table:table-row>
        <table:table-row table:style-name="ro1">
          <table:table-cell office:value-type="float" office:value="0.382644787695846" calcext:value-type="float">
            <text:p>0.3826447877</text:p>
          </table:table-cell>
        </table:table-row>
        <table:table-row table:style-name="ro1">
          <table:table-cell office:value-type="float" office:value="0.381303643996829" calcext:value-type="float">
            <text:p>0.381303644</text:p>
          </table:table-cell>
        </table:table-row>
        <table:table-row table:style-name="ro1">
          <table:table-cell office:value-type="float" office:value="0.380047558438259" calcext:value-type="float">
            <text:p>0.3800475584</text:p>
          </table:table-cell>
        </table:table-row>
        <table:table-row table:style-name="ro1">
          <table:table-cell office:value-type="float" office:value="0.378875581311159" calcext:value-type="float">
            <text:p>0.3788755813</text:p>
          </table:table-cell>
        </table:table-row>
        <table:table-row table:style-name="ro1">
          <table:table-cell office:value-type="float" office:value="0.377786544125681" calcext:value-type="float">
            <text:p>0.3777865441</text:p>
          </table:table-cell>
        </table:table-row>
        <table:table-row table:style-name="ro1">
          <table:table-cell office:value-type="float" office:value="0.376779064779234" calcext:value-type="float">
            <text:p>0.3767790648</text:p>
          </table:table-cell>
        </table:table-row>
        <table:table-row table:style-name="ro1">
          <table:table-cell office:value-type="float" office:value="0.37585155336816" calcext:value-type="float">
            <text:p>0.3758515534</text:p>
          </table:table-cell>
        </table:table-row>
        <table:table-row table:style-name="ro1">
          <table:table-cell office:value-type="float" office:value="0.375002218642943" calcext:value-type="float">
            <text:p>0.3750022186</text:p>
          </table:table-cell>
        </table:table-row>
        <table:table-row table:style-name="ro1">
          <table:table-cell office:value-type="float" office:value="0.374229075106964" calcext:value-type="float">
            <text:p>0.3742290751</text:p>
          </table:table-cell>
        </table:table-row>
        <table:table-row table:style-name="ro1">
          <table:table-cell office:value-type="float" office:value="0.37352995075879" calcext:value-type="float">
            <text:p>0.3735299508</text:p>
          </table:table-cell>
        </table:table-row>
        <table:table-row table:style-name="ro1">
          <table:table-cell office:value-type="float" office:value="0.372902495478012" calcext:value-type="float">
            <text:p>0.3729024955</text:p>
          </table:table-cell>
        </table:table-row>
        <table:table-row table:style-name="ro1">
          <table:table-cell office:value-type="float" office:value="0.37234419005461" calcext:value-type="float">
            <text:p>0.3723441901</text:p>
          </table:table-cell>
        </table:table-row>
        <table:table-row table:style-name="ro1">
          <table:table-cell office:value-type="float" office:value="0.371852355861875" calcext:value-type="float">
            <text:p>0.3718523559</text:p>
          </table:table-cell>
        </table:table-row>
        <table:table-row table:style-name="ro1">
          <table:table-cell office:value-type="float" office:value="0.371424165172854" calcext:value-type="float">
            <text:p>0.3714241652</text:p>
          </table:table-cell>
        </table:table-row>
        <table:table-row table:style-name="ro1">
          <table:table-cell office:value-type="float" office:value="0.371056652120344" calcext:value-type="float">
            <text:p>0.3710566521</text:p>
          </table:table-cell>
        </table:table-row>
        <table:table-row table:style-name="ro1">
          <table:table-cell office:value-type="float" office:value="0.37074672430043" calcext:value-type="float">
            <text:p>0.3707467243</text:p>
          </table:table-cell>
        </table:table-row>
        <table:table-row table:style-name="ro1">
          <table:table-cell office:value-type="float" office:value="0.370491175019555" calcext:value-type="float">
            <text:p>0.370491175</text:p>
          </table:table-cell>
        </table:table-row>
        <table:table-row table:style-name="ro1">
          <table:table-cell office:value-type="float" office:value="0.370286696185129" calcext:value-type="float">
            <text:p>0.3702866962</text:p>
          </table:table-cell>
        </table:table-row>
        <table:table-row table:style-name="ro1">
          <table:table-cell office:value-type="float" office:value="0.370129891839691" calcext:value-type="float">
            <text:p>0.3701298918</text:p>
          </table:table-cell>
        </table:table-row>
        <table:table-row table:style-name="ro1">
          <table:table-cell office:value-type="float" office:value="0.370017292338596" calcext:value-type="float">
            <text:p>0.3700172923</text:p>
          </table:table-cell>
        </table:table-row>
        <table:table-row table:style-name="ro1">
          <table:table-cell office:value-type="float" office:value="0.36994536917125" calcext:value-type="float">
            <text:p>0.3699453692</text:p>
          </table:table-cell>
        </table:table-row>
        <table:table-row table:style-name="ro1">
          <table:table-cell office:value-type="float" office:value="0.369910550425884" calcext:value-type="float">
            <text:p>0.3699105504</text:p>
          </table:table-cell>
        </table:table-row>
        <table:table-row table:style-name="ro1">
          <table:table-cell office:value-type="float" office:value="0.369909236897869" calcext:value-type="float">
            <text:p>0.3699092369</text:p>
          </table:table-cell>
        </table:table-row>
        <table:table-row table:style-name="ro1">
          <table:table-cell office:value-type="float" office:value="0.369937818841567" calcext:value-type="float">
            <text:p>0.3699378188</text:p>
          </table:table-cell>
        </table:table-row>
        <table:table-row table:style-name="ro1">
          <table:table-cell office:value-type="float" office:value="0.369992693365728" calcext:value-type="float">
            <text:p>0.3699926934</text:p>
          </table:table-cell>
        </table:table-row>
        <table:table-row table:style-name="ro1">
          <table:table-cell office:value-type="float" office:value="0.370070282472419" calcext:value-type="float">
            <text:p>0.3700702825</text:p>
          </table:table-cell>
        </table:table-row>
        <table:table-row table:style-name="ro1">
          <table:table-cell office:value-type="float" office:value="0.370167051739507" calcext:value-type="float">
            <text:p>0.3701670517</text:p>
          </table:table-cell>
        </table:table-row>
        <table:table-row table:style-name="ro1">
          <table:table-cell office:value-type="float" office:value="0.370279529646663" calcext:value-type="float">
            <text:p>0.3702795296</text:p>
          </table:table-cell>
        </table:table-row>
        <table:table-row table:style-name="ro1">
          <table:table-cell office:value-type="float" office:value="0.370404327544923" calcext:value-type="float">
            <text:p>0.3704043275</text:p>
          </table:table-cell>
        </table:table-row>
        <table:table-row table:style-name="ro1">
          <table:table-cell office:value-type="float" office:value="0.370538160269781" calcext:value-type="float">
            <text:p>0.3705381603</text:p>
          </table:table-cell>
        </table:table-row>
        <table:table-row table:style-name="ro1">
          <table:table-cell office:value-type="float" office:value="0.370677867397823" calcext:value-type="float">
            <text:p>0.3706778674</text:p>
          </table:table-cell>
        </table:table-row>
        <table:table-row table:style-name="ro1">
          <table:table-cell office:value-type="float" office:value="0.3708204351469" calcext:value-type="float">
            <text:p>0.3708204351</text:p>
          </table:table-cell>
        </table:table-row>
        <table:table-row table:style-name="ro1">
          <table:table-cell office:value-type="float" office:value="0.551941305405057" calcext:value-type="float">
            <text:p>0.5519413054</text:p>
          </table:table-cell>
        </table:table-row>
        <table:table-row table:style-name="ro1">
          <table:table-cell office:value-type="float" office:value="0.550650955731055" calcext:value-type="float">
            <text:p>0.5506509557</text:p>
          </table:table-cell>
        </table:table-row>
        <table:table-row table:style-name="ro1">
          <table:table-cell office:value-type="float" office:value="0.549338337645861" calcext:value-type="float">
            <text:p>0.5493383376</text:p>
          </table:table-cell>
        </table:table-row>
        <table:table-row table:style-name="ro1">
          <table:table-cell office:value-type="float" office:value="0.547993795071375" calcext:value-type="float">
            <text:p>0.5479937951</text:p>
          </table:table-cell>
        </table:table-row>
        <table:table-row table:style-name="ro1">
          <table:table-cell office:value-type="float" office:value="0.546608634870081" calcext:value-type="float">
            <text:p>0.5466086349</text:p>
          </table:table-cell>
        </table:table-row>
        <table:table-row table:style-name="ro1">
          <table:table-cell office:value-type="float" office:value="0.545175088218992" calcext:value-type="float">
            <text:p>0.5451750882</text:p>
          </table:table-cell>
        </table:table-row>
        <table:table-row table:style-name="ro1">
          <table:table-cell office:value-type="float" office:value="0.543686272611055" calcext:value-type="float">
            <text:p>0.5436862726</text:p>
          </table:table-cell>
        </table:table-row>
        <table:table-row table:style-name="ro1">
          <table:table-cell office:value-type="float" office:value="0.542136154484032" calcext:value-type="float">
            <text:p>0.5421361545</text:p>
          </table:table-cell>
        </table:table-row>
        <table:table-row table:style-name="ro1">
          <table:table-cell office:value-type="float" office:value="0.540519512476847" calcext:value-type="float">
            <text:p>0.5405195125</text:p>
          </table:table-cell>
        </table:table-row>
        <table:table-row table:style-name="ro1">
          <table:table-cell office:value-type="float" office:value="0.538831901313391" calcext:value-type="float">
            <text:p>0.5388319013</text:p>
          </table:table-cell>
        </table:table-row>
        <table:table-row table:style-name="ro1">
          <table:table-cell office:value-type="float" office:value="0.537069616313808" calcext:value-type="float">
            <text:p>0.5370696163</text:p>
          </table:table-cell>
        </table:table-row>
        <table:table-row table:style-name="ro1">
          <table:table-cell office:value-type="float" office:value="0.535229658533241" calcext:value-type="float">
            <text:p>0.5352296585</text:p>
          </table:table-cell>
        </table:table-row>
        <table:table-row table:style-name="ro1">
          <table:table-cell office:value-type="float" office:value="0.533309700528041" calcext:value-type="float">
            <text:p>0.5333097005</text:p>
          </table:table-cell>
        </table:table-row>
        <table:table-row table:style-name="ro1">
          <table:table-cell office:value-type="float" office:value="0.531308052749454" calcext:value-type="float">
            <text:p>0.5313080527</text:p>
          </table:table-cell>
        </table:table-row>
        <table:table-row table:style-name="ro1">
          <table:table-cell office:value-type="float" office:value="0.52922363056477" calcext:value-type="float">
            <text:p>0.5292236306</text:p>
          </table:table-cell>
        </table:table-row>
        <table:table-row table:style-name="ro1">
          <table:table-cell office:value-type="float" office:value="0.527055921905934" calcext:value-type="float">
            <text:p>0.5270559219</text:p>
          </table:table-cell>
        </table:table-row>
        <table:table-row table:style-name="ro1">
          <table:table-cell office:value-type="float" office:value="0.524804955545635" calcext:value-type="float">
            <text:p>0.5248049555</text:p>
          </table:table-cell>
        </table:table-row>
        <table:table-row table:style-name="ro1">
          <table:table-cell office:value-type="float" office:value="0.522471270000852" calcext:value-type="float">
            <text:p>0.52247127</text:p>
          </table:table-cell>
        </table:table-row>
        <table:table-row table:style-name="ro1">
          <table:table-cell office:value-type="float" office:value="0.520055883063878" calcext:value-type="float">
            <text:p>0.5200558831</text:p>
          </table:table-cell>
        </table:table-row>
        <table:table-row table:style-name="ro1">
          <table:table-cell office:value-type="float" office:value="0.5175602619608" calcext:value-type="float">
            <text:p>0.517560262</text:p>
          </table:table-cell>
        </table:table-row>
        <table:table-row table:style-name="ro1">
          <table:table-cell office:value-type="float" office:value="0.514986294137457" calcext:value-type="float">
            <text:p>0.5149862941</text:p>
          </table:table-cell>
        </table:table-row>
        <table:table-row table:style-name="ro1">
          <table:table-cell office:value-type="float" office:value="0.512336258672854" calcext:value-type="float">
            <text:p>0.5123362587</text:p>
          </table:table-cell>
        </table:table-row>
        <table:table-row table:style-name="ro1">
          <table:table-cell office:value-type="float" office:value="0.509612798320057" calcext:value-type="float">
            <text:p>0.5096127983</text:p>
          </table:table-cell>
        </table:table-row>
        <table:table-row table:style-name="ro1">
          <table:table-cell office:value-type="float" office:value="0.506818892174541" calcext:value-type="float">
            <text:p>0.5068188922</text:p>
          </table:table-cell>
        </table:table-row>
        <table:table-row table:style-name="ro1">
          <table:table-cell office:value-type="float" office:value="0.503957828970017" calcext:value-type="float">
            <text:p>0.503957829</text:p>
          </table:table-cell>
        </table:table-row>
        <table:table-row table:style-name="ro1">
          <table:table-cell office:value-type="float" office:value="0.50103318100172" calcext:value-type="float">
            <text:p>0.501033181</text:p>
          </table:table-cell>
        </table:table-row>
        <table:table-row table:style-name="ro1">
          <table:table-cell office:value-type="float" office:value="0.498048778677166" calcext:value-type="float">
            <text:p>0.4980487787</text:p>
          </table:table-cell>
        </table:table-row>
        <table:table-row table:style-name="ro1">
          <table:table-cell office:value-type="float" office:value="0.495008685694376" calcext:value-type="float">
            <text:p>0.4950086857</text:p>
          </table:table-cell>
        </table:table-row>
        <table:table-row table:style-name="ro1">
          <table:table-cell office:value-type="float" office:value="0.49191717484757" calcext:value-type="float">
            <text:p>0.4919171748</text:p>
          </table:table-cell>
        </table:table-row>
        <table:table-row table:style-name="ro1">
          <table:table-cell office:value-type="float" office:value="0.488778704460321" calcext:value-type="float">
            <text:p>0.4887787045</text:p>
          </table:table-cell>
        </table:table-row>
        <table:table-row table:style-name="ro1">
          <table:table-cell office:value-type="float" office:value="0.485597895446187" calcext:value-type="float">
            <text:p>0.4855978954</text:p>
          </table:table-cell>
        </table:table-row>
        <table:table-row table:style-name="ro1">
          <table:table-cell office:value-type="float" office:value="0.482379508996802" calcext:value-type="float">
            <text:p>0.482379509</text:p>
          </table:table-cell>
        </table:table-row>
        <table:table-row table:style-name="ro1">
          <table:table-cell office:value-type="float" office:value="0.479128424897436" calcext:value-type="float">
            <text:p>0.4791284249</text:p>
          </table:table-cell>
        </table:table-row>
        <table:table-row table:style-name="ro1">
          <table:table-cell office:value-type="float" office:value="0.475849620470026" calcext:value-type="float">
            <text:p>0.4758496205</text:p>
          </table:table-cell>
        </table:table-row>
        <table:table-row table:style-name="ro1">
          <table:table-cell office:value-type="float" office:value="0.472548150143668" calcext:value-type="float">
            <text:p>0.4725481501</text:p>
          </table:table-cell>
        </table:table-row>
        <table:table-row table:style-name="ro1">
          <table:table-cell office:value-type="float" office:value="0.469229125652587" calcext:value-type="float">
            <text:p>0.4692291257</text:p>
          </table:table-cell>
        </table:table-row>
        <table:table-row table:style-name="ro1">
          <table:table-cell office:value-type="float" office:value="0.465897696861559" calcext:value-type="float">
            <text:p>0.4658976969</text:p>
          </table:table-cell>
        </table:table-row>
        <table:table-row table:style-name="ro1">
          <table:table-cell office:value-type="float" office:value="0.462559033218815" calcext:value-type="float">
            <text:p>0.4625590332</text:p>
          </table:table-cell>
        </table:table-row>
        <table:table-row table:style-name="ro1">
          <table:table-cell office:value-type="float" office:value="0.459218305836402" calcext:value-type="float">
            <text:p>0.4592183058</text:p>
          </table:table-cell>
        </table:table-row>
        <table:table-row table:style-name="ro1">
          <table:table-cell office:value-type="float" office:value="0.455880670198019" calcext:value-type="float">
            <text:p>0.4558806702</text:p>
          </table:table-cell>
        </table:table-row>
        <table:table-row table:style-name="ro1">
          <table:table-cell office:value-type="float" office:value="0.452551249494315" calcext:value-type="float">
            <text:p>0.4525512495</text:p>
          </table:table-cell>
        </table:table-row>
        <table:table-row table:style-name="ro1">
          <table:table-cell office:value-type="float" office:value="0.449235118585656" calcext:value-type="float">
            <text:p>0.4492351186</text:p>
          </table:table-cell>
        </table:table-row>
        <table:table-row table:style-name="ro1">
          <table:table-cell office:value-type="float" office:value="0.445937288592359" calcext:value-type="float">
            <text:p>0.4459372886</text:p>
          </table:table-cell>
        </table:table-row>
        <table:table-row table:style-name="ro1">
          <table:table-cell office:value-type="float" office:value="0.442662692112398" calcext:value-type="float">
            <text:p>0.4426626921</text:p>
          </table:table-cell>
        </table:table-row>
        <table:table-row table:style-name="ro1">
          <table:table-cell office:value-type="float" office:value="0.439416169066566" calcext:value-type="float">
            <text:p>0.4394161691</text:p>
          </table:table-cell>
        </table:table-row>
        <table:table-row table:style-name="ro1">
          <table:table-cell office:value-type="float" office:value="0.436202453171117" calcext:value-type="float">
            <text:p>0.4362024532</text:p>
          </table:table-cell>
        </table:table-row>
        <table:table-row table:style-name="ro1">
          <table:table-cell office:value-type="float" office:value="0.433026159037869" calcext:value-type="float">
            <text:p>0.433026159</text:p>
          </table:table-cell>
        </table:table-row>
        <table:table-row table:style-name="ro1">
          <table:table-cell office:value-type="float" office:value="0.429891769901775" calcext:value-type="float">
            <text:p>0.4298917699</text:p>
          </table:table-cell>
        </table:table-row>
        <table:table-row table:style-name="ro1">
          <table:table-cell office:value-type="float" office:value="0.426803625975961" calcext:value-type="float">
            <text:p>0.426803626</text:p>
          </table:table-cell>
        </table:table-row>
        <table:table-row table:style-name="ro1">
          <table:table-cell office:value-type="float" office:value="0.42376591343423" calcext:value-type="float">
            <text:p>0.4237659134</text:p>
          </table:table-cell>
        </table:table-row>
        <table:table-row table:style-name="ro1">
          <table:table-cell office:value-type="float" office:value="0.42078265402104" calcext:value-type="float">
            <text:p>0.420782654</text:p>
          </table:table-cell>
        </table:table-row>
        <table:table-row table:style-name="ro1">
          <table:table-cell office:value-type="float" office:value="0.417857695288941" calcext:value-type="float">
            <text:p>0.4178576953</text:p>
          </table:table-cell>
        </table:table-row>
        <table:table-row table:style-name="ro1">
          <table:table-cell office:value-type="float" office:value="0.414994701463484" calcext:value-type="float">
            <text:p>0.4149947015</text:p>
          </table:table-cell>
        </table:table-row>
        <table:table-row table:style-name="ro1">
          <table:table-cell office:value-type="float" office:value="0.412197144935599" calcext:value-type="float">
            <text:p>0.4121971449</text:p>
          </table:table-cell>
        </table:table-row>
        <table:table-row table:style-name="ro1">
          <table:table-cell office:value-type="float" office:value="0.409468298381429" calcext:value-type="float">
            <text:p>0.4094682984</text:p>
          </table:table-cell>
        </table:table-row>
        <table:table-row table:style-name="ro1">
          <table:table-cell office:value-type="float" office:value="0.406811227509652" calcext:value-type="float">
            <text:p>0.4068112275</text:p>
          </table:table-cell>
        </table:table-row>
        <table:table-row table:style-name="ro1">
          <table:table-cell office:value-type="float" office:value="0.40422878443625" calcext:value-type="float">
            <text:p>0.4042287844</text:p>
          </table:table-cell>
        </table:table-row>
        <table:table-row table:style-name="ro1">
          <table:table-cell office:value-type="float" office:value="0.401723601686756" calcext:value-type="float">
            <text:p>0.4017236017</text:p>
          </table:table-cell>
        </table:table-row>
        <table:table-row table:style-name="ro1">
          <table:table-cell office:value-type="float" office:value="0.399298086825965" calcext:value-type="float">
            <text:p>0.3992980868</text:p>
          </table:table-cell>
        </table:table-row>
        <table:table-row table:style-name="ro1">
          <table:table-cell office:value-type="float" office:value="0.396954417715117" calcext:value-type="float">
            <text:p>0.3969544177</text:p>
          </table:table-cell>
        </table:table-row>
        <table:table-row table:style-name="ro1">
          <table:table-cell office:value-type="float" office:value="0.39469453839654" calcext:value-type="float">
            <text:p>0.3946945384</text:p>
          </table:table-cell>
        </table:table-row>
        <table:table-row table:style-name="ro1">
          <table:table-cell office:value-type="float" office:value="0.392520155605765" calcext:value-type="float">
            <text:p>0.3925201556</text:p>
          </table:table-cell>
        </table:table-row>
        <table:table-row table:style-name="ro1">
          <table:table-cell office:value-type="float" office:value="0.390432735911107" calcext:value-type="float">
            <text:p>0.3904327359</text:p>
          </table:table-cell>
        </table:table-row>
        <table:table-row table:style-name="ro1">
          <table:table-cell office:value-type="float" office:value="0.388433503480716" calcext:value-type="float">
            <text:p>0.3884335035</text:p>
          </table:table-cell>
        </table:table-row>
        <table:table-row table:style-name="ro1">
          <table:table-cell office:value-type="float" office:value="0.386523438477092" calcext:value-type="float">
            <text:p>0.3865234385</text:p>
          </table:table-cell>
        </table:table-row>
        <table:table-row table:style-name="ro1">
          <table:table-cell office:value-type="float" office:value="0.384703276079066" calcext:value-type="float">
            <text:p>0.3847032761</text:p>
          </table:table-cell>
        </table:table-row>
        <table:table-row table:style-name="ro1">
          <table:table-cell office:value-type="float" office:value="0.382973506131254" calcext:value-type="float">
            <text:p>0.3829735061</text:p>
          </table:table-cell>
        </table:table-row>
        <table:table-row table:style-name="ro1">
          <table:table-cell office:value-type="float" office:value="0.381334373420974" calcext:value-type="float">
            <text:p>0.3813343734</text:p>
          </table:table-cell>
        </table:table-row>
        <table:table-row table:style-name="ro1">
          <table:table-cell office:value-type="float" office:value="0.379785878582632" calcext:value-type="float">
            <text:p>0.3797858786</text:p>
          </table:table-cell>
        </table:table-row>
        <table:table-row table:style-name="ro1">
          <table:table-cell office:value-type="float" office:value="0.378327779629574" calcext:value-type="float">
            <text:p>0.3783277796</text:p>
          </table:table-cell>
        </table:table-row>
        <table:table-row table:style-name="ro1">
          <table:table-cell office:value-type="float" office:value="0.376959594113406" calcext:value-type="float">
            <text:p>0.3769595941</text:p>
          </table:table-cell>
        </table:table-row>
        <table:table-row table:style-name="ro1">
          <table:table-cell office:value-type="float" office:value="0.375680601910781" calcext:value-type="float">
            <text:p>0.3756806019</text:p>
          </table:table-cell>
        </table:table-row>
        <table:table-row table:style-name="ro1">
          <table:table-cell office:value-type="float" office:value="0.374489848637659" calcext:value-type="float">
            <text:p>0.3744898486</text:p>
          </table:table-cell>
        </table:table-row>
        <table:table-row table:style-name="ro1">
          <table:table-cell office:value-type="float" office:value="0.37338614969102" calcext:value-type="float">
            <text:p>0.3733861497</text:p>
          </table:table-cell>
        </table:table-row>
        <table:table-row table:style-name="ro1">
          <table:table-cell office:value-type="float" office:value="0.372368094918063" calcext:value-type="float">
            <text:p>0.3723680949</text:p>
          </table:table-cell>
        </table:table-row>
        <table:table-row table:style-name="ro1">
          <table:table-cell office:value-type="float" office:value="0.371434053912855" calcext:value-type="float">
            <text:p>0.3714340539</text:p>
          </table:table-cell>
        </table:table-row>
        <table:table-row table:style-name="ro1">
          <table:table-cell office:value-type="float" office:value="0.370582181940463" calcext:value-type="float">
            <text:p>0.3705821819</text:p>
          </table:table-cell>
        </table:table-row>
        <table:table-row table:style-name="ro1">
          <table:table-cell office:value-type="float" office:value="0.369810426488537" calcext:value-type="float">
            <text:p>0.3698104265</text:p>
          </table:table-cell>
        </table:table-row>
        <table:table-row table:style-name="ro1">
          <table:table-cell office:value-type="float" office:value="0.369116534446377" calcext:value-type="float">
            <text:p>0.3691165344</text:p>
          </table:table-cell>
        </table:table-row>
        <table:table-row table:style-name="ro1">
          <table:table-cell office:value-type="float" office:value="0.368498059911454" calcext:value-type="float">
            <text:p>0.3684980599</text:p>
          </table:table-cell>
        </table:table-row>
        <table:table-row table:style-name="ro1">
          <table:table-cell office:value-type="float" office:value="0.367952372623405" calcext:value-type="float">
            <text:p>0.3679523726</text:p>
          </table:table-cell>
        </table:table-row>
        <table:table-row table:style-name="ro1">
          <table:table-cell office:value-type="float" office:value="0.367476667025496" calcext:value-type="float">
            <text:p>0.367476667</text:p>
          </table:table-cell>
        </table:table-row>
        <table:table-row table:style-name="ro1">
          <table:table-cell office:value-type="float" office:value="0.367067971953548" calcext:value-type="float">
            <text:p>0.367067972</text:p>
          </table:table-cell>
        </table:table-row>
        <table:table-row table:style-name="ro1">
          <table:table-cell office:value-type="float" office:value="0.366723160952332" calcext:value-type="float">
            <text:p>0.366723161</text:p>
          </table:table-cell>
        </table:table-row>
        <table:table-row table:style-name="ro1">
          <table:table-cell office:value-type="float" office:value="0.366438963219435" calcext:value-type="float">
            <text:p>0.3664389632</text:p>
          </table:table-cell>
        </table:table-row>
        <table:table-row table:style-name="ro1">
          <table:table-cell office:value-type="float" office:value="0.366211975176589" calcext:value-type="float">
            <text:p>0.3662119752</text:p>
          </table:table-cell>
        </table:table-row>
        <table:table-row table:style-name="ro1">
          <table:table-cell office:value-type="float" office:value="0.366038672668466" calcext:value-type="float">
            <text:p>0.3660386727</text:p>
          </table:table-cell>
        </table:table-row>
        <table:table-row table:style-name="ro1">
          <table:table-cell office:value-type="float" office:value="0.365915423788948" calcext:value-type="float">
            <text:p>0.3659154238</text:p>
          </table:table-cell>
        </table:table-row>
        <table:table-row table:style-name="ro1">
          <table:table-cell office:value-type="float" office:value="0.365838502334856" calcext:value-type="float">
            <text:p>0.3658385023</text:p>
          </table:table-cell>
        </table:table-row>
        <table:table-row table:style-name="ro1">
          <table:table-cell office:value-type="float" office:value="0.36580410188715" calcext:value-type="float">
            <text:p>0.3658041019</text:p>
          </table:table-cell>
        </table:table-row>
        <table:table-row table:style-name="ro1">
          <table:table-cell office:value-type="float" office:value="0.365808350519599" calcext:value-type="float">
            <text:p>0.3658083505</text:p>
          </table:table-cell>
        </table:table-row>
        <table:table-row table:style-name="ro1">
          <table:table-cell office:value-type="float" office:value="0.36584732613491" calcext:value-type="float">
            <text:p>0.3658473261</text:p>
          </table:table-cell>
        </table:table-row>
        <table:table-row table:style-name="ro1">
          <table:table-cell office:value-type="float" office:value="0.365917072428336" calcext:value-type="float">
            <text:p>0.3659170724</text:p>
          </table:table-cell>
        </table:table-row>
        <table:table-row table:style-name="ro1">
          <table:table-cell office:value-type="float" office:value="0.366013615478739" calcext:value-type="float">
            <text:p>0.3660136155</text:p>
          </table:table-cell>
        </table:table-row>
        <table:table-row table:style-name="ro1">
          <table:table-cell office:value-type="float" office:value="0.366132980967132" calcext:value-type="float">
            <text:p>0.366132981</text:p>
          </table:table-cell>
        </table:table-row>
        <table:table-row table:style-name="ro1">
          <table:table-cell office:value-type="float" office:value="0.36627121202268" calcext:value-type="float">
            <text:p>0.366271212</text:p>
          </table:table-cell>
        </table:table-row>
        <table:table-row table:style-name="ro1">
          <table:table-cell office:value-type="float" office:value="0.36642438769617" calcext:value-type="float">
            <text:p>0.3664243877</text:p>
          </table:table-cell>
        </table:table-row>
        <table:table-row table:style-name="ro1">
          <table:table-cell office:value-type="float" office:value="0.366588642060953" calcext:value-type="float">
            <text:p>0.3665886421</text:p>
          </table:table-cell>
        </table:table-row>
        <table:table-row table:style-name="ro1">
          <table:table-cell office:value-type="float" office:value="0.366760183941347" calcext:value-type="float">
            <text:p>0.3667601839</text:p>
          </table:table-cell>
        </table:table-row>
        <table:table-row table:style-name="ro1">
          <table:table-cell office:value-type="float" office:value="0.36693531726851" calcext:value-type="float">
            <text:p>0.3669353173</text:p>
          </table:table-cell>
        </table:table-row>
        <table:table-row table:style-name="ro1">
          <table:table-cell office:value-type="float" office:value="0.553740503800459" calcext:value-type="float">
            <text:p>0.5537405038</text:p>
          </table:table-cell>
        </table:table-row>
        <table:table-row table:style-name="ro1">
          <table:table-cell office:value-type="float" office:value="0.552522780408736" calcext:value-type="float">
            <text:p>0.5525227804</text:p>
          </table:table-cell>
        </table:table-row>
        <table:table-row table:style-name="ro1">
          <table:table-cell office:value-type="float" office:value="0.55128176649493" calcext:value-type="float">
            <text:p>0.5512817665</text:p>
          </table:table-cell>
        </table:table-row>
        <table:table-row table:style-name="ro1">
          <table:table-cell office:value-type="float" office:value="0.550007328181604" calcext:value-type="float">
            <text:p>0.5500073282</text:p>
          </table:table-cell>
        </table:table-row>
        <table:table-row table:style-name="ro1">
          <table:table-cell office:value-type="float" office:value="0.548690317363469" calcext:value-type="float">
            <text:p>0.5486903174</text:p>
          </table:table-cell>
        </table:table-row>
        <table:table-row table:style-name="ro1">
          <table:table-cell office:value-type="float" office:value="0.547322533082359" calcext:value-type="float">
            <text:p>0.5473225331</text:p>
          </table:table-cell>
        </table:table-row>
        <table:table-row table:style-name="ro1">
          <table:table-cell office:value-type="float" office:value="0.545896683512837" calcext:value-type="float">
            <text:p>0.5458966835</text:p>
          </table:table-cell>
        </table:table-row>
        <table:table-row table:style-name="ro1">
          <table:table-cell office:value-type="float" office:value="0.544406348558421" calcext:value-type="float">
            <text:p>0.5444063486</text:p>
          </table:table-cell>
        </table:table-row>
        <table:table-row table:style-name="ro1">
          <table:table-cell office:value-type="float" office:value="0.542845943058443" calcext:value-type="float">
            <text:p>0.5428459431</text:p>
          </table:table-cell>
        </table:table-row>
        <table:table-row table:style-name="ro1">
          <table:table-cell office:value-type="float" office:value="0.541210680605528" calcext:value-type="float">
            <text:p>0.5412106806</text:p>
          </table:table-cell>
        </table:table-row>
        <table:table-row table:style-name="ro1">
          <table:table-cell office:value-type="float" office:value="0.539496537973704" calcext:value-type="float">
            <text:p>0.539496538</text:p>
          </table:table-cell>
        </table:table-row>
        <table:table-row table:style-name="ro1">
          <table:table-cell office:value-type="float" office:value="0.537700220157139" calcext:value-type="float">
            <text:p>0.5377002202</text:p>
          </table:table-cell>
        </table:table-row>
        <table:table-row table:style-name="ro1">
          <table:table-cell office:value-type="float" office:value="0.535819126019501" calcext:value-type="float">
            <text:p>0.535819126</text:p>
          </table:table-cell>
        </table:table-row>
        <table:table-row table:style-name="ro1">
          <table:table-cell office:value-type="float" office:value="0.533851314553948" calcext:value-type="float">
            <text:p>0.5338513146</text:p>
          </table:table-cell>
        </table:table-row>
        <table:table-row table:style-name="ro1">
          <table:table-cell office:value-type="float" office:value="0.531795471753741" calcext:value-type="float">
            <text:p>0.5317954718</text:p>
          </table:table-cell>
        </table:table-row>
        <table:table-row table:style-name="ro1">
          <table:table-cell office:value-type="float" office:value="0.529650878093485" calcext:value-type="float">
            <text:p>0.5296508781</text:p>
          </table:table-cell>
        </table:table-row>
        <table:table-row table:style-name="ro1">
          <table:table-cell office:value-type="float" office:value="0.527417376621001" calcext:value-type="float">
            <text:p>0.5274173766</text:p>
          </table:table-cell>
        </table:table-row>
        <table:table-row table:style-name="ro1">
          <table:table-cell office:value-type="float" office:value="0.525095341659815" calcext:value-type="float">
            <text:p>0.5250953417</text:p>
          </table:table-cell>
        </table:table-row>
        <table:table-row table:style-name="ro1">
          <table:table-cell office:value-type="float" office:value="0.522685648122284" calcext:value-type="float">
            <text:p>0.5226856481</text:p>
          </table:table-cell>
        </table:table-row>
        <table:table-row table:style-name="ro1">
          <table:table-cell office:value-type="float" office:value="0.520189641433339" calcext:value-type="float">
            <text:p>0.5201896414</text:p>
          </table:table-cell>
        </table:table-row>
        <table:table-row table:style-name="ro1">
          <table:table-cell office:value-type="float" office:value="0.517609108064863" calcext:value-type="float">
            <text:p>0.5176091081</text:p>
          </table:table-cell>
        </table:table-row>
        <table:table-row table:style-name="ro1">
          <table:table-cell office:value-type="float" office:value="0.514946246680689" calcext:value-type="float">
            <text:p>0.5149462467</text:p>
          </table:table-cell>
        </table:table-row>
        <table:table-row table:style-name="ro1">
          <table:table-cell office:value-type="float" office:value="0.512203639892226" calcext:value-type="float">
            <text:p>0.5122036399</text:p>
          </table:table-cell>
        </table:table-row>
        <table:table-row table:style-name="ro1">
          <table:table-cell office:value-type="float" office:value="0.509384226624715" calcext:value-type="float">
            <text:p>0.5093842266</text:p>
          </table:table-cell>
        </table:table-row>
        <table:table-row table:style-name="ro1">
          <table:table-cell office:value-type="float" office:value="0.50649127509411" calcext:value-type="float">
            <text:p>0.5064912751</text:p>
          </table:table-cell>
        </table:table-row>
        <table:table-row table:style-name="ro1">
          <table:table-cell office:value-type="float" office:value="0.503528356394581" calcext:value-type="float">
            <text:p>0.5035283564</text:p>
          </table:table-cell>
        </table:table-row>
        <table:table-row table:style-name="ro1">
          <table:table-cell office:value-type="float" office:value="0.500499318696649" calcext:value-type="float">
            <text:p>0.5004993187</text:p>
          </table:table-cell>
        </table:table-row>
        <table:table-row table:style-name="ro1">
          <table:table-cell office:value-type="float" office:value="0.497408262055944" calcext:value-type="float">
            <text:p>0.4974082621</text:p>
          </table:table-cell>
        </table:table-row>
        <table:table-row table:style-name="ro1">
          <table:table-cell office:value-type="float" office:value="0.494259513832595" calcext:value-type="float">
            <text:p>0.4942595138</text:p>
          </table:table-cell>
        </table:table-row>
        <table:table-row table:style-name="ro1">
          <table:table-cell office:value-type="float" office:value="0.49105760472124" calcext:value-type="float">
            <text:p>0.4910576047</text:p>
          </table:table-cell>
        </table:table-row>
        <table:table-row table:style-name="ro1">
          <table:table-cell office:value-type="float" office:value="0.487807245391662" calcext:value-type="float">
            <text:p>0.4878072454</text:p>
          </table:table-cell>
        </table:table-row>
        <table:table-row table:style-name="ro1">
          <table:table-cell office:value-type="float" office:value="0.484513303740062" calcext:value-type="float">
            <text:p>0.4845133037</text:p>
          </table:table-cell>
        </table:table-row>
        <table:table-row table:style-name="ro1">
          <table:table-cell office:value-type="float" office:value="0.481180782750944" calcext:value-type="float">
            <text:p>0.4811807828</text:p>
          </table:table-cell>
        </table:table-row>
        <table:table-row table:style-name="ro1">
          <table:table-cell office:value-type="float" office:value="0.477814798969638" calcext:value-type="float">
            <text:p>0.477814799</text:p>
          </table:table-cell>
        </table:table-row>
        <table:table-row table:style-name="ro1">
          <table:table-cell office:value-type="float" office:value="0.474420561585444" calcext:value-type="float">
            <text:p>0.4744205616</text:p>
          </table:table-cell>
        </table:table-row>
        <table:table-row table:style-name="ro1">
          <table:table-cell office:value-type="float" office:value="0.471003352125403" calcext:value-type="float">
            <text:p>0.4710033521</text:p>
          </table:table-cell>
        </table:table-row>
        <table:table-row table:style-name="ro1">
          <table:table-cell office:value-type="float" office:value="0.467568504758696" calcext:value-type="float">
            <text:p>0.4675685048</text:p>
          </table:table-cell>
        </table:table-row>
        <table:table-row table:style-name="ro1">
          <table:table-cell office:value-type="float" office:value="0.46412138721167" calcext:value-type="float">
            <text:p>0.4641213872</text:p>
          </table:table-cell>
        </table:table-row>
        <table:table-row table:style-name="ro1">
          <table:table-cell office:value-type="float" office:value="0.460667382293484" calcext:value-type="float">
            <text:p>0.4606673823</text:p>
          </table:table-cell>
        </table:table-row>
        <table:table-row table:style-name="ro1">
          <table:table-cell office:value-type="float" office:value="0.457211870032395" calcext:value-type="float">
            <text:p>0.45721187</text:p>
          </table:table-cell>
        </table:table-row>
        <table:table-row table:style-name="ro1">
          <table:table-cell office:value-type="float" office:value="0.453760210422656" calcext:value-type="float">
            <text:p>0.4537602104</text:p>
          </table:table-cell>
        </table:table-row>
        <table:table-row table:style-name="ro1">
          <table:table-cell office:value-type="float" office:value="0.450317726782046" calcext:value-type="float">
            <text:p>0.4503177268</text:p>
          </table:table-cell>
        </table:table-row>
        <table:table-row table:style-name="ro1">
          <table:table-cell office:value-type="float" office:value="0.446889689720035" calcext:value-type="float">
            <text:p>0.4468896897</text:p>
          </table:table-cell>
        </table:table-row>
        <table:table-row table:style-name="ro1">
          <table:table-cell office:value-type="float" office:value="0.443481301716559" calcext:value-type="float">
            <text:p>0.4434813017</text:p>
          </table:table-cell>
        </table:table-row>
        <table:table-row table:style-name="ro1">
          <table:table-cell office:value-type="float" office:value="0.440097682311436" calcext:value-type="float">
            <text:p>0.4400976823</text:p>
          </table:table-cell>
        </table:table-row>
        <table:table-row table:style-name="ro1">
          <table:table-cell office:value-type="float" office:value="0.436743853904398" calcext:value-type="float">
            <text:p>0.4367438539</text:p>
          </table:table-cell>
        </table:table-row>
        <table:table-row table:style-name="ro1">
          <table:table-cell office:value-type="float" office:value="0.433424728165762" calcext:value-type="float">
            <text:p>0.4334247282</text:p>
          </table:table-cell>
        </table:table-row>
        <table:table-row table:style-name="ro1">
          <table:table-cell office:value-type="float" office:value="0.43014509305771" calcext:value-type="float">
            <text:p>0.4301450931</text:p>
          </table:table-cell>
        </table:table-row>
        <table:table-row table:style-name="ro1">
          <table:table-cell office:value-type="float" office:value="0.426909600466215" calcext:value-type="float">
            <text:p>0.4269096005</text:p>
          </table:table-cell>
        </table:table-row>
        <table:table-row table:style-name="ro1">
          <table:table-cell office:value-type="float" office:value="0.423722754443577" calcext:value-type="float">
            <text:p>0.4237227544</text:p>
          </table:table-cell>
        </table:table-row>
        <table:table-row table:style-name="ro1">
          <table:table-cell office:value-type="float" office:value="0.420588900061596" calcext:value-type="float">
            <text:p>0.4205889001</text:p>
          </table:table-cell>
        </table:table-row>
        <table:table-row table:style-name="ro1">
          <table:table-cell office:value-type="float" office:value="0.417512212875365" calcext:value-type="float">
            <text:p>0.4175122129</text:p>
          </table:table-cell>
        </table:table-row>
        <table:table-row table:style-name="ro1">
          <table:table-cell office:value-type="float" office:value="0.414496688997696" calcext:value-type="float">
            <text:p>0.414496689</text:p>
          </table:table-cell>
        </table:table-row>
        <table:table-row table:style-name="ro1">
          <table:table-cell office:value-type="float" office:value="0.411546135784168" calcext:value-type="float">
            <text:p>0.4115461358</text:p>
          </table:table-cell>
        </table:table-row>
        <table:table-row table:style-name="ro1">
          <table:table-cell office:value-type="float" office:value="0.408664163128799" calcext:value-type="float">
            <text:p>0.4086641631</text:p>
          </table:table-cell>
        </table:table-row>
        <table:table-row table:style-name="ro1">
          <table:table-cell office:value-type="float" office:value="0.405854175370352" calcext:value-type="float">
            <text:p>0.4058541754</text:p>
          </table:table-cell>
        </table:table-row>
        <table:table-row table:style-name="ro1">
          <table:table-cell office:value-type="float" office:value="0.403119363809264" calcext:value-type="float">
            <text:p>0.4031193638</text:p>
          </table:table-cell>
        </table:table-row>
        <table:table-row table:style-name="ro1">
          <table:table-cell office:value-type="float" office:value="0.400462699835196" calcext:value-type="float">
            <text:p>0.4004626998</text:p>
          </table:table-cell>
        </table:table-row>
        <table:table-row table:style-name="ro1">
          <table:table-cell office:value-type="float" office:value="0.397886928665221" calcext:value-type="float">
            <text:p>0.3978869287</text:p>
          </table:table-cell>
        </table:table-row>
        <table:table-row table:style-name="ro1">
          <table:table-cell office:value-type="float" office:value="0.395394563692626" calcext:value-type="float">
            <text:p>0.3953945637</text:p>
          </table:table-cell>
        </table:table-row>
        <table:table-row table:style-name="ro1">
          <table:table-cell office:value-type="float" office:value="0.392987881446351" calcext:value-type="float">
            <text:p>0.3929878814</text:p>
          </table:table-cell>
        </table:table-row>
        <table:table-row table:style-name="ro1">
          <table:table-cell office:value-type="float" office:value="0.390668917161049" calcext:value-type="float">
            <text:p>0.3906689172</text:p>
          </table:table-cell>
        </table:table-row>
        <table:table-row table:style-name="ro1">
          <table:table-cell office:value-type="float" office:value="0.388439460957771" calcext:value-type="float">
            <text:p>0.388439461</text:p>
          </table:table-cell>
        </table:table-row>
        <table:table-row table:style-name="ro1">
          <table:table-cell office:value-type="float" office:value="0.386301054635283" calcext:value-type="float">
            <text:p>0.3863010546</text:p>
          </table:table-cell>
        </table:table-row>
        <table:table-row table:style-name="ro1">
          <table:table-cell office:value-type="float" office:value="0.384254989072008" calcext:value-type="float">
            <text:p>0.3842549891</text:p>
          </table:table-cell>
        </table:table-row>
        <table:table-row table:style-name="ro1">
          <table:table-cell office:value-type="float" office:value="0.382302302238588" calcext:value-type="float">
            <text:p>0.3823023022</text:p>
          </table:table-cell>
        </table:table-row>
        <table:table-row table:style-name="ro1">
          <table:table-cell office:value-type="float" office:value="0.380443777821082" calcext:value-type="float">
            <text:p>0.3804437778</text:p>
          </table:table-cell>
        </table:table-row>
        <table:table-row table:style-name="ro1">
          <table:table-cell office:value-type="float" office:value="0.378679944454784" calcext:value-type="float">
            <text:p>0.3786799445</text:p>
          </table:table-cell>
        </table:table-row>
        <table:table-row table:style-name="ro1">
          <table:table-cell office:value-type="float" office:value="0.377011075568672" calcext:value-type="float">
            <text:p>0.3770110756</text:p>
          </table:table-cell>
        </table:table-row>
        <table:table-row table:style-name="ro1">
          <table:table-cell office:value-type="float" office:value="0.375437189840478" calcext:value-type="float">
            <text:p>0.3754371898</text:p>
          </table:table-cell>
        </table:table-row>
        <table:table-row table:style-name="ro1">
          <table:table-cell office:value-type="float" office:value="0.373958052262389" calcext:value-type="float">
            <text:p>0.3739580523</text:p>
          </table:table-cell>
        </table:table-row>
        <table:table-row table:style-name="ro1">
          <table:table-cell office:value-type="float" office:value="0.372573175817377" calcext:value-type="float">
            <text:p>0.3725731758</text:p>
          </table:table-cell>
        </table:table-row>
        <table:table-row table:style-name="ro1">
          <table:table-cell office:value-type="float" office:value="0.371281823766144" calcext:value-type="float">
            <text:p>0.3712818238</text:p>
          </table:table-cell>
        </table:table-row>
        <table:table-row table:style-name="ro1">
          <table:table-cell office:value-type="float" office:value="0.370083012544708" calcext:value-type="float">
            <text:p>0.3700830125</text:p>
          </table:table-cell>
        </table:table-row>
        <table:table-row table:style-name="ro1">
          <table:table-cell office:value-type="float" office:value="0.368975515272607" calcext:value-type="float">
            <text:p>0.3689755153</text:p>
          </table:table-cell>
        </table:table-row>
        <table:table-row table:style-name="ro1">
          <table:table-cell office:value-type="float" office:value="0.367957865871727" calcext:value-type="float">
            <text:p>0.3679578659</text:p>
          </table:table-cell>
        </table:table-row>
        <table:table-row table:style-name="ro1">
          <table:table-cell office:value-type="float" office:value="0.367028363795769" calcext:value-type="float">
            <text:p>0.3670283638</text:p>
          </table:table-cell>
        </table:table-row>
        <table:table-row table:style-name="ro1">
          <table:table-cell office:value-type="float" office:value="0.366185079370328" calcext:value-type="float">
            <text:p>0.3661850794</text:p>
          </table:table-cell>
        </table:table-row>
        <table:table-row table:style-name="ro1">
          <table:table-cell office:value-type="float" office:value="0.365425859743604" calcext:value-type="float">
            <text:p>0.3654258597</text:p>
          </table:table-cell>
        </table:table-row>
        <table:table-row table:style-name="ro1">
          <table:table-cell office:value-type="float" office:value="0.364748335447748" calcext:value-type="float">
            <text:p>0.3647483354</text:p>
          </table:table-cell>
        </table:table-row>
        <table:table-row table:style-name="ro1">
          <table:table-cell office:value-type="float" office:value="0.364149927570817" calcext:value-type="float">
            <text:p>0.3641499276</text:p>
          </table:table-cell>
        </table:table-row>
        <table:table-row table:style-name="ro1">
          <table:table-cell office:value-type="float" office:value="0.363627855539374" calcext:value-type="float">
            <text:p>0.3636278555</text:p>
          </table:table-cell>
        </table:table-row>
        <table:table-row table:style-name="ro1">
          <table:table-cell office:value-type="float" office:value="0.363179145511698" calcext:value-type="float">
            <text:p>0.3631791455</text:p>
          </table:table-cell>
        </table:table-row>
        <table:table-row table:style-name="ro1">
          <table:table-cell office:value-type="float" office:value="0.362800639381637" calcext:value-type="float">
            <text:p>0.3628006394</text:p>
          </table:table-cell>
        </table:table-row>
        <table:table-row table:style-name="ro1">
          <table:table-cell office:value-type="float" office:value="0.36248900439307" calcext:value-type="float">
            <text:p>0.3624890044</text:p>
          </table:table-cell>
        </table:table-row>
        <table:table-row table:style-name="ro1">
          <table:table-cell office:value-type="float" office:value="0.362240743365012" calcext:value-type="float">
            <text:p>0.3622407434</text:p>
          </table:table-cell>
        </table:table-row>
        <table:table-row table:style-name="ro1">
          <table:table-cell office:value-type="float" office:value="0.362052205527334" calcext:value-type="float">
            <text:p>0.3620522055</text:p>
          </table:table-cell>
        </table:table-row>
        <table:table-row table:style-name="ro1">
          <table:table-cell office:value-type="float" office:value="0.361919597967113" calcext:value-type="float">
            <text:p>0.361919598</text:p>
          </table:table-cell>
        </table:table-row>
        <table:table-row table:style-name="ro1">
          <table:table-cell office:value-type="float" office:value="0.361838997685611" calcext:value-type="float">
            <text:p>0.3618389977</text:p>
          </table:table-cell>
        </table:table-row>
        <table:table-row table:style-name="ro1">
          <table:table-cell office:value-type="float" office:value="0.361806364265878" calcext:value-type="float">
            <text:p>0.3618063643</text:p>
          </table:table-cell>
        </table:table-row>
        <table:table-row table:style-name="ro1">
          <table:table-cell office:value-type="float" office:value="0.361817553150981" calcext:value-type="float">
            <text:p>0.3618175532</text:p>
          </table:table-cell>
        </table:table-row>
        <table:table-row table:style-name="ro1">
          <table:table-cell office:value-type="float" office:value="0.361868329532862" calcext:value-type="float">
            <text:p>0.3618683295</text:p>
          </table:table-cell>
        </table:table-row>
        <table:table-row table:style-name="ro1">
          <table:table-cell office:value-type="float" office:value="0.36195438285182" calcext:value-type="float">
            <text:p>0.3619543829</text:p>
          </table:table-cell>
        </table:table-row>
        <table:table-row table:style-name="ro1">
          <table:table-cell office:value-type="float" office:value="0.362071341906619" calcext:value-type="float">
            <text:p>0.3620713419</text:p>
          </table:table-cell>
        </table:table-row>
        <table:table-row table:style-name="ro1">
          <table:table-cell office:value-type="float" office:value="0.362214790575229" calcext:value-type="float">
            <text:p>0.3622147906</text:p>
          </table:table-cell>
        </table:table-row>
        <table:table-row table:style-name="ro1">
          <table:table-cell office:value-type="float" office:value="0.362380284146183" calcext:value-type="float">
            <text:p>0.3623802841</text:p>
          </table:table-cell>
        </table:table-row>
        <table:table-row table:style-name="ro1">
          <table:table-cell office:value-type="float" office:value="0.362563366260569" calcext:value-type="float">
            <text:p>0.3625633663</text:p>
          </table:table-cell>
        </table:table-row>
        <table:table-row table:style-name="ro1">
          <table:table-cell office:value-type="float" office:value="0.362759586464646" calcext:value-type="float">
            <text:p>0.3627595865</text:p>
          </table:table-cell>
        </table:table-row>
        <table:table-row table:style-name="ro1">
          <table:table-cell office:value-type="float" office:value="0.362964518373084" calcext:value-type="float">
            <text:p>0.3629645184</text:p>
          </table:table-cell>
        </table:table-row>
        <table:table-row table:style-name="ro1">
          <table:table-cell office:value-type="float" office:value="0.363173778442835" calcext:value-type="float">
            <text:p>0.3631737784</text:p>
          </table:table-cell>
        </table:table-row>
        <table:table-row table:style-name="ro1">
          <table:table-cell office:value-type="float" office:value="0.555434433926772" calcext:value-type="float">
            <text:p>0.5554344339</text:p>
          </table:table-cell>
        </table:table-row>
        <table:table-row table:style-name="ro1">
          <table:table-cell office:value-type="float" office:value="0.554292610275335" calcext:value-type="float">
            <text:p>0.5542926103</text:p>
          </table:table-cell>
        </table:table-row>
        <table:table-row table:style-name="ro1">
          <table:table-cell office:value-type="float" office:value="0.553126482853657" calcext:value-type="float">
            <text:p>0.5531264829</text:p>
          </table:table-cell>
        </table:table-row>
        <table:table-row table:style-name="ro1">
          <table:table-cell office:value-type="float" office:value="0.551925443447804" calcext:value-type="float">
            <text:p>0.5519254434</text:p>
          </table:table-cell>
        </table:table-row>
        <table:table-row table:style-name="ro1">
          <table:table-cell office:value-type="float" office:value="0.550679891829423" calcext:value-type="float">
            <text:p>0.5506798918</text:p>
          </table:table-cell>
        </table:table-row>
        <table:table-row table:style-name="ro1">
          <table:table-cell office:value-type="float" office:value="0.549381197166625" calcext:value-type="float">
            <text:p>0.5493811972</text:p>
          </table:table-cell>
        </table:table-row>
        <table:table-row table:style-name="ro1">
          <table:table-cell office:value-type="float" office:value="0.548021660027902" calcext:value-type="float">
            <text:p>0.54802166</text:p>
          </table:table-cell>
        </table:table-row>
        <table:table-row table:style-name="ro1">
          <table:table-cell office:value-type="float" office:value="0.546594474979083" calcext:value-type="float">
            <text:p>0.546594475</text:p>
          </table:table-cell>
        </table:table-row>
        <table:table-row table:style-name="ro1">
          <table:table-cell office:value-type="float" office:value="0.545093693773315" calcext:value-type="float">
            <text:p>0.5450936938</text:p>
          </table:table-cell>
        </table:table-row>
        <table:table-row table:style-name="ro1">
          <table:table-cell office:value-type="float" office:value="0.543514189134089" calcext:value-type="float">
            <text:p>0.5435141891</text:p>
          </table:table-cell>
        </table:table-row>
        <table:table-row table:style-name="ro1">
          <table:table-cell office:value-type="float" office:value="0.541851619131289" calcext:value-type="float">
            <text:p>0.5418516191</text:p>
          </table:table-cell>
        </table:table-row>
        <table:table-row table:style-name="ro1">
          <table:table-cell office:value-type="float" office:value="0.540102392150286" calcext:value-type="float">
            <text:p>0.5401023922</text:p>
          </table:table-cell>
        </table:table-row>
        <table:table-row table:style-name="ro1">
          <table:table-cell office:value-type="float" office:value="0.53826363245406" calcext:value-type="float">
            <text:p>0.5382636325</text:p>
          </table:table-cell>
        </table:table-row>
        <table:table-row table:style-name="ro1">
          <table:table-cell office:value-type="float" office:value="0.536333146338354" calcext:value-type="float">
            <text:p>0.5363331463</text:p>
          </table:table-cell>
        </table:table-row>
        <table:table-row table:style-name="ro1">
          <table:table-cell office:value-type="float" office:value="0.534309388879872" calcext:value-type="float">
            <text:p>0.5343093889</text:p>
          </table:table-cell>
        </table:table-row>
        <table:table-row table:style-name="ro1">
          <table:table-cell office:value-type="float" office:value="0.532191431277498" calcext:value-type="float">
            <text:p>0.5321914313</text:p>
          </table:table-cell>
        </table:table-row>
        <table:table-row table:style-name="ro1">
          <table:table-cell office:value-type="float" office:value="0.529978928786563" calcext:value-type="float">
            <text:p>0.5299789288</text:p>
          </table:table-cell>
        </table:table-row>
        <table:table-row table:style-name="ro1">
          <table:table-cell office:value-type="float" office:value="0.527672089246132" calcext:value-type="float">
            <text:p>0.5276720892</text:p>
          </table:table-cell>
        </table:table-row>
        <table:table-row table:style-name="ro1">
          <table:table-cell office:value-type="float" office:value="0.52527164219934" calcext:value-type="float">
            <text:p>0.5252716422</text:p>
          </table:table-cell>
        </table:table-row>
        <table:table-row table:style-name="ro1">
          <table:table-cell office:value-type="float" office:value="0.52277880860675" calcext:value-type="float">
            <text:p>0.5227788086</text:p>
          </table:table-cell>
        </table:table-row>
        <table:table-row table:style-name="ro1">
          <table:table-cell office:value-type="float" office:value="0.52019527115275" calcext:value-type="float">
            <text:p>0.5201952712</text:p>
          </table:table-cell>
        </table:table-row>
        <table:table-row table:style-name="ro1">
          <table:table-cell office:value-type="float" office:value="0.517523145144989" calcext:value-type="float">
            <text:p>0.5175231451</text:p>
          </table:table-cell>
        </table:table-row>
        <table:table-row table:style-name="ro1">
          <table:table-cell office:value-type="float" office:value="0.514764950006835" calcext:value-type="float">
            <text:p>0.51476495</text:p>
          </table:table-cell>
        </table:table-row>
        <table:table-row table:style-name="ro1">
          <table:table-cell office:value-type="float" office:value="0.511923581362882" calcext:value-type="float">
            <text:p>0.5119235814</text:p>
          </table:table-cell>
        </table:table-row>
        <table:table-row table:style-name="ro1">
          <table:table-cell office:value-type="float" office:value="0.509002283717479" calcext:value-type="float">
            <text:p>0.5090022837</text:p>
          </table:table-cell>
        </table:table-row>
        <table:table-row table:style-name="ro1">
          <table:table-cell office:value-type="float" office:value="0.506004623726301" calcext:value-type="float">
            <text:p>0.5060046237</text:p>
          </table:table-cell>
        </table:table-row>
        <table:table-row table:style-name="ro1">
          <table:table-cell office:value-type="float" office:value="0.502934464060951" calcext:value-type="float">
            <text:p>0.5029344641</text:p>
          </table:table-cell>
        </table:table-row>
        <table:table-row table:style-name="ro1">
          <table:table-cell office:value-type="float" office:value="0.499795937866593" calcext:value-type="float">
            <text:p>0.4997959379</text:p>
          </table:table-cell>
        </table:table-row>
        <table:table-row table:style-name="ro1">
          <table:table-cell office:value-type="float" office:value="0.496593423812629" calcext:value-type="float">
            <text:p>0.4965934238</text:p>
          </table:table-cell>
        </table:table-row>
        <table:table-row table:style-name="ro1">
          <table:table-cell office:value-type="float" office:value="0.493331521736399" calcext:value-type="float">
            <text:p>0.4933315217</text:p>
          </table:table-cell>
        </table:table-row>
        <table:table-row table:style-name="ro1">
          <table:table-cell office:value-type="float" office:value="0.490015028879923" calcext:value-type="float">
            <text:p>0.4900150289</text:p>
          </table:table-cell>
        </table:table-row>
        <table:table-row table:style-name="ro1">
          <table:table-cell office:value-type="float" office:value="0.486648916719673" calcext:value-type="float">
            <text:p>0.4866489167</text:p>
          </table:table-cell>
        </table:table-row>
        <table:table-row table:style-name="ro1">
          <table:table-cell office:value-type="float" office:value="0.483238308389382" calcext:value-type="float">
            <text:p>0.4832383084</text:p>
          </table:table-cell>
        </table:table-row>
        <table:table-row table:style-name="ro1">
          <table:table-cell office:value-type="float" office:value="0.479788456695885" calcext:value-type="float">
            <text:p>0.4797884567</text:p>
          </table:table-cell>
        </table:table-row>
        <table:table-row table:style-name="ro1">
          <table:table-cell office:value-type="float" office:value="0.476304722727995" calcext:value-type="float">
            <text:p>0.4763047227</text:p>
          </table:table-cell>
        </table:table-row>
        <table:table-row table:style-name="ro1">
          <table:table-cell office:value-type="float" office:value="0.472792555058415" calcext:value-type="float">
            <text:p>0.4727925551</text:p>
          </table:table-cell>
        </table:table-row>
        <table:table-row table:style-name="ro1">
          <table:table-cell office:value-type="float" office:value="0.469257469538681" calcext:value-type="float">
            <text:p>0.4692574695</text:p>
          </table:table-cell>
        </table:table-row>
        <table:table-row table:style-name="ro1">
          <table:table-cell office:value-type="float" office:value="0.465705029687141" calcext:value-type="float">
            <text:p>0.4657050297</text:p>
          </table:table-cell>
        </table:table-row>
        <table:table-row table:style-name="ro1">
          <table:table-cell office:value-type="float" office:value="0.46214082766997" calcext:value-type="float">
            <text:p>0.4621408277</text:p>
          </table:table-cell>
        </table:table-row>
        <table:table-row table:style-name="ro1">
          <table:table-cell office:value-type="float" office:value="0.458570465875214" calcext:value-type="float">
            <text:p>0.4585704659</text:p>
          </table:table-cell>
        </table:table-row>
        <table:table-row table:style-name="ro1">
          <table:table-cell office:value-type="float" office:value="0.454999539079874" calcext:value-type="float">
            <text:p>0.4549995391</text:p>
          </table:table-cell>
        </table:table-row>
        <table:table-row table:style-name="ro1">
          <table:table-cell office:value-type="float" office:value="0.451433617210022" calcext:value-type="float">
            <text:p>0.4514336172</text:p>
          </table:table-cell>
        </table:table-row>
        <table:table-row table:style-name="ro1">
          <table:table-cell office:value-type="float" office:value="0.447878228693949" calcext:value-type="float">
            <text:p>0.4478782287</text:p>
          </table:table-cell>
        </table:table-row>
        <table:table-row table:style-name="ro1">
          <table:table-cell office:value-type="float" office:value="0.444338844408351" calcext:value-type="float">
            <text:p>0.4443388444</text:p>
          </table:table-cell>
        </table:table-row>
        <table:table-row table:style-name="ro1">
          <table:table-cell office:value-type="float" office:value="0.440820862217545" calcext:value-type="float">
            <text:p>0.4408208622</text:p>
          </table:table-cell>
        </table:table-row>
        <table:table-row table:style-name="ro1">
          <table:table-cell office:value-type="float" office:value="0.437329592105726" calcext:value-type="float">
            <text:p>0.4373295921</text:p>
          </table:table-cell>
        </table:table-row>
        <table:table-row table:style-name="ro1">
          <table:table-cell office:value-type="float" office:value="0.433870241902249" calcext:value-type="float">
            <text:p>0.4338702419</text:p>
          </table:table-cell>
        </table:table-row>
        <table:table-row table:style-name="ro1">
          <table:table-cell office:value-type="float" office:value="0.430447903599955" calcext:value-type="float">
            <text:p>0.4304479036</text:p>
          </table:table-cell>
        </table:table-row>
        <table:table-row table:style-name="ro1">
          <table:table-cell office:value-type="float" office:value="0.42706754026652" calcext:value-type="float">
            <text:p>0.4270675403</text:p>
          </table:table-cell>
        </table:table-row>
        <table:table-row table:style-name="ro1">
          <table:table-cell office:value-type="float" office:value="0.423733973548851" calcext:value-type="float">
            <text:p>0.4237339735</text:p>
          </table:table-cell>
        </table:table-row>
        <table:table-row table:style-name="ro1">
          <table:table-cell office:value-type="float" office:value="0.420451871770506" calcext:value-type="float">
            <text:p>0.4204518718</text:p>
          </table:table-cell>
        </table:table-row>
        <table:table-row table:style-name="ro1">
          <table:table-cell office:value-type="float" office:value="0.417225738622154" calcext:value-type="float">
            <text:p>0.4172257386</text:p>
          </table:table-cell>
        </table:table-row>
        <table:table-row table:style-name="ro1">
          <table:table-cell office:value-type="float" office:value="0.414059902445066" calcext:value-type="float">
            <text:p>0.4140599024</text:p>
          </table:table-cell>
        </table:table-row>
        <table:table-row table:style-name="ro1">
          <table:table-cell office:value-type="float" office:value="0.410958506107639" calcext:value-type="float">
            <text:p>0.4109585061</text:p>
          </table:table-cell>
        </table:table-row>
        <table:table-row table:style-name="ro1">
          <table:table-cell office:value-type="float" office:value="0.407925497474963" calcext:value-type="float">
            <text:p>0.4079254975</text:p>
          </table:table-cell>
        </table:table-row>
        <table:table-row table:style-name="ro1">
          <table:table-cell office:value-type="float" office:value="0.40496462047141" calcext:value-type="float">
            <text:p>0.4049646205</text:p>
          </table:table-cell>
        </table:table-row>
        <table:table-row table:style-name="ro1">
          <table:table-cell office:value-type="float" office:value="0.402079406736267" calcext:value-type="float">
            <text:p>0.4020794067</text:p>
          </table:table-cell>
        </table:table-row>
        <table:table-row table:style-name="ro1">
          <table:table-cell office:value-type="float" office:value="0.399273167872397" calcext:value-type="float">
            <text:p>0.3992731679</text:p>
          </table:table-cell>
        </table:table-row>
        <table:table-row table:style-name="ro1">
          <table:table-cell office:value-type="float" office:value="0.396548988287936" calcext:value-type="float">
            <text:p>0.3965489883</text:p>
          </table:table-cell>
        </table:table-row>
        <table:table-row table:style-name="ro1">
          <table:table-cell office:value-type="float" office:value="0.393909718631028" calcext:value-type="float">
            <text:p>0.3939097186</text:p>
          </table:table-cell>
        </table:table-row>
        <table:table-row table:style-name="ro1">
          <table:table-cell office:value-type="float" office:value="0.391357969817589" calcext:value-type="float">
            <text:p>0.3913579698</text:p>
          </table:table-cell>
        </table:table-row>
        <table:table-row table:style-name="ro1">
          <table:table-cell office:value-type="float" office:value="0.388896107652106" calcext:value-type="float">
            <text:p>0.3888961077</text:p>
          </table:table-cell>
        </table:table-row>
        <table:table-row table:style-name="ro1">
          <table:table-cell office:value-type="float" office:value="0.386526248041474" calcext:value-type="float">
            <text:p>0.386526248</text:p>
          </table:table-cell>
        </table:table-row>
        <table:table-row table:style-name="ro1">
          <table:table-cell office:value-type="float" office:value="0.384250252801863" calcext:value-type="float">
            <text:p>0.3842502528</text:p>
          </table:table-cell>
        </table:table-row>
        <table:table-row table:style-name="ro1">
          <table:table-cell office:value-type="float" office:value="0.382069726058622" calcext:value-type="float">
            <text:p>0.3820697261</text:p>
          </table:table-cell>
        </table:table-row>
        <table:table-row table:style-name="ro1">
          <table:table-cell office:value-type="float" office:value="0.379986011239214" calcext:value-type="float">
            <text:p>0.3799860112</text:p>
          </table:table-cell>
        </table:table-row>
        <table:table-row table:style-name="ro1">
          <table:table-cell office:value-type="float" office:value="0.378000188659191" calcext:value-type="float">
            <text:p>0.3780001887</text:p>
          </table:table-cell>
        </table:table-row>
        <table:table-row table:style-name="ro1">
          <table:table-cell office:value-type="float" office:value="0.376113073701197" calcext:value-type="float">
            <text:p>0.3761130737</text:p>
          </table:table-cell>
        </table:table-row>
        <table:table-row table:style-name="ro1">
          <table:table-cell office:value-type="float" office:value="0.374325215587008" calcext:value-type="float">
            <text:p>0.3743252156</text:p>
          </table:table-cell>
        </table:table-row>
        <table:table-row table:style-name="ro1">
          <table:table-cell office:value-type="float" office:value="0.372636896742607" calcext:value-type="float">
            <text:p>0.3726368967</text:p>
          </table:table-cell>
        </table:table-row>
        <table:table-row table:style-name="ro1">
          <table:table-cell office:value-type="float" office:value="0.37104813275629" calcext:value-type="float">
            <text:p>0.3710481328</text:p>
          </table:table-cell>
        </table:table-row>
        <table:table-row table:style-name="ro1">
          <table:table-cell office:value-type="float" office:value="0.369558672929812" calcext:value-type="float">
            <text:p>0.3695586729</text:p>
          </table:table-cell>
        </table:table-row>
        <table:table-row table:style-name="ro1">
          <table:table-cell office:value-type="float" office:value="0.368168001422561" calcext:value-type="float">
            <text:p>0.3681680014</text:p>
          </table:table-cell>
        </table:table-row>
        <table:table-row table:style-name="ro1">
          <table:table-cell office:value-type="float" office:value="0.36687533898877" calcext:value-type="float">
            <text:p>0.366875339</text:p>
          </table:table-cell>
        </table:table-row>
        <table:table-row table:style-name="ro1">
          <table:table-cell office:value-type="float" office:value="0.365679645307764" calcext:value-type="float">
            <text:p>0.3656796453</text:p>
          </table:table-cell>
        </table:table-row>
        <table:table-row table:style-name="ro1">
          <table:table-cell office:value-type="float" office:value="0.364579621907233" calcext:value-type="float">
            <text:p>0.3645796219</text:p>
          </table:table-cell>
        </table:table-row>
        <table:table-row table:style-name="ro1">
          <table:table-cell office:value-type="float" office:value="0.363573715679553" calcext:value-type="float">
            <text:p>0.3635737157</text:p>
          </table:table-cell>
        </table:table-row>
        <table:table-row table:style-name="ro1">
          <table:table-cell office:value-type="float" office:value="0.362660122991132" calcext:value-type="float">
            <text:p>0.362660123</text:p>
          </table:table-cell>
        </table:table-row>
        <table:table-row table:style-name="ro1">
          <table:table-cell office:value-type="float" office:value="0.361836794384787" calcext:value-type="float">
            <text:p>0.3618367944</text:p>
          </table:table-cell>
        </table:table-row>
        <table:table-row table:style-name="ro1">
          <table:table-cell office:value-type="float" office:value="0.361101439875168" calcext:value-type="float">
            <text:p>0.3611014399</text:p>
          </table:table-cell>
        </table:table-row>
        <table:table-row table:style-name="ro1">
          <table:table-cell office:value-type="float" office:value="0.360451534837203" calcext:value-type="float">
            <text:p>0.3604515348</text:p>
          </table:table-cell>
        </table:table-row>
        <table:table-row table:style-name="ro1">
          <table:table-cell office:value-type="float" office:value="0.359884326487583" calcext:value-type="float">
            <text:p>0.3598843265</text:p>
          </table:table-cell>
        </table:table-row>
        <table:table-row table:style-name="ro1">
          <table:table-cell office:value-type="float" office:value="0.359396840959286" calcext:value-type="float">
            <text:p>0.359396841</text:p>
          </table:table-cell>
        </table:table-row>
        <table:table-row table:style-name="ro1">
          <table:table-cell office:value-type="float" office:value="0.358985890969123" calcext:value-type="float">
            <text:p>0.358985891</text:p>
          </table:table-cell>
        </table:table-row>
        <table:table-row table:style-name="ro1">
          <table:table-cell office:value-type="float" office:value="0.358648084078331" calcext:value-type="float">
            <text:p>0.3586480841</text:p>
          </table:table-cell>
        </table:table-row>
        <table:table-row table:style-name="ro1">
          <table:table-cell office:value-type="float" office:value="0.358379831546193" calcext:value-type="float">
            <text:p>0.3583798315</text:p>
          </table:table-cell>
        </table:table-row>
        <table:table-row table:style-name="ro1">
          <table:table-cell office:value-type="float" office:value="0.358177357776691" calcext:value-type="float">
            <text:p>0.3581773578</text:p>
          </table:table-cell>
        </table:table-row>
        <table:table-row table:style-name="ro1">
          <table:table-cell office:value-type="float" office:value="0.358036710358201" calcext:value-type="float">
            <text:p>0.3580367104</text:p>
          </table:table-cell>
        </table:table-row>
        <table:table-row table:style-name="ro1">
          <table:table-cell office:value-type="float" office:value="0.357953770696215" calcext:value-type="float">
            <text:p>0.3579537707</text:p>
          </table:table-cell>
        </table:table-row>
        <table:table-row table:style-name="ro1">
          <table:table-cell office:value-type="float" office:value="0.357924265239096" calcext:value-type="float">
            <text:p>0.3579242652</text:p>
          </table:table-cell>
        </table:table-row>
        <table:table-row table:style-name="ro1">
          <table:table-cell office:value-type="float" office:value="0.357943777296879" calcext:value-type="float">
            <text:p>0.3579437773</text:p>
          </table:table-cell>
        </table:table-row>
        <table:table-row table:style-name="ro1">
          <table:table-cell office:value-type="float" office:value="0.35800775945309" calcext:value-type="float">
            <text:p>0.3580077595</text:p>
          </table:table-cell>
        </table:table-row>
        <table:table-row table:style-name="ro1">
          <table:table-cell office:value-type="float" office:value="0.358111546569611" calcext:value-type="float">
            <text:p>0.3581115466</text:p>
          </table:table-cell>
        </table:table-row>
        <table:table-row table:style-name="ro1">
          <table:table-cell office:value-type="float" office:value="0.358250369384574" calcext:value-type="float">
            <text:p>0.3582503694</text:p>
          </table:table-cell>
        </table:table-row>
        <table:table-row table:style-name="ro1">
          <table:table-cell office:value-type="float" office:value="0.358419368703294" calcext:value-type="float">
            <text:p>0.3584193687</text:p>
          </table:table-cell>
        </table:table-row>
        <table:table-row table:style-name="ro1">
          <table:table-cell office:value-type="float" office:value="0.358613610182227" calcext:value-type="float">
            <text:p>0.3586136102</text:p>
          </table:table-cell>
        </table:table-row>
        <table:table-row table:style-name="ro1">
          <table:table-cell office:value-type="float" office:value="0.358828099705974" calcext:value-type="float">
            <text:p>0.3588280997</text:p>
          </table:table-cell>
        </table:table-row>
        <table:table-row table:style-name="ro1">
          <table:table-cell office:value-type="float" office:value="0.359057799357309" calcext:value-type="float">
            <text:p>0.3590577994</text:p>
          </table:table-cell>
        </table:table-row>
        <table:table-row table:style-name="ro1">
          <table:table-cell office:value-type="float" office:value="0.359297643980249" calcext:value-type="float">
            <text:p>0.359297644</text:p>
          </table:table-cell>
        </table:table-row>
        <table:table-row table:style-name="ro1">
          <table:table-cell office:value-type="float" office:value="0.359542558336152" calcext:value-type="float">
            <text:p>0.3595425583</text:p>
          </table:table-cell>
        </table:table-row>
        <table:table-row table:style-name="ro1">
          <table:table-cell office:value-type="float" office:value="0.557019334123263" calcext:value-type="float">
            <text:p>0.5570193341</text:p>
          </table:table-cell>
        </table:table-row>
        <table:table-row table:style-name="ro1">
          <table:table-cell office:value-type="float" office:value="0.555956602632913" calcext:value-type="float">
            <text:p>0.5559566026</text:p>
          </table:table-cell>
        </table:table-row>
        <table:table-row table:style-name="ro1">
          <table:table-cell office:value-type="float" office:value="0.554868564580216" calcext:value-type="float">
            <text:p>0.5548685646</text:p>
          </table:table-cell>
        </table:table-row>
        <table:table-row table:style-name="ro1">
          <table:table-cell office:value-type="float" office:value="0.553744141616796" calcext:value-type="float">
            <text:p>0.5537441416</text:p>
          </table:table-cell>
        </table:table-row>
        <table:table-row table:style-name="ro1">
          <table:table-cell office:value-type="float" office:value="0.552573284936103" calcext:value-type="float">
            <text:p>0.5525732849</text:p>
          </table:table-cell>
        </table:table-row>
        <table:table-row table:style-name="ro1">
          <table:table-cell office:value-type="float" office:value="0.551346936755363" calcext:value-type="float">
            <text:p>0.5513469368</text:p>
          </table:table-cell>
        </table:table-row>
        <table:table-row table:style-name="ro1">
          <table:table-cell office:value-type="float" office:value="0.550056992372244" calcext:value-type="float">
            <text:p>0.5500569924</text:p>
          </table:table-cell>
        </table:table-row>
        <table:table-row table:style-name="ro1">
          <table:table-cell office:value-type="float" office:value="0.548696262796218" calcext:value-type="float">
            <text:p>0.5486962628</text:p>
          </table:table-cell>
        </table:table-row>
        <table:table-row table:style-name="ro1">
          <table:table-cell office:value-type="float" office:value="0.547258437954646" calcext:value-type="float">
            <text:p>0.547258438</text:p>
          </table:table-cell>
        </table:table-row>
        <table:table-row table:style-name="ro1">
          <table:table-cell office:value-type="float" office:value="0.545738050473565" calcext:value-type="float">
            <text:p>0.5457380505</text:p>
          </table:table-cell>
        </table:table-row>
        <table:table-row table:style-name="ro1">
          <table:table-cell office:value-type="float" office:value="0.54413044003318" calcext:value-type="float">
            <text:p>0.54413044</text:p>
          </table:table-cell>
        </table:table-row>
        <table:table-row table:style-name="ro1">
          <table:table-cell office:value-type="float" office:value="0.542431718298081" calcext:value-type="float">
            <text:p>0.5424317183</text:p>
          </table:table-cell>
        </table:table-row>
        <table:table-row table:style-name="ro1">
          <table:table-cell office:value-type="float" office:value="0.54063873442215" calcext:value-type="float">
            <text:p>0.5406387344</text:p>
          </table:table-cell>
        </table:table-row>
        <table:table-row table:style-name="ro1">
          <table:table-cell office:value-type="float" office:value="0.538749041128192" calcext:value-type="float">
            <text:p>0.5387490411</text:p>
          </table:table-cell>
        </table:table-row>
        <table:table-row table:style-name="ro1">
          <table:table-cell office:value-type="float" office:value="0.536760861362266" calcext:value-type="float">
            <text:p>0.5367608614</text:p>
          </table:table-cell>
        </table:table-row>
        <table:table-row table:style-name="ro1">
          <table:table-cell office:value-type="float" office:value="0.534673055522733" calcext:value-type="float">
            <text:p>0.5346730555</text:p>
          </table:table-cell>
        </table:table-row>
        <table:table-row table:style-name="ro1">
          <table:table-cell office:value-type="float" office:value="0.532485089264008" calcext:value-type="float">
            <text:p>0.5324850893</text:p>
          </table:table-cell>
        </table:table-row>
        <table:table-row table:style-name="ro1">
          <table:table-cell office:value-type="float" office:value="0.53019700187502" calcext:value-type="float">
            <text:p>0.5301970019</text:p>
          </table:table-cell>
        </table:table-row>
        <table:table-row table:style-name="ro1">
          <table:table-cell office:value-type="float" office:value="0.527809375232391" calcext:value-type="float">
            <text:p>0.5278093752</text:p>
          </table:table-cell>
        </table:table-row>
        <table:table-row table:style-name="ro1">
          <table:table-cell office:value-type="float" office:value="0.525323303328309" calcext:value-type="float">
            <text:p>0.5253233033</text:p>
          </table:table-cell>
        </table:table-row>
        <table:table-row table:style-name="ro1">
          <table:table-cell office:value-type="float" office:value="0.522740362373127" calcext:value-type="float">
            <text:p>0.5227403624</text:p>
          </table:table-cell>
        </table:table-row>
        <table:table-row table:style-name="ro1">
          <table:table-cell office:value-type="float" office:value="0.520062581472656" calcext:value-type="float">
            <text:p>0.5200625815</text:p>
          </table:table-cell>
        </table:table-row>
        <table:table-row table:style-name="ro1">
          <table:table-cell office:value-type="float" office:value="0.517292413880181" calcext:value-type="float">
            <text:p>0.5172924139</text:p>
          </table:table-cell>
        </table:table-row>
        <table:table-row table:style-name="ro1">
          <table:table-cell office:value-type="float" office:value="0.514432708823174" calcext:value-type="float">
            <text:p>0.5144327088</text:p>
          </table:table-cell>
        </table:table-row>
        <table:table-row table:style-name="ro1">
          <table:table-cell office:value-type="float" office:value="0.511486683904726" calcext:value-type="float">
            <text:p>0.5114866839</text:p>
          </table:table-cell>
        </table:table-row>
        <table:table-row table:style-name="ro1">
          <table:table-cell office:value-type="float" office:value="0.508457898079684" calcext:value-type="float">
            <text:p>0.5084578981</text:p>
          </table:table-cell>
        </table:table-row>
        <table:table-row table:style-name="ro1">
          <table:table-cell office:value-type="float" office:value="0.505350225205496" calcext:value-type="float">
            <text:p>0.5053502252</text:p>
          </table:table-cell>
        </table:table-row>
        <table:table-row table:style-name="ro1">
          <table:table-cell office:value-type="float" office:value="0.502167828167769" calcext:value-type="float">
            <text:p>0.5021678282</text:p>
          </table:table-cell>
        </table:table-row>
        <table:table-row table:style-name="ro1">
          <table:table-cell office:value-type="float" office:value="0.498915133580534" calcext:value-type="float">
            <text:p>0.4989151336</text:p>
          </table:table-cell>
        </table:table-row>
        <table:table-row table:style-name="ro1">
          <table:table-cell office:value-type="float" office:value="0.495596807061219" calcext:value-type="float">
            <text:p>0.4955968071</text:p>
          </table:table-cell>
        </table:table-row>
        <table:table-row table:style-name="ro1">
          <table:table-cell office:value-type="float" office:value="0.492217729080338" calcext:value-type="float">
            <text:p>0.4922177291</text:p>
          </table:table-cell>
        </table:table-row>
        <table:table-row table:style-name="ro1">
          <table:table-cell office:value-type="float" office:value="0.488782971385877" calcext:value-type="float">
            <text:p>0.4887829714</text:p>
          </table:table-cell>
        </table:table-row>
        <table:table-row table:style-name="ro1">
          <table:table-cell office:value-type="float" office:value="0.485297774002405" calcext:value-type="float">
            <text:p>0.485297774</text:p>
          </table:table-cell>
        </table:table-row>
        <table:table-row table:style-name="ro1">
          <table:table-cell office:value-type="float" office:value="0.481767522804879" calcext:value-type="float">
            <text:p>0.4817675228</text:p>
          </table:table-cell>
        </table:table-row>
        <table:table-row table:style-name="ro1">
          <table:table-cell office:value-type="float" office:value="0.47819772766717" calcext:value-type="float">
            <text:p>0.4781977277</text:p>
          </table:table-cell>
        </table:table-row>
        <table:table-row table:style-name="ro1">
          <table:table-cell office:value-type="float" office:value="0.474594001185294" calcext:value-type="float">
            <text:p>0.4745940012</text:p>
          </table:table-cell>
        </table:table-row>
        <table:table-row table:style-name="ro1">
          <table:table-cell office:value-type="float" office:value="0.470962037975346" calcext:value-type="float">
            <text:p>0.470962038</text:p>
          </table:table-cell>
        </table:table-row>
        <table:table-row table:style-name="ro1">
          <table:table-cell office:value-type="float" office:value="0.467307594546159" calcext:value-type="float">
            <text:p>0.4673075945</text:p>
          </table:table-cell>
        </table:table-row>
        <table:table-row table:style-name="ro1">
          <table:table-cell office:value-type="float" office:value="0.463636469746654" calcext:value-type="float">
            <text:p>0.4636364697</text:p>
          </table:table-cell>
        </table:table-row>
        <table:table-row table:style-name="ro1">
          <table:table-cell office:value-type="float" office:value="0.459954485787914" calcext:value-type="float">
            <text:p>0.4599544858</text:p>
          </table:table-cell>
        </table:table-row>
        <table:table-row table:style-name="ro1">
          <table:table-cell office:value-type="float" office:value="0.456267469839957" calcext:value-type="float">
            <text:p>0.4562674698</text:p>
          </table:table-cell>
        </table:table-row>
        <table:table-row table:style-name="ro1">
          <table:table-cell office:value-type="float" office:value="0.452581236203228" calcext:value-type="float">
            <text:p>0.4525812362</text:p>
          </table:table-cell>
        </table:table-row>
        <table:table-row table:style-name="ro1">
          <table:table-cell office:value-type="float" office:value="0.448901569054789" calcext:value-type="float">
            <text:p>0.4489015691</text:p>
          </table:table-cell>
        </table:table-row>
        <table:table-row table:style-name="ro1">
          <table:table-cell office:value-type="float" office:value="0.445234205769228" calcext:value-type="float">
            <text:p>0.4452342058</text:p>
          </table:table-cell>
        </table:table-row>
        <table:table-row table:style-name="ro1">
          <table:table-cell office:value-type="float" office:value="0.441584820814276" calcext:value-type="float">
            <text:p>0.4415848208</text:p>
          </table:table-cell>
        </table:table-row>
        <table:table-row table:style-name="ro1">
          <table:table-cell office:value-type="float" office:value="0.437959010221125" calcext:value-type="float">
            <text:p>0.4379590102</text:p>
          </table:table-cell>
        </table:table-row>
        <table:table-row table:style-name="ro1">
          <table:table-cell office:value-type="float" office:value="0.434362276629466" calcext:value-type="float">
            <text:p>0.4343622766</text:p>
          </table:table-cell>
        </table:table-row>
        <table:table-row table:style-name="ro1">
          <table:table-cell office:value-type="float" office:value="0.430800014907231" calcext:value-type="float">
            <text:p>0.4308000149</text:p>
          </table:table-cell>
        </table:table-row>
        <table:table-row table:style-name="ro1">
          <table:table-cell office:value-type="float" office:value="0.427277498345042" calcext:value-type="float">
            <text:p>0.4272774983</text:p>
          </table:table-cell>
        </table:table-row>
        <table:table-row table:style-name="ro1">
          <table:table-cell office:value-type="float" office:value="0.423799865425379" calcext:value-type="float">
            <text:p>0.4237998654</text:p>
          </table:table-cell>
        </table:table-row>
        <table:table-row table:style-name="ro1">
          <table:table-cell office:value-type="float" office:value="0.420372107166442" calcext:value-type="float">
            <text:p>0.4203721072</text:p>
          </table:table-cell>
        </table:table-row>
        <table:table-row table:style-name="ro1">
          <table:table-cell office:value-type="float" office:value="0.416999055040739" calcext:value-type="float">
            <text:p>0.416999055</text:p>
          </table:table-cell>
        </table:table-row>
        <table:table-row table:style-name="ro1">
          <table:table-cell office:value-type="float" office:value="0.413685369468371" calcext:value-type="float">
            <text:p>0.4136853695</text:p>
          </table:table-cell>
        </table:table-row>
        <table:table-row table:style-name="ro1">
          <table:table-cell office:value-type="float" office:value="0.41043552888503" calcext:value-type="float">
            <text:p>0.4104355289</text:p>
          </table:table-cell>
        </table:table-row>
        <table:table-row table:style-name="ro1">
          <table:table-cell office:value-type="float" office:value="0.407253819384712" calcext:value-type="float">
            <text:p>0.4072538194</text:p>
          </table:table-cell>
        </table:table-row>
        <table:table-row table:style-name="ro1">
          <table:table-cell office:value-type="float" office:value="0.404144324937128" calcext:value-type="float">
            <text:p>0.4041443249</text:p>
          </table:table-cell>
        </table:table-row>
        <table:table-row table:style-name="ro1">
          <table:table-cell office:value-type="float" office:value="0.401110918179835" calcext:value-type="float">
            <text:p>0.4011109182</text:p>
          </table:table-cell>
        </table:table-row>
        <table:table-row table:style-name="ro1">
          <table:table-cell office:value-type="float" office:value="0.398157251785071" calcext:value-type="float">
            <text:p>0.3981572518</text:p>
          </table:table-cell>
        </table:table-row>
        <table:table-row table:style-name="ro1">
          <table:table-cell office:value-type="float" office:value="0.3952867504013" calcext:value-type="float">
            <text:p>0.3952867504</text:p>
          </table:table-cell>
        </table:table-row>
        <table:table-row table:style-name="ro1">
          <table:table-cell office:value-type="float" office:value="0.392502603169467" calcext:value-type="float">
            <text:p>0.3925026032</text:p>
          </table:table-cell>
        </table:table-row>
        <table:table-row table:style-name="ro1">
          <table:table-cell office:value-type="float" office:value="0.389807756813962" calcext:value-type="float">
            <text:p>0.3898077568</text:p>
          </table:table-cell>
        </table:table-row>
        <table:table-row table:style-name="ro1">
          <table:table-cell office:value-type="float" office:value="0.387204909308292" calcext:value-type="float">
            <text:p>0.3872049093</text:p>
          </table:table-cell>
        </table:table-row>
        <table:table-row table:style-name="ro1">
          <table:table-cell office:value-type="float" office:value="0.384696504115465" calcext:value-type="float">
            <text:p>0.3846965041</text:p>
          </table:table-cell>
        </table:table-row>
        <table:table-row table:style-name="ro1">
          <table:table-cell office:value-type="float" office:value="0.382284725003084" calcext:value-type="float">
            <text:p>0.382284725</text:p>
          </table:table-cell>
        </table:table-row>
        <table:table-row table:style-name="ro1">
          <table:table-cell office:value-type="float" office:value="0.379971491433143" calcext:value-type="float">
            <text:p>0.3799714914</text:p>
          </table:table-cell>
        </table:table-row>
        <table:table-row table:style-name="ro1">
          <table:table-cell office:value-type="float" office:value="0.377758454526544" calcext:value-type="float">
            <text:p>0.3777584545</text:p>
          </table:table-cell>
        </table:table-row>
        <table:table-row table:style-name="ro1">
          <table:table-cell office:value-type="float" office:value="0.37564699360231" calcext:value-type="float">
            <text:p>0.3756469936</text:p>
          </table:table-cell>
        </table:table-row>
        <table:table-row table:style-name="ro1">
          <table:table-cell office:value-type="float" office:value="0.373638213291522" calcext:value-type="float">
            <text:p>0.3736382133</text:p>
          </table:table-cell>
        </table:table-row>
        <table:table-row table:style-name="ro1">
          <table:table-cell office:value-type="float" office:value="0.371732941225951" calcext:value-type="float">
            <text:p>0.3717329412</text:p>
          </table:table-cell>
        </table:table-row>
        <table:table-row table:style-name="ro1">
          <table:table-cell office:value-type="float" office:value="0.36993172630141" calcext:value-type="float">
            <text:p>0.3699317263</text:p>
          </table:table-cell>
        </table:table-row>
        <table:table-row table:style-name="ro1">
          <table:table-cell office:value-type="float" office:value="0.36823483751581" calcext:value-type="float">
            <text:p>0.3682348375</text:p>
          </table:table-cell>
        </table:table-row>
        <table:table-row table:style-name="ro1">
          <table:table-cell office:value-type="float" office:value="0.366642263381924" calcext:value-type="float">
            <text:p>0.3666422634</text:p>
          </table:table-cell>
        </table:table-row>
        <table:table-row table:style-name="ro1">
          <table:table-cell office:value-type="float" office:value="0.365153711914871" calcext:value-type="float">
            <text:p>0.3651537119</text:p>
          </table:table-cell>
        </table:table-row>
        <table:table-row table:style-name="ro1">
          <table:table-cell office:value-type="float" office:value="0.36376861119429" calcext:value-type="float">
            <text:p>0.3637686112</text:p>
          </table:table-cell>
        </table:table-row>
        <table:table-row table:style-name="ro1">
          <table:table-cell office:value-type="float" office:value="0.362486110501245" calcext:value-type="float">
            <text:p>0.3624861105</text:p>
          </table:table-cell>
        </table:table-row>
        <table:table-row table:style-name="ro1">
          <table:table-cell office:value-type="float" office:value="0.36130508202982" calcext:value-type="float">
            <text:p>0.361305082</text:p>
          </table:table-cell>
        </table:table-row>
        <table:table-row table:style-name="ro1">
          <table:table-cell office:value-type="float" office:value="0.360224123173442" calcext:value-type="float">
            <text:p>0.3602241232</text:p>
          </table:table-cell>
        </table:table-row>
        <table:table-row table:style-name="ro1">
          <table:table-cell office:value-type="float" office:value="0.359241559385894" calcext:value-type="float">
            <text:p>0.3592415594</text:p>
          </table:table-cell>
        </table:table-row>
        <table:table-row table:style-name="ro1">
          <table:table-cell office:value-type="float" office:value="0.358355447617053" calcext:value-type="float">
            <text:p>0.3583554476</text:p>
          </table:table-cell>
        </table:table-row>
        <table:table-row table:style-name="ro1">
          <table:table-cell office:value-type="float" office:value="0.357563580323328" calcext:value-type="float">
            <text:p>0.3575635803</text:p>
          </table:table-cell>
        </table:table-row>
        <table:table-row table:style-name="ro1">
          <table:table-cell office:value-type="float" office:value="0.356863490052815" calcext:value-type="float">
            <text:p>0.3568634901</text:p>
          </table:table-cell>
        </table:table-row>
        <table:table-row table:style-name="ro1">
          <table:table-cell office:value-type="float" office:value="0.35625245460515" calcext:value-type="float">
            <text:p>0.3562524546</text:p>
          </table:table-cell>
        </table:table-row>
        <table:table-row table:style-name="ro1">
          <table:table-cell office:value-type="float" office:value="0.355727502766086" calcext:value-type="float">
            <text:p>0.3557275028</text:p>
          </table:table-cell>
        </table:table-row>
        <table:table-row table:style-name="ro1">
          <table:table-cell office:value-type="float" office:value="0.355285420616766" calcext:value-type="float">
            <text:p>0.3552854206</text:p>
          </table:table-cell>
        </table:table-row>
        <table:table-row table:style-name="ro1">
          <table:table-cell office:value-type="float" office:value="0.354922758417712" calcext:value-type="float">
            <text:p>0.3549227584</text:p>
          </table:table-cell>
        </table:table-row>
        <table:table-row table:style-name="ro1">
          <table:table-cell office:value-type="float" office:value="0.354635838067524" calcext:value-type="float">
            <text:p>0.3546358381</text:p>
          </table:table-cell>
        </table:table-row>
        <table:table-row table:style-name="ro1">
          <table:table-cell office:value-type="float" office:value="0.354420761136286" calcext:value-type="float">
            <text:p>0.3544207611</text:p>
          </table:table-cell>
        </table:table-row>
        <table:table-row table:style-name="ro1">
          <table:table-cell office:value-type="float" office:value="0.354273417473679" calcext:value-type="float">
            <text:p>0.3542734175</text:p>
          </table:table-cell>
        </table:table-row>
        <table:table-row table:style-name="ro1">
          <table:table-cell office:value-type="float" office:value="0.354189494391811" calcext:value-type="float">
            <text:p>0.3541894944</text:p>
          </table:table-cell>
        </table:table-row>
        <table:table-row table:style-name="ro1">
          <table:table-cell office:value-type="float" office:value="0.354164486422748" calcext:value-type="float">
            <text:p>0.3541644864</text:p>
          </table:table-cell>
        </table:table-row>
        <table:table-row table:style-name="ro1">
          <table:table-cell office:value-type="float" office:value="0.35419370565076" calcext:value-type="float">
            <text:p>0.3541937057</text:p>
          </table:table-cell>
        </table:table-row>
        <table:table-row table:style-name="ro1">
          <table:table-cell office:value-type="float" office:value="0.354272292619272" calcext:value-type="float">
            <text:p>0.3542722926</text:p>
          </table:table-cell>
        </table:table-row>
        <table:table-row table:style-name="ro1">
          <table:table-cell office:value-type="float" office:value="0.354395227812528" calcext:value-type="float">
            <text:p>0.3543952278</text:p>
          </table:table-cell>
        </table:table-row>
        <table:table-row table:style-name="ro1">
          <table:table-cell office:value-type="float" office:value="0.354557343711964" calcext:value-type="float">
            <text:p>0.3545573437</text:p>
          </table:table-cell>
        </table:table-row>
        <table:table-row table:style-name="ro1">
          <table:table-cell office:value-type="float" office:value="0.354753337427285" calcext:value-type="float">
            <text:p>0.3547533374</text:p>
          </table:table-cell>
        </table:table-row>
        <table:table-row table:style-name="ro1">
          <table:table-cell office:value-type="float" office:value="0.354977783902261" calcext:value-type="float">
            <text:p>0.3549777839</text:p>
          </table:table-cell>
        </table:table-row>
        <table:table-row table:style-name="ro1">
          <table:table-cell office:value-type="float" office:value="0.355225149695223" calcext:value-type="float">
            <text:p>0.3552251497</text:p>
          </table:table-cell>
        </table:table-row>
        <table:table-row table:style-name="ro1">
          <table:table-cell office:value-type="float" office:value="0.355489807334274" calcext:value-type="float">
            <text:p>0.3554898073</text:p>
          </table:table-cell>
        </table:table-row>
        <table:table-row table:style-name="ro1">
          <table:table-cell office:value-type="float" office:value="0.355766050247205" calcext:value-type="float">
            <text:p>0.3557660502</text:p>
          </table:table-cell>
        </table:table-row>
        <table:table-row table:style-name="ro1">
          <table:table-cell office:value-type="float" office:value="0.356048108266128" calcext:value-type="float">
            <text:p>0.3560481083</text:p>
          </table:table-cell>
        </table:table-row>
        <table:table-row table:style-name="ro1">
          <table:table-cell office:value-type="float" office:value="0.558491708555726" calcext:value-type="float">
            <text:p>0.5584917086</text:p>
          </table:table-cell>
        </table:table-row>
        <table:table-row table:style-name="ro1">
          <table:table-cell office:value-type="float" office:value="0.557511171313835" calcext:value-type="float">
            <text:p>0.5575111713</text:p>
          </table:table-cell>
        </table:table-row>
        <table:table-row table:style-name="ro1">
          <table:table-cell office:value-type="float" office:value="0.556504336751128" calcext:value-type="float">
            <text:p>0.5565043368</text:p>
          </table:table-cell>
        </table:table-row>
        <table:table-row table:style-name="ro1">
          <table:table-cell office:value-type="float" office:value="0.555459661320506" calcext:value-type="float">
            <text:p>0.5554596613</text:p>
          </table:table-cell>
        </table:table-row>
        <table:table-row table:style-name="ro1">
          <table:table-cell office:value-type="float" office:value="0.554366651878175" calcext:value-type="float">
            <text:p>0.5543666519</text:p>
          </table:table-cell>
        </table:table-row>
        <table:table-row table:style-name="ro1">
          <table:table-cell office:value-type="float" office:value="0.553215827272018" calcext:value-type="float">
            <text:p>0.5532158273</text:p>
          </table:table-cell>
        </table:table-row>
        <table:table-row table:style-name="ro1">
          <table:table-cell office:value-type="float" office:value="0.551998680485639" calcext:value-type="float">
            <text:p>0.5519986805</text:p>
          </table:table-cell>
        </table:table-row>
        <table:table-row table:style-name="ro1">
          <table:table-cell office:value-type="float" office:value="0.550707641338078" calcext:value-type="float">
            <text:p>0.5507076413</text:p>
          </table:table-cell>
        </table:table-row>
        <table:table-row table:style-name="ro1">
          <table:table-cell office:value-type="float" office:value="0.549336039739199" calcext:value-type="float">
            <text:p>0.5493360397</text:p>
          </table:table-cell>
        </table:table-row>
        <table:table-row table:style-name="ro1">
          <table:table-cell office:value-type="float" office:value="0.547878069500757" calcext:value-type="float">
            <text:p>0.5478780695</text:p>
          </table:table-cell>
        </table:table-row>
        <table:table-row table:style-name="ro1">
          <table:table-cell office:value-type="float" office:value="0.546328752703128" calcext:value-type="float">
            <text:p>0.5463287527</text:p>
          </table:table-cell>
        </table:table-row>
        <table:table-row table:style-name="ro1">
          <table:table-cell office:value-type="float" office:value="0.544683904617718" calcext:value-type="float">
            <text:p>0.5446839046</text:p>
          </table:table-cell>
        </table:table-row>
        <table:table-row table:style-name="ro1">
          <table:table-cell office:value-type="float" office:value="0.542940099185047" calcext:value-type="float">
            <text:p>0.5429400992</text:p>
          </table:table-cell>
        </table:table-row>
        <table:table-row table:style-name="ro1">
          <table:table-cell office:value-type="float" office:value="0.541094635048497" calcext:value-type="float">
            <text:p>0.541094635</text:p>
          </table:table-cell>
        </table:table-row>
        <table:table-row table:style-name="ro1">
          <table:table-cell office:value-type="float" office:value="0.539145502143744" calcext:value-type="float">
            <text:p>0.5391455021</text:p>
          </table:table-cell>
        </table:table-row>
        <table:table-row table:style-name="ro1">
          <table:table-cell office:value-type="float" office:value="0.537091348843851" calcext:value-type="float">
            <text:p>0.5370913488</text:p>
          </table:table-cell>
        </table:table-row>
        <table:table-row table:style-name="ro1">
          <table:table-cell office:value-type="float" office:value="0.534931449660043" calcext:value-type="float">
            <text:p>0.5349314497</text:p>
          </table:table-cell>
        </table:table-row>
        <table:table-row table:style-name="ro1">
          <table:table-cell office:value-type="float" office:value="0.532665673498155" calcext:value-type="float">
            <text:p>0.5326656735</text:p>
          </table:table-cell>
        </table:table-row>
        <table:table-row table:style-name="ro1">
          <table:table-cell office:value-type="float" office:value="0.530294452470741" calcext:value-type="float">
            <text:p>0.5302944525</text:p>
          </table:table-cell>
        </table:table-row>
        <table:table-row table:style-name="ro1">
          <table:table-cell office:value-type="float" office:value="0.527818751264874" calcext:value-type="float">
            <text:p>0.5278187513</text:p>
          </table:table-cell>
        </table:table-row>
        <table:table-row table:style-name="ro1">
          <table:table-cell office:value-type="float" office:value="0.525240037065602" calcext:value-type="float">
            <text:p>0.5252400371</text:p>
          </table:table-cell>
        </table:table-row>
        <table:table-row table:style-name="ro1">
          <table:table-cell office:value-type="float" office:value="0.522560250035085" calcext:value-type="float">
            <text:p>0.52256025</text:p>
          </table:table-cell>
        </table:table-row>
        <table:table-row table:style-name="ro1">
          <table:table-cell office:value-type="float" office:value="0.519781774347409" calcext:value-type="float">
            <text:p>0.5197817743</text:p>
          </table:table-cell>
        </table:table-row>
        <table:table-row table:style-name="ro1">
          <table:table-cell office:value-type="float" office:value="0.516907409779061" calcext:value-type="float">
            <text:p>0.5169074098</text:p>
          </table:table-cell>
        </table:table-row>
        <table:table-row table:style-name="ro1">
          <table:table-cell office:value-type="float" office:value="0.513940343855087" calcext:value-type="float">
            <text:p>0.5139403439</text:p>
          </table:table-cell>
        </table:table-row>
        <table:table-row table:style-name="ro1">
          <table:table-cell office:value-type="float" office:value="0.510884124550917" calcext:value-type="float">
            <text:p>0.5108841246</text:p>
          </table:table-cell>
        </table:table-row>
        <table:table-row table:style-name="ro1">
          <table:table-cell office:value-type="float" office:value="0.507742633549869" calcext:value-type="float">
            <text:p>0.5077426335</text:p>
          </table:table-cell>
        </table:table-row>
        <table:table-row table:style-name="ro1">
          <table:table-cell office:value-type="float" office:value="0.504520060056317" calcext:value-type="float">
            <text:p>0.5045200601</text:p>
          </table:table-cell>
        </table:table-row>
        <table:table-row table:style-name="ro1">
          <table:table-cell office:value-type="float" office:value="0.50122087516454" calcext:value-type="float">
            <text:p>0.5012208752</text:p>
          </table:table-cell>
        </table:table-row>
        <table:table-row table:style-name="ro1">
          <table:table-cell office:value-type="float" office:value="0.497849806783239" calcext:value-type="float">
            <text:p>0.4978498068</text:p>
          </table:table-cell>
        </table:table-row>
        <table:table-row table:style-name="ro1">
          <table:table-cell office:value-type="float" office:value="0.494411815115728" calcext:value-type="float">
            <text:p>0.4944118151</text:p>
          </table:table-cell>
        </table:table-row>
        <table:table-row table:style-name="ro1">
          <table:table-cell office:value-type="float" office:value="0.490912068695801" calcext:value-type="float">
            <text:p>0.4909120687</text:p>
          </table:table-cell>
        </table:table-row>
        <table:table-row table:style-name="ro1">
          <table:table-cell office:value-type="float" office:value="0.487355920979264" calcext:value-type="float">
            <text:p>0.487355921</text:p>
          </table:table-cell>
        </table:table-row>
        <table:table-row table:style-name="ro1">
          <table:table-cell office:value-type="float" office:value="0.483748887491149" calcext:value-type="float">
            <text:p>0.4837488875</text:p>
          </table:table-cell>
        </table:table-row>
        <table:table-row table:style-name="ro1">
          <table:table-cell office:value-type="float" office:value="0.480096623528596" calcext:value-type="float">
            <text:p>0.4800966235</text:p>
          </table:table-cell>
        </table:table-row>
        <table:table-row table:style-name="ro1">
          <table:table-cell office:value-type="float" office:value="0.476404902419404" calcext:value-type="float">
            <text:p>0.4764049024</text:p>
          </table:table-cell>
        </table:table-row>
        <table:table-row table:style-name="ro1">
          <table:table-cell office:value-type="float" office:value="0.472679594336267" calcext:value-type="float">
            <text:p>0.4726795943</text:p>
          </table:table-cell>
        </table:table-row>
        <table:table-row table:style-name="ro1">
          <table:table-cell office:value-type="float" office:value="0.468926645666668" calcext:value-type="float">
            <text:p>0.4689266457</text:p>
          </table:table-cell>
        </table:table-row>
        <table:table-row table:style-name="ro1">
          <table:table-cell office:value-type="float" office:value="0.465152058938455" calcext:value-type="float">
            <text:p>0.4651520589</text:p>
          </table:table-cell>
        </table:table-row>
        <table:table-row table:style-name="ro1">
          <table:table-cell office:value-type="float" office:value="0.461361873301091" calcext:value-type="float">
            <text:p>0.4613618733</text:p>
          </table:table-cell>
        </table:table-row>
        <table:table-row table:style-name="ro1">
          <table:table-cell office:value-type="float" office:value="0.457562145562567" calcext:value-type="float">
            <text:p>0.4575621456</text:p>
          </table:table-cell>
        </table:table-row>
        <table:table-row table:style-name="ro1">
          <table:table-cell office:value-type="float" office:value="0.453758931782001" calcext:value-type="float">
            <text:p>0.4537589318</text:p>
          </table:table-cell>
        </table:table-row>
        <table:table-row table:style-name="ro1">
          <table:table-cell office:value-type="float" office:value="0.449958269417899" calcext:value-type="float">
            <text:p>0.4499582694</text:p>
          </table:table-cell>
        </table:table-row>
        <table:table-row table:style-name="ro1">
          <table:table-cell office:value-type="float" office:value="0.446166160032093" calcext:value-type="float">
            <text:p>0.44616616</text:p>
          </table:table-cell>
        </table:table-row>
        <table:table-row table:style-name="ro1">
          <table:table-cell office:value-type="float" office:value="0.442388552549355" calcext:value-type="float">
            <text:p>0.4423885525</text:p>
          </table:table-cell>
        </table:table-row>
        <table:table-row table:style-name="ro1">
          <table:table-cell office:value-type="float" office:value="0.438631327072674" calcext:value-type="float">
            <text:p>0.4386313271</text:p>
          </table:table-cell>
        </table:table-row>
        <table:table-row table:style-name="ro1">
          <table:table-cell office:value-type="float" office:value="0.434900279254222" calcext:value-type="float">
            <text:p>0.4349002793</text:p>
          </table:table-cell>
        </table:table-row>
        <table:table-row table:style-name="ro1">
          <table:table-cell office:value-type="float" office:value="0.431201105221974" calcext:value-type="float">
            <text:p>0.4312011052</text:p>
          </table:table-cell>
        </table:table-row>
        <table:table-row table:style-name="ro1">
          <table:table-cell office:value-type="float" office:value="0.427539387062015" calcext:value-type="float">
            <text:p>0.4275393871</text:p>
          </table:table-cell>
        </table:table-row>
        <table:table-row table:style-name="ro1">
          <table:table-cell office:value-type="float" office:value="0.423920578856515" calcext:value-type="float">
            <text:p>0.4239205789</text:p>
          </table:table-cell>
        </table:table-row>
        <table:table-row table:style-name="ro1">
          <table:table-cell office:value-type="float" office:value="0.420349993277372" calcext:value-type="float">
            <text:p>0.4203499933</text:p>
          </table:table-cell>
        </table:table-row>
        <table:table-row table:style-name="ro1">
          <table:table-cell office:value-type="float" office:value="0.416832788735539" calcext:value-type="float">
            <text:p>0.4168327887</text:p>
          </table:table-cell>
        </table:table-row>
        <table:table-row table:style-name="ro1">
          <table:table-cell office:value-type="float" office:value="0.413373957086013" calcext:value-type="float">
            <text:p>0.4133739571</text:p>
          </table:table-cell>
        </table:table-row>
        <table:table-row table:style-name="ro1">
          <table:table-cell office:value-type="float" office:value="0.409978311888502" calcext:value-type="float">
            <text:p>0.4099783119</text:p>
          </table:table-cell>
        </table:table-row>
        <table:table-row table:style-name="ro1">
          <table:table-cell office:value-type="float" office:value="0.406650477223764" calcext:value-type="float">
            <text:p>0.4066504772</text:p>
          </table:table-cell>
        </table:table-row>
        <table:table-row table:style-name="ro1">
          <table:table-cell office:value-type="float" office:value="0.403394877065619" calcext:value-type="float">
            <text:p>0.4033948771</text:p>
          </table:table-cell>
        </table:table-row>
        <table:table-row table:style-name="ro1">
          <table:table-cell office:value-type="float" office:value="0.400215725208633" calcext:value-type="float">
            <text:p>0.4002157252</text:p>
          </table:table-cell>
        </table:table-row>
        <table:table-row table:style-name="ro1">
          <table:table-cell office:value-type="float" office:value="0.397117015751476" calcext:value-type="float">
            <text:p>0.3971170158</text:p>
          </table:table-cell>
        </table:table-row>
        <table:table-row table:style-name="ro1">
          <table:table-cell office:value-type="float" office:value="0.394102514135952" calcext:value-type="float">
            <text:p>0.3941025141</text:p>
          </table:table-cell>
        </table:table-row>
        <table:table-row table:style-name="ro1">
          <table:table-cell office:value-type="float" office:value="0.391175748741703" calcext:value-type="float">
            <text:p>0.3911757487</text:p>
          </table:table-cell>
        </table:table-row>
        <table:table-row table:style-name="ro1">
          <table:table-cell office:value-type="float" office:value="0.38834000303658" calcext:value-type="float">
            <text:p>0.388340003</text:p>
          </table:table-cell>
        </table:table-row>
        <table:table-row table:style-name="ro1">
          <table:table-cell office:value-type="float" office:value="0.3855983082827" calcext:value-type="float">
            <text:p>0.3855983083</text:p>
          </table:table-cell>
        </table:table-row>
        <table:table-row table:style-name="ro1">
          <table:table-cell office:value-type="float" office:value="0.382953436798161" calcext:value-type="float">
            <text:p>0.3829534368</text:p>
          </table:table-cell>
        </table:table-row>
        <table:table-row table:style-name="ro1">
          <table:table-cell office:value-type="float" office:value="0.380407895774436" calcext:value-type="float">
            <text:p>0.3804078958</text:p>
          </table:table-cell>
        </table:table-row>
        <table:table-row table:style-name="ro1">
          <table:table-cell office:value-type="float" office:value="0.377963921649445" calcext:value-type="float">
            <text:p>0.3779639216</text:p>
          </table:table-cell>
        </table:table-row>
        <table:table-row table:style-name="ro1">
          <table:table-cell office:value-type="float" office:value="0.375623475036291" calcext:value-type="float">
            <text:p>0.375623475</text:p>
          </table:table-cell>
        </table:table-row>
        <table:table-row table:style-name="ro1">
          <table:table-cell office:value-type="float" office:value="0.373388236207674" calcext:value-type="float">
            <text:p>0.3733882362</text:p>
          </table:table-cell>
        </table:table-row>
        <table:table-row table:style-name="ro1">
          <table:table-cell office:value-type="float" office:value="0.371259601135976" calcext:value-type="float">
            <text:p>0.3712596011</text:p>
          </table:table-cell>
        </table:table-row>
        <table:table-row table:style-name="ro1">
          <table:table-cell office:value-type="float" office:value="0.36923867808902" calcext:value-type="float">
            <text:p>0.3692386781</text:p>
          </table:table-cell>
        </table:table-row>
        <table:table-row table:style-name="ro1">
          <table:table-cell office:value-type="float" office:value="0.367326284781501" calcext:value-type="float">
            <text:p>0.3673262848</text:p>
          </table:table-cell>
        </table:table-row>
        <table:table-row table:style-name="ro1">
          <table:table-cell office:value-type="float" office:value="0.36552294608209" calcext:value-type="float">
            <text:p>0.3655229461</text:p>
          </table:table-cell>
        </table:table-row>
        <table:table-row table:style-name="ro1">
          <table:table-cell office:value-type="float" office:value="0.363828892276209" calcext:value-type="float">
            <text:p>0.3638288923</text:p>
          </table:table-cell>
        </table:table-row>
        <table:table-row table:style-name="ro1">
          <table:table-cell office:value-type="float" office:value="0.362244057884484" calcext:value-type="float">
            <text:p>0.3622440579</text:p>
          </table:table-cell>
        </table:table-row>
        <table:table-row table:style-name="ro1">
          <table:table-cell office:value-type="float" office:value="0.360768081036867" calcext:value-type="float">
            <text:p>0.360768081</text:p>
          </table:table-cell>
        </table:table-row>
        <table:table-row table:style-name="ro1">
          <table:table-cell office:value-type="float" office:value="0.359400303402426" calcext:value-type="float">
            <text:p>0.3594003034</text:p>
          </table:table-cell>
        </table:table-row>
        <table:table-row table:style-name="ro1">
          <table:table-cell office:value-type="float" office:value="0.358139770674821" calcext:value-type="float">
            <text:p>0.3581397707</text:p>
          </table:table-cell>
        </table:table-row>
        <table:table-row table:style-name="ro1">
          <table:table-cell office:value-type="float" office:value="0.356985233613439" calcext:value-type="float">
            <text:p>0.3569852336</text:p>
          </table:table-cell>
        </table:table-row>
        <table:table-row table:style-name="ro1">
          <table:table-cell office:value-type="float" office:value="0.35593514964021" calcext:value-type="float">
            <text:p>0.3559351496</text:p>
          </table:table-cell>
        </table:table-row>
        <table:table-row table:style-name="ro1">
          <table:table-cell office:value-type="float" office:value="0.354987684992094" calcext:value-type="float">
            <text:p>0.354987685</text:p>
          </table:table-cell>
        </table:table-row>
        <table:table-row table:style-name="ro1">
          <table:table-cell office:value-type="float" office:value="0.354140717429238" calcext:value-type="float">
            <text:p>0.3541407174</text:p>
          </table:table-cell>
        </table:table-row>
        <table:table-row table:style-name="ro1">
          <table:table-cell office:value-type="float" office:value="0.353391839498811" calcext:value-type="float">
            <text:p>0.3533918395</text:p>
          </table:table-cell>
        </table:table-row>
        <table:table-row table:style-name="ro1">
          <table:table-cell office:value-type="float" office:value="0.352738362354508" calcext:value-type="float">
            <text:p>0.3527383624</text:p>
          </table:table-cell>
        </table:table-row>
        <table:table-row table:style-name="ro1">
          <table:table-cell office:value-type="float" office:value="0.352177320131726" calcext:value-type="float">
            <text:p>0.3521773201</text:p>
          </table:table-cell>
        </table:table-row>
        <table:table-row table:style-name="ro1">
          <table:table-cell office:value-type="float" office:value="0.351705474878417" calcext:value-type="float">
            <text:p>0.3517054749</text:p>
          </table:table-cell>
        </table:table-row>
        <table:table-row table:style-name="ro1">
          <table:table-cell office:value-type="float" office:value="0.35131932204161" calcext:value-type="float">
            <text:p>0.351319322</text:p>
          </table:table-cell>
        </table:table-row>
        <table:table-row table:style-name="ro1">
          <table:table-cell office:value-type="float" office:value="0.351015096509611" calcext:value-type="float">
            <text:p>0.3510150965</text:p>
          </table:table-cell>
        </table:table-row>
        <table:table-row table:style-name="ro1">
          <table:table-cell office:value-type="float" office:value="0.350788779209863" calcext:value-type="float">
            <text:p>0.3507887792</text:p>
          </table:table-cell>
        </table:table-row>
        <table:table-row table:style-name="ro1">
          <table:table-cell office:value-type="float" office:value="0.350636104262499" calcext:value-type="float">
            <text:p>0.3506361043</text:p>
          </table:table-cell>
        </table:table-row>
        <table:table-row table:style-name="ro1">
          <table:table-cell office:value-type="float" office:value="0.350552566689549" calcext:value-type="float">
            <text:p>0.3505525667</text:p>
          </table:table-cell>
        </table:table-row>
        <table:table-row table:style-name="ro1">
          <table:table-cell office:value-type="float" office:value="0.35053343067983" calcext:value-type="float">
            <text:p>0.3505334307</text:p>
          </table:table-cell>
        </table:table-row>
        <table:table-row table:style-name="ro1">
          <table:table-cell office:value-type="float" office:value="0.350573738409508" calcext:value-type="float">
            <text:p>0.3505737384</text:p>
          </table:table-cell>
        </table:table-row>
        <table:table-row table:style-name="ro1">
          <table:table-cell office:value-type="float" office:value="0.350668319418327" calcext:value-type="float">
            <text:p>0.3506683194</text:p>
          </table:table-cell>
        </table:table-row>
        <table:table-row table:style-name="ro1">
          <table:table-cell office:value-type="float" office:value="0.350811800541519" calcext:value-type="float">
            <text:p>0.3508118005</text:p>
          </table:table-cell>
        </table:table-row>
        <table:table-row table:style-name="ro1">
          <table:table-cell office:value-type="float" office:value="0.350998616397381" calcext:value-type="float">
            <text:p>0.3509986164</text:p>
          </table:table-cell>
        </table:table-row>
        <table:table-row table:style-name="ro1">
          <table:table-cell office:value-type="float" office:value="0.351223020430528" calcext:value-type="float">
            <text:p>0.3512230204</text:p>
          </table:table-cell>
        </table:table-row>
        <table:table-row table:style-name="ro1">
          <table:table-cell office:value-type="float" office:value="0.351479096510813" calcext:value-type="float">
            <text:p>0.3514790965</text:p>
          </table:table-cell>
        </table:table-row>
        <table:table-row table:style-name="ro1">
          <table:table-cell office:value-type="float" office:value="0.351760771087931" calcext:value-type="float">
            <text:p>0.3517607711</text:p>
          </table:table-cell>
        </table:table-row>
        <table:table-row table:style-name="ro1">
          <table:table-cell office:value-type="float" office:value="0.352061825901684" calcext:value-type="float">
            <text:p>0.3520618259</text:p>
          </table:table-cell>
        </table:table-row>
        <table:table-row table:style-name="ro1">
          <table:table-cell office:value-type="float" office:value="0.352375911247925" calcext:value-type="float">
            <text:p>0.3523759112</text:p>
          </table:table-cell>
        </table:table-row>
        <table:table-row table:style-name="ro1">
          <table:table-cell office:value-type="float" office:value="0.352696559800176" calcext:value-type="float">
            <text:p>0.3526965598</text:p>
          </table:table-cell>
        </table:table-row>
        <table:table-row table:style-name="ro1">
          <table:table-cell office:value-type="float" office:value="0.559848344001871" calcext:value-type="float">
            <text:p>0.559848344</text:p>
          </table:table-cell>
        </table:table-row>
        <table:table-row table:style-name="ro1">
          <table:table-cell office:value-type="float" office:value="0.55895300390382" calcext:value-type="float">
            <text:p>0.5589530039</text:p>
          </table:table-cell>
        </table:table-row>
        <table:table-row table:style-name="ro1">
          <table:table-cell office:value-type="float" office:value="0.558030389314356" calcext:value-type="float">
            <text:p>0.5580303893</text:p>
          </table:table-cell>
        </table:table-row>
        <table:table-row table:style-name="ro1">
          <table:table-cell office:value-type="float" office:value="0.557068497147974" calcext:value-type="float">
            <text:p>0.5570684971</text:p>
          </table:table-cell>
        </table:table-row>
        <table:table-row table:style-name="ro1">
          <table:table-cell office:value-type="float" office:value="0.556056394853254" calcext:value-type="float">
            <text:p>0.5560563949</text:p>
          </table:table-cell>
        </table:table-row>
        <table:table-row table:style-name="ro1">
          <table:table-cell office:value-type="float" office:value="0.554984182143107" calcext:value-type="float">
            <text:p>0.5549841821</text:p>
          </table:table-cell>
        </table:table-row>
        <table:table-row table:style-name="ro1">
          <table:table-cell office:value-type="float" office:value="0.553842953260961" calcext:value-type="float">
            <text:p>0.5538429533</text:p>
          </table:table-cell>
        </table:table-row>
        <table:table-row table:style-name="ro1">
          <table:table-cell office:value-type="float" office:value="0.552624759782905" calcext:value-type="float">
            <text:p>0.5526247598</text:p>
          </table:table-cell>
        </table:table-row>
        <table:table-row table:style-name="ro1">
          <table:table-cell office:value-type="float" office:value="0.55132257395577" calcext:value-type="float">
            <text:p>0.551322574</text:p>
          </table:table-cell>
        </table:table-row>
        <table:table-row table:style-name="ro1">
          <table:table-cell office:value-type="float" office:value="0.549930252571163" calcext:value-type="float">
            <text:p>0.5499302526</text:p>
          </table:table-cell>
        </table:table-row>
        <table:table-row table:style-name="ro1">
          <table:table-cell office:value-type="float" office:value="0.54844250137545" calcext:value-type="float">
            <text:p>0.5484425014</text:p>
          </table:table-cell>
        </table:table-row>
        <table:table-row table:style-name="ro1">
          <table:table-cell office:value-type="float" office:value="0.546854840015682" calcext:value-type="float">
            <text:p>0.54685484</text:p>
          </table:table-cell>
        </table:table-row>
        <table:table-row table:style-name="ro1">
          <table:table-cell office:value-type="float" office:value="0.545163567521475" calcext:value-type="float">
            <text:p>0.5451635675</text:p>
          </table:table-cell>
        </table:table-row>
        <table:table-row table:style-name="ro1">
          <table:table-cell office:value-type="float" office:value="0.54336572832283" calcext:value-type="float">
            <text:p>0.5433657283</text:p>
          </table:table-cell>
        </table:table-row>
        <table:table-row table:style-name="ro1">
          <table:table-cell office:value-type="float" office:value="0.541459078803907" calcext:value-type="float">
            <text:p>0.5414590788</text:p>
          </table:table-cell>
        </table:table-row>
        <table:table-row table:style-name="ro1">
          <table:table-cell office:value-type="float" office:value="0.539442054392746" calcext:value-type="float">
            <text:p>0.5394420544</text:p>
          </table:table-cell>
        </table:table-row>
        <table:table-row table:style-name="ro1">
          <table:table-cell office:value-type="float" office:value="0.537313737186933" calcext:value-type="float">
            <text:p>0.5373137372</text:p>
          </table:table-cell>
        </table:table-row>
        <table:table-row table:style-name="ro1">
          <table:table-cell office:value-type="float" office:value="0.535073824115211" calcext:value-type="float">
            <text:p>0.5350738241</text:p>
          </table:table-cell>
        </table:table-row>
        <table:table-row table:style-name="ro1">
          <table:table-cell office:value-type="float" office:value="0.532722595635052" calcext:value-type="float">
            <text:p>0.5327225956</text:p>
          </table:table-cell>
        </table:table-row>
        <table:table-row table:style-name="ro1">
          <table:table-cell office:value-type="float" office:value="0.530260884966159" calcext:value-type="float">
            <text:p>0.530260885</text:p>
          </table:table-cell>
        </table:table-row>
        <table:table-row table:style-name="ro1">
          <table:table-cell office:value-type="float" office:value="0.527690047859926" calcext:value-type="float">
            <text:p>0.5276900479</text:p>
          </table:table-cell>
        </table:table-row>
        <table:table-row table:style-name="ro1">
          <table:table-cell office:value-type="float" office:value="0.525011932904849" calcext:value-type="float">
            <text:p>0.5250119329</text:p>
          </table:table-cell>
        </table:table-row>
        <table:table-row table:style-name="ro1">
          <table:table-cell office:value-type="float" office:value="0.522228852367871" calcext:value-type="float">
            <text:p>0.5222288524</text:p>
          </table:table-cell>
        </table:table-row>
        <table:table-row table:style-name="ro1">
          <table:table-cell office:value-type="float" office:value="0.519343553571692" calcext:value-type="float">
            <text:p>0.5193435536</text:p>
          </table:table-cell>
        </table:table-row>
        <table:table-row table:style-name="ro1">
          <table:table-cell office:value-type="float" office:value="0.51635919080801" calcext:value-type="float">
            <text:p>0.5163591908</text:p>
          </table:table-cell>
        </table:table-row>
        <table:table-row table:style-name="ro1">
          <table:table-cell office:value-type="float" office:value="0.513279297786725" calcext:value-type="float">
            <text:p>0.5132792978</text:p>
          </table:table-cell>
        </table:table-row>
        <table:table-row table:style-name="ro1">
          <table:table-cell office:value-type="float" office:value="0.510107760621079" calcext:value-type="float">
            <text:p>0.5101077606</text:p>
          </table:table-cell>
        </table:table-row>
        <table:table-row table:style-name="ro1">
          <table:table-cell office:value-type="float" office:value="0.506848791348747" calcext:value-type="float">
            <text:p>0.5068487913</text:p>
          </table:table-cell>
        </table:table-row>
        <table:table-row table:style-name="ro1">
          <table:table-cell office:value-type="float" office:value="0.503506901988883" calcext:value-type="float">
            <text:p>0.503506902</text:p>
          </table:table-cell>
        </table:table-row>
        <table:table-row table:style-name="ro1">
          <table:table-cell office:value-type="float" office:value="0.500086879135099" calcext:value-type="float">
            <text:p>0.5000868791</text:p>
          </table:table-cell>
        </table:table-row>
        <table:table-row table:style-name="ro1">
          <table:table-cell office:value-type="float" office:value="0.496593759084409" calcext:value-type="float">
            <text:p>0.4965937591</text:p>
          </table:table-cell>
        </table:table-row>
        <table:table-row table:style-name="ro1">
          <table:table-cell office:value-type="float" office:value="0.493032803502105" calcext:value-type="float">
            <text:p>0.4930328035</text:p>
          </table:table-cell>
        </table:table-row>
        <table:table-row table:style-name="ro1">
          <table:table-cell office:value-type="float" office:value="0.489409475622592" calcext:value-type="float">
            <text:p>0.4894094756</text:p>
          </table:table-cell>
        </table:table-row>
        <table:table-row table:style-name="ro1">
          <table:table-cell office:value-type="float" office:value="0.485729416986165" calcext:value-type="float">
            <text:p>0.485729417</text:p>
          </table:table-cell>
        </table:table-row>
        <table:table-row table:style-name="ro1">
          <table:table-cell office:value-type="float" office:value="0.481998424711734" calcext:value-type="float">
            <text:p>0.4819984247</text:p>
          </table:table-cell>
        </table:table-row>
        <table:table-row table:style-name="ro1">
          <table:table-cell office:value-type="float" office:value="0.478222429305499" calcext:value-type="float">
            <text:p>0.4782224293</text:p>
          </table:table-cell>
        </table:table-row>
        <table:table-row table:style-name="ro1">
          <table:table-cell office:value-type="float" office:value="0.474407473005573" calcext:value-type="float">
            <text:p>0.474407473</text:p>
          </table:table-cell>
        </table:table-row>
        <table:table-row table:style-name="ro1">
          <table:table-cell office:value-type="float" office:value="0.470559688662548" calcext:value-type="float">
            <text:p>0.4705596887</text:p>
          </table:table-cell>
        </table:table-row>
        <table:table-row table:style-name="ro1">
          <table:table-cell office:value-type="float" office:value="0.466685279156014" calcext:value-type="float">
            <text:p>0.4666852792</text:p>
          </table:table-cell>
        </table:table-row>
        <table:table-row table:style-name="ro1">
          <table:table-cell office:value-type="float" office:value="0.462790497347024" calcext:value-type="float">
            <text:p>0.4627904973</text:p>
          </table:table-cell>
        </table:table-row>
        <table:table-row table:style-name="ro1">
          <table:table-cell office:value-type="float" office:value="0.458881626566506" calcext:value-type="float">
            <text:p>0.4588816266</text:p>
          </table:table-cell>
        </table:table-row>
        <table:table-row table:style-name="ro1">
          <table:table-cell office:value-type="float" office:value="0.454964961639622" calcext:value-type="float">
            <text:p>0.4549649616</text:p>
          </table:table-cell>
        </table:table-row>
        <table:table-row table:style-name="ro1">
          <table:table-cell office:value-type="float" office:value="0.451046790446076" calcext:value-type="float">
            <text:p>0.4510467904</text:p>
          </table:table-cell>
        </table:table-row>
        <table:table-row table:style-name="ro1">
          <table:table-cell office:value-type="float" office:value="0.447133376016372" calcext:value-type="float">
            <text:p>0.447133376</text:p>
          </table:table-cell>
        </table:table-row>
        <table:table-row table:style-name="ro1">
          <table:table-cell office:value-type="float" office:value="0.443230939164015" calcext:value-type="float">
            <text:p>0.4432309392</text:p>
          </table:table-cell>
        </table:table-row>
        <table:table-row table:style-name="ro1">
          <table:table-cell office:value-type="float" office:value="0.439345641653661" calcext:value-type="float">
            <text:p>0.4393456417</text:p>
          </table:table-cell>
        </table:table-row>
        <table:table-row table:style-name="ro1">
          <table:table-cell office:value-type="float" office:value="0.43548356990522" calcext:value-type="float">
            <text:p>0.4354835699</text:p>
          </table:table-cell>
        </table:table-row>
        <table:table-row table:style-name="ro1">
          <table:table-cell office:value-type="float" office:value="0.431650719233895" calcext:value-type="float">
            <text:p>0.4316507192</text:p>
          </table:table-cell>
        </table:table-row>
        <table:table-row table:style-name="ro1">
          <table:table-cell office:value-type="float" office:value="0.427852978626185" calcext:value-type="float">
            <text:p>0.4278529786</text:p>
          </table:table-cell>
        </table:table-row>
        <table:table-row table:style-name="ro1">
          <table:table-cell office:value-type="float" office:value="0.424096116051821" calcext:value-type="float">
            <text:p>0.4240961161</text:p>
          </table:table-cell>
        </table:table-row>
        <table:table-row table:style-name="ro1">
          <table:table-cell office:value-type="float" office:value="0.420385764311655" calcext:value-type="float">
            <text:p>0.4203857643</text:p>
          </table:table-cell>
        </table:table-row>
        <table:table-row table:style-name="ro1">
          <table:table-cell office:value-type="float" office:value="0.416727407421501" calcext:value-type="float">
            <text:p>0.4167274074</text:p>
          </table:table-cell>
        </table:table-row>
        <table:table-row table:style-name="ro1">
          <table:table-cell office:value-type="float" office:value="0.413126367531918" calcext:value-type="float">
            <text:p>0.4131263675</text:p>
          </table:table-cell>
        </table:table-row>
        <table:table-row table:style-name="ro1">
          <table:table-cell office:value-type="float" office:value="0.409587792383941" calcext:value-type="float">
            <text:p>0.4095877924</text:p>
          </table:table-cell>
        </table:table-row>
        <table:table-row table:style-name="ro1">
          <table:table-cell office:value-type="float" office:value="0.406116643300767" calcext:value-type="float">
            <text:p>0.4061166433</text:p>
          </table:table-cell>
        </table:table-row>
        <table:table-row table:style-name="ro1">
          <table:table-cell office:value-type="float" office:value="0.402717683715375" calcext:value-type="float">
            <text:p>0.4027176837</text:p>
          </table:table-cell>
        </table:table-row>
        <table:table-row table:style-name="ro1">
          <table:table-cell office:value-type="float" office:value="0.399395468234107" calcext:value-type="float">
            <text:p>0.3993954682</text:p>
          </table:table-cell>
        </table:table-row>
        <table:table-row table:style-name="ro1">
          <table:table-cell office:value-type="float" office:value="0.396154332236192" calcext:value-type="float">
            <text:p>0.3961543322</text:p>
          </table:table-cell>
        </table:table-row>
        <table:table-row table:style-name="ro1">
          <table:table-cell office:value-type="float" office:value="0.392998382009214" calcext:value-type="float">
            <text:p>0.392998382</text:p>
          </table:table-cell>
        </table:table-row>
        <table:table-row table:style-name="ro1">
          <table:table-cell office:value-type="float" office:value="0.389931485420533" calcext:value-type="float">
            <text:p>0.3899314854</text:p>
          </table:table-cell>
        </table:table-row>
        <table:table-row table:style-name="ro1">
          <table:table-cell office:value-type="float" office:value="0.386957263124653" calcext:value-type="float">
            <text:p>0.3869572631</text:p>
          </table:table-cell>
        </table:table-row>
        <table:table-row table:style-name="ro1">
          <table:table-cell office:value-type="float" office:value="0.384079080306531" calcext:value-type="float">
            <text:p>0.3840790803</text:p>
          </table:table-cell>
        </table:table-row>
        <table:table-row table:style-name="ro1">
          <table:table-cell office:value-type="float" office:value="0.381300038960846" calcext:value-type="float">
            <text:p>0.381300039</text:p>
          </table:table-cell>
        </table:table-row>
        <table:table-row table:style-name="ro1">
          <table:table-cell office:value-type="float" office:value="0.378622970707204" calcext:value-type="float">
            <text:p>0.3786229707</text:p>
          </table:table-cell>
        </table:table-row>
        <table:table-row table:style-name="ro1">
          <table:table-cell office:value-type="float" office:value="0.376050430141298" calcext:value-type="float">
            <text:p>0.3760504301</text:p>
          </table:table-cell>
        </table:table-row>
        <table:table-row table:style-name="ro1">
          <table:table-cell office:value-type="float" office:value="0.373584688722009" calcext:value-type="float">
            <text:p>0.3735846887</text:p>
          </table:table-cell>
        </table:table-row>
        <table:table-row table:style-name="ro1">
          <table:table-cell office:value-type="float" office:value="0.371227729194465" calcext:value-type="float">
            <text:p>0.3712277292</text:p>
          </table:table-cell>
        </table:table-row>
        <table:table-row table:style-name="ro1">
          <table:table-cell office:value-type="float" office:value="0.368981240549039" calcext:value-type="float">
            <text:p>0.3689812405</text:p>
          </table:table-cell>
        </table:table-row>
        <table:table-row table:style-name="ro1">
          <table:table-cell office:value-type="float" office:value="0.366846613516295" calcext:value-type="float">
            <text:p>0.3668466135</text:p>
          </table:table-cell>
        </table:table-row>
        <table:table-row table:style-name="ro1">
          <table:table-cell office:value-type="float" office:value="0.364824936597887" calcext:value-type="float">
            <text:p>0.3648249366</text:p>
          </table:table-cell>
        </table:table-row>
        <table:table-row table:style-name="ro1">
          <table:table-cell office:value-type="float" office:value="0.362916992633403" calcext:value-type="float">
            <text:p>0.3629169926</text:p>
          </table:table-cell>
        </table:table-row>
        <table:table-row table:style-name="ro1">
          <table:table-cell office:value-type="float" office:value="0.361123255903151" calcext:value-type="float">
            <text:p>0.3611232559</text:p>
          </table:table-cell>
        </table:table-row>
        <table:table-row table:style-name="ro1">
          <table:table-cell office:value-type="float" office:value="0.359443889766909" calcext:value-type="float">
            <text:p>0.3594438898</text:p>
          </table:table-cell>
        </table:table-row>
        <table:table-row table:style-name="ro1">
          <table:table-cell office:value-type="float" office:value="0.357878744838599" calcext:value-type="float">
            <text:p>0.3578787448</text:p>
          </table:table-cell>
        </table:table-row>
        <table:table-row table:style-name="ro1">
          <table:table-cell office:value-type="float" office:value="0.356427357696932" calcext:value-type="float">
            <text:p>0.3564273577</text:p>
          </table:table-cell>
        </table:table-row>
        <table:table-row table:style-name="ro1">
          <table:table-cell office:value-type="float" office:value="0.355088950131986" calcext:value-type="float">
            <text:p>0.3550889501</text:p>
          </table:table-cell>
        </table:table-row>
        <table:table-row table:style-name="ro1">
          <table:table-cell office:value-type="float" office:value="0.353862428927734" calcext:value-type="float">
            <text:p>0.3538624289</text:p>
          </table:table-cell>
        </table:table-row>
        <table:table-row table:style-name="ro1">
          <table:table-cell office:value-type="float" office:value="0.352746386180527" calcext:value-type="float">
            <text:p>0.3527463862</text:p>
          </table:table-cell>
        </table:table-row>
        <table:table-row table:style-name="ro1">
          <table:table-cell office:value-type="float" office:value="0.351739100153514" calcext:value-type="float">
            <text:p>0.3517391002</text:p>
          </table:table-cell>
        </table:table-row>
        <table:table-row table:style-name="ro1">
          <table:table-cell office:value-type="float" office:value="0.350838536667019" calcext:value-type="float">
            <text:p>0.3508385367</text:p>
          </table:table-cell>
        </table:table-row>
        <table:table-row table:style-name="ro1">
          <table:table-cell office:value-type="float" office:value="0.350042351024861" calcext:value-type="float">
            <text:p>0.350042351</text:p>
          </table:table-cell>
        </table:table-row>
        <table:table-row table:style-name="ro1">
          <table:table-cell office:value-type="float" office:value="0.349347890476621" calcext:value-type="float">
            <text:p>0.3493478905</text:p>
          </table:table-cell>
        </table:table-row>
        <table:table-row table:style-name="ro1">
          <table:table-cell office:value-type="float" office:value="0.34875219721586" calcext:value-type="float">
            <text:p>0.3487521972</text:p>
          </table:table-cell>
        </table:table-row>
        <table:table-row table:style-name="ro1">
          <table:table-cell office:value-type="float" office:value="0.348252011914283" calcext:value-type="float">
            <text:p>0.3482520119</text:p>
          </table:table-cell>
        </table:table-row>
        <table:table-row table:style-name="ro1">
          <table:table-cell office:value-type="float" office:value="0.34784377779185" calcext:value-type="float">
            <text:p>0.3478437778</text:p>
          </table:table-cell>
        </table:table-row>
        <table:table-row table:style-name="ro1">
          <table:table-cell office:value-type="float" office:value="0.347523645222836" calcext:value-type="float">
            <text:p>0.3475236452</text:p>
          </table:table-cell>
        </table:table-row>
        <table:table-row table:style-name="ro1">
          <table:table-cell office:value-type="float" office:value="0.347287476877836" calcext:value-type="float">
            <text:p>0.3472874769</text:p>
          </table:table-cell>
        </table:table-row>
        <table:table-row table:style-name="ro1">
          <table:table-cell office:value-type="float" office:value="0.347130853401726" calcext:value-type="float">
            <text:p>0.3471308534</text:p>
          </table:table-cell>
        </table:table-row>
        <table:table-row table:style-name="ro1">
          <table:table-cell office:value-type="float" office:value="0.347049079627555" calcext:value-type="float">
            <text:p>0.3470490796</text:p>
          </table:table-cell>
        </table:table-row>
        <table:table-row table:style-name="ro1">
          <table:table-cell office:value-type="float" office:value="0.347037191326408" calcext:value-type="float">
            <text:p>0.3470371913</text:p>
          </table:table-cell>
        </table:table-row>
        <table:table-row table:style-name="ro1">
          <table:table-cell office:value-type="float" office:value="0.347089962493193" calcext:value-type="float">
            <text:p>0.3470899625</text:p>
          </table:table-cell>
        </table:table-row>
        <table:table-row table:style-name="ro1">
          <table:table-cell office:value-type="float" office:value="0.347201913168394" calcext:value-type="float">
            <text:p>0.3472019132</text:p>
          </table:table-cell>
        </table:table-row>
        <table:table-row table:style-name="ro1">
          <table:table-cell office:value-type="float" office:value="0.347367317795761" calcext:value-type="float">
            <text:p>0.3473673178</text:p>
          </table:table-cell>
        </table:table-row>
        <table:table-row table:style-name="ro1">
          <table:table-cell office:value-type="float" office:value="0.347580214115951" calcext:value-type="float">
            <text:p>0.3475802141</text:p>
          </table:table-cell>
        </table:table-row>
        <table:table-row table:style-name="ro1">
          <table:table-cell office:value-type="float" office:value="0.347834412596119" calcext:value-type="float">
            <text:p>0.3478344126</text:p>
          </table:table-cell>
        </table:table-row>
        <table:table-row table:style-name="ro1">
          <table:table-cell office:value-type="float" office:value="0.348123506395453" calcext:value-type="float">
            <text:p>0.3481235064</text:p>
          </table:table-cell>
        </table:table-row>
        <table:table-row table:style-name="ro1">
          <table:table-cell office:value-type="float" office:value="0.348440881866658" calcext:value-type="float">
            <text:p>0.3484408819</text:p>
          </table:table-cell>
        </table:table-row>
        <table:table-row table:style-name="ro1">
          <table:table-cell office:value-type="float" office:value="0.348779729593389" calcext:value-type="float">
            <text:p>0.3487797296</text:p>
          </table:table-cell>
        </table:table-row>
        <table:table-row table:style-name="ro1">
          <table:table-cell office:value-type="float" office:value="0.349133055963631" calcext:value-type="float">
            <text:p>0.349133056</text:p>
          </table:table-cell>
        </table:table-row>
        <table:table-row table:style-name="ro1">
          <table:table-cell office:value-type="float" office:value="0.349493695279024" calcext:value-type="float">
            <text:p>0.3494936953</text:p>
          </table:table-cell>
        </table:table-row>
        <table:table-row table:style-name="ro1">
          <table:table-cell office:value-type="float" office:value="0.561086325368657" calcext:value-type="float">
            <text:p>0.5610863254</text:p>
          </table:table-cell>
        </table:table-row>
        <table:table-row table:style-name="ro1">
          <table:table-cell office:value-type="float" office:value="0.560279077697131" calcext:value-type="float">
            <text:p>0.5602790777</text:p>
          </table:table-cell>
        </table:table-row>
        <table:table-row table:style-name="ro1">
          <table:table-cell office:value-type="float" office:value="0.559443593475134" calcext:value-type="float">
            <text:p>0.5594435935</text:p>
          </table:table-cell>
        </table:table-row>
        <table:table-row table:style-name="ro1">
          <table:table-cell office:value-type="float" office:value="0.558567416451206" calcext:value-type="float">
            <text:p>0.5585674165</text:p>
          </table:table-cell>
        </table:table-row>
        <table:table-row table:style-name="ro1">
          <table:table-cell office:value-type="float" office:value="0.557639180273956" calcext:value-type="float">
            <text:p>0.5576391803</text:p>
          </table:table-cell>
        </table:table-row>
        <table:table-row table:style-name="ro1">
          <table:table-cell office:value-type="float" office:value="0.556648570399628" calcext:value-type="float">
            <text:p>0.5566485704</text:p>
          </table:table-cell>
        </table:table-row>
        <table:table-row table:style-name="ro1">
          <table:table-cell office:value-type="float" office:value="0.555586286515232" calcext:value-type="float">
            <text:p>0.5555862865</text:p>
          </table:table-cell>
        </table:table-row>
        <table:table-row table:style-name="ro1">
          <table:table-cell office:value-type="float" office:value="0.554444005477235" calcext:value-type="float">
            <text:p>0.5544440055</text:p>
          </table:table-cell>
        </table:table-row>
        <table:table-row table:style-name="ro1">
          <table:table-cell office:value-type="float" office:value="0.553214344765801" calcext:value-type="float">
            <text:p>0.5532143448</text:p>
          </table:table-cell>
        </table:table-row>
        <table:table-row table:style-name="ro1">
          <table:table-cell office:value-type="float" office:value="0.551890826454602" calcext:value-type="float">
            <text:p>0.5518908265</text:p>
          </table:table-cell>
        </table:table-row>
        <table:table-row table:style-name="ro1">
          <table:table-cell office:value-type="float" office:value="0.550467841696184" calcext:value-type="float">
            <text:p>0.5504678417</text:p>
          </table:table-cell>
        </table:table-row>
        <table:table-row table:style-name="ro1">
          <table:table-cell office:value-type="float" office:value="0.548940615722886" calcext:value-type="float">
            <text:p>0.5489406157</text:p>
          </table:table-cell>
        </table:table-row>
        <table:table-row table:style-name="ro1">
          <table:table-cell office:value-type="float" office:value="0.547305173363325" calcext:value-type="float">
            <text:p>0.5473051734</text:p>
          </table:table-cell>
        </table:table-row>
        <table:table-row table:style-name="ro1">
          <table:table-cell office:value-type="float" office:value="0.545558305074439" calcext:value-type="float">
            <text:p>0.5455583051</text:p>
          </table:table-cell>
        </table:table-row>
        <table:table-row table:style-name="ro1">
          <table:table-cell office:value-type="float" office:value="0.543697533489086" calcext:value-type="float">
            <text:p>0.5436975335</text:p>
          </table:table-cell>
        </table:table-row>
        <table:table-row table:style-name="ro1">
          <table:table-cell office:value-type="float" office:value="0.541721080479205" calcext:value-type="float">
            <text:p>0.5417210805</text:p>
          </table:table-cell>
        </table:table-row>
        <table:table-row table:style-name="ro1">
          <table:table-cell office:value-type="float" office:value="0.539627834734533" calcext:value-type="float">
            <text:p>0.5396278347</text:p>
          </table:table-cell>
        </table:table-row>
        <table:table-row table:style-name="ro1">
          <table:table-cell office:value-type="float" office:value="0.537417319856884" calcext:value-type="float">
            <text:p>0.5374173199</text:p>
          </table:table-cell>
        </table:table-row>
        <table:table-row table:style-name="ro1">
          <table:table-cell office:value-type="float" office:value="0.535089662969986" calcext:value-type="float">
            <text:p>0.535089663</text:p>
          </table:table-cell>
        </table:table-row>
        <table:table-row table:style-name="ro1">
          <table:table-cell office:value-type="float" office:value="0.532645563844875" calcext:value-type="float">
            <text:p>0.5326455638</text:p>
          </table:table-cell>
        </table:table-row>
        <table:table-row table:style-name="ro1">
          <table:table-cell office:value-type="float" office:value="0.53008626454085" calcext:value-type="float">
            <text:p>0.5300862645</text:p>
          </table:table-cell>
        </table:table-row>
        <table:table-row table:style-name="ro1">
          <table:table-cell office:value-type="float" office:value="0.527413519561986" calcext:value-type="float">
            <text:p>0.5274135196</text:p>
          </table:table-cell>
        </table:table-row>
        <table:table-row table:style-name="ro1">
          <table:table-cell office:value-type="float" office:value="0.524629566529209" calcext:value-type="float">
            <text:p>0.5246295665</text:p>
          </table:table-cell>
        </table:table-row>
        <table:table-row table:style-name="ro1">
          <table:table-cell office:value-type="float" office:value="0.521737097367924" calcext:value-type="float">
            <text:p>0.5217370974</text:p>
          </table:table-cell>
        </table:table-row>
        <table:table-row table:style-name="ro1">
          <table:table-cell office:value-type="float" office:value="0.518739230011209" calcext:value-type="float">
            <text:p>0.51873923</text:p>
          </table:table-cell>
        </table:table-row>
        <table:table-row table:style-name="ro1">
          <table:table-cell office:value-type="float" office:value="0.51563948061856" calcext:value-type="float">
            <text:p>0.5156394806</text:p>
          </table:table-cell>
        </table:table-row>
        <table:table-row table:style-name="ro1">
          <table:table-cell office:value-type="float" office:value="0.512441736310204" calcext:value-type="float">
            <text:p>0.5124417363</text:p>
          </table:table-cell>
        </table:table-row>
        <table:table-row table:style-name="ro1">
          <table:table-cell office:value-type="float" office:value="0.509150228416961" calcext:value-type="float">
            <text:p>0.5091502284</text:p>
          </table:table-cell>
        </table:table-row>
        <table:table-row table:style-name="ro1">
          <table:table-cell office:value-type="float" office:value="0.505769506245676" calcext:value-type="float">
            <text:p>0.5057695062</text:p>
          </table:table-cell>
        </table:table-row>
        <table:table-row table:style-name="ro1">
          <table:table-cell office:value-type="float" office:value="0.502304411360201" calcext:value-type="float">
            <text:p>0.5023044114</text:p>
          </table:table-cell>
        </table:table-row>
        <table:table-row table:style-name="ro1">
          <table:table-cell office:value-type="float" office:value="0.498760052377939" calcext:value-type="float">
            <text:p>0.4987600524</text:p>
          </table:table-cell>
        </table:table-row>
        <table:table-row table:style-name="ro1">
          <table:table-cell office:value-type="float" office:value="0.495141780281948" calcext:value-type="float">
            <text:p>0.4951417803</text:p>
          </table:table-cell>
        </table:table-row>
        <table:table-row table:style-name="ro1">
          <table:table-cell office:value-type="float" office:value="0.491455164248604" calcext:value-type="float">
            <text:p>0.4914551642</text:p>
          </table:table-cell>
        </table:table-row>
        <table:table-row table:style-name="ro1">
          <table:table-cell office:value-type="float" office:value="0.48770596799082" calcext:value-type="float">
            <text:p>0.487705968</text:p>
          </table:table-cell>
        </table:table-row>
        <table:table-row table:style-name="ro1">
          <table:table-cell office:value-type="float" office:value="0.483900126616828" calcext:value-type="float">
            <text:p>0.4839001266</text:p>
          </table:table-cell>
        </table:table-row>
        <table:table-row table:style-name="ro1">
          <table:table-cell office:value-type="float" office:value="0.480043724004516" calcext:value-type="float">
            <text:p>0.480043724</text:p>
          </table:table-cell>
        </table:table-row>
        <table:table-row table:style-name="ro1">
          <table:table-cell office:value-type="float" office:value="0.47614297069133" calcext:value-type="float">
            <text:p>0.4761429707</text:p>
          </table:table-cell>
        </table:table-row>
        <table:table-row table:style-name="ro1">
          <table:table-cell office:value-type="float" office:value="0.472204182279725" calcext:value-type="float">
            <text:p>0.4722041823</text:p>
          </table:table-cell>
        </table:table-row>
        <table:table-row table:style-name="ro1">
          <table:table-cell office:value-type="float" office:value="0.468233758358188" calcext:value-type="float">
            <text:p>0.4682337584</text:p>
          </table:table-cell>
        </table:table-row>
        <table:table-row table:style-name="ro1">
          <table:table-cell office:value-type="float" office:value="0.464238161937805" calcext:value-type="float">
            <text:p>0.4642381619</text:p>
          </table:table-cell>
        </table:table-row>
        <table:table-row table:style-name="ro1">
          <table:table-cell office:value-type="float" office:value="0.460223899404402" calcext:value-type="float">
            <text:p>0.4602238994</text:p>
          </table:table-cell>
        </table:table-row>
        <table:table-row table:style-name="ro1">
          <table:table-cell office:value-type="float" office:value="0.456197500986235" calcext:value-type="float">
            <text:p>0.456197501</text:p>
          </table:table-cell>
        </table:table-row>
        <table:table-row table:style-name="ro1">
          <table:table-cell office:value-type="float" office:value="0.45216550173724" calcext:value-type="float">
            <text:p>0.4521655017</text:p>
          </table:table-cell>
        </table:table-row>
        <table:table-row table:style-name="ro1">
          <table:table-cell office:value-type="float" office:value="0.448134423035847" calcext:value-type="float">
            <text:p>0.448134423</text:p>
          </table:table-cell>
        </table:table-row>
        <table:table-row table:style-name="ro1">
          <table:table-cell office:value-type="float" office:value="0.444110754599347" calcext:value-type="float">
            <text:p>0.4441107546</text:p>
          </table:table-cell>
        </table:table-row>
        <table:table-row table:style-name="ro1">
          <table:table-cell office:value-type="float" office:value="0.440100937013825" calcext:value-type="float">
            <text:p>0.440100937</text:p>
          </table:table-cell>
        </table:table-row>
        <table:table-row table:style-name="ro1">
          <table:table-cell office:value-type="float" office:value="0.436111344779641" calcext:value-type="float">
            <text:p>0.4361113448</text:p>
          </table:table-cell>
        </table:table-row>
        <table:table-row table:style-name="ro1">
          <table:table-cell office:value-type="float" office:value="0.432148269872483" calcext:value-type="float">
            <text:p>0.4321482699</text:p>
          </table:table-cell>
        </table:table-row>
        <table:table-row table:style-name="ro1">
          <table:table-cell office:value-type="float" office:value="0.42821790581997" calcext:value-type="float">
            <text:p>0.4282179058</text:p>
          </table:table-cell>
        </table:table-row>
        <table:table-row table:style-name="ro1">
          <table:table-cell office:value-type="float" office:value="0.424326332293815" calcext:value-type="float">
            <text:p>0.4243263323</text:p>
          </table:table-cell>
        </table:table-row>
        <table:table-row table:style-name="ro1">
          <table:table-cell office:value-type="float" office:value="0.420479500217552" calcext:value-type="float">
            <text:p>0.4204795002</text:p>
          </table:table-cell>
        </table:table-row>
        <table:table-row table:style-name="ro1">
          <table:table-cell office:value-type="float" office:value="0.416683217389816" calcext:value-type="float">
            <text:p>0.4166832174</text:p>
          </table:table-cell>
        </table:table-row>
        <table:table-row table:style-name="ro1">
          <table:table-cell office:value-type="float" office:value="0.412943134623187" calcext:value-type="float">
            <text:p>0.4129431346</text:p>
          </table:table-cell>
        </table:table-row>
        <table:table-row table:style-name="ro1">
          <table:table-cell office:value-type="float" office:value="0.409264732398587" calcext:value-type="float">
            <text:p>0.4092647324</text:p>
          </table:table-cell>
        </table:table-row>
        <table:table-row table:style-name="ro1">
          <table:table-cell office:value-type="float" office:value="0.405653308035241" calcext:value-type="float">
            <text:p>0.405653308</text:p>
          </table:table-cell>
        </table:table-row>
        <table:table-row table:style-name="ro1">
          <table:table-cell office:value-type="float" office:value="0.402113963376197" calcext:value-type="float">
            <text:p>0.4021139634</text:p>
          </table:table-cell>
        </table:table-row>
        <table:table-row table:style-name="ro1">
          <table:table-cell office:value-type="float" office:value="0.398651592989403" calcext:value-type="float">
            <text:p>0.398651593</text:p>
          </table:table-cell>
        </table:table-row>
        <table:table-row table:style-name="ro1">
          <table:table-cell office:value-type="float" office:value="0.395270872884341" calcext:value-type="float">
            <text:p>0.3952708729</text:p>
          </table:table-cell>
        </table:table-row>
        <table:table-row table:style-name="ro1">
          <table:table-cell office:value-type="float" office:value="0.391976249744223" calcext:value-type="float">
            <text:p>0.3919762497</text:p>
          </table:table-cell>
        </table:table-row>
        <table:table-row table:style-name="ro1">
          <table:table-cell office:value-type="float" office:value="0.388771930673749" calcext:value-type="float">
            <text:p>0.3887719307</text:p>
          </table:table-cell>
        </table:table-row>
        <table:table-row table:style-name="ro1">
          <table:table-cell office:value-type="float" office:value="0.385661873462415" calcext:value-type="float">
            <text:p>0.3856618735</text:p>
          </table:table-cell>
        </table:table-row>
        <table:table-row table:style-name="ro1">
          <table:table-cell office:value-type="float" office:value="0.382649777363388" calcext:value-type="float">
            <text:p>0.3826497774</text:p>
          </table:table-cell>
        </table:table-row>
        <table:table-row table:style-name="ro1">
          <table:table-cell office:value-type="float" office:value="0.379739074387939" calcext:value-type="float">
            <text:p>0.3797390744</text:p>
          </table:table-cell>
        </table:table-row>
        <table:table-row table:style-name="ro1">
          <table:table-cell office:value-type="float" office:value="0.376932921115427" calcext:value-type="float">
            <text:p>0.3769329211</text:p>
          </table:table-cell>
        </table:table-row>
        <table:table-row table:style-name="ro1">
          <table:table-cell office:value-type="float" office:value="0.374234191018856" calcext:value-type="float">
            <text:p>0.374234191</text:p>
          </table:table-cell>
        </table:table-row>
        <table:table-row table:style-name="ro1">
          <table:table-cell office:value-type="float" office:value="0.371645467305976" calcext:value-type="float">
            <text:p>0.3716454673</text:p>
          </table:table-cell>
        </table:table-row>
        <table:table-row table:style-name="ro1">
          <table:table-cell office:value-type="float" office:value="0.369169036275958" calcext:value-type="float">
            <text:p>0.3691690363</text:p>
          </table:table-cell>
        </table:table-row>
        <table:table-row table:style-name="ro1">
          <table:table-cell office:value-type="float" office:value="0.36680688119161" calcext:value-type="float">
            <text:p>0.3668068812</text:p>
          </table:table-cell>
        </table:table-row>
        <table:table-row table:style-name="ro1">
          <table:table-cell office:value-type="float" office:value="0.364560676667171" calcext:value-type="float">
            <text:p>0.3645606767</text:p>
          </table:table-cell>
        </table:table-row>
        <table:table-row table:style-name="ro1">
          <table:table-cell office:value-type="float" office:value="0.362431783571651" calcext:value-type="float">
            <text:p>0.3624317836</text:p>
          </table:table-cell>
        </table:table-row>
        <table:table-row table:style-name="ro1">
          <table:table-cell office:value-type="float" office:value="0.360421244447733" calcext:value-type="float">
            <text:p>0.3604212444</text:p>
          </table:table-cell>
        </table:table-row>
        <table:table-row table:style-name="ro1">
          <table:table-cell office:value-type="float" office:value="0.358529779446236" calcext:value-type="float">
            <text:p>0.3585297794</text:p>
          </table:table-cell>
        </table:table-row>
        <table:table-row table:style-name="ro1">
          <table:table-cell office:value-type="float" office:value="0.356757782776139" calcext:value-type="float">
            <text:p>0.3567577828</text:p>
          </table:table-cell>
        </table:table-row>
        <table:table-row table:style-name="ro1">
          <table:table-cell office:value-type="float" office:value="0.355105319670156" calcext:value-type="float">
            <text:p>0.3551053197</text:p>
          </table:table-cell>
        </table:table-row>
        <table:table-row table:style-name="ro1">
          <table:table-cell office:value-type="float" office:value="0.353572123865876" calcext:value-type="float">
            <text:p>0.3535721239</text:p>
          </table:table-cell>
        </table:table-row>
        <table:table-row table:style-name="ro1">
          <table:table-cell office:value-type="float" office:value="0.352157595602463" calcext:value-type="float">
            <text:p>0.3521575956</text:p>
          </table:table-cell>
        </table:table-row>
        <table:table-row table:style-name="ro1">
          <table:table-cell office:value-type="float" office:value="0.350860800132913" calcext:value-type="float">
            <text:p>0.3508608001</text:p>
          </table:table-cell>
        </table:table-row>
        <table:table-row table:style-name="ro1">
          <table:table-cell office:value-type="float" office:value="0.349680466751864" calcext:value-type="float">
            <text:p>0.3496804668</text:p>
          </table:table-cell>
        </table:table-row>
        <table:table-row table:style-name="ro1">
          <table:table-cell office:value-type="float" office:value="0.348614988338979" calcext:value-type="float">
            <text:p>0.3486149883</text:p>
          </table:table-cell>
        </table:table-row>
        <table:table-row table:style-name="ro1">
          <table:table-cell office:value-type="float" office:value="0.347662421417873" calcext:value-type="float">
            <text:p>0.3476624214</text:p>
          </table:table-cell>
        </table:table-row>
        <table:table-row table:style-name="ro1">
          <table:table-cell office:value-type="float" office:value="0.346820486730609" calcext:value-type="float">
            <text:p>0.3468204867</text:p>
          </table:table-cell>
        </table:table-row>
        <table:table-row table:style-name="ro1">
          <table:table-cell office:value-type="float" office:value="0.34608657032775" calcext:value-type="float">
            <text:p>0.3460865703</text:p>
          </table:table-cell>
        </table:table-row>
        <table:table-row table:style-name="ro1">
          <table:table-cell office:value-type="float" office:value="0.345457725173966" calcext:value-type="float">
            <text:p>0.3454577252</text:p>
          </table:table-cell>
        </table:table-row>
        <table:table-row table:style-name="ro1">
          <table:table-cell office:value-type="float" office:value="0.344930673269207" calcext:value-type="float">
            <text:p>0.3449306733</text:p>
          </table:table-cell>
        </table:table-row>
        <table:table-row table:style-name="ro1">
          <table:table-cell office:value-type="float" office:value="0.344501808285432" calcext:value-type="float">
            <text:p>0.3445018083</text:p>
          </table:table-cell>
        </table:table-row>
        <table:table-row table:style-name="ro1">
          <table:table-cell office:value-type="float" office:value="0.344167198718892" calcext:value-type="float">
            <text:p>0.3441671987</text:p>
          </table:table-cell>
        </table:table-row>
        <table:table-row table:style-name="ro1">
          <table:table-cell office:value-type="float" office:value="0.343922591557981" calcext:value-type="float">
            <text:p>0.3439225916</text:p>
          </table:table-cell>
        </table:table-row>
        <table:table-row table:style-name="ro1">
          <table:table-cell office:value-type="float" office:value="0.343763416466641" calcext:value-type="float">
            <text:p>0.3437634165</text:p>
          </table:table-cell>
        </table:table-row>
        <table:table-row table:style-name="ro1">
          <table:table-cell office:value-type="float" office:value="0.343684790483323" calcext:value-type="float">
            <text:p>0.3436847905</text:p>
          </table:table-cell>
        </table:table-row>
        <table:table-row table:style-name="ro1">
          <table:table-cell office:value-type="float" office:value="0.343681523235513" calcext:value-type="float">
            <text:p>0.3436815232</text:p>
          </table:table-cell>
        </table:table-row>
        <table:table-row table:style-name="ro1">
          <table:table-cell office:value-type="float" office:value="0.343748122669815" calcext:value-type="float">
            <text:p>0.3437481227</text:p>
          </table:table-cell>
        </table:table-row>
        <table:table-row table:style-name="ro1">
          <table:table-cell office:value-type="float" office:value="0.34387880129759" calcext:value-type="float">
            <text:p>0.3438788013</text:p>
          </table:table-cell>
        </table:table-row>
        <table:table-row table:style-name="ro1">
          <table:table-cell office:value-type="float" office:value="0.344067482956159" calcext:value-type="float">
            <text:p>0.344067483</text:p>
          </table:table-cell>
        </table:table-row>
        <table:table-row table:style-name="ro1">
          <table:table-cell office:value-type="float" office:value="0.344307810085558" calcext:value-type="float">
            <text:p>0.3443078101</text:p>
          </table:table-cell>
        </table:table-row>
        <table:table-row table:style-name="ro1">
          <table:table-cell office:value-type="float" office:value="0.344593151520861" calcext:value-type="float">
            <text:p>0.3445931515</text:p>
          </table:table-cell>
        </table:table-row>
        <table:table-row table:style-name="ro1">
          <table:table-cell office:value-type="float" office:value="0.344916610800055" calcext:value-type="float">
            <text:p>0.3449166108</text:p>
          </table:table-cell>
        </table:table-row>
        <table:table-row table:style-name="ro1">
          <table:table-cell office:value-type="float" office:value="0.345271034987476" calcext:value-type="float">
            <text:p>0.345271035</text:p>
          </table:table-cell>
        </table:table-row>
        <table:table-row table:style-name="ro1">
          <table:table-cell office:value-type="float" office:value="0.345649024012803" calcext:value-type="float">
            <text:p>0.345649024</text:p>
          </table:table-cell>
        </table:table-row>
        <table:table-row table:style-name="ro1">
          <table:table-cell office:value-type="float" office:value="0.346042940525615" calcext:value-type="float">
            <text:p>0.3460429405</text:p>
          </table:table-cell>
        </table:table-row>
        <table:table-row table:style-name="ro1">
          <table:table-cell office:value-type="float" office:value="0.346444920265501" calcext:value-type="float">
            <text:p>0.3464449203</text:p>
          </table:table-cell>
        </table:table-row>
        <table:table-row table:style-name="ro1">
          <table:table-cell office:value-type="float" office:value="0.562203049941563" calcext:value-type="float">
            <text:p>0.5622030499</text:p>
          </table:table-cell>
        </table:table-row>
        <table:table-row table:style-name="ro1">
          <table:table-cell office:value-type="float" office:value="0.561486674383942" calcext:value-type="float">
            <text:p>0.5614866744</text:p>
          </table:table-cell>
        </table:table-row>
        <table:table-row table:style-name="ro1">
          <table:table-cell office:value-type="float" office:value="0.560741116814526" calcext:value-type="float">
            <text:p>0.5607411168</text:p>
          </table:table-cell>
        </table:table-row>
        <table:table-row table:style-name="ro1">
          <table:table-cell office:value-type="float" office:value="0.559953474884844" calcext:value-type="float">
            <text:p>0.5599534749</text:p>
          </table:table-cell>
        </table:table-row>
        <table:table-row table:style-name="ro1">
          <table:table-cell office:value-type="float" office:value="0.559111954715546" calcext:value-type="float">
            <text:p>0.5591119547</text:p>
          </table:table-cell>
        </table:table-row>
        <table:table-row table:style-name="ro1">
          <table:table-cell office:value-type="float" office:value="0.558205833016668" calcext:value-type="float">
            <text:p>0.558205833</text:p>
          </table:table-cell>
        </table:table-row>
        <table:table-row table:style-name="ro1">
          <table:table-cell office:value-type="float" office:value="0.557225419702429" calcext:value-type="float">
            <text:p>0.5572254197</text:p>
          </table:table-cell>
        </table:table-row>
        <table:table-row table:style-name="ro1">
          <table:table-cell office:value-type="float" office:value="0.556162021000557" calcext:value-type="float">
            <text:p>0.556162021</text:p>
          </table:table-cell>
        </table:table-row>
        <table:table-row table:style-name="ro1">
          <table:table-cell office:value-type="float" office:value="0.555007903056153" calcext:value-type="float">
            <text:p>0.5550079031</text:p>
          </table:table-cell>
        </table:table-row>
        <table:table-row table:style-name="ro1">
          <table:table-cell office:value-type="float" office:value="0.55375625603009" calcext:value-type="float">
            <text:p>0.553756256</text:p>
          </table:table-cell>
        </table:table-row>
        <table:table-row table:style-name="ro1">
          <table:table-cell office:value-type="float" office:value="0.552401158691938" calcext:value-type="float">
            <text:p>0.5524011587</text:p>
          </table:table-cell>
        </table:table-row>
        <table:table-row table:style-name="ro1">
          <table:table-cell office:value-type="float" office:value="0.550937543507429" calcext:value-type="float">
            <text:p>0.5509375435</text:p>
          </table:table-cell>
        </table:table-row>
        <table:table-row table:style-name="ro1">
          <table:table-cell office:value-type="float" office:value="0.549361162220455" calcext:value-type="float">
            <text:p>0.5493611622</text:p>
          </table:table-cell>
        </table:table-row>
        <table:table-row table:style-name="ro1">
          <table:table-cell office:value-type="float" office:value="0.547668551929594" calcext:value-type="float">
            <text:p>0.5476685519</text:p>
          </table:table-cell>
        </table:table-row>
        <table:table-row table:style-name="ro1">
          <table:table-cell office:value-type="float" office:value="0.545857001659176" calcext:value-type="float">
            <text:p>0.5458570017</text:p>
          </table:table-cell>
        </table:table-row>
        <table:table-row table:style-name="ro1">
          <table:table-cell office:value-type="float" office:value="0.543924519424876" calcext:value-type="float">
            <text:p>0.5439245194</text:p>
          </table:table-cell>
        </table:table-row>
        <table:table-row table:style-name="ro1">
          <table:table-cell office:value-type="float" office:value="0.541869799793849" calcext:value-type="float">
            <text:p>0.5418697998</text:p>
          </table:table-cell>
        </table:table-row>
        <table:table-row table:style-name="ro1">
          <table:table-cell office:value-type="float" office:value="0.539692191939387" calcext:value-type="float">
            <text:p>0.5396921919</text:p>
          </table:table-cell>
        </table:table-row>
        <table:table-row table:style-name="ro1">
          <table:table-cell office:value-type="float" office:value="0.53739166819012" calcext:value-type="float">
            <text:p>0.5373916682</text:p>
          </table:table-cell>
        </table:table-row>
        <table:table-row table:style-name="ro1">
          <table:table-cell office:value-type="float" office:value="0.534968793073743" calcext:value-type="float">
            <text:p>0.5349687931</text:p>
          </table:table-cell>
        </table:table-row>
        <table:table-row table:style-name="ro1">
          <table:table-cell office:value-type="float" office:value="0.532424692855283" calcext:value-type="float">
            <text:p>0.5324246929</text:p>
          </table:table-cell>
        </table:table-row>
        <table:table-row table:style-name="ro1">
          <table:table-cell office:value-type="float" office:value="0.52976102556989" calcext:value-type="float">
            <text:p>0.5297610256</text:p>
          </table:table-cell>
        </table:table-row>
        <table:table-row table:style-name="ro1">
          <table:table-cell office:value-type="float" office:value="0.526979951550171" calcext:value-type="float">
            <text:p>0.5269799516</text:p>
          </table:table-cell>
        </table:table-row>
        <table:table-row table:style-name="ro1">
          <table:table-cell office:value-type="float" office:value="0.524084104448052" calcext:value-type="float">
            <text:p>0.5240841044</text:p>
          </table:table-cell>
        </table:table-row>
        <table:table-row table:style-name="ro1">
          <table:table-cell office:value-type="float" office:value="0.521076562751177" calcext:value-type="float">
            <text:p>0.5210765628</text:p>
          </table:table-cell>
        </table:table-row>
        <table:table-row table:style-name="ro1">
          <table:table-cell office:value-type="float" office:value="0.517960821793833" calcext:value-type="float">
            <text:p>0.5179608218</text:p>
          </table:table-cell>
        </table:table-row>
        <table:table-row table:style-name="ro1">
          <table:table-cell office:value-type="float" office:value="0.514740766262418" calcext:value-type="float">
            <text:p>0.5147407663</text:p>
          </table:table-cell>
        </table:table-row>
        <table:table-row table:style-name="ro1">
          <table:table-cell office:value-type="float" office:value="0.511420643195437" calcext:value-type="float">
            <text:p>0.5114206432</text:p>
          </table:table-cell>
        </table:table-row>
        <table:table-row table:style-name="ro1">
          <table:table-cell office:value-type="float" office:value="0.508005035478029" calcext:value-type="float">
            <text:p>0.5080050355</text:p>
          </table:table-cell>
        </table:table-row>
        <table:table-row table:style-name="ro1">
          <table:table-cell office:value-type="float" office:value="0.504498835831035" calcext:value-type="float">
            <text:p>0.5044988358</text:p>
          </table:table-cell>
        </table:table-row>
        <table:table-row table:style-name="ro1">
          <table:table-cell office:value-type="float" office:value="0.500907221294594" calcext:value-type="float">
            <text:p>0.5009072213</text:p>
          </table:table-cell>
        </table:table-row>
        <table:table-row table:style-name="ro1">
          <table:table-cell office:value-type="float" office:value="0.497235628206268" calcext:value-type="float">
            <text:p>0.4972356282</text:p>
          </table:table-cell>
        </table:table-row>
        <table:table-row table:style-name="ro1">
          <table:table-cell office:value-type="float" office:value="0.493489727673714" calcext:value-type="float">
            <text:p>0.4934897277</text:p>
          </table:table-cell>
        </table:table-row>
        <table:table-row table:style-name="ro1">
          <table:table-cell office:value-type="float" office:value="0.489675401541876" calcext:value-type="float">
            <text:p>0.4896754015</text:p>
          </table:table-cell>
        </table:table-row>
        <table:table-row table:style-name="ro1">
          <table:table-cell office:value-type="float" office:value="0.485798718854714" calcext:value-type="float">
            <text:p>0.4857987189</text:p>
          </table:table-cell>
        </table:table-row>
        <table:table-row table:style-name="ro1">
          <table:table-cell office:value-type="float" office:value="0.481865912811473" calcext:value-type="float">
            <text:p>0.4818659128</text:p>
          </table:table-cell>
        </table:table-row>
        <table:table-row table:style-name="ro1">
          <table:table-cell office:value-type="float" office:value="0.477883358217477" calcext:value-type="float">
            <text:p>0.4778833582</text:p>
          </table:table-cell>
        </table:table-row>
        <table:table-row table:style-name="ro1">
          <table:table-cell office:value-type="float" office:value="0.473857549429457" calcext:value-type="float">
            <text:p>0.4738575494</text:p>
          </table:table-cell>
        </table:table-row>
        <table:table-row table:style-name="ro1">
          <table:table-cell office:value-type="float" office:value="0.46979507879542" calcext:value-type="float">
            <text:p>0.4697950788</text:p>
          </table:table-cell>
        </table:table-row>
        <table:table-row table:style-name="ro1">
          <table:table-cell office:value-type="float" office:value="0.465702615589044" calcext:value-type="float">
            <text:p>0.4657026156</text:p>
          </table:table-cell>
        </table:table-row>
        <table:table-row table:style-name="ro1">
          <table:table-cell office:value-type="float" office:value="0.461586885438608" calcext:value-type="float">
            <text:p>0.4615868854</text:p>
          </table:table-cell>
        </table:table-row>
        <table:table-row table:style-name="ro1">
          <table:table-cell office:value-type="float" office:value="0.457454650250457" calcext:value-type="float">
            <text:p>0.4574546503</text:p>
          </table:table-cell>
        </table:table-row>
        <table:table-row table:style-name="ro1">
          <table:table-cell office:value-type="float" office:value="0.453312688626998" calcext:value-type="float">
            <text:p>0.4533126886</text:p>
          </table:table-cell>
        </table:table-row>
        <table:table-row table:style-name="ro1">
          <table:table-cell office:value-type="float" office:value="0.449167776779233" calcext:value-type="float">
            <text:p>0.4491677768</text:p>
          </table:table-cell>
        </table:table-row>
        <table:table-row table:style-name="ro1">
          <table:table-cell office:value-type="float" office:value="0.445026669933821" calcext:value-type="float">
            <text:p>0.4450266699</text:p>
          </table:table-cell>
        </table:table-row>
        <table:table-row table:style-name="ro1">
          <table:table-cell office:value-type="float" office:value="0.440896084234677" calcext:value-type="float">
            <text:p>0.4408960842</text:p>
          </table:table-cell>
        </table:table-row>
        <table:table-row table:style-name="ro1">
          <table:table-cell office:value-type="float" office:value="0.436782679139102" calcext:value-type="float">
            <text:p>0.4367826791</text:p>
          </table:table-cell>
        </table:table-row>
        <table:table-row table:style-name="ro1">
          <table:table-cell office:value-type="float" office:value="0.432693040308447" calcext:value-type="float">
            <text:p>0.4326930403</text:p>
          </table:table-cell>
        </table:table-row>
        <table:table-row table:style-name="ro1">
          <table:table-cell office:value-type="float" office:value="0.428633662993312" calcext:value-type="float">
            <text:p>0.428633663</text:p>
          </table:table-cell>
        </table:table-row>
        <table:table-row table:style-name="ro1">
          <table:table-cell office:value-type="float" office:value="0.424610935913275" calcext:value-type="float">
            <text:p>0.4246109359</text:p>
          </table:table-cell>
        </table:table-row>
        <table:table-row table:style-name="ro1">
          <table:table-cell office:value-type="float" office:value="0.420631125631158" calcext:value-type="float">
            <text:p>0.4206311256</text:p>
          </table:table-cell>
        </table:table-row>
        <table:table-row table:style-name="ro1">
          <table:table-cell office:value-type="float" office:value="0.416700361421825" calcext:value-type="float">
            <text:p>0.4167003614</text:p>
          </table:table-cell>
        </table:table-row>
        <table:table-row table:style-name="ro1">
          <table:table-cell office:value-type="float" office:value="0.412824620635511" calcext:value-type="float">
            <text:p>0.4128246206</text:p>
          </table:table-cell>
        </table:table-row>
        <table:table-row table:style-name="ro1">
          <table:table-cell office:value-type="float" office:value="0.409009714555689" calcext:value-type="float">
            <text:p>0.4090097146</text:p>
          </table:table-cell>
        </table:table-row>
        <table:table-row table:style-name="ro1">
          <table:table-cell office:value-type="float" office:value="0.405261274751465" calcext:value-type="float">
            <text:p>0.4052612748</text:p>
          </table:table-cell>
        </table:table-row>
        <table:table-row table:style-name="ro1">
          <table:table-cell office:value-type="float" office:value="0.401584739924511" calcext:value-type="float">
            <text:p>0.4015847399</text:p>
          </table:table-cell>
        </table:table-row>
        <table:table-row table:style-name="ro1">
          <table:table-cell office:value-type="float" office:value="0.397985343250532" calcext:value-type="float">
            <text:p>0.3979853433</text:p>
          </table:table-cell>
        </table:table-row>
        <table:table-row table:style-name="ro1">
          <table:table-cell office:value-type="float" office:value="0.394468100215258" calcext:value-type="float">
            <text:p>0.3944681002</text:p>
          </table:table-cell>
        </table:table-row>
        <table:table-row table:style-name="ro1">
          <table:table-cell office:value-type="float" office:value="0.391037796944981" calcext:value-type="float">
            <text:p>0.3910377969</text:p>
          </table:table-cell>
        </table:table-row>
        <table:table-row table:style-name="ro1">
          <table:table-cell office:value-type="float" office:value="0.387698979031616" calcext:value-type="float">
            <text:p>0.387698979</text:p>
          </table:table-cell>
        </table:table-row>
        <table:table-row table:style-name="ro1">
          <table:table-cell office:value-type="float" office:value="0.384455940852302" calcext:value-type="float">
            <text:p>0.3844559409</text:p>
          </table:table-cell>
        </table:table-row>
        <table:table-row table:style-name="ro1">
          <table:table-cell office:value-type="float" office:value="0.381312715383529" calcext:value-type="float">
            <text:p>0.3813127154</text:p>
          </table:table-cell>
        </table:table-row>
        <table:table-row table:style-name="ro1">
          <table:table-cell office:value-type="float" office:value="0.37827306450981" calcext:value-type="float">
            <text:p>0.3782730645</text:p>
          </table:table-cell>
        </table:table-row>
        <table:table-row table:style-name="ro1">
          <table:table-cell office:value-type="float" office:value="0.375340469826871" calcext:value-type="float">
            <text:p>0.3753404698</text:p>
          </table:table-cell>
        </table:table-row>
        <table:table-row table:style-name="ro1">
          <table:table-cell office:value-type="float" office:value="0.372518123939389" calcext:value-type="float">
            <text:p>0.3725181239</text:p>
          </table:table-cell>
        </table:table-row>
        <table:table-row table:style-name="ro1">
          <table:table-cell office:value-type="float" office:value="0.369808922253254" calcext:value-type="float">
            <text:p>0.3698089223</text:p>
          </table:table-cell>
        </table:table-row>
        <table:table-row table:style-name="ro1">
          <table:table-cell office:value-type="float" office:value="0.367215455262366" calcext:value-type="float">
            <text:p>0.3672154553</text:p>
          </table:table-cell>
        </table:table-row>
        <table:table-row table:style-name="ro1">
          <table:table-cell office:value-type="float" office:value="0.364740001329971" calcext:value-type="float">
            <text:p>0.3647400013</text:p>
          </table:table-cell>
        </table:table-row>
        <table:table-row table:style-name="ro1">
          <table:table-cell office:value-type="float" office:value="0.362384519964521" calcext:value-type="float">
            <text:p>0.36238452</text:p>
          </table:table-cell>
        </table:table-row>
        <table:table-row table:style-name="ro1">
          <table:table-cell office:value-type="float" office:value="0.360150645590078" calcext:value-type="float">
            <text:p>0.3601506456</text:p>
          </table:table-cell>
        </table:table-row>
        <table:table-row table:style-name="ro1">
          <table:table-cell office:value-type="float" office:value="0.358039681811239" calcext:value-type="float">
            <text:p>0.3580396818</text:p>
          </table:table-cell>
        </table:table-row>
        <table:table-row table:style-name="ro1">
          <table:table-cell office:value-type="float" office:value="0.356052596172608" calcext:value-type="float">
            <text:p>0.3560525962</text:p>
          </table:table-cell>
        </table:table-row>
        <table:table-row table:style-name="ro1">
          <table:table-cell office:value-type="float" office:value="0.35419001541279" calcext:value-type="float">
            <text:p>0.3541900154</text:p>
          </table:table-cell>
        </table:table-row>
        <table:table-row table:style-name="ro1">
          <table:table-cell office:value-type="float" office:value="0.352452221212924" calcext:value-type="float">
            <text:p>0.3524522212</text:p>
          </table:table-cell>
        </table:table-row>
        <table:table-row table:style-name="ro1">
          <table:table-cell office:value-type="float" office:value="0.350839146439749" calcext:value-type="float">
            <text:p>0.3508391464</text:p>
          </table:table-cell>
        </table:table-row>
        <table:table-row table:style-name="ro1">
          <table:table-cell office:value-type="float" office:value="0.349350371883202" calcext:value-type="float">
            <text:p>0.3493503719</text:p>
          </table:table-cell>
        </table:table-row>
        <table:table-row table:style-name="ro1">
          <table:table-cell office:value-type="float" office:value="0.347985123488551" calcext:value-type="float">
            <text:p>0.3479851235</text:p>
          </table:table-cell>
        </table:table-row>
        <table:table-row table:style-name="ro1">
          <table:table-cell office:value-type="float" office:value="0.34674227008306" calcext:value-type="float">
            <text:p>0.3467422701</text:p>
          </table:table-cell>
        </table:table-row>
        <table:table-row table:style-name="ro1">
          <table:table-cell office:value-type="float" office:value="0.345620321597185" calcext:value-type="float">
            <text:p>0.3456203216</text:p>
          </table:table-cell>
        </table:table-row>
        <table:table-row table:style-name="ro1">
          <table:table-cell office:value-type="float" office:value="0.344617427780311" calcext:value-type="float">
            <text:p>0.3446174278</text:p>
          </table:table-cell>
        </table:table-row>
        <table:table-row table:style-name="ro1">
          <table:table-cell office:value-type="float" office:value="0.343731377411014" calcext:value-type="float">
            <text:p>0.3437313774</text:p>
          </table:table-cell>
        </table:table-row>
        <table:table-row table:style-name="ro1">
          <table:table-cell office:value-type="float" office:value="0.342959598001862" calcext:value-type="float">
            <text:p>0.342959598</text:p>
          </table:table-cell>
        </table:table-row>
        <table:table-row table:style-name="ro1">
          <table:table-cell office:value-type="float" office:value="0.342299155998744" calcext:value-type="float">
            <text:p>0.342299156</text:p>
          </table:table-cell>
        </table:table-row>
        <table:table-row table:style-name="ro1">
          <table:table-cell office:value-type="float" office:value="0.341746757474741" calcext:value-type="float">
            <text:p>0.3417467575</text:p>
          </table:table-cell>
        </table:table-row>
        <table:table-row table:style-name="ro1">
          <table:table-cell office:value-type="float" office:value="0.34129874931852" calcext:value-type="float">
            <text:p>0.3412987493</text:p>
          </table:table-cell>
        </table:table-row>
        <table:table-row table:style-name="ro1">
          <table:table-cell office:value-type="float" office:value="0.340951120917267" calcext:value-type="float">
            <text:p>0.3409511209</text:p>
          </table:table-cell>
        </table:table-row>
        <table:table-row table:style-name="ro1">
          <table:table-cell office:value-type="float" office:value="0.340699506334156" calcext:value-type="float">
            <text:p>0.3406995063</text:p>
          </table:table-cell>
        </table:table-row>
        <table:table-row table:style-name="ro1">
          <table:table-cell office:value-type="float" office:value="0.340539186980347" calcext:value-type="float">
            <text:p>0.340539187</text:p>
          </table:table-cell>
        </table:table-row>
        <table:table-row table:style-name="ro1">
          <table:table-cell office:value-type="float" office:value="0.340465094781513" calcext:value-type="float">
            <text:p>0.3404650948</text:p>
          </table:table-cell>
        </table:table-row>
        <table:table-row table:style-name="ro1">
          <table:table-cell office:value-type="float" office:value="0.340471815838916" calcext:value-type="float">
            <text:p>0.3404718158</text:p>
          </table:table-cell>
        </table:table-row>
        <table:table-row table:style-name="ro1">
          <table:table-cell office:value-type="float" office:value="0.340553594584997" calcext:value-type="float">
            <text:p>0.3405535946</text:p>
          </table:table-cell>
        </table:table-row>
        <table:table-row table:style-name="ro1">
          <table:table-cell office:value-type="float" office:value="0.340704338433514" calcext:value-type="float">
            <text:p>0.3407043384</text:p>
          </table:table-cell>
        </table:table-row>
        <table:table-row table:style-name="ro1">
          <table:table-cell office:value-type="float" office:value="0.340917622924205" calcext:value-type="float">
            <text:p>0.3409176229</text:p>
          </table:table-cell>
        </table:table-row>
        <table:table-row table:style-name="ro1">
          <table:table-cell office:value-type="float" office:value="0.341186697361989" calcext:value-type="float">
            <text:p>0.3411866974</text:p>
          </table:table-cell>
        </table:table-row>
        <table:table-row table:style-name="ro1">
          <table:table-cell office:value-type="float" office:value="0.341504490950699" calcext:value-type="float">
            <text:p>0.341504491</text:p>
          </table:table-cell>
        </table:table-row>
        <table:table-row table:style-name="ro1">
          <table:table-cell office:value-type="float" office:value="0.341863619421346" calcext:value-type="float">
            <text:p>0.3418636194</text:p>
          </table:table-cell>
        </table:table-row>
        <table:table-row table:style-name="ro1">
          <table:table-cell office:value-type="float" office:value="0.342256392154921" calcext:value-type="float">
            <text:p>0.3422563922</text:p>
          </table:table-cell>
        </table:table-row>
        <table:table-row table:style-name="ro1">
          <table:table-cell office:value-type="float" office:value="0.342674819799728" calcext:value-type="float">
            <text:p>0.3426748198</text:p>
          </table:table-cell>
        </table:table-row>
        <table:table-row table:style-name="ro1">
          <table:table-cell office:value-type="float" office:value="0.343110622383245" calcext:value-type="float">
            <text:p>0.3431106224</text:p>
          </table:table-cell>
        </table:table-row>
        <table:table-row table:style-name="ro1">
          <table:table-cell office:value-type="float" office:value="0.34355523791853" calcext:value-type="float">
            <text:p>0.3435552379</text:p>
          </table:table-cell>
        </table:table-row>
        <table:table-row table:style-name="ro1">
          <table:table-cell office:value-type="float" office:value="0.563196240365801" calcext:value-type="float">
            <text:p>0.5631962404</text:p>
          </table:table-cell>
        </table:table-row>
        <table:table-row table:style-name="ro1">
          <table:table-cell office:value-type="float" office:value="0.562573393469847" calcext:value-type="float">
            <text:p>0.5625733935</text:p>
          </table:table-cell>
        </table:table-row>
        <table:table-row table:style-name="ro1">
          <table:table-cell office:value-type="float" office:value="0.561920437140726" calcext:value-type="float">
            <text:p>0.5619204371</text:p>
          </table:table-cell>
        </table:table-row>
        <table:table-row table:style-name="ro1">
          <table:table-cell office:value-type="float" office:value="0.561224030679679" calcext:value-type="float">
            <text:p>0.5612240307</text:p>
          </table:table-cell>
        </table:table-row>
        <table:table-row table:style-name="ro1">
          <table:table-cell office:value-type="float" office:value="0.560471959599208" calcext:value-type="float">
            <text:p>0.5604719596</text:p>
          </table:table-cell>
        </table:table-row>
        <table:table-row table:style-name="ro1">
          <table:table-cell office:value-type="float" office:value="0.559653097991213" calcext:value-type="float">
            <text:p>0.559653098</text:p>
          </table:table-cell>
        </table:table-row>
        <table:table-row table:style-name="ro1">
          <table:table-cell office:value-type="float" office:value="0.558757371368025" calcext:value-type="float">
            <text:p>0.5587573714</text:p>
          </table:table-cell>
        </table:table-row>
        <table:table-row table:style-name="ro1">
          <table:table-cell office:value-type="float" office:value="0.557775719976338" calcext:value-type="float">
            <text:p>0.55777572</text:p>
          </table:table-cell>
        </table:table-row>
        <table:table-row table:style-name="ro1">
          <table:table-cell office:value-type="float" office:value="0.556700062584041" calcext:value-type="float">
            <text:p>0.5567000626</text:p>
          </table:table-cell>
        </table:table-row>
        <table:table-row table:style-name="ro1">
          <table:table-cell office:value-type="float" office:value="0.555523260739952" calcext:value-type="float">
            <text:p>0.5555232607</text:p>
          </table:table-cell>
        </table:table-row>
        <table:table-row table:style-name="ro1">
          <table:table-cell office:value-type="float" office:value="0.554239083506451" calcext:value-type="float">
            <text:p>0.5542390835</text:p>
          </table:table-cell>
        </table:table-row>
        <table:table-row table:style-name="ro1">
          <table:table-cell office:value-type="float" office:value="0.552842172665004" calcext:value-type="float">
            <text:p>0.5528421727</text:p>
          </table:table-cell>
        </table:table-row>
        <table:table-row table:style-name="ro1">
          <table:table-cell office:value-type="float" office:value="0.551328008394602" calcext:value-type="float">
            <text:p>0.5513280084</text:p>
          </table:table-cell>
        </table:table-row>
        <table:table-row table:style-name="ro1">
          <table:table-cell office:value-type="float" office:value="0.549692875423083" calcext:value-type="float">
            <text:p>0.5496928754</text:p>
          </table:table-cell>
        </table:table-row>
        <table:table-row table:style-name="ro1">
          <table:table-cell office:value-type="float" office:value="0.547933829651368" calcext:value-type="float">
            <text:p>0.5479338297</text:p>
          </table:table-cell>
        </table:table-row>
        <table:table-row table:style-name="ro1">
          <table:table-cell office:value-type="float" office:value="0.546048665250585" calcext:value-type="float">
            <text:p>0.5460486653</text:p>
          </table:table-cell>
        </table:table-row>
        <table:table-row table:style-name="ro1">
          <table:table-cell office:value-type="float" office:value="0.544035882232096" calcext:value-type="float">
            <text:p>0.5440358822</text:p>
          </table:table-cell>
        </table:table-row>
        <table:table-row table:style-name="ro1">
          <table:table-cell office:value-type="float" office:value="0.541894654490431" calcext:value-type="float">
            <text:p>0.5418946545</text:p>
          </table:table-cell>
        </table:table-row>
        <table:table-row table:style-name="ro1">
          <table:table-cell office:value-type="float" office:value="0.539624798319109" calcext:value-type="float">
            <text:p>0.5396247983</text:p>
          </table:table-cell>
        </table:table-row>
        <table:table-row table:style-name="ro1">
          <table:table-cell office:value-type="float" office:value="0.537226741399364" calcext:value-type="float">
            <text:p>0.5372267414</text:p>
          </table:table-cell>
        </table:table-row>
        <table:table-row table:style-name="ro1">
          <table:table-cell office:value-type="float" office:value="0.534701492261776" calcext:value-type="float">
            <text:p>0.5347014923</text:p>
          </table:table-cell>
        </table:table-row>
        <table:table-row table:style-name="ro1">
          <table:table-cell office:value-type="float" office:value="0.532050610220792" calcext:value-type="float">
            <text:p>0.5320506102</text:p>
          </table:table-cell>
        </table:table-row>
        <table:table-row table:style-name="ro1">
          <table:table-cell office:value-type="float" office:value="0.529276175782152" calcext:value-type="float">
            <text:p>0.5292761758</text:p>
          </table:table-cell>
        </table:table-row>
        <table:table-row table:style-name="ro1">
          <table:table-cell office:value-type="float" office:value="0.526380761523212" calcext:value-type="float">
            <text:p>0.5263807615</text:p>
          </table:table-cell>
        </table:table-row>
        <table:table-row table:style-name="ro1">
          <table:table-cell office:value-type="float" office:value="0.523367403446169" calcext:value-type="float">
            <text:p>0.5233674034</text:p>
          </table:table-cell>
        </table:table-row>
        <table:table-row table:style-name="ro1">
          <table:table-cell office:value-type="float" office:value="0.520239572804184" calcext:value-type="float">
            <text:p>0.5202395728</text:p>
          </table:table-cell>
        </table:table-row>
        <table:table-row table:style-name="ro1">
          <table:table-cell office:value-type="float" office:value="0.517001148400403" calcext:value-type="float">
            <text:p>0.5170011484</text:p>
          </table:table-cell>
        </table:table-row>
        <table:table-row table:style-name="ro1">
          <table:table-cell office:value-type="float" office:value="0.513656389359879" calcext:value-type="float">
            <text:p>0.5136563894</text:p>
          </table:table-cell>
        </table:table-row>
        <table:table-row table:style-name="ro1">
          <table:table-cell office:value-type="float" office:value="0.510209908374396" calcext:value-type="float">
            <text:p>0.5102099084</text:p>
          </table:table-cell>
        </table:table-row>
        <table:table-row table:style-name="ro1">
          <table:table-cell office:value-type="float" office:value="0.506666645420186" calcext:value-type="float">
            <text:p>0.5066666454</text:p>
          </table:table-cell>
        </table:table-row>
        <table:table-row table:style-name="ro1">
          <table:table-cell office:value-type="float" office:value="0.50303184194855" calcext:value-type="float">
            <text:p>0.5030318419</text:p>
          </table:table-cell>
        </table:table-row>
        <table:table-row table:style-name="ro1">
          <table:table-cell office:value-type="float" office:value="0.499311015549381" calcext:value-type="float">
            <text:p>0.4993110155</text:p>
          </table:table-cell>
        </table:table-row>
        <table:table-row table:style-name="ro1">
          <table:table-cell office:value-type="float" office:value="0.495509935087578" calcext:value-type="float">
            <text:p>0.4955099351</text:p>
          </table:table-cell>
        </table:table-row>
        <table:table-row table:style-name="ro1">
          <table:table-cell office:value-type="float" office:value="0.491634596312367" calcext:value-type="float">
            <text:p>0.4916345963</text:p>
          </table:table-cell>
        </table:table-row>
        <table:table-row table:style-name="ro1">
          <table:table-cell office:value-type="float" office:value="0.487691197939519" calcext:value-type="float">
            <text:p>0.4876911979</text:p>
          </table:table-cell>
        </table:table-row>
        <table:table-row table:style-name="ro1">
          <table:table-cell office:value-type="float" office:value="0.483686118206468" calcext:value-type="float">
            <text:p>0.4836861182</text:p>
          </table:table-cell>
        </table:table-row>
        <table:table-row table:style-name="ro1">
          <table:table-cell office:value-type="float" office:value="0.479625891900326" calcext:value-type="float">
            <text:p>0.4796258919</text:p>
          </table:table-cell>
        </table:table-row>
        <table:table-row table:style-name="ro1">
          <table:table-cell office:value-type="float" office:value="0.475517187858798" calcext:value-type="float">
            <text:p>0.4755171879</text:p>
          </table:table-cell>
        </table:table-row>
        <table:table-row table:style-name="ro1">
          <table:table-cell office:value-type="float" office:value="0.471366786944003" calcext:value-type="float">
            <text:p>0.4713667869</text:p>
          </table:table-cell>
        </table:table-row>
        <table:table-row table:style-name="ro1">
          <table:table-cell office:value-type="float" office:value="0.467181560489184" calcext:value-type="float">
            <text:p>0.4671815605</text:p>
          </table:table-cell>
        </table:table-row>
        <table:table-row table:style-name="ro1">
          <table:table-cell office:value-type="float" office:value="0.462968449218323" calcext:value-type="float">
            <text:p>0.4629684492</text:p>
          </table:table-cell>
        </table:table-row>
        <table:table-row table:style-name="ro1">
          <table:table-cell office:value-type="float" office:value="0.458734442638657" calcext:value-type="float">
            <text:p>0.4587344426</text:p>
          </table:table-cell>
        </table:table-row>
        <table:table-row table:style-name="ro1">
          <table:table-cell office:value-type="float" office:value="0.454486558906091" calcext:value-type="float">
            <text:p>0.4544865589</text:p>
          </table:table-cell>
        </table:table-row>
        <table:table-row table:style-name="ro1">
          <table:table-cell office:value-type="float" office:value="0.45023182516351" calcext:value-type="float">
            <text:p>0.4502318252</text:p>
          </table:table-cell>
        </table:table-row>
        <table:table-row table:style-name="ro1">
          <table:table-cell office:value-type="float" office:value="0.44597725835199" calcext:value-type="float">
            <text:p>0.4459772584</text:p>
          </table:table-cell>
        </table:table-row>
        <table:table-row table:style-name="ro1">
          <table:table-cell office:value-type="float" office:value="0.441729846494913" calcext:value-type="float">
            <text:p>0.4417298465</text:p>
          </table:table-cell>
        </table:table-row>
        <table:table-row table:style-name="ro1">
          <table:table-cell office:value-type="float" office:value="0.437496530454976" calcext:value-type="float">
            <text:p>0.4374965305</text:p>
          </table:table-cell>
        </table:table-row>
        <table:table-row table:style-name="ro1">
          <table:table-cell office:value-type="float" office:value="0.433284186164099" calcext:value-type="float">
            <text:p>0.4332841862</text:p>
          </table:table-cell>
        </table:table-row>
        <table:table-row table:style-name="ro1">
          <table:table-cell office:value-type="float" office:value="0.429099607326243" calcext:value-type="float">
            <text:p>0.4290996073</text:p>
          </table:table-cell>
        </table:table-row>
        <table:table-row table:style-name="ro1">
          <table:table-cell office:value-type="float" office:value="0.424949488593108" calcext:value-type="float">
            <text:p>0.4249494886</text:p>
          </table:table-cell>
        </table:table-row>
        <table:table-row table:style-name="ro1">
          <table:table-cell office:value-type="float" office:value="0.420840409212753" calcext:value-type="float">
            <text:p>0.4208404092</text:p>
          </table:table-cell>
        </table:table-row>
        <table:table-row table:style-name="ro1">
          <table:table-cell office:value-type="float" office:value="0.416778817151097" calcext:value-type="float">
            <text:p>0.4167788172</text:p>
          </table:table-cell>
        </table:table-row>
        <table:table-row table:style-name="ro1">
          <table:table-cell office:value-type="float" office:value="0.41277101368633" calcext:value-type="float">
            <text:p>0.4127710137</text:p>
          </table:table-cell>
        </table:table-row>
        <table:table-row table:style-name="ro1">
          <table:table-cell office:value-type="float" office:value="0.408823138476217" calcext:value-type="float">
            <text:p>0.4088231385</text:p>
          </table:table-cell>
        </table:table-row>
        <table:table-row table:style-name="ro1">
          <table:table-cell office:value-type="float" office:value="0.40494115509831" calcext:value-type="float">
            <text:p>0.4049411551</text:p>
          </table:table-cell>
        </table:table-row>
        <table:table-row table:style-name="ro1">
          <table:table-cell office:value-type="float" office:value="0.401130837063048" calcext:value-type="float">
            <text:p>0.4011308371</text:p>
          </table:table-cell>
        </table:table-row>
        <table:table-row table:style-name="ro1">
          <table:table-cell office:value-type="float" office:value="0.397397754299767" calcext:value-type="float">
            <text:p>0.3973977543</text:p>
          </table:table-cell>
        </table:table-row>
        <table:table-row table:style-name="ro1">
          <table:table-cell office:value-type="float" office:value="0.393747260115601" calcext:value-type="float">
            <text:p>0.3937472601</text:p>
          </table:table-cell>
        </table:table-row>
        <table:table-row table:style-name="ro1">
          <table:table-cell office:value-type="float" office:value="0.390184478627293" calcext:value-type="float">
            <text:p>0.3901844786</text:p>
          </table:table-cell>
        </table:table-row>
        <table:table-row table:style-name="ro1">
          <table:table-cell office:value-type="float" office:value="0.386714292665889" calcext:value-type="float">
            <text:p>0.3867142927</text:p>
          </table:table-cell>
        </table:table-row>
        <table:table-row table:style-name="ro1">
          <table:table-cell office:value-type="float" office:value="0.383341332154349" calcext:value-type="float">
            <text:p>0.3833413322</text:p>
          </table:table-cell>
        </table:table-row>
        <table:table-row table:style-name="ro1">
          <table:table-cell office:value-type="float" office:value="0.380069962958047" calcext:value-type="float">
            <text:p>0.380069963</text:p>
          </table:table-cell>
        </table:table-row>
        <table:table-row table:style-name="ro1">
          <table:table-cell office:value-type="float" office:value="0.376904276208174" calcext:value-type="float">
            <text:p>0.3769042762</text:p>
          </table:table-cell>
        </table:table-row>
        <table:table-row table:style-name="ro1">
          <table:table-cell office:value-type="float" office:value="0.373848078098035" calcext:value-type="float">
            <text:p>0.3738480781</text:p>
          </table:table-cell>
        </table:table-row>
        <table:table-row table:style-name="ro1">
          <table:table-cell office:value-type="float" office:value="0.37090488015226" calcext:value-type="float">
            <text:p>0.3709048802</text:p>
          </table:table-cell>
        </table:table-row>
        <table:table-row table:style-name="ro1">
          <table:table-cell office:value-type="float" office:value="0.368077889968891" calcext:value-type="float">
            <text:p>0.36807789</text:p>
          </table:table-cell>
        </table:table-row>
        <table:table-row table:style-name="ro1">
          <table:table-cell office:value-type="float" office:value="0.365370002434394" calcext:value-type="float">
            <text:p>0.3653700024</text:p>
          </table:table-cell>
        </table:table-row>
        <table:table-row table:style-name="ro1">
          <table:table-cell office:value-type="float" office:value="0.362783791411551" calcext:value-type="float">
            <text:p>0.3627837914</text:p>
          </table:table-cell>
        </table:table-row>
        <table:table-row table:style-name="ro1">
          <table:table-cell office:value-type="float" office:value="0.360321501900259" calcext:value-type="float">
            <text:p>0.3603215019</text:p>
          </table:table-cell>
        </table:table-row>
        <table:table-row table:style-name="ro1">
          <table:table-cell office:value-type="float" office:value="0.357985042671235" calcext:value-type="float">
            <text:p>0.3579850427</text:p>
          </table:table-cell>
        </table:table-row>
        <table:table-row table:style-name="ro1">
          <table:table-cell office:value-type="float" office:value="0.355775979372603" calcext:value-type="float">
            <text:p>0.3557759794</text:p>
          </table:table-cell>
        </table:table-row>
        <table:table-row table:style-name="ro1">
          <table:table-cell office:value-type="float" office:value="0.353695528109399" calcext:value-type="float">
            <text:p>0.3536955281</text:p>
          </table:table-cell>
        </table:table-row>
        <table:table-row table:style-name="ro1">
          <table:table-cell office:value-type="float" office:value="0.351744549495965" calcext:value-type="float">
            <text:p>0.3517445495</text:p>
          </table:table-cell>
        </table:table-row>
        <table:table-row table:style-name="ro1">
          <table:table-cell office:value-type="float" office:value="0.349923543181244" calcext:value-type="float">
            <text:p>0.3499235432</text:p>
          </table:table-cell>
        </table:table-row>
        <table:table-row table:style-name="ro1">
          <table:table-cell office:value-type="float" office:value="0.348232642846977" calcext:value-type="float">
            <text:p>0.3482326428</text:p>
          </table:table-cell>
        </table:table-row>
        <table:table-row table:style-name="ro1">
          <table:table-cell office:value-type="float" office:value="0.346671611678796" calcext:value-type="float">
            <text:p>0.3466716117</text:p>
          </table:table-cell>
        </table:table-row>
        <table:table-row table:style-name="ro1">
          <table:table-cell office:value-type="float" office:value="0.345239838310218" calcext:value-type="float">
            <text:p>0.3452398383</text:p>
          </table:table-cell>
        </table:table-row>
        <table:table-row table:style-name="ro1">
          <table:table-cell office:value-type="float" office:value="0.343936333239542" calcext:value-type="float">
            <text:p>0.3439363332</text:p>
          </table:table-cell>
        </table:table-row>
        <table:table-row table:style-name="ro1">
          <table:table-cell office:value-type="float" office:value="0.342759725719636" calcext:value-type="float">
            <text:p>0.3427597257</text:p>
          </table:table-cell>
        </table:table-row>
        <table:table-row table:style-name="ro1">
          <table:table-cell office:value-type="float" office:value="0.341708261120637" calcext:value-type="float">
            <text:p>0.3417082611</text:p>
          </table:table-cell>
        </table:table-row>
        <table:table-row table:style-name="ro1">
          <table:table-cell office:value-type="float" office:value="0.340779798765537" calcext:value-type="float">
            <text:p>0.3407797988</text:p>
          </table:table-cell>
        </table:table-row>
        <table:table-row table:style-name="ro1">
          <table:table-cell office:value-type="float" office:value="0.339971810238677" calcext:value-type="float">
            <text:p>0.3399718102</text:p>
          </table:table-cell>
        </table:table-row>
        <table:table-row table:style-name="ro1">
          <table:table-cell office:value-type="float" office:value="0.339281378167134" calcext:value-type="float">
            <text:p>0.3392813782</text:p>
          </table:table-cell>
        </table:table-row>
        <table:table-row table:style-name="ro1">
          <table:table-cell office:value-type="float" office:value="0.33870519547502" calcext:value-type="float">
            <text:p>0.3387051955</text:p>
          </table:table-cell>
        </table:table-row>
        <table:table-row table:style-name="ro1">
          <table:table-cell office:value-type="float" office:value="0.338239565110661" calcext:value-type="float">
            <text:p>0.3382395651</text:p>
          </table:table-cell>
        </table:table-row>
        <table:table-row table:style-name="ro1">
          <table:table-cell office:value-type="float" office:value="0.337880400246693" calcext:value-type="float">
            <text:p>0.3378804002</text:p>
          </table:table-cell>
        </table:table-row>
        <table:table-row table:style-name="ro1">
          <table:table-cell office:value-type="float" office:value="0.337623224953049" calcext:value-type="float">
            <text:p>0.337623225</text:p>
          </table:table-cell>
        </table:table-row>
        <table:table-row table:style-name="ro1">
          <table:table-cell office:value-type="float" office:value="0.337463175342847" calcext:value-type="float">
            <text:p>0.3374631753</text:p>
          </table:table-cell>
        </table:table-row>
        <table:table-row table:style-name="ro1">
          <table:table-cell office:value-type="float" office:value="0.337395001191174" calcext:value-type="float">
            <text:p>0.3373950012</text:p>
          </table:table-cell>
        </table:table-row>
        <table:table-row table:style-name="ro1">
          <table:table-cell office:value-type="float" office:value="0.337413068026778" calcext:value-type="float">
            <text:p>0.337413068</text:p>
          </table:table-cell>
        </table:table-row>
        <table:table-row table:style-name="ro1">
          <table:table-cell office:value-type="float" office:value="0.337511359696654" calcext:value-type="float">
            <text:p>0.3375113597</text:p>
          </table:table-cell>
        </table:table-row>
        <table:table-row table:style-name="ro1">
          <table:table-cell office:value-type="float" office:value="0.337683481403524" calcext:value-type="float">
            <text:p>0.3376834814</text:p>
          </table:table-cell>
        </table:table-row>
        <table:table-row table:style-name="ro1">
          <table:table-cell office:value-type="float" office:value="0.337922663216227" calcext:value-type="float">
            <text:p>0.3379226632</text:p>
          </table:table-cell>
        </table:table-row>
        <table:table-row table:style-name="ro1">
          <table:table-cell office:value-type="float" office:value="0.338221764053003" calcext:value-type="float">
            <text:p>0.3382217641</text:p>
          </table:table-cell>
        </table:table-row>
        <table:table-row table:style-name="ro1">
          <table:table-cell office:value-type="float" office:value="0.338573276137677" calcext:value-type="float">
            <text:p>0.3385732761</text:p>
          </table:table-cell>
        </table:table-row>
        <table:table-row table:style-name="ro1">
          <table:table-cell office:value-type="float" office:value="0.33896932992874" calcext:value-type="float">
            <text:p>0.3389693299</text:p>
          </table:table-cell>
        </table:table-row>
        <table:table-row table:style-name="ro1">
          <table:table-cell office:value-type="float" office:value="0.339401699521337" calcext:value-type="float">
            <text:p>0.3394016995</text:p>
          </table:table-cell>
        </table:table-row>
        <table:table-row table:style-name="ro1">
          <table:table-cell office:value-type="float" office:value="0.339861808522142" calcext:value-type="float">
            <text:p>0.3398618085</text:p>
          </table:table-cell>
        </table:table-row>
        <table:table-row table:style-name="ro1">
          <table:table-cell office:value-type="float" office:value="0.340340736397147" calcext:value-type="float">
            <text:p>0.3403407364</text:p>
          </table:table-cell>
        </table:table-row>
        <table:table-row table:style-name="ro1">
          <table:table-cell office:value-type="float" office:value="0.340829225292339" calcext:value-type="float">
            <text:p>0.3408292253</text:p>
          </table:table-cell>
        </table:table-row>
        <table:table-row table:style-name="ro1">
          <table:table-cell office:value-type="float" office:value="0.564063956359474" calcext:value-type="float">
            <text:p>0.5640639564</text:p>
          </table:table-cell>
        </table:table-row>
        <table:table-row table:style-name="ro1">
          <table:table-cell office:value-type="float" office:value="0.563537164427534" calcext:value-type="float">
            <text:p>0.5635371644</text:p>
          </table:table-cell>
        </table:table-row>
        <table:table-row table:style-name="ro1">
          <table:table-cell office:value-type="float" office:value="0.56297935507308" calcext:value-type="float">
            <text:p>0.5629793551</text:p>
          </table:table-cell>
        </table:table-row>
        <table:table-row table:style-name="ro1">
          <table:table-cell office:value-type="float" office:value="0.562376757649993" calcext:value-type="float">
            <text:p>0.5623767576</text:p>
          </table:table-cell>
        </table:table-row>
        <table:table-row table:style-name="ro1">
          <table:table-cell office:value-type="float" office:value="0.561716744610914" calcext:value-type="float">
            <text:p>0.5617167446</text:p>
          </table:table-cell>
        </table:table-row>
        <table:table-row table:style-name="ro1">
          <table:table-cell office:value-type="float" office:value="0.560987794158155" calcext:value-type="float">
            <text:p>0.5609877942</text:p>
          </table:table-cell>
        </table:table-row>
        <table:table-row table:style-name="ro1">
          <table:table-cell office:value-type="float" office:value="0.560179453345283" calcext:value-type="float">
            <text:p>0.5601794533</text:p>
          </table:table-cell>
        </table:table-row>
        <table:table-row table:style-name="ro1">
          <table:table-cell office:value-type="float" office:value="0.559282301629402" calcext:value-type="float">
            <text:p>0.5592823016</text:p>
          </table:table-cell>
        </table:table-row>
        <table:table-row table:style-name="ro1">
          <table:table-cell office:value-type="float" office:value="0.558287914874117" calcext:value-type="float">
            <text:p>0.5582879149</text:p>
          </table:table-cell>
        </table:table-row>
        <table:table-row table:style-name="ro1">
          <table:table-cell office:value-type="float" office:value="0.557188829803187" calcext:value-type="float">
            <text:p>0.5571888298</text:p>
          </table:table-cell>
        </table:table-row>
        <table:table-row table:style-name="ro1">
          <table:table-cell office:value-type="float" office:value="0.555978508904865" calcext:value-type="float">
            <text:p>0.5559785089</text:p>
          </table:table-cell>
        </table:table-row>
        <table:table-row table:style-name="ro1">
          <table:table-cell office:value-type="float" office:value="0.554651305786924" calcext:value-type="float">
            <text:p>0.5546513058</text:p>
          </table:table-cell>
        </table:table-row>
        <table:table-row table:style-name="ro1">
          <table:table-cell office:value-type="float" office:value="0.553202430982375" calcext:value-type="float">
            <text:p>0.553202431</text:p>
          </table:table-cell>
        </table:table-row>
        <table:table-row table:style-name="ro1">
          <table:table-cell office:value-type="float" office:value="0.551627918205864" calcext:value-type="float">
            <text:p>0.5516279182</text:p>
          </table:table-cell>
        </table:table-row>
        <table:table-row table:style-name="ro1">
          <table:table-cell office:value-type="float" office:value="0.549924591060764" calcext:value-type="float">
            <text:p>0.5499245911</text:p>
          </table:table-cell>
        </table:table-row>
        <table:table-row table:style-name="ro1">
          <table:table-cell office:value-type="float" office:value="0.548090030196953" calcext:value-type="float">
            <text:p>0.5480900302</text:p>
          </table:table-cell>
        </table:table-row>
        <table:table-row table:style-name="ro1">
          <table:table-cell office:value-type="float" office:value="0.546122540919274" calcext:value-type="float">
            <text:p>0.5461225409</text:p>
          </table:table-cell>
        </table:table-row>
        <table:table-row table:style-name="ro1">
          <table:table-cell office:value-type="float" office:value="0.54402112124669" calcext:value-type="float">
            <text:p>0.5440211212</text:p>
          </table:table-cell>
        </table:table-row>
        <table:table-row table:style-name="ro1">
          <table:table-cell office:value-type="float" office:value="0.541785430422117" calcext:value-type="float">
            <text:p>0.5417854304</text:p>
          </table:table-cell>
        </table:table-row>
        <table:table-row table:style-name="ro1">
          <table:table-cell office:value-type="float" office:value="0.539415757872957" calcext:value-type="float">
            <text:p>0.5394157579</text:p>
          </table:table-cell>
        </table:table-row>
        <table:table-row table:style-name="ro1">
          <table:table-cell office:value-type="float" office:value="0.536912992622304" calcext:value-type="float">
            <text:p>0.5369129926</text:p>
          </table:table-cell>
        </table:table-row>
        <table:table-row table:style-name="ro1">
          <table:table-cell office:value-type="float" office:value="0.534278593150849" calcext:value-type="float">
            <text:p>0.5342785932</text:p>
          </table:table-cell>
        </table:table-row>
        <table:table-row table:style-name="ro1">
          <table:table-cell office:value-type="float" office:value="0.531514557709465" calcext:value-type="float">
            <text:p>0.5315145577</text:p>
          </table:table-cell>
        </table:table-row>
        <table:table-row table:style-name="ro1">
          <table:table-cell office:value-type="float" office:value="0.528623395082482" calcext:value-type="float">
            <text:p>0.5286233951</text:p>
          </table:table-cell>
        </table:table-row>
        <table:table-row table:style-name="ro1">
          <table:table-cell office:value-type="float" office:value="0.525608095801652" calcext:value-type="float">
            <text:p>0.5256080958</text:p>
          </table:table-cell>
        </table:table-row>
        <table:table-row table:style-name="ro1">
          <table:table-cell office:value-type="float" office:value="0.522472103810793" calcext:value-type="float">
            <text:p>0.5224721038</text:p>
          </table:table-cell>
        </table:table-row>
        <table:table-row table:style-name="ro1">
          <table:table-cell office:value-type="float" office:value="0.519219288581132" calcext:value-type="float">
            <text:p>0.5192192886</text:p>
          </table:table-cell>
        </table:table-row>
        <table:table-row table:style-name="ro1">
          <table:table-cell office:value-type="float" office:value="0.515853917677326" calcext:value-type="float">
            <text:p>0.5158539177</text:p>
          </table:table-cell>
        </table:table-row>
        <table:table-row table:style-name="ro1">
          <table:table-cell office:value-type="float" office:value="0.512380629774171" calcext:value-type="float">
            <text:p>0.5123806298</text:p>
          </table:table-cell>
        </table:table-row>
        <table:table-row table:style-name="ro1">
          <table:table-cell office:value-type="float" office:value="0.508804408124006" calcext:value-type="float">
            <text:p>0.5088044081</text:p>
          </table:table-cell>
        </table:table-row>
        <table:table-row table:style-name="ro1">
          <table:table-cell office:value-type="float" office:value="0.505130554474795" calcext:value-type="float">
            <text:p>0.5051305545</text:p>
          </table:table-cell>
        </table:table-row>
        <table:table-row table:style-name="ro1">
          <table:table-cell office:value-type="float" office:value="0.501364663438901" calcext:value-type="float">
            <text:p>0.5013646634</text:p>
          </table:table-cell>
        </table:table-row>
        <table:table-row table:style-name="ro1">
          <table:table-cell office:value-type="float" office:value="0.497512597312546" calcext:value-type="float">
            <text:p>0.4975125973</text:p>
          </table:table-cell>
        </table:table-row>
        <table:table-row table:style-name="ro1">
          <table:table-cell office:value-type="float" office:value="0.493580461345963" calcext:value-type="float">
            <text:p>0.4935804613</text:p>
          </table:table-cell>
        </table:table-row>
        <table:table-row table:style-name="ro1">
          <table:table-cell office:value-type="float" office:value="0.489574579464226" calcext:value-type="float">
            <text:p>0.4895745795</text:p>
          </table:table-cell>
        </table:table-row>
        <table:table-row table:style-name="ro1">
          <table:table-cell office:value-type="float" office:value="0.485501470438774" calcext:value-type="float">
            <text:p>0.4855014704</text:p>
          </table:table-cell>
        </table:table-row>
        <table:table-row table:style-name="ro1">
          <table:table-cell office:value-type="float" office:value="0.481367824509622" calcext:value-type="float">
            <text:p>0.4813678245</text:p>
          </table:table-cell>
        </table:table-row>
        <table:table-row table:style-name="ro1">
          <table:table-cell office:value-type="float" office:value="0.477180480458257" calcext:value-type="float">
            <text:p>0.4771804805</text:p>
          </table:table-cell>
        </table:table-row>
        <table:table-row table:style-name="ro1">
          <table:table-cell office:value-type="float" office:value="0.472946403131223" calcext:value-type="float">
            <text:p>0.4729464031</text:p>
          </table:table-cell>
        </table:table-row>
        <table:table-row table:style-name="ro1">
          <table:table-cell office:value-type="float" office:value="0.468672661414393" calcext:value-type="float">
            <text:p>0.4686726614</text:p>
          </table:table-cell>
        </table:table-row>
        <table:table-row table:style-name="ro1">
          <table:table-cell office:value-type="float" office:value="0.464366406657926" calcext:value-type="float">
            <text:p>0.4643664067</text:p>
          </table:table-cell>
        </table:table-row>
        <table:table-row table:style-name="ro1">
          <table:table-cell office:value-type="float" office:value="0.460034851551915" calcext:value-type="float">
            <text:p>0.4600348516</text:p>
          </table:table-cell>
        </table:table-row>
        <table:table-row table:style-name="ro1">
          <table:table-cell office:value-type="float" office:value="0.455685249452721" calcext:value-type="float">
            <text:p>0.4556852495</text:p>
          </table:table-cell>
        </table:table-row>
        <table:table-row table:style-name="ro1">
          <table:table-cell office:value-type="float" office:value="0.451324874159992" calcext:value-type="float">
            <text:p>0.4513248742</text:p>
          </table:table-cell>
        </table:table-row>
        <table:table-row table:style-name="ro1">
          <table:table-cell office:value-type="float" office:value="0.446961000144373" calcext:value-type="float">
            <text:p>0.4469610001</text:p>
          </table:table-cell>
        </table:table-row>
        <table:table-row table:style-name="ro1">
          <table:table-cell office:value-type="float" office:value="0.442600883225899" calcext:value-type="float">
            <text:p>0.4426008832</text:p>
          </table:table-cell>
        </table:table-row>
        <table:table-row table:style-name="ro1">
          <table:table-cell office:value-type="float" office:value="0.438251741703083" calcext:value-type="float">
            <text:p>0.4382517417</text:p>
          </table:table-cell>
        </table:table-row>
        <table:table-row table:style-name="ro1">
          <table:table-cell office:value-type="float" office:value="0.433920737932678" calcext:value-type="float">
            <text:p>0.4339207379</text:p>
          </table:table-cell>
        </table:table-row>
        <table:table-row table:style-name="ro1">
          <table:table-cell office:value-type="float" office:value="0.429614960360142" calcext:value-type="float">
            <text:p>0.4296149604</text:p>
          </table:table-cell>
        </table:table-row>
        <table:table-row table:style-name="ro1">
          <table:table-cell office:value-type="float" office:value="0.42534140600078" calcext:value-type="float">
            <text:p>0.425341406</text:p>
          </table:table-cell>
        </table:table-row>
        <table:table-row table:style-name="ro1">
          <table:table-cell office:value-type="float" office:value="0.421106963371572" calcext:value-type="float">
            <text:p>0.4211069634</text:p>
          </table:table-cell>
        </table:table-row>
        <table:table-row table:style-name="ro1">
          <table:table-cell office:value-type="float" office:value="0.4169183958737" calcext:value-type="float">
            <text:p>0.4169183959</text:p>
          </table:table-cell>
        </table:table-row>
        <table:table-row table:style-name="ro1">
          <table:table-cell office:value-type="float" office:value="0.412782325625748" calcext:value-type="float">
            <text:p>0.4127823256</text:p>
          </table:table-cell>
        </table:table-row>
        <table:table-row table:style-name="ro1">
          <table:table-cell office:value-type="float" office:value="0.408705217747598" calcext:value-type="float">
            <text:p>0.4087052177</text:p>
          </table:table-cell>
        </table:table-row>
        <table:table-row table:style-name="ro1">
          <table:table-cell office:value-type="float" office:value="0.404693365095012" calcext:value-type="float">
            <text:p>0.4046933651</text:p>
          </table:table-cell>
        </table:table-row>
        <table:table-row table:style-name="ro1">
          <table:table-cell office:value-type="float" office:value="0.400752873444902" calcext:value-type="float">
            <text:p>0.4007528734</text:p>
          </table:table-cell>
        </table:table-row>
        <table:table-row table:style-name="ro1">
          <table:table-cell office:value-type="float" office:value="0.39688964713128" calcext:value-type="float">
            <text:p>0.3968896471</text:p>
          </table:table-cell>
        </table:table-row>
        <table:table-row table:style-name="ro1">
          <table:table-cell office:value-type="float" office:value="0.393109375131907" calcext:value-type="float">
            <text:p>0.3931093751</text:p>
          </table:table-cell>
        </table:table-row>
        <table:table-row table:style-name="ro1">
          <table:table-cell office:value-type="float" office:value="0.389417517605621" calcext:value-type="float">
            <text:p>0.3894175176</text:p>
          </table:table-cell>
        </table:table-row>
        <table:table-row table:style-name="ro1">
          <table:table-cell office:value-type="float" office:value="0.385819292880355" calcext:value-type="float">
            <text:p>0.3858192929</text:p>
          </table:table-cell>
        </table:table-row>
        <table:table-row table:style-name="ro1">
          <table:table-cell office:value-type="float" office:value="0.38231966489184" calcext:value-type="float">
            <text:p>0.3823196649</text:p>
          </table:table-cell>
        </table:table-row>
        <table:table-row table:style-name="ro1">
          <table:table-cell office:value-type="float" office:value="0.378923331073" calcext:value-type="float">
            <text:p>0.3789233311</text:p>
          </table:table-cell>
        </table:table-row>
        <table:table-row table:style-name="ro1">
          <table:table-cell office:value-type="float" office:value="0.375634710694032" calcext:value-type="float">
            <text:p>0.3756347107</text:p>
          </table:table-cell>
        </table:table-row>
        <table:table-row table:style-name="ro1">
          <table:table-cell office:value-type="float" office:value="0.372457933653171" calcext:value-type="float">
            <text:p>0.3724579337</text:p>
          </table:table-cell>
        </table:table-row>
        <table:table-row table:style-name="ro1">
          <table:table-cell office:value-type="float" office:value="0.369396829718143" calcext:value-type="float">
            <text:p>0.3693968297</text:p>
          </table:table-cell>
        </table:table-row>
        <table:table-row table:style-name="ro1">
          <table:table-cell office:value-type="float" office:value="0.366454918218309" calcext:value-type="float">
            <text:p>0.3664549182</text:p>
          </table:table-cell>
        </table:table-row>
        <table:table-row table:style-name="ro1">
          <table:table-cell office:value-type="float" office:value="0.363635398187494" calcext:value-type="float">
            <text:p>0.3636353982</text:p>
          </table:table-cell>
        </table:table-row>
        <table:table-row table:style-name="ro1">
          <table:table-cell office:value-type="float" office:value="0.360941138957502" calcext:value-type="float">
            <text:p>0.360941139</text:p>
          </table:table-cell>
        </table:table-row>
        <table:table-row table:style-name="ro1">
          <table:table-cell office:value-type="float" office:value="0.358374671202317" calcext:value-type="float">
            <text:p>0.3583746712</text:p>
          </table:table-cell>
        </table:table-row>
        <table:table-row table:style-name="ro1">
          <table:table-cell office:value-type="float" office:value="0.355938178432998" calcext:value-type="float">
            <text:p>0.3559381784</text:p>
          </table:table-cell>
        </table:table-row>
        <table:table-row table:style-name="ro1">
          <table:table-cell office:value-type="float" office:value="0.353633488943256" calcext:value-type="float">
            <text:p>0.3536334889</text:p>
          </table:table-cell>
        </table:table-row>
        <table:table-row table:style-name="ro1">
          <table:table-cell office:value-type="float" office:value="0.351462068205715" calcext:value-type="float">
            <text:p>0.3514620682</text:p>
          </table:table-cell>
        </table:table-row>
        <table:table-row table:style-name="ro1">
          <table:table-cell office:value-type="float" office:value="0.349425011718872" calcext:value-type="float">
            <text:p>0.3494250117</text:p>
          </table:table-cell>
        </table:table-row>
        <table:table-row table:style-name="ro1">
          <table:table-cell office:value-type="float" office:value="0.34752303830473" calcext:value-type="float">
            <text:p>0.3475230383</text:p>
          </table:table-cell>
        </table:table-row>
        <table:table-row table:style-name="ro1">
          <table:table-cell office:value-type="float" office:value="0.345756483857128" calcext:value-type="float">
            <text:p>0.3457564839</text:p>
          </table:table-cell>
        </table:table-row>
        <table:table-row table:style-name="ro1">
          <table:table-cell office:value-type="float" office:value="0.344125295540757" calcext:value-type="float">
            <text:p>0.3441252955</text:p>
          </table:table-cell>
        </table:table-row>
        <table:table-row table:style-name="ro1">
          <table:table-cell office:value-type="float" office:value="0.342629026440859" calcext:value-type="float">
            <text:p>0.3426290264</text:p>
          </table:table-cell>
        </table:table-row>
        <table:table-row table:style-name="ro1">
          <table:table-cell office:value-type="float" office:value="0.341266830663618" calcext:value-type="float">
            <text:p>0.3412668307</text:p>
          </table:table-cell>
        </table:table-row>
        <table:table-row table:style-name="ro1">
          <table:table-cell office:value-type="float" office:value="0.340037458887235" calcext:value-type="float">
            <text:p>0.3400374589</text:p>
          </table:table-cell>
        </table:table-row>
        <table:table-row table:style-name="ro1">
          <table:table-cell office:value-type="float" office:value="0.338939254363693" calcext:value-type="float">
            <text:p>0.3389392544</text:p>
          </table:table-cell>
        </table:table-row>
        <table:table-row table:style-name="ro1">
          <table:table-cell office:value-type="float" office:value="0.337970149371206" calcext:value-type="float">
            <text:p>0.3379701494</text:p>
          </table:table-cell>
        </table:table-row>
        <table:table-row table:style-name="ro1">
          <table:table-cell office:value-type="float" office:value="0.337127662117361" calcext:value-type="float">
            <text:p>0.3371276621</text:p>
          </table:table-cell>
        </table:table-row>
        <table:table-row table:style-name="ro1">
          <table:table-cell office:value-type="float" office:value="0.336408894092938" calcext:value-type="float">
            <text:p>0.3364088941</text:p>
          </table:table-cell>
        </table:table-row>
        <table:table-row table:style-name="ro1">
          <table:table-cell office:value-type="float" office:value="0.33581052787643" calcext:value-type="float">
            <text:p>0.3358105279</text:p>
          </table:table-cell>
        </table:table-row>
        <table:table-row table:style-name="ro1">
          <table:table-cell office:value-type="float" office:value="0.335328825389236" calcext:value-type="float">
            <text:p>0.3353288254</text:p>
          </table:table-cell>
        </table:table-row>
        <table:table-row table:style-name="ro1">
          <table:table-cell office:value-type="float" office:value="0.334959626601552" calcext:value-type="float">
            <text:p>0.3349596266</text:p>
          </table:table-cell>
        </table:table-row>
        <table:table-row table:style-name="ro1">
          <table:table-cell office:value-type="float" office:value="0.334698348688948" calcext:value-type="float">
            <text:p>0.3346983487</text:p>
          </table:table-cell>
        </table:table-row>
        <table:table-row table:style-name="ro1">
          <table:table-cell office:value-type="float" office:value="0.334539985639626" calcext:value-type="float">
            <text:p>0.3345399856</text:p>
          </table:table-cell>
        </table:table-row>
        <table:table-row table:style-name="ro1">
          <table:table-cell office:value-type="float" office:value="0.334479108312369" calcext:value-type="float">
            <text:p>0.3344791083</text:p>
          </table:table-cell>
        </table:table-row>
        <table:table-row table:style-name="ro1">
          <table:table-cell office:value-type="float" office:value="0.334509864945184" calcext:value-type="float">
            <text:p>0.3345098649</text:p>
          </table:table-cell>
        </table:table-row>
        <table:table-row table:style-name="ro1">
          <table:table-cell office:value-type="float" office:value="0.334625982114618" calcext:value-type="float">
            <text:p>0.3346259821</text:p>
          </table:table-cell>
        </table:table-row>
        <table:table-row table:style-name="ro1">
          <table:table-cell office:value-type="float" office:value="0.334820766145774" calcext:value-type="float">
            <text:p>0.3348207661</text:p>
          </table:table-cell>
        </table:table-row>
        <table:table-row table:style-name="ro1">
          <table:table-cell office:value-type="float" office:value="0.33508710497301" calcext:value-type="float">
            <text:p>0.335087105</text:p>
          </table:table-cell>
        </table:table-row>
        <table:table-row table:style-name="ro1">
          <table:table-cell office:value-type="float" office:value="0.33541747045132" calcext:value-type="float">
            <text:p>0.3354174705</text:p>
          </table:table-cell>
        </table:table-row>
        <table:table-row table:style-name="ro1">
          <table:table-cell office:value-type="float" office:value="0.335803921118415" calcext:value-type="float">
            <text:p>0.3358039211</text:p>
          </table:table-cell>
        </table:table-row>
        <table:table-row table:style-name="ro1">
          <table:table-cell office:value-type="float" office:value="0.336238105407474" calcext:value-type="float">
            <text:p>0.3362381054</text:p>
          </table:table-cell>
        </table:table-row>
        <table:table-row table:style-name="ro1">
          <table:table-cell office:value-type="float" office:value="0.336711265310602" calcext:value-type="float">
            <text:p>0.3367112653</text:p>
          </table:table-cell>
        </table:table-row>
        <table:table-row table:style-name="ro1">
          <table:table-cell office:value-type="float" office:value="0.337214240492957" calcext:value-type="float">
            <text:p>0.3372142405</text:p>
          </table:table-cell>
        </table:table-row>
        <table:table-row table:style-name="ro1">
          <table:table-cell office:value-type="float" office:value="0.337737472857576" calcext:value-type="float">
            <text:p>0.3377374729</text:p>
          </table:table-cell>
        </table:table-row>
        <table:table-row table:style-name="ro1">
          <table:table-cell office:value-type="float" office:value="0.338271011560882" calcext:value-type="float">
            <text:p>0.3382710116</text:p>
          </table:table-cell>
        </table:table-row>
        <table:table-row table:style-name="ro1">
          <table:table-cell office:value-type="float" office:value="0.564804605158663" calcext:value-type="float">
            <text:p>0.5648046052</text:p>
          </table:table-cell>
        </table:table-row>
        <table:table-row table:style-name="ro1">
          <table:table-cell office:value-type="float" office:value="0.564376257580612" calcext:value-type="float">
            <text:p>0.5643762576</text:p>
          </table:table-cell>
        </table:table-row>
        <table:table-row table:style-name="ro1">
          <table:table-cell office:value-type="float" office:value="0.563916005358852" calcext:value-type="float">
            <text:p>0.5639160054</text:p>
          </table:table-cell>
        </table:table-row>
        <table:table-row table:style-name="ro1">
          <table:table-cell office:value-type="float" office:value="0.563409656934732" calcext:value-type="float">
            <text:p>0.5634096569</text:p>
          </table:table-cell>
        </table:table-row>
        <table:table-row table:style-name="ro1">
          <table:table-cell office:value-type="float" office:value="0.562844179855902" calcext:value-type="float">
            <text:p>0.5628441799</text:p>
          </table:table-cell>
        </table:table-row>
        <table:table-row table:style-name="ro1">
          <table:table-cell office:value-type="float" office:value="0.562207663744502" calcext:value-type="float">
            <text:p>0.5622076637</text:p>
          </table:table-cell>
        </table:table-row>
        <table:table-row table:style-name="ro1">
          <table:table-cell office:value-type="float" office:value="0.561489283693285" calcext:value-type="float">
            <text:p>0.5614892837</text:p>
          </table:table-cell>
        </table:table-row>
        <table:table-row table:style-name="ro1">
          <table:table-cell office:value-type="float" office:value="0.560679264089671" calcext:value-type="float">
            <text:p>0.5606792641</text:p>
          </table:table-cell>
        </table:table-row>
        <table:table-row table:style-name="ro1">
          <table:table-cell office:value-type="float" office:value="0.559768842867726" calcext:value-type="float">
            <text:p>0.5597688429</text:p>
          </table:table-cell>
        </table:table-row>
        <table:table-row table:style-name="ro1">
          <table:table-cell office:value-type="float" office:value="0.558750236188067" calcext:value-type="float">
            <text:p>0.5587502362</text:p>
          </table:table-cell>
        </table:table-row>
        <table:table-row table:style-name="ro1">
          <table:table-cell office:value-type="float" office:value="0.557616603545703" calcext:value-type="float">
            <text:p>0.5576166035</text:p>
          </table:table-cell>
        </table:table-row>
        <table:table-row table:style-name="ro1">
          <table:table-cell office:value-type="float" office:value="0.556362013305796" calcext:value-type="float">
            <text:p>0.5563620133</text:p>
          </table:table-cell>
        </table:table-row>
        <table:table-row table:style-name="ro1">
          <table:table-cell office:value-type="float" office:value="0.554981408667362" calcext:value-type="float">
            <text:p>0.5549814087</text:p>
          </table:table-cell>
        </table:table-row>
        <table:table-row table:style-name="ro1">
          <table:table-cell office:value-type="float" office:value="0.553470574054886" calcext:value-type="float">
            <text:p>0.5534705741</text:p>
          </table:table-cell>
        </table:table-row>
        <table:table-row table:style-name="ro1">
          <table:table-cell office:value-type="float" office:value="0.551826101937879" calcext:value-type="float">
            <text:p>0.5518261019</text:p>
          </table:table-cell>
        </table:table-row>
        <table:table-row table:style-name="ro1">
          <table:table-cell office:value-type="float" office:value="0.550045360078358" calcext:value-type="float">
            <text:p>0.5500453601</text:p>
          </table:table-cell>
        </table:table-row>
        <table:table-row table:style-name="ro1">
          <table:table-cell office:value-type="float" office:value="0.548126459206249" calcext:value-type="float">
            <text:p>0.5481264592</text:p>
          </table:table-cell>
        </table:table-row>
        <table:table-row table:style-name="ro1">
          <table:table-cell office:value-type="float" office:value="0.546068221122733" calcext:value-type="float">
            <text:p>0.5460682211</text:p>
          </table:table-cell>
        </table:table-row>
        <table:table-row table:style-name="ro1">
          <table:table-cell office:value-type="float" office:value="0.543870147231503" calcext:value-type="float">
            <text:p>0.5438701472</text:p>
          </table:table-cell>
        </table:table-row>
        <table:table-row table:style-name="ro1">
          <table:table-cell office:value-type="float" office:value="0.541532387497967" calcext:value-type="float">
            <text:p>0.5415323875</text:p>
          </table:table-cell>
        </table:table-row>
        <table:table-row table:style-name="ro1">
          <table:table-cell office:value-type="float" office:value="0.539055709836365" calcext:value-type="float">
            <text:p>0.5390557098</text:p>
          </table:table-cell>
        </table:table-row>
        <table:table-row table:style-name="ro1">
          <table:table-cell office:value-type="float" office:value="0.536441469924823" calcext:value-type="float">
            <text:p>0.5364414699</text:p>
          </table:table-cell>
        </table:table-row>
        <table:table-row table:style-name="ro1">
          <table:table-cell office:value-type="float" office:value="0.533691581448336" calcext:value-type="float">
            <text:p>0.5336915814</text:p>
          </table:table-cell>
        </table:table-row>
        <table:table-row table:style-name="ro1">
          <table:table-cell office:value-type="float" office:value="0.530808486769673" calcext:value-type="float">
            <text:p>0.5308084868</text:p>
          </table:table-cell>
        </table:table-row>
        <table:table-row table:style-name="ro1">
          <table:table-cell office:value-type="float" office:value="0.527795128028216" calcext:value-type="float">
            <text:p>0.527795128</text:p>
          </table:table-cell>
        </table:table-row>
        <table:table-row table:style-name="ro1">
          <table:table-cell office:value-type="float" office:value="0.524654918666729" calcext:value-type="float">
            <text:p>0.5246549187</text:p>
          </table:table-cell>
        </table:table-row>
        <table:table-row table:style-name="ro1">
          <table:table-cell office:value-type="float" office:value="0.521391715386051" calcext:value-type="float">
            <text:p>0.5213917154</text:p>
          </table:table-cell>
        </table:table-row>
        <table:table-row table:style-name="ro1">
          <table:table-cell office:value-type="float" office:value="0.518009790527717" calcext:value-type="float">
            <text:p>0.5180097905</text:p>
          </table:table-cell>
        </table:table-row>
        <table:table-row table:style-name="ro1">
          <table:table-cell office:value-type="float" office:value="0.514513804884518" calcext:value-type="float">
            <text:p>0.5145138049</text:p>
          </table:table-cell>
        </table:table-row>
        <table:table-row table:style-name="ro1">
          <table:table-cell office:value-type="float" office:value="0.510908780938972" calcext:value-type="float">
            <text:p>0.5109087809</text:p>
          </table:table-cell>
        </table:table-row>
        <table:table-row table:style-name="ro1">
          <table:table-cell office:value-type="float" office:value="0.507200076529742" calcext:value-type="float">
            <text:p>0.5072000765</text:p>
          </table:table-cell>
        </table:table-row>
        <table:table-row table:style-name="ro1">
          <table:table-cell office:value-type="float" office:value="0.50339335894597" calcext:value-type="float">
            <text:p>0.5033933589</text:p>
          </table:table-cell>
        </table:table-row>
        <table:table-row table:style-name="ro1">
          <table:table-cell office:value-type="float" office:value="0.499494579449544" calcext:value-type="float">
            <text:p>0.4994945794</text:p>
          </table:table-cell>
        </table:table-row>
        <table:table-row table:style-name="ro1">
          <table:table-cell office:value-type="float" office:value="0.495509948225296" calcext:value-type="float">
            <text:p>0.4955099482</text:p>
          </table:table-cell>
        </table:table-row>
        <table:table-row table:style-name="ro1">
          <table:table-cell office:value-type="float" office:value="0.491445909759122" calcext:value-type="float">
            <text:p>0.4914459098</text:p>
          </table:table-cell>
        </table:table-row>
        <table:table-row table:style-name="ro1">
          <table:table-cell office:value-type="float" office:value="0.487309118644038" calcext:value-type="float">
            <text:p>0.4873091186</text:p>
          </table:table-cell>
        </table:table-row>
        <table:table-row table:style-name="ro1">
          <table:table-cell office:value-type="float" office:value="0.483106415814162" calcext:value-type="float">
            <text:p>0.4831064158</text:p>
          </table:table-cell>
        </table:table-row>
        <table:table-row table:style-name="ro1">
          <table:table-cell office:value-type="float" office:value="0.478844805206619" calcext:value-type="float">
            <text:p>0.4788448052</text:p>
          </table:table-cell>
        </table:table-row>
        <table:table-row table:style-name="ro1">
          <table:table-cell office:value-type="float" office:value="0.474531430851387" calcext:value-type="float">
            <text:p>0.4745314309</text:p>
          </table:table-cell>
        </table:table-row>
        <table:table-row table:style-name="ro1">
          <table:table-cell office:value-type="float" office:value="0.470173554389057" calcext:value-type="float">
            <text:p>0.4701735544</text:p>
          </table:table-cell>
        </table:table-row>
        <table:table-row table:style-name="ro1">
          <table:table-cell office:value-type="float" office:value="0.465778533016535" calcext:value-type="float">
            <text:p>0.465778533</text:p>
          </table:table-cell>
        </table:table-row>
        <table:table-row table:style-name="ro1">
          <table:table-cell office:value-type="float" office:value="0.461353797860661" calcext:value-type="float">
            <text:p>0.4613537979</text:p>
          </table:table-cell>
        </table:table-row>
        <table:table-row table:style-name="ro1">
          <table:table-cell office:value-type="float" office:value="0.456906832779767" calcext:value-type="float">
            <text:p>0.4569068328</text:p>
          </table:table-cell>
        </table:table-row>
        <table:table-row table:style-name="ro1">
          <table:table-cell office:value-type="float" office:value="0.452445153593157" calcext:value-type="float">
            <text:p>0.4524451536</text:p>
          </table:table-cell>
        </table:table-row>
        <table:table-row table:style-name="ro1">
          <table:table-cell office:value-type="float" office:value="0.447976287738515" calcext:value-type="float">
            <text:p>0.4479762877</text:p>
          </table:table-cell>
        </table:table-row>
        <table:table-row table:style-name="ro1">
          <table:table-cell office:value-type="float" office:value="0.443507754357249" calcext:value-type="float">
            <text:p>0.4435077544</text:p>
          </table:table-cell>
        </table:table-row>
        <table:table-row table:style-name="ro1">
          <table:table-cell office:value-type="float" office:value="0.439047044807753" calcext:value-type="float">
            <text:p>0.4390470448</text:p>
          </table:table-cell>
        </table:table-row>
        <table:table-row table:style-name="ro1">
          <table:table-cell office:value-type="float" office:value="0.434601603606609" calcext:value-type="float">
            <text:p>0.4346016036</text:p>
          </table:table-cell>
        </table:table-row>
        <table:table-row table:style-name="ro1">
          <table:table-cell office:value-type="float" office:value="0.430178809797707" calcext:value-type="float">
            <text:p>0.4301788098</text:p>
          </table:table-cell>
        </table:table-row>
        <table:table-row table:style-name="ro1">
          <table:table-cell office:value-type="float" office:value="0.425785958749303" calcext:value-type="float">
            <text:p>0.4257859587</text:p>
          </table:table-cell>
        </table:table-row>
        <table:table-row table:style-name="ro1">
          <table:table-cell office:value-type="float" office:value="0.421430244378997" calcext:value-type="float">
            <text:p>0.4214302444</text:p>
          </table:table-cell>
        </table:table-row>
        <table:table-row table:style-name="ro1">
          <table:table-cell office:value-type="float" office:value="0.417118741806646" calcext:value-type="float">
            <text:p>0.4171187418</text:p>
          </table:table-cell>
        </table:table-row>
        <table:table-row table:style-name="ro1">
          <table:table-cell office:value-type="float" office:value="0.412858390435207" calcext:value-type="float">
            <text:p>0.4128583904</text:p>
          </table:table-cell>
        </table:table-row>
        <table:table-row table:style-name="ro1">
          <table:table-cell office:value-type="float" office:value="0.408655977459495" calcext:value-type="float">
            <text:p>0.4086559775</text:p>
          </table:table-cell>
        </table:table-row>
        <table:table-row table:style-name="ro1">
          <table:table-cell office:value-type="float" office:value="0.404518121802894" calcext:value-type="float">
            <text:p>0.4045181218</text:p>
          </table:table-cell>
        </table:table-row>
        <table:table-row table:style-name="ro1">
          <table:table-cell office:value-type="float" office:value="0.400451258481967" calcext:value-type="float">
            <text:p>0.4004512585</text:p>
          </table:table-cell>
        </table:table-row>
        <table:table-row table:style-name="ro1">
          <table:table-cell office:value-type="float" office:value="0.396461623399024" calcext:value-type="float">
            <text:p>0.3964616234</text:p>
          </table:table-cell>
        </table:table-row>
        <table:table-row table:style-name="ro1">
          <table:table-cell office:value-type="float" office:value="0.392555238562594" calcext:value-type="float">
            <text:p>0.3925552386</text:p>
          </table:table-cell>
        </table:table-row>
        <table:table-row table:style-name="ro1">
          <table:table-cell office:value-type="float" office:value="0.388737897735844" calcext:value-type="float">
            <text:p>0.3887378977</text:p>
          </table:table-cell>
        </table:table-row>
        <table:table-row table:style-name="ro1">
          <table:table-cell office:value-type="float" office:value="0.385015152512913" calcext:value-type="float">
            <text:p>0.3850151525</text:p>
          </table:table-cell>
        </table:table-row>
        <table:table-row table:style-name="ro1">
          <table:table-cell office:value-type="float" office:value="0.381392298823183" calcext:value-type="float">
            <text:p>0.3813922988</text:p>
          </table:table-cell>
        </table:table-row>
        <table:table-row table:style-name="ro1">
          <table:table-cell office:value-type="float" office:value="0.377874363863479" calcext:value-type="float">
            <text:p>0.3778743639</text:p>
          </table:table-cell>
        </table:table-row>
        <table:table-row table:style-name="ro1">
          <table:table-cell office:value-type="float" office:value="0.374466093458189" calcext:value-type="float">
            <text:p>0.3744660935</text:p>
          </table:table-cell>
        </table:table-row>
        <table:table-row table:style-name="ro1">
          <table:table-cell office:value-type="float" office:value="0.371171939847323" calcext:value-type="float">
            <text:p>0.3711719398</text:p>
          </table:table-cell>
        </table:table-row>
        <table:table-row table:style-name="ro1">
          <table:table-cell office:value-type="float" office:value="0.367996049902496" calcext:value-type="float">
            <text:p>0.3679960499</text:p>
          </table:table-cell>
        </table:table-row>
        <table:table-row table:style-name="ro1">
          <table:table-cell office:value-type="float" office:value="0.364942253770834" calcext:value-type="float">
            <text:p>0.3649422538</text:p>
          </table:table-cell>
        </table:table-row>
        <table:table-row table:style-name="ro1">
          <table:table-cell office:value-type="float" office:value="0.362014053946824" calcext:value-type="float">
            <text:p>0.3620140539</text:p>
          </table:table-cell>
        </table:table-row>
        <table:table-row table:style-name="ro1">
          <table:table-cell office:value-type="float" office:value="0.359214614772075" calcext:value-type="float">
            <text:p>0.3592146148</text:p>
          </table:table-cell>
        </table:table-row>
        <table:table-row table:style-name="ro1">
          <table:table-cell office:value-type="float" office:value="0.356546752363016" calcext:value-type="float">
            <text:p>0.3565467524</text:p>
          </table:table-cell>
        </table:table-row>
        <table:table-row table:style-name="ro1">
          <table:table-cell office:value-type="float" office:value="0.354012924966529" calcext:value-type="float">
            <text:p>0.354012925</text:p>
          </table:table-cell>
        </table:table-row>
        <table:table-row table:style-name="ro1">
          <table:table-cell office:value-type="float" office:value="0.351615223743497" calcext:value-type="float">
            <text:p>0.3516152237</text:p>
          </table:table-cell>
        </table:table-row>
        <table:table-row table:style-name="ro1">
          <table:table-cell office:value-type="float" office:value="0.349355363980289" calcext:value-type="float">
            <text:p>0.349355364</text:p>
          </table:table-cell>
        </table:table-row>
        <table:table-row table:style-name="ro1">
          <table:table-cell office:value-type="float" office:value="0.347234676728174" calcext:value-type="float">
            <text:p>0.3472346767</text:p>
          </table:table-cell>
        </table:table-row>
        <table:table-row table:style-name="ro1">
          <table:table-cell office:value-type="float" office:value="0.345254100870662" calcext:value-type="float">
            <text:p>0.3452541009</text:p>
          </table:table-cell>
        </table:table-row>
        <table:table-row table:style-name="ro1">
          <table:table-cell office:value-type="float" office:value="0.343414175618771" calcext:value-type="float">
            <text:p>0.3434141756</text:p>
          </table:table-cell>
        </table:table-row>
        <table:table-row table:style-name="ro1">
          <table:table-cell office:value-type="float" office:value="0.341715033434225" calcext:value-type="float">
            <text:p>0.3417150334</text:p>
          </table:table-cell>
        </table:table-row>
        <table:table-row table:style-name="ro1">
          <table:table-cell office:value-type="float" office:value="0.340156393380584" calcext:value-type="float">
            <text:p>0.3401563934</text:p>
          </table:table-cell>
        </table:table-row>
        <table:table-row table:style-name="ro1">
          <table:table-cell office:value-type="float" office:value="0.338737554902297" calcext:value-type="float">
            <text:p>0.3387375549</text:p>
          </table:table-cell>
        </table:table-row>
        <table:table-row table:style-name="ro1">
          <table:table-cell office:value-type="float" office:value="0.337457392031683" calcext:value-type="float">
            <text:p>0.337457392</text:p>
          </table:table-cell>
        </table:table-row>
        <table:table-row table:style-name="ro1">
          <table:table-cell office:value-type="float" office:value="0.33631434802385" calcext:value-type="float">
            <text:p>0.336314348</text:p>
          </table:table-cell>
        </table:table-row>
        <table:table-row table:style-name="ro1">
          <table:table-cell office:value-type="float" office:value="0.335306430419533" calcext:value-type="float">
            <text:p>0.3353064304</text:p>
          </table:table-cell>
        </table:table-row>
        <table:table-row table:style-name="ro1">
          <table:table-cell office:value-type="float" office:value="0.334431206535862" calcext:value-type="float">
            <text:p>0.3344312065</text:p>
          </table:table-cell>
        </table:table-row>
        <table:table-row table:style-name="ro1">
          <table:table-cell office:value-type="float" office:value="0.333685799385062" calcext:value-type="float">
            <text:p>0.3336857994</text:p>
          </table:table-cell>
        </table:table-row>
        <table:table-row table:style-name="ro1">
          <table:table-cell office:value-type="float" office:value="0.333066884021081" calcext:value-type="float">
            <text:p>0.333066884</text:p>
          </table:table-cell>
        </table:table-row>
        <table:table-row table:style-name="ro1">
          <table:table-cell office:value-type="float" office:value="0.332570684314146" calcext:value-type="float">
            <text:p>0.3325706843</text:p>
          </table:table-cell>
        </table:table-row>
        <table:table-row table:style-name="ro1">
          <table:table-cell office:value-type="float" office:value="0.332192970153244" calcext:value-type="float">
            <text:p>0.3321929702</text:p>
          </table:table-cell>
        </table:table-row>
        <table:table-row table:style-name="ro1">
          <table:table-cell office:value-type="float" office:value="0.33192905507654" calcext:value-type="float">
            <text:p>0.3319290551</text:p>
          </table:table-cell>
        </table:table-row>
        <table:table-row table:style-name="ro1">
          <table:table-cell office:value-type="float" office:value="0.331773794329712" calcext:value-type="float">
            <text:p>0.3317737943</text:p>
          </table:table-cell>
        </table:table-row>
        <table:table-row table:style-name="ro1">
          <table:table-cell office:value-type="float" office:value="0.33172158335223" calcext:value-type="float">
            <text:p>0.3317215834</text:p>
          </table:table-cell>
        </table:table-row>
        <table:table-row table:style-name="ro1">
          <table:table-cell office:value-type="float" office:value="0.331766356691546" calcext:value-type="float">
            <text:p>0.3317663567</text:p>
          </table:table-cell>
        </table:table-row>
        <table:table-row table:style-name="ro1">
          <table:table-cell office:value-type="float" office:value="0.331901587345229" calcext:value-type="float">
            <text:p>0.3319015873</text:p>
          </table:table-cell>
        </table:table-row>
        <table:table-row table:style-name="ro1">
          <table:table-cell office:value-type="float" office:value="0.332120286531015" calcext:value-type="float">
            <text:p>0.3321202865</text:p>
          </table:table-cell>
        </table:table-row>
        <table:table-row table:style-name="ro1">
          <table:table-cell office:value-type="float" office:value="0.332415003884796" calcext:value-type="float">
            <text:p>0.3324150039</text:p>
          </table:table-cell>
        </table:table-row>
        <table:table-row table:style-name="ro1">
          <table:table-cell office:value-type="float" office:value="0.332777828086531" calcext:value-type="float">
            <text:p>0.3327778281</text:p>
          </table:table-cell>
        </table:table-row>
        <table:table-row table:style-name="ro1">
          <table:table-cell office:value-type="float" office:value="0.333200387914089" calcext:value-type="float">
            <text:p>0.3332003879</text:p>
          </table:table-cell>
        </table:table-row>
        <table:table-row table:style-name="ro1">
          <table:table-cell office:value-type="float" office:value="0.333673853725021" calcext:value-type="float">
            <text:p>0.3336738537</text:p>
          </table:table-cell>
        </table:table-row>
        <table:table-row table:style-name="ro1">
          <table:table-cell office:value-type="float" office:value="0.334188939366257" calcext:value-type="float">
            <text:p>0.3341889394</text:p>
          </table:table-cell>
        </table:table-row>
        <table:table-row table:style-name="ro1">
          <table:table-cell office:value-type="float" office:value="0.334735904511735" calcext:value-type="float">
            <text:p>0.3347359045</text:p>
          </table:table-cell>
        </table:table-row>
        <table:table-row table:style-name="ro1">
          <table:table-cell office:value-type="float" office:value="0.335304557427957" calcext:value-type="float">
            <text:p>0.3353045574</text:p>
          </table:table-cell>
        </table:table-row>
        <table:table-row table:style-name="ro1">
          <table:table-cell office:value-type="float" office:value="0.335884258167476" calcext:value-type="float">
            <text:p>0.3358842582</text:p>
          </table:table-cell>
        </table:table-row>
        <table:table-row table:style-name="ro1">
          <table:table-cell office:value-type="float" office:value="0.565416950694472" calcext:value-type="float">
            <text:p>0.5654169507</text:p>
          </table:table-cell>
        </table:table-row>
        <table:table-row table:style-name="ro1">
          <table:table-cell office:value-type="float" office:value="0.565089293719602" calcext:value-type="float">
            <text:p>0.5650892937</text:p>
          </table:table-cell>
        </table:table-row>
        <table:table-row table:style-name="ro1">
          <table:table-cell office:value-type="float" office:value="0.564728866922715" calcext:value-type="float">
            <text:p>0.5647288669</text:p>
          </table:table-cell>
        </table:table-row>
        <table:table-row table:style-name="ro1">
          <table:table-cell office:value-type="float" office:value="0.564321067472518" calcext:value-type="float">
            <text:p>0.5643210675</text:p>
          </table:table-cell>
        </table:table-row>
        <table:table-row table:style-name="ro1">
          <table:table-cell office:value-type="float" office:value="0.563852466748765" calcext:value-type="float">
            <text:p>0.5638524667</text:p>
          </table:table-cell>
        </table:table-row>
        <table:table-row table:style-name="ro1">
          <table:table-cell office:value-type="float" office:value="0.563310773661794" calcext:value-type="float">
            <text:p>0.5633107737</text:p>
          </table:table-cell>
        </table:table-row>
        <table:table-row table:style-name="ro1">
          <table:table-cell office:value-type="float" office:value="0.562684798376717" calcext:value-type="float">
            <text:p>0.5626847984</text:p>
          </table:table-cell>
        </table:table-row>
        <table:table-row table:style-name="ro1">
          <table:table-cell office:value-type="float" office:value="0.561964416442271" calcext:value-type="float">
            <text:p>0.5619644164</text:p>
          </table:table-cell>
        </table:table-row>
        <table:table-row table:style-name="ro1">
          <table:table-cell office:value-type="float" office:value="0.561140533324314" calcext:value-type="float">
            <text:p>0.5611405333</text:p>
          </table:table-cell>
        </table:table-row>
        <table:table-row table:style-name="ro1">
          <table:table-cell office:value-type="float" office:value="0.560205049343991" calcext:value-type="float">
            <text:p>0.5602050493</text:p>
          </table:table-cell>
        </table:table-row>
        <table:table-row table:style-name="ro1">
          <table:table-cell office:value-type="float" office:value="0.559150825020552" calcext:value-type="float">
            <text:p>0.559150825</text:p>
          </table:table-cell>
        </table:table-row>
        <table:table-row table:style-name="ro1">
          <table:table-cell office:value-type="float" office:value="0.557971646818818" calcext:value-type="float">
            <text:p>0.5579716468</text:p>
          </table:table-cell>
        </table:table-row>
        <table:table-row table:style-name="ro1">
          <table:table-cell office:value-type="float" office:value="0.556662193301319" calcext:value-type="float">
            <text:p>0.5566621933</text:p>
          </table:table-cell>
        </table:table-row>
        <table:table-row table:style-name="ro1">
          <table:table-cell office:value-type="float" office:value="0.555218001685076" calcext:value-type="float">
            <text:p>0.5552180017</text:p>
          </table:table-cell>
        </table:table-row>
        <table:table-row table:style-name="ro1">
          <table:table-cell office:value-type="float" office:value="0.553635434803042" calcext:value-type="float">
            <text:p>0.5536354348</text:p>
          </table:table-cell>
        </table:table-row>
        <table:table-row table:style-name="ro1">
          <table:table-cell office:value-type="float" office:value="0.551911648470208" calcext:value-type="float">
            <text:p>0.5519116485</text:p>
          </table:table-cell>
        </table:table-row>
        <table:table-row table:style-name="ro1">
          <table:table-cell office:value-type="float" office:value="0.550044559254351" calcext:value-type="float">
            <text:p>0.5500445593</text:p>
          </table:table-cell>
        </table:table-row>
        <table:table-row table:style-name="ro1">
          <table:table-cell office:value-type="float" office:value="0.548032812651452" calcext:value-type="float">
            <text:p>0.5480328127</text:p>
          </table:table-cell>
        </table:table-row>
        <table:table-row table:style-name="ro1">
          <table:table-cell office:value-type="float" office:value="0.545875751665763" calcext:value-type="float">
            <text:p>0.5458757517</text:p>
          </table:table-cell>
        </table:table-row>
        <table:table-row table:style-name="ro1">
          <table:table-cell office:value-type="float" office:value="0.543573385794532" calcext:value-type="float">
            <text:p>0.5435733858</text:p>
          </table:table-cell>
        </table:table-row>
        <table:table-row table:style-name="ro1">
          <table:table-cell office:value-type="float" office:value="0.541126360417386" calcext:value-type="float">
            <text:p>0.5411263604</text:p>
          </table:table-cell>
        </table:table-row>
        <table:table-row table:style-name="ro1">
          <table:table-cell office:value-type="float" office:value="0.538535926590367" calcext:value-type="float">
            <text:p>0.5385359266</text:p>
          </table:table-cell>
        </table:table-row>
        <table:table-row table:style-name="ro1">
          <table:table-cell office:value-type="float" office:value="0.535803911244633" calcext:value-type="float">
            <text:p>0.5358039112</text:p>
          </table:table-cell>
        </table:table-row>
        <table:table-row table:style-name="ro1">
          <table:table-cell office:value-type="float" office:value="0.5329326877898" calcext:value-type="float">
            <text:p>0.5329326878</text:p>
          </table:table-cell>
        </table:table-row>
        <table:table-row table:style-name="ro1">
          <table:table-cell office:value-type="float" office:value="0.529925147121961" calcext:value-type="float">
            <text:p>0.5299251471</text:p>
          </table:table-cell>
        </table:table-row>
        <table:table-row table:style-name="ro1">
          <table:table-cell office:value-type="float" office:value="0.52678466903634" calcext:value-type="float">
            <text:p>0.526784669</text:p>
          </table:table-cell>
        </table:table-row>
        <table:table-row table:style-name="ro1">
          <table:table-cell office:value-type="float" office:value="0.523515094044623" calcext:value-type="float">
            <text:p>0.523515094</text:p>
          </table:table-cell>
        </table:table-row>
        <table:table-row table:style-name="ro1">
          <table:table-cell office:value-type="float" office:value="0.520120695596925" calcext:value-type="float">
            <text:p>0.5201206956</text:p>
          </table:table-cell>
        </table:table-row>
        <table:table-row table:style-name="ro1">
          <table:table-cell office:value-type="float" office:value="0.516606152708436" calcext:value-type="float">
            <text:p>0.5166061527</text:p>
          </table:table-cell>
        </table:table-row>
        <table:table-row table:style-name="ro1">
          <table:table-cell office:value-type="float" office:value="0.512976522990701" calcext:value-type="float">
            <text:p>0.512976523</text:p>
          </table:table-cell>
        </table:table-row>
        <table:table-row table:style-name="ro1">
          <table:table-cell office:value-type="float" office:value="0.509237216087573" calcext:value-type="float">
            <text:p>0.5092372161</text:p>
          </table:table-cell>
        </table:table-row>
        <table:table-row table:style-name="ro1">
          <table:table-cell office:value-type="float" office:value="0.505393967515816" calcext:value-type="float">
            <text:p>0.5053939675</text:p>
          </table:table-cell>
        </table:table-row>
        <table:table-row table:style-name="ro1">
          <table:table-cell office:value-type="float" office:value="0.501452812910364" calcext:value-type="float">
            <text:p>0.5014528129</text:p>
          </table:table-cell>
        </table:table-row>
        <table:table-row table:style-name="ro1">
          <table:table-cell office:value-type="float" office:value="0.497420062674238" calcext:value-type="float">
            <text:p>0.4974200627</text:p>
          </table:table-cell>
        </table:table-row>
        <table:table-row table:style-name="ro1">
          <table:table-cell office:value-type="float" office:value="0.493302277033121" calcext:value-type="float">
            <text:p>0.493302277</text:p>
          </table:table-cell>
        </table:table-row>
        <table:table-row table:style-name="ro1">
          <table:table-cell office:value-type="float" office:value="0.489106241494584" calcext:value-type="float">
            <text:p>0.4891062415</text:p>
          </table:table-cell>
        </table:table-row>
        <table:table-row table:style-name="ro1">
          <table:table-cell office:value-type="float" office:value="0.484838942711976" calcext:value-type="float">
            <text:p>0.4848389427</text:p>
          </table:table-cell>
        </table:table-row>
        <table:table-row table:style-name="ro1">
          <table:table-cell office:value-type="float" office:value="0.480507544752965" calcext:value-type="float">
            <text:p>0.4805075448</text:p>
          </table:table-cell>
        </table:table-row>
        <table:table-row table:style-name="ro1">
          <table:table-cell office:value-type="float" office:value="0.476119365772739" calcext:value-type="float">
            <text:p>0.4761193658</text:p>
          </table:table-cell>
        </table:table-row>
        <table:table-row table:style-name="ro1">
          <table:table-cell office:value-type="float" office:value="0.471681855091859" calcext:value-type="float">
            <text:p>0.4716818551</text:p>
          </table:table-cell>
        </table:table-row>
        <table:table-row table:style-name="ro1">
          <table:table-cell office:value-type="float" office:value="0.467202570678773" calcext:value-type="float">
            <text:p>0.4672025707</text:p>
          </table:table-cell>
        </table:table-row>
        <table:table-row table:style-name="ro1">
          <table:table-cell office:value-type="float" office:value="0.462689157036986" calcext:value-type="float">
            <text:p>0.462689157</text:p>
          </table:table-cell>
        </table:table-row>
        <table:table-row table:style-name="ro1">
          <table:table-cell office:value-type="float" office:value="0.458149323496884" calcext:value-type="float">
            <text:p>0.4581493235</text:p>
          </table:table-cell>
        </table:table-row>
        <table:table-row table:style-name="ro1">
          <table:table-cell office:value-type="float" office:value="0.453590822912215" calcext:value-type="float">
            <text:p>0.4535908229</text:p>
          </table:table-cell>
        </table:table-row>
        <table:table-row table:style-name="ro1">
          <table:table-cell office:value-type="float" office:value="0.449021430761231" calcext:value-type="float">
            <text:p>0.4490214308</text:p>
          </table:table-cell>
        </table:table-row>
        <table:table-row table:style-name="ro1">
          <table:table-cell office:value-type="float" office:value="0.444448924652479" calcext:value-type="float">
            <text:p>0.4444489247</text:p>
          </table:table-cell>
        </table:table-row>
        <table:table-row table:style-name="ro1">
          <table:table-cell office:value-type="float" office:value="0.439881064235254" calcext:value-type="float">
            <text:p>0.4398810642</text:p>
          </table:table-cell>
        </table:table-row>
        <table:table-row table:style-name="ro1">
          <table:table-cell office:value-type="float" office:value="0.435325571514709" calcext:value-type="float">
            <text:p>0.4353255715</text:p>
          </table:table-cell>
        </table:table-row>
        <table:table-row table:style-name="ro1">
          <table:table-cell office:value-type="float" office:value="0.430790111571616" calcext:value-type="float">
            <text:p>0.4307901116</text:p>
          </table:table-cell>
        </table:table-row>
        <table:table-row table:style-name="ro1">
          <table:table-cell office:value-type="float" office:value="0.42628227368679" calcext:value-type="float">
            <text:p>0.4262822737</text:p>
          </table:table-cell>
        </table:table-row>
        <table:table-row table:style-name="ro1">
          <table:table-cell office:value-type="float" office:value="0.421809552870164" calcext:value-type="float">
            <text:p>0.4218095529</text:p>
          </table:table-cell>
        </table:table-row>
        <table:table-row table:style-name="ro1">
          <table:table-cell office:value-type="float" office:value="0.417379331794527" calcext:value-type="float">
            <text:p>0.4173793318</text:p>
          </table:table-cell>
        </table:table-row>
        <table:table-row table:style-name="ro1">
          <table:table-cell office:value-type="float" office:value="0.412998863133909" calcext:value-type="float">
            <text:p>0.4129988631</text:p>
          </table:table-cell>
        </table:table-row>
        <table:table-row table:style-name="ro1">
          <table:table-cell office:value-type="float" office:value="0.408675252306634" calcext:value-type="float">
            <text:p>0.4086752523</text:p>
          </table:table-cell>
        </table:table-row>
        <table:table-row table:style-name="ro1">
          <table:table-cell office:value-type="float" office:value="0.404415440623019" calcext:value-type="float">
            <text:p>0.4044154406</text:p>
          </table:table-cell>
        </table:table-row>
        <table:table-row table:style-name="ro1">
          <table:table-cell office:value-type="float" office:value="0.400226188837739" calcext:value-type="float">
            <text:p>0.4002261888</text:p>
          </table:table-cell>
        </table:table-row>
        <table:table-row table:style-name="ro1">
          <table:table-cell office:value-type="float" office:value="0.396114061106839" calcext:value-type="float">
            <text:p>0.3961140611</text:p>
          </table:table-cell>
        </table:table-row>
        <table:table-row table:style-name="ro1">
          <table:table-cell office:value-type="float" office:value="0.392085409349407" calcext:value-type="float">
            <text:p>0.3920854093</text:p>
          </table:table-cell>
        </table:table-row>
        <table:table-row table:style-name="ro1">
          <table:table-cell office:value-type="float" office:value="0.388146358013911" calcext:value-type="float">
            <text:p>0.388146358</text:p>
          </table:table-cell>
        </table:table-row>
        <table:table-row table:style-name="ro1">
          <table:table-cell office:value-type="float" office:value="0.384302789249176" calcext:value-type="float">
            <text:p>0.3843027892</text:p>
          </table:table-cell>
        </table:table-row>
        <table:table-row table:style-name="ro1">
          <table:table-cell office:value-type="float" office:value="0.380560328480033" calcext:value-type="float">
            <text:p>0.3805603285</text:p>
          </table:table-cell>
        </table:table-row>
        <table:table-row table:style-name="ro1">
          <table:table-cell office:value-type="float" office:value="0.376924330387615" calcext:value-type="float">
            <text:p>0.3769243304</text:p>
          </table:table-cell>
        </table:table-row>
        <table:table-row table:style-name="ro1">
          <table:table-cell office:value-type="float" office:value="0.373399865294316" calcext:value-type="float">
            <text:p>0.3733998653</text:p>
          </table:table-cell>
        </table:table-row>
        <table:table-row table:style-name="ro1">
          <table:table-cell office:value-type="float" office:value="0.3699917059534" calcext:value-type="float">
            <text:p>0.369991706</text:p>
          </table:table-cell>
        </table:table-row>
        <table:table-row table:style-name="ro1">
          <table:table-cell office:value-type="float" office:value="0.366704314743272" calcext:value-type="float">
            <text:p>0.3667043147</text:p>
          </table:table-cell>
        </table:table-row>
        <table:table-row table:style-name="ro1">
          <table:table-cell office:value-type="float" office:value="0.363541831266402" calcext:value-type="float">
            <text:p>0.3635418313</text:p>
          </table:table-cell>
        </table:table-row>
        <table:table-row table:style-name="ro1">
          <table:table-cell office:value-type="float" office:value="0.36050806035291" calcext:value-type="float">
            <text:p>0.3605080604</text:p>
          </table:table-cell>
        </table:table-row>
        <table:table-row table:style-name="ro1">
          <table:table-cell office:value-type="float" office:value="0.357606460468799" calcext:value-type="float">
            <text:p>0.3576064605</text:p>
          </table:table-cell>
        </table:table-row>
        <table:table-row table:style-name="ro1">
          <table:table-cell office:value-type="float" office:value="0.354840132528856" calcext:value-type="float">
            <text:p>0.3548401325</text:p>
          </table:table-cell>
        </table:table-row>
        <table:table-row table:style-name="ro1">
          <table:table-cell office:value-type="float" office:value="0.3522118091142" calcext:value-type="float">
            <text:p>0.3522118091</text:p>
          </table:table-cell>
        </table:table-row>
        <table:table-row table:style-name="ro1">
          <table:table-cell office:value-type="float" office:value="0.349723844094488" calcext:value-type="float">
            <text:p>0.3497238441</text:p>
          </table:table-cell>
        </table:table-row>
        <table:table-row table:style-name="ro1">
          <table:table-cell office:value-type="float" office:value="0.347378202654786" calcext:value-type="float">
            <text:p>0.3473782027</text:p>
          </table:table-cell>
        </table:table-row>
        <table:table-row table:style-name="ro1">
          <table:table-cell office:value-type="float" office:value="0.345176451727085" calcext:value-type="float">
            <text:p>0.3451764517</text:p>
          </table:table-cell>
        </table:table-row>
        <table:table-row table:style-name="ro1">
          <table:table-cell office:value-type="float" office:value="0.343119750826479" calcext:value-type="float">
            <text:p>0.3431197508</text:p>
          </table:table-cell>
        </table:table-row>
        <table:table-row table:style-name="ro1">
          <table:table-cell office:value-type="float" office:value="0.341208843292" calcext:value-type="float">
            <text:p>0.3412088433</text:p>
          </table:table-cell>
        </table:table-row>
        <table:table-row table:style-name="ro1">
          <table:table-cell office:value-type="float" office:value="0.339444047932109" calcext:value-type="float">
            <text:p>0.3394440479</text:p>
          </table:table-cell>
        </table:table-row>
        <table:table-row table:style-name="ro1">
          <table:table-cell office:value-type="float" office:value="0.337825251074844" calcext:value-type="float">
            <text:p>0.3378252511</text:p>
          </table:table-cell>
        </table:table-row>
        <table:table-row table:style-name="ro1">
          <table:table-cell office:value-type="float" office:value="0.33635189902262" calcext:value-type="float">
            <text:p>0.336351899</text:p>
          </table:table-cell>
        </table:table-row>
        <table:table-row table:style-name="ro1">
          <table:table-cell office:value-type="float" office:value="0.335022990911692" calcext:value-type="float">
            <text:p>0.3350229909</text:p>
          </table:table-cell>
        </table:table-row>
        <table:table-row table:style-name="ro1">
          <table:table-cell office:value-type="float" office:value="0.333837071976273" calcext:value-type="float">
            <text:p>0.333837072</text:p>
          </table:table-cell>
        </table:table-row>
        <table:table-row table:style-name="ro1">
          <table:table-cell office:value-type="float" office:value="0.332792227217304" calcext:value-type="float">
            <text:p>0.3327922272</text:p>
          </table:table-cell>
        </table:table-row>
        <table:table-row table:style-name="ro1">
          <table:table-cell office:value-type="float" office:value="0.331886075475885" calcext:value-type="float">
            <text:p>0.3318860755</text:p>
          </table:table-cell>
        </table:table-row>
        <table:table-row table:style-name="ro1">
          <table:table-cell office:value-type="float" office:value="0.331115763911363" calcext:value-type="float">
            <text:p>0.3311157639</text:p>
          </table:table-cell>
        </table:table-row>
        <table:table-row table:style-name="ro1">
          <table:table-cell office:value-type="float" office:value="0.330477962884072" calcext:value-type="float">
            <text:p>0.3304779629</text:p>
          </table:table-cell>
        </table:table-row>
        <table:table-row table:style-name="ro1">
          <table:table-cell office:value-type="float" office:value="0.329968861242732" calcext:value-type="float">
            <text:p>0.3299688612</text:p>
          </table:table-cell>
        </table:table-row>
        <table:table-row table:style-name="ro1">
          <table:table-cell office:value-type="float" office:value="0.329584162016511" calcext:value-type="float">
            <text:p>0.329584162</text:p>
          </table:table-cell>
        </table:table-row>
        <table:table-row table:style-name="ro1">
          <table:table-cell office:value-type="float" office:value="0.329319078511728" calcext:value-type="float">
            <text:p>0.3293190785</text:p>
          </table:table-cell>
        </table:table-row>
        <table:table-row table:style-name="ro1">
          <table:table-cell office:value-type="float" office:value="0.329168330813229" calcext:value-type="float">
            <text:p>0.3291683308</text:p>
          </table:table-cell>
        </table:table-row>
        <table:table-row table:style-name="ro1">
          <table:table-cell office:value-type="float" office:value="0.32912614269041" calcext:value-type="float">
            <text:p>0.3291261427</text:p>
          </table:table-cell>
        </table:table-row>
        <table:table-row table:style-name="ro1">
          <table:table-cell office:value-type="float" office:value="0.329186238907898" calcext:value-type="float">
            <text:p>0.3291862389</text:p>
          </table:table-cell>
        </table:table-row>
        <table:table-row table:style-name="ro1">
          <table:table-cell office:value-type="float" office:value="0.329341842940891" calcext:value-type="float">
            <text:p>0.3293418429</text:p>
          </table:table-cell>
        </table:table-row>
        <table:table-row table:style-name="ro1">
          <table:table-cell office:value-type="float" office:value="0.329585675095153" calcext:value-type="float">
            <text:p>0.3295856751</text:p>
          </table:table-cell>
        </table:table-row>
        <table:table-row table:style-name="ro1">
          <table:table-cell office:value-type="float" office:value="0.329909951031664" calcext:value-type="float">
            <text:p>0.329909951</text:p>
          </table:table-cell>
        </table:table-row>
        <table:table-row table:style-name="ro1">
          <table:table-cell office:value-type="float" office:value="0.330306380695927" calcext:value-type="float">
            <text:p>0.3303063807</text:p>
          </table:table-cell>
        </table:table-row>
        <table:table-row table:style-name="ro1">
          <table:table-cell office:value-type="float" office:value="0.330766167651938" calcext:value-type="float">
            <text:p>0.3307661677</text:p>
          </table:table-cell>
        </table:table-row>
        <table:table-row table:style-name="ro1">
          <table:table-cell office:value-type="float" office:value="0.331280008820801" calcext:value-type="float">
            <text:p>0.3312800088</text:p>
          </table:table-cell>
        </table:table-row>
        <table:table-row table:style-name="ro1">
          <table:table-cell office:value-type="float" office:value="0.331838094624008" calcext:value-type="float">
            <text:p>0.3318380946</text:p>
          </table:table-cell>
        </table:table-row>
        <table:table-row table:style-name="ro1">
          <table:table-cell office:value-type="float" office:value="0.332430109531373" calcext:value-type="float">
            <text:p>0.3324301095</text:p>
          </table:table-cell>
        </table:table-row>
        <table:table-row table:style-name="ro1">
          <table:table-cell office:value-type="float" office:value="0.333045233013624" calcext:value-type="float">
            <text:p>0.333045233</text:p>
          </table:table-cell>
        </table:table-row>
        <table:table-row table:style-name="ro1">
          <table:table-cell office:value-type="float" office:value="0.333672140899648" calcext:value-type="float">
            <text:p>0.3336721409</text:p>
          </table:table-cell>
        </table:table-row>
        <table:table-row table:style-name="ro1">
          <table:table-cell office:value-type="float" office:value="0.565900121501996" calcext:value-type="float">
            <text:p>0.5659001215</text:p>
          </table:table-cell>
        </table:table-row>
        <table:table-row table:style-name="ro1">
          <table:table-cell office:value-type="float" office:value="0.565675252450074" calcext:value-type="float">
            <text:p>0.5656752525</text:p>
          </table:table-cell>
        </table:table-row>
        <table:table-row table:style-name="ro1">
          <table:table-cell office:value-type="float" office:value="0.565416771648984" calcext:value-type="float">
            <text:p>0.5654167716</text:p>
          </table:table-cell>
        </table:table-row>
        <table:table-row table:style-name="ro1">
          <table:table-cell office:value-type="float" office:value="0.565109675210482" calcext:value-type="float">
            <text:p>0.5651096752</text:p>
          </table:table-cell>
        </table:table-row>
        <table:table-row table:style-name="ro1">
          <table:table-cell office:value-type="float" office:value="0.564740147639141" calcext:value-type="float">
            <text:p>0.5647401476</text:p>
          </table:table-cell>
        </table:table-row>
        <table:table-row table:style-name="ro1">
          <table:table-cell office:value-type="float" office:value="0.564295525536713" calcext:value-type="float">
            <text:p>0.5642955255</text:p>
          </table:table-cell>
        </table:table-row>
        <table:table-row table:style-name="ro1">
          <table:table-cell office:value-type="float" office:value="0.563764261687392" calcext:value-type="float">
            <text:p>0.5637642617</text:p>
          </table:table-cell>
        </table:table-row>
        <table:table-row table:style-name="ro1">
          <table:table-cell office:value-type="float" office:value="0.563135889523985" calcext:value-type="float">
            <text:p>0.5631358895</text:p>
          </table:table-cell>
        </table:table-row>
        <table:table-row table:style-name="ro1">
          <table:table-cell office:value-type="float" office:value="0.56240098797499" calcext:value-type="float">
            <text:p>0.562400988</text:p>
          </table:table-cell>
        </table:table-row>
        <table:table-row table:style-name="ro1">
          <table:table-cell office:value-type="float" office:value="0.561551146692573" calcext:value-type="float">
            <text:p>0.5615511467</text:p>
          </table:table-cell>
        </table:table-row>
        <table:table-row table:style-name="ro1">
          <table:table-cell office:value-type="float" office:value="0.560578931661458" calcext:value-type="float">
            <text:p>0.5605789317</text:p>
          </table:table-cell>
        </table:table-row>
        <table:table-row table:style-name="ro1">
          <table:table-cell office:value-type="float" office:value="0.559477851188717" calcext:value-type="float">
            <text:p>0.5594778512</text:p>
          </table:table-cell>
        </table:table-row>
        <table:table-row table:style-name="ro1">
          <table:table-cell office:value-type="float" office:value="0.558242322274469" calcext:value-type="float">
            <text:p>0.5582423223</text:p>
          </table:table-cell>
        </table:table-row>
        <table:table-row table:style-name="ro1">
          <table:table-cell office:value-type="float" office:value="0.55686763736348" calcext:value-type="float">
            <text:p>0.5568676374</text:p>
          </table:table-cell>
        </table:table-row>
        <table:table-row table:style-name="ro1">
          <table:table-cell office:value-type="float" office:value="0.555349931477675" calcext:value-type="float">
            <text:p>0.5553499315</text:p>
          </table:table-cell>
        </table:table-row>
        <table:table-row table:style-name="ro1">
          <table:table-cell office:value-type="float" office:value="0.553686149729546" calcext:value-type="float">
            <text:p>0.5536861497</text:p>
          </table:table-cell>
        </table:table-row>
        <table:table-row table:style-name="ro1">
          <table:table-cell office:value-type="float" office:value="0.551874015216476" calcext:value-type="float">
            <text:p>0.5518740152</text:p>
          </table:table-cell>
        </table:table-row>
        <table:table-row table:style-name="ro1">
          <table:table-cell office:value-type="float" office:value="0.54991199729596" calcext:value-type="float">
            <text:p>0.5499119973</text:p>
          </table:table-cell>
        </table:table-row>
        <table:table-row table:style-name="ro1">
          <table:table-cell office:value-type="float" office:value="0.547799280241737" calcext:value-type="float">
            <text:p>0.5477992802</text:p>
          </table:table-cell>
        </table:table-row>
        <table:table-row table:style-name="ro1">
          <table:table-cell office:value-type="float" office:value="0.54553573228082" calcext:value-type="float">
            <text:p>0.5455357323</text:p>
          </table:table-cell>
        </table:table-row>
        <table:table-row table:style-name="ro1">
          <table:table-cell office:value-type="float" office:value="0.543121875011444" calcext:value-type="float">
            <text:p>0.543121875</text:p>
          </table:table-cell>
        </table:table-row>
        <table:table-row table:style-name="ro1">
          <table:table-cell office:value-type="float" office:value="0.540558853201905" calcext:value-type="float">
            <text:p>0.5405588532</text:p>
          </table:table-cell>
        </table:table-row>
        <table:table-row table:style-name="ro1">
          <table:table-cell office:value-type="float" office:value="0.537848404970315" calcext:value-type="float">
            <text:p>0.537848405</text:p>
          </table:table-cell>
        </table:table-row>
        <table:table-row table:style-name="ro1">
          <table:table-cell office:value-type="float" office:value="0.534992832345254" calcext:value-type="float">
            <text:p>0.5349928323</text:p>
          </table:table-cell>
        </table:table-row>
        <table:table-row table:style-name="ro1">
          <table:table-cell office:value-type="float" office:value="0.531994972207337" calcext:value-type="float">
            <text:p>0.5319949722</text:p>
          </table:table-cell>
        </table:table-row>
        <table:table-row table:style-name="ro1">
          <table:table-cell office:value-type="float" office:value="0.52885816761168" calcext:value-type="float">
            <text:p>0.5288581676</text:p>
          </table:table-cell>
        </table:table-row>
        <table:table-row table:style-name="ro1">
          <table:table-cell office:value-type="float" office:value="0.52558623949127" calcext:value-type="float">
            <text:p>0.5255862395</text:p>
          </table:table-cell>
        </table:table-row>
        <table:table-row table:style-name="ro1">
          <table:table-cell office:value-type="float" office:value="0.522183458741244" calcext:value-type="float">
            <text:p>0.5221834587</text:p>
          </table:table-cell>
        </table:table-row>
        <table:table-row table:style-name="ro1">
          <table:table-cell office:value-type="float" office:value="0.518654518684073" calcext:value-type="float">
            <text:p>0.5186545187</text:p>
          </table:table-cell>
        </table:table-row>
        <table:table-row table:style-name="ro1">
          <table:table-cell office:value-type="float" office:value="0.515004507915653" calcext:value-type="float">
            <text:p>0.5150045079</text:p>
          </table:table-cell>
        </table:table-row>
        <table:table-row table:style-name="ro1">
          <table:table-cell office:value-type="float" office:value="0.511238883532292" calcext:value-type="float">
            <text:p>0.5112388835</text:p>
          </table:table-cell>
        </table:table-row>
        <table:table-row table:style-name="ro1">
          <table:table-cell office:value-type="float" office:value="0.507363444738618" calcext:value-type="float">
            <text:p>0.5073634447</text:p>
          </table:table-cell>
        </table:table-row>
        <table:table-row table:style-name="ro1">
          <table:table-cell office:value-type="float" office:value="0.503384306836379" calcext:value-type="float">
            <text:p>0.5033843068</text:p>
          </table:table-cell>
        </table:table-row>
        <table:table-row table:style-name="ro1">
          <table:table-cell office:value-type="float" office:value="0.499307875594153" calcext:value-type="float">
            <text:p>0.4993078756</text:p>
          </table:table-cell>
        </table:table-row>
        <table:table-row table:style-name="ro1">
          <table:table-cell office:value-type="float" office:value="0.495140821997965" calcext:value-type="float">
            <text:p>0.495140822</text:p>
          </table:table-cell>
        </table:table-row>
        <table:table-row table:style-name="ro1">
          <table:table-cell office:value-type="float" office:value="0.490890057382808" calcext:value-type="float">
            <text:p>0.4908900574</text:p>
          </table:table-cell>
        </table:table-row>
        <table:table-row table:style-name="ro1">
          <table:table-cell office:value-type="float" office:value="0.48656270894507" calcext:value-type="float">
            <text:p>0.4865627089</text:p>
          </table:table-cell>
        </table:table-row>
        <table:table-row table:style-name="ro1">
          <table:table-cell office:value-type="float" office:value="0.482166095635863" calcext:value-type="float">
            <text:p>0.4821660956</text:p>
          </table:table-cell>
        </table:table-row>
        <table:table-row table:style-name="ro1">
          <table:table-cell office:value-type="float" office:value="0.477707704435264" calcext:value-type="float">
            <text:p>0.4777077044</text:p>
          </table:table-cell>
        </table:table-row>
        <table:table-row table:style-name="ro1">
          <table:table-cell office:value-type="float" office:value="0.473195167007453" calcext:value-type="float">
            <text:p>0.473195167</text:p>
          </table:table-cell>
        </table:table-row>
        <table:table-row table:style-name="ro1">
          <table:table-cell office:value-type="float" office:value="0.468636236736764" calcext:value-type="float">
            <text:p>0.4686362367</text:p>
          </table:table-cell>
        </table:table-row>
        <table:table-row table:style-name="ro1">
          <table:table-cell office:value-type="float" office:value="0.464038766144639" calcext:value-type="float">
            <text:p>0.4640387661</text:p>
          </table:table-cell>
        </table:table-row>
        <table:table-row table:style-name="ro1">
          <table:table-cell office:value-type="float" office:value="0.459410684687483" calcext:value-type="float">
            <text:p>0.4594106847</text:p>
          </table:table-cell>
        </table:table-row>
        <table:table-row table:style-name="ro1">
          <table:table-cell office:value-type="float" office:value="0.454759976935432" calcext:value-type="float">
            <text:p>0.4547599769</text:p>
          </table:table-cell>
        </table:table-row>
        <table:table-row table:style-name="ro1">
          <table:table-cell office:value-type="float" office:value="0.450094661132019" calcext:value-type="float">
            <text:p>0.4500946611</text:p>
          </table:table-cell>
        </table:table-row>
        <table:table-row table:style-name="ro1">
          <table:table-cell office:value-type="float" office:value="0.445422768134751" calcext:value-type="float">
            <text:p>0.4454227681</text:p>
          </table:table-cell>
        </table:table-row>
        <table:table-row table:style-name="ro1">
          <table:table-cell office:value-type="float" office:value="0.440752320736588" calcext:value-type="float">
            <text:p>0.4407523207</text:p>
          </table:table-cell>
        </table:table-row>
        <table:table-row table:style-name="ro1">
          <table:table-cell office:value-type="float" office:value="0.43609131336833" calcext:value-type="float">
            <text:p>0.4360913134</text:p>
          </table:table-cell>
        </table:table-row>
        <table:table-row table:style-name="ro1">
          <table:table-cell office:value-type="float" office:value="0.431447692181904" calcext:value-type="float">
            <text:p>0.4314476922</text:p>
          </table:table-cell>
        </table:table-row>
        <table:table-row table:style-name="ro1">
          <table:table-cell office:value-type="float" office:value="0.426829335514567" calcext:value-type="float">
            <text:p>0.4268293355</text:p>
          </table:table-cell>
        </table:table-row>
        <table:table-row table:style-name="ro1">
          <table:table-cell office:value-type="float" office:value="0.422244034734" calcext:value-type="float">
            <text:p>0.4222440347</text:p>
          </table:table-cell>
        </table:table-row>
        <table:table-row table:style-name="ro1">
          <table:table-cell office:value-type="float" office:value="0.417699475464322" calcext:value-type="float">
            <text:p>0.4176994755</text:p>
          </table:table-cell>
        </table:table-row>
        <table:table-row table:style-name="ro1">
          <table:table-cell office:value-type="float" office:value="0.413203219192996" calcext:value-type="float">
            <text:p>0.4132032192</text:p>
          </table:table-cell>
        </table:table-row>
        <table:table-row table:style-name="ro1">
          <table:table-cell office:value-type="float" office:value="0.408762685258652" calcext:value-type="float">
            <text:p>0.4087626853</text:p>
          </table:table-cell>
        </table:table-row>
        <table:table-row table:style-name="ro1">
          <table:table-cell office:value-type="float" office:value="0.404385133219808" calcext:value-type="float">
            <text:p>0.4043851332</text:p>
          </table:table-cell>
        </table:table-row>
        <table:table-row table:style-name="ro1">
          <table:table-cell office:value-type="float" office:value="0.400077645604498" calcext:value-type="float">
            <text:p>0.4000776456</text:p>
          </table:table-cell>
        </table:table-row>
        <table:table-row table:style-name="ro1">
          <table:table-cell office:value-type="float" office:value="0.395847111040807" calcext:value-type="float">
            <text:p>0.395847111</text:p>
          </table:table-cell>
        </table:table-row>
        <table:table-row table:style-name="ro1">
          <table:table-cell office:value-type="float" office:value="0.391700207768309" calcext:value-type="float">
            <text:p>0.3917002078</text:p>
          </table:table-cell>
        </table:table-row>
        <table:table-row table:style-name="ro1">
          <table:table-cell office:value-type="float" office:value="0.387643387530413" calcext:value-type="float">
            <text:p>0.3876433875</text:p>
          </table:table-cell>
        </table:table-row>
        <table:table-row table:style-name="ro1">
          <table:table-cell office:value-type="float" office:value="0.383682859847613" calcext:value-type="float">
            <text:p>0.3836828598</text:p>
          </table:table-cell>
        </table:table-row>
        <table:table-row table:style-name="ro1">
          <table:table-cell office:value-type="float" office:value="0.379824576671642" calcext:value-type="float">
            <text:p>0.3798245767</text:p>
          </table:table-cell>
        </table:table-row>
        <table:table-row table:style-name="ro1">
          <table:table-cell office:value-type="float" office:value="0.376074217420535" calcext:value-type="float">
            <text:p>0.3760742174</text:p>
          </table:table-cell>
        </table:table-row>
        <table:table-row table:style-name="ro1">
          <table:table-cell office:value-type="float" office:value="0.372437174394594" calcext:value-type="float">
            <text:p>0.3724371744</text:p>
          </table:table-cell>
        </table:table-row>
        <table:table-row table:style-name="ro1">
          <table:table-cell office:value-type="float" office:value="0.368918538573257" calcext:value-type="float">
            <text:p>0.3689185386</text:p>
          </table:table-cell>
        </table:table-row>
        <table:table-row table:style-name="ro1">
          <table:table-cell office:value-type="float" office:value="0.365523085792882" calcext:value-type="float">
            <text:p>0.3655230858</text:p>
          </table:table-cell>
        </table:table-row>
        <table:table-row table:style-name="ro1">
          <table:table-cell office:value-type="float" office:value="0.362255263305421" calcext:value-type="float">
            <text:p>0.3622552633</text:p>
          </table:table-cell>
        </table:table-row>
        <table:table-row table:style-name="ro1">
          <table:table-cell office:value-type="float" office:value="0.359119176718012" calcext:value-type="float">
            <text:p>0.3591191767</text:p>
          </table:table-cell>
        </table:table-row>
        <table:table-row table:style-name="ro1">
          <table:table-cell office:value-type="float" office:value="0.356118577313474" calcext:value-type="float">
            <text:p>0.3561185773</text:p>
          </table:table-cell>
        </table:table-row>
        <table:table-row table:style-name="ro1">
          <table:table-cell office:value-type="float" office:value="0.3532568497517" calcext:value-type="float">
            <text:p>0.3532568498</text:p>
          </table:table-cell>
        </table:table-row>
        <table:table-row table:style-name="ro1">
          <table:table-cell office:value-type="float" office:value="0.350537000151966" calcext:value-type="float">
            <text:p>0.3505370002</text:p>
          </table:table-cell>
        </table:table-row>
        <table:table-row table:style-name="ro1">
          <table:table-cell office:value-type="float" office:value="0.347961644556138" calcext:value-type="float">
            <text:p>0.3479616446</text:p>
          </table:table-cell>
        </table:table-row>
        <table:table-row table:style-name="ro1">
          <table:table-cell office:value-type="float" office:value="0.345532997772785" calcext:value-type="float">
            <text:p>0.3455329978</text:p>
          </table:table-cell>
        </table:table-row>
        <table:table-row table:style-name="ro1">
          <table:table-cell office:value-type="float" office:value="0.343252862602202" calcext:value-type="float">
            <text:p>0.3432528626</text:p>
          </table:table-cell>
        </table:table-row>
        <table:table-row table:style-name="ro1">
          <table:table-cell office:value-type="float" office:value="0.341122619442335" calcext:value-type="float">
            <text:p>0.3411226194</text:p>
          </table:table-cell>
        </table:table-row>
        <table:table-row table:style-name="ro1">
          <table:table-cell office:value-type="float" office:value="0.339143216275608" calcext:value-type="float">
            <text:p>0.3391432163</text:p>
          </table:table-cell>
        </table:table-row>
        <table:table-row table:style-name="ro1">
          <table:table-cell office:value-type="float" office:value="0.337315159036664" calcext:value-type="float">
            <text:p>0.337315159</text:p>
          </table:table-cell>
        </table:table-row>
        <table:table-row table:style-name="ro1">
          <table:table-cell office:value-type="float" office:value="0.335638502361003" calcext:value-type="float">
            <text:p>0.3356385024</text:p>
          </table:table-cell>
        </table:table-row>
        <table:table-row table:style-name="ro1">
          <table:table-cell office:value-type="float" office:value="0.334112840714532" calcext:value-type="float">
            <text:p>0.3341128407</text:p>
          </table:table-cell>
        </table:table-row>
        <table:table-row table:style-name="ro1">
          <table:table-cell office:value-type="float" office:value="0.332737299904013" calcext:value-type="float">
            <text:p>0.3327372999</text:p>
          </table:table-cell>
        </table:table-row>
        <table:table-row table:style-name="ro1">
          <table:table-cell office:value-type="float" office:value="0.331510528968425" calcext:value-type="float">
            <text:p>0.331510529</text:p>
          </table:table-cell>
        </table:table-row>
        <table:table-row table:style-name="ro1">
          <table:table-cell office:value-type="float" office:value="0.330430692451225" calcext:value-type="float">
            <text:p>0.3304306925</text:p>
          </table:table-cell>
        </table:table-row>
        <table:table-row table:style-name="ro1">
          <table:table-cell office:value-type="float" office:value="0.329495463053513" calcext:value-type="float">
            <text:p>0.3294954631</text:p>
          </table:table-cell>
        </table:table-row>
        <table:table-row table:style-name="ro1">
          <table:table-cell office:value-type="float" office:value="0.328702014668114" calcext:value-type="float">
            <text:p>0.3287020147</text:p>
          </table:table-cell>
        </table:table-row>
        <table:table-row table:style-name="ro1">
          <table:table-cell office:value-type="float" office:value="0.32804701579455" calcext:value-type="float">
            <text:p>0.3280470158</text:p>
          </table:table-cell>
        </table:table-row>
        <table:table-row table:style-name="ro1">
          <table:table-cell office:value-type="float" office:value="0.327526623334925" calcext:value-type="float">
            <text:p>0.3275266233</text:p>
          </table:table-cell>
        </table:table-row>
        <table:table-row table:style-name="ro1">
          <table:table-cell office:value-type="float" office:value="0.327136476770721" calcext:value-type="float">
            <text:p>0.3271364768</text:p>
          </table:table-cell>
        </table:table-row>
        <table:table-row table:style-name="ro1">
          <table:table-cell office:value-type="float" office:value="0.326871692720485" calcext:value-type="float">
            <text:p>0.3268716927</text:p>
          </table:table-cell>
        </table:table-row>
        <table:table-row table:style-name="ro1">
          <table:table-cell office:value-type="float" office:value="0.326726859878435" calcext:value-type="float">
            <text:p>0.3267268599</text:p>
          </table:table-cell>
        </table:table-row>
        <table:table-row table:style-name="ro1">
          <table:table-cell office:value-type="float" office:value="0.326696034333964" calcext:value-type="float">
            <text:p>0.3266960343</text:p>
          </table:table-cell>
        </table:table-row>
        <table:table-row table:style-name="ro1">
          <table:table-cell office:value-type="float" office:value="0.326772735272053" calcext:value-type="float">
            <text:p>0.3267727353</text:p>
          </table:table-cell>
        </table:table-row>
        <table:table-row table:style-name="ro1">
          <table:table-cell office:value-type="float" office:value="0.326949941054587" calcext:value-type="float">
            <text:p>0.3269499411</text:p>
          </table:table-cell>
        </table:table-row>
        <table:table-row table:style-name="ro1">
          <table:table-cell office:value-type="float" office:value="0.327220085682576" calcext:value-type="float">
            <text:p>0.3272200857</text:p>
          </table:table-cell>
        </table:table-row>
        <table:table-row table:style-name="ro1">
          <table:table-cell office:value-type="float" office:value="0.327575055639283" calcext:value-type="float">
            <text:p>0.3275750556</text:p>
          </table:table-cell>
        </table:table-row>
        <table:table-row table:style-name="ro1">
          <table:table-cell office:value-type="float" office:value="0.328006187114258" calcext:value-type="float">
            <text:p>0.3280061871</text:p>
          </table:table-cell>
        </table:table-row>
        <table:table-row table:style-name="ro1">
          <table:table-cell office:value-type="float" office:value="0.328504263608276" calcext:value-type="float">
            <text:p>0.3285042636</text:p>
          </table:table-cell>
        </table:table-row>
        <table:table-row table:style-name="ro1">
          <table:table-cell office:value-type="float" office:value="0.329059513919179" calcext:value-type="float">
            <text:p>0.3290595139</text:p>
          </table:table-cell>
        </table:table-row>
        <table:table-row table:style-name="ro1">
          <table:table-cell office:value-type="float" office:value="0.329661610508628" calcext:value-type="float">
            <text:p>0.3296616105</text:p>
          </table:table-cell>
        </table:table-row>
        <table:table-row table:style-name="ro1">
          <table:table-cell office:value-type="float" office:value="0.330299668249756" calcext:value-type="float">
            <text:p>0.3302996682</text:p>
          </table:table-cell>
        </table:table-row>
        <table:table-row table:style-name="ro1">
          <table:table-cell office:value-type="float" office:value="0.330962243555725" calcext:value-type="float">
            <text:p>0.3309622436</text:p>
          </table:table-cell>
        </table:table-row>
        <table:table-row table:style-name="ro1">
          <table:table-cell office:value-type="float" office:value="0.331637333889196" calcext:value-type="float">
            <text:p>0.3316373339</text:p>
          </table:table-cell>
        </table:table-row>
        <table:table-row table:style-name="ro1">
          <table:table-cell office:value-type="float" office:value="0.566253617361244" calcext:value-type="float">
            <text:p>0.5662536174</text:p>
          </table:table-cell>
        </table:table-row>
        <table:table-row table:style-name="ro1">
          <table:table-cell office:value-type="float" office:value="0.566133479272954" calcext:value-type="float">
            <text:p>0.5661334793</text:p>
          </table:table-cell>
        </table:table-row>
        <table:table-row table:style-name="ro1">
          <table:table-cell office:value-type="float" office:value="0.565978911896571" calcext:value-type="float">
            <text:p>0.5659789119</text:p>
          </table:table-cell>
        </table:table-row>
        <table:table-row table:style-name="ro1">
          <table:table-cell office:value-type="float" office:value="0.56577452104694" calcext:value-type="float">
            <text:p>0.565774521</text:p>
          </table:table-cell>
        </table:table-row>
        <table:table-row table:style-name="ro1">
          <table:table-cell office:value-type="float" office:value="0.56550611417302" calcext:value-type="float">
            <text:p>0.5655061142</text:p>
          </table:table-cell>
        </table:table-row>
        <table:table-row table:style-name="ro1">
          <table:table-cell office:value-type="float" office:value="0.565160664479899" calcext:value-type="float">
            <text:p>0.5651606645</text:p>
          </table:table-cell>
        </table:table-row>
        <table:table-row table:style-name="ro1">
          <table:table-cell office:value-type="float" office:value="0.564726275407512" calcext:value-type="float">
            <text:p>0.5647262754</text:p>
          </table:table-cell>
        </table:table-row>
        <table:table-row table:style-name="ro1">
          <table:table-cell office:value-type="float" office:value="0.564192145466083" calcext:value-type="float">
            <text:p>0.5641921455</text:p>
          </table:table-cell>
        </table:table-row>
        <table:table-row table:style-name="ro1">
          <table:table-cell office:value-type="float" office:value="0.56354853342826" calcext:value-type="float">
            <text:p>0.5635485334</text:p>
          </table:table-cell>
        </table:table-row>
        <table:table-row table:style-name="ro1">
          <table:table-cell office:value-type="float" office:value="0.562786723877979" calcext:value-type="float">
            <text:p>0.5627867239</text:p>
          </table:table-cell>
        </table:table-row>
        <table:table-row table:style-name="ro1">
          <table:table-cell office:value-type="float" office:value="0.561898993116027" calcext:value-type="float">
            <text:p>0.5618989931</text:p>
          </table:table-cell>
        </table:table-row>
        <table:table-row table:style-name="ro1">
          <table:table-cell office:value-type="float" office:value="0.560878575422318" calcext:value-type="float">
            <text:p>0.5608785754</text:p>
          </table:table-cell>
        </table:table-row>
        <table:table-row table:style-name="ro1">
          <table:table-cell office:value-type="float" office:value="0.559719629674886" calcext:value-type="float">
            <text:p>0.5597196297</text:p>
          </table:table-cell>
        </table:table-row>
        <table:table-row table:style-name="ro1">
          <table:table-cell office:value-type="float" office:value="0.558417206325578" calcext:value-type="float">
            <text:p>0.5584172063</text:p>
          </table:table-cell>
        </table:table-row>
        <table:table-row table:style-name="ro1">
          <table:table-cell office:value-type="float" office:value="0.556967214732468" calcext:value-type="float">
            <text:p>0.5569672147</text:p>
          </table:table-cell>
        </table:table-row>
        <table:table-row table:style-name="ro1">
          <table:table-cell office:value-type="float" office:value="0.555366390848978" calcext:value-type="float">
            <text:p>0.5553663908</text:p>
          </table:table-cell>
        </table:table-row>
        <table:table-row table:style-name="ro1">
          <table:table-cell office:value-type="float" office:value="0.553612265269707" calcext:value-type="float">
            <text:p>0.5536122653</text:p>
          </table:table-cell>
        </table:table-row>
        <table:table-row table:style-name="ro1">
          <table:table-cell office:value-type="float" office:value="0.551703131632973" calcext:value-type="float">
            <text:p>0.5517031316</text:p>
          </table:table-cell>
        </table:table-row>
        <table:table-row table:style-name="ro1">
          <table:table-cell office:value-type="float" office:value="0.549638015380071" calcext:value-type="float">
            <text:p>0.5496380154</text:p>
          </table:table-cell>
        </table:table-row>
        <table:table-row table:style-name="ro1">
          <table:table-cell office:value-type="float" office:value="0.547416642871232" calcext:value-type="float">
            <text:p>0.5474166429</text:p>
          </table:table-cell>
        </table:table-row>
        <table:table-row table:style-name="ro1">
          <table:table-cell office:value-type="float" office:value="0.545039410858299" calcext:value-type="float">
            <text:p>0.5450394109</text:p>
          </table:table-cell>
        </table:table-row>
        <table:table-row table:style-name="ro1">
          <table:table-cell office:value-type="float" office:value="0.542507356314115" calcext:value-type="float">
            <text:p>0.5425073563</text:p>
          </table:table-cell>
        </table:table-row>
        <table:table-row table:style-name="ro1">
          <table:table-cell office:value-type="float" office:value="0.539822126618618" calcext:value-type="float">
            <text:p>0.5398221266</text:p>
          </table:table-cell>
        </table:table-row>
        <table:table-row table:style-name="ro1">
          <table:table-cell office:value-type="float" office:value="0.536985950101647" calcext:value-type="float">
            <text:p>0.5369859501</text:p>
          </table:table-cell>
        </table:table-row>
        <table:table-row table:style-name="ro1">
          <table:table-cell office:value-type="float" office:value="0.534001606942464" calcext:value-type="float">
            <text:p>0.5340016069</text:p>
          </table:table-cell>
        </table:table-row>
        <table:table-row table:style-name="ro1">
          <table:table-cell office:value-type="float" office:value="0.530872400425978" calcext:value-type="float">
            <text:p>0.5308724004</text:p>
          </table:table-cell>
        </table:table-row>
        <table:table-row table:style-name="ro1">
          <table:table-cell office:value-type="float" office:value="0.52760212855569" calcext:value-type="float">
            <text:p>0.5276021286</text:p>
          </table:table-cell>
        </table:table-row>
        <table:table-row table:style-name="ro1">
          <table:table-cell office:value-type="float" office:value="0.52419505602334" calcext:value-type="float">
            <text:p>0.524195056</text:p>
          </table:table-cell>
        </table:table-row>
        <table:table-row table:style-name="ro1">
          <table:table-cell office:value-type="float" office:value="0.520655886535271" calcext:value-type="float">
            <text:p>0.5206558865</text:p>
          </table:table-cell>
        </table:table-row>
        <table:table-row table:style-name="ro1">
          <table:table-cell office:value-type="float" office:value="0.516989735495499" calcext:value-type="float">
            <text:p>0.5169897355</text:p>
          </table:table-cell>
        </table:table-row>
        <table:table-row table:style-name="ro1">
          <table:table-cell office:value-type="float" office:value="0.513202103045499" calcext:value-type="float">
            <text:p>0.513202103</text:p>
          </table:table-cell>
        </table:table-row>
        <table:table-row table:style-name="ro1">
          <table:table-cell office:value-type="float" office:value="0.509298847460697" calcext:value-type="float">
            <text:p>0.5092988475</text:p>
          </table:table-cell>
        </table:table-row>
        <table:table-row table:style-name="ro1">
          <table:table-cell office:value-type="float" office:value="0.505286158903676" calcext:value-type="float">
            <text:p>0.5052861589</text:p>
          </table:table-cell>
        </table:table-row>
        <table:table-row table:style-name="ro1">
          <table:table-cell office:value-type="float" office:value="0.501170533534091" calcext:value-type="float">
            <text:p>0.5011705335</text:p>
          </table:table-cell>
        </table:table-row>
        <table:table-row table:style-name="ro1">
          <table:table-cell office:value-type="float" office:value="0.496958747975296" calcext:value-type="float">
            <text:p>0.496958748</text:p>
          </table:table-cell>
        </table:table-row>
        <table:table-row table:style-name="ro1">
          <table:table-cell office:value-type="float" office:value="0.492657834137683" calcext:value-type="float">
            <text:p>0.4926578341</text:p>
          </table:table-cell>
        </table:table-row>
        <table:table-row table:style-name="ro1">
          <table:table-cell office:value-type="float" office:value="0.488275054398725" calcext:value-type="float">
            <text:p>0.4882750544</text:p>
          </table:table-cell>
        </table:table-row>
        <table:table-row table:style-name="ro1">
          <table:table-cell office:value-type="float" office:value="0.483817877139743" calcext:value-type="float">
            <text:p>0.4838178771</text:p>
          </table:table-cell>
        </table:table-row>
        <table:table-row table:style-name="ro1">
          <table:table-cell office:value-type="float" office:value="0.479293952639368" calcext:value-type="float">
            <text:p>0.4792939526</text:p>
          </table:table-cell>
        </table:table-row>
        <table:table-row table:style-name="ro1">
          <table:table-cell office:value-type="float" office:value="0.474711089323729" calcext:value-type="float">
            <text:p>0.4747110893</text:p>
          </table:table-cell>
        </table:table-row>
        <table:table-row table:style-name="ro1">
          <table:table-cell office:value-type="float" office:value="0.470077230373337" calcext:value-type="float">
            <text:p>0.4700772304</text:p>
          </table:table-cell>
        </table:table-row>
        <table:table-row table:style-name="ro1">
          <table:table-cell office:value-type="float" office:value="0.465400430686695" calcext:value-type="float">
            <text:p>0.4654004307</text:p>
          </table:table-cell>
        </table:table-row>
        <table:table-row table:style-name="ro1">
          <table:table-cell office:value-type="float" office:value="0.460688834200605" calcext:value-type="float">
            <text:p>0.4606888342</text:p>
          </table:table-cell>
        </table:table-row>
        <table:table-row table:style-name="ro1">
          <table:table-cell office:value-type="float" office:value="0.455950651567198" calcext:value-type="float">
            <text:p>0.4559506516</text:p>
          </table:table-cell>
        </table:table-row>
        <table:table-row table:style-name="ro1">
          <table:table-cell office:value-type="float" office:value="0.451194138187663" calcext:value-type="float">
            <text:p>0.4511941382</text:p>
          </table:table-cell>
        </table:table-row>
        <table:table-row table:style-name="ro1">
          <table:table-cell office:value-type="float" office:value="0.446427572602696" calcext:value-type="float">
            <text:p>0.4464275726</text:p>
          </table:table-cell>
        </table:table-row>
        <table:table-row table:style-name="ro1">
          <table:table-cell office:value-type="float" office:value="0.441659235239657" calcext:value-type="float">
            <text:p>0.4416592352</text:p>
          </table:table-cell>
        </table:table-row>
        <table:table-row table:style-name="ro1">
          <table:table-cell office:value-type="float" office:value="0.436897387516437" calcext:value-type="float">
            <text:p>0.4368973875</text:p>
          </table:table-cell>
        </table:table-row>
        <table:table-row table:style-name="ro1">
          <table:table-cell office:value-type="float" office:value="0.432150251302034" calcext:value-type="float">
            <text:p>0.4321502513</text:p>
          </table:table-cell>
        </table:table-row>
        <table:table-row table:style-name="ro1">
          <table:table-cell office:value-type="float" office:value="0.427425988733845" calcext:value-type="float">
            <text:p>0.4274259887</text:p>
          </table:table-cell>
        </table:table-row>
        <table:table-row table:style-name="ro1">
          <table:table-cell office:value-type="float" office:value="0.422732682391666" calcext:value-type="float">
            <text:p>0.4227326824</text:p>
          </table:table-cell>
        </table:table-row>
        <table:table-row table:style-name="ro1">
          <table:table-cell office:value-type="float" office:value="0.4180783158284" calcext:value-type="float">
            <text:p>0.4180783158</text:p>
          </table:table-cell>
        </table:table-row>
        <table:table-row table:style-name="ro1">
          <table:table-cell office:value-type="float" office:value="0.413470754457481" calcext:value-type="float">
            <text:p>0.4134707545</text:p>
          </table:table-cell>
        </table:table-row>
        <table:table-row table:style-name="ro1">
          <table:table-cell office:value-type="float" office:value="0.408917726797007" calcext:value-type="float">
            <text:p>0.4089177268</text:p>
          </table:table-cell>
        </table:table-row>
        <table:table-row table:style-name="ro1">
          <table:table-cell office:value-type="float" office:value="0.404426806070579" calcext:value-type="float">
            <text:p>0.4044268061</text:p>
          </table:table-cell>
        </table:table-row>
        <table:table-row table:style-name="ro1">
          <table:table-cell office:value-type="float" office:value="0.400005392164863" calcext:value-type="float">
            <text:p>0.4000053922</text:p>
          </table:table-cell>
        </table:table-row>
        <table:table-row table:style-name="ro1">
          <table:table-cell office:value-type="float" office:value="0.395660693943845" calcext:value-type="float">
            <text:p>0.3956606939</text:p>
          </table:table-cell>
        </table:table-row>
        <table:table-row table:style-name="ro1">
          <table:table-cell office:value-type="float" office:value="0.391399711919814" calcext:value-type="float">
            <text:p>0.3913997119</text:p>
          </table:table-cell>
        </table:table-row>
        <table:table-row table:style-name="ro1">
          <table:table-cell office:value-type="float" office:value="0.387229221281049" calcext:value-type="float">
            <text:p>0.3872292213</text:p>
          </table:table-cell>
        </table:table-row>
        <table:table-row table:style-name="ro1">
          <table:table-cell office:value-type="float" office:value="0.383155755276211" calcext:value-type="float">
            <text:p>0.3831557553</text:p>
          </table:table-cell>
        </table:table-row>
        <table:table-row table:style-name="ro1">
          <table:table-cell office:value-type="float" office:value="0.379185588955454" calcext:value-type="float">
            <text:p>0.379185589</text:p>
          </table:table-cell>
        </table:table-row>
        <table:table-row table:style-name="ro1">
          <table:table-cell office:value-type="float" office:value="0.375324723268247" calcext:value-type="float">
            <text:p>0.3753247233</text:p>
          </table:table-cell>
        </table:table-row>
        <table:table-row table:style-name="ro1">
          <table:table-cell office:value-type="float" office:value="0.371578869517901" calcext:value-type="float">
            <text:p>0.3715788695</text:p>
          </table:table-cell>
        </table:table-row>
        <table:table-row table:style-name="ro1">
          <table:table-cell office:value-type="float" office:value="0.367953434172808" calcext:value-type="float">
            <text:p>0.3679534342</text:p>
          </table:table-cell>
        </table:table-row>
        <table:table-row table:style-name="ro1">
          <table:table-cell office:value-type="float" office:value="0.364453504034398" calcext:value-type="float">
            <text:p>0.364453504</text:p>
          </table:table-cell>
        </table:table-row>
        <table:table-row table:style-name="ro1">
          <table:table-cell office:value-type="float" office:value="0.361083831761795" calcext:value-type="float">
            <text:p>0.3610838318</text:p>
          </table:table-cell>
        </table:table-row>
        <table:table-row table:style-name="ro1">
          <table:table-cell office:value-type="float" office:value="0.357848821753196" calcext:value-type="float">
            <text:p>0.3578488218</text:p>
          </table:table-cell>
        </table:table-row>
        <table:table-row table:style-name="ro1">
          <table:table-cell office:value-type="float" office:value="0.354752516383953" calcext:value-type="float">
            <text:p>0.3547525164</text:p>
          </table:table-cell>
        </table:table-row>
        <table:table-row table:style-name="ro1">
          <table:table-cell office:value-type="float" office:value="0.351798582601367" calcext:value-type="float">
            <text:p>0.3517985826</text:p>
          </table:table-cell>
        </table:table-row>
        <table:table-row table:style-name="ro1">
          <table:table-cell office:value-type="float" office:value="0.348990298876194" calcext:value-type="float">
            <text:p>0.3489902989</text:p>
          </table:table-cell>
        </table:table-row>
        <table:table-row table:style-name="ro1">
          <table:table-cell office:value-type="float" office:value="0.346330542510864" calcext:value-type="float">
            <text:p>0.3463305425</text:p>
          </table:table-cell>
        </table:table-row>
        <table:table-row table:style-name="ro1">
          <table:table-cell office:value-type="float" office:value="0.343821777304405" calcext:value-type="float">
            <text:p>0.3438217773</text:p>
          </table:table-cell>
        </table:table-row>
        <table:table-row table:style-name="ro1">
          <table:table-cell office:value-type="float" office:value="0.341466041574085" calcext:value-type="float">
            <text:p>0.3414660416</text:p>
          </table:table-cell>
        </table:table-row>
        <table:table-row table:style-name="ro1">
          <table:table-cell office:value-type="float" office:value="0.339264936533756" calcext:value-type="float">
            <text:p>0.3392649365</text:p>
          </table:table-cell>
        </table:table-row>
        <table:table-row table:style-name="ro1">
          <table:table-cell office:value-type="float" office:value="0.337219615028922" calcext:value-type="float">
            <text:p>0.337219615</text:p>
          </table:table-cell>
        </table:table-row>
        <table:table-row table:style-name="ro1">
          <table:table-cell office:value-type="float" office:value="0.3353307706285" calcext:value-type="float">
            <text:p>0.3353307706</text:p>
          </table:table-cell>
        </table:table-row>
        <table:table-row table:style-name="ro1">
          <table:table-cell office:value-type="float" office:value="0.333598627073311" calcext:value-type="float">
            <text:p>0.3335986271</text:p>
          </table:table-cell>
        </table:table-row>
        <table:table-row table:style-name="ro1">
          <table:table-cell office:value-type="float" office:value="0.332022928081266" calcext:value-type="float">
            <text:p>0.3320229281</text:p>
          </table:table-cell>
        </table:table-row>
        <table:table-row table:style-name="ro1">
          <table:table-cell office:value-type="float" office:value="0.330602927509271" calcext:value-type="float">
            <text:p>0.3306029275</text:p>
          </table:table-cell>
        </table:table-row>
        <table:table-row table:style-name="ro1">
          <table:table-cell office:value-type="float" office:value="0.329337379871843" calcext:value-type="float">
            <text:p>0.3293373799</text:p>
          </table:table-cell>
        </table:table-row>
        <table:table-row table:style-name="ro1">
          <table:table-cell office:value-type="float" office:value="0.328224531216434" calcext:value-type="float">
            <text:p>0.3282245312</text:p>
          </table:table-cell>
        </table:table-row>
        <table:table-row table:style-name="ro1">
          <table:table-cell office:value-type="float" office:value="0.327262110355465" calcext:value-type="float">
            <text:p>0.3272621104</text:p>
          </table:table-cell>
        </table:table-row>
        <table:table-row table:style-name="ro1">
          <table:table-cell office:value-type="float" office:value="0.326447320455076" calcext:value-type="float">
            <text:p>0.3264473205</text:p>
          </table:table-cell>
        </table:table-row>
        <table:table-row table:style-name="ro1">
          <table:table-cell office:value-type="float" office:value="0.32577683098058" calcext:value-type="float">
            <text:p>0.325776831</text:p>
          </table:table-cell>
        </table:table-row>
        <table:table-row table:style-name="ro1">
          <table:table-cell office:value-type="float" office:value="0.325246769998634" calcext:value-type="float">
            <text:p>0.32524677</text:p>
          </table:table-cell>
        </table:table-row>
        <table:table-row table:style-name="ro1">
          <table:table-cell office:value-type="float" office:value="0.324852716836118" calcext:value-type="float">
            <text:p>0.3248527168</text:p>
          </table:table-cell>
        </table:table-row>
        <table:table-row table:style-name="ro1">
          <table:table-cell office:value-type="float" office:value="0.324589695095723" calcext:value-type="float">
            <text:p>0.3245896951</text:p>
          </table:table-cell>
        </table:table-row>
        <table:table-row table:style-name="ro1">
          <table:table-cell office:value-type="float" office:value="0.324452166028254" calcext:value-type="float">
            <text:p>0.324452166</text:p>
          </table:table-cell>
        </table:table-row>
        <table:table-row table:style-name="ro1">
          <table:table-cell office:value-type="float" office:value="0.324434022261639" calcext:value-type="float">
            <text:p>0.3244340223</text:p>
          </table:table-cell>
        </table:table-row>
        <table:table-row table:style-name="ro1">
          <table:table-cell office:value-type="float" office:value="0.324528581886656" calcext:value-type="float">
            <text:p>0.3245285819</text:p>
          </table:table-cell>
        </table:table-row>
        <table:table-row table:style-name="ro1">
          <table:table-cell office:value-type="float" office:value="0.324728582899362" calcext:value-type="float">
            <text:p>0.3247285829</text:p>
          </table:table-cell>
        </table:table-row>
        <table:table-row table:style-name="ro1">
          <table:table-cell office:value-type="float" office:value="0.325026178000239" calcext:value-type="float">
            <text:p>0.325026178</text:p>
          </table:table-cell>
        </table:table-row>
        <table:table-row table:style-name="ro1">
          <table:table-cell office:value-type="float" office:value="0.325412929750049" calcext:value-type="float">
            <text:p>0.3254129298</text:p>
          </table:table-cell>
        </table:table-row>
        <table:table-row table:style-name="ro1">
          <table:table-cell office:value-type="float" office:value="0.3258798060824" calcext:value-type="float">
            <text:p>0.3258798061</text:p>
          </table:table-cell>
        </table:table-row>
        <table:table-row table:style-name="ro1">
          <table:table-cell office:value-type="float" office:value="0.326417176173022" calcext:value-type="float">
            <text:p>0.3264171762</text:p>
          </table:table-cell>
        </table:table-row>
        <table:table-row table:style-name="ro1">
          <table:table-cell office:value-type="float" office:value="0.327014806665755" calcext:value-type="float">
            <text:p>0.3270148067</text:p>
          </table:table-cell>
        </table:table-row>
        <table:table-row table:style-name="ro1">
          <table:table-cell office:value-type="float" office:value="0.327661858255248" calcext:value-type="float">
            <text:p>0.3276618583</text:p>
          </table:table-cell>
        </table:table-row>
        <table:table-row table:style-name="ro1">
          <table:table-cell office:value-type="float" office:value="0.328346882626368" calcext:value-type="float">
            <text:p>0.3283468826</text:p>
          </table:table-cell>
        </table:table-row>
        <table:table-row table:style-name="ro1">
          <table:table-cell office:value-type="float" office:value="0.329057819750316" calcext:value-type="float">
            <text:p>0.3290578198</text:p>
          </table:table-cell>
        </table:table-row>
        <table:table-row table:style-name="ro1">
          <table:table-cell office:value-type="float" office:value="0.329781995537465" calcext:value-type="float">
            <text:p>0.3297819955</text:p>
          </table:table-cell>
        </table:table-row>
        <table:table-row table:style-name="ro1">
          <table:table-cell office:value-type="float" office:value="0.566477314669996" calcext:value-type="float">
            <text:p>0.5664773147</text:p>
          </table:table-cell>
        </table:table-row>
        <table:table-row table:style-name="ro1">
          <table:table-cell office:value-type="float" office:value="0.566463691396981" calcext:value-type="float">
            <text:p>0.5664636914</text:p>
          </table:table-cell>
        </table:table-row>
        <table:table-row table:style-name="ro1">
          <table:table-cell office:value-type="float" office:value="0.566414846746684" calcext:value-type="float">
            <text:p>0.5664148467</text:p>
          </table:table-cell>
        </table:table-row>
        <table:table-row table:style-name="ro1">
          <table:table-cell office:value-type="float" office:value="0.566315007507896" calcext:value-type="float">
            <text:p>0.5663150075</text:p>
          </table:table-cell>
        </table:table-row>
        <table:table-row table:style-name="ro1">
          <table:table-cell office:value-type="float" office:value="0.566149614389649" calcext:value-type="float">
            <text:p>0.5661496144</text:p>
          </table:table-cell>
        </table:table-row>
        <table:table-row table:style-name="ro1">
          <table:table-cell office:value-type="float" office:value="0.565905286592961" calcext:value-type="float">
            <text:p>0.5659052866</text:p>
          </table:table-cell>
        </table:table-row>
        <table:table-row table:style-name="ro1">
          <table:table-cell office:value-type="float" office:value="0.565569786714691" calcext:value-type="float">
            <text:p>0.5655697867</text:p>
          </table:table-cell>
        </table:table-row>
        <table:table-row table:style-name="ro1">
          <table:table-cell office:value-type="float" office:value="0.565131985983496" calcext:value-type="float">
            <text:p>0.565131986</text:p>
          </table:table-cell>
        </table:table-row>
        <table:table-row table:style-name="ro1">
          <table:table-cell office:value-type="float" office:value="0.564581829827908" calcext:value-type="float">
            <text:p>0.5645818298</text:p>
          </table:table-cell>
        </table:table-row>
        <table:table-row table:style-name="ro1">
          <table:table-cell office:value-type="float" office:value="0.563910303776511" calcext:value-type="float">
            <text:p>0.5639103038</text:p>
          </table:table-cell>
        </table:table-row>
        <table:table-row table:style-name="ro1">
          <table:table-cell office:value-type="float" office:value="0.563109399690233" calcext:value-type="float">
            <text:p>0.5631093997</text:p>
          </table:table-cell>
        </table:table-row>
        <table:table-row table:style-name="ro1">
          <table:table-cell office:value-type="float" office:value="0.562172082326749" calcext:value-type="float">
            <text:p>0.5621720823</text:p>
          </table:table-cell>
        </table:table-row>
        <table:table-row table:style-name="ro1">
          <table:table-cell office:value-type="float" office:value="0.561092256236985" calcext:value-type="float">
            <text:p>0.5610922562</text:p>
          </table:table-cell>
        </table:table-row>
        <table:table-row table:style-name="ro1">
          <table:table-cell office:value-type="float" office:value="0.559864732993747" calcext:value-type="float">
            <text:p>0.559864733</text:p>
          </table:table-cell>
        </table:table-row>
        <table:table-row table:style-name="ro1">
          <table:table-cell office:value-type="float" office:value="0.558485198752443" calcext:value-type="float">
            <text:p>0.5584851988</text:p>
          </table:table-cell>
        </table:table-row>
        <table:table-row table:style-name="ro1">
          <table:table-cell office:value-type="float" office:value="0.556950182143924" calcext:value-type="float">
            <text:p>0.5569501821</text:p>
          </table:table-cell>
        </table:table-row>
        <table:table-row table:style-name="ro1">
          <table:table-cell office:value-type="float" office:value="0.555257022499435" calcext:value-type="float">
            <text:p>0.5552570225</text:p>
          </table:table-cell>
        </table:table-row>
        <table:table-row table:style-name="ro1">
          <table:table-cell office:value-type="float" office:value="0.55340383840767" calcext:value-type="float">
            <text:p>0.5534038384</text:p>
          </table:table-cell>
        </table:table-row>
        <table:table-row table:style-name="ro1">
          <table:table-cell office:value-type="float" office:value="0.551389496603943" calcext:value-type="float">
            <text:p>0.5513894966</text:p>
          </table:table-cell>
        </table:table-row>
        <table:table-row table:style-name="ro1">
          <table:table-cell office:value-type="float" office:value="0.549213581191464" calcext:value-type="float">
            <text:p>0.5492135812</text:p>
          </table:table-cell>
        </table:table-row>
        <table:table-row table:style-name="ro1">
          <table:table-cell office:value-type="float" office:value="0.546876363194727" calcext:value-type="float">
            <text:p>0.5468763632</text:p>
          </table:table-cell>
        </table:table-row>
        <table:table-row table:style-name="ro1">
          <table:table-cell office:value-type="float" office:value="0.544378770445006" calcext:value-type="float">
            <text:p>0.5443787704</text:p>
          </table:table-cell>
        </table:table-row>
        <table:table-row table:style-name="ro1">
          <table:table-cell office:value-type="float" office:value="0.541722357797964" calcext:value-type="float">
            <text:p>0.5417223578</text:p>
          </table:table-cell>
        </table:table-row>
        <table:table-row table:style-name="ro1">
          <table:table-cell office:value-type="float" office:value="0.538909277683366" calcext:value-type="float">
            <text:p>0.5389092777</text:p>
          </table:table-cell>
        </table:table-row>
        <table:table-row table:style-name="ro1">
          <table:table-cell office:value-type="float" office:value="0.535942250986906" calcext:value-type="float">
            <text:p>0.535942251</text:p>
          </table:table-cell>
        </table:table-row>
        <table:table-row table:style-name="ro1">
          <table:table-cell office:value-type="float" office:value="0.532824538264145" calcext:value-type="float">
            <text:p>0.5328245383</text:p>
          </table:table-cell>
        </table:table-row>
        <table:table-row table:style-name="ro1">
          <table:table-cell office:value-type="float" office:value="0.529559911286553" calcext:value-type="float">
            <text:p>0.5295599113</text:p>
          </table:table-cell>
        </table:table-row>
        <table:table-row table:style-name="ro1">
          <table:table-cell office:value-type="float" office:value="0.526152624919666" calcext:value-type="float">
            <text:p>0.5261526249</text:p>
          </table:table-cell>
        </table:table-row>
        <table:table-row table:style-name="ro1">
          <table:table-cell office:value-type="float" office:value="0.522607389333347" calcext:value-type="float">
            <text:p>0.5226073893</text:p>
          </table:table-cell>
        </table:table-row>
        <table:table-row table:style-name="ro1">
          <table:table-cell office:value-type="float" office:value="0.518929342544166" calcext:value-type="float">
            <text:p>0.5189293425</text:p>
          </table:table-cell>
        </table:table-row>
        <table:table-row table:style-name="ro1">
          <table:table-cell office:value-type="float" office:value="0.515124023289877" calcext:value-type="float">
            <text:p>0.5151240233</text:p>
          </table:table-cell>
        </table:table-row>
        <table:table-row table:style-name="ro1">
          <table:table-cell office:value-type="float" office:value="0.511197344236017" calcext:value-type="float">
            <text:p>0.5111973442</text:p>
          </table:table-cell>
        </table:table-row>
        <table:table-row table:style-name="ro1">
          <table:table-cell office:value-type="float" office:value="0.507155565514606" calcext:value-type="float">
            <text:p>0.5071555655</text:p>
          </table:table-cell>
        </table:table-row>
        <table:table-row table:style-name="ro1">
          <table:table-cell office:value-type="float" office:value="0.503005268594961" calcext:value-type="float">
            <text:p>0.5030052686</text:p>
          </table:table-cell>
        </table:table-row>
        <table:table-row table:style-name="ro1">
          <table:table-cell office:value-type="float" office:value="0.498753330486615" calcext:value-type="float">
            <text:p>0.4987533305</text:p>
          </table:table-cell>
        </table:table-row>
        <table:table-row table:style-name="ro1">
          <table:table-cell office:value-type="float" office:value="0.494406898274356" calcext:value-type="float">
            <text:p>0.4944068983</text:p>
          </table:table-cell>
        </table:table-row>
        <table:table-row table:style-name="ro1">
          <table:table-cell office:value-type="float" office:value="0.489973363985361" calcext:value-type="float">
            <text:p>0.489973364</text:p>
          </table:table-cell>
        </table:table-row>
        <table:table-row table:style-name="ro1">
          <table:table-cell office:value-type="float" office:value="0.485460339788451" calcext:value-type="float">
            <text:p>0.4854603398</text:p>
          </table:table-cell>
        </table:table-row>
        <table:table-row table:style-name="ro1">
          <table:table-cell office:value-type="float" office:value="0.480875633525454" calcext:value-type="float">
            <text:p>0.4808756335</text:p>
          </table:table-cell>
        </table:table-row>
        <table:table-row table:style-name="ro1">
          <table:table-cell office:value-type="float" office:value="0.476227224574668" calcext:value-type="float">
            <text:p>0.4762272246</text:p>
          </table:table-cell>
        </table:table-row>
        <table:table-row table:style-name="ro1">
          <table:table-cell office:value-type="float" office:value="0.47152324004645" calcext:value-type="float">
            <text:p>0.47152324</text:p>
          </table:table-cell>
        </table:table-row>
        <table:table-row table:style-name="ro1">
          <table:table-cell office:value-type="float" office:value="0.466771931310902" calcext:value-type="float">
            <text:p>0.4667719313</text:p>
          </table:table-cell>
        </table:table-row>
        <table:table-row table:style-name="ro1">
          <table:table-cell office:value-type="float" office:value="0.461981650857667" calcext:value-type="float">
            <text:p>0.4619816509</text:p>
          </table:table-cell>
        </table:table-row>
        <table:table-row table:style-name="ro1">
          <table:table-cell office:value-type="float" office:value="0.457160829487844" calcext:value-type="float">
            <text:p>0.4571608295</text:p>
          </table:table-cell>
        </table:table-row>
        <table:table-row table:style-name="ro1">
          <table:table-cell office:value-type="float" office:value="0.452317953838005" calcext:value-type="float">
            <text:p>0.4523179538</text:p>
          </table:table-cell>
        </table:table-row>
        <table:table-row table:style-name="ro1">
          <table:table-cell office:value-type="float" office:value="0.44746154423632" calcext:value-type="float">
            <text:p>0.4474615442</text:p>
          </table:table-cell>
        </table:table-row>
        <table:table-row table:style-name="ro1">
          <table:table-cell office:value-type="float" office:value="0.442600132890798" calcext:value-type="float">
            <text:p>0.4426001329</text:p>
          </table:table-cell>
        </table:table-row>
        <table:table-row table:style-name="ro1">
          <table:table-cell office:value-type="float" office:value="0.437742242409635" calcext:value-type="float">
            <text:p>0.4377422424</text:p>
          </table:table-cell>
        </table:table-row>
        <table:table-row table:style-name="ro1">
          <table:table-cell office:value-type="float" office:value="0.432896364653672" calcext:value-type="float">
            <text:p>0.4328963647</text:p>
          </table:table-cell>
        </table:table-row>
        <table:table-row table:style-name="ro1">
          <table:table-cell office:value-type="float" office:value="0.428070939920957" calcext:value-type="float">
            <text:p>0.4280709399</text:p>
          </table:table-cell>
        </table:table-row>
        <table:table-row table:style-name="ro1">
          <table:table-cell office:value-type="float" office:value="0.423274336463428" calcext:value-type="float">
            <text:p>0.4232743365</text:p>
          </table:table-cell>
        </table:table-row>
        <table:table-row table:style-name="ro1">
          <table:table-cell office:value-type="float" office:value="0.418514830335694" calcext:value-type="float">
            <text:p>0.4185148303</text:p>
          </table:table-cell>
        </table:table-row>
        <table:table-row table:style-name="ro1">
          <table:table-cell office:value-type="float" office:value="0.413800585575935" calcext:value-type="float">
            <text:p>0.4138005856</text:p>
          </table:table-cell>
        </table:table-row>
        <table:table-row table:style-name="ro1">
          <table:table-cell office:value-type="float" office:value="0.409139634718904" calcext:value-type="float">
            <text:p>0.4091396347</text:p>
          </table:table-cell>
        </table:table-row>
        <table:table-row table:style-name="ro1">
          <table:table-cell office:value-type="float" office:value="0.404539859641045" calcext:value-type="float">
            <text:p>0.4045398596</text:p>
          </table:table-cell>
        </table:table-row>
        <table:table-row table:style-name="ro1">
          <table:table-cell office:value-type="float" office:value="0.400008972737717" calcext:value-type="float">
            <text:p>0.4000089727</text:p>
          </table:table-cell>
        </table:table-row>
        <table:table-row table:style-name="ro1">
          <table:table-cell office:value-type="float" office:value="0.395554498432526" calcext:value-type="float">
            <text:p>0.3955544984</text:p>
          </table:table-cell>
        </table:table-row>
        <table:table-row table:style-name="ro1">
          <table:table-cell office:value-type="float" office:value="0.391183755018773" calcext:value-type="float">
            <text:p>0.391183755</text:p>
          </table:table-cell>
        </table:table-row>
        <table:table-row table:style-name="ro1">
          <table:table-cell office:value-type="float" office:value="0.386903836833004" calcext:value-type="float">
            <text:p>0.3869038368</text:p>
          </table:table-cell>
        </table:table-row>
        <table:table-row table:style-name="ro1">
          <table:table-cell office:value-type="float" office:value="0.382721596760678" calcext:value-type="float">
            <text:p>0.3827215968</text:p>
          </table:table-cell>
        </table:table-row>
        <table:table-row table:style-name="ro1">
          <table:table-cell office:value-type="float" office:value="0.378643629073934" calcext:value-type="float">
            <text:p>0.3786436291</text:p>
          </table:table-cell>
        </table:table-row>
        <table:table-row table:style-name="ro1">
          <table:table-cell office:value-type="float" office:value="0.374676252601479" calcext:value-type="float">
            <text:p>0.3746762526</text:p>
          </table:table-cell>
        </table:table-row>
        <table:table-row table:style-name="ro1">
          <table:table-cell office:value-type="float" office:value="0.370825494230578" calcext:value-type="float">
            <text:p>0.3708254942</text:p>
          </table:table-cell>
        </table:table-row>
        <table:table-row table:style-name="ro1">
          <table:table-cell office:value-type="float" office:value="0.367097072741154" calcext:value-type="float">
            <text:p>0.3670970727</text:p>
          </table:table-cell>
        </table:table-row>
        <table:table-row table:style-name="ro1">
          <table:table-cell office:value-type="float" office:value="0.363496382972005" calcext:value-type="float">
            <text:p>0.363496383</text:p>
          </table:table-cell>
        </table:table-row>
        <table:table-row table:style-name="ro1">
          <table:table-cell office:value-type="float" office:value="0.360028480319118" calcext:value-type="float">
            <text:p>0.3600284803</text:p>
          </table:table-cell>
        </table:table-row>
        <table:table-row table:style-name="ro1">
          <table:table-cell office:value-type="float" office:value="0.356698065566107" calcext:value-type="float">
            <text:p>0.3566980656</text:p>
          </table:table-cell>
        </table:table-row>
        <table:table-row table:style-name="ro1">
          <table:table-cell office:value-type="float" office:value="0.35350947004675" calcext:value-type="float">
            <text:p>0.35350947</text:p>
          </table:table-cell>
        </table:table-row>
        <table:table-row table:style-name="ro1">
          <table:table-cell office:value-type="float" office:value="0.350466641139636" calcext:value-type="float">
            <text:p>0.3504666411</text:p>
          </table:table-cell>
        </table:table-row>
        <table:table-row table:style-name="ro1">
          <table:table-cell office:value-type="float" office:value="0.347573128094931" calcext:value-type="float">
            <text:p>0.3475731281</text:p>
          </table:table-cell>
        </table:table-row>
        <table:table-row table:style-name="ro1">
          <table:table-cell office:value-type="float" office:value="0.344832068193245" calcext:value-type="float">
            <text:p>0.3448320682</text:p>
          </table:table-cell>
        </table:table-row>
        <table:table-row table:style-name="ro1">
          <table:table-cell office:value-type="float" office:value="0.342246173236609" calcext:value-type="float">
            <text:p>0.3422461732</text:p>
          </table:table-cell>
        </table:table-row>
        <table:table-row table:style-name="ro1">
          <table:table-cell office:value-type="float" office:value="0.339817716371566" calcext:value-type="float">
            <text:p>0.3398177164</text:p>
          </table:table-cell>
        </table:table-row>
        <table:table-row table:style-name="ro1">
          <table:table-cell office:value-type="float" office:value="0.337548519244369" calcext:value-type="float">
            <text:p>0.3375485192</text:p>
          </table:table-cell>
        </table:table-row>
        <table:table-row table:style-name="ro1">
          <table:table-cell office:value-type="float" office:value="0.335439939488288" calcext:value-type="float">
            <text:p>0.3354399395</text:p>
          </table:table-cell>
        </table:table-row>
        <table:table-row table:style-name="ro1">
          <table:table-cell office:value-type="float" office:value="0.333492858543029" calcext:value-type="float">
            <text:p>0.3334928585</text:p>
          </table:table-cell>
        </table:table-row>
        <table:table-row table:style-name="ro1">
          <table:table-cell office:value-type="float" office:value="0.33170766980626" calcext:value-type="float">
            <text:p>0.3317076698</text:p>
          </table:table-cell>
        </table:table-row>
        <table:table-row table:style-name="ro1">
          <table:table-cell office:value-type="float" office:value="0.330084267117249" calcext:value-type="float">
            <text:p>0.3300842671</text:p>
          </table:table-cell>
        </table:table-row>
        <table:table-row table:style-name="ro1">
          <table:table-cell office:value-type="float" office:value="0.328622033572609" calcext:value-type="float">
            <text:p>0.3286220336</text:p>
          </table:table-cell>
        </table:table-row>
        <table:table-row table:style-name="ro1">
          <table:table-cell office:value-type="float" office:value="0.327319830674158" calcext:value-type="float">
            <text:p>0.3273198307</text:p>
          </table:table-cell>
        </table:table-row>
        <table:table-row table:style-name="ro1">
          <table:table-cell office:value-type="float" office:value="0.32617598780888" calcext:value-type="float">
            <text:p>0.3261759878</text:p>
          </table:table-cell>
        </table:table-row>
        <table:table-row table:style-name="ro1">
          <table:table-cell office:value-type="float" office:value="0.325188292061002" calcext:value-type="float">
            <text:p>0.3251882921</text:p>
          </table:table-cell>
        </table:table-row>
        <table:table-row table:style-name="ro1">
          <table:table-cell office:value-type="float" office:value="0.324353978356181" calcext:value-type="float">
            <text:p>0.3243539784</text:p>
          </table:table-cell>
        </table:table-row>
        <table:table-row table:style-name="ro1">
          <table:table-cell office:value-type="float" office:value="0.323669719937799" calcext:value-type="float">
            <text:p>0.3236697199</text:p>
          </table:table-cell>
        </table:table-row>
        <table:table-row table:style-name="ro1">
          <table:table-cell office:value-type="float" office:value="0.323131619175362" calcext:value-type="float">
            <text:p>0.3231316192</text:p>
          </table:table-cell>
        </table:table-row>
        <table:table-row table:style-name="ro1">
          <table:table-cell office:value-type="float" office:value="0.322735198705021" calcext:value-type="float">
            <text:p>0.3227351987</text:p>
          </table:table-cell>
        </table:table-row>
        <table:table-row table:style-name="ro1">
          <table:table-cell office:value-type="float" office:value="0.322475392902194" calcext:value-type="float">
            <text:p>0.3224753929</text:p>
          </table:table-cell>
        </table:table-row>
        <table:table-row table:style-name="ro1">
          <table:table-cell office:value-type="float" office:value="0.322346539686294" calcext:value-type="float">
            <text:p>0.3223465397</text:p>
          </table:table-cell>
        </table:table-row>
        <table:table-row table:style-name="ro1">
          <table:table-cell office:value-type="float" office:value="0.322342372657578" calcext:value-type="float">
            <text:p>0.3223423727</text:p>
          </table:table-cell>
        </table:table-row>
        <table:table-row table:style-name="ro1">
          <table:table-cell office:value-type="float" office:value="0.322456013566099" calcext:value-type="float">
            <text:p>0.3224560136</text:p>
          </table:table-cell>
        </table:table-row>
        <table:table-row table:style-name="ro1">
          <table:table-cell office:value-type="float" office:value="0.322679965112766" calcext:value-type="float">
            <text:p>0.3226799651</text:p>
          </table:table-cell>
        </table:table-row>
        <table:table-row table:style-name="ro1">
          <table:table-cell office:value-type="float" office:value="0.323006104082515" calcext:value-type="float">
            <text:p>0.3230061041</text:p>
          </table:table-cell>
        </table:table-row>
        <table:table-row table:style-name="ro1">
          <table:table-cell office:value-type="float" office:value="0.323425674809596" calcext:value-type="float">
            <text:p>0.3234256748</text:p>
          </table:table-cell>
        </table:table-row>
        <table:table-row table:style-name="ro1">
          <table:table-cell office:value-type="float" office:value="0.323929282974957" calcext:value-type="float">
            <text:p>0.323929283</text:p>
          </table:table-cell>
        </table:table-row>
        <table:table-row table:style-name="ro1">
          <table:table-cell office:value-type="float" office:value="0.324506889735752" calcext:value-type="float">
            <text:p>0.3245068897</text:p>
          </table:table-cell>
        </table:table-row>
        <table:table-row table:style-name="ro1">
          <table:table-cell office:value-type="float" office:value="0.325147806186943" calcext:value-type="float">
            <text:p>0.3251478062</text:p>
          </table:table-cell>
        </table:table-row>
        <table:table-row table:style-name="ro1">
          <table:table-cell office:value-type="float" office:value="0.325840688155031" calcext:value-type="float">
            <text:p>0.3258406882</text:p>
          </table:table-cell>
        </table:table-row>
        <table:table-row table:style-name="ro1">
          <table:table-cell office:value-type="float" office:value="0.326573531323875" calcext:value-type="float">
            <text:p>0.3265735313</text:p>
          </table:table-cell>
        </table:table-row>
        <table:table-row table:style-name="ro1">
          <table:table-cell office:value-type="float" office:value="0.327333666692638" calcext:value-type="float">
            <text:p>0.3273336667</text:p>
          </table:table-cell>
        </table:table-row>
        <table:table-row table:style-name="ro1">
          <table:table-cell office:value-type="float" office:value="0.328107756365836" calcext:value-type="float">
            <text:p>0.3281077564</text:p>
          </table:table-cell>
        </table:table-row>
        <table:table-row table:style-name="ro1">
          <table:table-cell office:value-type="float" office:value="0.5665714705486" calcext:value-type="float">
            <text:p>0.5665714705</text:p>
          </table:table-cell>
        </table:table-row>
        <table:table-row table:style-name="ro1">
          <table:table-cell office:value-type="float" office:value="0.566665982283317" calcext:value-type="float">
            <text:p>0.5666659823</text:p>
          </table:table-cell>
        </table:table-row>
        <table:table-row table:style-name="ro1">
          <table:table-cell office:value-type="float" office:value="0.566724506983253" calcext:value-type="float">
            <text:p>0.566724507</text:p>
          </table:table-cell>
        </table:table-row>
        <table:table-row table:style-name="ro1">
          <table:table-cell office:value-type="float" office:value="0.566730904157381" calcext:value-type="float">
            <text:p>0.5667309042</text:p>
          </table:table-cell>
        </table:table-row>
        <table:table-row table:style-name="ro1">
          <table:table-cell office:value-type="float" office:value="0.56667025855405" calcext:value-type="float">
            <text:p>0.5666702586</text:p>
          </table:table-cell>
        </table:table-row>
        <table:table-row table:style-name="ro1">
          <table:table-cell office:value-type="float" office:value="0.566528845213698" calcext:value-type="float">
            <text:p>0.5665288452</text:p>
          </table:table-cell>
        </table:table-row>
        <table:table-row table:style-name="ro1">
          <table:table-cell office:value-type="float" office:value="0.566294094828702" calcext:value-type="float">
            <text:p>0.5662940948</text:p>
          </table:table-cell>
        </table:table-row>
        <table:table-row table:style-name="ro1">
          <table:table-cell office:value-type="float" office:value="0.565954559410363" calcext:value-type="float">
            <text:p>0.5659545594</text:p>
          </table:table-cell>
        </table:table-row>
        <table:table-row table:style-name="ro1">
          <table:table-cell office:value-type="float" office:value="0.565499878263044" calcext:value-type="float">
            <text:p>0.5654998783</text:p>
          </table:table-cell>
        </table:table-row>
        <table:table-row table:style-name="ro1">
          <table:table-cell office:value-type="float" office:value="0.564920744265429" calcext:value-type="float">
            <text:p>0.5649207443</text:p>
          </table:table-cell>
        </table:table-row>
        <table:table-row table:style-name="ro1">
          <table:table-cell office:value-type="float" office:value="0.564208870458939" calcext:value-type="float">
            <text:p>0.5642088705</text:p>
          </table:table-cell>
        </table:table-row>
        <table:table-row table:style-name="ro1">
          <table:table-cell office:value-type="float" office:value="0.563356956943275" calcext:value-type="float">
            <text:p>0.5633569569</text:p>
          </table:table-cell>
        </table:table-row>
        <table:table-row table:style-name="ro1">
          <table:table-cell office:value-type="float" office:value="0.562358658079108" calcext:value-type="float">
            <text:p>0.5623586581</text:p>
          </table:table-cell>
        </table:table-row>
        <table:table-row table:style-name="ro1">
          <table:table-cell office:value-type="float" office:value="0.561208549997907" calcext:value-type="float">
            <text:p>0.56120855</text:p>
          </table:table-cell>
        </table:table-row>
        <table:table-row table:style-name="ro1">
          <table:table-cell office:value-type="float" office:value="0.559902098418903" calcext:value-type="float">
            <text:p>0.5599020984</text:p>
          </table:table-cell>
        </table:table-row>
        <table:table-row table:style-name="ro1">
          <table:table-cell office:value-type="float" office:value="0.558435626773195" calcext:value-type="float">
            <text:p>0.5584356268</text:p>
          </table:table-cell>
        </table:table-row>
        <table:table-row table:style-name="ro1">
          <table:table-cell office:value-type="float" office:value="0.556806284635001" calcext:value-type="float">
            <text:p>0.5568062846</text:p>
          </table:table-cell>
        </table:table-row>
        <table:table-row table:style-name="ro1">
          <table:table-cell office:value-type="float" office:value="0.555012016460035" calcext:value-type="float">
            <text:p>0.5550120165</text:p>
          </table:table-cell>
        </table:table-row>
        <table:table-row table:style-name="ro1">
          <table:table-cell office:value-type="float" office:value="0.553051530631039" calcext:value-type="float">
            <text:p>0.5530515306</text:p>
          </table:table-cell>
        </table:table-row>
        <table:table-row table:style-name="ro1">
          <table:table-cell office:value-type="float" office:value="0.550924268810445" calcext:value-type="float">
            <text:p>0.5509242688</text:p>
          </table:table-cell>
        </table:table-row>
        <table:table-row table:style-name="ro1">
          <table:table-cell office:value-type="float" office:value="0.548630375600178" calcext:value-type="float">
            <text:p>0.5486303756</text:p>
          </table:table-cell>
        </table:table-row>
        <table:table-row table:style-name="ro1">
          <table:table-cell office:value-type="float" office:value="0.5461706685086" calcext:value-type="float">
            <text:p>0.5461706685</text:p>
          </table:table-cell>
        </table:table-row>
        <table:table-row table:style-name="ro1">
          <table:table-cell office:value-type="float" office:value="0.543546608224596" calcext:value-type="float">
            <text:p>0.5435466082</text:p>
          </table:table-cell>
        </table:table-row>
        <table:table-row table:style-name="ro1">
          <table:table-cell office:value-type="float" office:value="0.540760269198792" calcext:value-type="float">
            <text:p>0.5407602692</text:p>
          </table:table-cell>
        </table:table-row>
        <table:table-row table:style-name="ro1">
          <table:table-cell office:value-type="float" office:value="0.53781431053192" calcext:value-type="float">
            <text:p>0.5378143105</text:p>
          </table:table-cell>
        </table:table-row>
        <table:table-row table:style-name="ro1">
          <table:table-cell office:value-type="float" office:value="0.534711947170322" calcext:value-type="float">
            <text:p>0.5347119472</text:p>
          </table:table-cell>
        </table:table-row>
        <table:table-row table:style-name="ro1">
          <table:table-cell office:value-type="float" office:value="0.531456921408585" calcext:value-type="float">
            <text:p>0.5314569214</text:p>
          </table:table-cell>
        </table:table-row>
        <table:table-row table:style-name="ro1">
          <table:table-cell office:value-type="float" office:value="0.52805347469933" calcext:value-type="float">
            <text:p>0.5280534747</text:p>
          </table:table-cell>
        </table:table-row>
        <table:table-row table:style-name="ro1">
          <table:table-cell office:value-type="float" office:value="0.524506319770125" calcext:value-type="float">
            <text:p>0.5245063198</text:p>
          </table:table-cell>
        </table:table-row>
        <table:table-row table:style-name="ro1">
          <table:table-cell office:value-type="float" office:value="0.520820613047552" calcext:value-type="float">
            <text:p>0.520820613</text:p>
          </table:table-cell>
        </table:table-row>
        <table:table-row table:style-name="ro1">
          <table:table-cell office:value-type="float" office:value="0.517001927388401" calcext:value-type="float">
            <text:p>0.5170019274</text:p>
          </table:table-cell>
        </table:table-row>
        <table:table-row table:style-name="ro1">
          <table:table-cell office:value-type="float" office:value="0.513056225118013" calcext:value-type="float">
            <text:p>0.5130562251</text:p>
          </table:table-cell>
        </table:table-row>
        <table:table-row table:style-name="ro1">
          <table:table-cell office:value-type="float" office:value="0.508989831375756" calcext:value-type="float">
            <text:p>0.5089898314</text:p>
          </table:table-cell>
        </table:table-row>
        <table:table-row table:style-name="ro1">
          <table:table-cell office:value-type="float" office:value="0.504809407767647" calcext:value-type="float">
            <text:p>0.5048094078</text:p>
          </table:table-cell>
        </table:table-row>
        <table:table-row table:style-name="ro1">
          <table:table-cell office:value-type="float" office:value="0.500521926326105" calcext:value-type="float">
            <text:p>0.5005219263</text:p>
          </table:table-cell>
        </table:table-row>
        <table:table-row table:style-name="ro1">
          <table:table-cell office:value-type="float" office:value="0.496134643776855" calcext:value-type="float">
            <text:p>0.4961346438</text:p>
          </table:table-cell>
        </table:table-row>
        <table:table-row table:style-name="ro1">
          <table:table-cell office:value-type="float" office:value="0.491655076112958" calcext:value-type="float">
            <text:p>0.4916550761</text:p>
          </table:table-cell>
        </table:table-row>
        <table:table-row table:style-name="ro1">
          <table:table-cell office:value-type="float" office:value="0.487090973475994" calcext:value-type="float">
            <text:p>0.4870909735</text:p>
          </table:table-cell>
        </table:table-row>
        <table:table-row table:style-name="ro1">
          <table:table-cell office:value-type="float" office:value="0.482450295344372" calcext:value-type="float">
            <text:p>0.4824502953</text:p>
          </table:table-cell>
        </table:table-row>
        <table:table-row table:style-name="ro1">
          <table:table-cell office:value-type="float" office:value="0.477741186028793" calcext:value-type="float">
            <text:p>0.477741186</text:p>
          </table:table-cell>
        </table:table-row>
        <table:table-row table:style-name="ro1">
          <table:table-cell office:value-type="float" office:value="0.472971950474838" calcext:value-type="float">
            <text:p>0.4729719505</text:p>
          </table:table-cell>
        </table:table-row>
        <table:table-row table:style-name="ro1">
          <table:table-cell office:value-type="float" office:value="0.46815103037271" calcext:value-type="float">
            <text:p>0.4681510304</text:p>
          </table:table-cell>
        </table:table-row>
        <table:table-row table:style-name="ro1">
          <table:table-cell office:value-type="float" office:value="0.463286980574101" calcext:value-type="float">
            <text:p>0.4632869806</text:p>
          </table:table-cell>
        </table:table-row>
        <table:table-row table:style-name="ro1">
          <table:table-cell office:value-type="float" office:value="0.458388445816212" calcext:value-type="float">
            <text:p>0.4583884458</text:p>
          </table:table-cell>
        </table:table-row>
        <table:table-row table:style-name="ro1">
          <table:table-cell office:value-type="float" office:value="0.453464137752905" calcext:value-type="float">
            <text:p>0.4534641378</text:p>
          </table:table-cell>
        </table:table-row>
        <table:table-row table:style-name="ro1">
          <table:table-cell office:value-type="float" office:value="0.448522812292995" calcext:value-type="float">
            <text:p>0.4485228123</text:p>
          </table:table-cell>
        </table:table-row>
        <table:table-row table:style-name="ro1">
          <table:table-cell office:value-type="float" office:value="0.443573247245685" calcext:value-type="float">
            <text:p>0.4435732472</text:p>
          </table:table-cell>
        </table:table-row>
        <table:table-row table:style-name="ro1">
          <table:table-cell office:value-type="float" office:value="0.438624220273133" calcext:value-type="float">
            <text:p>0.4386242203</text:p>
          </table:table-cell>
        </table:table-row>
        <table:table-row table:style-name="ro1">
          <table:table-cell office:value-type="float" office:value="0.433684487150172" calcext:value-type="float">
            <text:p>0.4336844872</text:p>
          </table:table-cell>
        </table:table-row>
        <table:table-row table:style-name="ro1">
          <table:table-cell office:value-type="float" office:value="0.428762760331155" calcext:value-type="float">
            <text:p>0.4287627603</text:p>
          </table:table-cell>
        </table:table-row>
        <table:table-row table:style-name="ro1">
          <table:table-cell office:value-type="float" office:value="0.423867687823949" calcext:value-type="float">
            <text:p>0.4238676878</text:p>
          </table:table-cell>
        </table:table-row>
        <table:table-row table:style-name="ro1">
          <table:table-cell office:value-type="float" office:value="0.419007832371065" calcext:value-type="float">
            <text:p>0.4190078324</text:p>
          </table:table-cell>
        </table:table-row>
        <table:table-row table:style-name="ro1">
          <table:table-cell office:value-type="float" office:value="0.414191650937925" calcext:value-type="float">
            <text:p>0.4141916509</text:p>
          </table:table-cell>
        </table:table-row>
        <table:table-row table:style-name="ro1">
          <table:table-cell office:value-type="float" office:value="0.40942747450828" calcext:value-type="float">
            <text:p>0.4094274745</text:p>
          </table:table-cell>
        </table:table-row>
        <table:table-row table:style-name="ro1">
          <table:table-cell office:value-type="float" office:value="0.404723488186749" calcext:value-type="float">
            <text:p>0.4047234882</text:p>
          </table:table-cell>
        </table:table-row>
        <table:table-row table:style-name="ro1">
          <table:table-cell office:value-type="float" office:value="0.400087711608515" calcext:value-type="float">
            <text:p>0.4000877116</text:p>
          </table:table-cell>
        </table:table-row>
        <table:table-row table:style-name="ro1">
          <table:table-cell office:value-type="float" office:value="0.395527979656152" calcext:value-type="float">
            <text:p>0.3955279797</text:p>
          </table:table-cell>
        </table:table-row>
        <table:table-row table:style-name="ro1">
          <table:table-cell office:value-type="float" office:value="0.391051923483591" calcext:value-type="float">
            <text:p>0.3910519235</text:p>
          </table:table-cell>
        </table:table-row>
        <table:table-row table:style-name="ro1">
          <table:table-cell office:value-type="float" office:value="0.386666951847227" calcext:value-type="float">
            <text:p>0.3866669518</text:p>
          </table:table-cell>
        </table:table-row>
        <table:table-row table:style-name="ro1">
          <table:table-cell office:value-type="float" office:value="0.382380232744172" calcext:value-type="float">
            <text:p>0.3823802327</text:p>
          </table:table-cell>
        </table:table-row>
        <table:table-row table:style-name="ro1">
          <table:table-cell office:value-type="float" office:value="0.378198675357633" calcext:value-type="float">
            <text:p>0.3781986754</text:p>
          </table:table-cell>
        </table:table-row>
        <table:table-row table:style-name="ro1">
          <table:table-cell office:value-type="float" office:value="0.374128912309448" calcext:value-type="float">
            <text:p>0.3741289123</text:p>
          </table:table-cell>
        </table:table-row>
        <table:table-row table:style-name="ro1">
          <table:table-cell office:value-type="float" office:value="0.370177282219741" calcext:value-type="float">
            <text:p>0.3701772822</text:p>
          </table:table-cell>
        </table:table-row>
        <table:table-row table:style-name="ro1">
          <table:table-cell office:value-type="float" office:value="0.366349812573736" calcext:value-type="float">
            <text:p>0.3663498126</text:p>
          </table:table-cell>
        </table:table-row>
        <table:table-row table:style-name="ro1">
          <table:table-cell office:value-type="float" office:value="0.362652202895699" calcext:value-type="float">
            <text:p>0.3626522029</text:p>
          </table:table-cell>
        </table:table-row>
        <table:table-row table:style-name="ro1">
          <table:table-cell office:value-type="float" office:value="0.359089808230022" calcext:value-type="float">
            <text:p>0.3590898082</text:p>
          </table:table-cell>
        </table:table-row>
        <table:table-row table:style-name="ro1">
          <table:table-cell office:value-type="float" office:value="0.355667622929446" calcext:value-type="float">
            <text:p>0.3556676229</text:p>
          </table:table-cell>
        </table:table-row>
        <table:table-row table:style-name="ro1">
          <table:table-cell office:value-type="float" office:value="0.35239026475043" calcext:value-type="float">
            <text:p>0.3523902648</text:p>
          </table:table-cell>
        </table:table-row>
        <table:table-row table:style-name="ro1">
          <table:table-cell office:value-type="float" office:value="0.349261959255645" calcext:value-type="float">
            <text:p>0.3492619593</text:p>
          </table:table-cell>
        </table:table-row>
        <table:table-row table:style-name="ro1">
          <table:table-cell office:value-type="float" office:value="0.346286524523626" calcext:value-type="float">
            <text:p>0.3462865245</text:p>
          </table:table-cell>
        </table:table-row>
        <table:table-row table:style-name="ro1">
          <table:table-cell office:value-type="float" office:value="0.34346735616555" calcext:value-type="float">
            <text:p>0.3434673562</text:p>
          </table:table-cell>
        </table:table-row>
        <table:table-row table:style-name="ro1">
          <table:table-cell office:value-type="float" office:value="0.340807412649158" calcext:value-type="float">
            <text:p>0.3408074126</text:p>
          </table:table-cell>
        </table:table-row>
        <table:table-row table:style-name="ro1">
          <table:table-cell office:value-type="float" office:value="0.338309200929815" calcext:value-type="float">
            <text:p>0.3383092009</text:p>
          </table:table-cell>
        </table:table-row>
        <table:table-row table:style-name="ro1">
          <table:table-cell office:value-type="float" office:value="0.335974762388715" calcext:value-type="float">
            <text:p>0.3359747624</text:p>
          </table:table-cell>
        </table:table-row>
        <table:table-row table:style-name="ro1">
          <table:table-cell office:value-type="float" office:value="0.333805659078219" calcext:value-type="float">
            <text:p>0.3338056591</text:p>
          </table:table-cell>
        </table:table-row>
        <table:table-row table:style-name="ro1">
          <table:table-cell office:value-type="float" office:value="0.331802960274336" calcext:value-type="float">
            <text:p>0.3318029603</text:p>
          </table:table-cell>
        </table:table-row>
        <table:table-row table:style-name="ro1">
          <table:table-cell office:value-type="float" office:value="0.329967229336342" calcext:value-type="float">
            <text:p>0.3299672293</text:p>
          </table:table-cell>
        </table:table-row>
        <table:table-row table:style-name="ro1">
          <table:table-cell office:value-type="float" office:value="0.328298510873539" calcext:value-type="float">
            <text:p>0.3282985109</text:p>
          </table:table-cell>
        </table:table-row>
        <table:table-row table:style-name="ro1">
          <table:table-cell office:value-type="float" office:value="0.326796318219155" calcext:value-type="float">
            <text:p>0.3267963182</text:p>
          </table:table-cell>
        </table:table-row>
        <table:table-row table:style-name="ro1">
          <table:table-cell office:value-type="float" office:value="0.325459621211383" calcext:value-type="float">
            <text:p>0.3254596212</text:p>
          </table:table-cell>
        </table:table-row>
        <table:table-row table:style-name="ro1">
          <table:table-cell office:value-type="float" office:value="0.324286834281557" calcext:value-type="float">
            <text:p>0.3242868343</text:p>
          </table:table-cell>
        </table:table-row>
        <table:table-row table:style-name="ro1">
          <table:table-cell office:value-type="float" office:value="0.323275804849471" calcext:value-type="float">
            <text:p>0.3232758048</text:p>
          </table:table-cell>
        </table:table-row>
        <table:table-row table:style-name="ro1">
          <table:table-cell office:value-type="float" office:value="0.322423802025835" calcext:value-type="float">
            <text:p>0.322423802</text:p>
          </table:table-cell>
        </table:table-row>
        <table:table-row table:style-name="ro1">
          <table:table-cell office:value-type="float" office:value="0.321727505621873" calcext:value-type="float">
            <text:p>0.3217275056</text:p>
          </table:table-cell>
        </table:table-row>
        <table:table-row table:style-name="ro1">
          <table:table-cell office:value-type="float" office:value="0.321182995466058" calcext:value-type="float">
            <text:p>0.3211829955</text:p>
          </table:table-cell>
        </table:table-row>
        <table:table-row table:style-name="ro1">
          <table:table-cell office:value-type="float" office:value="0.32078574102799" calcext:value-type="float">
            <text:p>0.320785741</text:p>
          </table:table-cell>
        </table:table-row>
        <table:table-row table:style-name="ro1">
          <table:table-cell office:value-type="float" office:value="0.320530591349409" calcext:value-type="float">
            <text:p>0.3205305913</text:p>
          </table:table-cell>
        </table:table-row>
        <table:table-row table:style-name="ro1">
          <table:table-cell office:value-type="float" office:value="0.32041176528235" calcext:value-type="float">
            <text:p>0.3204117653</text:p>
          </table:table-cell>
        </table:table-row>
        <table:table-row table:style-name="ro1">
          <table:table-cell office:value-type="float" office:value="0.320422842034438" calcext:value-type="float">
            <text:p>0.320422842</text:p>
          </table:table-cell>
        </table:table-row>
        <table:table-row table:style-name="ro1">
          <table:table-cell office:value-type="float" office:value="0.320556752021327" calcext:value-type="float">
            <text:p>0.320556752</text:p>
          </table:table-cell>
        </table:table-row>
        <table:table-row table:style-name="ro1">
          <table:table-cell office:value-type="float" office:value="0.320805768026264" calcext:value-type="float">
            <text:p>0.320805768</text:p>
          </table:table-cell>
        </table:table-row>
        <table:table-row table:style-name="ro1">
          <table:table-cell office:value-type="float" office:value="0.321161496666808" calcext:value-type="float">
            <text:p>0.3211614967</text:p>
          </table:table-cell>
        </table:table-row>
        <table:table-row table:style-name="ro1">
          <table:table-cell office:value-type="float" office:value="0.321614870168686" calcext:value-type="float">
            <text:p>0.3216148702</text:p>
          </table:table-cell>
        </table:table-row>
        <table:table-row table:style-name="ro1">
          <table:table-cell office:value-type="float" office:value="0.322156138446777" calcext:value-type="float">
            <text:p>0.3221561384</text:p>
          </table:table-cell>
        </table:table-row>
        <table:table-row table:style-name="ro1">
          <table:table-cell office:value-type="float" office:value="0.322774861493251" calcext:value-type="float">
            <text:p>0.3227748615</text:p>
          </table:table-cell>
        </table:table-row>
        <table:table-row table:style-name="ro1">
          <table:table-cell office:value-type="float" office:value="0.323459902072837" calcext:value-type="float">
            <text:p>0.3234599021</text:p>
          </table:table-cell>
        </table:table-row>
        <table:table-row table:style-name="ro1">
          <table:table-cell office:value-type="float" office:value="0.324199418725237" calcext:value-type="float">
            <text:p>0.3241994187</text:p>
          </table:table-cell>
        </table:table-row>
        <table:table-row table:style-name="ro1">
          <table:table-cell office:value-type="float" office:value="0.324980859074671" calcext:value-type="float">
            <text:p>0.3249808591</text:p>
          </table:table-cell>
        </table:table-row>
        <table:table-row table:style-name="ro1">
          <table:table-cell office:value-type="float" office:value="0.325790953446574" calcext:value-type="float">
            <text:p>0.3257909534</text:p>
          </table:table-cell>
        </table:table-row>
        <table:table-row table:style-name="ro1">
          <table:table-cell office:value-type="float" office:value="0.326615708791421" calcext:value-type="float">
            <text:p>0.3266157088</text:p>
          </table:table-cell>
        </table:table-row>
        <table:table-row table:style-name="ro1">
          <table:table-cell office:value-type="float" office:value="0.566536725676716" calcext:value-type="float">
            <text:p>0.5665367257</text:p>
          </table:table-cell>
        </table:table-row>
        <table:table-row table:style-name="ro1">
          <table:table-cell office:value-type="float" office:value="0.56674082492233" calcext:value-type="float">
            <text:p>0.5667408249</text:p>
          </table:table-cell>
        </table:table-row>
        <table:table-row table:style-name="ro1">
          <table:table-cell office:value-type="float" office:value="0.566908198806091" calcext:value-type="float">
            <text:p>0.5669081988</text:p>
          </table:table-cell>
        </table:table-row>
        <table:table-row table:style-name="ro1">
          <table:table-cell office:value-type="float" office:value="0.567022351741618" calcext:value-type="float">
            <text:p>0.5670223517</text:p>
          </table:table-cell>
        </table:table-row>
        <table:table-row table:style-name="ro1">
          <table:table-cell office:value-type="float" office:value="0.567068023725147" calcext:value-type="float">
            <text:p>0.5670680237</text:p>
          </table:table-cell>
        </table:table-row>
        <table:table-row table:style-name="ro1">
          <table:table-cell office:value-type="float" office:value="0.567031155899513" calcext:value-type="float">
            <text:p>0.5670311559</text:p>
          </table:table-cell>
        </table:table-row>
        <table:table-row table:style-name="ro1">
          <table:table-cell office:value-type="float" office:value="0.566898856399986" calcext:value-type="float">
            <text:p>0.5668988564</text:p>
          </table:table-cell>
        </table:table-row>
        <table:table-row table:style-name="ro1">
          <table:table-cell office:value-type="float" office:value="0.566659366481928" calcext:value-type="float">
            <text:p>0.5666593665</text:p>
          </table:table-cell>
        </table:table-row>
        <table:table-row table:style-name="ro1">
          <table:table-cell office:value-type="float" office:value="0.566302026930303" calcext:value-type="float">
            <text:p>0.5663020269</text:p>
          </table:table-cell>
        </table:table-row>
        <table:table-row table:style-name="ro1">
          <table:table-cell office:value-type="float" office:value="0.56581724475102" calcext:value-type="float">
            <text:p>0.5658172448</text:p>
          </table:table-cell>
        </table:table-row>
        <table:table-row table:style-name="ro1">
          <table:table-cell office:value-type="float" office:value="0.565196460144114" calcext:value-type="float">
            <text:p>0.5651964601</text:p>
          </table:table-cell>
        </table:table-row>
        <table:table-row table:style-name="ro1">
          <table:table-cell office:value-type="float" office:value="0.564432113758774" calcext:value-type="float">
            <text:p>0.5644321138</text:p>
          </table:table-cell>
        </table:table-row>
        <table:table-row table:style-name="ro1">
          <table:table-cell office:value-type="float" office:value="0.563517614230201" calcext:value-type="float">
            <text:p>0.5635176142</text:p>
          </table:table-cell>
        </table:table-row>
        <table:table-row table:style-name="ro1">
          <table:table-cell office:value-type="float" office:value="0.562447305998311" calcext:value-type="float">
            <text:p>0.562447306</text:p>
          </table:table-cell>
        </table:table-row>
        <table:table-row table:style-name="ro1">
          <table:table-cell office:value-type="float" office:value="0.561216437408274" calcext:value-type="float">
            <text:p>0.5612164374</text:p>
          </table:table-cell>
        </table:table-row>
        <table:table-row table:style-name="ro1">
          <table:table-cell office:value-type="float" office:value="0.559821129092896" calcext:value-type="float">
            <text:p>0.5598211291</text:p>
          </table:table-cell>
        </table:table-row>
        <table:table-row table:style-name="ro1">
          <table:table-cell office:value-type="float" office:value="0.55825834263684" calcext:value-type="float">
            <text:p>0.5582583426</text:p>
          </table:table-cell>
        </table:table-row>
        <table:table-row table:style-name="ro1">
          <table:table-cell office:value-type="float" office:value="0.556525849522679" calcext:value-type="float">
            <text:p>0.5565258495</text:p>
          </table:table-cell>
        </table:table-row>
        <table:table-row table:style-name="ro1">
          <table:table-cell office:value-type="float" office:value="0.554622200358797" calcext:value-type="float">
            <text:p>0.5546222004</text:p>
          </table:table-cell>
        </table:table-row>
        <table:table-row table:style-name="ro1">
          <table:table-cell office:value-type="float" office:value="0.55254669438913" calcext:value-type="float">
            <text:p>0.5525466944</text:p>
          </table:table-cell>
        </table:table-row>
        <table:table-row table:style-name="ro1">
          <table:table-cell office:value-type="float" office:value="0.550299349284734" calcext:value-type="float">
            <text:p>0.5502993493</text:p>
          </table:table-cell>
        </table:table-row>
        <table:table-row table:style-name="ro1">
          <table:table-cell office:value-type="float" office:value="0.547880871217208" calcext:value-type="float">
            <text:p>0.5478808712</text:p>
          </table:table-cell>
        </table:table-row>
        <table:table-row table:style-name="ro1">
          <table:table-cell office:value-type="float" office:value="0.545292625213946" calcext:value-type="float">
            <text:p>0.5452926252</text:p>
          </table:table-cell>
        </table:table-row>
        <table:table-row table:style-name="ro1">
          <table:table-cell office:value-type="float" office:value="0.542536605795231" calcext:value-type="float">
            <text:p>0.5425366058</text:p>
          </table:table-cell>
        </table:table-row>
        <table:table-row table:style-name="ro1">
          <table:table-cell office:value-type="float" office:value="0.539615407893169" calcext:value-type="float">
            <text:p>0.5396154079</text:p>
          </table:table-cell>
        </table:table-row>
        <table:table-row table:style-name="ro1">
          <table:table-cell office:value-type="float" office:value="0.536532198052465" calcext:value-type="float">
            <text:p>0.5365321981</text:p>
          </table:table-cell>
        </table:table-row>
        <table:table-row table:style-name="ro1">
          <table:table-cell office:value-type="float" office:value="0.533290685913028" calcext:value-type="float">
            <text:p>0.5332906859</text:p>
          </table:table-cell>
        </table:table-row>
        <table:table-row table:style-name="ro1">
          <table:table-cell office:value-type="float" office:value="0.529895095974431" calcext:value-type="float">
            <text:p>0.529895096</text:p>
          </table:table-cell>
        </table:table-row>
        <table:table-row table:style-name="ro1">
          <table:table-cell office:value-type="float" office:value="0.526350139642194" calcext:value-type="float">
            <text:p>0.5263501396</text:p>
          </table:table-cell>
        </table:table-row>
        <table:table-row table:style-name="ro1">
          <table:table-cell office:value-type="float" office:value="0.52266098755592" calcext:value-type="float">
            <text:p>0.5226609876</text:p>
          </table:table-cell>
        </table:table-row>
        <table:table-row table:style-name="ro1">
          <table:table-cell office:value-type="float" office:value="0.518833242199261" calcext:value-type="float">
            <text:p>0.5188332422</text:p>
          </table:table-cell>
        </table:table-row>
        <table:table-row table:style-name="ro1">
          <table:table-cell office:value-type="float" office:value="0.514872910791727" calcext:value-type="float">
            <text:p>0.5148729108</text:p>
          </table:table-cell>
        </table:table-row>
        <table:table-row table:style-name="ro1">
          <table:table-cell office:value-type="float" office:value="0.510786378462335" calcext:value-type="float">
            <text:p>0.5107863785</text:p>
          </table:table-cell>
        </table:table-row>
        <table:table-row table:style-name="ro1">
          <table:table-cell office:value-type="float" office:value="0.506580381705096" calcext:value-type="float">
            <text:p>0.5065803817</text:p>
          </table:table-cell>
        </table:table-row>
        <table:table-row table:style-name="ro1">
          <table:table-cell office:value-type="float" office:value="0.502261982116342" calcext:value-type="float">
            <text:p>0.5022619821</text:p>
          </table:table-cell>
        </table:table-row>
        <table:table-row table:style-name="ro1">
          <table:table-cell office:value-type="float" office:value="0.497838540413888" calcext:value-type="float">
            <text:p>0.4978385404</text:p>
          </table:table-cell>
        </table:table-row>
        <table:table-row table:style-name="ro1">
          <table:table-cell office:value-type="float" office:value="0.493317690738042" calcext:value-type="float">
            <text:p>0.4933176907</text:p>
          </table:table-cell>
        </table:table-row>
        <table:table-row table:style-name="ro1">
          <table:table-cell office:value-type="float" office:value="0.488707315234448" calcext:value-type="float">
            <text:p>0.4887073152</text:p>
          </table:table-cell>
        </table:table-row>
        <table:table-row table:style-name="ro1">
          <table:table-cell office:value-type="float" office:value="0.484015518918768" calcext:value-type="float">
            <text:p>0.4840155189</text:p>
          </table:table-cell>
        </table:table-row>
        <table:table-row table:style-name="ro1">
          <table:table-cell office:value-type="float" office:value="0.479250604823205" calcext:value-type="float">
            <text:p>0.4792506048</text:p>
          </table:table-cell>
        </table:table-row>
        <table:table-row table:style-name="ro1">
          <table:table-cell office:value-type="float" office:value="0.474421049424869" calcext:value-type="float">
            <text:p>0.4744210494</text:p>
          </table:table-cell>
        </table:table-row>
        <table:table-row table:style-name="ro1">
          <table:table-cell office:value-type="float" office:value="0.469535478355971" calcext:value-type="float">
            <text:p>0.4695354784</text:p>
          </table:table-cell>
        </table:table-row>
        <table:table-row table:style-name="ro1">
          <table:table-cell office:value-type="float" office:value="0.464602642395874" calcext:value-type="float">
            <text:p>0.4646026424</text:p>
          </table:table-cell>
        </table:table-row>
        <table:table-row table:style-name="ro1">
          <table:table-cell office:value-type="float" office:value="0.459631393744964" calcext:value-type="float">
            <text:p>0.4596313937</text:p>
          </table:table-cell>
        </table:table-row>
        <table:table-row table:style-name="ro1">
          <table:table-cell office:value-type="float" office:value="0.454630662580372" calcext:value-type="float">
            <text:p>0.4546306626</text:p>
          </table:table-cell>
        </table:table-row>
        <table:table-row table:style-name="ro1">
          <table:table-cell office:value-type="float" office:value="0.449609433893538" calcext:value-type="float">
            <text:p>0.4496094339</text:p>
          </table:table-cell>
        </table:table-row>
        <table:table-row table:style-name="ro1">
          <table:table-cell office:value-type="float" office:value="0.444576724609601" calcext:value-type="float">
            <text:p>0.4445767246</text:p>
          </table:table-cell>
        </table:table-row>
        <table:table-row table:style-name="ro1">
          <table:table-cell office:value-type="float" office:value="0.43954156098864" calcext:value-type="float">
            <text:p>0.439541561</text:p>
          </table:table-cell>
        </table:table-row>
        <table:table-row table:style-name="ro1">
          <table:table-cell office:value-type="float" office:value="0.434512956308753" calcext:value-type="float">
            <text:p>0.4345129563</text:p>
          </table:table-cell>
        </table:table-row>
        <table:table-row table:style-name="ro1">
          <table:table-cell office:value-type="float" office:value="0.429499888830966" calcext:value-type="float">
            <text:p>0.4294998888</text:p>
          </table:table-cell>
        </table:table-row>
        <table:table-row table:style-name="ro1">
          <table:table-cell office:value-type="float" office:value="0.424511280045996" calcext:value-type="float">
            <text:p>0.42451128</text:p>
          </table:table-cell>
        </table:table-row>
        <table:table-row table:style-name="ro1">
          <table:table-cell office:value-type="float" office:value="0.419555973202841" calcext:value-type="float">
            <text:p>0.4195559732</text:p>
          </table:table-cell>
        </table:table-row>
        <table:table-row table:style-name="ro1">
          <table:table-cell office:value-type="float" office:value="0.414642712119213" calcext:value-type="float">
            <text:p>0.4146427121</text:p>
          </table:table-cell>
        </table:table-row>
        <table:table-row table:style-name="ro1">
          <table:table-cell office:value-type="float" office:value="0.409780120273813" calcext:value-type="float">
            <text:p>0.4097801203</text:p>
          </table:table-cell>
        </table:table-row>
        <table:table-row table:style-name="ro1">
          <table:table-cell office:value-type="float" office:value="0.404976680180443" calcext:value-type="float">
            <text:p>0.4049766802</text:p>
          </table:table-cell>
        </table:table-row>
        <table:table-row table:style-name="ro1">
          <table:table-cell office:value-type="float" office:value="0.400240713043957" calcext:value-type="float">
            <text:p>0.400240713</text:p>
          </table:table-cell>
        </table:table-row>
        <table:table-row table:style-name="ro1">
          <table:table-cell office:value-type="float" office:value="0.395580358698054" calcext:value-type="float">
            <text:p>0.3955803587</text:p>
          </table:table-cell>
        </table:table-row>
        <table:table-row table:style-name="ro1">
          <table:table-cell office:value-type="float" office:value="0.391003555824902" calcext:value-type="float">
            <text:p>0.3910035558</text:p>
          </table:table-cell>
        </table:table-row>
        <table:table-row table:style-name="ro1">
          <table:table-cell office:value-type="float" office:value="0.386518022456615" calcext:value-type="float">
            <text:p>0.3865180225</text:p>
          </table:table-cell>
        </table:table-row>
        <table:table-row table:style-name="ro1">
          <table:table-cell office:value-type="float" office:value="0.382131236758559" calcext:value-type="float">
            <text:p>0.3821312368</text:p>
          </table:table-cell>
        </table:table-row>
        <table:table-row table:style-name="ro1">
          <table:table-cell office:value-type="float" office:value="0.377850418094496" calcext:value-type="float">
            <text:p>0.3778504181</text:p>
          </table:table-cell>
        </table:table-row>
        <table:table-row table:style-name="ro1">
          <table:table-cell office:value-type="float" office:value="0.373682508373578" calcext:value-type="float">
            <text:p>0.3736825084</text:p>
          </table:table-cell>
        </table:table-row>
        <table:table-row table:style-name="ro1">
          <table:table-cell office:value-type="float" office:value="0.369634153679169" calcext:value-type="float">
            <text:p>0.3696341537</text:p>
          </table:table-cell>
        </table:table-row>
        <table:table-row table:style-name="ro1">
          <table:table-cell office:value-type="float" office:value="0.365711686179511" calcext:value-type="float">
            <text:p>0.3657116862</text:p>
          </table:table-cell>
        </table:table-row>
        <table:table-row table:style-name="ro1">
          <table:table-cell office:value-type="float" office:value="0.361921106320233" calcext:value-type="float">
            <text:p>0.3619211063</text:p>
          </table:table-cell>
        </table:table-row>
        <table:table-row table:style-name="ro1">
          <table:table-cell office:value-type="float" office:value="0.35826806529869" calcext:value-type="float">
            <text:p>0.3582680653</text:p>
          </table:table-cell>
        </table:table-row>
        <table:table-row table:style-name="ro1">
          <table:table-cell office:value-type="float" office:value="0.354757847820152" calcext:value-type="float">
            <text:p>0.3547578478</text:p>
          </table:table-cell>
        </table:table-row>
        <table:table-row table:style-name="ro1">
          <table:table-cell office:value-type="float" office:value="0.351395355135824" calcext:value-type="float">
            <text:p>0.3513953551</text:p>
          </table:table-cell>
        </table:table-row>
        <table:table-row table:style-name="ro1">
          <table:table-cell office:value-type="float" office:value="0.348185088362707" calcext:value-type="float">
            <text:p>0.3481850884</text:p>
          </table:table-cell>
        </table:table-row>
        <table:table-row table:style-name="ro1">
          <table:table-cell office:value-type="float" office:value="0.345131132085305" calcext:value-type="float">
            <text:p>0.3451311321</text:p>
          </table:table-cell>
        </table:table-row>
        <table:table-row table:style-name="ro1">
          <table:table-cell office:value-type="float" office:value="0.342237138239159" calcext:value-type="float">
            <text:p>0.3422371382</text:p>
          </table:table-cell>
        </table:table-row>
        <table:table-row table:style-name="ro1">
          <table:table-cell office:value-type="float" office:value="0.339506310276232" calcext:value-type="float">
            <text:p>0.3395063103</text:p>
          </table:table-cell>
        </table:table-row>
        <table:table-row table:style-name="ro1">
          <table:table-cell office:value-type="float" office:value="0.336941387612128" calcext:value-type="float">
            <text:p>0.3369413876</text:p>
          </table:table-cell>
        </table:table-row>
        <table:table-row table:style-name="ro1">
          <table:table-cell office:value-type="float" office:value="0.334544630355149" calcext:value-type="float">
            <text:p>0.3345446304</text:p>
          </table:table-cell>
        </table:table-row>
        <table:table-row table:style-name="ro1">
          <table:table-cell office:value-type="float" office:value="0.332317804317195" calcext:value-type="float">
            <text:p>0.3323178043</text:p>
          </table:table-cell>
        </table:table-row>
        <table:table-row table:style-name="ro1">
          <table:table-cell office:value-type="float" office:value="0.330262166306498" calcext:value-type="float">
            <text:p>0.3302621663</text:p>
          </table:table-cell>
        </table:table-row>
        <table:table-row table:style-name="ro1">
          <table:table-cell office:value-type="float" office:value="0.328378449702203" calcext:value-type="float">
            <text:p>0.3283784497</text:p>
          </table:table-cell>
        </table:table-row>
        <table:table-row table:style-name="ro1">
          <table:table-cell office:value-type="float" office:value="0.326666850310783" calcext:value-type="float">
            <text:p>0.3266668503</text:p>
          </table:table-cell>
        </table:table-row>
        <table:table-row table:style-name="ro1">
          <table:table-cell office:value-type="float" office:value="0.325127012504288" calcext:value-type="float">
            <text:p>0.3251270125</text:p>
          </table:table-cell>
        </table:table-row>
        <table:table-row table:style-name="ro1">
          <table:table-cell office:value-type="float" office:value="0.323758015640452" calcext:value-type="float">
            <text:p>0.3237580156</text:p>
          </table:table-cell>
        </table:table-row>
        <table:table-row table:style-name="ro1">
          <table:table-cell office:value-type="float" office:value="0.322558360764613" calcext:value-type="float">
            <text:p>0.3225583608</text:p>
          </table:table-cell>
        </table:table-row>
        <table:table-row table:style-name="ro1">
          <table:table-cell office:value-type="float" office:value="0.321525957593497" calcext:value-type="float">
            <text:p>0.3215259576</text:p>
          </table:table-cell>
        </table:table-row>
        <table:table-row table:style-name="ro1">
          <table:table-cell office:value-type="float" office:value="0.320658111780822" calcext:value-type="float">
            <text:p>0.3206581118</text:p>
          </table:table-cell>
        </table:table-row>
        <table:table-row table:style-name="ro1">
          <table:table-cell office:value-type="float" office:value="0.319951512464756" calcext:value-type="float">
            <text:p>0.3199515125</text:p>
          </table:table-cell>
        </table:table-row>
        <table:table-row table:style-name="ro1">
          <table:table-cell office:value-type="float" office:value="0.319402220097207" calcext:value-type="float">
            <text:p>0.3194022201</text:p>
          </table:table-cell>
        </table:table-row>
        <table:table-row table:style-name="ro1">
          <table:table-cell office:value-type="float" office:value="0.319005654554947" calcext:value-type="float">
            <text:p>0.3190056546</text:p>
          </table:table-cell>
        </table:table-row>
        <table:table-row table:style-name="ro1">
          <table:table-cell office:value-type="float" office:value="0.318756583532592" calcext:value-type="float">
            <text:p>0.3187565835</text:p>
          </table:table-cell>
        </table:table-row>
        <table:table-row table:style-name="ro1">
          <table:table-cell office:value-type="float" office:value="0.3186491112174" calcext:value-type="float">
            <text:p>0.3186491112</text:p>
          </table:table-cell>
        </table:table-row>
        <table:table-row table:style-name="ro1">
          <table:table-cell office:value-type="float" office:value="0.318676667245928" calcext:value-type="float">
            <text:p>0.3186766672</text:p>
          </table:table-cell>
        </table:table-row>
        <table:table-row table:style-name="ro1">
          <table:table-cell office:value-type="float" office:value="0.318831995942513" calcext:value-type="float">
            <text:p>0.3188319959</text:p>
          </table:table-cell>
        </table:table-row>
        <table:table-row table:style-name="ro1">
          <table:table-cell office:value-type="float" office:value="0.319107145839605" calcext:value-type="float">
            <text:p>0.3191071458</text:p>
          </table:table-cell>
        </table:table-row>
        <table:table-row table:style-name="ro1">
          <table:table-cell office:value-type="float" office:value="0.319493459479924" calcext:value-type="float">
            <text:p>0.3194934595</text:p>
          </table:table-cell>
        </table:table-row>
        <table:table-row table:style-name="ro1">
          <table:table-cell office:value-type="float" office:value="0.319981563500475" calcext:value-type="float">
            <text:p>0.3199815635</text:p>
          </table:table-cell>
        </table:table-row>
        <table:table-row table:style-name="ro1">
          <table:table-cell office:value-type="float" office:value="0.320561358998387" calcext:value-type="float">
            <text:p>0.320561359</text:p>
          </table:table-cell>
        </table:table-row>
        <table:table-row table:style-name="ro1">
          <table:table-cell office:value-type="float" office:value="0.321222012178597" calcext:value-type="float">
            <text:p>0.3212220122</text:p>
          </table:table-cell>
        </table:table-row>
        <table:table-row table:style-name="ro1">
          <table:table-cell office:value-type="float" office:value="0.321951945283374" calcext:value-type="float">
            <text:p>0.3219519453</text:p>
          </table:table-cell>
        </table:table-row>
        <table:table-row table:style-name="ro1">
          <table:table-cell office:value-type="float" office:value="0.322738827803684" calcext:value-type="float">
            <text:p>0.3227388278</text:p>
          </table:table-cell>
        </table:table-row>
        <table:table-row table:style-name="ro1">
          <table:table-cell office:value-type="float" office:value="0.323569567972387" calcext:value-type="float">
            <text:p>0.323569568</text:p>
          </table:table-cell>
        </table:table-row>
        <table:table-row table:style-name="ro1">
          <table:table-cell office:value-type="float" office:value="0.324430304539282" calcext:value-type="float">
            <text:p>0.3244303045</text:p>
          </table:table-cell>
        </table:table-row>
        <table:table-row table:style-name="ro1">
          <table:table-cell office:value-type="float" office:value="0.325306398827983" calcext:value-type="float">
            <text:p>0.3253063988</text:p>
          </table:table-cell>
        </table:table-row>
        <table:table-row table:style-name="ro1">
          <table:table-cell office:value-type="float" office:value="0.566374105861993" calcext:value-type="float">
            <text:p>0.5663741059</text:p>
          </table:table-cell>
        </table:table-row>
        <table:table-row table:style-name="ro1">
          <table:table-cell office:value-type="float" office:value="0.566689073842512" calcext:value-type="float">
            <text:p>0.5666890738</text:p>
          </table:table-cell>
        </table:table-row>
        <table:table-row table:style-name="ro1">
          <table:table-cell office:value-type="float" office:value="0.566966606276787" calcext:value-type="float">
            <text:p>0.5669666063</text:p>
          </table:table-cell>
        </table:table-row>
        <table:table-row table:style-name="ro1">
          <table:table-cell office:value-type="float" office:value="0.567189865067031" calcext:value-type="float">
            <text:p>0.5671898651</text:p>
          </table:table-cell>
        </table:table-row>
        <table:table-row table:style-name="ro1">
          <table:table-cell office:value-type="float" office:value="0.567343257059496" calcext:value-type="float">
            <text:p>0.5673432571</text:p>
          </table:table-cell>
        </table:table-row>
        <table:table-row table:style-name="ro1">
          <table:table-cell office:value-type="float" office:value="0.567412400149034" calcext:value-type="float">
            <text:p>0.5674124001</text:p>
          </table:table-cell>
        </table:table-row>
        <table:table-row table:style-name="ro1">
          <table:table-cell office:value-type="float" office:value="0.567384089639898" calcext:value-type="float">
            <text:p>0.5673840896</text:p>
          </table:table-cell>
        </table:table-row>
        <table:table-row table:style-name="ro1">
          <table:table-cell office:value-type="float" office:value="0.567246264862802" calcext:value-type="float">
            <text:p>0.5672462649</text:p>
          </table:table-cell>
        </table:table-row>
        <table:table-row table:style-name="ro1">
          <table:table-cell office:value-type="float" office:value="0.566987976048213" calcext:value-type="float">
            <text:p>0.566987976</text:p>
          </table:table-cell>
        </table:table-row>
        <table:table-row table:style-name="ro1">
          <table:table-cell office:value-type="float" office:value="0.566599351455909" calcext:value-type="float">
            <text:p>0.5665993515</text:p>
          </table:table-cell>
        </table:table-row>
        <table:table-row table:style-name="ro1">
          <table:table-cell office:value-type="float" office:value="0.566071564760773" calcext:value-type="float">
            <text:p>0.5660715648</text:p>
          </table:table-cell>
        </table:table-row>
        <table:table-row table:style-name="ro1">
          <table:table-cell office:value-type="float" office:value="0.565396802694841" calcext:value-type="float">
            <text:p>0.5653968027</text:p>
          </table:table-cell>
        </table:table-row>
        <table:table-row table:style-name="ro1">
          <table:table-cell office:value-type="float" office:value="0.564568232945595" calcext:value-type="float">
            <text:p>0.5645682329</text:p>
          </table:table-cell>
        </table:table-row>
        <table:table-row table:style-name="ro1">
          <table:table-cell office:value-type="float" office:value="0.563579972310508" calcext:value-type="float">
            <text:p>0.5635799723</text:p>
          </table:table-cell>
        </table:table-row>
        <table:table-row table:style-name="ro1">
          <table:table-cell office:value-type="float" office:value="0.562427055107835" calcext:value-type="float">
            <text:p>0.5624270551</text:p>
          </table:table-cell>
        </table:table-row>
        <table:table-row table:style-name="ro1">
          <table:table-cell office:value-type="float" office:value="0.561105401843652" calcext:value-type="float">
            <text:p>0.5611054018</text:p>
          </table:table-cell>
        </table:table-row>
        <table:table-row table:style-name="ro1">
          <table:table-cell office:value-type="float" office:value="0.559611788135144" calcext:value-type="float">
            <text:p>0.5596117881</text:p>
          </table:table-cell>
        </table:table-row>
        <table:table-row table:style-name="ro1">
          <table:table-cell office:value-type="float" office:value="0.557943813890143" calcext:value-type="float">
            <text:p>0.5579438139</text:p>
          </table:table-cell>
        </table:table-row>
        <table:table-row table:style-name="ro1">
          <table:table-cell office:value-type="float" office:value="0.556099872742909" calcext:value-type="float">
            <text:p>0.5560998727</text:p>
          </table:table-cell>
        </table:table-row>
        <table:table-row table:style-name="ro1">
          <table:table-cell office:value-type="float" office:value="0.554079121746167" calcext:value-type="float">
            <text:p>0.5540791217</text:p>
          </table:table-cell>
        </table:table-row>
        <table:table-row table:style-name="ro1">
          <table:table-cell office:value-type="float" office:value="0.551881451319386" calcext:value-type="float">
            <text:p>0.5518814513</text:p>
          </table:table-cell>
        </table:table-row>
        <table:table-row table:style-name="ro1">
          <table:table-cell office:value-type="float" office:value="0.549507455453307" calcext:value-type="float">
            <text:p>0.5495074555</text:p>
          </table:table-cell>
        </table:table-row>
        <table:table-row table:style-name="ro1">
          <table:table-cell office:value-type="float" office:value="0.546958402170726" calcext:value-type="float">
            <text:p>0.5469584022</text:p>
          </table:table-cell>
        </table:table-row>
        <table:table-row table:style-name="ro1">
          <table:table-cell office:value-type="float" office:value="0.544236204243515" calcext:value-type="float">
            <text:p>0.5442362042</text:p>
          </table:table-cell>
        </table:table-row>
        <table:table-row table:style-name="ro1">
          <table:table-cell office:value-type="float" office:value="0.541343390165897" calcext:value-type="float">
            <text:p>0.5413433902</text:p>
          </table:table-cell>
        </table:table-row>
        <table:table-row table:style-name="ro1">
          <table:table-cell office:value-type="float" office:value="0.538283075383973" calcext:value-type="float">
            <text:p>0.5382830754</text:p>
          </table:table-cell>
        </table:table-row>
        <table:table-row table:style-name="ro1">
          <table:table-cell office:value-type="float" office:value="0.535058933781487" calcext:value-type="float">
            <text:p>0.5350589338</text:p>
          </table:table-cell>
        </table:table-row>
        <table:table-row table:style-name="ro1">
          <table:table-cell office:value-type="float" office:value="0.531675169421852" calcext:value-type="float">
            <text:p>0.5316751694</text:p>
          </table:table-cell>
        </table:table-row>
        <table:table-row table:style-name="ro1">
          <table:table-cell office:value-type="float" office:value="0.528136488546411" calcext:value-type="float">
            <text:p>0.5281364885</text:p>
          </table:table-cell>
        </table:table-row>
        <table:table-row table:style-name="ro1">
          <table:table-cell office:value-type="float" office:value="0.524448071828957" calcext:value-type="float">
            <text:p>0.5244480718</text:p>
          </table:table-cell>
        </table:table-row>
        <table:table-row table:style-name="ro1">
          <table:table-cell office:value-type="float" office:value="0.520615546886498" calcext:value-type="float">
            <text:p>0.5206155469</text:p>
          </table:table-cell>
        </table:table-row>
        <table:table-row table:style-name="ro1">
          <table:table-cell office:value-type="float" office:value="0.516644961046266" calcext:value-type="float">
            <text:p>0.516644961</text:p>
          </table:table-cell>
        </table:table-row>
        <table:table-row table:style-name="ro1">
          <table:table-cell office:value-type="float" office:value="0.512542754368982" calcext:value-type="float">
            <text:p>0.5125427544</text:p>
          </table:table-cell>
        </table:table-row>
        <table:table-row table:style-name="ro1">
          <table:table-cell office:value-type="float" office:value="0.508315732928361" calcext:value-type="float">
            <text:p>0.5083157329</text:p>
          </table:table-cell>
        </table:table-row>
        <table:table-row table:style-name="ro1">
          <table:table-cell office:value-type="float" office:value="0.503971042346873" calcext:value-type="float">
            <text:p>0.5039710423</text:p>
          </table:table-cell>
        </table:table-row>
        <table:table-row table:style-name="ro1">
          <table:table-cell office:value-type="float" office:value="0.499516141587747" calcext:value-type="float">
            <text:p>0.4995161416</text:p>
          </table:table-cell>
        </table:table-row>
        <table:table-row table:style-name="ro1">
          <table:table-cell office:value-type="float" office:value="0.494958777003227" calcext:value-type="float">
            <text:p>0.494958777</text:p>
          </table:table-cell>
        </table:table-row>
        <table:table-row table:style-name="ro1">
          <table:table-cell office:value-type="float" office:value="0.49030695663907" calcext:value-type="float">
            <text:p>0.4903069566</text:p>
          </table:table-cell>
        </table:table-row>
        <table:table-row table:style-name="ro1">
          <table:table-cell office:value-type="float" office:value="0.485568924795304" calcext:value-type="float">
            <text:p>0.4855689248</text:p>
          </table:table-cell>
        </table:table-row>
        <table:table-row table:style-name="ro1">
          <table:table-cell office:value-type="float" office:value="0.480753136843219" calcext:value-type="float">
            <text:p>0.4807531368</text:p>
          </table:table-cell>
        </table:table-row>
        <table:table-row table:style-name="ro1">
          <table:table-cell office:value-type="float" office:value="0.475868234298622" calcext:value-type="float">
            <text:p>0.4758682343</text:p>
          </table:table-cell>
        </table:table-row>
        <table:table-row table:style-name="ro1">
          <table:table-cell office:value-type="float" office:value="0.470923020151325" calcext:value-type="float">
            <text:p>0.4709230202</text:p>
          </table:table-cell>
        </table:table-row>
        <table:table-row table:style-name="ro1">
          <table:table-cell office:value-type="float" office:value="0.465926434450897" calcext:value-type="float">
            <text:p>0.4659264345</text:p>
          </table:table-cell>
        </table:table-row>
        <table:table-row table:style-name="ro1">
          <table:table-cell office:value-type="float" office:value="0.460887530148649" calcext:value-type="float">
            <text:p>0.4608875301</text:p>
          </table:table-cell>
        </table:table-row>
        <table:table-row table:style-name="ro1">
          <table:table-cell office:value-type="float" office:value="0.455815449195879" calcext:value-type="float">
            <text:p>0.4558154492</text:p>
          </table:table-cell>
        </table:table-row>
        <table:table-row table:style-name="ro1">
          <table:table-cell office:value-type="float" office:value="0.450719398898361" calcext:value-type="float">
            <text:p>0.4507193989</text:p>
          </table:table-cell>
        </table:table-row>
        <table:table-row table:style-name="ro1">
          <table:table-cell office:value-type="float" office:value="0.445608628527079" calcext:value-type="float">
            <text:p>0.4456086285</text:p>
          </table:table-cell>
        </table:table-row>
        <table:table-row table:style-name="ro1">
          <table:table-cell office:value-type="float" office:value="0.440492406185216" calcext:value-type="float">
            <text:p>0.4404924062</text:p>
          </table:table-cell>
        </table:table-row>
        <table:table-row table:style-name="ro1">
          <table:table-cell office:value-type="float" office:value="0.435379995931384" calcext:value-type="float">
            <text:p>0.4353799959</text:p>
          </table:table-cell>
        </table:table-row>
        <table:table-row table:style-name="ro1">
          <table:table-cell office:value-type="float" office:value="0.430280635159111" calcext:value-type="float">
            <text:p>0.4302806352</text:p>
          </table:table-cell>
        </table:table-row>
        <table:table-row table:style-name="ro1">
          <table:table-cell office:value-type="float" office:value="0.425203512232568" calcext:value-type="float">
            <text:p>0.4252035122</text:p>
          </table:table-cell>
        </table:table-row>
        <table:table-row table:style-name="ro1">
          <table:table-cell office:value-type="float" office:value="0.420157744378549" calcext:value-type="float">
            <text:p>0.4201577444</text:p>
          </table:table-cell>
        </table:table-row>
        <table:table-row table:style-name="ro1">
          <table:table-cell office:value-type="float" office:value="0.415152355834697" calcext:value-type="float">
            <text:p>0.4151523558</text:p>
          </table:table-cell>
        </table:table-row>
        <table:table-row table:style-name="ro1">
          <table:table-cell office:value-type="float" office:value="0.410196256253979" calcext:value-type="float">
            <text:p>0.4101962563</text:p>
          </table:table-cell>
        </table:table-row>
        <table:table-row table:style-name="ro1">
          <table:table-cell office:value-type="float" office:value="0.405298219365414" calcext:value-type="float">
            <text:p>0.4052982194</text:p>
          </table:table-cell>
        </table:table-row>
        <table:table-row table:style-name="ro1">
          <table:table-cell office:value-type="float" office:value="0.400466861891039" calcext:value-type="float">
            <text:p>0.4004668619</text:p>
          </table:table-cell>
        </table:table-row>
        <table:table-row table:style-name="ro1">
          <table:table-cell office:value-type="float" office:value="0.395710622719133" calcext:value-type="float">
            <text:p>0.3957106227</text:p>
          </table:table-cell>
        </table:table-row>
        <table:table-row table:style-name="ro1">
          <table:table-cell office:value-type="float" office:value="0.391037742333683" calcext:value-type="float">
            <text:p>0.3910377423</text:p>
          </table:table-cell>
        </table:table-row>
        <table:table-row table:style-name="ro1">
          <table:table-cell office:value-type="float" office:value="0.386456242500105" calcext:value-type="float">
            <text:p>0.3864562425</text:p>
          </table:table-cell>
        </table:table-row>
        <table:table-row table:style-name="ro1">
          <table:table-cell office:value-type="float" office:value="0.381973906207207" calcext:value-type="float">
            <text:p>0.3819739062</text:p>
          </table:table-cell>
        </table:table-row>
        <table:table-row table:style-name="ro1">
          <table:table-cell office:value-type="float" office:value="0.377598257865397" calcext:value-type="float">
            <text:p>0.3775982579</text:p>
          </table:table-cell>
        </table:table-row>
        <table:table-row table:style-name="ro1">
          <table:table-cell office:value-type="float" office:value="0.373336543761158" calcext:value-type="float">
            <text:p>0.3733365438</text:p>
          </table:table-cell>
        </table:table-row>
        <table:table-row table:style-name="ro1">
          <table:table-cell office:value-type="float" office:value="0.369195712767744" calcext:value-type="float">
            <text:p>0.3691957128</text:p>
          </table:table-cell>
        </table:table-row>
        <table:table-row table:style-name="ro1">
          <table:table-cell office:value-type="float" office:value="0.365182397312146" calcext:value-type="float">
            <text:p>0.3651823973</text:p>
          </table:table-cell>
        </table:table-row>
        <table:table-row table:style-name="ro1">
          <table:table-cell office:value-type="float" office:value="0.3613028945983" calcext:value-type="float">
            <text:p>0.3613028946</text:p>
          </table:table-cell>
        </table:table-row>
        <table:table-row table:style-name="ro1">
          <table:table-cell office:value-type="float" office:value="0.357563148086536" calcext:value-type="float">
            <text:p>0.3575631481</text:p>
          </table:table-cell>
        </table:table-row>
        <table:table-row table:style-name="ro1">
          <table:table-cell office:value-type="float" office:value="0.353968729229286" calcext:value-type="float">
            <text:p>0.3539687292</text:p>
          </table:table-cell>
        </table:table-row>
        <table:table-row table:style-name="ro1">
          <table:table-cell office:value-type="float" office:value="0.350524819463037" calcext:value-type="float">
            <text:p>0.3505248195</text:p>
          </table:table-cell>
        </table:table-row>
        <table:table-row table:style-name="ro1">
          <table:table-cell office:value-type="float" office:value="0.347236192456523" calcext:value-type="float">
            <text:p>0.3472361925</text:p>
          </table:table-cell>
        </table:table-row>
        <table:table-row table:style-name="ro1">
          <table:table-cell office:value-type="float" office:value="0.344107196615185" calcext:value-type="float">
            <text:p>0.3441071966</text:p>
          </table:table-cell>
        </table:table-row>
        <table:table-row table:style-name="ro1">
          <table:table-cell office:value-type="float" office:value="0.341141737841856" calcext:value-type="float">
            <text:p>0.3411417378</text:p>
          </table:table-cell>
        </table:table-row>
        <table:table-row table:style-name="ro1">
          <table:table-cell office:value-type="float" office:value="0.338343262553715" calcext:value-type="float">
            <text:p>0.3383432626</text:p>
          </table:table-cell>
        </table:table-row>
        <table:table-row table:style-name="ro1">
          <table:table-cell office:value-type="float" office:value="0.335714740955474" calcext:value-type="float">
            <text:p>0.335714741</text:p>
          </table:table-cell>
        </table:table-row>
        <table:table-row table:style-name="ro1">
          <table:table-cell office:value-type="float" office:value="0.333258650568823" calcext:value-type="float">
            <text:p>0.3332586506</text:p>
          </table:table-cell>
        </table:table-row>
        <table:table-row table:style-name="ro1">
          <table:table-cell office:value-type="float" office:value="0.330976960018118" calcext:value-type="float">
            <text:p>0.33097696</text:p>
          </table:table-cell>
        </table:table-row>
        <table:table-row table:style-name="ro1">
          <table:table-cell office:value-type="float" office:value="0.328871113072322" calcext:value-type="float">
            <text:p>0.3288711131</text:p>
          </table:table-cell>
        </table:table-row>
        <table:table-row table:style-name="ro1">
          <table:table-cell office:value-type="float" office:value="0.326942012943187" calcext:value-type="float">
            <text:p>0.3269420129</text:p>
          </table:table-cell>
        </table:table-row>
        <table:table-row table:style-name="ro1">
          <table:table-cell office:value-type="float" office:value="0.325190006839692" calcext:value-type="float">
            <text:p>0.3251900068</text:p>
          </table:table-cell>
        </table:table-row>
        <table:table-row table:style-name="ro1">
          <table:table-cell office:value-type="float" office:value="0.323614870778724" calcext:value-type="float">
            <text:p>0.3236148708</text:p>
          </table:table-cell>
        </table:table-row>
        <table:table-row table:style-name="ro1">
          <table:table-cell office:value-type="float" office:value="0.322215794652014" calcext:value-type="float">
            <text:p>0.3222157947</text:p>
          </table:table-cell>
        </table:table-row>
        <table:table-row table:style-name="ro1">
          <table:table-cell office:value-type="float" office:value="0.320991367549309" calcext:value-type="float">
            <text:p>0.3209913675</text:p>
          </table:table-cell>
        </table:table-row>
        <table:table-row table:style-name="ro1">
          <table:table-cell office:value-type="float" office:value="0.319939563337806" calcext:value-type="float">
            <text:p>0.3199395633</text:p>
          </table:table-cell>
        </table:table-row>
        <table:table-row table:style-name="ro1">
          <table:table-cell office:value-type="float" office:value="0.319057726497826" calcext:value-type="float">
            <text:p>0.3190577265</text:p>
          </table:table-cell>
        </table:table-row>
        <table:table-row table:style-name="ro1">
          <table:table-cell office:value-type="float" office:value="0.318342558214741" calcext:value-type="float">
            <text:p>0.3183425582</text:p>
          </table:table-cell>
        </table:table-row>
        <table:table-row table:style-name="ro1">
          <table:table-cell office:value-type="float" office:value="0.31779010272714" calcext:value-type="float">
            <text:p>0.3177901027</text:p>
          </table:table-cell>
        </table:table-row>
        <table:table-row table:style-name="ro1">
          <table:table-cell office:value-type="float" office:value="0.317395733931262" calcext:value-type="float">
            <text:p>0.3173957339</text:p>
          </table:table-cell>
        </table:table-row>
        <table:table-row table:style-name="ro1">
          <table:table-cell office:value-type="float" office:value="0.317154142241653" calcext:value-type="float">
            <text:p>0.3171541422</text:p>
          </table:table-cell>
        </table:table-row>
        <table:table-row table:style-name="ro1">
          <table:table-cell office:value-type="float" office:value="0.317059321708091" calcext:value-type="float">
            <text:p>0.3170593217</text:p>
          </table:table-cell>
        </table:table-row>
        <table:table-row table:style-name="ro1">
          <table:table-cell office:value-type="float" office:value="0.317104557388752" calcext:value-type="float">
            <text:p>0.3171045574</text:p>
          </table:table-cell>
        </table:table-row>
        <table:table-row table:style-name="ro1">
          <table:table-cell office:value-type="float" office:value="0.317282412979621" calcext:value-type="float">
            <text:p>0.317282413</text:p>
          </table:table-cell>
        </table:table-row>
        <table:table-row table:style-name="ro1">
          <table:table-cell office:value-type="float" office:value="0.31758471870016" calcext:value-type="float">
            <text:p>0.3175847187</text:p>
          </table:table-cell>
        </table:table-row>
        <table:table-row table:style-name="ro1">
          <table:table-cell office:value-type="float" office:value="0.318002559435211" calcext:value-type="float">
            <text:p>0.3180025594</text:p>
          </table:table-cell>
        </table:table-row>
        <table:table-row table:style-name="ro1">
          <table:table-cell office:value-type="float" office:value="0.318526263133163" calcext:value-type="float">
            <text:p>0.3185262631</text:p>
          </table:table-cell>
        </table:table-row>
        <table:table-row table:style-name="ro1">
          <table:table-cell office:value-type="float" office:value="0.319145389460358" calcext:value-type="float">
            <text:p>0.3191453895</text:p>
          </table:table-cell>
        </table:table-row>
        <table:table-row table:style-name="ro1">
          <table:table-cell office:value-type="float" office:value="0.319848718711743" calcext:value-type="float">
            <text:p>0.3198487187</text:p>
          </table:table-cell>
        </table:table-row>
        <table:table-row table:style-name="ro1">
          <table:table-cell office:value-type="float" office:value="0.320624240977779" calcext:value-type="float">
            <text:p>0.320624241</text:p>
          </table:table-cell>
        </table:table-row>
        <table:table-row table:style-name="ro1">
          <table:table-cell office:value-type="float" office:value="0.321459145567591" calcext:value-type="float">
            <text:p>0.3214591456</text:p>
          </table:table-cell>
        </table:table-row>
        <table:table-row table:style-name="ro1">
          <table:table-cell office:value-type="float" office:value="0.322339810688369" calcext:value-type="float">
            <text:p>0.3223398107</text:p>
          </table:table-cell>
        </table:table-row>
        <table:table-row table:style-name="ro1">
          <table:table-cell office:value-type="float" office:value="0.32325179338102" calcext:value-type="float">
            <text:p>0.3232517934</text:p>
          </table:table-cell>
        </table:table-row>
        <table:table-row table:style-name="ro1">
          <table:table-cell office:value-type="float" office:value="0.32417981971206" calcext:value-type="float">
            <text:p>0.3241798197</text:p>
          </table:table-cell>
        </table:table-row>
        <table:table-row table:style-name="ro1">
          <table:table-cell office:value-type="float" office:value="0.566085022340691" calcext:value-type="float">
            <text:p>0.5660850223</text:p>
          </table:table-cell>
        </table:table-row>
        <table:table-row table:style-name="ro1">
          <table:table-cell office:value-type="float" office:value="0.566511965851576" calcext:value-type="float">
            <text:p>0.5665119659</text:p>
          </table:table-cell>
        </table:table-row>
        <table:table-row table:style-name="ro1">
          <table:table-cell office:value-type="float" office:value="0.566900792497337" calcext:value-type="float">
            <text:p>0.5669007925</text:p>
          </table:table-cell>
        </table:table-row>
        <table:table-row table:style-name="ro1">
          <table:table-cell office:value-type="float" office:value="0.56723433461207" calcext:value-type="float">
            <text:p>0.5672343346</text:p>
          </table:table-cell>
        </table:table-row>
        <table:table-row table:style-name="ro1">
          <table:table-cell office:value-type="float" office:value="0.567496677850626" calcext:value-type="float">
            <text:p>0.5674966779</text:p>
          </table:table-cell>
        </table:table-row>
        <table:table-row table:style-name="ro1">
          <table:table-cell office:value-type="float" office:value="0.567673127861927" calcext:value-type="float">
            <text:p>0.5676731279</text:p>
          </table:table-cell>
        </table:table-row>
        <table:table-row table:style-name="ro1">
          <table:table-cell office:value-type="float" office:value="0.567750177192695" calcext:value-type="float">
            <text:p>0.5677501772</text:p>
          </table:table-cell>
        </table:table-row>
        <table:table-row table:style-name="ro1">
          <table:table-cell office:value-type="float" office:value="0.567715472421583" calcext:value-type="float">
            <text:p>0.5677154724</text:p>
          </table:table-cell>
        </table:table-row>
        <table:table-row table:style-name="ro1">
          <table:table-cell office:value-type="float" office:value="0.567557781523713" calcext:value-type="float">
            <text:p>0.5675577815</text:p>
          </table:table-cell>
        </table:table-row>
        <table:table-row table:style-name="ro1">
          <table:table-cell office:value-type="float" office:value="0.567266961465622" calcext:value-type="float">
            <text:p>0.5672669615</text:p>
          </table:table-cell>
        </table:table-row>
        <table:table-row table:style-name="ro1">
          <table:table-cell office:value-type="float" office:value="0.566833926030615" calcext:value-type="float">
            <text:p>0.566833926</text:p>
          </table:table-cell>
        </table:table-row>
        <table:table-row table:style-name="ro1">
          <table:table-cell office:value-type="float" office:value="0.566250613874525" calcext:value-type="float">
            <text:p>0.5662506139</text:p>
          </table:table-cell>
        </table:table-row>
        <table:table-row table:style-name="ro1">
          <table:table-cell office:value-type="float" office:value="0.565509956811879" calcext:value-type="float">
            <text:p>0.5655099568</text:p>
          </table:table-cell>
        </table:table-row>
        <table:table-row table:style-name="ro1">
          <table:table-cell office:value-type="float" office:value="0.564605848332469" calcext:value-type="float">
            <text:p>0.5646058483</text:p>
          </table:table-cell>
        </table:table-row>
        <table:table-row table:style-name="ro1">
          <table:table-cell office:value-type="float" office:value="0.563533112348337" calcext:value-type="float">
            <text:p>0.5635331123</text:p>
          </table:table-cell>
        </table:table-row>
        <table:table-row table:style-name="ro1">
          <table:table-cell office:value-type="float" office:value="0.562287472171156" calcext:value-type="float">
            <text:p>0.5622874722</text:p>
          </table:table-cell>
        </table:table-row>
        <table:table-row table:style-name="ro1">
          <table:table-cell office:value-type="float" office:value="0.560865519720027" calcext:value-type="float">
            <text:p>0.5608655197</text:p>
          </table:table-cell>
        </table:table-row>
        <table:table-row table:style-name="ro1">
          <table:table-cell office:value-type="float" office:value="0.559264684959678" calcext:value-type="float">
            <text:p>0.559264685</text:p>
          </table:table-cell>
        </table:table-row>
        <table:table-row table:style-name="ro1">
          <table:table-cell office:value-type="float" office:value="0.557483205569073" calcext:value-type="float">
            <text:p>0.5574832056</text:p>
          </table:table-cell>
        </table:table-row>
        <table:table-row table:style-name="ro1">
          <table:table-cell office:value-type="float" office:value="0.555520096840424" calcext:value-type="float">
            <text:p>0.5555200968</text:p>
          </table:table-cell>
        </table:table-row>
        <table:table-row table:style-name="ro1">
          <table:table-cell office:value-type="float" office:value="0.553375121808613" calcext:value-type="float">
            <text:p>0.5533751218</text:p>
          </table:table-cell>
        </table:table-row>
        <table:table-row table:style-name="ro1">
          <table:table-cell office:value-type="float" office:value="0.551048761611019" calcext:value-type="float">
            <text:p>0.5510487616</text:p>
          </table:table-cell>
        </table:table-row>
        <table:table-row table:style-name="ro1">
          <table:table-cell office:value-type="float" office:value="0.548542186077754" calcext:value-type="float">
            <text:p>0.5485421861</text:p>
          </table:table-cell>
        </table:table-row>
        <table:table-row table:style-name="ro1">
          <table:table-cell office:value-type="float" office:value="0.545857224552304" calcext:value-type="float">
            <text:p>0.5458572246</text:p>
          </table:table-cell>
        </table:table-row>
        <table:table-row table:style-name="ro1">
          <table:table-cell office:value-type="float" office:value="0.542996336942575" calcext:value-type="float">
            <text:p>0.5429963369</text:p>
          </table:table-cell>
        </table:table-row>
        <table:table-row table:style-name="ro1">
          <table:table-cell office:value-type="float" office:value="0.53996258500235" calcext:value-type="float">
            <text:p>0.539962585</text:p>
          </table:table-cell>
        </table:table-row>
        <table:table-row table:style-name="ro1">
          <table:table-cell office:value-type="float" office:value="0.536759603843153" calcext:value-type="float">
            <text:p>0.5367596038</text:p>
          </table:table-cell>
        </table:table-row>
        <table:table-row table:style-name="ro1">
          <table:table-cell office:value-type="float" office:value="0.533391573676512" calcext:value-type="float">
            <text:p>0.5333915737</text:p>
          </table:table-cell>
        </table:table-row>
        <table:table-row table:style-name="ro1">
          <table:table-cell office:value-type="float" office:value="0.52986319178664" calcext:value-type="float">
            <text:p>0.5298631918</text:p>
          </table:table-cell>
        </table:table-row>
        <table:table-row table:style-name="ro1">
          <table:table-cell office:value-type="float" office:value="0.526179644733515" calcext:value-type="float">
            <text:p>0.5261796447</text:p>
          </table:table-cell>
        </table:table-row>
        <table:table-row table:style-name="ro1">
          <table:table-cell office:value-type="float" office:value="0.522346580786369" calcext:value-type="float">
            <text:p>0.5223465808</text:p>
          </table:table-cell>
        </table:table-row>
        <table:table-row table:style-name="ro1">
          <table:table-cell office:value-type="float" office:value="0.518370082587583" calcext:value-type="float">
            <text:p>0.5183700826</text:p>
          </table:table-cell>
        </table:table-row>
        <table:table-row table:style-name="ro1">
          <table:table-cell office:value-type="float" office:value="0.514256640046995" calcext:value-type="float">
            <text:p>0.51425664</text:p>
          </table:table-cell>
        </table:table-row>
        <table:table-row table:style-name="ro1">
          <table:table-cell office:value-type="float" office:value="0.510013123466601" calcext:value-type="float">
            <text:p>0.5100131235</text:p>
          </table:table-cell>
        </table:table-row>
        <table:table-row table:style-name="ro1">
          <table:table-cell office:value-type="float" office:value="0.505646756895681" calcext:value-type="float">
            <text:p>0.5056467569</text:p>
          </table:table-cell>
        </table:table-row>
        <table:table-row table:style-name="ro1">
          <table:table-cell office:value-type="float" office:value="0.501165091716315" calcext:value-type="float">
            <text:p>0.5011650917</text:p>
          </table:table-cell>
        </table:table-row>
        <table:table-row table:style-name="ro1">
          <table:table-cell office:value-type="float" office:value="0.496575980459317" calcext:value-type="float">
            <text:p>0.4965759805</text:p>
          </table:table-cell>
        </table:table-row>
        <table:table-row table:style-name="ro1">
          <table:table-cell office:value-type="float" office:value="0.49188755085057" calcext:value-type="float">
            <text:p>0.4918875509</text:p>
          </table:table-cell>
        </table:table-row>
        <table:table-row table:style-name="ro1">
          <table:table-cell office:value-type="float" office:value="0.487108180087772" calcext:value-type="float">
            <text:p>0.4871081801</text:p>
          </table:table-cell>
        </table:table-row>
        <table:table-row table:style-name="ro1">
          <table:table-cell office:value-type="float" office:value="0.482246469347583" calcext:value-type="float">
            <text:p>0.4822464693</text:p>
          </table:table-cell>
        </table:table-row>
        <table:table-row table:style-name="ro1">
          <table:table-cell office:value-type="float" office:value="0.477311218523187" calcext:value-type="float">
            <text:p>0.4773112185</text:p>
          </table:table-cell>
        </table:table-row>
        <table:table-row table:style-name="ro1">
          <table:table-cell office:value-type="float" office:value="0.472311401192254" calcext:value-type="float">
            <text:p>0.4723114012</text:p>
          </table:table-cell>
        </table:table-row>
        <table:table-row table:style-name="ro1">
          <table:table-cell office:value-type="float" office:value="0.46725613981531" calcext:value-type="float">
            <text:p>0.4672561398</text:p>
          </table:table-cell>
        </table:table-row>
        <table:table-row table:style-name="ro1">
          <table:table-cell office:value-type="float" office:value="0.462154681164516" calcext:value-type="float">
            <text:p>0.4621546812</text:p>
          </table:table-cell>
        </table:table-row>
        <table:table-row table:style-name="ro1">
          <table:table-cell office:value-type="float" office:value="0.457016371982854" calcext:value-type="float">
            <text:p>0.457016372</text:p>
          </table:table-cell>
        </table:table-row>
        <table:table-row table:style-name="ro1">
          <table:table-cell office:value-type="float" office:value="0.451850634873718" calcext:value-type="float">
            <text:p>0.4518506349</text:p>
          </table:table-cell>
        </table:table-row>
        <table:table-row table:style-name="ro1">
          <table:table-cell office:value-type="float" office:value="0.446666944420909" calcext:value-type="float">
            <text:p>0.4466669444</text:p>
          </table:table-cell>
        </table:table-row>
        <table:table-row table:style-name="ro1">
          <table:table-cell office:value-type="float" office:value="0.441474803539046" calcext:value-type="float">
            <text:p>0.4414748035</text:p>
          </table:table-cell>
        </table:table-row>
        <table:table-row table:style-name="ro1">
          <table:table-cell office:value-type="float" office:value="0.436283720054375" calcext:value-type="float">
            <text:p>0.4362837201</text:p>
          </table:table-cell>
        </table:table-row>
        <table:table-row table:style-name="ro1">
          <table:table-cell office:value-type="float" office:value="0.431103183515987" calcext:value-type="float">
            <text:p>0.4311031835</text:p>
          </table:table-cell>
        </table:table-row>
        <table:table-row table:style-name="ro1">
          <table:table-cell office:value-type="float" office:value="0.425942642237446" calcext:value-type="float">
            <text:p>0.4259426422</text:p>
          </table:table-cell>
        </table:table-row>
        <table:table-row table:style-name="ro1">
          <table:table-cell office:value-type="float" office:value="0.420811480568819" calcext:value-type="float">
            <text:p>0.4208114806</text:p>
          </table:table-cell>
        </table:table-row>
        <table:table-row table:style-name="ro1">
          <table:table-cell office:value-type="float" office:value="0.415718996399119" calcext:value-type="float">
            <text:p>0.4157189964</text:p>
          </table:table-cell>
        </table:table-row>
        <table:table-row table:style-name="ro1">
          <table:table-cell office:value-type="float" office:value="0.410674378889148" calcext:value-type="float">
            <text:p>0.4106743789</text:p>
          </table:table-cell>
        </table:table-row>
        <table:table-row table:style-name="ro1">
          <table:table-cell office:value-type="float" office:value="0.405686686434751" calcext:value-type="float">
            <text:p>0.4056866864</text:p>
          </table:table-cell>
        </table:table-row>
        <table:table-row table:style-name="ro1">
          <table:table-cell office:value-type="float" office:value="0.400764824860477" calcext:value-type="float">
            <text:p>0.4007648249</text:p>
          </table:table-cell>
        </table:table-row>
        <table:table-row table:style-name="ro1">
          <table:table-cell office:value-type="float" office:value="0.395917525843643" calcext:value-type="float">
            <text:p>0.3959175258</text:p>
          </table:table-cell>
        </table:table-row>
        <table:table-row table:style-name="ro1">
          <table:table-cell office:value-type="float" office:value="0.39115332556881" calcext:value-type="float">
            <text:p>0.3911533256</text:p>
          </table:table-cell>
        </table:table-row>
        <table:table-row table:style-name="ro1">
          <table:table-cell office:value-type="float" office:value="0.386480543612665" calcext:value-type="float">
            <text:p>0.3864805436</text:p>
          </table:table-cell>
        </table:table-row>
        <table:table-row table:style-name="ro1">
          <table:table-cell office:value-type="float" office:value="0.381907262059303" calcext:value-type="float">
            <text:p>0.3819072621</text:p>
          </table:table-cell>
        </table:table-row>
        <table:table-row table:style-name="ro1">
          <table:table-cell office:value-type="float" office:value="0.377441304845924" calcext:value-type="float">
            <text:p>0.3774413048</text:p>
          </table:table-cell>
        </table:table-row>
        <table:table-row table:style-name="ro1">
          <table:table-cell office:value-type="float" office:value="0.373090217338936" calcext:value-type="float">
            <text:p>0.3730902173</text:p>
          </table:table-cell>
        </table:table-row>
        <table:table-row table:style-name="ro1">
          <table:table-cell office:value-type="float" office:value="0.368861246140458" calcext:value-type="float">
            <text:p>0.3688612461</text:p>
          </table:table-cell>
        </table:table-row>
        <table:table-row table:style-name="ro1">
          <table:table-cell office:value-type="float" office:value="0.364761319125238" calcext:value-type="float">
            <text:p>0.3647613191</text:p>
          </table:table-cell>
        </table:table-row>
        <table:table-row table:style-name="ro1">
          <table:table-cell office:value-type="float" office:value="0.360797025707974" calcext:value-type="float">
            <text:p>0.3607970257</text:p>
          </table:table-cell>
        </table:table-row>
        <table:table-row table:style-name="ro1">
          <table:table-cell office:value-type="float" office:value="0.356974597341038" calcext:value-type="float">
            <text:p>0.3569745973</text:p>
          </table:table-cell>
        </table:table-row>
        <table:table-row table:style-name="ro1">
          <table:table-cell office:value-type="float" office:value="0.35329988824262" calcext:value-type="float">
            <text:p>0.3532998882</text:p>
          </table:table-cell>
        </table:table-row>
        <table:table-row table:style-name="ro1">
          <table:table-cell office:value-type="float" office:value="0.34977835635526" calcext:value-type="float">
            <text:p>0.3497783564</text:p>
          </table:table-cell>
        </table:table-row>
        <table:table-row table:style-name="ro1">
          <table:table-cell office:value-type="float" office:value="0.346415044534802" calcext:value-type="float">
            <text:p>0.3464150445</text:p>
          </table:table-cell>
        </table:table-row>
        <table:table-row table:style-name="ro1">
          <table:table-cell office:value-type="float" office:value="0.343214561969748" calcext:value-type="float">
            <text:p>0.343214562</text:p>
          </table:table-cell>
        </table:table-row>
        <table:table-row table:style-name="ro1">
          <table:table-cell office:value-type="float" office:value="0.340181065831022" calcext:value-type="float">
            <text:p>0.3401810658</text:p>
          </table:table-cell>
        </table:table-row>
        <table:table-row table:style-name="ro1">
          <table:table-cell office:value-type="float" office:value="0.337318243152135" calcext:value-type="float">
            <text:p>0.3373182432</text:p>
          </table:table-cell>
        </table:table-row>
        <table:table-row table:style-name="ro1">
          <table:table-cell office:value-type="float" office:value="0.334629292939767" calcext:value-type="float">
            <text:p>0.3346292929</text:p>
          </table:table-cell>
        </table:table-row>
        <table:table-row table:style-name="ro1">
          <table:table-cell office:value-type="float" office:value="0.332116908514744" calcext:value-type="float">
            <text:p>0.3321169085</text:p>
          </table:table-cell>
        </table:table-row>
        <table:table-row table:style-name="ro1">
          <table:table-cell office:value-type="float" office:value="0.329783260083431" calcext:value-type="float">
            <text:p>0.3297832601</text:p>
          </table:table-cell>
        </table:table-row>
        <table:table-row table:style-name="ro1">
          <table:table-cell office:value-type="float" office:value="0.327629977539528" calcext:value-type="float">
            <text:p>0.3276299775</text:p>
          </table:table-cell>
        </table:table-row>
        <table:table-row table:style-name="ro1">
          <table:table-cell office:value-type="float" office:value="0.325658133496273" calcext:value-type="float">
            <text:p>0.3256581335</text:p>
          </table:table-cell>
        </table:table-row>
        <table:table-row table:style-name="ro1">
          <table:table-cell office:value-type="float" office:value="0.32386822654905" calcext:value-type="float">
            <text:p>0.3238682265</text:p>
          </table:table-cell>
        </table:table-row>
        <table:table-row table:style-name="ro1">
          <table:table-cell office:value-type="float" office:value="0.32226016476841" calcext:value-type="float">
            <text:p>0.3222601648</text:p>
          </table:table-cell>
        </table:table-row>
        <table:table-row table:style-name="ro1">
          <table:table-cell office:value-type="float" office:value="0.320833249423491" calcext:value-type="float">
            <text:p>0.3208332494</text:p>
          </table:table-cell>
        </table:table-row>
        <table:table-row table:style-name="ro1">
          <table:table-cell office:value-type="float" office:value="0.319586158935851" calcext:value-type="float">
            <text:p>0.3195861589</text:p>
          </table:table-cell>
        </table:table-row>
        <table:table-row table:style-name="ro1">
          <table:table-cell office:value-type="float" office:value="0.318516933063705" calcext:value-type="float">
            <text:p>0.3185169331</text:p>
          </table:table-cell>
        </table:table-row>
        <table:table-row table:style-name="ro1">
          <table:table-cell office:value-type="float" office:value="0.317622957316567" calcext:value-type="float">
            <text:p>0.3176229573</text:p>
          </table:table-cell>
        </table:table-row>
        <table:table-row table:style-name="ro1">
          <table:table-cell office:value-type="float" office:value="0.316900947600306" calcext:value-type="float">
            <text:p>0.3169009476</text:p>
          </table:table-cell>
        </table:table-row>
        <table:table-row table:style-name="ro1">
          <table:table-cell office:value-type="float" office:value="0.316346935092596" calcext:value-type="float">
            <text:p>0.3163469351</text:p>
          </table:table-cell>
        </table:table-row>
        <table:table-row table:style-name="ro1">
          <table:table-cell office:value-type="float" office:value="0.315956251348791" calcext:value-type="float">
            <text:p>0.3159562513</text:p>
          </table:table-cell>
        </table:table-row>
        <table:table-row table:style-name="ro1">
          <table:table-cell office:value-type="float" office:value="0.315723513638187" calcext:value-type="float">
            <text:p>0.3157235136</text:p>
          </table:table-cell>
        </table:table-row>
        <table:table-row table:style-name="ro1">
          <table:table-cell office:value-type="float" office:value="0.315642610510706" calcext:value-type="float">
            <text:p>0.3156426105</text:p>
          </table:table-cell>
        </table:table-row>
        <table:table-row table:style-name="ro1">
          <table:table-cell office:value-type="float" office:value="0.315706687593978" calcext:value-type="float">
            <text:p>0.3157066876</text:p>
          </table:table-cell>
        </table:table-row>
        <table:table-row table:style-name="ro1">
          <table:table-cell office:value-type="float" office:value="0.315908133620837" calcext:value-type="float">
            <text:p>0.3159081336</text:p>
          </table:table-cell>
        </table:table-row>
        <table:table-row table:style-name="ro1">
          <table:table-cell office:value-type="float" office:value="0.316238566687217" calcext:value-type="float">
            <text:p>0.3162385667</text:p>
          </table:table-cell>
        </table:table-row>
        <table:table-row table:style-name="ro1">
          <table:table-cell office:value-type="float" office:value="0.316688820740456" calcext:value-type="float">
            <text:p>0.3166888207</text:p>
          </table:table-cell>
        </table:table-row>
        <table:table-row table:style-name="ro1">
          <table:table-cell office:value-type="float" office:value="0.317248932298013" calcext:value-type="float">
            <text:p>0.3172489323</text:p>
          </table:table-cell>
        </table:table-row>
        <table:table-row table:style-name="ro1">
          <table:table-cell office:value-type="float" office:value="0.317908127396584" calcext:value-type="float">
            <text:p>0.3179081274</text:p>
          </table:table-cell>
        </table:table-row>
        <table:table-row table:style-name="ro1">
          <table:table-cell office:value-type="float" office:value="0.318654808771629" calcext:value-type="float">
            <text:p>0.3186548088</text:p>
          </table:table-cell>
        </table:table-row>
        <table:table-row table:style-name="ro1">
          <table:table-cell office:value-type="float" office:value="0.319476543267306" calcext:value-type="float">
            <text:p>0.3194765433</text:p>
          </table:table-cell>
        </table:table-row>
        <table:table-row table:style-name="ro1">
          <table:table-cell office:value-type="float" office:value="0.320360049476809" calcext:value-type="float">
            <text:p>0.3203600495</text:p>
          </table:table-cell>
        </table:table-row>
        <table:table-row table:style-name="ro1">
          <table:table-cell office:value-type="float" office:value="0.321291185613117" calcext:value-type="float">
            <text:p>0.3212911856</text:p>
          </table:table-cell>
        </table:table-row>
        <table:table-row table:style-name="ro1">
          <table:table-cell office:value-type="float" office:value="0.322254937610144" calcext:value-type="float">
            <text:p>0.3222549376</text:p>
          </table:table-cell>
        </table:table-row>
        <table:table-row table:style-name="ro1">
          <table:table-cell office:value-type="float" office:value="0.323235407454304" calcext:value-type="float">
            <text:p>0.3232354075</text:p>
          </table:table-cell>
        </table:table-row>
        <table:table-row table:style-name="ro1">
          <table:table-cell office:value-type="float" office:value="0.565671270810247" calcext:value-type="float">
            <text:p>0.5656712708</text:p>
          </table:table-cell>
        </table:table-row>
        <table:table-row table:style-name="ro1">
          <table:table-cell office:value-type="float" office:value="0.566211119509696" calcext:value-type="float">
            <text:p>0.5662111195</text:p>
          </table:table-cell>
        </table:table-row>
        <table:table-row table:style-name="ro1">
          <table:table-cell office:value-type="float" office:value="0.5667121995215" calcext:value-type="float">
            <text:p>0.5667121995</text:p>
          </table:table-cell>
        </table:table-row>
        <table:table-row table:style-name="ro1">
          <table:table-cell office:value-type="float" office:value="0.567157026872886" calcext:value-type="float">
            <text:p>0.5671570269</text:p>
          </table:table-cell>
        </table:table-row>
        <table:table-row table:style-name="ro1">
          <table:table-cell office:value-type="float" office:value="0.567529378303986" calcext:value-type="float">
            <text:p>0.5675293783</text:p>
          </table:table-cell>
        </table:table-row>
        <table:table-row table:style-name="ro1">
          <table:table-cell office:value-type="float" office:value="0.567814258536925" calcext:value-type="float">
            <text:p>0.5678142585</text:p>
          </table:table-cell>
        </table:table-row>
        <table:table-row table:style-name="ro1">
          <table:table-cell office:value-type="float" office:value="0.567997867749274" calcext:value-type="float">
            <text:p>0.5679978677</text:p>
          </table:table-cell>
        </table:table-row>
        <table:table-row table:style-name="ro1">
          <table:table-cell office:value-type="float" office:value="0.568067569251841" calcext:value-type="float">
            <text:p>0.5680675693</text:p>
          </table:table-cell>
        </table:table-row>
        <table:table-row table:style-name="ro1">
          <table:table-cell office:value-type="float" office:value="0.568011857370837" calcext:value-type="float">
            <text:p>0.5680118574</text:p>
          </table:table-cell>
        </table:table-row>
        <table:table-row table:style-name="ro1">
          <table:table-cell office:value-type="float" office:value="0.56782032553438" calcext:value-type="float">
            <text:p>0.5678203255</text:p>
          </table:table-cell>
        </table:table-row>
        <table:table-row table:style-name="ro1">
          <table:table-cell office:value-type="float" office:value="0.567483634563369" calcext:value-type="float">
            <text:p>0.5674836346</text:p>
          </table:table-cell>
        </table:table-row>
        <table:table-row table:style-name="ro1">
          <table:table-cell office:value-type="float" office:value="0.566993481166707" calcext:value-type="float">
            <text:p>0.5669934812</text:p>
          </table:table-cell>
        </table:table-row>
        <table:table-row table:style-name="ro1">
          <table:table-cell office:value-type="float" office:value="0.566342566640875" calcext:value-type="float">
            <text:p>0.5663425666</text:p>
          </table:table-cell>
        </table:table-row>
        <table:table-row table:style-name="ro1">
          <table:table-cell office:value-type="float" office:value="0.565524565773875" calcext:value-type="float">
            <text:p>0.5655245658</text:p>
          </table:table-cell>
        </table:table-row>
        <table:table-row table:style-name="ro1">
          <table:table-cell office:value-type="float" office:value="0.564534095953514" calcext:value-type="float">
            <text:p>0.564534096</text:p>
          </table:table-cell>
        </table:table-row>
        <table:table-row table:style-name="ro1">
          <table:table-cell office:value-type="float" office:value="0.563366686480052" calcext:value-type="float">
            <text:p>0.5633666865</text:p>
          </table:table-cell>
        </table:table-row>
        <table:table-row table:style-name="ro1">
          <table:table-cell office:value-type="float" office:value="0.562018748083208" calcext:value-type="float">
            <text:p>0.5620187481</text:p>
          </table:table-cell>
        </table:table-row>
        <table:table-row table:style-name="ro1">
          <table:table-cell office:value-type="float" office:value="0.560487542643511" calcext:value-type="float">
            <text:p>0.5604875426</text:p>
          </table:table-cell>
        </table:table-row>
        <table:table-row table:style-name="ro1">
          <table:table-cell office:value-type="float" office:value="0.558771153118019" calcext:value-type="float">
            <text:p>0.5587711531</text:p>
          </table:table-cell>
        </table:table-row>
        <table:table-row table:style-name="ro1">
          <table:table-cell office:value-type="float" office:value="0.556868453670384" calcext:value-type="float">
            <text:p>0.5568684537</text:p>
          </table:table-cell>
        </table:table-row>
        <table:table-row table:style-name="ro1">
          <table:table-cell office:value-type="float" office:value="0.554779080005281" calcext:value-type="float">
            <text:p>0.55477908</text:p>
          </table:table-cell>
        </table:table-row>
        <table:table-row table:style-name="ro1">
          <table:table-cell office:value-type="float" office:value="0.552503399907182" calcext:value-type="float">
            <text:p>0.5525033999</text:p>
          </table:table-cell>
        </table:table-row>
        <table:table-row table:style-name="ro1">
          <table:table-cell office:value-type="float" office:value="0.550042483983499" calcext:value-type="float">
            <text:p>0.550042484</text:p>
          </table:table-cell>
        </table:table-row>
        <table:table-row table:style-name="ro1">
          <table:table-cell office:value-type="float" office:value="0.547398076612071" calcext:value-type="float">
            <text:p>0.5473980766</text:p>
          </table:table-cell>
        </table:table-row>
        <table:table-row table:style-name="ro1">
          <table:table-cell office:value-type="float" office:value="0.544572567093012" calcext:value-type="float">
            <text:p>0.5445725671</text:p>
          </table:table-cell>
        </table:table-row>
        <table:table-row table:style-name="ro1">
          <table:table-cell office:value-type="float" office:value="0.541568961004916" calcext:value-type="float">
            <text:p>0.541568961</text:p>
          </table:table-cell>
        </table:table-row>
        <table:table-row table:style-name="ro1">
          <table:table-cell office:value-type="float" office:value="0.538390851765414" calcext:value-type="float">
            <text:p>0.5383908518</text:p>
          </table:table-cell>
        </table:table-row>
        <table:table-row table:style-name="ro1">
          <table:table-cell office:value-type="float" office:value="0.535042392396086" calcext:value-type="float">
            <text:p>0.5350423924</text:p>
          </table:table-cell>
        </table:table-row>
        <table:table-row table:style-name="ro1">
          <table:table-cell office:value-type="float" office:value="0.531528267491738" calcext:value-type="float">
            <text:p>0.5315282675</text:p>
          </table:table-cell>
        </table:table-row>
        <table:table-row table:style-name="ro1">
          <table:table-cell office:value-type="float" office:value="0.527853665394021" calcext:value-type="float">
            <text:p>0.5278536654</text:p>
          </table:table-cell>
        </table:table-row>
        <table:table-row table:style-name="ro1">
          <table:table-cell office:value-type="float" office:value="0.524024250569414" calcext:value-type="float">
            <text:p>0.5240242506</text:p>
          </table:table-cell>
        </table:table-row>
        <table:table-row table:style-name="ro1">
          <table:table-cell office:value-type="float" office:value="0.520046136191562" calcext:value-type="float">
            <text:p>0.5200461362</text:p>
          </table:table-cell>
        </table:table-row>
        <table:table-row table:style-name="ro1">
          <table:table-cell office:value-type="float" office:value="0.51592585692797" calcext:value-type="float">
            <text:p>0.5159258569</text:p>
          </table:table-cell>
        </table:table-row>
        <table:table-row table:style-name="ro1">
          <table:table-cell office:value-type="float" office:value="0.511670341931048" calcext:value-type="float">
            <text:p>0.5116703419</text:p>
          </table:table-cell>
        </table:table-row>
        <table:table-row table:style-name="ro1">
          <table:table-cell office:value-type="float" office:value="0.507286888033517" calcext:value-type="float">
            <text:p>0.507286888</text:p>
          </table:table-cell>
        </table:table-row>
        <table:table-row table:style-name="ro1">
          <table:table-cell office:value-type="float" office:value="0.502783133148168" calcext:value-type="float">
            <text:p>0.5027831331</text:p>
          </table:table-cell>
        </table:table-row>
        <table:table-row table:style-name="ro1">
          <table:table-cell office:value-type="float" office:value="0.498167029871977" calcext:value-type="float">
            <text:p>0.4981670299</text:p>
          </table:table-cell>
        </table:table-row>
        <table:table-row table:style-name="ro1">
          <table:table-cell office:value-type="float" office:value="0.49344681929458" calcext:value-type="float">
            <text:p>0.4934468193</text:p>
          </table:table-cell>
        </table:table-row>
        <table:table-row table:style-name="ro1">
          <table:table-cell office:value-type="float" office:value="0.488631005011091" calcext:value-type="float">
            <text:p>0.488631005</text:p>
          </table:table-cell>
        </table:table-row>
        <table:table-row table:style-name="ro1">
          <table:table-cell office:value-type="float" office:value="0.483728327339295" calcext:value-type="float">
            <text:p>0.4837283273</text:p>
          </table:table-cell>
        </table:table-row>
        <table:table-row table:style-name="ro1">
          <table:table-cell office:value-type="float" office:value="0.478747737741177" calcext:value-type="float">
            <text:p>0.4787477377</text:p>
          </table:table-cell>
        </table:table-row>
        <table:table-row table:style-name="ro1">
          <table:table-cell office:value-type="float" office:value="0.473698373448822" calcext:value-type="float">
            <text:p>0.4736983734</text:p>
          </table:table-cell>
        </table:table-row>
        <table:table-row table:style-name="ro1">
          <table:table-cell office:value-type="float" office:value="0.468589532294658" calcext:value-type="float">
            <text:p>0.4685895323</text:p>
          </table:table-cell>
        </table:table-row>
        <table:table-row table:style-name="ro1">
          <table:table-cell office:value-type="float" office:value="0.46343064774607" calcext:value-type="float">
            <text:p>0.4634306477</text:p>
          </table:table-cell>
        </table:table-row>
        <table:table-row table:style-name="ro1">
          <table:table-cell office:value-type="float" office:value="0.45823126414435" calcext:value-type="float">
            <text:p>0.4582312641</text:p>
          </table:table-cell>
        </table:table-row>
        <table:table-row table:style-name="ro1">
          <table:table-cell office:value-type="float" office:value="0.453001012148023" calcext:value-type="float">
            <text:p>0.4530010121</text:p>
          </table:table-cell>
        </table:table-row>
        <table:table-row table:style-name="ro1">
          <table:table-cell office:value-type="float" office:value="0.447749584380513" calcext:value-type="float">
            <text:p>0.4477495844</text:p>
          </table:table-cell>
        </table:table-row>
        <table:table-row table:style-name="ro1">
          <table:table-cell office:value-type="float" office:value="0.442486711282172" calcext:value-type="float">
            <text:p>0.4424867113</text:p>
          </table:table-cell>
        </table:table-row>
        <table:table-row table:style-name="ro1">
          <table:table-cell office:value-type="float" office:value="0.437222137166664" calcext:value-type="float">
            <text:p>0.4372221372</text:p>
          </table:table-cell>
        </table:table-row>
        <table:table-row table:style-name="ro1">
          <table:table-cell office:value-type="float" office:value="0.431965596481706" calcext:value-type="float">
            <text:p>0.4319655965</text:p>
          </table:table-cell>
        </table:table-row>
        <table:table-row table:style-name="ro1">
          <table:table-cell office:value-type="float" office:value="0.426726790274157" calcext:value-type="float">
            <text:p>0.4267267903</text:p>
          </table:table-cell>
        </table:table-row>
        <table:table-row table:style-name="ro1">
          <table:table-cell office:value-type="float" office:value="0.421515362859476" calcext:value-type="float">
            <text:p>0.4215153629</text:p>
          </table:table-cell>
        </table:table-row>
        <table:table-row table:style-name="ro1">
          <table:table-cell office:value-type="float" office:value="0.416340878695519" calcext:value-type="float">
            <text:p>0.4163408787</text:p>
          </table:table-cell>
        </table:table-row>
        <table:table-row table:style-name="ro1">
          <table:table-cell office:value-type="float" office:value="0.411212799460711" calcext:value-type="float">
            <text:p>0.4112127995</text:p>
          </table:table-cell>
        </table:table-row>
        <table:table-row table:style-name="ro1">
          <table:table-cell office:value-type="float" office:value="0.406140461336554" calcext:value-type="float">
            <text:p>0.4061404613</text:p>
          </table:table-cell>
        </table:table-row>
        <table:table-row table:style-name="ro1">
          <table:table-cell office:value-type="float" office:value="0.401133052494506" calcext:value-type="float">
            <text:p>0.4011330525</text:p>
          </table:table-cell>
        </table:table-row>
        <table:table-row table:style-name="ro1">
          <table:table-cell office:value-type="float" office:value="0.396199590787208" calcext:value-type="float">
            <text:p>0.3961995908</text:p>
          </table:table-cell>
        </table:table-row>
        <table:table-row table:style-name="ro1">
          <table:table-cell office:value-type="float" office:value="0.391348901644065" calcext:value-type="float">
            <text:p>0.3913489016</text:p>
          </table:table-cell>
        </table:table-row>
        <table:table-row table:style-name="ro1">
          <table:table-cell office:value-type="float" office:value="0.386589596171194" calcext:value-type="float">
            <text:p>0.3865895962</text:p>
          </table:table-cell>
        </table:table-row>
        <table:table-row table:style-name="ro1">
          <table:table-cell office:value-type="float" office:value="0.381930049455711" calcext:value-type="float">
            <text:p>0.3819300495</text:p>
          </table:table-cell>
        </table:table-row>
        <table:table-row table:style-name="ro1">
          <table:table-cell office:value-type="float" office:value="0.377378379074389" calcext:value-type="float">
            <text:p>0.3773783791</text:p>
          </table:table-cell>
        </table:table-row>
        <table:table-row table:style-name="ro1">
          <table:table-cell office:value-type="float" office:value="0.37294242380666" calcext:value-type="float">
            <text:p>0.3729424238</text:p>
          </table:table-cell>
        </table:table-row>
        <table:table-row table:style-name="ro1">
          <table:table-cell office:value-type="float" office:value="0.36862972255198" calcext:value-type="float">
            <text:p>0.3686297226</text:p>
          </table:table-cell>
        </table:table-row>
        <table:table-row table:style-name="ro1">
          <table:table-cell office:value-type="float" office:value="0.36444749345155" calcext:value-type="float">
            <text:p>0.3644474935</text:p>
          </table:table-cell>
        </table:table-row>
        <table:table-row table:style-name="ro1">
          <table:table-cell office:value-type="float" office:value="0.360402613214386" calcext:value-type="float">
            <text:p>0.3604026132</text:p>
          </table:table-cell>
        </table:table-row>
        <table:table-row table:style-name="ro1">
          <table:table-cell office:value-type="float" office:value="0.356501596647748" calcext:value-type="float">
            <text:p>0.3565015966</text:p>
          </table:table-cell>
        </table:table-row>
        <table:table-row table:style-name="ro1">
          <table:table-cell office:value-type="float" office:value="0.352750576391931" calcext:value-type="float">
            <text:p>0.3527505764</text:p>
          </table:table-cell>
        </table:table-row>
        <table:table-row table:style-name="ro1">
          <table:table-cell office:value-type="float" office:value="0.3491552828594" calcext:value-type="float">
            <text:p>0.3491552829</text:p>
          </table:table-cell>
        </table:table-row>
        <table:table-row table:style-name="ro1">
          <table:table-cell office:value-type="float" office:value="0.34572102437829" calcext:value-type="float">
            <text:p>0.3457210244</text:p>
          </table:table-cell>
        </table:table-row>
        <table:table-row table:style-name="ro1">
          <table:table-cell office:value-type="float" office:value="0.342452667540259" calcext:value-type="float">
            <text:p>0.3424526675</text:p>
          </table:table-cell>
        </table:table-row>
        <table:table-row table:style-name="ro1">
          <table:table-cell office:value-type="float" office:value="0.339354617752694" calcext:value-type="float">
            <text:p>0.3393546178</text:p>
          </table:table-cell>
        </table:table-row>
        <table:table-row table:style-name="ro1">
          <table:table-cell office:value-type="float" office:value="0.336430799995273" calcext:value-type="float">
            <text:p>0.3364308</text:p>
          </table:table-cell>
        </table:table-row>
        <table:table-row table:style-name="ro1">
          <table:table-cell office:value-type="float" office:value="0.333684639780891" calcext:value-type="float">
            <text:p>0.3336846398</text:p>
          </table:table-cell>
        </table:table-row>
        <table:table-row table:style-name="ro1">
          <table:table-cell office:value-type="float" office:value="0.331119044320928" calcext:value-type="float">
            <text:p>0.3311190443</text:p>
          </table:table-cell>
        </table:table-row>
        <table:table-row table:style-name="ro1">
          <table:table-cell office:value-type="float" office:value="0.328736383894883" calcext:value-type="float">
            <text:p>0.3287363839</text:p>
          </table:table-cell>
        </table:table-row>
        <table:table-row table:style-name="ro1">
          <table:table-cell office:value-type="float" office:value="0.326538473424361" calcext:value-type="float">
            <text:p>0.3265384734</text:p>
          </table:table-cell>
        </table:table-row>
        <table:table-row table:style-name="ro1">
          <table:table-cell office:value-type="float" office:value="0.324526554251415" calcext:value-type="float">
            <text:p>0.3245265543</text:p>
          </table:table-cell>
        </table:table-row>
        <table:table-row table:style-name="ro1">
          <table:table-cell office:value-type="float" office:value="0.322701276121239" calcext:value-type="float">
            <text:p>0.3227012761</text:p>
          </table:table-cell>
        </table:table-row>
        <table:table-row table:style-name="ro1">
          <table:table-cell office:value-type="float" office:value="0.321062679369229" calcext:value-type="float">
            <text:p>0.3210626794</text:p>
          </table:table-cell>
        </table:table-row>
        <table:table-row table:style-name="ro1">
          <table:table-cell office:value-type="float" office:value="0.319610177312386" calcext:value-type="float">
            <text:p>0.3196101773</text:p>
          </table:table-cell>
        </table:table-row>
        <table:table-row table:style-name="ro1">
          <table:table-cell office:value-type="float" office:value="0.318342538845085" calcext:value-type="float">
            <text:p>0.3183425388</text:p>
          </table:table-cell>
        </table:table-row>
        <table:table-row table:style-name="ro1">
          <table:table-cell office:value-type="float" office:value="0.317257871239192" calcext:value-type="float">
            <text:p>0.3172578712</text:p>
          </table:table-cell>
        </table:table-row>
        <table:table-row table:style-name="ro1">
          <table:table-cell office:value-type="float" office:value="0.316353603148542" calcext:value-type="float">
            <text:p>0.3163536031</text:p>
          </table:table-cell>
        </table:table-row>
        <table:table-row table:style-name="ro1">
          <table:table-cell office:value-type="float" office:value="0.31562646781777" calcext:value-type="float">
            <text:p>0.3156264678</text:p>
          </table:table-cell>
        </table:table-row>
        <table:table-row table:style-name="ro1">
          <table:table-cell office:value-type="float" office:value="0.315072486495498" calcext:value-type="float">
            <text:p>0.3150724865</text:p>
          </table:table-cell>
        </table:table-row>
        <table:table-row table:style-name="ro1">
          <table:table-cell office:value-type="float" office:value="0.31468695205188" calcext:value-type="float">
            <text:p>0.3146869521</text:p>
          </table:table-cell>
        </table:table-row>
        <table:table-row table:style-name="ro1">
          <table:table-cell office:value-type="float" office:value="0.3144644128005" calcext:value-type="float">
            <text:p>0.3144644128</text:p>
          </table:table-cell>
        </table:table-row>
        <table:table-row table:style-name="ro1">
          <table:table-cell office:value-type="float" office:value="0.314398656524624" calcext:value-type="float">
            <text:p>0.3143986565</text:p>
          </table:table-cell>
        </table:table-row>
        <table:table-row table:style-name="ro1">
          <table:table-cell office:value-type="float" office:value="0.314482694707811" calcext:value-type="float">
            <text:p>0.3144826947</text:p>
          </table:table-cell>
        </table:table-row>
        <table:table-row table:style-name="ro1">
          <table:table-cell office:value-type="float" office:value="0.314708746968884" calcext:value-type="float">
            <text:p>0.314708747</text:p>
          </table:table-cell>
        </table:table-row>
        <table:table-row table:style-name="ro1">
          <table:table-cell office:value-type="float" office:value="0.315068225701244" calcext:value-type="float">
            <text:p>0.3150682257</text:p>
          </table:table-cell>
        </table:table-row>
        <table:table-row table:style-name="ro1">
          <table:table-cell office:value-type="float" office:value="0.315551720916551" calcext:value-type="float">
            <text:p>0.3155517209</text:p>
          </table:table-cell>
        </table:table-row>
        <table:table-row table:style-name="ro1">
          <table:table-cell office:value-type="float" office:value="0.316148985292754" calcext:value-type="float">
            <text:p>0.3161489853</text:p>
          </table:table-cell>
        </table:table-row>
        <table:table-row table:style-name="ro1">
          <table:table-cell office:value-type="float" office:value="0.316848919426486" calcext:value-type="float">
            <text:p>0.3168489194</text:p>
          </table:table-cell>
        </table:table-row>
        <table:table-row table:style-name="ro1">
          <table:table-cell office:value-type="float" office:value="0.317639557289798" calcext:value-type="float">
            <text:p>0.3176395573</text:p>
          </table:table-cell>
        </table:table-row>
        <table:table-row table:style-name="ro1">
          <table:table-cell office:value-type="float" office:value="0.318508051891267" calcext:value-type="float">
            <text:p>0.3185080519</text:p>
          </table:table-cell>
        </table:table-row>
        <table:table-row table:style-name="ro1">
          <table:table-cell office:value-type="float" office:value="0.31944066114145" calcext:value-type="float">
            <text:p>0.3194406611</text:p>
          </table:table-cell>
        </table:table-row>
        <table:table-row table:style-name="ro1">
          <table:table-cell office:value-type="float" office:value="0.320422733922692" calcext:value-type="float">
            <text:p>0.3204227339</text:p>
          </table:table-cell>
        </table:table-row>
        <table:table-row table:style-name="ro1">
          <table:table-cell office:value-type="float" office:value="0.321438696363294" calcext:value-type="float">
            <text:p>0.3214386964</text:p>
          </table:table-cell>
        </table:table-row>
        <table:table-row table:style-name="ro1">
          <table:table-cell office:value-type="float" office:value="0.322472038316037" calcext:value-type="float">
            <text:p>0.3224720383</text:p>
          </table:table-cell>
        </table:table-row>
        <table:table-row table:style-name="ro1">
          <table:table-cell office:value-type="float" office:value="0.565135029193775" calcext:value-type="float">
            <text:p>0.5651350292</text:p>
          </table:table-cell>
        </table:table-row>
        <table:table-row table:style-name="ro1">
          <table:table-cell office:value-type="float" office:value="0.565788533334909" calcext:value-type="float">
            <text:p>0.5657885333</text:p>
          </table:table-cell>
        </table:table-row>
        <table:table-row table:style-name="ro1">
          <table:table-cell office:value-type="float" office:value="0.566402646998896" calcext:value-type="float">
            <text:p>0.566402647</text:p>
          </table:table-cell>
        </table:table-row>
        <table:table-row table:style-name="ro1">
          <table:table-cell office:value-type="float" office:value="0.566959583442826" calcext:value-type="float">
            <text:p>0.5669595834</text:p>
          </table:table-cell>
        </table:table-row>
        <table:table-row table:style-name="ro1">
          <table:table-cell office:value-type="float" office:value="0.5674428230475" calcext:value-type="float">
            <text:p>0.567442823</text:p>
          </table:table-cell>
        </table:table-row>
        <table:table-row table:style-name="ro1">
          <table:table-cell office:value-type="float" office:value="0.567837081208044" calcext:value-type="float">
            <text:p>0.5678370812</text:p>
          </table:table-cell>
        </table:table-row>
        <table:table-row table:style-name="ro1">
          <table:table-cell office:value-type="float" office:value="0.56812827640265" calcext:value-type="float">
            <text:p>0.5681282764</text:p>
          </table:table-cell>
        </table:table-row>
        <table:table-row table:style-name="ro1">
          <table:table-cell office:value-type="float" office:value="0.568303498439453" calcext:value-type="float">
            <text:p>0.5683034984</text:p>
          </table:table-cell>
        </table:table-row>
        <table:table-row table:style-name="ro1">
          <table:table-cell office:value-type="float" office:value="0.568350976881549" calcext:value-type="float">
            <text:p>0.5683509769</text:p>
          </table:table-cell>
        </table:table-row>
        <table:table-row table:style-name="ro1">
          <table:table-cell office:value-type="float" office:value="0.568260049650147" calcext:value-type="float">
            <text:p>0.5682600497</text:p>
          </table:table-cell>
        </table:table-row>
        <table:table-row table:style-name="ro1">
          <table:table-cell office:value-type="float" office:value="0.568021131805855" calcext:value-type="float">
            <text:p>0.5680211318</text:p>
          </table:table-cell>
        </table:table-row>
        <table:table-row table:style-name="ro1">
          <table:table-cell office:value-type="float" office:value="0.567625684508104" calcext:value-type="float">
            <text:p>0.5676256845</text:p>
          </table:table-cell>
        </table:table-row>
        <table:table-row table:style-name="ro1">
          <table:table-cell office:value-type="float" office:value="0.567066184152708" calcext:value-type="float">
            <text:p>0.5670661842</text:p>
          </table:table-cell>
        </table:table-row>
        <table:table-row table:style-name="ro1">
          <table:table-cell office:value-type="float" office:value="0.566336091687563" calcext:value-type="float">
            <text:p>0.5663360917</text:p>
          </table:table-cell>
        </table:table-row>
        <table:table-row table:style-name="ro1">
          <table:table-cell office:value-type="float" office:value="0.565429822106474" calcext:value-type="float">
            <text:p>0.5654298221</text:p>
          </table:table-cell>
        </table:table-row>
        <table:table-row table:style-name="ro1">
          <table:table-cell office:value-type="float" office:value="0.564342714121129" calcext:value-type="float">
            <text:p>0.5643427141</text:p>
          </table:table-cell>
        </table:table-row>
        <table:table-row table:style-name="ro1">
          <table:table-cell office:value-type="float" office:value="0.563071000011198" calcext:value-type="float">
            <text:p>0.563071</text:p>
          </table:table-cell>
        </table:table-row>
        <table:table-row table:style-name="ro1">
          <table:table-cell office:value-type="float" office:value="0.561611775652581" calcext:value-type="float">
            <text:p>0.5616117757</text:p>
          </table:table-cell>
        </table:table-row>
        <table:table-row table:style-name="ro1">
          <table:table-cell office:value-type="float" office:value="0.559962970723778" calcext:value-type="float">
            <text:p>0.5599629707</text:p>
          </table:table-cell>
        </table:table-row>
        <table:table-row table:style-name="ro1">
          <table:table-cell office:value-type="float" office:value="0.558123319090405" calcext:value-type="float">
            <text:p>0.5581233191</text:p>
          </table:table-cell>
        </table:table-row>
        <table:table-row table:style-name="ro1">
          <table:table-cell office:value-type="float" office:value="0.556092329367844" calcext:value-type="float">
            <text:p>0.5560923294</text:p>
          </table:table-cell>
        </table:table-row>
        <table:table-row table:style-name="ro1">
          <table:table-cell office:value-type="float" office:value="0.553870255662028" calcext:value-type="float">
            <text:p>0.5538702557</text:p>
          </table:table-cell>
        </table:table-row>
        <table:table-row table:style-name="ro1">
          <table:table-cell office:value-type="float" office:value="0.55145806848836" calcext:value-type="float">
            <text:p>0.5514580685</text:p>
          </table:table-cell>
        </table:table-row>
        <table:table-row table:style-name="ro1">
          <table:table-cell office:value-type="float" office:value="0.548857425868776" calcext:value-type="float">
            <text:p>0.5488574259</text:p>
          </table:table-cell>
        </table:table-row>
        <table:table-row table:style-name="ro1">
          <table:table-cell office:value-type="float" office:value="0.546070644606934" calcext:value-type="float">
            <text:p>0.5460706446</text:p>
          </table:table-cell>
        </table:table-row>
        <table:table-row table:style-name="ro1">
          <table:table-cell office:value-type="float" office:value="0.543100671741545" calcext:value-type="float">
            <text:p>0.5431006717</text:p>
          </table:table-cell>
        </table:table-row>
        <table:table-row table:style-name="ro1">
          <table:table-cell office:value-type="float" office:value="0.539951056177841" calcext:value-type="float">
            <text:p>0.5399510562</text:p>
          </table:table-cell>
        </table:table-row>
        <table:table-row table:style-name="ro1">
          <table:table-cell office:value-type="float" office:value="0.536625920497176" calcext:value-type="float">
            <text:p>0.5366259205</text:p>
          </table:table-cell>
        </table:table-row>
        <table:table-row table:style-name="ro1">
          <table:table-cell office:value-type="float" office:value="0.533129932944765" calcext:value-type="float">
            <text:p>0.5331299329</text:p>
          </table:table-cell>
        </table:table-row>
        <table:table-row table:style-name="ro1">
          <table:table-cell office:value-type="float" office:value="0.529468279595559" calcext:value-type="float">
            <text:p>0.5294682796</text:p>
          </table:table-cell>
        </table:table-row>
        <table:table-row table:style-name="ro1">
          <table:table-cell office:value-type="float" office:value="0.525646636698252" calcext:value-type="float">
            <text:p>0.5256466367</text:p>
          </table:table-cell>
        </table:table-row>
        <table:table-row table:style-name="ro1">
          <table:table-cell office:value-type="float" office:value="0.521671143197435" calcext:value-type="float">
            <text:p>0.5216711432</text:p>
          </table:table-cell>
        </table:table-row>
        <table:table-row table:style-name="ro1">
          <table:table-cell office:value-type="float" office:value="0.517548373433874" calcext:value-type="float">
            <text:p>0.5175483734</text:p>
          </table:table-cell>
        </table:table-row>
        <table:table-row table:style-name="ro1">
          <table:table-cell office:value-type="float" office:value="0.513285310022929" calcext:value-type="float">
            <text:p>0.51328531</text:p>
          </table:table-cell>
        </table:table-row>
        <table:table-row table:style-name="ro1">
          <table:table-cell office:value-type="float" office:value="0.508889316911113" calcext:value-type="float">
            <text:p>0.5088893169</text:p>
          </table:table-cell>
        </table:table-row>
        <table:table-row table:style-name="ro1">
          <table:table-cell office:value-type="float" office:value="0.504368112610779" calcext:value-type="float">
            <text:p>0.5043681126</text:p>
          </table:table-cell>
        </table:table-row>
        <table:table-row table:style-name="ro1">
          <table:table-cell office:value-type="float" office:value="0.499729743612953" calcext:value-type="float">
            <text:p>0.4997297436</text:p>
          </table:table-cell>
        </table:table-row>
        <table:table-row table:style-name="ro1">
          <table:table-cell office:value-type="float" office:value="0.494982557978293" calcext:value-type="float">
            <text:p>0.494982558</text:p>
          </table:table-cell>
        </table:table-row>
        <table:table-row table:style-name="ro1">
          <table:table-cell office:value-type="float" office:value="0.490135179106191" calcext:value-type="float">
            <text:p>0.4901351791</text:p>
          </table:table-cell>
        </table:table-row>
        <table:table-row table:style-name="ro1">
          <table:table-cell office:value-type="float" office:value="0.485196479682011" calcext:value-type="float">
            <text:p>0.4851964797</text:p>
          </table:table-cell>
        </table:table-row>
        <table:table-row table:style-name="ro1">
          <table:table-cell office:value-type="float" office:value="0.480175555802457" calcext:value-type="float">
            <text:p>0.4801755558</text:p>
          </table:table-cell>
        </table:table-row>
        <table:table-row table:style-name="ro1">
          <table:table-cell office:value-type="float" office:value="0.475081701279087" calcext:value-type="float">
            <text:p>0.4750817013</text:p>
          </table:table-cell>
        </table:table-row>
        <table:table-row table:style-name="ro1">
          <table:table-cell office:value-type="float" office:value="0.469924382119953" calcext:value-type="float">
            <text:p>0.4699243821</text:p>
          </table:table-cell>
        </table:table-row>
        <table:table-row table:style-name="ro1">
          <table:table-cell office:value-type="float" office:value="0.464713211189382" calcext:value-type="float">
            <text:p>0.4647132112</text:p>
          </table:table-cell>
        </table:table-row>
        <table:table-row table:style-name="ro1">
          <table:table-cell office:value-type="float" office:value="0.459457923045897" calcext:value-type="float">
            <text:p>0.459457923</text:p>
          </table:table-cell>
        </table:table-row>
        <table:table-row table:style-name="ro1">
          <table:table-cell office:value-type="float" office:value="0.454168348958267" calcext:value-type="float">
            <text:p>0.454168349</text:p>
          </table:table-cell>
        </table:table-row>
        <table:table-row table:style-name="ro1">
          <table:table-cell office:value-type="float" office:value="0.448854392099695" calcext:value-type="float">
            <text:p>0.4488543921</text:p>
          </table:table-cell>
        </table:table-row>
        <table:table-row table:style-name="ro1">
          <table:table-cell office:value-type="float" office:value="0.443526002920148" calcext:value-type="float">
            <text:p>0.4435260029</text:p>
          </table:table-cell>
        </table:table-row>
        <table:table-row table:style-name="ro1">
          <table:table-cell office:value-type="float" office:value="0.438193154696813" calcext:value-type="float">
            <text:p>0.4381931547</text:p>
          </table:table-cell>
        </table:table-row>
        <table:table-row table:style-name="ro1">
          <table:table-cell office:value-type="float" office:value="0.4328658192627" calcext:value-type="float">
            <text:p>0.4328658193</text:p>
          </table:table-cell>
        </table:table-row>
        <table:table-row table:style-name="ro1">
          <table:table-cell office:value-type="float" office:value="0.42755394291337" calcext:value-type="float">
            <text:p>0.4275539429</text:p>
          </table:table-cell>
        </table:table-row>
        <table:table-row table:style-name="ro1">
          <table:table-cell office:value-type="float" office:value="0.422267422491812" calcext:value-type="float">
            <text:p>0.4222674225</text:p>
          </table:table-cell>
        </table:table-row>
        <table:table-row table:style-name="ro1">
          <table:table-cell office:value-type="float" office:value="0.417016081651444" calcext:value-type="float">
            <text:p>0.4170160817</text:p>
          </table:table-cell>
        </table:table-row>
        <table:table-row table:style-name="ro1">
          <table:table-cell office:value-type="float" office:value="0.411809647297256" calcext:value-type="float">
            <text:p>0.4118096473</text:p>
          </table:table-cell>
        </table:table-row>
        <table:table-row table:style-name="ro1">
          <table:table-cell office:value-type="float" office:value="0.40665772620509" calcext:value-type="float">
            <text:p>0.4066577262</text:p>
          </table:table-cell>
        </table:table-row>
        <table:table-row table:style-name="ro1">
          <table:table-cell office:value-type="float" office:value="0.401569781819055" calcext:value-type="float">
            <text:p>0.4015697818</text:p>
          </table:table-cell>
        </table:table-row>
        <table:table-row table:style-name="ro1">
          <table:table-cell office:value-type="float" office:value="0.396555111227076" calcext:value-type="float">
            <text:p>0.3965551112</text:p>
          </table:table-cell>
        </table:table-row>
        <table:table-row table:style-name="ro1">
          <table:table-cell office:value-type="float" office:value="0.391622822314581" calcext:value-type="float">
            <text:p>0.3916228223</text:p>
          </table:table-cell>
        </table:table-row>
        <table:table-row table:style-name="ro1">
          <table:table-cell office:value-type="float" office:value="0.386781811096326" calcext:value-type="float">
            <text:p>0.3867818111</text:p>
          </table:table-cell>
        </table:table-row>
        <table:table-row table:style-name="ro1">
          <table:table-cell office:value-type="float" office:value="0.382040739226353" calcext:value-type="float">
            <text:p>0.3820407392</text:p>
          </table:table-cell>
        </table:table-row>
        <table:table-row table:style-name="ro1">
          <table:table-cell office:value-type="float" office:value="0.377408011686084" calcext:value-type="float">
            <text:p>0.3774080117</text:p>
          </table:table-cell>
        </table:table-row>
        <table:table-row table:style-name="ro1">
          <table:table-cell office:value-type="float" office:value="0.372891754650557" calcext:value-type="float">
            <text:p>0.3728917547</text:p>
          </table:table-cell>
        </table:table-row>
        <table:table-row table:style-name="ro1">
          <table:table-cell office:value-type="float" office:value="0.368499793532788" calcext:value-type="float">
            <text:p>0.3684997935</text:p>
          </table:table-cell>
        </table:table-row>
        <table:table-row table:style-name="ro1">
          <table:table-cell office:value-type="float" office:value="0.364239631206278" calcext:value-type="float">
            <text:p>0.3642396312</text:p>
          </table:table-cell>
        </table:table-row>
        <table:table-row table:style-name="ro1">
          <table:table-cell office:value-type="float" office:value="0.360118426405656" calcext:value-type="float">
            <text:p>0.3601184264</text:p>
          </table:table-cell>
        </table:table-row>
        <table:table-row table:style-name="ro1">
          <table:table-cell office:value-type="float" office:value="0.356142972305447" calcext:value-type="float">
            <text:p>0.3561429723</text:p>
          </table:table-cell>
        </table:table-row>
        <table:table-row table:style-name="ro1">
          <table:table-cell office:value-type="float" office:value="0.352319675276992" calcext:value-type="float">
            <text:p>0.3523196753</text:p>
          </table:table-cell>
        </table:table-row>
        <table:table-row table:style-name="ro1">
          <table:table-cell office:value-type="float" office:value="0.348654533823495" calcext:value-type="float">
            <text:p>0.3486545338</text:p>
          </table:table-cell>
        </table:table-row>
        <table:table-row table:style-name="ro1">
          <table:table-cell office:value-type="float" office:value="0.345153117693202" calcext:value-type="float">
            <text:p>0.3451531177</text:p>
          </table:table-cell>
        </table:table-row>
        <table:table-row table:style-name="ro1">
          <table:table-cell office:value-type="float" office:value="0.341820547170731" calcext:value-type="float">
            <text:p>0.3418205472</text:p>
          </table:table-cell>
        </table:table-row>
        <table:table-row table:style-name="ro1">
          <table:table-cell office:value-type="float" office:value="0.33866147254652" calcext:value-type="float">
            <text:p>0.3386614725</text:p>
          </table:table-cell>
        </table:table-row>
        <table:table-row table:style-name="ro1">
          <table:table-cell office:value-type="float" office:value="0.335680053764428" calcext:value-type="float">
            <text:p>0.3356800538</text:p>
          </table:table-cell>
        </table:table-row>
        <table:table-row table:style-name="ro1">
          <table:table-cell office:value-type="float" office:value="0.332879940247457" calcext:value-type="float">
            <text:p>0.3328799402</text:p>
          </table:table-cell>
        </table:table-row>
        <table:table-row table:style-name="ro1">
          <table:table-cell office:value-type="float" office:value="0.330264250901624" calcext:value-type="float">
            <text:p>0.3302642509</text:p>
          </table:table-cell>
        </table:table-row>
        <table:table-row table:style-name="ro1">
          <table:table-cell office:value-type="float" office:value="0.327835554297956" calcext:value-type="float">
            <text:p>0.3278355543</text:p>
          </table:table-cell>
        </table:table-row>
        <table:table-row table:style-name="ro1">
          <table:table-cell office:value-type="float" office:value="0.325595849032635" calcext:value-type="float">
            <text:p>0.325595849</text:p>
          </table:table-cell>
        </table:table-row>
        <table:table-row table:style-name="ro1">
          <table:table-cell office:value-type="float" office:value="0.323546544265265" calcext:value-type="float">
            <text:p>0.3235465443</text:p>
          </table:table-cell>
        </table:table-row>
        <table:table-row table:style-name="ro1">
          <table:table-cell office:value-type="float" office:value="0.321688440435287" calcext:value-type="float">
            <text:p>0.3216884404</text:p>
          </table:table-cell>
        </table:table-row>
        <table:table-row table:style-name="ro1">
          <table:table-cell office:value-type="float" office:value="0.320021710156521" calcext:value-type="float">
            <text:p>0.3200217102</text:p>
          </table:table-cell>
        </table:table-row>
        <table:table-row table:style-name="ro1">
          <table:table-cell office:value-type="float" office:value="0.318545879289853" calcext:value-type="float">
            <text:p>0.3185458793</text:p>
          </table:table-cell>
        </table:table-row>
        <table:table-row table:style-name="ro1">
          <table:table-cell office:value-type="float" office:value="0.31725980819405" calcext:value-type="float">
            <text:p>0.3172598082</text:p>
          </table:table-cell>
        </table:table-row>
        <table:table-row table:style-name="ro1">
          <table:table-cell office:value-type="float" office:value="0.316161673154716" calcext:value-type="float">
            <text:p>0.3161616732</text:p>
          </table:table-cell>
        </table:table-row>
        <table:table-row table:style-name="ro1">
          <table:table-cell office:value-type="float" office:value="0.315248947991382" calcext:value-type="float">
            <text:p>0.315248948</text:p>
          </table:table-cell>
        </table:table-row>
        <table:table-row table:style-name="ro1">
          <table:table-cell office:value-type="float" office:value="0.314518385842734" calcext:value-type="float">
            <text:p>0.3145183858</text:p>
          </table:table-cell>
        </table:table-row>
        <table:table-row table:style-name="ro1">
          <table:table-cell office:value-type="float" office:value="0.313966001129975" calcext:value-type="float">
            <text:p>0.3139660011</text:p>
          </table:table-cell>
        </table:table-row>
        <table:table-row table:style-name="ro1">
          <table:table-cell office:value-type="float" office:value="0.313587051698326" calcext:value-type="float">
            <text:p>0.3135870517</text:p>
          </table:table-cell>
        </table:table-row>
        <table:table-row table:style-name="ro1">
          <table:table-cell office:value-type="float" office:value="0.31337602113666" calcext:value-type="float">
            <text:p>0.3133760211</text:p>
          </table:table-cell>
        </table:table-row>
        <table:table-row table:style-name="ro1">
          <table:table-cell office:value-type="float" office:value="0.313326601275272" calcext:value-type="float">
            <text:p>0.3133266013</text:p>
          </table:table-cell>
        </table:table-row>
        <table:table-row table:style-name="ro1">
          <table:table-cell office:value-type="float" office:value="0.313431674861791" calcext:value-type="float">
            <text:p>0.3134316749</text:p>
          </table:table-cell>
        </table:table-row>
        <table:table-row table:style-name="ro1">
          <table:table-cell office:value-type="float" office:value="0.313683298415219" calcext:value-type="float">
            <text:p>0.3136832984</text:p>
          </table:table-cell>
        </table:table-row>
        <table:table-row table:style-name="ro1">
          <table:table-cell office:value-type="float" office:value="0.314072685258117" calcext:value-type="float">
            <text:p>0.3140726853</text:p>
          </table:table-cell>
        </table:table-row>
        <table:table-row table:style-name="ro1">
          <table:table-cell office:value-type="float" office:value="0.314590188726913" calcext:value-type="float">
            <text:p>0.3145901887</text:p>
          </table:table-cell>
        </table:table-row>
        <table:table-row table:style-name="ro1">
          <table:table-cell office:value-type="float" office:value="0.315225285560363" calcext:value-type="float">
            <text:p>0.3152252856</text:p>
          </table:table-cell>
        </table:table-row>
        <table:table-row table:style-name="ro1">
          <table:table-cell office:value-type="float" office:value="0.315966559466134" calcext:value-type="float">
            <text:p>0.3159665595</text:p>
          </table:table-cell>
        </table:table-row>
        <table:table-row table:style-name="ro1">
          <table:table-cell office:value-type="float" office:value="0.31680168486553" calcext:value-type="float">
            <text:p>0.3168016849</text:p>
          </table:table-cell>
        </table:table-row>
        <table:table-row table:style-name="ro1">
          <table:table-cell office:value-type="float" office:value="0.317717410816351" calcext:value-type="float">
            <text:p>0.3177174108</text:p>
          </table:table-cell>
        </table:table-row>
        <table:table-row table:style-name="ro1">
          <table:table-cell office:value-type="float" office:value="0.318699545113897" calcext:value-type="float">
            <text:p>0.3186995451</text:p>
          </table:table-cell>
        </table:table-row>
        <table:table-row table:style-name="ro1">
          <table:table-cell office:value-type="float" office:value="0.31973293857009" calcext:value-type="float">
            <text:p>0.3197329386</text:p>
          </table:table-cell>
        </table:table-row>
        <table:table-row table:style-name="ro1">
          <table:table-cell office:value-type="float" office:value="0.320801469470754" calcext:value-type="float">
            <text:p>0.3208014695</text:p>
          </table:table-cell>
        </table:table-row>
        <table:table-row table:style-name="ro1">
          <table:table-cell office:value-type="float" office:value="0.321888028211013" calcext:value-type="float">
            <text:p>0.3218880282</text:p>
          </table:table-cell>
        </table:table-row>
        <table:table-row table:style-name="ro1">
          <table:table-cell office:value-type="float" office:value="0.564478854136512" calcext:value-type="float">
            <text:p>0.5644788541</text:p>
          </table:table-cell>
        </table:table-row>
        <table:table-row table:style-name="ro1">
          <table:table-cell office:value-type="float" office:value="0.565246582740675" calcext:value-type="float">
            <text:p>0.5652465827</text:p>
          </table:table-cell>
        </table:table-row>
        <table:table-row table:style-name="ro1">
          <table:table-cell office:value-type="float" office:value="0.565974329551832" calcext:value-type="float">
            <text:p>0.5659743296</text:p>
          </table:table-cell>
        </table:table-row>
        <table:table-row table:style-name="ro1">
          <table:table-cell office:value-type="float" office:value="0.566644018825764" calcext:value-type="float">
            <text:p>0.5666440188</text:p>
          </table:table-cell>
        </table:table-row>
        <table:table-row table:style-name="ro1">
          <table:table-cell office:value-type="float" office:value="0.567238847377732" calcext:value-type="float">
            <text:p>0.5672388474</text:p>
          </table:table-cell>
        </table:table-row>
        <table:table-row table:style-name="ro1">
          <table:table-cell office:value-type="float" office:value="0.567743253119006" calcext:value-type="float">
            <text:p>0.5677432531</text:p>
          </table:table-cell>
        </table:table-row>
        <table:table-row table:style-name="ro1">
          <table:table-cell office:value-type="float" office:value="0.568142883745184" calcext:value-type="float">
            <text:p>0.5681428837</text:p>
          </table:table-cell>
        </table:table-row>
        <table:table-row table:style-name="ro1">
          <table:table-cell office:value-type="float" office:value="0.568424565576306" calcext:value-type="float">
            <text:p>0.5684245656</text:p>
          </table:table-cell>
        </table:table-row>
        <table:table-row table:style-name="ro1">
          <table:table-cell office:value-type="float" office:value="0.568576272548749" calcext:value-type="float">
            <text:p>0.5685762725</text:p>
          </table:table-cell>
        </table:table-row>
        <table:table-row table:style-name="ro1">
          <table:table-cell office:value-type="float" office:value="0.568587095358923" calcext:value-type="float">
            <text:p>0.5685870954</text:p>
          </table:table-cell>
        </table:table-row>
        <table:table-row table:style-name="ro1">
          <table:table-cell office:value-type="float" office:value="0.568447210758744" calcext:value-type="float">
            <text:p>0.5684472108</text:p>
          </table:table-cell>
        </table:table-row>
        <table:table-row table:style-name="ro1">
          <table:table-cell office:value-type="float" office:value="0.568147851002913" calcext:value-type="float">
            <text:p>0.568147851</text:p>
          </table:table-cell>
        </table:table-row>
        <table:table-row table:style-name="ro1">
          <table:table-cell office:value-type="float" office:value="0.567681273447969" calcext:value-type="float">
            <text:p>0.5676812734</text:p>
          </table:table-cell>
        </table:table-row>
        <table:table-row table:style-name="ro1">
          <table:table-cell office:value-type="float" office:value="0.567040730303142" calcext:value-type="float">
            <text:p>0.5670407303</text:p>
          </table:table-cell>
        </table:table-row>
        <table:table-row table:style-name="ro1">
          <table:table-cell office:value-type="float" office:value="0.566220438532994" calcext:value-type="float">
            <text:p>0.5662204385</text:p>
          </table:table-cell>
        </table:table-row>
        <table:table-row table:style-name="ro1">
          <table:table-cell office:value-type="float" office:value="0.565215549911848" calcext:value-type="float">
            <text:p>0.5652155499</text:p>
          </table:table-cell>
        </table:table-row>
        <table:table-row table:style-name="ro1">
          <table:table-cell office:value-type="float" office:value="0.564022121230007" calcext:value-type="float">
            <text:p>0.5640221212</text:p>
          </table:table-cell>
        </table:table-row>
        <table:table-row table:style-name="ro1">
          <table:table-cell office:value-type="float" office:value="0.56263708465177" calcext:value-type="float">
            <text:p>0.5626370847</text:p>
          </table:table-cell>
        </table:table-row>
        <table:table-row table:style-name="ro1">
          <table:table-cell office:value-type="float" office:value="0.561058218225226" calcext:value-type="float">
            <text:p>0.5610582182</text:p>
          </table:table-cell>
        </table:table-row>
        <table:table-row table:style-name="ro1">
          <table:table-cell office:value-type="float" office:value="0.559284116543845" calcext:value-type="float">
            <text:p>0.5592841165</text:p>
          </table:table-cell>
        </table:table-row>
        <table:table-row table:style-name="ro1">
          <table:table-cell office:value-type="float" office:value="0.557314161559865" calcext:value-type="float">
            <text:p>0.5573141616</text:p>
          </table:table-cell>
        </table:table-row>
        <table:table-row table:style-name="ro1">
          <table:table-cell office:value-type="float" office:value="0.555148493549453" calcext:value-type="float">
            <text:p>0.5551484935</text:p>
          </table:table-cell>
        </table:table-row>
        <table:table-row table:style-name="ro1">
          <table:table-cell office:value-type="float" office:value="0.552787982229673" calcext:value-type="float">
            <text:p>0.5527879822</text:p>
          </table:table-cell>
        </table:table-row>
        <table:table-row table:style-name="ro1">
          <table:table-cell office:value-type="float" office:value="0.550234198027231" calcext:value-type="float">
            <text:p>0.550234198</text:p>
          </table:table-cell>
        </table:table-row>
        <table:table-row table:style-name="ro1">
          <table:table-cell office:value-type="float" office:value="0.547489383499022" calcext:value-type="float">
            <text:p>0.5474893835</text:p>
          </table:table-cell>
        </table:table-row>
        <table:table-row table:style-name="ro1">
          <table:table-cell office:value-type="float" office:value="0.544556424904451" calcext:value-type="float">
            <text:p>0.5445564249</text:p>
          </table:table-cell>
        </table:table-row>
        <table:table-row table:style-name="ro1">
          <table:table-cell office:value-type="float" office:value="0.541438823929564" calcext:value-type="float">
            <text:p>0.5414388239</text:p>
          </table:table-cell>
        </table:table-row>
        <table:table-row table:style-name="ro1">
          <table:table-cell office:value-type="float" office:value="0.53814066956295" calcext:value-type="float">
            <text:p>0.5381406696</text:p>
          </table:table-cell>
        </table:table-row>
        <table:table-row table:style-name="ro1">
          <table:table-cell office:value-type="float" office:value="0.534666610123447" calcext:value-type="float">
            <text:p>0.5346666101</text:p>
          </table:table-cell>
        </table:table-row>
        <table:table-row table:style-name="ro1">
          <table:table-cell office:value-type="float" office:value="0.531021825439628" calcext:value-type="float">
            <text:p>0.5310218254</text:p>
          </table:table-cell>
        </table:table-row>
        <table:table-row table:style-name="ro1">
          <table:table-cell office:value-type="float" office:value="0.527211999181088" calcext:value-type="float">
            <text:p>0.5272119992</text:p>
          </table:table-cell>
        </table:table-row>
        <table:table-row table:style-name="ro1">
          <table:table-cell office:value-type="float" office:value="0.523243291341507" calcext:value-type="float">
            <text:p>0.5232432913</text:p>
          </table:table-cell>
        </table:table-row>
        <table:table-row table:style-name="ro1">
          <table:table-cell office:value-type="float" office:value="0.519122310873517" calcext:value-type="float">
            <text:p>0.5191223109</text:p>
          </table:table-cell>
        </table:table-row>
        <table:table-row table:style-name="ro1">
          <table:table-cell office:value-type="float" office:value="0.514856088475348" calcext:value-type="float">
            <text:p>0.5148560885</text:p>
          </table:table-cell>
        </table:table-row>
        <table:table-row table:style-name="ro1">
          <table:table-cell office:value-type="float" office:value="0.510452049529271" calcext:value-type="float">
            <text:p>0.5104520495</text:p>
          </table:table-cell>
        </table:table-row>
        <table:table-row table:style-name="ro1">
          <table:table-cell office:value-type="float" office:value="0.50591798719183" calcext:value-type="float">
            <text:p>0.5059179872</text:p>
          </table:table-cell>
        </table:table-row>
        <table:table-row table:style-name="ro1">
          <table:table-cell office:value-type="float" office:value="0.501262035635858" calcext:value-type="float">
            <text:p>0.5012620356</text:p>
          </table:table-cell>
        </table:table-row>
        <table:table-row table:style-name="ro1">
          <table:table-cell office:value-type="float" office:value="0.496492643444293" calcext:value-type="float">
            <text:p>0.4964926434</text:p>
          </table:table-cell>
        </table:table-row>
        <table:table-row table:style-name="ro1">
          <table:table-cell office:value-type="float" office:value="0.491618547155776" calcext:value-type="float">
            <text:p>0.4916185472</text:p>
          </table:table-cell>
        </table:table-row>
        <table:table-row table:style-name="ro1">
          <table:table-cell office:value-type="float" office:value="0.486648744962041" calcext:value-type="float">
            <text:p>0.486648745</text:p>
          </table:table-cell>
        </table:table-row>
        <table:table-row table:style-name="ro1">
          <table:table-cell office:value-type="float" office:value="0.481592470557097" calcext:value-type="float">
            <text:p>0.4815924706</text:p>
          </table:table-cell>
        </table:table-row>
        <table:table-row table:style-name="ro1">
          <table:table-cell office:value-type="float" office:value="0.4764591671382" calcext:value-type="float">
            <text:p>0.4764591671</text:p>
          </table:table-cell>
        </table:table-row>
        <table:table-row table:style-name="ro1">
          <table:table-cell office:value-type="float" office:value="0.47125846155861" calcext:value-type="float">
            <text:p>0.4712584616</text:p>
          </table:table-cell>
        </table:table-row>
        <table:table-row table:style-name="ro1">
          <table:table-cell office:value-type="float" office:value="0.466000138632148" calcext:value-type="float">
            <text:p>0.4660001386</text:p>
          </table:table-cell>
        </table:table-row>
        <table:table-row table:style-name="ro1">
          <table:table-cell office:value-type="float" office:value="0.460694115589529" calcext:value-type="float">
            <text:p>0.4606941156</text:p>
          </table:table-cell>
        </table:table-row>
        <table:table-row table:style-name="ro1">
          <table:table-cell office:value-type="float" office:value="0.455350416686499" calcext:value-type="float">
            <text:p>0.4553504167</text:p>
          </table:table-cell>
        </table:table-row>
        <table:table-row table:style-name="ro1">
          <table:table-cell office:value-type="float" office:value="0.449979147963753" calcext:value-type="float">
            <text:p>0.449979148</text:p>
          </table:table-cell>
        </table:table-row>
        <table:table-row table:style-name="ro1">
          <table:table-cell office:value-type="float" office:value="0.444590472158648" calcext:value-type="float">
            <text:p>0.4445904722</text:p>
          </table:table-cell>
        </table:table-row>
        <table:table-row table:style-name="ro1">
          <table:table-cell office:value-type="float" office:value="0.439194583768701" calcext:value-type="float">
            <text:p>0.4391945838</text:p>
          </table:table-cell>
        </table:table-row>
        <table:table-row table:style-name="ro1">
          <table:table-cell office:value-type="float" office:value="0.433801684266882" calcext:value-type="float">
            <text:p>0.4338016843</text:p>
          </table:table-cell>
        </table:table-row>
        <table:table-row table:style-name="ro1">
          <table:table-cell office:value-type="float" office:value="0.428421957468694" calcext:value-type="float">
            <text:p>0.4284219575</text:p>
          </table:table-cell>
        </table:table-row>
        <table:table-row table:style-name="ro1">
          <table:table-cell office:value-type="float" office:value="0.423065545051046" calcext:value-type="float">
            <text:p>0.4230655451</text:p>
          </table:table-cell>
        </table:table-row>
        <table:table-row table:style-name="ro1">
          <table:table-cell office:value-type="float" office:value="0.417742522222911" calcext:value-type="float">
            <text:p>0.4177425222</text:p>
          </table:table-cell>
        </table:table-row>
        <table:table-row table:style-name="ro1">
          <table:table-cell office:value-type="float" office:value="0.412462873547777" calcext:value-type="float">
            <text:p>0.4124628735</text:p>
          </table:table-cell>
        </table:table-row>
        <table:table-row table:style-name="ro1">
          <table:table-cell office:value-type="float" office:value="0.407236468917892" calcext:value-type="float">
            <text:p>0.4072364689</text:p>
          </table:table-cell>
        </table:table-row>
        <table:table-row table:style-name="ro1">
          <table:table-cell office:value-type="float" office:value="0.40207303968029" calcext:value-type="float">
            <text:p>0.4020730397</text:p>
          </table:table-cell>
        </table:table-row>
        <table:table-row table:style-name="ro1">
          <table:table-cell office:value-type="float" office:value="0.396982154914618" calcext:value-type="float">
            <text:p>0.3969821549</text:p>
          </table:table-cell>
        </table:table-row>
        <table:table-row table:style-name="ro1">
          <table:table-cell office:value-type="float" office:value="0.391973197862738" calcext:value-type="float">
            <text:p>0.3919731979</text:p>
          </table:table-cell>
        </table:table-row>
        <table:table-row table:style-name="ro1">
          <table:table-cell office:value-type="float" office:value="0.387055342510139" calcext:value-type="float">
            <text:p>0.3870553425</text:p>
          </table:table-cell>
        </table:table-row>
        <table:table-row table:style-name="ro1">
          <table:table-cell office:value-type="float" office:value="0.38223753031912" calcext:value-type="float">
            <text:p>0.3822375303</text:p>
          </table:table-cell>
        </table:table-row>
        <table:table-row table:style-name="ro1">
          <table:table-cell office:value-type="float" office:value="0.377528447113773" calcext:value-type="float">
            <text:p>0.3775284471</text:p>
          </table:table-cell>
        </table:table-row>
        <table:table-row table:style-name="ro1">
          <table:table-cell office:value-type="float" office:value="0.372936500116756" calcext:value-type="float">
            <text:p>0.3729365001</text:p>
          </table:table-cell>
        </table:table-row>
        <table:table-row table:style-name="ro1">
          <table:table-cell office:value-type="float" office:value="0.368469795137855" calcext:value-type="float">
            <text:p>0.3684697951</text:p>
          </table:table-cell>
        </table:table-row>
        <table:table-row table:style-name="ro1">
          <table:table-cell office:value-type="float" office:value="0.36413611391433" calcext:value-type="float">
            <text:p>0.3641361139</text:p>
          </table:table-cell>
        </table:table-row>
        <table:table-row table:style-name="ro1">
          <table:table-cell office:value-type="float" office:value="0.359942891603061" calcext:value-type="float">
            <text:p>0.3599428916</text:p>
          </table:table-cell>
        </table:table-row>
        <table:table-row table:style-name="ro1">
          <table:table-cell office:value-type="float" office:value="0.355897194424477" calcext:value-type="float">
            <text:p>0.3558971944</text:p>
          </table:table-cell>
        </table:table-row>
        <table:table-row table:style-name="ro1">
          <table:table-cell office:value-type="float" office:value="0.35200569745828" calcext:value-type="float">
            <text:p>0.3520056975</text:p>
          </table:table-cell>
        </table:table-row>
        <table:table-row table:style-name="ro1">
          <table:table-cell office:value-type="float" office:value="0.348274662590952" calcext:value-type="float">
            <text:p>0.3482746626</text:p>
          </table:table-cell>
        </table:table-row>
        <table:table-row table:style-name="ro1">
          <table:table-cell office:value-type="float" office:value="0.344709916615058" calcext:value-type="float">
            <text:p>0.3447099166</text:p>
          </table:table-cell>
        </table:table-row>
        <table:table-row table:style-name="ro1">
          <table:table-cell office:value-type="float" office:value="0.341316829480341" calcext:value-type="float">
            <text:p>0.3413168295</text:p>
          </table:table-cell>
        </table:table-row>
        <table:table-row table:style-name="ro1">
          <table:table-cell office:value-type="float" office:value="0.338100292696595" calcext:value-type="float">
            <text:p>0.3381002927</text:p>
          </table:table-cell>
        </table:table-row>
        <table:table-row table:style-name="ro1">
          <table:table-cell office:value-type="float" office:value="0.335064697888346" calcext:value-type="float">
            <text:p>0.3350646979</text:p>
          </table:table-cell>
        </table:table-row>
        <table:table-row table:style-name="ro1">
          <table:table-cell office:value-type="float" office:value="0.332213915501307" calcext:value-type="float">
            <text:p>0.3322139155</text:p>
          </table:table-cell>
        </table:table-row>
        <table:table-row table:style-name="ro1">
          <table:table-cell office:value-type="float" office:value="0.329551273660631" calcext:value-type="float">
            <text:p>0.3295512737</text:p>
          </table:table-cell>
        </table:table-row>
        <table:table-row table:style-name="ro1">
          <table:table-cell office:value-type="float" office:value="0.32707953718095" calcext:value-type="float">
            <text:p>0.3270795372</text:p>
          </table:table-cell>
        </table:table-row>
        <table:table-row table:style-name="ro1">
          <table:table-cell office:value-type="float" office:value="0.324800886728214" calcext:value-type="float">
            <text:p>0.3248008867</text:p>
          </table:table-cell>
        </table:table-row>
        <table:table-row table:style-name="ro1">
          <table:table-cell office:value-type="float" office:value="0.322716898133303" calcext:value-type="float">
            <text:p>0.3227168981</text:p>
          </table:table-cell>
        </table:table-row>
        <table:table-row table:style-name="ro1">
          <table:table-cell office:value-type="float" office:value="0.320828521857445" calcext:value-type="float">
            <text:p>0.3208285219</text:p>
          </table:table-cell>
        </table:table-row>
        <table:table-row table:style-name="ro1">
          <table:table-cell office:value-type="float" office:value="0.319136062609412" calcext:value-type="float">
            <text:p>0.3191360626</text:p>
          </table:table-cell>
        </table:table-row>
        <table:table-row table:style-name="ro1">
          <table:table-cell office:value-type="float" office:value="0.317639159114518" calcext:value-type="float">
            <text:p>0.3176391591</text:p>
          </table:table-cell>
        </table:table-row>
        <table:table-row table:style-name="ro1">
          <table:table-cell office:value-type="float" office:value="0.316336764035397" calcext:value-type="float">
            <text:p>0.316336764</text:p>
          </table:table-cell>
        </table:table-row>
        <table:table-row table:style-name="ro1">
          <table:table-cell office:value-type="float" office:value="0.315227124044572" calcext:value-type="float">
            <text:p>0.315227124</text:p>
          </table:table-cell>
        </table:table-row>
        <table:table-row table:style-name="ro1">
          <table:table-cell office:value-type="float" office:value="0.314307760048821" calcext:value-type="float">
            <text:p>0.31430776</text:p>
          </table:table-cell>
        </table:table-row>
        <table:table-row table:style-name="ro1">
          <table:table-cell office:value-type="float" office:value="0.313575447565326" calcext:value-type="float">
            <text:p>0.3135754476</text:p>
          </table:table-cell>
        </table:table-row>
        <table:table-row table:style-name="ro1">
          <table:table-cell office:value-type="float" office:value="0.313026197249616" calcext:value-type="float">
            <text:p>0.3130261972</text:p>
          </table:table-cell>
        </table:table-row>
        <table:table-row table:style-name="ro1">
          <table:table-cell office:value-type="float" office:value="0.312655235575296" calcext:value-type="float">
            <text:p>0.3126552356</text:p>
          </table:table-cell>
        </table:table-row>
        <table:table-row table:style-name="ro1">
          <table:table-cell office:value-type="float" office:value="0.312456985665572" calcext:value-type="float">
            <text:p>0.3124569857</text:p>
          </table:table-cell>
        </table:table-row>
        <table:table-row table:style-name="ro1">
          <table:table-cell office:value-type="float" office:value="0.312425048276562" calcext:value-type="float">
            <text:p>0.3124250483</text:p>
          </table:table-cell>
        </table:table-row>
        <table:table-row table:style-name="ro1">
          <table:table-cell office:value-type="float" office:value="0.312552182932393" calcext:value-type="float">
            <text:p>0.3125521829</text:p>
          </table:table-cell>
        </table:table-row>
        <table:table-row table:style-name="ro1">
          <table:table-cell office:value-type="float" office:value="0.312830289212099" calcext:value-type="float">
            <text:p>0.3128302892</text:p>
          </table:table-cell>
        </table:table-row>
        <table:table-row table:style-name="ro1">
          <table:table-cell office:value-type="float" office:value="0.313250388188302" calcext:value-type="float">
            <text:p>0.3132503882</text:p>
          </table:table-cell>
        </table:table-row>
        <table:table-row table:style-name="ro1">
          <table:table-cell office:value-type="float" office:value="0.313802604017676" calcext:value-type="float">
            <text:p>0.313802604</text:p>
          </table:table-cell>
        </table:table-row>
        <table:table-row table:style-name="ro1">
          <table:table-cell office:value-type="float" office:value="0.314476145683219" calcext:value-type="float">
            <text:p>0.3144761457</text:p>
          </table:table-cell>
        </table:table-row>
        <table:table-row table:style-name="ro1">
          <table:table-cell office:value-type="float" office:value="0.315259288888298" calcext:value-type="float">
            <text:p>0.3152592889</text:p>
          </table:table-cell>
        </table:table-row>
        <table:table-row table:style-name="ro1">
          <table:table-cell office:value-type="float" office:value="0.316139358102494" calcext:value-type="float">
            <text:p>0.3161393581</text:p>
          </table:table-cell>
        </table:table-row>
        <table:table-row table:style-name="ro1">
          <table:table-cell office:value-type="float" office:value="0.317102708759231" calcext:value-type="float">
            <text:p>0.3171027088</text:p>
          </table:table-cell>
        </table:table-row>
        <table:table-row table:style-name="ro1">
          <table:table-cell office:value-type="float" office:value="0.318134709605202" calcext:value-type="float">
            <text:p>0.3181347096</text:p>
          </table:table-cell>
        </table:table-row>
        <table:table-row table:style-name="ro1">
          <table:table-cell office:value-type="float" office:value="0.319219725201576" calcext:value-type="float">
            <text:p>0.3192197252</text:p>
          </table:table-cell>
        </table:table-row>
        <table:table-row table:style-name="ro1">
          <table:table-cell office:value-type="float" office:value="0.320341098577002" calcext:value-type="float">
            <text:p>0.3203410986</text:p>
          </table:table-cell>
        </table:table-row>
        <table:table-row table:style-name="ro1">
          <table:table-cell office:value-type="float" office:value="0.321481134032401" calcext:value-type="float">
            <text:p>0.321481134</text:p>
          </table:table-cell>
        </table:table-row>
        <table:table-row table:style-name="ro1">
          <table:table-cell office:value-type="float" office:value="0.563705676234202" calcext:value-type="float">
            <text:p>0.5637056762</text:p>
          </table:table-cell>
        </table:table-row>
        <table:table-row table:style-name="ro1">
          <table:table-cell office:value-type="float" office:value="0.564588015705593" calcext:value-type="float">
            <text:p>0.5645880157</text:p>
          </table:table-cell>
        </table:table-row>
        <table:table-row table:style-name="ro1">
          <table:table-cell office:value-type="float" office:value="0.565429812884859" calcext:value-type="float">
            <text:p>0.5654298129</text:p>
          </table:table-cell>
        </table:table-row>
        <table:table-row table:style-name="ro1">
          <table:table-cell office:value-type="float" office:value="0.566212716983269" calcext:value-type="float">
            <text:p>0.566212717</text:p>
          </table:table-cell>
        </table:table-row>
        <table:table-row table:style-name="ro1">
          <table:table-cell office:value-type="float" office:value="0.566919654241655" calcext:value-type="float">
            <text:p>0.5669196542</text:p>
          </table:table-cell>
        </table:table-row>
        <table:table-row table:style-name="ro1">
          <table:table-cell office:value-type="float" office:value="0.567534797135863" calcext:value-type="float">
            <text:p>0.5675347971</text:p>
          </table:table-cell>
        </table:table-row>
        <table:table-row table:style-name="ro1">
          <table:table-cell office:value-type="float" office:value="0.568043533707552" calcext:value-type="float">
            <text:p>0.5680435337</text:p>
          </table:table-cell>
        </table:table-row>
        <table:table-row table:style-name="ro1">
          <table:table-cell office:value-type="float" office:value="0.56843243702036" calcext:value-type="float">
            <text:p>0.568432437</text:p>
          </table:table-cell>
        </table:table-row>
        <table:table-row table:style-name="ro1">
          <table:table-cell office:value-type="float" office:value="0.568689234741425" calcext:value-type="float">
            <text:p>0.5686892347</text:p>
          </table:table-cell>
        </table:table-row>
        <table:table-row table:style-name="ro1">
          <table:table-cell office:value-type="float" office:value="0.568802778848268" calcext:value-type="float">
            <text:p>0.5688027788</text:p>
          </table:table-cell>
        </table:table-row>
        <table:table-row table:style-name="ro1">
          <table:table-cell office:value-type="float" office:value="0.568763015461032" calcext:value-type="float">
            <text:p>0.5687630155</text:p>
          </table:table-cell>
        </table:table-row>
        <table:table-row table:style-name="ro1">
          <table:table-cell office:value-type="float" office:value="0.568560954800086" calcext:value-type="float">
            <text:p>0.5685609548</text:p>
          </table:table-cell>
        </table:table-row>
        <table:table-row table:style-name="ro1">
          <table:table-cell office:value-type="float" office:value="0.568188641268981" calcext:value-type="float">
            <text:p>0.5681886413</text:p>
          </table:table-cell>
        </table:table-row>
        <table:table-row table:style-name="ro1">
          <table:table-cell office:value-type="float" office:value="0.56763912366277" calcext:value-type="float">
            <text:p>0.5676391237</text:p>
          </table:table-cell>
        </table:table-row>
        <table:table-row table:style-name="ro1">
          <table:table-cell office:value-type="float" office:value="0.56690642550169" calcext:value-type="float">
            <text:p>0.5669064255</text:p>
          </table:table-cell>
        </table:table-row>
        <table:table-row table:style-name="ro1">
          <table:table-cell office:value-type="float" office:value="0.565985515490194" calcext:value-type="float">
            <text:p>0.5659855155</text:p>
          </table:table-cell>
        </table:table-row>
        <table:table-row table:style-name="ro1">
          <table:table-cell office:value-type="float" office:value="0.56487227810135" calcext:value-type="float">
            <text:p>0.5648722781</text:p>
          </table:table-cell>
        </table:table-row>
        <table:table-row table:style-name="ro1">
          <table:table-cell office:value-type="float" office:value="0.5635634842866" calcext:value-type="float">
            <text:p>0.5635634843</text:p>
          </table:table-cell>
        </table:table-row>
        <table:table-row table:style-name="ro1">
          <table:table-cell office:value-type="float" office:value="0.562056762310872" calcext:value-type="float">
            <text:p>0.5620567623</text:p>
          </table:table-cell>
        </table:table-row>
        <table:table-row table:style-name="ro1">
          <table:table-cell office:value-type="float" office:value="0.560350568713056" calcext:value-type="float">
            <text:p>0.5603505687</text:p>
          </table:table-cell>
        </table:table-row>
        <table:table-row table:style-name="ro1">
          <table:table-cell office:value-type="float" office:value="0.558444159391837" calcext:value-type="float">
            <text:p>0.5584441594</text:p>
          </table:table-cell>
        </table:table-row>
        <table:table-row table:style-name="ro1">
          <table:table-cell office:value-type="float" office:value="0.556337560816893" calcext:value-type="float">
            <text:p>0.5563375608</text:p>
          </table:table-cell>
        </table:table-row>
        <table:table-row table:style-name="ro1">
          <table:table-cell office:value-type="float" office:value="0.55403154136544" calcext:value-type="float">
            <text:p>0.5540315414</text:p>
          </table:table-cell>
        </table:table-row>
        <table:table-row table:style-name="ro1">
          <table:table-cell office:value-type="float" office:value="0.551527582784152" calcext:value-type="float">
            <text:p>0.5515275828</text:p>
          </table:table-cell>
        </table:table-row>
        <table:table-row table:style-name="ro1">
          <table:table-cell office:value-type="float" office:value="0.548827851776425" calcext:value-type="float">
            <text:p>0.5488278518</text:p>
          </table:table-cell>
        </table:table-row>
        <table:table-row table:style-name="ro1">
          <table:table-cell office:value-type="float" office:value="0.545935171715015" calcext:value-type="float">
            <text:p>0.5459351717</text:p>
          </table:table-cell>
        </table:table-row>
        <table:table-row table:style-name="ro1">
          <table:table-cell office:value-type="float" office:value="0.542852994480021" calcext:value-type="float">
            <text:p>0.5428529945</text:p>
          </table:table-cell>
        </table:table-row>
        <table:table-row table:style-name="ro1">
          <table:table-cell office:value-type="float" office:value="0.539585372422238" calcext:value-type="float">
            <text:p>0.5395853724</text:p>
          </table:table-cell>
        </table:table-row>
        <table:table-row table:style-name="ro1">
          <table:table-cell office:value-type="float" office:value="0.536136930451866" calcext:value-type="float">
            <text:p>0.5361369305</text:p>
          </table:table-cell>
        </table:table-row>
        <table:table-row table:style-name="ro1">
          <table:table-cell office:value-type="float" office:value="0.532512838252576" calcext:value-type="float">
            <text:p>0.5325128383</text:p>
          </table:table-cell>
        </table:table-row>
        <table:table-row table:style-name="ro1">
          <table:table-cell office:value-type="float" office:value="0.528718782620937" calcext:value-type="float">
            <text:p>0.5287187826</text:p>
          </table:table-cell>
        </table:table-row>
        <table:table-row table:style-name="ro1">
          <table:table-cell office:value-type="float" office:value="0.524760939931203" calcext:value-type="float">
            <text:p>0.5247609399</text:p>
          </table:table-cell>
        </table:table-row>
        <table:table-row table:style-name="ro1">
          <table:table-cell office:value-type="float" office:value="0.52064594872546" calcext:value-type="float">
            <text:p>0.5206459487</text:p>
          </table:table-cell>
        </table:table-row>
        <table:table-row table:style-name="ro1">
          <table:table-cell office:value-type="float" office:value="0.516380882429129" calcext:value-type="float">
            <text:p>0.5163808824</text:p>
          </table:table-cell>
        </table:table-row>
        <table:table-row table:style-name="ro1">
          <table:table-cell office:value-type="float" office:value="0.511973222191832" calcext:value-type="float">
            <text:p>0.5119732222</text:p>
          </table:table-cell>
        </table:table-row>
        <table:table-row table:style-name="ro1">
          <table:table-cell office:value-type="float" office:value="0.507430829853612" calcext:value-type="float">
            <text:p>0.5074308299</text:p>
          </table:table-cell>
        </table:table-row>
        <table:table-row table:style-name="ro1">
          <table:table-cell office:value-type="float" office:value="0.502761921036522" calcext:value-type="float">
            <text:p>0.502761921</text:p>
          </table:table-cell>
        </table:table-row>
        <table:table-row table:style-name="ro1">
          <table:table-cell office:value-type="float" office:value="0.497975038361561" calcext:value-type="float">
            <text:p>0.4979750384</text:p>
          </table:table-cell>
        </table:table-row>
        <table:table-row table:style-name="ro1">
          <table:table-cell office:value-type="float" office:value="0.49307902479098" calcext:value-type="float">
            <text:p>0.4930790248</text:p>
          </table:table-cell>
        </table:table-row>
        <table:table-row table:style-name="ro1">
          <table:table-cell office:value-type="float" office:value="0.48808299709594" calcext:value-type="float">
            <text:p>0.4880829971</text:p>
          </table:table-cell>
        </table:table-row>
        <table:table-row table:style-name="ro1">
          <table:table-cell office:value-type="float" office:value="0.482996319449534" calcext:value-type="float">
            <text:p>0.4829963194</text:p>
          </table:table-cell>
        </table:table-row>
        <table:table-row table:style-name="ro1">
          <table:table-cell office:value-type="float" office:value="0.477828577145164" calcext:value-type="float">
            <text:p>0.4778285771</text:p>
          </table:table-cell>
        </table:table-row>
        <table:table-row table:style-name="ro1">
          <table:table-cell office:value-type="float" office:value="0.472589550440283" calcext:value-type="float">
            <text:p>0.4725895504</text:p>
          </table:table-cell>
        </table:table-row>
        <table:table-row table:style-name="ro1">
          <table:table-cell office:value-type="float" office:value="0.467289188525491" calcext:value-type="float">
            <text:p>0.4672891885</text:p>
          </table:table-cell>
        </table:table-row>
        <table:table-row table:style-name="ro1">
          <table:table-cell office:value-type="float" office:value="0.46193758361899" calcext:value-type="float">
            <text:p>0.4619375836</text:p>
          </table:table-cell>
        </table:table-row>
        <table:table-row table:style-name="ro1">
          <table:table-cell office:value-type="float" office:value="0.456544945186405" calcext:value-type="float">
            <text:p>0.4565449452</text:p>
          </table:table-cell>
        </table:table-row>
        <table:table-row table:style-name="ro1">
          <table:table-cell office:value-type="float" office:value="0.451121574285959" calcext:value-type="float">
            <text:p>0.4511215743</text:p>
          </table:table-cell>
        </table:table-row>
        <table:table-row table:style-name="ro1">
          <table:table-cell office:value-type="float" office:value="0.445677838039005" calcext:value-type="float">
            <text:p>0.445677838</text:p>
          </table:table-cell>
        </table:table-row>
        <table:table-row table:style-name="ro1">
          <table:table-cell office:value-type="float" office:value="0.440224144225924" calcext:value-type="float">
            <text:p>0.4402241442</text:p>
          </table:table-cell>
        </table:table-row>
        <table:table-row table:style-name="ro1">
          <table:table-cell office:value-type="float" office:value="0.434770916007375" calcext:value-type="float">
            <text:p>0.434770916</text:p>
          </table:table-cell>
        </table:table-row>
        <table:table-row table:style-name="ro1">
          <table:table-cell office:value-type="float" office:value="0.429328566770913" calcext:value-type="float">
            <text:p>0.4293285668</text:p>
          </table:table-cell>
        </table:table-row>
        <table:table-row table:style-name="ro1">
          <table:table-cell office:value-type="float" office:value="0.423907475102958" calcext:value-type="float">
            <text:p>0.4239074751</text:p>
          </table:table-cell>
        </table:table-row>
        <table:table-row table:style-name="ro1">
          <table:table-cell office:value-type="float" office:value="0.418517959886126" calcext:value-type="float">
            <text:p>0.4185179599</text:p>
          </table:table-cell>
        </table:table-row>
        <table:table-row table:style-name="ro1">
          <table:table-cell office:value-type="float" office:value="0.413170255521925" calcext:value-type="float">
            <text:p>0.4131702555</text:p>
          </table:table-cell>
        </table:table-row>
        <table:table-row table:style-name="ro1">
          <table:table-cell office:value-type="float" office:value="0.407874487278798" calcext:value-type="float">
            <text:p>0.4078744873</text:p>
          </table:table-cell>
        </table:table-row>
        <table:table-row table:style-name="ro1">
          <table:table-cell office:value-type="float" office:value="0.402640646765537" calcext:value-type="float">
            <text:p>0.4026406468</text:p>
          </table:table-cell>
        </table:table-row>
        <table:table-row table:style-name="ro1">
          <table:table-cell office:value-type="float" office:value="0.397478567530053" calcext:value-type="float">
            <text:p>0.3974785675</text:p>
          </table:table-cell>
        </table:table-row>
        <table:table-row table:style-name="ro1">
          <table:table-cell office:value-type="float" office:value="0.3923979007835" calcext:value-type="float">
            <text:p>0.3923979008</text:p>
          </table:table-cell>
        </table:table-row>
        <table:table-row table:style-name="ro1">
          <table:table-cell office:value-type="float" office:value="0.387408091249767" calcext:value-type="float">
            <text:p>0.3874080912</text:p>
          </table:table-cell>
        </table:table-row>
        <table:table-row table:style-name="ro1">
          <table:table-cell office:value-type="float" office:value="0.38251835314032" calcext:value-type="float">
            <text:p>0.3825183531</text:p>
          </table:table-cell>
        </table:table-row>
        <table:table-row table:style-name="ro1">
          <table:table-cell office:value-type="float" office:value="0.377737646254413" calcext:value-type="float">
            <text:p>0.3777376463</text:p>
          </table:table-cell>
        </table:table-row>
        <table:table-row table:style-name="ro1">
          <table:table-cell office:value-type="float" office:value="0.373074652204649" calcext:value-type="float">
            <text:p>0.3730746522</text:p>
          </table:table-cell>
        </table:table-row>
        <table:table-row table:style-name="ro1">
          <table:table-cell office:value-type="float" office:value="0.368537750767908" calcext:value-type="float">
            <text:p>0.3685377508</text:p>
          </table:table-cell>
        </table:table-row>
        <table:table-row table:style-name="ro1">
          <table:table-cell office:value-type="float" office:value="0.364134996361629" calcext:value-type="float">
            <text:p>0.3641349964</text:p>
          </table:table-cell>
        </table:table-row>
        <table:table-row table:style-name="ro1">
          <table:table-cell office:value-type="float" office:value="0.359874094645454" calcext:value-type="float">
            <text:p>0.3598740946</text:p>
          </table:table-cell>
        </table:table-row>
        <table:table-row table:style-name="ro1">
          <table:table-cell office:value-type="float" office:value="0.35576237924823" calcext:value-type="float">
            <text:p>0.3557623792</text:p>
          </table:table-cell>
        </table:table-row>
        <table:table-row table:style-name="ro1">
          <table:table-cell office:value-type="float" office:value="0.351806788620371" calcext:value-type="float">
            <text:p>0.3518067886</text:p>
          </table:table-cell>
        </table:table-row>
        <table:table-row table:style-name="ro1">
          <table:table-cell office:value-type="float" office:value="0.34801384301158" calcext:value-type="float">
            <text:p>0.348013843</text:p>
          </table:table-cell>
        </table:table-row>
        <table:table-row table:style-name="ro1">
          <table:table-cell office:value-type="float" office:value="0.344389621573929" calcext:value-type="float">
            <text:p>0.3443896216</text:p>
          </table:table-cell>
        </table:table-row>
        <table:table-row table:style-name="ro1">
          <table:table-cell office:value-type="float" office:value="0.340939739590299" calcext:value-type="float">
            <text:p>0.3409397396</text:p>
          </table:table-cell>
        </table:table-row>
        <table:table-row table:style-name="ro1">
          <table:table-cell office:value-type="float" office:value="0.337669325828176" calcext:value-type="float">
            <text:p>0.3376693258</text:p>
          </table:table-cell>
        </table:table-row>
        <table:table-row table:style-name="ro1">
          <table:table-cell office:value-type="float" office:value="0.334583000018815" calcext:value-type="float">
            <text:p>0.334583</text:p>
          </table:table-cell>
        </table:table-row>
        <table:table-row table:style-name="ro1">
          <table:table-cell office:value-type="float" office:value="0.331684850461754" calcext:value-type="float">
            <text:p>0.3316848505</text:p>
          </table:table-cell>
        </table:table-row>
        <table:table-row table:style-name="ro1">
          <table:table-cell office:value-type="float" office:value="0.32897841175469" calcext:value-type="float">
            <text:p>0.3289784118</text:p>
          </table:table-cell>
        </table:table-row>
        <table:table-row table:style-name="ro1">
          <table:table-cell office:value-type="float" office:value="0.326466642648719" calcext:value-type="float">
            <text:p>0.3264666426</text:p>
          </table:table-cell>
        </table:table-row>
        <table:table-row table:style-name="ro1">
          <table:table-cell office:value-type="float" office:value="0.324151904028927" calcext:value-type="float">
            <text:p>0.324151904</text:p>
          </table:table-cell>
        </table:table-row>
        <table:table-row table:style-name="ro1">
          <table:table-cell office:value-type="float" office:value="0.322035937020349" calcext:value-type="float">
            <text:p>0.322035937</text:p>
          </table:table-cell>
        </table:table-row>
        <table:table-row table:style-name="ro1">
          <table:table-cell office:value-type="float" office:value="0.320119841219282" calcext:value-type="float">
            <text:p>0.3201198412</text:p>
          </table:table-cell>
        </table:table-row>
        <table:table-row table:style-name="ro1">
          <table:table-cell office:value-type="float" office:value="0.318404053049955" calcext:value-type="float">
            <text:p>0.318404053</text:p>
          </table:table-cell>
        </table:table-row>
        <table:table-row table:style-name="ro1">
          <table:table-cell office:value-type="float" office:value="0.316888324246566" calcext:value-type="float">
            <text:p>0.3168883242</text:p>
          </table:table-cell>
        </table:table-row>
        <table:table-row table:style-name="ro1">
          <table:table-cell office:value-type="float" office:value="0.315571700460675" calcext:value-type="float">
            <text:p>0.3155717005</text:p>
          </table:table-cell>
        </table:table-row>
        <table:table-row table:style-name="ro1">
          <table:table-cell office:value-type="float" office:value="0.314452499993949" calcext:value-type="float">
            <text:p>0.3144525</text:p>
          </table:table-cell>
        </table:table-row>
        <table:table-row table:style-name="ro1">
          <table:table-cell office:value-type="float" office:value="0.313528292656278" calcext:value-type="float">
            <text:p>0.3135282927</text:p>
          </table:table-cell>
        </table:table-row>
        <table:table-row table:style-name="ro1">
          <table:table-cell office:value-type="float" office:value="0.312795878749244" calcext:value-type="float">
            <text:p>0.3127958787</text:p>
          </table:table-cell>
        </table:table-row>
        <table:table-row table:style-name="ro1">
          <table:table-cell office:value-type="float" office:value="0.312251268174949" calcext:value-type="float">
            <text:p>0.3122512682</text:p>
          </table:table-cell>
        </table:table-row>
        <table:table-row table:style-name="ro1">
          <table:table-cell office:value-type="float" office:value="0.311889659670205" calcext:value-type="float">
            <text:p>0.3118896597</text:p>
          </table:table-cell>
        </table:table-row>
        <table:table-row table:style-name="ro1">
          <table:table-cell office:value-type="float" office:value="0.311705420166081" calcext:value-type="float">
            <text:p>0.3117054202</text:p>
          </table:table-cell>
        </table:table-row>
        <table:table-row table:style-name="ro1">
          <table:table-cell office:value-type="float" office:value="0.31169206427281" calcext:value-type="float">
            <text:p>0.3116920643</text:p>
          </table:table-cell>
        </table:table-row>
        <table:table-row table:style-name="ro1">
          <table:table-cell office:value-type="float" office:value="0.311842233890054" calcext:value-type="float">
            <text:p>0.3118422339</text:p>
          </table:table-cell>
        </table:table-row>
        <table:table-row table:style-name="ro1">
          <table:table-cell office:value-type="float" office:value="0.312147677942535" calcext:value-type="float">
            <text:p>0.3121476779</text:p>
          </table:table-cell>
        </table:table-row>
        <table:table-row table:style-name="ro1">
          <table:table-cell office:value-type="float" office:value="0.312599232241013" calcext:value-type="float">
            <text:p>0.3125992322</text:p>
          </table:table-cell>
        </table:table-row>
        <table:table-row table:style-name="ro1">
          <table:table-cell office:value-type="float" office:value="0.313186799468635" calcext:value-type="float">
            <text:p>0.3131867995</text:p>
          </table:table-cell>
        </table:table-row>
        <table:table-row table:style-name="ro1">
          <table:table-cell office:value-type="float" office:value="0.313899329292638" calcext:value-type="float">
            <text:p>0.3138993293</text:p>
          </table:table-cell>
        </table:table-row>
        <table:table-row table:style-name="ro1">
          <table:table-cell office:value-type="float" office:value="0.314724798601409" calcext:value-type="float">
            <text:p>0.3147247986</text:p>
          </table:table-cell>
        </table:table-row>
        <table:table-row table:style-name="ro1">
          <table:table-cell office:value-type="float" office:value="0.315650191866912" calcext:value-type="float">
            <text:p>0.3156501919</text:p>
          </table:table-cell>
        </table:table-row>
        <table:table-row table:style-name="ro1">
          <table:table-cell office:value-type="float" office:value="0.316661481632465" calcext:value-type="float">
            <text:p>0.3166614816</text:p>
          </table:table-cell>
        </table:table-row>
        <table:table-row table:style-name="ro1">
          <table:table-cell office:value-type="float" office:value="0.317743609125886" calcext:value-type="float">
            <text:p>0.3177436091</text:p>
          </table:table-cell>
        </table:table-row>
        <table:table-row table:style-name="ro1">
          <table:table-cell office:value-type="float" office:value="0.318880464997986" calcext:value-type="float">
            <text:p>0.318880465</text:p>
          </table:table-cell>
        </table:table-row>
        <table:table-row table:style-name="ro1">
          <table:table-cell office:value-type="float" office:value="0.320054870186434" calcext:value-type="float">
            <text:p>0.3200548702</text:p>
          </table:table-cell>
        </table:table-row>
        <table:table-row table:style-name="ro1">
          <table:table-cell office:value-type="float" office:value="0.321248556904975" calcext:value-type="float">
            <text:p>0.3212485569</text:p>
          </table:table-cell>
        </table:table-row>
        <table:table-row table:style-name="ro1">
          <table:table-cell office:value-type="float" office:value="0.562818793993421" calcext:value-type="float">
            <text:p>0.562818794</text:p>
          </table:table-cell>
        </table:table-row>
        <table:table-row table:style-name="ro1">
          <table:table-cell office:value-type="float" office:value="0.563815947175274" calcext:value-type="float">
            <text:p>0.5638159472</text:p>
          </table:table-cell>
        </table:table-row>
        <table:table-row table:style-name="ro1">
          <table:table-cell office:value-type="float" office:value="0.564772028627073" calcext:value-type="float">
            <text:p>0.5647720286</text:p>
          </table:table-cell>
        </table:table-row>
        <table:table-row table:style-name="ro1">
          <table:table-cell office:value-type="float" office:value="0.565668426615596" calcext:value-type="float">
            <text:p>0.5656684266</text:p>
          </table:table-cell>
        </table:table-row>
        <table:table-row table:style-name="ro1">
          <table:table-cell office:value-type="float" office:value="0.566487809954027" calcext:value-type="float">
            <text:p>0.56648781</text:p>
          </table:table-cell>
        </table:table-row>
        <table:table-row table:style-name="ro1">
          <table:table-cell office:value-type="float" office:value="0.56721409789782" calcext:value-type="float">
            <text:p>0.5672140979</text:p>
          </table:table-cell>
        </table:table-row>
        <table:table-row table:style-name="ro1">
          <table:table-cell office:value-type="float" office:value="0.567832430139454" calcext:value-type="float">
            <text:p>0.5678324301</text:p>
          </table:table-cell>
        </table:table-row>
        <table:table-row table:style-name="ro1">
          <table:table-cell office:value-type="float" office:value="0.568329136902064" calcext:value-type="float">
            <text:p>0.5683291369</text:p>
          </table:table-cell>
        </table:table-row>
        <table:table-row table:style-name="ro1">
          <table:table-cell office:value-type="float" office:value="0.568691709131972" calcext:value-type="float">
            <text:p>0.5686917091</text:p>
          </table:table-cell>
        </table:table-row>
        <table:table-row table:style-name="ro1">
          <table:table-cell office:value-type="float" office:value="0.568908768790089" calcext:value-type="float">
            <text:p>0.5689087688</text:p>
          </table:table-cell>
        </table:table-row>
        <table:table-row table:style-name="ro1">
          <table:table-cell office:value-type="float" office:value="0.568970039242219" calcext:value-type="float">
            <text:p>0.5689700392</text:p>
          </table:table-cell>
        </table:table-row>
        <table:table-row table:style-name="ro1">
          <table:table-cell office:value-type="float" office:value="0.568866315748237" calcext:value-type="float">
            <text:p>0.5688663157</text:p>
          </table:table-cell>
        </table:table-row>
        <table:table-row table:style-name="ro1">
          <table:table-cell office:value-type="float" office:value="0.568589436050158" calcext:value-type="float">
            <text:p>0.5685894361</text:p>
          </table:table-cell>
        </table:table-row>
        <table:table-row table:style-name="ro1">
          <table:table-cell office:value-type="float" office:value="0.568132251059091" calcext:value-type="float">
            <text:p>0.5681322511</text:p>
          </table:table-cell>
        </table:table-row>
        <table:table-row table:style-name="ro1">
          <table:table-cell office:value-type="float" office:value="0.567488595641085" calcext:value-type="float">
            <text:p>0.5674885956</text:p>
          </table:table-cell>
        </table:table-row>
        <table:table-row table:style-name="ro1">
          <table:table-cell office:value-type="float" office:value="0.566653259501849" calcext:value-type="float">
            <text:p>0.5666532595</text:p>
          </table:table-cell>
        </table:table-row>
        <table:table-row table:style-name="ro1">
          <table:table-cell office:value-type="float" office:value="0.565621958170372" calcext:value-type="float">
            <text:p>0.5656219582</text:p>
          </table:table-cell>
        </table:table-row>
        <table:table-row table:style-name="ro1">
          <table:table-cell office:value-type="float" office:value="0.564391304081419" calcext:value-type="float">
            <text:p>0.5643913041</text:p>
          </table:table-cell>
        </table:table-row>
        <table:table-row table:style-name="ro1">
          <table:table-cell office:value-type="float" office:value="0.562958777756919" calcext:value-type="float">
            <text:p>0.5629587778</text:p>
          </table:table-cell>
        </table:table-row>
        <table:table-row table:style-name="ro1">
          <table:table-cell office:value-type="float" office:value="0.561322699086235" calcext:value-type="float">
            <text:p>0.5613226991</text:p>
          </table:table-cell>
        </table:table-row>
        <table:table-row table:style-name="ro1">
          <table:table-cell office:value-type="float" office:value="0.559482198705328" calcext:value-type="float">
            <text:p>0.5594821987</text:p>
          </table:table-cell>
        </table:table-row>
        <table:table-row table:style-name="ro1">
          <table:table-cell office:value-type="float" office:value="0.557437189474793" calcext:value-type="float">
            <text:p>0.5574371895</text:p>
          </table:table-cell>
        </table:table-row>
        <table:table-row table:style-name="ro1">
          <table:table-cell office:value-type="float" office:value="0.555188338056798" calcext:value-type="float">
            <text:p>0.5551883381</text:p>
          </table:table-cell>
        </table:table-row>
        <table:table-row table:style-name="ro1">
          <table:table-cell office:value-type="float" office:value="0.552737036590898" calcext:value-type="float">
            <text:p>0.5527370366</text:p>
          </table:table-cell>
        </table:table-row>
        <table:table-row table:style-name="ro1">
          <table:table-cell office:value-type="float" office:value="0.550085374468738" calcext:value-type="float">
            <text:p>0.5500853745</text:p>
          </table:table-cell>
        </table:table-row>
        <table:table-row table:style-name="ro1">
          <table:table-cell office:value-type="float" office:value="0.547236110207642" calcext:value-type="float">
            <text:p>0.5472361102</text:p>
          </table:table-cell>
        </table:table-row>
        <table:table-row table:style-name="ro1">
          <table:table-cell office:value-type="float" office:value="0.544192643423093" calcext:value-type="float">
            <text:p>0.5441926434</text:p>
          </table:table-cell>
        </table:table-row>
        <table:table-row table:style-name="ro1">
          <table:table-cell office:value-type="float" office:value="0.540958986900091" calcext:value-type="float">
            <text:p>0.5409589869</text:p>
          </table:table-cell>
        </table:table-row>
        <table:table-row table:style-name="ro1">
          <table:table-cell office:value-type="float" office:value="0.537539738763403" calcext:value-type="float">
            <text:p>0.5375397388</text:p>
          </table:table-cell>
        </table:table-row>
        <table:table-row table:style-name="ro1">
          <table:table-cell office:value-type="float" office:value="0.533940054746698" calcext:value-type="float">
            <text:p>0.5339400547</text:p>
          </table:table-cell>
        </table:table-row>
        <table:table-row table:style-name="ro1">
          <table:table-cell office:value-type="float" office:value="0.530165620560567" calcext:value-type="float">
            <text:p>0.5301656206</text:p>
          </table:table-cell>
        </table:table-row>
        <table:table-row table:style-name="ro1">
          <table:table-cell office:value-type="float" office:value="0.526222624359432" calcext:value-type="float">
            <text:p>0.5262226244</text:p>
          </table:table-cell>
        </table:table-row>
        <table:table-row table:style-name="ro1">
          <table:table-cell office:value-type="float" office:value="0.522117729307335" calcext:value-type="float">
            <text:p>0.5221177293</text:p>
          </table:table-cell>
        </table:table-row>
        <table:table-row table:style-name="ro1">
          <table:table-cell office:value-type="float" office:value="0.517858046242624" calcext:value-type="float">
            <text:p>0.5178580462</text:p>
          </table:table-cell>
        </table:table-row>
        <table:table-row table:style-name="ro1">
          <table:table-cell office:value-type="float" office:value="0.513451106441513" calcext:value-type="float">
            <text:p>0.5134511064</text:p>
          </table:table-cell>
        </table:table-row>
        <table:table-row table:style-name="ro1">
          <table:table-cell office:value-type="float" office:value="0.508904834480539" calcext:value-type="float">
            <text:p>0.5089048345</text:p>
          </table:table-cell>
        </table:table-row>
        <table:table-row table:style-name="ro1">
          <table:table-cell office:value-type="float" office:value="0.504227521197895" calcext:value-type="float">
            <text:p>0.5042275212</text:p>
          </table:table-cell>
        </table:table-row>
        <table:table-row table:style-name="ro1">
          <table:table-cell office:value-type="float" office:value="0.499427796753659" calcext:value-type="float">
            <text:p>0.4994277968</text:p>
          </table:table-cell>
        </table:table-row>
        <table:table-row table:style-name="ro1">
          <table:table-cell office:value-type="float" office:value="0.494514603788903" calcext:value-type="float">
            <text:p>0.4945146038</text:p>
          </table:table-cell>
        </table:table-row>
        <table:table-row table:style-name="ro1">
          <table:table-cell office:value-type="float" office:value="0.489497170683692" calcext:value-type="float">
            <text:p>0.4894971707</text:p>
          </table:table-cell>
        </table:table-row>
        <table:table-row table:style-name="ro1">
          <table:table-cell office:value-type="float" office:value="0.484384984913961" calcext:value-type="float">
            <text:p>0.4843849849</text:p>
          </table:table-cell>
        </table:table-row>
        <table:table-row table:style-name="ro1">
          <table:table-cell office:value-type="float" office:value="0.479187766507294" calcext:value-type="float">
            <text:p>0.4791877665</text:p>
          </table:table-cell>
        </table:table-row>
        <table:table-row table:style-name="ro1">
          <table:table-cell office:value-type="float" office:value="0.473915441597571" calcext:value-type="float">
            <text:p>0.4739154416</text:p>
          </table:table-cell>
        </table:table-row>
        <table:table-row table:style-name="ro1">
          <table:table-cell office:value-type="float" office:value="0.468578116078517" calcext:value-type="float">
            <text:p>0.4685781161</text:p>
          </table:table-cell>
        </table:table-row>
        <table:table-row table:style-name="ro1">
          <table:table-cell office:value-type="float" office:value="0.463186049356123" calcext:value-type="float">
            <text:p>0.4631860494</text:p>
          </table:table-cell>
        </table:table-row>
        <table:table-row table:style-name="ro1">
          <table:table-cell office:value-type="float" office:value="0.457749628199969" calcext:value-type="float">
            <text:p>0.4577496282</text:p>
          </table:table-cell>
        </table:table-row>
        <table:table-row table:style-name="ro1">
          <table:table-cell office:value-type="float" office:value="0.452279340693415" calcext:value-type="float">
            <text:p>0.4522793407</text:p>
          </table:table-cell>
        </table:table-row>
        <table:table-row table:style-name="ro1">
          <table:table-cell office:value-type="float" office:value="0.446785750282698" calcext:value-type="float">
            <text:p>0.4467857503</text:p>
          </table:table-cell>
        </table:table-row>
        <table:table-row table:style-name="ro1">
          <table:table-cell office:value-type="float" office:value="0.441279469924896" calcext:value-type="float">
            <text:p>0.4412794699</text:p>
          </table:table-cell>
        </table:table-row>
        <table:table-row table:style-name="ro1">
          <table:table-cell office:value-type="float" office:value="0.435771136334794" calcext:value-type="float">
            <text:p>0.4357711363</text:p>
          </table:table-cell>
        </table:table-row>
        <table:table-row table:style-name="ro1">
          <table:table-cell office:value-type="float" office:value="0.430271384330626" calcext:value-type="float">
            <text:p>0.4302713843</text:p>
          </table:table-cell>
        </table:table-row>
        <table:table-row table:style-name="ro1">
          <table:table-cell office:value-type="float" office:value="0.424790821278709" calcext:value-type="float">
            <text:p>0.4247908213</text:p>
          </table:table-cell>
        </table:table-row>
        <table:table-row table:style-name="ro1">
          <table:table-cell office:value-type="float" office:value="0.419340001636959" calcext:value-type="float">
            <text:p>0.4193400016</text:p>
          </table:table-cell>
        </table:table-row>
        <table:table-row table:style-name="ro1">
          <table:table-cell office:value-type="float" office:value="0.413929401597297" calcext:value-type="float">
            <text:p>0.4139294016</text:p>
          </table:table-cell>
        </table:table-row>
        <table:table-row table:style-name="ro1">
          <table:table-cell office:value-type="float" office:value="0.408569393826939" calcext:value-type="float">
            <text:p>0.4085693938</text:p>
          </table:table-cell>
        </table:table-row>
        <table:table-row table:style-name="ro1">
          <table:table-cell office:value-type="float" office:value="0.403270222308575" calcext:value-type="float">
            <text:p>0.4032702223</text:p>
          </table:table-cell>
        </table:table-row>
        <table:table-row table:style-name="ro1">
          <table:table-cell office:value-type="float" office:value="0.398041977279424" calcext:value-type="float">
            <text:p>0.3980419773</text:p>
          </table:table-cell>
        </table:table-row>
        <table:table-row table:style-name="ro1">
          <table:table-cell office:value-type="float" office:value="0.392894570269196" calcext:value-type="float">
            <text:p>0.3928945703</text:p>
          </table:table-cell>
        </table:table-row>
        <table:table-row table:style-name="ro1">
          <table:table-cell office:value-type="float" office:value="0.387837709236916" calcext:value-type="float">
            <text:p>0.3878377092</text:p>
          </table:table-cell>
        </table:table-row>
        <table:table-row table:style-name="ro1">
          <table:table-cell office:value-type="float" office:value="0.382880873806654" calcext:value-type="float">
            <text:p>0.3828808738</text:p>
          </table:table-cell>
        </table:table-row>
        <table:table-row table:style-name="ro1">
          <table:table-cell office:value-type="float" office:value="0.378033290602125" calcext:value-type="float">
            <text:p>0.3780332906</text:p>
          </table:table-cell>
        </table:table-row>
        <table:table-row table:style-name="ro1">
          <table:table-cell office:value-type="float" office:value="0.373303908680193" calcext:value-type="float">
            <text:p>0.3733039087</text:p>
          </table:table-cell>
        </table:table-row>
        <table:table-row table:style-name="ro1">
          <table:table-cell office:value-type="float" office:value="0.368701375063242" calcext:value-type="float">
            <text:p>0.3687013751</text:p>
          </table:table-cell>
        </table:table-row>
        <table:table-row table:style-name="ro1">
          <table:table-cell office:value-type="float" office:value="0.364234010370447" calcext:value-type="float">
            <text:p>0.3642340104</text:p>
          </table:table-cell>
        </table:table-row>
        <table:table-row table:style-name="ro1">
          <table:table-cell office:value-type="float" office:value="0.359909784547931" calcext:value-type="float">
            <text:p>0.3599097845</text:p>
          </table:table-cell>
        </table:table-row>
        <table:table-row table:style-name="ro1">
          <table:table-cell office:value-type="float" office:value="0.355736292697795" calcext:value-type="float">
            <text:p>0.3557362927</text:p>
          </table:table-cell>
        </table:table-row>
        <table:table-row table:style-name="ro1">
          <table:table-cell office:value-type="float" office:value="0.351720731006051" calcext:value-type="float">
            <text:p>0.351720731</text:p>
          </table:table-cell>
        </table:table-row>
        <table:table-row table:style-name="ro1">
          <table:table-cell office:value-type="float" office:value="0.347869872769432" calcext:value-type="float">
            <text:p>0.3478698728</text:p>
          </table:table-cell>
        </table:table-row>
        <table:table-row table:style-name="ro1">
          <table:table-cell office:value-type="float" office:value="0.344190044521084" calcext:value-type="float">
            <text:p>0.3441900445</text:p>
          </table:table-cell>
        </table:table-row>
        <table:table-row table:style-name="ro1">
          <table:table-cell office:value-type="float" office:value="0.340687102255161" calcext:value-type="float">
            <text:p>0.3406871023</text:p>
          </table:table-cell>
        </table:table-row>
        <table:table-row table:style-name="ro1">
          <table:table-cell office:value-type="float" office:value="0.337366407750287" calcext:value-type="float">
            <text:p>0.3373664078</text:p>
          </table:table-cell>
        </table:table-row>
        <table:table-row table:style-name="ro1">
          <table:table-cell office:value-type="float" office:value="0.334232804991913" calcext:value-type="float">
            <text:p>0.334232805</text:p>
          </table:table-cell>
        </table:table-row>
        <table:table-row table:style-name="ro1">
          <table:table-cell office:value-type="float" office:value="0.331290596693565" calcext:value-type="float">
            <text:p>0.3312905967</text:p>
          </table:table-cell>
        </table:table-row>
        <table:table-row table:style-name="ro1">
          <table:table-cell office:value-type="float" office:value="0.328543520916968" calcext:value-type="float">
            <text:p>0.3285435209</text:p>
          </table:table-cell>
        </table:table-row>
        <table:table-row table:style-name="ro1">
          <table:table-cell office:value-type="float" office:value="0.325994727791065" calcext:value-type="float">
            <text:p>0.3259947278</text:p>
          </table:table-cell>
        </table:table-row>
        <table:table-row table:style-name="ro1">
          <table:table-cell office:value-type="float" office:value="0.323646756329913" calcext:value-type="float">
            <text:p>0.3236467563</text:p>
          </table:table-cell>
        </table:table-row>
        <table:table-row table:style-name="ro1">
          <table:table-cell office:value-type="float" office:value="0.32150151134948" calcext:value-type="float">
            <text:p>0.3215015113</text:p>
          </table:table-cell>
        </table:table-row>
        <table:table-row table:style-name="ro1">
          <table:table-cell office:value-type="float" office:value="0.319560240483309" calcext:value-type="float">
            <text:p>0.3195602405</text:p>
          </table:table-cell>
        </table:table-row>
        <table:table-row table:style-name="ro1">
          <table:table-cell office:value-type="float" office:value="0.317823511297083" calcext:value-type="float">
            <text:p>0.3178235113</text:p>
          </table:table-cell>
        </table:table-row>
        <table:table-row table:style-name="ro1">
          <table:table-cell office:value-type="float" office:value="0.316291188502075" calcext:value-type="float">
            <text:p>0.3162911885</text:p>
          </table:table-cell>
        </table:table-row>
        <table:table-row table:style-name="ro1">
          <table:table-cell office:value-type="float" office:value="0.314962411267474" calcext:value-type="float">
            <text:p>0.3149624113</text:p>
          </table:table-cell>
        </table:table-row>
        <table:table-row table:style-name="ro1">
          <table:table-cell office:value-type="float" office:value="0.313835570631606" calcext:value-type="float">
            <text:p>0.3138355706</text:p>
          </table:table-cell>
        </table:table-row>
        <table:table-row table:style-name="ro1">
          <table:table-cell office:value-type="float" office:value="0.312908287012043" calcext:value-type="float">
            <text:p>0.312908287</text:p>
          </table:table-cell>
        </table:table-row>
        <table:table-row table:style-name="ro1">
          <table:table-cell office:value-type="float" office:value="0.31217738781459" calcext:value-type="float">
            <text:p>0.3121773878</text:p>
          </table:table-cell>
        </table:table-row>
        <table:table-row table:style-name="ro1">
          <table:table-cell office:value-type="float" office:value="0.311638885141165" calcext:value-type="float">
            <text:p>0.3116388851</text:p>
          </table:table-cell>
        </table:table-row>
        <table:table-row table:style-name="ro1">
          <table:table-cell office:value-type="float" office:value="0.311287953596561" calcext:value-type="float">
            <text:p>0.3112879536</text:p>
          </table:table-cell>
        </table:table-row>
        <table:table-row table:style-name="ro1">
          <table:table-cell office:value-type="float" office:value="0.311118908194097" calcext:value-type="float">
            <text:p>0.3111189082</text:p>
          </table:table-cell>
        </table:table-row>
        <table:table-row table:style-name="ro1">
          <table:table-cell office:value-type="float" office:value="0.311125182360159" calcext:value-type="float">
            <text:p>0.3111251824</text:p>
          </table:table-cell>
        </table:table-row>
        <table:table-row table:style-name="ro1">
          <table:table-cell office:value-type="float" office:value="0.31129930603761" calcext:value-type="float">
            <text:p>0.311299306</text:p>
          </table:table-cell>
        </table:table-row>
        <table:table-row table:style-name="ro1">
          <table:table-cell office:value-type="float" office:value="0.311632883888116" calcext:value-type="float">
            <text:p>0.3116328839</text:p>
          </table:table-cell>
        </table:table-row>
        <table:table-row table:style-name="ro1">
          <table:table-cell office:value-type="float" office:value="0.312116573593327" calcext:value-type="float">
            <text:p>0.3121165736</text:p>
          </table:table-cell>
        </table:table-row>
        <table:table-row table:style-name="ro1">
          <table:table-cell office:value-type="float" office:value="0.312740064254965" calcext:value-type="float">
            <text:p>0.3127400643</text:p>
          </table:table-cell>
        </table:table-row>
        <table:table-row table:style-name="ro1">
          <table:table-cell office:value-type="float" office:value="0.313492054893789" calcext:value-type="float">
            <text:p>0.3134920549</text:p>
          </table:table-cell>
        </table:table-row>
        <table:table-row table:style-name="ro1">
          <table:table-cell office:value-type="float" office:value="0.314360233047452" calcext:value-type="float">
            <text:p>0.314360233</text:p>
          </table:table-cell>
        </table:table-row>
        <table:table-row table:style-name="ro1">
          <table:table-cell office:value-type="float" office:value="0.315331253467237" calcext:value-type="float">
            <text:p>0.3153312535</text:p>
          </table:table-cell>
        </table:table-row>
        <table:table-row table:style-name="ro1">
          <table:table-cell office:value-type="float" office:value="0.316390716913686" calcext:value-type="float">
            <text:p>0.3163907169</text:p>
          </table:table-cell>
        </table:table-row>
        <table:table-row table:style-name="ro1">
          <table:table-cell office:value-type="float" office:value="0.317523149051112" calcext:value-type="float">
            <text:p>0.3175231491</text:p>
          </table:table-cell>
        </table:table-row>
        <table:table-row table:style-name="ro1">
          <table:table-cell office:value-type="float" office:value="0.318711979440998" calcext:value-type="float">
            <text:p>0.3187119794</text:p>
          </table:table-cell>
        </table:table-row>
        <table:table-row table:style-name="ro1">
          <table:table-cell office:value-type="float" office:value="0.319939520634279" calcext:value-type="float">
            <text:p>0.3199395206</text:p>
          </table:table-cell>
        </table:table-row>
        <table:table-row table:style-name="ro1">
          <table:table-cell office:value-type="float" office:value="0.321186947362518" calcext:value-type="float">
            <text:p>0.3211869474</text:p>
          </table:table-cell>
        </table:table-row>
        <table:table-row table:style-name="ro1">
          <table:table-cell office:value-type="float" office:value="0.561821866523849" calcext:value-type="float">
            <text:p>0.5618218665</text:p>
          </table:table-cell>
        </table:table-row>
        <table:table-row table:style-name="ro1">
          <table:table-cell office:value-type="float" office:value="0.562933852196374" calcext:value-type="float">
            <text:p>0.5629338522</text:p>
          </table:table-cell>
        </table:table-row>
        <table:table-row table:style-name="ro1">
          <table:table-cell office:value-type="float" office:value="0.564004267907136" calcext:value-type="float">
            <text:p>0.5640042679</text:p>
          </table:table-cell>
        </table:table-row>
        <table:table-row table:style-name="ro1">
          <table:table-cell office:value-type="float" office:value="0.565014255176522" calcext:value-type="float">
            <text:p>0.5650142552</text:p>
          </table:table-cell>
        </table:table-row>
        <table:table-row table:style-name="ro1">
          <table:table-cell office:value-type="float" office:value="0.565946238650382" calcext:value-type="float">
            <text:p>0.5659462387</text:p>
          </table:table-cell>
        </table:table-row>
        <table:table-row table:style-name="ro1">
          <table:table-cell office:value-type="float" office:value="0.566783896706267" calcext:value-type="float">
            <text:p>0.5667838967</text:p>
          </table:table-cell>
        </table:table-row>
        <table:table-row table:style-name="ro1">
          <table:table-cell office:value-type="float" office:value="0.56751213213208" calcext:value-type="float">
            <text:p>0.5675121321</text:p>
          </table:table-cell>
        </table:table-row>
        <table:table-row table:style-name="ro1">
          <table:table-cell office:value-type="float" office:value="0.568117042877142" calcext:value-type="float">
            <text:p>0.5681170429</text:p>
          </table:table-cell>
        </table:table-row>
        <table:table-row table:style-name="ro1">
          <table:table-cell office:value-type="float" office:value="0.568585892875668" calcext:value-type="float">
            <text:p>0.5685858929</text:p>
          </table:table-cell>
        </table:table-row>
        <table:table-row table:style-name="ro1">
          <table:table-cell office:value-type="float" office:value="0.568907082942656" calcext:value-type="float">
            <text:p>0.5689070829</text:p>
          </table:table-cell>
        </table:table-row>
        <table:table-row table:style-name="ro1">
          <table:table-cell office:value-type="float" office:value="0.569070121742199" calcext:value-type="float">
            <text:p>0.5690701217</text:p>
          </table:table-cell>
        </table:table-row>
        <table:table-row table:style-name="ro1">
          <table:table-cell office:value-type="float" office:value="0.569065596828191" calcext:value-type="float">
            <text:p>0.5690655968</text:p>
          </table:table-cell>
        </table:table-row>
        <table:table-row table:style-name="ro1">
          <table:table-cell office:value-type="float" office:value="0.568885145757467" calcext:value-type="float">
            <text:p>0.5688851458</text:p>
          </table:table-cell>
        </table:table-row>
        <table:table-row table:style-name="ro1">
          <table:table-cell office:value-type="float" office:value="0.56852142727534" calcext:value-type="float">
            <text:p>0.5685214273</text:p>
          </table:table-cell>
        </table:table-row>
        <table:table-row table:style-name="ro1">
          <table:table-cell office:value-type="float" office:value="0.567968092573562" calcext:value-type="float">
            <text:p>0.5679680926</text:p>
          </table:table-cell>
        </table:table-row>
        <table:table-row table:style-name="ro1">
          <table:table-cell office:value-type="float" office:value="0.567219756620692" calcext:value-type="float">
            <text:p>0.5672197566</text:p>
          </table:table-cell>
        </table:table-row>
        <table:table-row table:style-name="ro1">
          <table:table-cell office:value-type="float" office:value="0.566271969564881" calcext:value-type="float">
            <text:p>0.5662719696</text:p>
          </table:table-cell>
        </table:table-row>
        <table:table-row table:style-name="ro1">
          <table:table-cell office:value-type="float" office:value="0.565121188209062" calcext:value-type="float">
            <text:p>0.5651211882</text:p>
          </table:table-cell>
        </table:table-row>
        <table:table-row table:style-name="ro1">
          <table:table-cell office:value-type="float" office:value="0.56376474755857" calcext:value-type="float">
            <text:p>0.5637647476</text:p>
          </table:table-cell>
        </table:table-row>
        <table:table-row table:style-name="ro1">
          <table:table-cell office:value-type="float" office:value="0.562200832441154" calcext:value-type="float">
            <text:p>0.5622008324</text:p>
          </table:table-cell>
        </table:table-row>
        <table:table-row table:style-name="ro1">
          <table:table-cell office:value-type="float" office:value="0.560428449199421" calcext:value-type="float">
            <text:p>0.5604284492</text:p>
          </table:table-cell>
        </table:table-row>
        <table:table-row table:style-name="ro1">
          <table:table-cell office:value-type="float" office:value="0.558447397455678" calcext:value-type="float">
            <text:p>0.5584473975</text:p>
          </table:table-cell>
        </table:table-row>
        <table:table-row table:style-name="ro1">
          <table:table-cell office:value-type="float" office:value="0.556258241949201" calcext:value-type="float">
            <text:p>0.5562582419</text:p>
          </table:table-cell>
        </table:table-row>
        <table:table-row table:style-name="ro1">
          <table:table-cell office:value-type="float" office:value="0.553862284445906" calcext:value-type="float">
            <text:p>0.5538622844</text:p>
          </table:table-cell>
        </table:table-row>
        <table:table-row table:style-name="ro1">
          <table:table-cell office:value-type="float" office:value="0.551261535720436" calcext:value-type="float">
            <text:p>0.5512615357</text:p>
          </table:table-cell>
        </table:table-row>
        <table:table-row table:style-name="ro1">
          <table:table-cell office:value-type="float" office:value="0.548458687610668" calcext:value-type="float">
            <text:p>0.5484586876</text:p>
          </table:table-cell>
        </table:table-row>
        <table:table-row table:style-name="ro1">
          <table:table-cell office:value-type="float" office:value="0.545457085144623" calcext:value-type="float">
            <text:p>0.5454570851</text:p>
          </table:table-cell>
        </table:table-row>
        <table:table-row table:style-name="ro1">
          <table:table-cell office:value-type="float" office:value="0.542260698739798" calcext:value-type="float">
            <text:p>0.5422606987</text:p>
          </table:table-cell>
        </table:table-row>
        <table:table-row table:style-name="ro1">
          <table:table-cell office:value-type="float" office:value="0.538874096474903" calcext:value-type="float">
            <text:p>0.5388740965</text:p>
          </table:table-cell>
        </table:table-row>
        <table:table-row table:style-name="ro1">
          <table:table-cell office:value-type="float" office:value="0.535302416434018" calcext:value-type="float">
            <text:p>0.5353024164</text:p>
          </table:table-cell>
        </table:table-row>
        <table:table-row table:style-name="ro1">
          <table:table-cell office:value-type="float" office:value="0.531551339123161" calcext:value-type="float">
            <text:p>0.5315513391</text:p>
          </table:table-cell>
        </table:table-row>
        <table:table-row table:style-name="ro1">
          <table:table-cell office:value-type="float" office:value="0.527627059959266" calcext:value-type="float">
            <text:p>0.52762706</text:p>
          </table:table-cell>
        </table:table-row>
        <table:table-row table:style-name="ro1">
          <table:table-cell office:value-type="float" office:value="0.52353626183158" calcext:value-type="float">
            <text:p>0.5235362618</text:p>
          </table:table-cell>
        </table:table-row>
        <table:table-row table:style-name="ro1">
          <table:table-cell office:value-type="float" office:value="0.519286087735468" calcext:value-type="float">
            <text:p>0.5192860877</text:p>
          </table:table-cell>
        </table:table-row>
        <table:table-row table:style-name="ro1">
          <table:table-cell office:value-type="float" office:value="0.514884113478632" calcext:value-type="float">
            <text:p>0.5148841135</text:p>
          </table:table-cell>
        </table:table-row>
        <table:table-row table:style-name="ro1">
          <table:table-cell office:value-type="float" office:value="0.51033832045975" calcext:value-type="float">
            <text:p>0.5103383205</text:p>
          </table:table-cell>
        </table:table-row>
        <table:table-row table:style-name="ro1">
          <table:table-cell office:value-type="float" office:value="0.505657068519517" calcext:value-type="float">
            <text:p>0.5056570685</text:p>
          </table:table-cell>
        </table:table-row>
        <table:table-row table:style-name="ro1">
          <table:table-cell office:value-type="float" office:value="0.500849068864104" calcext:value-type="float">
            <text:p>0.5008490689</text:p>
          </table:table-cell>
        </table:table-row>
        <table:table-row table:style-name="ro1">
          <table:table-cell office:value-type="float" office:value="0.495923357061037" calcext:value-type="float">
            <text:p>0.4959233571</text:p>
          </table:table-cell>
        </table:table-row>
        <table:table-row table:style-name="ro1">
          <table:table-cell office:value-type="float" office:value="0.490889266107479" calcext:value-type="float">
            <text:p>0.4908892661</text:p>
          </table:table-cell>
        </table:table-row>
        <table:table-row table:style-name="ro1">
          <table:table-cell office:value-type="float" office:value="0.485756399570929" calcext:value-type="float">
            <text:p>0.4857563996</text:p>
          </table:table-cell>
        </table:table-row>
        <table:table-row table:style-name="ro1">
          <table:table-cell office:value-type="float" office:value="0.480534604802334" calcext:value-type="float">
            <text:p>0.4805346048</text:p>
          </table:table-cell>
        </table:table-row>
        <table:table-row table:style-name="ro1">
          <table:table-cell office:value-type="float" office:value="0.475233946221618" calcext:value-type="float">
            <text:p>0.4752339462</text:p>
          </table:table-cell>
        </table:table-row>
        <table:table-row table:style-name="ro1">
          <table:table-cell office:value-type="float" office:value="0.469864678675618" calcext:value-type="float">
            <text:p>0.4698646787</text:p>
          </table:table-cell>
        </table:table-row>
        <table:table-row table:style-name="ro1">
          <table:table-cell office:value-type="float" office:value="0.464437220868435" calcext:value-type="float">
            <text:p>0.4644372209</text:p>
          </table:table-cell>
        </table:table-row>
        <table:table-row table:style-name="ro1">
          <table:table-cell office:value-type="float" office:value="0.458962128864205" calcext:value-type="float">
            <text:p>0.4589621289</text:p>
          </table:table-cell>
        </table:table-row>
        <table:table-row table:style-name="ro1">
          <table:table-cell office:value-type="float" office:value="0.453450069662269" calcext:value-type="float">
            <text:p>0.4534500697</text:p>
          </table:table-cell>
        </table:table-row>
        <table:table-row table:style-name="ro1">
          <table:table-cell office:value-type="float" office:value="0.447911794844769" calcext:value-type="float">
            <text:p>0.4479117948</text:p>
          </table:table-cell>
        </table:table-row>
        <table:table-row table:style-name="ro1">
          <table:table-cell office:value-type="float" office:value="0.442358114296655" calcext:value-type="float">
            <text:p>0.4423581143</text:p>
          </table:table-cell>
        </table:table-row>
        <table:table-row table:style-name="ro1">
          <table:table-cell office:value-type="float" office:value="0.436799869998096" calcext:value-type="float">
            <text:p>0.43679987</text:p>
          </table:table-cell>
        </table:table-row>
        <table:table-row table:style-name="ro1">
          <table:table-cell office:value-type="float" office:value="0.43124790988932" calcext:value-type="float">
            <text:p>0.4312479099</text:p>
          </table:table-cell>
        </table:table-row>
        <table:table-row table:style-name="ro1">
          <table:table-cell office:value-type="float" office:value="0.425713061807848" calcext:value-type="float">
            <text:p>0.4257130618</text:p>
          </table:table-cell>
        </table:table-row>
        <table:table-row table:style-name="ro1">
          <table:table-cell office:value-type="float" office:value="0.420206107498161" calcext:value-type="float">
            <text:p>0.4202061075</text:p>
          </table:table-cell>
        </table:table-row>
        <table:table-row table:style-name="ro1">
          <table:table-cell office:value-type="float" office:value="0.414737756693763" calcext:value-type="float">
            <text:p>0.4147377567</text:p>
          </table:table-cell>
        </table:table-row>
        <table:table-row table:style-name="ro1">
          <table:table-cell office:value-type="float" office:value="0.409318621271671" calcext:value-type="float">
            <text:p>0.4093186213</text:p>
          </table:table-cell>
        </table:table-row>
        <table:table-row table:style-name="ro1">
          <table:table-cell office:value-type="float" office:value="0.403959189479305" calcext:value-type="float">
            <text:p>0.4039591895</text:p>
          </table:table-cell>
        </table:table-row>
        <table:table-row table:style-name="ro1">
          <table:table-cell office:value-type="float" office:value="0.398669800233805" calcext:value-type="float">
            <text:p>0.3986698002</text:p>
          </table:table-cell>
        </table:table-row>
        <table:table-row table:style-name="ro1">
          <table:table-cell office:value-type="float" office:value="0.39346061749375" calcext:value-type="float">
            <text:p>0.3934606175</text:p>
          </table:table-cell>
        </table:table-row>
        <table:table-row table:style-name="ro1">
          <table:table-cell office:value-type="float" office:value="0.388341604703294" calcext:value-type="float">
            <text:p>0.3883416047</text:p>
          </table:table-cell>
        </table:table-row>
        <table:table-row table:style-name="ro1">
          <table:table-cell office:value-type="float" office:value="0.383322499308719" calcext:value-type="float">
            <text:p>0.3833224993</text:p>
          </table:table-cell>
        </table:table-row>
        <table:table-row table:style-name="ro1">
          <table:table-cell office:value-type="float" office:value="0.378412787347395" calcext:value-type="float">
            <text:p>0.3784127873</text:p>
          </table:table-cell>
        </table:table-row>
        <table:table-row table:style-name="ro1">
          <table:table-cell office:value-type="float" office:value="0.373621678109157" calcext:value-type="float">
            <text:p>0.3736216781</text:p>
          </table:table-cell>
        </table:table-row>
        <table:table-row table:style-name="ro1">
          <table:table-cell office:value-type="float" office:value="0.368958078870093" calcext:value-type="float">
            <text:p>0.3689580789</text:p>
          </table:table-cell>
        </table:table-row>
        <table:table-row table:style-name="ro1">
          <table:table-cell office:value-type="float" office:value="0.364430569698748" calcext:value-type="float">
            <text:p>0.3644305697</text:p>
          </table:table-cell>
        </table:table-row>
        <table:table-row table:style-name="ro1">
          <table:table-cell office:value-type="float" office:value="0.360047378334738" calcext:value-type="float">
            <text:p>0.3600473783</text:p>
          </table:table-cell>
        </table:table-row>
        <table:table-row table:style-name="ro1">
          <table:table-cell office:value-type="float" office:value="0.355816355139779" calcext:value-type="float">
            <text:p>0.3558163551</text:p>
          </table:table-cell>
        </table:table-row>
        <table:table-row table:style-name="ro1">
          <table:table-cell office:value-type="float" office:value="0.351744948121129" calcext:value-type="float">
            <text:p>0.3517449481</text:p>
          </table:table-cell>
        </table:table-row>
        <table:table-row table:style-name="ro1">
          <table:table-cell office:value-type="float" office:value="0.347840178027444" calcext:value-type="float">
            <text:p>0.347840178</text:p>
          </table:table-cell>
        </table:table-row>
        <table:table-row table:style-name="ro1">
          <table:table-cell office:value-type="float" office:value="0.344108613517043" calcext:value-type="float">
            <text:p>0.3441086135</text:p>
          </table:table-cell>
        </table:table-row>
        <table:table-row table:style-name="ro1">
          <table:table-cell office:value-type="float" office:value="0.340556346398593" calcext:value-type="float">
            <text:p>0.3405563464</text:p>
          </table:table-cell>
        </table:table-row>
        <table:table-row table:style-name="ro1">
          <table:table-cell office:value-type="float" office:value="0.337188966944201" calcext:value-type="float">
            <text:p>0.3371889669</text:p>
          </table:table-cell>
        </table:table-row>
        <table:table-row table:style-name="ro1">
          <table:table-cell office:value-type="float" office:value="0.334011539274923" calcext:value-type="float">
            <text:p>0.3340115393</text:p>
          </table:table-cell>
        </table:table-row>
        <table:table-row table:style-name="ro1">
          <table:table-cell office:value-type="float" office:value="0.331028576818685" calcext:value-type="float">
            <text:p>0.3310285768</text:p>
          </table:table-cell>
        </table:table-row>
        <table:table-row table:style-name="ro1">
          <table:table-cell office:value-type="float" office:value="0.328244017840615" calcext:value-type="float">
            <text:p>0.3282440178</text:p>
          </table:table-cell>
        </table:table-row>
        <table:table-row table:style-name="ro1">
          <table:table-cell office:value-type="float" office:value="0.325661201045792" calcext:value-type="float">
            <text:p>0.325661201</text:p>
          </table:table-cell>
        </table:table-row>
        <table:table-row table:style-name="ro1">
          <table:table-cell office:value-type="float" office:value="0.323282841254406" calcext:value-type="float">
            <text:p>0.3232828413</text:p>
          </table:table-cell>
        </table:table-row>
        <table:table-row table:style-name="ro1">
          <table:table-cell office:value-type="float" office:value="0.321111005149333" calcext:value-type="float">
            <text:p>0.3211110051</text:p>
          </table:table-cell>
        </table:table-row>
        <table:table-row table:style-name="ro1">
          <table:table-cell office:value-type="float" office:value="0.319147087096118" calcext:value-type="float">
            <text:p>0.3191470871</text:p>
          </table:table-cell>
        </table:table-row>
        <table:table-row table:style-name="ro1">
          <table:table-cell office:value-type="float" office:value="0.317391785035377" calcext:value-type="float">
            <text:p>0.317391785</text:p>
          </table:table-cell>
        </table:table-row>
        <table:table-row table:style-name="ro1">
          <table:table-cell office:value-type="float" office:value="0.315845076447612" calcext:value-type="float">
            <text:p>0.3158450764</text:p>
          </table:table-cell>
        </table:table-row>
        <table:table-row table:style-name="ro1">
          <table:table-cell office:value-type="float" office:value="0.314506194390435" calcext:value-type="float">
            <text:p>0.3145061944</text:p>
          </table:table-cell>
        </table:table-row>
        <table:table-row table:style-name="ro1">
          <table:table-cell office:value-type="float" office:value="0.313373603608206" calcext:value-type="float">
            <text:p>0.3133736036</text:p>
          </table:table-cell>
        </table:table-row>
        <table:table-row table:style-name="ro1">
          <table:table-cell office:value-type="float" office:value="0.312444976714089" calcext:value-type="float">
            <text:p>0.3124449767</text:p>
          </table:table-cell>
        </table:table-row>
        <table:table-row table:style-name="ro1">
          <table:table-cell office:value-type="float" office:value="0.311717170444516" calcext:value-type="float">
            <text:p>0.3117171704</text:p>
          </table:table-cell>
        </table:table-row>
        <table:table-row table:style-name="ro1">
          <table:table-cell office:value-type="float" office:value="0.311186201986066" calcext:value-type="float">
            <text:p>0.311186202</text:p>
          </table:table-cell>
        </table:table-row>
        <table:table-row table:style-name="ro1">
          <table:table-cell office:value-type="float" office:value="0.310847225374757" calcext:value-type="float">
            <text:p>0.3108472254</text:p>
          </table:table-cell>
        </table:table-row>
        <table:table-row table:style-name="ro1">
          <table:table-cell office:value-type="float" office:value="0.31069450796775" calcext:value-type="float">
            <text:p>0.310694508</text:p>
          </table:table-cell>
        </table:table-row>
        <table:table-row table:style-name="ro1">
          <table:table-cell office:value-type="float" office:value="0.310721406987472" calcext:value-type="float">
            <text:p>0.310721407</text:p>
          </table:table-cell>
        </table:table-row>
        <table:table-row table:style-name="ro1">
          <table:table-cell office:value-type="float" office:value="0.310920346138141" calcext:value-type="float">
            <text:p>0.3109203461</text:p>
          </table:table-cell>
        </table:table-row>
        <table:table-row table:style-name="ro1">
          <table:table-cell office:value-type="float" office:value="0.311282792294718" calcext:value-type="float">
            <text:p>0.3112827923</text:p>
          </table:table-cell>
        </table:table-row>
        <table:table-row table:style-name="ro1">
          <table:table-cell office:value-type="float" office:value="0.311799232264259" calcext:value-type="float">
            <text:p>0.3117992323</text:p>
          </table:table-cell>
        </table:table-row>
        <table:table-row table:style-name="ro1">
          <table:table-cell office:value-type="float" office:value="0.312459149619688" calcext:value-type="float">
            <text:p>0.3124591496</text:p>
          </table:table-cell>
        </table:table-row>
        <table:table-row table:style-name="ro1">
          <table:table-cell office:value-type="float" office:value="0.313251001605984" calcext:value-type="float">
            <text:p>0.3132510016</text:p>
          </table:table-cell>
        </table:table-row>
        <table:table-row table:style-name="ro1">
          <table:table-cell office:value-type="float" office:value="0.314162196118774" calcext:value-type="float">
            <text:p>0.3141621961</text:p>
          </table:table-cell>
        </table:table-row>
        <table:table-row table:style-name="ro1">
          <table:table-cell office:value-type="float" office:value="0.315179068755347" calcext:value-type="float">
            <text:p>0.3151790688</text:p>
          </table:table-cell>
        </table:table-row>
        <table:table-row table:style-name="ro1">
          <table:table-cell office:value-type="float" office:value="0.316286859938075" calcext:value-type="float">
            <text:p>0.3162868599</text:p>
          </table:table-cell>
        </table:table-row>
        <table:table-row table:style-name="ro1">
          <table:table-cell office:value-type="float" office:value="0.317469692110257" calcext:value-type="float">
            <text:p>0.3174696921</text:p>
          </table:table-cell>
        </table:table-row>
        <table:table-row table:style-name="ro1">
          <table:table-cell office:value-type="float" office:value="0.318710547004359" calcext:value-type="float">
            <text:p>0.318710547</text:p>
          </table:table-cell>
        </table:table-row>
        <table:table-row table:style-name="ro1">
          <table:table-cell office:value-type="float" office:value="0.319991242982683" calcext:value-type="float">
            <text:p>0.319991243</text:p>
          </table:table-cell>
        </table:table-row>
        <table:table-row table:style-name="ro1">
          <table:table-cell office:value-type="float" office:value="0.321292412450445" calcext:value-type="float">
            <text:p>0.3212924125</text:p>
          </table:table-cell>
        </table:table-row>
        <table:table-row table:style-name="ro1">
          <table:table-cell office:value-type="float" office:value="0.56071890496247" calcext:value-type="float">
            <text:p>0.560718905</text:p>
          </table:table-cell>
        </table:table-row>
        <table:table-row table:style-name="ro1">
          <table:table-cell office:value-type="float" office:value="0.561945557782777" calcext:value-type="float">
            <text:p>0.5619455578</text:p>
          </table:table-cell>
        </table:table-row>
        <table:table-row table:style-name="ro1">
          <table:table-cell office:value-type="float" office:value="0.563130173661036" calcext:value-type="float">
            <text:p>0.5631301737</text:p>
          </table:table-cell>
        </table:table-row>
        <table:table-row table:style-name="ro1">
          <table:table-cell office:value-type="float" office:value="0.564253661621999" calcext:value-type="float">
            <text:p>0.5642536616</text:p>
          </table:table-cell>
        </table:table-row>
        <table:table-row table:style-name="ro1">
          <table:table-cell office:value-type="float" office:value="0.565298215475619" calcext:value-type="float">
            <text:p>0.5652982155</text:p>
          </table:table-cell>
        </table:table-row>
        <table:table-row table:style-name="ro1">
          <table:table-cell office:value-type="float" office:value="0.566247285151995" calcext:value-type="float">
            <text:p>0.5662472852</text:p>
          </table:table-cell>
        </table:table-row>
        <table:table-row table:style-name="ro1">
          <table:table-cell office:value-type="float" office:value="0.567085548082308" calcext:value-type="float">
            <text:p>0.5670855481</text:p>
          </table:table-cell>
        </table:table-row>
        <table:table-row table:style-name="ro1">
          <table:table-cell office:value-type="float" office:value="0.567798880625727" calcext:value-type="float">
            <text:p>0.5677988806</text:p>
          </table:table-cell>
        </table:table-row>
        <table:table-row table:style-name="ro1">
          <table:table-cell office:value-type="float" office:value="0.568374329542309" calcext:value-type="float">
            <text:p>0.5683743295</text:p>
          </table:table-cell>
        </table:table-row>
        <table:table-row table:style-name="ro1">
          <table:table-cell office:value-type="float" office:value="0.56880008351187" calcext:value-type="float">
            <text:p>0.5688000835</text:p>
          </table:table-cell>
        </table:table-row>
        <table:table-row table:style-name="ro1">
          <table:table-cell office:value-type="float" office:value="0.569065444698851" calcext:value-type="float">
            <text:p>0.5690654447</text:p>
          </table:table-cell>
        </table:table-row>
        <table:table-row table:style-name="ro1">
          <table:table-cell office:value-type="float" office:value="0.569160800363155" calcext:value-type="float">
            <text:p>0.5691608004</text:p>
          </table:table-cell>
        </table:table-row>
        <table:table-row table:style-name="ro1">
          <table:table-cell office:value-type="float" office:value="0.569077594516977" calcext:value-type="float">
            <text:p>0.5690775945</text:p>
          </table:table-cell>
        </table:table-row>
        <table:table-row table:style-name="ro1">
          <table:table-cell office:value-type="float" office:value="0.568808299627604" calcext:value-type="float">
            <text:p>0.5688082996</text:p>
          </table:table-cell>
        </table:table-row>
        <table:table-row table:style-name="ro1">
          <table:table-cell office:value-type="float" office:value="0.568346388366209" calcext:value-type="float">
            <text:p>0.5683463884</text:p>
          </table:table-cell>
        </table:table-row>
        <table:table-row table:style-name="ro1">
          <table:table-cell office:value-type="float" office:value="0.567686305402624" calcext:value-type="float">
            <text:p>0.5676863054</text:p>
          </table:table-cell>
        </table:table-row>
        <table:table-row table:style-name="ro1">
          <table:table-cell office:value-type="float" office:value="0.566823439246091" calcext:value-type="float">
            <text:p>0.5668234392</text:p>
          </table:table-cell>
        </table:table-row>
        <table:table-row table:style-name="ro1">
          <table:table-cell office:value-type="float" office:value="0.565754094131999" calcext:value-type="float">
            <text:p>0.5657540941</text:p>
          </table:table-cell>
        </table:table-row>
        <table:table-row table:style-name="ro1">
          <table:table-cell office:value-type="float" office:value="0.564475461954607" calcext:value-type="float">
            <text:p>0.564475462</text:p>
          </table:table-cell>
        </table:table-row>
        <table:table-row table:style-name="ro1">
          <table:table-cell office:value-type="float" office:value="0.56298559424574" calcext:value-type="float">
            <text:p>0.5629855942</text:p>
          </table:table-cell>
        </table:table-row>
        <table:table-row table:style-name="ro1">
          <table:table-cell office:value-type="float" office:value="0.561283374199479" calcext:value-type="float">
            <text:p>0.5612833742</text:p>
          </table:table-cell>
        </table:table-row>
        <table:table-row table:style-name="ro1">
          <table:table-cell office:value-type="float" office:value="0.559368488742823" calcext:value-type="float">
            <text:p>0.5593684887</text:p>
          </table:table-cell>
        </table:table-row>
        <table:table-row table:style-name="ro1">
          <table:table-cell office:value-type="float" office:value="0.557241400652342" calcext:value-type="float">
            <text:p>0.5572414007</text:p>
          </table:table-cell>
        </table:table-row>
        <table:table-row table:style-name="ro1">
          <table:table-cell office:value-type="float" office:value="0.554903320716803" calcext:value-type="float">
            <text:p>0.5549033207</text:p>
          </table:table-cell>
        </table:table-row>
        <table:table-row table:style-name="ro1">
          <table:table-cell office:value-type="float" office:value="0.55235617994579" calcext:value-type="float">
            <text:p>0.5523561799</text:p>
          </table:table-cell>
        </table:table-row>
        <table:table-row table:style-name="ro1">
          <table:table-cell office:value-type="float" office:value="0.549602601824299" calcext:value-type="float">
            <text:p>0.5496026018</text:p>
          </table:table-cell>
        </table:table-row>
        <table:table-row table:style-name="ro1">
          <table:table-cell office:value-type="float" office:value="0.546645874613313" calcext:value-type="float">
            <text:p>0.5466458746</text:p>
          </table:table-cell>
        </table:table-row>
        <table:table-row table:style-name="ro1">
          <table:table-cell office:value-type="float" office:value="0.543489923696367" calcext:value-type="float">
            <text:p>0.5434899237</text:p>
          </table:table-cell>
        </table:table-row>
        <table:table-row table:style-name="ro1">
          <table:table-cell office:value-type="float" office:value="0.540139283972092" calcext:value-type="float">
            <text:p>0.540139284</text:p>
          </table:table-cell>
        </table:table-row>
        <table:table-row table:style-name="ro1">
          <table:table-cell office:value-type="float" office:value="0.536599072292739" calcext:value-type="float">
            <text:p>0.5365990723</text:p>
          </table:table-cell>
        </table:table-row>
        <table:table-row table:style-name="ro1">
          <table:table-cell office:value-type="float" office:value="0.532874959948689" calcext:value-type="float">
            <text:p>0.5328749599</text:p>
          </table:table-cell>
        </table:table-row>
        <table:table-row table:style-name="ro1">
          <table:table-cell office:value-type="float" office:value="0.528973145198944" calcext:value-type="float">
            <text:p>0.5289731452</text:p>
          </table:table-cell>
        </table:table-row>
        <table:table-row table:style-name="ro1">
          <table:table-cell office:value-type="float" office:value="0.5249003258476" calcext:value-type="float">
            <text:p>0.5249003258</text:p>
          </table:table-cell>
        </table:table-row>
        <table:table-row table:style-name="ro1">
          <table:table-cell office:value-type="float" office:value="0.520663671866307" calcext:value-type="float">
            <text:p>0.5206636719</text:p>
          </table:table-cell>
        </table:table-row>
        <table:table-row table:style-name="ro1">
          <table:table-cell office:value-type="float" office:value="0.516270798062699" calcext:value-type="float">
            <text:p>0.5162707981</text:p>
          </table:table-cell>
        </table:table-row>
        <table:table-row table:style-name="ro1">
          <table:table-cell office:value-type="float" office:value="0.511729736794825" calcext:value-type="float">
            <text:p>0.5117297368</text:p>
          </table:table-cell>
        </table:table-row>
        <table:table-row table:style-name="ro1">
          <table:table-cell office:value-type="float" office:value="0.507048910731544" calcext:value-type="float">
            <text:p>0.5070489107</text:p>
          </table:table-cell>
        </table:table-row>
        <table:table-row table:style-name="ro1">
          <table:table-cell office:value-type="float" office:value="0.502237105658916" calcext:value-type="float">
            <text:p>0.5022371057</text:p>
          </table:table-cell>
        </table:table-row>
        <table:table-row table:style-name="ro1">
          <table:table-cell office:value-type="float" office:value="0.497303443332571" calcext:value-type="float">
            <text:p>0.4973034433</text:p>
          </table:table-cell>
        </table:table-row>
        <table:table-row table:style-name="ro1">
          <table:table-cell office:value-type="float" office:value="0.492257354376053" calcext:value-type="float">
            <text:p>0.4922573544</text:p>
          </table:table-cell>
        </table:table-row>
        <table:table-row table:style-name="ro1">
          <table:table-cell office:value-type="float" office:value="0.487108551225162" calcext:value-type="float">
            <text:p>0.4871085512</text:p>
          </table:table-cell>
        </table:table-row>
        <table:table-row table:style-name="ro1">
          <table:table-cell office:value-type="float" office:value="0.481867001118263" calcext:value-type="float">
            <text:p>0.4818670011</text:p>
          </table:table-cell>
        </table:table-row>
        <table:table-row table:style-name="ro1">
          <table:table-cell office:value-type="float" office:value="0.47654289913259" calcext:value-type="float">
            <text:p>0.4765428991</text:p>
          </table:table-cell>
        </table:table-row>
        <table:table-row table:style-name="ro1">
          <table:table-cell office:value-type="float" office:value="0.471146641266519" calcext:value-type="float">
            <text:p>0.4711466413</text:p>
          </table:table-cell>
        </table:table-row>
        <table:table-row table:style-name="ro1">
          <table:table-cell office:value-type="float" office:value="0.465688797567838" calcext:value-type="float">
            <text:p>0.4656887976</text:p>
          </table:table-cell>
        </table:table-row>
        <table:table-row table:style-name="ro1">
          <table:table-cell office:value-type="float" office:value="0.460180085307991" calcext:value-type="float">
            <text:p>0.4601800853</text:p>
          </table:table-cell>
        </table:table-row>
        <table:table-row table:style-name="ro1">
          <table:table-cell office:value-type="float" office:value="0.454631342202303" calcext:value-type="float">
            <text:p>0.4546313422</text:p>
          </table:table-cell>
        </table:table-row>
        <table:table-row table:style-name="ro1">
          <table:table-cell office:value-type="float" office:value="0.449053499676193" calcext:value-type="float">
            <text:p>0.4490534997</text:p>
          </table:table-cell>
        </table:table-row>
        <table:table-row table:style-name="ro1">
          <table:table-cell office:value-type="float" office:value="0.443457556177367" calcext:value-type="float">
            <text:p>0.4434575562</text:p>
          </table:table-cell>
        </table:table-row>
        <table:table-row table:style-name="ro1">
          <table:table-cell office:value-type="float" office:value="0.437854550533991" calcext:value-type="float">
            <text:p>0.4378545505</text:p>
          </table:table-cell>
        </table:table-row>
        <table:table-row table:style-name="ro1">
          <table:table-cell office:value-type="float" office:value="0.432255535358852" calcext:value-type="float">
            <text:p>0.4322555354</text:p>
          </table:table-cell>
        </table:table-row>
        <table:table-row table:style-name="ro1">
          <table:table-cell office:value-type="float" office:value="0.426671550499496" calcext:value-type="float">
            <text:p>0.4266715505</text:p>
          </table:table-cell>
        </table:table-row>
        <table:table-row table:style-name="ro1">
          <table:table-cell office:value-type="float" office:value="0.421113596534352" calcext:value-type="float">
            <text:p>0.4211135965</text:p>
          </table:table-cell>
        </table:table-row>
        <table:table-row table:style-name="ro1">
          <table:table-cell office:value-type="float" office:value="0.415592608314835" calcext:value-type="float">
            <text:p>0.4155926083</text:p>
          </table:table-cell>
        </table:table-row>
        <table:table-row table:style-name="ro1">
          <table:table-cell office:value-type="float" office:value="0.410119428553438" calcext:value-type="float">
            <text:p>0.4101194286</text:p>
          </table:table-cell>
        </table:table-row>
        <table:table-row table:style-name="ro1">
          <table:table-cell office:value-type="float" office:value="0.404704781457796" calcext:value-type="float">
            <text:p>0.4047047815</text:p>
          </table:table-cell>
        </table:table-row>
        <table:table-row table:style-name="ro1">
          <table:table-cell office:value-type="float" office:value="0.399359246410744" calcext:value-type="float">
            <text:p>0.3993592464</text:p>
          </table:table-cell>
        </table:table-row>
        <table:table-row table:style-name="ro1">
          <table:table-cell office:value-type="float" office:value="0.394093231696349" calcext:value-type="float">
            <text:p>0.3940932317</text:p>
          </table:table-cell>
        </table:table-row>
        <table:table-row table:style-name="ro1">
          <table:table-cell office:value-type="float" office:value="0.388916948271928" calcext:value-type="float">
            <text:p>0.3889169483</text:p>
          </table:table-cell>
        </table:table-row>
        <table:table-row table:style-name="ro1">
          <table:table-cell office:value-type="float" office:value="0.383840383586048" calcext:value-type="float">
            <text:p>0.3838403836</text:p>
          </table:table-cell>
        </table:table-row>
        <table:table-row table:style-name="ro1">
          <table:table-cell office:value-type="float" office:value="0.378873275442509" calcext:value-type="float">
            <text:p>0.3788732754</text:p>
          </table:table-cell>
        </table:table-row>
        <table:table-row table:style-name="ro1">
          <table:table-cell office:value-type="float" office:value="0.374025085910308" calcext:value-type="float">
            <text:p>0.3740250859</text:p>
          </table:table-cell>
        </table:table-row>
        <table:table-row table:style-name="ro1">
          <table:table-cell office:value-type="float" office:value="0.369304975279586" calcext:value-type="float">
            <text:p>0.3693049753</text:p>
          </table:table-cell>
        </table:table-row>
        <table:table-row table:style-name="ro1">
          <table:table-cell office:value-type="float" office:value="0.364721776063559" calcext:value-type="float">
            <text:p>0.3647217761</text:p>
          </table:table-cell>
        </table:table-row>
        <table:table-row table:style-name="ro1">
          <table:table-cell office:value-type="float" office:value="0.360283967046429" calcext:value-type="float">
            <text:p>0.360283967</text:p>
          </table:table-cell>
        </table:table-row>
        <table:table-row table:style-name="ro1">
          <table:table-cell office:value-type="float" office:value="0.355999647377277" calcext:value-type="float">
            <text:p>0.3559996474</text:p>
          </table:table-cell>
        </table:table-row>
        <table:table-row table:style-name="ro1">
          <table:table-cell office:value-type="float" office:value="0.351876510709946" calcext:value-type="float">
            <text:p>0.3518765107</text:p>
          </table:table-cell>
        </table:table-row>
        <table:table-row table:style-name="ro1">
          <table:table-cell office:value-type="float" office:value="0.347921819388894" calcext:value-type="float">
            <text:p>0.3479218194</text:p>
          </table:table-cell>
        </table:table-row>
        <table:table-row table:style-name="ro1">
          <table:table-cell office:value-type="float" office:value="0.344142378681039" calcext:value-type="float">
            <text:p>0.3441423787</text:p>
          </table:table-cell>
        </table:table-row>
        <table:table-row table:style-name="ro1">
          <table:table-cell office:value-type="float" office:value="0.340544511053582" calcext:value-type="float">
            <text:p>0.3405445111</text:p>
          </table:table-cell>
        </table:table-row>
        <table:table-row table:style-name="ro1">
          <table:table-cell office:value-type="float" office:value="0.337134030497816" calcext:value-type="float">
            <text:p>0.3371340305</text:p>
          </table:table-cell>
        </table:table-row>
        <table:table-row table:style-name="ro1">
          <table:table-cell office:value-type="float" office:value="0.333916216898914" calcext:value-type="float">
            <text:p>0.3339162169</text:p>
          </table:table-cell>
        </table:table-row>
        <table:table-row table:style-name="ro1">
          <table:table-cell office:value-type="float" office:value="0.330895790451702" calcext:value-type="float">
            <text:p>0.3308957905</text:p>
          </table:table-cell>
        </table:table-row>
        <table:table-row table:style-name="ro1">
          <table:table-cell office:value-type="float" office:value="0.32807688612241" calcext:value-type="float">
            <text:p>0.3280768861</text:p>
          </table:table-cell>
        </table:table-row>
        <table:table-row table:style-name="ro1">
          <table:table-cell office:value-type="float" office:value="0.325463028156412" calcext:value-type="float">
            <text:p>0.3254630282</text:p>
          </table:table-cell>
        </table:table-row>
        <table:table-row table:style-name="ro1">
          <table:table-cell office:value-type="float" office:value="0.323057104631945" calcext:value-type="float">
            <text:p>0.3230571046</text:p>
          </table:table-cell>
        </table:table-row>
        <table:table-row table:style-name="ro1">
          <table:table-cell office:value-type="float" office:value="0.32086134205981" calcext:value-type="float">
            <text:p>0.3208613421</text:p>
          </table:table-cell>
        </table:table-row>
        <table:table-row table:style-name="ro1">
          <table:table-cell office:value-type="float" office:value="0.318877280029053" calcext:value-type="float">
            <text:p>0.31887728</text:p>
          </table:table-cell>
        </table:table-row>
        <table:table-row table:style-name="ro1">
          <table:table-cell office:value-type="float" office:value="0.317105745898637" calcext:value-type="float">
            <text:p>0.3171057459</text:p>
          </table:table-cell>
        </table:table-row>
        <table:table-row table:style-name="ro1">
          <table:table-cell office:value-type="float" office:value="0.315546829535087" calcext:value-type="float">
            <text:p>0.3155468295</text:p>
          </table:table-cell>
        </table:table-row>
        <table:table-row table:style-name="ro1">
          <table:table-cell office:value-type="float" office:value="0.314199858096125" calcext:value-type="float">
            <text:p>0.3141998581</text:p>
          </table:table-cell>
        </table:table-row>
        <table:table-row table:style-name="ro1">
          <table:table-cell office:value-type="float" office:value="0.313063370860278" calcext:value-type="float">
            <text:p>0.3130633709</text:p>
          </table:table-cell>
        </table:table-row>
        <table:table-row table:style-name="ro1">
          <table:table-cell office:value-type="float" office:value="0.312135094102481" calcext:value-type="float">
            <text:p>0.3121350941</text:p>
          </table:table-cell>
        </table:table-row>
        <table:table-row table:style-name="ro1">
          <table:table-cell office:value-type="float" office:value="0.311411916015651" calcext:value-type="float">
            <text:p>0.311411916</text:p>
          </table:table-cell>
        </table:table-row>
        <table:table-row table:style-name="ro1">
          <table:table-cell office:value-type="float" office:value="0.310889861678251" calcext:value-type="float">
            <text:p>0.3108898617</text:p>
          </table:table-cell>
        </table:table-row>
        <table:table-row table:style-name="ro1">
          <table:table-cell office:value-type="float" office:value="0.310564068067833" calcext:value-type="float">
            <text:p>0.3105640681</text:p>
          </table:table-cell>
        </table:table-row>
        <table:table-row table:style-name="ro1">
          <table:table-cell office:value-type="float" office:value="0.310428759120563" calcext:value-type="float">
            <text:p>0.3104287591</text:p>
          </table:table-cell>
        </table:table-row>
        <table:table-row table:style-name="ro1">
          <table:table-cell office:value-type="float" office:value="0.310477220836732" calcext:value-type="float">
            <text:p>0.3104772208</text:p>
          </table:table-cell>
        </table:table-row>
        <table:table-row table:style-name="ro1">
          <table:table-cell office:value-type="float" office:value="0.310701776432242" calcext:value-type="float">
            <text:p>0.3107017764</text:p>
          </table:table-cell>
        </table:table-row>
        <table:table-row table:style-name="ro1">
          <table:table-cell office:value-type="float" office:value="0.311093761536089" calcext:value-type="float">
            <text:p>0.3110937615</text:p>
          </table:table-cell>
        </table:table-row>
        <table:table-row table:style-name="ro1">
          <table:table-cell office:value-type="float" office:value="0.311643499433809" calcext:value-type="float">
            <text:p>0.3116434994</text:p>
          </table:table-cell>
        </table:table-row>
        <table:table-row table:style-name="ro1">
          <table:table-cell office:value-type="float" office:value="0.31234027635692" calcext:value-type="float">
            <text:p>0.3123402764</text:p>
          </table:table-cell>
        </table:table-row>
        <table:table-row table:style-name="ro1">
          <table:table-cell office:value-type="float" office:value="0.313172316818346" calcext:value-type="float">
            <text:p>0.3131723168</text:p>
          </table:table-cell>
        </table:table-row>
        <table:table-row table:style-name="ro1">
          <table:table-cell office:value-type="float" office:value="0.314126758993816" calcext:value-type="float">
            <text:p>0.314126759</text:p>
          </table:table-cell>
        </table:table-row>
        <table:table-row table:style-name="ro1">
          <table:table-cell office:value-type="float" office:value="0.315189630149253" calcext:value-type="float">
            <text:p>0.3151896301</text:p>
          </table:table-cell>
        </table:table-row>
        <table:table-row table:style-name="ro1">
          <table:table-cell office:value-type="float" office:value="0.31634582211414" calcext:value-type="float">
            <text:p>0.3163458221</text:p>
          </table:table-cell>
        </table:table-row>
        <table:table-row table:style-name="ro1">
          <table:table-cell office:value-type="float" office:value="0.317579066800872" calcext:value-type="float">
            <text:p>0.3175790668</text:p>
          </table:table-cell>
        </table:table-row>
        <table:table-row table:style-name="ro1">
          <table:table-cell office:value-type="float" office:value="0.318871911770087" calcext:value-type="float">
            <text:p>0.3188719118</text:p>
          </table:table-cell>
        </table:table-row>
        <table:table-row table:style-name="ro1">
          <table:table-cell office:value-type="float" office:value="0.320205695841987" calcext:value-type="float">
            <text:p>0.3202056958</text:p>
          </table:table-cell>
        </table:table-row>
        <table:table-row table:style-name="ro1">
          <table:table-cell office:value-type="float" office:value="0.321560524753629" calcext:value-type="float">
            <text:p>0.3215605248</text:p>
          </table:table-cell>
        </table:table-row>
        <table:table-row table:style-name="ro1">
          <table:table-cell office:value-type="float" office:value="0.559514262629728" calcext:value-type="float">
            <text:p>0.5595142626</text:p>
          </table:table-cell>
        </table:table-row>
        <table:table-row table:style-name="ro1">
          <table:table-cell office:value-type="float" office:value="0.560855233513946" calcext:value-type="float">
            <text:p>0.5608552335</text:p>
          </table:table-cell>
        </table:table-row>
        <table:table-row table:style-name="ro1">
          <table:table-cell office:value-type="float" office:value="0.562153731672587" calcext:value-type="float">
            <text:p>0.5621537317</text:p>
          </table:table-cell>
        </table:table-row>
        <table:table-row table:style-name="ro1">
          <table:table-cell office:value-type="float" office:value="0.563390447892657" calcext:value-type="float">
            <text:p>0.5633904479</text:p>
          </table:table-cell>
        </table:table-row>
        <table:table-row table:style-name="ro1">
          <table:table-cell office:value-type="float" office:value="0.564547358508205" calcext:value-type="float">
            <text:p>0.5645473585</text:p>
          </table:table-cell>
        </table:table-row>
        <table:table-row table:style-name="ro1">
          <table:table-cell office:value-type="float" office:value="0.565607697480633" calcext:value-type="float">
            <text:p>0.5656076975</text:p>
          </table:table-cell>
        </table:table-row>
        <table:table-row table:style-name="ro1">
          <table:table-cell office:value-type="float" office:value="0.566555928498652" calcext:value-type="float">
            <text:p>0.5665559285</text:p>
          </table:table-cell>
        </table:table-row>
        <table:table-row table:style-name="ro1">
          <table:table-cell office:value-type="float" office:value="0.567377717097867" calcext:value-type="float">
            <text:p>0.5673777171</text:p>
          </table:table-cell>
        </table:table-row>
        <table:table-row table:style-name="ro1">
          <table:table-cell office:value-type="float" office:value="0.568059902800003" calcext:value-type="float">
            <text:p>0.5680599028</text:p>
          </table:table-cell>
        </table:table-row>
        <table:table-row table:style-name="ro1">
          <table:table-cell office:value-type="float" office:value="0.568590471271768" calcext:value-type="float">
            <text:p>0.5685904713</text:p>
          </table:table-cell>
        </table:table-row>
        <table:table-row table:style-name="ro1">
          <table:table-cell office:value-type="float" office:value="0.568958526503346" calcext:value-type="float">
            <text:p>0.5689585265</text:p>
          </table:table-cell>
        </table:table-row>
        <table:table-row table:style-name="ro1">
          <table:table-cell office:value-type="float" office:value="0.569154263006536" calcext:value-type="float">
            <text:p>0.569154263</text:p>
          </table:table-cell>
        </table:table-row>
        <table:table-row table:style-name="ro1">
          <table:table-cell office:value-type="float" office:value="0.569168938032516" calcext:value-type="float">
            <text:p>0.569168938</text:p>
          </table:table-cell>
        </table:table-row>
        <table:table-row table:style-name="ro1">
          <table:table-cell office:value-type="float" office:value="0.568994843809255" calcext:value-type="float">
            <text:p>0.5689948438</text:p>
          </table:table-cell>
        </table:table-row>
        <table:table-row table:style-name="ro1">
          <table:table-cell office:value-type="float" office:value="0.568625279798552" calcext:value-type="float">
            <text:p>0.5686252798</text:p>
          </table:table-cell>
        </table:table-row>
        <table:table-row table:style-name="ro1">
          <table:table-cell office:value-type="float" office:value="0.568054524972715" calcext:value-type="float">
            <text:p>0.568054525</text:p>
          </table:table-cell>
        </table:table-row>
        <table:table-row table:style-name="ro1">
          <table:table-cell office:value-type="float" office:value="0.567277810110879" calcext:value-type="float">
            <text:p>0.5672778101</text:p>
          </table:table-cell>
        </table:table-row>
        <table:table-row table:style-name="ro1">
          <table:table-cell office:value-type="float" office:value="0.566291290114955" calcext:value-type="float">
            <text:p>0.5662912901</text:p>
          </table:table-cell>
        </table:table-row>
        <table:table-row table:style-name="ro1">
          <table:table-cell office:value-type="float" office:value="0.565092016345219" calcext:value-type="float">
            <text:p>0.5650920163</text:p>
          </table:table-cell>
        </table:table-row>
        <table:table-row table:style-name="ro1">
          <table:table-cell office:value-type="float" office:value="0.563677908975534" calcext:value-type="float">
            <text:p>0.563677909</text:p>
          </table:table-cell>
        </table:table-row>
        <table:table-row table:style-name="ro1">
          <table:table-cell office:value-type="float" office:value="0.562047729368215" calcext:value-type="float">
            <text:p>0.5620477294</text:p>
          </table:table-cell>
        </table:table-row>
        <table:table-row table:style-name="ro1">
          <table:table-cell office:value-type="float" office:value="0.560201052468522" calcext:value-type="float">
            <text:p>0.5602010525</text:p>
          </table:table-cell>
        </table:table-row>
        <table:table-row table:style-name="ro1">
          <table:table-cell office:value-type="float" office:value="0.558138239218794" calcext:value-type="float">
            <text:p>0.5581382392</text:p>
          </table:table-cell>
        </table:table-row>
        <table:table-row table:style-name="ro1">
          <table:table-cell office:value-type="float" office:value="0.555860408992219" calcext:value-type="float">
            <text:p>0.555860409</text:p>
          </table:table-cell>
        </table:table-row>
        <table:table-row table:style-name="ro1">
          <table:table-cell office:value-type="float" office:value="0.553369412046239" calcext:value-type="float">
            <text:p>0.553369412</text:p>
          </table:table-cell>
        </table:table-row>
        <table:table-row table:style-name="ro1">
          <table:table-cell office:value-type="float" office:value="0.550667801995596" calcext:value-type="float">
            <text:p>0.550667802</text:p>
          </table:table-cell>
        </table:table-row>
        <table:table-row table:style-name="ro1">
          <table:table-cell office:value-type="float" office:value="0.547758808305003" calcext:value-type="float">
            <text:p>0.5477588083</text:p>
          </table:table-cell>
        </table:table-row>
        <table:table-row table:style-name="ro1">
          <table:table-cell office:value-type="float" office:value="0.544646308801464" calcext:value-type="float">
            <text:p>0.5446463088</text:p>
          </table:table-cell>
        </table:table-row>
        <table:table-row table:style-name="ro1">
          <table:table-cell office:value-type="float" office:value="0.541334802206227" calcext:value-type="float">
            <text:p>0.5413348022</text:p>
          </table:table-cell>
        </table:table-row>
        <table:table-row table:style-name="ro1">
          <table:table-cell office:value-type="float" office:value="0.537829380686364" calcext:value-type="float">
            <text:p>0.5378293807</text:p>
          </table:table-cell>
        </table:table-row>
        <table:table-row table:style-name="ro1">
          <table:table-cell office:value-type="float" office:value="0.534135702426002" calcext:value-type="float">
            <text:p>0.5341357024</text:p>
          </table:table-cell>
        </table:table-row>
        <table:table-row table:style-name="ro1">
          <table:table-cell office:value-type="float" office:value="0.53025996421718" calcext:value-type="float">
            <text:p>0.5302599642</text:p>
          </table:table-cell>
        </table:table-row>
        <table:table-row table:style-name="ro1">
          <table:table-cell office:value-type="float" office:value="0.526208874070343" calcext:value-type="float">
            <text:p>0.5262088741</text:p>
          </table:table-cell>
        </table:table-row>
        <table:table-row table:style-name="ro1">
          <table:table-cell office:value-type="float" office:value="0.521989623844481" calcext:value-type="float">
            <text:p>0.5219896238</text:p>
          </table:table-cell>
        </table:table-row>
        <table:table-row table:style-name="ro1">
          <table:table-cell office:value-type="float" office:value="0.517609861896891" calcext:value-type="float">
            <text:p>0.5176098619</text:p>
          </table:table-cell>
        </table:table-row>
        <table:table-row table:style-name="ro1">
          <table:table-cell office:value-type="float" office:value="0.513077665752586" calcext:value-type="float">
            <text:p>0.5130776658</text:p>
          </table:table-cell>
        </table:table-row>
        <table:table-row table:style-name="ro1">
          <table:table-cell office:value-type="float" office:value="0.508401514793338" calcext:value-type="float">
            <text:p>0.5084015148</text:p>
          </table:table-cell>
        </table:table-row>
        <table:table-row table:style-name="ro1">
          <table:table-cell office:value-type="float" office:value="0.503590262966352" calcext:value-type="float">
            <text:p>0.503590263</text:p>
          </table:table-cell>
        </table:table-row>
        <table:table-row table:style-name="ro1">
          <table:table-cell office:value-type="float" office:value="0.498653111512583" calcext:value-type="float">
            <text:p>0.4986531115</text:p>
          </table:table-cell>
        </table:table-row>
        <table:table-row table:style-name="ro1">
          <table:table-cell office:value-type="float" office:value="0.493599581714685" calcext:value-type="float">
            <text:p>0.4935995817</text:p>
          </table:table-cell>
        </table:table-row>
        <table:table-row table:style-name="ro1">
          <table:table-cell office:value-type="float" office:value="0.4884394876646" calcext:value-type="float">
            <text:p>0.4884394877</text:p>
          </table:table-cell>
        </table:table-row>
        <table:table-row table:style-name="ro1">
          <table:table-cell office:value-type="float" office:value="0.48318290905078" calcext:value-type="float">
            <text:p>0.4831829091</text:p>
          </table:table-cell>
        </table:table-row>
        <table:table-row table:style-name="ro1">
          <table:table-cell office:value-type="float" office:value="0.477840163965045" calcext:value-type="float">
            <text:p>0.477840164</text:p>
          </table:table-cell>
        </table:table-row>
        <table:table-row table:style-name="ro1">
          <table:table-cell office:value-type="float" office:value="0.472421781729081" calcext:value-type="float">
            <text:p>0.4724217817</text:p>
          </table:table-cell>
        </table:table-row>
        <table:table-row table:style-name="ro1">
          <table:table-cell office:value-type="float" office:value="0.466938475740573" calcext:value-type="float">
            <text:p>0.4669384757</text:p>
          </table:table-cell>
        </table:table-row>
        <table:table-row table:style-name="ro1">
          <table:table-cell office:value-type="float" office:value="0.46140111633897" calcext:value-type="float">
            <text:p>0.4614011163</text:p>
          </table:table-cell>
        </table:table-row>
        <table:table-row table:style-name="ro1">
          <table:table-cell office:value-type="float" office:value="0.455820703690893" calcext:value-type="float">
            <text:p>0.4558207037</text:p>
          </table:table-cell>
        </table:table-row>
        <table:table-row table:style-name="ro1">
          <table:table-cell office:value-type="float" office:value="0.450208340695175" calcext:value-type="float">
            <text:p>0.4502083407</text:p>
          </table:table-cell>
        </table:table-row>
        <table:table-row table:style-name="ro1">
          <table:table-cell office:value-type="float" office:value="0.444575205907537" calcext:value-type="float">
            <text:p>0.4445752059</text:p>
          </table:table-cell>
        </table:table-row>
        <table:table-row table:style-name="ro1">
          <table:table-cell office:value-type="float" office:value="0.438932526484905" calcext:value-type="float">
            <text:p>0.4389325265</text:p>
          </table:table-cell>
        </table:table-row>
        <table:table-row table:style-name="ro1">
          <table:table-cell office:value-type="float" office:value="0.433291551149357" calcext:value-type="float">
            <text:p>0.4332915511</text:p>
          </table:table-cell>
        </table:table-row>
        <table:table-row table:style-name="ro1">
          <table:table-cell office:value-type="float" office:value="0.427663523171712" calcext:value-type="float">
            <text:p>0.4276635232</text:p>
          </table:table-cell>
        </table:table-row>
        <table:table-row table:style-name="ro1">
          <table:table-cell office:value-type="float" office:value="0.42205965337475" calcext:value-type="float">
            <text:p>0.4220596534</text:p>
          </table:table-cell>
        </table:table-row>
        <table:table-row table:style-name="ro1">
          <table:table-cell office:value-type="float" office:value="0.416491093156073" calcext:value-type="float">
            <text:p>0.4164910932</text:p>
          </table:table-cell>
        </table:table-row>
        <table:table-row table:style-name="ro1">
          <table:table-cell office:value-type="float" office:value="0.4109689075306" calcext:value-type="float">
            <text:p>0.4109689075</text:p>
          </table:table-cell>
        </table:table-row>
        <table:table-row table:style-name="ro1">
          <table:table-cell office:value-type="float" office:value="0.405504048192698" calcext:value-type="float">
            <text:p>0.4055040482</text:p>
          </table:table-cell>
        </table:table-row>
        <table:table-row table:style-name="ro1">
          <table:table-cell office:value-type="float" office:value="0.400107326597952" calcext:value-type="float">
            <text:p>0.4001073266</text:p>
          </table:table-cell>
        </table:table-row>
        <table:table-row table:style-name="ro1">
          <table:table-cell office:value-type="float" office:value="0.394789387064566" calcext:value-type="float">
            <text:p>0.3947893871</text:p>
          </table:table-cell>
        </table:table-row>
        <table:table-row table:style-name="ro1">
          <table:table-cell office:value-type="float" office:value="0.389560679894406" calcext:value-type="float">
            <text:p>0.3895606799</text:p>
          </table:table-cell>
        </table:table-row>
        <table:table-row table:style-name="ro1">
          <table:table-cell office:value-type="float" office:value="0.384431434513676" calcext:value-type="float">
            <text:p>0.3844314345</text:p>
          </table:table-cell>
        </table:table-row>
        <table:table-row table:style-name="ro1">
          <table:table-cell office:value-type="float" office:value="0.379411632633234" calcext:value-type="float">
            <text:p>0.3794116326</text:p>
          </table:table-cell>
        </table:table-row>
        <table:table-row table:style-name="ro1">
          <table:table-cell office:value-type="float" office:value="0.374510981428536" calcext:value-type="float">
            <text:p>0.3745109814</text:p>
          </table:table-cell>
        </table:table-row>
        <table:table-row table:style-name="ro1">
          <table:table-cell office:value-type="float" office:value="0.369738886739227" calcext:value-type="float">
            <text:p>0.3697388867</text:p>
          </table:table-cell>
        </table:table-row>
        <table:table-row table:style-name="ro1">
          <table:table-cell office:value-type="float" office:value="0.365104426288362" calcext:value-type="float">
            <text:p>0.3651044263</text:p>
          </table:table-cell>
        </table:table-row>
        <table:table-row table:style-name="ro1">
          <table:table-cell office:value-type="float" office:value="0.360616322921264" calcext:value-type="float">
            <text:p>0.3606163229</text:p>
          </table:table-cell>
        </table:table-row>
        <table:table-row table:style-name="ro1">
          <table:table-cell office:value-type="float" office:value="0.356282917864016" calcext:value-type="float">
            <text:p>0.3562829179</text:p>
          </table:table-cell>
        </table:table-row>
        <table:table-row table:style-name="ro1">
          <table:table-cell office:value-type="float" office:value="0.352112144001598" calcext:value-type="float">
            <text:p>0.352112144</text:p>
          </table:table-cell>
        </table:table-row>
        <table:table-row table:style-name="ro1">
          <table:table-cell office:value-type="float" office:value="0.348111499175651" calcext:value-type="float">
            <text:p>0.3481114992</text:p>
          </table:table-cell>
        </table:table-row>
        <table:table-row table:style-name="ro1">
          <table:table-cell office:value-type="float" office:value="0.344288019501881" calcext:value-type="float">
            <text:p>0.3442880195</text:p>
          </table:table-cell>
        </table:table-row>
        <table:table-row table:style-name="ro1">
          <table:table-cell office:value-type="float" office:value="0.3406482527071" calcext:value-type="float">
            <text:p>0.3406482527</text:p>
          </table:table-cell>
        </table:table-row>
        <table:table-row table:style-name="ro1">
          <table:table-cell office:value-type="float" office:value="0.337198231485902" calcext:value-type="float">
            <text:p>0.3371982315</text:p>
          </table:table-cell>
        </table:table-row>
        <table:table-row table:style-name="ro1">
          <table:table-cell office:value-type="float" office:value="0.333943446876974" calcext:value-type="float">
            <text:p>0.3339434469</text:p>
          </table:table-cell>
        </table:table-row>
        <table:table-row table:style-name="ro1">
          <table:table-cell office:value-type="float" office:value="0.330888821659049" calcext:value-type="float">
            <text:p>0.3308888217</text:p>
          </table:table-cell>
        </table:table-row>
        <table:table-row table:style-name="ro1">
          <table:table-cell office:value-type="float" office:value="0.32803868376649" calcext:value-type="float">
            <text:p>0.3280386838</text:p>
          </table:table-cell>
        </table:table-row>
        <table:table-row table:style-name="ro1">
          <table:table-cell office:value-type="float" office:value="0.325396739724509" calcext:value-type="float">
            <text:p>0.3253967397</text:p>
          </table:table-cell>
        </table:table-row>
        <table:table-row table:style-name="ro1">
          <table:table-cell office:value-type="float" office:value="0.322966048104027" calcext:value-type="float">
            <text:p>0.3229660481</text:p>
          </table:table-cell>
        </table:table-row>
        <table:table-row table:style-name="ro1">
          <table:table-cell office:value-type="float" office:value="0.320748992996172" calcext:value-type="float">
            <text:p>0.320748993</text:p>
          </table:table-cell>
        </table:table-row>
        <table:table-row table:style-name="ro1">
          <table:table-cell office:value-type="float" office:value="0.318747257506402" calcext:value-type="float">
            <text:p>0.3187472575</text:p>
          </table:table-cell>
        </table:table-row>
        <table:table-row table:style-name="ro1">
          <table:table-cell office:value-type="float" office:value="0.316961797268277" calcext:value-type="float">
            <text:p>0.3169617973</text:p>
          </table:table-cell>
        </table:table-row>
        <table:table-row table:style-name="ro1">
          <table:table-cell office:value-type="float" office:value="0.315392813976863" calcext:value-type="float">
            <text:p>0.315392814</text:p>
          </table:table-cell>
        </table:table-row>
        <table:table-row table:style-name="ro1">
          <table:table-cell office:value-type="float" office:value="0.314039728941772" calcext:value-type="float">
            <text:p>0.3140397289</text:p>
          </table:table-cell>
        </table:table-row>
        <table:table-row table:style-name="ro1">
          <table:table-cell office:value-type="float" office:value="0.312901156659832" calcext:value-type="float">
            <text:p>0.3129011567</text:p>
          </table:table-cell>
        </table:table-row>
        <table:table-row table:style-name="ro1">
          <table:table-cell office:value-type="float" office:value="0.311974878407405" calcext:value-type="float">
            <text:p>0.3119748784</text:p>
          </table:table-cell>
        </table:table-row>
        <table:table-row table:style-name="ro1">
          <table:table-cell office:value-type="float" office:value="0.311257815852336" calcext:value-type="float">
            <text:p>0.3112578159</text:p>
          </table:table-cell>
        </table:table-row>
        <table:table-row table:style-name="ro1">
          <table:table-cell office:value-type="float" office:value="0.310746004685533" calcext:value-type="float">
            <text:p>0.3107460047</text:p>
          </table:table-cell>
        </table:table-row>
        <table:table-row table:style-name="ro1">
          <table:table-cell office:value-type="float" office:value="0.310434568272194" calcext:value-type="float">
            <text:p>0.3104345683</text:p>
          </table:table-cell>
        </table:table-row>
        <table:table-row table:style-name="ro1">
          <table:table-cell office:value-type="float" office:value="0.310317691322661" calcext:value-type="float">
            <text:p>0.3103176913</text:p>
          </table:table-cell>
        </table:table-row>
        <table:table-row table:style-name="ro1">
          <table:table-cell office:value-type="float" office:value="0.310388593582914" calcext:value-type="float">
            <text:p>0.3103885936</text:p>
          </table:table-cell>
        </table:table-row>
        <table:table-row table:style-name="ro1">
          <table:table-cell office:value-type="float" office:value="0.310639503544701" calcext:value-type="float">
            <text:p>0.3106395035</text:p>
          </table:table-cell>
        </table:table-row>
        <table:table-row table:style-name="ro1">
          <table:table-cell office:value-type="float" office:value="0.31106163217531" calcext:value-type="float">
            <text:p>0.3110616322</text:p>
          </table:table-cell>
        </table:table-row>
        <table:table-row table:style-name="ro1">
          <table:table-cell office:value-type="float" office:value="0.311645146666963" calcext:value-type="float">
            <text:p>0.3116451467</text:p>
          </table:table-cell>
        </table:table-row>
        <table:table-row table:style-name="ro1">
          <table:table-cell office:value-type="float" office:value="0.31237914420586" calcext:value-type="float">
            <text:p>0.3123791442</text:p>
          </table:table-cell>
        </table:table-row>
        <table:table-row table:style-name="ro1">
          <table:table-cell office:value-type="float" office:value="0.313251625760855" calcext:value-type="float">
            <text:p>0.3132516258</text:p>
          </table:table-cell>
        </table:table-row>
        <table:table-row table:style-name="ro1">
          <table:table-cell office:value-type="float" office:value="0.314249469891767" calcext:value-type="float">
            <text:p>0.3142494699</text:p>
          </table:table-cell>
        </table:table-row>
        <table:table-row table:style-name="ro1">
          <table:table-cell office:value-type="float" office:value="0.315358406577328" calcext:value-type="float">
            <text:p>0.3153584066</text:p>
          </table:table-cell>
        </table:table-row>
        <table:table-row table:style-name="ro1">
          <table:table-cell office:value-type="float" office:value="0.316562991062764" calcext:value-type="float">
            <text:p>0.3165629911</text:p>
          </table:table-cell>
        </table:table-row>
        <table:table-row table:style-name="ro1">
          <table:table-cell office:value-type="float" office:value="0.317846577727026" calcext:value-type="float">
            <text:p>0.3178465777</text:p>
          </table:table-cell>
        </table:table-row>
        <table:table-row table:style-name="ro1">
          <table:table-cell office:value-type="float" office:value="0.319191293969633" calcext:value-type="float">
            <text:p>0.319191294</text:p>
          </table:table-cell>
        </table:table-row>
        <table:table-row table:style-name="ro1">
          <table:table-cell office:value-type="float" office:value="0.320578014117177" calcext:value-type="float">
            <text:p>0.3205780141</text:p>
          </table:table-cell>
        </table:table-row>
        <table:table-row table:style-name="ro1">
          <table:table-cell office:value-type="float" office:value="0.321986333349447" calcext:value-type="float">
            <text:p>0.3219863333</text:p>
          </table:table-cell>
        </table:table-row>
        <table:table-row table:style-name="ro1">
          <table:table-cell office:value-type="float" office:value="0.558212623917609" calcext:value-type="float">
            <text:p>0.5582126239</text:p>
          </table:table-cell>
        </table:table-row>
        <table:table-row table:style-name="ro1">
          <table:table-cell office:value-type="float" office:value="0.559667380865424" calcext:value-type="float">
            <text:p>0.5596673809</text:p>
          </table:table-cell>
        </table:table-row>
        <table:table-row table:style-name="ro1">
          <table:table-cell office:value-type="float" office:value="0.561079260346647" calcext:value-type="float">
            <text:p>0.5610792603</text:p>
          </table:table-cell>
        </table:table-row>
        <table:table-row table:style-name="ro1">
          <table:table-cell office:value-type="float" office:value="0.562428749130121" calcext:value-type="float">
            <text:p>0.5624287491</text:p>
          </table:table-cell>
        </table:table-row>
        <table:table-row table:style-name="ro1">
          <table:table-cell office:value-type="float" office:value="0.563697619419984" calcext:value-type="float">
            <text:p>0.5636976194</text:p>
          </table:table-cell>
        </table:table-row>
        <table:table-row table:style-name="ro1">
          <table:table-cell office:value-type="float" office:value="0.564868901696272" calcext:value-type="float">
            <text:p>0.5648689017</text:p>
          </table:table-cell>
        </table:table-row>
        <table:table-row table:style-name="ro1">
          <table:table-cell office:value-type="float" office:value="0.565926857548957" calcext:value-type="float">
            <text:p>0.5659268575</text:p>
          </table:table-cell>
        </table:table-row>
        <table:table-row table:style-name="ro1">
          <table:table-cell office:value-type="float" office:value="0.566856952505381" calcext:value-type="float">
            <text:p>0.5668569525</text:p>
          </table:table-cell>
        </table:table-row>
        <table:table-row table:style-name="ro1">
          <table:table-cell office:value-type="float" office:value="0.567645828851125" calcext:value-type="float">
            <text:p>0.5676458289</text:p>
          </table:table-cell>
        </table:table-row>
        <table:table-row table:style-name="ro1">
          <table:table-cell office:value-type="float" office:value="0.568281278444283" calcext:value-type="float">
            <text:p>0.5682812784</text:p>
          </table:table-cell>
        </table:table-row>
        <table:table-row table:style-name="ro1">
          <table:table-cell office:value-type="float" office:value="0.56875221552316" calcext:value-type="float">
            <text:p>0.5687522155</text:p>
          </table:table-cell>
        </table:table-row>
        <table:table-row table:style-name="ro1">
          <table:table-cell office:value-type="float" office:value="0.56904864950738" calcext:value-type="float">
            <text:p>0.5690486495</text:p>
          </table:table-cell>
        </table:table-row>
        <table:table-row table:style-name="ro1">
          <table:table-cell office:value-type="float" office:value="0.569161657792418" calcext:value-type="float">
            <text:p>0.5691616578</text:p>
          </table:table-cell>
        </table:table-row>
        <table:table-row table:style-name="ro1">
          <table:table-cell office:value-type="float" office:value="0.56908335853754" calcext:value-type="float">
            <text:p>0.5690833585</text:p>
          </table:table-cell>
        </table:table-row>
        <table:table-row table:style-name="ro1">
          <table:table-cell office:value-type="float" office:value="0.568806883447173" calcext:value-type="float">
            <text:p>0.5688068834</text:p>
          </table:table-cell>
        </table:table-row>
        <table:table-row table:style-name="ro1">
          <table:table-cell office:value-type="float" office:value="0.568326350545678" calcext:value-type="float">
            <text:p>0.5683263505</text:p>
          </table:table-cell>
        </table:table-row>
        <table:table-row table:style-name="ro1">
          <table:table-cell office:value-type="float" office:value="0.567636836945547" calcext:value-type="float">
            <text:p>0.5676368369</text:p>
          </table:table-cell>
        </table:table-row>
        <table:table-row table:style-name="ro1">
          <table:table-cell office:value-type="float" office:value="0.566734351609015" calcext:value-type="float">
            <text:p>0.5667343516</text:p>
          </table:table-cell>
        </table:table-row>
        <table:table-row table:style-name="ro1">
          <table:table-cell office:value-type="float" office:value="0.565615808103092" calcext:value-type="float">
            <text:p>0.5656158081</text:p>
          </table:table-cell>
        </table:table-row>
        <table:table-row table:style-name="ro1">
          <table:table-cell office:value-type="float" office:value="0.564278997348007" calcext:value-type="float">
            <text:p>0.5642789973</text:p>
          </table:table-cell>
        </table:table-row>
        <table:table-row table:style-name="ro1">
          <table:table-cell office:value-type="float" office:value="0.56272256035907" calcext:value-type="float">
            <text:p>0.5627225604</text:p>
          </table:table-cell>
        </table:table-row>
        <table:table-row table:style-name="ro1">
          <table:table-cell office:value-type="float" office:value="0.560945960981954" calcext:value-type="float">
            <text:p>0.560945961</text:p>
          </table:table-cell>
        </table:table-row>
        <table:table-row table:style-name="ro1">
          <table:table-cell office:value-type="float" office:value="0.558949458621389" calcext:value-type="float">
            <text:p>0.5589494586</text:p>
          </table:table-cell>
        </table:table-row>
        <table:table-row table:style-name="ro1">
          <table:table-cell office:value-type="float" office:value="0.556734080963279" calcext:value-type="float">
            <text:p>0.556734081</text:p>
          </table:table-cell>
        </table:table-row>
        <table:table-row table:style-name="ro1">
          <table:table-cell office:value-type="float" office:value="0.554301596690228" calcext:value-type="float">
            <text:p>0.5543015967</text:p>
          </table:table-cell>
        </table:table-row>
        <table:table-row table:style-name="ro1">
          <table:table-cell office:value-type="float" office:value="0.551654488190491" calcext:value-type="float">
            <text:p>0.5516544882</text:p>
          </table:table-cell>
        </table:table-row>
        <table:table-row table:style-name="ro1">
          <table:table-cell office:value-type="float" office:value="0.548795924260332" calcext:value-type="float">
            <text:p>0.5487959243</text:p>
          </table:table-cell>
        </table:table-row>
        <table:table-row table:style-name="ro1">
          <table:table-cell office:value-type="float" office:value="0.545729732799813" calcext:value-type="float">
            <text:p>0.5457297328</text:p>
          </table:table-cell>
        </table:table-row>
        <table:table-row table:style-name="ro1">
          <table:table-cell office:value-type="float" office:value="0.542460373501983" calcext:value-type="float">
            <text:p>0.5424603735</text:p>
          </table:table-cell>
        </table:table-row>
        <table:table-row table:style-name="ro1">
          <table:table-cell office:value-type="float" office:value="0.538992910535497" calcext:value-type="float">
            <text:p>0.5389929105</text:p>
          </table:table-cell>
        </table:table-row>
        <table:table-row table:style-name="ro1">
          <table:table-cell office:value-type="float" office:value="0.535332985220646" calcext:value-type="float">
            <text:p>0.5353329852</text:p>
          </table:table-cell>
        </table:table-row>
        <table:table-row table:style-name="ro1">
          <table:table-cell office:value-type="float" office:value="0.531486788698804" calcext:value-type="float">
            <text:p>0.5314867887</text:p>
          </table:table-cell>
        </table:table-row>
        <table:table-row table:style-name="ro1">
          <table:table-cell office:value-type="float" office:value="0.527461034595293" calcext:value-type="float">
            <text:p>0.5274610346</text:p>
          </table:table-cell>
        </table:table-row>
        <table:table-row table:style-name="ro1">
          <table:table-cell office:value-type="float" office:value="0.523262931675665" calcext:value-type="float">
            <text:p>0.5232629317</text:p>
          </table:table-cell>
        </table:table-row>
        <table:table-row table:style-name="ro1">
          <table:table-cell office:value-type="float" office:value="0.518900156495399" calcext:value-type="float">
            <text:p>0.5189001565</text:p>
          </table:table-cell>
        </table:table-row>
        <table:table-row table:style-name="ro1">
          <table:table-cell office:value-type="float" office:value="0.514380826043017" calcext:value-type="float">
            <text:p>0.514380826</text:p>
          </table:table-cell>
        </table:table-row>
        <table:table-row table:style-name="ro1">
          <table:table-cell office:value-type="float" office:value="0.509713470376616" calcext:value-type="float">
            <text:p>0.5097134704</text:p>
          </table:table-cell>
        </table:table-row>
        <table:table-row table:style-name="ro1">
          <table:table-cell office:value-type="float" office:value="0.504907005253816" calcext:value-type="float">
            <text:p>0.5049070053</text:p>
          </table:table-cell>
        </table:table-row>
        <table:table-row table:style-name="ro1">
          <table:table-cell office:value-type="float" office:value="0.499970704755125" calcext:value-type="float">
            <text:p>0.4999707048</text:p>
          </table:table-cell>
        </table:table-row>
        <table:table-row table:style-name="ro1">
          <table:table-cell office:value-type="float" office:value="0.494914173900721" calcext:value-type="float">
            <text:p>0.4949141739</text:p>
          </table:table-cell>
        </table:table-row>
        <table:table-row table:style-name="ro1">
          <table:table-cell office:value-type="float" office:value="0.489747321260653" calcext:value-type="float">
            <text:p>0.4897473213</text:p>
          </table:table-cell>
        </table:table-row>
        <table:table-row table:style-name="ro1">
          <table:table-cell office:value-type="float" office:value="0.484480331558455" calcext:value-type="float">
            <text:p>0.4844803316</text:p>
          </table:table-cell>
        </table:table-row>
        <table:table-row table:style-name="ro1">
          <table:table-cell office:value-type="float" office:value="0.479123638268181" calcext:value-type="float">
            <text:p>0.4791236383</text:p>
          </table:table-cell>
        </table:table-row>
        <table:table-row table:style-name="ro1">
          <table:table-cell office:value-type="float" office:value="0.473687896204849" calcext:value-type="float">
            <text:p>0.4736878962</text:p>
          </table:table-cell>
        </table:table-row>
        <table:table-row table:style-name="ro1">
          <table:table-cell office:value-type="float" office:value="0.468183954108313" calcext:value-type="float">
            <text:p>0.4681839541</text:p>
          </table:table-cell>
        </table:table-row>
        <table:table-row table:style-name="ro1">
          <table:table-cell office:value-type="float" office:value="0.462622827220545" calcext:value-type="float">
            <text:p>0.4626228272</text:p>
          </table:table-cell>
        </table:table-row>
        <table:table-row table:style-name="ro1">
          <table:table-cell office:value-type="float" office:value="0.457015669856332" calcext:value-type="float">
            <text:p>0.4570156699</text:p>
          </table:table-cell>
        </table:table-row>
        <table:table-row table:style-name="ro1">
          <table:table-cell office:value-type="float" office:value="0.451373747967395" calcext:value-type="float">
            <text:p>0.451373748</text:p>
          </table:table-cell>
        </table:table-row>
        <table:table-row table:style-name="ro1">
          <table:table-cell office:value-type="float" office:value="0.445708411699923" calcext:value-type="float">
            <text:p>0.4457084117</text:p>
          </table:table-cell>
        </table:table-row>
        <table:table-row table:style-name="ro1">
          <table:table-cell office:value-type="float" office:value="0.440031067945519" calcext:value-type="float">
            <text:p>0.4400310679</text:p>
          </table:table-cell>
        </table:table-row>
        <table:table-row table:style-name="ro1">
          <table:table-cell office:value-type="float" office:value="0.434353152885574" calcext:value-type="float">
            <text:p>0.4343531529</text:p>
          </table:table-cell>
        </table:table-row>
        <table:table-row table:style-name="ro1">
          <table:table-cell office:value-type="float" office:value="0.428686104529045" calcext:value-type="float">
            <text:p>0.4286861045</text:p>
          </table:table-cell>
        </table:table-row>
        <table:table-row table:style-name="ro1">
          <table:table-cell office:value-type="float" office:value="0.423041335243659" calcext:value-type="float">
            <text:p>0.4230413352</text:p>
          </table:table-cell>
        </table:table-row>
        <table:table-row table:style-name="ro1">
          <table:table-cell office:value-type="float" office:value="0.417430204280527" calcext:value-type="float">
            <text:p>0.4174302043</text:p>
          </table:table-cell>
        </table:table-row>
        <table:table-row table:style-name="ro1">
          <table:table-cell office:value-type="float" office:value="0.411863990292184" calcext:value-type="float">
            <text:p>0.4118639903</text:p>
          </table:table-cell>
        </table:table-row>
        <table:table-row table:style-name="ro1">
          <table:table-cell office:value-type="float" office:value="0.406353863844034" calcext:value-type="float">
            <text:p>0.4063538638</text:p>
          </table:table-cell>
        </table:table-row>
        <table:table-row table:style-name="ro1">
          <table:table-cell office:value-type="float" office:value="0.40091085991922" calcext:value-type="float">
            <text:p>0.4009108599</text:p>
          </table:table-cell>
        </table:table-row>
        <table:table-row table:style-name="ro1">
          <table:table-cell office:value-type="float" office:value="0.395545850416913" calcext:value-type="float">
            <text:p>0.3955458504</text:p>
          </table:table-cell>
        </table:table-row>
        <table:table-row table:style-name="ro1">
          <table:table-cell office:value-type="float" office:value="0.390269516644007" calcext:value-type="float">
            <text:p>0.3902695166</text:p>
          </table:table-cell>
        </table:table-row>
        <table:table-row table:style-name="ro1">
          <table:table-cell office:value-type="float" office:value="0.385092321800239" calcext:value-type="float">
            <text:p>0.3850923218</text:p>
          </table:table-cell>
        </table:table-row>
        <table:table-row table:style-name="ro1">
          <table:table-cell office:value-type="float" office:value="0.380024483456728" calcext:value-type="float">
            <text:p>0.3800244835</text:p>
          </table:table-cell>
        </table:table-row>
        <table:table-row table:style-name="ro1">
          <table:table-cell office:value-type="float" office:value="0.375075946027924" calcext:value-type="float">
            <text:p>0.375075946</text:p>
          </table:table-cell>
        </table:table-row>
        <table:table-row table:style-name="ro1">
          <table:table-cell office:value-type="float" office:value="0.370256353236974" calcext:value-type="float">
            <text:p>0.3702563532</text:p>
          </table:table-cell>
        </table:table-row>
        <table:table-row table:style-name="ro1">
          <table:table-cell office:value-type="float" office:value="0.365575020574513" calcext:value-type="float">
            <text:p>0.3655750206</text:p>
          </table:table-cell>
        </table:table-row>
        <table:table-row table:style-name="ro1">
          <table:table-cell office:value-type="float" office:value="0.361040907750863" calcext:value-type="float">
            <text:p>0.3610409078</text:p>
          </table:table-cell>
        </table:table-row>
        <table:table-row table:style-name="ro1">
          <table:table-cell office:value-type="float" office:value="0.356662591141653" calcext:value-type="float">
            <text:p>0.3566625911</text:p>
          </table:table-cell>
        </table:table-row>
        <table:table-row table:style-name="ro1">
          <table:table-cell office:value-type="float" office:value="0.352448236226855" calcext:value-type="float">
            <text:p>0.3524482362</text:p>
          </table:table-cell>
        </table:table-row>
        <table:table-row table:style-name="ro1">
          <table:table-cell office:value-type="float" office:value="0.348405570023236" calcext:value-type="float">
            <text:p>0.34840557</text:p>
          </table:table-cell>
        </table:table-row>
        <table:table-row table:style-name="ro1">
          <table:table-cell office:value-type="float" office:value="0.344541853510229" calcext:value-type="float">
            <text:p>0.3445418535</text:p>
          </table:table-cell>
        </table:table-row>
        <table:table-row table:style-name="ro1">
          <table:table-cell office:value-type="float" office:value="0.340863854049217" calcext:value-type="float">
            <text:p>0.340863854</text:p>
          </table:table-cell>
        </table:table-row>
        <table:table-row table:style-name="ro1">
          <table:table-cell office:value-type="float" office:value="0.33737781779624" calcext:value-type="float">
            <text:p>0.3373778178</text:p>
          </table:table-cell>
        </table:table-row>
        <table:table-row table:style-name="ro1">
          <table:table-cell office:value-type="float" office:value="0.334089442108111" calcext:value-type="float">
            <text:p>0.3340894421</text:p>
          </table:table-cell>
        </table:table-row>
        <table:table-row table:style-name="ro1">
          <table:table-cell office:value-type="float" office:value="0.331003847941955" calcext:value-type="float">
            <text:p>0.3310038479</text:p>
          </table:table-cell>
        </table:table-row>
        <table:table-row table:style-name="ro1">
          <table:table-cell office:value-type="float" office:value="0.328125552248162" calcext:value-type="float">
            <text:p>0.3281255522</text:p>
          </table:table-cell>
        </table:table-row>
        <table:table-row table:style-name="ro1">
          <table:table-cell office:value-type="float" office:value="0.325458440356756" calcext:value-type="float">
            <text:p>0.3254584404</text:p>
          </table:table-cell>
        </table:table-row>
        <table:table-row table:style-name="ro1">
          <table:table-cell office:value-type="float" office:value="0.323005738357187" calcext:value-type="float">
            <text:p>0.3230057384</text:p>
          </table:table-cell>
        </table:table-row>
        <table:table-row table:style-name="ro1">
          <table:table-cell office:value-type="float" office:value="0.320769985471529" calcext:value-type="float">
            <text:p>0.3207699855</text:p>
          </table:table-cell>
        </table:table-row>
        <table:table-row table:style-name="ro1">
          <table:table-cell office:value-type="float" office:value="0.318753006421104" calcext:value-type="float">
            <text:p>0.3187530064</text:p>
          </table:table-cell>
        </table:table-row>
        <table:table-row table:style-name="ro1">
          <table:table-cell office:value-type="float" office:value="0.316955883786518" calcext:value-type="float">
            <text:p>0.3169558838</text:p>
          </table:table-cell>
        </table:table-row>
        <table:table-row table:style-name="ro1">
          <table:table-cell office:value-type="float" office:value="0.315378930361119" calcext:value-type="float">
            <text:p>0.3153789304</text:p>
          </table:table-cell>
        </table:table-row>
        <table:table-row table:style-name="ro1">
          <table:table-cell office:value-type="float" office:value="0.314021661497864" calcext:value-type="float">
            <text:p>0.3140216615</text:p>
          </table:table-cell>
        </table:table-row>
        <table:table-row table:style-name="ro1">
          <table:table-cell office:value-type="float" office:value="0.312882767449607" calcext:value-type="float">
            <text:p>0.3128827674</text:p>
          </table:table-cell>
        </table:table-row>
        <table:table-row table:style-name="ro1">
          <table:table-cell office:value-type="float" office:value="0.311960085702809" calcext:value-type="float">
            <text:p>0.3119600857</text:p>
          </table:table-cell>
        </table:table-row>
        <table:table-row table:style-name="ro1">
          <table:table-cell office:value-type="float" office:value="0.311250573304654" calcext:value-type="float">
            <text:p>0.3112505733</text:p>
          </table:table-cell>
        </table:table-row>
        <table:table-row table:style-name="ro1">
          <table:table-cell office:value-type="float" office:value="0.31075027918359" calcext:value-type="float">
            <text:p>0.3107502792</text:p>
          </table:table-cell>
        </table:table-row>
        <table:table-row table:style-name="ro1">
          <table:table-cell office:value-type="float" office:value="0.310454316463284" calcext:value-type="float">
            <text:p>0.3104543165</text:p>
          </table:table-cell>
        </table:table-row>
        <table:table-row table:style-name="ro1">
          <table:table-cell office:value-type="float" office:value="0.310356834769994" calcext:value-type="float">
            <text:p>0.3103568348</text:p>
          </table:table-cell>
        </table:table-row>
        <table:table-row table:style-name="ro1">
          <table:table-cell office:value-type="float" office:value="0.310450992533356" calcext:value-type="float">
            <text:p>0.3104509925</text:p>
          </table:table-cell>
        </table:table-row>
        <table:table-row table:style-name="ro1">
          <table:table-cell office:value-type="float" office:value="0.310728929280594" calcext:value-type="float">
            <text:p>0.3107289293</text:p>
          </table:table-cell>
        </table:table-row>
        <table:table-row table:style-name="ro1">
          <table:table-cell office:value-type="float" office:value="0.311181737924138" calcext:value-type="float">
            <text:p>0.3111817379</text:p>
          </table:table-cell>
        </table:table-row>
        <table:table-row table:style-name="ro1">
          <table:table-cell office:value-type="float" office:value="0.311799437042667" calcext:value-type="float">
            <text:p>0.311799437</text:p>
          </table:table-cell>
        </table:table-row>
        <table:table-row table:style-name="ro1">
          <table:table-cell office:value-type="float" office:value="0.312570943155561" calcext:value-type="float">
            <text:p>0.3125709432</text:p>
          </table:table-cell>
        </table:table-row>
        <table:table-row table:style-name="ro1">
          <table:table-cell office:value-type="float" office:value="0.313484042990776" calcext:value-type="float">
            <text:p>0.313484043</text:p>
          </table:table-cell>
        </table:table-row>
        <table:table-row table:style-name="ro1">
          <table:table-cell office:value-type="float" office:value="0.314525365746136" calcext:value-type="float">
            <text:p>0.3145253657</text:p>
          </table:table-cell>
        </table:table-row>
        <table:table-row table:style-name="ro1">
          <table:table-cell office:value-type="float" office:value="0.315680355344036" calcext:value-type="float">
            <text:p>0.3156803553</text:p>
          </table:table-cell>
        </table:table-row>
        <table:table-row table:style-name="ro1">
          <table:table-cell office:value-type="float" office:value="0.316933242679564" calcext:value-type="float">
            <text:p>0.3169332427</text:p>
          </table:table-cell>
        </table:table-row>
        <table:table-row table:style-name="ro1">
          <table:table-cell office:value-type="float" office:value="0.318267017862049" calcext:value-type="float">
            <text:p>0.3182670179</text:p>
          </table:table-cell>
        </table:table-row>
        <table:table-row table:style-name="ro1">
          <table:table-cell office:value-type="float" office:value="0.319663402450008" calcext:value-type="float">
            <text:p>0.3196634025</text:p>
          </table:table-cell>
        </table:table-row>
        <table:table-row table:style-name="ro1">
          <table:table-cell office:value-type="float" office:value="0.321102821679525" calcext:value-type="float">
            <text:p>0.3211028217</text:p>
          </table:table-cell>
        </table:table-row>
        <table:table-row table:style-name="ro1">
          <table:table-cell office:value-type="float" office:value="0.322564376686043" calcext:value-type="float">
            <text:p>0.3225643767</text:p>
          </table:table-cell>
        </table:table-row>
        <table:table-row table:style-name="ro1">
          <table:table-cell office:value-type="float" office:value="0.55681899190968" calcext:value-type="float">
            <text:p>0.5568189919</text:p>
          </table:table-cell>
        </table:table-row>
        <table:table-row table:style-name="ro1">
          <table:table-cell office:value-type="float" office:value="0.558386821271491" calcext:value-type="float">
            <text:p>0.5583868213</text:p>
          </table:table-cell>
        </table:table-row>
        <table:table-row table:style-name="ro1">
          <table:table-cell office:value-type="float" office:value="0.559911399215086" calcext:value-type="float">
            <text:p>0.5599113992</text:p>
          </table:table-cell>
        </table:table-row>
        <table:table-row table:style-name="ro1">
          <table:table-cell office:value-type="float" office:value="0.561373022627179" calcext:value-type="float">
            <text:p>0.5613730226</text:p>
          </table:table-cell>
        </table:table-row>
        <table:table-row table:style-name="ro1">
          <table:table-cell office:value-type="float" office:value="0.562753272871593" calcext:value-type="float">
            <text:p>0.5627532729</text:p>
          </table:table-cell>
        </table:table-row>
        <table:table-row table:style-name="ro1">
          <table:table-cell office:value-type="float" office:value="0.564034989403297" calcext:value-type="float">
            <text:p>0.5640349894</text:p>
          </table:table-cell>
        </table:table-row>
        <table:table-row table:style-name="ro1">
          <table:table-cell office:value-type="float" office:value="0.565202243349832" calcext:value-type="float">
            <text:p>0.5652022433</text:p>
          </table:table-cell>
        </table:table-row>
        <table:table-row table:style-name="ro1">
          <table:table-cell office:value-type="float" office:value="0.566240311060082" calcext:value-type="float">
            <text:p>0.5662403111</text:p>
          </table:table-cell>
        </table:table-row>
        <table:table-row table:style-name="ro1">
          <table:table-cell office:value-type="float" office:value="0.567135647620424" calcext:value-type="float">
            <text:p>0.5671356476</text:p>
          </table:table-cell>
        </table:table-row>
        <table:table-row table:style-name="ro1">
          <table:table-cell office:value-type="float" office:value="0.567875860338239" calcext:value-type="float">
            <text:p>0.5678758603</text:p>
          </table:table-cell>
        </table:table-row>
        <table:table-row table:style-name="ro1">
          <table:table-cell office:value-type="float" office:value="0.568449682192789" calcext:value-type="float">
            <text:p>0.5684496822</text:p>
          </table:table-cell>
        </table:table-row>
        <table:table-row table:style-name="ro1">
          <table:table-cell office:value-type="float" office:value="0.568846945253459" calcext:value-type="float">
            <text:p>0.5688469453</text:p>
          </table:table-cell>
        </table:table-row>
        <table:table-row table:style-name="ro1">
          <table:table-cell office:value-type="float" office:value="0.569058554065367" calcext:value-type="float">
            <text:p>0.5690585541</text:p>
          </table:table-cell>
        </table:table-row>
        <table:table-row table:style-name="ro1">
          <table:table-cell office:value-type="float" office:value="0.569076459002334" calcext:value-type="float">
            <text:p>0.569076459</text:p>
          </table:table-cell>
        </table:table-row>
        <table:table-row table:style-name="ro1">
          <table:table-cell office:value-type="float" office:value="0.568893629587229" calcext:value-type="float">
            <text:p>0.5688936296</text:p>
          </table:table-cell>
        </table:table-row>
        <table:table-row table:style-name="ro1">
          <table:table-cell office:value-type="float" office:value="0.56850402777967" calcext:value-type="float">
            <text:p>0.5685040278</text:p>
          </table:table-cell>
        </table:table-row>
        <table:table-row table:style-name="ro1">
          <table:table-cell office:value-type="float" office:value="0.567902581231097" calcext:value-type="float">
            <text:p>0.5679025812</text:p>
          </table:table-cell>
        </table:table-row>
        <table:table-row table:style-name="ro1">
          <table:table-cell office:value-type="float" office:value="0.567085156507208" calcext:value-type="float">
            <text:p>0.5670851565</text:p>
          </table:table-cell>
        </table:table-row>
        <table:table-row table:style-name="ro1">
          <table:table-cell office:value-type="float" office:value="0.566048532277763" calcext:value-type="float">
            <text:p>0.5660485323</text:p>
          </table:table-cell>
        </table:table-row>
        <table:table-row table:style-name="ro1">
          <table:table-cell office:value-type="float" office:value="0.564790372473746" calcext:value-type="float">
            <text:p>0.5647903725</text:p>
          </table:table-cell>
        </table:table-row>
        <table:table-row table:style-name="ro1">
          <table:table-cell office:value-type="float" office:value="0.563309199411906" calcext:value-type="float">
            <text:p>0.5633091994</text:p>
          </table:table-cell>
        </table:table-row>
        <table:table-row table:style-name="ro1">
          <table:table-cell office:value-type="float" office:value="0.561604366886651" calcext:value-type="float">
            <text:p>0.5616043669</text:p>
          </table:table-cell>
        </table:table-row>
        <table:table-row table:style-name="ro1">
          <table:table-cell office:value-type="float" office:value="0.559676033229316" calcext:value-type="float">
            <text:p>0.5596760332</text:p>
          </table:table-cell>
        </table:table-row>
        <table:table-row table:style-name="ro1">
          <table:table-cell office:value-type="float" office:value="0.557525134334791" calcext:value-type="float">
            <text:p>0.5575251343</text:p>
          </table:table-cell>
        </table:table-row>
        <table:table-row table:style-name="ro1">
          <table:table-cell office:value-type="float" office:value="0.555153356655517" calcext:value-type="float">
            <text:p>0.5551533567</text:p>
          </table:table-cell>
        </table:table-row>
        <table:table-row table:style-name="ro1">
          <table:table-cell office:value-type="float" office:value="0.55256311016285" calcext:value-type="float">
            <text:p>0.5525631102</text:p>
          </table:table-cell>
        </table:table-row>
        <table:table-row table:style-name="ro1">
          <table:table-cell office:value-type="float" office:value="0.549757501275787" calcext:value-type="float">
            <text:p>0.5497575013</text:p>
          </table:table-cell>
        </table:table-row>
        <table:table-row table:style-name="ro1">
          <table:table-cell office:value-type="float" office:value="0.546740305757058" calcext:value-type="float">
            <text:p>0.5467403058</text:p>
          </table:table-cell>
        </table:table-row>
        <table:table-row table:style-name="ro1">
          <table:table-cell office:value-type="float" office:value="0.543515941576587" calcext:value-type="float">
            <text:p>0.5435159416</text:p>
          </table:table-cell>
        </table:table-row>
        <table:table-row table:style-name="ro1">
          <table:table-cell office:value-type="float" office:value="0.540089441742313" calcext:value-type="float">
            <text:p>0.5400894417</text:p>
          </table:table-cell>
        </table:table-row>
        <table:table-row table:style-name="ro1">
          <table:table-cell office:value-type="float" office:value="0.536466427098385" calcext:value-type="float">
            <text:p>0.5364664271</text:p>
          </table:table-cell>
        </table:table-row>
        <table:table-row table:style-name="ro1">
          <table:table-cell office:value-type="float" office:value="0.532653079090711" calcext:value-type="float">
            <text:p>0.5326530791</text:p>
          </table:table-cell>
        </table:table-row>
        <table:table-row table:style-name="ro1">
          <table:table-cell office:value-type="float" office:value="0.528656112499885" calcext:value-type="float">
            <text:p>0.5286561125</text:p>
          </table:table-cell>
        </table:table-row>
        <table:table-row table:style-name="ro1">
          <table:table-cell office:value-type="float" office:value="0.524482748141471" calcext:value-type="float">
            <text:p>0.5244827481</text:p>
          </table:table-cell>
        </table:table-row>
        <table:table-row table:style-name="ro1">
          <table:table-cell office:value-type="float" office:value="0.520140685533655" calcext:value-type="float">
            <text:p>0.5201406855</text:p>
          </table:table-cell>
        </table:table-row>
        <table:table-row table:style-name="ro1">
          <table:table-cell office:value-type="float" office:value="0.515638075532266" calcext:value-type="float">
            <text:p>0.5156380755</text:p>
          </table:table-cell>
        </table:table-row>
        <table:table-row table:style-name="ro1">
          <table:table-cell office:value-type="float" office:value="0.510983492933157" calcext:value-type="float">
            <text:p>0.5109834929</text:p>
          </table:table-cell>
        </table:table-row>
        <table:table-row table:style-name="ro1">
          <table:table-cell office:value-type="float" office:value="0.506185909041956" calcext:value-type="float">
            <text:p>0.506185909</text:p>
          </table:table-cell>
        </table:table-row>
        <table:table-row table:style-name="ro1">
          <table:table-cell office:value-type="float" office:value="0.50125466421118" calcext:value-type="float">
            <text:p>0.5012546642</text:p>
          </table:table-cell>
        </table:table-row>
        <table:table-row table:style-name="ro1">
          <table:table-cell office:value-type="float" office:value="0.496199440344717" calcext:value-type="float">
            <text:p>0.4961994403</text:p>
          </table:table-cell>
        </table:table-row>
        <table:table-row table:style-name="ro1">
          <table:table-cell office:value-type="float" office:value="0.49103023336967" calcext:value-type="float">
            <text:p>0.4910302334</text:p>
          </table:table-cell>
        </table:table-row>
        <table:table-row table:style-name="ro1">
          <table:table-cell office:value-type="float" office:value="0.485757325675575" calcext:value-type="float">
            <text:p>0.4857573257</text:p>
          </table:table-cell>
        </table:table-row>
        <table:table-row table:style-name="ro1">
          <table:table-cell office:value-type="float" office:value="0.480391258520969" calcext:value-type="float">
            <text:p>0.4803912585</text:p>
          </table:table-cell>
        </table:table-row>
        <table:table-row table:style-name="ro1">
          <table:table-cell office:value-type="float" office:value="0.474942804407342" calcext:value-type="float">
            <text:p>0.4749428044</text:p>
          </table:table-cell>
        </table:table-row>
        <table:table-row table:style-name="ro1">
          <table:table-cell office:value-type="float" office:value="0.469422939420442" calcext:value-type="float">
            <text:p>0.4694229394</text:p>
          </table:table-cell>
        </table:table-row>
        <table:table-row table:style-name="ro1">
          <table:table-cell office:value-type="float" office:value="0.463842815538951" calcext:value-type="float">
            <text:p>0.4638428155</text:p>
          </table:table-cell>
        </table:table-row>
        <table:table-row table:style-name="ro1">
          <table:table-cell office:value-type="float" office:value="0.458213732910523" calcext:value-type="float">
            <text:p>0.4582137329</text:p>
          </table:table-cell>
        </table:table-row>
        <table:table-row table:style-name="ro1">
          <table:table-cell office:value-type="float" office:value="0.452547112095193" calcext:value-type="float">
            <text:p>0.4525471121</text:p>
          </table:table-cell>
        </table:table-row>
        <table:table-row table:style-name="ro1">
          <table:table-cell office:value-type="float" office:value="0.446854466276147" calcext:value-type="float">
            <text:p>0.4468544663</text:p>
          </table:table-cell>
        </table:table-row>
        <table:table-row table:style-name="ro1">
          <table:table-cell office:value-type="float" office:value="0.441147373437858" calcext:value-type="float">
            <text:p>0.4411473734</text:p>
          </table:table-cell>
        </table:table-row>
        <table:table-row table:style-name="ro1">
          <table:table-cell office:value-type="float" office:value="0.43543744851159" calcext:value-type="float">
            <text:p>0.4354374485</text:p>
          </table:table-cell>
        </table:table-row>
        <table:table-row table:style-name="ro1">
          <table:table-cell office:value-type="float" office:value="0.429736315488269" calcext:value-type="float">
            <text:p>0.4297363155</text:p>
          </table:table-cell>
        </table:table-row>
        <table:table-row table:style-name="ro1">
          <table:table-cell office:value-type="float" office:value="0.424055579498712" calcext:value-type="float">
            <text:p>0.4240555795</text:p>
          </table:table-cell>
        </table:table-row>
        <table:table-row table:style-name="ro1">
          <table:table-cell office:value-type="float" office:value="0.41840679886123" calcext:value-type="float">
            <text:p>0.4184067989</text:p>
          </table:table-cell>
        </table:table-row>
        <table:table-row table:style-name="ro1">
          <table:table-cell office:value-type="float" office:value="0.412801457096593" calcext:value-type="float">
            <text:p>0.4128014571</text:p>
          </table:table-cell>
        </table:table-row>
        <table:table-row table:style-name="ro1">
          <table:table-cell office:value-type="float" office:value="0.407250934910363" calcext:value-type="float">
            <text:p>0.4072509349</text:p>
          </table:table-cell>
        </table:table-row>
        <table:table-row table:style-name="ro1">
          <table:table-cell office:value-type="float" office:value="0.401766482142585" calcext:value-type="float">
            <text:p>0.4017664821</text:p>
          </table:table-cell>
        </table:table-row>
        <table:table-row table:style-name="ro1">
          <table:table-cell office:value-type="float" office:value="0.396359189684856" calcext:value-type="float">
            <text:p>0.3963591897</text:p>
          </table:table-cell>
        </table:table-row>
        <table:table-row table:style-name="ro1">
          <table:table-cell office:value-type="float" office:value="0.391039961364747" calcext:value-type="float">
            <text:p>0.3910399614</text:p>
          </table:table-cell>
        </table:table-row>
        <table:table-row table:style-name="ro1">
          <table:table-cell office:value-type="float" office:value="0.385819485797603" calcext:value-type="float">
            <text:p>0.3858194858</text:p>
          </table:table-cell>
        </table:table-row>
        <table:table-row table:style-name="ro1">
          <table:table-cell office:value-type="float" office:value="0.380708208205697" calcext:value-type="float">
            <text:p>0.3807082082</text:p>
          </table:table-cell>
        </table:table-row>
        <table:table-row table:style-name="ro1">
          <table:table-cell office:value-type="float" office:value="0.375716302204756" calcext:value-type="float">
            <text:p>0.3757163022</text:p>
          </table:table-cell>
        </table:table-row>
        <table:table-row table:style-name="ro1">
          <table:table-cell office:value-type="float" office:value="0.370853641557855" calcext:value-type="float">
            <text:p>0.3708536416</text:p>
          </table:table-cell>
        </table:table-row>
        <table:table-row table:style-name="ro1">
          <table:table-cell office:value-type="float" office:value="0.366129771896668" calcext:value-type="float">
            <text:p>0.3661297719</text:p>
          </table:table-cell>
        </table:table-row>
        <table:table-row table:style-name="ro1">
          <table:table-cell office:value-type="float" office:value="0.361553882410095" calcext:value-type="float">
            <text:p>0.3615538824</text:p>
          </table:table-cell>
        </table:table-row>
        <table:table-row table:style-name="ro1">
          <table:table-cell office:value-type="float" office:value="0.357134777500243" calcext:value-type="float">
            <text:p>0.3571347775</text:p>
          </table:table-cell>
        </table:table-row>
        <table:table-row table:style-name="ro1">
          <table:table-cell office:value-type="float" office:value="0.352880848405788" calcext:value-type="float">
            <text:p>0.3528808484</text:p>
          </table:table-cell>
        </table:table-row>
        <table:table-row table:style-name="ro1">
          <table:table-cell office:value-type="float" office:value="0.348800044792687" calcext:value-type="float">
            <text:p>0.3488000448</text:p>
          </table:table-cell>
        </table:table-row>
        <table:table-row table:style-name="ro1">
          <table:table-cell office:value-type="float" office:value="0.344899846312262" calcext:value-type="float">
            <text:p>0.3448998463</text:p>
          </table:table-cell>
        </table:table-row>
        <table:table-row table:style-name="ro1">
          <table:table-cell office:value-type="float" office:value="0.341187234126657" calcext:value-type="float">
            <text:p>0.3411872341</text:p>
          </table:table-cell>
        </table:table-row>
        <table:table-row table:style-name="ro1">
          <table:table-cell office:value-type="float" office:value="0.337668662401645" calcext:value-type="float">
            <text:p>0.3376686624</text:p>
          </table:table-cell>
        </table:table-row>
        <table:table-row table:style-name="ro1">
          <table:table-cell office:value-type="float" office:value="0.334350029766817" calcext:value-type="float">
            <text:p>0.3343500298</text:p>
          </table:table-cell>
        </table:table-row>
        <table:table-row table:style-name="ro1">
          <table:table-cell office:value-type="float" office:value="0.331236650743124" calcext:value-type="float">
            <text:p>0.3312366507</text:p>
          </table:table-cell>
        </table:table-row>
        <table:table-row table:style-name="ro1">
          <table:table-cell office:value-type="float" office:value="0.328333227137791" calcext:value-type="float">
            <text:p>0.3283332271</text:p>
          </table:table-cell>
        </table:table-row>
        <table:table-row table:style-name="ro1">
          <table:table-cell office:value-type="float" office:value="0.325643819406596" calcext:value-type="float">
            <text:p>0.3256438194</text:p>
          </table:table-cell>
        </table:table-row>
        <table:table-row table:style-name="ro1">
          <table:table-cell office:value-type="float" office:value="0.323171817983515" calcext:value-type="float">
            <text:p>0.323171818</text:p>
          </table:table-cell>
        </table:table-row>
        <table:table-row table:style-name="ro1">
          <table:table-cell office:value-type="float" office:value="0.320919914577728" calcext:value-type="float">
            <text:p>0.3209199146</text:p>
          </table:table-cell>
        </table:table-row>
        <table:table-row table:style-name="ro1">
          <table:table-cell office:value-type="float" office:value="0.318890073437998" calcext:value-type="float">
            <text:p>0.3188900734</text:p>
          </table:table-cell>
        </table:table-row>
        <table:table-row table:style-name="ro1">
          <table:table-cell office:value-type="float" office:value="0.317083502584409" calcext:value-type="float">
            <text:p>0.3170835026</text:p>
          </table:table-cell>
        </table:table-row>
        <table:table-row table:style-name="ro1">
          <table:table-cell office:value-type="float" office:value="0.315500625007475" calcext:value-type="float">
            <text:p>0.315500625</text:p>
          </table:table-cell>
        </table:table-row>
        <table:table-row table:style-name="ro1">
          <table:table-cell office:value-type="float" office:value="0.314141049834612" calcext:value-type="float">
            <text:p>0.3141410498</text:p>
          </table:table-cell>
        </table:table-row>
        <table:table-row table:style-name="ro1">
          <table:table-cell office:value-type="float" office:value="0.313003543463973" calcext:value-type="float">
            <text:p>0.3130035435</text:p>
          </table:table-cell>
        </table:table-row>
        <table:table-row table:style-name="ro1">
          <table:table-cell office:value-type="float" office:value="0.312086000665654" calcext:value-type="float">
            <text:p>0.3120860007</text:p>
          </table:table-cell>
        </table:table-row>
        <table:table-row table:style-name="ro1">
          <table:table-cell office:value-type="float" office:value="0.311385415650262" calcext:value-type="float">
            <text:p>0.3113854157</text:p>
          </table:table-cell>
        </table:table-row>
        <table:table-row table:style-name="ro1">
          <table:table-cell office:value-type="float" office:value="0.310897853104852" calcext:value-type="float">
            <text:p>0.3108978531</text:p>
          </table:table-cell>
        </table:table-row>
        <table:table-row table:style-name="ro1">
          <table:table-cell office:value-type="float" office:value="0.310618419196225" calcext:value-type="float">
            <text:p>0.3106184192</text:p>
          </table:table-cell>
        </table:table-row>
        <table:table-row table:style-name="ro1">
          <table:table-cell office:value-type="float" office:value="0.310541232541594" calcext:value-type="float">
            <text:p>0.3105412325</text:p>
          </table:table-cell>
        </table:table-row>
        <table:table-row table:style-name="ro1">
          <table:table-cell office:value-type="float" office:value="0.310659395146617" calcext:value-type="float">
            <text:p>0.3106593951</text:p>
          </table:table-cell>
        </table:table-row>
        <table:table-row table:style-name="ro1">
          <table:table-cell office:value-type="float" office:value="0.310964963310793" calcext:value-type="float">
            <text:p>0.3109649633</text:p>
          </table:table-cell>
        </table:table-row>
        <table:table-row table:style-name="ro1">
          <table:table-cell office:value-type="float" office:value="0.311448918500227" calcext:value-type="float">
            <text:p>0.3114489185</text:p>
          </table:table-cell>
        </table:table-row>
        <table:table-row table:style-name="ro1">
          <table:table-cell office:value-type="float" office:value="0.312101138187759" calcext:value-type="float">
            <text:p>0.3121011382</text:p>
          </table:table-cell>
        </table:table-row>
        <table:table-row table:style-name="ro1">
          <table:table-cell office:value-type="float" office:value="0.312910366660452" calcext:value-type="float">
            <text:p>0.3129103667</text:p>
          </table:table-cell>
        </table:table-row>
        <table:table-row table:style-name="ro1">
          <table:table-cell office:value-type="float" office:value="0.31386418579446" calcext:value-type="float">
            <text:p>0.3138641858</text:p>
          </table:table-cell>
        </table:table-row>
        <table:table-row table:style-name="ro1">
          <table:table-cell office:value-type="float" office:value="0.31494898579725" calcext:value-type="float">
            <text:p>0.3149489858</text:p>
          </table:table-cell>
        </table:table-row>
        <table:table-row table:style-name="ro1">
          <table:table-cell office:value-type="float" office:value="0.316149935917194" calcext:value-type="float">
            <text:p>0.3161499359</text:p>
          </table:table-cell>
        </table:table-row>
        <table:table-row table:style-name="ro1">
          <table:table-cell office:value-type="float" office:value="0.317450955120523" calcext:value-type="float">
            <text:p>0.3174509551</text:p>
          </table:table-cell>
        </table:table-row>
        <table:table-row table:style-name="ro1">
          <table:table-cell office:value-type="float" office:value="0.318834682735654" calcext:value-type="float">
            <text:p>0.3188346827</text:p>
          </table:table-cell>
        </table:table-row>
        <table:table-row table:style-name="ro1">
          <table:table-cell office:value-type="float" office:value="0.320282449064875" calcext:value-type="float">
            <text:p>0.3202824491</text:p>
          </table:table-cell>
        </table:table-row>
        <table:table-row table:style-name="ro1">
          <table:table-cell office:value-type="float" office:value="0.3217742459634" calcext:value-type="float">
            <text:p>0.321774246</text:p>
          </table:table-cell>
        </table:table-row>
        <table:table-row table:style-name="ro1">
          <table:table-cell office:value-type="float" office:value="0.323288697385788" calcext:value-type="float">
            <text:p>0.3232886974</text:p>
          </table:table-cell>
        </table:table-row>
        <table:table-row table:style-name="ro1">
          <table:table-cell office:value-type="float" office:value="0.555338674733051" calcext:value-type="float">
            <text:p>0.5553386747</text:p>
          </table:table-cell>
        </table:table-row>
        <table:table-row table:style-name="ro1">
          <table:table-cell office:value-type="float" office:value="0.557018682919985" calcext:value-type="float">
            <text:p>0.5570186829</text:p>
          </table:table-cell>
        </table:table-row>
        <table:table-row table:style-name="ro1">
          <table:table-cell office:value-type="float" office:value="0.558655096175473" calcext:value-type="float">
            <text:p>0.5586550962</text:p>
          </table:table-cell>
        </table:table-row>
        <table:table-row table:style-name="ro1">
          <table:table-cell office:value-type="float" office:value="0.560228035511766" calcext:value-type="float">
            <text:p>0.5602280355</text:p>
          </table:table-cell>
        </table:table-row>
        <table:table-row table:style-name="ro1">
          <table:table-cell office:value-type="float" office:value="0.561718904643486" calcext:value-type="float">
            <text:p>0.5617189046</text:p>
          </table:table-cell>
        </table:table-row>
        <table:table-row table:style-name="ro1">
          <table:table-cell office:value-type="float" office:value="0.563110364386417" calcext:value-type="float">
            <text:p>0.5631103644</text:p>
          </table:table-cell>
        </table:table-row>
        <table:table-row table:style-name="ro1">
          <table:table-cell office:value-type="float" office:value="0.564386306997836" calcext:value-type="float">
            <text:p>0.564386307</text:p>
          </table:table-cell>
        </table:table-row>
        <table:table-row table:style-name="ro1">
          <table:table-cell office:value-type="float" office:value="0.565531830458357" calcext:value-type="float">
            <text:p>0.5655318305</text:p>
          </table:table-cell>
        </table:table-row>
        <table:table-row table:style-name="ro1">
          <table:table-cell office:value-type="float" office:value="0.566533212695299" calcext:value-type="float">
            <text:p>0.5665332127</text:p>
          </table:table-cell>
        </table:table-row>
        <table:table-row table:style-name="ro1">
          <table:table-cell office:value-type="float" office:value="0.56737788574759" calcext:value-type="float">
            <text:p>0.5673778857</text:p>
          </table:table-cell>
        </table:table-row>
        <table:table-row table:style-name="ro1">
          <table:table-cell office:value-type="float" office:value="0.568054409872177" calcext:value-type="float">
            <text:p>0.5680544099</text:p>
          </table:table-cell>
        </table:table-row>
        <table:table-row table:style-name="ro1">
          <table:table-cell office:value-type="float" office:value="0.568552447591977" calcext:value-type="float">
            <text:p>0.5685524476</text:p>
          </table:table-cell>
        </table:table-row>
        <table:table-row table:style-name="ro1">
          <table:table-cell office:value-type="float" office:value="0.568862737685344" calcext:value-type="float">
            <text:p>0.5688627377</text:p>
          </table:table-cell>
        </table:table-row>
        <table:table-row table:style-name="ro1">
          <table:table-cell office:value-type="float" office:value="0.568977069117058" calcext:value-type="float">
            <text:p>0.5689770691</text:p>
          </table:table-cell>
        </table:table-row>
        <table:table-row table:style-name="ro1">
          <table:table-cell office:value-type="float" office:value="0.568888254910843" calcext:value-type="float">
            <text:p>0.5688882549</text:p>
          </table:table-cell>
        </table:table-row>
        <table:table-row table:style-name="ro1">
          <table:table-cell office:value-type="float" office:value="0.568590105963411" calcext:value-type="float">
            <text:p>0.568590106</text:p>
          </table:table-cell>
        </table:table-row>
        <table:table-row table:style-name="ro1">
          <table:table-cell office:value-type="float" office:value="0.568077404800022" calcext:value-type="float">
            <text:p>0.5680774048</text:p>
          </table:table-cell>
        </table:table-row>
        <table:table-row table:style-name="ro1">
          <table:table-cell office:value-type="float" office:value="0.567345879271575" calcext:value-type="float">
            <text:p>0.5673458793</text:p>
          </table:table-cell>
        </table:table-row>
        <table:table-row table:style-name="ro1">
          <table:table-cell office:value-type="float" office:value="0.566392176193221" calcext:value-type="float">
            <text:p>0.5663921762</text:p>
          </table:table-cell>
        </table:table-row>
        <table:table-row table:style-name="ro1">
          <table:table-cell office:value-type="float" office:value="0.565213834924501" calcext:value-type="float">
            <text:p>0.5652138349</text:p>
          </table:table-cell>
        </table:table-row>
        <table:table-row table:style-name="ro1">
          <table:table-cell office:value-type="float" office:value="0.563809260891007" calcext:value-type="float">
            <text:p>0.5638092609</text:p>
          </table:table-cell>
        </table:table-row>
        <table:table-row table:style-name="ro1">
          <table:table-cell office:value-type="float" office:value="0.562177699047565" calcext:value-type="float">
            <text:p>0.562177699</text:p>
          </table:table-cell>
        </table:table-row>
        <table:table-row table:style-name="ro1">
          <table:table-cell office:value-type="float" office:value="0.56031920728295" calcext:value-type="float">
            <text:p>0.5603192073</text:p>
          </table:table-cell>
        </table:table-row>
        <table:table-row table:style-name="ro1">
          <table:table-cell office:value-type="float" office:value="0.558234629766116" calcext:value-type="float">
            <text:p>0.5582346298</text:p>
          </table:table-cell>
        </table:table-row>
        <table:table-row table:style-name="ro1">
          <table:table-cell office:value-type="float" office:value="0.555925570233953" calcext:value-type="float">
            <text:p>0.5559255702</text:p>
          </table:table-cell>
        </table:table-row>
        <table:table-row table:style-name="ro1">
          <table:table-cell office:value-type="float" office:value="0.553394365220575" calcext:value-type="float">
            <text:p>0.5533943652</text:p>
          </table:table-cell>
        </table:table-row>
        <table:table-row table:style-name="ro1">
          <table:table-cell office:value-type="float" office:value="0.55064405722812" calcext:value-type="float">
            <text:p>0.5506440572</text:p>
          </table:table-cell>
        </table:table-row>
        <table:table-row table:style-name="ro1">
          <table:table-cell office:value-type="float" office:value="0.547678367839086" calcext:value-type="float">
            <text:p>0.5476783678</text:p>
          </table:table-cell>
        </table:table-row>
        <table:table-row table:style-name="ro1">
          <table:table-cell office:value-type="float" office:value="0.54450167077018" calcext:value-type="float">
            <text:p>0.5445016708</text:p>
          </table:table-cell>
        </table:table-row>
        <table:table-row table:style-name="ro1">
          <table:table-cell office:value-type="float" office:value="0.541118964867702" calcext:value-type="float">
            <text:p>0.5411189649</text:p>
          </table:table-cell>
        </table:table-row>
        <table:table-row table:style-name="ro1">
          <table:table-cell office:value-type="float" office:value="0.537535847044447" calcext:value-type="float">
            <text:p>0.537535847</text:p>
          </table:table-cell>
        </table:table-row>
        <table:table-row table:style-name="ro1">
          <table:table-cell office:value-type="float" office:value="0.533758485158131" calcext:value-type="float">
            <text:p>0.5337584852</text:p>
          </table:table-cell>
        </table:table-row>
        <table:table-row table:style-name="ro1">
          <table:table-cell office:value-type="float" office:value="0.52979359083134" calcext:value-type="float">
            <text:p>0.5297935908</text:p>
          </table:table-cell>
        </table:table-row>
        <table:table-row table:style-name="ro1">
          <table:table-cell office:value-type="float" office:value="0.525648392213014" calcext:value-type="float">
            <text:p>0.5256483922</text:p>
          </table:table-cell>
        </table:table-row>
        <table:table-row table:style-name="ro1">
          <table:table-cell office:value-type="float" office:value="0.521330606681435" calcext:value-type="float">
            <text:p>0.5213306067</text:p>
          </table:table-cell>
        </table:table-row>
        <table:table-row table:style-name="ro1">
          <table:table-cell office:value-type="float" office:value="0.516848413488763" calcext:value-type="float">
            <text:p>0.5168484135</text:p>
          </table:table-cell>
        </table:table-row>
        <table:table-row table:style-name="ro1">
          <table:table-cell office:value-type="float" office:value="0.512210426347074" calcext:value-type="float">
            <text:p>0.5122104263</text:p>
          </table:table-cell>
        </table:table-row>
        <table:table-row table:style-name="ro1">
          <table:table-cell office:value-type="float" office:value="0.507425665955939" calcext:value-type="float">
            <text:p>0.507425666</text:p>
          </table:table-cell>
        </table:table-row>
        <table:table-row table:style-name="ro1">
          <table:table-cell office:value-type="float" office:value="0.502503532471516" calcext:value-type="float">
            <text:p>0.5025035325</text:p>
          </table:table-cell>
        </table:table-row>
        <table:table-row table:style-name="ro1">
          <table:table-cell office:value-type="float" office:value="0.497453777917175" calcext:value-type="float">
            <text:p>0.4974537779</text:p>
          </table:table-cell>
        </table:table-row>
        <table:table-row table:style-name="ro1">
          <table:table-cell office:value-type="float" office:value="0.492286478535637" calcext:value-type="float">
            <text:p>0.4922864785</text:p>
          </table:table-cell>
        </table:table-row>
        <table:table-row table:style-name="ro1">
          <table:table-cell office:value-type="float" office:value="0.487012007082649" calcext:value-type="float">
            <text:p>0.4870120071</text:p>
          </table:table-cell>
        </table:table-row>
        <table:table-row table:style-name="ro1">
          <table:table-cell office:value-type="float" office:value="0.481641005062173" calcext:value-type="float">
            <text:p>0.4816410051</text:p>
          </table:table-cell>
        </table:table-row>
        <table:table-row table:style-name="ro1">
          <table:table-cell office:value-type="float" office:value="0.476184354903104" calcext:value-type="float">
            <text:p>0.4761843549</text:p>
          </table:table-cell>
        </table:table-row>
        <table:table-row table:style-name="ro1">
          <table:table-cell office:value-type="float" office:value="0.470653152077514" calcext:value-type="float">
            <text:p>0.4706531521</text:p>
          </table:table-cell>
        </table:table-row>
        <table:table-row table:style-name="ro1">
          <table:table-cell office:value-type="float" office:value="0.465058677160413" calcext:value-type="float">
            <text:p>0.4650586772</text:p>
          </table:table-cell>
        </table:table-row>
        <table:table-row table:style-name="ro1">
          <table:table-cell office:value-type="float" office:value="0.459412367831043" calcext:value-type="float">
            <text:p>0.4594123678</text:p>
          </table:table-cell>
        </table:table-row>
        <table:table-row table:style-name="ro1">
          <table:table-cell office:value-type="float" office:value="0.453725790815689" calcext:value-type="float">
            <text:p>0.4537257908</text:p>
          </table:table-cell>
        </table:table-row>
        <table:table-row table:style-name="ro1">
          <table:table-cell office:value-type="float" office:value="0.448010613772018" calcext:value-type="float">
            <text:p>0.4480106138</text:p>
          </table:table-cell>
        </table:table-row>
        <table:table-row table:style-name="ro1">
          <table:table-cell office:value-type="float" office:value="0.442278577114943" calcext:value-type="float">
            <text:p>0.4422785771</text:p>
          </table:table-cell>
        </table:table-row>
        <table:table-row table:style-name="ro1">
          <table:table-cell office:value-type="float" office:value="0.436541465784006" calcext:value-type="float">
            <text:p>0.4365414658</text:p>
          </table:table-cell>
        </table:table-row>
        <table:table-row table:style-name="ro1">
          <table:table-cell office:value-type="float" office:value="0.430811080952293" calcext:value-type="float">
            <text:p>0.430811081</text:p>
          </table:table-cell>
        </table:table-row>
        <table:table-row table:style-name="ro1">
          <table:table-cell office:value-type="float" office:value="0.425099211676863" calcext:value-type="float">
            <text:p>0.4250992117</text:p>
          </table:table-cell>
        </table:table-row>
        <table:table-row table:style-name="ro1">
          <table:table-cell office:value-type="float" office:value="0.419417606490711" calcext:value-type="float">
            <text:p>0.4194176065</text:p>
          </table:table-cell>
        </table:table-row>
        <table:table-row table:style-name="ro1">
          <table:table-cell office:value-type="float" office:value="0.413777944936252" calcext:value-type="float">
            <text:p>0.4137779449</text:p>
          </table:table-cell>
        </table:table-row>
        <table:table-row table:style-name="ro1">
          <table:table-cell office:value-type="float" office:value="0.408191809040324" calcext:value-type="float">
            <text:p>0.408191809</text:p>
          </table:table-cell>
        </table:table-row>
        <table:table-row table:style-name="ro1">
          <table:table-cell office:value-type="float" office:value="0.402670654730723" calcext:value-type="float">
            <text:p>0.4026706547</text:p>
          </table:table-cell>
        </table:table-row>
        <table:table-row table:style-name="ro1">
          <table:table-cell office:value-type="float" office:value="0.397225783194257" calcext:value-type="float">
            <text:p>0.3972257832</text:p>
          </table:table-cell>
        </table:table-row>
        <table:table-row table:style-name="ro1">
          <table:table-cell office:value-type="float" office:value="0.391868312176325" calcext:value-type="float">
            <text:p>0.3918683122</text:p>
          </table:table-cell>
        </table:table-row>
        <table:table-row table:style-name="ro1">
          <table:table-cell office:value-type="float" office:value="0.386609147222024" calcext:value-type="float">
            <text:p>0.3866091472</text:p>
          </table:table-cell>
        </table:table-row>
        <table:table-row table:style-name="ro1">
          <table:table-cell office:value-type="float" office:value="0.381458952858774" calcext:value-type="float">
            <text:p>0.3814589529</text:p>
          </table:table-cell>
        </table:table-row>
        <table:table-row table:style-name="ro1">
          <table:table-cell office:value-type="float" office:value="0.37642812372047" calcext:value-type="float">
            <text:p>0.3764281237</text:p>
          </table:table-cell>
        </table:table-row>
        <table:table-row table:style-name="ro1">
          <table:table-cell office:value-type="float" office:value="0.371526755613162" calcext:value-type="float">
            <text:p>0.3715267556</text:p>
          </table:table-cell>
        </table:table-row>
        <table:table-row table:style-name="ro1">
          <table:table-cell office:value-type="float" office:value="0.36676461652225" calcext:value-type="float">
            <text:p>0.3667646165</text:p>
          </table:table-cell>
        </table:table-row>
        <table:table-row table:style-name="ro1">
          <table:table-cell office:value-type="float" office:value="0.362151117561215" calcext:value-type="float">
            <text:p>0.3621511176</text:p>
          </table:table-cell>
        </table:table-row>
        <table:table-row table:style-name="ro1">
          <table:table-cell office:value-type="float" office:value="0.357695283861862" calcext:value-type="float">
            <text:p>0.3576952839</text:p>
          </table:table-cell>
        </table:table-row>
        <table:table-row table:style-name="ro1">
          <table:table-cell office:value-type="float" office:value="0.353405725406098" calcext:value-type="float">
            <text:p>0.3534057254</text:p>
          </table:table-cell>
        </table:table-row>
        <table:table-row table:style-name="ro1">
          <table:table-cell office:value-type="float" office:value="0.349290607799227" calcext:value-type="float">
            <text:p>0.3492906078</text:p>
          </table:table-cell>
        </table:table-row>
        <table:table-row table:style-name="ro1">
          <table:table-cell office:value-type="float" office:value="0.345357622984768" calcext:value-type="float">
            <text:p>0.345357623</text:p>
          </table:table-cell>
        </table:table-row>
        <table:table-row table:style-name="ro1">
          <table:table-cell office:value-type="float" office:value="0.341613959900809" calcext:value-type="float">
            <text:p>0.3416139599</text:p>
          </table:table-cell>
        </table:table-row>
        <table:table-row table:style-name="ro1">
          <table:table-cell office:value-type="float" office:value="0.338066275077867" calcext:value-type="float">
            <text:p>0.3380662751</text:p>
          </table:table-cell>
        </table:table-row>
        <table:table-row table:style-name="ro1">
          <table:table-cell office:value-type="float" office:value="0.33472066317829" calcext:value-type="float">
            <text:p>0.3347206632</text:p>
          </table:table-cell>
        </table:table-row>
        <table:table-row table:style-name="ro1">
          <table:table-cell office:value-type="float" office:value="0.331582627477169" calcext:value-type="float">
            <text:p>0.3315826275</text:p>
          </table:table-cell>
        </table:table-row>
        <table:table-row table:style-name="ro1">
          <table:table-cell office:value-type="float" office:value="0.328657050284785" calcext:value-type="float">
            <text:p>0.3286570503</text:p>
          </table:table-cell>
        </table:table-row>
        <table:table-row table:style-name="ro1">
          <table:table-cell office:value-type="float" office:value="0.32594816331057" calcext:value-type="float">
            <text:p>0.3259481633</text:p>
          </table:table-cell>
        </table:table-row>
        <table:table-row table:style-name="ro1">
          <table:table-cell office:value-type="float" office:value="0.323459517968605" calcext:value-type="float">
            <text:p>0.323459518</text:p>
          </table:table-cell>
        </table:table-row>
        <table:table-row table:style-name="ro1">
          <table:table-cell office:value-type="float" office:value="0.321193955624627" calcext:value-type="float">
            <text:p>0.3211939556</text:p>
          </table:table-cell>
        </table:table-row>
        <table:table-row table:style-name="ro1">
          <table:table-cell office:value-type="float" office:value="0.319153577784573" calcext:value-type="float">
            <text:p>0.3191535778</text:p>
          </table:table-cell>
        </table:table-row>
        <table:table-row table:style-name="ro1">
          <table:table-cell office:value-type="float" office:value="0.317339716224639" calcext:value-type="float">
            <text:p>0.3173397162</text:p>
          </table:table-cell>
        </table:table-row>
        <table:table-row table:style-name="ro1">
          <table:table-cell office:value-type="float" office:value="0.315752903062873" calcext:value-type="float">
            <text:p>0.3157529031</text:p>
          </table:table-cell>
        </table:table-row>
        <table:table-row table:style-name="ro1">
          <table:table-cell office:value-type="float" office:value="0.31439284077228" calcext:value-type="float">
            <text:p>0.3143928408</text:p>
          </table:table-cell>
        </table:table-row>
        <table:table-row table:style-name="ro1">
          <table:table-cell office:value-type="float" office:value="0.31325837213546" calcext:value-type="float">
            <text:p>0.3132583721</text:p>
          </table:table-cell>
        </table:table-row>
        <table:table-row table:style-name="ro1">
          <table:table-cell office:value-type="float" office:value="0.312347450140772" calcext:value-type="float">
            <text:p>0.3123474501</text:p>
          </table:table-cell>
        </table:table-row>
        <table:table-row table:style-name="ro1">
          <table:table-cell office:value-type="float" office:value="0.31165710782001" calcext:value-type="float">
            <text:p>0.3116571078</text:p>
          </table:table-cell>
        </table:table-row>
        <table:table-row table:style-name="ro1">
          <table:table-cell office:value-type="float" office:value="0.311183428027615" calcext:value-type="float">
            <text:p>0.311183428</text:p>
          </table:table-cell>
        </table:table-row>
        <table:table-row table:style-name="ro1">
          <table:table-cell office:value-type="float" office:value="0.310921513161411" calcext:value-type="float">
            <text:p>0.3109215132</text:p>
          </table:table-cell>
        </table:table-row>
        <table:table-row table:style-name="ro1">
          <table:table-cell office:value-type="float" office:value="0.310865454824853" calcext:value-type="float">
            <text:p>0.3108654548</text:p>
          </table:table-cell>
        </table:table-row>
        <table:table-row table:style-name="ro1">
          <table:table-cell office:value-type="float" office:value="0.311008303430816" calcext:value-type="float">
            <text:p>0.3110083034</text:p>
          </table:table-cell>
        </table:table-row>
        <table:table-row table:style-name="ro1">
          <table:table-cell office:value-type="float" office:value="0.311342037746891" calcext:value-type="float">
            <text:p>0.3113420377</text:p>
          </table:table-cell>
        </table:table-row>
        <table:table-row table:style-name="ro1">
          <table:table-cell office:value-type="float" office:value="0.311857534382223" calcext:value-type="float">
            <text:p>0.3118575344</text:p>
          </table:table-cell>
        </table:table-row>
        <table:table-row table:style-name="ro1">
          <table:table-cell office:value-type="float" office:value="0.312544537215859" calcext:value-type="float">
            <text:p>0.3125445372</text:p>
          </table:table-cell>
        </table:table-row>
        <table:table-row table:style-name="ro1">
          <table:table-cell office:value-type="float" office:value="0.313391626766623" calcext:value-type="float">
            <text:p>0.3133916268</text:p>
          </table:table-cell>
        </table:table-row>
        <table:table-row table:style-name="ro1">
          <table:table-cell office:value-type="float" office:value="0.314386189504522" calcext:value-type="float">
            <text:p>0.3143861895</text:p>
          </table:table-cell>
        </table:table-row>
        <table:table-row table:style-name="ro1">
          <table:table-cell office:value-type="float" office:value="0.31551438710367" calcext:value-type="float">
            <text:p>0.3155143871</text:p>
          </table:table-cell>
        </table:table-row>
        <table:table-row table:style-name="ro1">
          <table:table-cell office:value-type="float" office:value="0.316761125636737" calcext:value-type="float">
            <text:p>0.3167611256</text:p>
          </table:table-cell>
        </table:table-row>
        <table:table-row table:style-name="ro1">
          <table:table-cell office:value-type="float" office:value="0.318110024710921" calcext:value-type="float">
            <text:p>0.3181100247</text:p>
          </table:table-cell>
        </table:table-row>
        <table:table-row table:style-name="ro1">
          <table:table-cell office:value-type="float" office:value="0.319543386545454" calcext:value-type="float">
            <text:p>0.3195433865</text:p>
          </table:table-cell>
        </table:table-row>
        <table:table-row table:style-name="ro1">
          <table:table-cell office:value-type="float" office:value="0.321042164990612" calcext:value-type="float">
            <text:p>0.321042165</text:p>
          </table:table-cell>
        </table:table-row>
        <table:table-row table:style-name="ro1">
          <table:table-cell office:value-type="float" office:value="0.322585934488271" calcext:value-type="float">
            <text:p>0.3225859345</text:p>
          </table:table-cell>
        </table:table-row>
        <table:table-row table:style-name="ro1">
          <table:table-cell office:value-type="float" office:value="0.324152858973974" calcext:value-type="float">
            <text:p>0.324152859</text:p>
          </table:table-cell>
        </table:table-row>
        <table:table-row table:style-name="ro1">
          <table:table-cell office:value-type="float" office:value="0.553777270642293" calcext:value-type="float">
            <text:p>0.5537772706</text:p>
          </table:table-cell>
        </table:table-row>
        <table:table-row table:style-name="ro1">
          <table:table-cell office:value-type="float" office:value="0.555568386279274" calcext:value-type="float">
            <text:p>0.5555683863</text:p>
          </table:table-cell>
        </table:table-row>
        <table:table-row table:style-name="ro1">
          <table:table-cell office:value-type="float" office:value="0.557315593462508" calcext:value-type="float">
            <text:p>0.5573155935</text:p>
          </table:table-cell>
        </table:table-row>
        <table:table-row table:style-name="ro1">
          <table:table-cell office:value-type="float" office:value="0.558998851164792" calcext:value-type="float">
            <text:p>0.5589988512</text:p>
          </table:table-cell>
        </table:table-row>
        <table:table-row table:style-name="ro1">
          <table:table-cell office:value-type="float" office:value="0.560599398502565" calcext:value-type="float">
            <text:p>0.5605993985</text:p>
          </table:table-cell>
        </table:table-row>
        <table:table-row table:style-name="ro1">
          <table:table-cell office:value-type="float" office:value="0.562099729928895" calcext:value-type="float">
            <text:p>0.5620997299</text:p>
          </table:table-cell>
        </table:table-row>
        <table:table-row table:style-name="ro1">
          <table:table-cell office:value-type="float" office:value="0.563483570342399" calcext:value-type="float">
            <text:p>0.5634835703</text:p>
          </table:table-cell>
        </table:table-row>
        <table:table-row table:style-name="ro1">
          <table:table-cell office:value-type="float" office:value="0.564735850112104" calcext:value-type="float">
            <text:p>0.5647358501</text:p>
          </table:table-cell>
        </table:table-row>
        <table:table-row table:style-name="ro1">
          <table:table-cell office:value-type="float" office:value="0.565842680018229" calcext:value-type="float">
            <text:p>0.56584268</text:p>
          </table:table-cell>
        </table:table-row>
        <table:table-row table:style-name="ro1">
          <table:table-cell office:value-type="float" office:value="0.56679132610891" calcext:value-type="float">
            <text:p>0.5667913261</text:p>
          </table:table-cell>
        </table:table-row>
        <table:table-row table:style-name="ro1">
          <table:table-cell office:value-type="float" office:value="0.567570184472853" calcext:value-type="float">
            <text:p>0.5675701845</text:p>
          </table:table-cell>
        </table:table-row>
        <table:table-row table:style-name="ro1">
          <table:table-cell office:value-type="float" office:value="0.568168755927923" calcext:value-type="float">
            <text:p>0.5681687559</text:p>
          </table:table-cell>
        </table:table-row>
        <table:table-row table:style-name="ro1">
          <table:table-cell office:value-type="float" office:value="0.568577620625666" calcext:value-type="float">
            <text:p>0.5685776206</text:p>
          </table:table-cell>
        </table:table-row>
        <table:table-row table:style-name="ro1">
          <table:table-cell office:value-type="float" office:value="0.568788412571759" calcext:value-type="float">
            <text:p>0.5687884126</text:p>
          </table:table-cell>
        </table:table-row>
        <table:table-row table:style-name="ro1">
          <table:table-cell office:value-type="float" office:value="0.568793794062402" calcext:value-type="float">
            <text:p>0.5687937941</text:p>
          </table:table-cell>
        </table:table-row>
        <table:table-row table:style-name="ro1">
          <table:table-cell office:value-type="float" office:value="0.568587430036636" calcext:value-type="float">
            <text:p>0.56858743</text:p>
          </table:table-cell>
        </table:table-row>
        <table:table-row table:style-name="ro1">
          <table:table-cell office:value-type="float" office:value="0.568163962344597" calcext:value-type="float">
            <text:p>0.5681639623</text:p>
          </table:table-cell>
        </table:table-row>
        <table:table-row table:style-name="ro1">
          <table:table-cell office:value-type="float" office:value="0.567518983931706" calcext:value-type="float">
            <text:p>0.5675189839</text:p>
          </table:table-cell>
        </table:table-row>
        <table:table-row table:style-name="ro1">
          <table:table-cell office:value-type="float" office:value="0.566649012938783" calcext:value-type="float">
            <text:p>0.5666490129</text:p>
          </table:table-cell>
        </table:table-row>
        <table:table-row table:style-name="ro1">
          <table:table-cell office:value-type="float" office:value="0.565551466718106" calcext:value-type="float">
            <text:p>0.5655514667</text:p>
          </table:table-cell>
        </table:table-row>
        <table:table-row table:style-name="ro1">
          <table:table-cell office:value-type="float" office:value="0.564224635765395" calcext:value-type="float">
            <text:p>0.5642246358</text:p>
          </table:table-cell>
        </table:table-row>
        <table:table-row table:style-name="ro1">
          <table:table-cell office:value-type="float" office:value="0.562667657567731" calcext:value-type="float">
            <text:p>0.5626676576</text:p>
          </table:table-cell>
        </table:table-row>
        <table:table-row table:style-name="ro1">
          <table:table-cell office:value-type="float" office:value="0.560880490367411" calcext:value-type="float">
            <text:p>0.5608804904</text:p>
          </table:table-cell>
        </table:table-row>
        <table:table-row table:style-name="ro1">
          <table:table-cell office:value-type="float" office:value="0.558863886841731" calcext:value-type="float">
            <text:p>0.5588638868</text:p>
          </table:table-cell>
        </table:table-row>
        <table:table-row table:style-name="ro1">
          <table:table-cell office:value-type="float" office:value="0.556619367698711" calcext:value-type="float">
            <text:p>0.5566193677</text:p>
          </table:table-cell>
        </table:table-row>
        <table:table-row table:style-name="ro1">
          <table:table-cell office:value-type="float" office:value="0.554149195188738" calcext:value-type="float">
            <text:p>0.5541491952</text:p>
          </table:table-cell>
        </table:table-row>
        <table:table-row table:style-name="ro1">
          <table:table-cell office:value-type="float" office:value="0.551456346532161" calcext:value-type="float">
            <text:p>0.5514563465</text:p>
          </table:table-cell>
        </table:table-row>
        <table:table-row table:style-name="ro1">
          <table:table-cell office:value-type="float" office:value="0.548544487262806" calcext:value-type="float">
            <text:p>0.5485444873</text:p>
          </table:table-cell>
        </table:table-row>
        <table:table-row table:style-name="ro1">
          <table:table-cell office:value-type="float" office:value="0.545417944487424" calcext:value-type="float">
            <text:p>0.5454179445</text:p>
          </table:table-cell>
        </table:table-row>
        <table:table-row table:style-name="ro1">
          <table:table-cell office:value-type="float" office:value="0.542081680061085" calcext:value-type="float">
            <text:p>0.5420816801</text:p>
          </table:table-cell>
        </table:table-row>
        <table:table-row table:style-name="ro1">
          <table:table-cell office:value-type="float" office:value="0.538541263678486" calcext:value-type="float">
            <text:p>0.5385412637</text:p>
          </table:table-cell>
        </table:table-row>
        <table:table-row table:style-name="ro1">
          <table:table-cell office:value-type="float" office:value="0.534802845881212" calcext:value-type="float">
            <text:p>0.5348028459</text:p>
          </table:table-cell>
        </table:table-row>
        <table:table-row table:style-name="ro1">
          <table:table-cell office:value-type="float" office:value="0.530873130980914" calcext:value-type="float">
            <text:p>0.530873131</text:p>
          </table:table-cell>
        </table:table-row>
        <table:table-row table:style-name="ro1">
          <table:table-cell office:value-type="float" office:value="0.526759349898431" calcext:value-type="float">
            <text:p>0.5267593499</text:p>
          </table:table-cell>
        </table:table-row>
        <table:table-row table:style-name="ro1">
          <table:table-cell office:value-type="float" office:value="0.522469232918837" calcext:value-type="float">
            <text:p>0.5224692329</text:p>
          </table:table-cell>
        </table:table-row>
        <table:table-row table:style-name="ro1">
          <table:table-cell office:value-type="float" office:value="0.51801098236243" calcext:value-type="float">
            <text:p>0.5180109824</text:p>
          </table:table-cell>
        </table:table-row>
        <table:table-row table:style-name="ro1">
          <table:table-cell office:value-type="float" office:value="0.513393245171645" calcext:value-type="float">
            <text:p>0.5133932452</text:p>
          </table:table-cell>
        </table:table-row>
        <table:table-row table:style-name="ro1">
          <table:table-cell office:value-type="float" office:value="0.508625085413908" calcext:value-type="float">
            <text:p>0.5086250854</text:p>
          </table:table-cell>
        </table:table-row>
        <table:table-row table:style-name="ro1">
          <table:table-cell office:value-type="float" office:value="0.503715956700419" calcext:value-type="float">
            <text:p>0.5037159567</text:p>
          </table:table-cell>
        </table:table-row>
        <table:table-row table:style-name="ro1">
          <table:table-cell office:value-type="float" office:value="0.498675674520865" calcext:value-type="float">
            <text:p>0.4986756745</text:p>
          </table:table-cell>
        </table:table-row>
        <table:table-row table:style-name="ro1">
          <table:table-cell office:value-type="float" office:value="0.493514388494077" calcext:value-type="float">
            <text:p>0.4935143885</text:p>
          </table:table-cell>
        </table:table-row>
        <table:table-row table:style-name="ro1">
          <table:table-cell office:value-type="float" office:value="0.488242554534608" calcext:value-type="float">
            <text:p>0.4882425545</text:p>
          </table:table-cell>
        </table:table-row>
        <table:table-row table:style-name="ro1">
          <table:table-cell office:value-type="float" office:value="0.482870906935253" calcext:value-type="float">
            <text:p>0.4828709069</text:p>
          </table:table-cell>
        </table:table-row>
        <table:table-row table:style-name="ro1">
          <table:table-cell office:value-type="float" office:value="0.477410430365496" calcext:value-type="float">
            <text:p>0.4774104304</text:p>
          </table:table-cell>
        </table:table-row>
        <table:table-row table:style-name="ro1">
          <table:table-cell office:value-type="float" office:value="0.471872331785893" calcext:value-type="float">
            <text:p>0.4718723318</text:p>
          </table:table-cell>
        </table:table-row>
        <table:table-row table:style-name="ro1">
          <table:table-cell office:value-type="float" office:value="0.46626801227839" calcext:value-type="float">
            <text:p>0.4662680123</text:p>
          </table:table-cell>
        </table:table-row>
        <table:table-row table:style-name="ro1">
          <table:table-cell office:value-type="float" office:value="0.460609038792573" calcext:value-type="float">
            <text:p>0.4606090388</text:p>
          </table:table-cell>
        </table:table-row>
        <table:table-row table:style-name="ro1">
          <table:table-cell office:value-type="float" office:value="0.454907115807845" calcext:value-type="float">
            <text:p>0.4549071158</text:p>
          </table:table-cell>
        </table:table-row>
        <table:table-row table:style-name="ro1">
          <table:table-cell office:value-type="float" office:value="0.449174056911549" calcext:value-type="float">
            <text:p>0.4491740569</text:p>
          </table:table-cell>
        </table:table-row>
        <table:table-row table:style-name="ro1">
          <table:table-cell office:value-type="float" office:value="0.44342175629301" calcext:value-type="float">
            <text:p>0.4434217563</text:p>
          </table:table-cell>
        </table:table-row>
        <table:table-row table:style-name="ro1">
          <table:table-cell office:value-type="float" office:value="0.437662160153523" calcext:value-type="float">
            <text:p>0.4376621602</text:p>
          </table:table-cell>
        </table:table-row>
        <table:table-row table:style-name="ro1">
          <table:table-cell office:value-type="float" office:value="0.431907238032264" calcext:value-type="float">
            <text:p>0.431907238</text:p>
          </table:table-cell>
        </table:table-row>
        <table:table-row table:style-name="ro1">
          <table:table-cell office:value-type="float" office:value="0.426168954048139" calcext:value-type="float">
            <text:p>0.426168954</text:p>
          </table:table-cell>
        </table:table-row>
        <table:table-row table:style-name="ro1">
          <table:table-cell office:value-type="float" office:value="0.420459238057568" calcext:value-type="float">
            <text:p>0.4204592381</text:p>
          </table:table-cell>
        </table:table-row>
        <table:table-row table:style-name="ro1">
          <table:table-cell office:value-type="float" office:value="0.414789956728196" calcext:value-type="float">
            <text:p>0.4147899567</text:p>
          </table:table-cell>
        </table:table-row>
        <table:table-row table:style-name="ro1">
          <table:table-cell office:value-type="float" office:value="0.409172884528544" calcext:value-type="float">
            <text:p>0.4091728845</text:p>
          </table:table-cell>
        </table:table-row>
        <table:table-row table:style-name="ro1">
          <table:table-cell office:value-type="float" office:value="0.403619674633588" calcext:value-type="float">
            <text:p>0.4036196746</text:p>
          </table:table-cell>
        </table:table-row>
        <table:table-row table:style-name="ro1">
          <table:table-cell office:value-type="float" office:value="0.398141829746276" calcext:value-type="float">
            <text:p>0.3981418297</text:p>
          </table:table-cell>
        </table:table-row>
        <table:table-row table:style-name="ro1">
          <table:table-cell office:value-type="float" office:value="0.392750672834972" calcext:value-type="float">
            <text:p>0.3927506728</text:p>
          </table:table-cell>
        </table:table-row>
        <table:table-row table:style-name="ro1">
          <table:table-cell office:value-type="float" office:value="0.38745731778684" calcext:value-type="float">
            <text:p>0.3874573178</text:p>
          </table:table-cell>
        </table:table-row>
        <table:table-row table:style-name="ro1">
          <table:table-cell office:value-type="float" office:value="0.382272639977153" calcext:value-type="float">
            <text:p>0.38227264</text:p>
          </table:table-cell>
        </table:table-row>
        <table:table-row table:style-name="ro1">
          <table:table-cell office:value-type="float" office:value="0.377207246754547" calcext:value-type="float">
            <text:p>0.3772072468</text:p>
          </table:table-cell>
        </table:table-row>
        <table:table-row table:style-name="ro1">
          <table:table-cell office:value-type="float" office:value="0.372271447842194" calcext:value-type="float">
            <text:p>0.3722714478</text:p>
          </table:table-cell>
        </table:table-row>
        <table:table-row table:style-name="ro1">
          <table:table-cell office:value-type="float" office:value="0.367475225654922" calcext:value-type="float">
            <text:p>0.3674752257</text:p>
          </table:table-cell>
        </table:table-row>
        <table:table-row table:style-name="ro1">
          <table:table-cell office:value-type="float" office:value="0.362828205532256" calcext:value-type="float">
            <text:p>0.3628282055</text:p>
          </table:table-cell>
        </table:table-row>
        <table:table-row table:style-name="ro1">
          <table:table-cell office:value-type="float" office:value="0.358339625887399" calcext:value-type="float">
            <text:p>0.3583396259</text:p>
          </table:table-cell>
        </table:table-row>
        <table:table-row table:style-name="ro1">
          <table:table-cell office:value-type="float" office:value="0.35401830827215" calcext:value-type="float">
            <text:p>0.3540183083</text:p>
          </table:table-cell>
        </table:table-row>
        <table:table-row table:style-name="ro1">
          <table:table-cell office:value-type="float" office:value="0.349872627357742" calcext:value-type="float">
            <text:p>0.3498726274</text:p>
          </table:table-cell>
        </table:table-row>
        <table:table-row table:style-name="ro1">
          <table:table-cell office:value-type="float" office:value="0.345910480831627" calcext:value-type="float">
            <text:p>0.3459104808</text:p>
          </table:table-cell>
        </table:table-row>
        <table:table-row table:style-name="ro1">
          <table:table-cell office:value-type="float" office:value="0.342139259210188" calcext:value-type="float">
            <text:p>0.3421392592</text:p>
          </table:table-cell>
        </table:table-row>
        <table:table-row table:style-name="ro1">
          <table:table-cell office:value-type="float" office:value="0.338565815567381" calcext:value-type="float">
            <text:p>0.3385658156</text:p>
          </table:table-cell>
        </table:table-row>
        <table:table-row table:style-name="ro1">
          <table:table-cell office:value-type="float" office:value="0.335196435179317" calcext:value-type="float">
            <text:p>0.3351964352</text:p>
          </table:table-cell>
        </table:table-row>
        <table:table-row table:style-name="ro1">
          <table:table-cell office:value-type="float" office:value="0.332036805084776" calcext:value-type="float">
            <text:p>0.3320368051</text:p>
          </table:table-cell>
        </table:table-row>
        <table:table-row table:style-name="ro1">
          <table:table-cell office:value-type="float" office:value="0.329091983561647" calcext:value-type="float">
            <text:p>0.3290919836</text:p>
          </table:table-cell>
        </table:table-row>
        <table:table-row table:style-name="ro1">
          <table:table-cell office:value-type="float" office:value="0.326366369519308" calcext:value-type="float">
            <text:p>0.3263663695</text:p>
          </table:table-cell>
        </table:table-row>
        <table:table-row table:style-name="ro1">
          <table:table-cell office:value-type="float" office:value="0.323863671806942" calcext:value-type="float">
            <text:p>0.3238636718</text:p>
          </table:table-cell>
        </table:table-row>
        <table:table-row table:style-name="ro1">
          <table:table-cell office:value-type="float" office:value="0.321586878437775" calcext:value-type="float">
            <text:p>0.3215868784</text:p>
          </table:table-cell>
        </table:table-row>
        <table:table-row table:style-name="ro1">
          <table:table-cell office:value-type="float" office:value="0.31953822572926" calcext:value-type="float">
            <text:p>0.3195382257</text:p>
          </table:table-cell>
        </table:table-row>
        <table:table-row table:style-name="ro1">
          <table:table-cell office:value-type="float" office:value="0.317719167359183" calcext:value-type="float">
            <text:p>0.3177191674</text:p>
          </table:table-cell>
        </table:table-row>
        <table:table-row table:style-name="ro1">
          <table:table-cell office:value-type="float" office:value="0.316130343337711" calcext:value-type="float">
            <text:p>0.3161303433</text:p>
          </table:table-cell>
        </table:table-row>
        <table:table-row table:style-name="ro1">
          <table:table-cell office:value-type="float" office:value="0.314771548895368" calcext:value-type="float">
            <text:p>0.3147715489</text:p>
          </table:table-cell>
        </table:table-row>
        <table:table-row table:style-name="ro1">
          <table:table-cell office:value-type="float" office:value="0.313641703286947" calcext:value-type="float">
            <text:p>0.3136417033</text:p>
          </table:table-cell>
        </table:table-row>
        <table:table-row table:style-name="ro1">
          <table:table-cell office:value-type="float" office:value="0.312738818511349" calcext:value-type="float">
            <text:p>0.3127388185</text:p>
          </table:table-cell>
        </table:table-row>
        <table:table-row table:style-name="ro1">
          <table:table-cell office:value-type="float" office:value="0.312059967947368" calcext:value-type="float">
            <text:p>0.3120599679</text:p>
          </table:table-cell>
        </table:table-row>
        <table:table-row table:style-name="ro1">
          <table:table-cell office:value-type="float" office:value="0.311601254905396" calcext:value-type="float">
            <text:p>0.3116012549</text:p>
          </table:table-cell>
        </table:table-row>
        <table:table-row table:style-name="ro1">
          <table:table-cell office:value-type="float" office:value="0.311357781095065" calcext:value-type="float">
            <text:p>0.3113577811</text:p>
          </table:table-cell>
        </table:table-row>
        <table:table-row table:style-name="ro1">
          <table:table-cell office:value-type="float" office:value="0.31132361500883" calcext:value-type="float">
            <text:p>0.311323615</text:p>
          </table:table-cell>
        </table:table-row>
        <table:table-row table:style-name="ro1">
          <table:table-cell office:value-type="float" office:value="0.311491760221472" calcext:value-type="float">
            <text:p>0.3114917602</text:p>
          </table:table-cell>
        </table:table-row>
        <table:table-row table:style-name="ro1">
          <table:table-cell office:value-type="float" office:value="0.311854123605542" calcext:value-type="float">
            <text:p>0.3118541236</text:p>
          </table:table-cell>
        </table:table-row>
        <table:table-row table:style-name="ro1">
          <table:table-cell office:value-type="float" office:value="0.312401483462745" calcext:value-type="float">
            <text:p>0.3124014835</text:p>
          </table:table-cell>
        </table:table-row>
        <table:table-row table:style-name="ro1">
          <table:table-cell office:value-type="float" office:value="0.313123457571238" calcext:value-type="float">
            <text:p>0.3131234576</text:p>
          </table:table-cell>
        </table:table-row>
        <table:table-row table:style-name="ro1">
          <table:table-cell office:value-type="float" office:value="0.31400847114888" calcext:value-type="float">
            <text:p>0.3140084711</text:p>
          </table:table-cell>
        </table:table-row>
        <table:table-row table:style-name="ro1">
          <table:table-cell office:value-type="float" office:value="0.315043724732403" calcext:value-type="float">
            <text:p>0.3150437247</text:p>
          </table:table-cell>
        </table:table-row>
        <table:table-row table:style-name="ro1">
          <table:table-cell office:value-type="float" office:value="0.316215161972527" calcext:value-type="float">
            <text:p>0.316215162</text:p>
          </table:table-cell>
        </table:table-row>
        <table:table-row table:style-name="ro1">
          <table:table-cell office:value-type="float" office:value="0.317507437344997" calcext:value-type="float">
            <text:p>0.3175074373</text:p>
          </table:table-cell>
        </table:table-row>
        <table:table-row table:style-name="ro1">
          <table:table-cell office:value-type="float" office:value="0.318903883777557" calcext:value-type="float">
            <text:p>0.3189038838</text:p>
          </table:table-cell>
        </table:table-row>
        <table:table-row table:style-name="ro1">
          <table:table-cell office:value-type="float" office:value="0.320386480192866" calcext:value-type="float">
            <text:p>0.3203864802</text:p>
          </table:table-cell>
        </table:table-row>
        <table:table-row table:style-name="ro1">
          <table:table-cell office:value-type="float" office:value="0.321935818967332" calcext:value-type="float">
            <text:p>0.321935819</text:p>
          </table:table-cell>
        </table:table-row>
        <table:table-row table:style-name="ro1">
          <table:table-cell office:value-type="float" office:value="0.323531073305887" calcext:value-type="float">
            <text:p>0.3235310733</text:p>
          </table:table-cell>
        </table:table-row>
        <table:table-row table:style-name="ro1">
          <table:table-cell office:value-type="float" office:value="0.325149964532704" calcext:value-type="float">
            <text:p>0.3251499645</text:p>
          </table:table-cell>
        </table:table-row>
        <table:table-row table:style-name="ro1">
          <table:table-cell office:value-type="float" office:value="0.552140651835289" calcext:value-type="float">
            <text:p>0.5521406518</text:p>
          </table:table-cell>
        </table:table-row>
        <table:table-row table:style-name="ro1">
          <table:table-cell office:value-type="float" office:value="0.554041628357387" calcext:value-type="float">
            <text:p>0.5540416284</text:p>
          </table:table-cell>
        </table:table-row>
        <table:table-row table:style-name="ro1">
          <table:table-cell office:value-type="float" office:value="0.555898412352176" calcext:value-type="float">
            <text:p>0.5558984124</text:p>
          </table:table-cell>
        </table:table-row>
        <table:table-row table:style-name="ro1">
          <table:table-cell office:value-type="float" office:value="0.557690814371794" calcext:value-type="float">
            <text:p>0.5576908144</text:p>
          </table:table-cell>
        </table:table-row>
        <table:table-row table:style-name="ro1">
          <table:table-cell office:value-type="float" office:value="0.559399921804422" calcext:value-type="float">
            <text:p>0.5593999218</text:p>
          </table:table-cell>
        </table:table-row>
        <table:table-row table:style-name="ro1">
          <table:table-cell office:value-type="float" office:value="0.561008074868984" calcext:value-type="float">
            <text:p>0.5610080749</text:p>
          </table:table-cell>
        </table:table-row>
        <table:table-row table:style-name="ro1">
          <table:table-cell office:value-type="float" office:value="0.562498842500496" calcext:value-type="float">
            <text:p>0.5624988425</text:p>
          </table:table-cell>
        </table:table-row>
        <table:table-row table:style-name="ro1">
          <table:table-cell office:value-type="float" office:value="0.563856998126037" calcext:value-type="float">
            <text:p>0.5638569981</text:p>
          </table:table-cell>
        </table:table-row>
        <table:table-row table:style-name="ro1">
          <table:table-cell office:value-type="float" office:value="0.565068495331358" calcext:value-type="float">
            <text:p>0.5650684953</text:p>
          </table:table-cell>
        </table:table-row>
        <table:table-row table:style-name="ro1">
          <table:table-cell office:value-type="float" office:value="0.566120443418122" calcext:value-type="float">
            <text:p>0.5661204434</text:p>
          </table:table-cell>
        </table:table-row>
        <table:table-row table:style-name="ro1">
          <table:table-cell office:value-type="float" office:value="0.567001082851773" calcext:value-type="float">
            <text:p>0.5670010829</text:p>
          </table:table-cell>
        </table:table-row>
        <table:table-row table:style-name="ro1">
          <table:table-cell office:value-type="float" office:value="0.56769976060005" calcext:value-type="float">
            <text:p>0.5676997606</text:p>
          </table:table-cell>
        </table:table-row>
        <table:table-row table:style-name="ro1">
          <table:table-cell office:value-type="float" office:value="0.568206905362122" calcext:value-type="float">
            <text:p>0.5682069054</text:p>
          </table:table-cell>
        </table:table-row>
        <table:table-row table:style-name="ro1">
          <table:table-cell office:value-type="float" office:value="0.568514002688356" calcext:value-type="float">
            <text:p>0.5685140027</text:p>
          </table:table-cell>
        </table:table-row>
        <table:table-row table:style-name="ro1">
          <table:table-cell office:value-type="float" office:value="0.568613569990729" calcext:value-type="float">
            <text:p>0.56861357</text:p>
          </table:table-cell>
        </table:table-row>
        <table:table-row table:style-name="ro1">
          <table:table-cell office:value-type="float" office:value="0.568499131443863" calcext:value-type="float">
            <text:p>0.5684991314</text:p>
          </table:table-cell>
        </table:table-row>
        <table:table-row table:style-name="ro1">
          <table:table-cell office:value-type="float" office:value="0.568165192776693" calcext:value-type="float">
            <text:p>0.5681651928</text:p>
          </table:table-cell>
        </table:table-row>
        <table:table-row table:style-name="ro1">
          <table:table-cell office:value-type="float" office:value="0.567607215954774" calcext:value-type="float">
            <text:p>0.567607216</text:p>
          </table:table-cell>
        </table:table-row>
        <table:table-row table:style-name="ro1">
          <table:table-cell office:value-type="float" office:value="0.566821593753217" calcext:value-type="float">
            <text:p>0.5668215938</text:p>
          </table:table-cell>
        </table:table-row>
        <table:table-row table:style-name="ro1">
          <table:table-cell office:value-type="float" office:value="0.565805624220256" calcext:value-type="float">
            <text:p>0.5658056242</text:p>
          </table:table-cell>
        </table:table-row>
        <table:table-row table:style-name="ro1">
          <table:table-cell office:value-type="float" office:value="0.564557485031452" calcext:value-type="float">
            <text:p>0.564557485</text:p>
          </table:table-cell>
        </table:table-row>
        <table:table-row table:style-name="ro1">
          <table:table-cell office:value-type="float" office:value="0.563076207734531" calcext:value-type="float">
            <text:p>0.5630762077</text:p>
          </table:table-cell>
        </table:table-row>
        <table:table-row table:style-name="ro1">
          <table:table-cell office:value-type="float" office:value="0.561361651884847" calcext:value-type="float">
            <text:p>0.5613616519</text:p>
          </table:table-cell>
        </table:table-row>
        <table:table-row table:style-name="ro1">
          <table:table-cell office:value-type="float" office:value="0.559414479071485" calcext:value-type="float">
            <text:p>0.5594144791</text:p>
          </table:table-cell>
        </table:table-row>
        <table:table-row table:style-name="ro1">
          <table:table-cell office:value-type="float" office:value="0.557236126833996" calcext:value-type="float">
            <text:p>0.5572361268</text:p>
          </table:table-cell>
        </table:table-row>
        <table:table-row table:style-name="ro1">
          <table:table-cell office:value-type="float" office:value="0.554828782469765" calcext:value-type="float">
            <text:p>0.5548287825</text:p>
          </table:table-cell>
        </table:table-row>
        <table:table-row table:style-name="ro1">
          <table:table-cell office:value-type="float" office:value="0.552195356732005" calcext:value-type="float">
            <text:p>0.5521953567</text:p>
          </table:table-cell>
        </table:table-row>
        <table:table-row table:style-name="ro1">
          <table:table-cell office:value-type="float" office:value="0.549339457418398" calcext:value-type="float">
            <text:p>0.5493394574</text:p>
          </table:table-cell>
        </table:table-row>
        <table:table-row table:style-name="ro1">
          <table:table-cell office:value-type="float" office:value="0.546265362850352" calcext:value-type="float">
            <text:p>0.5462653629</text:p>
          </table:table-cell>
        </table:table-row>
        <table:table-row table:style-name="ro1">
          <table:table-cell office:value-type="float" office:value="0.542977995242905" calcext:value-type="float">
            <text:p>0.5429779952</text:p>
          </table:table-cell>
        </table:table-row>
        <table:table-row table:style-name="ro1">
          <table:table-cell office:value-type="float" office:value="0.539482893965258" calcext:value-type="float">
            <text:p>0.539482894</text:p>
          </table:table-cell>
        </table:table-row>
        <table:table-row table:style-name="ro1">
          <table:table-cell office:value-type="float" office:value="0.535786188691931" calcext:value-type="float">
            <text:p>0.5357861887</text:p>
          </table:table-cell>
        </table:table-row>
        <table:table-row table:style-name="ro1">
          <table:table-cell office:value-type="float" office:value="0.531894572444568" calcext:value-type="float">
            <text:p>0.5318945724</text:p>
          </table:table-cell>
        </table:table-row>
        <table:table-row table:style-name="ro1">
          <table:table-cell office:value-type="float" office:value="0.527815274524366" calcext:value-type="float">
            <text:p>0.5278152745</text:p>
          </table:table-cell>
        </table:table-row>
        <table:table-row table:style-name="ro1">
          <table:table-cell office:value-type="float" office:value="0.523556033335135" calcext:value-type="float">
            <text:p>0.5235560333</text:p>
          </table:table-cell>
        </table:table-row>
        <table:table-row table:style-name="ro1">
          <table:table-cell office:value-type="float" office:value="0.519125069096993" calcext:value-type="float">
            <text:p>0.5191250691</text:p>
          </table:table-cell>
        </table:table-row>
        <table:table-row table:style-name="ro1">
          <table:table-cell office:value-type="float" office:value="0.514531056450702" calcext:value-type="float">
            <text:p>0.5145310565</text:p>
          </table:table-cell>
        </table:table-row>
        <table:table-row table:style-name="ro1">
          <table:table-cell office:value-type="float" office:value="0.509783096952622" calcext:value-type="float">
            <text:p>0.509783097</text:p>
          </table:table-cell>
        </table:table-row>
        <table:table-row table:style-name="ro1">
          <table:table-cell office:value-type="float" office:value="0.504890691460309" calcext:value-type="float">
            <text:p>0.5048906915</text:p>
          </table:table-cell>
        </table:table-row>
        <table:table-row table:style-name="ro1">
          <table:table-cell office:value-type="float" office:value="0.499863712408741" calcext:value-type="float">
            <text:p>0.4998637124</text:p>
          </table:table-cell>
        </table:table-row>
        <table:table-row table:style-name="ro1">
          <table:table-cell office:value-type="float" office:value="0.494712375977183" calcext:value-type="float">
            <text:p>0.494712376</text:p>
          </table:table-cell>
        </table:table-row>
        <table:table-row table:style-name="ro1">
          <table:table-cell office:value-type="float" office:value="0.489447214146673" calcext:value-type="float">
            <text:p>0.4894472141</text:p>
          </table:table-cell>
        </table:table-row>
        <table:table-row table:style-name="ro1">
          <table:table-cell office:value-type="float" office:value="0.484079046648155" calcext:value-type="float">
            <text:p>0.4840790466</text:p>
          </table:table-cell>
        </table:table-row>
        <table:table-row table:style-name="ro1">
          <table:table-cell office:value-type="float" office:value="0.478618952801233" calcext:value-type="float">
            <text:p>0.4786189528</text:p>
          </table:table-cell>
        </table:table-row>
        <table:table-row table:style-name="ro1">
          <table:table-cell office:value-type="float" office:value="0.473078243243567" calcext:value-type="float">
            <text:p>0.4730782432</text:p>
          </table:table-cell>
        </table:table-row>
        <table:table-row table:style-name="ro1">
          <table:table-cell office:value-type="float" office:value="0.467468431550897" calcext:value-type="float">
            <text:p>0.4674684316</text:p>
          </table:table-cell>
        </table:table-row>
        <table:table-row table:style-name="ro1">
          <table:table-cell office:value-type="float" office:value="0.461801205747697" calcext:value-type="float">
            <text:p>0.4618012057</text:p>
          </table:table-cell>
        </table:table-row>
        <table:table-row table:style-name="ro1">
          <table:table-cell office:value-type="float" office:value="0.456088399708473" calcext:value-type="float">
            <text:p>0.4560883997</text:p>
          </table:table-cell>
        </table:table-row>
        <table:table-row table:style-name="ro1">
          <table:table-cell office:value-type="float" office:value="0.450341964449681" calcext:value-type="float">
            <text:p>0.4503419644</text:p>
          </table:table-cell>
        </table:table-row>
        <table:table-row table:style-name="ro1">
          <table:table-cell office:value-type="float" office:value="0.444573939312284" calcext:value-type="float">
            <text:p>0.4445739393</text:p>
          </table:table-cell>
        </table:table-row>
        <table:table-row table:style-name="ro1">
          <table:table-cell office:value-type="float" office:value="0.438796423034944" calcext:value-type="float">
            <text:p>0.438796423</text:p>
          </table:table-cell>
        </table:table-row>
        <table:table-row table:style-name="ro1">
          <table:table-cell office:value-type="float" office:value="0.433021544717845" calcext:value-type="float">
            <text:p>0.4330215447</text:p>
          </table:table-cell>
        </table:table-row>
        <table:table-row table:style-name="ro1">
          <table:table-cell office:value-type="float" office:value="0.427261434677144" calcext:value-type="float">
            <text:p>0.4272614347</text:p>
          </table:table-cell>
        </table:table-row>
        <table:table-row table:style-name="ro1">
          <table:table-cell office:value-type="float" office:value="0.421528195190063" calcext:value-type="float">
            <text:p>0.4215281952</text:p>
          </table:table-cell>
        </table:table-row>
        <table:table-row table:style-name="ro1">
          <table:table-cell office:value-type="float" office:value="0.415833871130608" calcext:value-type="float">
            <text:p>0.4158338711</text:p>
          </table:table-cell>
        </table:table-row>
        <table:table-row table:style-name="ro1">
          <table:table-cell office:value-type="float" office:value="0.410190420495926" calcext:value-type="float">
            <text:p>0.4101904205</text:p>
          </table:table-cell>
        </table:table-row>
        <table:table-row table:style-name="ro1">
          <table:table-cell office:value-type="float" office:value="0.404609684823287" calcext:value-type="float">
            <text:p>0.4046096848</text:p>
          </table:table-cell>
        </table:table-row>
        <table:table-row table:style-name="ro1">
          <table:table-cell office:value-type="float" office:value="0.39910335949771" calcext:value-type="float">
            <text:p>0.3991033595</text:p>
          </table:table-cell>
        </table:table-row>
        <table:table-row table:style-name="ro1">
          <table:table-cell office:value-type="float" office:value="0.39368296395021" calcext:value-type="float">
            <text:p>0.393682964</text:p>
          </table:table-cell>
        </table:table-row>
        <table:table-row table:style-name="ro1">
          <table:table-cell office:value-type="float" office:value="0.388359811746688" calcext:value-type="float">
            <text:p>0.3883598117</text:p>
          </table:table-cell>
        </table:table-row>
        <table:table-row table:style-name="ro1">
          <table:table-cell office:value-type="float" office:value="0.383144980567447" calcext:value-type="float">
            <text:p>0.3831449806</text:p>
          </table:table-cell>
        </table:table-row>
        <table:table-row table:style-name="ro1">
          <table:table-cell office:value-type="float" office:value="0.378049282077343" calcext:value-type="float">
            <text:p>0.3780492821</text:p>
          </table:table-cell>
        </table:table-row>
        <table:table-row table:style-name="ro1">
          <table:table-cell office:value-type="float" office:value="0.373083231686574" calcext:value-type="float">
            <text:p>0.3730832317</text:p>
          </table:table-cell>
        </table:table-row>
        <table:table-row table:style-name="ro1">
          <table:table-cell office:value-type="float" office:value="0.368257018202091" calcext:value-type="float">
            <text:p>0.3682570182</text:p>
          </table:table-cell>
        </table:table-row>
        <table:table-row table:style-name="ro1">
          <table:table-cell office:value-type="float" office:value="0.363580473369654" calcext:value-type="float">
            <text:p>0.3635804734</text:p>
          </table:table-cell>
        </table:table-row>
        <table:table-row table:style-name="ro1">
          <table:table-cell office:value-type="float" office:value="0.359063041306507" calcext:value-type="float">
            <text:p>0.3590630413</text:p>
          </table:table-cell>
        </table:table-row>
        <table:table-row table:style-name="ro1">
          <table:table-cell office:value-type="float" office:value="0.354713747824706" calcext:value-type="float">
            <text:p>0.3547137478</text:p>
          </table:table-cell>
        </table:table-row>
        <table:table-row table:style-name="ro1">
          <table:table-cell office:value-type="float" office:value="0.350541169645057" calcext:value-type="float">
            <text:p>0.3505411696</text:p>
          </table:table-cell>
        </table:table-row>
        <table:table-row table:style-name="ro1">
          <table:table-cell office:value-type="float" office:value="0.346553403501702" calcext:value-type="float">
            <text:p>0.3465534035</text:p>
          </table:table-cell>
        </table:table-row>
        <table:table-row table:style-name="ro1">
          <table:table-cell office:value-type="float" office:value="0.342758035137338" calcext:value-type="float">
            <text:p>0.3427580351</text:p>
          </table:table-cell>
        </table:table-row>
        <table:table-row table:style-name="ro1">
          <table:table-cell office:value-type="float" office:value="0.339162108189055" calcext:value-type="float">
            <text:p>0.3391621082</text:p>
          </table:table-cell>
        </table:table-row>
        <table:table-row table:style-name="ro1">
          <table:table-cell office:value-type="float" office:value="0.335772092964826" calcext:value-type="float">
            <text:p>0.335772093</text:p>
          </table:table-cell>
        </table:table-row>
        <table:table-row table:style-name="ro1">
          <table:table-cell office:value-type="float" office:value="0.332593855110614" calcext:value-type="float">
            <text:p>0.3325938551</text:p>
          </table:table-cell>
        </table:table-row>
        <table:table-row table:style-name="ro1">
          <table:table-cell office:value-type="float" office:value="0.329632624168123" calcext:value-type="float">
            <text:p>0.3296326242</text:p>
          </table:table-cell>
        </table:table-row>
        <table:table-row table:style-name="ro1">
          <table:table-cell office:value-type="float" office:value="0.326892962023172" calcext:value-type="float">
            <text:p>0.326892962</text:p>
          </table:table-cell>
        </table:table-row>
        <table:table-row table:style-name="ro1">
          <table:table-cell office:value-type="float" office:value="0.324378731244714" calcext:value-type="float">
            <text:p>0.3243787312</text:p>
          </table:table-cell>
        </table:table-row>
        <table:table-row table:style-name="ro1">
          <table:table-cell office:value-type="float" office:value="0.322093063314476" calcext:value-type="float">
            <text:p>0.3220930633</text:p>
          </table:table-cell>
        </table:table-row>
        <table:table-row table:style-name="ro1">
          <table:table-cell office:value-type="float" office:value="0.320038326747237" calcext:value-type="float">
            <text:p>0.3200383267</text:p>
          </table:table-cell>
        </table:table-row>
        <table:table-row table:style-name="ro1">
          <table:table-cell office:value-type="float" office:value="0.318216095101741" calcext:value-type="float">
            <text:p>0.3182160951</text:p>
          </table:table-cell>
        </table:table-row>
        <table:table-row table:style-name="ro1">
          <table:table-cell office:value-type="float" office:value="0.316627114882241" calcext:value-type="float">
            <text:p>0.3166271149</text:p>
          </table:table-cell>
        </table:table-row>
        <table:table-row table:style-name="ro1">
          <table:table-cell office:value-type="float" office:value="0.315271273330675" calcext:value-type="float">
            <text:p>0.3152712733</text:p>
          </table:table-cell>
        </table:table-row>
        <table:table-row table:style-name="ro1">
          <table:table-cell office:value-type="float" office:value="0.314147566109473" calcext:value-type="float">
            <text:p>0.3141475661</text:p>
          </table:table-cell>
        </table:table-row>
        <table:table-row table:style-name="ro1">
          <table:table-cell office:value-type="float" office:value="0.313254064875005" calcext:value-type="float">
            <text:p>0.3132540649</text:p>
          </table:table-cell>
        </table:table-row>
        <table:table-row table:style-name="ro1">
          <table:table-cell office:value-type="float" office:value="0.312587884741651" calcext:value-type="float">
            <text:p>0.3125878847</text:p>
          </table:table-cell>
        </table:table-row>
        <table:table-row table:style-name="ro1">
          <table:table-cell office:value-type="float" office:value="0.312145151636512" calcext:value-type="float">
            <text:p>0.3121451516</text:p>
          </table:table-cell>
        </table:table-row>
        <table:table-row table:style-name="ro1">
          <table:table-cell office:value-type="float" office:value="0.311920969544754" calcext:value-type="float">
            <text:p>0.3119209695</text:p>
          </table:table-cell>
        </table:table-row>
        <table:table-row table:style-name="ro1">
          <table:table-cell office:value-type="float" office:value="0.311909387645576" calcext:value-type="float">
            <text:p>0.3119093876</text:p>
          </table:table-cell>
        </table:table-row>
        <table:table-row table:style-name="ro1">
          <table:table-cell office:value-type="float" office:value="0.31210336733882" calcext:value-type="float">
            <text:p>0.3121033673</text:p>
          </table:table-cell>
        </table:table-row>
        <table:table-row table:style-name="ro1">
          <table:table-cell office:value-type="float" office:value="0.312494749162212" calcext:value-type="float">
            <text:p>0.3124947492</text:p>
          </table:table-cell>
        </table:table-row>
        <table:table-row table:style-name="ro1">
          <table:table-cell office:value-type="float" office:value="0.313074219599236" calcext:value-type="float">
            <text:p>0.3130742196</text:p>
          </table:table-cell>
        </table:table-row>
        <table:table-row table:style-name="ro1">
          <table:table-cell office:value-type="float" office:value="0.313831277777635" calcext:value-type="float">
            <text:p>0.3138312778</text:p>
          </table:table-cell>
        </table:table-row>
        <table:table-row table:style-name="ro1">
          <table:table-cell office:value-type="float" office:value="0.314754202058552" calcext:value-type="float">
            <text:p>0.3147542021</text:p>
          </table:table-cell>
        </table:table-row>
        <table:table-row table:style-name="ro1">
          <table:table-cell office:value-type="float" office:value="0.315830016516306" calcext:value-type="float">
            <text:p>0.3158300165</text:p>
          </table:table-cell>
        </table:table-row>
        <table:table-row table:style-name="ro1">
          <table:table-cell office:value-type="float" office:value="0.317044457308789" calcext:value-type="float">
            <text:p>0.3170444573</text:p>
          </table:table-cell>
        </table:table-row>
        <table:table-row table:style-name="ro1">
          <table:table-cell office:value-type="float" office:value="0.318381938938508" calcext:value-type="float">
            <text:p>0.3183819389</text:p>
          </table:table-cell>
        </table:table-row>
        <table:table-row table:style-name="ro1">
          <table:table-cell office:value-type="float" office:value="0.319825520404254" calcext:value-type="float">
            <text:p>0.3198255204</text:p>
          </table:table-cell>
        </table:table-row>
        <table:table-row table:style-name="ro1">
          <table:table-cell office:value-type="float" office:value="0.321356871243408" calcext:value-type="float">
            <text:p>0.3213568712</text:p>
          </table:table-cell>
        </table:table-row>
        <table:table-row table:style-name="ro1">
          <table:table-cell office:value-type="float" office:value="0.322956237464872" calcext:value-type="float">
            <text:p>0.3229562375</text:p>
          </table:table-cell>
        </table:table-row>
        <table:table-row table:style-name="ro1">
          <table:table-cell office:value-type="float" office:value="0.324602407372641" calcext:value-type="float">
            <text:p>0.3246024074</text:p>
          </table:table-cell>
        </table:table-row>
        <table:table-row table:style-name="ro1">
          <table:table-cell office:value-type="float" office:value="0.326272677280005" calcext:value-type="float">
            <text:p>0.3262726773</text:p>
          </table:table-cell>
        </table:table-row>
        <table:table-row table:style-name="ro1">
          <table:table-cell office:value-type="float" office:value="0.550434947001028" calcext:value-type="float">
            <text:p>0.550434947</text:p>
          </table:table-cell>
        </table:table-row>
        <table:table-row table:style-name="ro1">
          <table:table-cell office:value-type="float" office:value="0.552444365693307" calcext:value-type="float">
            <text:p>0.5524443657</text:p>
          </table:table-cell>
        </table:table-row>
        <table:table-row table:style-name="ro1">
          <table:table-cell office:value-type="float" office:value="0.554409336598646" calcext:value-type="float">
            <text:p>0.5544093366</text:p>
          </table:table-cell>
        </table:table-row>
        <table:table-row table:style-name="ro1">
          <table:table-cell office:value-type="float" office:value="0.556309535208432" calcext:value-type="float">
            <text:p>0.5563095352</text:p>
          </table:table-cell>
        </table:table-row>
        <table:table-row table:style-name="ro1">
          <table:table-cell office:value-type="float" office:value="0.558125909831182" calcext:value-type="float">
            <text:p>0.5581259098</text:p>
          </table:table-cell>
        </table:table-row>
        <table:table-row table:style-name="ro1">
          <table:table-cell office:value-type="float" office:value="0.55984065839456" calcext:value-type="float">
            <text:p>0.5598406584</text:p>
          </table:table-cell>
        </table:table-row>
        <table:table-row table:style-name="ro1">
          <table:table-cell office:value-type="float" office:value="0.561437205113059" calcext:value-type="float">
            <text:p>0.5614372051</text:p>
          </table:table-cell>
        </table:table-row>
        <table:table-row table:style-name="ro1">
          <table:table-cell office:value-type="float" office:value="0.562900177021341" calcext:value-type="float">
            <text:p>0.562900177</text:p>
          </table:table-cell>
        </table:table-row>
        <table:table-row table:style-name="ro1">
          <table:table-cell office:value-type="float" office:value="0.564215380373249" calcext:value-type="float">
            <text:p>0.5642153804</text:p>
          </table:table-cell>
        </table:table-row>
        <table:table-row table:style-name="ro1">
          <table:table-cell office:value-type="float" office:value="0.565369776906469" calcext:value-type="float">
            <text:p>0.5653697769</text:p>
          </table:table-cell>
        </table:table-row>
        <table:table-row table:style-name="ro1">
          <table:table-cell office:value-type="float" office:value="0.566351459972869" calcext:value-type="float">
            <text:p>0.56635146</text:p>
          </table:table-cell>
        </table:table-row>
        <table:table-row table:style-name="ro1">
          <table:table-cell office:value-type="float" office:value="0.567149630534491" calcext:value-type="float">
            <text:p>0.5671496305</text:p>
          </table:table-cell>
        </table:table-row>
        <table:table-row table:style-name="ro1">
          <table:table-cell office:value-type="float" office:value="0.567754573025207" calcext:value-type="float">
            <text:p>0.567754573</text:p>
          </table:table-cell>
        </table:table-row>
        <table:table-row table:style-name="ro1">
          <table:table-cell office:value-type="float" office:value="0.568157631078043" calcext:value-type="float">
            <text:p>0.5681576311</text:p>
          </table:table-cell>
        </table:table-row>
        <table:table-row table:style-name="ro1">
          <table:table-cell office:value-type="float" office:value="0.568351183118158" calcext:value-type="float">
            <text:p>0.5683511831</text:p>
          </table:table-cell>
        </table:table-row>
        <table:table-row table:style-name="ro1">
          <table:table-cell office:value-type="float" office:value="0.568328617821496" calcext:value-type="float">
            <text:p>0.5683286178</text:p>
          </table:table-cell>
        </table:table-row>
        <table:table-row table:style-name="ro1">
          <table:table-cell office:value-type="float" office:value="0.56808430943909" calcext:value-type="float">
            <text:p>0.5680843094</text:p>
          </table:table-cell>
        </table:table-row>
        <table:table-row table:style-name="ro1">
          <table:table-cell office:value-type="float" office:value="0.567613592987035" calcext:value-type="float">
            <text:p>0.567613593</text:p>
          </table:table-cell>
        </table:table-row>
        <table:table-row table:style-name="ro1">
          <table:table-cell office:value-type="float" office:value="0.566912739302127" calcext:value-type="float">
            <text:p>0.5669127393</text:p>
          </table:table-cell>
        </table:table-row>
        <table:table-row table:style-name="ro1">
          <table:table-cell office:value-type="float" office:value="0.565978929963152" calcext:value-type="float">
            <text:p>0.56597893</text:p>
          </table:table-cell>
        </table:table-row>
        <table:table-row table:style-name="ro1">
          <table:table-cell office:value-type="float" office:value="0.564810232077855" calcext:value-type="float">
            <text:p>0.5648102321</text:p>
          </table:table-cell>
        </table:table-row>
        <table:table-row table:style-name="ro1">
          <table:table-cell office:value-type="float" office:value="0.563405572935559" calcext:value-type="float">
            <text:p>0.5634055729</text:p>
          </table:table-cell>
        </table:table-row>
        <table:table-row table:style-name="ro1">
          <table:table-cell office:value-type="float" office:value="0.561764714525449" calcext:value-type="float">
            <text:p>0.5617647145</text:p>
          </table:table-cell>
        </table:table-row>
        <table:table-row table:style-name="ro1">
          <table:table-cell office:value-type="float" office:value="0.559888227920528" calcext:value-type="float">
            <text:p>0.5598882279</text:p>
          </table:table-cell>
        </table:table-row>
        <table:table-row table:style-name="ro1">
          <table:table-cell office:value-type="float" office:value="0.55777746752722" calcext:value-type="float">
            <text:p>0.5577774675</text:p>
          </table:table-cell>
        </table:table-row>
        <table:table-row table:style-name="ro1">
          <table:table-cell office:value-type="float" office:value="0.55543454520065" calcext:value-type="float">
            <text:p>0.5554345452</text:p>
          </table:table-cell>
        </table:table-row>
        <table:table-row table:style-name="ro1">
          <table:table-cell office:value-type="float" office:value="0.552862304225581" calcext:value-type="float">
            <text:p>0.5528623042</text:p>
          </table:table-cell>
        </table:table-row>
        <table:table-row table:style-name="ro1">
          <table:table-cell office:value-type="float" office:value="0.550064293163012" calcext:value-type="float">
            <text:p>0.5500642932</text:p>
          </table:table-cell>
        </table:table-row>
        <table:table-row table:style-name="ro1">
          <table:table-cell office:value-type="float" office:value="0.547044739562442" calcext:value-type="float">
            <text:p>0.5470447396</text:p>
          </table:table-cell>
        </table:table-row>
        <table:table-row table:style-name="ro1">
          <table:table-cell office:value-type="float" office:value="0.543808523539797" calcext:value-type="float">
            <text:p>0.5438085235</text:p>
          </table:table-cell>
        </table:table-row>
        <table:table-row table:style-name="ro1">
          <table:table-cell office:value-type="float" office:value="0.540361151221017" calcext:value-type="float">
            <text:p>0.5403611512</text:p>
          </table:table-cell>
        </table:table-row>
        <table:table-row table:style-name="ro1">
          <table:table-cell office:value-type="float" office:value="0.536708728051309" calcext:value-type="float">
            <text:p>0.5367087281</text:p>
          </table:table-cell>
        </table:table-row>
        <table:table-row table:style-name="ro1">
          <table:table-cell office:value-type="float" office:value="0.532857931970059" calcext:value-type="float">
            <text:p>0.532857932</text:p>
          </table:table-cell>
        </table:table-row>
        <table:table-row table:style-name="ro1">
          <table:table-cell office:value-type="float" office:value="0.528815986451412" calcext:value-type="float">
            <text:p>0.5288159865</text:p>
          </table:table-cell>
        </table:table-row>
        <table:table-row table:style-name="ro1">
          <table:table-cell office:value-type="float" office:value="0.524590633410512" calcext:value-type="float">
            <text:p>0.5245906334</text:p>
          </table:table-cell>
        </table:table-row>
        <table:table-row table:style-name="ro1">
          <table:table-cell office:value-type="float" office:value="0.520190105975399" calcext:value-type="float">
            <text:p>0.520190106</text:p>
          </table:table-cell>
        </table:table-row>
        <table:table-row table:style-name="ro1">
          <table:table-cell office:value-type="float" office:value="0.515623101124585" calcext:value-type="float">
            <text:p>0.5156231011</text:p>
          </table:table-cell>
        </table:table-row>
        <table:table-row table:style-name="ro1">
          <table:table-cell office:value-type="float" office:value="0.510898752190272" calcext:value-type="float">
            <text:p>0.5108987522</text:p>
          </table:table-cell>
        </table:table-row>
        <table:table-row table:style-name="ro1">
          <table:table-cell office:value-type="float" office:value="0.50602660122725" calcext:value-type="float">
            <text:p>0.5060266012</text:p>
          </table:table-cell>
        </table:table-row>
        <table:table-row table:style-name="ro1">
          <table:table-cell office:value-type="float" office:value="0.50101657124745" calcext:value-type="float">
            <text:p>0.5010165712</text:p>
          </table:table-cell>
        </table:table-row>
        <table:table-row table:style-name="ro1">
          <table:table-cell office:value-type="float" office:value="0.495878938320158" calcext:value-type="float">
            <text:p>0.4958789383</text:p>
          </table:table-cell>
        </table:table-row>
        <table:table-row table:style-name="ro1">
          <table:table-cell office:value-type="float" office:value="0.490624303537899" calcext:value-type="float">
            <text:p>0.4906243035</text:p>
          </table:table-cell>
        </table:table-row>
        <table:table-row table:style-name="ro1">
          <table:table-cell office:value-type="float" office:value="0.485263564847975" calcext:value-type="float">
            <text:p>0.4852635648</text:p>
          </table:table-cell>
        </table:table-row>
        <table:table-row table:style-name="ro1">
          <table:table-cell office:value-type="float" office:value="0.479807888749678" calcext:value-type="float">
            <text:p>0.4798078887</text:p>
          </table:table-cell>
        </table:table-row>
        <table:table-row table:style-name="ro1">
          <table:table-cell office:value-type="float" office:value="0.474268681857147" calcext:value-type="float">
            <text:p>0.4742686819</text:p>
          </table:table-cell>
        </table:table-row>
        <table:table-row table:style-name="ro1">
          <table:table-cell office:value-type="float" office:value="0.46865756232791" calcext:value-type="float">
            <text:p>0.4686575623</text:p>
          </table:table-cell>
        </table:table-row>
        <table:table-row table:style-name="ro1">
          <table:table-cell office:value-type="float" office:value="0.462986331157072" calcext:value-type="float">
            <text:p>0.4629863312</text:p>
          </table:table-cell>
        </table:table-row>
        <table:table-row table:style-name="ro1">
          <table:table-cell office:value-type="float" office:value="0.457266943337174" calcext:value-type="float">
            <text:p>0.4572669433</text:p>
          </table:table-cell>
        </table:table-row>
        <table:table-row table:style-name="ro1">
          <table:table-cell office:value-type="float" office:value="0.45151147888371" calcext:value-type="float">
            <text:p>0.4515114789</text:p>
          </table:table-cell>
        </table:table-row>
        <table:table-row table:style-name="ro1">
          <table:table-cell office:value-type="float" office:value="0.445732113726314" calcext:value-type="float">
            <text:p>0.4457321137</text:p>
          </table:table-cell>
        </table:table-row>
        <table:table-row table:style-name="ro1">
          <table:table-cell office:value-type="float" office:value="0.439941090465601" calcext:value-type="float">
            <text:p>0.4399410905</text:p>
          </table:table-cell>
        </table:table-row>
        <table:table-row table:style-name="ro1">
          <table:table-cell office:value-type="float" office:value="0.434150688995678" calcext:value-type="float">
            <text:p>0.434150689</text:p>
          </table:table-cell>
        </table:table-row>
        <table:table-row table:style-name="ro1">
          <table:table-cell office:value-type="float" office:value="0.428373196992312" calcext:value-type="float">
            <text:p>0.428373197</text:p>
          </table:table-cell>
        </table:table-row>
        <table:table-row table:style-name="ro1">
          <table:table-cell office:value-type="float" office:value="0.422620880266766" calcext:value-type="float">
            <text:p>0.4226208803</text:p>
          </table:table-cell>
        </table:table-row>
        <table:table-row table:style-name="ro1">
          <table:table-cell office:value-type="float" office:value="0.416905952985297" calcext:value-type="float">
            <text:p>0.416905953</text:p>
          </table:table-cell>
        </table:table-row>
        <table:table-row table:style-name="ro1">
          <table:table-cell office:value-type="float" office:value="0.411240547754312" calcext:value-type="float">
            <text:p>0.4112405478</text:p>
          </table:table-cell>
        </table:table-row>
        <table:table-row table:style-name="ro1">
          <table:table-cell office:value-type="float" office:value="0.405636685571191" calcext:value-type="float">
            <text:p>0.4056366856</text:p>
          </table:table-cell>
        </table:table-row>
        <table:table-row table:style-name="ro1">
          <table:table-cell office:value-type="float" office:value="0.400106245640776" calcext:value-type="float">
            <text:p>0.4001062456</text:p>
          </table:table-cell>
        </table:table-row>
        <table:table-row table:style-name="ro1">
          <table:table-cell office:value-type="float" office:value="0.394660935057511" calcext:value-type="float">
            <text:p>0.3946609351</text:p>
          </table:table-cell>
        </table:table-row>
        <table:table-row table:style-name="ro1">
          <table:table-cell office:value-type="float" office:value="0.389312258353264" calcext:value-type="float">
            <text:p>0.3893122584</text:p>
          </table:table-cell>
        </table:table-row>
        <table:table-row table:style-name="ro1">
          <table:table-cell office:value-type="float" office:value="0.384071486910789" calcext:value-type="float">
            <text:p>0.3840714869</text:p>
          </table:table-cell>
        </table:table-row>
        <table:table-row table:style-name="ro1">
          <table:table-cell office:value-type="float" office:value="0.37894962824287" calcext:value-type="float">
            <text:p>0.3789496282</text:p>
          </table:table-cell>
        </table:table-row>
        <table:table-row table:style-name="ro1">
          <table:table-cell office:value-type="float" office:value="0.373957395137118" calcext:value-type="float">
            <text:p>0.3739573951</text:p>
          </table:table-cell>
        </table:table-row>
        <table:table-row table:style-name="ro1">
          <table:table-cell office:value-type="float" office:value="0.369105174666431" calcext:value-type="float">
            <text:p>0.3691051747</text:p>
          </table:table-cell>
        </table:table-row>
        <table:table-row table:style-name="ro1">
          <table:table-cell office:value-type="float" office:value="0.364402997065126" calcext:value-type="float">
            <text:p>0.3644029971</text:p>
          </table:table-cell>
        </table:table-row>
        <table:table-row table:style-name="ro1">
          <table:table-cell office:value-type="float" office:value="0.359860504470716" calcext:value-type="float">
            <text:p>0.3598605045</text:p>
          </table:table-cell>
        </table:table-row>
        <table:table-row table:style-name="ro1">
          <table:table-cell office:value-type="float" office:value="0.355486919531369" calcext:value-type="float">
            <text:p>0.3554869195</text:p>
          </table:table-cell>
        </table:table-row>
        <table:table-row table:style-name="ro1">
          <table:table-cell office:value-type="float" office:value="0.35129101387902" calcext:value-type="float">
            <text:p>0.3512910139</text:p>
          </table:table-cell>
        </table:table-row>
        <table:table-row table:style-name="ro1">
          <table:table-cell office:value-type="float" office:value="0.347281076468142" calcext:value-type="float">
            <text:p>0.3472810765</text:p>
          </table:table-cell>
        </table:table-row>
        <table:table-row table:style-name="ro1">
          <table:table-cell office:value-type="float" office:value="0.343464881780194" calcext:value-type="float">
            <text:p>0.3434648818</text:p>
          </table:table-cell>
        </table:table-row>
        <table:table-row table:style-name="ro1">
          <table:table-cell office:value-type="float" office:value="0.339849657893714" calcext:value-type="float">
            <text:p>0.3398496579</text:p>
          </table:table-cell>
        </table:table-row>
        <table:table-row table:style-name="ro1">
          <table:table-cell office:value-type="float" office:value="0.33644205442009" calcext:value-type="float">
            <text:p>0.3364420544</text:p>
          </table:table-cell>
        </table:table-row>
        <table:table-row table:style-name="ro1">
          <table:table-cell office:value-type="float" office:value="0.333248110304984" calcext:value-type="float">
            <text:p>0.3332481103</text:p>
          </table:table-cell>
        </table:table-row>
        <table:table-row table:style-name="ro1">
          <table:table-cell office:value-type="float" office:value="0.330273221495425" calcext:value-type="float">
            <text:p>0.3302732215</text:p>
          </table:table-cell>
        </table:table-row>
        <table:table-row table:style-name="ro1">
          <table:table-cell office:value-type="float" office:value="0.327522108472559" calcext:value-type="float">
            <text:p>0.3275221085</text:p>
          </table:table-cell>
        </table:table-row>
        <table:table-row table:style-name="ro1">
          <table:table-cell office:value-type="float" office:value="0.32499878365007" calcext:value-type="float">
            <text:p>0.3249987837</text:p>
          </table:table-cell>
        </table:table-row>
        <table:table-row table:style-name="ro1">
          <table:table-cell office:value-type="float" office:value="0.322706518638252" calcext:value-type="float">
            <text:p>0.3227065186</text:p>
          </table:table-cell>
        </table:table-row>
        <table:table-row table:style-name="ro1">
          <table:table-cell office:value-type="float" office:value="0.320647811373759" calcext:value-type="float">
            <text:p>0.3206478114</text:p>
          </table:table-cell>
        </table:table-row>
        <table:table-row table:style-name="ro1">
          <table:table-cell office:value-type="float" office:value="0.318824353115" calcext:value-type="float">
            <text:p>0.3188243531</text:p>
          </table:table-cell>
        </table:table-row>
        <table:table-row table:style-name="ro1">
          <table:table-cell office:value-type="float" office:value="0.317236995303216" calcext:value-type="float">
            <text:p>0.3172369953</text:p>
          </table:table-cell>
        </table:table-row>
        <table:table-row table:style-name="ro1">
          <table:table-cell office:value-type="float" office:value="0.315885716289204" calcext:value-type="float">
            <text:p>0.3158857163</text:p>
          </table:table-cell>
        </table:table-row>
        <table:table-row table:style-name="ro1">
          <table:table-cell office:value-type="float" office:value="0.314769587925711" calcext:value-type="float">
            <text:p>0.3147695879</text:p>
          </table:table-cell>
        </table:table-row>
        <table:table-row table:style-name="ro1">
          <table:table-cell office:value-type="float" office:value="0.313886742025493" calcext:value-type="float">
            <text:p>0.313886742</text:p>
          </table:table-cell>
        </table:table-row>
        <table:table-row table:style-name="ro1">
          <table:table-cell office:value-type="float" office:value="0.313234336685029" calcext:value-type="float">
            <text:p>0.3132343367</text:p>
          </table:table-cell>
        </table:table-row>
        <table:table-row table:style-name="ro1">
          <table:table-cell office:value-type="float" office:value="0.312808522473905" calcext:value-type="float">
            <text:p>0.3128085225</text:p>
          </table:table-cell>
        </table:table-row>
        <table:table-row table:style-name="ro1">
          <table:table-cell office:value-type="float" office:value="0.312604408489861" calcext:value-type="float">
            <text:p>0.3126044085</text:p>
          </table:table-cell>
        </table:table-row>
        <table:table-row table:style-name="ro1">
          <table:table-cell office:value-type="float" office:value="0.312616028279493" calcext:value-type="float">
            <text:p>0.3126160283</text:p>
          </table:table-cell>
        </table:table-row>
        <table:table-row table:style-name="ro1">
          <table:table-cell office:value-type="float" office:value="0.312836305624627" calcext:value-type="float">
            <text:p>0.3128363056</text:p>
          </table:table-cell>
        </table:table-row>
        <table:table-row table:style-name="ro1">
          <table:table-cell office:value-type="float" office:value="0.313257020194347" calcext:value-type="float">
            <text:p>0.3132570202</text:p>
          </table:table-cell>
        </table:table-row>
        <table:table-row table:style-name="ro1">
          <table:table-cell office:value-type="float" office:value="0.313868773062699" calcext:value-type="float">
            <text:p>0.3138687731</text:p>
          </table:table-cell>
        </table:table-row>
        <table:table-row table:style-name="ro1">
          <table:table-cell office:value-type="float" office:value="0.314660952092043" calcext:value-type="float">
            <text:p>0.3146609521</text:p>
          </table:table-cell>
        </table:table-row>
        <table:table-row table:style-name="ro1">
          <table:table-cell office:value-type="float" office:value="0.315621697182073" calcext:value-type="float">
            <text:p>0.3156216972</text:p>
          </table:table-cell>
        </table:table-row>
        <table:table-row table:style-name="ro1">
          <table:table-cell office:value-type="float" office:value="0.316737865384509" calcext:value-type="float">
            <text:p>0.3167378654</text:p>
          </table:table-cell>
        </table:table-row>
        <table:table-row table:style-name="ro1">
          <table:table-cell office:value-type="float" office:value="0.317994995883434" calcext:value-type="float">
            <text:p>0.3179949959</text:p>
          </table:table-cell>
        </table:table-row>
        <table:table-row table:style-name="ro1">
          <table:table-cell office:value-type="float" office:value="0.319377274841314" calcext:value-type="float">
            <text:p>0.3193772748</text:p>
          </table:table-cell>
        </table:table-row>
        <table:table-row table:style-name="ro1">
          <table:table-cell office:value-type="float" office:value="0.320867500110661" calcext:value-type="float">
            <text:p>0.3208675001</text:p>
          </table:table-cell>
        </table:table-row>
        <table:table-row table:style-name="ro1">
          <table:table-cell office:value-type="float" office:value="0.322447045811379" calcext:value-type="float">
            <text:p>0.3224470458</text:p>
          </table:table-cell>
        </table:table-row>
        <table:table-row table:style-name="ro1">
          <table:table-cell office:value-type="float" office:value="0.32409582677375" calcext:value-type="float">
            <text:p>0.3240958268</text:p>
          </table:table-cell>
        </table:table-row>
        <table:table-row table:style-name="ro1">
          <table:table-cell office:value-type="float" office:value="0.325792262847107" calcext:value-type="float">
            <text:p>0.3257922628</text:p>
          </table:table-cell>
        </table:table-row>
        <table:table-row table:style-name="ro1">
          <table:table-cell office:value-type="float" office:value="0.327513243074149" calcext:value-type="float">
            <text:p>0.3275132431</text:p>
          </table:table-cell>
        </table:table-row>
        <table:table-row table:style-name="ro1">
          <table:table-cell office:value-type="float" office:value="0.548666522599339" calcext:value-type="float">
            <text:p>0.5486665226</text:p>
          </table:table-cell>
        </table:table-row>
        <table:table-row table:style-name="ro1">
          <table:table-cell office:value-type="float" office:value="0.550782796080413" calcext:value-type="float">
            <text:p>0.5507827961</text:p>
          </table:table-cell>
        </table:table-row>
        <table:table-row table:style-name="ro1">
          <table:table-cell office:value-type="float" office:value="0.552854394603893" calcext:value-type="float">
            <text:p>0.5528543946</text:p>
          </table:table-cell>
        </table:table-row>
        <table:table-row table:style-name="ro1">
          <table:table-cell office:value-type="float" office:value="0.5548608716598" calcext:value-type="float">
            <text:p>0.5548608717</text:p>
          </table:table-cell>
        </table:table-row>
        <table:table-row table:style-name="ro1">
          <table:table-cell office:value-type="float" office:value="0.556783048864961" calcext:value-type="float">
            <text:p>0.5567830489</text:p>
          </table:table-cell>
        </table:table-row>
        <table:table-row table:style-name="ro1">
          <table:table-cell office:value-type="float" office:value="0.558602993575959" calcext:value-type="float">
            <text:p>0.5586029936</text:p>
          </table:table-cell>
        </table:table-row>
        <table:table-row table:style-name="ro1">
          <table:table-cell office:value-type="float" office:value="0.560303996343141" calcext:value-type="float">
            <text:p>0.5603039963</text:p>
          </table:table-cell>
        </table:table-row>
        <table:table-row table:style-name="ro1">
          <table:table-cell office:value-type="float" office:value="0.561870548205696" calcext:value-type="float">
            <text:p>0.5618705482</text:p>
          </table:table-cell>
        </table:table-row>
        <table:table-row table:style-name="ro1">
          <table:table-cell office:value-type="float" office:value="0.563288317827785" calcext:value-type="float">
            <text:p>0.5632883178</text:p>
          </table:table-cell>
        </table:table-row>
        <table:table-row table:style-name="ro1">
          <table:table-cell office:value-type="float" office:value="0.564544128475738" calcext:value-type="float">
            <text:p>0.5645441285</text:p>
          </table:table-cell>
        </table:table-row>
        <table:table-row table:style-name="ro1">
          <table:table-cell office:value-type="float" office:value="0.565625934836312" calcext:value-type="float">
            <text:p>0.5656259348</text:p>
          </table:table-cell>
        </table:table-row>
        <table:table-row table:style-name="ro1">
          <table:table-cell office:value-type="float" office:value="0.566522799676009" calcext:value-type="float">
            <text:p>0.5665227997</text:p>
          </table:table-cell>
        </table:table-row>
        <table:table-row table:style-name="ro1">
          <table:table-cell office:value-type="float" office:value="0.567224870341459" calcext:value-type="float">
            <text:p>0.5672248703</text:p>
          </table:table-cell>
        </table:table-row>
        <table:table-row table:style-name="ro1">
          <table:table-cell office:value-type="float" office:value="0.56772335510086" calcext:value-type="float">
            <text:p>0.5677233551</text:p>
          </table:table-cell>
        </table:table-row>
        <table:table-row table:style-name="ro1">
          <table:table-cell office:value-type="float" office:value="0.568010499326484" calcext:value-type="float">
            <text:p>0.5680104993</text:p>
          </table:table-cell>
        </table:table-row>
        <table:table-row table:style-name="ro1">
          <table:table-cell office:value-type="float" office:value="0.56807956151824" calcext:value-type="float">
            <text:p>0.5680795615</text:p>
          </table:table-cell>
        </table:table-row>
        <table:table-row table:style-name="ro1">
          <table:table-cell office:value-type="float" office:value="0.567924789168306" calcext:value-type="float">
            <text:p>0.5679247892</text:p>
          </table:table-cell>
        </table:table-row>
        <table:table-row table:style-name="ro1">
          <table:table-cell office:value-type="float" office:value="0.567541394466813" calcext:value-type="float">
            <text:p>0.5675413945</text:p>
          </table:table-cell>
        </table:table-row>
        <table:table-row table:style-name="ro1">
          <table:table-cell office:value-type="float" office:value="0.566925529848599" calcext:value-type="float">
            <text:p>0.5669255298</text:p>
          </table:table-cell>
        </table:table-row>
        <table:table-row table:style-name="ro1">
          <table:table-cell office:value-type="float" office:value="0.566074263381019" calcext:value-type="float">
            <text:p>0.5660742634</text:p>
          </table:table-cell>
        </table:table-row>
        <table:table-row table:style-name="ro1">
          <table:table-cell office:value-type="float" office:value="0.564985553992821" calcext:value-type="float">
            <text:p>0.564985554</text:p>
          </table:table-cell>
        </table:table-row>
        <table:table-row table:style-name="ro1">
          <table:table-cell office:value-type="float" office:value="0.563658226544079" calcext:value-type="float">
            <text:p>0.5636582265</text:p>
          </table:table-cell>
        </table:table-row>
        <table:table-row table:style-name="ro1">
          <table:table-cell office:value-type="float" office:value="0.562091946737195" calcext:value-type="float">
            <text:p>0.5620919467</text:p>
          </table:table-cell>
        </table:table-row>
        <table:table-row table:style-name="ro1">
          <table:table-cell office:value-type="float" office:value="0.56028719586895" calcext:value-type="float">
            <text:p>0.5602871959</text:p>
          </table:table-cell>
        </table:table-row>
        <table:table-row table:style-name="ro1">
          <table:table-cell office:value-type="float" office:value="0.558245245423634" calcext:value-type="float">
            <text:p>0.5582452454</text:p>
          </table:table-cell>
        </table:table-row>
        <table:table-row table:style-name="ro1">
          <table:table-cell office:value-type="float" office:value="0.555968131507217" calcext:value-type="float">
            <text:p>0.5559681315</text:p>
          </table:table-cell>
        </table:table-row>
        <table:table-row table:style-name="ro1">
          <table:table-cell office:value-type="float" office:value="0.553458629122605" calcext:value-type="float">
            <text:p>0.5534586291</text:p>
          </table:table-cell>
        </table:table-row>
        <table:table-row table:style-name="ro1">
          <table:table-cell office:value-type="float" office:value="0.550720226285936" calcext:value-type="float">
            <text:p>0.5507202263</text:p>
          </table:table-cell>
        </table:table-row>
        <table:table-row table:style-name="ro1">
          <table:table-cell office:value-type="float" office:value="0.547757097983949" calcext:value-type="float">
            <text:p>0.547757098</text:p>
          </table:table-cell>
        </table:table-row>
        <table:table-row table:style-name="ro1">
          <table:table-cell office:value-type="float" office:value="0.544574079972416" calcext:value-type="float">
            <text:p>0.54457408</text:p>
          </table:table-cell>
        </table:table-row>
        <table:table-row table:style-name="ro1">
          <table:table-cell office:value-type="float" office:value="0.54117664241563" calcext:value-type="float">
            <text:p>0.5411766424</text:p>
          </table:table-cell>
        </table:table-row>
        <table:table-row table:style-name="ro1">
          <table:table-cell office:value-type="float" office:value="0.537570863366956" calcext:value-type="float">
            <text:p>0.5375708634</text:p>
          </table:table-cell>
        </table:table-row>
        <table:table-row table:style-name="ro1">
          <table:table-cell office:value-type="float" office:value="0.533763402090445" calcext:value-type="float">
            <text:p>0.5337634021</text:p>
          </table:table-cell>
        </table:table-row>
        <table:table-row table:style-name="ro1">
          <table:table-cell office:value-type="float" office:value="0.529761472223513" calcext:value-type="float">
            <text:p>0.5297614722</text:p>
          </table:table-cell>
        </table:table-row>
        <table:table-row table:style-name="ro1">
          <table:table-cell office:value-type="float" office:value="0.52557281478067" calcext:value-type="float">
            <text:p>0.5255728148</text:p>
          </table:table-cell>
        </table:table-row>
        <table:table-row table:style-name="ro1">
          <table:table-cell office:value-type="float" office:value="0.521205670998327" calcext:value-type="float">
            <text:p>0.521205671</text:p>
          </table:table-cell>
        </table:table-row>
        <table:table-row table:style-name="ro1">
          <table:table-cell office:value-type="float" office:value="0.51666875502065" calcext:value-type="float">
            <text:p>0.516668755</text:p>
          </table:table-cell>
        </table:table-row>
        <table:table-row table:style-name="ro1">
          <table:table-cell office:value-type="float" office:value="0.511971226426484" calcext:value-type="float">
            <text:p>0.5119712264</text:p>
          </table:table-cell>
        </table:table-row>
        <table:table-row table:style-name="ro1">
          <table:table-cell office:value-type="float" office:value="0.507122662597338" calcext:value-type="float">
            <text:p>0.5071226626</text:p>
          </table:table-cell>
        </table:table-row>
        <table:table-row table:style-name="ro1">
          <table:table-cell office:value-type="float" office:value="0.502133030926426" calcext:value-type="float">
            <text:p>0.5021330309</text:p>
          </table:table-cell>
        </table:table-row>
        <table:table-row table:style-name="ro1">
          <table:table-cell office:value-type="float" office:value="0.497012660868777" calcext:value-type="float">
            <text:p>0.4970126609</text:p>
          </table:table-cell>
        </table:table-row>
        <table:table-row table:style-name="ro1">
          <table:table-cell office:value-type="float" office:value="0.491772215832403" calcext:value-type="float">
            <text:p>0.4917722158</text:p>
          </table:table-cell>
        </table:table-row>
        <table:table-row table:style-name="ro1">
          <table:table-cell office:value-type="float" office:value="0.486422664910528" calcext:value-type="float">
            <text:p>0.4864226649</text:p>
          </table:table-cell>
        </table:table-row>
        <table:table-row table:style-name="ro1">
          <table:table-cell office:value-type="float" office:value="0.480975254454878" calcext:value-type="float">
            <text:p>0.4809752545</text:p>
          </table:table-cell>
        </table:table-row>
        <table:table-row table:style-name="ro1">
          <table:table-cell office:value-type="float" office:value="0.475441479490038" calcext:value-type="float">
            <text:p>0.4754414795</text:p>
          </table:table-cell>
        </table:table-row>
        <table:table-row table:style-name="ro1">
          <table:table-cell office:value-type="float" office:value="0.469833054968864" calcext:value-type="float">
            <text:p>0.469833055</text:p>
          </table:table-cell>
        </table:table-row>
        <table:table-row table:style-name="ro1">
          <table:table-cell office:value-type="float" office:value="0.464161886868961" calcext:value-type="float">
            <text:p>0.4641618869</text:p>
          </table:table-cell>
        </table:table-row>
        <table:table-row table:style-name="ro1">
          <table:table-cell office:value-type="float" office:value="0.45844004313022" calcext:value-type="float">
            <text:p>0.4584400431</text:p>
          </table:table-cell>
        </table:table-row>
        <table:table-row table:style-name="ro1">
          <table:table-cell office:value-type="float" office:value="0.452679724433417" calcext:value-type="float">
            <text:p>0.4526797244</text:p>
          </table:table-cell>
        </table:table-row>
        <table:table-row table:style-name="ro1">
          <table:table-cell office:value-type="float" office:value="0.446893234819879" calcext:value-type="float">
            <text:p>0.4468932348</text:p>
          </table:table-cell>
        </table:table-row>
        <table:table-row table:style-name="ro1">
          <table:table-cell office:value-type="float" office:value="0.441092952152198" calcext:value-type="float">
            <text:p>0.4410929522</text:p>
          </table:table-cell>
        </table:table-row>
        <table:table-row table:style-name="ro1">
          <table:table-cell office:value-type="float" office:value="0.435291298416028" calcext:value-type="float">
            <text:p>0.4352912984</text:p>
          </table:table-cell>
        </table:table-row>
        <table:table-row table:style-name="ro1">
          <table:table-cell office:value-type="float" office:value="0.42950070986292" calcext:value-type="float">
            <text:p>0.4295007099</text:p>
          </table:table-cell>
        </table:table-row>
        <table:table-row table:style-name="ro1">
          <table:table-cell office:value-type="float" office:value="0.423733606994236" calcext:value-type="float">
            <text:p>0.423733607</text:p>
          </table:table-cell>
        </table:table-row>
        <table:table-row table:style-name="ro1">
          <table:table-cell office:value-type="float" office:value="0.418002364386118" calcext:value-type="float">
            <text:p>0.4180023644</text:p>
          </table:table-cell>
        </table:table-row>
        <table:table-row table:style-name="ro1">
          <table:table-cell office:value-type="float" office:value="0.412319280355516" calcext:value-type="float">
            <text:p>0.4123192804</text:p>
          </table:table-cell>
        </table:table-row>
        <table:table-row table:style-name="ro1">
          <table:table-cell office:value-type="float" office:value="0.406696546467286" calcext:value-type="float">
            <text:p>0.4066965465</text:p>
          </table:table-cell>
        </table:table-row>
        <table:table-row table:style-name="ro1">
          <table:table-cell office:value-type="float" office:value="0.40114621688234" calcext:value-type="float">
            <text:p>0.4011462169</text:p>
          </table:table-cell>
        </table:table-row>
        <table:table-row table:style-name="ro1">
          <table:table-cell office:value-type="float" office:value="0.395680177546864" calcext:value-type="float">
            <text:p>0.3956801775</text:p>
          </table:table-cell>
        </table:table-row>
        <table:table-row table:style-name="ro1">
          <table:table-cell office:value-type="float" office:value="0.390310115222598" calcext:value-type="float">
            <text:p>0.3903101152</text:p>
          </table:table-cell>
        </table:table-row>
        <table:table-row table:style-name="ro1">
          <table:table-cell office:value-type="float" office:value="0.385047486358169" calcext:value-type="float">
            <text:p>0.3850474864</text:p>
          </table:table-cell>
        </table:table-row>
        <table:table-row table:style-name="ro1">
          <table:table-cell office:value-type="float" office:value="0.379903485801501" calcext:value-type="float">
            <text:p>0.3799034858</text:p>
          </table:table-cell>
        </table:table-row>
        <table:table-row table:style-name="ro1">
          <table:table-cell office:value-type="float" office:value="0.374889015353268" calcext:value-type="float">
            <text:p>0.3748890154</text:p>
          </table:table-cell>
        </table:table-row>
        <table:table-row table:style-name="ro1">
          <table:table-cell office:value-type="float" office:value="0.370014652161426" calcext:value-type="float">
            <text:p>0.3700146522</text:p>
          </table:table-cell>
        </table:table-row>
        <table:table-row table:style-name="ro1">
          <table:table-cell office:value-type="float" office:value="0.365290616956797" calcext:value-type="float">
            <text:p>0.365290617</text:p>
          </table:table-cell>
        </table:table-row>
        <table:table-row table:style-name="ro1">
          <table:table-cell office:value-type="float" office:value="0.360726742129712" calcext:value-type="float">
            <text:p>0.3607267421</text:p>
          </table:table-cell>
        </table:table-row>
        <table:table-row table:style-name="ro1">
          <table:table-cell office:value-type="float" office:value="0.356332439647728" calcext:value-type="float">
            <text:p>0.3563324396</text:p>
          </table:table-cell>
        </table:table-row>
        <table:table-row table:style-name="ro1">
          <table:table-cell office:value-type="float" office:value="0.352116668814393" calcext:value-type="float">
            <text:p>0.3521166688</text:p>
          </table:table-cell>
        </table:table-row>
        <table:table-row table:style-name="ro1">
          <table:table-cell office:value-type="float" office:value="0.348087903869079" calcext:value-type="float">
            <text:p>0.3480879039</text:p>
          </table:table-cell>
        </table:table-row>
        <table:table-row table:style-name="ro1">
          <table:table-cell office:value-type="float" office:value="0.344254101427882" calcext:value-type="float">
            <text:p>0.3442541014</text:p>
          </table:table-cell>
        </table:table-row>
        <table:table-row table:style-name="ro1">
          <table:table-cell office:value-type="float" office:value="0.340622667765568" calcext:value-type="float">
            <text:p>0.3406226678</text:p>
          </table:table-cell>
        </table:table-row>
        <table:table-row table:style-name="ro1">
          <table:table-cell office:value-type="float" office:value="0.337200425938599" calcext:value-type="float">
            <text:p>0.3372004259</text:p>
          </table:table-cell>
        </table:table-row>
        <table:table-row table:style-name="ro1">
          <table:table-cell office:value-type="float" office:value="0.333993582749208" calcext:value-type="float">
            <text:p>0.3339935827</text:p>
          </table:table-cell>
        </table:table-row>
        <table:table-row table:style-name="ro1">
          <table:table-cell office:value-type="float" office:value="0.331007695550541" calcext:value-type="float">
            <text:p>0.3310076956</text:p>
          </table:table-cell>
        </table:table-row>
        <table:table-row table:style-name="ro1">
          <table:table-cell office:value-type="float" office:value="0.328247638892857" calcext:value-type="float">
            <text:p>0.3282476389</text:p>
          </table:table-cell>
        </table:table-row>
        <table:table-row table:style-name="ro1">
          <table:table-cell office:value-type="float" office:value="0.325717571010797" calcext:value-type="float">
            <text:p>0.325717571</text:p>
          </table:table-cell>
        </table:table-row>
        <table:table-row table:style-name="ro1">
          <table:table-cell office:value-type="float" office:value="0.323420900151705" calcext:value-type="float">
            <text:p>0.3234209002</text:p>
          </table:table-cell>
        </table:table-row>
        <table:table-row table:style-name="ro1">
          <table:table-cell office:value-type="float" office:value="0.321360250745016" calcext:value-type="float">
            <text:p>0.3213602507</text:p>
          </table:table-cell>
        </table:table-row>
        <table:table-row table:style-name="ro1">
          <table:table-cell office:value-type="float" office:value="0.319537429412704" calcext:value-type="float">
            <text:p>0.3195374294</text:p>
          </table:table-cell>
        </table:table-row>
        <table:table-row table:style-name="ro1">
          <table:table-cell office:value-type="float" office:value="0.3179533908208" calcext:value-type="float">
            <text:p>0.3179533908</text:p>
          </table:table-cell>
        </table:table-row>
        <table:table-row table:style-name="ro1">
          <table:table-cell office:value-type="float" office:value="0.316608203371953" calcext:value-type="float">
            <text:p>0.3166082034</text:p>
          </table:table-cell>
        </table:table-row>
        <table:table-row table:style-name="ro1">
          <table:table-cell office:value-type="float" office:value="0.31550101473907" calcext:value-type="float">
            <text:p>0.3155010147</text:p>
          </table:table-cell>
        </table:table-row>
        <table:table-row table:style-name="ro1">
          <table:table-cell office:value-type="float" office:value="0.314630017240014" calcext:value-type="float">
            <text:p>0.3146300172</text:p>
          </table:table-cell>
        </table:table-row>
        <table:table-row table:style-name="ro1">
          <table:table-cell office:value-type="float" office:value="0.313992413053353" calcext:value-type="float">
            <text:p>0.3139924131</text:p>
          </table:table-cell>
        </table:table-row>
        <table:table-row table:style-name="ro1">
          <table:table-cell office:value-type="float" office:value="0.313584379275185" calcext:value-type="float">
            <text:p>0.3135843793</text:p>
          </table:table-cell>
        </table:table-row>
        <table:table-row table:style-name="ro1">
          <table:table-cell office:value-type="float" office:value="0.313401032817021" calcext:value-type="float">
            <text:p>0.3134010328</text:p>
          </table:table-cell>
        </table:table-row>
        <table:table-row table:style-name="ro1">
          <table:table-cell office:value-type="float" office:value="0.313436395144715" calcext:value-type="float">
            <text:p>0.3134363951</text:p>
          </table:table-cell>
        </table:table-row>
        <table:table-row table:style-name="ro1">
          <table:table-cell office:value-type="float" office:value="0.313683356858483" calcext:value-type="float">
            <text:p>0.3136833569</text:p>
          </table:table-cell>
        </table:table-row>
        <table:table-row table:style-name="ro1">
          <table:table-cell office:value-type="float" office:value="0.314133642113954" calcext:value-type="float">
            <text:p>0.3141336421</text:p>
          </table:table-cell>
        </table:table-row>
        <table:table-row table:style-name="ro1">
          <table:table-cell office:value-type="float" office:value="0.314777772884309" calcext:value-type="float">
            <text:p>0.3147777729</text:p>
          </table:table-cell>
        </table:table-row>
        <table:table-row table:style-name="ro1">
          <table:table-cell office:value-type="float" office:value="0.315605033063463" calcext:value-type="float">
            <text:p>0.3156050331</text:p>
          </table:table-cell>
        </table:table-row>
        <table:table-row table:style-name="ro1">
          <table:table-cell office:value-type="float" office:value="0.316603432410313" calcext:value-type="float">
            <text:p>0.3166034324</text:p>
          </table:table-cell>
        </table:table-row>
        <table:table-row table:style-name="ro1">
          <table:table-cell office:value-type="float" office:value="0.317759670334056" calcext:value-type="float">
            <text:p>0.3177596703</text:p>
          </table:table-cell>
        </table:table-row>
        <table:table-row table:style-name="ro1">
          <table:table-cell office:value-type="float" office:value="0.319059099520559" calcext:value-type="float">
            <text:p>0.3190590995</text:p>
          </table:table-cell>
        </table:table-row>
        <table:table-row table:style-name="ro1">
          <table:table-cell office:value-type="float" office:value="0.320485689399796" calcext:value-type="float">
            <text:p>0.3204856894</text:p>
          </table:table-cell>
        </table:table-row>
        <table:table-row table:style-name="ro1">
          <table:table-cell office:value-type="float" office:value="0.32202198945434" calcext:value-type="float">
            <text:p>0.3220219895</text:p>
          </table:table-cell>
        </table:table-row>
        <table:table-row table:style-name="ro1">
          <table:table-cell office:value-type="float" office:value="0.32364909236893" calcext:value-type="float">
            <text:p>0.3236490924</text:p>
          </table:table-cell>
        </table:table-row>
        <table:table-row table:style-name="ro1">
          <table:table-cell office:value-type="float" office:value="0.325346597021082" calcext:value-type="float">
            <text:p>0.325346597</text:p>
          </table:table-cell>
        </table:table-row>
        <table:table-row table:style-name="ro1">
          <table:table-cell office:value-type="float" office:value="0.327092571312774" calcext:value-type="float">
            <text:p>0.3270925713</text:p>
          </table:table-cell>
        </table:table-row>
        <table:table-row table:style-name="ro1">
          <table:table-cell office:value-type="float" office:value="0.328863514843193" calcext:value-type="float">
            <text:p>0.3288635148</text:p>
          </table:table-cell>
        </table:table-row>
        <table:table-row table:style-name="ro1">
          <table:table-cell office:value-type="float" office:value="0.546841962872566" calcext:value-type="float">
            <text:p>0.5468419629</text:p>
          </table:table-cell>
        </table:table-row>
        <table:table-row table:style-name="ro1">
          <table:table-cell office:value-type="float" office:value="0.549063339022084" calcext:value-type="float">
            <text:p>0.549063339</text:p>
          </table:table-cell>
        </table:table-row>
        <table:table-row table:style-name="ro1">
          <table:table-cell office:value-type="float" office:value="0.55123984032006" calcext:value-type="float">
            <text:p>0.5512398403</text:p>
          </table:table-cell>
        </table:table-row>
        <table:table-row table:style-name="ro1">
          <table:table-cell office:value-type="float" office:value="0.55335091097359" calcext:value-type="float">
            <text:p>0.553350911</text:p>
          </table:table-cell>
        </table:table-row>
        <table:table-row table:style-name="ro1">
          <table:table-cell office:value-type="float" office:value="0.555377257996928" calcext:value-type="float">
            <text:p>0.555377258</text:p>
          </table:table-cell>
        </table:table-row>
        <table:table-row table:style-name="ro1">
          <table:table-cell office:value-type="float" office:value="0.557300829637007" calcext:value-type="float">
            <text:p>0.5573008296</text:p>
          </table:table-cell>
        </table:table-row>
        <table:table-row table:style-name="ro1">
          <table:table-cell office:value-type="float" office:value="0.559104793615815" calcext:value-type="float">
            <text:p>0.5591047936</text:p>
          </table:table-cell>
        </table:table-row>
        <table:table-row table:style-name="ro1">
          <table:table-cell office:value-type="float" office:value="0.560773515189652" calcext:value-type="float">
            <text:p>0.5607735152</text:p>
          </table:table-cell>
        </table:table-row>
        <table:table-row table:style-name="ro1">
          <table:table-cell office:value-type="float" office:value="0.562292535025241" calcext:value-type="float">
            <text:p>0.562292535</text:p>
          </table:table-cell>
        </table:table-row>
        <table:table-row table:style-name="ro1">
          <table:table-cell office:value-type="float" office:value="0.563648546892715" calcext:value-type="float">
            <text:p>0.5636485469</text:p>
          </table:table-cell>
        </table:table-row>
        <table:table-row table:style-name="ro1">
          <table:table-cell office:value-type="float" office:value="0.56482937517547" calcext:value-type="float">
            <text:p>0.5648293752</text:p>
          </table:table-cell>
        </table:table-row>
        <table:table-row table:style-name="ro1">
          <table:table-cell office:value-type="float" office:value="0.565823952196879" calcext:value-type="float">
            <text:p>0.5658239522</text:p>
          </table:table-cell>
        </table:table-row>
        <table:table-row table:style-name="ro1">
          <table:table-cell office:value-type="float" office:value="0.566622295363879" calcext:value-type="float">
            <text:p>0.5666222954</text:p>
          </table:table-cell>
        </table:table-row>
        <table:table-row table:style-name="ro1">
          <table:table-cell office:value-type="float" office:value="0.567215484127426" calcext:value-type="float">
            <text:p>0.5672154841</text:p>
          </table:table-cell>
        </table:table-row>
        <table:table-row table:style-name="ro1">
          <table:table-cell office:value-type="float" office:value="0.567595636759813" calcext:value-type="float">
            <text:p>0.5675956368</text:p>
          </table:table-cell>
        </table:table-row>
        <table:table-row table:style-name="ro1">
          <table:table-cell office:value-type="float" office:value="0.567755886948854" calcext:value-type="float">
            <text:p>0.5677558869</text:p>
          </table:table-cell>
        </table:table-row>
        <table:table-row table:style-name="ro1">
          <table:table-cell office:value-type="float" office:value="0.567690360208942" calcext:value-type="float">
            <text:p>0.5676903602</text:p>
          </table:table-cell>
        </table:table-row>
        <table:table-row table:style-name="ro1">
          <table:table-cell office:value-type="float" office:value="0.567394150108967" calcext:value-type="float">
            <text:p>0.5673941501</text:p>
          </table:table-cell>
        </table:table-row>
        <table:table-row table:style-name="ro1">
          <table:table-cell office:value-type="float" office:value="0.566863294317107" calcext:value-type="float">
            <text:p>0.5668632943</text:p>
          </table:table-cell>
        </table:table-row>
        <table:table-row table:style-name="ro1">
          <table:table-cell office:value-type="float" office:value="0.566094750462479" calcext:value-type="float">
            <text:p>0.5660947505</text:p>
          </table:table-cell>
        </table:table-row>
        <table:table-row table:style-name="ro1">
          <table:table-cell office:value-type="float" office:value="0.565086371813663" calcext:value-type="float">
            <text:p>0.5650863718</text:p>
          </table:table-cell>
        </table:table-row>
        <table:table-row table:style-name="ro1">
          <table:table-cell office:value-type="float" office:value="0.563836882774093" calcext:value-type="float">
            <text:p>0.5638368828</text:p>
          </table:table-cell>
        </table:table-row>
        <table:table-row table:style-name="ro1">
          <table:table-cell office:value-type="float" office:value="0.562345854194311" calcext:value-type="float">
            <text:p>0.5623458542</text:p>
          </table:table-cell>
        </table:table-row>
        <table:table-row table:style-name="ro1">
          <table:table-cell office:value-type="float" office:value="0.560613678501093" calcext:value-type="float">
            <text:p>0.5606136785</text:p>
          </table:table-cell>
        </table:table-row>
        <table:table-row table:style-name="ro1">
          <table:table-cell office:value-type="float" office:value="0.558641544643435" calcext:value-type="float">
            <text:p>0.5586415446</text:p>
          </table:table-cell>
        </table:table-row>
        <table:table-row table:style-name="ro1">
          <table:table-cell office:value-type="float" office:value="0.556431412855414" calcext:value-type="float">
            <text:p>0.5564314129</text:p>
          </table:table-cell>
        </table:table-row>
        <table:table-row table:style-name="ro1">
          <table:table-cell office:value-type="float" office:value="0.553985989235916" calcext:value-type="float">
            <text:p>0.5539859892</text:p>
          </table:table-cell>
        </table:table-row>
        <table:table-row table:style-name="ro1">
          <table:table-cell office:value-type="float" office:value="0.551308700145219" calcext:value-type="float">
            <text:p>0.5513087001</text:p>
          </table:table-cell>
        </table:table-row>
        <table:table-row table:style-name="ro1">
          <table:table-cell office:value-type="float" office:value="0.54840366641846" calcext:value-type="float">
            <text:p>0.5484036664</text:p>
          </table:table-cell>
        </table:table-row>
        <table:table-row table:style-name="ro1">
          <table:table-cell office:value-type="float" office:value="0.545275677395956" calcext:value-type="float">
            <text:p>0.5452756774</text:p>
          </table:table-cell>
        </table:table-row>
        <table:table-row table:style-name="ro1">
          <table:table-cell office:value-type="float" office:value="0.541930164770401" calcext:value-type="float">
            <text:p>0.5419301648</text:p>
          </table:table-cell>
        </table:table-row>
        <table:table-row table:style-name="ro1">
          <table:table-cell office:value-type="float" office:value="0.538373176250924" calcext:value-type="float">
            <text:p>0.5383731763</text:p>
          </table:table-cell>
        </table:table-row>
        <table:table-row table:style-name="ro1">
          <table:table-cell office:value-type="float" office:value="0.534611349044016" calcext:value-type="float">
            <text:p>0.534611349</text:p>
          </table:table-cell>
        </table:table-row>
        <table:table-row table:style-name="ro1">
          <table:table-cell office:value-type="float" office:value="0.530651883151324" calcext:value-type="float">
            <text:p>0.5306518832</text:p>
          </table:table-cell>
        </table:table-row>
        <table:table-row table:style-name="ro1">
          <table:table-cell office:value-type="float" office:value="0.526502514484316" calcext:value-type="float">
            <text:p>0.5265025145</text:p>
          </table:table-cell>
        </table:table-row>
        <table:table-row table:style-name="ro1">
          <table:table-cell office:value-type="float" office:value="0.522171487795805" calcext:value-type="float">
            <text:p>0.5221714878</text:p>
          </table:table-cell>
        </table:table-row>
        <table:table-row table:style-name="ro1">
          <table:table-cell office:value-type="float" office:value="0.517667529428347" calcext:value-type="float">
            <text:p>0.5176675294</text:p>
          </table:table-cell>
        </table:table-row>
        <table:table-row table:style-name="ro1">
          <table:table-cell office:value-type="float" office:value="0.512999819879505" calcext:value-type="float">
            <text:p>0.5129998199</text:p>
          </table:table-cell>
        </table:table-row>
        <table:table-row table:style-name="ro1">
          <table:table-cell office:value-type="float" office:value="0.508177966183975" calcext:value-type="float">
            <text:p>0.5081779662</text:p>
          </table:table-cell>
        </table:table-row>
        <table:table-row table:style-name="ro1">
          <table:table-cell office:value-type="float" office:value="0.503211974112587" calcext:value-type="float">
            <text:p>0.5032119741</text:p>
          </table:table-cell>
        </table:table-row>
        <table:table-row table:style-name="ro1">
          <table:table-cell office:value-type="float" office:value="0.498112220188169" calcext:value-type="float">
            <text:p>0.4981122202</text:p>
          </table:table-cell>
        </table:table-row>
        <table:table-row table:style-name="ro1">
          <table:table-cell office:value-type="float" office:value="0.492889423518272" calcext:value-type="float">
            <text:p>0.4928894235</text:p>
          </table:table-cell>
        </table:table-row>
        <table:table-row table:style-name="ro1">
          <table:table-cell office:value-type="float" office:value="0.487554617444776" calcext:value-type="float">
            <text:p>0.4875546174</text:p>
          </table:table-cell>
        </table:table-row>
        <table:table-row table:style-name="ro1">
          <table:table-cell office:value-type="float" office:value="0.482119121010353" calcext:value-type="float">
            <text:p>0.482119121</text:p>
          </table:table-cell>
        </table:table-row>
        <table:table-row table:style-name="ro1">
          <table:table-cell office:value-type="float" office:value="0.476594510241797" calcext:value-type="float">
            <text:p>0.4765945102</text:p>
          </table:table-cell>
        </table:table-row>
        <table:table-row table:style-name="ro1">
          <table:table-cell office:value-type="float" office:value="0.470992589250224" calcext:value-type="float">
            <text:p>0.4709925893</text:p>
          </table:table-cell>
        </table:table-row>
        <table:table-row table:style-name="ro1">
          <table:table-cell office:value-type="float" office:value="0.465325361148142" calcext:value-type="float">
            <text:p>0.4653253611</text:p>
          </table:table-cell>
        </table:table-row>
        <table:table-row table:style-name="ro1">
          <table:table-cell office:value-type="float" office:value="0.459604998783382" calcext:value-type="float">
            <text:p>0.4596049988</text:p>
          </table:table-cell>
        </table:table-row>
        <table:table-row table:style-name="ro1">
          <table:table-cell office:value-type="float" office:value="0.453843815289898" calcext:value-type="float">
            <text:p>0.4538438153</text:p>
          </table:table-cell>
        </table:table-row>
        <table:table-row table:style-name="ro1">
          <table:table-cell office:value-type="float" office:value="0.448054234455438" calcext:value-type="float">
            <text:p>0.4480542345</text:p>
          </table:table-cell>
        </table:table-row>
        <table:table-row table:style-name="ro1">
          <table:table-cell office:value-type="float" office:value="0.442248760906075" calcext:value-type="float">
            <text:p>0.4422487609</text:p>
          </table:table-cell>
        </table:table-row>
        <table:table-row table:style-name="ro1">
          <table:table-cell office:value-type="float" office:value="0.436439950107614" calcext:value-type="float">
            <text:p>0.4364399501</text:p>
          </table:table-cell>
        </table:table-row>
        <table:table-row table:style-name="ro1">
          <table:table-cell office:value-type="float" office:value="0.430640378183856" calcext:value-type="float">
            <text:p>0.4306403782</text:p>
          </table:table-cell>
        </table:table-row>
        <table:table-row table:style-name="ro1">
          <table:table-cell office:value-type="float" office:value="0.424862611551738" calcext:value-type="float">
            <text:p>0.4248626116</text:p>
          </table:table-cell>
        </table:table-row>
        <table:table-row table:style-name="ro1">
          <table:table-cell office:value-type="float" office:value="0.419119176373336" calcext:value-type="float">
            <text:p>0.4191191764</text:p>
          </table:table-cell>
        </table:table-row>
        <table:table-row table:style-name="ro1">
          <table:table-cell office:value-type="float" office:value="0.413422527824733" calcext:value-type="float">
            <text:p>0.4134225278</text:p>
          </table:table-cell>
        </table:table-row>
        <table:table-row table:style-name="ro1">
          <table:table-cell office:value-type="float" office:value="0.407785019181759" calcext:value-type="float">
            <text:p>0.4077850192</text:p>
          </table:table-cell>
        </table:table-row>
        <table:table-row table:style-name="ro1">
          <table:table-cell office:value-type="float" office:value="0.402218870722595" calcext:value-type="float">
            <text:p>0.4022188707</text:p>
          </table:table-cell>
        </table:table-row>
        <table:table-row table:style-name="ro1">
          <table:table-cell office:value-type="float" office:value="0.396736138447244" calcext:value-type="float">
            <text:p>0.3967361384</text:p>
          </table:table-cell>
        </table:table-row>
        <table:table-row table:style-name="ro1">
          <table:table-cell office:value-type="float" office:value="0.391348682613872" calcext:value-type="float">
            <text:p>0.3913486826</text:p>
          </table:table-cell>
        </table:table-row>
        <table:table-row table:style-name="ro1">
          <table:table-cell office:value-type="float" office:value="0.386068136092011" calcext:value-type="float">
            <text:p>0.3860681361</text:p>
          </table:table-cell>
        </table:table-row>
        <table:table-row table:style-name="ro1">
          <table:table-cell office:value-type="float" office:value="0.380905872532635" calcext:value-type="float">
            <text:p>0.3809058725</text:p>
          </table:table-cell>
        </table:table-row>
        <table:table-row table:style-name="ro1">
          <table:table-cell office:value-type="float" office:value="0.375872974355096" calcext:value-type="float">
            <text:p>0.3758729744</text:p>
          </table:table-cell>
        </table:table-row>
        <table:table-row table:style-name="ro1">
          <table:table-cell office:value-type="float" office:value="0.370980200550936" calcext:value-type="float">
            <text:p>0.3709802006</text:p>
          </table:table-cell>
        </table:table-row>
        <table:table-row table:style-name="ro1">
          <table:table-cell office:value-type="float" office:value="0.366237954304561" calcext:value-type="float">
            <text:p>0.3662379543</text:p>
          </table:table-cell>
        </table:table-row>
        <table:table-row table:style-name="ro1">
          <table:table-cell office:value-type="float" office:value="0.361656250430775" calcext:value-type="float">
            <text:p>0.3616562504</text:p>
          </table:table-cell>
        </table:table-row>
        <table:table-row table:style-name="ro1">
          <table:table-cell office:value-type="float" office:value="0.357244682629201" calcext:value-type="float">
            <text:p>0.3572446826</text:p>
          </table:table-cell>
        </table:table-row>
        <table:table-row table:style-name="ro1">
          <table:table-cell office:value-type="float" office:value="0.353012390555545" calcext:value-type="float">
            <text:p>0.3530123906</text:p>
          </table:table-cell>
        </table:table-row>
        <table:table-row table:style-name="ro1">
          <table:table-cell office:value-type="float" office:value="0.348968026709744" calcext:value-type="float">
            <text:p>0.3489680267</text:p>
          </table:table-cell>
        </table:table-row>
        <table:table-row table:style-name="ro1">
          <table:table-cell office:value-type="float" office:value="0.345119723140979" calcext:value-type="float">
            <text:p>0.3451197231</text:p>
          </table:table-cell>
        </table:table-row>
        <table:table-row table:style-name="ro1">
          <table:table-cell office:value-type="float" office:value="0.341475057969543" calcext:value-type="float">
            <text:p>0.341475058</text:p>
          </table:table-cell>
        </table:table-row>
        <table:table-row table:style-name="ro1">
          <table:table-cell office:value-type="float" office:value="0.338041021725595" calcext:value-type="float">
            <text:p>0.3380410217</text:p>
          </table:table-cell>
        </table:table-row>
        <table:table-row table:style-name="ro1">
          <table:table-cell office:value-type="float" office:value="0.334823983504762" calcext:value-type="float">
            <text:p>0.3348239835</text:p>
          </table:table-cell>
        </table:table-row>
        <table:table-row table:style-name="ro1">
          <table:table-cell office:value-type="float" office:value="0.331829656940625" calcext:value-type="float">
            <text:p>0.3318296569</text:p>
          </table:table-cell>
        </table:table-row>
        <table:table-row table:style-name="ro1">
          <table:table-cell office:value-type="float" office:value="0.329063065994059" calcext:value-type="float">
            <text:p>0.329063066</text:p>
          </table:table-cell>
        </table:table-row>
        <table:table-row table:style-name="ro1">
          <table:table-cell office:value-type="float" office:value="0.326528510559448" calcext:value-type="float">
            <text:p>0.3265285106</text:p>
          </table:table-cell>
        </table:table-row>
        <table:table-row table:style-name="ro1">
          <table:table-cell office:value-type="float" office:value="0.324229531887762" calcext:value-type="float">
            <text:p>0.3242295319</text:p>
          </table:table-cell>
        </table:table-row>
        <table:table-row table:style-name="ro1">
          <table:table-cell office:value-type="float" office:value="0.322168877826508" calcext:value-type="float">
            <text:p>0.3221688778</text:p>
          </table:table-cell>
        </table:table-row>
        <table:table-row table:style-name="ro1">
          <table:table-cell office:value-type="float" office:value="0.320348467876536" calcext:value-type="float">
            <text:p>0.3203484679</text:p>
          </table:table-cell>
        </table:table-row>
        <table:table-row table:style-name="ro1">
          <table:table-cell office:value-type="float" office:value="0.318769358065731" calcext:value-type="float">
            <text:p>0.3187693581</text:p>
          </table:table-cell>
        </table:table-row>
        <table:table-row table:style-name="ro1">
          <table:table-cell office:value-type="float" office:value="0.317431705639551" calcext:value-type="float">
            <text:p>0.3174317056</text:p>
          </table:table-cell>
        </table:table-row>
        <table:table-row table:style-name="ro1">
          <table:table-cell office:value-type="float" office:value="0.316334733568443" calcext:value-type="float">
            <text:p>0.3163347336</text:p>
          </table:table-cell>
        </table:table-row>
        <table:table-row table:style-name="ro1">
          <table:table-cell office:value-type="float" office:value="0.315476694872132" calcext:value-type="float">
            <text:p>0.3154766949</text:p>
          </table:table-cell>
        </table:table-row>
        <table:table-row table:style-name="ro1">
          <table:table-cell office:value-type="float" office:value="0.314854836760764" calcext:value-type="float">
            <text:p>0.3148548368</text:p>
          </table:table-cell>
        </table:table-row>
        <table:table-row table:style-name="ro1">
          <table:table-cell office:value-type="float" office:value="0.314465364592921" calcext:value-type="float">
            <text:p>0.3144653646</text:p>
          </table:table-cell>
        </table:table-row>
        <table:table-row table:style-name="ro1">
          <table:table-cell office:value-type="float" office:value="0.314303405650511" calcext:value-type="float">
            <text:p>0.3143034057</text:p>
          </table:table-cell>
        </table:table-row>
        <table:table-row table:style-name="ro1">
          <table:table-cell office:value-type="float" office:value="0.314362972730513" calcext:value-type="float">
            <text:p>0.3143629727</text:p>
          </table:table-cell>
        </table:table-row>
        <table:table-row table:style-name="ro1">
          <table:table-cell office:value-type="float" office:value="0.314636927553596" calcext:value-type="float">
            <text:p>0.3146369276</text:p>
          </table:table-cell>
        </table:table-row>
        <table:table-row table:style-name="ro1">
          <table:table-cell office:value-type="float" office:value="0.315116943989602" calcext:value-type="float">
            <text:p>0.315116944</text:p>
          </table:table-cell>
        </table:table-row>
        <table:table-row table:style-name="ro1">
          <table:table-cell office:value-type="float" office:value="0.315793471099903" calcext:value-type="float">
            <text:p>0.3157934711</text:p>
          </table:table-cell>
        </table:table-row>
        <table:table-row table:style-name="ro1">
          <table:table-cell office:value-type="float" office:value="0.316655695996614" calcext:value-type="float">
            <text:p>0.316655696</text:p>
          </table:table-cell>
        </table:table-row>
        <table:table-row table:style-name="ro1">
          <table:table-cell office:value-type="float" office:value="0.317691506518679" calcext:value-type="float">
            <text:p>0.3176915065</text:p>
          </table:table-cell>
        </table:table-row>
        <table:table-row table:style-name="ro1">
          <table:table-cell office:value-type="float" office:value="0.31888745372483" calcext:value-type="float">
            <text:p>0.3188874537</text:p>
          </table:table-cell>
        </table:table-row>
        <table:table-row table:style-name="ro1">
          <table:table-cell office:value-type="float" office:value="0.320228714203401" calcext:value-type="float">
            <text:p>0.3202287142</text:p>
          </table:table-cell>
        </table:table-row>
        <table:table-row table:style-name="ro1">
          <table:table-cell office:value-type="float" office:value="0.321699052199017" calcext:value-type="float">
            <text:p>0.3216990522</text:p>
          </table:table-cell>
        </table:table-row>
        <table:table-row table:style-name="ro1">
          <table:table-cell office:value-type="float" office:value="0.323280781556147" calcext:value-type="float">
            <text:p>0.3232807816</text:p>
          </table:table-cell>
        </table:table-row>
        <table:table-row table:style-name="ro1">
          <table:table-cell office:value-type="float" office:value="0.324954727479533" calcext:value-type="float">
            <text:p>0.3249547275</text:p>
          </table:table-cell>
        </table:table-row>
        <table:table-row table:style-name="ro1">
          <table:table-cell office:value-type="float" office:value="0.326700188111465" calcext:value-type="float">
            <text:p>0.3267001881</text:p>
          </table:table-cell>
        </table:table-row>
        <table:table-row table:style-name="ro1">
          <table:table-cell office:value-type="float" office:value="0.328494895925948" calcext:value-type="float">
            <text:p>0.3284948959</text:p>
          </table:table-cell>
        </table:table-row>
        <table:table-row table:style-name="ro1">
          <table:table-cell office:value-type="float" office:value="0.330314978939721" calcext:value-type="float">
            <text:p>0.3303149789</text:p>
          </table:table-cell>
        </table:table-row>
        <table:table-row table:style-name="ro1">
          <table:table-cell office:value-type="float" office:value="0.544968048589185" calcext:value-type="float">
            <text:p>0.5449680486</text:p>
          </table:table-cell>
        </table:table-row>
        <table:table-row table:style-name="ro1">
          <table:table-cell office:value-type="float" office:value="0.547292614919462" calcext:value-type="float">
            <text:p>0.5472926149</text:p>
          </table:table-cell>
        </table:table-row>
        <table:table-row table:style-name="ro1">
          <table:table-cell office:value-type="float" office:value="0.549572132884549" calcext:value-type="float">
            <text:p>0.5495721329</text:p>
          </table:table-cell>
        </table:table-row>
        <table:table-row table:style-name="ro1">
          <table:table-cell office:value-type="float" office:value="0.551785949747069" calcext:value-type="float">
            <text:p>0.5517859497</text:p>
          </table:table-cell>
        </table:table-row>
        <table:table-row table:style-name="ro1">
          <table:table-cell office:value-type="float" office:value="0.553914669671973" calcext:value-type="float">
            <text:p>0.5539146697</text:p>
          </table:table-cell>
        </table:table-row>
        <table:table-row table:style-name="ro1">
          <table:table-cell office:value-type="float" office:value="0.555940132964264" calcext:value-type="float">
            <text:p>0.555940133</text:p>
          </table:table-cell>
        </table:table-row>
        <table:table-row table:style-name="ro1">
          <table:table-cell office:value-type="float" office:value="0.557845395099828" calcext:value-type="float">
            <text:p>0.5578453951</text:p>
          </table:table-cell>
        </table:table-row>
        <table:table-row table:style-name="ro1">
          <table:table-cell office:value-type="float" office:value="0.559614705549374" calcext:value-type="float">
            <text:p>0.5596147055</text:p>
          </table:table-cell>
        </table:table-row>
        <table:table-row table:style-name="ro1">
          <table:table-cell office:value-type="float" office:value="0.561233486395506" calcext:value-type="float">
            <text:p>0.5612334864</text:p>
          </table:table-cell>
        </table:table-row>
        <table:table-row table:style-name="ro1">
          <table:table-cell office:value-type="float" office:value="0.562688310742899" calcext:value-type="float">
            <text:p>0.5626883107</text:p>
          </table:table-cell>
        </table:table-row>
        <table:table-row table:style-name="ro1">
          <table:table-cell office:value-type="float" office:value="0.563966880921593" calcext:value-type="float">
            <text:p>0.5639668809</text:p>
          </table:table-cell>
        </table:table-row>
        <table:table-row table:style-name="ro1">
          <table:table-cell office:value-type="float" office:value="0.565058006483407" calcext:value-type="float">
            <text:p>0.5650580065</text:p>
          </table:table-cell>
        </table:table-row>
        <table:table-row table:style-name="ro1">
          <table:table-cell office:value-type="float" office:value="0.565951581991464" calcext:value-type="float">
            <text:p>0.565951582</text:p>
          </table:table-cell>
        </table:table-row>
        <table:table-row table:style-name="ro1">
          <table:table-cell office:value-type="float" office:value="0.566638564602835" calcext:value-type="float">
            <text:p>0.5666385646</text:p>
          </table:table-cell>
        </table:table-row>
        <table:table-row table:style-name="ro1">
          <table:table-cell office:value-type="float" office:value="0.567110951444299" calcext:value-type="float">
            <text:p>0.5671109514</text:p>
          </table:table-cell>
        </table:table-row>
        <table:table-row table:style-name="ro1">
          <table:table-cell office:value-type="float" office:value="0.567361756781218" calcext:value-type="float">
            <text:p>0.5673617568</text:p>
          </table:table-cell>
        </table:table-row>
        <table:table-row table:style-name="ro1">
          <table:table-cell office:value-type="float" office:value="0.567384988979526" calcext:value-type="float">
            <text:p>0.567384989</text:p>
          </table:table-cell>
        </table:table-row>
        <table:table-row table:style-name="ro1">
          <table:table-cell office:value-type="float" office:value="0.567175627260838" calcext:value-type="float">
            <text:p>0.5671756273</text:p>
          </table:table-cell>
        </table:table-row>
        <table:table-row table:style-name="ro1">
          <table:table-cell office:value-type="float" office:value="0.566729598250674" calcext:value-type="float">
            <text:p>0.5667295983</text:p>
          </table:table-cell>
        </table:table-row>
        <table:table-row table:style-name="ro1">
          <table:table-cell office:value-type="float" office:value="0.566043752319795" calcext:value-type="float">
            <text:p>0.5660437523</text:p>
          </table:table-cell>
        </table:table-row>
        <table:table-row table:style-name="ro1">
          <table:table-cell office:value-type="float" office:value="0.565115839718659" calcext:value-type="float">
            <text:p>0.5651158397</text:p>
          </table:table-cell>
        </table:table-row>
        <table:table-row table:style-name="ro1">
          <table:table-cell office:value-type="float" office:value="0.563944486504993" calcext:value-type="float">
            <text:p>0.5639444865</text:p>
          </table:table-cell>
        </table:table-row>
        <table:table-row table:style-name="ro1">
          <table:table-cell office:value-type="float" office:value="0.562529170264478" calcext:value-type="float">
            <text:p>0.5625291703</text:p>
          </table:table-cell>
        </table:table-row>
        <table:table-row table:style-name="ro1">
          <table:table-cell office:value-type="float" office:value="0.560870195624554" calcext:value-type="float">
            <text:p>0.5608701956</text:p>
          </table:table-cell>
        </table:table-row>
        <table:table-row table:style-name="ro1">
          <table:table-cell office:value-type="float" office:value="0.558968669561336" calcext:value-type="float">
            <text:p>0.5589686696</text:p>
          </table:table-cell>
        </table:table-row>
        <table:table-row table:style-name="ro1">
          <table:table-cell office:value-type="float" office:value="0.556826476499651" calcext:value-type="float">
            <text:p>0.5568264765</text:p>
          </table:table-cell>
        </table:table-row>
        <table:table-row table:style-name="ro1">
          <table:table-cell office:value-type="float" office:value="0.554446253206187" calcext:value-type="float">
            <text:p>0.5544462532</text:p>
          </table:table-cell>
        </table:table-row>
        <table:table-row table:style-name="ro1">
          <table:table-cell office:value-type="float" office:value="0.551831363475759" calcext:value-type="float">
            <text:p>0.5518313635</text:p>
          </table:table-cell>
        </table:table-row>
        <table:table-row table:style-name="ro1">
          <table:table-cell office:value-type="float" office:value="0.548985872610695" calcext:value-type="float">
            <text:p>0.5489858726</text:p>
          </table:table-cell>
        </table:table-row>
        <table:table-row table:style-name="ro1">
          <table:table-cell office:value-type="float" office:value="0.54591452169333" calcext:value-type="float">
            <text:p>0.5459145217</text:p>
          </table:table-cell>
        </table:table-row>
        <table:table-row table:style-name="ro1">
          <table:table-cell office:value-type="float" office:value="0.542622701651623" calcext:value-type="float">
            <text:p>0.5426227017</text:p>
          </table:table-cell>
        </table:table-row>
        <table:table-row table:style-name="ro1">
          <table:table-cell office:value-type="float" office:value="0.539116427117887" calcext:value-type="float">
            <text:p>0.5391164271</text:p>
          </table:table-cell>
        </table:table-row>
        <table:table-row table:style-name="ro1">
          <table:table-cell office:value-type="float" office:value="0.535402310080634" calcext:value-type="float">
            <text:p>0.5354023101</text:p>
          </table:table-cell>
        </table:table-row>
        <table:table-row table:style-name="ro1">
          <table:table-cell office:value-type="float" office:value="0.53148753332954" calcext:value-type="float">
            <text:p>0.5314875333</text:p>
          </table:table-cell>
        </table:table-row>
        <table:table-row table:style-name="ro1">
          <table:table-cell office:value-type="float" office:value="0.52737982369352" calcext:value-type="float">
            <text:p>0.5273798237</text:p>
          </table:table-cell>
        </table:table-row>
        <table:table-row table:style-name="ro1">
          <table:table-cell office:value-type="float" office:value="0.523087425071925" calcext:value-type="float">
            <text:p>0.5230874251</text:p>
          </table:table-cell>
        </table:table-row>
        <table:table-row table:style-name="ro1">
          <table:table-cell office:value-type="float" office:value="0.518619071258849" calcext:value-type="float">
            <text:p>0.5186190713</text:p>
          </table:table-cell>
        </table:table-row>
        <table:table-row table:style-name="ro1">
          <table:table-cell office:value-type="float" office:value="0.513983958560557" calcext:value-type="float">
            <text:p>0.5139839586</text:p>
          </table:table-cell>
        </table:table-row>
        <table:table-row table:style-name="ro1">
          <table:table-cell office:value-type="float" office:value="0.50919171820603" calcext:value-type="float">
            <text:p>0.5091917182</text:p>
          </table:table-cell>
        </table:table-row>
        <table:table-row table:style-name="ro1">
          <table:table-cell office:value-type="float" office:value="0.504252388550615" calcext:value-type="float">
            <text:p>0.5042523886</text:p>
          </table:table-cell>
        </table:table-row>
        <table:table-row table:style-name="ro1">
          <table:table-cell office:value-type="float" office:value="0.499176387072807" calcext:value-type="float">
            <text:p>0.4991763871</text:p>
          </table:table-cell>
        </table:table-row>
        <table:table-row table:style-name="ro1">
          <table:table-cell office:value-type="float" office:value="0.493974482164134" calcext:value-type="float">
            <text:p>0.4939744822</text:p>
          </table:table-cell>
        </table:table-row>
        <table:table-row table:style-name="ro1">
          <table:table-cell office:value-type="float" office:value="0.488657764712164" calcext:value-type="float">
            <text:p>0.4886577647</text:p>
          </table:table-cell>
        </table:table-row>
        <table:table-row table:style-name="ro1">
          <table:table-cell office:value-type="float" office:value="0.48323761947663" calcext:value-type="float">
            <text:p>0.4832376195</text:p>
          </table:table-cell>
        </table:table-row>
        <table:table-row table:style-name="ro1">
          <table:table-cell office:value-type="float" office:value="0.47772569625866" calcext:value-type="float">
            <text:p>0.4777256963</text:p>
          </table:table-cell>
        </table:table-row>
        <table:table-row table:style-name="ro1">
          <table:table-cell office:value-type="float" office:value="0.472133880863141" calcext:value-type="float">
            <text:p>0.4721338809</text:p>
          </table:table-cell>
        </table:table-row>
        <table:table-row table:style-name="ro1">
          <table:table-cell office:value-type="float" office:value="0.466474265854178" calcext:value-type="float">
            <text:p>0.4664742659</text:p>
          </table:table-cell>
        </table:table-row>
        <table:table-row table:style-name="ro1">
          <table:table-cell office:value-type="float" office:value="0.460759121103688" calcext:value-type="float">
            <text:p>0.4607591211</text:p>
          </table:table-cell>
        </table:table-row>
        <table:table-row table:style-name="ro1">
          <table:table-cell office:value-type="float" office:value="0.455000864133097" calcext:value-type="float">
            <text:p>0.4550008641</text:p>
          </table:table-cell>
        </table:table-row>
        <table:table-row table:style-name="ro1">
          <table:table-cell office:value-type="float" office:value="0.44921203024816" calcext:value-type="float">
            <text:p>0.4492120302</text:p>
          </table:table-cell>
        </table:table-row>
        <table:table-row table:style-name="ro1">
          <table:table-cell office:value-type="float" office:value="0.44340524246689" calcext:value-type="float">
            <text:p>0.4434052425</text:p>
          </table:table-cell>
        </table:table-row>
        <table:table-row table:style-name="ro1">
          <table:table-cell office:value-type="float" office:value="0.437593181240613" calcext:value-type="float">
            <text:p>0.4375931812</text:p>
          </table:table-cell>
        </table:table-row>
        <table:table-row table:style-name="ro1">
          <table:table-cell office:value-type="float" office:value="0.431788553968131" calcext:value-type="float">
            <text:p>0.431788554</text:p>
          </table:table-cell>
        </table:table-row>
        <table:table-row table:style-name="ro1">
          <table:table-cell office:value-type="float" office:value="0.426004064303002" calcext:value-type="float">
            <text:p>0.4260040643</text:p>
          </table:table-cell>
        </table:table-row>
        <table:table-row table:style-name="ro1">
          <table:table-cell office:value-type="float" office:value="0.420252381253939" calcext:value-type="float">
            <text:p>0.4202523813</text:p>
          </table:table-cell>
        </table:table-row>
        <table:table-row table:style-name="ro1">
          <table:table-cell office:value-type="float" office:value="0.414546108078323" calcext:value-type="float">
            <text:p>0.4145461081</text:p>
          </table:table-cell>
        </table:table-row>
        <table:table-row table:style-name="ro1">
          <table:table-cell office:value-type="float" office:value="0.408897750968829" calcext:value-type="float">
            <text:p>0.408897751</text:p>
          </table:table-cell>
        </table:table-row>
        <table:table-row table:style-name="ro1">
          <table:table-cell office:value-type="float" office:value="0.403319687533178" calcext:value-type="float">
            <text:p>0.4033196875</text:p>
          </table:table-cell>
        </table:table-row>
        <table:table-row table:style-name="ro1">
          <table:table-cell office:value-type="float" office:value="0.397824135066989" calcext:value-type="float">
            <text:p>0.3978241351</text:p>
          </table:table-cell>
        </table:table-row>
        <table:table-row table:style-name="ro1">
          <table:table-cell office:value-type="float" office:value="0.392423118619766" calcext:value-type="float">
            <text:p>0.3924231186</text:p>
          </table:table-cell>
        </table:table-row>
        <table:table-row table:style-name="ro1">
          <table:table-cell office:value-type="float" office:value="0.38712843885398" calcext:value-type="float">
            <text:p>0.3871284389</text:p>
          </table:table-cell>
        </table:table-row>
        <table:table-row table:style-name="ro1">
          <table:table-cell office:value-type="float" office:value="0.38195163969729" calcext:value-type="float">
            <text:p>0.3819516397</text:p>
          </table:table-cell>
        </table:table-row>
        <table:table-row table:style-name="ro1">
          <table:table-cell office:value-type="float" office:value="0.376903975787856" calcext:value-type="float">
            <text:p>0.3769039758</text:p>
          </table:table-cell>
        </table:table-row>
        <table:table-row table:style-name="ro1">
          <table:table-cell office:value-type="float" office:value="0.371996379712788" calcext:value-type="float">
            <text:p>0.3719963797</text:p>
          </table:table-cell>
        </table:table-row>
        <table:table-row table:style-name="ro1">
          <table:table-cell office:value-type="float" office:value="0.367239429039701" calcext:value-type="float">
            <text:p>0.367239429</text:p>
          </table:table-cell>
        </table:table-row>
        <table:table-row table:style-name="ro1">
          <table:table-cell office:value-type="float" office:value="0.362643313141382" calcext:value-type="float">
            <text:p>0.3626433131</text:p>
          </table:table-cell>
        </table:table-row>
        <table:table-row table:style-name="ro1">
          <table:table-cell office:value-type="float" office:value="0.35821779981359" calcext:value-type="float">
            <text:p>0.3582177998</text:p>
          </table:table-cell>
        </table:table-row>
        <table:table-row table:style-name="ro1">
          <table:table-cell office:value-type="float" office:value="0.353972201685949" calcext:value-type="float">
            <text:p>0.3539722017</text:p>
          </table:table-cell>
        </table:table-row>
        <table:table-row table:style-name="ro1">
          <table:table-cell office:value-type="float" office:value="0.349915342425976" calcext:value-type="float">
            <text:p>0.3499153424</text:p>
          </table:table-cell>
        </table:table-row>
        <table:table-row table:style-name="ro1">
          <table:table-cell office:value-type="float" office:value="0.346055522736213" calcext:value-type="float">
            <text:p>0.3460555227</text:p>
          </table:table-cell>
        </table:table-row>
        <table:table-row table:style-name="ro1">
          <table:table-cell office:value-type="float" office:value="0.342400486144485" calcext:value-type="float">
            <text:p>0.3424004861</text:p>
          </table:table-cell>
        </table:table-row>
        <table:table-row table:style-name="ro1">
          <table:table-cell office:value-type="float" office:value="0.338957384587261" calcext:value-type="float">
            <text:p>0.3389573846</text:p>
          </table:table-cell>
        </table:table-row>
        <table:table-row table:style-name="ro1">
          <table:table-cell office:value-type="float" office:value="0.335732743786146" calcext:value-type="float">
            <text:p>0.3357327438</text:p>
          </table:table-cell>
        </table:table-row>
        <table:table-row table:style-name="ro1">
          <table:table-cell office:value-type="float" office:value="0.332732428417475" calcext:value-type="float">
            <text:p>0.3327324284</text:p>
          </table:table-cell>
        </table:table-row>
        <table:table-row table:style-name="ro1">
          <table:table-cell office:value-type="float" office:value="0.329961607075032" calcext:value-type="float">
            <text:p>0.3299616071</text:p>
          </table:table-cell>
        </table:table-row>
        <table:table-row table:style-name="ro1">
          <table:table-cell office:value-type="float" office:value="0.327424717025884" calcext:value-type="float">
            <text:p>0.327424717</text:p>
          </table:table-cell>
        </table:table-row>
        <table:table-row table:style-name="ro1">
          <table:table-cell office:value-type="float" office:value="0.325125428759327" calcext:value-type="float">
            <text:p>0.3251254288</text:p>
          </table:table-cell>
        </table:table-row>
        <table:table-row table:style-name="ro1">
          <table:table-cell office:value-type="float" office:value="0.323066610328949" calcext:value-type="float">
            <text:p>0.3230666103</text:p>
          </table:table-cell>
        </table:table-row>
        <table:table-row table:style-name="ro1">
          <table:table-cell office:value-type="float" office:value="0.321250291487811" calcext:value-type="float">
            <text:p>0.3212502915</text:p>
          </table:table-cell>
        </table:table-row>
        <table:table-row table:style-name="ro1">
          <table:table-cell office:value-type="float" office:value="0.319677627616746" calcext:value-type="float">
            <text:p>0.3196776276</text:p>
          </table:table-cell>
        </table:table-row>
        <table:table-row table:style-name="ro1">
          <table:table-cell office:value-type="float" office:value="0.318348863445768" calcext:value-type="float">
            <text:p>0.3183488634</text:p>
          </table:table-cell>
        </table:table-row>
        <table:table-row table:style-name="ro1">
          <table:table-cell office:value-type="float" office:value="0.317263296568599" calcext:value-type="float">
            <text:p>0.3172632966</text:p>
          </table:table-cell>
        </table:table-row>
        <table:table-row table:style-name="ro1">
          <table:table-cell office:value-type="float" office:value="0.316419240750315" calcext:value-type="float">
            <text:p>0.3164192408</text:p>
          </table:table-cell>
        </table:table-row>
        <table:table-row table:style-name="ro1">
          <table:table-cell office:value-type="float" office:value="0.315813989028107" calcext:value-type="float">
            <text:p>0.315813989</text:p>
          </table:table-cell>
        </table:table-row>
        <table:table-row table:style-name="ro1">
          <table:table-cell office:value-type="float" office:value="0.315443776605151" calcext:value-type="float">
            <text:p>0.3154437766</text:p>
          </table:table-cell>
        </table:table-row>
        <table:table-row table:style-name="ro1">
          <table:table-cell office:value-type="float" office:value="0.315303743537608" calcext:value-type="float">
            <text:p>0.3153037435</text:p>
          </table:table-cell>
        </table:table-row>
        <table:table-row table:style-name="ro1">
          <table:table-cell office:value-type="float" office:value="0.315387897214725" calcext:value-type="float">
            <text:p>0.3153878972</text:p>
          </table:table-cell>
        </table:table-row>
        <table:table-row table:style-name="ro1">
          <table:table-cell office:value-type="float" office:value="0.315689074632063" calcext:value-type="float">
            <text:p>0.3156890746</text:p>
          </table:table-cell>
        </table:table-row>
        <table:table-row table:style-name="ro1">
          <table:table-cell office:value-type="float" office:value="0.316198904457829" calcext:value-type="float">
            <text:p>0.3161989045</text:p>
          </table:table-cell>
        </table:table-row>
        <table:table-row table:style-name="ro1">
          <table:table-cell office:value-type="float" office:value="0.316907768892346" calcext:value-type="float">
            <text:p>0.3169077689</text:p>
          </table:table-cell>
        </table:table-row>
        <table:table-row table:style-name="ro1">
          <table:table-cell office:value-type="float" office:value="0.317804765320611" calcext:value-type="float">
            <text:p>0.3178047653</text:p>
          </table:table-cell>
        </table:table-row>
        <table:table-row table:style-name="ro1">
          <table:table-cell office:value-type="float" office:value="0.318877667757985" calcext:value-type="float">
            <text:p>0.3188776678</text:p>
          </table:table-cell>
        </table:table-row>
        <table:table-row table:style-name="ro1">
          <table:table-cell office:value-type="float" office:value="0.320112888089001" calcext:value-type="float">
            <text:p>0.3201128881</text:p>
          </table:table-cell>
        </table:table-row>
        <table:table-row table:style-name="ro1">
          <table:table-cell office:value-type="float" office:value="0.321495437099283" calcext:value-type="float">
            <text:p>0.3214954371</text:p>
          </table:table-cell>
        </table:table-row>
        <table:table-row table:style-name="ro1">
          <table:table-cell office:value-type="float" office:value="0.323008885300576" calcext:value-type="float">
            <text:p>0.3230088853</text:p>
          </table:table-cell>
        </table:table-row>
        <table:table-row table:style-name="ro1">
          <table:table-cell office:value-type="float" office:value="0.324635323548901" calcext:value-type="float">
            <text:p>0.3246353235</text:p>
          </table:table-cell>
        </table:table-row>
        <table:table-row table:style-name="ro1">
          <table:table-cell office:value-type="float" office:value="0.326355323455823" calcext:value-type="float">
            <text:p>0.3263553235</text:p>
          </table:table-cell>
        </table:table-row>
        <table:table-row table:style-name="ro1">
          <table:table-cell office:value-type="float" office:value="0.328147897592833" calcext:value-type="float">
            <text:p>0.3281478976</text:p>
          </table:table-cell>
        </table:table-row>
        <table:table-row table:style-name="ro1">
          <table:table-cell office:value-type="float" office:value="0.329990459488843" calcext:value-type="float">
            <text:p>0.3299904595</text:p>
          </table:table-cell>
        </table:table-row>
        <table:table-row table:style-name="ro1">
          <table:table-cell office:value-type="float" office:value="0.331858783420812" calcext:value-type="float">
            <text:p>0.3318587834</text:p>
          </table:table-cell>
        </table:table-row>
        <table:table-row table:style-name="ro1">
          <table:table-cell office:value-type="float" office:value="0.543051734519363" calcext:value-type="float">
            <text:p>0.5430517345</text:p>
          </table:table-cell>
        </table:table-row>
        <table:table-row table:style-name="ro1">
          <table:table-cell office:value-type="float" office:value="0.545477422991367" calcext:value-type="float">
            <text:p>0.545477423</text:p>
          </table:table-cell>
        </table:table-row>
        <table:table-row table:style-name="ro1">
          <table:table-cell office:value-type="float" office:value="0.54785791498785" calcext:value-type="float">
            <text:p>0.547857915</text:p>
          </table:table-cell>
        </table:table-row>
        <table:table-row table:style-name="ro1">
          <table:table-cell office:value-type="float" office:value="0.550172472747902" calcext:value-type="float">
            <text:p>0.5501724727</text:p>
          </table:table-cell>
        </table:table-row>
        <table:table-row table:style-name="ro1">
          <table:table-cell office:value-type="float" office:value="0.552401608968984" calcext:value-type="float">
            <text:p>0.552401609</text:p>
          </table:table-cell>
        </table:table-row>
        <table:table-row table:style-name="ro1">
          <table:table-cell office:value-type="float" office:value="0.554527066854461" calcext:value-type="float">
            <text:p>0.5545270669</text:p>
          </table:table-cell>
        </table:table-row>
        <table:table-row table:style-name="ro1">
          <table:table-cell office:value-type="float" office:value="0.556531799930988" calcext:value-type="float">
            <text:p>0.5565317999</text:p>
          </table:table-cell>
        </table:table-row>
        <table:table-row table:style-name="ro1">
          <table:table-cell office:value-type="float" office:value="0.558399951635738" calcext:value-type="float">
            <text:p>0.5583999516</text:p>
          </table:table-cell>
        </table:table-row>
        <table:table-row table:style-name="ro1">
          <table:table-cell office:value-type="float" office:value="0.56011683467347" calcext:value-type="float">
            <text:p>0.5601168347</text:p>
          </table:table-cell>
        </table:table-row>
        <table:table-row table:style-name="ro1">
          <table:table-cell office:value-type="float" office:value="0.561668910143445" calcext:value-type="float">
            <text:p>0.5616689101</text:p>
          </table:table-cell>
        </table:table-row>
        <table:table-row table:style-name="ro1">
          <table:table-cell office:value-type="float" office:value="0.563043766436188" calcext:value-type="float">
            <text:p>0.5630437664</text:p>
          </table:table-cell>
        </table:table-row>
        <table:table-row table:style-name="ro1">
          <table:table-cell office:value-type="float" office:value="0.564230097900083" calcext:value-type="float">
            <text:p>0.5642300979</text:p>
          </table:table-cell>
        </table:table-row>
        <table:table-row table:style-name="ro1">
          <table:table-cell office:value-type="float" office:value="0.565217683277825" calcext:value-type="float">
            <text:p>0.5652176833</text:p>
          </table:table-cell>
        </table:table-row>
        <table:table-row table:style-name="ro1">
          <table:table-cell office:value-type="float" office:value="0.565997363912711" calcext:value-type="float">
            <text:p>0.5659973639</text:p>
          </table:table-cell>
        </table:table-row>
        <table:table-row table:style-name="ro1">
          <table:table-cell office:value-type="float" office:value="0.566561021724766" calcext:value-type="float">
            <text:p>0.5665610217</text:p>
          </table:table-cell>
        </table:table-row>
        <table:table-row table:style-name="ro1">
          <table:table-cell office:value-type="float" office:value="0.566901556956731" calcext:value-type="float">
            <text:p>0.566901557</text:p>
          </table:table-cell>
        </table:table-row>
        <table:table-row table:style-name="ro1">
          <table:table-cell office:value-type="float" office:value="0.567012865689876" calcext:value-type="float">
            <text:p>0.5670128657</text:p>
          </table:table-cell>
        </table:table-row>
        <table:table-row table:style-name="ro1">
          <table:table-cell office:value-type="float" office:value="0.566889817129672" calcext:value-type="float">
            <text:p>0.5668898171</text:p>
          </table:table-cell>
        </table:table-row>
        <table:table-row table:style-name="ro1">
          <table:table-cell office:value-type="float" office:value="0.566528230661295" calcext:value-type="float">
            <text:p>0.5665282307</text:p>
          </table:table-cell>
        </table:table-row>
        <table:table-row table:style-name="ro1">
          <table:table-cell office:value-type="float" office:value="0.565924852674983" calcext:value-type="float">
            <text:p>0.5659248527</text:p>
          </table:table-cell>
        </table:table-row>
        <table:table-row table:style-name="ro1">
          <table:table-cell office:value-type="float" office:value="0.565077333161229" calcext:value-type="float">
            <text:p>0.5650773332</text:p>
          </table:table-cell>
        </table:table-row>
        <table:table-row table:style-name="ro1">
          <table:table-cell office:value-type="float" office:value="0.563984202075826" calcext:value-type="float">
            <text:p>0.5639842021</text:p>
          </table:table-cell>
        </table:table-row>
        <table:table-row table:style-name="ro1">
          <table:table-cell office:value-type="float" office:value="0.56264484547475" calcext:value-type="float">
            <text:p>0.5626448455</text:p>
          </table:table-cell>
        </table:table-row>
        <table:table-row table:style-name="ro1">
          <table:table-cell office:value-type="float" office:value="0.561059481418887" calcext:value-type="float">
            <text:p>0.5610594814</text:p>
          </table:table-cell>
        </table:table-row>
        <table:table-row table:style-name="ro1">
          <table:table-cell office:value-type="float" office:value="0.559229135648605" calcext:value-type="float">
            <text:p>0.5592291356</text:p>
          </table:table-cell>
        </table:table-row>
        <table:table-row table:style-name="ro1">
          <table:table-cell office:value-type="float" office:value="0.557155617028176" calcext:value-type="float">
            <text:p>0.557155617</text:p>
          </table:table-cell>
        </table:table-row>
        <table:table-row table:style-name="ro1">
          <table:table-cell office:value-type="float" office:value="0.554841492760027" calcext:value-type="float">
            <text:p>0.5548414928</text:p>
          </table:table-cell>
        </table:table-row>
        <table:table-row table:style-name="ro1">
          <table:table-cell office:value-type="float" office:value="0.55229006336885" calcext:value-type="float">
            <text:p>0.5522900634</text:p>
          </table:table-cell>
        </table:table-row>
        <table:table-row table:style-name="ro1">
          <table:table-cell office:value-type="float" office:value="0.549505337455549" calcext:value-type="float">
            <text:p>0.5495053375</text:p>
          </table:table-cell>
        </table:table-row>
        <table:table-row table:style-name="ro1">
          <table:table-cell office:value-type="float" office:value="0.54649200622103" calcext:value-type="float">
            <text:p>0.5464920062</text:p>
          </table:table-cell>
        </table:table-row>
        <table:table-row table:style-name="ro1">
          <table:table-cell office:value-type="float" office:value="0.543255417759835" calcext:value-type="float">
            <text:p>0.5432554178</text:p>
          </table:table-cell>
        </table:table-row>
        <table:table-row table:style-name="ro1">
          <table:table-cell office:value-type="float" office:value="0.539801551123625" calcext:value-type="float">
            <text:p>0.5398015511</text:p>
          </table:table-cell>
        </table:table-row>
        <table:table-row table:style-name="ro1">
          <table:table-cell office:value-type="float" office:value="0.536136990154501" calcext:value-type="float">
            <text:p>0.5361369902</text:p>
          </table:table-cell>
        </table:table-row>
        <table:table-row table:style-name="ro1">
          <table:table-cell office:value-type="float" office:value="0.53226889708817" calcext:value-type="float">
            <text:p>0.5322688971</text:p>
          </table:table-cell>
        </table:table-row>
        <table:table-row table:style-name="ro1">
          <table:table-cell office:value-type="float" office:value="0.528204985926957" calcext:value-type="float">
            <text:p>0.5282049859</text:p>
          </table:table-cell>
        </table:table-row>
        <table:table-row table:style-name="ro1">
          <table:table-cell office:value-type="float" office:value="0.52395349558266" calcext:value-type="float">
            <text:p>0.5239534956</text:p>
          </table:table-cell>
        </table:table-row>
        <table:table-row table:style-name="ro1">
          <table:table-cell office:value-type="float" office:value="0.519523162789245" calcext:value-type="float">
            <text:p>0.5195231628</text:p>
          </table:table-cell>
        </table:table-row>
        <table:table-row table:style-name="ro1">
          <table:table-cell office:value-type="float" office:value="0.514923194785394" calcext:value-type="float">
            <text:p>0.5149231948</text:p>
          </table:table-cell>
        </table:table-row>
        <table:table-row table:style-name="ro1">
          <table:table-cell office:value-type="float" office:value="0.510163241766885" calcext:value-type="float">
            <text:p>0.5101632418</text:p>
          </table:table-cell>
        </table:table-row>
        <table:table-row table:style-name="ro1">
          <table:table-cell office:value-type="float" office:value="0.505253369108827" calcext:value-type="float">
            <text:p>0.5052533691</text:p>
          </table:table-cell>
        </table:table-row>
        <table:table-row table:style-name="ro1">
          <table:table-cell office:value-type="float" office:value="0.500204029357731" calcext:value-type="float">
            <text:p>0.5002040294</text:p>
          </table:table-cell>
        </table:table-row>
        <table:table-row table:style-name="ro1">
          <table:table-cell office:value-type="float" office:value="0.495026033993425" calcext:value-type="float">
            <text:p>0.495026034</text:p>
          </table:table-cell>
        </table:table-row>
        <table:table-row table:style-name="ro1">
          <table:table-cell office:value-type="float" office:value="0.489730524960823" calcext:value-type="float">
            <text:p>0.489730525</text:p>
          </table:table-cell>
        </table:table-row>
        <table:table-row table:style-name="ro1">
          <table:table-cell office:value-type="float" office:value="0.484328945971523" calcext:value-type="float">
            <text:p>0.484328946</text:p>
          </table:table-cell>
        </table:table-row>
        <table:table-row table:style-name="ro1">
          <table:table-cell office:value-type="float" office:value="0.478833013575259" calcext:value-type="float">
            <text:p>0.4788330136</text:p>
          </table:table-cell>
        </table:table-row>
        <table:table-row table:style-name="ro1">
          <table:table-cell office:value-type="float" office:value="0.473254688001196" calcext:value-type="float">
            <text:p>0.473254688</text:p>
          </table:table-cell>
        </table:table-row>
        <table:table-row table:style-name="ro1">
          <table:table-cell office:value-type="float" office:value="0.467606143769061" calcext:value-type="float">
            <text:p>0.4676061438</text:p>
          </table:table-cell>
        </table:table-row>
        <table:table-row table:style-name="ro1">
          <table:table-cell office:value-type="float" office:value="0.461899740070129" calcext:value-type="float">
            <text:p>0.4618997401</text:p>
          </table:table-cell>
        </table:table-row>
        <table:table-row table:style-name="ro1">
          <table:table-cell office:value-type="float" office:value="0.456147990918048" calcext:value-type="float">
            <text:p>0.4561479909</text:p>
          </table:table-cell>
        </table:table-row>
        <table:table-row table:style-name="ro1">
          <table:table-cell office:value-type="float" office:value="0.450363535069501" calcext:value-type="float">
            <text:p>0.4503635351</text:p>
          </table:table-cell>
        </table:table-row>
        <table:table-row table:style-name="ro1">
          <table:table-cell office:value-type="float" office:value="0.444559105714724" calcext:value-type="float">
            <text:p>0.4445591057</text:p>
          </table:table-cell>
        </table:table-row>
        <table:table-row table:style-name="ro1">
          <table:table-cell office:value-type="float" office:value="0.43874749993786" calcext:value-type="float">
            <text:p>0.4387474999</text:p>
          </table:table-cell>
        </table:table-row>
        <table:table-row table:style-name="ro1">
          <table:table-cell office:value-type="float" office:value="0.43294154794716" calcext:value-type="float">
            <text:p>0.4329415479</text:p>
          </table:table-cell>
        </table:table-row>
        <table:table-row table:style-name="ro1">
          <table:table-cell office:value-type="float" office:value="0.427154082075024" calcext:value-type="float">
            <text:p>0.4271540821</text:p>
          </table:table-cell>
        </table:table-row>
        <table:table-row table:style-name="ro1">
          <table:table-cell office:value-type="float" office:value="0.42139790554789" calcext:value-type="float">
            <text:p>0.4213979055</text:p>
          </table:table-cell>
        </table:table-row>
        <table:table-row table:style-name="ro1">
          <table:table-cell office:value-type="float" office:value="0.415685761025968" calcext:value-type="float">
            <text:p>0.415685761</text:p>
          </table:table-cell>
        </table:table-row>
        <table:table-row table:style-name="ro1">
          <table:table-cell office:value-type="float" office:value="0.41003029891281" calcext:value-type="float">
            <text:p>0.4100302989</text:p>
          </table:table-cell>
        </table:table-row>
        <table:table-row table:style-name="ro1">
          <table:table-cell office:value-type="float" office:value="0.404444045434732" calcext:value-type="float">
            <text:p>0.4044440454</text:p>
          </table:table-cell>
        </table:table-row>
        <table:table-row table:style-name="ro1">
          <table:table-cell office:value-type="float" office:value="0.398939370490079" calcext:value-type="float">
            <text:p>0.3989393705</text:p>
          </table:table-cell>
        </table:table-row>
        <table:table-row table:style-name="ro1">
          <table:table-cell office:value-type="float" office:value="0.393528455268326" calcext:value-type="float">
            <text:p>0.3935284553</text:p>
          </table:table-cell>
        </table:table-row>
        <table:table-row table:style-name="ro1">
          <table:table-cell office:value-type="float" office:value="0.388223259639035" calcext:value-type="float">
            <text:p>0.3882232596</text:p>
          </table:table-cell>
        </table:table-row>
        <table:table-row table:style-name="ro1">
          <table:table-cell office:value-type="float" office:value="0.383035489310644" calcext:value-type="float">
            <text:p>0.3830354893</text:p>
          </table:table-cell>
        </table:table-row>
        <table:table-row table:style-name="ro1">
          <table:table-cell office:value-type="float" office:value="0.377976562759109" calcext:value-type="float">
            <text:p>0.3779765628</text:p>
          </table:table-cell>
        </table:table-row>
        <table:table-row table:style-name="ro1">
          <table:table-cell office:value-type="float" office:value="0.373057577926384" calcext:value-type="float">
            <text:p>0.3730575779</text:p>
          </table:table-cell>
        </table:table-row>
        <table:table-row table:style-name="ro1">
          <table:table-cell office:value-type="float" office:value="0.368289278688747" calcext:value-type="float">
            <text:p>0.3682892787</text:p>
          </table:table-cell>
        </table:table-row>
        <table:table-row table:style-name="ro1">
          <table:table-cell office:value-type="float" office:value="0.363682021094971" calcext:value-type="float">
            <text:p>0.3636820211</text:p>
          </table:table-cell>
        </table:table-row>
        <table:table-row table:style-name="ro1">
          <table:table-cell office:value-type="float" office:value="0.359245739374336" calcext:value-type="float">
            <text:p>0.3592457394</text:p>
          </table:table-cell>
        </table:table-row>
        <table:table-row table:style-name="ro1">
          <table:table-cell office:value-type="float" office:value="0.35498991171449" calcext:value-type="float">
            <text:p>0.3549899117</text:p>
          </table:table-cell>
        </table:table-row>
        <table:table-row table:style-name="ro1">
          <table:table-cell office:value-type="float" office:value="0.350923525809142" calcext:value-type="float">
            <text:p>0.3509235258</text:p>
          </table:table-cell>
        </table:table-row>
        <table:table-row table:style-name="ro1">
          <table:table-cell office:value-type="float" office:value="0.347055044175621" calcext:value-type="float">
            <text:p>0.3470550442</text:p>
          </table:table-cell>
        </table:table-row>
        <table:table-row table:style-name="ro1">
          <table:table-cell office:value-type="float" office:value="0.343392369242248" calcext:value-type="float">
            <text:p>0.3433923692</text:p>
          </table:table-cell>
        </table:table-row>
        <table:table-row table:style-name="ro1">
          <table:table-cell office:value-type="float" office:value="0.339942808205584" calcext:value-type="float">
            <text:p>0.3399428082</text:p>
          </table:table-cell>
        </table:table-row>
        <table:table-row table:style-name="ro1">
          <table:table-cell office:value-type="float" office:value="0.336713037657496" calcext:value-type="float">
            <text:p>0.3367130377</text:p>
          </table:table-cell>
        </table:table-row>
        <table:table-row table:style-name="ro1">
          <table:table-cell office:value-type="float" office:value="0.333709067982085" calcext:value-type="float">
            <text:p>0.333709068</text:p>
          </table:table-cell>
        </table:table-row>
        <table:table-row table:style-name="ro1">
          <table:table-cell office:value-type="float" office:value="0.330936207522444" calcext:value-type="float">
            <text:p>0.3309362075</text:p>
          </table:table-cell>
        </table:table-row>
        <table:table-row table:style-name="ro1">
          <table:table-cell office:value-type="float" office:value="0.328399026517271" calcext:value-type="float">
            <text:p>0.3283990265</text:p>
          </table:table-cell>
        </table:table-row>
        <table:table-row table:style-name="ro1">
          <table:table-cell office:value-type="float" office:value="0.326101320807319" calcext:value-type="float">
            <text:p>0.3261013208</text:p>
          </table:table-cell>
        </table:table-row>
        <table:table-row table:style-name="ro1">
          <table:table-cell office:value-type="float" office:value="0.32404607531169" calcext:value-type="float">
            <text:p>0.3240460753</text:p>
          </table:table-cell>
        </table:table-row>
        <table:table-row table:style-name="ro1">
          <table:table-cell office:value-type="float" office:value="0.322235427273978" calcext:value-type="float">
            <text:p>0.3222354273</text:p>
          </table:table-cell>
        </table:table-row>
        <table:table-row table:style-name="ro1">
          <table:table-cell office:value-type="float" office:value="0.320670629278254" calcext:value-type="float">
            <text:p>0.3206706293</text:p>
          </table:table-cell>
        </table:table-row>
        <table:table-row table:style-name="ro1">
          <table:table-cell office:value-type="float" office:value="0.319352012034885" calcext:value-type="float">
            <text:p>0.319352012</text:p>
          </table:table-cell>
        </table:table-row>
        <table:table-row table:style-name="ro1">
          <table:table-cell office:value-type="float" office:value="0.318278946936216" calcext:value-type="float">
            <text:p>0.3182789469</text:p>
          </table:table-cell>
        </table:table-row>
        <table:table-row table:style-name="ro1">
          <table:table-cell office:value-type="float" office:value="0.317449808382075" calcext:value-type="float">
            <text:p>0.3174498084</text:p>
          </table:table-cell>
        </table:table-row>
        <table:table-row table:style-name="ro1">
          <table:table-cell office:value-type="float" office:value="0.316861935875142" calcext:value-type="float">
            <text:p>0.3168619359</text:p>
          </table:table-cell>
        </table:table-row>
        <table:table-row table:style-name="ro1">
          <table:table-cell office:value-type="float" office:value="0.316511595886141" calcext:value-type="float">
            <text:p>0.3165115959</text:p>
          </table:table-cell>
        </table:table-row>
        <table:table-row table:style-name="ro1">
          <table:table-cell office:value-type="float" office:value="0.316393943488896" calcext:value-type="float">
            <text:p>0.3163939435</text:p>
          </table:table-cell>
        </table:table-row>
        <table:table-row table:style-name="ro1">
          <table:table-cell office:value-type="float" office:value="0.316502983765217" calcext:value-type="float">
            <text:p>0.3165029838</text:p>
          </table:table-cell>
        </table:table-row>
        <table:table-row table:style-name="ro1">
          <table:table-cell office:value-type="float" office:value="0.316831532979633" calcext:value-type="float">
            <text:p>0.316831533</text:p>
          </table:table-cell>
        </table:table-row>
        <table:table-row table:style-name="ro1">
          <table:table-cell office:value-type="float" office:value="0.317371179523971" calcext:value-type="float">
            <text:p>0.3173711795</text:p>
          </table:table-cell>
        </table:table-row>
        <table:table-row table:style-name="ro1">
          <table:table-cell office:value-type="float" office:value="0.318112244631783" calcext:value-type="float">
            <text:p>0.3181122446</text:p>
          </table:table-cell>
        </table:table-row>
        <table:table-row table:style-name="ro1">
          <table:table-cell office:value-type="float" office:value="0.319043742862604" calcext:value-type="float">
            <text:p>0.3190437429</text:p>
          </table:table-cell>
        </table:table-row>
        <table:table-row table:style-name="ro1">
          <table:table-cell office:value-type="float" office:value="0.320153342356066" calcext:value-type="float">
            <text:p>0.3201533424</text:p>
          </table:table-cell>
        </table:table-row>
        <table:table-row table:style-name="ro1">
          <table:table-cell office:value-type="float" office:value="0.321427324855849" calcext:value-type="float">
            <text:p>0.3214273249</text:p>
          </table:table-cell>
        </table:table-row>
        <table:table-row table:style-name="ro1">
          <table:table-cell office:value-type="float" office:value="0.322850545503483" calcext:value-type="float">
            <text:p>0.3228505455</text:p>
          </table:table-cell>
        </table:table-row>
        <table:table-row table:style-name="ro1">
          <table:table-cell office:value-type="float" office:value="0.324406392401984" calcext:value-type="float">
            <text:p>0.3244063924</text:p>
          </table:table-cell>
        </table:table-row>
        <table:table-row table:style-name="ro1">
          <table:table-cell office:value-type="float" office:value="0.32607674594934" calcext:value-type="float">
            <text:p>0.3260767459</text:p>
          </table:table-cell>
        </table:table-row>
        <table:table-row table:style-name="ro1">
          <table:table-cell office:value-type="float" office:value="0.327841937941845" calcext:value-type="float">
            <text:p>0.3278419379</text:p>
          </table:table-cell>
        </table:table-row>
        <table:table-row table:style-name="ro1">
          <table:table-cell office:value-type="float" office:value="0.329680710447262" calcext:value-type="float">
            <text:p>0.3296807104</text:p>
          </table:table-cell>
        </table:table-row>
        <table:table-row table:style-name="ro1">
          <table:table-cell office:value-type="float" office:value="0.331570174447849" calcext:value-type="float">
            <text:p>0.3315701744</text:p>
          </table:table-cell>
        </table:table-row>
        <table:table-row table:style-name="ro1">
          <table:table-cell office:value-type="float" office:value="0.333485768253214" calcext:value-type="float">
            <text:p>0.3334857683</text:p>
          </table:table-cell>
        </table:table-row>
        <table:table-row table:style-name="ro1">
          <table:table-cell office:value-type="float" office:value="0.541100125642451" calcext:value-type="float">
            <text:p>0.5411001256</text:p>
          </table:table-cell>
        </table:table-row>
        <table:table-row table:style-name="ro1">
          <table:table-cell office:value-type="float" office:value="0.543624717926376" calcext:value-type="float">
            <text:p>0.5436247179</text:p>
          </table:table-cell>
        </table:table-row>
        <table:table-row table:style-name="ro1">
          <table:table-cell office:value-type="float" office:value="0.546103989974095" calcext:value-type="float">
            <text:p>0.54610399</text:p>
          </table:table-cell>
        </table:table-row>
        <table:table-row table:style-name="ro1">
          <table:table-cell office:value-type="float" office:value="0.548517130468805" calcext:value-type="float">
            <text:p>0.5485171305</text:p>
          </table:table-cell>
        </table:table-row>
        <table:table-row table:style-name="ro1">
          <table:table-cell office:value-type="float" office:value="0.550844571616738" calcext:value-type="float">
            <text:p>0.5508445716</text:p>
          </table:table-cell>
        </table:table-row>
        <table:table-row table:style-name="ro1">
          <table:table-cell office:value-type="float" office:value="0.553067970000135" calcext:value-type="float">
            <text:p>0.55306797</text:p>
          </table:table-cell>
        </table:table-row>
        <table:table-row table:style-name="ro1">
          <table:table-cell office:value-type="float" office:value="0.555170187177309" calcext:value-type="float">
            <text:p>0.5551701872</text:p>
          </table:table-cell>
        </table:table-row>
        <table:table-row table:style-name="ro1">
          <table:table-cell office:value-type="float" office:value="0.557135270029792" calcext:value-type="float">
            <text:p>0.55713527</text:p>
          </table:table-cell>
        </table:table-row>
        <table:table-row table:style-name="ro1">
          <table:table-cell office:value-type="float" office:value="0.558948430856562" calcext:value-type="float">
            <text:p>0.5589484309</text:p>
          </table:table-cell>
        </table:table-row>
        <table:table-row table:style-name="ro1">
          <table:table-cell office:value-type="float" office:value="0.560596027215364" calcext:value-type="float">
            <text:p>0.5605960272</text:p>
          </table:table-cell>
        </table:table-row>
        <table:table-row table:style-name="ro1">
          <table:table-cell office:value-type="float" office:value="0.562065541511108" calcext:value-type="float">
            <text:p>0.5620655415</text:p>
          </table:table-cell>
        </table:table-row>
        <table:table-row table:style-name="ro1">
          <table:table-cell office:value-type="float" office:value="0.563345560331361" calcext:value-type="float">
            <text:p>0.5633455603</text:p>
          </table:table-cell>
        </table:table-row>
        <table:table-row table:style-name="ro1">
          <table:table-cell office:value-type="float" office:value="0.564425753528912" calcext:value-type="float">
            <text:p>0.5644257535</text:p>
          </table:table-cell>
        </table:table-row>
        <table:table-row table:style-name="ro1">
          <table:table-cell office:value-type="float" office:value="0.565296853051433" calcext:value-type="float">
            <text:p>0.5652968531</text:p>
          </table:table-cell>
        </table:table-row>
        <table:table-row table:style-name="ro1">
          <table:table-cell office:value-type="float" office:value="0.565950631518223" calcext:value-type="float">
            <text:p>0.5659506315</text:p>
          </table:table-cell>
        </table:table-row>
        <table:table-row table:style-name="ro1">
          <table:table-cell office:value-type="float" office:value="0.566379880544032" calcext:value-type="float">
            <text:p>0.5663798805</text:p>
          </table:table-cell>
        </table:table-row>
        <table:table-row table:style-name="ro1">
          <table:table-cell office:value-type="float" office:value="0.566578388809974" calcext:value-type="float">
            <text:p>0.5665783888</text:p>
          </table:table-cell>
        </table:table-row>
        <table:table-row table:style-name="ro1">
          <table:table-cell office:value-type="float" office:value="0.566540919881528" calcext:value-type="float">
            <text:p>0.5665409199</text:p>
          </table:table-cell>
        </table:table-row>
        <table:table-row table:style-name="ro1">
          <table:table-cell office:value-type="float" office:value="0.566263189773618" calcext:value-type="float">
            <text:p>0.5662631898</text:p>
          </table:table-cell>
        </table:table-row>
        <table:table-row table:style-name="ro1">
          <table:table-cell office:value-type="float" office:value="0.565741844262781" calcext:value-type="float">
            <text:p>0.5657418443</text:p>
          </table:table-cell>
        </table:table-row>
        <table:table-row table:style-name="ro1">
          <table:table-cell office:value-type="float" office:value="0.564974435946422" calcext:value-type="float">
            <text:p>0.5649744359</text:p>
          </table:table-cell>
        </table:table-row>
        <table:table-row table:style-name="ro1">
          <table:table-cell office:value-type="float" office:value="0.563959401049152" calcext:value-type="float">
            <text:p>0.563959401</text:p>
          </table:table-cell>
        </table:table-row>
        <table:table-row table:style-name="ro1">
          <table:table-cell office:value-type="float" office:value="0.562696035976211" calcext:value-type="float">
            <text:p>0.562696036</text:p>
          </table:table-cell>
        </table:table-row>
        <table:table-row table:style-name="ro1">
          <table:table-cell office:value-type="float" office:value="0.561184473613978" calcext:value-type="float">
            <text:p>0.5611844736</text:p>
          </table:table-cell>
        </table:table-row>
        <table:table-row table:style-name="ro1">
          <table:table-cell office:value-type="float" office:value="0.559425659377564" calcext:value-type="float">
            <text:p>0.5594256594</text:p>
          </table:table-cell>
        </table:table-row>
        <table:table-row table:style-name="ro1">
          <table:table-cell office:value-type="float" office:value="0.557421327005491" calcext:value-type="float">
            <text:p>0.557421327</text:p>
          </table:table-cell>
        </table:table-row>
        <table:table-row table:style-name="ro1">
          <table:table-cell office:value-type="float" office:value="0.555173974101457" calcext:value-type="float">
            <text:p>0.5551739741</text:p>
          </table:table-cell>
        </table:table-row>
        <table:table-row table:style-name="ro1">
          <table:table-cell office:value-type="float" office:value="0.552686837423188" calcext:value-type="float">
            <text:p>0.5526868374</text:p>
          </table:table-cell>
        </table:table-row>
        <table:table-row table:style-name="ro1">
          <table:table-cell office:value-type="float" office:value="0.549963867918366" calcext:value-type="float">
            <text:p>0.5499638679</text:p>
          </table:table-cell>
        </table:table-row>
        <table:table-row table:style-name="ro1">
          <table:table-cell office:value-type="float" office:value="0.547009705507656" calcext:value-type="float">
            <text:p>0.5470097055</text:p>
          </table:table-cell>
        </table:table-row>
        <table:table-row table:style-name="ro1">
          <table:table-cell office:value-type="float" office:value="0.543829653614807" calcext:value-type="float">
            <text:p>0.5438296536</text:p>
          </table:table-cell>
        </table:table-row>
        <table:table-row table:style-name="ro1">
          <table:table-cell office:value-type="float" office:value="0.540429653443844" calcext:value-type="float">
            <text:p>0.5404296534</text:p>
          </table:table-cell>
        </table:table-row>
        <table:table-row table:style-name="ro1">
          <table:table-cell office:value-type="float" office:value="0.536816258003341" calcext:value-type="float">
            <text:p>0.536816258</text:p>
          </table:table-cell>
        </table:table-row>
        <table:table-row table:style-name="ro1">
          <table:table-cell office:value-type="float" office:value="0.532996605877786" calcext:value-type="float">
            <text:p>0.5329966059</text:p>
          </table:table-cell>
        </table:table-row>
        <table:table-row table:style-name="ro1">
          <table:table-cell office:value-type="float" office:value="0.528978394746022" calcext:value-type="float">
            <text:p>0.5289783947</text:p>
          </table:table-cell>
        </table:table-row>
        <table:table-row table:style-name="ro1">
          <table:table-cell office:value-type="float" office:value="0.524769854646781" calcext:value-type="float">
            <text:p>0.5247698546</text:p>
          </table:table-cell>
        </table:table-row>
        <table:table-row table:style-name="ro1">
          <table:table-cell office:value-type="float" office:value="0.520379720991299" calcext:value-type="float">
            <text:p>0.520379721</text:p>
          </table:table-cell>
        </table:table-row>
        <table:table-row table:style-name="ro1">
          <table:table-cell office:value-type="float" office:value="0.515817207323017" calcext:value-type="float">
            <text:p>0.5158172073</text:p>
          </table:table-cell>
        </table:table-row>
        <table:table-row table:style-name="ro1">
          <table:table-cell office:value-type="float" office:value="0.511091977824368" calcext:value-type="float">
            <text:p>0.5110919778</text:p>
          </table:table-cell>
        </table:table-row>
        <table:table-row table:style-name="ro1">
          <table:table-cell office:value-type="float" office:value="0.506214119570648" calcext:value-type="float">
            <text:p>0.5062141196</text:p>
          </table:table-cell>
        </table:table-row>
        <table:table-row table:style-name="ro1">
          <table:table-cell office:value-type="float" office:value="0.501194114530974" calcext:value-type="float">
            <text:p>0.5011941145</text:p>
          </table:table-cell>
        </table:table-row>
        <table:table-row table:style-name="ro1">
          <table:table-cell office:value-type="float" office:value="0.496042811316324" calcext:value-type="float">
            <text:p>0.4960428113</text:p>
          </table:table-cell>
        </table:table-row>
        <table:table-row table:style-name="ro1">
          <table:table-cell office:value-type="float" office:value="0.490771396674667" calcext:value-type="float">
            <text:p>0.4907713967</text:p>
          </table:table-cell>
        </table:table-row>
        <table:table-row table:style-name="ro1">
          <table:table-cell office:value-type="float" office:value="0.485391366733171" calcext:value-type="float">
            <text:p>0.4853913667</text:p>
          </table:table-cell>
        </table:table-row>
        <table:table-row table:style-name="ro1">
          <table:table-cell office:value-type="float" office:value="0.479914497987507" calcext:value-type="float">
            <text:p>0.479914498</text:p>
          </table:table-cell>
        </table:table-row>
        <table:table-row table:style-name="ro1">
          <table:table-cell office:value-type="float" office:value="0.474352818038223" calcext:value-type="float">
            <text:p>0.474352818</text:p>
          </table:table-cell>
        </table:table-row>
        <table:table-row table:style-name="ro1">
          <table:table-cell office:value-type="float" office:value="0.468718576074221" calcext:value-type="float">
            <text:p>0.4687185761</text:p>
          </table:table-cell>
        </table:table-row>
        <table:table-row table:style-name="ro1">
          <table:table-cell office:value-type="float" office:value="0.463024213103302" calcext:value-type="float">
            <text:p>0.4630242131</text:p>
          </table:table-cell>
        </table:table-row>
        <table:table-row table:style-name="ro1">
          <table:table-cell office:value-type="float" office:value="0.457282331929809" calcext:value-type="float">
            <text:p>0.4572823319</text:p>
          </table:table-cell>
        </table:table-row>
        <table:table-row table:style-name="ro1">
          <table:table-cell office:value-type="float" office:value="0.45150566687935" calcext:value-type="float">
            <text:p>0.4515056669</text:p>
          </table:table-cell>
        </table:table-row>
        <table:table-row table:style-name="ro1">
          <table:table-cell office:value-type="float" office:value="0.445707053270604" calcext:value-type="float">
            <text:p>0.4457070533</text:p>
          </table:table-cell>
        </table:table-row>
        <table:table-row table:style-name="ro1">
          <table:table-cell office:value-type="float" office:value="0.439899396634218" calcext:value-type="float">
            <text:p>0.4398993966</text:p>
          </table:table-cell>
        </table:table-row>
        <table:table-row table:style-name="ro1">
          <table:table-cell office:value-type="float" office:value="0.434095641678782" calcext:value-type="float">
            <text:p>0.4340956417</text:p>
          </table:table-cell>
        </table:table-row>
        <table:table-row table:style-name="ro1">
          <table:table-cell office:value-type="float" office:value="0.428308741003896" calcext:value-type="float">
            <text:p>0.428308741</text:p>
          </table:table-cell>
        </table:table-row>
        <table:table-row table:style-name="ro1">
          <table:table-cell office:value-type="float" office:value="0.422551623560319" calcext:value-type="float">
            <text:p>0.4225516236</text:p>
          </table:table-cell>
        </table:table-row>
        <table:table-row table:style-name="ro1">
          <table:table-cell office:value-type="float" office:value="0.416837162857202" calcext:value-type="float">
            <text:p>0.4168371629</text:p>
          </table:table-cell>
        </table:table-row>
        <table:table-row table:style-name="ro1">
          <table:table-cell office:value-type="float" office:value="0.411178144916409" calcext:value-type="float">
            <text:p>0.4111781449</text:p>
          </table:table-cell>
        </table:table-row>
        <table:table-row table:style-name="ro1">
          <table:table-cell office:value-type="float" office:value="0.405587235973919" calcext:value-type="float">
            <text:p>0.405587236</text:p>
          </table:table-cell>
        </table:table-row>
        <table:table-row table:style-name="ro1">
          <table:table-cell office:value-type="float" office:value="0.400076949928319" calcext:value-type="float">
            <text:p>0.4000769499</text:p>
          </table:table-cell>
        </table:table-row>
        <table:table-row table:style-name="ro1">
          <table:table-cell office:value-type="float" office:value="0.39465961553638" calcext:value-type="float">
            <text:p>0.3946596155</text:p>
          </table:table-cell>
        </table:table-row>
        <table:table-row table:style-name="ro1">
          <table:table-cell office:value-type="float" office:value="0.389347343355712" calcext:value-type="float">
            <text:p>0.3893473434</text:p>
          </table:table-cell>
        </table:table-row>
        <table:table-row table:style-name="ro1">
          <table:table-cell office:value-type="float" office:value="0.384151992434515" calcext:value-type="float">
            <text:p>0.3841519924</text:p>
          </table:table-cell>
        </table:table-row>
        <table:table-row table:style-name="ro1">
          <table:table-cell office:value-type="float" office:value="0.379085136748404" calcext:value-type="float">
            <text:p>0.3790851367</text:p>
          </table:table-cell>
        </table:table-row>
        <table:table-row table:style-name="ro1">
          <table:table-cell office:value-type="float" office:value="0.374158031384331" calcext:value-type="float">
            <text:p>0.3741580314</text:p>
          </table:table-cell>
        </table:table-row>
        <table:table-row table:style-name="ro1">
          <table:table-cell office:value-type="float" office:value="0.369381578471584" calcext:value-type="float">
            <text:p>0.3693815785</text:p>
          </table:table-cell>
        </table:table-row>
        <table:table-row table:style-name="ro1">
          <table:table-cell office:value-type="float" office:value="0.364766292859866" calcext:value-type="float">
            <text:p>0.3647662929</text:p>
          </table:table-cell>
        </table:table-row>
        <table:table-row table:style-name="ro1">
          <table:table-cell office:value-type="float" office:value="0.360322267544477" calcext:value-type="float">
            <text:p>0.3603222675</text:p>
          </table:table-cell>
        </table:table-row>
        <table:table-row table:style-name="ro1">
          <table:table-cell office:value-type="float" office:value="0.356059138838566" calcext:value-type="float">
            <text:p>0.3560591388</text:p>
          </table:table-cell>
        </table:table-row>
        <table:table-row table:style-name="ro1">
          <table:table-cell office:value-type="float" office:value="0.35198605129247" calcext:value-type="float">
            <text:p>0.3519860513</text:p>
          </table:table-cell>
        </table:table-row>
        <table:table-row table:style-name="ro1">
          <table:table-cell office:value-type="float" office:value="0.348111622360144" calcext:value-type="float">
            <text:p>0.3481116224</text:p>
          </table:table-cell>
        </table:table-row>
        <table:table-row table:style-name="ro1">
          <table:table-cell office:value-type="float" office:value="0.344443906812672" calcext:value-type="float">
            <text:p>0.3444439068</text:p>
          </table:table-cell>
        </table:table-row>
        <table:table-row table:style-name="ro1">
          <table:table-cell office:value-type="float" office:value="0.340990360898864" calcext:value-type="float">
            <text:p>0.3409903609</text:p>
          </table:table-cell>
        </table:table-row>
        <table:table-row table:style-name="ro1">
          <table:table-cell office:value-type="float" office:value="0.337757806252939" calcext:value-type="float">
            <text:p>0.3377578063</text:p>
          </table:table-cell>
        </table:table-row>
        <table:table-row table:style-name="ro1">
          <table:table-cell office:value-type="float" office:value="0.334752393549293" calcext:value-type="float">
            <text:p>0.3347523935</text:p>
          </table:table-cell>
        </table:table-row>
        <table:table-row table:style-name="ro1">
          <table:table-cell office:value-type="float" office:value="0.331979565904347" calcext:value-type="float">
            <text:p>0.3319795659</text:p>
          </table:table-cell>
        </table:table-row>
        <table:table-row table:style-name="ro1">
          <table:table-cell office:value-type="float" office:value="0.329444022025491" calcext:value-type="float">
            <text:p>0.329444022</text:p>
          </table:table-cell>
        </table:table-row>
        <table:table-row table:style-name="ro1">
          <table:table-cell office:value-type="float" office:value="0.327149679107107" calcext:value-type="float">
            <text:p>0.3271496791</text:p>
          </table:table-cell>
        </table:table-row>
        <table:table-row table:style-name="ro1">
          <table:table-cell office:value-type="float" office:value="0.325099635473669" calcext:value-type="float">
            <text:p>0.3250996355</text:p>
          </table:table-cell>
        </table:table-row>
        <table:table-row table:style-name="ro1">
          <table:table-cell office:value-type="float" office:value="0.323296132969946" calcext:value-type="float">
            <text:p>0.323296133</text:p>
          </table:table-cell>
        </table:table-row>
        <table:table-row table:style-name="ro1">
          <table:table-cell office:value-type="float" office:value="0.321740519098275" calcext:value-type="float">
            <text:p>0.3217405191</text:p>
          </table:table-cell>
        </table:table-row>
        <table:table-row table:style-name="ro1">
          <table:table-cell office:value-type="float" office:value="0.320433208902928" calcext:value-type="float">
            <text:p>0.3204332089</text:p>
          </table:table-cell>
        </table:table-row>
        <table:table-row table:style-name="ro1">
          <table:table-cell office:value-type="float" office:value="0.319373646601556" calcext:value-type="float">
            <text:p>0.3193736466</text:p>
          </table:table-cell>
        </table:table-row>
        <table:table-row table:style-name="ro1">
          <table:table-cell office:value-type="float" office:value="0.318560266963729" calcext:value-type="float">
            <text:p>0.318560267</text:p>
          </table:table-cell>
        </table:table-row>
        <table:table-row table:style-name="ro1">
          <table:table-cell office:value-type="float" office:value="0.317990456436549" calcext:value-type="float">
            <text:p>0.3179904564</text:p>
          </table:table-cell>
        </table:table-row>
        <table:table-row table:style-name="ro1">
          <table:table-cell office:value-type="float" office:value="0.317660514017362" calcext:value-type="float">
            <text:p>0.317660514</text:p>
          </table:table-cell>
        </table:table-row>
        <table:table-row table:style-name="ro1">
          <table:table-cell office:value-type="float" office:value="0.317565611873541" calcext:value-type="float">
            <text:p>0.3175656119</text:p>
          </table:table-cell>
        </table:table-row>
        <table:table-row table:style-name="ro1">
          <table:table-cell office:value-type="float" office:value="0.317699755709361" calcext:value-type="float">
            <text:p>0.3176997557</text:p>
          </table:table-cell>
        </table:table-row>
        <table:table-row table:style-name="ro1">
          <table:table-cell office:value-type="float" office:value="0.318055744879966" calcext:value-type="float">
            <text:p>0.3180557449</text:p>
          </table:table-cell>
        </table:table-row>
        <table:table-row table:style-name="ro1">
          <table:table-cell office:value-type="float" office:value="0.318625132252402" calcext:value-type="float">
            <text:p>0.3186251323</text:p>
          </table:table-cell>
        </table:table-row>
        <table:table-row table:style-name="ro1">
          <table:table-cell office:value-type="float" office:value="0.31939818381376" calcext:value-type="float">
            <text:p>0.3193981838</text:p>
          </table:table-cell>
        </table:table-row>
        <table:table-row table:style-name="ro1">
          <table:table-cell office:value-type="float" office:value="0.320363838026386" calcext:value-type="float">
            <text:p>0.320363838</text:p>
          </table:table-cell>
        </table:table-row>
        <table:table-row table:style-name="ro1">
          <table:table-cell office:value-type="float" office:value="0.321509664930175" calcext:value-type="float">
            <text:p>0.3215096649</text:p>
          </table:table-cell>
        </table:table-row>
        <table:table-row table:style-name="ro1">
          <table:table-cell office:value-type="float" office:value="0.322821824991969" calcext:value-type="float">
            <text:p>0.322821825</text:p>
          </table:table-cell>
        </table:table-row>
        <table:table-row table:style-name="ro1">
          <table:table-cell office:value-type="float" office:value="0.32428502770202" calcext:value-type="float">
            <text:p>0.3242850277</text:p>
          </table:table-cell>
        </table:table-row>
        <table:table-row table:style-name="ro1">
          <table:table-cell office:value-type="float" office:value="0.325882489917546" calcext:value-type="float">
            <text:p>0.3258824899</text:p>
          </table:table-cell>
        </table:table-row>
        <table:table-row table:style-name="ro1">
          <table:table-cell office:value-type="float" office:value="0.327595893953377" calcext:value-type="float">
            <text:p>0.327595894</text:p>
          </table:table-cell>
        </table:table-row>
        <table:table-row table:style-name="ro1">
          <table:table-cell office:value-type="float" office:value="0.329405345419679" calcext:value-type="float">
            <text:p>0.3294053454</text:p>
          </table:table-cell>
        </table:table-row>
        <table:table-row table:style-name="ro1">
          <table:table-cell office:value-type="float" office:value="0.331289330806763" calcext:value-type="float">
            <text:p>0.3312893308</text:p>
          </table:table-cell>
        </table:table-row>
        <table:table-row table:style-name="ro1">
          <table:table-cell office:value-type="float" office:value="0.333224674816985" calcext:value-type="float">
            <text:p>0.3332246748</text:p>
          </table:table-cell>
        </table:table-row>
        <table:table-row table:style-name="ro1">
          <table:table-cell office:value-type="float" office:value="0.335186497443729" calcext:value-type="float">
            <text:p>0.3351864974</text:p>
          </table:table-cell>
        </table:table-row>
        <table:table-row table:style-name="ro1">
          <table:table-cell office:value-type="float" office:value="0.539120452086428" calcext:value-type="float">
            <text:p>0.5391204521</text:p>
          </table:table-cell>
        </table:table-row>
        <table:table-row table:style-name="ro1">
          <table:table-cell office:value-type="float" office:value="0.54174158526705" calcext:value-type="float">
            <text:p>0.5417415853</text:p>
          </table:table-cell>
        </table:table-row>
        <table:table-row table:style-name="ro1">
          <table:table-cell office:value-type="float" office:value="0.544317297674357" calcext:value-type="float">
            <text:p>0.5443172977</text:p>
          </table:table-cell>
        </table:table-row>
        <table:table-row table:style-name="ro1">
          <table:table-cell office:value-type="float" office:value="0.546826715416023" calcext:value-type="float">
            <text:p>0.5468267154</text:p>
          </table:table-cell>
        </table:table-row>
        <table:table-row table:style-name="ro1">
          <table:table-cell office:value-type="float" office:value="0.549250200745386" calcext:value-type="float">
            <text:p>0.5492502007</text:p>
          </table:table-cell>
        </table:table-row>
        <table:table-row table:style-name="ro1">
          <table:table-cell office:value-type="float" office:value="0.551569333713474" calcext:value-type="float">
            <text:p>0.5515693337</text:p>
          </table:table-cell>
        </table:table-row>
        <table:table-row table:style-name="ro1">
          <table:table-cell office:value-type="float" office:value="0.553766893545889" calcext:value-type="float">
            <text:p>0.5537668935</text:p>
          </table:table-cell>
        </table:table-row>
        <table:table-row table:style-name="ro1">
          <table:table-cell office:value-type="float" office:value="0.555826839744576" calcext:value-type="float">
            <text:p>0.5558268397</text:p>
          </table:table-cell>
        </table:table-row>
        <table:table-row table:style-name="ro1">
          <table:table-cell office:value-type="float" office:value="0.55773429291446" calcext:value-type="float">
            <text:p>0.5577342929</text:p>
          </table:table-cell>
        </table:table-row>
        <table:table-row table:style-name="ro1">
          <table:table-cell office:value-type="float" office:value="0.559475515314957" calcext:value-type="float">
            <text:p>0.5594755153</text:p>
          </table:table-cell>
        </table:table-row>
        <table:table-row table:style-name="ro1">
          <table:table-cell office:value-type="float" office:value="0.561037891136358" calcext:value-type="float">
            <text:p>0.5610378911</text:p>
          </table:table-cell>
        </table:table-row>
        <table:table-row table:style-name="ro1">
          <table:table-cell office:value-type="float" office:value="0.562409906501086" calcext:value-type="float">
            <text:p>0.5624099065</text:p>
          </table:table-cell>
        </table:table-row>
        <table:table-row table:style-name="ro1">
          <table:table-cell office:value-type="float" office:value="0.563581129189824" calcext:value-type="float">
            <text:p>0.5635811292</text:p>
          </table:table-cell>
        </table:table-row>
        <table:table-row table:style-name="ro1">
          <table:table-cell office:value-type="float" office:value="0.564542188092521" calcext:value-type="float">
            <text:p>0.5645421881</text:p>
          </table:table-cell>
        </table:table-row>
        <table:table-row table:style-name="ro1">
          <table:table-cell office:value-type="float" office:value="0.565284752384268" calcext:value-type="float">
            <text:p>0.5652847524</text:p>
          </table:table-cell>
        </table:table-row>
        <table:table-row table:style-name="ro1">
          <table:table-cell office:value-type="float" office:value="0.565801510426045" calcext:value-type="float">
            <text:p>0.5658015104</text:p>
          </table:table-cell>
        </table:table-row>
        <table:table-row table:style-name="ro1">
          <table:table-cell office:value-type="float" office:value="0.566086148390345" calcext:value-type="float">
            <text:p>0.5660861484</text:p>
          </table:table-cell>
        </table:table-row>
        <table:table-row table:style-name="ro1">
          <table:table-cell office:value-type="float" office:value="0.566133328611666" calcext:value-type="float">
            <text:p>0.5661333286</text:p>
          </table:table-cell>
        </table:table-row>
        <table:table-row table:style-name="ro1">
          <table:table-cell office:value-type="float" office:value="0.565938667661885" calcext:value-type="float">
            <text:p>0.5659386677</text:p>
          </table:table-cell>
        </table:table-row>
        <table:table-row table:style-name="ro1">
          <table:table-cell office:value-type="float" office:value="0.565498714150494" calcext:value-type="float">
            <text:p>0.5654987142</text:p>
          </table:table-cell>
        </table:table-row>
        <table:table-row table:style-name="ro1">
          <table:table-cell office:value-type="float" office:value="0.564810926249717" calcext:value-type="float">
            <text:p>0.5648109262</text:p>
          </table:table-cell>
        </table:table-row>
        <table:table-row table:style-name="ro1">
          <table:table-cell office:value-type="float" office:value="0.563873648944497" calcext:value-type="float">
            <text:p>0.5638736489</text:p>
          </table:table-cell>
        </table:table-row>
        <table:table-row table:style-name="ro1">
          <table:table-cell office:value-type="float" office:value="0.562686091007354" calcext:value-type="float">
            <text:p>0.562686091</text:p>
          </table:table-cell>
        </table:table-row>
        <table:table-row table:style-name="ro1">
          <table:table-cell office:value-type="float" office:value="0.561248301698123" calcext:value-type="float">
            <text:p>0.5612483017</text:p>
          </table:table-cell>
        </table:table-row>
        <table:table-row table:style-name="ro1">
          <table:table-cell office:value-type="float" office:value="0.559561147188556" calcext:value-type="float">
            <text:p>0.5595611472</text:p>
          </table:table-cell>
        </table:table-row>
        <table:table-row table:style-name="ro1">
          <table:table-cell office:value-type="float" office:value="0.557626286711806" calcext:value-type="float">
            <text:p>0.5576262867</text:p>
          </table:table-cell>
        </table:table-row>
        <table:table-row table:style-name="ro1">
          <table:table-cell office:value-type="float" office:value="0.555446148436774" calcext:value-type="float">
            <text:p>0.5554461484</text:p>
          </table:table-cell>
        </table:table-row>
        <table:table-row table:style-name="ro1">
          <table:table-cell office:value-type="float" office:value="0.553023905067339" calcext:value-type="float">
            <text:p>0.5530239051</text:p>
          </table:table-cell>
        </table:table-row>
        <table:table-row table:style-name="ro1">
          <table:table-cell office:value-type="float" office:value="0.550363449166455" calcext:value-type="float">
            <text:p>0.5503634492</text:p>
          </table:table-cell>
        </table:table-row>
        <table:table-row table:style-name="ro1">
          <table:table-cell office:value-type="float" office:value="0.547469368205123" calcext:value-type="float">
            <text:p>0.5474693682</text:p>
          </table:table-cell>
        </table:table-row>
        <table:table-row table:style-name="ro1">
          <table:table-cell office:value-type="float" office:value="0.544346919336235" calcext:value-type="float">
            <text:p>0.5443469193</text:p>
          </table:table-cell>
        </table:table-row>
        <table:table-row table:style-name="ro1">
          <table:table-cell office:value-type="float" office:value="0.541002003893294" calcext:value-type="float">
            <text:p>0.5410020039</text:p>
          </table:table-cell>
        </table:table-row>
        <table:table-row table:style-name="ro1">
          <table:table-cell office:value-type="float" office:value="0.537441141614001" calcext:value-type="float">
            <text:p>0.5374411416</text:p>
          </table:table-cell>
        </table:table-row>
        <table:table-row table:style-name="ro1">
          <table:table-cell office:value-type="float" office:value="0.533671444588721" calcext:value-type="float">
            <text:p>0.5336714446</text:p>
          </table:table-cell>
        </table:table-row>
        <table:table-row table:style-name="ro1">
          <table:table-cell office:value-type="float" office:value="0.529700590933821" calcext:value-type="float">
            <text:p>0.5297005909</text:p>
          </table:table-cell>
        </table:table-row>
        <table:table-row table:style-name="ro1">
          <table:table-cell office:value-type="float" office:value="0.525536798189877" calcext:value-type="float">
            <text:p>0.5255367982</text:p>
          </table:table-cell>
        </table:table-row>
        <table:table-row table:style-name="ro1">
          <table:table-cell office:value-type="float" office:value="0.52118879644476" calcext:value-type="float">
            <text:p>0.5211887964</text:p>
          </table:table-cell>
        </table:table-row>
        <table:table-row table:style-name="ro1">
          <table:table-cell office:value-type="float" office:value="0.516665801181589" calcext:value-type="float">
            <text:p>0.5166658012</text:p>
          </table:table-cell>
        </table:table-row>
        <table:table-row table:style-name="ro1">
          <table:table-cell office:value-type="float" office:value="0.511977485851563" calcext:value-type="float">
            <text:p>0.5119774859</text:p>
          </table:table-cell>
        </table:table-row>
        <table:table-row table:style-name="ro1">
          <table:table-cell office:value-type="float" office:value="0.50713395417166" calcext:value-type="float">
            <text:p>0.5071339542</text:p>
          </table:table-cell>
        </table:table-row>
        <table:table-row table:style-name="ro1">
          <table:table-cell office:value-type="float" office:value="0.502145712147214" calcext:value-type="float">
            <text:p>0.5021457121</text:p>
          </table:table-cell>
        </table:table-row>
        <table:table-row table:style-name="ro1">
          <table:table-cell office:value-type="float" office:value="0.497023639819363" calcext:value-type="float">
            <text:p>0.4970236398</text:p>
          </table:table-cell>
        </table:table-row>
        <table:table-row table:style-name="ro1">
          <table:table-cell office:value-type="float" office:value="0.49177896273737" calcext:value-type="float">
            <text:p>0.4917789627</text:p>
          </table:table-cell>
        </table:table-row>
        <table:table-row table:style-name="ro1">
          <table:table-cell office:value-type="float" office:value="0.486423223155816" calcext:value-type="float">
            <text:p>0.4864232232</text:p>
          </table:table-cell>
        </table:table-row>
        <table:table-row table:style-name="ro1">
          <table:table-cell office:value-type="float" office:value="0.480968250956668" calcext:value-type="float">
            <text:p>0.480968251</text:p>
          </table:table-cell>
        </table:table-row>
        <table:table-row table:style-name="ro1">
          <table:table-cell office:value-type="float" office:value="0.475426134296221" calcext:value-type="float">
            <text:p>0.4754261343</text:p>
          </table:table-cell>
        </table:table-row>
        <table:table-row table:style-name="ro1">
          <table:table-cell office:value-type="float" office:value="0.469809189976908" calcext:value-type="float">
            <text:p>0.46980919</text:p>
          </table:table-cell>
        </table:table-row>
        <table:table-row table:style-name="ro1">
          <table:table-cell office:value-type="float" office:value="0.464129933543989" calcext:value-type="float">
            <text:p>0.4641299335</text:p>
          </table:table-cell>
        </table:table-row>
        <table:table-row table:style-name="ro1">
          <table:table-cell office:value-type="float" office:value="0.45840104910711" calcext:value-type="float">
            <text:p>0.4584010491</text:p>
          </table:table-cell>
        </table:table-row>
        <table:table-row table:style-name="ro1">
          <table:table-cell office:value-type="float" office:value="0.452635358886734" calcext:value-type="float">
            <text:p>0.4526353589</text:p>
          </table:table-cell>
        </table:table-row>
        <table:table-row table:style-name="ro1">
          <table:table-cell office:value-type="float" office:value="0.446845792485446" calcext:value-type="float">
            <text:p>0.4468457925</text:p>
          </table:table-cell>
        </table:table-row>
        <table:table-row table:style-name="ro1">
          <table:table-cell office:value-type="float" office:value="0.441045355884136" calcext:value-type="float">
            <text:p>0.4410453559</text:p>
          </table:table-cell>
        </table:table-row>
        <table:table-row table:style-name="ro1">
          <table:table-cell office:value-type="float" office:value="0.435247100163044" calcext:value-type="float">
            <text:p>0.4352471002</text:p>
          </table:table-cell>
        </table:table-row>
        <table:table-row table:style-name="ro1">
          <table:table-cell office:value-type="float" office:value="0.429464089947689" calcext:value-type="float">
            <text:p>0.4294640899</text:p>
          </table:table-cell>
        </table:table-row>
        <table:table-row table:style-name="ro1">
          <table:table-cell office:value-type="float" office:value="0.423709371579667" calcext:value-type="float">
            <text:p>0.4237093716</text:p>
          </table:table-cell>
        </table:table-row>
        <table:table-row table:style-name="ro1">
          <table:table-cell office:value-type="float" office:value="0.417995941012318" calcext:value-type="float">
            <text:p>0.417995941</text:p>
          </table:table-cell>
        </table:table-row>
        <table:table-row table:style-name="ro1">
          <table:table-cell office:value-type="float" office:value="0.412336711431273" calcext:value-type="float">
            <text:p>0.4123367114</text:p>
          </table:table-cell>
        </table:table-row>
        <table:table-row table:style-name="ro1">
          <table:table-cell office:value-type="float" office:value="0.406744480599867" calcext:value-type="float">
            <text:p>0.4067444806</text:p>
          </table:table-cell>
        </table:table-row>
        <table:table-row table:style-name="ro1">
          <table:table-cell office:value-type="float" office:value="0.401231897929435" calcext:value-type="float">
            <text:p>0.4012318979</text:p>
          </table:table-cell>
        </table:table-row>
        <table:table-row table:style-name="ro1">
          <table:table-cell office:value-type="float" office:value="0.395811431274467" calcext:value-type="float">
            <text:p>0.3958114313</text:p>
          </table:table-cell>
        </table:table-row>
        <table:table-row table:style-name="ro1">
          <table:table-cell office:value-type="float" office:value="0.390495333452651" calcext:value-type="float">
            <text:p>0.3904953335</text:p>
          </table:table-cell>
        </table:table-row>
        <table:table-row table:style-name="ro1">
          <table:table-cell office:value-type="float" office:value="0.385295608489778" calcext:value-type="float">
            <text:p>0.3852956085</text:p>
          </table:table-cell>
        </table:table-row>
        <table:table-row table:style-name="ro1">
          <table:table-cell office:value-type="float" office:value="0.380223977589522" calcext:value-type="float">
            <text:p>0.3802239776</text:p>
          </table:table-cell>
        </table:table-row>
        <table:table-row table:style-name="ro1">
          <table:table-cell office:value-type="float" office:value="0.3752918448281" calcext:value-type="float">
            <text:p>0.3752918448</text:p>
          </table:table-cell>
        </table:table-row>
        <table:table-row table:style-name="ro1">
          <table:table-cell office:value-type="float" office:value="0.370510262573799" calcext:value-type="float">
            <text:p>0.3705102626</text:p>
          </table:table-cell>
        </table:table-row>
        <table:table-row table:style-name="ro1">
          <table:table-cell office:value-type="float" office:value="0.365889896631369" calcext:value-type="float">
            <text:p>0.3658898966</text:p>
          </table:table-cell>
        </table:table-row>
        <table:table-row table:style-name="ro1">
          <table:table-cell office:value-type="float" office:value="0.36144099111131" calcext:value-type="float">
            <text:p>0.3614409911</text:p>
          </table:table-cell>
        </table:table-row>
        <table:table-row table:style-name="ro1">
          <table:table-cell office:value-type="float" office:value="0.35717333302401" calcext:value-type="float">
            <text:p>0.357173333</text:p>
          </table:table-cell>
        </table:table-row>
        <table:table-row table:style-name="ro1">
          <table:table-cell office:value-type="float" office:value="0.353096216598767" calcext:value-type="float">
            <text:p>0.3530962166</text:p>
          </table:table-cell>
        </table:table-row>
        <table:table-row table:style-name="ro1">
          <table:table-cell office:value-type="float" office:value="0.349218407327685" calcext:value-type="float">
            <text:p>0.3492184073</text:p>
          </table:table-cell>
        </table:table-row>
        <table:table-row table:style-name="ro1">
          <table:table-cell office:value-type="float" office:value="0.345548105734435" calcext:value-type="float">
            <text:p>0.3455481057</text:p>
          </table:table-cell>
        </table:table-row>
        <table:table-row table:style-name="ro1">
          <table:table-cell office:value-type="float" office:value="0.3420929108679" calcext:value-type="float">
            <text:p>0.3420929109</text:p>
          </table:table-cell>
        </table:table-row>
        <table:table-row table:style-name="ro1">
          <table:table-cell office:value-type="float" office:value="0.338859783520684" calcext:value-type="float">
            <text:p>0.3388597835</text:p>
          </table:table-cell>
        </table:table-row>
        <table:table-row table:style-name="ro1">
          <table:table-cell office:value-type="float" office:value="0.335855009172495" calcext:value-type="float">
            <text:p>0.3358550092</text:p>
          </table:table-cell>
        </table:table-row>
        <table:table-row table:style-name="ro1">
          <table:table-cell office:value-type="float" office:value="0.333084160658411" calcext:value-type="float">
            <text:p>0.3330841607</text:p>
          </table:table-cell>
        </table:table-row>
        <table:table-row table:style-name="ro1">
          <table:table-cell office:value-type="float" office:value="0.330552060562002" calcext:value-type="float">
            <text:p>0.3305520606</text:p>
          </table:table-cell>
        </table:table-row>
        <table:table-row table:style-name="ro1">
          <table:table-cell office:value-type="float" office:value="0.328262743333342" calcext:value-type="float">
            <text:p>0.3282627433</text:p>
          </table:table-cell>
        </table:table-row>
        <table:table-row table:style-name="ro1">
          <table:table-cell office:value-type="float" office:value="0.326219417131882" calcext:value-type="float">
            <text:p>0.3262194171</text:p>
          </table:table-cell>
        </table:table-row>
        <table:table-row table:style-name="ro1">
          <table:table-cell office:value-type="float" office:value="0.324424425394202" calcext:value-type="float">
            <text:p>0.3244244254</text:p>
          </table:table-cell>
        </table:table-row>
        <table:table-row table:style-name="ro1">
          <table:table-cell office:value-type="float" office:value="0.322879208126634" calcext:value-type="float">
            <text:p>0.3228792081</text:p>
          </table:table-cell>
        </table:table-row>
        <table:table-row table:style-name="ro1">
          <table:table-cell office:value-type="float" office:value="0.321584262922762" calcext:value-type="float">
            <text:p>0.3215842629</text:p>
          </table:table-cell>
        </table:table-row>
        <table:table-row table:style-name="ro1">
          <table:table-cell office:value-type="float" office:value="0.320539105705785" calcext:value-type="float">
            <text:p>0.3205391057</text:p>
          </table:table-cell>
        </table:table-row>
        <table:table-row table:style-name="ro1">
          <table:table-cell office:value-type="float" office:value="0.319742231195764" calcext:value-type="float">
            <text:p>0.3197422312</text:p>
          </table:table-cell>
        </table:table-row>
        <table:table-row table:style-name="ro1">
          <table:table-cell office:value-type="float" office:value="0.319191073101738" calcext:value-type="float">
            <text:p>0.3191910731</text:p>
          </table:table-cell>
        </table:table-row>
        <table:table-row table:style-name="ro1">
          <table:table-cell office:value-type="float" office:value="0.318881964038712" calcext:value-type="float">
            <text:p>0.318881964</text:p>
          </table:table-cell>
        </table:table-row>
        <table:table-row table:style-name="ro1">
          <table:table-cell office:value-type="float" office:value="0.318810095169516" calcext:value-type="float">
            <text:p>0.3188100952</text:p>
          </table:table-cell>
        </table:table-row>
        <table:table-row table:style-name="ro1">
          <table:table-cell office:value-type="float" office:value="0.318969475571546" calcext:value-type="float">
            <text:p>0.3189694756</text:p>
          </table:table-cell>
        </table:table-row>
        <table:table-row table:style-name="ro1">
          <table:table-cell office:value-type="float" office:value="0.319352891328365" calcext:value-type="float">
            <text:p>0.3193528913</text:p>
          </table:table-cell>
        </table:table-row>
        <table:table-row table:style-name="ro1">
          <table:table-cell office:value-type="float" office:value="0.319951864346186" calcext:value-type="float">
            <text:p>0.3199518643</text:p>
          </table:table-cell>
        </table:table-row>
        <table:table-row table:style-name="ro1">
          <table:table-cell office:value-type="float" office:value="0.320756610895231" calcext:value-type="float">
            <text:p>0.3207566109</text:p>
          </table:table-cell>
        </table:table-row>
        <table:table-row table:style-name="ro1">
          <table:table-cell office:value-type="float" office:value="0.321755999875952" calcext:value-type="float">
            <text:p>0.3217559999</text:p>
          </table:table-cell>
        </table:table-row>
        <table:table-row table:style-name="ro1">
          <table:table-cell office:value-type="float" office:value="0.32293751081013" calcext:value-type="float">
            <text:p>0.3229375108</text:p>
          </table:table-cell>
        </table:table-row>
        <table:table-row table:style-name="ro1">
          <table:table-cell office:value-type="float" office:value="0.324287191556854" calcext:value-type="float">
            <text:p>0.3242871916</text:p>
          </table:table-cell>
        </table:table-row>
        <table:table-row table:style-name="ro1">
          <table:table-cell office:value-type="float" office:value="0.325789615753363" calcext:value-type="float">
            <text:p>0.3257896158</text:p>
          </table:table-cell>
        </table:table-row>
        <table:table-row table:style-name="ro1">
          <table:table-cell office:value-type="float" office:value="0.327427839980766" calcext:value-type="float">
            <text:p>0.32742784</text:p>
          </table:table-cell>
        </table:table-row>
        <table:table-row table:style-name="ro1">
          <table:table-cell office:value-type="float" office:value="0.329183360654631" calcext:value-type="float">
            <text:p>0.3291833607</text:p>
          </table:table-cell>
        </table:table-row>
        <table:table-row table:style-name="ro1">
          <table:table-cell office:value-type="float" office:value="0.33103607064046" calcext:value-type="float">
            <text:p>0.3310360706</text:p>
          </table:table-cell>
        </table:table-row>
        <table:table-row table:style-name="ro1">
          <table:table-cell office:value-type="float" office:value="0.332964215594014" calcext:value-type="float">
            <text:p>0.3329642156</text:p>
          </table:table-cell>
        </table:table-row>
        <table:table-row table:style-name="ro1">
          <table:table-cell office:value-type="float" office:value="0.334944350026533" calcext:value-type="float">
            <text:p>0.33494435</text:p>
          </table:table-cell>
        </table:table-row>
        <table:table-row table:style-name="ro1">
          <table:table-cell office:value-type="float" office:value="0.33695129309482" calcext:value-type="float">
            <text:p>0.3369512931</text:p>
          </table:table-cell>
        </table:table-row>
        <table:table-row table:style-name="ro1">
          <table:table-cell office:value-type="float" office:value="0.537120042799276" calcext:value-type="float">
            <text:p>0.5371200428</text:p>
          </table:table-cell>
        </table:table-row>
        <table:table-row table:style-name="ro1">
          <table:table-cell office:value-type="float" office:value="0.53983521552633" calcext:value-type="float">
            <text:p>0.5398352155</text:p>
          </table:table-cell>
        </table:table-row>
        <table:table-row table:style-name="ro1">
          <table:table-cell office:value-type="float" office:value="0.542504888972673" calcext:value-type="float">
            <text:p>0.542504889</text:p>
          </table:table-cell>
        </table:table-row>
        <table:table-row table:style-name="ro1">
          <table:table-cell office:value-type="float" office:value="0.545108137131647" calcext:value-type="float">
            <text:p>0.5451081371</text:p>
          </table:table-cell>
        </table:table-row>
        <table:table-row table:style-name="ro1">
          <table:table-cell office:value-type="float" office:value="0.547625262373559" calcext:value-type="float">
            <text:p>0.5476252624</text:p>
          </table:table-cell>
        </table:table-row>
        <table:table-row table:style-name="ro1">
          <table:table-cell office:value-type="float" office:value="0.550037777888356" calcext:value-type="float">
            <text:p>0.5500377779</text:p>
          </table:table-cell>
        </table:table-row>
        <table:table-row table:style-name="ro1">
          <table:table-cell office:value-type="float" office:value="0.552328389831535" calcext:value-type="float">
            <text:p>0.5523283898</text:p>
          </table:table-cell>
        </table:table-row>
        <table:table-row table:style-name="ro1">
          <table:table-cell office:value-type="float" office:value="0.554480979173298" calcext:value-type="float">
            <text:p>0.5544809792</text:p>
          </table:table-cell>
        </table:table-row>
        <table:table-row table:style-name="ro1">
          <table:table-cell office:value-type="float" office:value="0.556480583250946" calcext:value-type="float">
            <text:p>0.5564805833</text:p>
          </table:table-cell>
        </table:table-row>
        <table:table-row table:style-name="ro1">
          <table:table-cell office:value-type="float" office:value="0.558313377024503" calcext:value-type="float">
            <text:p>0.558313377</text:p>
          </table:table-cell>
        </table:table-row>
        <table:table-row table:style-name="ro1">
          <table:table-cell office:value-type="float" office:value="0.559966654035591" calcext:value-type="float">
            <text:p>0.559966654</text:p>
          </table:table-cell>
        </table:table-row>
        <table:table-row table:style-name="ro1">
          <table:table-cell office:value-type="float" office:value="0.561428807069539" calcext:value-type="float">
            <text:p>0.5614288071</text:p>
          </table:table-cell>
        </table:table-row>
        <table:table-row table:style-name="ro1">
          <table:table-cell office:value-type="float" office:value="0.562689308520728" calcext:value-type="float">
            <text:p>0.5626893085</text:p>
          </table:table-cell>
        </table:table-row>
        <table:table-row table:style-name="ro1">
          <table:table-cell office:value-type="float" office:value="0.563738690461178" calcext:value-type="float">
            <text:p>0.5637386905</text:p>
          </table:table-cell>
        </table:table-row>
        <table:table-row table:style-name="ro1">
          <table:table-cell office:value-type="float" office:value="0.564568524412379" calcext:value-type="float">
            <text:p>0.5645685244</text:p>
          </table:table-cell>
        </table:table-row>
        <table:table-row table:style-name="ro1">
          <table:table-cell office:value-type="float" office:value="0.56517140082035" calcext:value-type="float">
            <text:p>0.5651714008</text:p>
          </table:table-cell>
        </table:table-row>
        <table:table-row table:style-name="ro1">
          <table:table-cell office:value-type="float" office:value="0.565540908233948" calcext:value-type="float">
            <text:p>0.5655409082</text:p>
          </table:table-cell>
        </table:table-row>
        <table:table-row table:style-name="ro1">
          <table:table-cell office:value-type="float" office:value="0.565671612186409" calcext:value-type="float">
            <text:p>0.5656716122</text:p>
          </table:table-cell>
        </table:table-row>
        <table:table-row table:style-name="ro1">
          <table:table-cell office:value-type="float" office:value="0.565559033780131" calcext:value-type="float">
            <text:p>0.5655590338</text:p>
          </table:table-cell>
        </table:table-row>
        <table:table-row table:style-name="ro1">
          <table:table-cell office:value-type="float" office:value="0.565199627974697" calcext:value-type="float">
            <text:p>0.565199628</text:p>
          </table:table-cell>
        </table:table-row>
        <table:table-row table:style-name="ro1">
          <table:table-cell office:value-type="float" office:value="0.564590761578134" calcext:value-type="float">
            <text:p>0.5645907616</text:p>
          </table:table-cell>
        </table:table-row>
        <table:table-row table:style-name="ro1">
          <table:table-cell office:value-type="float" office:value="0.563730690941414" calcext:value-type="float">
            <text:p>0.5637306909</text:p>
          </table:table-cell>
        </table:table-row>
        <table:table-row table:style-name="ro1">
          <table:table-cell office:value-type="float" office:value="0.562618539356192" calcext:value-type="float">
            <text:p>0.5626185394</text:p>
          </table:table-cell>
        </table:table-row>
        <table:table-row table:style-name="ro1">
          <table:table-cell office:value-type="float" office:value="0.561254274155785" calcext:value-type="float">
            <text:p>0.5612542742</text:p>
          </table:table-cell>
        </table:table-row>
        <table:table-row table:style-name="ro1">
          <table:table-cell office:value-type="float" office:value="0.55963868351939" calcext:value-type="float">
            <text:p>0.5596386835</text:p>
          </table:table-cell>
        </table:table-row>
        <table:table-row table:style-name="ro1">
          <table:table-cell office:value-type="float" office:value="0.557773352979537" calcext:value-type="float">
            <text:p>0.557773353</text:p>
          </table:table-cell>
        </table:table-row>
        <table:table-row table:style-name="ro1">
          <table:table-cell office:value-type="float" office:value="0.555660641632788" calcext:value-type="float">
            <text:p>0.5556606416</text:p>
          </table:table-cell>
        </table:table-row>
        <table:table-row table:style-name="ro1">
          <table:table-cell office:value-type="float" office:value="0.553303658053669" calcext:value-type="float">
            <text:p>0.5533036581</text:p>
          </table:table-cell>
        </table:table-row>
        <table:table-row table:style-name="ro1">
          <table:table-cell office:value-type="float" office:value="0.550706235911846" calcext:value-type="float">
            <text:p>0.5507062359</text:p>
          </table:table-cell>
        </table:table-row>
        <table:table-row table:style-name="ro1">
          <table:table-cell office:value-type="float" office:value="0.547872909292536" calcext:value-type="float">
            <text:p>0.5478729093</text:p>
          </table:table-cell>
        </table:table-row>
        <table:table-row table:style-name="ro1">
          <table:table-cell office:value-type="float" office:value="0.544808887720157" calcext:value-type="float">
            <text:p>0.5448088877</text:p>
          </table:table-cell>
        </table:table-row>
        <table:table-row table:style-name="ro1">
          <table:table-cell office:value-type="float" office:value="0.541520030885223" calcext:value-type="float">
            <text:p>0.5415200309</text:p>
          </table:table-cell>
        </table:table-row>
        <table:table-row table:style-name="ro1">
          <table:table-cell office:value-type="float" office:value="0.538012823074472" calcext:value-type="float">
            <text:p>0.5380128231</text:p>
          </table:table-cell>
        </table:table-row>
        <table:table-row table:style-name="ro1">
          <table:table-cell office:value-type="float" office:value="0.534294347304233" calcext:value-type="float">
            <text:p>0.5342943473</text:p>
          </table:table-cell>
        </table:table-row>
        <table:table-row table:style-name="ro1">
          <table:table-cell office:value-type="float" office:value="0.530372259157039" calcext:value-type="float">
            <text:p>0.5303722592</text:p>
          </table:table-cell>
        </table:table-row>
        <table:table-row table:style-name="ro1">
          <table:table-cell office:value-type="float" office:value="0.526254760321468" calcext:value-type="float">
            <text:p>0.5262547603</text:p>
          </table:table-cell>
        </table:table-row>
        <table:table-row table:style-name="ro1">
          <table:table-cell office:value-type="float" office:value="0.521950571835237" calcext:value-type="float">
            <text:p>0.5219505718</text:p>
          </table:table-cell>
        </table:table-row>
        <table:table-row table:style-name="ro1">
          <table:table-cell office:value-type="float" office:value="0.51746890703152" calcext:value-type="float">
            <text:p>0.517468907</text:p>
          </table:table-cell>
        </table:table-row>
        <table:table-row table:style-name="ro1">
          <table:table-cell office:value-type="float" office:value="0.512819444188518" calcext:value-type="float">
            <text:p>0.5128194442</text:p>
          </table:table-cell>
        </table:table-row>
        <table:table-row table:style-name="ro1">
          <table:table-cell office:value-type="float" office:value="0.50801229888226" calcext:value-type="float">
            <text:p>0.5080122989</text:p>
          </table:table-cell>
        </table:table-row>
        <table:table-row table:style-name="ro1">
          <table:table-cell office:value-type="float" office:value="0.503057996042644" calcext:value-type="float">
            <text:p>0.503057996</text:p>
          </table:table-cell>
        </table:table-row>
        <table:table-row table:style-name="ro1">
          <table:table-cell office:value-type="float" office:value="0.497967441712727" calcext:value-type="float">
            <text:p>0.4979674417</text:p>
          </table:table-cell>
        </table:table-row>
        <table:table-row table:style-name="ro1">
          <table:table-cell office:value-type="float" office:value="0.492751894511234" calcext:value-type="float">
            <text:p>0.4927518945</text:p>
          </table:table-cell>
        </table:table-row>
        <table:table-row table:style-name="ro1">
          <table:table-cell office:value-type="float" office:value="0.487422936798329" calcext:value-type="float">
            <text:p>0.4874229368</text:p>
          </table:table-cell>
        </table:table-row>
        <table:table-row table:style-name="ro1">
          <table:table-cell office:value-type="float" office:value="0.481992445544607" calcext:value-type="float">
            <text:p>0.4819924455</text:p>
          </table:table-cell>
        </table:table-row>
        <table:table-row table:style-name="ro1">
          <table:table-cell office:value-type="float" office:value="0.476472562903338" calcext:value-type="float">
            <text:p>0.4764725629</text:p>
          </table:table-cell>
        </table:table-row>
        <table:table-row table:style-name="ro1">
          <table:table-cell office:value-type="float" office:value="0.470875666485937" calcext:value-type="float">
            <text:p>0.4708756665</text:p>
          </table:table-cell>
        </table:table-row>
        <table:table-row table:style-name="ro1">
          <table:table-cell office:value-type="float" office:value="0.465214339340688" calcext:value-type="float">
            <text:p>0.4652143393</text:p>
          </table:table-cell>
        </table:table-row>
        <table:table-row table:style-name="ro1">
          <table:table-cell office:value-type="float" office:value="0.459501339634696" calcext:value-type="float">
            <text:p>0.4595013396</text:p>
          </table:table-cell>
        </table:table-row>
        <table:table-row table:style-name="ro1">
          <table:table-cell office:value-type="float" office:value="0.453749570039081" calcext:value-type="float">
            <text:p>0.45374957</text:p>
          </table:table-cell>
        </table:table-row>
        <table:table-row table:style-name="ro1">
          <table:table-cell office:value-type="float" office:value="0.447972046817414" calcext:value-type="float">
            <text:p>0.4479720468</text:p>
          </table:table-cell>
        </table:table-row>
        <table:table-row table:style-name="ro1">
          <table:table-cell office:value-type="float" office:value="0.442181868617389" calcext:value-type="float">
            <text:p>0.4421818686</text:p>
          </table:table-cell>
        </table:table-row>
        <table:table-row table:style-name="ro1">
          <table:table-cell office:value-type="float" office:value="0.436392184965735" calcext:value-type="float">
            <text:p>0.436392185</text:p>
          </table:table-cell>
        </table:table-row>
        <table:table-row table:style-name="ro1">
          <table:table-cell office:value-type="float" office:value="0.430616164466364" calcext:value-type="float">
            <text:p>0.4306161645</text:p>
          </table:table-cell>
        </table:table-row>
        <table:table-row table:style-name="ro1">
          <table:table-cell office:value-type="float" office:value="0.42486696270177" calcext:value-type="float">
            <text:p>0.4248669627</text:p>
          </table:table-cell>
        </table:table-row>
        <table:table-row table:style-name="ro1">
          <table:table-cell office:value-type="float" office:value="0.419157689837646" calcext:value-type="float">
            <text:p>0.4191576898</text:p>
          </table:table-cell>
        </table:table-row>
        <table:table-row table:style-name="ro1">
          <table:table-cell office:value-type="float" office:value="0.413501377930764" calcext:value-type="float">
            <text:p>0.4135013779</text:p>
          </table:table-cell>
        </table:table-row>
        <table:table-row table:style-name="ro1">
          <table:table-cell office:value-type="float" office:value="0.407910947940075" calcext:value-type="float">
            <text:p>0.4079109479</text:p>
          </table:table-cell>
        </table:table-row>
        <table:table-row table:style-name="ro1">
          <table:table-cell office:value-type="float" office:value="0.402399176441058" calcext:value-type="float">
            <text:p>0.4023991764</text:p>
          </table:table-cell>
        </table:table-row>
        <table:table-row table:style-name="ro1">
          <table:table-cell office:value-type="float" office:value="0.396978662043308" calcext:value-type="float">
            <text:p>0.396978662</text:p>
          </table:table-cell>
        </table:table-row>
        <table:table-row table:style-name="ro1">
          <table:table-cell office:value-type="float" office:value="0.391661791511355" calcext:value-type="float">
            <text:p>0.3916617915</text:p>
          </table:table-cell>
        </table:table-row>
        <table:table-row table:style-name="ro1">
          <table:table-cell office:value-type="float" office:value="0.386460705588734" calcext:value-type="float">
            <text:p>0.3864607056</text:p>
          </table:table-cell>
        </table:table-row>
        <table:table-row table:style-name="ro1">
          <table:table-cell office:value-type="float" office:value="0.381387264525285" calcext:value-type="float">
            <text:p>0.3813872645</text:p>
          </table:table-cell>
        </table:table-row>
        <table:table-row table:style-name="ro1">
          <table:table-cell office:value-type="float" office:value="0.376453013307696" calcext:value-type="float">
            <text:p>0.3764530133</text:p>
          </table:table-cell>
        </table:table-row>
        <table:table-row table:style-name="ro1">
          <table:table-cell office:value-type="float" office:value="0.371669146593284" calcext:value-type="float">
            <text:p>0.3716691466</text:p>
          </table:table-cell>
        </table:table-row>
        <table:table-row table:style-name="ro1">
          <table:table-cell office:value-type="float" office:value="0.367046473347013" calcext:value-type="float">
            <text:p>0.3670464733</text:p>
          </table:table-cell>
        </table:table-row>
        <table:table-row table:style-name="ro1">
          <table:table-cell office:value-type="float" office:value="0.362595381181758" calcext:value-type="float">
            <text:p>0.3625953812</text:p>
          </table:table-cell>
        </table:table-row>
        <table:table-row table:style-name="ro1">
          <table:table-cell office:value-type="float" office:value="0.358325800401802" calcext:value-type="float">
            <text:p>0.3583258004</text:p>
          </table:table-cell>
        </table:table-row>
        <table:table-row table:style-name="ro1">
          <table:table-cell office:value-type="float" office:value="0.354247167749568" calcext:value-type="float">
            <text:p>0.3542471677</text:p>
          </table:table-cell>
        </table:table-row>
        <table:table-row table:style-name="ro1">
          <table:table-cell office:value-type="float" office:value="0.350368389855607" calcext:value-type="float">
            <text:p>0.3503683899</text:p>
          </table:table-cell>
        </table:table-row>
        <table:table-row table:style-name="ro1">
          <table:table-cell office:value-type="float" office:value="0.346697806391802" calcext:value-type="float">
            <text:p>0.3466978064</text:p>
          </table:table-cell>
        </table:table-row>
        <table:table-row table:style-name="ro1">
          <table:table-cell office:value-type="float" office:value="0.343243152927831" calcext:value-type="float">
            <text:p>0.3432431529</text:p>
          </table:table-cell>
        </table:table-row>
        <table:table-row table:style-name="ro1">
          <table:table-cell office:value-type="float" office:value="0.340011523490857" calcext:value-type="float">
            <text:p>0.3400115235</text:p>
          </table:table-cell>
        </table:table-row>
        <table:table-row table:style-name="ro1">
          <table:table-cell office:value-type="float" office:value="0.337009332828464" calcext:value-type="float">
            <text:p>0.3370093328</text:p>
          </table:table-cell>
        </table:table-row>
        <table:table-row table:style-name="ro1">
          <table:table-cell office:value-type="float" office:value="0.334242278374826" calcext:value-type="float">
            <text:p>0.3342422784</text:p>
          </table:table-cell>
        </table:table-row>
        <table:table-row table:style-name="ro1">
          <table:table-cell office:value-type="float" office:value="0.331715301920121" calcext:value-type="float">
            <text:p>0.3317153019</text:p>
          </table:table-cell>
        </table:table-row>
        <table:table-row table:style-name="ro1">
          <table:table-cell office:value-type="float" office:value="0.32943255098318" calcext:value-type="float">
            <text:p>0.329432551</text:p>
          </table:table-cell>
        </table:table-row>
        <table:table-row table:style-name="ro1">
          <table:table-cell office:value-type="float" office:value="0.327397339887377" calcext:value-type="float">
            <text:p>0.3273973399</text:p>
          </table:table-cell>
        </table:table-row>
        <table:table-row table:style-name="ro1">
          <table:table-cell office:value-type="float" office:value="0.325612110539757" calcext:value-type="float">
            <text:p>0.3256121105</text:p>
          </table:table-cell>
        </table:table-row>
        <table:table-row table:style-name="ro1">
          <table:table-cell office:value-type="float" office:value="0.324078392913406" calcext:value-type="float">
            <text:p>0.3240783929</text:p>
          </table:table-cell>
        </table:table-row>
        <table:table-row table:style-name="ro1">
          <table:table-cell office:value-type="float" office:value="0.322796765233056" calcext:value-type="float">
            <text:p>0.3227967652</text:p>
          </table:table-cell>
        </table:table-row>
        <table:table-row table:style-name="ro1">
          <table:table-cell office:value-type="float" office:value="0.321766813863929" calcext:value-type="float">
            <text:p>0.3217668139</text:p>
          </table:table-cell>
        </table:table-row>
        <table:table-row table:style-name="ro1">
          <table:table-cell office:value-type="float" office:value="0.320987092903826" calcext:value-type="float">
            <text:p>0.3209870929</text:p>
          </table:table-cell>
        </table:table-row>
        <table:table-row table:style-name="ro1">
          <table:table-cell office:value-type="float" office:value="0.320455083478448" calcext:value-type="float">
            <text:p>0.3204550835</text:p>
          </table:table-cell>
        </table:table-row>
        <table:table-row table:style-name="ro1">
          <table:table-cell office:value-type="float" office:value="0.320167152739962" calcext:value-type="float">
            <text:p>0.3201671527</text:p>
          </table:table-cell>
        </table:table-row>
        <table:table-row table:style-name="ro1">
          <table:table-cell office:value-type="float" office:value="0.320118512568802" calcext:value-type="float">
            <text:p>0.3201185126</text:p>
          </table:table-cell>
        </table:table-row>
        <table:table-row table:style-name="ro1">
          <table:table-cell office:value-type="float" office:value="0.320303177978709" calcext:value-type="float">
            <text:p>0.320303178</text:p>
          </table:table-cell>
        </table:table-row>
        <table:table-row table:style-name="ro1">
          <table:table-cell office:value-type="float" office:value="0.320713925225014" calcext:value-type="float">
            <text:p>0.3207139252</text:p>
          </table:table-cell>
        </table:table-row>
        <table:table-row table:style-name="ro1">
          <table:table-cell office:value-type="float" office:value="0.321342249616154" calcext:value-type="float">
            <text:p>0.3213422496</text:p>
          </table:table-cell>
        </table:table-row>
        <table:table-row table:style-name="ro1">
          <table:table-cell office:value-type="float" office:value="0.322178323028438" calcext:value-type="float">
            <text:p>0.322178323</text:p>
          </table:table-cell>
        </table:table-row>
        <table:table-row table:style-name="ro1">
          <table:table-cell office:value-type="float" office:value="0.323210951124038" calcext:value-type="float">
            <text:p>0.3232109511</text:p>
          </table:table-cell>
        </table:table-row>
        <table:table-row table:style-name="ro1">
          <table:table-cell office:value-type="float" office:value="0.324427530272226" calcext:value-type="float">
            <text:p>0.3244275303</text:p>
          </table:table-cell>
        </table:table-row>
        <table:table-row table:style-name="ro1">
          <table:table-cell office:value-type="float" office:value="0.325814004173854" calcext:value-type="float">
            <text:p>0.3258140042</text:p>
          </table:table-cell>
        </table:table-row>
        <table:table-row table:style-name="ro1">
          <table:table-cell office:value-type="float" office:value="0.327354820189068" calcext:value-type="float">
            <text:p>0.3273548202</text:p>
          </table:table-cell>
        </table:table-row>
        <table:table-row table:style-name="ro1">
          <table:table-cell office:value-type="float" office:value="0.329032885368261" calcext:value-type="float">
            <text:p>0.3290328854</text:p>
          </table:table-cell>
        </table:table-row>
        <table:table-row table:style-name="ro1">
          <table:table-cell office:value-type="float" office:value="0.330829522186264" calcext:value-type="float">
            <text:p>0.3308295222</text:p>
          </table:table-cell>
        </table:table-row>
        <table:table-row table:style-name="ro1">
          <table:table-cell office:value-type="float" office:value="0.332724423979787" calcext:value-type="float">
            <text:p>0.332724424</text:p>
          </table:table-cell>
        </table:table-row>
        <table:table-row table:style-name="ro1">
          <table:table-cell office:value-type="float" office:value="0.334695610088082" calcext:value-type="float">
            <text:p>0.3346956101</text:p>
          </table:table-cell>
        </table:table-row>
        <table:table-row table:style-name="ro1">
          <table:table-cell office:value-type="float" office:value="0.336719380696854" calcext:value-type="float">
            <text:p>0.3367193807</text:p>
          </table:table-cell>
        </table:table-row>
        <table:table-row table:style-name="ro1">
          <table:table-cell office:value-type="float" office:value="0.338770271385419" calcext:value-type="float">
            <text:p>0.3387702714</text:p>
          </table:table-cell>
        </table:table-row>
        <table:table-row table:style-name="ro1">
          <table:table-cell office:value-type="float" office:value="0.535106297952305" calcext:value-type="float">
            <text:p>0.535106298</text:p>
          </table:table-cell>
        </table:table-row>
        <table:table-row table:style-name="ro1">
          <table:table-cell office:value-type="float" office:value="0.537912877036079" calcext:value-type="float">
            <text:p>0.537912877</text:p>
          </table:table-cell>
        </table:table-row>
        <table:table-row table:style-name="ro1">
          <table:table-cell office:value-type="float" office:value="0.540673899104802" calcext:value-type="float">
            <text:p>0.5406738991</text:p>
          </table:table-cell>
        </table:table-row>
        <table:table-row table:style-name="ro1">
          <table:table-cell office:value-type="float" office:value="0.543368395949767" calcext:value-type="float">
            <text:p>0.5433683959</text:p>
          </table:table-cell>
        </table:table-row>
        <table:table-row table:style-name="ro1">
          <table:table-cell office:value-type="float" office:value="0.545976619631075" calcext:value-type="float">
            <text:p>0.5459766196</text:p>
          </table:table-cell>
        </table:table-row>
        <table:table-row table:style-name="ro1">
          <table:table-cell office:value-type="float" office:value="0.548480025700593" calcext:value-type="float">
            <text:p>0.5484800257</text:p>
          </table:table-cell>
        </table:table-row>
        <table:table-row table:style-name="ro1">
          <table:table-cell office:value-type="float" office:value="0.55086125610714" calcext:value-type="float">
            <text:p>0.5508612561</text:p>
          </table:table-cell>
        </table:table-row>
        <table:table-row table:style-name="ro1">
          <table:table-cell office:value-type="float" office:value="0.55310412178388" calcext:value-type="float">
            <text:p>0.5531041218</text:p>
          </table:table-cell>
        </table:table-row>
        <table:table-row table:style-name="ro1">
          <table:table-cell office:value-type="float" office:value="0.55519358491793" calcext:value-type="float">
            <text:p>0.5551935849</text:p>
          </table:table-cell>
        </table:table-row>
        <table:table-row table:style-name="ro1">
          <table:table-cell office:value-type="float" office:value="0.557115740902179" calcext:value-type="float">
            <text:p>0.5571157409</text:p>
          </table:table-cell>
        </table:table-row>
        <table:table-row table:style-name="ro1">
          <table:table-cell office:value-type="float" office:value="0.558857799969328" calcext:value-type="float">
            <text:p>0.5588578</text:p>
          </table:table-cell>
        </table:table-row>
        <table:table-row table:style-name="ro1">
          <table:table-cell office:value-type="float" office:value="0.560408068508133" calcext:value-type="float">
            <text:p>0.5604080685</text:p>
          </table:table-cell>
        </table:table-row>
        <table:table-row table:style-name="ro1">
          <table:table-cell office:value-type="float" office:value="0.56175593006187" calcext:value-type="float">
            <text:p>0.5617559301</text:p>
          </table:table-cell>
        </table:table-row>
        <table:table-row table:style-name="ro1">
          <table:table-cell office:value-type="float" office:value="0.562891826009006" calcext:value-type="float">
            <text:p>0.562891826</text:p>
          </table:table-cell>
        </table:table-row>
        <table:table-row table:style-name="ro1">
          <table:table-cell office:value-type="float" office:value="0.563807235926096" calcext:value-type="float">
            <text:p>0.5638072359</text:p>
          </table:table-cell>
        </table:table-row>
        <table:table-row table:style-name="ro1">
          <table:table-cell office:value-type="float" office:value="0.564494657632876" calcext:value-type="float">
            <text:p>0.5644946576</text:p>
          </table:table-cell>
        </table:table-row>
        <table:table-row table:style-name="ro1">
          <table:table-cell office:value-type="float" office:value="0.564947586919586" calcext:value-type="float">
            <text:p>0.5649475869</text:p>
          </table:table-cell>
        </table:table-row>
        <table:table-row table:style-name="ro1">
          <table:table-cell office:value-type="float" office:value="0.565160496956494" calcext:value-type="float">
            <text:p>0.565160497</text:p>
          </table:table-cell>
        </table:table-row>
        <table:table-row table:style-name="ro1">
          <table:table-cell office:value-type="float" office:value="0.565128817385644" calcext:value-type="float">
            <text:p>0.5651288174</text:p>
          </table:table-cell>
        </table:table-row>
        <table:table-row table:style-name="ro1">
          <table:table-cell office:value-type="float" office:value="0.564848913094806" calcext:value-type="float">
            <text:p>0.5648489131</text:p>
          </table:table-cell>
        </table:table-row>
        <table:table-row table:style-name="ro1">
          <table:table-cell office:value-type="float" office:value="0.564318062673652" calcext:value-type="float">
            <text:p>0.5643180627</text:p>
          </table:table-cell>
        </table:table-row>
        <table:table-row table:style-name="ro1">
          <table:table-cell office:value-type="float" office:value="0.563534436552137" calcext:value-type="float">
            <text:p>0.5635344366</text:p>
          </table:table-cell>
        </table:table-row>
        <table:table-row table:style-name="ro1">
          <table:table-cell office:value-type="float" office:value="0.562497074821094" calcext:value-type="float">
            <text:p>0.5624970748</text:p>
          </table:table-cell>
        </table:table-row>
        <table:table-row table:style-name="ro1">
          <table:table-cell office:value-type="float" office:value="0.561205864735046" calcext:value-type="float">
            <text:p>0.5612058647</text:p>
          </table:table-cell>
        </table:table-row>
        <table:table-row table:style-name="ro1">
          <table:table-cell office:value-type="float" office:value="0.55966151789723" calcext:value-type="float">
            <text:p>0.5596615179</text:p>
          </table:table-cell>
        </table:table-row>
        <table:table-row table:style-name="ro1">
          <table:table-cell office:value-type="float" office:value="0.557865547126836" calcext:value-type="float">
            <text:p>0.5578655471</text:p>
          </table:table-cell>
        </table:table-row>
        <table:table-row table:style-name="ro1">
          <table:table-cell office:value-type="float" office:value="0.555820243008452" calcext:value-type="float">
            <text:p>0.555820243</text:p>
          </table:table-cell>
        </table:table-row>
        <table:table-row table:style-name="ro1">
          <table:table-cell office:value-type="float" office:value="0.553528650123736" calcext:value-type="float">
            <text:p>0.5535286501</text:p>
          </table:table-cell>
        </table:table-row>
        <table:table-row table:style-name="ro1">
          <table:table-cell office:value-type="float" office:value="0.550994542965287" calcext:value-type="float">
            <text:p>0.550994543</text:p>
          </table:table-cell>
        </table:table-row>
        <table:table-row table:style-name="ro1">
          <table:table-cell office:value-type="float" office:value="0.548222401532743" calcext:value-type="float">
            <text:p>0.5482224015</text:p>
          </table:table-cell>
        </table:table-row>
        <table:table-row table:style-name="ro1">
          <table:table-cell office:value-type="float" office:value="0.54521738661108" calcext:value-type="float">
            <text:p>0.5452173866</text:p>
          </table:table-cell>
        </table:table-row>
        <table:table-row table:style-name="ro1">
          <table:table-cell office:value-type="float" office:value="0.541985314731132" calcext:value-type="float">
            <text:p>0.5419853147</text:p>
          </table:table-cell>
        </table:table-row>
        <table:table-row table:style-name="ro1">
          <table:table-cell office:value-type="float" office:value="0.538532632812327" calcext:value-type="float">
            <text:p>0.5385326328</text:p>
          </table:table-cell>
        </table:table-row>
        <table:table-row table:style-name="ro1">
          <table:table-cell office:value-type="float" office:value="0.534866392487626" calcext:value-type="float">
            <text:p>0.5348663925</text:p>
          </table:table-cell>
        </table:table-row>
        <table:table-row table:style-name="ro1">
          <table:table-cell office:value-type="float" office:value="0.530994224110686" calcext:value-type="float">
            <text:p>0.5309942241</text:p>
          </table:table-cell>
        </table:table-row>
        <table:table-row table:style-name="ro1">
          <table:table-cell office:value-type="float" office:value="0.526924310445231" calcext:value-type="float">
            <text:p>0.5269243104</text:p>
          </table:table-cell>
        </table:table-row>
        <table:table-row table:style-name="ro1">
          <table:table-cell office:value-type="float" office:value="0.522665360036639" calcext:value-type="float">
            <text:p>0.52266536</text:p>
          </table:table-cell>
        </table:table-row>
        <table:table-row table:style-name="ro1">
          <table:table-cell office:value-type="float" office:value="0.518226580265739" calcext:value-type="float">
            <text:p>0.5182265803</text:p>
          </table:table-cell>
        </table:table-row>
        <table:table-row table:style-name="ro1">
          <table:table-cell office:value-type="float" office:value="0.513617650084828" calcext:value-type="float">
            <text:p>0.5136176501</text:p>
          </table:table-cell>
        </table:table-row>
        <table:table-row table:style-name="ro1">
          <table:table-cell office:value-type="float" office:value="0.508848692435893" calcext:value-type="float">
            <text:p>0.5088486924</text:p>
          </table:table-cell>
        </table:table-row>
        <table:table-row table:style-name="ro1">
          <table:table-cell office:value-type="float" office:value="0.503930246351053" calcext:value-type="float">
            <text:p>0.5039302464</text:p>
          </table:table-cell>
        </table:table-row>
        <table:table-row table:style-name="ro1">
          <table:table-cell office:value-type="float" office:value="0.498873238735213" calcext:value-type="float">
            <text:p>0.4988732387</text:p>
          </table:table-cell>
        </table:table-row>
        <table:table-row table:style-name="ro1">
          <table:table-cell office:value-type="float" office:value="0.493688955830929" calcext:value-type="float">
            <text:p>0.4936889558</text:p>
          </table:table-cell>
        </table:table-row>
        <table:table-row table:style-name="ro1">
          <table:table-cell office:value-type="float" office:value="0.488389014365492" calcext:value-type="float">
            <text:p>0.4883890144</text:p>
          </table:table-cell>
        </table:table-row>
        <table:table-row table:style-name="ro1">
          <table:table-cell office:value-type="float" office:value="0.482985332380216" calcext:value-type="float">
            <text:p>0.4829853324</text:p>
          </table:table-cell>
        </table:table-row>
        <table:table-row table:style-name="ro1">
          <table:table-cell office:value-type="float" office:value="0.477490099741952" calcext:value-type="float">
            <text:p>0.4774900997</text:p>
          </table:table-cell>
        </table:table-row>
        <table:table-row table:style-name="ro1">
          <table:table-cell office:value-type="float" office:value="0.471915748336804" calcext:value-type="float">
            <text:p>0.4719157483</text:p>
          </table:table-cell>
        </table:table-row>
        <table:table-row table:style-name="ro1">
          <table:table-cell office:value-type="float" office:value="0.466274921946068" calcext:value-type="float">
            <text:p>0.4662749219</text:p>
          </table:table-cell>
        </table:table-row>
        <table:table-row table:style-name="ro1">
          <table:table-cell office:value-type="float" office:value="0.460580445804373" calcext:value-type="float">
            <text:p>0.4605804458</text:p>
          </table:table-cell>
        </table:table-row>
        <table:table-row table:style-name="ro1">
          <table:table-cell office:value-type="float" office:value="0.454845295840052" calcext:value-type="float">
            <text:p>0.4548452958</text:p>
          </table:table-cell>
        </table:table-row>
        <table:table-row table:style-name="ro1">
          <table:table-cell office:value-type="float" office:value="0.449082567597706" calcext:value-type="float">
            <text:p>0.4490825676</text:p>
          </table:table-cell>
        </table:table-row>
        <table:table-row table:style-name="ro1">
          <table:table-cell office:value-type="float" office:value="0.443305444843004" calcext:value-type="float">
            <text:p>0.4433054448</text:p>
          </table:table-cell>
        </table:table-row>
        <table:table-row table:style-name="ro1">
          <table:table-cell office:value-type="float" office:value="0.437527167849674" calcext:value-type="float">
            <text:p>0.4375271678</text:p>
          </table:table-cell>
        </table:table-row>
        <table:table-row table:style-name="ro1">
          <table:table-cell office:value-type="float" office:value="0.431761001368727" calcext:value-type="float">
            <text:p>0.4317610014</text:p>
          </table:table-cell>
        </table:table-row>
        <table:table-row table:style-name="ro1">
          <table:table-cell office:value-type="float" office:value="0.426020202279881" calcext:value-type="float">
            <text:p>0.4260202023</text:p>
          </table:table-cell>
        </table:table-row>
        <table:table-row table:style-name="ro1">
          <table:table-cell office:value-type="float" office:value="0.420317986925205" calcext:value-type="float">
            <text:p>0.4203179869</text:p>
          </table:table-cell>
        </table:table-row>
        <table:table-row table:style-name="ro1">
          <table:table-cell office:value-type="float" office:value="0.414667498124977" calcext:value-type="float">
            <text:p>0.4146674981</text:p>
          </table:table-cell>
        </table:table-row>
        <table:table-row table:style-name="ro1">
          <table:table-cell office:value-type="float" office:value="0.40908177187575" calcext:value-type="float">
            <text:p>0.4090817719</text:p>
          </table:table-cell>
        </table:table-row>
        <table:table-row table:style-name="ro1">
          <table:table-cell office:value-type="float" office:value="0.403573703730635" calcext:value-type="float">
            <text:p>0.4035737037</text:p>
          </table:table-cell>
        </table:table-row>
        <table:table-row table:style-name="ro1">
          <table:table-cell office:value-type="float" office:value="0.398156014861802" calcext:value-type="float">
            <text:p>0.3981560149</text:p>
          </table:table-cell>
        </table:table-row>
        <table:table-row table:style-name="ro1">
          <table:table-cell office:value-type="float" office:value="0.392841217805185" calcext:value-type="float">
            <text:p>0.3928412178</text:p>
          </table:table-cell>
        </table:table-row>
        <table:table-row table:style-name="ro1">
          <table:table-cell office:value-type="float" office:value="0.387641581887409" calcext:value-type="float">
            <text:p>0.3876415819</text:p>
          </table:table-cell>
        </table:table-row>
        <table:table-row table:style-name="ro1">
          <table:table-cell office:value-type="float" office:value="0.382569098334923" calcext:value-type="float">
            <text:p>0.3825690983</text:p>
          </table:table-cell>
        </table:table-row>
        <table:table-row table:style-name="ro1">
          <table:table-cell office:value-type="float" office:value="0.377635445065357" calcext:value-type="float">
            <text:p>0.3776354451</text:p>
          </table:table-cell>
        </table:table-row>
        <table:table-row table:style-name="ro1">
          <table:table-cell office:value-type="float" office:value="0.372851951161078" calcext:value-type="float">
            <text:p>0.3728519512</text:p>
          </table:table-cell>
        </table:table-row>
        <table:table-row table:style-name="ro1">
          <table:table-cell office:value-type="float" office:value="0.368229561024974" calcext:value-type="float">
            <text:p>0.368229561</text:p>
          </table:table-cell>
        </table:table-row>
        <table:table-row table:style-name="ro1">
          <table:table-cell office:value-type="float" office:value="0.363778798218442" calcext:value-type="float">
            <text:p>0.3637787982</text:p>
          </table:table-cell>
        </table:table-row>
        <table:table-row table:style-name="ro1">
          <table:table-cell office:value-type="float" office:value="0.359509728981594" calcext:value-type="float">
            <text:p>0.359509729</text:p>
          </table:table-cell>
        </table:table-row>
        <table:table-row table:style-name="ro1">
          <table:table-cell office:value-type="float" office:value="0.355431925435671" calcext:value-type="float">
            <text:p>0.3554319254</text:p>
          </table:table-cell>
        </table:table-row>
        <table:table-row table:style-name="ro1">
          <table:table-cell office:value-type="float" office:value="0.351554428467682" calcext:value-type="float">
            <text:p>0.3515544285</text:p>
          </table:table-cell>
        </table:table-row>
        <table:table-row table:style-name="ro1">
          <table:table-cell office:value-type="float" office:value="0.347885710297242" calcext:value-type="float">
            <text:p>0.3478857103</text:p>
          </table:table-cell>
        </table:table-row>
        <table:table-row table:style-name="ro1">
          <table:table-cell office:value-type="float" office:value="0.344433636725634" calcext:value-type="float">
            <text:p>0.3444336367</text:p>
          </table:table-cell>
        </table:table-row>
        <table:table-row table:style-name="ro1">
          <table:table-cell office:value-type="float" office:value="0.341205429067079" calcext:value-type="float">
            <text:p>0.3412054291</text:p>
          </table:table-cell>
        </table:table-row>
        <table:table-row table:style-name="ro1">
          <table:table-cell office:value-type="float" office:value="0.338207625762227" calcext:value-type="float">
            <text:p>0.3382076258</text:p>
          </table:table-cell>
        </table:table-row>
        <table:table-row table:style-name="ro1">
          <table:table-cell office:value-type="float" office:value="0.335446043673848" calcext:value-type="float">
            <text:p>0.3354460437</text:p>
          </table:table-cell>
        </table:table-row>
        <table:table-row table:style-name="ro1">
          <table:table-cell office:value-type="float" office:value="0.332925739064748" calcext:value-type="float">
            <text:p>0.3329257391</text:p>
          </table:table-cell>
        </table:table-row>
        <table:table-row table:style-name="ro1">
          <table:table-cell office:value-type="float" office:value="0.3306509682579" calcext:value-type="float">
            <text:p>0.3306509683</text:p>
          </table:table-cell>
        </table:table-row>
        <table:table-row table:style-name="ro1">
          <table:table-cell office:value-type="float" office:value="0.328625147978775" calcext:value-type="float">
            <text:p>0.328625148</text:p>
          </table:table-cell>
        </table:table-row>
        <table:table-row table:style-name="ro1">
          <table:table-cell office:value-type="float" office:value="0.3268508153799" calcext:value-type="float">
            <text:p>0.3268508154</text:p>
          </table:table-cell>
        </table:table-row>
        <table:table-row table:style-name="ro1">
          <table:table-cell office:value-type="float" office:value="0.325329587747626" calcext:value-type="float">
            <text:p>0.3253295877</text:p>
          </table:table-cell>
        </table:table-row>
        <table:table-row table:style-name="ro1">
          <table:table-cell office:value-type="float" office:value="0.324062121891104" calcext:value-type="float">
            <text:p>0.3240621219</text:p>
          </table:table-cell>
        </table:table-row>
        <table:table-row table:style-name="ro1">
          <table:table-cell office:value-type="float" office:value="0.32304807321348" calcext:value-type="float">
            <text:p>0.3230480732</text:p>
          </table:table-cell>
        </table:table-row>
        <table:table-row table:style-name="ro1">
          <table:table-cell office:value-type="float" office:value="0.322286054465304" calcext:value-type="float">
            <text:p>0.3222860545</text:p>
          </table:table-cell>
        </table:table-row>
        <table:table-row table:style-name="ro1">
          <table:table-cell office:value-type="float" office:value="0.321773594180149" calcext:value-type="float">
            <text:p>0.3217735942</text:p>
          </table:table-cell>
        </table:table-row>
        <table:table-row table:style-name="ro1">
          <table:table-cell office:value-type="float" office:value="0.321507094792445" calcext:value-type="float">
            <text:p>0.3215070948</text:p>
          </table:table-cell>
        </table:table-row>
        <table:table-row table:style-name="ro1">
          <table:table-cell office:value-type="float" office:value="0.321481790437526" calcext:value-type="float">
            <text:p>0.3214817904</text:p>
          </table:table-cell>
        </table:table-row>
        <table:table-row table:style-name="ro1">
          <table:table-cell office:value-type="float" office:value="0.321691704433894" calcext:value-type="float">
            <text:p>0.3216917044</text:p>
          </table:table-cell>
        </table:table-row>
        <table:table-row table:style-name="ro1">
          <table:table-cell office:value-type="float" office:value="0.32212960644769" calcext:value-type="float">
            <text:p>0.3221296064</text:p>
          </table:table-cell>
        </table:table-row>
        <table:table-row table:style-name="ro1">
          <table:table-cell office:value-type="float" office:value="0.322786969339382" calcext:value-type="float">
            <text:p>0.3227869693</text:p>
          </table:table-cell>
        </table:table-row>
        <table:table-row table:style-name="ro1">
          <table:table-cell office:value-type="float" office:value="0.323653925692674" calcext:value-type="float">
            <text:p>0.3236539257</text:p>
          </table:table-cell>
        </table:table-row>
        <table:table-row table:style-name="ro1">
          <table:table-cell office:value-type="float" office:value="0.32471922402561" calcext:value-type="float">
            <text:p>0.324719224</text:p>
          </table:table-cell>
        </table:table-row>
        <table:table-row table:style-name="ro1">
          <table:table-cell office:value-type="float" office:value="0.325970184683911" calcext:value-type="float">
            <text:p>0.3259701847</text:p>
          </table:table-cell>
        </table:table-row>
        <table:table-row table:style-name="ro1">
          <table:table-cell office:value-type="float" office:value="0.327392655416513" calcext:value-type="float">
            <text:p>0.3273926554</text:p>
          </table:table-cell>
        </table:table-row>
        <table:table-row table:style-name="ro1">
          <table:table-cell office:value-type="float" office:value="0.328970966633324" calcext:value-type="float">
            <text:p>0.3289709666</text:p>
          </table:table-cell>
        </table:table-row>
        <table:table-row table:style-name="ro1">
          <table:table-cell office:value-type="float" office:value="0.330687886345193" calcext:value-type="float">
            <text:p>0.3306878863</text:p>
          </table:table-cell>
        </table:table-row>
        <table:table-row table:style-name="ro1">
          <table:table-cell office:value-type="float" office:value="0.332524574786093" calcext:value-type="float">
            <text:p>0.3325245748</text:p>
          </table:table-cell>
        </table:table-row>
        <table:table-row table:style-name="ro1">
          <table:table-cell office:value-type="float" office:value="0.334460538717518" calcext:value-type="float">
            <text:p>0.3344605387</text:p>
          </table:table-cell>
        </table:table-row>
        <table:table-row table:style-name="ro1">
          <table:table-cell office:value-type="float" office:value="0.336473585415089" calcext:value-type="float">
            <text:p>0.3364735854</text:p>
          </table:table-cell>
        </table:table-row>
        <table:table-row table:style-name="ro1">
          <table:table-cell office:value-type="float" office:value="0.338539776337382" calcext:value-type="float">
            <text:p>0.3385397763</text:p>
          </table:table-cell>
        </table:table-row>
        <table:table-row table:style-name="ro1">
          <table:table-cell office:value-type="float" office:value="0.340633380476961" calcext:value-type="float">
            <text:p>0.3406333805</text:p>
          </table:table-cell>
        </table:table-row>
        <table:table-row table:style-name="ro1">
          <table:table-cell office:value-type="float" office:value="0.533086660075412" calcext:value-type="float">
            <text:p>0.5330866601</text:p>
          </table:table-cell>
        </table:table-row>
        <table:table-row table:style-name="ro1">
          <table:table-cell office:value-type="float" office:value="0.53598188752779" calcext:value-type="float">
            <text:p>0.5359818875</text:p>
          </table:table-cell>
        </table:table-row>
        <table:table-row table:style-name="ro1">
          <table:table-cell office:value-type="float" office:value="0.538831519689718" calcext:value-type="float">
            <text:p>0.5388315197</text:p>
          </table:table-cell>
        </table:table-row>
        <table:table-row table:style-name="ro1">
          <table:table-cell office:value-type="float" office:value="0.541614555486448" calcext:value-type="float">
            <text:p>0.5416145555</text:p>
          </table:table-cell>
        </table:table-row>
        <table:table-row table:style-name="ro1">
          <table:table-cell office:value-type="float" office:value="0.544311205717253" calcext:value-type="float">
            <text:p>0.5443112057</text:p>
          </table:table-cell>
        </table:table-row>
        <table:table-row table:style-name="ro1">
          <table:table-cell office:value-type="float" office:value="0.546902877046374" calcext:value-type="float">
            <text:p>0.546902877</text:p>
          </table:table-cell>
        </table:table-row>
        <table:table-row table:style-name="ro1">
          <table:table-cell office:value-type="float" office:value="0.549372155655798" calcext:value-type="float">
            <text:p>0.5493721557</text:p>
          </table:table-cell>
        </table:table-row>
        <table:table-row table:style-name="ro1">
          <table:table-cell office:value-type="float" office:value="0.551702790559851" calcext:value-type="float">
            <text:p>0.5517027906</text:p>
          </table:table-cell>
        </table:table-row>
        <table:table-row table:style-name="ro1">
          <table:table-cell office:value-type="float" office:value="0.553879676581629" calcext:value-type="float">
            <text:p>0.5538796766</text:p>
          </table:table-cell>
        </table:table-row>
        <table:table-row table:style-name="ro1">
          <table:table-cell office:value-type="float" office:value="0.555888836991239" calcext:value-type="float">
            <text:p>0.555888837</text:p>
          </table:table-cell>
        </table:table-row>
        <table:table-row table:style-name="ro1">
          <table:table-cell office:value-type="float" office:value="0.557717405805879" calcext:value-type="float">
            <text:p>0.5577174058</text:p>
          </table:table-cell>
        </table:table-row>
        <table:table-row table:style-name="ro1">
          <table:table-cell office:value-type="float" office:value="0.559353609751729" calcext:value-type="float">
            <text:p>0.5593536098</text:p>
          </table:table-cell>
        </table:table-row>
        <table:table-row table:style-name="ro1">
          <table:table-cell office:value-type="float" office:value="0.56078674988768" calcext:value-type="float">
            <text:p>0.5607867499</text:p>
          </table:table-cell>
        </table:table-row>
        <table:table-row table:style-name="ro1">
          <table:table-cell office:value-type="float" office:value="0.562007182890877" calcext:value-type="float">
            <text:p>0.5620071829</text:p>
          </table:table-cell>
        </table:table-row>
        <table:table-row table:style-name="ro1">
          <table:table-cell office:value-type="float" office:value="0.563006302004092" calcext:value-type="float">
            <text:p>0.563006302</text:p>
          </table:table-cell>
        </table:table-row>
        <table:table-row table:style-name="ro1">
          <table:table-cell office:value-type="float" office:value="0.563776517644923" calcext:value-type="float">
            <text:p>0.5637765176</text:p>
          </table:table-cell>
        </table:table-row>
        <table:table-row table:style-name="ro1">
          <table:table-cell office:value-type="float" office:value="0.564311237676813" calcext:value-type="float">
            <text:p>0.5643112377</text:p>
          </table:table-cell>
        </table:table-row>
        <table:table-row table:style-name="ro1">
          <table:table-cell office:value-type="float" office:value="0.564604847341899" calcext:value-type="float">
            <text:p>0.5646048473</text:p>
          </table:table-cell>
        </table:table-row>
        <table:table-row table:style-name="ro1">
          <table:table-cell office:value-type="float" office:value="0.564652688855679" calcext:value-type="float">
            <text:p>0.5646526889</text:p>
          </table:table-cell>
        </table:table-row>
        <table:table-row table:style-name="ro1">
          <table:table-cell office:value-type="float" office:value="0.564451040663514" calcext:value-type="float">
            <text:p>0.5644510407</text:p>
          </table:table-cell>
        </table:table-row>
        <table:table-row table:style-name="ro1">
          <table:table-cell office:value-type="float" office:value="0.563997096358945" calcext:value-type="float">
            <text:p>0.5639970964</text:p>
          </table:table-cell>
        </table:table-row>
        <table:table-row table:style-name="ro1">
          <table:table-cell office:value-type="float" office:value="0.563288943263836" calcext:value-type="float">
            <text:p>0.5632889433</text:p>
          </table:table-cell>
        </table:table-row>
        <table:table-row table:style-name="ro1">
          <table:table-cell office:value-type="float" office:value="0.56232554067035" calcext:value-type="float">
            <text:p>0.5623255407</text:p>
          </table:table-cell>
        </table:table-row>
        <table:table-row table:style-name="ro1">
          <table:table-cell office:value-type="float" office:value="0.561106697744742" calcext:value-type="float">
            <text:p>0.5611066977</text:p>
          </table:table-cell>
        </table:table-row>
        <table:table-row table:style-name="ro1">
          <table:table-cell office:value-type="float" office:value="0.559633051092974" calcext:value-type="float">
            <text:p>0.5596330511</text:p>
          </table:table-cell>
        </table:table-row>
        <table:table-row table:style-name="ro1">
          <table:table-cell office:value-type="float" office:value="0.557906041988167" calcext:value-type="float">
            <text:p>0.557906042</text:p>
          </table:table-cell>
        </table:table-row>
        <table:table-row table:style-name="ro1">
          <table:table-cell office:value-type="float" office:value="0.555927893259866" calcext:value-type="float">
            <text:p>0.5559278933</text:p>
          </table:table-cell>
        </table:table-row>
        <table:table-row table:style-name="ro1">
          <table:table-cell office:value-type="float" office:value="0.553701585845133" calcext:value-type="float">
            <text:p>0.5537015858</text:p>
          </table:table-cell>
        </table:table-row>
        <table:table-row table:style-name="ro1">
          <table:table-cell office:value-type="float" office:value="0.551230835001471" calcext:value-type="float">
            <text:p>0.551230835</text:p>
          </table:table-cell>
        </table:table-row>
        <table:table-row table:style-name="ro1">
          <table:table-cell office:value-type="float" office:value="0.548520066181559" calcext:value-type="float">
            <text:p>0.5485200662</text:p>
          </table:table-cell>
        </table:table-row>
        <table:table-row table:style-name="ro1">
          <table:table-cell office:value-type="float" office:value="0.545574390569832" calcext:value-type="float">
            <text:p>0.5455743906</text:p>
          </table:table-cell>
        </table:table-row>
        <table:table-row table:style-name="ro1">
          <table:table-cell office:value-type="float" office:value="0.542399580280861" calcext:value-type="float">
            <text:p>0.5423995803</text:p>
          </table:table-cell>
        </table:table-row>
        <table:table-row table:style-name="ro1">
          <table:table-cell office:value-type="float" office:value="0.539002043219582" calcext:value-type="float">
            <text:p>0.5390020432</text:p>
          </table:table-cell>
        </table:table-row>
        <table:table-row table:style-name="ro1">
          <table:table-cell office:value-type="float" office:value="0.535388797603333" calcext:value-type="float">
            <text:p>0.5353887976</text:p>
          </table:table-cell>
        </table:table-row>
        <table:table-row table:style-name="ro1">
          <table:table-cell office:value-type="float" office:value="0.53156744614572" calcext:value-type="float">
            <text:p>0.5315674461</text:p>
          </table:table-cell>
        </table:table-row>
        <table:table-row table:style-name="ro1">
          <table:table-cell office:value-type="float" office:value="0.527546149902314" calcext:value-type="float">
            <text:p>0.5275461499</text:p>
          </table:table-cell>
        </table:table-row>
        <table:table-row table:style-name="ro1">
          <table:table-cell office:value-type="float" office:value="0.523333601778165" calcext:value-type="float">
            <text:p>0.5233336018</text:p>
          </table:table-cell>
        </table:table-row>
        <table:table-row table:style-name="ro1">
          <table:table-cell office:value-type="float" office:value="0.518938999697143" calcext:value-type="float">
            <text:p>0.5189389997</text:p>
          </table:table-cell>
        </table:table-row>
        <table:table-row table:style-name="ro1">
          <table:table-cell office:value-type="float" office:value="0.514372019433107" calcext:value-type="float">
            <text:p>0.5143720194</text:p>
          </table:table-cell>
        </table:table-row>
        <table:table-row table:style-name="ro1">
          <table:table-cell office:value-type="float" office:value="0.509642787102892" calcext:value-type="float">
            <text:p>0.5096427871</text:p>
          </table:table-cell>
        </table:table-row>
        <table:table-row table:style-name="ro1">
          <table:table-cell office:value-type="float" office:value="0.504761851321131" calcext:value-type="float">
            <text:p>0.5047618513</text:p>
          </table:table-cell>
        </table:table-row>
        <table:table-row table:style-name="ro1">
          <table:table-cell office:value-type="float" office:value="0.499740155016888" calcext:value-type="float">
            <text:p>0.499740155</text:p>
          </table:table-cell>
        </table:table-row>
        <table:table-row table:style-name="ro1">
          <table:table-cell office:value-type="float" office:value="0.494589006912132" calcext:value-type="float">
            <text:p>0.4945890069</text:p>
          </table:table-cell>
        </table:table-row>
        <table:table-row table:style-name="ro1">
          <table:table-cell office:value-type="float" office:value="0.48932005266202" calcext:value-type="float">
            <text:p>0.4893200527</text:p>
          </table:table-cell>
        </table:table-row>
        <table:table-row table:style-name="ro1">
          <table:table-cell office:value-type="float" office:value="0.483945245657015" calcext:value-type="float">
            <text:p>0.4839452457</text:p>
          </table:table-cell>
        </table:table-row>
        <table:table-row table:style-name="ro1">
          <table:table-cell office:value-type="float" office:value="0.478476817486827" calcext:value-type="float">
            <text:p>0.4784768175</text:p>
          </table:table-cell>
        </table:table-row>
        <table:table-row table:style-name="ro1">
          <table:table-cell office:value-type="float" office:value="0.472927248066175" calcext:value-type="float">
            <text:p>0.4729272481</text:p>
          </table:table-cell>
        </table:table-row>
        <table:table-row table:style-name="ro1">
          <table:table-cell office:value-type="float" office:value="0.467309235422377" calcext:value-type="float">
            <text:p>0.4673092354</text:p>
          </table:table-cell>
        </table:table-row>
        <table:table-row table:style-name="ro1">
          <table:table-cell office:value-type="float" office:value="0.461635665144766" calcext:value-type="float">
            <text:p>0.4616356651</text:p>
          </table:table-cell>
        </table:table-row>
        <table:table-row table:style-name="ro1">
          <table:table-cell office:value-type="float" office:value="0.455919579495925" calcext:value-type="float">
            <text:p>0.4559195795</text:p>
          </table:table-cell>
        </table:table-row>
        <table:table-row table:style-name="ro1">
          <table:table-cell office:value-type="float" office:value="0.450174146184754" calcext:value-type="float">
            <text:p>0.4501741462</text:p>
          </table:table-cell>
        </table:table-row>
        <table:table-row table:style-name="ro1">
          <table:table-cell office:value-type="float" office:value="0.444412626801357" calcext:value-type="float">
            <text:p>0.4444126268</text:p>
          </table:table-cell>
        </table:table-row>
        <table:table-row table:style-name="ro1">
          <table:table-cell office:value-type="float" office:value="0.438648344913753" calcext:value-type="float">
            <text:p>0.4386483449</text:p>
          </table:table-cell>
        </table:table-row>
        <table:table-row table:style-name="ro1">
          <table:table-cell office:value-type="float" office:value="0.432894653826418" calcext:value-type="float">
            <text:p>0.4328946538</text:p>
          </table:table-cell>
        </table:table-row>
        <table:table-row table:style-name="ro1">
          <table:table-cell office:value-type="float" office:value="0.427164904000646" calcext:value-type="float">
            <text:p>0.427164904</text:p>
          </table:table-cell>
        </table:table-row>
        <table:table-row table:style-name="ro1">
          <table:table-cell office:value-type="float" office:value="0.421472410136733" calcext:value-type="float">
            <text:p>0.4214724101</text:p>
          </table:table-cell>
        </table:table-row>
        <table:table-row table:style-name="ro1">
          <table:table-cell office:value-type="float" office:value="0.415830417917993" calcext:value-type="float">
            <text:p>0.4158304179</text:p>
          </table:table-cell>
        </table:table-row>
        <table:table-row table:style-name="ro1">
          <table:table-cell office:value-type="float" office:value="0.410252070416595" calcext:value-type="float">
            <text:p>0.4102520704</text:p>
          </table:table-cell>
        </table:table-row>
        <table:table-row table:style-name="ro1">
          <table:table-cell office:value-type="float" office:value="0.404750374161222" calcext:value-type="float">
            <text:p>0.4047503742</text:p>
          </table:table-cell>
        </table:table-row>
        <table:table-row table:style-name="ro1">
          <table:table-cell office:value-type="float" office:value="0.399338164866558" calcext:value-type="float">
            <text:p>0.3993381649</text:p>
          </table:table-cell>
        </table:table-row>
        <table:table-row table:style-name="ro1">
          <table:table-cell office:value-type="float" office:value="0.394028072824601" calcext:value-type="float">
            <text:p>0.3940280728</text:p>
          </table:table-cell>
        </table:table-row>
        <table:table-row table:style-name="ro1">
          <table:table-cell office:value-type="float" office:value="0.388832487957798" calcext:value-type="float">
            <text:p>0.388832488</text:p>
          </table:table-cell>
        </table:table-row>
        <table:table-row table:style-name="ro1">
          <table:table-cell office:value-type="float" office:value="0.383763524534005" calcext:value-type="float">
            <text:p>0.3837635245</text:p>
          </table:table-cell>
        </table:table-row>
        <table:table-row table:style-name="ro1">
          <table:table-cell office:value-type="float" office:value="0.378832985543271" calcext:value-type="float">
            <text:p>0.3788329855</text:p>
          </table:table-cell>
        </table:table-row>
        <table:table-row table:style-name="ro1">
          <table:table-cell office:value-type="float" office:value="0.374052326736455" calcext:value-type="float">
            <text:p>0.3740523267</text:p>
          </table:table-cell>
        </table:table-row>
        <table:table-row table:style-name="ro1">
          <table:table-cell office:value-type="float" office:value="0.369432620325649" calcext:value-type="float">
            <text:p>0.3694326203</text:p>
          </table:table-cell>
        </table:table-row>
        <table:table-row table:style-name="ro1">
          <table:table-cell office:value-type="float" office:value="0.36498451834645" calcext:value-type="float">
            <text:p>0.3649845183</text:p>
          </table:table-cell>
        </table:table-row>
        <table:table-row table:style-name="ro1">
          <table:table-cell office:value-type="float" office:value="0.360718215682038" calcext:value-type="float">
            <text:p>0.3607182157</text:p>
          </table:table-cell>
        </table:table-row>
        <table:table-row table:style-name="ro1">
          <table:table-cell office:value-type="float" office:value="0.356643412749084" calcext:value-type="float">
            <text:p>0.3566434127</text:p>
          </table:table-cell>
        </table:table-row>
        <table:table-row table:style-name="ro1">
          <table:table-cell office:value-type="float" office:value="0.35276927784549" calcext:value-type="float">
            <text:p>0.3527692778</text:p>
          </table:table-cell>
        </table:table-row>
        <table:table-row table:style-name="ro1">
          <table:table-cell office:value-type="float" office:value="0.349104409159941" calcext:value-type="float">
            <text:p>0.3491044092</text:p>
          </table:table-cell>
        </table:table-row>
        <table:table-row table:style-name="ro1">
          <table:table-cell office:value-type="float" office:value="0.345656796443293" calcext:value-type="float">
            <text:p>0.3456567964</text:p>
          </table:table-cell>
        </table:table-row>
        <table:table-row table:style-name="ro1">
          <table:table-cell office:value-type="float" office:value="0.34243378234178" calcext:value-type="float">
            <text:p>0.3424337823</text:p>
          </table:table-cell>
        </table:table-row>
        <table:table-row table:style-name="ro1">
          <table:table-cell office:value-type="float" office:value="0.339442023392046" calcext:value-type="float">
            <text:p>0.3394420234</text:p>
          </table:table-cell>
        </table:table-row>
        <table:table-row table:style-name="ro1">
          <table:table-cell office:value-type="float" office:value="0.336687450678005" calcext:value-type="float">
            <text:p>0.3366874507</text:p>
          </table:table-cell>
        </table:table-row>
        <table:table-row table:style-name="ro1">
          <table:table-cell office:value-type="float" office:value="0.334175230149521" calcext:value-type="float">
            <text:p>0.3341752301</text:p>
          </table:table-cell>
        </table:table-row>
        <table:table-row table:style-name="ro1">
          <table:table-cell office:value-type="float" office:value="0.331909722602918" calcext:value-type="float">
            <text:p>0.3319097226</text:p>
          </table:table-cell>
        </table:table-row>
        <table:table-row table:style-name="ro1">
          <table:table-cell office:value-type="float" office:value="0.329894443323309" calcext:value-type="float">
            <text:p>0.3298944433</text:p>
          </table:table-cell>
        </table:table-row>
        <table:table-row table:style-name="ro1">
          <table:table-cell office:value-type="float" office:value="0.328132021388754" calcext:value-type="float">
            <text:p>0.3281320214</text:p>
          </table:table-cell>
        </table:table-row>
        <table:table-row table:style-name="ro1">
          <table:table-cell office:value-type="float" office:value="0.326624158636246" calcext:value-type="float">
            <text:p>0.3266241586</text:p>
          </table:table-cell>
        </table:table-row>
        <table:table-row table:style-name="ro1">
          <table:table-cell office:value-type="float" office:value="0.32537158828951" calcext:value-type="float">
            <text:p>0.3253715883</text:p>
          </table:table-cell>
        </table:table-row>
        <table:table-row table:style-name="ro1">
          <table:table-cell office:value-type="float" office:value="0.324374033248637" calcext:value-type="float">
            <text:p>0.3243740332</text:p>
          </table:table-cell>
        </table:table-row>
        <table:table-row table:style-name="ro1">
          <table:table-cell office:value-type="float" office:value="0.323630164041542" calcext:value-type="float">
            <text:p>0.323630164</text:p>
          </table:table-cell>
        </table:table-row>
        <table:table-row table:style-name="ro1">
          <table:table-cell office:value-type="float" office:value="0.323137556437244" calcext:value-type="float">
            <text:p>0.3231375564</text:p>
          </table:table-cell>
        </table:table-row>
        <table:table-row table:style-name="ro1">
          <table:table-cell office:value-type="float" office:value="0.322892648720967" calcext:value-type="float">
            <text:p>0.3228926487</text:p>
          </table:table-cell>
        </table:table-row>
        <table:table-row table:style-name="ro1">
          <table:table-cell office:value-type="float" office:value="0.322890698631079" calcext:value-type="float">
            <text:p>0.3228906986</text:p>
          </table:table-cell>
        </table:table-row>
        <table:table-row table:style-name="ro1">
          <table:table-cell office:value-type="float" office:value="0.323125739957836" calcext:value-type="float">
            <text:p>0.32312574</text:p>
          </table:table-cell>
        </table:table-row>
        <table:table-row table:style-name="ro1">
          <table:table-cell office:value-type="float" office:value="0.323590538803972" calcext:value-type="float">
            <text:p>0.3235905388</text:p>
          </table:table-cell>
        </table:table-row>
        <table:table-row table:style-name="ro1">
          <table:table-cell office:value-type="float" office:value="0.324276549507092" calcext:value-type="float">
            <text:p>0.3242765495</text:p>
          </table:table-cell>
        </table:table-row>
        <table:table-row table:style-name="ro1">
          <table:table-cell office:value-type="float" office:value="0.325173870223917" calcext:value-type="float">
            <text:p>0.3251738702</text:p>
          </table:table-cell>
        </table:table-row>
        <table:table-row table:style-name="ro1">
          <table:table-cell office:value-type="float" office:value="0.326271198176323" calcext:value-type="float">
            <text:p>0.3262711982</text:p>
          </table:table-cell>
        </table:table-row>
        <table:table-row table:style-name="ro1">
          <table:table-cell office:value-type="float" office:value="0.327555784559225" calcext:value-type="float">
            <text:p>0.3275557846</text:p>
          </table:table-cell>
        </table:table-row>
        <table:table-row table:style-name="ro1">
          <table:table-cell office:value-type="float" office:value="0.329013389110283" calcext:value-type="float">
            <text:p>0.3290133891</text:p>
          </table:table-cell>
        </table:table-row>
        <table:table-row table:style-name="ro1">
          <table:table-cell office:value-type="float" office:value="0.330628234341429" calcext:value-type="float">
            <text:p>0.3306282343</text:p>
          </table:table-cell>
        </table:table-row>
        <table:table-row table:style-name="ro1">
          <table:table-cell office:value-type="float" office:value="0.332382959432218" calcext:value-type="float">
            <text:p>0.3323829594</text:p>
          </table:table-cell>
        </table:table-row>
        <table:table-row table:style-name="ro1">
          <table:table-cell office:value-type="float" office:value="0.334258573785005" calcext:value-type="float">
            <text:p>0.3342585738</text:p>
          </table:table-cell>
        </table:table-row>
        <table:table-row table:style-name="ro1">
          <table:table-cell office:value-type="float" office:value="0.336234410241956" calcext:value-type="float">
            <text:p>0.3362344102</text:p>
          </table:table-cell>
        </table:table-row>
        <table:table-row table:style-name="ro1">
          <table:table-cell office:value-type="float" office:value="0.338288077963863" calcext:value-type="float">
            <text:p>0.338288078</text:p>
          </table:table-cell>
        </table:table-row>
        <table:table-row table:style-name="ro1">
          <table:table-cell office:value-type="float" office:value="0.340395414970803" calcext:value-type="float">
            <text:p>0.340395415</text:p>
          </table:table-cell>
        </table:table-row>
        <table:table-row table:style-name="ro1">
          <table:table-cell office:value-type="float" office:value="0.342530440344616" calcext:value-type="float">
            <text:p>0.3425304403</text:p>
          </table:table-cell>
        </table:table-row>
        <table:table-row table:style-name="ro1">
          <table:table-cell office:value-type="float" office:value="0.531068583924283" calcext:value-type="float">
            <text:p>0.5310685839</text:p>
          </table:table-cell>
        </table:table-row>
        <table:table-row table:style-name="ro1">
          <table:table-cell office:value-type="float" office:value="0.534049584445443" calcext:value-type="float">
            <text:p>0.5340495844</text:p>
          </table:table-cell>
        </table:table-row>
        <table:table-row table:style-name="ro1">
          <table:table-cell office:value-type="float" office:value="0.536984969493837" calcext:value-type="float">
            <text:p>0.5369849695</text:p>
          </table:table-cell>
        </table:table-row>
        <table:table-row table:style-name="ro1">
          <table:table-cell office:value-type="float" office:value="0.539853713863543" calcext:value-type="float">
            <text:p>0.5398537139</text:p>
          </table:table-cell>
        </table:table-row>
        <table:table-row table:style-name="ro1">
          <table:table-cell office:value-type="float" office:value="0.542635995594838" calcext:value-type="float">
            <text:p>0.5426359956</text:p>
          </table:table-cell>
        </table:table-row>
        <table:table-row table:style-name="ro1">
          <table:table-cell office:value-type="float" office:value="0.545313180718909" calcext:value-type="float">
            <text:p>0.5453131807</text:p>
          </table:table-cell>
        </table:table-row>
        <table:table-row table:style-name="ro1">
          <table:table-cell office:value-type="float" office:value="0.547867807644659" calcext:value-type="float">
            <text:p>0.5478678076</text:p>
          </table:table-cell>
        </table:table-row>
        <table:table-row table:style-name="ro1">
          <table:table-cell office:value-type="float" office:value="0.550283571187608" calcext:value-type="float">
            <text:p>0.5502835712</text:p>
          </table:table-cell>
        </table:table-row>
        <table:table-row table:style-name="ro1">
          <table:table-cell office:value-type="float" office:value="0.552545306240903" calcext:value-type="float">
            <text:p>0.5525453062</text:p>
          </table:table-cell>
        </table:table-row>
        <table:table-row table:style-name="ro1">
          <table:table-cell office:value-type="float" office:value="0.55463897108842" calcext:value-type="float">
            <text:p>0.5546389711</text:p>
          </table:table-cell>
        </table:table-row>
        <table:table-row table:style-name="ro1">
          <table:table-cell office:value-type="float" office:value="0.556551630359967" calcext:value-type="float">
            <text:p>0.5565516304</text:p>
          </table:table-cell>
        </table:table-row>
        <table:table-row table:style-name="ro1">
          <table:table-cell office:value-type="float" office:value="0.558271437628592" calcext:value-type="float">
            <text:p>0.5582714376</text:p>
          </table:table-cell>
        </table:table-row>
        <table:table-row table:style-name="ro1">
          <table:table-cell office:value-type="float" office:value="0.559787617649982" calcext:value-type="float">
            <text:p>0.5597876176</text:p>
          </table:table-cell>
        </table:table-row>
        <table:table-row table:style-name="ro1">
          <table:table-cell office:value-type="float" office:value="0.561090448243969" calcext:value-type="float">
            <text:p>0.5610904482</text:p>
          </table:table-cell>
        </table:table-row>
        <table:table-row table:style-name="ro1">
          <table:table-cell office:value-type="float" office:value="0.562171241818134" calcext:value-type="float">
            <text:p>0.5621712418</text:p>
          </table:table-cell>
        </table:table-row>
        <table:table-row table:style-name="ro1">
          <table:table-cell office:value-type="float" office:value="0.563022326533505" calcext:value-type="float">
            <text:p>0.5630223265</text:p>
          </table:table-cell>
        </table:table-row>
        <table:table-row table:style-name="ro1">
          <table:table-cell office:value-type="float" office:value="0.563637027112364" calcext:value-type="float">
            <text:p>0.5636370271</text:p>
          </table:table-cell>
        </table:table-row>
        <table:table-row table:style-name="ro1">
          <table:table-cell office:value-type="float" office:value="0.564009645288145" calcext:value-type="float">
            <text:p>0.5640096453</text:p>
          </table:table-cell>
        </table:table-row>
        <table:table-row table:style-name="ro1">
          <table:table-cell office:value-type="float" office:value="0.564135439897441" calcext:value-type="float">
            <text:p>0.5641354399</text:p>
          </table:table-cell>
        </table:table-row>
        <table:table-row table:style-name="ro1">
          <table:table-cell office:value-type="float" office:value="0.564010606614097" calcext:value-type="float">
            <text:p>0.5640106066</text:p>
          </table:table-cell>
        </table:table-row>
        <table:table-row table:style-name="ro1">
          <table:table-cell office:value-type="float" office:value="0.563632257325418" calcext:value-type="float">
            <text:p>0.5636322573</text:p>
          </table:table-cell>
        </table:table-row>
        <table:table-row table:style-name="ro1">
          <table:table-cell office:value-type="float" office:value="0.562998399150468" calcext:value-type="float">
            <text:p>0.5629983992</text:p>
          </table:table-cell>
        </table:table-row>
        <table:table-row table:style-name="ro1">
          <table:table-cell office:value-type="float" office:value="0.562107913100466" calcext:value-type="float">
            <text:p>0.5621079131</text:p>
          </table:table-cell>
        </table:table-row>
        <table:table-row table:style-name="ro1">
          <table:table-cell office:value-type="float" office:value="0.560960532381291" calcext:value-type="float">
            <text:p>0.5609605324</text:p>
          </table:table-cell>
        </table:table-row>
        <table:table-row table:style-name="ro1">
          <table:table-cell office:value-type="float" office:value="0.559556820338078" calcext:value-type="float">
            <text:p>0.5595568203</text:p>
          </table:table-cell>
        </table:table-row>
        <table:table-row table:style-name="ro1">
          <table:table-cell office:value-type="float" office:value="0.55789814804192" calcext:value-type="float">
            <text:p>0.557898148</text:p>
          </table:table-cell>
        </table:table-row>
        <table:table-row table:style-name="ro1">
          <table:table-cell office:value-type="float" office:value="0.555986671518663" calcext:value-type="float">
            <text:p>0.5559866715</text:p>
          </table:table-cell>
        </table:table-row>
        <table:table-row table:style-name="ro1">
          <table:table-cell office:value-type="float" office:value="0.553825308619809" calcext:value-type="float">
            <text:p>0.5538253086</text:p>
          </table:table-cell>
        </table:table-row>
        <table:table-row table:style-name="ro1">
          <table:table-cell office:value-type="float" office:value="0.551417715535509" calcext:value-type="float">
            <text:p>0.5514177155</text:p>
          </table:table-cell>
        </table:table-row>
        <table:table-row table:style-name="ro1">
          <table:table-cell office:value-type="float" office:value="0.548768262949665" calcext:value-type="float">
            <text:p>0.5487682629</text:p>
          </table:table-cell>
        </table:table-row>
        <table:table-row table:style-name="ro1">
          <table:table-cell office:value-type="float" office:value="0.545882011837126" calcext:value-type="float">
            <text:p>0.5458820118</text:p>
          </table:table-cell>
        </table:table-row>
        <table:table-row table:style-name="ro1">
          <table:table-cell office:value-type="float" office:value="0.542764688902983" calcext:value-type="float">
            <text:p>0.5427646889</text:p>
          </table:table-cell>
        </table:table-row>
        <table:table-row table:style-name="ro1">
          <table:table-cell office:value-type="float" office:value="0.53942266166397" calcext:value-type="float">
            <text:p>0.5394226617</text:p>
          </table:table-cell>
        </table:table-row>
        <table:table-row table:style-name="ro1">
          <table:table-cell office:value-type="float" office:value="0.535862913171956" calcext:value-type="float">
            <text:p>0.5358629132</text:p>
          </table:table-cell>
        </table:table-row>
        <table:table-row table:style-name="ro1">
          <table:table-cell office:value-type="float" office:value="0.532093016379543" calcext:value-type="float">
            <text:p>0.5320930164</text:p>
          </table:table-cell>
        </table:table-row>
        <table:table-row table:style-name="ro1">
          <table:table-cell office:value-type="float" office:value="0.528121108147762" calcext:value-type="float">
            <text:p>0.5281211081</text:p>
          </table:table-cell>
        </table:table-row>
        <table:table-row table:style-name="ro1">
          <table:table-cell office:value-type="float" office:value="0.523955862895867" calcext:value-type="float">
            <text:p>0.5239558629</text:p>
          </table:table-cell>
        </table:table-row>
        <table:table-row table:style-name="ro1">
          <table:table-cell office:value-type="float" office:value="0.519606465893233" calcext:value-type="float">
            <text:p>0.5196064659</text:p>
          </table:table-cell>
        </table:table-row>
        <table:table-row table:style-name="ro1">
          <table:table-cell office:value-type="float" office:value="0.515082586193345" calcext:value-type="float">
            <text:p>0.5150825862</text:p>
          </table:table-cell>
        </table:table-row>
        <table:table-row table:style-name="ro1">
          <table:table-cell office:value-type="float" office:value="0.510394349209899" calcext:value-type="float">
            <text:p>0.5103943492</text:p>
          </table:table-cell>
        </table:table-row>
        <table:table-row table:style-name="ro1">
          <table:table-cell office:value-type="float" office:value="0.50555230893499" calcext:value-type="float">
            <text:p>0.5055523089</text:p>
          </table:table-cell>
        </table:table-row>
        <table:table-row table:style-name="ro1">
          <table:table-cell office:value-type="float" office:value="0.50056741979941" calcext:value-type="float">
            <text:p>0.5005674198</text:p>
          </table:table-cell>
        </table:table-row>
        <table:table-row table:style-name="ro1">
          <table:table-cell office:value-type="float" office:value="0.495451008175039" calcext:value-type="float">
            <text:p>0.4954510082</text:p>
          </table:table-cell>
        </table:table-row>
        <table:table-row table:style-name="ro1">
          <table:table-cell office:value-type="float" office:value="0.490214743519338" calcext:value-type="float">
            <text:p>0.4902147435</text:p>
          </table:table-cell>
        </table:table-row>
        <table:table-row table:style-name="ro1">
          <table:table-cell office:value-type="float" office:value="0.484870609161943" calcext:value-type="float">
            <text:p>0.4848706092</text:p>
          </table:table-cell>
        </table:table-row>
        <table:table-row table:style-name="ro1">
          <table:table-cell office:value-type="float" office:value="0.479430872733354" calcext:value-type="float">
            <text:p>0.4794308727</text:p>
          </table:table-cell>
        </table:table-row>
        <table:table-row table:style-name="ro1">
          <table:table-cell office:value-type="float" office:value="0.473908056235732" calcext:value-type="float">
            <text:p>0.4739080562</text:p>
          </table:table-cell>
        </table:table-row>
        <table:table-row table:style-name="ro1">
          <table:table-cell office:value-type="float" office:value="0.468314905755785" calcext:value-type="float">
            <text:p>0.4683149058</text:p>
          </table:table-cell>
        </table:table-row>
        <table:table-row table:style-name="ro1">
          <table:table-cell office:value-type="float" office:value="0.462664360819764" calcext:value-type="float">
            <text:p>0.4626643608</text:p>
          </table:table-cell>
        </table:table-row>
        <table:table-row table:style-name="ro1">
          <table:table-cell office:value-type="float" office:value="0.45696952339055" calcext:value-type="float">
            <text:p>0.4569695234</text:p>
          </table:table-cell>
        </table:table-row>
        <table:table-row table:style-name="ro1">
          <table:table-cell office:value-type="float" office:value="0.451243626506845" calcext:value-type="float">
            <text:p>0.4512436265</text:p>
          </table:table-cell>
        </table:table-row>
        <table:table-row table:style-name="ro1">
          <table:table-cell office:value-type="float" office:value="0.445500002564468" calcext:value-type="float">
            <text:p>0.4455000026</text:p>
          </table:table-cell>
        </table:table-row>
        <table:table-row table:style-name="ro1">
          <table:table-cell office:value-type="float" office:value="0.439752051239734" calcext:value-type="float">
            <text:p>0.4397520512</text:p>
          </table:table-cell>
        </table:table-row>
        <table:table-row table:style-name="ro1">
          <table:table-cell office:value-type="float" office:value="0.434013207054954" calcext:value-type="float">
            <text:p>0.4340132071</text:p>
          </table:table-cell>
        </table:table-row>
        <table:table-row table:style-name="ro1">
          <table:table-cell office:value-type="float" office:value="0.428296906586018" calcext:value-type="float">
            <text:p>0.4282969066</text:p>
          </table:table-cell>
        </table:table-row>
        <table:table-row table:style-name="ro1">
          <table:table-cell office:value-type="float" office:value="0.422616555312085" calcext:value-type="float">
            <text:p>0.4226165553</text:p>
          </table:table-cell>
        </table:table-row>
        <table:table-row table:style-name="ro1">
          <table:table-cell office:value-type="float" office:value="0.416985494107374" calcext:value-type="float">
            <text:p>0.4169854941</text:p>
          </table:table-cell>
        </table:table-row>
        <table:table-row table:style-name="ro1">
          <table:table-cell office:value-type="float" office:value="0.411416965375046" calcext:value-type="float">
            <text:p>0.4114169654</text:p>
          </table:table-cell>
        </table:table-row>
        <table:table-row table:style-name="ro1">
          <table:table-cell office:value-type="float" office:value="0.405924078823199" calcext:value-type="float">
            <text:p>0.4059240788</text:p>
          </table:table-cell>
        </table:table-row>
        <table:table-row table:style-name="ro1">
          <table:table-cell office:value-type="float" office:value="0.400519776882952" calcext:value-type="float">
            <text:p>0.4005197769</text:p>
          </table:table-cell>
        </table:table-row>
        <table:table-row table:style-name="ro1">
          <table:table-cell office:value-type="float" office:value="0.395216799768631" calcext:value-type="float">
            <text:p>0.3952167998</text:p>
          </table:table-cell>
        </table:table-row>
        <table:table-row table:style-name="ro1">
          <table:table-cell office:value-type="float" office:value="0.390027650180056" calcext:value-type="float">
            <text:p>0.3900276502</text:p>
          </table:table-cell>
        </table:table-row>
        <table:table-row table:style-name="ro1">
          <table:table-cell office:value-type="float" office:value="0.384964557646931" calcext:value-type="float">
            <text:p>0.3849645576</text:p>
          </table:table-cell>
        </table:table-row>
        <table:table-row table:style-name="ro1">
          <table:table-cell office:value-type="float" office:value="0.380039442515323" calcext:value-type="float">
            <text:p>0.3800394425</text:p>
          </table:table-cell>
        </table:table-row>
        <table:table-row table:style-name="ro1">
          <table:table-cell office:value-type="float" office:value="0.375263879576259" calcext:value-type="float">
            <text:p>0.3752638796</text:p>
          </table:table-cell>
        </table:table-row>
        <table:table-row table:style-name="ro1">
          <table:table-cell office:value-type="float" office:value="0.370649061336395" calcext:value-type="float">
            <text:p>0.3706490613</text:p>
          </table:table-cell>
        </table:table-row>
        <table:table-row table:style-name="ro1">
          <table:table-cell office:value-type="float" office:value="0.366205760930818" calcext:value-type="float">
            <text:p>0.3662057609</text:p>
          </table:table-cell>
        </table:table-row>
        <table:table-row table:style-name="ro1">
          <table:table-cell office:value-type="float" office:value="0.361944294677919" calcext:value-type="float">
            <text:p>0.3619442947</text:p>
          </table:table-cell>
        </table:table-row>
        <table:table-row table:style-name="ro1">
          <table:table-cell office:value-type="float" office:value="0.357874484276382" calcext:value-type="float">
            <text:p>0.3578744843</text:p>
          </table:table-cell>
        </table:table-row>
        <table:table-row table:style-name="ro1">
          <table:table-cell office:value-type="float" office:value="0.354005618644267" calcext:value-type="float">
            <text:p>0.3540056186</text:p>
          </table:table-cell>
        </table:table-row>
        <table:table-row table:style-name="ro1">
          <table:table-cell office:value-type="float" office:value="0.350346415400194" calcext:value-type="float">
            <text:p>0.3503464154</text:p>
          </table:table-cell>
        </table:table-row>
        <table:table-row table:style-name="ro1">
          <table:table-cell office:value-type="float" office:value="0.346904981986626" calcext:value-type="float">
            <text:p>0.346904982</text:p>
          </table:table-cell>
        </table:table-row>
        <table:table-row table:style-name="ro1">
          <table:table-cell office:value-type="float" office:value="0.343688776435252" calcext:value-type="float">
            <text:p>0.3436887764</text:p>
          </table:table-cell>
        </table:table-row>
        <table:table-row table:style-name="ro1">
          <table:table-cell office:value-type="float" office:value="0.34070456777447" calcext:value-type="float">
            <text:p>0.3407045678</text:p>
          </table:table-cell>
        </table:table-row>
        <table:table-row table:style-name="ro1">
          <table:table-cell office:value-type="float" office:value="0.337958396078967" calcext:value-type="float">
            <text:p>0.3379583961</text:p>
          </table:table-cell>
        </table:table-row>
        <table:table-row table:style-name="ro1">
          <table:table-cell office:value-type="float" office:value="0.335455532161403" calcext:value-type="float">
            <text:p>0.3354555322</text:p>
          </table:table-cell>
        </table:table-row>
        <table:table-row table:style-name="ro1">
          <table:table-cell office:value-type="float" office:value="0.333200436906196" calcext:value-type="float">
            <text:p>0.3332004369</text:p>
          </table:table-cell>
        </table:table-row>
        <table:table-row table:style-name="ro1">
          <table:table-cell office:value-type="float" office:value="0.331196720245393" calcext:value-type="float">
            <text:p>0.3311967202</text:p>
          </table:table-cell>
        </table:table-row>
        <table:table-row table:style-name="ro1">
          <table:table-cell office:value-type="float" office:value="0.329447099776662" calcext:value-type="float">
            <text:p>0.3294470998</text:p>
          </table:table-cell>
        </table:table-row>
        <table:table-row table:style-name="ro1">
          <table:table-cell office:value-type="float" office:value="0.327953359023365" calcext:value-type="float">
            <text:p>0.327953359</text:p>
          </table:table-cell>
        </table:table-row>
        <table:table-row table:style-name="ro1">
          <table:table-cell office:value-type="float" office:value="0.326716305336745" calcext:value-type="float">
            <text:p>0.3267163053</text:p>
          </table:table-cell>
        </table:table-row>
        <table:table-row table:style-name="ro1">
          <table:table-cell office:value-type="float" office:value="0.325735727440195" calcext:value-type="float">
            <text:p>0.3257357274</text:p>
          </table:table-cell>
        </table:table-row>
        <table:table-row table:style-name="ro1">
          <table:table-cell office:value-type="float" office:value="0.325010352615651" calcext:value-type="float">
            <text:p>0.3250103526</text:p>
          </table:table-cell>
        </table:table-row>
        <table:table-row table:style-name="ro1">
          <table:table-cell office:value-type="float" office:value="0.32453780353206" calcext:value-type="float">
            <text:p>0.3245378035</text:p>
          </table:table-cell>
        </table:table-row>
        <table:table-row table:style-name="ro1">
          <table:table-cell office:value-type="float" office:value="0.324314554715965" calcext:value-type="float">
            <text:p>0.3243145547</text:p>
          </table:table-cell>
        </table:table-row>
        <table:table-row table:style-name="ro1">
          <table:table-cell office:value-type="float" office:value="0.32433588866418" calcext:value-type="float">
            <text:p>0.3243358887</text:p>
          </table:table-cell>
        </table:table-row>
        <table:table-row table:style-name="ro1">
          <table:table-cell office:value-type="float" office:value="0.324595851598573" calcext:value-type="float">
            <text:p>0.3245958516</text:p>
          </table:table-cell>
        </table:table-row>
        <table:table-row table:style-name="ro1">
          <table:table-cell office:value-type="float" office:value="0.325087208862936" calcext:value-type="float">
            <text:p>0.3250872089</text:p>
          </table:table-cell>
        </table:table-row>
        <table:table-row table:style-name="ro1">
          <table:table-cell office:value-type="float" office:value="0.325801399961969" calcext:value-type="float">
            <text:p>0.3258014</text:p>
          </table:table-cell>
        </table:table-row>
        <table:table-row table:style-name="ro1">
          <table:table-cell office:value-type="float" office:value="0.326728493242356" calcext:value-type="float">
            <text:p>0.3267284932</text:p>
          </table:table-cell>
        </table:table-row>
        <table:table-row table:style-name="ro1">
          <table:table-cell office:value-type="float" office:value="0.32785714021594" calcext:value-type="float">
            <text:p>0.3278571402</text:p>
          </table:table-cell>
        </table:table-row>
        <table:table-row table:style-name="ro1">
          <table:table-cell office:value-type="float" office:value="0.329174529524998" calcext:value-type="float">
            <text:p>0.3291745295</text:p>
          </table:table-cell>
        </table:table-row>
        <table:table-row table:style-name="ro1">
          <table:table-cell office:value-type="float" office:value="0.330666340549622" calcext:value-type="float">
            <text:p>0.3306663405</text:p>
          </table:table-cell>
        </table:table-row>
        <table:table-row table:style-name="ro1">
          <table:table-cell office:value-type="float" office:value="0.332316696657189" calcext:value-type="float">
            <text:p>0.3323166967</text:p>
          </table:table-cell>
        </table:table-row>
        <table:table-row table:style-name="ro1">
          <table:table-cell office:value-type="float" office:value="0.334108118093941" calcext:value-type="float">
            <text:p>0.3341081181</text:p>
          </table:table-cell>
        </table:table-row>
        <table:table-row table:style-name="ro1">
          <table:table-cell office:value-type="float" office:value="0.336021474518655" calcext:value-type="float">
            <text:p>0.3360214745</text:p>
          </table:table-cell>
        </table:table-row>
        <table:table-row table:style-name="ro1">
          <table:table-cell office:value-type="float" office:value="0.338035937178428" calcext:value-type="float">
            <text:p>0.3380359372</text:p>
          </table:table-cell>
        </table:table-row>
        <table:table-row table:style-name="ro1">
          <table:table-cell office:value-type="float" office:value="0.340128930726536" calcext:value-type="float">
            <text:p>0.3401289307</text:p>
          </table:table-cell>
        </table:table-row>
        <table:table-row table:style-name="ro1">
          <table:table-cell office:value-type="float" office:value="0.342276084682419" calcext:value-type="float">
            <text:p>0.3422760847</text:p>
          </table:table-cell>
        </table:table-row>
        <table:table-row table:style-name="ro1">
          <table:table-cell office:value-type="float" office:value="0.344451184533754" calcext:value-type="float">
            <text:p>0.3444511845</text:p>
          </table:table-cell>
        </table:table-row>
        <table:table-row table:style-name="ro1">
          <table:table-cell office:value-type="float" office:value="0.529059505079537" calcext:value-type="float">
            <text:p>0.5290595051</text:p>
          </table:table-cell>
        </table:table-row>
        <table:table-row table:style-name="ro1">
          <table:table-cell office:value-type="float" office:value="0.532123293990528" calcext:value-type="float">
            <text:p>0.532123294</text:p>
          </table:table-cell>
        </table:table-row>
        <table:table-row table:style-name="ro1">
          <table:table-cell office:value-type="float" office:value="0.535141463927977" calcext:value-type="float">
            <text:p>0.5351414639</text:p>
          </table:table-cell>
        </table:table-row>
        <table:table-row table:style-name="ro1">
          <table:table-cell office:value-type="float" office:value="0.538092973666342" calcext:value-type="float">
            <text:p>0.5380929737</text:p>
          </table:table-cell>
        </table:table-row>
        <table:table-row table:style-name="ro1">
          <table:table-cell office:value-type="float" office:value="0.540957976419533" calcext:value-type="float">
            <text:p>0.5409579764</text:p>
          </table:table-cell>
        </table:table-row>
        <table:table-row table:style-name="ro1">
          <table:table-cell office:value-type="float" office:value="0.543717805323276" calcext:value-type="float">
            <text:p>0.5437178053</text:p>
          </table:table-cell>
        </table:table-row>
        <table:table-row table:style-name="ro1">
          <table:table-cell office:value-type="float" office:value="0.546354958540542" calcext:value-type="float">
            <text:p>0.5463549585</text:p>
          </table:table-cell>
        </table:table-row>
        <table:table-row table:style-name="ro1">
          <table:table-cell office:value-type="float" office:value="0.548853083990038" calcext:value-type="float">
            <text:p>0.548853084</text:p>
          </table:table-cell>
        </table:table-row>
        <table:table-row table:style-name="ro1">
          <table:table-cell office:value-type="float" office:value="0.551196963697759" calcext:value-type="float">
            <text:p>0.5511969637</text:p>
          </table:table-cell>
        </table:table-row>
        <table:table-row table:style-name="ro1">
          <table:table-cell office:value-type="float" office:value="0.553372497771607" calcext:value-type="float">
            <text:p>0.5533724978</text:p>
          </table:table-cell>
        </table:table-row>
        <table:table-row table:style-name="ro1">
          <table:table-cell office:value-type="float" office:value="0.555366687999074" calcext:value-type="float">
            <text:p>0.555366688</text:p>
          </table:table-cell>
        </table:table-row>
        <table:table-row table:style-name="ro1">
          <table:table-cell office:value-type="float" office:value="0.557167621067982" calcext:value-type="float">
            <text:p>0.5571676211</text:p>
          </table:table-cell>
        </table:table-row>
        <table:table-row table:style-name="ro1">
          <table:table-cell office:value-type="float" office:value="0.558764451410291" calcext:value-type="float">
            <text:p>0.5587644514</text:p>
          </table:table-cell>
        </table:table-row>
        <table:table-row table:style-name="ro1">
          <table:table-cell office:value-type="float" office:value="0.56014738366897" calcext:value-type="float">
            <text:p>0.5601473837</text:p>
          </table:table-cell>
        </table:table-row>
        <table:table-row table:style-name="ro1">
          <table:table-cell office:value-type="float" office:value="0.56130765478793" calcext:value-type="float">
            <text:p>0.5613076548</text:p>
          </table:table-cell>
        </table:table-row>
        <table:table-row table:style-name="ro1">
          <table:table-cell office:value-type="float" office:value="0.56223751572502" calcext:value-type="float">
            <text:p>0.5622375157</text:p>
          </table:table-cell>
        </table:table-row>
        <table:table-row table:style-name="ro1">
          <table:table-cell office:value-type="float" office:value="0.562930212788085" calcext:value-type="float">
            <text:p>0.5629302128</text:p>
          </table:table-cell>
        </table:table-row>
        <table:table-row table:style-name="ro1">
          <table:table-cell office:value-type="float" office:value="0.563379968594093" calcext:value-type="float">
            <text:p>0.5633799686</text:p>
          </table:table-cell>
        </table:table-row>
        <table:table-row table:style-name="ro1">
          <table:table-cell office:value-type="float" office:value="0.563581962651314" calcext:value-type="float">
            <text:p>0.5635819627</text:p>
          </table:table-cell>
        </table:table-row>
        <table:table-row table:style-name="ro1">
          <table:table-cell office:value-type="float" office:value="0.563532311564575" calcext:value-type="float">
            <text:p>0.5635323116</text:p>
          </table:table-cell>
        </table:table-row>
        <table:table-row table:style-name="ro1">
          <table:table-cell office:value-type="float" office:value="0.56322804886357" calcext:value-type="float">
            <text:p>0.5632280489</text:p>
          </table:table-cell>
        </table:table-row>
        <table:table-row table:style-name="ro1">
          <table:table-cell office:value-type="float" office:value="0.562667104454234" calcext:value-type="float">
            <text:p>0.5626671045</text:p>
          </table:table-cell>
        </table:table-row>
        <table:table-row table:style-name="ro1">
          <table:table-cell office:value-type="float" office:value="0.561848283693181" calcext:value-type="float">
            <text:p>0.5618482837</text:p>
          </table:table-cell>
        </table:table-row>
        <table:table-row table:style-name="ro1">
          <table:table-cell office:value-type="float" office:value="0.560771246085211" calcext:value-type="float">
            <text:p>0.5607712461</text:p>
          </table:table-cell>
        </table:table-row>
        <table:table-row table:style-name="ro1">
          <table:table-cell office:value-type="float" office:value="0.559436483603865" calcext:value-type="float">
            <text:p>0.5594364836</text:p>
          </table:table-cell>
        </table:table-row>
        <table:table-row table:style-name="ro1">
          <table:table-cell office:value-type="float" office:value="0.557845298635061" calcext:value-type="float">
            <text:p>0.5578452986</text:p>
          </table:table-cell>
        </table:table-row>
        <table:table-row table:style-name="ro1">
          <table:table-cell office:value-type="float" office:value="0.555999781543783" calcext:value-type="float">
            <text:p>0.5559997815</text:p>
          </table:table-cell>
        </table:table-row>
        <table:table-row table:style-name="ro1">
          <table:table-cell office:value-type="float" office:value="0.553902787863831" calcext:value-type="float">
            <text:p>0.5539027879</text:p>
          </table:table-cell>
        </table:table-row>
        <table:table-row table:style-name="ro1">
          <table:table-cell office:value-type="float" office:value="0.551557915110644" calcext:value-type="float">
            <text:p>0.5515579151</text:p>
          </table:table-cell>
        </table:table-row>
        <table:table-row table:style-name="ro1">
          <table:table-cell office:value-type="float" office:value="0.548969479217177" calcext:value-type="float">
            <text:p>0.5489694792</text:p>
          </table:table-cell>
        </table:table-row>
        <table:table-row table:style-name="ro1">
          <table:table-cell office:value-type="float" office:value="0.546142490592843" calcext:value-type="float">
            <text:p>0.5461424906</text:p>
          </table:table-cell>
        </table:table-row>
        <table:table-row table:style-name="ro1">
          <table:table-cell office:value-type="float" office:value="0.543082629805524" calcext:value-type="float">
            <text:p>0.5430826298</text:p>
          </table:table-cell>
        </table:table-row>
        <table:table-row table:style-name="ro1">
          <table:table-cell office:value-type="float" office:value="0.539796222886637" calcext:value-type="float">
            <text:p>0.5397962229</text:p>
          </table:table-cell>
        </table:table-row>
        <table:table-row table:style-name="ro1">
          <table:table-cell office:value-type="float" office:value="0.536290216259271" calcext:value-type="float">
            <text:p>0.5362902163</text:p>
          </table:table-cell>
        </table:table-row>
        <table:table-row table:style-name="ro1">
          <table:table-cell office:value-type="float" office:value="0.532572151289377" calcext:value-type="float">
            <text:p>0.5325721513</text:p>
          </table:table-cell>
        </table:table-row>
        <table:table-row table:style-name="ro1">
          <table:table-cell office:value-type="float" office:value="0.528650138460033" calcext:value-type="float">
            <text:p>0.5286501385</text:p>
          </table:table-cell>
        </table:table-row>
        <table:table-row table:style-name="ro1">
          <table:table-cell office:value-type="float" office:value="0.524532831168763" calcext:value-type="float">
            <text:p>0.5245328312</text:p>
          </table:table-cell>
        </table:table-row>
        <table:table-row table:style-name="ro1">
          <table:table-cell office:value-type="float" office:value="0.520229399147923" calcext:value-type="float">
            <text:p>0.5202293991</text:p>
          </table:table-cell>
        </table:table-row>
        <table:table-row table:style-name="ro1">
          <table:table-cell office:value-type="float" office:value="0.515749501508151" calcext:value-type="float">
            <text:p>0.5157495015</text:p>
          </table:table-cell>
        </table:table-row>
        <table:table-row table:style-name="ro1">
          <table:table-cell office:value-type="float" office:value="0.511103259404878" calcext:value-type="float">
            <text:p>0.5111032594</text:p>
          </table:table-cell>
        </table:table-row>
        <table:table-row table:style-name="ro1">
          <table:table-cell office:value-type="float" office:value="0.506301228327903" calcext:value-type="float">
            <text:p>0.5063012283</text:p>
          </table:table-cell>
        </table:table-row>
        <table:table-row table:style-name="ro1">
          <table:table-cell office:value-type="float" office:value="0.501354370014029" calcext:value-type="float">
            <text:p>0.50135437</text:p>
          </table:table-cell>
        </table:table-row>
        <table:table-row table:style-name="ro1">
          <table:table-cell office:value-type="float" office:value="0.496274023982768" calcext:value-type="float">
            <text:p>0.496274024</text:p>
          </table:table-cell>
        </table:table-row>
        <table:table-row table:style-name="ro1">
          <table:table-cell office:value-type="float" office:value="0.491071878695103" calcext:value-type="float">
            <text:p>0.4910718787</text:p>
          </table:table-cell>
        </table:table-row>
        <table:table-row table:style-name="ro1">
          <table:table-cell office:value-type="float" office:value="0.485759942335315" calcext:value-type="float">
            <text:p>0.4857599423</text:p>
          </table:table-cell>
        </table:table-row>
        <table:table-row table:style-name="ro1">
          <table:table-cell office:value-type="float" office:value="0.480350513215877" calcext:value-type="float">
            <text:p>0.4803505132</text:p>
          </table:table-cell>
        </table:table-row>
        <table:table-row table:style-name="ro1">
          <table:table-cell office:value-type="float" office:value="0.474856149805401" calcext:value-type="float">
            <text:p>0.4748561498</text:p>
          </table:table-cell>
        </table:table-row>
        <table:table-row table:style-name="ro1">
          <table:table-cell office:value-type="float" office:value="0.469289640379665" calcext:value-type="float">
            <text:p>0.4692896404</text:p>
          </table:table-cell>
        </table:table-row>
        <table:table-row table:style-name="ro1">
          <table:table-cell office:value-type="float" office:value="0.463663972295683" calcext:value-type="float">
            <text:p>0.4636639723</text:p>
          </table:table-cell>
        </table:table-row>
        <table:table-row table:style-name="ro1">
          <table:table-cell office:value-type="float" office:value="0.457992300888853" calcext:value-type="float">
            <text:p>0.4579923009</text:p>
          </table:table-cell>
        </table:table-row>
        <table:table-row table:style-name="ro1">
          <table:table-cell office:value-type="float" office:value="0.452287917993164" calcext:value-type="float">
            <text:p>0.452287918</text:p>
          </table:table-cell>
        </table:table-row>
        <table:table-row table:style-name="ro1">
          <table:table-cell office:value-type="float" office:value="0.446564220084466" calcext:value-type="float">
            <text:p>0.4465642201</text:p>
          </table:table-cell>
        </table:table-row>
        <table:table-row table:style-name="ro1">
          <table:table-cell office:value-type="float" office:value="0.440834676046798" calcext:value-type="float">
            <text:p>0.440834676</text:p>
          </table:table-cell>
        </table:table-row>
        <table:table-row table:style-name="ro1">
          <table:table-cell office:value-type="float" office:value="0.435112794561788" calcext:value-type="float">
            <text:p>0.4351127946</text:p>
          </table:table-cell>
        </table:table-row>
        <table:table-row table:style-name="ro1">
          <table:table-cell office:value-type="float" office:value="0.429412091121112" calcext:value-type="float">
            <text:p>0.4294120911</text:p>
          </table:table-cell>
        </table:table-row>
        <table:table-row table:style-name="ro1">
          <table:table-cell office:value-type="float" office:value="0.423746054662013" calcext:value-type="float">
            <text:p>0.4237460547</text:p>
          </table:table-cell>
        </table:table-row>
        <table:table-row table:style-name="ro1">
          <table:table-cell office:value-type="float" office:value="0.418128113825889" calcext:value-type="float">
            <text:p>0.4181281138</text:p>
          </table:table-cell>
        </table:table-row>
        <table:table-row table:style-name="ro1">
          <table:table-cell office:value-type="float" office:value="0.412571602839941" calcext:value-type="float">
            <text:p>0.4125716028</text:p>
          </table:table-cell>
        </table:table-row>
        <table:table-row table:style-name="ro1">
          <table:table-cell office:value-type="float" office:value="0.407089727021884" calcext:value-type="float">
            <text:p>0.407089727</text:p>
          </table:table-cell>
        </table:table-row>
        <table:table-row table:style-name="ro1">
          <table:table-cell office:value-type="float" office:value="0.40169552790772" calcext:value-type="float">
            <text:p>0.4016955279</text:p>
          </table:table-cell>
        </table:table-row>
        <table:table-row table:style-name="ro1">
          <table:table-cell office:value-type="float" office:value="0.396401848002579" calcext:value-type="float">
            <text:p>0.396401848</text:p>
          </table:table-cell>
        </table:table-row>
        <table:table-row table:style-name="ro1">
          <table:table-cell office:value-type="float" office:value="0.391221295154618" calcext:value-type="float">
            <text:p>0.3912212952</text:p>
          </table:table-cell>
        </table:table-row>
        <table:table-row table:style-name="ro1">
          <table:table-cell office:value-type="float" office:value="0.386166206551987" calcext:value-type="float">
            <text:p>0.3861662066</text:p>
          </table:table-cell>
        </table:table-row>
        <table:table-row table:style-name="ro1">
          <table:table-cell office:value-type="float" office:value="0.38124861234285" calcext:value-type="float">
            <text:p>0.3812486123</text:p>
          </table:table-cell>
        </table:table-row>
        <table:table-row table:style-name="ro1">
          <table:table-cell office:value-type="float" office:value="0.376480198878487" calcext:value-type="float">
            <text:p>0.3764801989</text:p>
          </table:table-cell>
        </table:table-row>
        <table:table-row table:style-name="ro1">
          <table:table-cell office:value-type="float" office:value="0.371872271579433" calcext:value-type="float">
            <text:p>0.3718722716</text:p>
          </table:table-cell>
        </table:table-row>
        <table:table-row table:style-name="ro1">
          <table:table-cell office:value-type="float" office:value="0.367435717424709" calcext:value-type="float">
            <text:p>0.3674357174</text:p>
          </table:table-cell>
        </table:table-row>
        <table:table-row table:style-name="ro1">
          <table:table-cell office:value-type="float" office:value="0.363180967064092" calcext:value-type="float">
            <text:p>0.3631809671</text:p>
          </table:table-cell>
        </table:table-row>
        <table:table-row table:style-name="ro1">
          <table:table-cell office:value-type="float" office:value="0.35911795655346" calcext:value-type="float">
            <text:p>0.3591179566</text:p>
          </table:table-cell>
        </table:table-row>
        <table:table-row table:style-name="ro1">
          <table:table-cell office:value-type="float" office:value="0.355256088713202" calcext:value-type="float">
            <text:p>0.3552560887</text:p>
          </table:table-cell>
        </table:table-row>
        <table:table-row table:style-name="ro1">
          <table:table-cell office:value-type="float" office:value="0.351604194109681" calcext:value-type="float">
            <text:p>0.3516041941</text:p>
          </table:table-cell>
        </table:table-row>
        <table:table-row table:style-name="ro1">
          <table:table-cell office:value-type="float" office:value="0.348170491659772" calcext:value-type="float">
            <text:p>0.3481704917</text:p>
          </table:table-cell>
        </table:table-row>
        <table:table-row table:style-name="ro1">
          <table:table-cell office:value-type="float" office:value="0.344962548858455" calcext:value-type="float">
            <text:p>0.3449625489</text:p>
          </table:table-cell>
        </table:table-row>
        <table:table-row table:style-name="ro1">
          <table:table-cell office:value-type="float" office:value="0.341987241629474" calcext:value-type="float">
            <text:p>0.3419872416</text:p>
          </table:table-cell>
        </table:table-row>
        <table:table-row table:style-name="ro1">
          <table:table-cell office:value-type="float" office:value="0.339250713799058" calcext:value-type="float">
            <text:p>0.3392507138</text:p>
          </table:table-cell>
        </table:table-row>
        <table:table-row table:style-name="ro1">
          <table:table-cell office:value-type="float" office:value="0.336758336192707" calcext:value-type="float">
            <text:p>0.3367583362</text:p>
          </table:table-cell>
        </table:table-row>
        <table:table-row table:style-name="ro1">
          <table:table-cell office:value-type="float" office:value="0.334514665355041" calcext:value-type="float">
            <text:p>0.3345146654</text:p>
          </table:table-cell>
        </table:table-row>
        <table:table-row table:style-name="ro1">
          <table:table-cell office:value-type="float" office:value="0.332523401892708" calcext:value-type="float">
            <text:p>0.3325234019</text:p>
          </table:table-cell>
        </table:table-row>
        <table:table-row table:style-name="ro1">
          <table:table-cell office:value-type="float" office:value="0.330787348440361" calcext:value-type="float">
            <text:p>0.3307873484</text:p>
          </table:table-cell>
        </table:table-row>
        <table:table-row table:style-name="ro1">
          <table:table-cell office:value-type="float" office:value="0.329308367249697" calcext:value-type="float">
            <text:p>0.3293083672</text:p>
          </table:table-cell>
        </table:table-row>
        <table:table-row table:style-name="ro1">
          <table:table-cell office:value-type="float" office:value="0.328087337401554" calcext:value-type="float">
            <text:p>0.3280873374</text:p>
          </table:table-cell>
        </table:table-row>
        <table:table-row table:style-name="ro1">
          <table:table-cell office:value-type="float" office:value="0.327124111641075" calcext:value-type="float">
            <text:p>0.3271241116</text:p>
          </table:table-cell>
        </table:table-row>
        <table:table-row table:style-name="ro1">
          <table:table-cell office:value-type="float" office:value="0.32641747283594" calcext:value-type="float">
            <text:p>0.3264174728</text:p>
          </table:table-cell>
        </table:table-row>
        <table:table-row table:style-name="ro1">
          <table:table-cell office:value-type="float" office:value="0.325965090057649" calcext:value-type="float">
            <text:p>0.3259650901</text:p>
          </table:table-cell>
        </table:table-row>
        <table:table-row table:style-name="ro1">
          <table:table-cell office:value-type="float" office:value="0.32576347428588" calcext:value-type="float">
            <text:p>0.3257634743</text:p>
          </table:table-cell>
        </table:table-row>
        <table:table-row table:style-name="ro1">
          <table:table-cell office:value-type="float" office:value="0.325807933735907" calcext:value-type="float">
            <text:p>0.3258079337</text:p>
          </table:table-cell>
        </table:table-row>
        <table:table-row table:style-name="ro1">
          <table:table-cell office:value-type="float" office:value="0.326092528809073" calcext:value-type="float">
            <text:p>0.3260925288</text:p>
          </table:table-cell>
        </table:table-row>
        <table:table-row table:style-name="ro1">
          <table:table-cell office:value-type="float" office:value="0.326610026666338" calcext:value-type="float">
            <text:p>0.3266100267</text:p>
          </table:table-cell>
        </table:table-row>
        <table:table-row table:style-name="ro1">
          <table:table-cell office:value-type="float" office:value="0.327351855424882" calcext:value-type="float">
            <text:p>0.3273518554</text:p>
          </table:table-cell>
        </table:table-row>
        <table:table-row table:style-name="ro1">
          <table:table-cell office:value-type="float" office:value="0.328308057977778" calcext:value-type="float">
            <text:p>0.328308058</text:p>
          </table:table-cell>
        </table:table-row>
        <table:table-row table:style-name="ro1">
          <table:table-cell office:value-type="float" office:value="0.32946724543672" calcext:value-type="float">
            <text:p>0.3294672454</text:p>
          </table:table-cell>
        </table:table-row>
        <table:table-row table:style-name="ro1">
          <table:table-cell office:value-type="float" office:value="0.330816550197818" calcext:value-type="float">
            <text:p>0.3308165502</text:p>
          </table:table-cell>
        </table:table-row>
        <table:table-row table:style-name="ro1">
          <table:table-cell office:value-type="float" office:value="0.33234157863046" calcext:value-type="float">
            <text:p>0.3323415786</text:p>
          </table:table-cell>
        </table:table-row>
        <table:table-row table:style-name="ro1">
          <table:table-cell office:value-type="float" office:value="0.33402636338923" calcext:value-type="float">
            <text:p>0.3340263634</text:p>
          </table:table-cell>
        </table:table-row>
        <table:table-row table:style-name="ro1">
          <table:table-cell office:value-type="float" office:value="0.335853315348896" calcext:value-type="float">
            <text:p>0.3358533153</text:p>
          </table:table-cell>
        </table:table-row>
        <table:table-row table:style-name="ro1">
          <table:table-cell office:value-type="float" office:value="0.337803175162453" calcext:value-type="float">
            <text:p>0.3378031752</text:p>
          </table:table-cell>
        </table:table-row>
        <table:table-row table:style-name="ro1">
          <table:table-cell office:value-type="float" office:value="0.339854964442243" calcext:value-type="float">
            <text:p>0.3398549644</text:p>
          </table:table-cell>
        </table:table-row>
        <table:table-row table:style-name="ro1">
          <table:table-cell office:value-type="float" office:value="0.341985936564119" calcext:value-type="float">
            <text:p>0.3419859366</text:p>
          </table:table-cell>
        </table:table-row>
        <table:table-row table:style-name="ro1">
          <table:table-cell office:value-type="float" office:value="0.344171527094684" calcext:value-type="float">
            <text:p>0.3441715271</text:p>
          </table:table-cell>
        </table:table-row>
        <table:table-row table:style-name="ro1">
          <table:table-cell office:value-type="float" office:value="0.346385303841599" calcext:value-type="float">
            <text:p>0.3463853038</text:p>
          </table:table-cell>
        </table:table-row>
        <table:table-row table:style-name="ro1">
          <table:table-cell office:value-type="float" office:value="0.527066807277808" calcext:value-type="float">
            <text:p>0.5270668073</text:p>
          </table:table-cell>
        </table:table-row>
        <table:table-row table:style-name="ro1">
          <table:table-cell office:value-type="float" office:value="0.530210298899221" calcext:value-type="float">
            <text:p>0.5302102989</text:p>
          </table:table-cell>
        </table:table-row>
        <table:table-row table:style-name="ro1">
          <table:table-cell office:value-type="float" office:value="0.533308183277045" calcext:value-type="float">
            <text:p>0.5333081833</text:p>
          </table:table-cell>
        </table:table-row>
        <table:table-row table:style-name="ro1">
          <table:table-cell office:value-type="float" office:value="0.536339410635046" calcext:value-type="float">
            <text:p>0.5363394106</text:p>
          </table:table-cell>
        </table:table-row>
        <table:table-row table:style-name="ro1">
          <table:table-cell office:value-type="float" office:value="0.539284116705134" calcext:value-type="float">
            <text:p>0.5392841167</text:p>
          </table:table-cell>
        </table:table-row>
        <table:table-row table:style-name="ro1">
          <table:table-cell office:value-type="float" office:value="0.542123608929465" calcext:value-type="float">
            <text:p>0.5421236089</text:p>
          </table:table-cell>
        </table:table-row>
        <table:table-row table:style-name="ro1">
          <table:table-cell office:value-type="float" office:value="0.544840352267281" calcext:value-type="float">
            <text:p>0.5448403523</text:p>
          </table:table-cell>
        </table:table-row>
        <table:table-row table:style-name="ro1">
          <table:table-cell office:value-type="float" office:value="0.547417954606493" calcext:value-type="float">
            <text:p>0.5474179546</text:p>
          </table:table-cell>
        </table:table-row>
        <table:table-row table:style-name="ro1">
          <table:table-cell office:value-type="float" office:value="0.549841151779998" calcext:value-type="float">
            <text:p>0.5498411518</text:p>
          </table:table-cell>
        </table:table-row>
        <table:table-row table:style-name="ro1">
          <table:table-cell office:value-type="float" office:value="0.552095792186734" calcext:value-type="float">
            <text:p>0.5520957922</text:p>
          </table:table-cell>
        </table:table-row>
        <table:table-row table:style-name="ro1">
          <table:table-cell office:value-type="float" office:value="0.554168821017478" calcext:value-type="float">
            <text:p>0.554168821</text:p>
          </table:table-cell>
        </table:table-row>
        <table:table-row table:style-name="ro1">
          <table:table-cell office:value-type="float" office:value="0.556048264085376" calcext:value-type="float">
            <text:p>0.5560482641</text:p>
          </table:table-cell>
        </table:table-row>
        <table:table-row table:style-name="ro1">
          <table:table-cell office:value-type="float" office:value="0.557723211261215" calcext:value-type="float">
            <text:p>0.5577232113</text:p>
          </table:table-cell>
        </table:table-row>
        <table:table-row table:style-name="ro1">
          <table:table-cell office:value-type="float" office:value="0.559183799513433" calcext:value-type="float">
            <text:p>0.5591837995</text:p>
          </table:table-cell>
        </table:table-row>
        <table:table-row table:style-name="ro1">
          <table:table-cell office:value-type="float" office:value="0.560421195552869" calcext:value-type="float">
            <text:p>0.5604211956</text:p>
          </table:table-cell>
        </table:table-row>
        <table:table-row table:style-name="ro1">
          <table:table-cell office:value-type="float" office:value="0.561427578082242" calcext:value-type="float">
            <text:p>0.5614275781</text:p>
          </table:table-cell>
        </table:table-row>
        <table:table-row table:style-name="ro1">
          <table:table-cell office:value-type="float" office:value="0.562196119650386" calcext:value-type="float">
            <text:p>0.5621961197</text:p>
          </table:table-cell>
        </table:table-row>
        <table:table-row table:style-name="ro1">
          <table:table-cell office:value-type="float" office:value="0.562720968111201" calcext:value-type="float">
            <text:p>0.5627209681</text:p>
          </table:table-cell>
        </table:table-row>
        <table:table-row table:style-name="ro1">
          <table:table-cell office:value-type="float" office:value="0.562997227687361" calcext:value-type="float">
            <text:p>0.5629972277</text:p>
          </table:table-cell>
        </table:table-row>
        <table:table-row table:style-name="ro1">
          <table:table-cell office:value-type="float" office:value="0.563020939638752" calcext:value-type="float">
            <text:p>0.5630209396</text:p>
          </table:table-cell>
        </table:table-row>
        <table:table-row table:style-name="ro1">
          <table:table-cell office:value-type="float" office:value="0.562789062535648" calcext:value-type="float">
            <text:p>0.5627890625</text:p>
          </table:table-cell>
        </table:table-row>
        <table:table-row table:style-name="ro1">
          <table:table-cell office:value-type="float" office:value="0.562299452136626" calcext:value-type="float">
            <text:p>0.5622994521</text:p>
          </table:table-cell>
        </table:table-row>
        <table:table-row table:style-name="ro1">
          <table:table-cell office:value-type="float" office:value="0.561550840871221" calcext:value-type="float">
            <text:p>0.5615508409</text:p>
          </table:table-cell>
        </table:table-row>
        <table:table-row table:style-name="ro1">
          <table:table-cell office:value-type="float" office:value="0.560542816927319" calcext:value-type="float">
            <text:p>0.5605428169</text:p>
          </table:table-cell>
        </table:table-row>
        <table:table-row table:style-name="ro1">
          <table:table-cell office:value-type="float" office:value="0.559275802943283" calcext:value-type="float">
            <text:p>0.5592758029</text:p>
          </table:table-cell>
        </table:table-row>
        <table:table-row table:style-name="ro1">
          <table:table-cell office:value-type="float" office:value="0.557751034304826" calcext:value-type="float">
            <text:p>0.5577510343</text:p>
          </table:table-cell>
        </table:table-row>
        <table:table-row table:style-name="ro1">
          <table:table-cell office:value-type="float" office:value="0.555970537046617" calcext:value-type="float">
            <text:p>0.555970537</text:p>
          </table:table-cell>
        </table:table-row>
        <table:table-row table:style-name="ro1">
          <table:table-cell office:value-type="float" office:value="0.553937105358623" calcext:value-type="float">
            <text:p>0.5539371054</text:p>
          </table:table-cell>
        </table:table-row>
        <table:table-row table:style-name="ro1">
          <table:table-cell office:value-type="float" office:value="0.551654278697196" calcext:value-type="float">
            <text:p>0.5516542787</text:p>
          </table:table-cell>
        </table:table-row>
        <table:table-row table:style-name="ro1">
          <table:table-cell office:value-type="float" office:value="0.54912631850089" calcext:value-type="float">
            <text:p>0.5491263185</text:p>
          </table:table-cell>
        </table:table-row>
        <table:table-row table:style-name="ro1">
          <table:table-cell office:value-type="float" office:value="0.546358184511027" calcext:value-type="float">
            <text:p>0.5463581845</text:p>
          </table:table-cell>
        </table:table-row>
        <table:table-row table:style-name="ro1">
          <table:table-cell office:value-type="float" office:value="0.543355510696989" calcext:value-type="float">
            <text:p>0.5433555107</text:p>
          </table:table-cell>
        </table:table-row>
        <table:table-row table:style-name="ro1">
          <table:table-cell office:value-type="float" office:value="0.540124580786258" calcext:value-type="float">
            <text:p>0.5401245808</text:p>
          </table:table-cell>
        </table:table-row>
        <table:table-row table:style-name="ro1">
          <table:table-cell office:value-type="float" office:value="0.536672303399187" calcext:value-type="float">
            <text:p>0.5366723034</text:p>
          </table:table-cell>
        </table:table-row>
        <table:table-row table:style-name="ro1">
          <table:table-cell office:value-type="float" office:value="0.533006186788517" calcext:value-type="float">
            <text:p>0.5330061868</text:p>
          </table:table-cell>
        </table:table-row>
        <table:table-row table:style-name="ro1">
          <table:table-cell office:value-type="float" office:value="0.529134313183625" calcext:value-type="float">
            <text:p>0.5291343132</text:p>
          </table:table-cell>
        </table:table-row>
        <table:table-row table:style-name="ro1">
          <table:table-cell office:value-type="float" office:value="0.525065312739514" calcext:value-type="float">
            <text:p>0.5250653127</text:p>
          </table:table-cell>
        </table:table-row>
        <table:table-row table:style-name="ro1">
          <table:table-cell office:value-type="float" office:value="0.52080833709054" calcext:value-type="float">
            <text:p>0.5208083371</text:p>
          </table:table-cell>
        </table:table-row>
        <table:table-row table:style-name="ro1">
          <table:table-cell office:value-type="float" office:value="0.516373032508879" calcext:value-type="float">
            <text:p>0.5163730325</text:p>
          </table:table-cell>
        </table:table-row>
        <table:table-row table:style-name="ro1">
          <table:table-cell office:value-type="float" office:value="0.51176951266773" calcext:value-type="float">
            <text:p>0.5117695127</text:p>
          </table:table-cell>
        </table:table-row>
        <table:table-row table:style-name="ro1">
          <table:table-cell office:value-type="float" office:value="0.507008331009257" calcext:value-type="float">
            <text:p>0.507008331</text:p>
          </table:table-cell>
        </table:table-row>
        <table:table-row table:style-name="ro1">
          <table:table-cell office:value-type="float" office:value="0.50210045271727" calcext:value-type="float">
            <text:p>0.5021004527</text:p>
          </table:table-cell>
        </table:table-row>
        <table:table-row table:style-name="ro1">
          <table:table-cell office:value-type="float" office:value="0.497057226294643" calcext:value-type="float">
            <text:p>0.4970572263</text:p>
          </table:table-cell>
        </table:table-row>
        <table:table-row table:style-name="ro1">
          <table:table-cell office:value-type="float" office:value="0.491890354745471" calcext:value-type="float">
            <text:p>0.4918903547</text:p>
          </table:table-cell>
        </table:table-row>
        <table:table-row table:style-name="ro1">
          <table:table-cell office:value-type="float" office:value="0.486611866361969" calcext:value-type="float">
            <text:p>0.4866118664</text:p>
          </table:table-cell>
        </table:table-row>
        <table:table-row table:style-name="ro1">
          <table:table-cell office:value-type="float" office:value="0.481234085116097" calcext:value-type="float">
            <text:p>0.4812340851</text:p>
          </table:table-cell>
        </table:table-row>
        <table:table-row table:style-name="ro1">
          <table:table-cell office:value-type="float" office:value="0.475769600655941" calcext:value-type="float">
            <text:p>0.4757696007</text:p>
          </table:table-cell>
        </table:table-row>
        <table:table-row table:style-name="ro1">
          <table:table-cell office:value-type="float" office:value="0.470231237906817" calcext:value-type="float">
            <text:p>0.4702312379</text:p>
          </table:table-cell>
        </table:table-row>
        <table:table-row table:style-name="ro1">
          <table:table-cell office:value-type="float" office:value="0.464632026277121" calcext:value-type="float">
            <text:p>0.4646320263</text:p>
          </table:table-cell>
        </table:table-row>
        <table:table-row table:style-name="ro1">
          <table:table-cell office:value-type="float" office:value="0.458985168468915" calcext:value-type="float">
            <text:p>0.4589851685</text:p>
          </table:table-cell>
        </table:table-row>
        <table:table-row table:style-name="ro1">
          <table:table-cell office:value-type="float" office:value="0.453304008893254" calcext:value-type="float">
            <text:p>0.4533040089</text:p>
          </table:table-cell>
        </table:table-row>
        <table:table-row table:style-name="ro1">
          <table:table-cell office:value-type="float" office:value="0.447602001690245" calcext:value-type="float">
            <text:p>0.4476020017</text:p>
          </table:table-cell>
        </table:table-row>
        <table:table-row table:style-name="ro1">
          <table:table-cell office:value-type="float" office:value="0.44189267835385" calcext:value-type="float">
            <text:p>0.4418926784</text:p>
          </table:table-cell>
        </table:table-row>
        <table:table-row table:style-name="ro1">
          <table:table-cell office:value-type="float" office:value="0.436189614961428" calcext:value-type="float">
            <text:p>0.436189615</text:p>
          </table:table-cell>
        </table:table-row>
        <table:table-row table:style-name="ro1">
          <table:table-cell office:value-type="float" office:value="0.430506399008008" calcext:value-type="float">
            <text:p>0.430506399</text:p>
          </table:table-cell>
        </table:table-row>
        <table:table-row table:style-name="ro1">
          <table:table-cell office:value-type="float" office:value="0.424856595845309" calcext:value-type="float">
            <text:p>0.4248565958</text:p>
          </table:table-cell>
        </table:table-row>
        <table:table-row table:style-name="ro1">
          <table:table-cell office:value-type="float" office:value="0.419253714725491" calcext:value-type="float">
            <text:p>0.4192537147</text:p>
          </table:table-cell>
        </table:table-row>
        <table:table-row table:style-name="ro1">
          <table:table-cell office:value-type="float" office:value="0.413711174449649" calcext:value-type="float">
            <text:p>0.4137111744</text:p>
          </table:table-cell>
        </table:table-row>
        <table:table-row table:style-name="ro1">
          <table:table-cell office:value-type="float" office:value="0.408242268621046" calcext:value-type="float">
            <text:p>0.4082422686</text:p>
          </table:table-cell>
        </table:table-row>
        <table:table-row table:style-name="ro1">
          <table:table-cell office:value-type="float" office:value="0.402860130503077" calcext:value-type="float">
            <text:p>0.4028601305</text:p>
          </table:table-cell>
        </table:table-row>
        <table:table-row table:style-name="ro1">
          <table:table-cell office:value-type="float" office:value="0.397577697481978" calcext:value-type="float">
            <text:p>0.3975776975</text:p>
          </table:table-cell>
        </table:table-row>
        <table:table-row table:style-name="ro1">
          <table:table-cell office:value-type="float" office:value="0.392407675134274" calcext:value-type="float">
            <text:p>0.3924076751</text:p>
          </table:table-cell>
        </table:table-row>
        <table:table-row table:style-name="ro1">
          <table:table-cell office:value-type="float" office:value="0.387362500898962" calcext:value-type="float">
            <text:p>0.3873625009</text:p>
          </table:table-cell>
        </table:table-row>
        <table:table-row table:style-name="ro1">
          <table:table-cell office:value-type="float" office:value="0.382454307354428" calcext:value-type="float">
            <text:p>0.3824543074</text:p>
          </table:table-cell>
        </table:table-row>
        <table:table-row table:style-name="ro1">
          <table:table-cell office:value-type="float" office:value="0.377694885100114" calcext:value-type="float">
            <text:p>0.3776948851</text:p>
          </table:table-cell>
        </table:table-row>
        <table:table-row table:style-name="ro1">
          <table:table-cell office:value-type="float" office:value="0.373095645242912" calcext:value-type="float">
            <text:p>0.3730956452</text:p>
          </table:table-cell>
        </table:table-row>
        <table:table-row table:style-name="ro1">
          <table:table-cell office:value-type="float" office:value="0.368667581488301" calcext:value-type="float">
            <text:p>0.3686675815</text:p>
          </table:table-cell>
        </table:table-row>
        <table:table-row table:style-name="ro1">
          <table:table-cell office:value-type="float" office:value="0.364421231836225" calcext:value-type="float">
            <text:p>0.3644212318</text:p>
          </table:table-cell>
        </table:table-row>
        <table:table-row table:style-name="ro1">
          <table:table-cell office:value-type="float" office:value="0.360366639881703" calcext:value-type="float">
            <text:p>0.3603666399</text:p>
          </table:table-cell>
        </table:table-row>
        <table:table-row table:style-name="ro1">
          <table:table-cell office:value-type="float" office:value="0.356513315720181" calcext:value-type="float">
            <text:p>0.3565133157</text:p>
          </table:table-cell>
        </table:table-row>
        <table:table-row table:style-name="ro1">
          <table:table-cell office:value-type="float" office:value="0.352870196457624" calcext:value-type="float">
            <text:p>0.3528701965</text:p>
          </table:table-cell>
        </table:table-row>
        <table:table-row table:style-name="ro1">
          <table:table-cell office:value-type="float" office:value="0.349445606325338" calcext:value-type="float">
            <text:p>0.3494456063</text:p>
          </table:table-cell>
        </table:table-row>
        <table:table-row table:style-name="ro1">
          <table:table-cell office:value-type="float" office:value="0.346247216399545" calcext:value-type="float">
            <text:p>0.3462472164</text:p>
          </table:table-cell>
        </table:table-row>
        <table:table-row table:style-name="ro1">
          <table:table-cell office:value-type="float" office:value="0.343282003925681" calcext:value-type="float">
            <text:p>0.3432820039</text:p>
          </table:table-cell>
        </table:table-row>
        <table:table-row table:style-name="ro1">
          <table:table-cell office:value-type="float" office:value="0.340556211247438" calcext:value-type="float">
            <text:p>0.3405562112</text:p>
          </table:table-cell>
        </table:table-row>
        <table:table-row table:style-name="ro1">
          <table:table-cell office:value-type="float" office:value="0.338075304340548" calcext:value-type="float">
            <text:p>0.3380753043</text:p>
          </table:table-cell>
        </table:table-row>
        <table:table-row table:style-name="ro1">
          <table:table-cell office:value-type="float" office:value="0.335843930951306" calcext:value-type="float">
            <text:p>0.335843931</text:p>
          </table:table-cell>
        </table:table-row>
        <table:table-row table:style-name="ro1">
          <table:table-cell office:value-type="float" office:value="0.333865878339815" calcext:value-type="float">
            <text:p>0.3338658783</text:p>
          </table:table-cell>
        </table:table-row>
        <table:table-row table:style-name="ro1">
          <table:table-cell office:value-type="float" office:value="0.332144030627995" calcext:value-type="float">
            <text:p>0.3321440306</text:p>
          </table:table-cell>
        </table:table-row>
        <table:table-row table:style-name="ro1">
          <table:table-cell office:value-type="float" office:value="0.330680325752309" calcext:value-type="float">
            <text:p>0.3306803258</text:p>
          </table:table-cell>
        </table:table-row>
        <table:table-row table:style-name="ro1">
          <table:table-cell office:value-type="float" office:value="0.329475712021239" calcext:value-type="float">
            <text:p>0.329475712</text:p>
          </table:table-cell>
        </table:table-row>
        <table:table-row table:style-name="ro1">
          <table:table-cell office:value-type="float" office:value="0.328530104277492" calcext:value-type="float">
            <text:p>0.3285301043</text:p>
          </table:table-cell>
        </table:table-row>
        <table:table-row table:style-name="ro1">
          <table:table-cell office:value-type="float" office:value="0.327842339664954" calcext:value-type="float">
            <text:p>0.3278423397</text:p>
          </table:table-cell>
        </table:table-row>
        <table:table-row table:style-name="ro1">
          <table:table-cell office:value-type="float" office:value="0.327410133000373" calcext:value-type="float">
            <text:p>0.327410133</text:p>
          </table:table-cell>
        </table:table-row>
        <table:table-row table:style-name="ro1">
          <table:table-cell office:value-type="float" office:value="0.327230031749786" calcext:value-type="float">
            <text:p>0.3272300317</text:p>
          </table:table-cell>
        </table:table-row>
        <table:table-row table:style-name="ro1">
          <table:table-cell office:value-type="float" office:value="0.327297370609682" calcext:value-type="float">
            <text:p>0.3272973706</text:p>
          </table:table-cell>
        </table:table-row>
        <table:table-row table:style-name="ro1">
          <table:table-cell office:value-type="float" office:value="0.327606225692904" calcext:value-type="float">
            <text:p>0.3276062257</text:p>
          </table:table-cell>
        </table:table-row>
        <table:table-row table:style-name="ro1">
          <table:table-cell office:value-type="float" office:value="0.328149368319286" calcext:value-type="float">
            <text:p>0.3281493683</text:p>
          </table:table-cell>
        </table:table-row>
        <table:table-row table:style-name="ro1">
          <table:table-cell office:value-type="float" office:value="0.328918218411036" calcext:value-type="float">
            <text:p>0.3289182184</text:p>
          </table:table-cell>
        </table:table-row>
        <table:table-row table:style-name="ro1">
          <table:table-cell office:value-type="float" office:value="0.329902797492849" calcext:value-type="float">
            <text:p>0.3299027975</text:p>
          </table:table-cell>
        </table:table-row>
        <table:table-row table:style-name="ro1">
          <table:table-cell office:value-type="float" office:value="0.331091681296763" calcext:value-type="float">
            <text:p>0.3310916813</text:p>
          </table:table-cell>
        </table:table-row>
        <table:table-row table:style-name="ro1">
          <table:table-cell office:value-type="float" office:value="0.332471951971751" calcext:value-type="float">
            <text:p>0.332471952</text:p>
          </table:table-cell>
        </table:table-row>
        <table:table-row table:style-name="ro1">
          <table:table-cell office:value-type="float" office:value="0.334029149898051" calcext:value-type="float">
            <text:p>0.3340291499</text:p>
          </table:table-cell>
        </table:table-row>
        <table:table-row table:style-name="ro1">
          <table:table-cell office:value-type="float" office:value="0.335747225106239" calcext:value-type="float">
            <text:p>0.3357472251</text:p>
          </table:table-cell>
        </table:table-row>
        <table:table-row table:style-name="ro1">
          <table:table-cell office:value-type="float" office:value="0.337608488301035" calcext:value-type="float">
            <text:p>0.3376084883</text:p>
          </table:table-cell>
        </table:table-row>
        <table:table-row table:style-name="ro1">
          <table:table-cell office:value-type="float" office:value="0.339593561489845" calcext:value-type="float">
            <text:p>0.3395935615</text:p>
          </table:table-cell>
        </table:table-row>
        <table:table-row table:style-name="ro1">
          <table:table-cell office:value-type="float" office:value="0.341681328216054" calcext:value-type="float">
            <text:p>0.3416813282</text:p>
          </table:table-cell>
        </table:table-row>
        <table:table-row table:style-name="ro1">
          <table:table-cell office:value-type="float" office:value="0.343848883397037" calcext:value-type="float">
            <text:p>0.3438488834</text:p>
          </table:table-cell>
        </table:table-row>
        <table:table-row table:style-name="ro1">
          <table:table-cell office:value-type="float" office:value="0.346071482766929" calcext:value-type="float">
            <text:p>0.3460714828</text:p>
          </table:table-cell>
        </table:table-row>
        <table:table-row table:style-name="ro1">
          <table:table-cell office:value-type="float" office:value="0.348322491924121" calcext:value-type="float">
            <text:p>0.3483224919</text:p>
          </table:table-cell>
        </table:table-row>
        <table:table-row table:style-name="ro1">
          <table:table-cell office:value-type="float" office:value="0.525097788474774" calcext:value-type="float">
            <text:p>0.5250977885</text:p>
          </table:table-cell>
        </table:table-row>
        <table:table-row table:style-name="ro1">
          <table:table-cell office:value-type="float" office:value="0.528317804951714" calcext:value-type="float">
            <text:p>0.528317805</text:p>
          </table:table-cell>
        </table:table-row>
        <table:table-row table:style-name="ro1">
          <table:table-cell office:value-type="float" office:value="0.531492239662467" calcext:value-type="float">
            <text:p>0.5314922397</text:p>
          </table:table-cell>
        </table:table-row>
        <table:table-row table:style-name="ro1">
          <table:table-cell office:value-type="float" office:value="0.534600041090081" calcext:value-type="float">
            <text:p>0.5346000411</text:p>
          </table:table-cell>
        </table:table-row>
        <table:table-row table:style-name="ro1">
          <table:table-cell office:value-type="float" office:value="0.537621334224282" calcext:value-type="float">
            <text:p>0.5376213342</text:p>
          </table:table-cell>
        </table:table-row>
        <table:table-row table:style-name="ro1">
          <table:table-cell office:value-type="float" office:value="0.540537407463628" calcext:value-type="float">
            <text:p>0.5405374075</text:p>
          </table:table-cell>
        </table:table-row>
        <table:table-row table:style-name="ro1">
          <table:table-cell office:value-type="float" office:value="0.543330699104817" calcext:value-type="float">
            <text:p>0.5433306991</text:p>
          </table:table-cell>
        </table:table-row>
        <table:table-row table:style-name="ro1">
          <table:table-cell office:value-type="float" office:value="0.545984783419132" calcext:value-type="float">
            <text:p>0.5459847834</text:p>
          </table:table-cell>
        </table:table-row>
        <table:table-row table:style-name="ro1">
          <table:table-cell office:value-type="float" office:value="0.548484356316039" calcext:value-type="float">
            <text:p>0.5484843563</text:p>
          </table:table-cell>
        </table:table-row>
        <table:table-row table:style-name="ro1">
          <table:table-cell office:value-type="float" office:value="0.550815220593932" calcext:value-type="float">
            <text:p>0.5508152206</text:p>
          </table:table-cell>
        </table:table-row>
        <table:table-row table:style-name="ro1">
          <table:table-cell office:value-type="float" office:value="0.552964270778011" calcext:value-type="float">
            <text:p>0.5529642708</text:p>
          </table:table-cell>
        </table:table-row>
        <table:table-row table:style-name="ro1">
          <table:table-cell office:value-type="float" office:value="0.554919477545327" calcext:value-type="float">
            <text:p>0.5549194775</text:p>
          </table:table-cell>
        </table:table-row>
        <table:table-row table:style-name="ro1">
          <table:table-cell office:value-type="float" office:value="0.556669871736952" calcext:value-type="float">
            <text:p>0.5566698717</text:p>
          </table:table-cell>
        </table:table-row>
        <table:table-row table:style-name="ro1">
          <table:table-cell office:value-type="float" office:value="0.558205527957311" calcext:value-type="float">
            <text:p>0.558205528</text:p>
          </table:table-cell>
        </table:table-row>
        <table:table-row table:style-name="ro1">
          <table:table-cell office:value-type="float" office:value="0.559517547760647" calcext:value-type="float">
            <text:p>0.5595175478</text:p>
          </table:table-cell>
        </table:table-row>
        <table:table-row table:style-name="ro1">
          <table:table-cell office:value-type="float" office:value="0.560598042424645" calcext:value-type="float">
            <text:p>0.5605980424</text:p>
          </table:table-cell>
        </table:table-row>
        <table:table-row table:style-name="ro1">
          <table:table-cell office:value-type="float" office:value="0.56144011531119" calcext:value-type="float">
            <text:p>0.5614401153</text:p>
          </table:table-cell>
        </table:table-row>
        <table:table-row table:style-name="ro1">
          <table:table-cell office:value-type="float" office:value="0.562037843814279" calcext:value-type="float">
            <text:p>0.5620378438</text:p>
          </table:table-cell>
        </table:table-row>
        <table:table-row table:style-name="ro1">
          <table:table-cell office:value-type="float" office:value="0.562386260895076" calcext:value-type="float">
            <text:p>0.5623862609</text:p>
          </table:table-cell>
        </table:table-row>
        <table:table-row table:style-name="ro1">
          <table:table-cell office:value-type="float" office:value="0.562481336204111" calcext:value-type="float">
            <text:p>0.5624813362</text:p>
          </table:table-cell>
        </table:table-row>
        <table:table-row table:style-name="ro1">
          <table:table-cell office:value-type="float" office:value="0.562319956790629" calcext:value-type="float">
            <text:p>0.5623199568</text:p>
          </table:table-cell>
        </table:table-row>
        <table:table-row table:style-name="ro1">
          <table:table-cell office:value-type="float" office:value="0.561899907399083" calcext:value-type="float">
            <text:p>0.5618999074</text:p>
          </table:table-cell>
        </table:table-row>
        <table:table-row table:style-name="ro1">
          <table:table-cell office:value-type="float" office:value="0.561219850352773" calcext:value-type="float">
            <text:p>0.5612198504</text:p>
          </table:table-cell>
        </table:table-row>
        <table:table-row table:style-name="ro1">
          <table:table-cell office:value-type="float" office:value="0.560279305024629" calcext:value-type="float">
            <text:p>0.560279305</text:p>
          </table:table-cell>
        </table:table-row>
        <table:table-row table:style-name="ro1">
          <table:table-cell office:value-type="float" office:value="0.559078626895145" calcext:value-type="float">
            <text:p>0.5590786269</text:p>
          </table:table-cell>
        </table:table-row>
        <table:table-row table:style-name="ro1">
          <table:table-cell office:value-type="float" office:value="0.557618986197453" calcext:value-type="float">
            <text:p>0.5576189862</text:p>
          </table:table-cell>
        </table:table-row>
        <table:table-row table:style-name="ro1">
          <table:table-cell office:value-type="float" office:value="0.555902346149548" calcext:value-type="float">
            <text:p>0.5559023461</text:p>
          </table:table-cell>
        </table:table-row>
        <table:table-row table:style-name="ro1">
          <table:table-cell office:value-type="float" office:value="0.553931440773656" calcext:value-type="float">
            <text:p>0.5539314408</text:p>
          </table:table-cell>
        </table:table-row>
        <table:table-row table:style-name="ro1">
          <table:table-cell office:value-type="float" office:value="0.551709752302748" calcext:value-type="float">
            <text:p>0.5517097523</text:p>
          </table:table-cell>
        </table:table-row>
        <table:table-row table:style-name="ro1">
          <table:table-cell office:value-type="float" office:value="0.549241488174202" calcext:value-type="float">
            <text:p>0.5492414882</text:p>
          </table:table-cell>
        </table:table-row>
        <table:table-row table:style-name="ro1">
          <table:table-cell office:value-type="float" office:value="0.546531557610608" calcext:value-type="float">
            <text:p>0.5465315576</text:p>
          </table:table-cell>
        </table:table-row>
        <table:table-row table:style-name="ro1">
          <table:table-cell office:value-type="float" office:value="0.543585547787722" calcext:value-type="float">
            <text:p>0.5435855478</text:p>
          </table:table-cell>
        </table:table-row>
        <table:table-row table:style-name="ro1">
          <table:table-cell office:value-type="float" office:value="0.540409699589566" calcext:value-type="float">
            <text:p>0.5404096996</text:p>
          </table:table-cell>
        </table:table-row>
        <table:table-row table:style-name="ro1">
          <table:table-cell office:value-type="float" office:value="0.537010882950667" calcext:value-type="float">
            <text:p>0.537010883</text:p>
          </table:table-cell>
        </table:table-row>
        <table:table-row table:style-name="ro1">
          <table:table-cell office:value-type="float" office:value="0.533396571785456" calcext:value-type="float">
            <text:p>0.5333965718</text:p>
          </table:table-cell>
        </table:table-row>
        <table:table-row table:style-name="ro1">
          <table:table-cell office:value-type="float" office:value="0.529574818504794" calcext:value-type="float">
            <text:p>0.5295748185</text:p>
          </table:table-cell>
        </table:table-row>
        <table:table-row table:style-name="ro1">
          <table:table-cell office:value-type="float" office:value="0.525554228119666" calcext:value-type="float">
            <text:p>0.5255542281</text:p>
          </table:table-cell>
        </table:table-row>
        <table:table-row table:style-name="ro1">
          <table:table-cell office:value-type="float" office:value="0.521343931931999" calcext:value-type="float">
            <text:p>0.5213439319</text:p>
          </table:table-cell>
        </table:table-row>
        <table:table-row table:style-name="ro1">
          <table:table-cell office:value-type="float" office:value="0.516953560812643" calcext:value-type="float">
            <text:p>0.5169535608</text:p>
          </table:table-cell>
        </table:table-row>
        <table:table-row table:style-name="ro1">
          <table:table-cell office:value-type="float" office:value="0.512393218066488" calcext:value-type="float">
            <text:p>0.5123932181</text:p>
          </table:table-cell>
        </table:table-row>
        <table:table-row table:style-name="ro1">
          <table:table-cell office:value-type="float" office:value="0.507673451884733" calcext:value-type="float">
            <text:p>0.5076734519</text:p>
          </table:table-cell>
        </table:table-row>
        <table:table-row table:style-name="ro1">
          <table:table-cell office:value-type="float" office:value="0.502805227384293" calcext:value-type="float">
            <text:p>0.5028052274</text:p>
          </table:table-cell>
        </table:table-row>
        <table:table-row table:style-name="ro1">
          <table:table-cell office:value-type="float" office:value="0.497799898234365" calcext:value-type="float">
            <text:p>0.4977998982</text:p>
          </table:table-cell>
        </table:table-row>
        <table:table-row table:style-name="ro1">
          <table:table-cell office:value-type="float" office:value="0.492669177870125" calcext:value-type="float">
            <text:p>0.4926691779</text:p>
          </table:table-cell>
        </table:table-row>
        <table:table-row table:style-name="ro1">
          <table:table-cell office:value-type="float" office:value="0.487425110293582" calcext:value-type="float">
            <text:p>0.4874251103</text:p>
          </table:table-cell>
        </table:table-row>
        <table:table-row table:style-name="ro1">
          <table:table-cell office:value-type="float" office:value="0.482080040461571" calcext:value-type="float">
            <text:p>0.4820800405</text:p>
          </table:table-cell>
        </table:table-row>
        <table:table-row table:style-name="ro1">
          <table:table-cell office:value-type="float" office:value="0.4766465842609" calcext:value-type="float">
            <text:p>0.4766465843</text:p>
          </table:table-cell>
        </table:table-row>
        <table:table-row table:style-name="ro1">
          <table:table-cell office:value-type="float" office:value="0.471137598070633" calcext:value-type="float">
            <text:p>0.4711375981</text:p>
          </table:table-cell>
        </table:table-row>
        <table:table-row table:style-name="ro1">
          <table:table-cell office:value-type="float" office:value="0.465566147911525" calcext:value-type="float">
            <text:p>0.4655661479</text:p>
          </table:table-cell>
        </table:table-row>
        <table:table-row table:style-name="ro1">
          <table:table-cell office:value-type="float" office:value="0.459945478182604" calcext:value-type="float">
            <text:p>0.4599454782</text:p>
          </table:table-cell>
        </table:table-row>
        <table:table-row table:style-name="ro1">
          <table:table-cell office:value-type="float" office:value="0.454288979984895" calcext:value-type="float">
            <text:p>0.45428898</text:p>
          </table:table-cell>
        </table:table-row>
        <table:table-row table:style-name="ro1">
          <table:table-cell office:value-type="float" office:value="0.448610159032292" calcext:value-type="float">
            <text:p>0.448610159</text:p>
          </table:table-cell>
        </table:table-row>
        <table:table-row table:style-name="ro1">
          <table:table-cell office:value-type="float" office:value="0.442922603149578" calcext:value-type="float">
            <text:p>0.4429226031</text:p>
          </table:table-cell>
        </table:table-row>
        <table:table-row table:style-name="ro1">
          <table:table-cell office:value-type="float" office:value="0.437239949357582" calcext:value-type="float">
            <text:p>0.4372399494</text:p>
          </table:table-cell>
        </table:table-row>
        <table:table-row table:style-name="ro1">
          <table:table-cell office:value-type="float" office:value="0.431575850545498" calcext:value-type="float">
            <text:p>0.4315758505</text:p>
          </table:table-cell>
        </table:table-row>
        <table:table-row table:style-name="ro1">
          <table:table-cell office:value-type="float" office:value="0.425943941730334" calcext:value-type="float">
            <text:p>0.4259439417</text:p>
          </table:table-cell>
        </table:table-row>
        <table:table-row table:style-name="ro1">
          <table:table-cell office:value-type="float" office:value="0.420357805903514" calcext:value-type="float">
            <text:p>0.4203578059</text:p>
          </table:table-cell>
        </table:table-row>
        <table:table-row table:style-name="ro1">
          <table:table-cell office:value-type="float" office:value="0.414830939464631" calcext:value-type="float">
            <text:p>0.4148309395</text:p>
          </table:table-cell>
        </table:table-row>
        <table:table-row table:style-name="ro1">
          <table:table-cell office:value-type="float" office:value="0.409376717242334" calcext:value-type="float">
            <text:p>0.4093767172</text:p>
          </table:table-cell>
        </table:table-row>
        <table:table-row table:style-name="ro1">
          <table:table-cell office:value-type="float" office:value="0.404008357102369" calcext:value-type="float">
            <text:p>0.4040083571</text:p>
          </table:table-cell>
        </table:table-row>
        <table:table-row table:style-name="ro1">
          <table:table-cell office:value-type="float" office:value="0.398738884142767" calcext:value-type="float">
            <text:p>0.3987388841</text:p>
          </table:table-cell>
        </table:table-row>
        <table:table-row table:style-name="ro1">
          <table:table-cell office:value-type="float" office:value="0.393581094476174" calcext:value-type="float">
            <text:p>0.3935810945</text:p>
          </table:table-cell>
        </table:table-row>
        <table:table-row table:style-name="ro1">
          <table:table-cell office:value-type="float" office:value="0.388547518599327" calcext:value-type="float">
            <text:p>0.3885475186</text:p>
          </table:table-cell>
        </table:table-row>
        <table:table-row table:style-name="ro1">
          <table:table-cell office:value-type="float" office:value="0.383650384349679" calcext:value-type="float">
            <text:p>0.3836503843</text:p>
          </table:table-cell>
        </table:table-row>
        <table:table-row table:style-name="ro1">
          <table:table-cell office:value-type="float" office:value="0.378901579449169" calcext:value-type="float">
            <text:p>0.3789015794</text:p>
          </table:table-cell>
        </table:table-row>
        <table:table-row table:style-name="ro1">
          <table:table-cell office:value-type="float" office:value="0.374312613635133" calcext:value-type="float">
            <text:p>0.3743126136</text:p>
          </table:table-cell>
        </table:table-row>
        <table:table-row table:style-name="ro1">
          <table:table-cell office:value-type="float" office:value="0.36989458037837" calcext:value-type="float">
            <text:p>0.3698945804</text:p>
          </table:table-cell>
        </table:table-row>
        <table:table-row table:style-name="ro1">
          <table:table-cell office:value-type="float" office:value="0.365658118188346" calcext:value-type="float">
            <text:p>0.3656581182</text:p>
          </table:table-cell>
        </table:table-row>
        <table:table-row table:style-name="ro1">
          <table:table-cell office:value-type="float" office:value="0.361613371505549" calcext:value-type="float">
            <text:p>0.3616133715</text:p>
          </table:table-cell>
        </table:table-row>
        <table:table-row table:style-name="ro1">
          <table:table-cell office:value-type="float" office:value="0.357769951180988" calcext:value-type="float">
            <text:p>0.3577699512</text:p>
          </table:table-cell>
        </table:table-row>
        <table:table-row table:style-name="ro1">
          <table:table-cell office:value-type="float" office:value="0.354136894542834" calcext:value-type="float">
            <text:p>0.3541368945</text:p>
          </table:table-cell>
        </table:table-row>
        <table:table-row table:style-name="ro1">
          <table:table-cell office:value-type="float" office:value="0.350722625050218" calcext:value-type="float">
            <text:p>0.3507226251</text:p>
          </table:table-cell>
        </table:table-row>
        <table:table-row table:style-name="ro1">
          <table:table-cell office:value-type="float" office:value="0.347534911534163" calcext:value-type="float">
            <text:p>0.3475349115</text:p>
          </table:table-cell>
        </table:table-row>
        <table:table-row table:style-name="ro1">
          <table:table-cell office:value-type="float" office:value="0.344580827025666" calcext:value-type="float">
            <text:p>0.344580827</text:p>
          </table:table-cell>
        </table:table-row>
        <table:table-row table:style-name="ro1">
          <table:table-cell office:value-type="float" office:value="0.341866707170931" calcext:value-type="float">
            <text:p>0.3418667072</text:p>
          </table:table-cell>
        </table:table-row>
        <table:table-row table:style-name="ro1">
          <table:table-cell office:value-type="float" office:value="0.33939810823374" calcext:value-type="float">
            <text:p>0.3393981082</text:p>
          </table:table-cell>
        </table:table-row>
        <table:table-row table:style-name="ro1">
          <table:table-cell office:value-type="float" office:value="0.337179764684977" calcext:value-type="float">
            <text:p>0.3371797647</text:p>
          </table:table-cell>
        </table:table-row>
        <table:table-row table:style-name="ro1">
          <table:table-cell office:value-type="float" office:value="0.335215546379292" calcext:value-type="float">
            <text:p>0.3352155464</text:p>
          </table:table-cell>
        </table:table-row>
        <table:table-row table:style-name="ro1">
          <table:table-cell office:value-type="float" office:value="0.333508415318913" calcext:value-type="float">
            <text:p>0.3335084153</text:p>
          </table:table-cell>
        </table:table-row>
        <table:table-row table:style-name="ro1">
          <table:table-cell office:value-type="float" office:value="0.332060382004611" calcext:value-type="float">
            <text:p>0.332060382</text:p>
          </table:table-cell>
        </table:table-row>
        <table:table-row table:style-name="ro1">
          <table:table-cell office:value-type="float" office:value="0.330872461373795" calcext:value-type="float">
            <text:p>0.3308724614</text:p>
          </table:table-cell>
        </table:table-row>
        <table:table-row table:style-name="ro1">
          <table:table-cell office:value-type="float" office:value="0.32994462832577" calcext:value-type="float">
            <text:p>0.3299446283</text:p>
          </table:table-cell>
        </table:table-row>
        <table:table-row table:style-name="ro1">
          <table:table-cell office:value-type="float" office:value="0.329275772834129" calcext:value-type="float">
            <text:p>0.3292757728</text:p>
          </table:table-cell>
        </table:table-row>
        <table:table-row table:style-name="ro1">
          <table:table-cell office:value-type="float" office:value="0.3288636546463" calcext:value-type="float">
            <text:p>0.3288636546</text:p>
          </table:table-cell>
        </table:table-row>
        <table:table-row table:style-name="ro1">
          <table:table-cell office:value-type="float" office:value="0.32870485757023" calcext:value-type="float">
            <text:p>0.3287048576</text:p>
          </table:table-cell>
        </table:table-row>
        <table:table-row table:style-name="ro1">
          <table:table-cell office:value-type="float" office:value="0.328794743348221" calcext:value-type="float">
            <text:p>0.3287947433</text:p>
          </table:table-cell>
        </table:table-row>
        <table:table-row table:style-name="ro1">
          <table:table-cell office:value-type="float" office:value="0.329127405117911" calcext:value-type="float">
            <text:p>0.3291274051</text:p>
          </table:table-cell>
        </table:table-row>
        <table:table-row table:style-name="ro1">
          <table:table-cell office:value-type="float" office:value="0.329695620460401" calcext:value-type="float">
            <text:p>0.3296956205</text:p>
          </table:table-cell>
        </table:table-row>
        <table:table-row table:style-name="ro1">
          <table:table-cell office:value-type="float" office:value="0.330490804035521" calcext:value-type="float">
            <text:p>0.330490804</text:p>
          </table:table-cell>
        </table:table-row>
        <table:table-row table:style-name="ro1">
          <table:table-cell office:value-type="float" office:value="0.33150295980426" calcext:value-type="float">
            <text:p>0.3315029598</text:p>
          </table:table-cell>
        </table:table-row>
        <table:table-row table:style-name="ro1">
          <table:table-cell office:value-type="float" office:value="0.332720632838321" calcext:value-type="float">
            <text:p>0.3327206328</text:p>
          </table:table-cell>
        </table:table-row>
        <table:table-row table:style-name="ro1">
          <table:table-cell office:value-type="float" office:value="0.33413086071683" calcext:value-type="float">
            <text:p>0.3341308607</text:p>
          </table:table-cell>
        </table:table-row>
        <table:table-row table:style-name="ro1">
          <table:table-cell office:value-type="float" office:value="0.3357191245102" calcext:value-type="float">
            <text:p>0.3357191245</text:p>
          </table:table-cell>
        </table:table-row>
        <table:table-row table:style-name="ro1">
          <table:table-cell office:value-type="float" office:value="0.337469299351125" calcext:value-type="float">
            <text:p>0.3374692994</text:p>
          </table:table-cell>
        </table:table-row>
        <table:table-row table:style-name="ro1">
          <table:table-cell office:value-type="float" office:value="0.339363604592735" calcext:value-type="float">
            <text:p>0.3393636046</text:p>
          </table:table-cell>
        </table:table-row>
        <table:table-row table:style-name="ro1">
          <table:table-cell office:value-type="float" office:value="0.341382553553883" calcext:value-type="float">
            <text:p>0.3413825536</text:p>
          </table:table-cell>
        </table:table-row>
        <table:table-row table:style-name="ro1">
          <table:table-cell office:value-type="float" office:value="0.343504902851592" calcext:value-type="float">
            <text:p>0.3435049029</text:p>
          </table:table-cell>
        </table:table-row>
        <table:table-row table:style-name="ro1">
          <table:table-cell office:value-type="float" office:value="0.345707601320636" calcext:value-type="float">
            <text:p>0.3457076013</text:p>
          </table:table-cell>
        </table:table-row>
        <table:table-row table:style-name="ro1">
          <table:table-cell office:value-type="float" office:value="0.347965738520271" calcext:value-type="float">
            <text:p>0.3479657385</text:p>
          </table:table-cell>
        </table:table-row>
        <table:table-row table:style-name="ro1">
          <table:table-cell office:value-type="float" office:value="0.350252492828118" calcext:value-type="float">
            <text:p>0.3502524928</text:p>
          </table:table-cell>
        </table:table-row>
        <table:table-row table:style-name="ro1">
          <table:table-cell office:value-type="float" office:value="0.523159625640118" calcext:value-type="float">
            <text:p>0.5231596256</text:p>
          </table:table-cell>
        </table:table-row>
        <table:table-row table:style-name="ro1">
          <table:table-cell office:value-type="float" office:value="0.526452906213707" calcext:value-type="float">
            <text:p>0.5264529062</text:p>
          </table:table-cell>
        </table:table-row>
        <table:table-row table:style-name="ro1">
          <table:table-cell office:value-type="float" office:value="0.529700642737346" calcext:value-type="float">
            <text:p>0.5297006427</text:p>
          </table:table-cell>
        </table:table-row>
        <table:table-row table:style-name="ro1">
          <table:table-cell office:value-type="float" office:value="0.53288178809124" calcext:value-type="float">
            <text:p>0.5328817881</text:p>
          </table:table-cell>
        </table:table-row>
        <table:table-row table:style-name="ro1">
          <table:table-cell office:value-type="float" office:value="0.535976462644812" calcext:value-type="float">
            <text:p>0.5359764626</text:p>
          </table:table-cell>
        </table:table-row>
        <table:table-row table:style-name="ro1">
          <table:table-cell office:value-type="float" office:value="0.53896594183753" calcext:value-type="float">
            <text:p>0.5389659418</text:p>
          </table:table-cell>
        </table:table-row>
        <table:table-row table:style-name="ro1">
          <table:table-cell office:value-type="float" office:value="0.541832643330042" calcext:value-type="float">
            <text:p>0.5418326433</text:p>
          </table:table-cell>
        </table:table-row>
        <table:table-row table:style-name="ro1">
          <table:table-cell office:value-type="float" office:value="0.544560113725617" calcext:value-type="float">
            <text:p>0.5445601137</text:p>
          </table:table-cell>
        </table:table-row>
        <table:table-row table:style-name="ro1">
          <table:table-cell office:value-type="float" office:value="0.547133014861891" calcext:value-type="float">
            <text:p>0.5471330149</text:p>
          </table:table-cell>
        </table:table-row>
        <table:table-row table:style-name="ro1">
          <table:table-cell office:value-type="float" office:value="0.549537109672917" calcext:value-type="float">
            <text:p>0.5495371097</text:p>
          </table:table-cell>
        </table:table-row>
        <table:table-row table:style-name="ro1">
          <table:table-cell office:value-type="float" office:value="0.551759247621518" calcext:value-type="float">
            <text:p>0.5517592476</text:p>
          </table:table-cell>
        </table:table-row>
        <table:table-row table:style-name="ro1">
          <table:table-cell office:value-type="float" office:value="0.553787349701955" calcext:value-type="float">
            <text:p>0.5537873497</text:p>
          </table:table-cell>
        </table:table-row>
        <table:table-row table:style-name="ro1">
          <table:table-cell office:value-type="float" office:value="0.555610393012885" calcext:value-type="float">
            <text:p>0.555610393</text:p>
          </table:table-cell>
        </table:table-row>
        <table:table-row table:style-name="ro1">
          <table:table-cell office:value-type="float" office:value="0.557218394900638" calcext:value-type="float">
            <text:p>0.5572183949</text:p>
          </table:table-cell>
        </table:table-row>
        <table:table-row table:style-name="ro1">
          <table:table-cell office:value-type="float" office:value="0.558602396672787" calcext:value-type="float">
            <text:p>0.5586023967</text:p>
          </table:table-cell>
        </table:table-row>
        <table:table-row table:style-name="ro1">
          <table:table-cell office:value-type="float" office:value="0.559754446882037" calcext:value-type="float">
            <text:p>0.5597544469</text:p>
          </table:table-cell>
        </table:table-row>
        <table:table-row table:style-name="ro1">
          <table:table-cell office:value-type="float" office:value="0.560667584180405" calcext:value-type="float">
            <text:p>0.5606675842</text:p>
          </table:table-cell>
        </table:table-row>
        <table:table-row table:style-name="ro1">
          <table:table-cell office:value-type="float" office:value="0.561335819743716" calcext:value-type="float">
            <text:p>0.5613358197</text:p>
          </table:table-cell>
        </table:table-row>
        <table:table-row table:style-name="ro1">
          <table:table-cell office:value-type="float" office:value="0.561754119266397" calcext:value-type="float">
            <text:p>0.5617541193</text:p>
          </table:table-cell>
        </table:table-row>
        <table:table-row table:style-name="ro1">
          <table:table-cell office:value-type="float" office:value="0.561918384526577" calcext:value-type="float">
            <text:p>0.5619183845</text:p>
          </table:table-cell>
        </table:table-row>
        <table:table-row table:style-name="ro1">
          <table:table-cell office:value-type="float" office:value="0.561825434521501" calcext:value-type="float">
            <text:p>0.5618254345</text:p>
          </table:table-cell>
        </table:table-row>
        <table:table-row table:style-name="ro1">
          <table:table-cell office:value-type="float" office:value="0.561472986173236" calcext:value-type="float">
            <text:p>0.5614729862</text:p>
          </table:table-cell>
        </table:table-row>
        <table:table-row table:style-name="ro1">
          <table:table-cell office:value-type="float" office:value="0.560859634604689" calcext:value-type="float">
            <text:p>0.5608596346</text:p>
          </table:table-cell>
        </table:table-row>
        <table:table-row table:style-name="ro1">
          <table:table-cell office:value-type="float" office:value="0.55998483298593" calcext:value-type="float">
            <text:p>0.559984833</text:p>
          </table:table-cell>
        </table:table-row>
        <table:table-row table:style-name="ro1">
          <table:table-cell office:value-type="float" office:value="0.558848871950823" calcext:value-type="float">
            <text:p>0.558848872</text:p>
          </table:table-cell>
        </table:table-row>
        <table:table-row table:style-name="ro1">
          <table:table-cell office:value-type="float" office:value="0.557452858583951" calcext:value-type="float">
            <text:p>0.5574528586</text:p>
          </table:table-cell>
        </table:table-row>
        <table:table-row table:style-name="ro1">
          <table:table-cell office:value-type="float" office:value="0.555798694977861" calcext:value-type="float">
            <text:p>0.555798695</text:p>
          </table:table-cell>
        </table:table-row>
        <table:table-row table:style-name="ro1">
          <table:table-cell office:value-type="float" office:value="0.553889056360603" calcext:value-type="float">
            <text:p>0.5538890564</text:p>
          </table:table-cell>
        </table:table-row>
        <table:table-row table:style-name="ro1">
          <table:table-cell office:value-type="float" office:value="0.551727368793579" calcext:value-type="float">
            <text:p>0.5517273688</text:p>
          </table:table-cell>
        </table:table-row>
        <table:table-row table:style-name="ro1">
          <table:table-cell office:value-type="float" office:value="0.549317786439698" calcext:value-type="float">
            <text:p>0.5493177864</text:p>
          </table:table-cell>
        </table:table-row>
        <table:table-row table:style-name="ro1">
          <table:table-cell office:value-type="float" office:value="0.546665168401828" calcext:value-type="float">
            <text:p>0.5466651684</text:p>
          </table:table-cell>
        </table:table-row>
        <table:table-row table:style-name="ro1">
          <table:table-cell office:value-type="float" office:value="0.543775055131568" calcext:value-type="float">
            <text:p>0.5437750551</text:p>
          </table:table-cell>
        </table:table-row>
        <table:table-row table:style-name="ro1">
          <table:table-cell office:value-type="float" office:value="0.54065364440831" calcext:value-type="float">
            <text:p>0.5406536444</text:p>
          </table:table-cell>
        </table:table-row>
        <table:table-row table:style-name="ro1">
          <table:table-cell office:value-type="float" office:value="0.537307766888615" calcext:value-type="float">
            <text:p>0.5373077669</text:p>
          </table:table-cell>
        </table:table-row>
        <table:table-row table:style-name="ro1">
          <table:table-cell office:value-type="float" office:value="0.533744861225893" calcext:value-type="float">
            <text:p>0.5337448612</text:p>
          </table:table-cell>
        </table:table-row>
        <table:table-row table:style-name="ro1">
          <table:table-cell office:value-type="float" office:value="0.529972948760383" calcext:value-type="float">
            <text:p>0.5299729488</text:p>
          </table:table-cell>
        </table:table-row>
        <table:table-row table:style-name="ro1">
          <table:table-cell office:value-type="float" office:value="0.526000607779447" calcext:value-type="float">
            <text:p>0.5260006078</text:p>
          </table:table-cell>
        </table:table-row>
        <table:table-row table:style-name="ro1">
          <table:table-cell office:value-type="float" office:value="0.52183694734816" calcext:value-type="float">
            <text:p>0.5218369473</text:p>
          </table:table-cell>
        </table:table-row>
        <table:table-row table:style-name="ro1">
          <table:table-cell office:value-type="float" office:value="0.517491580710212" calcext:value-type="float">
            <text:p>0.5174915807</text:p>
          </table:table-cell>
        </table:table-row>
        <table:table-row table:style-name="ro1">
          <table:table-cell office:value-type="float" office:value="0.512974598259109" calcext:value-type="float">
            <text:p>0.5129745983</text:p>
          </table:table-cell>
        </table:table-row>
        <table:table-row table:style-name="ro1">
          <table:table-cell office:value-type="float" office:value="0.508296540079689" calcext:value-type="float">
            <text:p>0.5082965401</text:p>
          </table:table-cell>
        </table:table-row>
        <table:table-row table:style-name="ro1">
          <table:table-cell office:value-type="float" office:value="0.503468368059928" calcext:value-type="float">
            <text:p>0.5034683681</text:p>
          </table:table-cell>
        </table:table-row>
        <table:table-row table:style-name="ro1">
          <table:table-cell office:value-type="float" office:value="0.498501437573068" calcext:value-type="float">
            <text:p>0.4985014376</text:p>
          </table:table-cell>
        </table:table-row>
        <table:table-row table:style-name="ro1">
          <table:table-cell office:value-type="float" office:value="0.493407468730034" calcext:value-type="float">
            <text:p>0.4934074687</text:p>
          </table:table-cell>
        </table:table-row>
        <table:table-row table:style-name="ro1">
          <table:table-cell office:value-type="float" office:value="0.488198517202173" calcext:value-type="float">
            <text:p>0.4881985172</text:p>
          </table:table-cell>
        </table:table-row>
        <table:table-row table:style-name="ro1">
          <table:table-cell office:value-type="float" office:value="0.48288694461428" calcext:value-type="float">
            <text:p>0.4828869446</text:p>
          </table:table-cell>
        </table:table-row>
        <table:table-row table:style-name="ro1">
          <table:table-cell office:value-type="float" office:value="0.477485388507945" calcext:value-type="float">
            <text:p>0.4774853885</text:p>
          </table:table-cell>
        </table:table-row>
        <table:table-row table:style-name="ro1">
          <table:table-cell office:value-type="float" office:value="0.472006731875196" calcext:value-type="float">
            <text:p>0.4720067319</text:p>
          </table:table-cell>
        </table:table-row>
        <table:table-row table:style-name="ro1">
          <table:table-cell office:value-type="float" office:value="0.466464072262449" calcext:value-type="float">
            <text:p>0.4664640723</text:p>
          </table:table-cell>
        </table:table-row>
        <table:table-row table:style-name="ro1">
          <table:table-cell office:value-type="float" office:value="0.460870690444764" calcext:value-type="float">
            <text:p>0.4608706904</text:p>
          </table:table-cell>
        </table:table-row>
        <table:table-row table:style-name="ro1">
          <table:table-cell office:value-type="float" office:value="0.455240018670407" calcext:value-type="float">
            <text:p>0.4552400187</text:p>
          </table:table-cell>
        </table:table-row>
        <table:table-row table:style-name="ro1">
          <table:table-cell office:value-type="float" office:value="0.449585608475713" calcext:value-type="float">
            <text:p>0.4495856085</text:p>
          </table:table-cell>
        </table:table-row>
        <table:table-row table:style-name="ro1">
          <table:table-cell office:value-type="float" office:value="0.443921098070262" calcext:value-type="float">
            <text:p>0.4439210981</text:p>
          </table:table-cell>
        </table:table-row>
        <table:table-row table:style-name="ro1">
          <table:table-cell office:value-type="float" office:value="0.438260179292349" calcext:value-type="float">
            <text:p>0.4382601793</text:p>
          </table:table-cell>
        </table:table-row>
        <table:table-row table:style-name="ro1">
          <table:table-cell office:value-type="float" office:value="0.432616564134771" calcext:value-type="float">
            <text:p>0.4326165641</text:p>
          </table:table-cell>
        </table:table-row>
        <table:table-row table:style-name="ro1">
          <table:table-cell office:value-type="float" office:value="0.427003950840911" calcext:value-type="float">
            <text:p>0.4270039508</text:p>
          </table:table-cell>
        </table:table-row>
        <table:table-row table:style-name="ro1">
          <table:table-cell office:value-type="float" office:value="0.421435989571127" calcext:value-type="float">
            <text:p>0.4214359896</text:p>
          </table:table-cell>
        </table:table-row>
        <table:table-row table:style-name="ro1">
          <table:table-cell office:value-type="float" office:value="0.415926247639453" calcext:value-type="float">
            <text:p>0.4159262476</text:p>
          </table:table-cell>
        </table:table-row>
        <table:table-row table:style-name="ro1">
          <table:table-cell office:value-type="float" office:value="0.410488174320599" calcext:value-type="float">
            <text:p>0.4104881743</text:p>
          </table:table-cell>
        </table:table-row>
        <table:table-row table:style-name="ro1">
          <table:table-cell office:value-type="float" office:value="0.405135065227258" calcext:value-type="float">
            <text:p>0.4051350652</text:p>
          </table:table-cell>
        </table:table-row>
        <table:table-row table:style-name="ro1">
          <table:table-cell office:value-type="float" office:value="0.399880026257717" calcext:value-type="float">
            <text:p>0.3998800263</text:p>
          </table:table-cell>
        </table:table-row>
        <table:table-row table:style-name="ro1">
          <table:table-cell office:value-type="float" office:value="0.394735937113777" calcext:value-type="float">
            <text:p>0.3947359371</text:p>
          </table:table-cell>
        </table:table-row>
        <table:table-row table:style-name="ro1">
          <table:table-cell office:value-type="float" office:value="0.389715414388972" calcext:value-type="float">
            <text:p>0.3897154144</text:p>
          </table:table-cell>
        </table:table-row>
        <table:table-row table:style-name="ro1">
          <table:table-cell office:value-type="float" office:value="0.384830774227099" calcext:value-type="float">
            <text:p>0.3848307742</text:p>
          </table:table-cell>
        </table:table-row>
        <table:table-row table:style-name="ro1">
          <table:table-cell office:value-type="float" office:value="0.380093994551049" calcext:value-type="float">
            <text:p>0.3800939946</text:p>
          </table:table-cell>
        </table:table-row>
        <table:table-row table:style-name="ro1">
          <table:table-cell office:value-type="float" office:value="0.375516676861945" calcext:value-type="float">
            <text:p>0.3755166769</text:p>
          </table:table-cell>
        </table:table-row>
        <table:table-row table:style-name="ro1">
          <table:table-cell office:value-type="float" office:value="0.371110007608586" calcext:value-type="float">
            <text:p>0.3711100076</text:p>
          </table:table-cell>
        </table:table-row>
        <table:table-row table:style-name="ro1">
          <table:table-cell office:value-type="float" office:value="0.366884719127195" calcext:value-type="float">
            <text:p>0.3668847191</text:p>
          </table:table-cell>
        </table:table-row>
        <table:table-row table:style-name="ro1">
          <table:table-cell office:value-type="float" office:value="0.362851050151468" calcext:value-type="float">
            <text:p>0.3628510502</text:p>
          </table:table-cell>
        </table:table-row>
        <table:table-row table:style-name="ro1">
          <table:table-cell office:value-type="float" office:value="0.359018705892939" calcext:value-type="float">
            <text:p>0.3590187059</text:p>
          </table:table-cell>
        </table:table-row>
        <table:table-row table:style-name="ro1">
          <table:table-cell office:value-type="float" office:value="0.355396817691638" calcext:value-type="float">
            <text:p>0.3553968177</text:p>
          </table:table-cell>
        </table:table-row>
        <table:table-row table:style-name="ro1">
          <table:table-cell office:value-type="float" office:value="0.351993902237061" calcext:value-type="float">
            <text:p>0.3519939022</text:p>
          </table:table-cell>
        </table:table-row>
        <table:table-row table:style-name="ro1">
          <table:table-cell office:value-type="float" office:value="0.348817820359444" calcext:value-type="float">
            <text:p>0.3488178204</text:p>
          </table:table-cell>
        </table:table-row>
        <table:table-row table:style-name="ro1">
          <table:table-cell office:value-type="float" office:value="0.345875735391344" calcext:value-type="float">
            <text:p>0.3458757354</text:p>
          </table:table-cell>
        </table:table-row>
        <table:table-row table:style-name="ro1">
          <table:table-cell office:value-type="float" office:value="0.343174071099516" calcext:value-type="float">
            <text:p>0.3431740711</text:p>
          </table:table-cell>
        </table:table-row>
        <table:table-row table:style-name="ro1">
          <table:table-cell office:value-type="float" office:value="0.34071846918711" calcext:value-type="float">
            <text:p>0.3407184692</text:p>
          </table:table-cell>
        </table:table-row>
        <table:table-row table:style-name="ro1">
          <table:table-cell office:value-type="float" office:value="0.338513746366162" calcext:value-type="float">
            <text:p>0.3385137464</text:p>
          </table:table-cell>
        </table:table-row>
        <table:table-row table:style-name="ro1">
          <table:table-cell office:value-type="float" office:value="0.336563851000389" calcext:value-type="float">
            <text:p>0.336563851</text:p>
          </table:table-cell>
        </table:table-row>
        <table:table-row table:style-name="ro1">
          <table:table-cell office:value-type="float" office:value="0.3348718193183" calcext:value-type="float">
            <text:p>0.3348718193</text:p>
          </table:table-cell>
        </table:table-row>
        <table:table-row table:style-name="ro1">
          <table:table-cell office:value-type="float" office:value="0.333439731196603" calcext:value-type="float">
            <text:p>0.3334397312</text:p>
          </table:table-cell>
        </table:table-row>
        <table:table-row table:style-name="ro1">
          <table:table-cell office:value-type="float" office:value="0.332268665513918" calcext:value-type="float">
            <text:p>0.3322686655</text:p>
          </table:table-cell>
        </table:table-row>
        <table:table-row table:style-name="ro1">
          <table:table-cell office:value-type="float" office:value="0.331358655074798" calcext:value-type="float">
            <text:p>0.3313586551</text:p>
          </table:table-cell>
        </table:table-row>
        <table:table-row table:style-name="ro1">
          <table:table-cell office:value-type="float" office:value="0.330708641104055" calcext:value-type="float">
            <text:p>0.3307086411</text:p>
          </table:table-cell>
        </table:table-row>
        <table:table-row table:style-name="ro1">
          <table:table-cell office:value-type="float" office:value="0.330316427311389" calcext:value-type="float">
            <text:p>0.3303164273</text:p>
          </table:table-cell>
        </table:table-row>
        <table:table-row table:style-name="ro1">
          <table:table-cell office:value-type="float" office:value="0.33017863352632" calcext:value-type="float">
            <text:p>0.3301786335</text:p>
          </table:table-cell>
        </table:table-row>
        <table:table-row table:style-name="ro1">
          <table:table-cell office:value-type="float" office:value="0.330290648903437" calcext:value-type="float">
            <text:p>0.3302906489</text:p>
          </table:table-cell>
        </table:table-row>
        <table:table-row table:style-name="ro1">
          <table:table-cell office:value-type="float" office:value="0.330646584697932" calcext:value-type="float">
            <text:p>0.3306465847</text:p>
          </table:table-cell>
        </table:table-row>
        <table:table-row table:style-name="ro1">
          <table:table-cell office:value-type="float" office:value="0.331239226611461" calcext:value-type="float">
            <text:p>0.3312392266</text:p>
          </table:table-cell>
        </table:table-row>
        <table:table-row table:style-name="ro1">
          <table:table-cell office:value-type="float" office:value="0.33205998670829" calcext:value-type="float">
            <text:p>0.3320599867</text:p>
          </table:table-cell>
        </table:table-row>
        <table:table-row table:style-name="ro1">
          <table:table-cell office:value-type="float" office:value="0.333098854901766" calcext:value-type="float">
            <text:p>0.3330988549</text:p>
          </table:table-cell>
        </table:table-row>
        <table:table-row table:style-name="ro1">
          <table:table-cell office:value-type="float" office:value="0.334344350011074" calcext:value-type="float">
            <text:p>0.33434435</text:p>
          </table:table-cell>
        </table:table-row>
        <table:table-row table:style-name="ro1">
          <table:table-cell office:value-type="float" office:value="0.335783470388311" calcext:value-type="float">
            <text:p>0.3357834704</text:p>
          </table:table-cell>
        </table:table-row>
        <table:table-row table:style-name="ro1">
          <table:table-cell office:value-type="float" office:value="0.337401644115866" calcext:value-type="float">
            <text:p>0.3374016441</text:p>
          </table:table-cell>
        </table:table-row>
        <table:table-row table:style-name="ro1">
          <table:table-cell office:value-type="float" office:value="0.339182678774096" calcext:value-type="float">
            <text:p>0.3391826788</text:p>
          </table:table-cell>
        </table:table-row>
        <table:table-row table:style-name="ro1">
          <table:table-cell office:value-type="float" office:value="0.341108710779315" calcext:value-type="float">
            <text:p>0.3411087108</text:p>
          </table:table-cell>
        </table:table-row>
        <table:table-row table:style-name="ro1">
          <table:table-cell office:value-type="float" office:value="0.343160154292082" calcext:value-type="float">
            <text:p>0.3431601543</text:p>
          </table:table-cell>
        </table:table-row>
        <table:table-row table:style-name="ro1">
          <table:table-cell office:value-type="float" office:value="0.345315649695807" calcext:value-type="float">
            <text:p>0.3453156497</text:p>
          </table:table-cell>
        </table:table-row>
        <table:table-row table:style-name="ro1">
          <table:table-cell office:value-type="float" office:value="0.347552011645642" calcext:value-type="float">
            <text:p>0.3475520116</text:p>
          </table:table-cell>
        </table:table-row>
        <table:table-row table:style-name="ro1">
          <table:table-cell office:value-type="float" office:value="0.349844176687692" calcext:value-type="float">
            <text:p>0.3498441767</text:p>
          </table:table-cell>
        </table:table-row>
        <table:table-row table:style-name="ro1">
          <table:table-cell office:value-type="float" office:value="0.352165150448529" calcext:value-type="float">
            <text:p>0.3521651504</text:p>
          </table:table-cell>
        </table:table-row>
        <table:table-row table:style-name="ro1">
          <table:table-cell office:value-type="float" office:value="0.521259338284438" calcext:value-type="float">
            <text:p>0.5212593383</text:p>
          </table:table-cell>
        </table:table-row>
        <table:table-row table:style-name="ro1">
          <table:table-cell office:value-type="float" office:value="0.524622549010059" calcext:value-type="float">
            <text:p>0.524622549</text:p>
          </table:table-cell>
        </table:table-row>
        <table:table-row table:style-name="ro1">
          <table:table-cell office:value-type="float" office:value="0.527940264114353" calcext:value-type="float">
            <text:p>0.5279402641</text:p>
          </table:table-cell>
        </table:table-row>
        <table:table-row table:style-name="ro1">
          <table:table-cell office:value-type="float" office:value="0.531191446330657" calcext:value-type="float">
            <text:p>0.5311914463</text:p>
          </table:table-cell>
        </table:table-row>
        <table:table-row table:style-name="ro1">
          <table:table-cell office:value-type="float" office:value="0.534356216901718" calcext:value-type="float">
            <text:p>0.5343562169</text:p>
          </table:table-cell>
        </table:table-row>
        <table:table-row table:style-name="ro1">
          <table:table-cell office:value-type="float" office:value="0.537415843816194" calcext:value-type="float">
            <text:p>0.5374158438</text:p>
          </table:table-cell>
        </table:table-row>
        <table:table-row table:style-name="ro1">
          <table:table-cell office:value-type="float" office:value="0.54035272959938" calcext:value-type="float">
            <text:p>0.5403527296</text:p>
          </table:table-cell>
        </table:table-row>
        <table:table-row table:style-name="ro1">
          <table:table-cell office:value-type="float" office:value="0.543150398658178" calcext:value-type="float">
            <text:p>0.5431503987</text:p>
          </table:table-cell>
        </table:table-row>
        <table:table-row table:style-name="ro1">
          <table:table-cell office:value-type="float" office:value="0.545793484180285" calcext:value-type="float">
            <text:p>0.5457934842</text:p>
          </table:table-cell>
        </table:table-row>
        <table:table-row table:style-name="ro1">
          <table:table-cell office:value-type="float" office:value="0.548267714587629" calcext:value-type="float">
            <text:p>0.5482677146</text:p>
          </table:table-cell>
        </table:table-row>
        <table:table-row table:style-name="ro1">
          <table:table-cell office:value-type="float" office:value="0.550559899544026" calcext:value-type="float">
            <text:p>0.5505598995</text:p>
          </table:table-cell>
        </table:table-row>
        <table:table-row table:style-name="ro1">
          <table:table-cell office:value-type="float" office:value="0.552657915517071" calcext:value-type="float">
            <text:p>0.5526579155</text:p>
          </table:table-cell>
        </table:table-row>
        <table:table-row table:style-name="ro1">
          <table:table-cell office:value-type="float" office:value="0.554550690894268" calcext:value-type="float">
            <text:p>0.5545506909</text:p>
          </table:table-cell>
        </table:table-row>
        <table:table-row table:style-name="ro1">
          <table:table-cell office:value-type="float" office:value="0.556228190653384" calcext:value-type="float">
            <text:p>0.5562281907</text:p>
          </table:table-cell>
        </table:table-row>
        <table:table-row table:style-name="ro1">
          <table:table-cell office:value-type="float" office:value="0.557681400587041" calcext:value-type="float">
            <text:p>0.5576814006</text:p>
          </table:table-cell>
        </table:table-row>
        <table:table-row table:style-name="ro1">
          <table:table-cell office:value-type="float" office:value="0.558902311081537" calcext:value-type="float">
            <text:p>0.5589023111</text:p>
          </table:table-cell>
        </table:table-row>
        <table:table-row table:style-name="ro1">
          <table:table-cell office:value-type="float" office:value="0.559883900449902" calcext:value-type="float">
            <text:p>0.5598839004</text:p>
          </table:table-cell>
        </table:table-row>
        <table:table-row table:style-name="ro1">
          <table:table-cell office:value-type="float" office:value="0.560620117819187" calcext:value-type="float">
            <text:p>0.5606201178</text:p>
          </table:table-cell>
        </table:table-row>
        <table:table-row table:style-name="ro1">
          <table:table-cell office:value-type="float" office:value="0.561105865571977" calcext:value-type="float">
            <text:p>0.5611058656</text:p>
          </table:table-cell>
        </table:table-row>
        <table:table-row table:style-name="ro1">
          <table:table-cell office:value-type="float" office:value="0.561336981342153" calcext:value-type="float">
            <text:p>0.5613369813</text:p>
          </table:table-cell>
        </table:table-row>
        <table:table-row table:style-name="ro1">
          <table:table-cell office:value-type="float" office:value="0.561310219564866" calcext:value-type="float">
            <text:p>0.5613102196</text:p>
          </table:table-cell>
        </table:table-row>
        <table:table-row table:style-name="ro1">
          <table:table-cell office:value-type="float" office:value="0.561023232580761" calcext:value-type="float">
            <text:p>0.5610232326</text:p>
          </table:table-cell>
        </table:table-row>
        <table:table-row table:style-name="ro1">
          <table:table-cell office:value-type="float" office:value="0.560474551294423" calcext:value-type="float">
            <text:p>0.5604745513</text:p>
          </table:table-cell>
        </table:table-row>
        <table:table-row table:style-name="ro1">
          <table:table-cell office:value-type="float" office:value="0.55966356538706" calcext:value-type="float">
            <text:p>0.5596635654</text:p>
          </table:table-cell>
        </table:table-row>
        <table:table-row table:style-name="ro1">
          <table:table-cell office:value-type="float" office:value="0.558590503083414" calcext:value-type="float">
            <text:p>0.5585905031</text:p>
          </table:table-cell>
        </table:table-row>
        <table:table-row table:style-name="ro1">
          <table:table-cell office:value-type="float" office:value="0.557256410472912" calcext:value-type="float">
            <text:p>0.5572564105</text:p>
          </table:table-cell>
        </table:table-row>
        <table:table-row table:style-name="ro1">
          <table:table-cell office:value-type="float" office:value="0.555663130385038" calcext:value-type="float">
            <text:p>0.5556631304</text:p>
          </table:table-cell>
        </table:table-row>
        <table:table-row table:style-name="ro1">
          <table:table-cell office:value-type="float" office:value="0.553813280818951" calcext:value-type="float">
            <text:p>0.5538132808</text:p>
          </table:table-cell>
        </table:table-row>
        <table:table-row table:style-name="ro1">
          <table:table-cell office:value-type="float" office:value="0.551710232927323" calcext:value-type="float">
            <text:p>0.5517102329</text:p>
          </table:table-cell>
        </table:table-row>
        <table:table-row table:style-name="ro1">
          <table:table-cell office:value-type="float" office:value="0.549358088554418" calcext:value-type="float">
            <text:p>0.5493580886</text:p>
          </table:table-cell>
        </table:table-row>
        <table:table-row table:style-name="ro1">
          <table:table-cell office:value-type="float" office:value="0.546761657328396" calcext:value-type="float">
            <text:p>0.5467616573</text:p>
          </table:table-cell>
        </table:table-row>
        <table:table-row table:style-name="ro1">
          <table:table-cell office:value-type="float" office:value="0.543926433307859" calcext:value-type="float">
            <text:p>0.5439264333</text:p>
          </table:table-cell>
        </table:table-row>
        <table:table-row table:style-name="ro1">
          <table:table-cell office:value-type="float" office:value="0.540858571182621" calcext:value-type="float">
            <text:p>0.5408585712</text:p>
          </table:table-cell>
        </table:table-row>
        <table:table-row table:style-name="ro1">
          <table:table-cell office:value-type="float" office:value="0.537564862028711" calcext:value-type="float">
            <text:p>0.537564862</text:p>
          </table:table-cell>
        </table:table-row>
        <table:table-row table:style-name="ro1">
          <table:table-cell office:value-type="float" office:value="0.534052708617614" calcext:value-type="float">
            <text:p>0.5340527086</text:p>
          </table:table-cell>
        </table:table-row>
        <table:table-row table:style-name="ro1">
          <table:table-cell office:value-type="float" office:value="0.53033010027974" calcext:value-type="float">
            <text:p>0.5303301003</text:p>
          </table:table-cell>
        </table:table-row>
        <table:table-row table:style-name="ro1">
          <table:table-cell office:value-type="float" office:value="0.526405587322125" calcext:value-type="float">
            <text:p>0.5264055873</text:p>
          </table:table-cell>
        </table:table-row>
        <table:table-row table:style-name="ro1">
          <table:table-cell office:value-type="float" office:value="0.522288255000367" calcext:value-type="float">
            <text:p>0.522288255</text:p>
          </table:table-cell>
        </table:table-row>
        <table:table-row table:style-name="ro1">
          <table:table-cell office:value-type="float" office:value="0.517987697044793" calcext:value-type="float">
            <text:p>0.517987697</text:p>
          </table:table-cell>
        </table:table-row>
        <table:table-row table:style-name="ro1">
          <table:table-cell office:value-type="float" office:value="0.513513988740858" calcext:value-type="float">
            <text:p>0.5135139887</text:p>
          </table:table-cell>
        </table:table-row>
        <table:table-row table:style-name="ro1">
          <table:table-cell office:value-type="float" office:value="0.508877659563777" calcext:value-type="float">
            <text:p>0.5088776596</text:p>
          </table:table-cell>
        </table:table-row>
        <table:table-row table:style-name="ro1">
          <table:table-cell office:value-type="float" office:value="0.504089665367389" calcext:value-type="float">
            <text:p>0.5040896654</text:p>
          </table:table-cell>
        </table:table-row>
        <table:table-row table:style-name="ro1">
          <table:table-cell office:value-type="float" office:value="0.499161360127252" calcext:value-type="float">
            <text:p>0.4991613601</text:p>
          </table:table-cell>
        </table:table-row>
        <table:table-row table:style-name="ro1">
          <table:table-cell office:value-type="float" office:value="0.494104467237976" calcext:value-type="float">
            <text:p>0.4941044672</text:p>
          </table:table-cell>
        </table:table-row>
        <table:table-row table:style-name="ro1">
          <table:table-cell office:value-type="float" office:value="0.48893105036478" calcext:value-type="float">
            <text:p>0.4889310504</text:p>
          </table:table-cell>
        </table:table-row>
        <table:table-row table:style-name="ro1">
          <table:table-cell office:value-type="float" office:value="0.48365348384929" calcext:value-type="float">
            <text:p>0.4836534838</text:p>
          </table:table-cell>
        </table:table-row>
        <table:table-row table:style-name="ro1">
          <table:table-cell office:value-type="float" office:value="0.478284422669559" calcext:value-type="float">
            <text:p>0.4782844227</text:p>
          </table:table-cell>
        </table:table-row>
        <table:table-row table:style-name="ro1">
          <table:table-cell office:value-type="float" office:value="0.472836771954331" calcext:value-type="float">
            <text:p>0.472836772</text:p>
          </table:table-cell>
        </table:table-row>
        <table:table-row table:style-name="ro1">
          <table:table-cell office:value-type="float" office:value="0.467323656051529" calcext:value-type="float">
            <text:p>0.4673236561</text:p>
          </table:table-cell>
        </table:table-row>
        <table:table-row table:style-name="ro1">
          <table:table-cell office:value-type="float" office:value="0.46175838715098" calcext:value-type="float">
            <text:p>0.4617583872</text:p>
          </table:table-cell>
        </table:table-row>
        <table:table-row table:style-name="ro1">
          <table:table-cell office:value-type="float" office:value="0.456154433461368" calcext:value-type="float">
            <text:p>0.4561544335</text:p>
          </table:table-cell>
        </table:table-row>
        <table:table-row table:style-name="ro1">
          <table:table-cell office:value-type="float" office:value="0.450525386941424" calcext:value-type="float">
            <text:p>0.4505253869</text:p>
          </table:table-cell>
        </table:table-row>
        <table:table-row table:style-name="ro1">
          <table:table-cell office:value-type="float" office:value="0.444884930585345" calcext:value-type="float">
            <text:p>0.4448849306</text:p>
          </table:table-cell>
        </table:table-row>
        <table:table-row table:style-name="ro1">
          <table:table-cell office:value-type="float" office:value="0.439246805262447" calcext:value-type="float">
            <text:p>0.4392468053</text:p>
          </table:table-cell>
        </table:table-row>
        <table:table-row table:style-name="ro1">
          <table:table-cell office:value-type="float" office:value="0.433624776111052" calcext:value-type="float">
            <text:p>0.4336247761</text:p>
          </table:table-cell>
        </table:table-row>
        <table:table-row table:style-name="ro1">
          <table:table-cell office:value-type="float" office:value="0.428032598486601" calcext:value-type="float">
            <text:p>0.4280325985</text:p>
          </table:table-cell>
        </table:table-row>
        <table:table-row table:style-name="ro1">
          <table:table-cell office:value-type="float" office:value="0.422483983464008" calcext:value-type="float">
            <text:p>0.4224839835</text:p>
          </table:table-cell>
        </table:table-row>
        <table:table-row table:style-name="ro1">
          <table:table-cell office:value-type="float" office:value="0.41699256289424" calcext:value-type="float">
            <text:p>0.4169925629</text:p>
          </table:table-cell>
        </table:table-row>
        <table:table-row table:style-name="ro1">
          <table:table-cell office:value-type="float" office:value="0.411571854015132" calcext:value-type="float">
            <text:p>0.411571854</text:p>
          </table:table-cell>
        </table:table-row>
        <table:table-row table:style-name="ro1">
          <table:table-cell office:value-type="float" office:value="0.406235223616435" calcext:value-type="float">
            <text:p>0.4062352236</text:p>
          </table:table-cell>
        </table:table-row>
        <table:table-row table:style-name="ro1">
          <table:table-cell office:value-type="float" office:value="0.40099585175909" calcext:value-type="float">
            <text:p>0.4009958518</text:p>
          </table:table-cell>
        </table:table-row>
        <table:table-row table:style-name="ro1">
          <table:table-cell office:value-type="float" office:value="0.39586669504875" calcext:value-type="float">
            <text:p>0.395866695</text:p>
          </table:table-cell>
        </table:table-row>
        <table:table-row table:style-name="ro1">
          <table:table-cell office:value-type="float" office:value="0.390860449463513" calcext:value-type="float">
            <text:p>0.3908604495</text:p>
          </table:table-cell>
        </table:table-row>
        <table:table-row table:style-name="ro1">
          <table:table-cell office:value-type="float" office:value="0.385989512735904" calcext:value-type="float">
            <text:p>0.3859895127</text:p>
          </table:table-cell>
        </table:table-row>
        <table:table-row table:style-name="ro1">
          <table:table-cell office:value-type="float" office:value="0.381265946289086" calcext:value-type="float">
            <text:p>0.3812659463</text:p>
          </table:table-cell>
        </table:table-row>
        <table:table-row table:style-name="ro1">
          <table:table-cell office:value-type="float" office:value="0.376701436727292" calcext:value-type="float">
            <text:p>0.3767014367</text:p>
          </table:table-cell>
        </table:table-row>
        <table:table-row table:style-name="ro1">
          <table:table-cell office:value-type="float" office:value="0.372307256880511" calcext:value-type="float">
            <text:p>0.3723072569</text:p>
          </table:table-cell>
        </table:table-row>
        <table:table-row table:style-name="ro1">
          <table:table-cell office:value-type="float" office:value="0.368094226403382" calcext:value-type="float">
            <text:p>0.3680942264</text:p>
          </table:table-cell>
        </table:table-row>
        <table:table-row table:style-name="ro1">
          <table:table-cell office:value-type="float" office:value="0.364072671928341" calcext:value-type="float">
            <text:p>0.3640726719</text:p>
          </table:table-cell>
        </table:table-row>
        <table:table-row table:style-name="ro1">
          <table:table-cell office:value-type="float" office:value="0.360252386772987" calcext:value-type="float">
            <text:p>0.3602523868</text:p>
          </table:table-cell>
        </table:table-row>
        <table:table-row table:style-name="ro1">
          <table:table-cell office:value-type="float" office:value="0.356642590201686" calcext:value-type="float">
            <text:p>0.3566425902</text:p>
          </table:table-cell>
        </table:table-row>
        <table:table-row table:style-name="ro1">
          <table:table-cell office:value-type="float" office:value="0.353251886241407" calcext:value-type="float">
            <text:p>0.3532518862</text:p>
          </table:table-cell>
        </table:table-row>
        <table:table-row table:style-name="ro1">
          <table:table-cell office:value-type="float" office:value="0.350088222051788" calcext:value-type="float">
            <text:p>0.3500882221</text:p>
          </table:table-cell>
        </table:table-row>
        <table:table-row table:style-name="ro1">
          <table:table-cell office:value-type="float" office:value="0.347158845849439" calcext:value-type="float">
            <text:p>0.3471588458</text:p>
          </table:table-cell>
        </table:table-row>
        <table:table-row table:style-name="ro1">
          <table:table-cell office:value-type="float" office:value="0.344470264386472" calcext:value-type="float">
            <text:p>0.3444702644</text:p>
          </table:table-cell>
        </table:table-row>
        <table:table-row table:style-name="ro1">
          <table:table-cell office:value-type="float" office:value="0.342028199983267" calcext:value-type="float">
            <text:p>0.3420282</text:p>
          </table:table-cell>
        </table:table-row>
        <table:table-row table:style-name="ro1">
          <table:table-cell office:value-type="float" office:value="0.339837547115469" calcext:value-type="float">
            <text:p>0.3398375471</text:p>
          </table:table-cell>
        </table:table-row>
        <table:table-row table:style-name="ro1">
          <table:table-cell office:value-type="float" office:value="0.337902328555217" calcext:value-type="float">
            <text:p>0.3379023286</text:p>
          </table:table-cell>
        </table:table-row>
        <table:table-row table:style-name="ro1">
          <table:table-cell office:value-type="float" office:value="0.336225651066604" calcext:value-type="float">
            <text:p>0.3362256511</text:p>
          </table:table-cell>
        </table:table-row>
        <table:table-row table:style-name="ro1">
          <table:table-cell office:value-type="float" office:value="0.334809660655381" calcext:value-type="float">
            <text:p>0.3348096607</text:p>
          </table:table-cell>
        </table:table-row>
        <table:table-row table:style-name="ro1">
          <table:table-cell office:value-type="float" office:value="0.333655497372869" calcext:value-type="float">
            <text:p>0.3336554974</text:p>
          </table:table-cell>
        </table:table-row>
        <table:table-row table:style-name="ro1">
          <table:table-cell office:value-type="float" office:value="0.332763249674129" calcext:value-type="float">
            <text:p>0.3327632497</text:p>
          </table:table-cell>
        </table:table-row>
        <table:table-row table:style-name="ro1">
          <table:table-cell office:value-type="float" office:value="0.33213190833035" calcext:value-type="float">
            <text:p>0.3321319083</text:p>
          </table:table-cell>
        </table:table-row>
        <table:table-row table:style-name="ro1">
          <table:table-cell office:value-type="float" office:value="0.331759319895472" calcext:value-type="float">
            <text:p>0.3317593199</text:p>
          </table:table-cell>
        </table:table-row>
        <table:table-row table:style-name="ro1">
          <table:table-cell office:value-type="float" office:value="0.331642139727043" calcext:value-type="float">
            <text:p>0.3316421397</text:p>
          </table:table-cell>
        </table:table-row>
        <table:table-row table:style-name="ro1">
          <table:table-cell office:value-type="float" office:value="0.33177578456131" calcext:value-type="float">
            <text:p>0.3317757846</text:p>
          </table:table-cell>
        </table:table-row>
        <table:table-row table:style-name="ro1">
          <table:table-cell office:value-type="float" office:value="0.332154384642533" calcext:value-type="float">
            <text:p>0.3321543846</text:p>
          </table:table-cell>
        </table:table-row>
        <table:table-row table:style-name="ro1">
          <table:table-cell office:value-type="float" office:value="0.332770735406549" calcext:value-type="float">
            <text:p>0.3327707354</text:p>
          </table:table-cell>
        </table:table-row>
        <table:table-row table:style-name="ro1">
          <table:table-cell office:value-type="float" office:value="0.333616248718544" calcext:value-type="float">
            <text:p>0.3336162487</text:p>
          </table:table-cell>
        </table:table-row>
        <table:table-row table:style-name="ro1">
          <table:table-cell office:value-type="float" office:value="0.334680903665086" calcext:value-type="float">
            <text:p>0.3346809037</text:p>
          </table:table-cell>
        </table:table-row>
        <table:table-row table:style-name="ro1">
          <table:table-cell office:value-type="float" office:value="0.335953196900366" calcext:value-type="float">
            <text:p>0.3359531969</text:p>
          </table:table-cell>
        </table:table-row>
        <table:table-row table:style-name="ro1">
          <table:table-cell office:value-type="float" office:value="0.33742009254668" calcext:value-type="float">
            <text:p>0.3374200925</text:p>
          </table:table-cell>
        </table:table-row>
        <table:table-row table:style-name="ro1">
          <table:table-cell office:value-type="float" office:value="0.339066971649149" calcext:value-type="float">
            <text:p>0.3390669716</text:p>
          </table:table-cell>
        </table:table-row>
        <table:table-row table:style-name="ro1">
          <table:table-cell office:value-type="float" office:value="0.340877581184665" calcext:value-type="float">
            <text:p>0.3408775812</text:p>
          </table:table-cell>
        </table:table-row>
        <table:table-row table:style-name="ro1">
          <table:table-cell office:value-type="float" office:value="0.342833982625072" calcext:value-type="float">
            <text:p>0.3428339826</text:p>
          </table:table-cell>
        </table:table-row>
        <table:table-row table:style-name="ro1">
          <table:table-cell office:value-type="float" office:value="0.344916500054573" calcext:value-type="float">
            <text:p>0.3449165001</text:p>
          </table:table-cell>
        </table:table-row>
        <table:table-row table:style-name="ro1">
          <table:table-cell office:value-type="float" office:value="0.347103667841383" calcext:value-type="float">
            <text:p>0.3471036678</text:p>
          </table:table-cell>
        </table:table-row>
        <table:table-row table:style-name="ro1">
          <table:table-cell office:value-type="float" office:value="0.349372177863599" calcext:value-type="float">
            <text:p>0.3493721779</text:p>
          </table:table-cell>
        </table:table-row>
        <table:table-row table:style-name="ro1">
          <table:table-cell office:value-type="float" office:value="0.351696826289312" calcext:value-type="float">
            <text:p>0.3516968263</text:p>
          </table:table-cell>
        </table:table-row>
        <table:table-row table:style-name="ro1">
          <table:table-cell office:value-type="float" office:value="0.35405045991095" calcext:value-type="float">
            <text:p>0.3540504599</text:p>
          </table:table-cell>
        </table:table-row>
        <table:table-row table:style-name="ro1">
          <table:table-cell office:value-type="float" office:value="0.519403750718091" calcext:value-type="float">
            <text:p>0.5194037507</text:p>
          </table:table-cell>
        </table:table-row>
        <table:table-row table:style-name="ro1">
          <table:table-cell office:value-type="float" office:value="0.522833494630588" calcext:value-type="float">
            <text:p>0.5228334946</text:p>
          </table:table-cell>
        </table:table-row>
        <table:table-row table:style-name="ro1">
          <table:table-cell office:value-type="float" office:value="0.526217800526353" calcext:value-type="float">
            <text:p>0.5262178005</text:p>
          </table:table-cell>
        </table:table-row>
        <table:table-row table:style-name="ro1">
          <table:table-cell office:value-type="float" office:value="0.529535645759615" calcext:value-type="float">
            <text:p>0.5295356458</text:p>
          </table:table-cell>
        </table:table-row>
        <table:table-row table:style-name="ro1">
          <table:table-cell office:value-type="float" office:value="0.53276715730472" calcext:value-type="float">
            <text:p>0.5327671573</text:p>
          </table:table-cell>
        </table:table-row>
        <table:table-row table:style-name="ro1">
          <table:table-cell office:value-type="float" office:value="0.535893600623754" calcext:value-type="float">
            <text:p>0.5358936006</text:p>
          </table:table-cell>
        </table:table-row>
        <table:table-row table:style-name="ro1">
          <table:table-cell office:value-type="float" office:value="0.538897368073115" calcext:value-type="float">
            <text:p>0.5388973681</text:p>
          </table:table-cell>
        </table:table-row>
        <table:table-row table:style-name="ro1">
          <table:table-cell office:value-type="float" office:value="0.541761966849022" calcext:value-type="float">
            <text:p>0.5417619668</text:p>
          </table:table-cell>
        </table:table-row>
        <table:table-row table:style-name="ro1">
          <table:table-cell office:value-type="float" office:value="0.544472006471967" calcext:value-type="float">
            <text:p>0.5444720065</text:p>
          </table:table-cell>
        </table:table-row>
        <table:table-row table:style-name="ro1">
          <table:table-cell office:value-type="float" office:value="0.547013185810111" calcext:value-type="float">
            <text:p>0.5470131858</text:p>
          </table:table-cell>
        </table:table-row>
        <table:table-row table:style-name="ro1">
          <table:table-cell office:value-type="float" office:value="0.549372279641619" calcext:value-type="float">
            <text:p>0.5493722796</text:p>
          </table:table-cell>
        </table:table-row>
        <table:table-row table:style-name="ro1">
          <table:table-cell office:value-type="float" office:value="0.551537124755937" calcext:value-type="float">
            <text:p>0.5515371248</text:p>
          </table:table-cell>
        </table:table-row>
        <table:table-row table:style-name="ro1">
          <table:table-cell office:value-type="float" office:value="0.553496605594016" calcext:value-type="float">
            <text:p>0.5534966056</text:p>
          </table:table-cell>
        </table:table-row>
        <table:table-row table:style-name="ro1">
          <table:table-cell office:value-type="float" office:value="0.555240639427472" calcext:value-type="float">
            <text:p>0.5552406394</text:p>
          </table:table-cell>
        </table:table-row>
        <table:table-row table:style-name="ro1">
          <table:table-cell office:value-type="float" office:value="0.556760161076687" calcext:value-type="float">
            <text:p>0.5567601611</text:p>
          </table:table-cell>
        </table:table-row>
        <table:table-row table:style-name="ro1">
          <table:table-cell office:value-type="float" office:value="0.558047107167863" calcext:value-type="float">
            <text:p>0.5580471072</text:p>
          </table:table-cell>
        </table:table-row>
        <table:table-row table:style-name="ro1">
          <table:table-cell office:value-type="float" office:value="0.559094399929001" calcext:value-type="float">
            <text:p>0.5590943999</text:p>
          </table:table-cell>
        </table:table-row>
        <table:table-row table:style-name="ro1">
          <table:table-cell office:value-type="float" office:value="0.55989593052484" calcext:value-type="float">
            <text:p>0.5598959305</text:p>
          </table:table-cell>
        </table:table-row>
        <table:table-row table:style-name="ro1">
          <table:table-cell office:value-type="float" office:value="0.560446541930721" calcext:value-type="float">
            <text:p>0.5604465419</text:p>
          </table:table-cell>
        </table:table-row>
        <table:table-row table:style-name="ro1">
          <table:table-cell office:value-type="float" office:value="0.560742011345407" calcext:value-type="float">
            <text:p>0.5607420113</text:p>
          </table:table-cell>
        </table:table-row>
        <table:table-row table:style-name="ro1">
          <table:table-cell office:value-type="float" office:value="0.560779032142837" calcext:value-type="float">
            <text:p>0.5607790321</text:p>
          </table:table-cell>
        </table:table-row>
        <table:table-row table:style-name="ro1">
          <table:table-cell office:value-type="float" office:value="0.560555195362822" calcext:value-type="float">
            <text:p>0.5605551954</text:p>
          </table:table-cell>
        </table:table-row>
        <table:table-row table:style-name="ro1">
          <table:table-cell office:value-type="float" office:value="0.560068970740689" calcext:value-type="float">
            <text:p>0.5600689707</text:p>
          </table:table-cell>
        </table:table-row>
        <table:table-row table:style-name="ro1">
          <table:table-cell office:value-type="float" office:value="0.559319687275859" calcext:value-type="float">
            <text:p>0.5593196873</text:p>
          </table:table-cell>
        </table:table-row>
        <table:table-row table:style-name="ro1">
          <table:table-cell office:value-type="float" office:value="0.558307513339375" calcext:value-type="float">
            <text:p>0.5583075133</text:p>
          </table:table-cell>
        </table:table-row>
        <table:table-row table:style-name="ro1">
          <table:table-cell office:value-type="float" office:value="0.557033436320362" calcext:value-type="float">
            <text:p>0.5570334363</text:p>
          </table:table-cell>
        </table:table-row>
        <table:table-row table:style-name="ro1">
          <table:table-cell office:value-type="float" office:value="0.555499241811443" calcext:value-type="float">
            <text:p>0.5554992418</text:p>
          </table:table-cell>
        </table:table-row>
        <table:table-row table:style-name="ro1">
          <table:table-cell office:value-type="float" office:value="0.553707492333081" calcext:value-type="float">
            <text:p>0.5537074923</text:p>
          </table:table-cell>
        </table:table-row>
        <table:table-row table:style-name="ro1">
          <table:table-cell office:value-type="float" office:value="0.551661505596876" calcext:value-type="float">
            <text:p>0.5516615056</text:p>
          </table:table-cell>
        </table:table-row>
        <table:table-row table:style-name="ro1">
          <table:table-cell office:value-type="float" office:value="0.549365332307795" calcext:value-type="float">
            <text:p>0.5493653323</text:p>
          </table:table-cell>
        </table:table-row>
        <table:table-row table:style-name="ro1">
          <table:table-cell office:value-type="float" office:value="0.546823733505352" calcext:value-type="float">
            <text:p>0.5468237335</text:p>
          </table:table-cell>
        </table:table-row>
        <table:table-row table:style-name="ro1">
          <table:table-cell office:value-type="float" office:value="0.544042157443722" calcext:value-type="float">
            <text:p>0.5440421574</text:p>
          </table:table-cell>
        </table:table-row>
        <table:table-row table:style-name="ro1">
          <table:table-cell office:value-type="float" office:value="0.541026716010802" calcext:value-type="float">
            <text:p>0.541026716</text:p>
          </table:table-cell>
        </table:table-row>
        <table:table-row table:style-name="ro1">
          <table:table-cell office:value-type="float" office:value="0.537784160686215" calcext:value-type="float">
            <text:p>0.5377841607</text:p>
          </table:table-cell>
        </table:table-row>
        <table:table-row table:style-name="ro1">
          <table:table-cell office:value-type="float" office:value="0.534321858038249" calcext:value-type="float">
            <text:p>0.534321858</text:p>
          </table:table-cell>
        </table:table-row>
        <table:table-row table:style-name="ro1">
          <table:table-cell office:value-type="float" office:value="0.530647764759745" calcext:value-type="float">
            <text:p>0.5306477648</text:p>
          </table:table-cell>
        </table:table-row>
        <table:table-row table:style-name="ro1">
          <table:table-cell office:value-type="float" office:value="0.526770402242928" calcext:value-type="float">
            <text:p>0.5267704022</text:p>
          </table:table-cell>
        </table:table-row>
        <table:table-row table:style-name="ro1">
          <table:table-cell office:value-type="float" office:value="0.522698830693169" calcext:value-type="float">
            <text:p>0.5226988307</text:p>
          </table:table-cell>
        </table:table-row>
        <table:table-row table:style-name="ro1">
          <table:table-cell office:value-type="float" office:value="0.518442622781704" calcext:value-type="float">
            <text:p>0.5184426228</text:p>
          </table:table-cell>
        </table:table-row>
        <table:table-row table:style-name="ro1">
          <table:table-cell office:value-type="float" office:value="0.514011836837282" calcext:value-type="float">
            <text:p>0.5140118368</text:p>
          </table:table-cell>
        </table:table-row>
        <table:table-row table:style-name="ro1">
          <table:table-cell office:value-type="float" office:value="0.509416989576766" calcext:value-type="float">
            <text:p>0.5094169896</text:p>
          </table:table-cell>
        </table:table-row>
        <table:table-row table:style-name="ro1">
          <table:table-cell office:value-type="float" office:value="0.504669028374663" calcext:value-type="float">
            <text:p>0.5046690284</text:p>
          </table:table-cell>
        </table:table-row>
        <table:table-row table:style-name="ro1">
          <table:table-cell office:value-type="float" office:value="0.499779303071612" calcext:value-type="float">
            <text:p>0.4997793031</text:p>
          </table:table-cell>
        </table:table-row>
        <table:table-row table:style-name="ro1">
          <table:table-cell office:value-type="float" office:value="0.494759537321798" calcext:value-type="float">
            <text:p>0.4947595373</text:p>
          </table:table-cell>
        </table:table-row>
        <table:table-row table:style-name="ro1">
          <table:table-cell office:value-type="float" office:value="0.489621799479319" calcext:value-type="float">
            <text:p>0.4896217995</text:p>
          </table:table-cell>
        </table:table-row>
        <table:table-row table:style-name="ro1">
          <table:table-cell office:value-type="float" office:value="0.484378473023493" calcext:value-type="float">
            <text:p>0.484378473</text:p>
          </table:table-cell>
        </table:table-row>
        <table:table-row table:style-name="ro1">
          <table:table-cell office:value-type="float" office:value="0.479042226523101" calcext:value-type="float">
            <text:p>0.4790422265</text:p>
          </table:table-cell>
        </table:table-row>
        <table:table-row table:style-name="ro1">
          <table:table-cell office:value-type="float" office:value="0.473625983139578" calcext:value-type="float">
            <text:p>0.4736259831</text:p>
          </table:table-cell>
        </table:table-row>
        <table:table-row table:style-name="ro1">
          <table:table-cell office:value-type="float" office:value="0.468142889669147" calcext:value-type="float">
            <text:p>0.4681428897</text:p>
          </table:table-cell>
        </table:table-row>
        <table:table-row table:style-name="ro1">
          <table:table-cell office:value-type="float" office:value="0.462606285123889" calcext:value-type="float">
            <text:p>0.4626062851</text:p>
          </table:table-cell>
        </table:table-row>
        <table:table-row table:style-name="ro1">
          <table:table-cell office:value-type="float" office:value="0.457029668851757" calcext:value-type="float">
            <text:p>0.4570296689</text:p>
          </table:table-cell>
        </table:table-row>
        <table:table-row table:style-name="ro1">
          <table:table-cell office:value-type="float" office:value="0.451426668195538" calcext:value-type="float">
            <text:p>0.4514266682</text:p>
          </table:table-cell>
        </table:table-row>
        <table:table-row table:style-name="ro1">
          <table:table-cell office:value-type="float" office:value="0.44581100569075" calcext:value-type="float">
            <text:p>0.4458110057</text:p>
          </table:table-cell>
        </table:table-row>
        <table:table-row table:style-name="ro1">
          <table:table-cell office:value-type="float" office:value="0.440196465802479" calcext:value-type="float">
            <text:p>0.4401964658</text:p>
          </table:table-cell>
        </table:table-row>
        <table:table-row table:style-name="ro1">
          <table:table-cell office:value-type="float" office:value="0.43459686120117" calcext:value-type="float">
            <text:p>0.4345968612</text:p>
          </table:table-cell>
        </table:table-row>
        <table:table-row table:style-name="ro1">
          <table:table-cell office:value-type="float" office:value="0.429025998577345" calcext:value-type="float">
            <text:p>0.4290259986</text:p>
          </table:table-cell>
        </table:table-row>
        <table:table-row table:style-name="ro1">
          <table:table-cell office:value-type="float" office:value="0.423497643995273" calcext:value-type="float">
            <text:p>0.423497644</text:p>
          </table:table-cell>
        </table:table-row>
        <table:table-row table:style-name="ro1">
          <table:table-cell office:value-type="float" office:value="0.41802548778558" calcext:value-type="float">
            <text:p>0.4180254878</text:p>
          </table:table-cell>
        </table:table-row>
        <table:table-row table:style-name="ro1">
          <table:table-cell office:value-type="float" office:value="0.412623108976799" calcext:value-type="float">
            <text:p>0.412623109</text:p>
          </table:table-cell>
        </table:table-row>
        <table:table-row table:style-name="ro1">
          <table:table-cell office:value-type="float" office:value="0.407303939265861" calcext:value-type="float">
            <text:p>0.4073039393</text:p>
          </table:table-cell>
        </table:table-row>
        <table:table-row table:style-name="ro1">
          <table:table-cell office:value-type="float" office:value="0.402081226527532" calcext:value-type="float">
            <text:p>0.4020812265</text:p>
          </table:table-cell>
        </table:table-row>
        <table:table-row table:style-name="ro1">
          <table:table-cell office:value-type="float" office:value="0.396967997862793" calcext:value-type="float">
            <text:p>0.3969679979</text:p>
          </table:table-cell>
        </table:table-row>
        <table:table-row table:style-name="ro1">
          <table:table-cell office:value-type="float" office:value="0.391977022186152" calcext:value-type="float">
            <text:p>0.3919770222</text:p>
          </table:table-cell>
        </table:table-row>
        <table:table-row table:style-name="ro1">
          <table:table-cell office:value-type="float" office:value="0.387120772351907" calcext:value-type="float">
            <text:p>0.3871207724</text:p>
          </table:table-cell>
        </table:table-row>
        <table:table-row table:style-name="ro1">
          <table:table-cell office:value-type="float" office:value="0.382411386819357" calcext:value-type="float">
            <text:p>0.3824113868</text:p>
          </table:table-cell>
        </table:table-row>
        <table:table-row table:style-name="ro1">
          <table:table-cell office:value-type="float" office:value="0.377860630856931" calcext:value-type="float">
            <text:p>0.3778606309</text:p>
          </table:table-cell>
        </table:table-row>
        <table:table-row table:style-name="ro1">
          <table:table-cell office:value-type="float" office:value="0.373479857285291" calcext:value-type="float">
            <text:p>0.3734798573</text:p>
          </table:table-cell>
        </table:table-row>
        <table:table-row table:style-name="ro1">
          <table:table-cell office:value-type="float" office:value="0.369279966759349" calcext:value-type="float">
            <text:p>0.3692799668</text:p>
          </table:table-cell>
        </table:table-row>
        <table:table-row table:style-name="ro1">
          <table:table-cell office:value-type="float" office:value="0.365271367589245" calcext:value-type="float">
            <text:p>0.3652713676</text:p>
          </table:table-cell>
        </table:table-row>
        <table:table-row table:style-name="ro1">
          <table:table-cell office:value-type="float" office:value="0.361463935100256" calcext:value-type="float">
            <text:p>0.3614639351</text:p>
          </table:table-cell>
        </table:table-row>
        <table:table-row table:style-name="ro1">
          <table:table-cell office:value-type="float" office:value="0.35786697053165" calcext:value-type="float">
            <text:p>0.3578669705</text:p>
          </table:table-cell>
        </table:table-row>
        <table:table-row table:style-name="ro1">
          <table:table-cell office:value-type="float" office:value="0.354489159474487" calcext:value-type="float">
            <text:p>0.3544891595</text:p>
          </table:table-cell>
        </table:table-row>
        <table:table-row table:style-name="ro1">
          <table:table-cell office:value-type="float" office:value="0.351338529848352" calcext:value-type="float">
            <text:p>0.3513385298</text:p>
          </table:table-cell>
        </table:table-row>
        <table:table-row table:style-name="ro1">
          <table:table-cell office:value-type="float" office:value="0.34842240941704" calcext:value-type="float">
            <text:p>0.3484224094</text:p>
          </table:table-cell>
        </table:table-row>
        <table:table-row table:style-name="ro1">
          <table:table-cell office:value-type="float" office:value="0.345747382843177" calcext:value-type="float">
            <text:p>0.3457473828</text:p>
          </table:table-cell>
        </table:table-row>
        <table:table-row table:style-name="ro1">
          <table:table-cell office:value-type="float" office:value="0.343319248281783" calcext:value-type="float">
            <text:p>0.3433192483</text:p>
          </table:table-cell>
        </table:table-row>
        <table:table-row table:style-name="ro1">
          <table:table-cell office:value-type="float" office:value="0.341142973512782" calcext:value-type="float">
            <text:p>0.3411429735</text:p>
          </table:table-cell>
        </table:table-row>
        <table:table-row table:style-name="ro1">
          <table:table-cell office:value-type="float" office:value="0.339222651612446" calcext:value-type="float">
            <text:p>0.3392226516</text:p>
          </table:table-cell>
        </table:table-row>
        <table:table-row table:style-name="ro1">
          <table:table-cell office:value-type="float" office:value="0.337561456163789" calcext:value-type="float">
            <text:p>0.3375614562</text:p>
          </table:table-cell>
        </table:table-row>
        <table:table-row table:style-name="ro1">
          <table:table-cell office:value-type="float" office:value="0.336161596005898" calcext:value-type="float">
            <text:p>0.336161596</text:p>
          </table:table-cell>
        </table:table-row>
        <table:table-row table:style-name="ro1">
          <table:table-cell office:value-type="float" office:value="0.335024269522209" calcext:value-type="float">
            <text:p>0.3350242695</text:p>
          </table:table-cell>
        </table:table-row>
        <table:table-row table:style-name="ro1">
          <table:table-cell office:value-type="float" office:value="0.334149618467719" calcext:value-type="float">
            <text:p>0.3341496185</text:p>
          </table:table-cell>
        </table:table-row>
        <table:table-row table:style-name="ro1">
          <table:table-cell office:value-type="float" office:value="0.33353668133515" calcext:value-type="float">
            <text:p>0.3335366813</text:p>
          </table:table-cell>
        </table:table-row>
        <table:table-row table:style-name="ro1">
          <table:table-cell office:value-type="float" office:value="0.333183346260045" calcext:value-type="float">
            <text:p>0.3331833463</text:p>
          </table:table-cell>
        </table:table-row>
        <table:table-row table:style-name="ro1">
          <table:table-cell office:value-type="float" office:value="0.333086303464812" calcext:value-type="float">
            <text:p>0.3330863035</text:p>
          </table:table-cell>
        </table:table-row>
        <table:table-row table:style-name="ro1">
          <table:table-cell office:value-type="float" office:value="0.333240997241709" calcext:value-type="float">
            <text:p>0.3332409972</text:p>
          </table:table-cell>
        </table:table-row>
        <table:table-row table:style-name="ro1">
          <table:table-cell office:value-type="float" office:value="0.333641577474768" calcext:value-type="float">
            <text:p>0.3336415775</text:p>
          </table:table-cell>
        </table:table-row>
        <table:table-row table:style-name="ro1">
          <table:table-cell office:value-type="float" office:value="0.334280850700667" calcext:value-type="float">
            <text:p>0.3342808507</text:p>
          </table:table-cell>
        </table:table-row>
        <table:table-row table:style-name="ro1">
          <table:table-cell office:value-type="float" office:value="0.335150230708532" calcext:value-type="float">
            <text:p>0.3351502307</text:p>
          </table:table-cell>
        </table:table-row>
        <table:table-row table:style-name="ro1">
          <table:table-cell office:value-type="float" office:value="0.336239688678701" calcext:value-type="float">
            <text:p>0.3362396887</text:p>
          </table:table-cell>
        </table:table-row>
        <table:table-row table:style-name="ro1">
          <table:table-cell office:value-type="float" office:value="0.337537702860411" calcext:value-type="float">
            <text:p>0.3375377029</text:p>
          </table:table-cell>
        </table:table-row>
        <table:table-row table:style-name="ro1">
          <table:table-cell office:value-type="float" office:value="0.33903120778843" calcext:value-type="float">
            <text:p>0.3390312078</text:p>
          </table:table-cell>
        </table:table-row>
        <table:table-row table:style-name="ro1">
          <table:table-cell office:value-type="float" office:value="0.340705543038645" calcext:value-type="float">
            <text:p>0.340705543</text:p>
          </table:table-cell>
        </table:table-row>
        <table:table-row table:style-name="ro1">
          <table:table-cell office:value-type="float" office:value="0.342544401522574" calcext:value-type="float">
            <text:p>0.3425444015</text:p>
          </table:table-cell>
        </table:table-row>
        <table:table-row table:style-name="ro1">
          <table:table-cell office:value-type="float" office:value="0.344529777320835" calcext:value-type="float">
            <text:p>0.3445297773</text:p>
          </table:table-cell>
        </table:table-row>
        <table:table-row table:style-name="ro1">
          <table:table-cell office:value-type="float" office:value="0.346641913055539" calcext:value-type="float">
            <text:p>0.3466419131</text:p>
          </table:table-cell>
        </table:table-row>
        <table:table-row table:style-name="ro1">
          <table:table-cell office:value-type="float" office:value="0.348859246801652" calcext:value-type="float">
            <text:p>0.3488592468</text:p>
          </table:table-cell>
        </table:table-row>
        <table:table-row table:style-name="ro1">
          <table:table-cell office:value-type="float" office:value="0.351158358537266" calcext:value-type="float">
            <text:p>0.3511583585</text:p>
          </table:table-cell>
        </table:table-row>
        <table:table-row table:style-name="ro1">
          <table:table-cell office:value-type="float" office:value="0.353513916132839" calcext:value-type="float">
            <text:p>0.3535139161</text:p>
          </table:table-cell>
        </table:table-row>
        <table:table-row table:style-name="ro1">
          <table:table-cell office:value-type="float" office:value="0.355898620879368" calcext:value-type="float">
            <text:p>0.3558986209</text:p>
          </table:table-cell>
        </table:table-row>
        <table:table-row table:style-name="ro1">
          <table:table-cell office:value-type="float" office:value="0.517599453041985" calcext:value-type="float">
            <text:p>0.517599453</text:p>
          </table:table-cell>
        </table:table-row>
        <table:table-row table:style-name="ro1">
          <table:table-cell office:value-type="float" office:value="0.521092280768035" calcext:value-type="float">
            <text:p>0.5210922808</text:p>
          </table:table-cell>
        </table:table-row>
        <table:table-row table:style-name="ro1">
          <table:table-cell office:value-type="float" office:value="0.524539735719762" calcext:value-type="float">
            <text:p>0.5245397357</text:p>
          </table:table-cell>
        </table:table-row>
        <table:table-row table:style-name="ro1">
          <table:table-cell office:value-type="float" office:value="0.52792081394919" calcext:value-type="float">
            <text:p>0.5279208139</text:p>
          </table:table-cell>
        </table:table-row>
        <table:table-row table:style-name="ro1">
          <table:table-cell office:value-type="float" office:value="0.531215652381443" calcext:value-type="float">
            <text:p>0.5312156524</text:p>
          </table:table-cell>
        </table:table-row>
        <table:table-row table:style-name="ro1">
          <table:table-cell office:value-type="float" office:value="0.534405518287509" calcext:value-type="float">
            <text:p>0.5344055183</text:p>
          </table:table-cell>
        </table:table-row>
        <table:table-row table:style-name="ro1">
          <table:table-cell office:value-type="float" office:value="0.537472798281463" calcext:value-type="float">
            <text:p>0.5374727983</text:p>
          </table:table-cell>
        </table:table-row>
        <table:table-row table:style-name="ro1">
          <table:table-cell office:value-type="float" office:value="0.540400986842122" calcext:value-type="float">
            <text:p>0.5404009868</text:p>
          </table:table-cell>
        </table:table-row>
        <table:table-row table:style-name="ro1">
          <table:table-cell office:value-type="float" office:value="0.543174674359153" calcext:value-type="float">
            <text:p>0.5431746744</text:p>
          </table:table-cell>
        </table:table-row>
        <table:table-row table:style-name="ro1">
          <table:table-cell office:value-type="float" office:value="0.54577953470363" calcext:value-type="float">
            <text:p>0.5457795347</text:p>
          </table:table-cell>
        </table:table-row>
        <table:table-row table:style-name="ro1">
          <table:table-cell office:value-type="float" office:value="0.548202312323026" calcext:value-type="float">
            <text:p>0.5482023123</text:p>
          </table:table-cell>
        </table:table-row>
        <table:table-row table:style-name="ro1">
          <table:table-cell office:value-type="float" office:value="0.550430808860661" calcext:value-type="float">
            <text:p>0.5504308089</text:p>
          </table:table-cell>
        </table:table-row>
        <table:table-row table:style-name="ro1">
          <table:table-cell office:value-type="float" office:value="0.552453869299593" calcext:value-type="float">
            <text:p>0.5524538693</text:p>
          </table:table-cell>
        </table:table-row>
        <table:table-row table:style-name="ro1">
          <table:table-cell office:value-type="float" office:value="0.55426136763095" calcext:value-type="float">
            <text:p>0.5542613676</text:p>
          </table:table-cell>
        </table:table-row>
        <table:table-row table:style-name="ro1">
          <table:table-cell office:value-type="float" office:value="0.555844192046715" calcext:value-type="float">
            <text:p>0.555844192</text:p>
          </table:table-cell>
        </table:table-row>
        <table:table-row table:style-name="ro1">
          <table:table-cell office:value-type="float" office:value="0.55719422965695" calcext:value-type="float">
            <text:p>0.5571942297</text:p>
          </table:table-cell>
        </table:table-row>
        <table:table-row table:style-name="ro1">
          <table:table-cell office:value-type="float" office:value="0.558304350731471" calcext:value-type="float">
            <text:p>0.5583043507</text:p>
          </table:table-cell>
        </table:table-row>
        <table:table-row table:style-name="ro1">
          <table:table-cell office:value-type="float" office:value="0.559168392465968" calcext:value-type="float">
            <text:p>0.5591683925</text:p>
          </table:table-cell>
        </table:table-row>
        <table:table-row table:style-name="ro1">
          <table:table-cell office:value-type="float" office:value="0.559781142272567" calcext:value-type="float">
            <text:p>0.5597811423</text:p>
          </table:table-cell>
        </table:table-row>
        <table:table-row table:style-name="ro1">
          <table:table-cell office:value-type="float" office:value="0.560138320594841" calcext:value-type="float">
            <text:p>0.5601383206</text:p>
          </table:table-cell>
        </table:table-row>
        <table:table-row table:style-name="ro1">
          <table:table-cell office:value-type="float" office:value="0.560236563247266" calcext:value-type="float">
            <text:p>0.5602365632</text:p>
          </table:table-cell>
        </table:table-row>
        <table:table-row table:style-name="ro1">
          <table:table-cell office:value-type="float" office:value="0.560073403279124" calcext:value-type="float">
            <text:p>0.5600734033</text:p>
          </table:table-cell>
        </table:table-row>
        <table:table-row table:style-name="ro1">
          <table:table-cell office:value-type="float" office:value="0.55964725236285" calcext:value-type="float">
            <text:p>0.5596472524</text:p>
          </table:table-cell>
        </table:table-row>
        <table:table-row table:style-name="ro1">
          <table:table-cell office:value-type="float" office:value="0.558957381706824" calcext:value-type="float">
            <text:p>0.5589573817</text:p>
          </table:table-cell>
        </table:table-row>
        <table:table-row table:style-name="ro1">
          <table:table-cell office:value-type="float" office:value="0.558003902492612" calcext:value-type="float">
            <text:p>0.5580039025</text:p>
          </table:table-cell>
        </table:table-row>
        <table:table-row table:style-name="ro1">
          <table:table-cell office:value-type="float" office:value="0.55678774583665" calcext:value-type="float">
            <text:p>0.5567877458</text:p>
          </table:table-cell>
        </table:table-row>
        <table:table-row table:style-name="ro1">
          <table:table-cell office:value-type="float" office:value="0.555310642276375" calcext:value-type="float">
            <text:p>0.5553106423</text:p>
          </table:table-cell>
        </table:table-row>
        <table:table-row table:style-name="ro1">
          <table:table-cell office:value-type="float" office:value="0.553575100780799" calcext:value-type="float">
            <text:p>0.5535751008</text:p>
          </table:table-cell>
        </table:table-row>
        <table:table-row table:style-name="ro1">
          <table:table-cell office:value-type="float" office:value="0.551584387285537" calcext:value-type="float">
            <text:p>0.5515843873</text:p>
          </table:table-cell>
        </table:table-row>
        <table:table-row table:style-name="ro1">
          <table:table-cell office:value-type="float" office:value="0.549342502752268" calcext:value-type="float">
            <text:p>0.5493425028</text:p>
          </table:table-cell>
        </table:table-row>
        <table:table-row table:style-name="ro1">
          <table:table-cell office:value-type="float" office:value="0.546854160752653" calcext:value-type="float">
            <text:p>0.5468541608</text:p>
          </table:table-cell>
        </table:table-row>
        <table:table-row table:style-name="ro1">
          <table:table-cell office:value-type="float" office:value="0.544124764576695" calcext:value-type="float">
            <text:p>0.5441247646</text:p>
          </table:table-cell>
        </table:table-row>
        <table:table-row table:style-name="ro1">
          <table:table-cell office:value-type="float" office:value="0.54116038386554" calcext:value-type="float">
            <text:p>0.5411603839</text:p>
          </table:table-cell>
        </table:table-row>
        <table:table-row table:style-name="ro1">
          <table:table-cell office:value-type="float" office:value="0.537967730768731" calcext:value-type="float">
            <text:p>0.5379677308</text:p>
          </table:table-cell>
        </table:table-row>
        <table:table-row table:style-name="ro1">
          <table:table-cell office:value-type="float" office:value="0.534554135625907" calcext:value-type="float">
            <text:p>0.5345541356</text:p>
          </table:table-cell>
        </table:table-row>
        <table:table-row table:style-name="ro1">
          <table:table-cell office:value-type="float" office:value="0.530927522172939" calcext:value-type="float">
            <text:p>0.5309275222</text:p>
          </table:table-cell>
        </table:table-row>
        <table:table-row table:style-name="ro1">
          <table:table-cell office:value-type="float" office:value="0.527096382272526" calcext:value-type="float">
            <text:p>0.5270963823</text:p>
          </table:table-cell>
        </table:table-row>
        <table:table-row table:style-name="ro1">
          <table:table-cell office:value-type="float" office:value="0.523069750169222" calcext:value-type="float">
            <text:p>0.5230697502</text:p>
          </table:table-cell>
        </table:table-row>
        <table:table-row table:style-name="ro1">
          <table:table-cell office:value-type="float" office:value="0.51885717626892" calcext:value-type="float">
            <text:p>0.5188571763</text:p>
          </table:table-cell>
        </table:table-row>
        <table:table-row table:style-name="ro1">
          <table:table-cell office:value-type="float" office:value="0.514468700442777" calcext:value-type="float">
            <text:p>0.5144687004</text:p>
          </table:table-cell>
        </table:table-row>
        <table:table-row table:style-name="ro1">
          <table:table-cell office:value-type="float" office:value="0.509914824855585" calcext:value-type="float">
            <text:p>0.5099148249</text:p>
          </table:table-cell>
        </table:table-row>
        <table:table-row table:style-name="ro1">
          <table:table-cell office:value-type="float" office:value="0.505206486318587" calcext:value-type="float">
            <text:p>0.5052064863</text:p>
          </table:table-cell>
        </table:table-row>
        <table:table-row table:style-name="ro1">
          <table:table-cell office:value-type="float" office:value="0.500355028166743" calcext:value-type="float">
            <text:p>0.5003550282</text:p>
          </table:table-cell>
        </table:table-row>
        <table:table-row table:style-name="ro1">
          <table:table-cell office:value-type="float" office:value="0.495372171660433" calcext:value-type="float">
            <text:p>0.4953721717</text:p>
          </table:table-cell>
        </table:table-row>
        <table:table-row table:style-name="ro1">
          <table:table-cell office:value-type="float" office:value="0.490269986911617" calcext:value-type="float">
            <text:p>0.4902699869</text:p>
          </table:table-cell>
        </table:table-row>
        <table:table-row table:style-name="ro1">
          <table:table-cell office:value-type="float" office:value="0.485060863334433" calcext:value-type="float">
            <text:p>0.4850608633</text:p>
          </table:table-cell>
        </table:table-row>
        <table:table-row table:style-name="ro1">
          <table:table-cell office:value-type="float" office:value="0.479757479620244" calcext:value-type="float">
            <text:p>0.4797574796</text:p>
          </table:table-cell>
        </table:table-row>
        <table:table-row table:style-name="ro1">
          <table:table-cell office:value-type="float" office:value="0.474372773237125" calcext:value-type="float">
            <text:p>0.4743727732</text:p>
          </table:table-cell>
        </table:table-row>
        <table:table-row table:style-name="ro1">
          <table:table-cell office:value-type="float" office:value="0.468919909453808" calcext:value-type="float">
            <text:p>0.4689199095</text:p>
          </table:table-cell>
        </table:table-row>
        <table:table-row table:style-name="ro1">
          <table:table-cell office:value-type="float" office:value="0.463412249888058" calcext:value-type="float">
            <text:p>0.4634122499</text:p>
          </table:table-cell>
        </table:table-row>
        <table:table-row table:style-name="ro1">
          <table:table-cell office:value-type="float" office:value="0.457863320579508" calcext:value-type="float">
            <text:p>0.4578633206</text:p>
          </table:table-cell>
        </table:table-row>
        <table:table-row table:style-name="ro1">
          <table:table-cell office:value-type="float" office:value="0.452286779586929" calcext:value-type="float">
            <text:p>0.4522867796</text:p>
          </table:table-cell>
        </table:table-row>
        <table:table-row table:style-name="ro1">
          <table:table-cell office:value-type="float" office:value="0.446696384109953" calcext:value-type="float">
            <text:p>0.4466963841</text:p>
          </table:table-cell>
        </table:table-row>
        <table:table-row table:style-name="ro1">
          <table:table-cell office:value-type="float" office:value="0.441105957135239" calcext:value-type="float">
            <text:p>0.4411059571</text:p>
          </table:table-cell>
        </table:table-row>
        <table:table-row table:style-name="ro1">
          <table:table-cell office:value-type="float" office:value="0.435529353607084" calcext:value-type="float">
            <text:p>0.4355293536</text:p>
          </table:table-cell>
        </table:table-row>
        <table:table-row table:style-name="ro1">
          <table:table-cell office:value-type="float" office:value="0.429980426122482" calcext:value-type="float">
            <text:p>0.4299804261</text:p>
          </table:table-cell>
        </table:table-row>
        <table:table-row table:style-name="ro1">
          <table:table-cell office:value-type="float" office:value="0.424472990150628" calcext:value-type="float">
            <text:p>0.4244729902</text:p>
          </table:table-cell>
        </table:table-row>
        <table:table-row table:style-name="ro1">
          <table:table-cell office:value-type="float" office:value="0.419020788776865" calcext:value-type="float">
            <text:p>0.4190207888</text:p>
          </table:table-cell>
        </table:table-row>
        <table:table-row table:style-name="ro1">
          <table:table-cell office:value-type="float" office:value="0.413637456971079" calcext:value-type="float">
            <text:p>0.413637457</text:p>
          </table:table-cell>
        </table:table-row>
        <table:table-row table:style-name="ro1">
          <table:table-cell office:value-type="float" office:value="0.408336485380546" calcext:value-type="float">
            <text:p>0.4083364854</text:p>
          </table:table-cell>
        </table:table-row>
        <table:table-row table:style-name="ro1">
          <table:table-cell office:value-type="float" office:value="0.403131183647209" calcext:value-type="float">
            <text:p>0.4031311836</text:p>
          </table:table-cell>
        </table:table-row>
        <table:table-row table:style-name="ro1">
          <table:table-cell office:value-type="float" office:value="0.398034643249418" calcext:value-type="float">
            <text:p>0.3980346432</text:p>
          </table:table-cell>
        </table:table-row>
        <table:table-row table:style-name="ro1">
          <table:table-cell office:value-type="float" office:value="0.393059699868105" calcext:value-type="float">
            <text:p>0.3930596999</text:p>
          </table:table-cell>
        </table:table-row>
        <table:table-row table:style-name="ro1">
          <table:table-cell office:value-type="float" office:value="0.388218895277407" calcext:value-type="float">
            <text:p>0.3882188953</text:p>
          </table:table-cell>
        </table:table-row>
        <table:table-row table:style-name="ro1">
          <table:table-cell office:value-type="float" office:value="0.38352443875974" calcext:value-type="float">
            <text:p>0.3835244388</text:p>
          </table:table-cell>
        </table:table-row>
        <table:table-row table:style-name="ro1">
          <table:table-cell office:value-type="float" office:value="0.378988168045306" calcext:value-type="float">
            <text:p>0.378988168</text:p>
          </table:table-cell>
        </table:table-row>
        <table:table-row table:style-name="ro1">
          <table:table-cell office:value-type="float" office:value="0.374621509776066" calcext:value-type="float">
            <text:p>0.3746215098</text:p>
          </table:table-cell>
        </table:table-row>
        <table:table-row table:style-name="ro1">
          <table:table-cell office:value-type="float" office:value="0.370435439494136" calcext:value-type="float">
            <text:p>0.3704354395</text:p>
          </table:table-cell>
        </table:table-row>
        <table:table-row table:style-name="ro1">
          <table:table-cell office:value-type="float" office:value="0.366440441154645" calcext:value-type="float">
            <text:p>0.3664404412</text:p>
          </table:table-cell>
        </table:table-row>
        <table:table-row table:style-name="ro1">
          <table:table-cell office:value-type="float" office:value="0.362646466163034" calcext:value-type="float">
            <text:p>0.3626464662</text:p>
          </table:table-cell>
        </table:table-row>
        <table:table-row table:style-name="ro1">
          <table:table-cell office:value-type="float" office:value="0.3590628919368" calcext:value-type="float">
            <text:p>0.3590628919</text:p>
          </table:table-cell>
        </table:table-row>
        <table:table-row table:style-name="ro1">
          <table:table-cell office:value-type="float" office:value="0.35569847999168" calcext:value-type="float">
            <text:p>0.35569848</text:p>
          </table:table-cell>
        </table:table-row>
        <table:table-row table:style-name="ro1">
          <table:table-cell office:value-type="float" office:value="0.352561333552298" calcext:value-type="float">
            <text:p>0.3525613336</text:p>
          </table:table-cell>
        </table:table-row>
        <table:table-row table:style-name="ro1">
          <table:table-cell office:value-type="float" office:value="0.349658854687235" calcext:value-type="float">
            <text:p>0.3496588547</text:p>
          </table:table-cell>
        </table:table-row>
        <table:table-row table:style-name="ro1">
          <table:table-cell office:value-type="float" office:value="0.346997700968566" calcext:value-type="float">
            <text:p>0.346997701</text:p>
          </table:table-cell>
        </table:table-row>
        <table:table-row table:style-name="ro1">
          <table:table-cell office:value-type="float" office:value="0.344583741655824" calcext:value-type="float">
            <text:p>0.3445837417</text:p>
          </table:table-cell>
        </table:table-row>
        <table:table-row table:style-name="ro1">
          <table:table-cell office:value-type="float" office:value="0.342422013404429" calcext:value-type="float">
            <text:p>0.3424220134</text:p>
          </table:table-cell>
        </table:table-row>
        <table:table-row table:style-name="ro1">
          <table:table-cell office:value-type="float" office:value="0.340516675498542" calcext:value-type="float">
            <text:p>0.3405166755</text:p>
          </table:table-cell>
        </table:table-row>
        <table:table-row table:style-name="ro1">
          <table:table-cell office:value-type="float" office:value="0.338870964608382" calcext:value-type="float">
            <text:p>0.3388709646</text:p>
          </table:table-cell>
        </table:table-row>
        <table:table-row table:style-name="ro1">
          <table:table-cell office:value-type="float" office:value="0.337487149071982" calcext:value-type="float">
            <text:p>0.3374871491</text:p>
          </table:table-cell>
        </table:table-row>
        <table:table-row table:style-name="ro1">
          <table:table-cell office:value-type="float" office:value="0.336366482701388" calcext:value-type="float">
            <text:p>0.3363664827</text:p>
          </table:table-cell>
        </table:table-row>
        <table:table-row table:style-name="ro1">
          <table:table-cell office:value-type="float" office:value="0.335509158113308" calcext:value-type="float">
            <text:p>0.3355091581</text:p>
          </table:table-cell>
        </table:table-row>
        <table:table-row table:style-name="ro1">
          <table:table-cell office:value-type="float" office:value="0.334914259584206" calcext:value-type="float">
            <text:p>0.3349142596</text:p>
          </table:table-cell>
        </table:table-row>
        <table:table-row table:style-name="ro1">
          <table:table-cell office:value-type="float" office:value="0.33457971542984" calcext:value-type="float">
            <text:p>0.3345797154</text:p>
          </table:table-cell>
        </table:table-row>
        <table:table-row table:style-name="ro1">
          <table:table-cell office:value-type="float" office:value="0.334502249909248" calcext:value-type="float">
            <text:p>0.3345022499</text:p>
          </table:table-cell>
        </table:table-row>
        <table:table-row table:style-name="ro1">
          <table:table-cell office:value-type="float" office:value="0.334677334653179" calcext:value-type="float">
            <text:p>0.3346773347</text:p>
          </table:table-cell>
        </table:table-row>
        <table:table-row table:style-name="ro1">
          <table:table-cell office:value-type="float" office:value="0.335099139616968" calcext:value-type="float">
            <text:p>0.3350991396</text:p>
          </table:table-cell>
        </table:table-row>
        <table:table-row table:style-name="ro1">
          <table:table-cell office:value-type="float" office:value="0.335760483557858" calcext:value-type="float">
            <text:p>0.3357604836</text:p>
          </table:table-cell>
        </table:table-row>
        <table:table-row table:style-name="ro1">
          <table:table-cell office:value-type="float" office:value="0.336652784036768" calcext:value-type="float">
            <text:p>0.336652784</text:p>
          </table:table-cell>
        </table:table-row>
        <table:table-row table:style-name="ro1">
          <table:table-cell office:value-type="float" office:value="0.337766006944512" calcext:value-type="float">
            <text:p>0.3377660069</text:p>
          </table:table-cell>
        </table:table-row>
        <table:table-row table:style-name="ro1">
          <table:table-cell office:value-type="float" office:value="0.339088615552451" calcext:value-type="float">
            <text:p>0.3390886156</text:p>
          </table:table-cell>
        </table:table-row>
        <table:table-row table:style-name="ro1">
          <table:table-cell office:value-type="float" office:value="0.340607519087602" calcext:value-type="float">
            <text:p>0.3406075191</text:p>
          </table:table-cell>
        </table:table-row>
        <table:table-row table:style-name="ro1">
          <table:table-cell office:value-type="float" office:value="0.342308020832189" calcext:value-type="float">
            <text:p>0.3423080208</text:p>
          </table:table-cell>
        </table:table-row>
        <table:table-row table:style-name="ro1">
          <table:table-cell office:value-type="float" office:value="0.344173765747638" calcext:value-type="float">
            <text:p>0.3441737657</text:p>
          </table:table-cell>
        </table:table-row>
        <table:table-row table:style-name="ro1">
          <table:table-cell office:value-type="float" office:value="0.346186687623022" calcext:value-type="float">
            <text:p>0.3461866876</text:p>
          </table:table-cell>
        </table:table-row>
        <table:table-row table:style-name="ro1">
          <table:table-cell office:value-type="float" office:value="0.348326955747947" calcext:value-type="float">
            <text:p>0.3483269557</text:p>
          </table:table-cell>
        </table:table-row>
        <table:table-row table:style-name="ro1">
          <table:table-cell office:value-type="float" office:value="0.350572921109891" calcext:value-type="float">
            <text:p>0.3505729211</text:p>
          </table:table-cell>
        </table:table-row>
        <table:table-row table:style-name="ro1">
          <table:table-cell office:value-type="float" office:value="0.352901062115976" calcext:value-type="float">
            <text:p>0.3529010621</text:p>
          </table:table-cell>
        </table:table-row>
        <table:table-row table:style-name="ro1">
          <table:table-cell office:value-type="float" office:value="0.355285929839199" calcext:value-type="float">
            <text:p>0.3552859298</text:p>
          </table:table-cell>
        </table:table-row>
        <table:table-row table:style-name="ro1">
          <table:table-cell office:value-type="float" office:value="0.357700092789103" calcext:value-type="float">
            <text:p>0.3577000928</text:p>
          </table:table-cell>
        </table:table-row>
        <table:table-row table:style-name="ro1">
          <table:table-cell office:value-type="float" office:value="0.515852760870304" calcext:value-type="float">
            <text:p>0.5158527609</text:p>
          </table:table-cell>
        </table:table-row>
        <table:table-row table:style-name="ro1">
          <table:table-cell office:value-type="float" office:value="0.519405181688187" calcext:value-type="float">
            <text:p>0.5194051817</text:p>
          </table:table-cell>
        </table:table-row>
        <table:table-row table:style-name="ro1">
          <table:table-cell office:value-type="float" office:value="0.522912301080641" calcext:value-type="float">
            <text:p>0.5229123011</text:p>
          </table:table-cell>
        </table:table-row>
        <table:table-row table:style-name="ro1">
          <table:table-cell office:value-type="float" office:value="0.526353137184719" calcext:value-type="float">
            <text:p>0.5263531372</text:p>
          </table:table-cell>
        </table:table-row>
        <table:table-row table:style-name="ro1">
          <table:table-cell office:value-type="float" office:value="0.529707840456199" calcext:value-type="float">
            <text:p>0.5297078405</text:p>
          </table:table-cell>
        </table:table-row>
        <table:table-row table:style-name="ro1">
          <table:table-cell office:value-type="float" office:value="0.532957683720174" calcext:value-type="float">
            <text:p>0.5329576837</text:p>
          </table:table-cell>
        </table:table-row>
        <table:table-row table:style-name="ro1">
          <table:table-cell office:value-type="float" office:value="0.536085051732391" calcext:value-type="float">
            <text:p>0.5360850517</text:p>
          </table:table-cell>
        </table:table-row>
        <table:table-row table:style-name="ro1">
          <table:table-cell office:value-type="float" office:value="0.539073430251348" calcext:value-type="float">
            <text:p>0.5390734303</text:p>
          </table:table-cell>
        </table:table-row>
        <table:table-row table:style-name="ro1">
          <table:table-cell office:value-type="float" office:value="0.541907394621137" calcext:value-type="float">
            <text:p>0.5419073946</text:p>
          </table:table-cell>
        </table:table-row>
        <table:table-row table:style-name="ro1">
          <table:table-cell office:value-type="float" office:value="0.544572597865045" calcext:value-type="float">
            <text:p>0.5445725979</text:p>
          </table:table-cell>
        </table:table-row>
        <table:table-row table:style-name="ro1">
          <table:table-cell office:value-type="float" office:value="0.54705575828991" calcext:value-type="float">
            <text:p>0.5470557583</text:p>
          </table:table-cell>
        </table:table-row>
        <table:table-row table:style-name="ro1">
          <table:table-cell office:value-type="float" office:value="0.549344646601223" calcext:value-type="float">
            <text:p>0.5493446466</text:p>
          </table:table-cell>
        </table:table-row>
        <table:table-row table:style-name="ro1">
          <table:table-cell office:value-type="float" office:value="0.551428072528988" calcext:value-type="float">
            <text:p>0.5514280725</text:p>
          </table:table-cell>
        </table:table-row>
        <table:table-row table:style-name="ro1">
          <table:table-cell office:value-type="float" office:value="0.553295870964339" calcext:value-type="float">
            <text:p>0.553295871</text:p>
          </table:table-cell>
        </table:table-row>
        <table:table-row table:style-name="ro1">
          <table:table-cell office:value-type="float" office:value="0.554938887606897" calcext:value-type="float">
            <text:p>0.5549388876</text:p>
          </table:table-cell>
        </table:table-row>
        <table:table-row table:style-name="ro1">
          <table:table-cell office:value-type="float" office:value="0.556348964122893" calcext:value-type="float">
            <text:p>0.5563489641</text:p>
          </table:table-cell>
        </table:table-row>
        <table:table-row table:style-name="ro1">
          <table:table-cell office:value-type="float" office:value="0.557518922814041" calcext:value-type="float">
            <text:p>0.5575189228</text:p>
          </table:table-cell>
        </table:table-row>
        <table:table-row table:style-name="ro1">
          <table:table-cell office:value-type="float" office:value="0.558442550797158" calcext:value-type="float">
            <text:p>0.5584425508</text:p>
          </table:table-cell>
        </table:table-row>
        <table:table-row table:style-name="ro1">
          <table:table-cell office:value-type="float" office:value="0.559114583694544" calcext:value-type="float">
            <text:p>0.5591145837</text:p>
          </table:table-cell>
        </table:table-row>
        <table:table-row table:style-name="ro1">
          <table:table-cell office:value-type="float" office:value="0.559530688835111" calcext:value-type="float">
            <text:p>0.5595306888</text:p>
          </table:table-cell>
        </table:table-row>
        <table:table-row table:style-name="ro1">
          <table:table-cell office:value-type="float" office:value="0.559687447966268" calcext:value-type="float">
            <text:p>0.559687448</text:p>
          </table:table-cell>
        </table:table-row>
        <table:table-row table:style-name="ro1">
          <table:table-cell office:value-type="float" office:value="0.559582339476555" calcext:value-type="float">
            <text:p>0.5595823395</text:p>
          </table:table-cell>
        </table:table-row>
        <table:table-row table:style-name="ro1">
          <table:table-cell office:value-type="float" office:value="0.559213720129037" calcext:value-type="float">
            <text:p>0.5592137201</text:p>
          </table:table-cell>
        </table:table-row>
        <table:table-row table:style-name="ro1">
          <table:table-cell office:value-type="float" office:value="0.558580806305441" calcext:value-type="float">
            <text:p>0.5585808063</text:p>
          </table:table-cell>
        </table:table-row>
        <table:table-row table:style-name="ro1">
          <table:table-cell office:value-type="float" office:value="0.557683654761054" calcext:value-type="float">
            <text:p>0.5576836548</text:p>
          </table:table-cell>
        </table:table-row>
        <table:table-row table:style-name="ro1">
          <table:table-cell office:value-type="float" office:value="0.556523142890375" calcext:value-type="float">
            <text:p>0.5565231429</text:p>
          </table:table-cell>
        </table:table-row>
        <table:table-row table:style-name="ro1">
          <table:table-cell office:value-type="float" office:value="0.555100948503511" calcext:value-type="float">
            <text:p>0.5551009485</text:p>
          </table:table-cell>
        </table:table-row>
        <table:table-row table:style-name="ro1">
          <table:table-cell office:value-type="float" office:value="0.553419529113334" calcext:value-type="float">
            <text:p>0.5534195291</text:p>
          </table:table-cell>
        </table:table-row>
        <table:table-row table:style-name="ro1">
          <table:table-cell office:value-type="float" office:value="0.551482100733391" calcext:value-type="float">
            <text:p>0.5514821007</text:p>
          </table:table-cell>
        </table:table-row>
        <table:table-row table:style-name="ro1">
          <table:table-cell office:value-type="float" office:value="0.549292616186562" calcext:value-type="float">
            <text:p>0.5492926162</text:p>
          </table:table-cell>
        </table:table-row>
        <table:table-row table:style-name="ro1">
          <table:table-cell office:value-type="float" office:value="0.546855742924474" calcext:value-type="float">
            <text:p>0.5468557429</text:p>
          </table:table-cell>
        </table:table-row>
        <table:table-row table:style-name="ro1">
          <table:table-cell office:value-type="float" office:value="0.544176840357669" calcext:value-type="float">
            <text:p>0.5441768404</text:p>
          </table:table-cell>
        </table:table-row>
        <table:table-row table:style-name="ro1">
          <table:table-cell office:value-type="float" office:value="0.541261936696525" calcext:value-type="float">
            <text:p>0.5412619367</text:p>
          </table:table-cell>
        </table:table-row>
        <table:table-row table:style-name="ro1">
          <table:table-cell office:value-type="float" office:value="0.538117705302925" calcext:value-type="float">
            <text:p>0.5381177053</text:p>
          </table:table-cell>
        </table:table-row>
        <table:table-row table:style-name="ro1">
          <table:table-cell office:value-type="float" office:value="0.534751440552689" calcext:value-type="float">
            <text:p>0.5347514406</text:p>
          </table:table-cell>
        </table:table-row>
        <table:table-row table:style-name="ro1">
          <table:table-cell office:value-type="float" office:value="0.531171033208745" calcext:value-type="float">
            <text:p>0.5311710332</text:p>
          </table:table-cell>
        </table:table-row>
        <table:table-row table:style-name="ro1">
          <table:table-cell office:value-type="float" office:value="0.527384945305071" calcext:value-type="float">
            <text:p>0.5273849453</text:p>
          </table:table-cell>
        </table:table-row>
        <table:table-row table:style-name="ro1">
          <table:table-cell office:value-type="float" office:value="0.52340218454137" calcext:value-type="float">
            <text:p>0.5234021845</text:p>
          </table:table-cell>
        </table:table-row>
        <table:table-row table:style-name="ro1">
          <table:table-cell office:value-type="float" office:value="0.519232278188518" calcext:value-type="float">
            <text:p>0.5192322782</text:p>
          </table:table-cell>
        </table:table-row>
        <table:table-row table:style-name="ro1">
          <table:table-cell office:value-type="float" office:value="0.514885246504746" calcext:value-type="float">
            <text:p>0.5148852465</text:p>
          </table:table-cell>
        </table:table-row>
        <table:table-row table:style-name="ro1">
          <table:table-cell office:value-type="float" office:value="0.51037157566259" calcext:value-type="float">
            <text:p>0.5103715757</text:p>
          </table:table-cell>
        </table:table-row>
        <table:table-row table:style-name="ro1">
          <table:table-cell office:value-type="float" office:value="0.505702190186589" calcext:value-type="float">
            <text:p>0.5057021902</text:p>
          </table:table-cell>
        </table:table-row>
        <table:table-row table:style-name="ro1">
          <table:table-cell office:value-type="float" office:value="0.500888424901731" calcext:value-type="float">
            <text:p>0.5008884249</text:p>
          </table:table-cell>
        </table:table-row>
        <table:table-row table:style-name="ro1">
          <table:table-cell office:value-type="float" office:value="0.495941996392659" calcext:value-type="float">
            <text:p>0.4959419964</text:p>
          </table:table-cell>
        </table:table-row>
        <table:table-row table:style-name="ro1">
          <table:table-cell office:value-type="float" office:value="0.490874973973628" calcext:value-type="float">
            <text:p>0.490874974</text:p>
          </table:table-cell>
        </table:table-row>
        <table:table-row table:style-name="ro1">
          <table:table-cell office:value-type="float" office:value="0.485699750169213" calcext:value-type="float">
            <text:p>0.4856997502</text:p>
          </table:table-cell>
        </table:table-row>
        <table:table-row table:style-name="ro1">
          <table:table-cell office:value-type="float" office:value="0.480429010705773" calcext:value-type="float">
            <text:p>0.4804290107</text:p>
          </table:table-cell>
        </table:table-row>
        <table:table-row table:style-name="ro1">
          <table:table-cell office:value-type="float" office:value="0.475075704013665" calcext:value-type="float">
            <text:p>0.475075704</text:p>
          </table:table-cell>
        </table:table-row>
        <table:table-row table:style-name="ro1">
          <table:table-cell office:value-type="float" office:value="0.469653010240212" calcext:value-type="float">
            <text:p>0.4696530102</text:p>
          </table:table-cell>
        </table:table-row>
        <table:table-row table:style-name="ro1">
          <table:table-cell office:value-type="float" office:value="0.46417430977343" calcext:value-type="float">
            <text:p>0.4641743098</text:p>
          </table:table-cell>
        </table:table-row>
        <table:table-row table:style-name="ro1">
          <table:table-cell office:value-type="float" office:value="0.458653151276494" calcext:value-type="float">
            <text:p>0.4586531513</text:p>
          </table:table-cell>
        </table:table-row>
        <table:table-row table:style-name="ro1">
          <table:table-cell office:value-type="float" office:value="0.453103219232975" calcext:value-type="float">
            <text:p>0.4531032192</text:p>
          </table:table-cell>
        </table:table-row>
        <table:table-row table:style-name="ro1">
          <table:table-cell office:value-type="float" office:value="0.447538301002814" calcext:value-type="float">
            <text:p>0.447538301</text:p>
          </table:table-cell>
        </table:table-row>
        <table:table-row table:style-name="ro1">
          <table:table-cell office:value-type="float" office:value="0.441972253389056" calcext:value-type="float">
            <text:p>0.4419722534</text:p>
          </table:table-cell>
        </table:table-row>
        <table:table-row table:style-name="ro1">
          <table:table-cell office:value-type="float" office:value="0.436418968715343" calcext:value-type="float">
            <text:p>0.4364189687</text:p>
          </table:table-cell>
        </table:table-row>
        <table:table-row table:style-name="ro1">
          <table:table-cell office:value-type="float" office:value="0.430892340414149" calcext:value-type="float">
            <text:p>0.4308923404</text:p>
          </table:table-cell>
        </table:table-row>
        <table:table-row table:style-name="ro1">
          <table:table-cell office:value-type="float" office:value="0.425406228125771" calcext:value-type="float">
            <text:p>0.4254062281</text:p>
          </table:table-cell>
        </table:table-row>
        <table:table-row table:style-name="ro1">
          <table:table-cell office:value-type="float" office:value="0.419974422308081" calcext:value-type="float">
            <text:p>0.4199744223</text:p>
          </table:table-cell>
        </table:table-row>
        <table:table-row table:style-name="ro1">
          <table:table-cell office:value-type="float" office:value="0.41461060835702" calcext:value-type="float">
            <text:p>0.4146106084</text:p>
          </table:table-cell>
        </table:table-row>
        <table:table-row table:style-name="ro1">
          <table:table-cell office:value-type="float" office:value="0.409328330237854" calcext:value-type="float">
            <text:p>0.4093283302</text:p>
          </table:table-cell>
        </table:table-row>
        <table:table-row table:style-name="ro1">
          <table:table-cell office:value-type="float" office:value="0.404140953627175" calcext:value-type="float">
            <text:p>0.4041409536</text:p>
          </table:table-cell>
        </table:table-row>
        <table:table-row table:style-name="ro1">
          <table:table-cell office:value-type="float" office:value="0.399061628565662" calcext:value-type="float">
            <text:p>0.3990616286</text:p>
          </table:table-cell>
        </table:table-row>
        <table:table-row table:style-name="ro1">
          <table:table-cell office:value-type="float" office:value="0.394103251621593" calcext:value-type="float">
            <text:p>0.3941032516</text:p>
          </table:table-cell>
        </table:table-row>
        <table:table-row table:style-name="ro1">
          <table:table-cell office:value-type="float" office:value="0.389278427565104" calcext:value-type="float">
            <text:p>0.3892784276</text:p>
          </table:table-cell>
        </table:table-row>
        <table:table-row table:style-name="ro1">
          <table:table-cell office:value-type="float" office:value="0.384599430553216" calcext:value-type="float">
            <text:p>0.3845994306</text:p>
          </table:table-cell>
        </table:table-row>
        <table:table-row table:style-name="ro1">
          <table:table-cell office:value-type="float" office:value="0.380078164825592" calcext:value-type="float">
            <text:p>0.3800781648</text:p>
          </table:table-cell>
        </table:table-row>
        <table:table-row table:style-name="ro1">
          <table:table-cell office:value-type="float" office:value="0.375726124911074" calcext:value-type="float">
            <text:p>0.3757261249</text:p>
          </table:table-cell>
        </table:table-row>
        <table:table-row table:style-name="ro1">
          <table:table-cell office:value-type="float" office:value="0.371554355344951" calcext:value-type="float">
            <text:p>0.3715543553</text:p>
          </table:table-cell>
        </table:table-row>
        <table:table-row table:style-name="ro1">
          <table:table-cell office:value-type="float" office:value="0.367573409896989" calcext:value-type="float">
            <text:p>0.3675734099</text:p>
          </table:table-cell>
        </table:table-row>
        <table:table-row table:style-name="ro1">
          <table:table-cell office:value-type="float" office:value="0.363793310310218" calcext:value-type="float">
            <text:p>0.3637933103</text:p>
          </table:table-cell>
        </table:table-row>
        <table:table-row table:style-name="ro1">
          <table:table-cell office:value-type="float" office:value="0.360223504550463" calcext:value-type="float">
            <text:p>0.3602235046</text:p>
          </table:table-cell>
        </table:table-row>
        <table:table-row table:style-name="ro1">
          <table:table-cell office:value-type="float" office:value="0.356872824566635" calcext:value-type="float">
            <text:p>0.3568728246</text:p>
          </table:table-cell>
        </table:table-row>
        <table:table-row table:style-name="ro1">
          <table:table-cell office:value-type="float" office:value="0.353749443561771" calcext:value-type="float">
            <text:p>0.3537494436</text:p>
          </table:table-cell>
        </table:table-row>
        <table:table-row table:style-name="ro1">
          <table:table-cell office:value-type="float" office:value="0.350860832774832" calcext:value-type="float">
            <text:p>0.3508608328</text:p>
          </table:table-cell>
        </table:table-row>
        <table:table-row table:style-name="ro1">
          <table:table-cell office:value-type="float" office:value="0.348213717773244" calcext:value-type="float">
            <text:p>0.3482137178</text:p>
          </table:table-cell>
        </table:table-row>
        <table:table-row table:style-name="ro1">
          <table:table-cell office:value-type="float" office:value="0.345814034256208" calcext:value-type="float">
            <text:p>0.3458140343</text:p>
          </table:table-cell>
        </table:table-row>
        <table:table-row table:style-name="ro1">
          <table:table-cell office:value-type="float" office:value="0.343666883368748" calcext:value-type="float">
            <text:p>0.3436668834</text:p>
          </table:table-cell>
        </table:table-row>
        <table:table-row table:style-name="ro1">
          <table:table-cell office:value-type="float" office:value="0.341776486526515" calcext:value-type="float">
            <text:p>0.3417764865</text:p>
          </table:table-cell>
        </table:table-row>
        <table:table-row table:style-name="ro1">
          <table:table-cell office:value-type="float" office:value="0.340146139751353" calcext:value-type="float">
            <text:p>0.3401461398</text:p>
          </table:table-cell>
        </table:table-row>
        <table:table-row table:style-name="ro1">
          <table:table-cell office:value-type="float" office:value="0.338778167517611" calcext:value-type="float">
            <text:p>0.3387781675</text:p>
          </table:table-cell>
        </table:table-row>
        <table:table-row table:style-name="ro1">
          <table:table-cell office:value-type="float" office:value="0.337673876109208" calcext:value-type="float">
            <text:p>0.3376738761</text:p>
          </table:table-cell>
        </table:table-row>
        <table:table-row table:style-name="ro1">
          <table:table-cell office:value-type="float" office:value="0.336833506487448" calcext:value-type="float">
            <text:p>0.3368335065</text:p>
          </table:table-cell>
        </table:table-row>
        <table:table-row table:style-name="ro1">
          <table:table-cell office:value-type="float" office:value="0.336256186669598" calcext:value-type="float">
            <text:p>0.3362561867</text:p>
          </table:table-cell>
        </table:table-row>
        <table:table-row table:style-name="ro1">
          <table:table-cell office:value-type="float" office:value="0.335939883618211" calcext:value-type="float">
            <text:p>0.3359398836</text:p>
          </table:table-cell>
        </table:table-row>
        <table:table-row table:style-name="ro1">
          <table:table-cell office:value-type="float" office:value="0.335881354641203" calcext:value-type="float">
            <text:p>0.3358813546</text:p>
          </table:table-cell>
        </table:table-row>
        <table:table-row table:style-name="ro1">
          <table:table-cell office:value-type="float" office:value="0.336076098302686" calcext:value-type="float">
            <text:p>0.3360760983</text:p>
          </table:table-cell>
        </table:table-row>
        <table:table-row table:style-name="ro1">
          <table:table-cell office:value-type="float" office:value="0.33651830484455" calcext:value-type="float">
            <text:p>0.3365183048</text:p>
          </table:table-cell>
        </table:table-row>
        <table:table-row table:style-name="ro1">
          <table:table-cell office:value-type="float" office:value="0.337200806118804" calcext:value-type="float">
            <text:p>0.3372008061</text:p>
          </table:table-cell>
        </table:table-row>
        <table:table-row table:style-name="ro1">
          <table:table-cell office:value-type="float" office:value="0.338115025030661" calcext:value-type="float">
            <text:p>0.338115025</text:p>
          </table:table-cell>
        </table:table-row>
        <table:table-row table:style-name="ro1">
          <table:table-cell office:value-type="float" office:value="0.339250924492386" calcext:value-type="float">
            <text:p>0.3392509245</text:p>
          </table:table-cell>
        </table:table-row>
        <table:table-row table:style-name="ro1">
          <table:table-cell office:value-type="float" office:value="0.340596955887892" calcext:value-type="float">
            <text:p>0.3405969559</text:p>
          </table:table-cell>
        </table:table-row>
        <table:table-row table:style-name="ro1">
          <table:table-cell office:value-type="float" office:value="0.342140007048084" calcext:value-type="float">
            <text:p>0.342140007</text:p>
          </table:table-cell>
        </table:table-row>
        <table:table-row table:style-name="ro1">
          <table:table-cell office:value-type="float" office:value="0.34386534973697" calcext:value-type="float">
            <text:p>0.3438653497</text:p>
          </table:table-cell>
        </table:table-row>
        <table:table-row table:style-name="ro1">
          <table:table-cell office:value-type="float" office:value="0.345756586648509" calcext:value-type="float">
            <text:p>0.3457565866</text:p>
          </table:table-cell>
        </table:table-row>
        <table:table-row table:style-name="ro1">
          <table:table-cell office:value-type="float" office:value="0.347795597914226" calcext:value-type="float">
            <text:p>0.3477955979</text:p>
          </table:table-cell>
        </table:table-row>
        <table:table-row table:style-name="ro1">
          <table:table-cell office:value-type="float" office:value="0.349962487121565" calcext:value-type="float">
            <text:p>0.3499624871</text:p>
          </table:table-cell>
        </table:table-row>
        <table:table-row table:style-name="ro1">
          <table:table-cell office:value-type="float" office:value="0.352235526843015" calcext:value-type="float">
            <text:p>0.3522355268</text:p>
          </table:table-cell>
        </table:table-row>
        <table:table-row table:style-name="ro1">
          <table:table-cell office:value-type="float" office:value="0.354591103675969" calcext:value-type="float">
            <text:p>0.3545911037</text:p>
          </table:table-cell>
        </table:table-row>
        <table:table-row table:style-name="ro1">
          <table:table-cell office:value-type="float" office:value="0.357003662793345" calcext:value-type="float">
            <text:p>0.3570036628</text:p>
          </table:table-cell>
        </table:table-row>
        <table:table-row table:style-name="ro1">
          <table:table-cell office:value-type="float" office:value="0.359445652004968" calcext:value-type="float">
            <text:p>0.359445652</text:p>
          </table:table-cell>
        </table:table-row>
        <table:table-row table:style-name="ro1">
          <table:table-cell office:value-type="float" office:value="0.514169673785183" calcext:value-type="float">
            <text:p>0.5141696738</text:p>
          </table:table-cell>
        </table:table-row>
        <table:table-row table:style-name="ro1">
          <table:table-cell office:value-type="float" office:value="0.51777816713215" calcext:value-type="float">
            <text:p>0.5177781671</text:p>
          </table:table-cell>
        </table:table-row>
        <table:table-row table:style-name="ro1">
          <table:table-cell office:value-type="float" office:value="0.52134143499352" calcext:value-type="float">
            <text:p>0.521341435</text:p>
          </table:table-cell>
        </table:table-row>
        <table:table-row table:style-name="ro1">
          <table:table-cell office:value-type="float" office:value="0.524838520294106" calcext:value-type="float">
            <text:p>0.5248385203</text:p>
          </table:table-cell>
        </table:table-row>
        <table:table-row table:style-name="ro1">
          <table:table-cell office:value-type="float" office:value="0.528249589964382" calcext:value-type="float">
            <text:p>0.52824959</text:p>
          </table:table-cell>
        </table:table-row>
        <table:table-row table:style-name="ro1">
          <table:table-cell office:value-type="float" office:value="0.531555925540332" calcext:value-type="float">
            <text:p>0.5315559255</text:p>
          </table:table-cell>
        </table:table-row>
        <table:table-row table:style-name="ro1">
          <table:table-cell office:value-type="float" office:value="0.534739913261178" calcext:value-type="float">
            <text:p>0.5347399133</text:p>
          </table:table-cell>
        </table:table-row>
        <table:table-row table:style-name="ro1">
          <table:table-cell office:value-type="float" office:value="0.537785033664972" calcext:value-type="float">
            <text:p>0.5377850337</text:p>
          </table:table-cell>
        </table:table-row>
        <table:table-row table:style-name="ro1">
          <table:table-cell office:value-type="float" office:value="0.54067585068206" calcext:value-type="float">
            <text:p>0.5406758507</text:p>
          </table:table-cell>
        </table:table-row>
        <table:table-row table:style-name="ro1">
          <table:table-cell office:value-type="float" office:value="0.543398000226422" calcext:value-type="float">
            <text:p>0.5433980002</text:p>
          </table:table-cell>
        </table:table-row>
        <table:table-row table:style-name="ro1">
          <table:table-cell office:value-type="float" office:value="0.545938178284871" calcext:value-type="float">
            <text:p>0.5459381783</text:p>
          </table:table-cell>
        </table:table-row>
        <table:table-row table:style-name="ro1">
          <table:table-cell office:value-type="float" office:value="0.548284128504135" calcext:value-type="float">
            <text:p>0.5482841285</text:p>
          </table:table-cell>
        </table:table-row>
        <table:table-row table:style-name="ro1">
          <table:table-cell office:value-type="float" office:value="0.5504246292758" calcext:value-type="float">
            <text:p>0.5504246293</text:p>
          </table:table-cell>
        </table:table-row>
        <table:table-row table:style-name="ro1">
          <table:table-cell office:value-type="float" office:value="0.55234948031913" calcext:value-type="float">
            <text:p>0.5523494803</text:p>
          </table:table-cell>
        </table:table-row>
        <table:table-row table:style-name="ro1">
          <table:table-cell office:value-type="float" office:value="0.554049488761752" calcext:value-type="float">
            <text:p>0.5540494888</text:p>
          </table:table-cell>
        </table:table-row>
        <table:table-row table:style-name="ro1">
          <table:table-cell office:value-type="float" office:value="0.555516454718215" calcext:value-type="float">
            <text:p>0.5555164547</text:p>
          </table:table-cell>
        </table:table-row>
        <table:table-row table:style-name="ro1">
          <table:table-cell office:value-type="float" office:value="0.55674315636642" calcext:value-type="float">
            <text:p>0.5567431564</text:p>
          </table:table-cell>
        </table:table-row>
        <table:table-row table:style-name="ro1">
          <table:table-cell office:value-type="float" office:value="0.557723334521917" calcext:value-type="float">
            <text:p>0.5577233345</text:p>
          </table:table-cell>
        </table:table-row>
        <table:table-row table:style-name="ro1">
          <table:table-cell office:value-type="float" office:value="0.558451676710075" calcext:value-type="float">
            <text:p>0.5584516767</text:p>
          </table:table-cell>
        </table:table-row>
        <table:table-row table:style-name="ro1">
          <table:table-cell office:value-type="float" office:value="0.558923800736124" calcext:value-type="float">
            <text:p>0.5589238007</text:p>
          </table:table-cell>
        </table:table-row>
        <table:table-row table:style-name="ro1">
          <table:table-cell office:value-type="float" office:value="0.55913623775306" calcext:value-type="float">
            <text:p>0.5591362378</text:p>
          </table:table-cell>
        </table:table-row>
        <table:table-row table:style-name="ro1">
          <table:table-cell office:value-type="float" office:value="0.559086414827433" calcext:value-type="float">
            <text:p>0.5590864148</text:p>
          </table:table-cell>
        </table:table-row>
        <table:table-row table:style-name="ro1">
          <table:table-cell office:value-type="float" office:value="0.558772637002991" calcext:value-type="float">
            <text:p>0.558772637</text:p>
          </table:table-cell>
        </table:table-row>
        <table:table-row table:style-name="ro1">
          <table:table-cell office:value-type="float" office:value="0.558194068862209" calcext:value-type="float">
            <text:p>0.5581940689</text:p>
          </table:table-cell>
        </table:table-row>
        <table:table-row table:style-name="ro1">
          <table:table-cell office:value-type="float" office:value="0.557350715585676" calcext:value-type="float">
            <text:p>0.5573507156</text:p>
          </table:table-cell>
        </table:table-row>
        <table:table-row table:style-name="ro1">
          <table:table-cell office:value-type="float" office:value="0.556243403509358" calcext:value-type="float">
            <text:p>0.5562434035</text:p>
          </table:table-cell>
        </table:table-row>
        <table:table-row table:style-name="ro1">
          <table:table-cell office:value-type="float" office:value="0.554873760179734" calcext:value-type="float">
            <text:p>0.5548737602</text:p>
          </table:table-cell>
        </table:table-row>
        <table:table-row table:style-name="ro1">
          <table:table-cell office:value-type="float" office:value="0.553244193906798" calcext:value-type="float">
            <text:p>0.5532441939</text:p>
          </table:table-cell>
        </table:table-row>
        <table:table-row table:style-name="ro1">
          <table:table-cell office:value-type="float" office:value="0.551357872814932" calcext:value-type="float">
            <text:p>0.5513578728</text:p>
          </table:table-cell>
        </table:table-row>
        <table:table-row table:style-name="ro1">
          <table:table-cell office:value-type="float" office:value="0.549218703391652" calcext:value-type="float">
            <text:p>0.5492187034</text:p>
          </table:table-cell>
        </table:table-row>
        <table:table-row table:style-name="ro1">
          <table:table-cell office:value-type="float" office:value="0.546831308534224" calcext:value-type="float">
            <text:p>0.5468313085</text:p>
          </table:table-cell>
        </table:table-row>
        <table:table-row table:style-name="ro1">
          <table:table-cell office:value-type="float" office:value="0.544201005094145" calcext:value-type="float">
            <text:p>0.5442010051</text:p>
          </table:table-cell>
        </table:table-row>
        <table:table-row table:style-name="ro1">
          <table:table-cell office:value-type="float" office:value="0.541333780919505" calcext:value-type="float">
            <text:p>0.5413337809</text:p>
          </table:table-cell>
        </table:table-row>
        <table:table-row table:style-name="ro1">
          <table:table-cell office:value-type="float" office:value="0.538236271395209" calcext:value-type="float">
            <text:p>0.5382362714</text:p>
          </table:table-cell>
        </table:table-row>
        <table:table-row table:style-name="ro1">
          <table:table-cell office:value-type="float" office:value="0.534915735481073" calcext:value-type="float">
            <text:p>0.5349157355</text:p>
          </table:table-cell>
        </table:table-row>
        <table:table-row table:style-name="ro1">
          <table:table-cell office:value-type="float" office:value="0.531380031247797" calcext:value-type="float">
            <text:p>0.5313800312</text:p>
          </table:table-cell>
        </table:table-row>
        <table:table-row table:style-name="ro1">
          <table:table-cell office:value-type="float" office:value="0.527637590910797" calcext:value-type="float">
            <text:p>0.5276375909</text:p>
          </table:table-cell>
        </table:table-row>
        <table:table-row table:style-name="ro1">
          <table:table-cell office:value-type="float" office:value="0.523697395361914" calcext:value-type="float">
            <text:p>0.5236973954</text:p>
          </table:table-cell>
        </table:table-row>
        <table:table-row table:style-name="ro1">
          <table:table-cell office:value-type="float" office:value="0.519568948198998" calcext:value-type="float">
            <text:p>0.5195689482</text:p>
          </table:table-cell>
        </table:table-row>
        <table:table-row table:style-name="ro1">
          <table:table-cell office:value-type="float" office:value="0.515262249253348" calcext:value-type="float">
            <text:p>0.5152622493</text:p>
          </table:table-cell>
        </table:table-row>
        <table:table-row table:style-name="ro1">
          <table:table-cell office:value-type="float" office:value="0.510787767615041" calcext:value-type="float">
            <text:p>0.5107877676</text:p>
          </table:table-cell>
        </table:table-row>
        <table:table-row table:style-name="ro1">
          <table:table-cell office:value-type="float" office:value="0.506156414156115" calcext:value-type="float">
            <text:p>0.5061564142</text:p>
          </table:table-cell>
        </table:table-row>
        <table:table-row table:style-name="ro1">
          <table:table-cell office:value-type="float" office:value="0.501379513551633" calcext:value-type="float">
            <text:p>0.5013795136</text:p>
          </table:table-cell>
        </table:table-row>
        <table:table-row table:style-name="ro1">
          <table:table-cell office:value-type="float" office:value="0.496468775798613" calcext:value-type="float">
            <text:p>0.4964687758</text:p>
          </table:table-cell>
        </table:table-row>
        <table:table-row table:style-name="ro1">
          <table:table-cell office:value-type="float" office:value="0.49143626723283" calcext:value-type="float">
            <text:p>0.4914362672</text:p>
          </table:table-cell>
        </table:table-row>
        <table:table-row table:style-name="ro1">
          <table:table-cell office:value-type="float" office:value="0.486294381043487" calcext:value-type="float">
            <text:p>0.486294381</text:p>
          </table:table-cell>
        </table:table-row>
        <table:table-row table:style-name="ro1">
          <table:table-cell office:value-type="float" office:value="0.481055807285758" calcext:value-type="float">
            <text:p>0.4810558073</text:p>
          </table:table-cell>
        </table:table-row>
        <table:table-row table:style-name="ro1">
          <table:table-cell office:value-type="float" office:value="0.4757335023912" calcext:value-type="float">
            <text:p>0.4757335024</text:p>
          </table:table-cell>
        </table:table-row>
        <table:table-row table:style-name="ro1">
          <table:table-cell office:value-type="float" office:value="0.470340658176038" calcext:value-type="float">
            <text:p>0.4703406582</text:p>
          </table:table-cell>
        </table:table-row>
        <table:table-row table:style-name="ro1">
          <table:table-cell office:value-type="float" office:value="0.464890670347317" calcext:value-type="float">
            <text:p>0.4648906703</text:p>
          </table:table-cell>
        </table:table-row>
        <table:table-row table:style-name="ro1">
          <table:table-cell office:value-type="float" office:value="0.459397106506926" calcext:value-type="float">
            <text:p>0.4593971065</text:p>
          </table:table-cell>
        </table:table-row>
        <table:table-row table:style-name="ro1">
          <table:table-cell office:value-type="float" office:value="0.453873673653494" calcext:value-type="float">
            <text:p>0.4538736737</text:p>
          </table:table-cell>
        </table:table-row>
        <table:table-row table:style-name="ro1">
          <table:table-cell office:value-type="float" office:value="0.448334185182155" calcext:value-type="float">
            <text:p>0.4483341852</text:p>
          </table:table-cell>
        </table:table-row>
        <table:table-row table:style-name="ro1">
          <table:table-cell office:value-type="float" office:value="0.442792527382183" calcext:value-type="float">
            <text:p>0.4427925274</text:p>
          </table:table-cell>
        </table:table-row>
        <table:table-row table:style-name="ro1">
          <table:table-cell office:value-type="float" office:value="0.437262625432497" calcext:value-type="float">
            <text:p>0.4372626254</text:p>
          </table:table-cell>
        </table:table-row>
        <table:table-row table:style-name="ro1">
          <table:table-cell office:value-type="float" office:value="0.43175840889504" calcext:value-type="float">
            <text:p>0.4317584089</text:p>
          </table:table-cell>
        </table:table-row>
        <table:table-row table:style-name="ro1">
          <table:table-cell office:value-type="float" office:value="0.426293776706024" calcext:value-type="float">
            <text:p>0.4262937767</text:p>
          </table:table-cell>
        </table:table-row>
        <table:table-row table:style-name="ro1">
          <table:table-cell office:value-type="float" office:value="0.420882561665046" calcext:value-type="float">
            <text:p>0.4208825617</text:p>
          </table:table-cell>
        </table:table-row>
        <table:table-row table:style-name="ro1">
          <table:table-cell office:value-type="float" office:value="0.415538494422082" calcext:value-type="float">
            <text:p>0.4155384944</text:p>
          </table:table-cell>
        </table:table-row>
        <table:table-row table:style-name="ro1">
          <table:table-cell office:value-type="float" office:value="0.410275166962338" calcext:value-type="float">
            <text:p>0.410275167</text:p>
          </table:table-cell>
        </table:table-row>
        <table:table-row table:style-name="ro1">
          <table:table-cell office:value-type="float" office:value="0.405105995588982" calcext:value-type="float">
            <text:p>0.4051059956</text:p>
          </table:table-cell>
        </table:table-row>
        <table:table-row table:style-name="ro1">
          <table:table-cell office:value-type="float" office:value="0.400044183403744" calcext:value-type="float">
            <text:p>0.4000441834</text:p>
          </table:table-cell>
        </table:table-row>
        <table:table-row table:style-name="ro1">
          <table:table-cell office:value-type="float" office:value="0.395102682285386" calcext:value-type="float">
            <text:p>0.3951026823</text:p>
          </table:table-cell>
        </table:table-row>
        <table:table-row table:style-name="ro1">
          <table:table-cell office:value-type="float" office:value="0.390294154366038" calcext:value-type="float">
            <text:p>0.3902941544</text:p>
          </table:table-cell>
        </table:table-row>
        <table:table-row table:style-name="ro1">
          <table:table-cell office:value-type="float" office:value="0.385630933005416" calcext:value-type="float">
            <text:p>0.385630933</text:p>
          </table:table-cell>
        </table:table-row>
        <table:table-row table:style-name="ro1">
          <table:table-cell office:value-type="float" office:value="0.381124983262894" calcext:value-type="float">
            <text:p>0.3811249833</text:p>
          </table:table-cell>
        </table:table-row>
        <table:table-row table:style-name="ro1">
          <table:table-cell office:value-type="float" office:value="0.376787861867463" calcext:value-type="float">
            <text:p>0.3767878619</text:p>
          </table:table-cell>
        </table:table-row>
        <table:table-row table:style-name="ro1">
          <table:table-cell office:value-type="float" office:value="0.372630676685552" calcext:value-type="float">
            <text:p>0.3726306767</text:p>
          </table:table-cell>
        </table:table-row>
        <table:table-row table:style-name="ro1">
          <table:table-cell office:value-type="float" office:value="0.368664045686714" calcext:value-type="float">
            <text:p>0.3686640457</text:p>
          </table:table-cell>
        </table:table-row>
        <table:table-row table:style-name="ro1">
          <table:table-cell office:value-type="float" office:value="0.364898055407198" calcext:value-type="float">
            <text:p>0.3648980554</text:p>
          </table:table-cell>
        </table:table-row>
        <table:table-row table:style-name="ro1">
          <table:table-cell office:value-type="float" office:value="0.361342218911377" calcext:value-type="float">
            <text:p>0.3613422189</text:p>
          </table:table-cell>
        </table:table-row>
        <table:table-row table:style-name="ro1">
          <table:table-cell office:value-type="float" office:value="0.358005433251051" calcext:value-type="float">
            <text:p>0.3580054333</text:p>
          </table:table-cell>
        </table:table-row>
        <table:table-row table:style-name="ro1">
          <table:table-cell office:value-type="float" office:value="0.354895936422627" calcext:value-type="float">
            <text:p>0.3548959364</text:p>
          </table:table-cell>
        </table:table-row>
        <table:table-row table:style-name="ro1">
          <table:table-cell office:value-type="float" office:value="0.352021263822158" calcext:value-type="float">
            <text:p>0.3520212638</text:p>
          </table:table-cell>
        </table:table-row>
        <table:table-row table:style-name="ro1">
          <table:table-cell office:value-type="float" office:value="0.349388204198259" calcext:value-type="float">
            <text:p>0.3493882042</text:p>
          </table:table-cell>
        </table:table-row>
        <table:table-row table:style-name="ro1">
          <table:table-cell office:value-type="float" office:value="0.347002755102896" calcext:value-type="float">
            <text:p>0.3470027551</text:p>
          </table:table-cell>
        </table:table-row>
        <table:table-row table:style-name="ro1">
          <table:table-cell office:value-type="float" office:value="0.34487007784004" calcext:value-type="float">
            <text:p>0.3448700778</text:p>
          </table:table-cell>
        </table:table-row>
        <table:table-row table:style-name="ro1">
          <table:table-cell office:value-type="float" office:value="0.342994451912194" calcext:value-type="float">
            <text:p>0.3429944519</text:p>
          </table:table-cell>
        </table:table-row>
        <table:table-row table:style-name="ro1">
          <table:table-cell office:value-type="float" office:value="0.341379228964787" calcext:value-type="float">
            <text:p>0.341379229</text:p>
          </table:table-cell>
        </table:table-row>
        <table:table-row table:style-name="ro1">
          <table:table-cell office:value-type="float" office:value="0.340026786228448" calcext:value-type="float">
            <text:p>0.3400267862</text:p>
          </table:table-cell>
        </table:table-row>
        <table:table-row table:style-name="ro1">
          <table:table-cell office:value-type="float" office:value="0.338938479459141" calcext:value-type="float">
            <text:p>0.3389384795</text:p>
          </table:table-cell>
        </table:table-row>
        <table:table-row table:style-name="ro1">
          <table:table-cell office:value-type="float" office:value="0.338114595376168" calcext:value-type="float">
            <text:p>0.3381145954</text:p>
          </table:table-cell>
        </table:table-row>
        <table:table-row table:style-name="ro1">
          <table:table-cell office:value-type="float" office:value="0.337554303598056" calcext:value-type="float">
            <text:p>0.3375543036</text:p>
          </table:table-cell>
        </table:table-row>
        <table:table-row table:style-name="ro1">
          <table:table-cell office:value-type="float" office:value="0.337255608076304" calcext:value-type="float">
            <text:p>0.3372556081</text:p>
          </table:table-cell>
        </table:table-row>
        <table:table-row table:style-name="ro1">
          <table:table-cell office:value-type="float" office:value="0.337215298027" calcext:value-type="float">
            <text:p>0.337215298</text:p>
          </table:table-cell>
        </table:table-row>
        <table:table-row table:style-name="ro1">
          <table:table-cell office:value-type="float" office:value="0.337428898360316" calcext:value-type="float">
            <text:p>0.3374288984</text:p>
          </table:table-cell>
        </table:table-row>
        <table:table-row table:style-name="ro1">
          <table:table-cell office:value-type="float" office:value="0.337890619607861" calcext:value-type="float">
            <text:p>0.3378906196</text:p>
          </table:table-cell>
        </table:table-row>
        <table:table-row table:style-name="ro1">
          <table:table-cell office:value-type="float" office:value="0.338593307347924" calcext:value-type="float">
            <text:p>0.3385933073</text:p>
          </table:table-cell>
        </table:table-row>
        <table:table-row table:style-name="ro1">
          <table:table-cell office:value-type="float" office:value="0.339528391128561" calcext:value-type="float">
            <text:p>0.3395283911</text:p>
          </table:table-cell>
        </table:table-row>
        <table:table-row table:style-name="ro1">
          <table:table-cell office:value-type="float" office:value="0.340685832888583" calcext:value-type="float">
            <text:p>0.3406858329</text:p>
          </table:table-cell>
        </table:table-row>
        <table:table-row table:style-name="ro1">
          <table:table-cell office:value-type="float" office:value="0.342054074876388" calcext:value-type="float">
            <text:p>0.3420540749</text:p>
          </table:table-cell>
        </table:table-row>
        <table:table-row table:style-name="ro1">
          <table:table-cell office:value-type="float" office:value="0.343619987066674" calcext:value-type="float">
            <text:p>0.3436199871</text:p>
          </table:table-cell>
        </table:table-row>
        <table:table-row table:style-name="ro1">
          <table:table-cell office:value-type="float" office:value="0.345368814075026" calcext:value-type="float">
            <text:p>0.3453688141</text:p>
          </table:table-cell>
        </table:table-row>
        <table:table-row table:style-name="ro1">
          <table:table-cell office:value-type="float" office:value="0.347284121570373" calcext:value-type="float">
            <text:p>0.3472841216</text:p>
          </table:table-cell>
        </table:table-row>
        <table:table-row table:style-name="ro1">
          <table:table-cell office:value-type="float" office:value="0.349347742185305" calcext:value-type="float">
            <text:p>0.3493477422</text:p>
          </table:table-cell>
        </table:table-row>
        <table:table-row table:style-name="ro1">
          <table:table-cell office:value-type="float" office:value="0.351539720924272" calcext:value-type="float">
            <text:p>0.3515397209</text:p>
          </table:table-cell>
        </table:table-row>
        <table:table-row table:style-name="ro1">
          <table:table-cell office:value-type="float" office:value="0.353838260069652" calcext:value-type="float">
            <text:p>0.3538382601</text:p>
          </table:table-cell>
        </table:table-row>
        <table:table-row table:style-name="ro1">
          <table:table-cell office:value-type="float" office:value="0.356219663585681" calcext:value-type="float">
            <text:p>0.3562196636</text:p>
          </table:table-cell>
        </table:table-row>
        <table:table-row table:style-name="ro1">
          <table:table-cell office:value-type="float" office:value="0.358658281020261" calcext:value-type="float">
            <text:p>0.358658281</text:p>
          </table:table-cell>
        </table:table-row>
        <table:table-row table:style-name="ro1">
          <table:table-cell office:value-type="float" office:value="0.361126450904641" calcext:value-type="float">
            <text:p>0.3611264509</text:p>
          </table:table-cell>
        </table:table-row>
        <table:table-row table:style-name="ro1">
          <table:table-cell office:value-type="float" office:value="0.512555832523313" calcext:value-type="float">
            <text:p>0.5125558325</text:p>
          </table:table-cell>
        </table:table-row>
        <table:table-row table:style-name="ro1">
          <table:table-cell office:value-type="float" office:value="0.516216859950784" calcext:value-type="float">
            <text:p>0.51621686</text:p>
          </table:table-cell>
        </table:table-row>
        <table:table-row table:style-name="ro1">
          <table:table-cell office:value-type="float" office:value="0.519832740932954" calcext:value-type="float">
            <text:p>0.5198327409</text:p>
          </table:table-cell>
        </table:table-row>
        <table:table-row table:style-name="ro1">
          <table:table-cell office:value-type="float" office:value="0.523382545209963" calcext:value-type="float">
            <text:p>0.5233825452</text:p>
          </table:table-cell>
        </table:table-row>
        <table:table-row table:style-name="ro1">
          <table:table-cell office:value-type="float" office:value="0.526846458502466" calcext:value-type="float">
            <text:p>0.5268464585</text:p>
          </table:table-cell>
        </table:table-row>
        <table:table-row table:style-name="ro1">
          <table:table-cell office:value-type="float" office:value="0.530205773631094" calcext:value-type="float">
            <text:p>0.5302057736</text:p>
          </table:table-cell>
        </table:table-row>
        <table:table-row table:style-name="ro1">
          <table:table-cell office:value-type="float" office:value="0.53344288112172" calcext:value-type="float">
            <text:p>0.5334428811</text:p>
          </table:table-cell>
        </table:table-row>
        <table:table-row table:style-name="ro1">
          <table:table-cell office:value-type="float" office:value="0.536541259296518" calcext:value-type="float">
            <text:p>0.5365412593</text:p>
          </table:table-cell>
        </table:table-row>
        <table:table-row table:style-name="ro1">
          <table:table-cell office:value-type="float" office:value="0.539485463850842" calcext:value-type="float">
            <text:p>0.5394854639</text:p>
          </table:table-cell>
        </table:table-row>
        <table:table-row table:style-name="ro1">
          <table:table-cell office:value-type="float" office:value="0.542261116915884" calcext:value-type="float">
            <text:p>0.5422611169</text:p>
          </table:table-cell>
        </table:table-row>
        <table:table-row table:style-name="ro1">
          <table:table-cell office:value-type="float" office:value="0.544854895607151" calcext:value-type="float">
            <text:p>0.5448548956</text:p>
          </table:table-cell>
        </table:table-row>
        <table:table-row table:style-name="ro1">
          <table:table-cell office:value-type="float" office:value="0.54725452005874" calcext:value-type="float">
            <text:p>0.5472545201</text:p>
          </table:table-cell>
        </table:table-row>
        <table:table-row table:style-name="ro1">
          <table:table-cell office:value-type="float" office:value="0.549448740943408" calcext:value-type="float">
            <text:p>0.5494487409</text:p>
          </table:table-cell>
        </table:table-row>
        <table:table-row table:style-name="ro1">
          <table:table-cell office:value-type="float" office:value="0.551427326478455" calcext:value-type="float">
            <text:p>0.5514273265</text:p>
          </table:table-cell>
        </table:table-row>
        <table:table-row table:style-name="ro1">
          <table:table-cell office:value-type="float" office:value="0.553181048917397" calcext:value-type="float">
            <text:p>0.5531810489</text:p>
          </table:table-cell>
        </table:table-row>
        <table:table-row table:style-name="ro1">
          <table:table-cell office:value-type="float" office:value="0.554701670527454" calcext:value-type="float">
            <text:p>0.5547016705</text:p>
          </table:table-cell>
        </table:table-row>
        <table:table-row table:style-name="ro1">
          <table:table-cell office:value-type="float" office:value="0.555981929052826" calcext:value-type="float">
            <text:p>0.5559819291</text:p>
          </table:table-cell>
        </table:table-row>
        <table:table-row table:style-name="ro1">
          <table:table-cell office:value-type="float" office:value="0.557015522663782" calcext:value-type="float">
            <text:p>0.5570155227</text:p>
          </table:table-cell>
        </table:table-row>
        <table:table-row table:style-name="ro1">
          <table:table-cell office:value-type="float" office:value="0.557797094391548" calcext:value-type="float">
            <text:p>0.5577970944</text:p>
          </table:table-cell>
        </table:table-row>
        <table:table-row table:style-name="ro1">
          <table:table-cell office:value-type="float" office:value="0.558322216048991" calcext:value-type="float">
            <text:p>0.558322216</text:p>
          </table:table-cell>
        </table:table-row>
        <table:table-row table:style-name="ro1">
          <table:table-cell office:value-type="float" office:value="0.558587371637114" calcext:value-type="float">
            <text:p>0.5585873716</text:p>
          </table:table-cell>
        </table:table-row>
        <table:table-row table:style-name="ro1">
          <table:table-cell office:value-type="float" office:value="0.558589940237347" calcext:value-type="float">
            <text:p>0.5585899402</text:p>
          </table:table-cell>
        </table:table-row>
        <table:table-row table:style-name="ro1">
          <table:table-cell office:value-type="float" office:value="0.558328178389639" calcext:value-type="float">
            <text:p>0.5583281784</text:p>
          </table:table-cell>
        </table:table-row>
        <table:table-row table:style-name="ro1">
          <table:table-cell office:value-type="float" office:value="0.55780120195636" calcext:value-type="float">
            <text:p>0.557801202</text:p>
          </table:table-cell>
        </table:table-row>
        <table:table-row table:style-name="ro1">
          <table:table-cell office:value-type="float" office:value="0.557008967471995" calcext:value-type="float">
            <text:p>0.5570089675</text:p>
          </table:table-cell>
        </table:table-row>
        <table:table-row table:style-name="ro1">
          <table:table-cell office:value-type="float" office:value="0.555952252978645" calcext:value-type="float">
            <text:p>0.555952253</text:p>
          </table:table-cell>
        </table:table-row>
        <table:table-row table:style-name="ro1">
          <table:table-cell office:value-type="float" office:value="0.554632638347332" calcext:value-type="float">
            <text:p>0.5546326383</text:p>
          </table:table-cell>
        </table:table-row>
        <table:table-row table:style-name="ro1">
          <table:table-cell office:value-type="float" office:value="0.553052485085097" calcext:value-type="float">
            <text:p>0.5530524851</text:p>
          </table:table-cell>
        </table:table-row>
        <table:table-row table:style-name="ro1">
          <table:table-cell office:value-type="float" office:value="0.551214915627913" calcext:value-type="float">
            <text:p>0.5512149156</text:p>
          </table:table-cell>
        </table:table-row>
        <table:table-row table:style-name="ro1">
          <table:table-cell office:value-type="float" office:value="0.54912379211939" calcext:value-type="float">
            <text:p>0.5491237921</text:p>
          </table:table-cell>
        </table:table-row>
        <table:table-row table:style-name="ro1">
          <table:table-cell office:value-type="float" office:value="0.546783694675282" calcext:value-type="float">
            <text:p>0.5467836947</text:p>
          </table:table-cell>
        </table:table-row>
        <table:table-row table:style-name="ro1">
          <table:table-cell office:value-type="float" office:value="0.544199899133805" calcext:value-type="float">
            <text:p>0.5441998991</text:p>
          </table:table-cell>
        </table:table-row>
        <table:table-row table:style-name="ro1">
          <table:table-cell office:value-type="float" office:value="0.541378354291746" calcext:value-type="float">
            <text:p>0.5413783543</text:p>
          </table:table-cell>
        </table:table-row>
        <table:table-row table:style-name="ro1">
          <table:table-cell office:value-type="float" office:value="0.538325658626378" calcext:value-type="float">
            <text:p>0.5383256586</text:p>
          </table:table-cell>
        </table:table-row>
        <table:table-row table:style-name="ro1">
          <table:table-cell office:value-type="float" office:value="0.535049036503184" calcext:value-type="float">
            <text:p>0.5350490365</text:p>
          </table:table-cell>
        </table:table-row>
        <table:table-row table:style-name="ro1">
          <table:table-cell office:value-type="float" office:value="0.531556313869368" calcext:value-type="float">
            <text:p>0.5315563139</text:p>
          </table:table-cell>
        </table:table-row>
        <table:table-row table:style-name="ro1">
          <table:table-cell office:value-type="float" office:value="0.527855893433183" calcext:value-type="float">
            <text:p>0.5278558934</text:p>
          </table:table-cell>
        </table:table-row>
        <table:table-row table:style-name="ro1">
          <table:table-cell office:value-type="float" office:value="0.523956729329052" calcext:value-type="float">
            <text:p>0.5239567293</text:p>
          </table:table-cell>
        </table:table-row>
        <table:table-row table:style-name="ro1">
          <table:table-cell office:value-type="float" office:value="0.519868301268492" calcext:value-type="float">
            <text:p>0.5198683013</text:p>
          </table:table-cell>
        </table:table-row>
        <table:table-row table:style-name="ro1">
          <table:table-cell office:value-type="float" office:value="0.515600588176844" calcext:value-type="float">
            <text:p>0.5156005882</text:p>
          </table:table-cell>
        </table:table-row>
        <table:table-row table:style-name="ro1">
          <table:table-cell office:value-type="float" office:value="0.511164041315799" calcext:value-type="float">
            <text:p>0.5111640413</text:p>
          </table:table-cell>
        </table:table-row>
        <table:table-row table:style-name="ro1">
          <table:table-cell office:value-type="float" office:value="0.506569556891732" calcext:value-type="float">
            <text:p>0.5065695569</text:p>
          </table:table-cell>
        </table:table-row>
        <table:table-row table:style-name="ro1">
          <table:table-cell office:value-type="float" office:value="0.501828448149833" calcext:value-type="float">
            <text:p>0.5018284481</text:p>
          </table:table-cell>
        </table:table-row>
        <table:table-row table:style-name="ro1">
          <table:table-cell office:value-type="float" office:value="0.496952416954044" calcext:value-type="float">
            <text:p>0.496952417</text:p>
          </table:table-cell>
        </table:table-row>
        <table:table-row table:style-name="ro1">
          <table:table-cell office:value-type="float" office:value="0.491953524852793" calcext:value-type="float">
            <text:p>0.4919535249</text:p>
          </table:table-cell>
        </table:table-row>
        <table:table-row table:style-name="ro1">
          <table:table-cell office:value-type="float" office:value="0.486844163630534" calcext:value-type="float">
            <text:p>0.4868441636</text:p>
          </table:table-cell>
        </table:table-row>
        <table:table-row table:style-name="ro1">
          <table:table-cell office:value-type="float" office:value="0.48163702534509" calcext:value-type="float">
            <text:p>0.4816370253</text:p>
          </table:table-cell>
        </table:table-row>
        <table:table-row table:style-name="ro1">
          <table:table-cell office:value-type="float" office:value="0.47634507185079" calcext:value-type="float">
            <text:p>0.4763450719</text:p>
          </table:table-cell>
        </table:table-row>
        <table:table-row table:style-name="ro1">
          <table:table-cell office:value-type="float" office:value="0.470981503807421" calcext:value-type="float">
            <text:p>0.4709815038</text:p>
          </table:table-cell>
        </table:table-row>
        <table:table-row table:style-name="ro1">
          <table:table-cell office:value-type="float" office:value="0.465559729174968" calcext:value-type="float">
            <text:p>0.4655597292</text:p>
          </table:table-cell>
        </table:table-row>
        <table:table-row table:style-name="ro1">
          <table:table-cell office:value-type="float" office:value="0.460093331194166" calcext:value-type="float">
            <text:p>0.4600933312</text:p>
          </table:table-cell>
        </table:table-row>
        <table:table-row table:style-name="ro1">
          <table:table-cell office:value-type="float" office:value="0.454596035852849" calcext:value-type="float">
            <text:p>0.4545960359</text:p>
          </table:table-cell>
        </table:table-row>
        <table:table-row table:style-name="ro1">
          <table:table-cell office:value-type="float" office:value="0.449081678838102" calcext:value-type="float">
            <text:p>0.4490816788</text:p>
          </table:table-cell>
        </table:table-row>
        <table:table-row table:style-name="ro1">
          <table:table-cell office:value-type="float" office:value="0.443564171974215" calcext:value-type="float">
            <text:p>0.443564172</text:p>
          </table:table-cell>
        </table:table-row>
        <table:table-row table:style-name="ro1">
          <table:table-cell office:value-type="float" office:value="0.438057469146442" calcext:value-type="float">
            <text:p>0.4380574691</text:p>
          </table:table-cell>
        </table:table-row>
        <table:table-row table:style-name="ro1">
          <table:table-cell office:value-type="float" office:value="0.432575531710555" calcext:value-type="float">
            <text:p>0.4325755317</text:p>
          </table:table-cell>
        </table:table-row>
        <table:table-row table:style-name="ro1">
          <table:table-cell office:value-type="float" office:value="0.427132293388206" calcext:value-type="float">
            <text:p>0.4271322934</text:p>
          </table:table-cell>
        </table:table-row>
        <table:table-row table:style-name="ro1">
          <table:table-cell office:value-type="float" office:value="0.421741624648087" calcext:value-type="float">
            <text:p>0.4217416246</text:p>
          </table:table-cell>
        </table:table-row>
        <table:table-row table:style-name="ro1">
          <table:table-cell office:value-type="float" office:value="0.416417296572898" calcext:value-type="float">
            <text:p>0.4164172966</text:p>
          </table:table-cell>
        </table:table-row>
        <table:table-row table:style-name="ro1">
          <table:table-cell office:value-type="float" office:value="0.411172944212107" calcext:value-type="float">
            <text:p>0.4111729442</text:p>
          </table:table-cell>
        </table:table-row>
        <table:table-row table:style-name="ro1">
          <table:table-cell office:value-type="float" office:value="0.406022029420524" calcext:value-type="float">
            <text:p>0.4060220294</text:p>
          </table:table-cell>
        </table:table-row>
        <table:table-row table:style-name="ro1">
          <table:table-cell office:value-type="float" office:value="0.400977803182663" calcext:value-type="float">
            <text:p>0.4009778032</text:p>
          </table:table-cell>
        </table:table-row>
        <table:table-row table:style-name="ro1">
          <table:table-cell office:value-type="float" office:value="0.396053267422922" calcext:value-type="float">
            <text:p>0.3960532674</text:p>
          </table:table-cell>
        </table:table-row>
        <table:table-row table:style-name="ro1">
          <table:table-cell office:value-type="float" office:value="0.391261136301547" calcext:value-type="float">
            <text:p>0.3912611363</text:p>
          </table:table-cell>
        </table:table-row>
        <table:table-row table:style-name="ro1">
          <table:table-cell office:value-type="float" office:value="0.386613796996418" calcext:value-type="float">
            <text:p>0.386613797</text:p>
          </table:table-cell>
        </table:table-row>
        <table:table-row table:style-name="ro1">
          <table:table-cell office:value-type="float" office:value="0.382123269970614" calcext:value-type="float">
            <text:p>0.38212327</text:p>
          </table:table-cell>
        </table:table-row>
        <table:table-row table:style-name="ro1">
          <table:table-cell office:value-type="float" office:value="0.377801168725805" calcext:value-type="float">
            <text:p>0.3778011687</text:p>
          </table:table-cell>
        </table:table-row>
        <table:table-row table:style-name="ro1">
          <table:table-cell office:value-type="float" office:value="0.373658659041423" calcext:value-type="float">
            <text:p>0.373658659</text:p>
          </table:table-cell>
        </table:table-row>
        <table:table-row table:style-name="ro1">
          <table:table-cell office:value-type="float" office:value="0.369706417699649" calcext:value-type="float">
            <text:p>0.3697064177</text:p>
          </table:table-cell>
        </table:table-row>
        <table:table-row table:style-name="ro1">
          <table:table-cell office:value-type="float" office:value="0.3659545906962" calcext:value-type="float">
            <text:p>0.3659545907</text:p>
          </table:table-cell>
        </table:table-row>
        <table:table-row table:style-name="ro1">
          <table:table-cell office:value-type="float" office:value="0.36241275093691" calcext:value-type="float">
            <text:p>0.3624127509</text:p>
          </table:table-cell>
        </table:table-row>
        <table:table-row table:style-name="ro1">
          <table:table-cell office:value-type="float" office:value="0.359089855420126" calcext:value-type="float">
            <text:p>0.3590898554</text:p>
          </table:table-cell>
        </table:table-row>
        <table:table-row table:style-name="ro1">
          <table:table-cell office:value-type="float" office:value="0.355994201904894" calcext:value-type="float">
            <text:p>0.3559942019</text:p>
          </table:table-cell>
        </table:table-row>
        <table:table-row table:style-name="ro1">
          <table:table-cell office:value-type="float" office:value="0.353133385064951" calcext:value-type="float">
            <text:p>0.3531333851</text:p>
          </table:table-cell>
        </table:table-row>
        <table:table-row table:style-name="ro1">
          <table:table-cell office:value-type="float" office:value="0.350514252128522" calcext:value-type="float">
            <text:p>0.3505142521</text:p>
          </table:table-cell>
        </table:table-row>
        <table:table-row table:style-name="ro1">
          <table:table-cell office:value-type="float" office:value="0.348142858003918" calcext:value-type="float">
            <text:p>0.348142858</text:p>
          </table:table-cell>
        </table:table-row>
        <table:table-row table:style-name="ro1">
          <table:table-cell office:value-type="float" office:value="0.34602441989093" calcext:value-type="float">
            <text:p>0.3460244199</text:p>
          </table:table-cell>
        </table:table-row>
        <table:table-row table:style-name="ro1">
          <table:table-cell office:value-type="float" office:value="0.344163271378032" calcext:value-type="float">
            <text:p>0.3441632714</text:p>
          </table:table-cell>
        </table:table-row>
        <table:table-row table:style-name="ro1">
          <table:table-cell office:value-type="float" office:value="0.342562816025382" calcext:value-type="float">
            <text:p>0.342562816</text:p>
          </table:table-cell>
        </table:table-row>
        <table:table-row table:style-name="ro1">
          <table:table-cell office:value-type="float" office:value="0.341225480433628" calcext:value-type="float">
            <text:p>0.3412254804</text:p>
          </table:table-cell>
        </table:table-row>
        <table:table-row table:style-name="ro1">
          <table:table-cell office:value-type="float" office:value="0.340152666798514" calcext:value-type="float">
            <text:p>0.3401526668</text:p>
          </table:table-cell>
        </table:table-row>
        <table:table-row table:style-name="ro1">
          <table:table-cell office:value-type="float" office:value="0.339344704951284" calcext:value-type="float">
            <text:p>0.339344705</text:p>
          </table:table-cell>
        </table:table-row>
        <table:table-row table:style-name="ro1">
          <table:table-cell office:value-type="float" office:value="0.338800803884897" calcext:value-type="float">
            <text:p>0.3388008039</text:p>
          </table:table-cell>
        </table:table-row>
        <table:table-row table:style-name="ro1">
          <table:table-cell office:value-type="float" office:value="0.338519002766038" calcext:value-type="float">
            <text:p>0.3385190028</text:p>
          </table:table-cell>
        </table:table-row>
        <table:table-row table:style-name="ro1">
          <table:table-cell office:value-type="float" office:value="0.338496121432928" calcext:value-type="float">
            <text:p>0.3384961214</text:p>
          </table:table-cell>
        </table:table-row>
        <table:table-row table:style-name="ro1">
          <table:table-cell office:value-type="float" office:value="0.338727710378945" calcext:value-type="float">
            <text:p>0.3387277104</text:p>
          </table:table-cell>
        </table:table-row>
        <table:table-row table:style-name="ro1">
          <table:table-cell office:value-type="float" office:value="0.339208000222036" calcext:value-type="float">
            <text:p>0.3392080002</text:p>
          </table:table-cell>
        </table:table-row>
        <table:table-row table:style-name="ro1">
          <table:table-cell office:value-type="float" office:value="0.339929850659945" calcext:value-type="float">
            <text:p>0.3399298507</text:p>
          </table:table-cell>
        </table:table-row>
        <table:table-row table:style-name="ro1">
          <table:table-cell office:value-type="float" office:value="0.340884698911221" calcext:value-type="float">
            <text:p>0.3408846989</text:p>
          </table:table-cell>
        </table:table-row>
        <table:table-row table:style-name="ro1">
          <table:table-cell office:value-type="float" office:value="0.342062507642056" calcext:value-type="float">
            <text:p>0.3420625076</text:p>
          </table:table-cell>
        </table:table-row>
        <table:table-row table:style-name="ro1">
          <table:table-cell office:value-type="float" office:value="0.343451712378905" calcext:value-type="float">
            <text:p>0.3434517124</text:p>
          </table:table-cell>
        </table:table-row>
        <table:table-row table:style-name="ro1">
          <table:table-cell office:value-type="float" office:value="0.345039168406905" calcext:value-type="float">
            <text:p>0.3450391684</text:p>
          </table:table-cell>
        </table:table-row>
        <table:table-row table:style-name="ro1">
          <table:table-cell office:value-type="float" office:value="0.346810097154117" calcext:value-type="float">
            <text:p>0.3468100972</text:p>
          </table:table-cell>
        </table:table-row>
        <table:table-row table:style-name="ro1">
          <table:table-cell office:value-type="float" office:value="0.34874803206155" calcext:value-type="float">
            <text:p>0.3487480321</text:p>
          </table:table-cell>
        </table:table-row>
        <table:table-row table:style-name="ro1">
          <table:table-cell office:value-type="float" office:value="0.350834763938996" calcext:value-type="float">
            <text:p>0.3508347639</text:p>
          </table:table-cell>
        </table:table-row>
        <table:table-row table:style-name="ro1">
          <table:table-cell office:value-type="float" office:value="0.353050285806662" calcext:value-type="float">
            <text:p>0.3530502858</text:p>
          </table:table-cell>
        </table:table-row>
        <table:table-row table:style-name="ro1">
          <table:table-cell office:value-type="float" office:value="0.355372737222613" calcext:value-type="float">
            <text:p>0.3553727372</text:p>
          </table:table-cell>
        </table:table-row>
        <table:table-row table:style-name="ro1">
          <table:table-cell office:value-type="float" office:value="0.357778348096005" calcext:value-type="float">
            <text:p>0.3577783481</text:p>
          </table:table-cell>
        </table:table-row>
        <table:table-row table:style-name="ro1">
          <table:table-cell office:value-type="float" office:value="0.360241381986128" calcext:value-type="float">
            <text:p>0.360241382</text:p>
          </table:table-cell>
        </table:table-row>
        <table:table-row table:style-name="ro1">
          <table:table-cell office:value-type="float" office:value="0.362734078887248" calcext:value-type="float">
            <text:p>0.3627340789</text:p>
          </table:table-cell>
        </table:table-row>
        <table:table-row table:style-name="ro1">
          <table:table-cell office:value-type="float" office:value="0.511016474894498" calcext:value-type="float">
            <text:p>0.5110164749</text:p>
          </table:table-cell>
        </table:table-row>
        <table:table-row table:style-name="ro1">
          <table:table-cell office:value-type="float" office:value="0.514726492471295" calcext:value-type="float">
            <text:p>0.5147264925</text:p>
          </table:table-cell>
        </table:table-row>
        <table:table-row table:style-name="ro1">
          <table:table-cell office:value-type="float" office:value="0.518391444287819" calcext:value-type="float">
            <text:p>0.5183914443</text:p>
          </table:table-cell>
        </table:table-row>
        <table:table-row table:style-name="ro1">
          <table:table-cell office:value-type="float" office:value="0.521990428265577" calcext:value-type="float">
            <text:p>0.5219904283</text:p>
          </table:table-cell>
        </table:table-row>
        <table:table-row table:style-name="ro1">
          <table:table-cell office:value-type="float" office:value="0.525503650613615" calcext:value-type="float">
            <text:p>0.5255036506</text:p>
          </table:table-cell>
        </table:table-row>
        <table:table-row table:style-name="ro1">
          <table:table-cell office:value-type="float" office:value="0.528912417436954" calcext:value-type="float">
            <text:p>0.5289124174</text:p>
          </table:table-cell>
        </table:table-row>
        <table:table-row table:style-name="ro1">
          <table:table-cell office:value-type="float" office:value="0.532199125819582" calcext:value-type="float">
            <text:p>0.5321991258</text:p>
          </table:table-cell>
        </table:table-row>
        <table:table-row table:style-name="ro1">
          <table:table-cell office:value-type="float" office:value="0.535347254381992" calcext:value-type="float">
            <text:p>0.5353472544</text:p>
          </table:table-cell>
        </table:table-row>
        <table:table-row table:style-name="ro1">
          <table:table-cell office:value-type="float" office:value="0.538341353313267" calcext:value-type="float">
            <text:p>0.5383413533</text:p>
          </table:table-cell>
        </table:table-row>
        <table:table-row table:style-name="ro1">
          <table:table-cell office:value-type="float" office:value="0.541167033877715" calcext:value-type="float">
            <text:p>0.5411670339</text:p>
          </table:table-cell>
        </table:table-row>
        <table:table-row table:style-name="ro1">
          <table:table-cell office:value-type="float" office:value="0.543810957396052" calcext:value-type="float">
            <text:p>0.5438109574</text:p>
          </table:table-cell>
        </table:table-row>
        <table:table-row table:style-name="ro1">
          <table:table-cell office:value-type="float" office:value="0.546260823701138" calcext:value-type="float">
            <text:p>0.5462608237</text:p>
          </table:table-cell>
        </table:table-row>
        <table:table-row table:style-name="ro1">
          <table:table-cell office:value-type="float" office:value="0.548505359068249" calcext:value-type="float">
            <text:p>0.5485053591</text:p>
          </table:table-cell>
        </table:table-row>
        <table:table-row table:style-name="ro1">
          <table:table-cell office:value-type="float" office:value="0.550534303619916" calcext:value-type="float">
            <text:p>0.5505343036</text:p>
          </table:table-cell>
        </table:table-row>
        <table:table-row table:style-name="ro1">
          <table:table-cell office:value-type="float" office:value="0.552338398205291" calcext:value-type="float">
            <text:p>0.5523383982</text:p>
          </table:table-cell>
        </table:table-row>
        <table:table-row table:style-name="ro1">
          <table:table-cell office:value-type="float" office:value="0.553909370754085" calcext:value-type="float">
            <text:p>0.5539093708</text:p>
          </table:table-cell>
        </table:table-row>
        <table:table-row table:style-name="ro1">
          <table:table-cell office:value-type="float" office:value="0.555239922105031" calcext:value-type="float">
            <text:p>0.5552399221</text:p>
          </table:table-cell>
        </table:table-row>
        <table:table-row table:style-name="ro1">
          <table:table-cell office:value-type="float" office:value="0.556323711308914" calcext:value-type="float">
            <text:p>0.5563237113</text:p>
          </table:table-cell>
        </table:table-row>
        <table:table-row table:style-name="ro1">
          <table:table-cell office:value-type="float" office:value="0.557155340406141" calcext:value-type="float">
            <text:p>0.5571553404</text:p>
          </table:table-cell>
        </table:table-row>
        <table:table-row table:style-name="ro1">
          <table:table-cell office:value-type="float" office:value="0.557730338678856" calcext:value-type="float">
            <text:p>0.5577303387</text:p>
          </table:table-cell>
        </table:table-row>
        <table:table-row table:style-name="ro1">
          <table:table-cell office:value-type="float" office:value="0.558045146377617" calcext:value-type="float">
            <text:p>0.5580451464</text:p>
          </table:table-cell>
        </table:table-row>
        <table:table-row table:style-name="ro1">
          <table:table-cell office:value-type="float" office:value="0.558097097922605" calcext:value-type="float">
            <text:p>0.5580970979</text:p>
          </table:table-cell>
        </table:table-row>
        <table:table-row table:style-name="ro1">
          <table:table-cell office:value-type="float" office:value="0.557884404579391" calcext:value-type="float">
            <text:p>0.5578844046</text:p>
          </table:table-cell>
        </table:table-row>
        <table:table-row table:style-name="ro1">
          <table:table-cell office:value-type="float" office:value="0.557406136609254" calcext:value-type="float">
            <text:p>0.5574061366</text:p>
          </table:table-cell>
        </table:table-row>
        <table:table-row table:style-name="ro1">
          <table:table-cell office:value-type="float" office:value="0.556662204894037" calcext:value-type="float">
            <text:p>0.5566622049</text:p>
          </table:table-cell>
        </table:table-row>
        <table:table-row table:style-name="ro1">
          <table:table-cell office:value-type="float" office:value="0.555653342035563" calcext:value-type="float">
            <text:p>0.555653342</text:p>
          </table:table-cell>
        </table:table-row>
        <table:table-row table:style-name="ro1">
          <table:table-cell office:value-type="float" office:value="0.554381082929588" calcext:value-type="float">
            <text:p>0.5543810829</text:p>
          </table:table-cell>
        </table:table-row>
        <table:table-row table:style-name="ro1">
          <table:table-cell office:value-type="float" office:value="0.552847744814318" calcext:value-type="float">
            <text:p>0.5528477448</text:p>
          </table:table-cell>
        </table:table-row>
        <table:table-row table:style-name="ro1">
          <table:table-cell office:value-type="float" office:value="0.551056406793456" calcext:value-type="float">
            <text:p>0.5510564068</text:p>
          </table:table-cell>
        </table:table-row>
        <table:table-row table:style-name="ro1">
          <table:table-cell office:value-type="float" office:value="0.549010888833811" calcext:value-type="float">
            <text:p>0.5490108888</text:p>
          </table:table-cell>
        </table:table-row>
        <table:table-row table:style-name="ro1">
          <table:table-cell office:value-type="float" office:value="0.546715730237452" calcext:value-type="float">
            <text:p>0.5467157302</text:p>
          </table:table-cell>
        </table:table-row>
        <table:table-row table:style-name="ro1">
          <table:table-cell office:value-type="float" office:value="0.544176167588406" calcext:value-type="float">
            <text:p>0.5441761676</text:p>
          </table:table-cell>
        </table:table-row>
        <table:table-row table:style-name="ro1">
          <table:table-cell office:value-type="float" office:value="0.541398112173912" calcext:value-type="float">
            <text:p>0.5413981122</text:p>
          </table:table-cell>
        </table:table-row>
        <table:table-row table:style-name="ro1">
          <table:table-cell office:value-type="float" office:value="0.538388126880218" calcext:value-type="float">
            <text:p>0.5383881269</text:p>
          </table:table-cell>
        </table:table-row>
        <table:table-row table:style-name="ro1">
          <table:table-cell office:value-type="float" office:value="0.535153402562928" calcext:value-type="float">
            <text:p>0.5351534026</text:p>
          </table:table-cell>
        </table:table-row>
        <table:table-row table:style-name="ro1">
          <table:table-cell office:value-type="float" office:value="0.531701733891897" calcext:value-type="float">
            <text:p>0.5317017339</text:p>
          </table:table-cell>
        </table:table-row>
        <table:table-row table:style-name="ro1">
          <table:table-cell office:value-type="float" office:value="0.528041494670677" calcext:value-type="float">
            <text:p>0.5280414947</text:p>
          </table:table-cell>
        </table:table-row>
        <table:table-row table:style-name="ro1">
          <table:table-cell office:value-type="float" office:value="0.524181612630508" calcext:value-type="float">
            <text:p>0.5241816126</text:p>
          </table:table-cell>
        </table:table-row>
        <table:table-row table:style-name="ro1">
          <table:table-cell office:value-type="float" office:value="0.520131543698861" calcext:value-type="float">
            <text:p>0.5201315437</text:p>
          </table:table-cell>
        </table:table-row>
        <table:table-row table:style-name="ro1">
          <table:table-cell office:value-type="float" office:value="0.515901245742523" calcext:value-type="float">
            <text:p>0.5159012457</text:p>
          </table:table-cell>
        </table:table-row>
        <table:table-row table:style-name="ro1">
          <table:table-cell office:value-type="float" office:value="0.511501151785243" calcext:value-type="float">
            <text:p>0.5115011518</text:p>
          </table:table-cell>
        </table:table-row>
        <table:table-row table:style-name="ro1">
          <table:table-cell office:value-type="float" office:value="0.50694214269991" calcext:value-type="float">
            <text:p>0.5069421427</text:p>
          </table:table-cell>
        </table:table-row>
        <table:table-row table:style-name="ro1">
          <table:table-cell office:value-type="float" office:value="0.502235519375293" calcext:value-type="float">
            <text:p>0.5022355194</text:p>
          </table:table-cell>
        </table:table-row>
        <table:table-row table:style-name="ro1">
          <table:table-cell office:value-type="float" office:value="0.497392974357326" calcext:value-type="float">
            <text:p>0.4973929744</text:p>
          </table:table-cell>
        </table:table-row>
        <table:table-row table:style-name="ro1">
          <table:table-cell office:value-type="float" office:value="0.492426562964933" calcext:value-type="float">
            <text:p>0.492426563</text:p>
          </table:table-cell>
        </table:table-row>
        <table:table-row table:style-name="ro1">
          <table:table-cell office:value-type="float" office:value="0.487348673880419" calcext:value-type="float">
            <text:p>0.4873486739</text:p>
          </table:table-cell>
        </table:table-row>
        <table:table-row table:style-name="ro1">
          <table:table-cell office:value-type="float" office:value="0.482171999214388" calcext:value-type="float">
            <text:p>0.4821719992</text:p>
          </table:table-cell>
        </table:table-row>
        <table:table-row table:style-name="ro1">
          <table:table-cell office:value-type="float" office:value="0.476909504045228" calcext:value-type="float">
            <text:p>0.476909504</text:p>
          </table:table-cell>
        </table:table-row>
        <table:table-row table:style-name="ro1">
          <table:table-cell office:value-type="float" office:value="0.471574395433136" calcext:value-type="float">
            <text:p>0.4715743954</text:p>
          </table:table-cell>
        </table:table-row>
        <table:table-row table:style-name="ro1">
          <table:table-cell office:value-type="float" office:value="0.46618009090869" calcext:value-type="float">
            <text:p>0.4661800909</text:p>
          </table:table-cell>
        </table:table-row>
        <table:table-row table:style-name="ro1">
          <table:table-cell office:value-type="float" office:value="0.460740186435973" calcext:value-type="float">
            <text:p>0.4607401864</text:p>
          </table:table-cell>
        </table:table-row>
        <table:table-row table:style-name="ro1">
          <table:table-cell office:value-type="float" office:value="0.455268423850246" calcext:value-type="float">
            <text:p>0.4552684239</text:p>
          </table:table-cell>
        </table:table-row>
        <table:table-row table:style-name="ro1">
          <table:table-cell office:value-type="float" office:value="0.449778657770166" calcext:value-type="float">
            <text:p>0.4497786578</text:p>
          </table:table-cell>
        </table:table-row>
        <table:table-row table:style-name="ro1">
          <table:table-cell office:value-type="float" office:value="0.444284821984555" calcext:value-type="float">
            <text:p>0.444284822</text:p>
          </table:table-cell>
        </table:table-row>
        <table:table-row table:style-name="ro1">
          <table:table-cell office:value-type="float" office:value="0.43880089531372" calcext:value-type="float">
            <text:p>0.4388008953</text:p>
          </table:table-cell>
        </table:table-row>
        <table:table-row table:style-name="ro1">
          <table:table-cell office:value-type="float" office:value="0.433340866945312" calcext:value-type="float">
            <text:p>0.4333408669</text:p>
          </table:table-cell>
        </table:table-row>
        <table:table-row table:style-name="ro1">
          <table:table-cell office:value-type="float" office:value="0.427918701244746" calcext:value-type="float">
            <text:p>0.4279187012</text:p>
          </table:table-cell>
        </table:table-row>
        <table:table-row table:style-name="ro1">
          <table:table-cell office:value-type="float" office:value="0.422548302040161" calcext:value-type="float">
            <text:p>0.422548302</text:p>
          </table:table-cell>
        </table:table-row>
        <table:table-row table:style-name="ro1">
          <table:table-cell office:value-type="float" office:value="0.417243476381932" calcext:value-type="float">
            <text:p>0.4172434764</text:p>
          </table:table-cell>
        </table:table-row>
        <table:table-row table:style-name="ro1">
          <table:table-cell office:value-type="float" office:value="0.412017897776728" calcext:value-type="float">
            <text:p>0.4120178978</text:p>
          </table:table-cell>
        </table:table-row>
        <table:table-row table:style-name="ro1">
          <table:table-cell office:value-type="float" office:value="0.406885068896119" calcext:value-type="float">
            <text:p>0.4068850689</text:p>
          </table:table-cell>
        </table:table-row>
        <table:table-row table:style-name="ro1">
          <table:table-cell office:value-type="float" office:value="0.401858283759736" calcext:value-type="float">
            <text:p>0.4018582838</text:p>
          </table:table-cell>
        </table:table-row>
        <table:table-row table:style-name="ro1">
          <table:table-cell office:value-type="float" office:value="0.396950589392974" calcext:value-type="float">
            <text:p>0.3969505894</text:p>
          </table:table-cell>
        </table:table-row>
        <table:table-row table:style-name="ro1">
          <table:table-cell office:value-type="float" office:value="0.392174746959244" calcext:value-type="float">
            <text:p>0.392174747</text:p>
          </table:table-cell>
        </table:table-row>
        <table:table-row table:style-name="ro1">
          <table:table-cell office:value-type="float" office:value="0.387543192366779" calcext:value-type="float">
            <text:p>0.3875431924</text:p>
          </table:table-cell>
        </table:table-row>
        <table:table-row table:style-name="ro1">
          <table:table-cell office:value-type="float" office:value="0.383067996349978" calcext:value-type="float">
            <text:p>0.3830679963</text:p>
          </table:table-cell>
        </table:table-row>
        <table:table-row table:style-name="ro1">
          <table:table-cell office:value-type="float" office:value="0.37876082402531" calcext:value-type="float">
            <text:p>0.378760824</text:p>
          </table:table-cell>
        </table:table-row>
        <table:table-row table:style-name="ro1">
          <table:table-cell office:value-type="float" office:value="0.374632893921763" calcext:value-type="float">
            <text:p>0.3746328939</text:p>
          </table:table-cell>
        </table:table-row>
        <table:table-row table:style-name="ro1">
          <table:table-cell office:value-type="float" office:value="0.370694936485831" calcext:value-type="float">
            <text:p>0.3706949365</text:p>
          </table:table-cell>
        </table:table-row>
        <table:table-row table:style-name="ro1">
          <table:table-cell office:value-type="float" office:value="0.36695715206107" calcext:value-type="float">
            <text:p>0.3669571521</text:p>
          </table:table-cell>
        </table:table-row>
        <table:table-row table:style-name="ro1">
          <table:table-cell office:value-type="float" office:value="0.363429168342182" calcext:value-type="float">
            <text:p>0.3634291683</text:p>
          </table:table-cell>
        </table:table-row>
        <table:table-row table:style-name="ro1">
          <table:table-cell office:value-type="float" office:value="0.360119997303658" calcext:value-type="float">
            <text:p>0.3601199973</text:p>
          </table:table-cell>
        </table:table-row>
        <table:table-row table:style-name="ro1">
          <table:table-cell office:value-type="float" office:value="0.357037991602974" calcext:value-type="float">
            <text:p>0.3570379916</text:p>
          </table:table-cell>
        </table:table-row>
        <table:table-row table:style-name="ro1">
          <table:table-cell office:value-type="float" office:value="0.354190800458321" calcext:value-type="float">
            <text:p>0.3541908005</text:p>
          </table:table-cell>
        </table:table-row>
        <table:table-row table:style-name="ro1">
          <table:table-cell office:value-type="float" office:value="0.351585325000895" calcext:value-type="float">
            <text:p>0.351585325</text:p>
          </table:table-cell>
        </table:table-row>
        <table:table-row table:style-name="ro1">
          <table:table-cell office:value-type="float" office:value="0.349227673101736" calcext:value-type="float">
            <text:p>0.3492276731</text:p>
          </table:table-cell>
        </table:table-row>
        <table:table-row table:style-name="ro1">
          <table:table-cell office:value-type="float" office:value="0.347123113673106" calcext:value-type="float">
            <text:p>0.3471231137</text:p>
          </table:table-cell>
        </table:table-row>
        <table:table-row table:style-name="ro1">
          <table:table-cell office:value-type="float" office:value="0.345276030444425" calcext:value-type="float">
            <text:p>0.3452760304</text:p>
          </table:table-cell>
        </table:table-row>
        <table:table-row table:style-name="ro1">
          <table:table-cell office:value-type="float" office:value="0.343689875212748" calcext:value-type="float">
            <text:p>0.3436898752</text:p>
          </table:table-cell>
        </table:table-row>
        <table:table-row table:style-name="ro1">
          <table:table-cell office:value-type="float" office:value="0.342367120567802" calcext:value-type="float">
            <text:p>0.3423671206</text:p>
          </table:table-cell>
        </table:table-row>
        <table:table-row table:style-name="ro1">
          <table:table-cell office:value-type="float" office:value="0.341309212091557" calcext:value-type="float">
            <text:p>0.3413092121</text:p>
          </table:table-cell>
        </table:table-row>
        <table:table-row table:style-name="ro1">
          <table:table-cell office:value-type="float" office:value="0.34051652003235" calcext:value-type="float">
            <text:p>0.34051652</text:p>
          </table:table-cell>
        </table:table-row>
        <table:table-row table:style-name="ro1">
          <table:table-cell office:value-type="float" office:value="0.339988290453569" calcext:value-type="float">
            <text:p>0.3399882905</text:p>
          </table:table-cell>
        </table:table-row>
        <table:table-row table:style-name="ro1">
          <table:table-cell office:value-type="float" office:value="0.339722595856869" calcext:value-type="float">
            <text:p>0.3397225959</text:p>
          </table:table-cell>
        </table:table-row>
        <table:table-row table:style-name="ro1">
          <table:table-cell office:value-type="float" office:value="0.339716285279946" calcext:value-type="float">
            <text:p>0.3397162853</text:p>
          </table:table-cell>
        </table:table-row>
        <table:table-row table:style-name="ro1">
          <table:table-cell office:value-type="float" office:value="0.339964933868856" calcext:value-type="float">
            <text:p>0.3399649339</text:p>
          </table:table-cell>
        </table:table-row>
        <table:table-row table:style-name="ro1">
          <table:table-cell office:value-type="float" office:value="0.340462791924888" calcext:value-type="float">
            <text:p>0.3404627919</text:p>
          </table:table-cell>
        </table:table-row>
        <table:table-row table:style-name="ro1">
          <table:table-cell office:value-type="float" office:value="0.341202733425975" calcext:value-type="float">
            <text:p>0.3412027334</text:p>
          </table:table-cell>
        </table:table-row>
        <table:table-row table:style-name="ro1">
          <table:table-cell office:value-type="float" office:value="0.342176204022663" calcext:value-type="float">
            <text:p>0.342176204</text:p>
          </table:table-cell>
        </table:table-row>
        <table:table-row table:style-name="ro1">
          <table:table-cell office:value-type="float" office:value="0.343373168508626" calcext:value-type="float">
            <text:p>0.3433731685</text:p>
          </table:table-cell>
        </table:table-row>
        <table:table-row table:style-name="ro1">
          <table:table-cell office:value-type="float" office:value="0.34478205776573" calcext:value-type="float">
            <text:p>0.3447820578</text:p>
          </table:table-cell>
        </table:table-row>
        <table:table-row table:style-name="ro1">
          <table:table-cell office:value-type="float" office:value="0.346389715183637" calcext:value-type="float">
            <text:p>0.3463897152</text:p>
          </table:table-cell>
        </table:table-row>
        <table:table-row table:style-name="ro1">
          <table:table-cell office:value-type="float" office:value="0.348181342553973" calcext:value-type="float">
            <text:p>0.3481813426</text:p>
          </table:table-cell>
        </table:table-row>
        <table:table-row table:style-name="ro1">
          <table:table-cell office:value-type="float" office:value="0.350140445439032" calcext:value-type="float">
            <text:p>0.3501404454</text:p>
          </table:table-cell>
        </table:table-row>
        <table:table-row table:style-name="ro1">
          <table:table-cell office:value-type="float" office:value="0.352248778015033" calcext:value-type="float">
            <text:p>0.352248778</text:p>
          </table:table-cell>
        </table:table-row>
        <table:table-row table:style-name="ro1">
          <table:table-cell office:value-type="float" office:value="0.354486287389925" calcext:value-type="float">
            <text:p>0.3544862874</text:p>
          </table:table-cell>
        </table:table-row>
        <table:table-row table:style-name="ro1">
          <table:table-cell office:value-type="float" office:value="0.356831057395746" calcext:value-type="float">
            <text:p>0.3568310574</text:p>
          </table:table-cell>
        </table:table-row>
        <table:table-row table:style-name="ro1">
          <table:table-cell office:value-type="float" office:value="0.359259251855514" calcext:value-type="float">
            <text:p>0.3592592519</text:p>
          </table:table-cell>
        </table:table-row>
        <table:table-row table:style-name="ro1">
          <table:table-cell office:value-type="float" office:value="0.361745057324687" calcext:value-type="float">
            <text:p>0.3617450573</text:p>
          </table:table-cell>
        </table:table-row>
        <table:table-row table:style-name="ro1">
          <table:table-cell office:value-type="float" office:value="0.364260625307161" calcext:value-type="float">
            <text:p>0.3642606253</text:p>
          </table:table-cell>
        </table:table-row>
        <table:table-row table:style-name="ro1">
          <table:table-cell office:value-type="float" office:value="0.509556390432144" calcext:value-type="float">
            <text:p>0.5095563904</text:p>
          </table:table-cell>
        </table:table-row>
        <table:table-row table:style-name="ro1">
          <table:table-cell office:value-type="float" office:value="0.513311861595985" calcext:value-type="float">
            <text:p>0.5133118616</text:p>
          </table:table-cell>
        </table:table-row>
        <table:table-row table:style-name="ro1">
          <table:table-cell office:value-type="float" office:value="0.517022347918333" calcext:value-type="float">
            <text:p>0.5170223479</text:p>
          </table:table-cell>
        </table:table-row>
        <table:table-row table:style-name="ro1">
          <table:table-cell office:value-type="float" office:value="0.520666976224715" calcext:value-type="float">
            <text:p>0.5206669762</text:p>
          </table:table-cell>
        </table:table-row>
        <table:table-row table:style-name="ro1">
          <table:table-cell office:value-type="float" office:value="0.524225974308895" calcext:value-type="float">
            <text:p>0.5242259743</text:p>
          </table:table-cell>
        </table:table-row>
        <table:table-row table:style-name="ro1">
          <table:table-cell office:value-type="float" office:value="0.527680662998842" calcext:value-type="float">
            <text:p>0.527680663</text:p>
          </table:table-cell>
        </table:table-row>
        <table:table-row table:style-name="ro1">
          <table:table-cell office:value-type="float" office:value="0.531013447686797" calcext:value-type="float">
            <text:p>0.5310134477</text:p>
          </table:table-cell>
        </table:table-row>
        <table:table-row table:style-name="ro1">
          <table:table-cell office:value-type="float" office:value="0.53420780932345" calcext:value-type="float">
            <text:p>0.5342078093</text:p>
          </table:table-cell>
        </table:table-row>
        <table:table-row table:style-name="ro1">
          <table:table-cell office:value-type="float" office:value="0.537248294876232" calcext:value-type="float">
            <text:p>0.5372482949</text:p>
          </table:table-cell>
        </table:table-row>
        <table:table-row table:style-name="ro1">
          <table:table-cell office:value-type="float" office:value="0.540120507251702" calcext:value-type="float">
            <text:p>0.5401205073</text:p>
          </table:table-cell>
        </table:table-row>
        <table:table-row table:style-name="ro1">
          <table:table-cell office:value-type="float" office:value="0.54281109468206" calcext:value-type="float">
            <text:p>0.5428110947</text:p>
          </table:table-cell>
        </table:table-row>
        <table:table-row table:style-name="ro1">
          <table:table-cell office:value-type="float" office:value="0.545307739575751" calcext:value-type="float">
            <text:p>0.5453077396</text:p>
          </table:table-cell>
        </table:table-row>
        <table:table-row table:style-name="ro1">
          <table:table-cell office:value-type="float" office:value="0.547599146832187" calcext:value-type="float">
            <text:p>0.5475991468</text:p>
          </table:table-cell>
        </table:table-row>
        <table:table-row table:style-name="ro1">
          <table:table-cell office:value-type="float" office:value="0.549675031620578" calcext:value-type="float">
            <text:p>0.5496750316</text:p>
          </table:table-cell>
        </table:table-row>
        <table:table-row table:style-name="ro1">
          <table:table-cell office:value-type="float" office:value="0.551526106622862" calcext:value-type="float">
            <text:p>0.5515261066</text:p>
          </table:table-cell>
        </table:table-row>
        <table:table-row table:style-name="ro1">
          <table:table-cell office:value-type="float" office:value="0.553144068740759" calcext:value-type="float">
            <text:p>0.5531440687</text:p>
          </table:table-cell>
        </table:table-row>
        <table:table-row table:style-name="ro1">
          <table:table-cell office:value-type="float" office:value="0.554521585266913" calcext:value-type="float">
            <text:p>0.5545215853</text:p>
          </table:table-cell>
        </table:table-row>
        <table:table-row table:style-name="ro1">
          <table:table-cell office:value-type="float" office:value="0.555652279520163" calcext:value-type="float">
            <text:p>0.5556522795</text:p>
          </table:table-cell>
        </table:table-row>
        <table:table-row table:style-name="ro1">
          <table:table-cell office:value-type="float" office:value="0.556530715944906" calcext:value-type="float">
            <text:p>0.5565307159</text:p>
          </table:table-cell>
        </table:table-row>
        <table:table-row table:style-name="ro1">
          <table:table-cell office:value-type="float" office:value="0.557152384674579" calcext:value-type="float">
            <text:p>0.5571523847</text:p>
          </table:table-cell>
        </table:table-row>
        <table:table-row table:style-name="ro1">
          <table:table-cell office:value-type="float" office:value="0.557513685559243" calcext:value-type="float">
            <text:p>0.5575136856</text:p>
          </table:table-cell>
        </table:table-row>
        <table:table-row table:style-name="ro1">
          <table:table-cell office:value-type="float" office:value="0.557611911657274" calcext:value-type="float">
            <text:p>0.5576119117</text:p>
          </table:table-cell>
        </table:table-row>
        <table:table-row table:style-name="ro1">
          <table:table-cell office:value-type="float" office:value="0.557445232191175" calcext:value-type="float">
            <text:p>0.5574452322</text:p>
          </table:table-cell>
        </table:table-row>
        <table:table-row table:style-name="ro1">
          <table:table-cell office:value-type="float" office:value="0.557012674967477" calcext:value-type="float">
            <text:p>0.557012675</text:p>
          </table:table-cell>
        </table:table-row>
        <table:table-row table:style-name="ro1">
          <table:table-cell office:value-type="float" office:value="0.556314108260763" calcext:value-type="float">
            <text:p>0.5563141083</text:p>
          </table:table-cell>
        </table:table-row>
        <table:table-row table:style-name="ro1">
          <table:table-cell office:value-type="float" office:value="0.555350222161796" calcext:value-type="float">
            <text:p>0.5553502222</text:p>
          </table:table-cell>
        </table:table-row>
        <table:table-row table:style-name="ro1">
          <table:table-cell office:value-type="float" office:value="0.554122509389751" calcext:value-type="float">
            <text:p>0.5541225094</text:p>
          </table:table-cell>
        </table:table-row>
        <table:table-row table:style-name="ro1">
          <table:table-cell office:value-type="float" office:value="0.552633245568564" calcext:value-type="float">
            <text:p>0.5526332456</text:p>
          </table:table-cell>
        </table:table-row>
        <table:table-row table:style-name="ro1">
          <table:table-cell office:value-type="float" office:value="0.550885468967379" calcext:value-type="float">
            <text:p>0.550885469</text:p>
          </table:table-cell>
        </table:table-row>
        <table:table-row table:style-name="ro1">
          <table:table-cell office:value-type="float" office:value="0.548882959705114" calcext:value-type="float">
            <text:p>0.5488829597</text:p>
          </table:table-cell>
        </table:table-row>
        <table:table-row table:style-name="ro1">
          <table:table-cell office:value-type="float" office:value="0.546630218419126" calcext:value-type="float">
            <text:p>0.5466302184</text:p>
          </table:table-cell>
        </table:table-row>
        <table:table-row table:style-name="ro1">
          <table:table-cell office:value-type="float" office:value="0.544132444397987" calcext:value-type="float">
            <text:p>0.5441324444</text:p>
          </table:table-cell>
        </table:table-row>
        <table:table-row table:style-name="ro1">
          <table:table-cell office:value-type="float" office:value="0.541395513178374" calcext:value-type="float">
            <text:p>0.5413955132</text:p>
          </table:table-cell>
        </table:table-row>
        <table:table-row table:style-name="ro1">
          <table:table-cell office:value-type="float" office:value="0.53842595360606" calcext:value-type="float">
            <text:p>0.5384259536</text:p>
          </table:table-cell>
        </table:table-row>
        <table:table-row table:style-name="ro1">
          <table:table-cell office:value-type="float" office:value="0.535230924361015" calcext:value-type="float">
            <text:p>0.5352309244</text:p>
          </table:table-cell>
        </table:table-row>
        <table:table-row table:style-name="ro1">
          <table:table-cell office:value-type="float" office:value="0.531818189946618" calcext:value-type="float">
            <text:p>0.5318181899</text:p>
          </table:table-cell>
        </table:table-row>
        <table:table-row table:style-name="ro1">
          <table:table-cell office:value-type="float" office:value="0.528196096142974" calcext:value-type="float">
            <text:p>0.5281960961</text:p>
          </table:table-cell>
        </table:table-row>
        <table:table-row table:style-name="ro1">
          <table:table-cell office:value-type="float" office:value="0.524373544924342" calcext:value-type="float">
            <text:p>0.5243735449</text:p>
          </table:table-cell>
        </table:table-row>
        <table:table-row table:style-name="ro1">
          <table:table-cell office:value-type="float" office:value="0.520359968840669" calcext:value-type="float">
            <text:p>0.5203599688</text:p>
          </table:table-cell>
        </table:table-row>
        <table:table-row table:style-name="ro1">
          <table:table-cell office:value-type="float" office:value="0.516165304863235" calcext:value-type="float">
            <text:p>0.5161653049</text:p>
          </table:table-cell>
        </table:table-row>
        <table:table-row table:style-name="ro1">
          <table:table-cell office:value-type="float" office:value="0.511799967694403" calcext:value-type="float">
            <text:p>0.5117999677</text:p>
          </table:table-cell>
        </table:table-row>
        <table:table-row table:style-name="ro1">
          <table:table-cell office:value-type="float" office:value="0.507274822541478" calcext:value-type="float">
            <text:p>0.5072748225</text:p>
          </table:table-cell>
        </table:table-row>
        <table:table-row table:style-name="ro1">
          <table:table-cell office:value-type="float" office:value="0.502601157354677" calcext:value-type="float">
            <text:p>0.5026011574</text:p>
          </table:table-cell>
        </table:table-row>
        <table:table-row table:style-name="ro1">
          <table:table-cell office:value-type="float" office:value="0.497790654529207" calcext:value-type="float">
            <text:p>0.4977906545</text:p>
          </table:table-cell>
        </table:table-row>
        <table:table-row table:style-name="ro1">
          <table:table-cell office:value-type="float" office:value="0.492855362071443" calcext:value-type="float">
            <text:p>0.4928553621</text:p>
          </table:table-cell>
        </table:table-row>
        <table:table-row table:style-name="ro1">
          <table:table-cell office:value-type="float" office:value="0.48780766422923" calcext:value-type="float">
            <text:p>0.4878076642</text:p>
          </table:table-cell>
        </table:table-row>
        <table:table-row table:style-name="ro1">
          <table:table-cell office:value-type="float" office:value="0.482660251586277" calcext:value-type="float">
            <text:p>0.4826602516</text:p>
          </table:table-cell>
        </table:table-row>
        <table:table-row table:style-name="ro1">
          <table:table-cell office:value-type="float" office:value="0.47742609062067" calcext:value-type="float">
            <text:p>0.4774260906</text:p>
          </table:table-cell>
        </table:table-row>
        <table:table-row table:style-name="ro1">
          <table:table-cell office:value-type="float" office:value="0.472118392727488" calcext:value-type="float">
            <text:p>0.4721183927</text:p>
          </table:table-cell>
        </table:table-row>
        <table:table-row table:style-name="ro1">
          <table:table-cell office:value-type="float" office:value="0.466750582705532" calcext:value-type="float">
            <text:p>0.4667505827</text:p>
          </table:table-cell>
        </table:table-row>
        <table:table-row table:style-name="ro1">
          <table:table-cell office:value-type="float" office:value="0.461336266708155" calcext:value-type="float">
            <text:p>0.4613362667</text:p>
          </table:table-cell>
        </table:table-row>
        <table:table-row table:style-name="ro1">
          <table:table-cell office:value-type="float" office:value="0.45588919965821" calcext:value-type="float">
            <text:p>0.4558891997</text:p>
          </table:table-cell>
        </table:table-row>
        <table:table-row table:style-name="ro1">
          <table:table-cell office:value-type="float" office:value="0.450423252127094" calcext:value-type="float">
            <text:p>0.4504232521</text:p>
          </table:table-cell>
        </table:table-row>
        <table:table-row table:style-name="ro1">
          <table:table-cell office:value-type="float" office:value="0.444952376677914" calcext:value-type="float">
            <text:p>0.4449523767</text:p>
          </table:table-cell>
        </table:table-row>
        <table:table-row table:style-name="ro1">
          <table:table-cell office:value-type="float" office:value="0.43949057367275" calcext:value-type="float">
            <text:p>0.4394905737</text:p>
          </table:table-cell>
        </table:table-row>
        <table:table-row table:style-name="ro1">
          <table:table-cell office:value-type="float" office:value="0.434051856544034" calcext:value-type="float">
            <text:p>0.4340518565</text:p>
          </table:table-cell>
        </table:table-row>
        <table:table-row table:style-name="ro1">
          <table:table-cell office:value-type="float" office:value="0.42865021653003" calcext:value-type="float">
            <text:p>0.4286502165</text:p>
          </table:table-cell>
        </table:table-row>
        <table:table-row table:style-name="ro1">
          <table:table-cell office:value-type="float" office:value="0.42329958687443" calcext:value-type="float">
            <text:p>0.4232995869</text:p>
          </table:table-cell>
        </table:table-row>
        <table:table-row table:style-name="ro1">
          <table:table-cell office:value-type="float" office:value="0.418013806490051" calcext:value-type="float">
            <text:p>0.4180138065</text:p>
          </table:table-cell>
        </table:table-row>
        <table:table-row table:style-name="ro1">
          <table:table-cell office:value-type="float" office:value="0.412806583086648" calcext:value-type="float">
            <text:p>0.4128065831</text:p>
          </table:table-cell>
        </table:table-row>
        <table:table-row table:style-name="ro1">
          <table:table-cell office:value-type="float" office:value="0.407691455762829" calcext:value-type="float">
            <text:p>0.4076914558</text:p>
          </table:table-cell>
        </table:table-row>
        <table:table-row table:style-name="ro1">
          <table:table-cell office:value-type="float" office:value="0.402681757062078" calcext:value-type="float">
            <text:p>0.4026817571</text:p>
          </table:table-cell>
        </table:table-row>
        <table:table-row table:style-name="ro1">
          <table:table-cell office:value-type="float" office:value="0.397790574492893" calcext:value-type="float">
            <text:p>0.3977905745</text:p>
          </table:table-cell>
        </table:table-row>
        <table:table-row table:style-name="ro1">
          <table:table-cell office:value-type="float" office:value="0.393030711513025" calcext:value-type="float">
            <text:p>0.3930307115</text:p>
          </table:table-cell>
        </table:table-row>
        <table:table-row table:style-name="ro1">
          <table:table-cell office:value-type="float" office:value="0.38841464797783" calcext:value-type="float">
            <text:p>0.388414648</text:p>
          </table:table-cell>
        </table:table-row>
        <table:table-row table:style-name="ro1">
          <table:table-cell office:value-type="float" office:value="0.383954500052724" calcext:value-type="float">
            <text:p>0.3839545001</text:p>
          </table:table-cell>
        </table:table-row>
        <table:table-row table:style-name="ro1">
          <table:table-cell office:value-type="float" office:value="0.379661979589756" calcext:value-type="float">
            <text:p>0.3796619796</text:p>
          </table:table-cell>
        </table:table-row>
        <table:table-row table:style-name="ro1">
          <table:table-cell office:value-type="float" office:value="0.375548352968276" calcext:value-type="float">
            <text:p>0.375548353</text:p>
          </table:table-cell>
        </table:table-row>
        <table:table-row table:style-name="ro1">
          <table:table-cell office:value-type="float" office:value="0.371624399399724" calcext:value-type="float">
            <text:p>0.3716243994</text:p>
          </table:table-cell>
        </table:table-row>
        <table:table-row table:style-name="ro1">
          <table:table-cell office:value-type="float" office:value="0.367900368696517" calcext:value-type="float">
            <text:p>0.3679003687</text:p>
          </table:table-cell>
        </table:table-row>
        <table:table-row table:style-name="ro1">
          <table:table-cell office:value-type="float" office:value="0.364385938505053" calcext:value-type="float">
            <text:p>0.3643859385</text:p>
          </table:table-cell>
        </table:table-row>
        <table:table-row table:style-name="ro1">
          <table:table-cell office:value-type="float" office:value="0.361090171002817" calcext:value-type="float">
            <text:p>0.361090171</text:p>
          </table:table-cell>
        </table:table-row>
        <table:table-row table:style-name="ro1">
          <table:table-cell office:value-type="float" office:value="0.358021469059595" calcext:value-type="float">
            <text:p>0.3580214691</text:p>
          </table:table-cell>
        </table:table-row>
        <table:table-row table:style-name="ro1">
          <table:table-cell office:value-type="float" office:value="0.355187531862806" calcext:value-type="float">
            <text:p>0.3551875319</text:p>
          </table:table-cell>
        </table:table-row>
        <table:table-row table:style-name="ro1">
          <table:table-cell office:value-type="float" office:value="0.352595310006925" calcext:value-type="float">
            <text:p>0.35259531</text:p>
          </table:table-cell>
        </table:table-row>
        <table:table-row table:style-name="ro1">
          <table:table-cell office:value-type="float" office:value="0.350250960047033" calcext:value-type="float">
            <text:p>0.35025096</text:p>
          </table:table-cell>
        </table:table-row>
        <table:table-row table:style-name="ro1">
          <table:table-cell office:value-type="float" office:value="0.348159798516463" calcext:value-type="float">
            <text:p>0.3481597985</text:p>
          </table:table-cell>
        </table:table-row>
        <table:table-row table:style-name="ro1">
          <table:table-cell office:value-type="float" office:value="0.346326255408555" calcext:value-type="float">
            <text:p>0.3463262554</text:p>
          </table:table-cell>
        </table:table-row>
        <table:table-row table:style-name="ro1">
          <table:table-cell office:value-type="float" office:value="0.344753827122526" calcext:value-type="float">
            <text:p>0.3447538271</text:p>
          </table:table-cell>
        </table:table-row>
        <table:table-row table:style-name="ro1">
          <table:table-cell office:value-type="float" office:value="0.343445028873445" calcext:value-type="float">
            <text:p>0.3434450289</text:p>
          </table:table-cell>
        </table:table-row>
        <table:table-row table:style-name="ro1">
          <table:table-cell office:value-type="float" office:value="0.342401346566313" calcext:value-type="float">
            <text:p>0.3424013466</text:p>
          </table:table-cell>
        </table:table-row>
        <table:table-row table:style-name="ro1">
          <table:table-cell office:value-type="float" office:value="0.341623188134253" calcext:value-type="float">
            <text:p>0.3416231881</text:p>
          </table:table-cell>
        </table:table-row>
        <table:table-row table:style-name="ro1">
          <table:table-cell office:value-type="float" office:value="0.341109834340811" calcext:value-type="float">
            <text:p>0.3411098343</text:p>
          </table:table-cell>
        </table:table-row>
        <table:table-row table:style-name="ro1">
          <table:table-cell office:value-type="float" office:value="0.340859389046366" calcext:value-type="float">
            <text:p>0.340859389</text:p>
          </table:table-cell>
        </table:table-row>
        <table:table-row table:style-name="ro1">
          <table:table-cell office:value-type="float" office:value="0.34086872893864" calcext:value-type="float">
            <text:p>0.3408687289</text:p>
          </table:table-cell>
        </table:table-row>
        <table:table-row table:style-name="ro1">
          <table:table-cell office:value-type="float" office:value="0.341133452727326" calcext:value-type="float">
            <text:p>0.3411334527</text:p>
          </table:table-cell>
        </table:table-row>
        <table:table-row table:style-name="ro1">
          <table:table-cell office:value-type="float" office:value="0.34164782980282" calcext:value-type="float">
            <text:p>0.3416478298</text:p>
          </table:table-cell>
        </table:table-row>
        <table:table-row table:style-name="ro1">
          <table:table-cell office:value-type="float" office:value="0.342404748359061" calcext:value-type="float">
            <text:p>0.3424047484</text:p>
          </table:table-cell>
        </table:table-row>
        <table:table-row table:style-name="ro1">
          <table:table-cell office:value-type="float" office:value="0.343395662980475" calcext:value-type="float">
            <text:p>0.343395663</text:p>
          </table:table-cell>
        </table:table-row>
        <table:table-row table:style-name="ro1">
          <table:table-cell office:value-type="float" office:value="0.344610541693044" calcext:value-type="float">
            <text:p>0.3446105417</text:p>
          </table:table-cell>
        </table:table-row>
        <table:table-row table:style-name="ro1">
          <table:table-cell office:value-type="float" office:value="0.346037812479461" calcext:value-type="float">
            <text:p>0.3460378125</text:p>
          </table:table-cell>
        </table:table-row>
        <table:table-row table:style-name="ro1">
          <table:table-cell office:value-type="float" office:value="0.347664309258404" calcext:value-type="float">
            <text:p>0.3476643093</text:p>
          </table:table-cell>
        </table:table-row>
        <table:table-row table:style-name="ro1">
          <table:table-cell office:value-type="float" office:value="0.349475217327923" calcext:value-type="float">
            <text:p>0.3494752173</text:p>
          </table:table-cell>
        </table:table-row>
        <table:table-row table:style-name="ro1">
          <table:table-cell office:value-type="float" office:value="0.351454018272928" calcext:value-type="float">
            <text:p>0.3514540183</text:p>
          </table:table-cell>
        </table:table-row>
        <table:table-row table:style-name="ro1">
          <table:table-cell office:value-type="float" office:value="0.353582434336788" calcext:value-type="float">
            <text:p>0.3535824343</text:p>
          </table:table-cell>
        </table:table-row>
        <table:table-row table:style-name="ro1">
          <table:table-cell office:value-type="float" office:value="0.355840372257034" calcext:value-type="float">
            <text:p>0.3558403723</text:p>
          </table:table-cell>
        </table:table-row>
        <table:table-row table:style-name="ro1">
          <table:table-cell office:value-type="float" office:value="0.358205866565182" calcext:value-type="float">
            <text:p>0.3582058666</text:p>
          </table:table-cell>
        </table:table-row>
        <table:table-row table:style-name="ro1">
          <table:table-cell office:value-type="float" office:value="0.360655022350646" calcext:value-type="float">
            <text:p>0.3606550224</text:p>
          </table:table-cell>
        </table:table-row>
        <table:table-row table:style-name="ro1">
          <table:table-cell office:value-type="float" office:value="0.363161957488779" calcext:value-type="float">
            <text:p>0.3631619575</text:p>
          </table:table-cell>
        </table:table-row>
        <table:table-row table:style-name="ro1">
          <table:table-cell office:value-type="float" office:value="0.365698744333007" calcext:value-type="float">
            <text:p>0.3656987443</text:p>
          </table:table-cell>
        </table:table-row>
        <table:table-row table:style-name="ro1">
          <table:table-cell office:value-type="float" office:value="0.508179873775692" calcext:value-type="float">
            <text:p>0.5081798738</text:p>
          </table:table-cell>
        </table:table-row>
        <table:table-row table:style-name="ro1">
          <table:table-cell office:value-type="float" office:value="0.511977282633152" calcext:value-type="float">
            <text:p>0.5119772826</text:p>
          </table:table-cell>
        </table:table-row>
        <table:table-row table:style-name="ro1">
          <table:table-cell office:value-type="float" office:value="0.515729786445816" calcext:value-type="float">
            <text:p>0.5157297864</text:p>
          </table:table-cell>
        </table:table-row>
        <table:table-row table:style-name="ro1">
          <table:table-cell office:value-type="float" office:value="0.519416541045255" calcext:value-type="float">
            <text:p>0.519416541</text:p>
          </table:table-cell>
        </table:table-row>
        <table:table-row table:style-name="ro1">
          <table:table-cell office:value-type="float" office:value="0.523017796324099" calcext:value-type="float">
            <text:p>0.5230177963</text:p>
          </table:table-cell>
        </table:table-row>
        <table:table-row table:style-name="ro1">
          <table:table-cell office:value-type="float" office:value="0.526514888727388" calcext:value-type="float">
            <text:p>0.5265148887</text:p>
          </table:table-cell>
        </table:table-row>
        <table:table-row table:style-name="ro1">
          <table:table-cell office:value-type="float" office:value="0.529890233198398" calcext:value-type="float">
            <text:p>0.5298902332</text:p>
          </table:table-cell>
        </table:table-row>
        <table:table-row table:style-name="ro1">
          <table:table-cell office:value-type="float" office:value="0.533127314578942" calcext:value-type="float">
            <text:p>0.5331273146</text:p>
          </table:table-cell>
        </table:table-row>
        <table:table-row table:style-name="ro1">
          <table:table-cell office:value-type="float" office:value="0.53621067846415" calcext:value-type="float">
            <text:p>0.5362106785</text:p>
          </table:table-cell>
        </table:table-row>
        <table:table-row table:style-name="ro1">
          <table:table-cell office:value-type="float" office:value="0.539125921511725" calcext:value-type="float">
            <text:p>0.5391259215</text:p>
          </table:table-cell>
        </table:table-row>
        <table:table-row table:style-name="ro1">
          <table:table-cell office:value-type="float" office:value="0.541859681205675" calcext:value-type="float">
            <text:p>0.5418596812</text:p>
          </table:table-cell>
        </table:table-row>
        <table:table-row table:style-name="ro1">
          <table:table-cell office:value-type="float" office:value="0.54439962507452" calcext:value-type="float">
            <text:p>0.5443996251</text:p>
          </table:table-cell>
        </table:table-row>
        <table:table-row table:style-name="ro1">
          <table:table-cell office:value-type="float" office:value="0.546734439363978" calcext:value-type="float">
            <text:p>0.5467344394</text:p>
          </table:table-cell>
        </table:table-row>
        <table:table-row table:style-name="ro1">
          <table:table-cell office:value-type="float" office:value="0.548853817164124" calcext:value-type="float">
            <text:p>0.5488538172</text:p>
          </table:table-cell>
        </table:table-row>
        <table:table-row table:style-name="ro1">
          <table:table-cell office:value-type="float" office:value="0.550748445991027" calcext:value-type="float">
            <text:p>0.550748446</text:p>
          </table:table-cell>
        </table:table-row>
        <table:table-row table:style-name="ro1">
          <table:table-cell office:value-type="float" office:value="0.552409994822865" calcext:value-type="float">
            <text:p>0.5524099948</text:p>
          </table:table-cell>
        </table:table-row>
        <table:table-row table:style-name="ro1">
          <table:table-cell office:value-type="float" office:value="0.553831100590515" calcext:value-type="float">
            <text:p>0.5538311006</text:p>
          </table:table-cell>
        </table:table-row>
        <table:table-row table:style-name="ro1">
          <table:table-cell office:value-type="float" office:value="0.555005354122617" calcext:value-type="float">
            <text:p>0.5550053541</text:p>
          </table:table-cell>
        </table:table-row>
        <table:table-row table:style-name="ro1">
          <table:table-cell office:value-type="float" office:value="0.555927285545119" calcext:value-type="float">
            <text:p>0.5559272855</text:p>
          </table:table-cell>
        </table:table-row>
        <table:table-row table:style-name="ro1">
          <table:table-cell office:value-type="float" office:value="0.556592349135293" calcext:value-type="float">
            <text:p>0.5565923491</text:p>
          </table:table-cell>
        </table:table-row>
        <table:table-row table:style-name="ro1">
          <table:table-cell office:value-type="float" office:value="0.556996907630233" calcext:value-type="float">
            <text:p>0.5569969076</text:p>
          </table:table-cell>
        </table:table-row>
        <table:table-row table:style-name="ro1">
          <table:table-cell office:value-type="float" office:value="0.557138215989822" calcext:value-type="float">
            <text:p>0.557138216</text:p>
          </table:table-cell>
        </table:table-row>
        <table:table-row table:style-name="ro1">
          <table:table-cell office:value-type="float" office:value="0.557014404614187" calcext:value-type="float">
            <text:p>0.5570144046</text:p>
          </table:table-cell>
        </table:table-row>
        <table:table-row table:style-name="ro1">
          <table:table-cell office:value-type="float" office:value="0.556624462015617" calcext:value-type="float">
            <text:p>0.556624462</text:p>
          </table:table-cell>
        </table:table-row>
        <table:table-row table:style-name="ro1">
          <table:table-cell office:value-type="float" office:value="0.555968216944963" calcext:value-type="float">
            <text:p>0.5559682169</text:p>
          </table:table-cell>
        </table:table-row>
        <table:table-row table:style-name="ro1">
          <table:table-cell office:value-type="float" office:value="0.555046319972521" calcext:value-type="float">
            <text:p>0.55504632</text:p>
          </table:table-cell>
        </table:table-row>
        <table:table-row table:style-name="ro1">
          <table:table-cell office:value-type="float" office:value="0.55386022452338" calcext:value-type="float">
            <text:p>0.5538602245</text:p>
          </table:table-cell>
        </table:table-row>
        <table:table-row table:style-name="ro1">
          <table:table-cell office:value-type="float" office:value="0.552412167367251" calcext:value-type="float">
            <text:p>0.5524121674</text:p>
          </table:table-cell>
        </table:table-row>
        <table:table-row table:style-name="ro1">
          <table:table-cell office:value-type="float" office:value="0.550705148562777" calcext:value-type="float">
            <text:p>0.5507051486</text:p>
          </table:table-cell>
        </table:table-row>
        <table:table-row table:style-name="ro1">
          <table:table-cell office:value-type="float" office:value="0.54874291085631" calcext:value-type="float">
            <text:p>0.5487429109</text:p>
          </table:table-cell>
        </table:table-row>
        <table:table-row table:style-name="ro1">
          <table:table-cell office:value-type="float" office:value="0.546529918535174" calcext:value-type="float">
            <text:p>0.5465299185</text:p>
          </table:table-cell>
        </table:table-row>
        <table:table-row table:style-name="ro1">
          <table:table-cell office:value-type="float" office:value="0.544071335735399" calcext:value-type="float">
            <text:p>0.5440713357</text:p>
          </table:table-cell>
        </table:table-row>
        <table:table-row table:style-name="ro1">
          <table:table-cell office:value-type="float" office:value="0.541373004203927" calcext:value-type="float">
            <text:p>0.5413730042</text:p>
          </table:table-cell>
        </table:table-row>
        <table:table-row table:style-name="ro1">
          <table:table-cell office:value-type="float" office:value="0.538441420515307" calcext:value-type="float">
            <text:p>0.5384414205</text:p>
          </table:table-cell>
        </table:table-row>
        <table:table-row table:style-name="ro1">
          <table:table-cell office:value-type="float" office:value="0.535283712742854" calcext:value-type="float">
            <text:p>0.5352837127</text:p>
          </table:table-cell>
        </table:table-row>
        <table:table-row table:style-name="ro1">
          <table:table-cell office:value-type="float" office:value="0.531907616584291" calcext:value-type="float">
            <text:p>0.5319076166</text:p>
          </table:table-cell>
        </table:table-row>
        <table:table-row table:style-name="ro1">
          <table:table-cell office:value-type="float" office:value="0.528321450941864" calcext:value-type="float">
            <text:p>0.5283214509</text:p>
          </table:table-cell>
        </table:table-row>
        <table:table-row table:style-name="ro1">
          <table:table-cell office:value-type="float" office:value="0.524534092956935" calcext:value-type="float">
            <text:p>0.524534093</text:p>
          </table:table-cell>
        </table:table-row>
        <table:table-row table:style-name="ro1">
          <table:table-cell office:value-type="float" office:value="0.520554952499055" calcext:value-type="float">
            <text:p>0.5205549525</text:p>
          </table:table-cell>
        </table:table-row>
        <table:table-row table:style-name="ro1">
          <table:table-cell office:value-type="float" office:value="0.516393946109502" calcext:value-type="float">
            <text:p>0.5163939461</text:p>
          </table:table-cell>
        </table:table-row>
        <table:table-row table:style-name="ro1">
          <table:table-cell office:value-type="float" office:value="0.512061470399309" calcext:value-type="float">
            <text:p>0.5120614704</text:p>
          </table:table-cell>
        </table:table-row>
        <table:table-row table:style-name="ro1">
          <table:table-cell office:value-type="float" office:value="0.507568374901762" calcext:value-type="float">
            <text:p>0.5075683749</text:p>
          </table:table-cell>
        </table:table-row>
        <table:table-row table:style-name="ro1">
          <table:table-cell office:value-type="float" office:value="0.50292593437937" calcext:value-type="float">
            <text:p>0.5029259344</text:p>
          </table:table-cell>
        </table:table-row>
        <table:table-row table:style-name="ro1">
          <table:table-cell office:value-type="float" office:value="0.49814582058532" calcext:value-type="float">
            <text:p>0.4981458206</text:p>
          </table:table-cell>
        </table:table-row>
        <table:table-row table:style-name="ro1">
          <table:table-cell office:value-type="float" office:value="0.493240073479401" calcext:value-type="float">
            <text:p>0.4932400735</text:p>
          </table:table-cell>
        </table:table-row>
        <table:table-row table:style-name="ro1">
          <table:table-cell office:value-type="float" office:value="0.488221071898411" calcext:value-type="float">
            <text:p>0.4882210719</text:p>
          </table:table-cell>
        </table:table-row>
        <table:table-row table:style-name="ro1">
          <table:table-cell office:value-type="float" office:value="0.483101503681033" calcext:value-type="float">
            <text:p>0.4831015037</text:p>
          </table:table-cell>
        </table:table-row>
        <table:table-row table:style-name="ro1">
          <table:table-cell office:value-type="float" office:value="0.477894335247195" calcext:value-type="float">
            <text:p>0.4778943352</text:p>
          </table:table-cell>
        </table:table-row>
        <table:table-row table:style-name="ro1">
          <table:table-cell office:value-type="float" office:value="0.472612780631899" calcext:value-type="float">
            <text:p>0.4726127806</text:p>
          </table:table-cell>
        </table:table-row>
        <table:table-row table:style-name="ro1">
          <table:table-cell office:value-type="float" office:value="0.467270269973533" calcext:value-type="float">
            <text:p>0.46727027</text:p>
          </table:table-cell>
        </table:table-row>
        <table:table-row table:style-name="ro1">
          <table:table-cell office:value-type="float" office:value="0.461880417456651" calcext:value-type="float">
            <text:p>0.4618804175</text:p>
          </table:table-cell>
        </table:table-row>
        <table:table-row table:style-name="ro1">
          <table:table-cell office:value-type="float" office:value="0.456456988709243" calcext:value-type="float">
            <text:p>0.4564569887</text:p>
          </table:table-cell>
        </table:table-row>
        <table:table-row table:style-name="ro1">
          <table:table-cell office:value-type="float" office:value="0.451013867654463" calcext:value-type="float">
            <text:p>0.4510138677</text:p>
          </table:table-cell>
        </table:table-row>
        <table:table-row table:style-name="ro1">
          <table:table-cell office:value-type="float" office:value="0.445565022816851" calcext:value-type="float">
            <text:p>0.4455650228</text:p>
          </table:table-cell>
        </table:table-row>
        <table:table-row table:style-name="ro1">
          <table:table-cell office:value-type="float" office:value="0.440124473083019" calcext:value-type="float">
            <text:p>0.4401244731</text:p>
          </table:table-cell>
        </table:table-row>
        <table:table-row table:style-name="ro1">
          <table:table-cell office:value-type="float" office:value="0.43470625291682" calcext:value-type="float">
            <text:p>0.4347062529</text:p>
          </table:table-cell>
        </table:table-row>
        <table:table-row table:style-name="ro1">
          <table:table-cell office:value-type="float" office:value="0.42932437702899" calcext:value-type="float">
            <text:p>0.429324377</text:p>
          </table:table-cell>
        </table:table-row>
        <table:table-row table:style-name="ro1">
          <table:table-cell office:value-type="float" office:value="0.423992804501266" calcext:value-type="float">
            <text:p>0.4239928045</text:p>
          </table:table-cell>
        </table:table-row>
        <table:table-row table:style-name="ro1">
          <table:table-cell office:value-type="float" office:value="0.418725402364987" calcext:value-type="float">
            <text:p>0.4187254024</text:p>
          </table:table-cell>
        </table:table-row>
        <table:table-row table:style-name="ro1">
          <table:table-cell office:value-type="float" office:value="0.413535908634162" calcext:value-type="float">
            <text:p>0.4135359086</text:p>
          </table:table-cell>
        </table:table-row>
        <table:table-row table:style-name="ro1">
          <table:table-cell office:value-type="float" office:value="0.408437894793017" calcext:value-type="float">
            <text:p>0.4084378948</text:p>
          </table:table-cell>
        </table:table-row>
        <table:table-row table:style-name="ro1">
          <table:table-cell office:value-type="float" office:value="0.403444727738024" calcext:value-type="float">
            <text:p>0.4034447277</text:p>
          </table:table-cell>
        </table:table-row>
        <table:table-row table:style-name="ro1">
          <table:table-cell office:value-type="float" office:value="0.398569531174401" calcext:value-type="float">
            <text:p>0.3985695312</text:p>
          </table:table-cell>
        </table:table-row>
        <table:table-row table:style-name="ro1">
          <table:table-cell office:value-type="float" office:value="0.393825146467087" calcext:value-type="float">
            <text:p>0.3938251465</text:p>
          </table:table-cell>
        </table:table-row>
        <table:table-row table:style-name="ro1">
          <table:table-cell office:value-type="float" office:value="0.389224092946199" calcext:value-type="float">
            <text:p>0.3892240929</text:p>
          </table:table-cell>
        </table:table-row>
        <table:table-row table:style-name="ro1">
          <table:table-cell office:value-type="float" office:value="0.384778527666959" calcext:value-type="float">
            <text:p>0.3847785277</text:p>
          </table:table-cell>
        </table:table-row>
        <table:table-row table:style-name="ro1">
          <table:table-cell office:value-type="float" office:value="0.380500204624105" calcext:value-type="float">
            <text:p>0.3805002046</text:p>
          </table:table-cell>
        </table:table-row>
        <table:table-row table:style-name="ro1">
          <table:table-cell office:value-type="float" office:value="0.376400433420769" calcext:value-type="float">
            <text:p>0.3764004334</text:p>
          </table:table-cell>
        </table:table-row>
        <table:table-row table:style-name="ro1">
          <table:table-cell office:value-type="float" office:value="0.372490037391839" calcext:value-type="float">
            <text:p>0.3724900374</text:p>
          </table:table-cell>
        </table:table-row>
        <table:table-row table:style-name="ro1">
          <table:table-cell office:value-type="float" office:value="0.368779311181793" calcext:value-type="float">
            <text:p>0.3687793112</text:p>
          </table:table-cell>
        </table:table-row>
        <table:table-row table:style-name="ro1">
          <table:table-cell office:value-type="float" office:value="0.365277977777013" calcext:value-type="float">
            <text:p>0.3652779778</text:p>
          </table:table-cell>
        </table:table-row>
        <table:table-row table:style-name="ro1">
          <table:table-cell office:value-type="float" office:value="0.361995144992571" calcext:value-type="float">
            <text:p>0.361995145</text:p>
          </table:table-cell>
        </table:table-row>
        <table:table-row table:style-name="ro1">
          <table:table-cell office:value-type="float" office:value="0.358939261413493" calcext:value-type="float">
            <text:p>0.3589392614</text:p>
          </table:table-cell>
        </table:table-row>
        <table:table-row table:style-name="ro1">
          <table:table-cell office:value-type="float" office:value="0.356118071790505" calcext:value-type="float">
            <text:p>0.3561180718</text:p>
          </table:table-cell>
        </table:table-row>
        <table:table-row table:style-name="ro1">
          <table:table-cell office:value-type="float" office:value="0.353538571890242" calcext:value-type="float">
            <text:p>0.3535385719</text:p>
          </table:table-cell>
        </table:table-row>
        <table:table-row table:style-name="ro1">
          <table:table-cell office:value-type="float" office:value="0.351206962799947" calcext:value-type="float">
            <text:p>0.3512069628</text:p>
          </table:table-cell>
        </table:table-row>
        <table:table-row table:style-name="ro1">
          <table:table-cell office:value-type="float" office:value="0.349128604686642" calcext:value-type="float">
            <text:p>0.3491286047</text:p>
          </table:table-cell>
        </table:table-row>
        <table:table-row table:style-name="ro1">
          <table:table-cell office:value-type="float" office:value="0.347307970010769" calcext:value-type="float">
            <text:p>0.34730797</text:p>
          </table:table-cell>
        </table:table-row>
        <table:table-row table:style-name="ro1">
          <table:table-cell office:value-type="float" office:value="0.345748596194315" calcext:value-type="float">
            <text:p>0.3457485962</text:p>
          </table:table-cell>
        </table:table-row>
        <table:table-row table:style-name="ro1">
          <table:table-cell office:value-type="float" office:value="0.344453037743413" calcext:value-type="float">
            <text:p>0.3444530377</text:p>
          </table:table-cell>
        </table:table-row>
        <table:table-row table:style-name="ro1">
          <table:table-cell office:value-type="float" office:value="0.343422817825417" calcext:value-type="float">
            <text:p>0.3434228178</text:p>
          </table:table-cell>
        </table:table-row>
        <table:table-row table:style-name="ro1">
          <table:table-cell office:value-type="float" office:value="0.342658379300447" calcext:value-type="float">
            <text:p>0.3426583793</text:p>
          </table:table-cell>
        </table:table-row>
        <table:table-row table:style-name="ro1">
          <table:table-cell office:value-type="float" office:value="0.342159035207425" calcext:value-type="float">
            <text:p>0.3421590352</text:p>
          </table:table-cell>
        </table:table-row>
        <table:table-row table:style-name="ro1">
          <table:table-cell office:value-type="float" office:value="0.341922918704576" calcext:value-type="float">
            <text:p>0.3419229187</text:p>
          </table:table-cell>
        </table:table-row>
        <table:table-row table:style-name="ro1">
          <table:table-cell office:value-type="float" office:value="0.341946932464406" calcext:value-type="float">
            <text:p>0.3419469325</text:p>
          </table:table-cell>
        </table:table-row>
        <table:table-row table:style-name="ro1">
          <table:table-cell office:value-type="float" office:value="0.342226697523164" calcext:value-type="float">
            <text:p>0.3422266975</text:p>
          </table:table-cell>
        </table:table-row>
        <table:table-row table:style-name="ro1">
          <table:table-cell office:value-type="float" office:value="0.34275650158477" calcext:value-type="float">
            <text:p>0.3427565016</text:p>
          </table:table-cell>
        </table:table-row>
        <table:table-row table:style-name="ro1">
          <table:table-cell office:value-type="float" office:value="0.343529246779231" calcext:value-type="float">
            <text:p>0.3435292468</text:p>
          </table:table-cell>
        </table:table-row>
        <table:table-row table:style-name="ro1">
          <table:table-cell office:value-type="float" office:value="0.344536396875515" calcext:value-type="float">
            <text:p>0.3445363969</text:p>
          </table:table-cell>
        </table:table-row>
        <table:table-row table:style-name="ro1">
          <table:table-cell office:value-type="float" office:value="0.34576792394893" calcext:value-type="float">
            <text:p>0.3457679239</text:p>
          </table:table-cell>
        </table:table-row>
        <table:table-row table:style-name="ro1">
          <table:table-cell office:value-type="float" office:value="0.34721225450295" calcext:value-type="float">
            <text:p>0.3472122545</text:p>
          </table:table-cell>
        </table:table-row>
        <table:table-row table:style-name="ro1">
          <table:table-cell office:value-type="float" office:value="0.34885621504553" calcext:value-type="float">
            <text:p>0.348856215</text:p>
          </table:table-cell>
        </table:table-row>
        <table:table-row table:style-name="ro1">
          <table:table-cell office:value-type="float" office:value="0.350684977119904" calcext:value-type="float">
            <text:p>0.3506849771</text:p>
          </table:table-cell>
        </table:table-row>
        <table:table-row table:style-name="ro1">
          <table:table-cell office:value-type="float" office:value="0.352682001789849" calcext:value-type="float">
            <text:p>0.3526820018</text:p>
          </table:table-cell>
        </table:table-row>
        <table:table-row table:style-name="ro1">
          <table:table-cell office:value-type="float" office:value="0.354828983579428" calcext:value-type="float">
            <text:p>0.3548289836</text:p>
          </table:table-cell>
        </table:table-row>
        <table:table-row table:style-name="ro1">
          <table:table-cell office:value-type="float" office:value="0.357105793867211" calcext:value-type="float">
            <text:p>0.3571057939</text:p>
          </table:table-cell>
        </table:table-row>
        <table:table-row table:style-name="ro1">
          <table:table-cell office:value-type="float" office:value="0.359490423734974" calcext:value-type="float">
            <text:p>0.3594904237</text:p>
          </table:table-cell>
        </table:table-row>
        <table:table-row table:style-name="ro1">
          <table:table-cell office:value-type="float" office:value="0.361958926270866" calcext:value-type="float">
            <text:p>0.3619589263</text:p>
          </table:table-cell>
        </table:table-row>
        <table:table-row table:style-name="ro1">
          <table:table-cell office:value-type="float" office:value="0.364485358327062" calcext:value-type="float">
            <text:p>0.3644853583</text:p>
          </table:table-cell>
        </table:table-row>
        <table:table-row table:style-name="ro1">
          <table:table-cell office:value-type="float" office:value="0.367041721731893" calcext:value-type="float">
            <text:p>0.3670417217</text:p>
          </table:table-cell>
        </table:table-row>
        <table:table-row table:style-name="ro1">
          <table:table-cell office:value-type="float" office:value="0.506890676784995" calcext:value-type="float">
            <text:p>0.5068906768</text:p>
          </table:table-cell>
        </table:table-row>
        <table:table-row table:style-name="ro1">
          <table:table-cell office:value-type="float" office:value="0.510726541860163" calcext:value-type="float">
            <text:p>0.5107265419</text:p>
          </table:table-cell>
        </table:table-row>
        <table:table-row table:style-name="ro1">
          <table:table-cell office:value-type="float" office:value="0.51451757927518" calcext:value-type="float">
            <text:p>0.5145175793</text:p>
          </table:table-cell>
        </table:table-row>
        <table:table-row table:style-name="ro1">
          <table:table-cell office:value-type="float" office:value="0.518242973376657" calcext:value-type="float">
            <text:p>0.5182429734</text:p>
          </table:table-cell>
        </table:table-row>
        <table:table-row table:style-name="ro1">
          <table:table-cell office:value-type="float" office:value="0.521882996112175" calcext:value-type="float">
            <text:p>0.5218829961</text:p>
          </table:table-cell>
        </table:table-row>
        <table:table-row table:style-name="ro1">
          <table:table-cell office:value-type="float" office:value="0.525418999914377" calcext:value-type="float">
            <text:p>0.5254189999</text:p>
          </table:table-cell>
        </table:table-row>
        <table:table-row table:style-name="ro1">
          <table:table-cell office:value-type="float" office:value="0.52883341003071" calcext:value-type="float">
            <text:p>0.52883341</text:p>
          </table:table-cell>
        </table:table-row>
        <table:table-row table:style-name="ro1">
          <table:table-cell office:value-type="float" office:value="0.532109716298807" calcext:value-type="float">
            <text:p>0.5321097163</text:p>
          </table:table-cell>
        </table:table-row>
        <table:table-row table:style-name="ro1">
          <table:table-cell office:value-type="float" office:value="0.535232464367518" calcext:value-type="float">
            <text:p>0.5352324644</text:p>
          </table:table-cell>
        </table:table-row>
        <table:table-row table:style-name="ro1">
          <table:table-cell office:value-type="float" office:value="0.538187246363584" calcext:value-type="float">
            <text:p>0.5381872464</text:p>
          </table:table-cell>
        </table:table-row>
        <table:table-row table:style-name="ro1">
          <table:table-cell office:value-type="float" office:value="0.540960691003951" calcext:value-type="float">
            <text:p>0.540960691</text:p>
          </table:table-cell>
        </table:table-row>
        <table:table-row table:style-name="ro1">
          <table:table-cell office:value-type="float" office:value="0.543540453153738" calcext:value-type="float">
            <text:p>0.5435404532</text:p>
          </table:table-cell>
        </table:table-row>
        <table:table-row table:style-name="ro1">
          <table:table-cell office:value-type="float" office:value="0.545915202829838" calcext:value-type="float">
            <text:p>0.5459152028</text:p>
          </table:table-cell>
        </table:table-row>
        <table:table-row table:style-name="ro1">
          <table:table-cell office:value-type="float" office:value="0.548074613650175" calcext:value-type="float">
            <text:p>0.5480746137</text:p>
          </table:table-cell>
        </table:table-row>
        <table:table-row table:style-name="ro1">
          <table:table-cell office:value-type="float" office:value="0.5500093507286" calcext:value-type="float">
            <text:p>0.5500093507</text:p>
          </table:table-cell>
        </table:table-row>
        <table:table-row table:style-name="ro1">
          <table:table-cell office:value-type="float" office:value="0.551711058015427" calcext:value-type="float">
            <text:p>0.551711058</text:p>
          </table:table-cell>
        </table:table-row>
        <table:table-row table:style-name="ro1">
          <table:table-cell office:value-type="float" office:value="0.553172345083624" calcext:value-type="float">
            <text:p>0.5531723451</text:p>
          </table:table-cell>
        </table:table-row>
        <table:table-row table:style-name="ro1">
          <table:table-cell office:value-type="float" office:value="0.55438677336064" calcext:value-type="float">
            <text:p>0.5543867734</text:p>
          </table:table-cell>
        </table:table-row>
        <table:table-row table:style-name="ro1">
          <table:table-cell office:value-type="float" office:value="0.555348841805879" calcext:value-type="float">
            <text:p>0.5553488418</text:p>
          </table:table-cell>
        </table:table-row>
        <table:table-row table:style-name="ro1">
          <table:table-cell office:value-type="float" office:value="0.556053972033824" calcext:value-type="float">
            <text:p>0.556053972</text:p>
          </table:table-cell>
        </table:table-row>
        <table:table-row table:style-name="ro1">
          <table:table-cell office:value-type="float" office:value="0.556498492882794" calcext:value-type="float">
            <text:p>0.5564984929</text:p>
          </table:table-cell>
        </table:table-row>
        <table:table-row table:style-name="ro1">
          <table:table-cell office:value-type="float" office:value="0.556679624429357" calcext:value-type="float">
            <text:p>0.5566796244</text:p>
          </table:table-cell>
        </table:table-row>
        <table:table-row table:style-name="ro1">
          <table:table-cell office:value-type="float" office:value="0.556595461448381" calcext:value-type="float">
            <text:p>0.5565954614</text:p>
          </table:table-cell>
        </table:table-row>
        <table:table-row table:style-name="ro1">
          <table:table-cell office:value-type="float" office:value="0.556244956318732" calcext:value-type="float">
            <text:p>0.5562449563</text:p>
          </table:table-cell>
        </table:table-row>
        <table:table-row table:style-name="ro1">
          <table:table-cell office:value-type="float" office:value="0.555627901374618" calcext:value-type="float">
            <text:p>0.5556279014</text:p>
          </table:table-cell>
        </table:table-row>
        <table:table-row table:style-name="ro1">
          <table:table-cell office:value-type="float" office:value="0.554744910702571" calcext:value-type="float">
            <text:p>0.5547449107</text:p>
          </table:table-cell>
        </table:table-row>
        <table:table-row table:style-name="ro1">
          <table:table-cell office:value-type="float" office:value="0.553597401384082" calcext:value-type="float">
            <text:p>0.5535974014</text:p>
          </table:table-cell>
        </table:table-row>
        <table:table-row table:style-name="ro1">
          <table:table-cell office:value-type="float" office:value="0.552187574183876" calcext:value-type="float">
            <text:p>0.5521875742</text:p>
          </table:table-cell>
        </table:table-row>
        <table:table-row table:style-name="ro1">
          <table:table-cell office:value-type="float" office:value="0.550518393683832" calcext:value-type="float">
            <text:p>0.5505183937</text:p>
          </table:table-cell>
        </table:table-row>
        <table:table-row table:style-name="ro1">
          <table:table-cell office:value-type="float" office:value="0.548593567862547" calcext:value-type="float">
            <text:p>0.5485935679</text:p>
          </table:table-cell>
        </table:table-row>
        <table:table-row table:style-name="ro1">
          <table:table-cell office:value-type="float" office:value="0.546417527120549" calcext:value-type="float">
            <text:p>0.5464175271</text:p>
          </table:table-cell>
        </table:table-row>
        <table:table-row table:style-name="ro1">
          <table:table-cell office:value-type="float" office:value="0.543995402751146" calcext:value-type="float">
            <text:p>0.5439954028</text:p>
          </table:table-cell>
        </table:table-row>
        <table:table-row table:style-name="ro1">
          <table:table-cell office:value-type="float" office:value="0.541333004856929" calcext:value-type="float">
            <text:p>0.5413330049</text:p>
          </table:table-cell>
        </table:table-row>
        <table:table-row table:style-name="ro1">
          <table:table-cell office:value-type="float" office:value="0.538436799711911" calcext:value-type="float">
            <text:p>0.5384367997</text:p>
          </table:table-cell>
        </table:table-row>
        <table:table-row table:style-name="ro1">
          <table:table-cell office:value-type="float" office:value="0.535313886569322" calcext:value-type="float">
            <text:p>0.5353138866</text:p>
          </table:table-cell>
        </table:table-row>
        <table:table-row table:style-name="ro1">
          <table:table-cell office:value-type="float" office:value="0.531971973915031" calcext:value-type="float">
            <text:p>0.5319719739</text:p>
          </table:table-cell>
        </table:table-row>
        <table:table-row table:style-name="ro1">
          <table:table-cell office:value-type="float" office:value="0.528419355166634" calcext:value-type="float">
            <text:p>0.5284193552</text:p>
          </table:table-cell>
        </table:table-row>
        <table:table-row table:style-name="ro1">
          <table:table-cell office:value-type="float" office:value="0.524664883818167" calcext:value-type="float">
            <text:p>0.5246648838</text:p>
          </table:table-cell>
        </table:table-row>
        <table:table-row table:style-name="ro1">
          <table:table-cell office:value-type="float" office:value="0.520717948030476" calcext:value-type="float">
            <text:p>0.520717948</text:p>
          </table:table-cell>
        </table:table-row>
        <table:table-row table:style-name="ro1">
          <table:table-cell office:value-type="float" office:value="0.516588444667227" calcext:value-type="float">
            <text:p>0.5165884447</text:p>
          </table:table-cell>
        </table:table-row>
        <table:table-row table:style-name="ro1">
          <table:table-cell office:value-type="float" office:value="0.512286752776563" calcext:value-type="float">
            <text:p>0.5122867528</text:p>
          </table:table-cell>
        </table:table-row>
        <table:table-row table:style-name="ro1">
          <table:table-cell office:value-type="float" office:value="0.5078237065184" calcext:value-type="float">
            <text:p>0.5078237065</text:p>
          </table:table-cell>
        </table:table-row>
        <table:table-row table:style-name="ro1">
          <table:table-cell office:value-type="float" office:value="0.503210567537373" calcext:value-type="float">
            <text:p>0.5032105675</text:p>
          </table:table-cell>
        </table:table-row>
        <table:table-row table:style-name="ro1">
          <table:table-cell office:value-type="float" office:value="0.49845899678143" calcext:value-type="float">
            <text:p>0.4984589968</text:p>
          </table:table-cell>
        </table:table-row>
        <table:table-row table:style-name="ro1">
          <table:table-cell office:value-type="float" office:value="0.493581025766056" calcext:value-type="float">
            <text:p>0.4935810258</text:p>
          </table:table-cell>
        </table:table-row>
        <table:table-row table:style-name="ro1">
          <table:table-cell office:value-type="float" office:value="0.488589027284159" calcext:value-type="float">
            <text:p>0.4885890273</text:p>
          </table:table-cell>
        </table:table-row>
        <table:table-row table:style-name="ro1">
          <table:table-cell office:value-type="float" office:value="0.48349568556159" calcext:value-type="float">
            <text:p>0.4834956856</text:p>
          </table:table-cell>
        </table:table-row>
        <table:table-row table:style-name="ro1">
          <table:table-cell office:value-type="float" office:value="0.478313965858309" calcext:value-type="float">
            <text:p>0.4783139659</text:p>
          </table:table-cell>
        </table:table-row>
        <table:table-row table:style-name="ro1">
          <table:table-cell office:value-type="float" office:value="0.4730570835152" calcext:value-type="float">
            <text:p>0.4730570835</text:p>
          </table:table-cell>
        </table:table-row>
        <table:table-row table:style-name="ro1">
          <table:table-cell office:value-type="float" office:value="0.467738472446525" calcext:value-type="float">
            <text:p>0.4677384724</text:p>
          </table:table-cell>
        </table:table-row>
        <table:table-row table:style-name="ro1">
          <table:table-cell office:value-type="float" office:value="0.462371753078025" calcext:value-type="float">
            <text:p>0.4623717531</text:p>
          </table:table-cell>
        </table:table-row>
        <table:table-row table:style-name="ro1">
          <table:table-cell office:value-type="float" office:value="0.456970699730667" calcext:value-type="float">
            <text:p>0.4569706997</text:p>
          </table:table-cell>
        </table:table-row>
        <table:table-row table:style-name="ro1">
          <table:table-cell office:value-type="float" office:value="0.451549207450034" calcext:value-type="float">
            <text:p>0.4515492075</text:p>
          </table:table-cell>
        </table:table-row>
        <table:table-row table:style-name="ro1">
          <table:table-cell office:value-type="float" office:value="0.446121258281357" calcext:value-type="float">
            <text:p>0.4461212583</text:p>
          </table:table-cell>
        </table:table-row>
        <table:table-row table:style-name="ro1">
          <table:table-cell office:value-type="float" office:value="0.440700886990199" calcext:value-type="float">
            <text:p>0.440700887</text:p>
          </table:table-cell>
        </table:table-row>
        <table:table-row table:style-name="ro1">
          <table:table-cell office:value-type="float" office:value="0.435302146228776" calcext:value-type="float">
            <text:p>0.4353021462</text:p>
          </table:table-cell>
        </table:table-row>
        <table:table-row table:style-name="ro1">
          <table:table-cell office:value-type="float" office:value="0.429939071147925" calcext:value-type="float">
            <text:p>0.4299390711</text:p>
          </table:table-cell>
        </table:table-row>
        <table:table-row table:style-name="ro1">
          <table:table-cell office:value-type="float" office:value="0.424625643454718" calcext:value-type="float">
            <text:p>0.4246256435</text:p>
          </table:table-cell>
        </table:table-row>
        <table:table-row table:style-name="ro1">
          <table:table-cell office:value-type="float" office:value="0.419375754915722" calcext:value-type="float">
            <text:p>0.4193757549</text:p>
          </table:table-cell>
        </table:table-row>
        <table:table-row table:style-name="ro1">
          <table:table-cell office:value-type="float" office:value="0.414203170305895" calcext:value-type="float">
            <text:p>0.4142031703</text:p>
          </table:table-cell>
        </table:table-row>
        <table:table-row table:style-name="ro1">
          <table:table-cell office:value-type="float" office:value="0.40912148980314" calcext:value-type="float">
            <text:p>0.4091214898</text:p>
          </table:table-cell>
        </table:table-row>
        <table:table-row table:style-name="ro1">
          <table:table-cell office:value-type="float" office:value="0.404144110828491" calcext:value-type="float">
            <text:p>0.4041441108</text:p>
          </table:table-cell>
        </table:table-row>
        <table:table-row table:style-name="ro1">
          <table:table-cell office:value-type="float" office:value="0.399284189331953" calcext:value-type="float">
            <text:p>0.3992841893</text:p>
          </table:table-cell>
        </table:table-row>
        <table:table-row table:style-name="ro1">
          <table:table-cell office:value-type="float" office:value="0.394554600523977" calcext:value-type="float">
            <text:p>0.3945546005</text:p>
          </table:table-cell>
        </table:table-row>
        <table:table-row table:style-name="ro1">
          <table:table-cell office:value-type="float" office:value="0.389967899052593" calcext:value-type="float">
            <text:p>0.3899678991</text:p>
          </table:table-cell>
        </table:table-row>
        <table:table-row table:style-name="ro1">
          <table:table-cell office:value-type="float" office:value="0.38553627862617" calcext:value-type="float">
            <text:p>0.3855362786</text:p>
          </table:table-cell>
        </table:table-row>
        <table:table-row table:style-name="ro1">
          <table:table-cell office:value-type="float" office:value="0.38127153108184" calcext:value-type="float">
            <text:p>0.3812715311</text:p>
          </table:table-cell>
        </table:table-row>
        <table:table-row table:style-name="ro1">
          <table:table-cell office:value-type="float" office:value="0.37718500489955" calcext:value-type="float">
            <text:p>0.3771850049</text:p>
          </table:table-cell>
        </table:table-row>
        <table:table-row table:style-name="ro1">
          <table:table-cell office:value-type="float" office:value="0.373287563161768" calcext:value-type="float">
            <text:p>0.3732875632</text:p>
          </table:table-cell>
        </table:table-row>
        <table:table-row table:style-name="ro1">
          <table:table-cell office:value-type="float" office:value="0.369589540958831" calcext:value-type="float">
            <text:p>0.369589541</text:p>
          </table:table-cell>
        </table:table-row>
        <table:table-row table:style-name="ro1">
          <table:table-cell office:value-type="float" office:value="0.366100702239937" calcext:value-type="float">
            <text:p>0.3661007022</text:p>
          </table:table-cell>
        </table:table-row>
        <table:table-row table:style-name="ro1">
          <table:table-cell office:value-type="float" office:value="0.362830196109781" calcext:value-type="float">
            <text:p>0.3628301961</text:p>
          </table:table-cell>
        </table:table-row>
        <table:table-row table:style-name="ro1">
          <table:table-cell office:value-type="float" office:value="0.35978651257084" calcext:value-type="float">
            <text:p>0.3597865126</text:p>
          </table:table-cell>
        </table:table-row>
        <table:table-row table:style-name="ro1">
          <table:table-cell office:value-type="float" office:value="0.356977437711295" calcext:value-type="float">
            <text:p>0.3569774377</text:p>
          </table:table-cell>
        </table:table-row>
        <table:table-row table:style-name="ro1">
          <table:table-cell office:value-type="float" office:value="0.354410008338607" calcext:value-type="float">
            <text:p>0.3544100083</text:p>
          </table:table-cell>
        </table:table-row>
        <table:table-row table:style-name="ro1">
          <table:table-cell office:value-type="float" office:value="0.352090466058726" calcext:value-type="float">
            <text:p>0.3520904661</text:p>
          </table:table-cell>
        </table:table-row>
        <table:table-row table:style-name="ro1">
          <table:table-cell office:value-type="float" office:value="0.350024210800958" calcext:value-type="float">
            <text:p>0.3500242108</text:p>
          </table:table-cell>
        </table:table-row>
        <table:table-row table:style-name="ro1">
          <table:table-cell office:value-type="float" office:value="0.348215753788463" calcext:value-type="float">
            <text:p>0.3482157538</text:p>
          </table:table-cell>
        </table:table-row>
        <table:table-row table:style-name="ro1">
          <table:table-cell office:value-type="float" office:value="0.346668669954408" calcext:value-type="float">
            <text:p>0.34666867</text:p>
          </table:table-cell>
        </table:table-row>
        <table:table-row table:style-name="ro1">
          <table:table-cell office:value-type="float" office:value="0.345385549803761" calcext:value-type="float">
            <text:p>0.3453855498</text:p>
          </table:table-cell>
        </table:table-row>
        <table:table-row table:style-name="ro1">
          <table:table-cell office:value-type="float" office:value="0.344367950720728" calcext:value-type="float">
            <text:p>0.3443679507</text:p>
          </table:table-cell>
        </table:table-row>
        <table:table-row table:style-name="ro1">
          <table:table-cell office:value-type="float" office:value="0.343616347721834" calcext:value-type="float">
            <text:p>0.3436163477</text:p>
          </table:table-cell>
        </table:table-row>
        <table:table-row table:style-name="ro1">
          <table:table-cell office:value-type="float" office:value="0.343130083654655" calcext:value-type="float">
            <text:p>0.3431300837</text:p>
          </table:table-cell>
        </table:table-row>
        <table:table-row table:style-name="ro1">
          <table:table-cell office:value-type="float" office:value="0.342907318842187" calcext:value-type="float">
            <text:p>0.3429073188</text:p>
          </table:table-cell>
        </table:table-row>
        <table:table-row table:style-name="ro1">
          <table:table-cell office:value-type="float" office:value="0.342944980172862" calcext:value-type="float">
            <text:p>0.3429449802</text:p>
          </table:table-cell>
        </table:table-row>
        <table:table-row table:style-name="ro1">
          <table:table-cell office:value-type="float" office:value="0.343238709636211" calcext:value-type="float">
            <text:p>0.3432387096</text:p>
          </table:table-cell>
        </table:table-row>
        <table:table-row table:style-name="ro1">
          <table:table-cell office:value-type="float" office:value="0.34378281230417" calcext:value-type="float">
            <text:p>0.3437828123</text:p>
          </table:table-cell>
        </table:table-row>
        <table:table-row table:style-name="ro1">
          <table:table-cell office:value-type="float" office:value="0.344570203758028" calcext:value-type="float">
            <text:p>0.3445702038</text:p>
          </table:table-cell>
        </table:table-row>
        <table:table-row table:style-name="ro1">
          <table:table-cell office:value-type="float" office:value="0.345592356961022" calcext:value-type="float">
            <text:p>0.345592357</text:p>
          </table:table-cell>
        </table:table-row>
        <table:table-row table:style-name="ro1">
          <table:table-cell office:value-type="float" office:value="0.346839248576583" calcext:value-type="float">
            <text:p>0.3468392486</text:p>
          </table:table-cell>
        </table:table-row>
        <table:table-row table:style-name="ro1">
          <table:table-cell office:value-type="float" office:value="0.348299304732209" calcext:value-type="float">
            <text:p>0.3482993047</text:p>
          </table:table-cell>
        </table:table-row>
        <table:table-row table:style-name="ro1">
          <table:table-cell office:value-type="float" office:value="0.349959346229003" calcext:value-type="float">
            <text:p>0.3499593462</text:p>
          </table:table-cell>
        </table:table-row>
        <table:table-row table:style-name="ro1">
          <table:table-cell office:value-type="float" office:value="0.351804533196841" calcext:value-type="float">
            <text:p>0.3518045332</text:p>
          </table:table-cell>
        </table:table-row>
        <table:table-row table:style-name="ro1">
          <table:table-cell office:value-type="float" office:value="0.353818309195192" calcext:value-type="float">
            <text:p>0.3538183092</text:p>
          </table:table-cell>
        </table:table-row>
        <table:table-row table:style-name="ro1">
          <table:table-cell office:value-type="float" office:value="0.355982344759579" calcext:value-type="float">
            <text:p>0.3559823448</text:p>
          </table:table-cell>
        </table:table-row>
        <table:table-row table:style-name="ro1">
          <table:table-cell office:value-type="float" office:value="0.358276480393687" calcext:value-type="float">
            <text:p>0.3582764804</text:p>
          </table:table-cell>
        </table:table-row>
        <table:table-row table:style-name="ro1">
          <table:table-cell office:value-type="float" office:value="0.360678669007117" calcext:value-type="float">
            <text:p>0.360678669</text:p>
          </table:table-cell>
        </table:table-row>
        <table:table-row table:style-name="ro1">
          <table:table-cell office:value-type="float" office:value="0.363164917798776" calcext:value-type="float">
            <text:p>0.3631649178</text:p>
          </table:table-cell>
        </table:table-row>
        <table:table-row table:style-name="ro1">
          <table:table-cell office:value-type="float" office:value="0.36570922958592" calcext:value-type="float">
            <text:p>0.3657092296</text:p>
          </table:table-cell>
        </table:table-row>
        <table:table-row table:style-name="ro1">
          <table:table-cell office:value-type="float" office:value="0.368283543578845" calcext:value-type="float">
            <text:p>0.3682835436</text:p>
          </table:table-cell>
        </table:table-row>
        <table:table-row table:style-name="ro1">
          <table:table-cell office:value-type="float" office:value="0.505691959386633" calcext:value-type="float">
            <text:p>0.5056919594</text:p>
          </table:table-cell>
        </table:table-row>
        <table:table-row table:style-name="ro1">
          <table:table-cell office:value-type="float" office:value="0.509562847818666" calcext:value-type="float">
            <text:p>0.5095628478</text:p>
          </table:table-cell>
        </table:table-row>
        <table:table-row table:style-name="ro1">
          <table:table-cell office:value-type="float" office:value="0.513388982350155" calcext:value-type="float">
            <text:p>0.5133889824</text:p>
          </table:table-cell>
        </table:table-row>
        <table:table-row table:style-name="ro1">
          <table:table-cell office:value-type="float" office:value="0.517149574791265" calcext:value-type="float">
            <text:p>0.5171495748</text:p>
          </table:table-cell>
        </table:table-row>
        <table:table-row table:style-name="ro1">
          <table:table-cell office:value-type="float" office:value="0.520824918571269" calcext:value-type="float">
            <text:p>0.5208249186</text:p>
          </table:table-cell>
        </table:table-row>
        <table:table-row table:style-name="ro1">
          <table:table-cell office:value-type="float" office:value="0.524396381982413" calcext:value-type="float">
            <text:p>0.524396382</text:p>
          </table:table-cell>
        </table:table-row>
        <table:table-row table:style-name="ro1">
          <table:table-cell office:value-type="float" office:value="0.527846400861375" calcext:value-type="float">
            <text:p>0.5278464009</text:p>
          </table:table-cell>
        </table:table-row>
        <table:table-row table:style-name="ro1">
          <table:table-cell office:value-type="float" office:value="0.531158470708335" calcext:value-type="float">
            <text:p>0.5311584707</text:p>
          </table:table-cell>
        </table:table-row>
        <table:table-row table:style-name="ro1">
          <table:table-cell office:value-type="float" office:value="0.534317138243642" calcext:value-type="float">
            <text:p>0.5343171382</text:p>
          </table:table-cell>
        </table:table-row>
        <table:table-row table:style-name="ro1">
          <table:table-cell office:value-type="float" office:value="0.537307992402082" calcext:value-type="float">
            <text:p>0.5373079924</text:p>
          </table:table-cell>
        </table:table-row>
        <table:table-row table:style-name="ro1">
          <table:table-cell office:value-type="float" office:value="0.540117654764746" calcext:value-type="float">
            <text:p>0.5401176548</text:p>
          </table:table-cell>
        </table:table-row>
        <table:table-row table:style-name="ro1">
          <table:table-cell office:value-type="float" office:value="0.54273376942851" calcext:value-type="float">
            <text:p>0.5427337694</text:p>
          </table:table-cell>
        </table:table-row>
        <table:table-row table:style-name="ro1">
          <table:table-cell office:value-type="float" office:value="0.545144992313099" calcext:value-type="float">
            <text:p>0.5451449923</text:p>
          </table:table-cell>
        </table:table-row>
        <table:table-row table:style-name="ro1">
          <table:table-cell office:value-type="float" office:value="0.547340979905773" calcext:value-type="float">
            <text:p>0.5473409799</text:p>
          </table:table-cell>
        </table:table-row>
        <table:table-row table:style-name="ro1">
          <table:table-cell office:value-type="float" office:value="0.549312377443594" calcext:value-type="float">
            <text:p>0.5493123774</text:p>
          </table:table-cell>
        </table:table-row>
        <table:table-row table:style-name="ro1">
          <table:table-cell office:value-type="float" office:value="0.551050806533315" calcext:value-type="float">
            <text:p>0.5510508065</text:p>
          </table:table-cell>
        </table:table-row>
        <table:table-row table:style-name="ro1">
          <table:table-cell office:value-type="float" office:value="0.552548852208852" calcext:value-type="float">
            <text:p>0.5525488522</text:p>
          </table:table-cell>
        </table:table-row>
        <table:table-row table:style-name="ro1">
          <table:table-cell office:value-type="float" office:value="0.553800049426371" calcext:value-type="float">
            <text:p>0.5538000494</text:p>
          </table:table-cell>
        </table:table-row>
        <table:table-row table:style-name="ro1">
          <table:table-cell office:value-type="float" office:value="0.554798868996973" calcext:value-type="float">
            <text:p>0.554798869</text:p>
          </table:table-cell>
        </table:table-row>
        <table:table-row table:style-name="ro1">
          <table:table-cell office:value-type="float" office:value="0.555540702956975" calcext:value-type="float">
            <text:p>0.555540703</text:p>
          </table:table-cell>
        </table:table-row>
        <table:table-row table:style-name="ro1">
          <table:table-cell office:value-type="float" office:value="0.5560218493758" calcext:value-type="float">
            <text:p>0.5560218494</text:p>
          </table:table-cell>
        </table:table-row>
        <table:table-row table:style-name="ro1">
          <table:table-cell office:value-type="float" office:value="0.556239496601466" calcext:value-type="float">
            <text:p>0.5562394966</text:p>
          </table:table-cell>
        </table:table-row>
        <table:table-row table:style-name="ro1">
          <table:table-cell office:value-type="float" office:value="0.556191706943677" calcext:value-type="float">
            <text:p>0.5561917069</text:p>
          </table:table-cell>
        </table:table-row>
        <table:table-row table:style-name="ro1">
          <table:table-cell office:value-type="float" office:value="0.555877399794513" calcext:value-type="float">
            <text:p>0.5558773998</text:p>
          </table:table-cell>
        </table:table-row>
        <table:table-row table:style-name="ro1">
          <table:table-cell office:value-type="float" office:value="0.555296334186727" calcext:value-type="float">
            <text:p>0.5552963342</text:p>
          </table:table-cell>
        </table:table-row>
        <table:table-row table:style-name="ro1">
          <table:table-cell office:value-type="float" office:value="0.554449090789635" calcext:value-type="float">
            <text:p>0.5544490908</text:p>
          </table:table-cell>
        </table:table-row>
        <table:table-row table:style-name="ro1">
          <table:table-cell office:value-type="float" office:value="0.553337053342622" calcext:value-type="float">
            <text:p>0.5533370533</text:p>
          </table:table-cell>
        </table:table-row>
        <table:table-row table:style-name="ro1">
          <table:table-cell office:value-type="float" office:value="0.551962389526231" calcext:value-type="float">
            <text:p>0.5519623895</text:p>
          </table:table-cell>
        </table:table-row>
        <table:table-row table:style-name="ro1">
          <table:table-cell office:value-type="float" office:value="0.55032803127087" calcext:value-type="float">
            <text:p>0.5503280313</text:p>
          </table:table-cell>
        </table:table-row>
        <table:table-row table:style-name="ro1">
          <table:table-cell office:value-type="float" office:value="0.548437654503113" calcext:value-type="float">
            <text:p>0.5484376545</text:p>
          </table:table-cell>
        </table:table-row>
        <table:table-row table:style-name="ro1">
          <table:table-cell office:value-type="float" office:value="0.546295658329601" calcext:value-type="float">
            <text:p>0.5462956583</text:p>
          </table:table-cell>
        </table:table-row>
        <table:table-row table:style-name="ro1">
          <table:table-cell office:value-type="float" office:value="0.543907143658551" calcext:value-type="float">
            <text:p>0.5439071437</text:p>
          </table:table-cell>
        </table:table-row>
        <table:table-row table:style-name="ro1">
          <table:table-cell office:value-type="float" office:value="0.54127789125886" calcext:value-type="float">
            <text:p>0.5412778913</text:p>
          </table:table-cell>
        </table:table-row>
        <table:table-row table:style-name="ro1">
          <table:table-cell office:value-type="float" office:value="0.538414339256817" calcext:value-type="float">
            <text:p>0.5384143393</text:p>
          </table:table-cell>
        </table:table-row>
        <table:table-row table:style-name="ro1">
          <table:table-cell office:value-type="float" office:value="0.53532356007041" calcext:value-type="float">
            <text:p>0.5353235601</text:p>
          </table:table-cell>
        </table:table-row>
        <table:table-row table:style-name="ro1">
          <table:table-cell office:value-type="float" office:value="0.532013236781239" calcext:value-type="float">
            <text:p>0.5320132368</text:p>
          </table:table-cell>
        </table:table-row>
        <table:table-row table:style-name="ro1">
          <table:table-cell office:value-type="float" office:value="0.528491638944034" calcext:value-type="float">
            <text:p>0.5284916389</text:p>
          </table:table-cell>
        </table:table-row>
        <table:table-row table:style-name="ro1">
          <table:table-cell office:value-type="float" office:value="0.524767597833761" calcext:value-type="float">
            <text:p>0.5247675978</text:p>
          </table:table-cell>
        </table:table-row>
        <table:table-row table:style-name="ro1">
          <table:table-cell office:value-type="float" office:value="0.520850481130348" calcext:value-type="float">
            <text:p>0.5208504811</text:p>
          </table:table-cell>
        </table:table-row>
        <table:table-row table:style-name="ro1">
          <table:table-cell office:value-type="float" office:value="0.516750167041" calcext:value-type="float">
            <text:p>0.516750167</text:p>
          </table:table-cell>
        </table:table-row>
        <table:table-row table:style-name="ro1">
          <table:table-cell office:value-type="float" office:value="0.51247701786012" calcext:value-type="float">
            <text:p>0.5124770179</text:p>
          </table:table-cell>
        </table:table-row>
        <table:table-row table:style-name="ro1">
          <table:table-cell office:value-type="float" office:value="0.508041852966828" calcext:value-type="float">
            <text:p>0.508041853</text:p>
          </table:table-cell>
        </table:table-row>
        <table:table-row table:style-name="ro1">
          <table:table-cell office:value-type="float" office:value="0.50345592126009" calcext:value-type="float">
            <text:p>0.5034559213</text:p>
          </table:table-cell>
        </table:table-row>
        <table:table-row table:style-name="ro1">
          <table:table-cell office:value-type="float" office:value="0.498730873031437" calcext:value-type="float">
            <text:p>0.498730873</text:p>
          </table:table-cell>
        </table:table-row>
        <table:table-row table:style-name="ro1">
          <table:table-cell office:value-type="float" office:value="0.493878731275299" calcext:value-type="float">
            <text:p>0.4938787313</text:p>
          </table:table-cell>
        </table:table-row>
        <table:table-row table:style-name="ro1">
          <table:table-cell office:value-type="float" office:value="0.488911862436927" calcext:value-type="float">
            <text:p>0.4889118624</text:p>
          </table:table-cell>
        </table:table-row>
        <table:table-row table:style-name="ro1">
          <table:table-cell office:value-type="float" office:value="0.483842946597927" calcext:value-type="float">
            <text:p>0.4838429466</text:p>
          </table:table-cell>
        </table:table-row>
        <table:table-row table:style-name="ro1">
          <table:table-cell office:value-type="float" office:value="0.478684947099391" calcext:value-type="float">
            <text:p>0.4786849471</text:p>
          </table:table-cell>
        </table:table-row>
        <table:table-row table:style-name="ro1">
          <table:table-cell office:value-type="float" office:value="0.473451079602629" calcext:value-type="float">
            <text:p>0.4734510796</text:p>
          </table:table-cell>
        </table:table-row>
        <table:table-row table:style-name="ro1">
          <table:table-cell office:value-type="float" office:value="0.468154780587509" calcext:value-type="float">
            <text:p>0.4681547806</text:p>
          </table:table-cell>
        </table:table-row>
        <table:table-row table:style-name="ro1">
          <table:table-cell office:value-type="float" office:value="0.462809675288386" calcext:value-type="float">
            <text:p>0.4628096753</text:p>
          </table:table-cell>
        </table:table-row>
        <table:table-row table:style-name="ro1">
          <table:table-cell office:value-type="float" office:value="0.457429545067649" calcext:value-type="float">
            <text:p>0.4574295451</text:p>
          </table:table-cell>
        </table:table-row>
        <table:table-row table:style-name="ro1">
          <table:table-cell office:value-type="float" office:value="0.452028294226853" calcext:value-type="float">
            <text:p>0.4520282942</text:p>
          </table:table-cell>
        </table:table-row>
        <table:table-row table:style-name="ro1">
          <table:table-cell office:value-type="float" office:value="0.446619916255468" calcext:value-type="float">
            <text:p>0.4466199163</text:p>
          </table:table-cell>
        </table:table-row>
        <table:table-row table:style-name="ro1">
          <table:table-cell office:value-type="float" office:value="0.441218459517218" calcext:value-type="float">
            <text:p>0.4412184595</text:p>
          </table:table-cell>
        </table:table-row>
        <table:table-row table:style-name="ro1">
          <table:table-cell office:value-type="float" office:value="0.435837992374028" calcext:value-type="float">
            <text:p>0.4358379924</text:p>
          </table:table-cell>
        </table:table-row>
        <table:table-row table:style-name="ro1">
          <table:table-cell office:value-type="float" office:value="0.430492567747569" calcext:value-type="float">
            <text:p>0.4304925677</text:p>
          </table:table-cell>
        </table:table-row>
        <table:table-row table:style-name="ro1">
          <table:table-cell office:value-type="float" office:value="0.425196187118408" calcext:value-type="float">
            <text:p>0.4251961871</text:p>
          </table:table-cell>
        </table:table-row>
        <table:table-row table:style-name="ro1">
          <table:table-cell office:value-type="float" office:value="0.419962763962758" calcext:value-type="float">
            <text:p>0.419962764</text:p>
          </table:table-cell>
        </table:table-row>
        <table:table-row table:style-name="ro1">
          <table:table-cell office:value-type="float" office:value="0.414806086626829" calcext:value-type="float">
            <text:p>0.4148060866</text:p>
          </table:table-cell>
        </table:table-row>
        <table:table-row table:style-name="ro1">
          <table:table-cell office:value-type="float" office:value="0.409739780638781" calcext:value-type="float">
            <text:p>0.4097397806</text:p>
          </table:table-cell>
        </table:table-row>
        <table:table-row table:style-name="ro1">
          <table:table-cell office:value-type="float" office:value="0.404777270458281" calcext:value-type="float">
            <text:p>0.4047772705</text:p>
          </table:table-cell>
        </table:table-row>
        <table:table-row table:style-name="ro1">
          <table:table-cell office:value-type="float" office:value="0.399931740663658" calcext:value-type="float">
            <text:p>0.3999317407</text:p>
          </table:table-cell>
        </table:table-row>
        <table:table-row table:style-name="ro1">
          <table:table-cell office:value-type="float" office:value="0.395216096576659" calcext:value-type="float">
            <text:p>0.3952160966</text:p>
          </table:table-cell>
        </table:table-row>
        <table:table-row table:style-name="ro1">
          <table:table-cell office:value-type="float" office:value="0.390642924324817" calcext:value-type="float">
            <text:p>0.3906429243</text:p>
          </table:table-cell>
        </table:table-row>
        <table:table-row table:style-name="ro1">
          <table:table-cell office:value-type="float" office:value="0.386224450341402" calcext:value-type="float">
            <text:p>0.3862244503</text:p>
          </table:table-cell>
        </table:table-row>
        <table:table-row table:style-name="ro1">
          <table:table-cell office:value-type="float" office:value="0.381972500302992" calcext:value-type="float">
            <text:p>0.3819725003</text:p>
          </table:table-cell>
        </table:table-row>
        <table:table-row table:style-name="ro1">
          <table:table-cell office:value-type="float" office:value="0.377898457504636" calcext:value-type="float">
            <text:p>0.3778984575</text:p>
          </table:table-cell>
        </table:table-row>
        <table:table-row table:style-name="ro1">
          <table:table-cell office:value-type="float" office:value="0.374013220672618" calcext:value-type="float">
            <text:p>0.3740132207</text:p>
          </table:table-cell>
        </table:table-row>
        <table:table-row table:style-name="ro1">
          <table:table-cell office:value-type="float" office:value="0.370327161214831" calcext:value-type="float">
            <text:p>0.3703271612</text:p>
          </table:table-cell>
        </table:table-row>
        <table:table-row table:style-name="ro1">
          <table:table-cell office:value-type="float" office:value="0.366850079908738" calcext:value-type="float">
            <text:p>0.3668500799</text:p>
          </table:table-cell>
        </table:table-row>
        <table:table-row table:style-name="ro1">
          <table:table-cell office:value-type="float" office:value="0.363591163026953" calcext:value-type="float">
            <text:p>0.363591163</text:p>
          </table:table-cell>
        </table:table-row>
        <table:table-row table:style-name="ro1">
          <table:table-cell office:value-type="float" office:value="0.360558937900408" calcext:value-type="float">
            <text:p>0.3605589379</text:p>
          </table:table-cell>
        </table:table-row>
        <table:table-row table:style-name="ro1">
          <table:table-cell office:value-type="float" office:value="0.357761227919132" calcext:value-type="float">
            <text:p>0.3577612279</text:p>
          </table:table-cell>
        </table:table-row>
        <table:table-row table:style-name="ro1">
          <table:table-cell office:value-type="float" office:value="0.355205106970622" calcext:value-type="float">
            <text:p>0.355205107</text:p>
          </table:table-cell>
        </table:table-row>
        <table:table-row table:style-name="ro1">
          <table:table-cell office:value-type="float" office:value="0.352896853315827" calcext:value-type="float">
            <text:p>0.3528968533</text:p>
          </table:table-cell>
        </table:table-row>
        <table:table-row table:style-name="ro1">
          <table:table-cell office:value-type="float" office:value="0.350841902902726" calcext:value-type="float">
            <text:p>0.3508419029</text:p>
          </table:table-cell>
        </table:table-row>
        <table:table-row table:style-name="ro1">
          <table:table-cell office:value-type="float" office:value="0.349044802117505" calcext:value-type="float">
            <text:p>0.3490448021</text:p>
          </table:table-cell>
        </table:table-row>
        <table:table-row table:style-name="ro1">
          <table:table-cell office:value-type="float" office:value="0.347509159973348" calcext:value-type="float">
            <text:p>0.34750916</text:p>
          </table:table-cell>
        </table:table-row>
        <table:table-row table:style-name="ro1">
          <table:table-cell office:value-type="float" office:value="0.346237599736815" calcext:value-type="float">
            <text:p>0.3462375997</text:p>
          </table:table-cell>
        </table:table-row>
        <table:table-row table:style-name="ro1">
          <table:table-cell office:value-type="float" office:value="0.345231709991833" calcext:value-type="float">
            <text:p>0.34523171</text:p>
          </table:table-cell>
        </table:table-row>
        <table:table-row table:style-name="ro1">
          <table:table-cell office:value-type="float" office:value="0.344491995141282" calcext:value-type="float">
            <text:p>0.3444919951</text:p>
          </table:table-cell>
        </table:table-row>
        <table:table-row table:style-name="ro1">
          <table:table-cell office:value-type="float" office:value="0.344017825346184" calcext:value-type="float">
            <text:p>0.3440178253</text:p>
          </table:table-cell>
        </table:table-row>
        <table:table-row table:style-name="ro1">
          <table:table-cell office:value-type="float" office:value="0.343807385902495" calcext:value-type="float">
            <text:p>0.3438073859</text:p>
          </table:table-cell>
        </table:table-row>
        <table:table-row table:style-name="ro1">
          <table:table-cell office:value-type="float" office:value="0.3438576260555" calcext:value-type="float">
            <text:p>0.3438576261</text:p>
          </table:table-cell>
        </table:table-row>
        <table:table-row table:style-name="ro1">
          <table:table-cell office:value-type="float" office:value="0.344164207251806" calcext:value-type="float">
            <text:p>0.3441642073</text:p>
          </table:table-cell>
        </table:table-row>
        <table:table-row table:style-name="ro1">
          <table:table-cell office:value-type="float" office:value="0.344721450828937" calcext:value-type="float">
            <text:p>0.3447214508</text:p>
          </table:table-cell>
        </table:table-row>
        <table:table-row table:style-name="ro1">
          <table:table-cell office:value-type="float" office:value="0.345522285142535" calcext:value-type="float">
            <text:p>0.3455222851</text:p>
          </table:table-cell>
        </table:table-row>
        <table:table-row table:style-name="ro1">
          <table:table-cell office:value-type="float" office:value="0.346558192131155" calcext:value-type="float">
            <text:p>0.3465581921</text:p>
          </table:table-cell>
        </table:table-row>
        <table:table-row table:style-name="ro1">
          <table:table-cell office:value-type="float" office:value="0.347819153318674" calcext:value-type="float">
            <text:p>0.3478191533</text:p>
          </table:table-cell>
        </table:table-row>
        <table:table-row table:style-name="ro1">
          <table:table-cell office:value-type="float" office:value="0.349293595254289" calcext:value-type="float">
            <text:p>0.3492935953</text:p>
          </table:table-cell>
        </table:table-row>
        <table:table-row table:style-name="ro1">
          <table:table-cell office:value-type="float" office:value="0.350968334390118" calcext:value-type="float">
            <text:p>0.3509683344</text:p>
          </table:table-cell>
        </table:table-row>
        <table:table-row table:style-name="ro1">
          <table:table-cell office:value-type="float" office:value="0.352828521396412" calcext:value-type="float">
            <text:p>0.3528285214</text:p>
          </table:table-cell>
        </table:table-row>
        <table:table-row table:style-name="ro1">
          <table:table-cell office:value-type="float" office:value="0.354857584914363" calcext:value-type="float">
            <text:p>0.3548575849</text:p>
          </table:table-cell>
        </table:table-row>
        <table:table-row table:style-name="ro1">
          <table:table-cell office:value-type="float" office:value="0.35703717474651" calcext:value-type="float">
            <text:p>0.3570371747</text:p>
          </table:table-cell>
        </table:table-row>
        <table:table-row table:style-name="ro1">
          <table:table-cell office:value-type="float" office:value="0.359347104484753" calcext:value-type="float">
            <text:p>0.3593471045</text:p>
          </table:table-cell>
        </table:table-row>
        <table:table-row table:style-name="ro1">
          <table:table-cell office:value-type="float" office:value="0.361765293575965" calcext:value-type="float">
            <text:p>0.3617652936</text:p>
          </table:table-cell>
        </table:table-row>
        <table:table-row table:style-name="ro1">
          <table:table-cell office:value-type="float" office:value="0.364267708825206" calcext:value-type="float">
            <text:p>0.3642677088</text:p>
          </table:table-cell>
        </table:table-row>
        <table:table-row table:style-name="ro1">
          <table:table-cell office:value-type="float" office:value="0.366828305336539" calcext:value-type="float">
            <text:p>0.3668283053</text:p>
          </table:table-cell>
        </table:table-row>
        <table:table-row table:style-name="ro1">
          <table:table-cell office:value-type="float" office:value="0.36941896689145" calcext:value-type="float">
            <text:p>0.3694189669</text:p>
          </table:table-cell>
        </table:table-row>
        <table:table-row table:style-name="ro1">
          <table:table-cell office:value-type="float" office:value="0.504586239152165" calcext:value-type="float">
            <text:p>0.5045862392</text:p>
          </table:table-cell>
        </table:table-row>
        <table:table-row table:style-name="ro1">
          <table:table-cell office:value-type="float" office:value="0.50848878134197" calcext:value-type="float">
            <text:p>0.5084887813</text:p>
          </table:table-cell>
        </table:table-row>
        <table:table-row table:style-name="ro1">
          <table:table-cell office:value-type="float" office:value="0.512346638641245" calcext:value-type="float">
            <text:p>0.5123466386</text:p>
          </table:table-cell>
        </table:table-row>
        <table:table-row table:style-name="ro1">
          <table:table-cell office:value-type="float" office:value="0.516139048749432" calcext:value-type="float">
            <text:p>0.5161390487</text:p>
          </table:table-cell>
        </table:table-row>
        <table:table-row table:style-name="ro1">
          <table:table-cell office:value-type="float" office:value="0.519846325508366" calcext:value-type="float">
            <text:p>0.5198463255</text:p>
          </table:table-cell>
        </table:table-row>
        <table:table-row table:style-name="ro1">
          <table:table-cell office:value-type="float" office:value="0.523449852472777" calcext:value-type="float">
            <text:p>0.5234498525</text:p>
          </table:table-cell>
        </table:table-row>
        <table:table-row table:style-name="ro1">
          <table:table-cell office:value-type="float" office:value="0.526932075911127" calcext:value-type="float">
            <text:p>0.5269320759</text:p>
          </table:table-cell>
        </table:table-row>
        <table:table-row table:style-name="ro1">
          <table:table-cell office:value-type="float" office:value="0.530276497236783" calcext:value-type="float">
            <text:p>0.5302764972</text:p>
          </table:table-cell>
        </table:table-row>
        <table:table-row table:style-name="ro1">
          <table:table-cell office:value-type="float" office:value="0.533467664869515" calcext:value-type="float">
            <text:p>0.5334676649</text:p>
          </table:table-cell>
        </table:table-row>
        <table:table-row table:style-name="ro1">
          <table:table-cell office:value-type="float" office:value="0.536491165527338" calcext:value-type="float">
            <text:p>0.5364911655</text:p>
          </table:table-cell>
        </table:table-row>
        <table:table-row table:style-name="ro1">
          <table:table-cell office:value-type="float" office:value="0.539333614948674" calcext:value-type="float">
            <text:p>0.5393336149</text:p>
          </table:table-cell>
        </table:table-row>
        <table:table-row table:style-name="ro1">
          <table:table-cell office:value-type="float" office:value="0.541982648044859" calcext:value-type="float">
            <text:p>0.541982648</text:p>
          </table:table-cell>
        </table:table-row>
        <table:table-row table:style-name="ro1">
          <table:table-cell office:value-type="float" office:value="0.544426908482976" calcext:value-type="float">
            <text:p>0.5444269085</text:p>
          </table:table-cell>
        </table:table-row>
        <table:table-row table:style-name="ro1">
          <table:table-cell office:value-type="float" office:value="0.546656037699021" calcext:value-type="float">
            <text:p>0.5466560377</text:p>
          </table:table-cell>
        </table:table-row>
        <table:table-row table:style-name="ro1">
          <table:table-cell office:value-type="float" office:value="0.548660663341405" calcext:value-type="float">
            <text:p>0.5486606633</text:p>
          </table:table-cell>
        </table:table-row>
        <table:table-row table:style-name="ro1">
          <table:table-cell office:value-type="float" office:value="0.550432387144785" calcext:value-type="float">
            <text:p>0.5504323871</text:p>
          </table:table-cell>
        </table:table-row>
        <table:table-row table:style-name="ro1">
          <table:table-cell office:value-type="float" office:value="0.551963772234231" calcext:value-type="float">
            <text:p>0.5519637722</text:p>
          </table:table-cell>
        </table:table-row>
        <table:table-row table:style-name="ro1">
          <table:table-cell office:value-type="float" office:value="0.553248329859727" calcext:value-type="float">
            <text:p>0.5532483299</text:p>
          </table:table-cell>
        </table:table-row>
        <table:table-row table:style-name="ro1">
          <table:table-cell office:value-type="float" office:value="0.554280505560998" calcext:value-type="float">
            <text:p>0.5542805056</text:p>
          </table:table-cell>
        </table:table-row>
        <table:table-row table:style-name="ro1">
          <table:table-cell office:value-type="float" office:value="0.555055664762677" calcext:value-type="float">
            <text:p>0.5550556648</text:p>
          </table:table-cell>
        </table:table-row>
        <table:table-row table:style-name="ro1">
          <table:table-cell office:value-type="float" office:value="0.555570077799806" calcext:value-type="float">
            <text:p>0.5555700778</text:p>
          </table:table-cell>
        </table:table-row>
        <table:table-row table:style-name="ro1">
          <table:table-cell office:value-type="float" office:value="0.555820904373658" calcext:value-type="float">
            <text:p>0.5558209044</text:p>
          </table:table-cell>
        </table:table-row>
        <table:table-row table:style-name="ro1">
          <table:table-cell office:value-type="float" office:value="0.555806177437908" calcext:value-type="float">
            <text:p>0.5558061774</text:p>
          </table:table-cell>
        </table:table-row>
        <table:table-row table:style-name="ro1">
          <table:table-cell office:value-type="float" office:value="0.555524786515125" calcext:value-type="float">
            <text:p>0.5555247865</text:p>
          </table:table-cell>
        </table:table-row>
        <table:table-row table:style-name="ro1">
          <table:table-cell office:value-type="float" office:value="0.554976460443601" calcext:value-type="float">
            <text:p>0.5549764604</text:p>
          </table:table-cell>
        </table:table-row>
        <table:table-row table:style-name="ro1">
          <table:table-cell office:value-type="float" office:value="0.554161749554514" calcext:value-type="float">
            <text:p>0.5541617496</text:p>
          </table:table-cell>
        </table:table-row>
        <table:table-row table:style-name="ro1">
          <table:table-cell office:value-type="float" office:value="0.553082007279422" calcext:value-type="float">
            <text:p>0.5530820073</text:p>
          </table:table-cell>
        </table:table-row>
        <table:table-row table:style-name="ro1">
          <table:table-cell office:value-type="float" office:value="0.55173937118809" calcext:value-type="float">
            <text:p>0.5517393712</text:p>
          </table:table-cell>
        </table:table-row>
        <table:table-row table:style-name="ro1">
          <table:table-cell office:value-type="float" office:value="0.550136743456651" calcext:value-type="float">
            <text:p>0.5501367435</text:p>
          </table:table-cell>
        </table:table-row>
        <table:table-row table:style-name="ro1">
          <table:table-cell office:value-type="float" office:value="0.5482777707661" calcext:value-type="float">
            <text:p>0.5482777708</text:p>
          </table:table-cell>
        </table:table-row>
        <table:table-row table:style-name="ro1">
          <table:table-cell office:value-type="float" office:value="0.546166823631117" calcext:value-type="float">
            <text:p>0.5461668236</text:p>
          </table:table-cell>
        </table:table-row>
        <table:table-row table:style-name="ro1">
          <table:table-cell office:value-type="float" office:value="0.54380897515923" calcext:value-type="float">
            <text:p>0.5438089752</text:p>
          </table:table-cell>
        </table:table-row>
        <table:table-row table:style-name="ro1">
          <table:table-cell office:value-type="float" office:value="0.541209979240302" calcext:value-type="float">
            <text:p>0.5412099792</text:p>
          </table:table-cell>
        </table:table-row>
        <table:table-row table:style-name="ro1">
          <table:table-cell office:value-type="float" office:value="0.53837624816636" calcext:value-type="float">
            <text:p>0.5383762482</text:p>
          </table:table-cell>
        </table:table-row>
        <table:table-row table:style-name="ro1">
          <table:table-cell office:value-type="float" office:value="0.535314829681752" calcext:value-type="float">
            <text:p>0.5353148297</text:p>
          </table:table-cell>
        </table:table-row>
        <table:table-row table:style-name="ro1">
          <table:table-cell office:value-type="float" office:value="0.532033383463634" calcext:value-type="float">
            <text:p>0.5320333835</text:p>
          </table:table-cell>
        </table:table-row>
        <table:table-row table:style-name="ro1">
          <table:table-cell office:value-type="float" office:value="0.528540157032797" calcext:value-type="float">
            <text:p>0.528540157</text:p>
          </table:table-cell>
        </table:table-row>
        <table:table-row table:style-name="ro1">
          <table:table-cell office:value-type="float" office:value="0.52484396109482" calcext:value-type="float">
            <text:p>0.5248439611</text:p>
          </table:table-cell>
        </table:table-row>
        <table:table-row table:style-name="ro1">
          <table:table-cell office:value-type="float" office:value="0.520954144311563" calcext:value-type="float">
            <text:p>0.5209541443</text:p>
          </table:table-cell>
        </table:table-row>
        <table:table-row table:style-name="ro1">
          <table:table-cell office:value-type="float" office:value="0.516880567502984" calcext:value-type="float">
            <text:p>0.5168805675</text:p>
          </table:table-cell>
        </table:table-row>
        <table:table-row table:style-name="ro1">
          <table:table-cell office:value-type="float" office:value="0.512633577279297" calcext:value-type="float">
            <text:p>0.5126335773</text:p>
          </table:table-cell>
        </table:table-row>
        <table:table-row table:style-name="ro1">
          <table:table-cell office:value-type="float" office:value="0.508223979103459" calcext:value-type="float">
            <text:p>0.5082239791</text:p>
          </table:table-cell>
        </table:table-row>
        <table:table-row table:style-name="ro1">
          <table:table-cell office:value-type="float" office:value="0.50366300978399" calcext:value-type="float">
            <text:p>0.5036630098</text:p>
          </table:table-cell>
        </table:table-row>
        <table:table-row table:style-name="ro1">
          <table:table-cell office:value-type="float" office:value="0.498962309398127" calcext:value-type="float">
            <text:p>0.4989623094</text:p>
          </table:table-cell>
        </table:table-row>
        <table:table-row table:style-name="ro1">
          <table:table-cell office:value-type="float" office:value="0.494133892645307" calcext:value-type="float">
            <text:p>0.4941338926</text:p>
          </table:table-cell>
        </table:table-row>
        <table:table-row table:style-name="ro1">
          <table:table-cell office:value-type="float" office:value="0.489190119630992" calcext:value-type="float">
            <text:p>0.4891901196</text:p>
          </table:table-cell>
        </table:table-row>
        <table:table-row table:style-name="ro1">
          <table:table-cell office:value-type="float" office:value="0.484143666080816" calcext:value-type="float">
            <text:p>0.4841436661</text:p>
          </table:table-cell>
        </table:table-row>
        <table:table-row table:style-name="ro1">
          <table:table-cell office:value-type="float" office:value="0.479007492985071" calcext:value-type="float">
            <text:p>0.479007493</text:p>
          </table:table-cell>
        </table:table-row>
        <table:table-row table:style-name="ro1">
          <table:table-cell office:value-type="float" office:value="0.473794815673526" calcext:value-type="float">
            <text:p>0.4737948157</text:p>
          </table:table-cell>
        </table:table-row>
        <table:table-row table:style-name="ro1">
          <table:table-cell office:value-type="float" office:value="0.468519072320575" calcext:value-type="float">
            <text:p>0.4685190723</text:p>
          </table:table-cell>
        </table:table-row>
        <table:table-row table:style-name="ro1">
          <table:table-cell office:value-type="float" office:value="0.463193891880723" calcext:value-type="float">
            <text:p>0.4631938919</text:p>
          </table:table-cell>
        </table:table-row>
        <table:table-row table:style-name="ro1">
          <table:table-cell office:value-type="float" office:value="0.457833061454402" calcext:value-type="float">
            <text:p>0.4578330615</text:p>
          </table:table-cell>
        </table:table-row>
        <table:table-row table:style-name="ro1">
          <table:table-cell office:value-type="float" office:value="0.452450493084116" calcext:value-type="float">
            <text:p>0.4524504931</text:p>
          </table:table-cell>
        </table:table-row>
        <table:table-row table:style-name="ro1">
          <table:table-cell office:value-type="float" office:value="0.447060189980929" calcext:value-type="float">
            <text:p>0.44706019</text:p>
          </table:table-cell>
        </table:table-row>
        <table:table-row table:style-name="ro1">
          <table:table-cell office:value-type="float" office:value="0.441676212181276" calcext:value-type="float">
            <text:p>0.4416762122</text:p>
          </table:table-cell>
        </table:table-row>
        <table:table-row table:style-name="ro1">
          <table:table-cell office:value-type="float" office:value="0.436312641634112" calcext:value-type="float">
            <text:p>0.4363126416</text:p>
          </table:table-cell>
        </table:table-row>
        <table:table-row table:style-name="ro1">
          <table:table-cell office:value-type="float" office:value="0.430983546718391" calcext:value-type="float">
            <text:p>0.4309835467</text:p>
          </table:table-cell>
        </table:table-row>
        <table:table-row table:style-name="ro1">
          <table:table-cell office:value-type="float" office:value="0.425702946190882" calcext:value-type="float">
            <text:p>0.4257029462</text:p>
          </table:table-cell>
        </table:table-row>
        <table:table-row table:style-name="ro1">
          <table:table-cell office:value-type="float" office:value="0.420484772564313" calcext:value-type="float">
            <text:p>0.4204847726</text:p>
          </table:table-cell>
        </table:table-row>
        <table:table-row table:style-name="ro1">
          <table:table-cell office:value-type="float" office:value="0.415342834915853" calcext:value-type="float">
            <text:p>0.4153428349</text:p>
          </table:table-cell>
        </table:table-row>
        <table:table-row table:style-name="ro1">
          <table:table-cell office:value-type="float" office:value="0.410290781125918" calcext:value-type="float">
            <text:p>0.4102907811</text:p>
          </table:table-cell>
        </table:table-row>
        <table:table-row table:style-name="ro1">
          <table:table-cell office:value-type="float" office:value="0.405342059547326" calcext:value-type="float">
            <text:p>0.4053420595</text:p>
          </table:table-cell>
        </table:table-row>
        <table:table-row table:style-name="ro1">
          <table:table-cell office:value-type="float" office:value="0.400509880104763" calcext:value-type="float">
            <text:p>0.4005098801</text:p>
          </table:table-cell>
        </table:table-row>
        <table:table-row table:style-name="ro1">
          <table:table-cell office:value-type="float" office:value="0.395807174824603" calcext:value-type="float">
            <text:p>0.3958071748</text:p>
          </table:table-cell>
        </table:table-row>
        <table:table-row table:style-name="ro1">
          <table:table-cell office:value-type="float" office:value="0.391246557795048" calcext:value-type="float">
            <text:p>0.3912465578</text:p>
          </table:table-cell>
        </table:table-row>
        <table:table-row table:style-name="ro1">
          <table:table-cell office:value-type="float" office:value="0.386840284556601" calcext:value-type="float">
            <text:p>0.3868402846</text:p>
          </table:table-cell>
        </table:table-row>
        <table:table-row table:style-name="ro1">
          <table:table-cell office:value-type="float" office:value="0.382600210922881" calcext:value-type="float">
            <text:p>0.3826002109</text:p>
          </table:table-cell>
        </table:table-row>
        <table:table-row table:style-name="ro1">
          <table:table-cell office:value-type="float" office:value="0.378537751231763" calcext:value-type="float">
            <text:p>0.3785377512</text:p>
          </table:table-cell>
        </table:table-row>
        <table:table-row table:style-name="ro1">
          <table:table-cell office:value-type="float" office:value="0.374663836026851" calcext:value-type="float">
            <text:p>0.374663836</text:p>
          </table:table-cell>
        </table:table-row>
        <table:table-row table:style-name="ro1">
          <table:table-cell office:value-type="float" office:value="0.370988869169289" calcext:value-type="float">
            <text:p>0.3709888692</text:p>
          </table:table-cell>
        </table:table-row>
        <table:table-row table:style-name="ro1">
          <table:table-cell office:value-type="float" office:value="0.367522684379898" calcext:value-type="float">
            <text:p>0.3675226844</text:p>
          </table:table-cell>
        </table:table-row>
        <table:table-row table:style-name="ro1">
          <table:table-cell office:value-type="float" office:value="0.364274501211652" calcext:value-type="float">
            <text:p>0.3642745012</text:p>
          </table:table-cell>
        </table:table-row>
        <table:table-row table:style-name="ro1">
          <table:table-cell office:value-type="float" office:value="0.361252880452487" calcext:value-type="float">
            <text:p>0.3612528805</text:p>
          </table:table-cell>
        </table:table-row>
        <table:table-row table:style-name="ro1">
          <table:table-cell office:value-type="float" office:value="0.358465678958433" calcext:value-type="float">
            <text:p>0.358465679</text:p>
          </table:table-cell>
        </table:table-row>
        <table:table-row table:style-name="ro1">
          <table:table-cell office:value-type="float" office:value="0.355920003917092" calcext:value-type="float">
            <text:p>0.3559200039</text:p>
          </table:table-cell>
        </table:table-row>
        <table:table-row table:style-name="ro1">
          <table:table-cell office:value-type="float" office:value="0.353622166541444" calcext:value-type="float">
            <text:p>0.3536221665</text:p>
          </table:table-cell>
        </table:table-row>
        <table:table-row table:style-name="ro1">
          <table:table-cell office:value-type="float" office:value="0.351577635193978" calcext:value-type="float">
            <text:p>0.3515776352</text:p>
          </table:table-cell>
        </table:table-row>
        <table:table-row table:style-name="ro1">
          <table:table-cell office:value-type="float" office:value="0.349790987941171" calcext:value-type="float">
            <text:p>0.3497909879</text:p>
          </table:table-cell>
        </table:table-row>
        <table:table-row table:style-name="ro1">
          <table:table-cell office:value-type="float" office:value="0.348265864538284" calcext:value-type="float">
            <text:p>0.3482658645</text:p>
          </table:table-cell>
        </table:table-row>
        <table:table-row table:style-name="ro1">
          <table:table-cell office:value-type="float" office:value="0.347004917844505" calcext:value-type="float">
            <text:p>0.3470049178</text:p>
          </table:table-cell>
        </table:table-row>
        <table:table-row table:style-name="ro1">
          <table:table-cell office:value-type="float" office:value="0.346009764668415" calcext:value-type="float">
            <text:p>0.3460097647</text:p>
          </table:table-cell>
        </table:table-row>
        <table:table-row table:style-name="ro1">
          <table:table-cell office:value-type="float" office:value="0.34528093604379" calcext:value-type="float">
            <text:p>0.345280936</text:p>
          </table:table-cell>
        </table:table-row>
        <table:table-row table:style-name="ro1">
          <table:table-cell office:value-type="float" office:value="0.344817826935737" calcext:value-type="float">
            <text:p>0.3448178269</text:p>
          </table:table-cell>
        </table:table-row>
        <table:table-row table:style-name="ro1">
          <table:table-cell office:value-type="float" office:value="0.344618645377163" calcext:value-type="float">
            <text:p>0.3446186454</text:p>
          </table:table-cell>
        </table:table-row>
        <table:table-row table:style-name="ro1">
          <table:table-cell office:value-type="float" office:value="0.34468036103557" calcext:value-type="float">
            <text:p>0.344680361</text:p>
          </table:table-cell>
        </table:table-row>
        <table:table-row table:style-name="ro1">
          <table:table-cell office:value-type="float" office:value="0.344998653210201" calcext:value-type="float">
            <text:p>0.3449986532</text:p>
          </table:table-cell>
        </table:table-row>
        <table:table-row table:style-name="ro1">
          <table:table-cell office:value-type="float" office:value="0.345567858259492" calcext:value-type="float">
            <text:p>0.3455678583</text:p>
          </table:table-cell>
        </table:table-row>
        <table:table-row table:style-name="ro1">
          <table:table-cell office:value-type="float" office:value="0.346380916458882" calcext:value-type="float">
            <text:p>0.3463809165</text:p>
          </table:table-cell>
        </table:table-row>
        <table:table-row table:style-name="ro1">
          <table:table-cell office:value-type="float" office:value="0.347429318288937" calcext:value-type="float">
            <text:p>0.3474293183</text:p>
          </table:table-cell>
        </table:table-row>
        <table:table-row table:style-name="ro1">
          <table:table-cell office:value-type="float" office:value="0.348703050153826" calcext:value-type="float">
            <text:p>0.3487030502</text:p>
          </table:table-cell>
        </table:table-row>
        <table:table-row table:style-name="ro1">
          <table:table-cell office:value-type="float" office:value="0.350190539530109" calcext:value-type="float">
            <text:p>0.3501905395</text:p>
          </table:table-cell>
        </table:table-row>
        <table:table-row table:style-name="ro1">
          <table:table-cell office:value-type="float" office:value="0.35187859954587" calcext:value-type="float">
            <text:p>0.3518785995</text:p>
          </table:table-cell>
        </table:table-row>
        <table:table-row table:style-name="ro1">
          <table:table-cell office:value-type="float" office:value="0.353752372990185" calcext:value-type="float">
            <text:p>0.353752373</text:p>
          </table:table-cell>
        </table:table-row>
        <table:table-row table:style-name="ro1">
          <table:table-cell office:value-type="float" office:value="0.355795275752914" calcext:value-type="float">
            <text:p>0.3557952758</text:p>
          </table:table-cell>
        </table:table-row>
        <table:table-row table:style-name="ro1">
          <table:table-cell office:value-type="float" office:value="0.357988939694833" calcext:value-type="float">
            <text:p>0.3579889397</text:p>
          </table:table-cell>
        </table:table-row>
        <table:table-row table:style-name="ro1">
          <table:table-cell office:value-type="float" office:value="0.360313154948096" calcext:value-type="float">
            <text:p>0.3603131549</text:p>
          </table:table-cell>
        </table:table-row>
        <table:table-row table:style-name="ro1">
          <table:table-cell office:value-type="float" office:value="0.36274581164703" calcext:value-type="float">
            <text:p>0.3627458116</text:p>
          </table:table-cell>
        </table:table-row>
        <table:table-row table:style-name="ro1">
          <table:table-cell office:value-type="float" office:value="0.365262841089261" calcext:value-type="float">
            <text:p>0.3652628411</text:p>
          </table:table-cell>
        </table:table-row>
        <table:table-row table:style-name="ro1">
          <table:table-cell office:value-type="float" office:value="0.367838156327178" calcext:value-type="float">
            <text:p>0.3678381563</text:p>
          </table:table-cell>
        </table:table-row>
        <table:table-row table:style-name="ro1">
          <table:table-cell office:value-type="float" office:value="0.370443592189727" calcext:value-type="float">
            <text:p>0.3704435922</text:p>
          </table:table-cell>
        </table:table-row>
        <table:table-row table:style-name="ro1">
          <table:table-cell office:value-type="float" office:value="0.50357533960833" calcext:value-type="float">
            <text:p>0.5035753396</text:p>
          </table:table-cell>
        </table:table-row>
        <table:table-row table:style-name="ro1">
          <table:table-cell office:value-type="float" office:value="0.507506244314584" calcext:value-type="float">
            <text:p>0.5075062443</text:p>
          </table:table-cell>
        </table:table-row>
        <table:table-row table:style-name="ro1">
          <table:table-cell office:value-type="float" office:value="0.511392527366421" calcext:value-type="float">
            <text:p>0.5113925274</text:p>
          </table:table-cell>
        </table:table-row>
        <table:table-row table:style-name="ro1">
          <table:table-cell office:value-type="float" office:value="0.515213450298492" calcext:value-type="float">
            <text:p>0.5152134503</text:p>
          </table:table-cell>
        </table:table-row>
        <table:table-row table:style-name="ro1">
          <table:table-cell office:value-type="float" office:value="0.518949345838545" calcext:value-type="float">
            <text:p>0.5189493458</text:p>
          </table:table-cell>
        </table:table-row>
        <table:table-row table:style-name="ro1">
          <table:table-cell office:value-type="float" office:value="0.522581611771493" calcext:value-type="float">
            <text:p>0.5225816118</text:p>
          </table:table-cell>
        </table:table-row>
        <table:table-row table:style-name="ro1">
          <table:table-cell office:value-type="float" office:value="0.526092704227313" calcext:value-type="float">
            <text:p>0.5260927042</text:p>
          </table:table-cell>
        </table:table-row>
        <table:table-row table:style-name="ro1">
          <table:table-cell office:value-type="float" office:value="0.529466130392753" calcext:value-type="float">
            <text:p>0.5294661304</text:p>
          </table:table-cell>
        </table:table-row>
        <table:table-row table:style-name="ro1">
          <table:table-cell office:value-type="float" office:value="0.532686440646864" calcext:value-type="float">
            <text:p>0.5326864406</text:p>
          </table:table-cell>
        </table:table-row>
        <table:table-row table:style-name="ro1">
          <table:table-cell office:value-type="float" office:value="0.535739220120356" calcext:value-type="float">
            <text:p>0.5357392201</text:p>
          </table:table-cell>
        </table:table-row>
        <table:table-row table:style-name="ro1">
          <table:table-cell office:value-type="float" office:value="0.538611079678768" calcext:value-type="float">
            <text:p>0.5386110797</text:p>
          </table:table-cell>
        </table:table-row>
        <table:table-row table:style-name="ro1">
          <table:table-cell office:value-type="float" office:value="0.541289646329456" calcext:value-type="float">
            <text:p>0.5412896463</text:p>
          </table:table-cell>
        </table:table-row>
        <table:table-row table:style-name="ro1">
          <table:table-cell office:value-type="float" office:value="0.543763553052414" calcext:value-type="float">
            <text:p>0.5437635531</text:p>
          </table:table-cell>
        </table:table-row>
        <table:table-row table:style-name="ro1">
          <table:table-cell office:value-type="float" office:value="0.546022428054899" calcext:value-type="float">
            <text:p>0.5460224281</text:p>
          </table:table-cell>
        </table:table-row>
        <table:table-row table:style-name="ro1">
          <table:table-cell office:value-type="float" office:value="0.548056883449888" calcext:value-type="float">
            <text:p>0.5480568834</text:p>
          </table:table-cell>
        </table:table-row>
        <table:table-row table:style-name="ro1">
          <table:table-cell office:value-type="float" office:value="0.549858503358345" calcext:value-type="float">
            <text:p>0.5498585034</text:p>
          </table:table-cell>
        </table:table-row>
        <table:table-row table:style-name="ro1">
          <table:table-cell office:value-type="float" office:value="0.551419831435322" calcext:value-type="float">
            <text:p>0.5514198314</text:p>
          </table:table-cell>
        </table:table-row>
        <table:table-row table:style-name="ro1">
          <table:table-cell office:value-type="float" office:value="0.552734357819863" calcext:value-type="float">
            <text:p>0.5527343578</text:p>
          </table:table-cell>
        </table:table-row>
        <table:table-row table:style-name="ro1">
          <table:table-cell office:value-type="float" office:value="0.55379650550874" calcext:value-type="float">
            <text:p>0.5537965055</text:p>
          </table:table-cell>
        </table:table-row>
        <table:table-row table:style-name="ro1">
          <table:table-cell office:value-type="float" office:value="0.554601616154009" calcext:value-type="float">
            <text:p>0.5546016162</text:p>
          </table:table-cell>
        </table:table-row>
        <table:table-row table:style-name="ro1">
          <table:table-cell office:value-type="float" office:value="0.555145935284377" calcext:value-type="float">
            <text:p>0.5551459353</text:p>
          </table:table-cell>
        </table:table-row>
        <table:table-row table:style-name="ro1">
          <table:table-cell office:value-type="float" office:value="0.555426596950397" calcext:value-type="float">
            <text:p>0.555426597</text:p>
          </table:table-cell>
        </table:table-row>
        <table:table-row table:style-name="ro1">
          <table:table-cell office:value-type="float" office:value="0.555441607793484" calcext:value-type="float">
            <text:p>0.5554416078</text:p>
          </table:table-cell>
        </table:table-row>
        <table:table-row table:style-name="ro1">
          <table:table-cell office:value-type="float" office:value="0.555189830538742" calcext:value-type="float">
            <text:p>0.5551898305</text:p>
          </table:table-cell>
        </table:table-row>
        <table:table-row table:style-name="ro1">
          <table:table-cell office:value-type="float" office:value="0.554670966911622" calcext:value-type="float">
            <text:p>0.5546709669</text:p>
          </table:table-cell>
        </table:table-row>
        <table:table-row table:style-name="ro1">
          <table:table-cell office:value-type="float" office:value="0.553885539978393" calcext:value-type="float">
            <text:p>0.55388554</text:p>
          </table:table-cell>
        </table:table-row>
        <table:table-row table:style-name="ro1">
          <table:table-cell office:value-type="float" office:value="0.552834875910434" calcext:value-type="float">
            <text:p>0.5528348759</text:p>
          </table:table-cell>
        </table:table-row>
        <table:table-row table:style-name="ro1">
          <table:table-cell office:value-type="float" office:value="0.551521085172349" calcext:value-type="float">
            <text:p>0.5515210852</text:p>
          </table:table-cell>
        </table:table-row>
        <table:table-row table:style-name="ro1">
          <table:table-cell office:value-type="float" office:value="0.5499470431339" calcext:value-type="float">
            <text:p>0.5499470431</text:p>
          </table:table-cell>
        </table:table-row>
        <table:table-row table:style-name="ro1">
          <table:table-cell office:value-type="float" office:value="0.548116370105758" calcext:value-type="float">
            <text:p>0.5481163701</text:p>
          </table:table-cell>
        </table:table-row>
        <table:table-row table:style-name="ro1">
          <table:table-cell office:value-type="float" office:value="0.546033410799078" calcext:value-type="float">
            <text:p>0.5460334108</text:p>
          </table:table-cell>
        </table:table-row>
        <table:table-row table:style-name="ro1">
          <table:table-cell office:value-type="float" office:value="0.543703213208895" calcext:value-type="float">
            <text:p>0.5437032132</text:p>
          </table:table-cell>
        </table:table-row>
        <table:table-row table:style-name="ro1">
          <table:table-cell office:value-type="float" office:value="0.54113150692133" calcext:value-type="float">
            <text:p>0.5411315069</text:p>
          </table:table-cell>
        </table:table-row>
        <table:table-row table:style-name="ro1">
          <table:table-cell office:value-type="float" office:value="0.538324680844631" calcext:value-type="float">
            <text:p>0.5383246808</text:p>
          </table:table-cell>
        </table:table-row>
        <table:table-row table:style-name="ro1">
          <table:table-cell office:value-type="float" office:value="0.535289760364024" calcext:value-type="float">
            <text:p>0.5352897604</text:p>
          </table:table-cell>
        </table:table-row>
        <table:table-row table:style-name="ro1">
          <table:table-cell office:value-type="float" office:value="0.532034383920384" calcext:value-type="float">
            <text:p>0.5320343839</text:p>
          </table:table-cell>
        </table:table-row>
        <table:table-row table:style-name="ro1">
          <table:table-cell office:value-type="float" office:value="0.528566779012732" calcext:value-type="float">
            <text:p>0.528566779</text:p>
          </table:table-cell>
        </table:table-row>
        <table:table-row table:style-name="ro1">
          <table:table-cell office:value-type="float" office:value="0.524895737624545" calcext:value-type="float">
            <text:p>0.5248957376</text:p>
          </table:table-cell>
        </table:table-row>
        <table:table-row table:style-name="ro1">
          <table:table-cell office:value-type="float" office:value="0.521030591073895" calcext:value-type="float">
            <text:p>0.5210305911</text:p>
          </table:table-cell>
        </table:table-row>
        <table:table-row table:style-name="ro1">
          <table:table-cell office:value-type="float" office:value="0.516981184287399" calcext:value-type="float">
            <text:p>0.5169811843</text:p>
          </table:table-cell>
        </table:table-row>
        <table:table-row table:style-name="ro1">
          <table:table-cell office:value-type="float" office:value="0.512757849497991" calcext:value-type="float">
            <text:p>0.5127578495</text:p>
          </table:table-cell>
        </table:table-row>
        <table:table-row table:style-name="ro1">
          <table:table-cell office:value-type="float" office:value="0.508371379366521" calcext:value-type="float">
            <text:p>0.5083713794</text:p>
          </table:table-cell>
        </table:table-row>
        <table:table-row table:style-name="ro1">
          <table:table-cell office:value-type="float" office:value="0.503832999527166" calcext:value-type="float">
            <text:p>0.5038329995</text:p>
          </table:table-cell>
        </table:table-row>
        <table:table-row table:style-name="ro1">
          <table:table-cell office:value-type="float" office:value="0.499154340556663" calcext:value-type="float">
            <text:p>0.4991543406</text:p>
          </table:table-cell>
        </table:table-row>
        <table:table-row table:style-name="ro1">
          <table:table-cell office:value-type="float" office:value="0.494347409367366" calcext:value-type="float">
            <text:p>0.4943474094</text:p>
          </table:table-cell>
        </table:table-row>
        <table:table-row table:style-name="ro1">
          <table:table-cell office:value-type="float" office:value="0.489424560024116" calcext:value-type="float">
            <text:p>0.48942456</text:p>
          </table:table-cell>
        </table:table-row>
        <table:table-row table:style-name="ro1">
          <table:table-cell office:value-type="float" office:value="0.484398463984939" calcext:value-type="float">
            <text:p>0.484398464</text:p>
          </table:table-cell>
        </table:table-row>
        <table:table-row table:style-name="ro1">
          <table:table-cell office:value-type="float" office:value="0.47928207976556" calcext:value-type="float">
            <text:p>0.4792820798</text:p>
          </table:table-cell>
        </table:table-row>
        <table:table-row table:style-name="ro1">
          <table:table-cell office:value-type="float" office:value="0.474088622027733" calcext:value-type="float">
            <text:p>0.474088622</text:p>
          </table:table-cell>
        </table:table-row>
        <table:table-row table:style-name="ro1">
          <table:table-cell office:value-type="float" office:value="0.4688315300914" calcext:value-type="float">
            <text:p>0.4688315301</text:p>
          </table:table-cell>
        </table:table-row>
        <table:table-row table:style-name="ro1">
          <table:table-cell office:value-type="float" office:value="0.463524435870663" calcext:value-type="float">
            <text:p>0.4635244359</text:p>
          </table:table-cell>
        </table:table-row>
        <table:table-row table:style-name="ro1">
          <table:table-cell office:value-type="float" office:value="0.458181131233581" calcext:value-type="float">
            <text:p>0.4581811312</text:p>
          </table:table-cell>
        </table:table-row>
        <table:table-row table:style-name="ro1">
          <table:table-cell office:value-type="float" office:value="0.452815534785778" calcext:value-type="float">
            <text:p>0.4528155348</text:p>
          </table:table-cell>
        </table:table-row>
        <table:table-row table:style-name="ro1">
          <table:table-cell office:value-type="float" office:value="0.447441658077887" calcext:value-type="float">
            <text:p>0.4474416581</text:p>
          </table:table-cell>
        </table:table-row>
        <table:table-row table:style-name="ro1">
          <table:table-cell office:value-type="float" office:value="0.442073571236795" calcext:value-type="float">
            <text:p>0.4420735712</text:p>
          </table:table-cell>
        </table:table-row>
        <table:table-row table:style-name="ro1">
          <table:table-cell office:value-type="float" office:value="0.436725368020726" calcext:value-type="float">
            <text:p>0.436725368</text:p>
          </table:table-cell>
        </table:table-row>
        <table:table-row table:style-name="ro1">
          <table:table-cell office:value-type="float" office:value="0.43141113029813" calcext:value-type="float">
            <text:p>0.4314111303</text:p>
          </table:table-cell>
        </table:table-row>
        <table:table-row table:style-name="ro1">
          <table:table-cell office:value-type="float" office:value="0.426144891950398" calcext:value-type="float">
            <text:p>0.426144892</text:p>
          </table:table-cell>
        </table:table-row>
        <table:table-row table:style-name="ro1">
          <table:table-cell office:value-type="float" office:value="0.420940602198401" calcext:value-type="float">
            <text:p>0.4209406022</text:p>
          </table:table-cell>
        </table:table-row>
        <table:table-row table:style-name="ro1">
          <table:table-cell office:value-type="float" office:value="0.415812088352842" calcext:value-type="float">
            <text:p>0.4158120884</text:p>
          </table:table-cell>
        </table:table-row>
        <table:table-row table:style-name="ro1">
          <table:table-cell office:value-type="float" office:value="0.410773017988428" calcext:value-type="float">
            <text:p>0.410773018</text:p>
          </table:table-cell>
        </table:table-row>
        <table:table-row table:style-name="ro1">
          <table:table-cell office:value-type="float" office:value="0.405836860541872" calcext:value-type="float">
            <text:p>0.4058368605</text:p>
          </table:table-cell>
        </table:table-row>
        <table:table-row table:style-name="ro1">
          <table:table-cell office:value-type="float" office:value="0.401016848333701" calcext:value-type="float">
            <text:p>0.4010168483</text:p>
          </table:table-cell>
        </table:table-row>
        <table:table-row table:style-name="ro1">
          <table:table-cell office:value-type="float" office:value="0.396325937013895" calcext:value-type="float">
            <text:p>0.396325937</text:p>
          </table:table-cell>
        </table:table-row>
        <table:table-row table:style-name="ro1">
          <table:table-cell office:value-type="float" office:value="0.391776765431343" calcext:value-type="float">
            <text:p>0.3917767654</text:p>
          </table:table-cell>
        </table:table-row>
        <table:table-row table:style-name="ro1">
          <table:table-cell office:value-type="float" office:value="0.387381614927113" calcext:value-type="float">
            <text:p>0.3873816149</text:p>
          </table:table-cell>
        </table:table-row>
        <table:table-row table:style-name="ro1">
          <table:table-cell office:value-type="float" office:value="0.383152368051552" calcext:value-type="float">
            <text:p>0.3831523681</text:p>
          </table:table-cell>
        </table:table-row>
        <table:table-row table:style-name="ro1">
          <table:table-cell office:value-type="float" office:value="0.379100466705201" calcext:value-type="float">
            <text:p>0.3791004667</text:p>
          </table:table-cell>
        </table:table-row>
        <table:table-row table:style-name="ro1">
          <table:table-cell office:value-type="float" office:value="0.375236869703528" calcext:value-type="float">
            <text:p>0.3752368697</text:p>
          </table:table-cell>
        </table:table-row>
        <table:table-row table:style-name="ro1">
          <table:table-cell office:value-type="float" office:value="0.371572009765484" calcext:value-type="float">
            <text:p>0.3715720098</text:p>
          </table:table-cell>
        </table:table-row>
        <table:table-row table:style-name="ro1">
          <table:table-cell office:value-type="float" office:value="0.36811574992588" calcext:value-type="float">
            <text:p>0.3681157499</text:p>
          </table:table-cell>
        </table:table-row>
        <table:table-row table:style-name="ro1">
          <table:table-cell office:value-type="float" office:value="0.36487733937158" calcext:value-type="float">
            <text:p>0.3648773394</text:p>
          </table:table-cell>
        </table:table-row>
        <table:table-row table:style-name="ro1">
          <table:table-cell office:value-type="float" office:value="0.361865368701521" calcext:value-type="float">
            <text:p>0.3618653687</text:p>
          </table:table-cell>
        </table:table-row>
        <table:table-row table:style-name="ro1">
          <table:table-cell office:value-type="float" office:value="0.359087724610542" calcext:value-type="float">
            <text:p>0.3590877246</text:p>
          </table:table-cell>
        </table:table-row>
        <table:table-row table:style-name="ro1">
          <table:table-cell office:value-type="float" office:value="0.356551543997044" calcext:value-type="float">
            <text:p>0.356551544</text:p>
          </table:table-cell>
        </table:table-row>
        <table:table-row table:style-name="ro1">
          <table:table-cell office:value-type="float" office:value="0.354263167494467" calcext:value-type="float">
            <text:p>0.3542631675</text:p>
          </table:table-cell>
        </table:table-row>
        <table:table-row table:style-name="ro1">
          <table:table-cell office:value-type="float" office:value="0.352228092426582" calcext:value-type="float">
            <text:p>0.3522280924</text:p>
          </table:table-cell>
        </table:table-row>
        <table:table-row table:style-name="ro1">
          <table:table-cell office:value-type="float" office:value="0.350450925186609" calcext:value-type="float">
            <text:p>0.3504509252</text:p>
          </table:table-cell>
        </table:table-row>
        <table:table-row table:style-name="ro1">
          <table:table-cell office:value-type="float" office:value="0.34893533304015" calcext:value-type="float">
            <text:p>0.348935333</text:p>
          </table:table-cell>
        </table:table-row>
        <table:table-row table:style-name="ro1">
          <table:table-cell office:value-type="float" office:value="0.347683995351952" calcext:value-type="float">
            <text:p>0.3476839954</text:p>
          </table:table-cell>
        </table:table-row>
        <table:table-row table:style-name="ro1">
          <table:table-cell office:value-type="float" office:value="0.346698554236475" calcext:value-type="float">
            <text:p>0.3466985542</text:p>
          </table:table-cell>
        </table:table-row>
        <table:table-row table:style-name="ro1">
          <table:table-cell office:value-type="float" office:value="0.345979564632292" calcext:value-type="float">
            <text:p>0.3459795646</text:p>
          </table:table-cell>
        </table:table-row>
        <table:table-row table:style-name="ro1">
          <table:table-cell office:value-type="float" office:value="0.345526443800303" calcext:value-type="float">
            <text:p>0.3455264438</text:p>
          </table:table-cell>
        </table:table-row>
        <table:table-row table:style-name="ro1">
          <table:table-cell office:value-type="float" office:value="0.345337420245775" calcext:value-type="float">
            <text:p>0.3453374202</text:p>
          </table:table-cell>
        </table:table-row>
        <table:table-row table:style-name="ro1">
          <table:table-cell office:value-type="float" office:value="0.345409482064193" calcext:value-type="float">
            <text:p>0.3454094821</text:p>
          </table:table-cell>
        </table:table-row>
        <table:table-row table:style-name="ro1">
          <table:table-cell office:value-type="float" office:value="0.345738324710942" calcext:value-type="float">
            <text:p>0.3457383247</text:p>
          </table:table-cell>
        </table:table-row>
        <table:table-row table:style-name="ro1">
          <table:table-cell office:value-type="float" office:value="0.346318298194797" calcext:value-type="float">
            <text:p>0.3463182982</text:p>
          </table:table-cell>
        </table:table-row>
        <table:table-row table:style-name="ro1">
          <table:table-cell office:value-type="float" office:value="0.347142353695246" calcext:value-type="float">
            <text:p>0.3471423537</text:p>
          </table:table-cell>
        </table:table-row>
        <table:table-row table:style-name="ro1">
          <table:table-cell office:value-type="float" office:value="0.348201989603619" calcext:value-type="float">
            <text:p>0.3482019896</text:p>
          </table:table-cell>
        </table:table-row>
        <table:table-row table:style-name="ro1">
          <table:table-cell office:value-type="float" office:value="0.349487196988051" calcext:value-type="float">
            <text:p>0.349487197</text:p>
          </table:table-cell>
        </table:table-row>
        <table:table-row table:style-name="ro1">
          <table:table-cell office:value-type="float" office:value="0.350986404482258" calcext:value-type="float">
            <text:p>0.3509864045</text:p>
          </table:table-cell>
        </table:table-row>
        <table:table-row table:style-name="ro1">
          <table:table-cell office:value-type="float" office:value="0.352686422598126" calcext:value-type="float">
            <text:p>0.3526864226</text:p>
          </table:table-cell>
        </table:table-row>
        <table:table-row table:style-name="ro1">
          <table:table-cell office:value-type="float" office:value="0.354572387462137" calcext:value-type="float">
            <text:p>0.3545723875</text:p>
          </table:table-cell>
        </table:table-row>
        <table:table-row table:style-name="ro1">
          <table:table-cell office:value-type="float" office:value="0.356627703975601" calcext:value-type="float">
            <text:p>0.356627704</text:p>
          </table:table-cell>
        </table:table-row>
        <table:table-row table:style-name="ro1">
          <table:table-cell office:value-type="float" office:value="0.358833988398714" calcext:value-type="float">
            <text:p>0.3588339884</text:p>
          </table:table-cell>
        </table:table-row>
        <table:table-row table:style-name="ro1">
          <table:table-cell office:value-type="float" office:value="0.361171010358433" calcext:value-type="float">
            <text:p>0.3611710104</text:p>
          </table:table-cell>
        </table:table-row>
        <table:table-row table:style-name="ro1">
          <table:table-cell office:value-type="float" office:value="0.363616634280176" calcext:value-type="float">
            <text:p>0.3636166343</text:p>
          </table:table-cell>
        </table:table-row>
        <table:table-row table:style-name="ro1">
          <table:table-cell office:value-type="float" office:value="0.366146760243336" calcext:value-type="float">
            <text:p>0.3661467602</text:p>
          </table:table-cell>
        </table:table-row>
        <table:table-row table:style-name="ro1">
          <table:table-cell office:value-type="float" office:value="0.368735264260618" calcext:value-type="float">
            <text:p>0.3687352643</text:p>
          </table:table-cell>
        </table:table-row>
        <table:table-row table:style-name="ro1">
          <table:table-cell office:value-type="float" office:value="0.3713539379812" calcext:value-type="float">
            <text:p>0.371353938</text:p>
          </table:table-cell>
        </table:table-row>
        <table:table-row table:style-name="ro1">
          <table:table-cell office:value-type="float" office:value="0.502660337279183" calcext:value-type="float">
            <text:p>0.5026603373</text:p>
          </table:table-cell>
        </table:table-row>
        <table:table-row table:style-name="ro1">
          <table:table-cell office:value-type="float" office:value="0.506616407163901" calcext:value-type="float">
            <text:p>0.5066164072</text:p>
          </table:table-cell>
        </table:table-row>
        <table:table-row table:style-name="ro1">
          <table:table-cell office:value-type="float" office:value="0.510527911944544" calcext:value-type="float">
            <text:p>0.5105279119</text:p>
          </table:table-cell>
        </table:table-row>
        <table:table-row table:style-name="ro1">
          <table:table-cell office:value-type="float" office:value="0.514374134505555" calcext:value-type="float">
            <text:p>0.5143741345</text:p>
          </table:table-cell>
        </table:table-row>
        <table:table-row table:style-name="ro1">
          <table:table-cell office:value-type="float" office:value="0.51813542451984" calcext:value-type="float">
            <text:p>0.5181354245</text:p>
          </table:table-cell>
        </table:table-row>
        <table:table-row table:style-name="ro1">
          <table:table-cell office:value-type="float" office:value="0.521793192573589" calcext:value-type="float">
            <text:p>0.5217931926</text:p>
          </table:table-cell>
        </table:table-row>
        <table:table-row table:style-name="ro1">
          <table:table-cell office:value-type="float" office:value="0.52532990370915" calcext:value-type="float">
            <text:p>0.5253299037</text:p>
          </table:table-cell>
        </table:table-row>
        <table:table-row table:style-name="ro1">
          <table:table-cell office:value-type="float" office:value="0.528729070385928" calcext:value-type="float">
            <text:p>0.5287290704</text:p>
          </table:table-cell>
        </table:table-row>
        <table:table-row table:style-name="ro1">
          <table:table-cell office:value-type="float" office:value="0.531975244859347" calcext:value-type="float">
            <text:p>0.5319752449</text:p>
          </table:table-cell>
        </table:table-row>
        <table:table-row table:style-name="ro1">
          <table:table-cell office:value-type="float" office:value="0.535054010977834" calcext:value-type="float">
            <text:p>0.535054011</text:p>
          </table:table-cell>
        </table:table-row>
        <table:table-row table:style-name="ro1">
          <table:table-cell office:value-type="float" office:value="0.537951975397854" calcext:value-type="float">
            <text:p>0.5379519754</text:p>
          </table:table-cell>
        </table:table-row>
        <table:table-row table:style-name="ro1">
          <table:table-cell office:value-type="float" office:value="0.540656758216987" calcext:value-type="float">
            <text:p>0.5406567582</text:p>
          </table:table-cell>
        </table:table-row>
        <table:table-row table:style-name="ro1">
          <table:table-cell office:value-type="float" office:value="0.543156983025045" calcext:value-type="float">
            <text:p>0.543156983</text:p>
          </table:table-cell>
        </table:table-row>
        <table:table-row table:style-name="ro1">
          <table:table-cell office:value-type="float" office:value="0.545442266373228" calcext:value-type="float">
            <text:p>0.5454422664</text:p>
          </table:table-cell>
        </table:table-row>
        <table:table-row table:style-name="ro1">
          <table:table-cell office:value-type="float" office:value="0.547503206661322" calcext:value-type="float">
            <text:p>0.5475032067</text:p>
          </table:table-cell>
        </table:table-row>
        <table:table-row table:style-name="ro1">
          <table:table-cell office:value-type="float" office:value="0.549331372442946" calcext:value-type="float">
            <text:p>0.5493313724</text:p>
          </table:table-cell>
        </table:table-row>
        <table:table-row table:style-name="ro1">
          <table:table-cell office:value-type="float" office:value="0.550919290148826" calcext:value-type="float">
            <text:p>0.5509192901</text:p>
          </table:table-cell>
        </table:table-row>
        <table:table-row table:style-name="ro1">
          <table:table-cell office:value-type="float" office:value="0.55226043122813" calcext:value-type="float">
            <text:p>0.5522604312</text:p>
          </table:table-cell>
        </table:table-row>
        <table:table-row table:style-name="ro1">
          <table:table-cell office:value-type="float" office:value="0.553349198707821" calcext:value-type="float">
            <text:p>0.5533491987</text:p>
          </table:table-cell>
        </table:table-row>
        <table:table-row table:style-name="ro1">
          <table:table-cell office:value-type="float" office:value="0.554180913170075" calcext:value-type="float">
            <text:p>0.5541809132</text:p>
          </table:table-cell>
        </table:table-row>
        <table:table-row table:style-name="ro1">
          <table:table-cell office:value-type="float" office:value="0.554751798147722" calcext:value-type="float">
            <text:p>0.5547517981</text:p>
          </table:table-cell>
        </table:table-row>
        <table:table-row table:style-name="ro1">
          <table:table-cell office:value-type="float" office:value="0.555058964937742" calcext:value-type="float">
            <text:p>0.5550589649</text:p>
          </table:table-cell>
        </table:table-row>
        <table:table-row table:style-name="ro1">
          <table:table-cell office:value-type="float" office:value="0.55510039683279" calcext:value-type="float">
            <text:p>0.5551003968</text:p>
          </table:table-cell>
        </table:table-row>
        <table:table-row table:style-name="ro1">
          <table:table-cell office:value-type="float" office:value="0.554874932770775" calcext:value-type="float">
            <text:p>0.5548749328</text:p>
          </table:table-cell>
        </table:table-row>
        <table:table-row table:style-name="ro1">
          <table:table-cell office:value-type="float" office:value="0.554382250402471" calcext:value-type="float">
            <text:p>0.5543822504</text:p>
          </table:table-cell>
        </table:table-row>
        <table:table-row table:style-name="ro1">
          <table:table-cell office:value-type="float" office:value="0.553622848577176" calcext:value-type="float">
            <text:p>0.5536228486</text:p>
          </table:table-cell>
        </table:table-row>
        <table:table-row table:style-name="ro1">
          <table:table-cell office:value-type="float" office:value="0.552598029246405" calcext:value-type="float">
            <text:p>0.5525980292</text:p>
          </table:table-cell>
        </table:table-row>
        <table:table-row table:style-name="ro1">
          <table:table-cell office:value-type="float" office:value="0.551309878785633" calcext:value-type="float">
            <text:p>0.5513098788</text:p>
          </table:table-cell>
        </table:table-row>
        <table:table-row table:style-name="ro1">
          <table:table-cell office:value-type="float" office:value="0.549761248734074" calcext:value-type="float">
            <text:p>0.5497612487</text:p>
          </table:table-cell>
        </table:table-row>
        <table:table-row table:style-name="ro1">
          <table:table-cell office:value-type="float" office:value="0.547955735952505" calcext:value-type="float">
            <text:p>0.547955736</text:p>
          </table:table-cell>
        </table:table-row>
        <table:table-row table:style-name="ro1">
          <table:table-cell office:value-type="float" office:value="0.545897662199125" calcext:value-type="float">
            <text:p>0.5458976622</text:p>
          </table:table-cell>
        </table:table-row>
        <table:table-row table:style-name="ro1">
          <table:table-cell office:value-type="float" office:value="0.543592053123465" calcext:value-type="float">
            <text:p>0.5435920531</text:p>
          </table:table-cell>
        </table:table-row>
        <table:table-row table:style-name="ro1">
          <table:table-cell office:value-type="float" office:value="0.541044616678331" calcext:value-type="float">
            <text:p>0.5410446167</text:p>
          </table:table-cell>
        </table:table-row>
        <table:table-row table:style-name="ro1">
          <table:table-cell office:value-type="float" office:value="0.538261720949795" calcext:value-type="float">
            <text:p>0.5382617209</text:p>
          </table:table-cell>
        </table:table-row>
        <table:table-row table:style-name="ro1">
          <table:table-cell office:value-type="float" office:value="0.535250371405221" calcext:value-type="float">
            <text:p>0.5352503714</text:p>
          </table:table-cell>
        </table:table-row>
        <table:table-row table:style-name="ro1">
          <table:table-cell office:value-type="float" office:value="0.532018187559341" calcext:value-type="float">
            <text:p>0.5320181876</text:p>
          </table:table-cell>
        </table:table-row>
        <table:table-row table:style-name="ro1">
          <table:table-cell office:value-type="float" office:value="0.528573379058362" calcext:value-type="float">
            <text:p>0.5285733791</text:p>
          </table:table-cell>
        </table:table-row>
        <table:table-row table:style-name="ro1">
          <table:table-cell office:value-type="float" office:value="0.524924721182124" calcext:value-type="float">
            <text:p>0.5249247212</text:p>
          </table:table-cell>
        </table:table-row>
        <table:table-row table:style-name="ro1">
          <table:table-cell office:value-type="float" office:value="0.521081529764293" calcext:value-type="float">
            <text:p>0.5210815298</text:p>
          </table:table-cell>
        </table:table-row>
        <table:table-row table:style-name="ro1">
          <table:table-cell office:value-type="float" office:value="0.5170536355306" calcext:value-type="float">
            <text:p>0.5170536355</text:p>
          </table:table-cell>
        </table:table-row>
        <table:table-row table:style-name="ro1">
          <table:table-cell office:value-type="float" office:value="0.51285135785512" calcext:value-type="float">
            <text:p>0.5128513579</text:p>
          </table:table-cell>
        </table:table-row>
        <table:table-row table:style-name="ro1">
          <table:table-cell office:value-type="float" office:value="0.508485477934588" calcext:value-type="float">
            <text:p>0.5084854779</text:p>
          </table:table-cell>
        </table:table-row>
        <table:table-row table:style-name="ro1">
          <table:table-cell office:value-type="float" office:value="0.503967211380766" calcext:value-type="float">
            <text:p>0.5039672114</text:p>
          </table:table-cell>
        </table:table-row>
        <table:table-row table:style-name="ro1">
          <table:table-cell office:value-type="float" office:value="0.499308180230842" calcext:value-type="float">
            <text:p>0.4993081802</text:p>
          </table:table-cell>
        </table:table-row>
        <table:table-row table:style-name="ro1">
          <table:table-cell office:value-type="float" office:value="0.494520384375876" calcext:value-type="float">
            <text:p>0.4945203844</text:p>
          </table:table-cell>
        </table:table-row>
        <table:table-row table:style-name="ro1">
          <table:table-cell office:value-type="float" office:value="0.489616172407287" calcext:value-type="float">
            <text:p>0.4896161724</text:p>
          </table:table-cell>
        </table:table-row>
        <table:table-row table:style-name="ro1">
          <table:table-cell office:value-type="float" office:value="0.484608211881378" calcext:value-type="float">
            <text:p>0.4846082119</text:p>
          </table:table-cell>
        </table:table-row>
        <table:table-row table:style-name="ro1">
          <table:table-cell office:value-type="float" office:value="0.479509459001908" calcext:value-type="float">
            <text:p>0.479509459</text:p>
          </table:table-cell>
        </table:table-row>
        <table:table-row table:style-name="ro1">
          <table:table-cell office:value-type="float" office:value="0.474333127720701" calcext:value-type="float">
            <text:p>0.4743331277</text:p>
          </table:table-cell>
        </table:table-row>
        <table:table-row table:style-name="ro1">
          <table:table-cell office:value-type="float" office:value="0.469092658256296" calcext:value-type="float">
            <text:p>0.4690926583</text:p>
          </table:table-cell>
        </table:table-row>
        <table:table-row table:style-name="ro1">
          <table:table-cell office:value-type="float" office:value="0.463801685030647" calcext:value-type="float">
            <text:p>0.463801685</text:p>
          </table:table-cell>
        </table:table-row>
        <table:table-row table:style-name="ro1">
          <table:table-cell office:value-type="float" office:value="0.458474004023849" calcext:value-type="float">
            <text:p>0.458474004</text:p>
          </table:table-cell>
        </table:table-row>
        <table:table-row table:style-name="ro1">
          <table:table-cell office:value-type="float" office:value="0.453123539546923" calcext:value-type="float">
            <text:p>0.4531235395</text:p>
          </table:table-cell>
        </table:table-row>
        <table:table-row table:style-name="ro1">
          <table:table-cell office:value-type="float" office:value="0.447764310432628" calcext:value-type="float">
            <text:p>0.4477643104</text:p>
          </table:table-cell>
        </table:table-row>
        <table:table-row table:style-name="ro1">
          <table:table-cell office:value-type="float" office:value="0.442410395644324" calcext:value-type="float">
            <text:p>0.4424103956</text:p>
          </table:table-cell>
        </table:table-row>
        <table:table-row table:style-name="ro1">
          <table:table-cell office:value-type="float" office:value="0.437075899302873" calcext:value-type="float">
            <text:p>0.4370758993</text:p>
          </table:table-cell>
        </table:table-row>
        <table:table-row table:style-name="ro1">
          <table:table-cell office:value-type="float" office:value="0.431774915131577" calcext:value-type="float">
            <text:p>0.4317749151</text:p>
          </table:table-cell>
        </table:table-row>
        <table:table-row table:style-name="ro1">
          <table:table-cell office:value-type="float" office:value="0.426521490319169" calcext:value-type="float">
            <text:p>0.4265214903</text:p>
          </table:table-cell>
        </table:table-row>
        <table:table-row table:style-name="ro1">
          <table:table-cell office:value-type="float" office:value="0.421329588800834" calcext:value-type="float">
            <text:p>0.4213295888</text:p>
          </table:table-cell>
        </table:table-row>
        <table:table-row table:style-name="ro1">
          <table:table-cell office:value-type="float" office:value="0.416213053957277" calcext:value-type="float">
            <text:p>0.416213054</text:p>
          </table:table-cell>
        </table:table-row>
        <table:table-row table:style-name="ro1">
          <table:table-cell office:value-type="float" office:value="0.411185570731831" calcext:value-type="float">
            <text:p>0.4111855707</text:p>
          </table:table-cell>
        </table:table-row>
        <table:table-row table:style-name="ro1">
          <table:table-cell office:value-type="float" office:value="0.406260627165609" calcext:value-type="float">
            <text:p>0.4062606272</text:p>
          </table:table-cell>
        </table:table-row>
        <table:table-row table:style-name="ro1">
          <table:table-cell office:value-type="float" office:value="0.401451475350694" calcext:value-type="float">
            <text:p>0.4014514754</text:p>
          </table:table-cell>
        </table:table-row>
        <table:table-row table:style-name="ro1">
          <table:table-cell office:value-type="float" office:value="0.396771091801371" calcext:value-type="float">
            <text:p>0.3967710918</text:p>
          </table:table-cell>
        </table:table-row>
        <table:table-row table:style-name="ro1">
          <table:table-cell office:value-type="float" office:value="0.392232137243405" calcext:value-type="float">
            <text:p>0.3922321372</text:p>
          </table:table-cell>
        </table:table-row>
        <table:table-row table:style-name="ro1">
          <table:table-cell office:value-type="float" office:value="0.387846915821352" calcext:value-type="float">
            <text:p>0.3878469158</text:p>
          </table:table-cell>
        </table:table-row>
        <table:table-row table:style-name="ro1">
          <table:table-cell office:value-type="float" office:value="0.383627333723922" calcext:value-type="float">
            <text:p>0.3836273337</text:p>
          </table:table-cell>
        </table:table-row>
        <table:table-row table:style-name="ro1">
          <table:table-cell office:value-type="float" office:value="0.379584857227376" calcext:value-type="float">
            <text:p>0.3795848572</text:p>
          </table:table-cell>
        </table:table-row>
        <table:table-row table:style-name="ro1">
          <table:table-cell office:value-type="float" office:value="0.375730470156963" calcext:value-type="float">
            <text:p>0.3757304702</text:p>
          </table:table-cell>
        </table:table-row>
        <table:table-row table:style-name="ro1">
          <table:table-cell office:value-type="float" office:value="0.372074630766409" calcext:value-type="float">
            <text:p>0.3720746308</text:p>
          </table:table-cell>
        </table:table-row>
        <table:table-row table:style-name="ro1">
          <table:table-cell office:value-type="float" office:value="0.368627228035432" calcext:value-type="float">
            <text:p>0.368627228</text:p>
          </table:table-cell>
        </table:table-row>
        <table:table-row table:style-name="ro1">
          <table:table-cell office:value-type="float" office:value="0.365397537385315" calcext:value-type="float">
            <text:p>0.3653975374</text:p>
          </table:table-cell>
        </table:table-row>
        <table:table-row table:style-name="ro1">
          <table:table-cell office:value-type="float" office:value="0.36239417581251" calcext:value-type="float">
            <text:p>0.3623941758</text:p>
          </table:table-cell>
        </table:table-row>
        <table:table-row table:style-name="ro1">
          <table:table-cell office:value-type="float" office:value="0.359625056440282" calcext:value-type="float">
            <text:p>0.3596250564</text:p>
          </table:table-cell>
        </table:table-row>
        <table:table-row table:style-name="ro1">
          <table:table-cell office:value-type="float" office:value="0.357097342488404" calcext:value-type="float">
            <text:p>0.3570973425</text:p>
          </table:table-cell>
        </table:table-row>
        <table:table-row table:style-name="ro1">
          <table:table-cell office:value-type="float" office:value="0.354817400660885" calcext:value-type="float">
            <text:p>0.3548174007</text:p>
          </table:table-cell>
        </table:table-row>
        <table:table-row table:style-name="ro1">
          <table:table-cell office:value-type="float" office:value="0.352790753951746" calcext:value-type="float">
            <text:p>0.352790754</text:p>
          </table:table-cell>
        </table:table-row>
        <table:table-row table:style-name="ro1">
          <table:table-cell office:value-type="float" office:value="0.351022033868827" calcext:value-type="float">
            <text:p>0.3510220339</text:p>
          </table:table-cell>
        </table:table-row>
        <table:table-row table:style-name="ro1">
          <table:table-cell office:value-type="float" office:value="0.34951493207565" calcext:value-type="float">
            <text:p>0.3495149321</text:p>
          </table:table-cell>
        </table:table-row>
        <table:table-row table:style-name="ro1">
          <table:table-cell office:value-type="float" office:value="0.348272151451313" calcext:value-type="float">
            <text:p>0.3482721515</text:p>
          </table:table-cell>
        </table:table-row>
        <table:table-row table:style-name="ro1">
          <table:table-cell office:value-type="float" office:value="0.347295356568429" calcext:value-type="float">
            <text:p>0.3472953566</text:p>
          </table:table-cell>
        </table:table-row>
        <table:table-row table:style-name="ro1">
          <table:table-cell office:value-type="float" office:value="0.346585123589103" calcext:value-type="float">
            <text:p>0.3465851236</text:p>
          </table:table-cell>
        </table:table-row>
        <table:table-row table:style-name="ro1">
          <table:table-cell office:value-type="float" office:value="0.346140889578959" calcext:value-type="float">
            <text:p>0.3461408896</text:p>
          </table:table-cell>
        </table:table-row>
        <table:table-row table:style-name="ro1">
          <table:table-cell office:value-type="float" office:value="0.3459609012392" calcext:value-type="float">
            <text:p>0.3459609012</text:p>
          </table:table-cell>
        </table:table-row>
        <table:table-row table:style-name="ro1">
          <table:table-cell office:value-type="float" office:value="0.34604216305671" calcext:value-type="float">
            <text:p>0.3460421631</text:p>
          </table:table-cell>
        </table:table-row>
        <table:table-row table:style-name="ro1">
          <table:table-cell office:value-type="float" office:value="0.346380384872207" calcext:value-type="float">
            <text:p>0.3463803849</text:p>
          </table:table-cell>
        </table:table-row>
        <table:table-row table:style-name="ro1">
          <table:table-cell office:value-type="float" office:value="0.346969928866424" calcext:value-type="float">
            <text:p>0.3469699289</text:p>
          </table:table-cell>
        </table:table-row>
        <table:table-row table:style-name="ro1">
          <table:table-cell office:value-type="float" office:value="0.347803755964342" calcext:value-type="float">
            <text:p>0.347803756</text:p>
          </table:table-cell>
        </table:table-row>
        <table:table-row table:style-name="ro1">
          <table:table-cell office:value-type="float" office:value="0.348873371657455" calcext:value-type="float">
            <text:p>0.3488733717</text:p>
          </table:table-cell>
        </table:table-row>
        <table:table-row table:style-name="ro1">
          <table:table-cell office:value-type="float" office:value="0.350168771244091" calcext:value-type="float">
            <text:p>0.3501687712</text:p>
          </table:table-cell>
        </table:table-row>
        <table:table-row table:style-name="ro1">
          <table:table-cell office:value-type="float" office:value="0.35167838448776" calcext:value-type="float">
            <text:p>0.3516783845</text:p>
          </table:table-cell>
        </table:table-row>
        <table:table-row table:style-name="ro1">
          <table:table-cell office:value-type="float" office:value="0.353389019693547" calcext:value-type="float">
            <text:p>0.3533890197</text:p>
          </table:table-cell>
        </table:table-row>
        <table:table-row table:style-name="ro1">
          <table:table-cell office:value-type="float" office:value="0.355285807202552" calcext:value-type="float">
            <text:p>0.3552858072</text:p>
          </table:table-cell>
        </table:table-row>
        <table:table-row table:style-name="ro1">
          <table:table-cell office:value-type="float" office:value="0.357352142304369" calcext:value-type="float">
            <text:p>0.3573521423</text:p>
          </table:table-cell>
        </table:table-row>
        <table:table-row table:style-name="ro1">
          <table:table-cell office:value-type="float" office:value="0.359569627567602" calcext:value-type="float">
            <text:p>0.3595696276</text:p>
          </table:table-cell>
        </table:table-row>
        <table:table-row table:style-name="ro1">
          <table:table-cell office:value-type="float" office:value="0.361918014588428" calcext:value-type="float">
            <text:p>0.3619180146</text:p>
          </table:table-cell>
        </table:table-row>
        <table:table-row table:style-name="ro1">
          <table:table-cell office:value-type="float" office:value="0.364375145157202" calcext:value-type="float">
            <text:p>0.3643751452</text:p>
          </table:table-cell>
        </table:table-row>
        <table:table-row table:style-name="ro1">
          <table:table-cell office:value-type="float" office:value="0.366916891843095" calcext:value-type="float">
            <text:p>0.3669168918</text:p>
          </table:table-cell>
        </table:table-row>
        <table:table-row table:style-name="ro1">
          <table:table-cell office:value-type="float" office:value="0.369517097996785" calcext:value-type="float">
            <text:p>0.369517098</text:p>
          </table:table-cell>
        </table:table-row>
        <table:table-row table:style-name="ro1">
          <table:table-cell office:value-type="float" office:value="0.372147517171182" calcext:value-type="float">
            <text:p>0.3721475172</text:p>
          </table:table-cell>
        </table:table-row>
        <table:table-row table:style-name="ro1">
          <table:table-cell office:value-type="float" office:value="0.501841507460173" calcext:value-type="float">
            <text:p>0.5018415075</text:p>
          </table:table-cell>
        </table:table-row>
        <table:table-row table:style-name="ro1">
          <table:table-cell office:value-type="float" office:value="0.505819655084058" calcext:value-type="float">
            <text:p>0.5058196551</text:p>
          </table:table-cell>
        </table:table-row>
        <table:table-row table:style-name="ro1">
          <table:table-cell office:value-type="float" office:value="0.509753286681523" calcext:value-type="float">
            <text:p>0.5097532867</text:p>
          </table:table-cell>
        </table:table-row>
        <table:table-row table:style-name="ro1">
          <table:table-cell office:value-type="float" office:value="0.513621703624134" calcext:value-type="float">
            <text:p>0.5136217036</text:p>
          </table:table-cell>
        </table:table-row>
        <table:table-row table:style-name="ro1">
          <table:table-cell office:value-type="float" office:value="0.51740527022371" calcext:value-type="float">
            <text:p>0.5174052702</text:p>
          </table:table-cell>
        </table:table-row>
        <table:table-row table:style-name="ro1">
          <table:table-cell office:value-type="float" office:value="0.521085408085564" calcext:value-type="float">
            <text:p>0.5210854081</text:p>
          </table:table-cell>
        </table:table-row>
        <table:table-row table:style-name="ro1">
          <table:table-cell office:value-type="float" office:value="0.524644589874736" calcext:value-type="float">
            <text:p>0.5246445899</text:p>
          </table:table-cell>
        </table:table-row>
        <table:table-row table:style-name="ro1">
          <table:table-cell office:value-type="float" office:value="0.528066332495177" calcext:value-type="float">
            <text:p>0.5280663325</text:p>
          </table:table-cell>
        </table:table-row>
        <table:table-row table:style-name="ro1">
          <table:table-cell office:value-type="float" office:value="0.531335189681918" calcext:value-type="float">
            <text:p>0.5313351897</text:p>
          </table:table-cell>
        </table:table-row>
        <table:table-row table:style-name="ro1">
          <table:table-cell office:value-type="float" office:value="0.53443674400621" calcext:value-type="float">
            <text:p>0.534436744</text:p>
          </table:table-cell>
        </table:table-row>
        <table:table-row table:style-name="ro1">
          <table:table-cell office:value-type="float" office:value="0.537357598293628" calcext:value-type="float">
            <text:p>0.5373575983</text:p>
          </table:table-cell>
        </table:table-row>
        <table:table-row table:style-name="ro1">
          <table:table-cell office:value-type="float" office:value="0.540085366455156" calcext:value-type="float">
            <text:p>0.5400853665</text:p>
          </table:table-cell>
        </table:table-row>
        <table:table-row table:style-name="ro1">
          <table:table-cell office:value-type="float" office:value="0.542608663731239" calcext:value-type="float">
            <text:p>0.5426086637</text:p>
          </table:table-cell>
        </table:table-row>
        <table:table-row table:style-name="ro1">
          <table:table-cell office:value-type="float" office:value="0.544917096348807" calcext:value-type="float">
            <text:p>0.5449170963</text:p>
          </table:table-cell>
        </table:table-row>
        <table:table-row table:style-name="ro1">
          <table:table-cell office:value-type="float" office:value="0.54700125059127" calcext:value-type="float">
            <text:p>0.5470012506</text:p>
          </table:table-cell>
        </table:table-row>
        <table:table-row table:style-name="ro1">
          <table:table-cell office:value-type="float" office:value="0.548852681281489" calcext:value-type="float">
            <text:p>0.5488526813</text:p>
          </table:table-cell>
        </table:table-row>
        <table:table-row table:style-name="ro1">
          <table:table-cell office:value-type="float" office:value="0.550463899677716" calcext:value-type="float">
            <text:p>0.5504638997</text:p>
          </table:table-cell>
        </table:table-row>
        <table:table-row table:style-name="ro1">
          <table:table-cell office:value-type="float" office:value="0.551828360782503" calcext:value-type="float">
            <text:p>0.5518283608</text:p>
          </table:table-cell>
        </table:table-row>
        <table:table-row table:style-name="ro1">
          <table:table-cell office:value-type="float" office:value="0.552940450064588" calcext:value-type="float">
            <text:p>0.5529404501</text:p>
          </table:table-cell>
        </table:table-row>
        <table:table-row table:style-name="ro1">
          <table:table-cell office:value-type="float" office:value="0.553795469593753" calcext:value-type="float">
            <text:p>0.5537954696</text:p>
          </table:table-cell>
        </table:table-row>
        <table:table-row table:style-name="ro1">
          <table:table-cell office:value-type="float" office:value="0.554389623588644" calcext:value-type="float">
            <text:p>0.5543896236</text:p>
          </table:table-cell>
        </table:table-row>
        <table:table-row table:style-name="ro1">
          <table:table-cell office:value-type="float" office:value="0.554720003377578" calcext:value-type="float">
            <text:p>0.5547200034</text:p>
          </table:table-cell>
        </table:table-row>
        <table:table-row table:style-name="ro1">
          <table:table-cell office:value-type="float" office:value="0.554784571772311" calcext:value-type="float">
            <text:p>0.5547845718</text:p>
          </table:table-cell>
        </table:table-row>
        <table:table-row table:style-name="ro1">
          <table:table-cell office:value-type="float" office:value="0.554582146854779" calcext:value-type="float">
            <text:p>0.5545821469</text:p>
          </table:table-cell>
        </table:table-row>
        <table:table-row table:style-name="ro1">
          <table:table-cell office:value-type="float" office:value="0.554112385176817" calcext:value-type="float">
            <text:p>0.5541123852</text:p>
          </table:table-cell>
        </table:table-row>
        <table:table-row table:style-name="ro1">
          <table:table-cell office:value-type="float" office:value="0.553375764372841" calcext:value-type="float">
            <text:p>0.5533757644</text:p>
          </table:table-cell>
        </table:table-row>
        <table:table-row table:style-name="ro1">
          <table:table-cell office:value-type="float" office:value="0.55237356518551" calcext:value-type="float">
            <text:p>0.5523735652</text:p>
          </table:table-cell>
        </table:table-row>
        <table:table-row table:style-name="ro1">
          <table:table-cell office:value-type="float" office:value="0.551107852904353" calcext:value-type="float">
            <text:p>0.5511078529</text:p>
          </table:table-cell>
        </table:table-row>
        <table:table-row table:style-name="ro1">
          <table:table-cell office:value-type="float" office:value="0.549581458217374" calcext:value-type="float">
            <text:p>0.5495814582</text:p>
          </table:table-cell>
        </table:table-row>
        <table:table-row table:style-name="ro1">
          <table:table-cell office:value-type="float" office:value="0.547797957475625" calcext:value-type="float">
            <text:p>0.5477979575</text:p>
          </table:table-cell>
        </table:table-row>
        <table:table-row table:style-name="ro1">
          <table:table-cell office:value-type="float" office:value="0.545761652370748" calcext:value-type="float">
            <text:p>0.5457616524</text:p>
          </table:table-cell>
        </table:table-row>
        <table:table-row table:style-name="ro1">
          <table:table-cell office:value-type="float" office:value="0.5434775490255" calcext:value-type="float">
            <text:p>0.543477549</text:p>
          </table:table-cell>
        </table:table-row>
        <table:table-row table:style-name="ro1">
          <table:table-cell office:value-type="float" office:value="0.540951336497235" calcext:value-type="float">
            <text:p>0.5409513365</text:p>
          </table:table-cell>
        </table:table-row>
        <table:table-row table:style-name="ro1">
          <table:table-cell office:value-type="float" office:value="0.538189364694369" calcext:value-type="float">
            <text:p>0.5381893647</text:p>
          </table:table-cell>
        </table:table-row>
        <table:table-row table:style-name="ro1">
          <table:table-cell office:value-type="float" office:value="0.535198621705812" calcext:value-type="float">
            <text:p>0.5351986217</text:p>
          </table:table-cell>
        </table:table-row>
        <table:table-row table:style-name="ro1">
          <table:table-cell office:value-type="float" office:value="0.531986710543374" calcext:value-type="float">
            <text:p>0.5319867105</text:p>
          </table:table-cell>
        </table:table-row>
        <table:table-row table:style-name="ro1">
          <table:table-cell office:value-type="float" office:value="0.528561825297138" calcext:value-type="float">
            <text:p>0.5285618253</text:p>
          </table:table-cell>
        </table:table-row>
        <table:table-row table:style-name="ro1">
          <table:table-cell office:value-type="float" office:value="0.524932726703814" calcext:value-type="float">
            <text:p>0.5249327267</text:p>
          </table:table-cell>
        </table:table-row>
        <table:table-row table:style-name="ro1">
          <table:table-cell office:value-type="float" office:value="0.521108717128053" calcext:value-type="float">
            <text:p>0.5211087171</text:p>
          </table:table-cell>
        </table:table-row>
        <table:table-row table:style-name="ro1">
          <table:table-cell office:value-type="float" office:value="0.517099614956745" calcext:value-type="float">
            <text:p>0.517099615</text:p>
          </table:table-cell>
        </table:table-row>
        <table:table-row table:style-name="ro1">
          <table:table-cell office:value-type="float" office:value="0.512915728406279" calcext:value-type="float">
            <text:p>0.5129157284</text:p>
          </table:table-cell>
        </table:table-row>
        <table:table-row table:style-name="ro1">
          <table:table-cell office:value-type="float" office:value="0.508567828742779" calcext:value-type="float">
            <text:p>0.5085678287</text:p>
          </table:table-cell>
        </table:table-row>
        <table:table-row table:style-name="ro1">
          <table:table-cell office:value-type="float" office:value="0.504067122915315" calcext:value-type="float">
            <text:p>0.5040671229</text:p>
          </table:table-cell>
        </table:table-row>
        <table:table-row table:style-name="ro1">
          <table:table-cell office:value-type="float" office:value="0.499425225602078" calcext:value-type="float">
            <text:p>0.4994252256</text:p>
          </table:table-cell>
        </table:table-row>
        <table:table-row table:style-name="ro1">
          <table:table-cell office:value-type="float" office:value="0.494654130669533" calcext:value-type="float">
            <text:p>0.4946541307</text:p>
          </table:table-cell>
        </table:table-row>
        <table:table-row table:style-name="ro1">
          <table:table-cell office:value-type="float" office:value="0.489766182044545" calcext:value-type="float">
            <text:p>0.489766182</text:p>
          </table:table-cell>
        </table:table-row>
        <table:table-row table:style-name="ro1">
          <table:table-cell office:value-type="float" office:value="0.484774043999466" calcext:value-type="float">
            <text:p>0.484774044</text:p>
          </table:table-cell>
        </table:table-row>
        <table:table-row table:style-name="ro1">
          <table:table-cell office:value-type="float" office:value="0.479690670850212" calcext:value-type="float">
            <text:p>0.4796906709</text:p>
          </table:table-cell>
        </table:table-row>
        <table:table-row table:style-name="ro1">
          <table:table-cell office:value-type="float" office:value="0.474529276067293" calcext:value-type="float">
            <text:p>0.4745292761</text:p>
          </table:table-cell>
        </table:table-row>
        <table:table-row table:style-name="ro1">
          <table:table-cell office:value-type="float" office:value="0.469303300799827" calcext:value-type="float">
            <text:p>0.4693033008</text:p>
          </table:table-cell>
        </table:table-row>
        <table:table-row table:style-name="ro1">
          <table:table-cell office:value-type="float" office:value="0.464026381812524" calcext:value-type="float">
            <text:p>0.4640263818</text:p>
          </table:table-cell>
        </table:table-row>
        <table:table-row table:style-name="ro1">
          <table:table-cell office:value-type="float" office:value="0.458712318835635" calcext:value-type="float">
            <text:p>0.4587123188</text:p>
          </table:table-cell>
        </table:table-row>
        <table:table-row table:style-name="ro1">
          <table:table-cell office:value-type="float" office:value="0.453375041327883" calcext:value-type="float">
            <text:p>0.4533750413</text:p>
          </table:table-cell>
        </table:table-row>
        <table:table-row table:style-name="ro1">
          <table:table-cell office:value-type="float" office:value="0.448028574652356" calcext:value-type="float">
            <text:p>0.4480285747</text:p>
          </table:table-cell>
        </table:table-row>
        <table:table-row table:style-name="ro1">
          <table:table-cell office:value-type="float" office:value="0.44268700566538" calcext:value-type="float">
            <text:p>0.4426870057</text:p>
          </table:table-cell>
        </table:table-row>
        <table:table-row table:style-name="ro1">
          <table:table-cell office:value-type="float" office:value="0.437364447718359" calcext:value-type="float">
            <text:p>0.4373644477</text:p>
          </table:table-cell>
        </table:table-row>
        <table:table-row table:style-name="ro1">
          <table:table-cell office:value-type="float" office:value="0.432075005072589" calcext:value-type="float">
            <text:p>0.4320750051</text:p>
          </table:table-cell>
        </table:table-row>
        <table:table-row table:style-name="ro1">
          <table:table-cell office:value-type="float" office:value="0.42683273672704" calcext:value-type="float">
            <text:p>0.4268327367</text:p>
          </table:table-cell>
        </table:table-row>
        <table:table-row table:style-name="ro1">
          <table:table-cell office:value-type="float" office:value="0.421651619659117" calcext:value-type="float">
            <text:p>0.4216516197</text:p>
          </table:table-cell>
        </table:table-row>
        <table:table-row table:style-name="ro1">
          <table:table-cell office:value-type="float" office:value="0.416545511478385" calcext:value-type="float">
            <text:p>0.4165455115</text:p>
          </table:table-cell>
        </table:table-row>
        <table:table-row table:style-name="ro1">
          <table:table-cell office:value-type="float" office:value="0.411528112493272" calcext:value-type="float">
            <text:p>0.4115281125</text:p>
          </table:table-cell>
        </table:table-row>
        <table:table-row table:style-name="ro1">
          <table:table-cell office:value-type="float" office:value="0.406612927190739" calcext:value-type="float">
            <text:p>0.4066129272</text:p>
          </table:table-cell>
        </table:table-row>
        <table:table-row table:style-name="ro1">
          <table:table-cell office:value-type="float" office:value="0.401813225128927" calcext:value-type="float">
            <text:p>0.4018132251</text:p>
          </table:table-cell>
        </table:table-row>
        <table:table-row table:style-name="ro1">
          <table:table-cell office:value-type="float" office:value="0.39714200124277" calcext:value-type="float">
            <text:p>0.3971420012</text:p>
          </table:table-cell>
        </table:table-row>
        <table:table-row table:style-name="ro1">
          <table:table-cell office:value-type="float" office:value="0.392611935562584" calcext:value-type="float">
            <text:p>0.3926119356</text:p>
          </table:table-cell>
        </table:table-row>
        <table:table-row table:style-name="ro1">
          <table:table-cell office:value-type="float" office:value="0.388235352345626" calcext:value-type="float">
            <text:p>0.3882353523</text:p>
          </table:table-cell>
        </table:table-row>
        <table:table-row table:style-name="ro1">
          <table:table-cell office:value-type="float" office:value="0.384024178620627" calcext:value-type="float">
            <text:p>0.3840241786</text:p>
          </table:table-cell>
        </table:table-row>
        <table:table-row table:style-name="ro1">
          <table:table-cell office:value-type="float" office:value="0.379989902145293" calcext:value-type="float">
            <text:p>0.3799899021</text:p>
          </table:table-cell>
        </table:table-row>
        <table:table-row table:style-name="ro1">
          <table:table-cell office:value-type="float" office:value="0.376143528776781" calcext:value-type="float">
            <text:p>0.3761435288</text:p>
          </table:table-cell>
        </table:table-row>
        <table:table-row table:style-name="ro1">
          <table:table-cell office:value-type="float" office:value="0.372495539255148" calcext:value-type="float">
            <text:p>0.3724955393</text:p>
          </table:table-cell>
        </table:table-row>
        <table:table-row table:style-name="ro1">
          <table:table-cell office:value-type="float" office:value="0.369055845399764" calcext:value-type="float">
            <text:p>0.3690558454</text:p>
          </table:table-cell>
        </table:table-row>
        <table:table-row table:style-name="ro1">
          <table:table-cell office:value-type="float" office:value="0.365833745718709" calcext:value-type="float">
            <text:p>0.3658337457</text:p>
          </table:table-cell>
        </table:table-row>
        <table:table-row table:style-name="ro1">
          <table:table-cell office:value-type="float" office:value="0.362837880431131" calcext:value-type="float">
            <text:p>0.3628378804</text:p>
          </table:table-cell>
        </table:table-row>
        <table:table-row table:style-name="ro1">
          <table:table-cell office:value-type="float" office:value="0.360076185902584" calcext:value-type="float">
            <text:p>0.3600761859</text:p>
          </table:table-cell>
        </table:table-row>
        <table:table-row table:style-name="ro1">
          <table:table-cell office:value-type="float" office:value="0.357555848493327" calcext:value-type="float">
            <text:p>0.3575558485</text:p>
          </table:table-cell>
        </table:table-row>
        <table:table-row table:style-name="ro1">
          <table:table-cell office:value-type="float" office:value="0.355283257819611" calcext:value-type="float">
            <text:p>0.3552832578</text:p>
          </table:table-cell>
        </table:table-row>
        <table:table-row table:style-name="ro1">
          <table:table-cell office:value-type="float" office:value="0.353263959427922" calcext:value-type="float">
            <text:p>0.3532639594</text:p>
          </table:table-cell>
        </table:table-row>
        <table:table-row table:style-name="ro1">
          <table:table-cell office:value-type="float" office:value="0.351502606882203" calcext:value-type="float">
            <text:p>0.3515026069</text:p>
          </table:table-cell>
        </table:table-row>
        <table:table-row table:style-name="ro1">
          <table:table-cell office:value-type="float" office:value="0.350002913264051" calcext:value-type="float">
            <text:p>0.3500029133</text:p>
          </table:table-cell>
        </table:table-row>
        <table:table-row table:style-name="ro1">
          <table:table-cell office:value-type="float" office:value="0.348767602085881" calcext:value-type="float">
            <text:p>0.3487676021</text:p>
          </table:table-cell>
        </table:table-row>
        <table:table-row table:style-name="ro1">
          <table:table-cell office:value-type="float" office:value="0.347798357617058" calcext:value-type="float">
            <text:p>0.3477983576</text:p>
          </table:table-cell>
        </table:table-row>
        <table:table-row table:style-name="ro1">
          <table:table-cell office:value-type="float" office:value="0.347095774623012" calcext:value-type="float">
            <text:p>0.3470957746</text:p>
          </table:table-cell>
        </table:table-row>
        <table:table-row table:style-name="ro1">
          <table:table-cell office:value-type="float" office:value="0.346659307517316" calcext:value-type="float">
            <text:p>0.3466593075</text:p>
          </table:table-cell>
        </table:table-row>
        <table:table-row table:style-name="ro1">
          <table:table-cell office:value-type="float" office:value="0.346487218926739" calcext:value-type="float">
            <text:p>0.3464872189</text:p>
          </table:table-cell>
        </table:table-row>
        <table:table-row table:style-name="ro1">
          <table:table-cell office:value-type="float" office:value="0.346576527669267" calcext:value-type="float">
            <text:p>0.3465765277</text:p>
          </table:table-cell>
        </table:table-row>
        <table:table-row table:style-name="ro1">
          <table:table-cell office:value-type="float" office:value="0.346922956145107" calcext:value-type="float">
            <text:p>0.3469229561</text:p>
          </table:table-cell>
        </table:table-row>
        <table:table-row table:style-name="ro1">
          <table:table-cell office:value-type="float" office:value="0.347520877140644" calcext:value-type="float">
            <text:p>0.3475208771</text:p>
          </table:table-cell>
        </table:table-row>
        <table:table-row table:style-name="ro1">
          <table:table-cell office:value-type="float" office:value="0.348363260045392" calcext:value-type="float">
            <text:p>0.34836326</text:p>
          </table:table-cell>
        </table:table-row>
        <table:table-row table:style-name="ro1">
          <table:table-cell office:value-type="float" office:value="0.349441616481893" calcext:value-type="float">
            <text:p>0.3494416165</text:p>
          </table:table-cell>
        </table:table-row>
        <table:table-row table:style-name="ro1">
          <table:table-cell office:value-type="float" office:value="0.350745945348616" calcext:value-type="float">
            <text:p>0.3507459453</text:p>
          </table:table-cell>
        </table:table-row>
        <table:table-row table:style-name="ro1">
          <table:table-cell office:value-type="float" office:value="0.352264677275798" calcext:value-type="float">
            <text:p>0.3522646773</text:p>
          </table:table-cell>
        </table:table-row>
        <table:table-row table:style-name="ro1">
          <table:table-cell office:value-type="float" office:value="0.353984618494277" calcext:value-type="float">
            <text:p>0.3539846185</text:p>
          </table:table-cell>
        </table:table-row>
        <table:table-row table:style-name="ro1">
          <table:table-cell office:value-type="float" office:value="0.35589089411729" calcext:value-type="float">
            <text:p>0.3558908941</text:p>
          </table:table-cell>
        </table:table-row>
        <table:table-row table:style-name="ro1">
          <table:table-cell office:value-type="float" office:value="0.357966890835247" calcext:value-type="float">
            <text:p>0.3579668908</text:p>
          </table:table-cell>
        </table:table-row>
        <table:table-row table:style-name="ro1">
          <table:table-cell office:value-type="float" office:value="0.360194199023469" calcext:value-type="float">
            <text:p>0.360194199</text:p>
          </table:table-cell>
        </table:table-row>
        <table:table-row table:style-name="ro1">
          <table:table-cell office:value-type="float" office:value="0.362552554262902" calcext:value-type="float">
            <text:p>0.3625525543</text:p>
          </table:table-cell>
        </table:table-row>
        <table:table-row table:style-name="ro1">
          <table:table-cell office:value-type="float" office:value="0.365019778273808" calcext:value-type="float">
            <text:p>0.3650197783</text:p>
          </table:table-cell>
        </table:table-row>
        <table:table-row table:style-name="ro1">
          <table:table-cell office:value-type="float" office:value="0.367571719262419" calcext:value-type="float">
            <text:p>0.3675717193</text:p>
          </table:table-cell>
        </table:table-row>
        <table:table-row table:style-name="ro1">
          <table:table-cell office:value-type="float" office:value="0.370182191680566" calcext:value-type="float">
            <text:p>0.3701821917</text:p>
          </table:table-cell>
        </table:table-row>
        <table:table-row table:style-name="ro1">
          <table:table-cell office:value-type="float" office:value="0.372822915398286" calcext:value-type="float">
            <text:p>0.3728229154</text:p>
          </table:table-cell>
        </table:table-row>
        <table:table-row table:style-name="ro1">
          <table:table-cell office:value-type="float" office:value="0.501118268724162" calcext:value-type="float">
            <text:p>0.5011182687</text:p>
          </table:table-cell>
        </table:table-row>
        <table:table-row table:style-name="ro1">
          <table:table-cell office:value-type="float" office:value="0.505115532991933" calcext:value-type="float">
            <text:p>0.505115533</text:p>
          </table:table-cell>
        </table:table-row>
        <table:table-row table:style-name="ro1">
          <table:table-cell office:value-type="float" office:value="0.509068322189205" calcext:value-type="float">
            <text:p>0.5090683222</text:p>
          </table:table-cell>
        </table:table-row>
        <table:table-row table:style-name="ro1">
          <table:table-cell office:value-type="float" office:value="0.512955952994612" calcext:value-type="float">
            <text:p>0.512955953</text:p>
          </table:table-cell>
        </table:table-row>
        <table:table-row table:style-name="ro1">
          <table:table-cell office:value-type="float" office:value="0.516758801741112" calcext:value-type="float">
            <text:p>0.5167588017</text:p>
          </table:table-cell>
        </table:table-row>
        <table:table-row table:style-name="ro1">
          <table:table-cell office:value-type="float" office:value="0.520458298966051" calcext:value-type="float">
            <text:p>0.520458299</text:p>
          </table:table-cell>
        </table:table-row>
        <table:table-row table:style-name="ro1">
          <table:table-cell office:value-type="float" office:value="0.524036923369804" calcext:value-type="float">
            <text:p>0.5240369234</text:p>
          </table:table-cell>
        </table:table-row>
        <table:table-row table:style-name="ro1">
          <table:table-cell office:value-type="float" office:value="0.527478195183003" calcext:value-type="float">
            <text:p>0.5274781952</text:p>
          </table:table-cell>
        </table:table-row>
        <table:table-row table:style-name="ro1">
          <table:table-cell office:value-type="float" office:value="0.530766668942341" calcext:value-type="float">
            <text:p>0.5307666689</text:p>
          </table:table-cell>
        </table:table-row>
        <table:table-row table:style-name="ro1">
          <table:table-cell office:value-type="float" office:value="0.533887925674965" calcext:value-type="float">
            <text:p>0.5338879257</text:p>
          </table:table-cell>
        </table:table-row>
        <table:table-row table:style-name="ro1">
          <table:table-cell office:value-type="float" office:value="0.536828564491442" calcext:value-type="float">
            <text:p>0.5368285645</text:p>
          </table:table-cell>
        </table:table-row>
        <table:table-row table:style-name="ro1">
          <table:table-cell office:value-type="float" office:value="0.539576193587318" calcext:value-type="float">
            <text:p>0.5395761936</text:p>
          </table:table-cell>
        </table:table-row>
        <table:table-row table:style-name="ro1">
          <table:table-cell office:value-type="float" office:value="0.542119420653247" calcext:value-type="float">
            <text:p>0.5421194207</text:p>
          </table:table-cell>
        </table:table-row>
        <table:table-row table:style-name="ro1">
          <table:table-cell office:value-type="float" office:value="0.54444784269371" calcext:value-type="float">
            <text:p>0.5444478427</text:p>
          </table:table-cell>
        </table:table-row>
        <table:table-row table:style-name="ro1">
          <table:table-cell office:value-type="float" office:value="0.546552035254314" calcext:value-type="float">
            <text:p>0.5465520353</text:p>
          </table:table-cell>
        </table:table-row>
        <table:table-row table:style-name="ro1">
          <table:table-cell office:value-type="float" office:value="0.548423541057673" calcext:value-type="float">
            <text:p>0.5484235411</text:p>
          </table:table-cell>
        </table:table-row>
        <table:table-row table:style-name="ro1">
          <table:table-cell office:value-type="float" office:value="0.550054858047869" calcext:value-type="float">
            <text:p>0.550054858</text:p>
          </table:table-cell>
        </table:table-row>
        <table:table-row table:style-name="ro1">
          <table:table-cell office:value-type="float" office:value="0.551439426843494" calcext:value-type="float">
            <text:p>0.5514394268</text:p>
          </table:table-cell>
        </table:table-row>
        <table:table-row table:style-name="ro1">
          <table:table-cell office:value-type="float" office:value="0.552571617599281" calcext:value-type="float">
            <text:p>0.5525716176</text:p>
          </table:table-cell>
        </table:table-row>
        <table:table-row table:style-name="ro1">
          <table:table-cell office:value-type="float" office:value="0.553446716276309" calcext:value-type="float">
            <text:p>0.5534467163</text:p>
          </table:table-cell>
        </table:table-row>
        <table:table-row table:style-name="ro1">
          <table:table-cell office:value-type="float" office:value="0.554060910320793" calcext:value-type="float">
            <text:p>0.5540609103</text:p>
          </table:table-cell>
        </table:table-row>
        <table:table-row table:style-name="ro1">
          <table:table-cell office:value-type="float" office:value="0.554411273751457" calcext:value-type="float">
            <text:p>0.5544112738</text:p>
          </table:table-cell>
        </table:table-row>
        <table:table-row table:style-name="ro1">
          <table:table-cell office:value-type="float" office:value="0.554495751655485" calcext:value-type="float">
            <text:p>0.5544957517</text:p>
          </table:table-cell>
        </table:table-row>
        <table:table-row table:style-name="ro1">
          <table:table-cell office:value-type="float" office:value="0.554313144093059" calcext:value-type="float">
            <text:p>0.5543131441</text:p>
          </table:table-cell>
        </table:table-row>
        <table:table-row table:style-name="ro1">
          <table:table-cell office:value-type="float" office:value="0.553863089410477" calcext:value-type="float">
            <text:p>0.5538630894</text:p>
          </table:table-cell>
        </table:table-row>
        <table:table-row table:style-name="ro1">
          <table:table-cell office:value-type="float" office:value="0.553146046961849" calcext:value-type="float">
            <text:p>0.553146047</text:p>
          </table:table-cell>
        </table:table-row>
        <table:table-row table:style-name="ro1">
          <table:table-cell office:value-type="float" office:value="0.552163279239382" calcext:value-type="float">
            <text:p>0.5521632792</text:p>
          </table:table-cell>
        </table:table-row>
        <table:table-row table:style-name="ro1">
          <table:table-cell office:value-type="float" office:value="0.550916833412239" calcext:value-type="float">
            <text:p>0.5509168334</text:p>
          </table:table-cell>
        </table:table-row>
        <table:table-row table:style-name="ro1">
          <table:table-cell office:value-type="float" office:value="0.549409522273989" calcext:value-type="float">
            <text:p>0.5494095223</text:p>
          </table:table-cell>
        </table:table-row>
        <table:table-row table:style-name="ro1">
          <table:table-cell office:value-type="float" office:value="0.547644904598628" calcext:value-type="float">
            <text:p>0.5476449046</text:p>
          </table:table-cell>
        </table:table-row>
        <table:table-row table:style-name="ro1">
          <table:table-cell office:value-type="float" office:value="0.545627264905193" calcext:value-type="float">
            <text:p>0.5456272649</text:p>
          </table:table-cell>
        </table:table-row>
        <table:table-row table:style-name="ro1">
          <table:table-cell office:value-type="float" office:value="0.543361592630951" calcext:value-type="float">
            <text:p>0.5433615926</text:p>
          </table:table-cell>
        </table:table-row>
        <table:table-row table:style-name="ro1">
          <table:table-cell office:value-type="float" office:value="0.540853560713168" calcext:value-type="float">
            <text:p>0.5408535607</text:p>
          </table:table-cell>
        </table:table-row>
        <table:table-row table:style-name="ro1">
          <table:table-cell office:value-type="float" office:value="0.538109503579469" calcext:value-type="float">
            <text:p>0.5381095036</text:p>
          </table:table-cell>
        </table:table-row>
        <table:table-row table:style-name="ro1">
          <table:table-cell office:value-type="float" office:value="0.535136394546771" calcext:value-type="float">
            <text:p>0.5351363945</text:p>
          </table:table-cell>
        </table:table-row>
        <table:table-row table:style-name="ro1">
          <table:table-cell office:value-type="float" office:value="0.531941822628802" calcext:value-type="float">
            <text:p>0.5319418226</text:p>
          </table:table-cell>
        </table:table-row>
        <table:table-row table:style-name="ro1">
          <table:table-cell office:value-type="float" office:value="0.528533968752201" calcext:value-type="float">
            <text:p>0.5285339688</text:p>
          </table:table-cell>
        </table:table-row>
        <table:table-row table:style-name="ro1">
          <table:table-cell office:value-type="float" office:value="0.524921581381199" calcext:value-type="float">
            <text:p>0.5249215814</text:p>
          </table:table-cell>
        </table:table-row>
        <table:table-row table:style-name="ro1">
          <table:table-cell office:value-type="float" office:value="0.521113951550885" calcext:value-type="float">
            <text:p>0.5211139516</text:p>
          </table:table-cell>
        </table:table-row>
        <table:table-row table:style-name="ro1">
          <table:table-cell office:value-type="float" office:value="0.51712088730905" calcext:value-type="float">
            <text:p>0.5171208873</text:p>
          </table:table-cell>
        </table:table-row>
        <table:table-row table:style-name="ro1">
          <table:table-cell office:value-type="float" office:value="0.512952687566615" calcext:value-type="float">
            <text:p>0.5129526876</text:p>
          </table:table-cell>
        </table:table-row>
        <table:table-row table:style-name="ro1">
          <table:table-cell office:value-type="float" office:value="0.508620115356642" calcext:value-type="float">
            <text:p>0.5086201154</text:p>
          </table:table-cell>
        </table:table-row>
        <table:table-row table:style-name="ro1">
          <table:table-cell office:value-type="float" office:value="0.504134370501923" calcext:value-type="float">
            <text:p>0.5041343705</text:p>
          </table:table-cell>
        </table:table-row>
        <table:table-row table:style-name="ro1">
          <table:table-cell office:value-type="float" office:value="0.499507061691154" calcext:value-type="float">
            <text:p>0.4995070617</text:p>
          </table:table-cell>
        </table:table-row>
        <table:table-row table:style-name="ro1">
          <table:table-cell office:value-type="float" office:value="0.494750177963692" calcext:value-type="float">
            <text:p>0.494750178</text:p>
          </table:table-cell>
        </table:table-row>
        <table:table-row table:style-name="ro1">
          <table:table-cell office:value-type="float" office:value="0.48987605960289" calcext:value-type="float">
            <text:p>0.4898760596</text:p>
          </table:table-cell>
        </table:table-row>
        <table:table-row table:style-name="ro1">
          <table:table-cell office:value-type="float" office:value="0.484897368438016" calcext:value-type="float">
            <text:p>0.4848973684</text:p>
          </table:table-cell>
        </table:table-row>
        <table:table-row table:style-name="ro1">
          <table:table-cell office:value-type="float" office:value="0.479827057554756" calcext:value-type="float">
            <text:p>0.4798270576</text:p>
          </table:table-cell>
        </table:table-row>
        <table:table-row table:style-name="ro1">
          <table:table-cell office:value-type="float" office:value="0.474678340414294" calcext:value-type="float">
            <text:p>0.4746783404</text:p>
          </table:table-cell>
        </table:table-row>
        <table:table-row table:style-name="ro1">
          <table:table-cell office:value-type="float" office:value="0.46946465938098" calcext:value-type="float">
            <text:p>0.4694646594</text:p>
          </table:table-cell>
        </table:table-row>
        <table:table-row table:style-name="ro1">
          <table:table-cell office:value-type="float" office:value="0.464199653658572" calcext:value-type="float">
            <text:p>0.4641996537</text:p>
          </table:table-cell>
        </table:table-row>
        <table:table-row table:style-name="ro1">
          <table:table-cell office:value-type="float" office:value="0.458897126635068" calcext:value-type="float">
            <text:p>0.4588971266</text:p>
          </table:table-cell>
        </table:table-row>
        <table:table-row table:style-name="ro1">
          <table:table-cell office:value-type="float" office:value="0.453571012636115" calcext:value-type="float">
            <text:p>0.4535710126</text:p>
          </table:table-cell>
        </table:table-row>
        <table:table-row table:style-name="ro1">
          <table:table-cell office:value-type="float" office:value="0.448235343087003" calcext:value-type="float">
            <text:p>0.4482353431</text:p>
          </table:table-cell>
        </table:table-row>
        <table:table-row table:style-name="ro1">
          <table:table-cell office:value-type="float" office:value="0.442904212083234" calcext:value-type="float">
            <text:p>0.4429042121</text:p>
          </table:table-cell>
        </table:table-row>
        <table:table-row table:style-name="ro1">
          <table:table-cell office:value-type="float" office:value="0.437591741369685" calcext:value-type="float">
            <text:p>0.4375917414</text:p>
          </table:table-cell>
        </table:table-row>
        <table:table-row table:style-name="ro1">
          <table:table-cell office:value-type="float" office:value="0.432312044728341" calcext:value-type="float">
            <text:p>0.4323120447</text:p>
          </table:table-cell>
        </table:table-row>
        <table:table-row table:style-name="ro1">
          <table:table-cell office:value-type="float" office:value="0.427079191774616" calcext:value-type="float">
            <text:p>0.4270791918</text:p>
          </table:table-cell>
        </table:table-row>
        <table:table-row table:style-name="ro1">
          <table:table-cell office:value-type="float" office:value="0.421907171162253" calcext:value-type="float">
            <text:p>0.4219071712</text:p>
          </table:table-cell>
        </table:table-row>
        <table:table-row table:style-name="ro1">
          <table:table-cell office:value-type="float" office:value="0.416809853196814" calcext:value-type="float">
            <text:p>0.4168098532</text:p>
          </table:table-cell>
        </table:table-row>
        <table:table-row table:style-name="ro1">
          <table:table-cell office:value-type="float" office:value="0.411800951857735" calcext:value-type="float">
            <text:p>0.4118009519</text:p>
          </table:table-cell>
        </table:table-row>
        <table:table-row table:style-name="ro1">
          <table:table-cell office:value-type="float" office:value="0.406893986228983" calcext:value-type="float">
            <text:p>0.4068939862</text:p>
          </table:table-cell>
        </table:table-row>
        <table:table-row table:style-name="ro1">
          <table:table-cell office:value-type="float" office:value="0.40210224133828" calcext:value-type="float">
            <text:p>0.4021022413</text:p>
          </table:table-cell>
        </table:table-row>
        <table:table-row table:style-name="ro1">
          <table:table-cell office:value-type="float" office:value="0.397438728404914" calcext:value-type="float">
            <text:p>0.3974387284</text:p>
          </table:table-cell>
        </table:table-row>
        <table:table-row table:style-name="ro1">
          <table:table-cell office:value-type="float" office:value="0.392916144496136" calcext:value-type="float">
            <text:p>0.3929161445</text:p>
          </table:table-cell>
        </table:table-row>
        <table:table-row table:style-name="ro1">
          <table:table-cell office:value-type="float" office:value="0.38854683159213" calcext:value-type="float">
            <text:p>0.3885468316</text:p>
          </table:table-cell>
        </table:table-row>
        <table:table-row table:style-name="ro1">
          <table:table-cell office:value-type="float" office:value="0.384342735059571" calcext:value-type="float">
            <text:p>0.3843427351</text:p>
          </table:table-cell>
        </table:table-row>
        <table:table-row table:style-name="ro1">
          <table:table-cell office:value-type="float" office:value="0.380315361533768" calcext:value-type="float">
            <text:p>0.3803153615</text:p>
          </table:table-cell>
        </table:table-row>
        <table:table-row table:style-name="ro1">
          <table:table-cell office:value-type="float" office:value="0.376475736209377" calcext:value-type="float">
            <text:p>0.3764757362</text:p>
          </table:table-cell>
        </table:table-row>
        <table:table-row table:style-name="ro1">
          <table:table-cell office:value-type="float" office:value="0.372834359539711" calcext:value-type="float">
            <text:p>0.3728343595</text:p>
          </table:table-cell>
        </table:table-row>
        <table:table-row table:style-name="ro1">
          <table:table-cell office:value-type="float" office:value="0.369401163344619" calcext:value-type="float">
            <text:p>0.3694011633</text:p>
          </table:table-cell>
        </table:table-row>
        <table:table-row table:style-name="ro1">
          <table:table-cell office:value-type="float" office:value="0.366185466326953" calcext:value-type="float">
            <text:p>0.3661854663</text:p>
          </table:table-cell>
        </table:table-row>
        <table:table-row table:style-name="ro1">
          <table:table-cell office:value-type="float" office:value="0.363195928997619" calcext:value-type="float">
            <text:p>0.363195929</text:p>
          </table:table-cell>
        </table:table-row>
        <table:table-row table:style-name="ro1">
          <table:table-cell office:value-type="float" office:value="0.360440508009206" calcext:value-type="float">
            <text:p>0.360440508</text:p>
          </table:table-cell>
        </table:table-row>
        <table:table-row table:style-name="ro1">
          <table:table-cell office:value-type="float" office:value="0.357926409898192" calcext:value-type="float">
            <text:p>0.3579264099</text:p>
          </table:table-cell>
        </table:table-row>
        <table:table-row table:style-name="ro1">
          <table:table-cell office:value-type="float" office:value="0.355660044235748" calcext:value-type="float">
            <text:p>0.3556600442</text:p>
          </table:table-cell>
        </table:table-row>
        <table:table-row table:style-name="ro1">
          <table:table-cell office:value-type="float" office:value="0.353646976187107" calcext:value-type="float">
            <text:p>0.3536469762</text:p>
          </table:table-cell>
        </table:table-row>
        <table:table-row table:style-name="ro1">
          <table:table-cell office:value-type="float" office:value="0.35189187847952" calcext:value-type="float">
            <text:p>0.3518918785</text:p>
          </table:table-cell>
        </table:table-row>
        <table:table-row table:style-name="ro1">
          <table:table-cell office:value-type="float" office:value="0.350398482778801" calcext:value-type="float">
            <text:p>0.3503984828</text:p>
          </table:table-cell>
        </table:table-row>
        <table:table-row table:style-name="ro1">
          <table:table-cell office:value-type="float" office:value="0.349169530474445" calcext:value-type="float">
            <text:p>0.3491695305</text:p>
          </table:table-cell>
        </table:table-row>
        <table:table-row table:style-name="ro1">
          <table:table-cell office:value-type="float" office:value="0.348206722873333" calcext:value-type="float">
            <text:p>0.3482067229</text:p>
          </table:table-cell>
        </table:table-row>
        <table:table-row table:style-name="ro1">
          <table:table-cell office:value-type="float" office:value="0.347510670802013" calcext:value-type="float">
            <text:p>0.3475106708</text:p>
          </table:table-cell>
        </table:table-row>
        <table:table-row table:style-name="ro1">
          <table:table-cell office:value-type="float" office:value="0.347080843617572" calcext:value-type="float">
            <text:p>0.3470808436</text:p>
          </table:table-cell>
        </table:table-row>
        <table:table-row table:style-name="ro1">
          <table:table-cell office:value-type="float" office:value="0.346915517627082" calcext:value-type="float">
            <text:p>0.3469155176</text:p>
          </table:table-cell>
        </table:table-row>
        <table:table-row table:style-name="ro1">
          <table:table-cell office:value-type="float" office:value="0.347011723915632" calcext:value-type="float">
            <text:p>0.3470117239</text:p>
          </table:table-cell>
        </table:table-row>
        <table:table-row table:style-name="ro1">
          <table:table-cell office:value-type="float" office:value="0.347365195582941" calcext:value-type="float">
            <text:p>0.3473651956</text:p>
          </table:table-cell>
        </table:table-row>
        <table:table-row table:style-name="ro1">
          <table:table-cell office:value-type="float" office:value="0.347970314388548" calcext:value-type="float">
            <text:p>0.3479703144</text:p>
          </table:table-cell>
        </table:table-row>
        <table:table-row table:style-name="ro1">
          <table:table-cell office:value-type="float" office:value="0.348820056805598" calcext:value-type="float">
            <text:p>0.3488200568</text:p>
          </table:table-cell>
        </table:table-row>
        <table:table-row table:style-name="ro1">
          <table:table-cell office:value-type="float" office:value="0.349905939483186" calcext:value-type="float">
            <text:p>0.3499059395</text:p>
          </table:table-cell>
        </table:table-row>
        <table:table-row table:style-name="ro1">
          <table:table-cell office:value-type="float" office:value="0.351217964117315" calcext:value-type="float">
            <text:p>0.3512179641</text:p>
          </table:table-cell>
        </table:table-row>
        <table:table-row table:style-name="ro1">
          <table:table-cell office:value-type="float" office:value="0.352744561730404" calcext:value-type="float">
            <text:p>0.3527445617</text:p>
          </table:table-cell>
        </table:table-row>
        <table:table-row table:style-name="ro1">
          <table:table-cell office:value-type="float" office:value="0.354472536359395" calcext:value-type="float">
            <text:p>0.3544725364</text:p>
          </table:table-cell>
        </table:table-row>
        <table:table-row table:style-name="ro1">
          <table:table-cell office:value-type="float" office:value="0.356387008152444" calcext:value-type="float">
            <text:p>0.3563870082</text:p>
          </table:table-cell>
        </table:table-row>
        <table:table-row table:style-name="ro1">
          <table:table-cell office:value-type="float" office:value="0.358471355874183" calcext:value-type="float">
            <text:p>0.3584713559</text:p>
          </table:table-cell>
        </table:table-row>
        <table:table-row table:style-name="ro1">
          <table:table-cell office:value-type="float" office:value="0.360707158819573" calcext:value-type="float">
            <text:p>0.3607071588</text:p>
          </table:table-cell>
        </table:table-row>
        <table:table-row table:style-name="ro1">
          <table:table-cell office:value-type="float" office:value="0.363074138136334" calcext:value-type="float">
            <text:p>0.3630741381</text:p>
          </table:table-cell>
        </table:table-row>
        <table:table-row table:style-name="ro1">
          <table:table-cell office:value-type="float" office:value="0.365550097555961" calcext:value-type="float">
            <text:p>0.3655500976</text:p>
          </table:table-cell>
        </table:table-row>
        <table:table-row table:style-name="ro1">
          <table:table-cell office:value-type="float" office:value="0.368110863533315" calcext:value-type="float">
            <text:p>0.3681108635</text:p>
          </table:table-cell>
        </table:table-row>
        <table:table-row table:style-name="ro1">
          <table:table-cell office:value-type="float" office:value="0.370730224794801" calcext:value-type="float">
            <text:p>0.3707302248</text:p>
          </table:table-cell>
        </table:table-row>
        <table:table-row table:style-name="ro1">
          <table:table-cell office:value-type="float" office:value="0.373379871295132" calcext:value-type="float">
            <text:p>0.3733798713</text:p>
          </table:table-cell>
        </table:table-row>
        <table:table-row table:style-name="ro1">
          <table:table-cell office:value-type="float" office:value="0.500489126159387" calcext:value-type="float">
            <text:p>0.5004891262</text:p>
          </table:table-cell>
        </table:table-row>
        <table:table-row table:style-name="ro1">
          <table:table-cell office:value-type="float" office:value="0.504502689215314" calcext:value-type="float">
            <text:p>0.5045026892</text:p>
          </table:table-cell>
        </table:table-row>
        <table:table-row table:style-name="ro1">
          <table:table-cell office:value-type="float" office:value="0.508471809537002" calcext:value-type="float">
            <text:p>0.5084718095</text:p>
          </table:table-cell>
        </table:table-row>
        <table:table-row table:style-name="ro1">
          <table:table-cell office:value-type="float" office:value="0.512375815678533" calcext:value-type="float">
            <text:p>0.5123758157</text:p>
          </table:table-cell>
        </table:table-row>
        <table:table-row table:style-name="ro1">
          <table:table-cell office:value-type="float" office:value="0.516195093124191" calcext:value-type="float">
            <text:p>0.5161950931</text:p>
          </table:table-cell>
        </table:table-row>
        <table:table-row table:style-name="ro1">
          <table:table-cell office:value-type="float" office:value="0.519911079004685" calcext:value-type="float">
            <text:p>0.519911079</text:p>
          </table:table-cell>
        </table:table-row>
        <table:table-row table:style-name="ro1">
          <table:table-cell office:value-type="float" office:value="0.523506256218214" calcext:value-type="float">
            <text:p>0.5235062562</text:p>
          </table:table-cell>
        </table:table-row>
        <table:table-row table:style-name="ro1">
          <table:table-cell office:value-type="float" office:value="0.526964146956368" calcext:value-type="float">
            <text:p>0.526964147</text:p>
          </table:table-cell>
        </table:table-row>
        <table:table-row table:style-name="ro1">
          <table:table-cell office:value-type="float" office:value="0.530269305634872" calcext:value-type="float">
            <text:p>0.5302693056</text:p>
          </table:table-cell>
        </table:table-row>
        <table:table-row table:style-name="ro1">
          <table:table-cell office:value-type="float" office:value="0.533407311229161" calcext:value-type="float">
            <text:p>0.5334073112</text:p>
          </table:table-cell>
        </table:table-row>
        <table:table-row table:style-name="ro1">
          <table:table-cell office:value-type="float" office:value="0.536364759014802" calcext:value-type="float">
            <text:p>0.536364759</text:p>
          </table:table-cell>
        </table:table-row>
        <table:table-row table:style-name="ro1">
          <table:table-cell office:value-type="float" office:value="0.539129251712751" calcext:value-type="float">
            <text:p>0.5391292517</text:p>
          </table:table-cell>
        </table:table-row>
        <table:table-row table:style-name="ro1">
          <table:table-cell office:value-type="float" office:value="0.541689390039447" calcext:value-type="float">
            <text:p>0.54168939</text:p>
          </table:table-cell>
        </table:table-row>
        <table:table-row table:style-name="ro1">
          <table:table-cell office:value-type="float" office:value="0.544034762661746" calcext:value-type="float">
            <text:p>0.5440347627</text:p>
          </table:table-cell>
        </table:table-row>
        <table:table-row table:style-name="ro1">
          <table:table-cell office:value-type="float" office:value="0.546155935556698" calcext:value-type="float">
            <text:p>0.5461559356</text:p>
          </table:table-cell>
        </table:table-row>
        <table:table-row table:style-name="ro1">
          <table:table-cell office:value-type="float" office:value="0.548044440776154" calcext:value-type="float">
            <text:p>0.5480444408</text:p>
          </table:table-cell>
        </table:table-row>
        <table:table-row table:style-name="ro1">
          <table:table-cell office:value-type="float" office:value="0.54969276461622" calcext:value-type="float">
            <text:p>0.5496927646</text:p>
          </table:table-cell>
        </table:table-row>
        <table:table-row table:style-name="ro1">
          <table:table-cell office:value-type="float" office:value="0.551094335191543" calcext:value-type="float">
            <text:p>0.5510943352</text:p>
          </table:table-cell>
        </table:table-row>
        <table:table-row table:style-name="ro1">
          <table:table-cell office:value-type="float" office:value="0.552243509414444" calcext:value-type="float">
            <text:p>0.5522435094</text:p>
          </table:table-cell>
        </table:table-row>
        <table:table-row table:style-name="ro1">
          <table:table-cell office:value-type="float" office:value="0.553135559378878" calcext:value-type="float">
            <text:p>0.5531355594</text:p>
          </table:table-cell>
        </table:table-row>
        <table:table-row table:style-name="ro1">
          <table:table-cell office:value-type="float" office:value="0.553766658149244" calcext:value-type="float">
            <text:p>0.5537666581</text:p>
          </table:table-cell>
        </table:table-row>
        <table:table-row table:style-name="ro1">
          <table:table-cell office:value-type="float" office:value="0.554133864954027" calcext:value-type="float">
            <text:p>0.554133865</text:p>
          </table:table-cell>
        </table:table-row>
        <table:table-row table:style-name="ro1">
          <table:table-cell office:value-type="float" office:value="0.554235109784283" calcext:value-type="float">
            <text:p>0.5542351098</text:p>
          </table:table-cell>
        </table:table-row>
        <table:table-row table:style-name="ro1">
          <table:table-cell office:value-type="float" office:value="0.554069177396956" calcext:value-type="float">
            <text:p>0.5540691774</text:p>
          </table:table-cell>
        </table:table-row>
        <table:table-row table:style-name="ro1">
          <table:table-cell office:value-type="float" office:value="0.553635690723041" calcext:value-type="float">
            <text:p>0.5536356907</text:p>
          </table:table-cell>
        </table:table-row>
        <table:table-row table:style-name="ro1">
          <table:table-cell office:value-type="float" office:value="0.552935093680583" calcext:value-type="float">
            <text:p>0.5529350937</text:p>
          </table:table-cell>
        </table:table-row>
        <table:table-row table:style-name="ro1">
          <table:table-cell office:value-type="float" office:value="0.551968633392511" calcext:value-type="float">
            <text:p>0.5519686334</text:p>
          </table:table-cell>
        </table:table-row>
        <table:table-row table:style-name="ro1">
          <table:table-cell office:value-type="float" office:value="0.550738341809321" calcext:value-type="float">
            <text:p>0.5507383418</text:p>
          </table:table-cell>
        </table:table-row>
        <table:table-row table:style-name="ro1">
          <table:table-cell office:value-type="float" office:value="0.549247016736582" calcext:value-type="float">
            <text:p>0.5492470167</text:p>
          </table:table-cell>
        </table:table-row>
        <table:table-row table:style-name="ro1">
          <table:table-cell office:value-type="float" office:value="0.547498202267295" calcext:value-type="float">
            <text:p>0.5474982023</text:p>
          </table:table-cell>
        </table:table-row>
        <table:table-row table:style-name="ro1">
          <table:table-cell office:value-type="float" office:value="0.545496168619084" calcext:value-type="float">
            <text:p>0.5454961686</text:p>
          </table:table-cell>
        </table:table-row>
        <table:table-row table:style-name="ro1">
          <table:table-cell office:value-type="float" office:value="0.543245891376226" calcext:value-type="float">
            <text:p>0.5432458914</text:p>
          </table:table-cell>
        </table:table-row>
        <table:table-row table:style-name="ro1">
          <table:table-cell office:value-type="float" office:value="0.540753030136523" calcext:value-type="float">
            <text:p>0.5407530301</text:p>
          </table:table-cell>
        </table:table-row>
        <table:table-row table:style-name="ro1">
          <table:table-cell office:value-type="float" office:value="0.538023906563006" calcext:value-type="float">
            <text:p>0.5380239066</text:p>
          </table:table-cell>
        </table:table-row>
        <table:table-row table:style-name="ro1">
          <table:table-cell office:value-type="float" office:value="0.535065481840484" calcext:value-type="float">
            <text:p>0.5350654818</text:p>
          </table:table-cell>
        </table:table-row>
        <table:table-row table:style-name="ro1">
          <table:table-cell office:value-type="float" office:value="0.531885333536931" calcext:value-type="float">
            <text:p>0.5318853335</text:p>
          </table:table-cell>
        </table:table-row>
        <table:table-row table:style-name="ro1">
          <table:table-cell office:value-type="float" office:value="0.528491631869708" calcext:value-type="float">
            <text:p>0.5284916319</text:p>
          </table:table-cell>
        </table:table-row>
        <table:table-row table:style-name="ro1">
          <table:table-cell office:value-type="float" office:value="0.524893115376627" calcext:value-type="float">
            <text:p>0.5248931154</text:p>
          </table:table-cell>
        </table:table-row>
        <table:table-row table:style-name="ro1">
          <table:table-cell office:value-type="float" office:value="0.521099065991852" calcext:value-type="float">
            <text:p>0.521099066</text:p>
          </table:table-cell>
        </table:table-row>
        <table:table-row table:style-name="ro1">
          <table:table-cell office:value-type="float" office:value="0.517119283526641" calcext:value-type="float">
            <text:p>0.5171192835</text:p>
          </table:table-cell>
        </table:table-row>
        <table:table-row table:style-name="ro1">
          <table:table-cell office:value-type="float" office:value="0.51296405955492" calcext:value-type="float">
            <text:p>0.5129640596</text:p>
          </table:table-cell>
        </table:table-row>
        <table:table-row table:style-name="ro1">
          <table:table-cell office:value-type="float" office:value="0.508644150703709" calcext:value-type="float">
            <text:p>0.5086441507</text:p>
          </table:table-cell>
        </table:table-row>
        <table:table-row table:style-name="ro1">
          <table:table-cell office:value-type="float" office:value="0.504170751348371" calcext:value-type="float">
            <text:p>0.5041707513</text:p>
          </table:table-cell>
        </table:table-row>
        <table:table-row table:style-name="ro1">
          <table:table-cell office:value-type="float" office:value="0.499555465712708" calcext:value-type="float">
            <text:p>0.4995554657</text:p>
          </table:table-cell>
        </table:table-row>
        <table:table-row table:style-name="ro1">
          <table:table-cell office:value-type="float" office:value="0.494810279373901" calcext:value-type="float">
            <text:p>0.4948102794</text:p>
          </table:table-cell>
        </table:table-row>
        <table:table-row table:style-name="ro1">
          <table:table-cell office:value-type="float" office:value="0.489947530172273" calcext:value-type="float">
            <text:p>0.4899475302</text:p>
          </table:table-cell>
        </table:table-row>
        <table:table-row table:style-name="ro1">
          <table:table-cell office:value-type="float" office:value="0.484979878525908" calcext:value-type="float">
            <text:p>0.4849798785</text:p>
          </table:table-cell>
        </table:table-row>
        <table:table-row table:style-name="ro1">
          <table:table-cell office:value-type="float" office:value="0.479920277150096" calcext:value-type="float">
            <text:p>0.4799202772</text:p>
          </table:table-cell>
        </table:table-row>
        <table:table-row table:style-name="ro1">
          <table:table-cell office:value-type="float" office:value="0.474781940181624" calcext:value-type="float">
            <text:p>0.4747819402</text:p>
          </table:table-cell>
        </table:table-row>
        <table:table-row table:style-name="ro1">
          <table:table-cell office:value-type="float" office:value="0.469578311707901" calcext:value-type="float">
            <text:p>0.4695783117</text:p>
          </table:table-cell>
        </table:table-row>
        <table:table-row table:style-name="ro1">
          <table:table-cell office:value-type="float" office:value="0.464323033700926" calcext:value-type="float">
            <text:p>0.4643230337</text:p>
          </table:table-cell>
        </table:table-row>
        <table:table-row table:style-name="ro1">
          <table:table-cell office:value-type="float" office:value="0.459029913356093" calcext:value-type="float">
            <text:p>0.4590299134</text:p>
          </table:table-cell>
        </table:table-row>
        <table:table-row table:style-name="ro1">
          <table:table-cell office:value-type="float" office:value="0.453712889835829" calcext:value-type="float">
            <text:p>0.4537128898</text:p>
          </table:table-cell>
        </table:table-row>
        <table:table-row table:style-name="ro1">
          <table:table-cell office:value-type="float" office:value="0.448386000418084" calcext:value-type="float">
            <text:p>0.4483860004</text:p>
          </table:table-cell>
        </table:table-row>
        <table:table-row table:style-name="ro1">
          <table:table-cell office:value-type="float" office:value="0.443063346049643" calcext:value-type="float">
            <text:p>0.443063346</text:p>
          </table:table-cell>
        </table:table-row>
        <table:table-row table:style-name="ro1">
          <table:table-cell office:value-type="float" office:value="0.437759056304294" calcext:value-type="float">
            <text:p>0.4377590563</text:p>
          </table:table-cell>
        </table:table-row>
        <table:table-row table:style-name="ro1">
          <table:table-cell office:value-type="float" office:value="0.432487253745818" calcext:value-type="float">
            <text:p>0.4324872537</text:p>
          </table:table-cell>
        </table:table-row>
        <table:table-row table:style-name="ro1">
          <table:table-cell office:value-type="float" office:value="0.42726201769583" calcext:value-type="float">
            <text:p>0.4272620177</text:p>
          </table:table-cell>
        </table:table-row>
        <table:table-row table:style-name="ro1">
          <table:table-cell office:value-type="float" office:value="0.422097347406454" calcext:value-type="float">
            <text:p>0.4220973474</text:p>
          </table:table-cell>
        </table:table-row>
        <table:table-row table:style-name="ro1">
          <table:table-cell office:value-type="float" office:value="0.417007124637838" calcext:value-type="float">
            <text:p>0.4170071246</text:p>
          </table:table-cell>
        </table:table-row>
        <table:table-row table:style-name="ro1">
          <table:table-cell office:value-type="float" office:value="0.412005075640501" calcext:value-type="float">
            <text:p>0.4120050756</text:p>
          </table:table-cell>
        </table:table-row>
        <table:table-row table:style-name="ro1">
          <table:table-cell office:value-type="float" office:value="0.407104732542532" calcext:value-type="float">
            <text:p>0.4071047325</text:p>
          </table:table-cell>
        </table:table-row>
        <table:table-row table:style-name="ro1">
          <table:table-cell office:value-type="float" office:value="0.402319394141616" calcext:value-type="float">
            <text:p>0.4023193941</text:p>
          </table:table-cell>
        </table:table-row>
        <table:table-row table:style-name="ro1">
          <table:table-cell office:value-type="float" office:value="0.397662086101901" calcext:value-type="float">
            <text:p>0.3976620861</text:p>
          </table:table-cell>
        </table:table-row>
        <table:table-row table:style-name="ro1">
          <table:table-cell office:value-type="float" office:value="0.393145520555714" calcext:value-type="float">
            <text:p>0.3931455206</text:p>
          </table:table-cell>
        </table:table-row>
        <table:table-row table:style-name="ro1">
          <table:table-cell office:value-type="float" office:value="0.388782055110093" calcext:value-type="float">
            <text:p>0.3887820551</text:p>
          </table:table-cell>
        </table:table-row>
        <table:table-row table:style-name="ro1">
          <table:table-cell office:value-type="float" office:value="0.384583651258184" calcext:value-type="float">
            <text:p>0.3845836513</text:p>
          </table:table-cell>
        </table:table-row>
        <table:table-row table:style-name="ro1">
          <table:table-cell office:value-type="float" office:value="0.380561832195461" calcext:value-type="float">
            <text:p>0.3805618322</text:p>
          </table:table-cell>
        </table:table-row>
        <table:table-row table:style-name="ro1">
          <table:table-cell office:value-type="float" office:value="0.376727640040786" calcext:value-type="float">
            <text:p>0.37672764</text:p>
          </table:table-cell>
        </table:table-row>
        <table:table-row table:style-name="ro1">
          <table:table-cell office:value-type="float" office:value="0.373091592462311" calcext:value-type="float">
            <text:p>0.3730915925</text:p>
          </table:table-cell>
        </table:table-row>
        <table:table-row table:style-name="ro1">
          <table:table-cell office:value-type="float" office:value="0.369663638708219" calcext:value-type="float">
            <text:p>0.3696636387</text:p>
          </table:table-cell>
        </table:table-row>
        <table:table-row table:style-name="ro1">
          <table:table-cell office:value-type="float" office:value="0.366453115042299" calcext:value-type="float">
            <text:p>0.366453115</text:p>
          </table:table-cell>
        </table:table-row>
        <table:table-row table:style-name="ro1">
          <table:table-cell office:value-type="float" office:value="0.363468699584369" calcext:value-type="float">
            <text:p>0.3634686996</text:p>
          </table:table-cell>
        </table:table-row>
        <table:table-row table:style-name="ro1">
          <table:table-cell office:value-type="float" office:value="0.360718366555525" calcext:value-type="float">
            <text:p>0.3607183666</text:p>
          </table:table-cell>
        </table:table-row>
        <table:table-row table:style-name="ro1">
          <table:table-cell office:value-type="float" office:value="0.358209339928237" calcext:value-type="float">
            <text:p>0.3582093399</text:p>
          </table:table-cell>
        </table:table-row>
        <table:table-row table:style-name="ro1">
          <table:table-cell office:value-type="float" office:value="0.355948046481285" calcext:value-type="float">
            <text:p>0.3559480465</text:p>
          </table:table-cell>
        </table:table-row>
        <table:table-row table:style-name="ro1">
          <table:table-cell office:value-type="float" office:value="0.353940068259529" calcext:value-type="float">
            <text:p>0.3539400683</text:p>
          </table:table-cell>
        </table:table-row>
        <table:table-row table:style-name="ro1">
          <table:table-cell office:value-type="float" office:value="0.352190094438517" calcext:value-type="float">
            <text:p>0.3521900944</text:p>
          </table:table-cell>
        </table:table-row>
        <table:table-row table:style-name="ro1">
          <table:table-cell office:value-type="float" office:value="0.350701872593937" calcext:value-type="float">
            <text:p>0.3507018726</text:p>
          </table:table-cell>
        </table:table-row>
        <table:table-row table:style-name="ro1">
          <table:table-cell office:value-type="float" office:value="0.349478159375904" calcext:value-type="float">
            <text:p>0.3494781594</text:p>
          </table:table-cell>
        </table:table-row>
        <table:table-row table:style-name="ro1">
          <table:table-cell office:value-type="float" office:value="0.348520670588088" calcext:value-type="float">
            <text:p>0.3485206706</text:p>
          </table:table-cell>
        </table:table-row>
        <table:table-row table:style-name="ro1">
          <table:table-cell office:value-type="float" office:value="0.347830030671674" calcext:value-type="float">
            <text:p>0.3478300307</text:p>
          </table:table-cell>
        </table:table-row>
        <table:table-row table:style-name="ro1">
          <table:table-cell office:value-type="float" office:value="0.347405721594171" calcext:value-type="float">
            <text:p>0.3474057216</text:p>
          </table:table-cell>
        </table:table-row>
        <table:table-row table:style-name="ro1">
          <table:table-cell office:value-type="float" office:value="0.347246031143053" calcext:value-type="float">
            <text:p>0.3472460311</text:p>
          </table:table-cell>
        </table:table-row>
        <table:table-row table:style-name="ro1">
          <table:table-cell office:value-type="float" office:value="0.347348000624238" calcext:value-type="float">
            <text:p>0.3473480006</text:p>
          </table:table-cell>
        </table:table-row>
        <table:table-row table:style-name="ro1">
          <table:table-cell office:value-type="float" office:value="0.347707371965412" calcext:value-type="float">
            <text:p>0.347707372</text:p>
          </table:table-cell>
        </table:table-row>
        <table:table-row table:style-name="ro1">
          <table:table-cell office:value-type="float" office:value="0.348318534224184" calcext:value-type="float">
            <text:p>0.3483185342</text:p>
          </table:table-cell>
        </table:table-row>
        <table:table-row table:style-name="ro1">
          <table:table-cell office:value-type="float" office:value="0.349174469501086" calcext:value-type="float">
            <text:p>0.3491744695</text:p>
          </table:table-cell>
        </table:table-row>
        <table:table-row table:style-name="ro1">
          <table:table-cell office:value-type="float" office:value="0.350266698257402" calcext:value-type="float">
            <text:p>0.3502666983</text:p>
          </table:table-cell>
        </table:table-row>
        <table:table-row table:style-name="ro1">
          <table:table-cell office:value-type="float" office:value="0.351585224037854" calcext:value-type="float">
            <text:p>0.351585224</text:p>
          </table:table-cell>
        </table:table-row>
        <table:table-row table:style-name="ro1">
          <table:table-cell office:value-type="float" office:value="0.35311847759811" calcext:value-type="float">
            <text:p>0.3531184776</text:p>
          </table:table-cell>
        </table:table-row>
        <table:table-row table:style-name="ro1">
          <table:table-cell office:value-type="float" office:value="0.354853260437128" calcext:value-type="float">
            <text:p>0.3548532604</text:p>
          </table:table-cell>
        </table:table-row>
        <table:table-row table:style-name="ro1">
          <table:table-cell office:value-type="float" office:value="0.356774687734361" calcext:value-type="float">
            <text:p>0.3567746877</text:p>
          </table:table-cell>
        </table:table-row>
        <table:table-row table:style-name="ro1">
          <table:table-cell office:value-type="float" office:value="0.358866130691775" calcext:value-type="float">
            <text:p>0.3588661307</text:p>
          </table:table-cell>
        </table:table-row>
        <table:table-row table:style-name="ro1">
          <table:table-cell office:value-type="float" office:value="0.361109158280723" calcext:value-type="float">
            <text:p>0.3611091583</text:p>
          </table:table-cell>
        </table:table-row>
        <table:table-row table:style-name="ro1">
          <table:table-cell office:value-type="float" office:value="0.363483478393648" calcext:value-type="float">
            <text:p>0.3634834784</text:p>
          </table:table-cell>
        </table:table-row>
        <table:table-row table:style-name="ro1">
          <table:table-cell office:value-type="float" office:value="0.365966878400636" calcext:value-type="float">
            <text:p>0.3659668784</text:p>
          </table:table-cell>
        </table:table-row>
        <table:table-row table:style-name="ro1">
          <table:table-cell office:value-type="float" office:value="0.368535165110788" calcext:value-type="float">
            <text:p>0.3685351651</text:p>
          </table:table-cell>
        </table:table-row>
        <table:table-row table:style-name="ro1">
          <table:table-cell office:value-type="float" office:value="0.371162104138451" calcext:value-type="float">
            <text:p>0.3711621041</text:p>
          </table:table-cell>
        </table:table-row>
        <table:table-row table:style-name="ro1">
          <table:table-cell office:value-type="float" office:value="0.37381935867428" calcext:value-type="float">
            <text:p>0.3738193587</text:p>
          </table:table-cell>
        </table:table-row>
        <table:table-row table:style-name="ro1">
          <table:table-cell office:value-type="float" office:value="0.499951613339362" calcext:value-type="float">
            <text:p>0.4999516133</text:p>
          </table:table-cell>
        </table:table-row>
        <table:table-row table:style-name="ro1">
          <table:table-cell office:value-type="float" office:value="0.503978817913222" calcext:value-type="float">
            <text:p>0.5039788179</text:p>
          </table:table-cell>
        </table:table-row>
        <table:table-row table:style-name="ro1">
          <table:table-cell office:value-type="float" office:value="0.507961603136245" calcext:value-type="float">
            <text:p>0.5079616031</text:p>
          </table:table-cell>
        </table:table-row>
        <table:table-row table:style-name="ro1">
          <table:table-cell office:value-type="float" office:value="0.511879305826732" calcext:value-type="float">
            <text:p>0.5118793058</text:p>
          </table:table-cell>
        </table:table-row>
        <table:table-row table:style-name="ro1">
          <table:table-cell office:value-type="float" office:value="0.515712317563565" calcext:value-type="float">
            <text:p>0.5157123176</text:p>
          </table:table-cell>
        </table:table-row>
        <table:table-row table:style-name="ro1">
          <table:table-cell office:value-type="float" office:value="0.519442079539173" calcext:value-type="float">
            <text:p>0.5194420795</text:p>
          </table:table-cell>
        </table:table-row>
        <table:table-row table:style-name="ro1">
          <table:table-cell office:value-type="float" office:value="0.523051076814197" calcext:value-type="float">
            <text:p>0.5230510768</text:p>
          </table:table-cell>
        </table:table-row>
        <table:table-row table:style-name="ro1">
          <table:table-cell office:value-type="float" office:value="0.52652283197387" calcext:value-type="float">
            <text:p>0.526522832</text:p>
          </table:table-cell>
        </table:table-row>
        <table:table-row table:style-name="ro1">
          <table:table-cell office:value-type="float" office:value="0.529841898186094" calcext:value-type="float">
            <text:p>0.5298418982</text:p>
          </table:table-cell>
        </table:table-row>
        <table:table-row table:style-name="ro1">
          <table:table-cell office:value-type="float" office:value="0.532993851661225" calcext:value-type="float">
            <text:p>0.5329938517</text:p>
          </table:table-cell>
        </table:table-row>
        <table:table-row table:style-name="ro1">
          <table:table-cell office:value-type="float" office:value="0.535965283513565" calcext:value-type="float">
            <text:p>0.5359652835</text:p>
          </table:table-cell>
        </table:table-row>
        <table:table-row table:style-name="ro1">
          <table:table-cell office:value-type="float" office:value="0.538743791024557" calcext:value-type="float">
            <text:p>0.538743791</text:p>
          </table:table-cell>
        </table:table-row>
        <table:table-row table:style-name="ro1">
          <table:table-cell office:value-type="float" office:value="0.541317968307685" calcext:value-type="float">
            <text:p>0.5413179683</text:p>
          </table:table-cell>
        </table:table-row>
        <table:table-row table:style-name="ro1">
          <table:table-cell office:value-type="float" office:value="0.543677396375083" calcext:value-type="float">
            <text:p>0.5436773964</text:p>
          </table:table-cell>
        </table:table-row>
        <table:table-row table:style-name="ro1">
          <table:table-cell office:value-type="float" office:value="0.545812632605842" calcext:value-type="float">
            <text:p>0.5458126326</text:p>
          </table:table-cell>
        </table:table-row>
        <table:table-row table:style-name="ro1">
          <table:table-cell office:value-type="float" office:value="0.547715199616031" calcext:value-type="float">
            <text:p>0.5477151996</text:p>
          </table:table-cell>
        </table:table-row>
        <table:table-row table:style-name="ro1">
          <table:table-cell office:value-type="float" office:value="0.549377573530417" calcext:value-type="float">
            <text:p>0.5493775735</text:p>
          </table:table-cell>
        </table:table-row>
        <table:table-row table:style-name="ro1">
          <table:table-cell office:value-type="float" office:value="0.550793171655891" calcext:value-type="float">
            <text:p>0.5507931717</text:p>
          </table:table-cell>
        </table:table-row>
        <table:table-row table:style-name="ro1">
          <table:table-cell office:value-type="float" office:value="0.551956339556605" calcext:value-type="float">
            <text:p>0.5519563396</text:p>
          </table:table-cell>
        </table:table-row>
        <table:table-row table:style-name="ro1">
          <table:table-cell office:value-type="float" office:value="0.552862337530802" calcext:value-type="float">
            <text:p>0.5528623375</text:p>
          </table:table-cell>
        </table:table-row>
        <table:table-row table:style-name="ro1">
          <table:table-cell office:value-type="float" office:value="0.553507326489367" calcext:value-type="float">
            <text:p>0.5535073265</text:p>
          </table:table-cell>
        </table:table-row>
        <table:table-row table:style-name="ro1">
          <table:table-cell office:value-type="float" office:value="0.55388835323607" calcext:value-type="float">
            <text:p>0.5538883532</text:p>
          </table:table-cell>
        </table:table-row>
        <table:table-row table:style-name="ro1">
          <table:table-cell office:value-type="float" office:value="0.55400333514952" calcext:value-type="float">
            <text:p>0.5540033351</text:p>
          </table:table-cell>
        </table:table-row>
        <table:table-row table:style-name="ro1">
          <table:table-cell office:value-type="float" office:value="0.553851044266828" calcext:value-type="float">
            <text:p>0.5538510443</text:p>
          </table:table-cell>
        </table:table-row>
        <table:table-row table:style-name="ro1">
          <table:table-cell office:value-type="float" office:value="0.553431090768963" calcext:value-type="float">
            <text:p>0.5534310908</text:p>
          </table:table-cell>
        </table:table-row>
        <table:table-row table:style-name="ro1">
          <table:table-cell office:value-type="float" office:value="0.552743905867829" calcext:value-type="float">
            <text:p>0.5527439059</text:p>
          </table:table-cell>
        </table:table-row>
        <table:table-row table:style-name="ro1">
          <table:table-cell office:value-type="float" office:value="0.551790724095034" calcext:value-type="float">
            <text:p>0.5517907241</text:p>
          </table:table-cell>
        </table:table-row>
        <table:table-row table:style-name="ro1">
          <table:table-cell office:value-type="float" office:value="0.550573564992375" calcext:value-type="float">
            <text:p>0.550573565</text:p>
          </table:table-cell>
        </table:table-row>
        <table:table-row table:style-name="ro1">
          <table:table-cell office:value-type="float" office:value="0.549095214204016" calcext:value-type="float">
            <text:p>0.5490952142</text:p>
          </table:table-cell>
        </table:table-row>
        <table:table-row table:style-name="ro1">
          <table:table-cell office:value-type="float" office:value="0.547359203970382" calcext:value-type="float">
            <text:p>0.547359204</text:p>
          </table:table-cell>
        </table:table-row>
        <table:table-row table:style-name="ro1">
          <table:table-cell office:value-type="float" office:value="0.545369793023757" calcext:value-type="float">
            <text:p>0.545369793</text:p>
          </table:table-cell>
        </table:table-row>
        <table:table-row table:style-name="ro1">
          <table:table-cell office:value-type="float" office:value="0.54313194588558" calcext:value-type="float">
            <text:p>0.5431319459</text:p>
          </table:table-cell>
        </table:table-row>
        <table:table-row table:style-name="ro1">
          <table:table-cell office:value-type="float" office:value="0.540651311565451" calcext:value-type="float">
            <text:p>0.5406513116</text:p>
          </table:table-cell>
        </table:table-row>
        <table:table-row table:style-name="ro1">
          <table:table-cell office:value-type="float" office:value="0.537934201661848" calcext:value-type="float">
            <text:p>0.5379342017</text:p>
          </table:table-cell>
        </table:table-row>
        <table:table-row table:style-name="ro1">
          <table:table-cell office:value-type="float" office:value="0.534987567864534" calcext:value-type="float">
            <text:p>0.5349875679</text:p>
          </table:table-cell>
        </table:table-row>
        <table:table-row table:style-name="ro1">
          <table:table-cell office:value-type="float" office:value="0.531818978858689" calcext:value-type="float">
            <text:p>0.5318189789</text:p>
          </table:table-cell>
        </table:table-row>
        <table:table-row table:style-name="ro1">
          <table:table-cell office:value-type="float" office:value="0.528436596630727" calcext:value-type="float">
            <text:p>0.5284365966</text:p>
          </table:table-cell>
        </table:table-row>
        <table:table-row table:style-name="ro1">
          <table:table-cell office:value-type="float" office:value="0.524849152175836" calcext:value-type="float">
            <text:p>0.5248491522</text:p>
          </table:table-cell>
        </table:table-row>
        <table:table-row table:style-name="ro1">
          <table:table-cell office:value-type="float" office:value="0.521065920607211" calcext:value-type="float">
            <text:p>0.5210659206</text:p>
          </table:table-cell>
        </table:table-row>
        <table:table-row table:style-name="ro1">
          <table:table-cell office:value-type="float" office:value="0.517096695666998" calcext:value-type="float">
            <text:p>0.5170966957</text:p>
          </table:table-cell>
        </table:table-row>
        <table:table-row table:style-name="ro1">
          <table:table-cell office:value-type="float" office:value="0.51295176363894" calcext:value-type="float">
            <text:p>0.5129517636</text:p>
          </table:table-cell>
        </table:table-row>
        <table:table-row table:style-name="ro1">
          <table:table-cell office:value-type="float" office:value="0.508641876662734" calcext:value-type="float">
            <text:p>0.5086418767</text:p>
          </table:table-cell>
        </table:table-row>
        <table:table-row table:style-name="ro1">
          <table:table-cell office:value-type="float" office:value="0.504178225450087" calcext:value-type="float">
            <text:p>0.5041782255</text:p>
          </table:table-cell>
        </table:table-row>
        <table:table-row table:style-name="ro1">
          <table:table-cell office:value-type="float" office:value="0.499572411402477" calcext:value-type="float">
            <text:p>0.4995724114</text:p>
          </table:table-cell>
        </table:table-row>
        <table:table-row table:style-name="ro1">
          <table:table-cell office:value-type="float" office:value="0.494836418130626" calcext:value-type="float">
            <text:p>0.4948364181</text:p>
          </table:table-cell>
        </table:table-row>
        <table:table-row table:style-name="ro1">
          <table:table-cell office:value-type="float" office:value="0.489982582375674" calcext:value-type="float">
            <text:p>0.4899825824</text:p>
          </table:table-cell>
        </table:table-row>
        <table:table-row table:style-name="ro1">
          <table:table-cell office:value-type="float" office:value="0.485023564332055" calcext:value-type="float">
            <text:p>0.4850235643</text:p>
          </table:table-cell>
        </table:table-row>
        <table:table-row table:style-name="ro1">
          <table:table-cell office:value-type="float" office:value="0.479972317372084" calcext:value-type="float">
            <text:p>0.4799723174</text:p>
          </table:table-cell>
        </table:table-row>
        <table:table-row table:style-name="ro1">
          <table:table-cell office:value-type="float" office:value="0.474842057172247" calcext:value-type="float">
            <text:p>0.4748420572</text:p>
          </table:table-cell>
        </table:table-row>
        <table:table-row table:style-name="ro1">
          <table:table-cell office:value-type="float" office:value="0.469646230241194" calcext:value-type="float">
            <text:p>0.4696462302</text:p>
          </table:table-cell>
        </table:table-row>
        <table:table-row table:style-name="ro1">
          <table:table-cell office:value-type="float" office:value="0.464398481849442" calcext:value-type="float">
            <text:p>0.4643984818</text:p>
          </table:table-cell>
        </table:table-row>
        <table:table-row table:style-name="ro1">
          <table:table-cell office:value-type="float" office:value="0.459112623360778" calcext:value-type="float">
            <text:p>0.4591126234</text:p>
          </table:table-cell>
        </table:table-row>
        <table:table-row table:style-name="ro1">
          <table:table-cell office:value-type="float" office:value="0.453802598965372" calcext:value-type="float">
            <text:p>0.453802599</text:p>
          </table:table-cell>
        </table:table-row>
        <table:table-row table:style-name="ro1">
          <table:table-cell office:value-type="float" office:value="0.448482451814592" calcext:value-type="float">
            <text:p>0.4484824518</text:p>
          </table:table-cell>
        </table:table-row>
        <table:table-row table:style-name="ro1">
          <table:table-cell office:value-type="float" office:value="0.443166289557525" calcext:value-type="float">
            <text:p>0.4431662896</text:p>
          </table:table-cell>
        </table:table-row>
        <table:table-row table:style-name="ro1">
          <table:table-cell office:value-type="float" office:value="0.437868249279205" calcext:value-type="float">
            <text:p>0.4378682493</text:p>
          </table:table-cell>
        </table:table-row>
        <table:table-row table:style-name="ro1">
          <table:table-cell office:value-type="float" office:value="0.432602461840543" calcext:value-type="float">
            <text:p>0.4326024618</text:p>
          </table:table-cell>
        </table:table-row>
        <table:table-row table:style-name="ro1">
          <table:table-cell office:value-type="float" office:value="0.427383015619964" calcext:value-type="float">
            <text:p>0.4273830156</text:p>
          </table:table-cell>
        </table:table-row>
        <table:table-row table:style-name="ro1">
          <table:table-cell office:value-type="float" office:value="0.422223919656752" calcext:value-type="float">
            <text:p>0.4222239197</text:p>
          </table:table-cell>
        </table:table-row>
        <table:table-row table:style-name="ro1">
          <table:table-cell office:value-type="float" office:value="0.417139066196095" calcext:value-type="float">
            <text:p>0.4171390662</text:p>
          </table:table-cell>
        </table:table-row>
        <table:table-row table:style-name="ro1">
          <table:table-cell office:value-type="float" office:value="0.412142192635837" calcext:value-type="float">
            <text:p>0.4121421926</text:p>
          </table:table-cell>
        </table:table-row>
        <table:table-row table:style-name="ro1">
          <table:table-cell office:value-type="float" office:value="0.407246842874939" calcext:value-type="float">
            <text:p>0.4072468429</text:p>
          </table:table-cell>
        </table:table-row>
        <table:table-row table:style-name="ro1">
          <table:table-cell office:value-type="float" office:value="0.402466328063641" calcext:value-type="float">
            <text:p>0.4024663281</text:p>
          </table:table-cell>
        </table:table-row>
        <table:table-row table:style-name="ro1">
          <table:table-cell office:value-type="float" office:value="0.39781368675533" calcext:value-type="float">
            <text:p>0.3978136868</text:p>
          </table:table-cell>
        </table:table-row>
        <table:table-row table:style-name="ro1">
          <table:table-cell office:value-type="float" office:value="0.393301644460113" calcext:value-type="float">
            <text:p>0.3933016445</text:p>
          </table:table-cell>
        </table:table-row>
        <table:table-row table:style-name="ro1">
          <table:table-cell office:value-type="float" office:value="0.388942572600098" calcext:value-type="float">
            <text:p>0.3889425726</text:p>
          </table:table-cell>
        </table:table-row>
        <table:table-row table:style-name="ro1">
          <table:table-cell office:value-type="float" office:value="0.384748446866378" calcext:value-type="float">
            <text:p>0.3847484469</text:p>
          </table:table-cell>
        </table:table-row>
        <table:table-row table:style-name="ro1">
          <table:table-cell office:value-type="float" office:value="0.380730804977719" calcext:value-type="float">
            <text:p>0.380730805</text:p>
          </table:table-cell>
        </table:table-row>
        <table:table-row table:style-name="ro1">
          <table:table-cell office:value-type="float" office:value="0.376900703840954" calcext:value-type="float">
            <text:p>0.3769007038</text:p>
          </table:table-cell>
        </table:table-row>
        <table:table-row table:style-name="ro1">
          <table:table-cell office:value-type="float" office:value="0.373268676113089" calcext:value-type="float">
            <text:p>0.3732686761</text:p>
          </table:table-cell>
        </table:table-row>
        <table:table-row table:style-name="ro1">
          <table:table-cell office:value-type="float" office:value="0.369844686165099" calcext:value-type="float">
            <text:p>0.3698446862</text:p>
          </table:table-cell>
        </table:table-row>
        <table:table-row table:style-name="ro1">
          <table:table-cell office:value-type="float" office:value="0.366638085447447" calcext:value-type="float">
            <text:p>0.3666380854</text:p>
          </table:table-cell>
        </table:table-row>
        <table:table-row table:style-name="ro1">
          <table:table-cell office:value-type="float" office:value="0.363657567257294" calcext:value-type="float">
            <text:p>0.3636575673</text:p>
          </table:table-cell>
        </table:table-row>
        <table:table-row table:style-name="ro1">
          <table:table-cell office:value-type="float" office:value="0.360911120907424" calcext:value-type="float">
            <text:p>0.3609111209</text:p>
          </table:table-cell>
        </table:table-row>
        <table:table-row table:style-name="ro1">
          <table:table-cell office:value-type="float" office:value="0.358405985296865" calcext:value-type="float">
            <text:p>0.3584059853</text:p>
          </table:table-cell>
        </table:table-row>
        <table:table-row table:style-name="ro1">
          <table:table-cell office:value-type="float" office:value="0.356148601883228" calcext:value-type="float">
            <text:p>0.3561486019</text:p>
          </table:table-cell>
        </table:table-row>
        <table:table-row table:style-name="ro1">
          <table:table-cell office:value-type="float" office:value="0.354144567056738" calcext:value-type="float">
            <text:p>0.3541445671</text:p>
          </table:table-cell>
        </table:table-row>
        <table:table-row table:style-name="ro1">
          <table:table-cell office:value-type="float" office:value="0.352398583915977" calcext:value-type="float">
            <text:p>0.3523985839</text:p>
          </table:table-cell>
        </table:table-row>
        <table:table-row table:style-name="ro1">
          <table:table-cell office:value-type="float" office:value="0.350914413445329" calcext:value-type="float">
            <text:p>0.3509144134</text:p>
          </table:table-cell>
        </table:table-row>
        <table:table-row table:style-name="ro1">
          <table:table-cell office:value-type="float" office:value="0.349694825094142" calcext:value-type="float">
            <text:p>0.3496948251</text:p>
          </table:table-cell>
        </table:table-row>
        <table:table-row table:style-name="ro1">
          <table:table-cell office:value-type="float" office:value="0.348741546757574" calcext:value-type="float">
            <text:p>0.3487415468</text:p>
          </table:table-cell>
        </table:table-row>
        <table:table-row table:style-name="ro1">
          <table:table-cell office:value-type="float" office:value="0.348055214159162" calcext:value-type="float">
            <text:p>0.3480552142</text:p>
          </table:table-cell>
        </table:table-row>
        <table:table-row table:style-name="ro1">
          <table:table-cell office:value-type="float" office:value="0.347635319635089" calcext:value-type="float">
            <text:p>0.3476353196</text:p>
          </table:table-cell>
        </table:table-row>
        <table:table-row table:style-name="ro1">
          <table:table-cell office:value-type="float" office:value="0.347480160320158" calcext:value-type="float">
            <text:p>0.3474801603</text:p>
          </table:table-cell>
        </table:table-row>
        <table:table-row table:style-name="ro1">
          <table:table-cell office:value-type="float" office:value="0.34758678573547" calcext:value-type="float">
            <text:p>0.3475867857</text:p>
          </table:table-cell>
        </table:table-row>
        <table:table-row table:style-name="ro1">
          <table:table-cell office:value-type="float" office:value="0.347950944777809" calcext:value-type="float">
            <text:p>0.3479509448</text:p>
          </table:table-cell>
        </table:table-row>
        <table:table-row table:style-name="ro1">
          <table:table-cell office:value-type="float" office:value="0.34856703211073" calcext:value-type="float">
            <text:p>0.3485670321</text:p>
          </table:table-cell>
        </table:table-row>
        <table:table-row table:style-name="ro1">
          <table:table-cell office:value-type="float" office:value="0.349428033957354" calcext:value-type="float">
            <text:p>0.349428034</text:p>
          </table:table-cell>
        </table:table-row>
        <table:table-row table:style-name="ro1">
          <table:table-cell office:value-type="float" office:value="0.350525473294866" calcext:value-type="float">
            <text:p>0.3505254733</text:p>
          </table:table-cell>
        </table:table-row>
        <table:table-row table:style-name="ro1">
          <table:table-cell office:value-type="float" office:value="0.351849354450725" calcext:value-type="float">
            <text:p>0.3518493545</text:p>
          </table:table-cell>
        </table:table-row>
        <table:table-row table:style-name="ro1">
          <table:table-cell office:value-type="float" office:value="0.353388107100568" calcext:value-type="float">
            <text:p>0.3533881071</text:p>
          </table:table-cell>
        </table:table-row>
        <table:table-row table:style-name="ro1">
          <table:table-cell office:value-type="float" office:value="0.355128529667829" calcext:value-type="float">
            <text:p>0.3551285297</text:p>
          </table:table-cell>
        </table:table-row>
        <table:table-row table:style-name="ro1">
          <table:table-cell office:value-type="float" office:value="0.357055732125058" calcext:value-type="float">
            <text:p>0.3570557321</text:p>
          </table:table-cell>
        </table:table-row>
        <table:table-row table:style-name="ro1">
          <table:table-cell office:value-type="float" office:value="0.359153078196949" calcext:value-type="float">
            <text:p>0.3591530782</text:p>
          </table:table-cell>
        </table:table-row>
        <table:table-row table:style-name="ro1">
          <table:table-cell office:value-type="float" office:value="0.361402126965069" calcext:value-type="float">
            <text:p>0.361402127</text:p>
          </table:table-cell>
        </table:table-row>
        <table:table-row table:style-name="ro1">
          <table:table-cell office:value-type="float" office:value="0.363782573874294" calcext:value-type="float">
            <text:p>0.3637825739</text:p>
          </table:table-cell>
        </table:table-row>
        <table:table-row table:style-name="ro1">
          <table:table-cell office:value-type="float" office:value="0.366272191140958" calcext:value-type="float">
            <text:p>0.3662721911</text:p>
          </table:table-cell>
        </table:table-row>
        <table:table-row table:style-name="ro1">
          <table:table-cell office:value-type="float" office:value="0.368846767562687" calcext:value-type="float">
            <text:p>0.3688467676</text:p>
          </table:table-cell>
        </table:table-row>
        <table:table-row table:style-name="ro1">
          <table:table-cell office:value-type="float" office:value="0.37148004772996" calcext:value-type="float">
            <text:p>0.3714800477</text:p>
          </table:table-cell>
        </table:table-row>
        <table:table-row table:style-name="ro1">
          <table:table-cell office:value-type="float" office:value="0.374143670639367" calcext:value-type="float">
            <text:p>0.3741436706</text:p>
          </table:table-cell>
        </table:table-row>
        <table:table-row table:style-name="ro1">
          <table:table-cell office:value-type="float" office:value="0.499502233024715" calcext:value-type="float">
            <text:p>0.499502233</text:p>
          </table:table-cell>
        </table:table-row>
        <table:table-row table:style-name="ro1">
          <table:table-cell office:value-type="float" office:value="0.503540600228383" calcext:value-type="float">
            <text:p>0.5035406002</text:p>
          </table:table-cell>
        </table:table-row>
        <table:table-row table:style-name="ro1">
          <table:table-cell office:value-type="float" office:value="0.507534562357274" calcext:value-type="float">
            <text:p>0.5075345624</text:p>
          </table:table-cell>
        </table:table-row>
        <table:table-row table:style-name="ro1">
          <table:table-cell office:value-type="float" office:value="0.51146346078129" calcext:value-type="float">
            <text:p>0.5114634608</text:p>
          </table:table-cell>
        </table:table-row>
        <table:table-row table:style-name="ro1">
          <table:table-cell office:value-type="float" office:value="0.515307690001228" calcext:value-type="float">
            <text:p>0.51530769</text:p>
          </table:table-cell>
        </table:table-row>
        <table:table-row table:style-name="ro1">
          <table:table-cell office:value-type="float" office:value="0.519048692610559" calcext:value-type="float">
            <text:p>0.5190486926</text:p>
          </table:table-cell>
        </table:table-row>
        <table:table-row table:style-name="ro1">
          <table:table-cell office:value-type="float" office:value="0.522668953656341" calcext:value-type="float">
            <text:p>0.5226689537</text:p>
          </table:table-cell>
        </table:table-row>
        <table:table-row table:style-name="ro1">
          <table:table-cell office:value-type="float" office:value="0.526151994399278" calcext:value-type="float">
            <text:p>0.5261519944</text:p>
          </table:table-cell>
        </table:table-row>
        <table:table-row table:style-name="ro1">
          <table:table-cell office:value-type="float" office:value="0.529482365472916" calcext:value-type="float">
            <text:p>0.5294823655</text:p>
          </table:table-cell>
        </table:table-row>
        <table:table-row table:style-name="ro1">
          <table:table-cell office:value-type="float" office:value="0.53264563944198" calcext:value-type="float">
            <text:p>0.5326456394</text:p>
          </table:table-cell>
        </table:table-row>
        <table:table-row table:style-name="ro1">
          <table:table-cell office:value-type="float" office:value="0.535628402759855" calcext:value-type="float">
            <text:p>0.5356284028</text:p>
          </table:table-cell>
        </table:table-row>
        <table:table-row table:style-name="ro1">
          <table:table-cell office:value-type="float" office:value="0.538418247125201" calcext:value-type="float">
            <text:p>0.5384182471</text:p>
          </table:table-cell>
        </table:table-row>
        <table:table-row table:style-name="ro1">
          <table:table-cell office:value-type="float" office:value="0.541003760237715" calcext:value-type="float">
            <text:p>0.5410037602</text:p>
          </table:table-cell>
        </table:table-row>
        <table:table-row table:style-name="ro1">
          <table:table-cell office:value-type="float" office:value="0.543374515953031" calcext:value-type="float">
            <text:p>0.543374516</text:p>
          </table:table-cell>
        </table:table-row>
        <table:table-row table:style-name="ro1">
          <table:table-cell office:value-type="float" office:value="0.545521063836758" calcext:value-type="float">
            <text:p>0.5455210638</text:p>
          </table:table-cell>
        </table:table-row>
        <table:table-row table:style-name="ro1">
          <table:table-cell office:value-type="float" office:value="0.547434918117663" calcext:value-type="float">
            <text:p>0.5474349181</text:p>
          </table:table-cell>
        </table:table-row>
        <table:table-row table:style-name="ro1">
          <table:table-cell office:value-type="float" office:value="0.549108546039991" calcext:value-type="float">
            <text:p>0.549108546</text:p>
          </table:table-cell>
        </table:table-row>
        <table:table-row table:style-name="ro1">
          <table:table-cell office:value-type="float" office:value="0.550535355614931" calcext:value-type="float">
            <text:p>0.5505353556</text:p>
          </table:table-cell>
        </table:table-row>
        <table:table-row table:style-name="ro1">
          <table:table-cell office:value-type="float" office:value="0.55170968277121" calcext:value-type="float">
            <text:p>0.5517096828</text:p>
          </table:table-cell>
        </table:table-row>
        <table:table-row table:style-name="ro1">
          <table:table-cell office:value-type="float" office:value="0.552626777904846" calcext:value-type="float">
            <text:p>0.5526267779</text:p>
          </table:table-cell>
        </table:table-row>
        <table:table-row table:style-name="ro1">
          <table:table-cell office:value-type="float" office:value="0.553282791828024" calcext:value-type="float">
            <text:p>0.5532827918</text:p>
          </table:table-cell>
        </table:table-row>
        <table:table-row table:style-name="ro1">
          <table:table-cell office:value-type="float" office:value="0.553674761117125" calcext:value-type="float">
            <text:p>0.5536747611</text:p>
          </table:table-cell>
        </table:table-row>
        <table:table-row table:style-name="ro1">
          <table:table-cell office:value-type="float" office:value="0.553800592859888" calcext:value-type="float">
            <text:p>0.5538005929</text:p>
          </table:table-cell>
        </table:table-row>
        <table:table-row table:style-name="ro1">
          <table:table-cell office:value-type="float" office:value="0.553659048801714" calcext:value-type="float">
            <text:p>0.5536590488</text:p>
          </table:table-cell>
        </table:table-row>
        <table:table-row table:style-name="ro1">
          <table:table-cell office:value-type="float" office:value="0.553249728891115" calcext:value-type="float">
            <text:p>0.5532497289</text:p>
          </table:table-cell>
        </table:table-row>
        <table:table-row table:style-name="ro1">
          <table:table-cell office:value-type="float" office:value="0.552573054224301" calcext:value-type="float">
            <text:p>0.5525730542</text:p>
          </table:table-cell>
        </table:table-row>
        <table:table-row table:style-name="ro1">
          <table:table-cell office:value-type="float" office:value="0.551630249388899" calcext:value-type="float">
            <text:p>0.5516302494</text:p>
          </table:table-cell>
        </table:table-row>
        <table:table-row table:style-name="ro1">
          <table:table-cell office:value-type="float" office:value="0.550423324206832" calcext:value-type="float">
            <text:p>0.5504233242</text:p>
          </table:table-cell>
        </table:table-row>
        <table:table-row table:style-name="ro1">
          <table:table-cell office:value-type="float" office:value="0.548955054876315" calcext:value-type="float">
            <text:p>0.5489550549</text:p>
          </table:table-cell>
        </table:table-row>
        <table:table-row table:style-name="ro1">
          <table:table-cell office:value-type="float" office:value="0.547228964513012" calcext:value-type="float">
            <text:p>0.5472289645</text:p>
          </table:table-cell>
        </table:table-row>
        <table:table-row table:style-name="ro1">
          <table:table-cell office:value-type="float" office:value="0.545249303090323" calcext:value-type="float">
            <text:p>0.5452493031</text:p>
          </table:table-cell>
        </table:table-row>
        <table:table-row table:style-name="ro1">
          <table:table-cell office:value-type="float" office:value="0.543021026778809" calcext:value-type="float">
            <text:p>0.5430210268</text:p>
          </table:table-cell>
        </table:table-row>
        <table:table-row table:style-name="ro1">
          <table:table-cell office:value-type="float" office:value="0.540549776684767" calcext:value-type="float">
            <text:p>0.5405497767</text:p>
          </table:table-cell>
        </table:table-row>
        <table:table-row table:style-name="ro1">
          <table:table-cell office:value-type="float" office:value="0.537841856987939" calcext:value-type="float">
            <text:p>0.537841857</text:p>
          </table:table-cell>
        </table:table-row>
        <table:table-row table:style-name="ro1">
          <table:table-cell office:value-type="float" office:value="0.534904212478362" calcext:value-type="float">
            <text:p>0.5349042125</text:p>
          </table:table-cell>
        </table:table-row>
        <table:table-row table:style-name="ro1">
          <table:table-cell office:value-type="float" office:value="0.531744405492361" calcext:value-type="float">
            <text:p>0.5317444055</text:p>
          </table:table-cell>
        </table:table-row>
        <table:table-row table:style-name="ro1">
          <table:table-cell office:value-type="float" office:value="0.528370592247679" calcext:value-type="float">
            <text:p>0.5283705922</text:p>
          </table:table-cell>
        </table:table-row>
        <table:table-row table:style-name="ro1">
          <table:table-cell office:value-type="float" office:value="0.524791498577752" calcext:value-type="float">
            <text:p>0.5247914986</text:p>
          </table:table-cell>
        </table:table-row>
        <table:table-row table:style-name="ro1">
          <table:table-cell office:value-type="float" office:value="0.521016395065122" calcext:value-type="float">
            <text:p>0.5210163951</text:p>
          </table:table-cell>
        </table:table-row>
        <table:table-row table:style-name="ro1">
          <table:table-cell office:value-type="float" office:value="0.517055071573988" calcext:value-type="float">
            <text:p>0.5170550716</text:p>
          </table:table-cell>
        </table:table-row>
        <table:table-row table:style-name="ro1">
          <table:table-cell office:value-type="float" office:value="0.512917811181903" calcext:value-type="float">
            <text:p>0.5129178112</text:p>
          </table:table-cell>
        </table:table-row>
        <table:table-row table:style-name="ro1">
          <table:table-cell office:value-type="float" office:value="0.508615363510608" calcext:value-type="float">
            <text:p>0.5086153635</text:p>
          </table:table-cell>
        </table:table-row>
        <table:table-row table:style-name="ro1">
          <table:table-cell office:value-type="float" office:value="0.504158917456005" calcext:value-type="float">
            <text:p>0.5041589175</text:p>
          </table:table-cell>
        </table:table-row>
        <table:table-row table:style-name="ro1">
          <table:table-cell office:value-type="float" office:value="0.499560073317279" calcext:value-type="float">
            <text:p>0.4995600733</text:p>
          </table:table-cell>
        </table:table-row>
        <table:table-row table:style-name="ro1">
          <table:table-cell office:value-type="float" office:value="0.494830814325147" calcext:value-type="float">
            <text:p>0.4948308143</text:p>
          </table:table-cell>
        </table:table-row>
        <table:table-row table:style-name="ro1">
          <table:table-cell office:value-type="float" office:value="0.489983477569257" calcext:value-type="float">
            <text:p>0.4899834776</text:p>
          </table:table-cell>
        </table:table-row>
        <table:table-row table:style-name="ro1">
          <table:table-cell office:value-type="float" office:value="0.48503072432473" calcext:value-type="float">
            <text:p>0.4850307243</text:p>
          </table:table-cell>
        </table:table-row>
        <table:table-row table:style-name="ro1">
          <table:table-cell office:value-type="float" office:value="0.479985509777832" calcext:value-type="float">
            <text:p>0.4799855098</text:p>
          </table:table-cell>
        </table:table-row>
        <table:table-row table:style-name="ro1">
          <table:table-cell office:value-type="float" office:value="0.474861052150796" calcext:value-type="float">
            <text:p>0.4748610522</text:p>
          </table:table-cell>
        </table:table-row>
        <table:table-row table:style-name="ro1">
          <table:table-cell office:value-type="float" office:value="0.469670801225779" calcext:value-type="float">
            <text:p>0.4696708012</text:p>
          </table:table-cell>
        </table:table-row>
        <table:table-row table:style-name="ro1">
          <table:table-cell office:value-type="float" office:value="0.464428406267962" calcext:value-type="float">
            <text:p>0.4644284063</text:p>
          </table:table-cell>
        </table:table-row>
        <table:table-row table:style-name="ro1">
          <table:table-cell office:value-type="float" office:value="0.459147683347793" calcext:value-type="float">
            <text:p>0.4591476833</text:p>
          </table:table-cell>
        </table:table-row>
        <table:table-row table:style-name="ro1">
          <table:table-cell office:value-type="float" office:value="0.453842582062362" calcext:value-type="float">
            <text:p>0.4538425821</text:p>
          </table:table-cell>
        </table:table-row>
        <table:table-row table:style-name="ro1">
          <table:table-cell office:value-type="float" office:value="0.448527151655927" calcext:value-type="float">
            <text:p>0.4485271517</text:p>
          </table:table-cell>
        </table:table-row>
        <table:table-row table:style-name="ro1">
          <table:table-cell office:value-type="float" office:value="0.443215506539574" calcext:value-type="float">
            <text:p>0.4432155065</text:p>
          </table:table-cell>
        </table:table-row>
        <table:table-row table:style-name="ro1">
          <table:table-cell office:value-type="float" office:value="0.437921791210018" calcext:value-type="float">
            <text:p>0.4379217912</text:p>
          </table:table-cell>
        </table:table-row>
        <table:table-row table:style-name="ro1">
          <table:table-cell office:value-type="float" office:value="0.432660144567547" calcext:value-type="float">
            <text:p>0.4326601446</text:p>
          </table:table-cell>
        </table:table-row>
        <table:table-row table:style-name="ro1">
          <table:table-cell office:value-type="float" office:value="0.427444663633106" calcext:value-type="float">
            <text:p>0.4274446636</text:p>
          </table:table-cell>
        </table:table-row>
        <table:table-row table:style-name="ro1">
          <table:table-cell office:value-type="float" office:value="0.422289366664518" calcext:value-type="float">
            <text:p>0.4222893667</text:p>
          </table:table-cell>
        </table:table-row>
        <table:table-row table:style-name="ro1">
          <table:table-cell office:value-type="float" office:value="0.417208155671854" calcext:value-type="float">
            <text:p>0.4172081557</text:p>
          </table:table-cell>
        </table:table-row>
        <table:table-row table:style-name="ro1">
          <table:table-cell office:value-type="float" office:value="0.412214778331928" calcext:value-type="float">
            <text:p>0.4122147783</text:p>
          </table:table-cell>
        </table:table-row>
        <table:table-row table:style-name="ro1">
          <table:table-cell office:value-type="float" office:value="0.407322789301955" calcext:value-type="float">
            <text:p>0.4073227893</text:p>
          </table:table-cell>
        </table:table-row>
        <table:table-row table:style-name="ro1">
          <table:table-cell office:value-type="float" office:value="0.402545510932325" calcext:value-type="float">
            <text:p>0.4025455109</text:p>
          </table:table-cell>
        </table:table-row>
        <table:table-row table:style-name="ro1">
          <table:table-cell office:value-type="float" office:value="0.397895993378537" calcext:value-type="float">
            <text:p>0.3978959934</text:p>
          </table:table-cell>
        </table:table-row>
        <table:table-row table:style-name="ro1">
          <table:table-cell office:value-type="float" office:value="0.393386974112266" calcext:value-type="float">
            <text:p>0.3933869741</text:p>
          </table:table-cell>
        </table:table-row>
        <table:table-row table:style-name="ro1">
          <table:table-cell office:value-type="float" office:value="0.389030836831563" calcext:value-type="float">
            <text:p>0.3890308368</text:p>
          </table:table-cell>
        </table:table-row>
        <table:table-row table:style-name="ro1">
          <table:table-cell office:value-type="float" office:value="0.384839569770213" calcext:value-type="float">
            <text:p>0.3848395698</text:p>
          </table:table-cell>
        </table:table-row>
        <table:table-row table:style-name="ro1">
          <table:table-cell office:value-type="float" office:value="0.380824723406217" calcext:value-type="float">
            <text:p>0.3808247234</text:p>
          </table:table-cell>
        </table:table-row>
        <table:table-row table:style-name="ro1">
          <table:table-cell office:value-type="float" office:value="0.376997367569424" calcext:value-type="float">
            <text:p>0.3769973676</text:p>
          </table:table-cell>
        </table:table-row>
        <table:table-row table:style-name="ro1">
          <table:table-cell office:value-type="float" office:value="0.373368047948298" calcext:value-type="float">
            <text:p>0.3733680479</text:p>
          </table:table-cell>
        </table:table-row>
        <table:table-row table:style-name="ro1">
          <table:table-cell office:value-type="float" office:value="0.369946741995831" calcext:value-type="float">
            <text:p>0.369946742</text:p>
          </table:table-cell>
        </table:table-row>
        <table:table-row table:style-name="ro1">
          <table:table-cell office:value-type="float" office:value="0.366742814234592" calcext:value-type="float">
            <text:p>0.3667428142</text:p>
          </table:table-cell>
        </table:table-row>
        <table:table-row table:style-name="ro1">
          <table:table-cell office:value-type="float" office:value="0.36376497096092" calcext:value-type="float">
            <text:p>0.363764971</text:p>
          </table:table-cell>
        </table:table-row>
        <table:table-row table:style-name="ro1">
          <table:table-cell office:value-type="float" office:value="0.361021214348254" calcext:value-type="float">
            <text:p>0.3610212143</text:p>
          </table:table-cell>
        </table:table-row>
        <table:table-row table:style-name="ro1">
          <table:table-cell office:value-type="float" office:value="0.358518795949605" calcext:value-type="float">
            <text:p>0.3585187959</text:p>
          </table:table-cell>
        </table:table-row>
        <table:table-row table:style-name="ro1">
          <table:table-cell office:value-type="float" office:value="0.356264169599171" calcext:value-type="float">
            <text:p>0.3562641696</text:p>
          </table:table-cell>
        </table:table-row>
        <table:table-row table:style-name="ro1">
          <table:table-cell office:value-type="float" office:value="0.354262943713088" calcext:value-type="float">
            <text:p>0.3542629437</text:p>
          </table:table-cell>
        </table:table-row>
        <table:table-row table:style-name="ro1">
          <table:table-cell office:value-type="float" office:value="0.352519832989326" calcext:value-type="float">
            <text:p>0.352519833</text:p>
          </table:table-cell>
        </table:table-row>
        <table:table-row table:style-name="ro1">
          <table:table-cell office:value-type="float" office:value="0.351038609506721" calcext:value-type="float">
            <text:p>0.3510386095</text:p>
          </table:table-cell>
        </table:table-row>
        <table:table-row table:style-name="ro1">
          <table:table-cell office:value-type="float" office:value="0.349822053223154" calcext:value-type="float">
            <text:p>0.3498220532</text:p>
          </table:table-cell>
        </table:table-row>
        <table:table-row table:style-name="ro1">
          <table:table-cell office:value-type="float" office:value="0.348871901872862" calcext:value-type="float">
            <text:p>0.3488719019</text:p>
          </table:table-cell>
        </table:table-row>
        <table:table-row table:style-name="ro1">
          <table:table-cell office:value-type="float" office:value="0.348188800262894" calcext:value-type="float">
            <text:p>0.3481888003</text:p>
          </table:table-cell>
        </table:table-row>
        <table:table-row table:style-name="ro1">
          <table:table-cell office:value-type="float" office:value="0.347772248968715" calcext:value-type="float">
            <text:p>0.347772249</text:p>
          </table:table-cell>
        </table:table-row>
        <table:table-row table:style-name="ro1">
          <table:table-cell office:value-type="float" office:value="0.347620552428932" calcext:value-type="float">
            <text:p>0.3476205524</text:p>
          </table:table-cell>
        </table:table-row>
        <table:table-row table:style-name="ro1">
          <table:table-cell office:value-type="float" office:value="0.34773076643918" calcext:value-type="float">
            <text:p>0.3477307664</text:p>
          </table:table-cell>
        </table:table-row>
        <table:table-row table:style-name="ro1">
          <table:table-cell office:value-type="float" office:value="0.348098645045137" calcext:value-type="float">
            <text:p>0.348098645</text:p>
          </table:table-cell>
        </table:table-row>
        <table:table-row table:style-name="ro1">
          <table:table-cell office:value-type="float" office:value="0.348718586834684" calcext:value-type="float">
            <text:p>0.3487185868</text:p>
          </table:table-cell>
        </table:table-row>
        <table:table-row table:style-name="ro1">
          <table:table-cell office:value-type="float" office:value="0.349583580629203" calcext:value-type="float">
            <text:p>0.3495835806</text:p>
          </table:table-cell>
        </table:table-row>
        <table:table-row table:style-name="ro1">
          <table:table-cell office:value-type="float" office:value="0.350685150574012" calcext:value-type="float">
            <text:p>0.3506851506</text:p>
          </table:table-cell>
        </table:table-row>
        <table:table-row table:style-name="ro1">
          <table:table-cell office:value-type="float" office:value="0.35201330062796" calcext:value-type="float">
            <text:p>0.3520133006</text:p>
          </table:table-cell>
        </table:table-row>
        <table:table-row table:style-name="ro1">
          <table:table-cell office:value-type="float" office:value="0.353556458452131" calcext:value-type="float">
            <text:p>0.3535564585</text:p>
          </table:table-cell>
        </table:table-row>
        <table:table-row table:style-name="ro1">
          <table:table-cell office:value-type="float" office:value="0.355301418697714" calcext:value-type="float">
            <text:p>0.3553014187</text:p>
          </table:table-cell>
        </table:table-row>
        <table:table-row table:style-name="ro1">
          <table:table-cell office:value-type="float" office:value="0.357233285693003" calcext:value-type="float">
            <text:p>0.3572332857</text:p>
          </table:table-cell>
        </table:table-row>
        <table:table-row table:style-name="ro1">
          <table:table-cell office:value-type="float" office:value="0.359335415529543" calcext:value-type="float">
            <text:p>0.3593354155</text:p>
          </table:table-cell>
        </table:table-row>
        <table:table-row table:style-name="ro1">
          <table:table-cell office:value-type="float" office:value="0.361589357547407" calcext:value-type="float">
            <text:p>0.3615893575</text:p>
          </table:table-cell>
        </table:table-row>
        <table:table-row table:style-name="ro1">
          <table:table-cell office:value-type="float" office:value="0.363974795219621" calcext:value-type="float">
            <text:p>0.3639747952</text:p>
          </table:table-cell>
        </table:table-row>
        <table:table-row table:style-name="ro1">
          <table:table-cell office:value-type="float" office:value="0.366469486435733" calcext:value-type="float">
            <text:p>0.3664694864</text:p>
          </table:table-cell>
        </table:table-row>
        <table:table-row table:style-name="ro1">
          <table:table-cell office:value-type="float" office:value="0.369049203184511" calcext:value-type="float">
            <text:p>0.3690492032</text:p>
          </table:table-cell>
        </table:table-row>
        <table:table-row table:style-name="ro1">
          <table:table-cell office:value-type="float" office:value="0.371687670635792" calcext:value-type="float">
            <text:p>0.3716876706</text:p>
          </table:table-cell>
        </table:table-row>
        <table:table-row table:style-name="ro1">
          <table:table-cell office:value-type="float" office:value="0.374356505621467" calcext:value-type="float">
            <text:p>0.3743565056</text:p>
          </table:table-cell>
        </table:table-row>
        <table:table-row table:style-name="ro1">
          <table:table-cell office:value-type="float" office:value="0.499136396596975" calcext:value-type="float">
            <text:p>0.4991363966</text:p>
          </table:table-cell>
        </table:table-row>
        <table:table-row table:style-name="ro1">
          <table:table-cell office:value-type="float" office:value="0.503183644171871" calcext:value-type="float">
            <text:p>0.5031836442</text:p>
          </table:table-cell>
        </table:table-row>
        <table:table-row table:style-name="ro1">
          <table:table-cell office:value-type="float" office:value="0.507186491879268" calcext:value-type="float">
            <text:p>0.5071864919</text:p>
          </table:table-cell>
        </table:table-row>
        <table:table-row table:style-name="ro1">
          <table:table-cell office:value-type="float" office:value="0.511124281911332" calcext:value-type="float">
            <text:p>0.5111242819</text:p>
          </table:table-cell>
        </table:table-row>
        <table:table-row table:style-name="ro1">
          <table:table-cell office:value-type="float" office:value="0.514977408479055" calcext:value-type="float">
            <text:p>0.5149774085</text:p>
          </table:table-cell>
        </table:table-row>
        <table:table-row table:style-name="ro1">
          <table:table-cell office:value-type="float" office:value="0.518727312856696" calcext:value-type="float">
            <text:p>0.5187273129</text:p>
          </table:table-cell>
        </table:table-row>
        <table:table-row table:style-name="ro1">
          <table:table-cell office:value-type="float" office:value="0.522356477823318" calcext:value-type="float">
            <text:p>0.5223564778</text:p>
          </table:table-cell>
        </table:table-row>
        <table:table-row table:style-name="ro1">
          <table:table-cell office:value-type="float" office:value="0.525848421501429" calcext:value-type="float">
            <text:p>0.5258484215</text:p>
          </table:table-cell>
        </table:table-row>
        <table:table-row table:style-name="ro1">
          <table:table-cell office:value-type="float" office:value="0.529187690592723" calcext:value-type="float">
            <text:p>0.5291876906</text:p>
          </table:table-cell>
        </table:table-row>
        <table:table-row table:style-name="ro1">
          <table:table-cell office:value-type="float" office:value="0.532359853010914" calcext:value-type="float">
            <text:p>0.532359853</text:p>
          </table:table-cell>
        </table:table-row>
        <table:table-row table:style-name="ro1">
          <table:table-cell office:value-type="float" office:value="0.535351489911676" calcext:value-type="float">
            <text:p>0.5353514899</text:p>
          </table:table-cell>
        </table:table-row>
        <table:table-row table:style-name="ro1">
          <table:table-cell office:value-type="float" office:value="0.53815018711968" calcext:value-type="float">
            <text:p>0.5381501871</text:p>
          </table:table-cell>
        </table:table-row>
        <table:table-row table:style-name="ro1">
          <table:table-cell office:value-type="float" office:value="0.54074452595273" calcext:value-type="float">
            <text:p>0.540744526</text:p>
          </table:table-cell>
        </table:table-row>
        <table:table-row table:style-name="ro1">
          <table:table-cell office:value-type="float" office:value="0.543124073442995" calcext:value-type="float">
            <text:p>0.5431240734</text:p>
          </table:table-cell>
        </table:table-row>
        <table:table-row table:style-name="ro1">
          <table:table-cell office:value-type="float" office:value="0.54527937195535" calcext:value-type="float">
            <text:p>0.545279372</text:p>
          </table:table-cell>
        </table:table-row>
        <table:table-row table:style-name="ro1">
          <table:table-cell office:value-type="float" office:value="0.547201928202804" calcext:value-type="float">
            <text:p>0.5472019282</text:p>
          </table:table-cell>
        </table:table-row>
        <table:table-row table:style-name="ro1">
          <table:table-cell office:value-type="float" office:value="0.548884201659039" calcext:value-type="float">
            <text:p>0.5488842017</text:p>
          </table:table-cell>
        </table:table-row>
        <table:table-row table:style-name="ro1">
          <table:table-cell office:value-type="float" office:value="0.550319592368038" calcext:value-type="float">
            <text:p>0.5503195924</text:p>
          </table:table-cell>
        </table:table-row>
        <table:table-row table:style-name="ro1">
          <table:table-cell office:value-type="float" office:value="0.551502428150819" calcext:value-type="float">
            <text:p>0.5515024282</text:p>
          </table:table-cell>
        </table:table-row>
        <table:table-row table:style-name="ro1">
          <table:table-cell office:value-type="float" office:value="0.552427951209269" calcext:value-type="float">
            <text:p>0.5524279512</text:p>
          </table:table-cell>
        </table:table-row>
        <table:table-row table:style-name="ro1">
          <table:table-cell office:value-type="float" office:value="0.553092304127069" calcext:value-type="float">
            <text:p>0.5530923041</text:p>
          </table:table-cell>
        </table:table-row>
        <table:table-row table:style-name="ro1">
          <table:table-cell office:value-type="float" office:value="0.553492515267731" calcext:value-type="float">
            <text:p>0.5534925153</text:p>
          </table:table-cell>
        </table:table-row>
        <table:table-row table:style-name="ro1">
          <table:table-cell office:value-type="float" office:value="0.553626483569722" calcext:value-type="float">
            <text:p>0.5536264836</text:p>
          </table:table-cell>
        </table:table-row>
        <table:table-row table:style-name="ro1">
          <table:table-cell office:value-type="float" office:value="0.553492962738695" calcext:value-type="float">
            <text:p>0.5534929627</text:p>
          </table:table-cell>
        </table:table-row>
        <table:table-row table:style-name="ro1">
          <table:table-cell office:value-type="float" office:value="0.553091544836817" calcext:value-type="float">
            <text:p>0.5530915448</text:p>
          </table:table-cell>
        </table:table-row>
        <table:table-row table:style-name="ro1">
          <table:table-cell office:value-type="float" office:value="0.552422643269199" calcext:value-type="float">
            <text:p>0.5524226433</text:p>
          </table:table-cell>
        </table:table-row>
        <table:table-row table:style-name="ro1">
          <table:table-cell office:value-type="float" office:value="0.551487475167417" calcext:value-type="float">
            <text:p>0.5514874752</text:p>
          </table:table-cell>
        </table:table-row>
        <table:table-row table:style-name="ro1">
          <table:table-cell office:value-type="float" office:value="0.550288043170143" calcext:value-type="float">
            <text:p>0.5502880432</text:p>
          </table:table-cell>
        </table:table-row>
        <table:table-row table:style-name="ro1">
          <table:table-cell office:value-type="float" office:value="0.548827116600868" calcext:value-type="float">
            <text:p>0.5488271166</text:p>
          </table:table-cell>
        </table:table-row>
        <table:table-row table:style-name="ro1">
          <table:table-cell office:value-type="float" office:value="0.547108212042731" calcext:value-type="float">
            <text:p>0.547108212</text:p>
          </table:table-cell>
        </table:table-row>
        <table:table-row table:style-name="ro1">
          <table:table-cell office:value-type="float" office:value="0.545135573310435" calcext:value-type="float">
            <text:p>0.5451355733</text:p>
          </table:table-cell>
        </table:table-row>
        <table:table-row table:style-name="ro1">
          <table:table-cell office:value-type="float" office:value="0.54291415081928" calcext:value-type="float">
            <text:p>0.5429141508</text:p>
          </table:table-cell>
        </table:table-row>
        <table:table-row table:style-name="ro1">
          <table:table-cell office:value-type="float" office:value="0.540449580351279" calcext:value-type="float">
            <text:p>0.5404495804</text:p>
          </table:table-cell>
        </table:table-row>
        <table:table-row table:style-name="ro1">
          <table:table-cell office:value-type="float" office:value="0.537748161218384" calcext:value-type="float">
            <text:p>0.5377481612</text:p>
          </table:table-cell>
        </table:table-row>
        <table:table-row table:style-name="ro1">
          <table:table-cell office:value-type="float" office:value="0.534816833822803" calcext:value-type="float">
            <text:p>0.5348168338</text:p>
          </table:table-cell>
        </table:table-row>
        <table:table-row table:style-name="ro1">
          <table:table-cell office:value-type="float" office:value="0.531663156614428" calcext:value-type="float">
            <text:p>0.5316631566</text:p>
          </table:table-cell>
        </table:table-row>
        <table:table-row table:style-name="ro1">
          <table:table-cell office:value-type="float" office:value="0.528295282445349" calcext:value-type="float">
            <text:p>0.5282952824</text:p>
          </table:table-cell>
        </table:table-row>
        <table:table-row table:style-name="ro1">
          <table:table-cell office:value-type="float" office:value="0.524721934321474" calcext:value-type="float">
            <text:p>0.5247219343</text:p>
          </table:table-cell>
        </table:table-row>
        <table:table-row table:style-name="ro1">
          <table:table-cell office:value-type="float" office:value="0.520952380551253" calcext:value-type="float">
            <text:p>0.5209523806</text:p>
          </table:table-cell>
        </table:table-row>
        <table:table-row table:style-name="ro1">
          <table:table-cell office:value-type="float" office:value="0.51699640929149" calcext:value-type="float">
            <text:p>0.5169964093</text:p>
          </table:table-cell>
        </table:table-row>
        <table:table-row table:style-name="ro1">
          <table:table-cell office:value-type="float" office:value="0.512864302490264" calcext:value-type="float">
            <text:p>0.5128643025</text:p>
          </table:table-cell>
        </table:table-row>
        <table:table-row table:style-name="ro1">
          <table:table-cell office:value-type="float" office:value="0.508566809226945" calcext:value-type="float">
            <text:p>0.5085668092</text:p>
          </table:table-cell>
        </table:table-row>
        <table:table-row table:style-name="ro1">
          <table:table-cell office:value-type="float" office:value="0.50411511844931" calcext:value-type="float">
            <text:p>0.5041151184</text:p>
          </table:table-cell>
        </table:table-row>
        <table:table-row table:style-name="ro1">
          <table:table-cell office:value-type="float" office:value="0.49952083110776" calcext:value-type="float">
            <text:p>0.4995208311</text:p>
          </table:table-cell>
        </table:table-row>
        <table:table-row table:style-name="ro1">
          <table:table-cell office:value-type="float" office:value="0.494795931686631" calcext:value-type="float">
            <text:p>0.4947959317</text:p>
          </table:table-cell>
        </table:table-row>
        <table:table-row table:style-name="ro1">
          <table:table-cell office:value-type="float" office:value="0.489952759132615" calcext:value-type="float">
            <text:p>0.4899527591</text:p>
          </table:table-cell>
        </table:table-row>
        <table:table-row table:style-name="ro1">
          <table:table-cell office:value-type="float" office:value="0.485003977180264" calcext:value-type="float">
            <text:p>0.4850039772</text:p>
          </table:table-cell>
        </table:table-row>
        <table:table-row table:style-name="ro1">
          <table:table-cell office:value-type="float" office:value="0.479962544074614" calcext:value-type="float">
            <text:p>0.4799625441</text:p>
          </table:table-cell>
        </table:table-row>
        <table:table-row table:style-name="ro1">
          <table:table-cell office:value-type="float" office:value="0.474841681690887" calcext:value-type="float">
            <text:p>0.4748416817</text:p>
          </table:table-cell>
        </table:table-row>
        <table:table-row table:style-name="ro1">
          <table:table-cell office:value-type="float" office:value="0.469654844051309" calcext:value-type="float">
            <text:p>0.4696548441</text:p>
          </table:table-cell>
        </table:table-row>
        <table:table-row table:style-name="ro1">
          <table:table-cell office:value-type="float" office:value="0.464415685239019" calcext:value-type="float">
            <text:p>0.4644156852</text:p>
          </table:table-cell>
        </table:table-row>
        <table:table-row table:style-name="ro1">
          <table:table-cell office:value-type="float" office:value="0.459138026709079" calcext:value-type="float">
            <text:p>0.4591380267</text:p>
          </table:table-cell>
        </table:table-row>
        <table:table-row table:style-name="ro1">
          <table:table-cell office:value-type="float" office:value="0.453835823996585" calcext:value-type="float">
            <text:p>0.453835824</text:p>
          </table:table-cell>
        </table:table-row>
        <table:table-row table:style-name="ro1">
          <table:table-cell office:value-type="float" office:value="0.448523132821871" calcext:value-type="float">
            <text:p>0.4485231328</text:p>
          </table:table-cell>
        </table:table-row>
        <table:table-row table:style-name="ro1">
          <table:table-cell office:value-type="float" office:value="0.443214074592824" calcext:value-type="float">
            <text:p>0.4432140746</text:p>
          </table:table-cell>
        </table:table-row>
        <table:table-row table:style-name="ro1">
          <table:table-cell office:value-type="float" office:value="0.437922801304289" calcext:value-type="float">
            <text:p>0.4379228013</text:p>
          </table:table-cell>
        </table:table-row>
        <table:table-row table:style-name="ro1">
          <table:table-cell office:value-type="float" office:value="0.432663459834573" calcext:value-type="float">
            <text:p>0.4326634598</text:p>
          </table:table-cell>
        </table:table-row>
        <table:table-row table:style-name="ro1">
          <table:table-cell office:value-type="float" office:value="0.427450155639055" calcext:value-type="float">
            <text:p>0.4274501556</text:p>
          </table:table-cell>
        </table:table-row>
        <table:table-row table:style-name="ro1">
          <table:table-cell office:value-type="float" office:value="0.422296915840889" calcext:value-type="float">
            <text:p>0.4222969158</text:p>
          </table:table-cell>
        </table:table-row>
        <table:table-row table:style-name="ro1">
          <table:table-cell office:value-type="float" office:value="0.417217651718812" calcext:value-type="float">
            <text:p>0.4172176517</text:p>
          </table:table-cell>
        </table:table-row>
        <table:table-row table:style-name="ro1">
          <table:table-cell office:value-type="float" office:value="0.412226120592044" calcext:value-type="float">
            <text:p>0.4122261206</text:p>
          </table:table-cell>
        </table:table-row>
        <table:table-row table:style-name="ro1">
          <table:table-cell office:value-type="float" office:value="0.407335887102297" calcext:value-type="float">
            <text:p>0.4073358871</text:p>
          </table:table-cell>
        </table:table-row>
        <table:table-row table:style-name="ro1">
          <table:table-cell office:value-type="float" office:value="0.402560283892872" calcext:value-type="float">
            <text:p>0.4025602839</text:p>
          </table:table-cell>
        </table:table-row>
        <table:table-row table:style-name="ro1">
          <table:table-cell office:value-type="float" office:value="0.397912371684865" calcext:value-type="float">
            <text:p>0.3979123717</text:p>
          </table:table-cell>
        </table:table-row>
        <table:table-row table:style-name="ro1">
          <table:table-cell office:value-type="float" office:value="0.393404898750469" calcext:value-type="float">
            <text:p>0.3934048988</text:p>
          </table:table-cell>
        </table:table-row>
        <table:table-row table:style-name="ro1">
          <table:table-cell office:value-type="float" office:value="0.389050259783371" calcext:value-type="float">
            <text:p>0.3890502598</text:p>
          </table:table-cell>
        </table:table-row>
        <table:table-row table:style-name="ro1">
          <table:table-cell office:value-type="float" office:value="0.384860454166258" calcext:value-type="float">
            <text:p>0.3848604542</text:p>
          </table:table-cell>
        </table:table-row>
        <table:table-row table:style-name="ro1">
          <table:table-cell office:value-type="float" office:value="0.380847043635412" calcext:value-type="float">
            <text:p>0.3808470436</text:p>
          </table:table-cell>
        </table:table-row>
        <table:table-row table:style-name="ro1">
          <table:table-cell office:value-type="float" office:value="0.377021109342409" calcext:value-type="float">
            <text:p>0.3770211093</text:p>
          </table:table-cell>
        </table:table-row>
        <table:table-row table:style-name="ro1">
          <table:table-cell office:value-type="float" office:value="0.373393208312922" calcext:value-type="float">
            <text:p>0.3733932083</text:p>
          </table:table-cell>
        </table:table-row>
        <table:table-row table:style-name="ro1">
          <table:table-cell office:value-type="float" office:value="0.369973329302613" calcext:value-type="float">
            <text:p>0.3699733293</text:p>
          </table:table-cell>
        </table:table-row>
        <table:table-row table:style-name="ro1">
          <table:table-cell office:value-type="float" office:value="0.366770848050132" calcext:value-type="float">
            <text:p>0.3667708481</text:p>
          </table:table-cell>
        </table:table-row>
        <table:table-row table:style-name="ro1">
          <table:table-cell office:value-type="float" office:value="0.363794481927217" calcext:value-type="float">
            <text:p>0.3637944819</text:p>
          </table:table-cell>
        </table:table-row>
        <table:table-row table:style-name="ro1">
          <table:table-cell office:value-type="float" office:value="0.361052243985881" calcext:value-type="float">
            <text:p>0.361052244</text:p>
          </table:table-cell>
        </table:table-row>
        <table:table-row table:style-name="ro1">
          <table:table-cell office:value-type="float" office:value="0.358551396402717" calcext:value-type="float">
            <text:p>0.3585513964</text:p>
          </table:table-cell>
        </table:table-row>
        <table:table-row table:style-name="ro1">
          <table:table-cell office:value-type="float" office:value="0.356298403320284" calcext:value-type="float">
            <text:p>0.3562984033</text:p>
          </table:table-cell>
        </table:table-row>
        <table:table-row table:style-name="ro1">
          <table:table-cell office:value-type="float" office:value="0.354298883085607" calcext:value-type="float">
            <text:p>0.3542988831</text:p>
          </table:table-cell>
        </table:table-row>
        <table:table-row table:style-name="ro1">
          <table:table-cell office:value-type="float" office:value="0.352557559885764" calcext:value-type="float">
            <text:p>0.3525575599</text:p>
          </table:table-cell>
        </table:table-row>
        <table:table-row table:style-name="ro1">
          <table:table-cell office:value-type="float" office:value="0.351078214780584" calcext:value-type="float">
            <text:p>0.3510782148</text:p>
          </table:table-cell>
        </table:table-row>
        <table:table-row table:style-name="ro1">
          <table:table-cell office:value-type="float" office:value="0.349863636132434" calcext:value-type="float">
            <text:p>0.3498636361</text:p>
          </table:table-cell>
        </table:table-row>
        <table:table-row table:style-name="ro1">
          <table:table-cell office:value-type="float" office:value="0.348915569433115" calcext:value-type="float">
            <text:p>0.3489155694</text:p>
          </table:table-cell>
        </table:table-row>
        <table:table-row table:style-name="ro1">
          <table:table-cell office:value-type="float" office:value="0.348234666527845" calcext:value-type="float">
            <text:p>0.3482346665</text:p>
          </table:table-cell>
        </table:table-row>
        <table:table-row table:style-name="ro1">
          <table:table-cell office:value-type="float" office:value="0.347820434236357" calcext:value-type="float">
            <text:p>0.3478204342</text:p>
          </table:table-cell>
        </table:table-row>
        <table:table-row table:style-name="ro1">
          <table:table-cell office:value-type="float" office:value="0.34767118237108" calcext:value-type="float">
            <text:p>0.3476711824</text:p>
          </table:table-cell>
        </table:table-row>
        <table:table-row table:style-name="ro1">
          <table:table-cell office:value-type="float" office:value="0.347783971152435" calcext:value-type="float">
            <text:p>0.3477839712</text:p>
          </table:table-cell>
        </table:table-row>
        <table:table-row table:style-name="ro1">
          <table:table-cell office:value-type="float" office:value="0.348154558021218" calcext:value-type="float">
            <text:p>0.348154558</text:p>
          </table:table-cell>
        </table:table-row>
        <table:table-row table:style-name="ro1">
          <table:table-cell office:value-type="float" office:value="0.348777343848085" calcext:value-type="float">
            <text:p>0.3487773438</text:p>
          </table:table-cell>
        </table:table-row>
        <table:table-row table:style-name="ro1">
          <table:table-cell office:value-type="float" office:value="0.349645318540146" calcext:value-type="float">
            <text:p>0.3496453185</text:p>
          </table:table-cell>
        </table:table-row>
        <table:table-row table:style-name="ro1">
          <table:table-cell office:value-type="float" office:value="0.350750006044641" calcext:value-type="float">
            <text:p>0.350750006</text:p>
          </table:table-cell>
        </table:table-row>
        <table:table-row table:style-name="ro1">
          <table:table-cell office:value-type="float" office:value="0.352081408749733" calcext:value-type="float">
            <text:p>0.3520814087</text:p>
          </table:table-cell>
        </table:table-row>
        <table:table-row table:style-name="ro1">
          <table:table-cell office:value-type="float" office:value="0.353627951282389" calcext:value-type="float">
            <text:p>0.3536279513</text:p>
          </table:table-cell>
        </table:table-row>
        <table:table-row table:style-name="ro1">
          <table:table-cell office:value-type="float" office:value="0.355376423703363" calcext:value-type="float">
            <text:p>0.3553764237</text:p>
          </table:table-cell>
        </table:table-row>
        <table:table-row table:style-name="ro1">
          <table:table-cell office:value-type="float" office:value="0.35731192409928" calcext:value-type="float">
            <text:p>0.3573119241</text:p>
          </table:table-cell>
        </table:table-row>
        <table:table-row table:style-name="ro1">
          <table:table-cell office:value-type="float" office:value="0.359417800571819" calcext:value-type="float">
            <text:p>0.3594178006</text:p>
          </table:table-cell>
        </table:table-row>
        <table:table-row table:style-name="ro1">
          <table:table-cell office:value-type="float" office:value="0.361675592623993" calcext:value-type="float">
            <text:p>0.3616755926</text:p>
          </table:table-cell>
        </table:table-row>
        <table:table-row table:style-name="ro1">
          <table:table-cell office:value-type="float" office:value="0.364064971943529" calcext:value-type="float">
            <text:p>0.3640649719</text:p>
          </table:table-cell>
        </table:table-row>
        <table:table-row table:style-name="ro1">
          <table:table-cell office:value-type="float" office:value="0.366563682583357" calcext:value-type="float">
            <text:p>0.3665636826</text:p>
          </table:table-cell>
        </table:table-row>
        <table:table-row table:style-name="ro1">
          <table:table-cell office:value-type="float" office:value="0.369147480539177" calcext:value-type="float">
            <text:p>0.3691474805</text:p>
          </table:table-cell>
        </table:table-row>
        <table:table-row table:style-name="ro1">
          <table:table-cell office:value-type="float" office:value="0.371790072724144" calcext:value-type="float">
            <text:p>0.3717900727</text:p>
          </table:table-cell>
        </table:table-row>
        <table:table-row table:style-name="ro1">
          <table:table-cell office:value-type="float" office:value="0.374463055340651" calcext:value-type="float">
            <text:p>0.3744630553</text:p>
          </table:table-cell>
        </table:table-row>
        <table:table-row table:style-name="ro1">
          <table:table-cell office:value-type="float" office:value="0.498848362224294" calcext:value-type="float">
            <text:p>0.4988483622</text:p>
          </table:table-cell>
        </table:table-row>
        <table:table-row table:style-name="ro1">
          <table:table-cell office:value-type="float" office:value="0.502902423239897" calcext:value-type="float">
            <text:p>0.5029024232</text:p>
          </table:table-cell>
        </table:table-row>
        <table:table-row table:style-name="ro1">
          <table:table-cell office:value-type="float" office:value="0.506912080772794" calcext:value-type="float">
            <text:p>0.5069120808</text:p>
          </table:table-cell>
        </table:table-row>
        <table:table-row table:style-name="ro1">
          <table:table-cell office:value-type="float" office:value="0.510856674182647" calcext:value-type="float">
            <text:p>0.5108566742</text:p>
          </table:table-cell>
        </table:table-row>
        <table:table-row table:style-name="ro1">
          <table:table-cell office:value-type="float" office:value="0.51471659422292" calcext:value-type="float">
            <text:p>0.5147165942</text:p>
          </table:table-cell>
        </table:table-row>
        <table:table-row table:style-name="ro1">
          <table:table-cell office:value-type="float" office:value="0.518473278143918" calcext:value-type="float">
            <text:p>0.5184732781</text:p>
          </table:table-cell>
        </table:table-row>
        <table:table-row table:style-name="ro1">
          <table:table-cell office:value-type="float" office:value="0.522109204191362" calcext:value-type="float">
            <text:p>0.5221092042</text:p>
          </table:table-cell>
        </table:table-row>
        <table:table-row table:style-name="ro1">
          <table:table-cell office:value-type="float" office:value="0.52560788550049" calcext:value-type="float">
            <text:p>0.5256078855</text:p>
          </table:table-cell>
        </table:table-row>
        <table:table-row table:style-name="ro1">
          <table:table-cell office:value-type="float" office:value="0.528953863385696" calcext:value-type="float">
            <text:p>0.5289538634</text:p>
          </table:table-cell>
        </table:table-row>
        <table:table-row table:style-name="ro1">
          <table:table-cell office:value-type="float" office:value="0.532132700025698" calcext:value-type="float">
            <text:p>0.5321327</text:p>
          </table:table-cell>
        </table:table-row>
        <table:table-row table:style-name="ro1">
          <table:table-cell office:value-type="float" office:value="0.535130970544243" calcext:value-type="float">
            <text:p>0.5351309705</text:p>
          </table:table-cell>
        </table:table-row>
        <table:table-row table:style-name="ro1">
          <table:table-cell office:value-type="float" office:value="0.537936254486332" calcext:value-type="float">
            <text:p>0.5379362545</text:p>
          </table:table-cell>
        </table:table-row>
        <table:table-row table:style-name="ro1">
          <table:table-cell office:value-type="float" office:value="0.540537126689996" calcext:value-type="float">
            <text:p>0.5405371267</text:p>
          </table:table-cell>
        </table:table-row>
        <table:table-row table:style-name="ro1">
          <table:table-cell office:value-type="float" office:value="0.542923147553585" calcext:value-type="float">
            <text:p>0.5429231476</text:p>
          </table:table-cell>
        </table:table-row>
        <table:table-row table:style-name="ro1">
          <table:table-cell office:value-type="float" office:value="0.545084852698603" calcext:value-type="float">
            <text:p>0.5450848527</text:p>
          </table:table-cell>
        </table:table-row>
        <table:table-row table:style-name="ro1">
          <table:table-cell office:value-type="float" office:value="0.547013742028069" calcext:value-type="float">
            <text:p>0.547013742</text:p>
          </table:table-cell>
        </table:table-row>
        <table:table-row table:style-name="ro1">
          <table:table-cell office:value-type="float" office:value="0.54870226818041" calcext:value-type="float">
            <text:p>0.5487022682</text:p>
          </table:table-cell>
        </table:table-row>
        <table:table-row table:style-name="ro1">
          <table:table-cell office:value-type="float" office:value="0.550143824378887" calcext:value-type="float">
            <text:p>0.5501438244</text:p>
          </table:table-cell>
        </table:table-row>
        <table:table-row table:style-name="ro1">
          <table:table-cell office:value-type="float" office:value="0.551332731676559" calcext:value-type="float">
            <text:p>0.5513327317</text:p>
          </table:table-cell>
        </table:table-row>
        <table:table-row table:style-name="ro1">
          <table:table-cell office:value-type="float" office:value="0.552264225596766" calcext:value-type="float">
            <text:p>0.5522642256</text:p>
          </table:table-cell>
        </table:table-row>
        <table:table-row table:style-name="ro1">
          <table:table-cell office:value-type="float" office:value="0.552934442169158" calcext:value-type="float">
            <text:p>0.5529344422</text:p>
          </table:table-cell>
        </table:table-row>
        <table:table-row table:style-name="ro1">
          <table:table-cell office:value-type="float" office:value="0.553340403361246" calcext:value-type="float">
            <text:p>0.5533404034</text:p>
          </table:table-cell>
        </table:table-row>
        <table:table-row table:style-name="ro1">
          <table:table-cell office:value-type="float" office:value="0.553480001905494" calcext:value-type="float">
            <text:p>0.5534800019</text:p>
          </table:table-cell>
        </table:table-row>
        <table:table-row table:style-name="ro1">
          <table:table-cell office:value-type="float" office:value="0.553351985521934" calcext:value-type="float">
            <text:p>0.5533519855</text:p>
          </table:table-cell>
        </table:table-row>
        <table:table-row table:style-name="ro1">
          <table:table-cell office:value-type="float" office:value="0.552955940536319" calcext:value-type="float">
            <text:p>0.5529559405</text:p>
          </table:table-cell>
        </table:table-row>
        <table:table-row table:style-name="ro1">
          <table:table-cell office:value-type="float" office:value="0.552292274893811" calcext:value-type="float">
            <text:p>0.5522922749</text:p>
          </table:table-cell>
        </table:table-row>
        <table:table-row table:style-name="ro1">
          <table:table-cell office:value-type="float" office:value="0.551362200568191" calcext:value-type="float">
            <text:p>0.5513622006</text:p>
          </table:table-cell>
        </table:table-row>
        <table:table-row table:style-name="ro1">
          <table:table-cell office:value-type="float" office:value="0.55016771536661" calcext:value-type="float">
            <text:p>0.5501677154</text:p>
          </table:table-cell>
        </table:table-row>
        <table:table-row table:style-name="ro1">
          <table:table-cell office:value-type="float" office:value="0.54871158412987" calcext:value-type="float">
            <text:p>0.5487115841</text:p>
          </table:table-cell>
        </table:table-row>
        <table:table-row table:style-name="ro1">
          <table:table-cell office:value-type="float" office:value="0.546997319328236" calcext:value-type="float">
            <text:p>0.5469973193</text:p>
          </table:table-cell>
        </table:table-row>
        <table:table-row table:style-name="ro1">
          <table:table-cell office:value-type="float" office:value="0.545029161052782" calcext:value-type="float">
            <text:p>0.5450291611</text:p>
          </table:table-cell>
        </table:table-row>
        <table:table-row table:style-name="ro1">
          <table:table-cell office:value-type="float" office:value="0.542812056402264" calcext:value-type="float">
            <text:p>0.5428120564</text:p>
          </table:table-cell>
        </table:table-row>
        <table:table-row table:style-name="ro1">
          <table:table-cell office:value-type="float" office:value="0.540351638265535" calcext:value-type="float">
            <text:p>0.5403516383</text:p>
          </table:table-cell>
        </table:table-row>
        <table:table-row table:style-name="ro1">
          <table:table-cell office:value-type="float" office:value="0.537654203499483" calcext:value-type="float">
            <text:p>0.5376542035</text:p>
          </table:table-cell>
        </table:table-row>
        <table:table-row table:style-name="ro1">
          <table:table-cell office:value-type="float" office:value="0.534726690502503" calcext:value-type="float">
            <text:p>0.5347266905</text:p>
          </table:table-cell>
        </table:table-row>
        <table:table-row table:style-name="ro1">
          <table:table-cell office:value-type="float" office:value="0.531576656183506" calcext:value-type="float">
            <text:p>0.5315766562</text:p>
          </table:table-cell>
        </table:table-row>
        <table:table-row table:style-name="ro1">
          <table:table-cell office:value-type="float" office:value="0.528212252326457" calcext:value-type="float">
            <text:p>0.5282122523</text:p>
          </table:table-cell>
        </table:table-row>
        <table:table-row table:style-name="ro1">
          <table:table-cell office:value-type="float" office:value="0.524642201350441" calcext:value-type="float">
            <text:p>0.5246422014</text:p>
          </table:table-cell>
        </table:table-row>
        <table:table-row table:style-name="ro1">
          <table:table-cell office:value-type="float" office:value="0.520875771465269" calcext:value-type="float">
            <text:p>0.5208757715</text:p>
          </table:table-cell>
        </table:table-row>
        <table:table-row table:style-name="ro1">
          <table:table-cell office:value-type="float" office:value="0.516922751222613" calcext:value-type="float">
            <text:p>0.5169227512</text:p>
          </table:table-cell>
        </table:table-row>
        <table:table-row table:style-name="ro1">
          <table:table-cell office:value-type="float" office:value="0.512793423462669" calcext:value-type="float">
            <text:p>0.5127934235</text:p>
          </table:table-cell>
        </table:table-row>
        <table:table-row table:style-name="ro1">
          <table:table-cell office:value-type="float" office:value="0.508498538656359" calcext:value-type="float">
            <text:p>0.5084985387</text:p>
          </table:table-cell>
        </table:table-row>
        <table:table-row table:style-name="ro1">
          <table:table-cell office:value-type="float" office:value="0.50404928764306" calcext:value-type="float">
            <text:p>0.5040492876</text:p>
          </table:table-cell>
        </table:table-row>
        <table:table-row table:style-name="ro1">
          <table:table-cell office:value-type="float" office:value="0.499457273763868" calcext:value-type="float">
            <text:p>0.4994572738</text:p>
          </table:table-cell>
        </table:table-row>
        <table:table-row table:style-name="ro1">
          <table:table-cell office:value-type="float" office:value="0.494734484390394" calcext:value-type="float">
            <text:p>0.4947344844</text:p>
          </table:table-cell>
        </table:table-row>
        <table:table-row table:style-name="ro1">
          <table:table-cell office:value-type="float" office:value="0.489893261849092" calcext:value-type="float">
            <text:p>0.4898932618</text:p>
          </table:table-cell>
        </table:table-row>
        <table:table-row table:style-name="ro1">
          <table:table-cell office:value-type="float" office:value="0.484946273741114" calcext:value-type="float">
            <text:p>0.4849462737</text:p>
          </table:table-cell>
        </table:table-row>
        <table:table-row table:style-name="ro1">
          <table:table-cell office:value-type="float" office:value="0.479906482657709" calcext:value-type="float">
            <text:p>0.4799064827</text:p>
          </table:table-cell>
        </table:table-row>
        <table:table-row table:style-name="ro1">
          <table:table-cell office:value-type="float" office:value="0.474787115291142" calcext:value-type="float">
            <text:p>0.4747871153</text:p>
          </table:table-cell>
        </table:table-row>
        <table:table-row table:style-name="ro1">
          <table:table-cell office:value-type="float" office:value="0.469601630941153" calcext:value-type="float">
            <text:p>0.4696016309</text:p>
          </table:table-cell>
        </table:table-row>
        <table:table-row table:style-name="ro1">
          <table:table-cell office:value-type="float" office:value="0.464363689416943" calcext:value-type="float">
            <text:p>0.4643636894</text:p>
          </table:table-cell>
        </table:table-row>
        <table:table-row table:style-name="ro1">
          <table:table-cell office:value-type="float" office:value="0.459087118334696" calcext:value-type="float">
            <text:p>0.4590871183</text:p>
          </table:table-cell>
        </table:table-row>
        <table:table-row table:style-name="ro1">
          <table:table-cell office:value-type="float" office:value="0.453785879810632" calcext:value-type="float">
            <text:p>0.4537858798</text:p>
          </table:table-cell>
        </table:table-row>
        <table:table-row table:style-name="ro1">
          <table:table-cell office:value-type="float" office:value="0.448474036549592" calcext:value-type="float">
            <text:p>0.4484740365</text:p>
          </table:table-cell>
        </table:table-row>
        <table:table-row table:style-name="ro1">
          <table:table-cell office:value-type="float" office:value="0.443165717329154" calcext:value-type="float">
            <text:p>0.4431657173</text:p>
          </table:table-cell>
        </table:table-row>
        <table:table-row table:style-name="ro1">
          <table:table-cell office:value-type="float" office:value="0.437875081879285" calcext:value-type="float">
            <text:p>0.4378750819</text:p>
          </table:table-cell>
        </table:table-row>
        <table:table-row table:style-name="ro1">
          <table:table-cell office:value-type="float" office:value="0.432616285157519" calcext:value-type="float">
            <text:p>0.4326162852</text:p>
          </table:table-cell>
        </table:table-row>
        <table:table-row table:style-name="ro1">
          <table:table-cell office:value-type="float" office:value="0.427403441019672" calcext:value-type="float">
            <text:p>0.427403441</text:p>
          </table:table-cell>
        </table:table-row>
        <table:table-row table:style-name="ro1">
          <table:table-cell office:value-type="float" office:value="0.422250585286089" calcext:value-type="float">
            <text:p>0.4222505853</text:p>
          </table:table-cell>
        </table:table-row>
        <table:table-row table:style-name="ro1">
          <table:table-cell office:value-type="float" office:value="0.417171638203423" calcext:value-type="float">
            <text:p>0.4171716382</text:p>
          </table:table-cell>
        </table:table-row>
        <table:table-row table:style-name="ro1">
          <table:table-cell office:value-type="float" office:value="0.41218036630194" calcext:value-type="float">
            <text:p>0.4121803663</text:p>
          </table:table-cell>
        </table:table-row>
        <table:table-row table:style-name="ro1">
          <table:table-cell office:value-type="float" office:value="0.407290343648369" calcext:value-type="float">
            <text:p>0.4072903436</text:p>
          </table:table-cell>
        </table:table-row>
        <table:table-row table:style-name="ro1">
          <table:table-cell office:value-type="float" office:value="0.40251491249427" calcext:value-type="float">
            <text:p>0.4025149125</text:p>
          </table:table-cell>
        </table:table-row>
        <table:table-row table:style-name="ro1">
          <table:table-cell office:value-type="float" office:value="0.397867143319943" calcext:value-type="float">
            <text:p>0.3978671433</text:p>
          </table:table-cell>
        </table:table-row>
        <table:table-row table:style-name="ro1">
          <table:table-cell office:value-type="float" office:value="0.393359794273872" calcext:value-type="float">
            <text:p>0.3933597943</text:p>
          </table:table-cell>
        </table:table-row>
        <table:table-row table:style-name="ro1">
          <table:table-cell office:value-type="float" office:value="0.389005270007683" calcext:value-type="float">
            <text:p>0.38900527</text:p>
          </table:table-cell>
        </table:table-row>
        <table:table-row table:style-name="ro1">
          <table:table-cell office:value-type="float" office:value="0.384815579906665" calcext:value-type="float">
            <text:p>0.3848155799</text:p>
          </table:table-cell>
        </table:table-row>
        <table:table-row table:style-name="ro1">
          <table:table-cell office:value-type="float" office:value="0.380802295715792" calcext:value-type="float">
            <text:p>0.3808022957</text:p>
          </table:table-cell>
        </table:table-row>
        <table:table-row table:style-name="ro1">
          <table:table-cell office:value-type="float" office:value="0.376976508561293" calcext:value-type="float">
            <text:p>0.3769765086</text:p>
          </table:table-cell>
        </table:table-row>
        <table:table-row table:style-name="ro1">
          <table:table-cell office:value-type="float" office:value="0.373348785367758" calcext:value-type="float">
            <text:p>0.3733487854</text:p>
          </table:table-cell>
        </table:table-row>
        <table:table-row table:style-name="ro1">
          <table:table-cell office:value-type="float" office:value="0.369929124670765" calcext:value-type="float">
            <text:p>0.3699291247</text:p>
          </table:table-cell>
        </table:table-row>
        <table:table-row table:style-name="ro1">
          <table:table-cell office:value-type="float" office:value="0.366726911825043" calcext:value-type="float">
            <text:p>0.3667269118</text:p>
          </table:table-cell>
        </table:table-row>
        <table:table-row table:style-name="ro1">
          <table:table-cell office:value-type="float" office:value="0.363750873608174" calcext:value-type="float">
            <text:p>0.3637508736</text:p>
          </table:table-cell>
        </table:table-row>
        <table:table-row table:style-name="ro1">
          <table:table-cell office:value-type="float" office:value="0.361009032219816" calcext:value-type="float">
            <text:p>0.3610090322</text:p>
          </table:table-cell>
        </table:table-row>
        <table:table-row table:style-name="ro1">
          <table:table-cell office:value-type="float" office:value="0.358508658676467" calcext:value-type="float">
            <text:p>0.3585086587</text:p>
          </table:table-cell>
        </table:table-row>
        <table:table-row table:style-name="ro1">
          <table:table-cell office:value-type="float" office:value="0.356256225601756" calcext:value-type="float">
            <text:p>0.3562562256</text:p>
          </table:table-cell>
        </table:table-row>
        <table:table-row table:style-name="ro1">
          <table:table-cell office:value-type="float" office:value="0.35425735941227" calcext:value-type="float">
            <text:p>0.3542573594</text:p>
          </table:table-cell>
        </table:table-row>
        <table:table-row table:style-name="ro1">
          <table:table-cell office:value-type="float" office:value="0.352516791898911" calcext:value-type="float">
            <text:p>0.3525167919</text:p>
          </table:table-cell>
        </table:table-row>
        <table:table-row table:style-name="ro1">
          <table:table-cell office:value-type="float" office:value="0.351038311203783" calcext:value-type="float">
            <text:p>0.3510383112</text:p>
          </table:table-cell>
        </table:table-row>
        <table:table-row table:style-name="ro1">
          <table:table-cell office:value-type="float" office:value="0.349824712192618" calcext:value-type="float">
            <text:p>0.3498247122</text:p>
          </table:table-cell>
        </table:table-row>
        <table:table-row table:style-name="ro1">
          <table:table-cell office:value-type="float" office:value="0.348877746222726" calcext:value-type="float">
            <text:p>0.3488777462</text:p>
          </table:table-cell>
        </table:table-row>
        <table:table-row table:style-name="ro1">
          <table:table-cell office:value-type="float" office:value="0.348198070306484" calcext:value-type="float">
            <text:p>0.3481980703</text:p>
          </table:table-cell>
        </table:table-row>
        <table:table-row table:style-name="ro1">
          <table:table-cell office:value-type="float" office:value="0.34778519567035" calcext:value-type="float">
            <text:p>0.3477851957</text:p>
          </table:table-cell>
        </table:table-row>
        <table:table-row table:style-name="ro1">
          <table:table-cell office:value-type="float" office:value="0.347637435709419" calcext:value-type="float">
            <text:p>0.3476374357</text:p>
          </table:table-cell>
        </table:table-row>
        <table:table-row table:style-name="ro1">
          <table:table-cell office:value-type="float" office:value="0.347751853337501" calcext:value-type="float">
            <text:p>0.3477518533</text:p>
          </table:table-cell>
        </table:table-row>
        <table:table-row table:style-name="ro1">
          <table:table-cell office:value-type="float" office:value="0.34812420773274" calcext:value-type="float">
            <text:p>0.3481242077</text:p>
          </table:table-cell>
        </table:table-row>
        <table:table-row table:style-name="ro1">
          <table:table-cell office:value-type="float" office:value="0.348748900478756" calcext:value-type="float">
            <text:p>0.3487489005</text:p>
          </table:table-cell>
        </table:table-row>
        <table:table-row table:style-name="ro1">
          <table:table-cell office:value-type="float" office:value="0.349618921101327" calcext:value-type="float">
            <text:p>0.3496189211</text:p>
          </table:table-cell>
        </table:table-row>
        <table:table-row table:style-name="ro1">
          <table:table-cell office:value-type="float" office:value="0.3507257920006" calcext:value-type="float">
            <text:p>0.350725792</text:p>
          </table:table-cell>
        </table:table-row>
        <table:table-row table:style-name="ro1">
          <table:table-cell office:value-type="float" office:value="0.352059512778837" calcext:value-type="float">
            <text:p>0.3520595128</text:p>
          </table:table-cell>
        </table:table-row>
        <table:table-row table:style-name="ro1">
          <table:table-cell office:value-type="float" office:value="0.353608503963685" calcext:value-type="float">
            <text:p>0.353608504</text:p>
          </table:table-cell>
        </table:table-row>
        <table:table-row table:style-name="ro1">
          <table:table-cell office:value-type="float" office:value="0.355359550126988" calcext:value-type="float">
            <text:p>0.3553595501</text:p>
          </table:table-cell>
        </table:table-row>
        <table:table-row table:style-name="ro1">
          <table:table-cell office:value-type="float" office:value="0.357297742399126" calcext:value-type="float">
            <text:p>0.3572977424</text:p>
          </table:table-cell>
        </table:table-row>
        <table:table-row table:style-name="ro1">
          <table:table-cell office:value-type="float" office:value="0.359406420378886" calcext:value-type="float">
            <text:p>0.3594064204</text:p>
          </table:table-cell>
        </table:table-row>
        <table:table-row table:style-name="ro1">
          <table:table-cell office:value-type="float" office:value="0.361667113438871" calcext:value-type="float">
            <text:p>0.3616671134</text:p>
          </table:table-cell>
        </table:table-row>
        <table:table-row table:style-name="ro1">
          <table:table-cell office:value-type="float" office:value="0.364059481426428" calcext:value-type="float">
            <text:p>0.3640594814</text:p>
          </table:table-cell>
        </table:table-row>
        <table:table-row table:style-name="ro1">
          <table:table-cell office:value-type="float" office:value="0.366561254760128" calcext:value-type="float">
            <text:p>0.3665612548</text:p>
          </table:table-cell>
        </table:table-row>
        <table:table-row table:style-name="ro1">
          <table:table-cell office:value-type="float" office:value="0.369148173921757" calcext:value-type="float">
            <text:p>0.3691481739</text:p>
          </table:table-cell>
        </table:table-row>
        <table:table-row table:style-name="ro1">
          <table:table-cell office:value-type="float" office:value="0.371793928343853" calcext:value-type="float">
            <text:p>0.3717939283</text:p>
          </table:table-cell>
        </table:table-row>
        <table:table-row table:style-name="ro1">
          <table:table-cell office:value-type="float" office:value="0.374470094692774" calcext:value-type="float">
            <text:p>0.3744700947</text:p>
          </table:table-cell>
        </table:table-row>
        <table:table-row table:style-name="ro1">
          <table:table-cell office:value-type="float" office:value="0.498631171759113" calcext:value-type="float">
            <text:p>0.4986311718</text:p>
          </table:table-cell>
        </table:table-row>
        <table:table-row table:style-name="ro1">
          <table:table-cell office:value-type="float" office:value="0.50269021376276" calcext:value-type="float">
            <text:p>0.5026902138</text:p>
          </table:table-cell>
        </table:table-row>
        <table:table-row table:style-name="ro1">
          <table:table-cell office:value-type="float" office:value="0.506704840315103" calcext:value-type="float">
            <text:p>0.5067048403</text:p>
          </table:table-cell>
        </table:table-row>
        <table:table-row table:style-name="ro1">
          <table:table-cell office:value-type="float" office:value="0.510654384461146" calcext:value-type="float">
            <text:p>0.5106543845</text:p>
          </table:table-cell>
        </table:table-row>
        <table:table-row table:style-name="ro1">
          <table:table-cell office:value-type="float" office:value="0.514519230462413" calcext:value-type="float">
            <text:p>0.5145192305</text:p>
          </table:table-cell>
        </table:table-row>
        <table:table-row table:style-name="ro1">
          <table:table-cell office:value-type="float" office:value="0.518280808936911" calcext:value-type="float">
            <text:p>0.5182808089</text:p>
          </table:table-cell>
        </table:table-row>
        <table:table-row table:style-name="ro1">
          <table:table-cell office:value-type="float" office:value="0.52192159139349" calcext:value-type="float">
            <text:p>0.5219215914</text:p>
          </table:table-cell>
        </table:table-row>
        <table:table-row table:style-name="ro1">
          <table:table-cell office:value-type="float" office:value="0.525425084160572" calcext:value-type="float">
            <text:p>0.5254250842</text:p>
          </table:table-cell>
        </table:table-row>
        <table:table-row table:style-name="ro1">
          <table:table-cell office:value-type="float" office:value="0.528775821709283" calcext:value-type="float">
            <text:p>0.5287758217</text:p>
          </table:table-cell>
        </table:table-row>
        <table:table-row table:style-name="ro1">
          <table:table-cell office:value-type="float" office:value="0.531959359370953" calcext:value-type="float">
            <text:p>0.5319593594</text:p>
          </table:table-cell>
        </table:table-row>
        <table:table-row table:style-name="ro1">
          <table:table-cell office:value-type="float" office:value="0.534962265449012" calcext:value-type="float">
            <text:p>0.5349622654</text:p>
          </table:table-cell>
        </table:table-row>
        <table:table-row table:style-name="ro1">
          <table:table-cell office:value-type="float" office:value="0.537772112725272" calcext:value-type="float">
            <text:p>0.5377721127</text:p>
          </table:table-cell>
        </table:table-row>
        <table:table-row table:style-name="ro1">
          <table:table-cell office:value-type="float" office:value="0.540377469360584" calcext:value-type="float">
            <text:p>0.5403774694</text:p>
          </table:table-cell>
        </table:table-row>
        <table:table-row table:style-name="ro1">
          <table:table-cell office:value-type="float" office:value="0.542767889189892" calcext:value-type="float">
            <text:p>0.5427678892</text:p>
          </table:table-cell>
        </table:table-row>
        <table:table-row table:style-name="ro1">
          <table:table-cell office:value-type="float" office:value="0.544933901411664" calcext:value-type="float">
            <text:p>0.5449339014</text:p>
          </table:table-cell>
        </table:table-row>
        <table:table-row table:style-name="ro1">
          <table:table-cell office:value-type="float" office:value="0.546866999671716" calcext:value-type="float">
            <text:p>0.5468669997</text:p>
          </table:table-cell>
        </table:table-row>
        <table:table-row table:style-name="ro1">
          <table:table-cell office:value-type="float" office:value="0.548559630541408" calcext:value-type="float">
            <text:p>0.5485596305</text:p>
          </table:table-cell>
        </table:table-row>
        <table:table-row table:style-name="ro1">
          <table:table-cell office:value-type="float" office:value="0.550005181390244" calcext:value-type="float">
            <text:p>0.5500051814</text:p>
          </table:table-cell>
        </table:table-row>
        <table:table-row table:style-name="ro1">
          <table:table-cell office:value-type="float" office:value="0.551197967652837" calcext:value-type="float">
            <text:p>0.5511979677</text:p>
          </table:table-cell>
        </table:table-row>
        <table:table-row table:style-name="ro1">
          <table:table-cell office:value-type="float" office:value="0.552133219490278" calcext:value-type="float">
            <text:p>0.5521332195</text:p>
          </table:table-cell>
        </table:table-row>
        <table:table-row table:style-name="ro1">
          <table:table-cell office:value-type="float" office:value="0.552807067845874" calcext:value-type="float">
            <text:p>0.5528070678</text:p>
          </table:table-cell>
        </table:table-row>
        <table:table-row table:style-name="ro1">
          <table:table-cell office:value-type="float" office:value="0.553216529895285" calcext:value-type="float">
            <text:p>0.5532165299</text:p>
          </table:table-cell>
        </table:table-row>
        <table:table-row table:style-name="ro1">
          <table:table-cell office:value-type="float" office:value="0.553359493891034" calcext:value-type="float">
            <text:p>0.5533594939</text:p>
          </table:table-cell>
        </table:table-row>
        <table:table-row table:style-name="ro1">
          <table:table-cell office:value-type="float" office:value="0.553234703401412" calcext:value-type="float">
            <text:p>0.5532347034</text:p>
          </table:table-cell>
        </table:table-row>
        <table:table-row table:style-name="ro1">
          <table:table-cell office:value-type="float" office:value="0.552841740943762" calcext:value-type="float">
            <text:p>0.5528417409</text:p>
          </table:table-cell>
        </table:table-row>
        <table:table-row table:style-name="ro1">
          <table:table-cell office:value-type="float" office:value="0.552181011012153" calcext:value-type="float">
            <text:p>0.552181011</text:p>
          </table:table-cell>
        </table:table-row>
        <table:table-row table:style-name="ro1">
          <table:table-cell office:value-type="float" office:value="0.551253722499433" calcext:value-type="float">
            <text:p>0.5512537225</text:p>
          </table:table-cell>
        </table:table-row>
        <table:table-row table:style-name="ro1">
          <table:table-cell office:value-type="float" office:value="0.550061870513674" calcext:value-type="float">
            <text:p>0.5500618705</text:p>
          </table:table-cell>
        </table:table-row>
        <table:table-row table:style-name="ro1">
          <table:table-cell office:value-type="float" office:value="0.548608217588998" calcext:value-type="float">
            <text:p>0.5486082176</text:p>
          </table:table-cell>
        </table:table-row>
        <table:table-row table:style-name="ro1">
          <table:table-cell office:value-type="float" office:value="0.546896274290789" calcext:value-type="float">
            <text:p>0.5468962743</text:p>
          </table:table-cell>
        </table:table-row>
        <table:table-row table:style-name="ro1">
          <table:table-cell office:value-type="float" office:value="0.544930279215292" calcext:value-type="float">
            <text:p>0.5449302792</text:p>
          </table:table-cell>
        </table:table-row>
        <table:table-row table:style-name="ro1">
          <table:table-cell office:value-type="float" office:value="0.542715178383592" calcext:value-type="float">
            <text:p>0.5427151784</text:p>
          </table:table-cell>
        </table:table-row>
        <table:table-row table:style-name="ro1">
          <table:table-cell office:value-type="float" office:value="0.540256604029986" calcext:value-type="float">
            <text:p>0.540256604</text:p>
          </table:table-cell>
        </table:table-row>
        <table:table-row table:style-name="ro1">
          <table:table-cell office:value-type="float" office:value="0.537560852784736" calcext:value-type="float">
            <text:p>0.5375608528</text:p>
          </table:table-cell>
        </table:table-row>
        <table:table-row table:style-name="ro1">
          <table:table-cell office:value-type="float" office:value="0.534634863251205" calcext:value-type="float">
            <text:p>0.5346348633</text:p>
          </table:table-cell>
        </table:table-row>
        <table:table-row table:style-name="ro1">
          <table:table-cell office:value-type="float" office:value="0.53148619297738" calcext:value-type="float">
            <text:p>0.531486193</text:p>
          </table:table-cell>
        </table:table-row>
        <table:table-row table:style-name="ro1">
          <table:table-cell office:value-type="float" office:value="0.528122994821786" calcext:value-type="float">
            <text:p>0.5281229948</text:p>
          </table:table-cell>
        </table:table-row>
        <table:table-row table:style-name="ro1">
          <table:table-cell office:value-type="float" office:value="0.524553992713774" calcext:value-type="float">
            <text:p>0.5245539927</text:p>
          </table:table-cell>
        </table:table-row>
        <table:table-row table:style-name="ro1">
          <table:table-cell office:value-type="float" office:value="0.520788456808203" calcext:value-type="float">
            <text:p>0.5207884568</text:p>
          </table:table-cell>
        </table:table-row>
        <table:table-row table:style-name="ro1">
          <table:table-cell office:value-type="float" office:value="0.516836178034506" calcext:value-type="float">
            <text:p>0.516836178</text:p>
          </table:table-cell>
        </table:table-row>
        <table:table-row table:style-name="ro1">
          <table:table-cell office:value-type="float" office:value="0.512707442040137" calcext:value-type="float">
            <text:p>0.512707442</text:p>
          </table:table-cell>
        </table:table-row>
        <table:table-row table:style-name="ro1">
          <table:table-cell office:value-type="float" office:value="0.508413002528406" calcext:value-type="float">
            <text:p>0.5084130025</text:p>
          </table:table-cell>
        </table:table-row>
        <table:table-row table:style-name="ro1">
          <table:table-cell office:value-type="float" office:value="0.503964053990702" calcext:value-type="float">
            <text:p>0.503964054</text:p>
          </table:table-cell>
        </table:table-row>
        <table:table-row table:style-name="ro1">
          <table:table-cell office:value-type="float" office:value="0.499372203833095" calcext:value-type="float">
            <text:p>0.4993722038</text:p>
          </table:table-cell>
        </table:table-row>
        <table:table-row table:style-name="ro1">
          <table:table-cell office:value-type="float" office:value="0.494649443897328" calcext:value-type="float">
            <text:p>0.4946494439</text:p>
          </table:table-cell>
        </table:table-row>
        <table:table-row table:style-name="ro1">
          <table:table-cell office:value-type="float" office:value="0.489808121376195" calcext:value-type="float">
            <text:p>0.4898081214</text:p>
          </table:table-cell>
        </table:table-row>
        <table:table-row table:style-name="ro1">
          <table:table-cell office:value-type="float" office:value="0.484860909123295" calcext:value-type="float">
            <text:p>0.4848609091</text:p>
          </table:table-cell>
        </table:table-row>
        <table:table-row table:style-name="ro1">
          <table:table-cell office:value-type="float" office:value="0.479820775357189" calcext:value-type="float">
            <text:p>0.4798207754</text:p>
          </table:table-cell>
        </table:table-row>
        <table:table-row table:style-name="ro1">
          <table:table-cell office:value-type="float" office:value="0.47470095275992" calcext:value-type="float">
            <text:p>0.4747009528</text:p>
          </table:table-cell>
        </table:table-row>
        <table:table-row table:style-name="ro1">
          <table:table-cell office:value-type="float" office:value="0.469514906969938" calcext:value-type="float">
            <text:p>0.469514907</text:p>
          </table:table-cell>
        </table:table-row>
        <table:table-row table:style-name="ro1">
          <table:table-cell office:value-type="float" office:value="0.464276304469399" calcext:value-type="float">
            <text:p>0.4642763045</text:p>
          </table:table-cell>
        </table:table-row>
        <table:table-row table:style-name="ro1">
          <table:table-cell office:value-type="float" office:value="0.45899897986585" calcext:value-type="float">
            <text:p>0.4589989799</text:p>
          </table:table-cell>
        </table:table-row>
        <table:table-row table:style-name="ro1">
          <table:table-cell office:value-type="float" office:value="0.453696902568304" calcext:value-type="float">
            <text:p>0.4536969026</text:p>
          </table:table-cell>
        </table:table-row>
        <table:table-row table:style-name="ro1">
          <table:table-cell office:value-type="float" office:value="0.448384142857698" calcext:value-type="float">
            <text:p>0.4483841429</text:p>
          </table:table-cell>
        </table:table-row>
        <table:table-row table:style-name="ro1">
          <table:table-cell office:value-type="float" office:value="0.443074837351734" calcext:value-type="float">
            <text:p>0.4430748374</text:p>
          </table:table-cell>
        </table:table-row>
        <table:table-row table:style-name="ro1">
          <table:table-cell office:value-type="float" office:value="0.437783153864107" calcext:value-type="float">
            <text:p>0.4377831539</text:p>
          </table:table-cell>
        </table:table-row>
        <table:table-row table:style-name="ro1">
          <table:table-cell office:value-type="float" office:value="0.432523255658118" calcext:value-type="float">
            <text:p>0.4325232557</text:p>
          </table:table-cell>
        </table:table-row>
        <table:table-row table:style-name="ro1">
          <table:table-cell office:value-type="float" office:value="0.427309265094673" calcext:value-type="float">
            <text:p>0.4273092651</text:p>
          </table:table-cell>
        </table:table-row>
        <table:table-row table:style-name="ro1">
          <table:table-cell office:value-type="float" office:value="0.422155226674668" calcext:value-type="float">
            <text:p>0.4221552267</text:p>
          </table:table-cell>
        </table:table-row>
        <table:table-row table:style-name="ro1">
          <table:table-cell office:value-type="float" office:value="0.417075069475756" calcext:value-type="float">
            <text:p>0.4170750695</text:p>
          </table:table-cell>
        </table:table-row>
        <table:table-row table:style-name="ro1">
          <table:table-cell office:value-type="float" office:value="0.4120825689835" calcext:value-type="float">
            <text:p>0.412082569</text:p>
          </table:table-cell>
        </table:table-row>
        <table:table-row table:style-name="ro1">
          <table:table-cell office:value-type="float" office:value="0.407191308316915" calcext:value-type="float">
            <text:p>0.4071913083</text:p>
          </table:table-cell>
        </table:table-row>
        <table:table-row table:style-name="ro1">
          <table:table-cell office:value-type="float" office:value="0.40241463884839" calcext:value-type="float">
            <text:p>0.4024146388</text:p>
          </table:table-cell>
        </table:table-row>
        <table:table-row table:style-name="ro1">
          <table:table-cell office:value-type="float" office:value="0.397765640217999" calcext:value-type="float">
            <text:p>0.3977656402</text:p>
          </table:table-cell>
        </table:table-row>
        <table:table-row table:style-name="ro1">
          <table:table-cell office:value-type="float" office:value="0.393257079742198" calcext:value-type="float">
            <text:p>0.3932570797</text:p>
          </table:table-cell>
        </table:table-row>
        <table:table-row table:style-name="ro1">
          <table:table-cell office:value-type="float" office:value="0.388901371216899" calcext:value-type="float">
            <text:p>0.3889013712</text:p>
          </table:table-cell>
        </table:table-row>
        <table:table-row table:style-name="ro1">
          <table:table-cell office:value-type="float" office:value="0.384710533114941" calcext:value-type="float">
            <text:p>0.3847105331</text:p>
          </table:table-cell>
        </table:table-row>
        <table:table-row table:style-name="ro1">
          <table:table-cell office:value-type="float" office:value="0.380696146177939" calcext:value-type="float">
            <text:p>0.3806961462</text:p>
          </table:table-cell>
        </table:table-row>
        <table:table-row table:style-name="ro1">
          <table:table-cell office:value-type="float" office:value="0.376869310402517" calcext:value-type="float">
            <text:p>0.3768693104</text:p>
          </table:table-cell>
        </table:table-row>
        <table:table-row table:style-name="ro1">
          <table:table-cell office:value-type="float" office:value="0.373240601420935" calcext:value-type="float">
            <text:p>0.3732406014</text:p>
          </table:table-cell>
        </table:table-row>
        <table:table-row table:style-name="ro1">
          <table:table-cell office:value-type="float" office:value="0.36982002627609" calcext:value-type="float">
            <text:p>0.3698200263</text:p>
          </table:table-cell>
        </table:table-row>
        <table:table-row table:style-name="ro1">
          <table:table-cell office:value-type="float" office:value="0.366616978590906" calcext:value-type="float">
            <text:p>0.3666169786</text:p>
          </table:table-cell>
        </table:table-row>
        <table:table-row table:style-name="ro1">
          <table:table-cell office:value-type="float" office:value="0.363640193132119" calcext:value-type="float">
            <text:p>0.3636401931</text:p>
          </table:table-cell>
        </table:table-row>
        <table:table-row table:style-name="ro1">
          <table:table-cell office:value-type="float" office:value="0.360897699768429" calcext:value-type="float">
            <text:p>0.3608976998</text:p>
          </table:table-cell>
        </table:table-row>
        <table:table-row table:style-name="ro1">
          <table:table-cell office:value-type="float" office:value="0.358396776823052" calcext:value-type="float">
            <text:p>0.3583967768</text:p>
          </table:table-cell>
        </table:table-row>
        <table:table-row table:style-name="ro1">
          <table:table-cell office:value-type="float" office:value="0.356143903820655" calcext:value-type="float">
            <text:p>0.3561439038</text:p>
          </table:table-cell>
        </table:table-row>
        <table:table-row table:style-name="ro1">
          <table:table-cell office:value-type="float" office:value="0.354144713628667" calcext:value-type="float">
            <text:p>0.3541447136</text:p>
          </table:table-cell>
        </table:table-row>
        <table:table-row table:style-name="ro1">
          <table:table-cell office:value-type="float" office:value="0.352403943992985" calcext:value-type="float">
            <text:p>0.352403944</text:p>
          </table:table-cell>
        </table:table-row>
        <table:table-row table:style-name="ro1">
          <table:table-cell office:value-type="float" office:value="0.350925388468062" calcext:value-type="float">
            <text:p>0.3509253885</text:p>
          </table:table-cell>
        </table:table-row>
        <table:table-row table:style-name="ro1">
          <table:table-cell office:value-type="float" office:value="0.349711846741383" calcext:value-type="float">
            <text:p>0.3497118467</text:p>
          </table:table-cell>
        </table:table-row>
        <table:table-row table:style-name="ro1">
          <table:table-cell office:value-type="float" office:value="0.348765074352316" calcext:value-type="float">
            <text:p>0.3487650744</text:p>
          </table:table-cell>
        </table:table-row>
        <table:table-row table:style-name="ro1">
          <table:table-cell office:value-type="float" office:value="0.348085731805362" calcext:value-type="float">
            <text:p>0.3480857318</text:p>
          </table:table-cell>
        </table:table-row>
        <table:table-row table:style-name="ro1">
          <table:table-cell office:value-type="float" office:value="0.347673333077783" calcext:value-type="float">
            <text:p>0.3476733331</text:p>
          </table:table-cell>
        </table:table-row>
        <table:table-row table:style-name="ro1">
          <table:table-cell office:value-type="float" office:value="0.347526193521611" calcext:value-type="float">
            <text:p>0.3475261935</text:p>
          </table:table-cell>
        </table:table-row>
        <table:table-row table:style-name="ro1">
          <table:table-cell office:value-type="float" office:value="0.347641377160054" calcext:value-type="float">
            <text:p>0.3476413772</text:p>
          </table:table-cell>
        </table:table-row>
        <table:table-row table:style-name="ro1">
          <table:table-cell office:value-type="float" office:value="0.348014643378276" calcext:value-type="float">
            <text:p>0.3480146434</text:p>
          </table:table-cell>
        </table:table-row>
        <table:table-row table:style-name="ro1">
          <table:table-cell office:value-type="float" office:value="0.348640393008569" calcext:value-type="float">
            <text:p>0.348640393</text:p>
          </table:table-cell>
        </table:table-row>
        <table:table-row table:style-name="ro1">
          <table:table-cell office:value-type="float" office:value="0.349511613809907" calcext:value-type="float">
            <text:p>0.3495116138</text:p>
          </table:table-cell>
        </table:table-row>
        <table:table-row table:style-name="ro1">
          <table:table-cell office:value-type="float" office:value="0.350619825341882" calcext:value-type="float">
            <text:p>0.3506198253</text:p>
          </table:table-cell>
        </table:table-row>
        <table:table-row table:style-name="ro1">
          <table:table-cell office:value-type="float" office:value="0.351955023233039" calcext:value-type="float">
            <text:p>0.3519550232</text:p>
          </table:table-cell>
        </table:table-row>
        <table:table-row table:style-name="ro1">
          <table:table-cell office:value-type="float" office:value="0.353505622843579" calcext:value-type="float">
            <text:p>0.3535056228</text:p>
          </table:table-cell>
        </table:table-row>
        <table:table-row table:style-name="ro1">
          <table:table-cell office:value-type="float" office:value="0.355258402322454" calcext:value-type="float">
            <text:p>0.3552584023</text:p>
          </table:table-cell>
        </table:table-row>
        <table:table-row table:style-name="ro1">
          <table:table-cell office:value-type="float" office:value="0.357198445058852" calcext:value-type="float">
            <text:p>0.3571984451</text:p>
          </table:table-cell>
        </table:table-row>
        <table:table-row table:style-name="ro1">
          <table:table-cell office:value-type="float" office:value="0.359309081528062" calcext:value-type="float">
            <text:p>0.3593090815</text:p>
          </table:table-cell>
        </table:table-row>
        <table:table-row table:style-name="ro1">
          <table:table-cell office:value-type="float" office:value="0.361571830531725" calcext:value-type="float">
            <text:p>0.3615718305</text:p>
          </table:table-cell>
        </table:table-row>
        <table:table-row table:style-name="ro1">
          <table:table-cell office:value-type="float" office:value="0.363966339832469" calcext:value-type="float">
            <text:p>0.3639663398</text:p>
          </table:table-cell>
        </table:table-row>
        <table:table-row table:style-name="ro1">
          <table:table-cell office:value-type="float" office:value="0.366470326182936" calcext:value-type="float">
            <text:p>0.3664703262</text:p>
          </table:table-cell>
        </table:table-row>
        <table:table-row table:style-name="ro1">
          <table:table-cell office:value-type="float" office:value="0.369059514749182" calcext:value-type="float">
            <text:p>0.3690595147</text:p>
          </table:table-cell>
        </table:table-row>
        <table:table-row table:style-name="ro1">
          <table:table-cell office:value-type="float" office:value="0.371707577928473" calcext:value-type="float">
            <text:p>0.3717075779</text:p>
          </table:table-cell>
        </table:table-row>
        <table:table-row table:style-name="ro1">
          <table:table-cell office:value-type="float" office:value="0.374386073561464" calcext:value-type="float">
            <text:p>0.3743860736</text:p>
          </table:table-cell>
        </table:table-row>
        <table:table-row table:style-name="ro1">
          <table:table-cell office:value-type="float" office:value="0.498476586367765" calcext:value-type="float">
            <text:p>0.4984765864</text:p>
          </table:table-cell>
        </table:table-row>
        <table:table-row table:style-name="ro1">
          <table:table-cell office:value-type="float" office:value="0.502539030985953" calcext:value-type="float">
            <text:p>0.502539031</text:p>
          </table:table-cell>
        </table:table-row>
        <table:table-row table:style-name="ro1">
          <table:table-cell office:value-type="float" office:value="0.506557040538151" calcext:value-type="float">
            <text:p>0.5065570405</text:p>
          </table:table-cell>
        </table:table-row>
        <table:table-row table:style-name="ro1">
          <table:table-cell office:value-type="float" office:value="0.510509938550154" calcext:value-type="float">
            <text:p>0.5105099386</text:p>
          </table:table-cell>
        </table:table-row>
        <table:table-row table:style-name="ro1">
          <table:table-cell office:value-type="float" office:value="0.514378099986174" calcext:value-type="float">
            <text:p>0.5143781</text:p>
          </table:table-cell>
        </table:table-row>
        <table:table-row table:style-name="ro1">
          <table:table-cell office:value-type="float" office:value="0.518142946406785" calcext:value-type="float">
            <text:p>0.5181429464</text:p>
          </table:table-cell>
        </table:table-row>
        <table:table-row table:style-name="ro1">
          <table:table-cell office:value-type="float" office:value="0.521786940520458" calcext:value-type="float">
            <text:p>0.5217869405</text:p>
          </table:table-cell>
        </table:table-row>
        <table:table-row table:style-name="ro1">
          <table:table-cell office:value-type="float" office:value="0.525293580128708" calcext:value-type="float">
            <text:p>0.5252935801</text:p>
          </table:table-cell>
        </table:table-row>
        <table:table-row table:style-name="ro1">
          <table:table-cell office:value-type="float" office:value="0.52864739146483" calcext:value-type="float">
            <text:p>0.5286473915</text:p>
          </table:table-cell>
        </table:table-row>
        <table:table-row table:style-name="ro1">
          <table:table-cell office:value-type="float" office:value="0.531833921926242" calcext:value-type="float">
            <text:p>0.5318339219</text:p>
          </table:table-cell>
        </table:table-row>
        <table:table-row table:style-name="ro1">
          <table:table-cell office:value-type="float" office:value="0.534839732200425" calcext:value-type="float">
            <text:p>0.5348397322</text:p>
          </table:table-cell>
        </table:table-row>
        <table:table-row table:style-name="ro1">
          <table:table-cell office:value-type="float" office:value="0.537652387784465" calcext:value-type="float">
            <text:p>0.5376523878</text:p>
          </table:table-cell>
        </table:table-row>
        <table:table-row table:style-name="ro1">
          <table:table-cell office:value-type="float" office:value="0.540260449898192" calcext:value-type="float">
            <text:p>0.5402604499</text:p>
          </table:table-cell>
        </table:table-row>
        <table:table-row table:style-name="ro1">
          <table:table-cell office:value-type="float" office:value="0.542653465790924" calcext:value-type="float">
            <text:p>0.5426534658</text:p>
          </table:table-cell>
        </table:table-row>
        <table:table-row table:style-name="ro1">
          <table:table-cell office:value-type="float" office:value="0.544821958441808" calcext:value-type="float">
            <text:p>0.5448219584</text:p>
          </table:table-cell>
        </table:table-row>
        <table:table-row table:style-name="ro1">
          <table:table-cell office:value-type="float" office:value="0.54675741565376" calcext:value-type="float">
            <text:p>0.5467574157</text:p>
          </table:table-cell>
        </table:table-row>
        <table:table-row table:style-name="ro1">
          <table:table-cell office:value-type="float" office:value="0.548452278541008" calcext:value-type="float">
            <text:p>0.5484522785</text:p>
          </table:table-cell>
        </table:table-row>
        <table:table-row table:style-name="ro1">
          <table:table-cell office:value-type="float" office:value="0.549899929410232" calcext:value-type="float">
            <text:p>0.5498999294</text:p>
          </table:table-cell>
        </table:table-row>
        <table:table-row table:style-name="ro1">
          <table:table-cell office:value-type="float" office:value="0.551094679035311" calcext:value-type="float">
            <text:p>0.551094679</text:p>
          </table:table-cell>
        </table:table-row>
        <table:table-row table:style-name="ro1">
          <table:table-cell office:value-type="float" office:value="0.552031753325656" calcext:value-type="float">
            <text:p>0.5520317533</text:p>
          </table:table-cell>
        </table:table-row>
        <table:table-row table:style-name="ro1">
          <table:table-cell office:value-type="float" office:value="0.552707279388161" calcext:value-type="float">
            <text:p>0.5527072794</text:p>
          </table:table-cell>
        </table:table-row>
        <table:table-row table:style-name="ro1">
          <table:table-cell office:value-type="float" office:value="0.553118270982742" calcext:value-type="float">
            <text:p>0.553118271</text:p>
          </table:table-cell>
        </table:table-row>
        <table:table-row table:style-name="ro1">
          <table:table-cell office:value-type="float" office:value="0.553262613371476" calcext:value-type="float">
            <text:p>0.5532626134</text:p>
          </table:table-cell>
        </table:table-row>
        <table:table-row table:style-name="ro1">
          <table:table-cell office:value-type="float" office:value="0.553139047561349" calcext:value-type="float">
            <text:p>0.5531390476</text:p>
          </table:table-cell>
        </table:table-row>
        <table:table-row table:style-name="ro1">
          <table:table-cell office:value-type="float" office:value="0.552747153940596" calcext:value-type="float">
            <text:p>0.5527471539</text:p>
          </table:table-cell>
        </table:table-row>
        <table:table-row table:style-name="ro1">
          <table:table-cell office:value-type="float" office:value="0.552087335308644" calcext:value-type="float">
            <text:p>0.5520873353</text:p>
          </table:table-cell>
        </table:table-row>
        <table:table-row table:style-name="ro1">
          <table:table-cell office:value-type="float" office:value="0.551160799299653" calcext:value-type="float">
            <text:p>0.5511607993</text:p>
          </table:table-cell>
        </table:table-row>
        <table:table-row table:style-name="ro1">
          <table:table-cell office:value-type="float" office:value="0.549969540199663" calcext:value-type="float">
            <text:p>0.5499695402</text:p>
          </table:table-cell>
        </table:table-row>
        <table:table-row table:style-name="ro1">
          <table:table-cell office:value-type="float" office:value="0.548516320157333" calcext:value-type="float">
            <text:p>0.5485163202</text:p>
          </table:table-cell>
        </table:table-row>
        <table:table-row table:style-name="ro1">
          <table:table-cell office:value-type="float" office:value="0.546804649788288" calcext:value-type="float">
            <text:p>0.5468046498</text:p>
          </table:table-cell>
        </table:table-row>
        <table:table-row table:style-name="ro1">
          <table:table-cell office:value-type="float" office:value="0.544838768173059" calcext:value-type="float">
            <text:p>0.5448387682</text:p>
          </table:table-cell>
        </table:table-row>
        <table:table-row table:style-name="ro1">
          <table:table-cell office:value-type="float" office:value="0.542623622248627" calcext:value-type="float">
            <text:p>0.5426236222</text:p>
          </table:table-cell>
        </table:table-row>
        <table:table-row table:style-name="ro1">
          <table:table-cell office:value-type="float" office:value="0.540164845593571" calcext:value-type="float">
            <text:p>0.5401648456</text:p>
          </table:table-cell>
        </table:table-row>
        <table:table-row table:style-name="ro1">
          <table:table-cell office:value-type="float" office:value="0.537468736606803" calcext:value-type="float">
            <text:p>0.5374687366</text:p>
          </table:table-cell>
        </table:table-row>
        <table:table-row table:style-name="ro1">
          <table:table-cell office:value-type="float" office:value="0.534542236079921" calcext:value-type="float">
            <text:p>0.5345422361</text:p>
          </table:table-cell>
        </table:table-row>
        <table:table-row table:style-name="ro1">
          <table:table-cell office:value-type="float" office:value="0.531392904163148" calcext:value-type="float">
            <text:p>0.5313929042</text:p>
          </table:table-cell>
        </table:table-row>
        <table:table-row table:style-name="ro1">
          <table:table-cell office:value-type="float" office:value="0.528028896724875" calcext:value-type="float">
            <text:p>0.5280288967</text:p>
          </table:table-cell>
        </table:table-row>
        <table:table-row table:style-name="ro1">
          <table:table-cell office:value-type="float" office:value="0.524458941104808" calcext:value-type="float">
            <text:p>0.5244589411</text:p>
          </table:table-cell>
        </table:table-row>
        <table:table-row table:style-name="ro1">
          <table:table-cell office:value-type="float" office:value="0.520692311260713" calcext:value-type="float">
            <text:p>0.5206923113</text:p>
          </table:table-cell>
        </table:table-row>
        <table:table-row table:style-name="ro1">
          <table:table-cell office:value-type="float" office:value="0.516738802308756" calcext:value-type="float">
            <text:p>0.5167388023</text:p>
          </table:table-cell>
        </table:table-row>
        <table:table-row table:style-name="ro1">
          <table:table-cell office:value-type="float" office:value="0.512608704457453" calcext:value-type="float">
            <text:p>0.5126087045</text:p>
          </table:table-cell>
        </table:table-row>
        <table:table-row table:style-name="ro1">
          <table:table-cell office:value-type="float" office:value="0.508312776335209" calcext:value-type="float">
            <text:p>0.5083127763</text:p>
          </table:table-cell>
        </table:table-row>
        <table:table-row table:style-name="ro1">
          <table:table-cell office:value-type="float" office:value="0.503862217711468" calcext:value-type="float">
            <text:p>0.5038622177</text:p>
          </table:table-cell>
        </table:table-row>
        <table:table-row table:style-name="ro1">
          <table:table-cell office:value-type="float" office:value="0.499268641611455" calcext:value-type="float">
            <text:p>0.4992686416</text:p>
          </table:table-cell>
        </table:table-row>
        <table:table-row table:style-name="ro1">
          <table:table-cell office:value-type="float" office:value="0.494544045824519" calcext:value-type="float">
            <text:p>0.4945440458</text:p>
          </table:table-cell>
        </table:table-row>
        <table:table-row table:style-name="ro1">
          <table:table-cell office:value-type="float" office:value="0.489700783806084" calcext:value-type="float">
            <text:p>0.4897007838</text:p>
          </table:table-cell>
        </table:table-row>
        <table:table-row table:style-name="ro1">
          <table:table-cell office:value-type="float" office:value="0.48475153497319" calcext:value-type="float">
            <text:p>0.484751535</text:p>
          </table:table-cell>
        </table:table-row>
        <table:table-row table:style-name="ro1">
          <table:table-cell office:value-type="float" office:value="0.479709274393638" calcext:value-type="float">
            <text:p>0.4797092744</text:p>
          </table:table-cell>
        </table:table-row>
        <table:table-row table:style-name="ro1">
          <table:table-cell office:value-type="float" office:value="0.474587241868738" calcext:value-type="float">
            <text:p>0.4745872419</text:p>
          </table:table-cell>
        </table:table-row>
        <table:table-row table:style-name="ro1">
          <table:table-cell office:value-type="float" office:value="0.469398910409651" calcext:value-type="float">
            <text:p>0.4693989104</text:p>
          </table:table-cell>
        </table:table-row>
        <table:table-row table:style-name="ro1">
          <table:table-cell office:value-type="float" office:value="0.464157954107341" calcext:value-type="float">
            <text:p>0.4641579541</text:p>
          </table:table-cell>
        </table:table-row>
        <table:table-row table:style-name="ro1">
          <table:table-cell office:value-type="float" office:value="0.458878215396112" calcext:value-type="float">
            <text:p>0.4588782154</text:p>
          </table:table-cell>
        </table:table-row>
        <table:table-row table:style-name="ro1">
          <table:table-cell office:value-type="float" office:value="0.453573671710763" calcext:value-type="float">
            <text:p>0.4535736717</text:p>
          </table:table-cell>
        </table:table-row>
        <table:table-row table:style-name="ro1">
          <table:table-cell office:value-type="float" office:value="0.448258401537327" calcext:value-type="float">
            <text:p>0.4482584015</text:p>
          </table:table-cell>
        </table:table-row>
        <table:table-row table:style-name="ro1">
          <table:table-cell office:value-type="float" office:value="0.442946549857421" calcext:value-type="float">
            <text:p>0.4429465499</text:p>
          </table:table-cell>
        </table:table-row>
        <table:table-row table:style-name="ro1">
          <table:table-cell office:value-type="float" office:value="0.437652292986192" calcext:value-type="float">
            <text:p>0.437652293</text:p>
          </table:table-cell>
        </table:table-row>
        <table:table-row table:style-name="ro1">
          <table:table-cell office:value-type="float" office:value="0.432389802803861" calcext:value-type="float">
            <text:p>0.4323898028</text:p>
          </table:table-cell>
        </table:table-row>
        <table:table-row table:style-name="ro1">
          <table:table-cell office:value-type="float" office:value="0.427173210380872" calcext:value-type="float">
            <text:p>0.4271732104</text:p>
          </table:table-cell>
        </table:table-row>
        <table:table-row table:style-name="ro1">
          <table:table-cell office:value-type="float" office:value="0.422016568996638" calcext:value-type="float">
            <text:p>0.422016569</text:p>
          </table:table-cell>
        </table:table-row>
        <table:table-row table:style-name="ro1">
          <table:table-cell office:value-type="float" office:value="0.416933816551889" calcext:value-type="float">
            <text:p>0.4169338166</text:p>
          </table:table-cell>
        </table:table-row>
        <table:table-row table:style-name="ro1">
          <table:table-cell office:value-type="float" office:value="0.411938737374615" calcext:value-type="float">
            <text:p>0.4119387374</text:p>
          </table:table-cell>
        </table:table-row>
        <table:table-row table:style-name="ro1">
          <table:table-cell office:value-type="float" office:value="0.407044923419617" calcext:value-type="float">
            <text:p>0.4070449234</text:p>
          </table:table-cell>
        </table:table-row>
        <table:table-row table:style-name="ro1">
          <table:table-cell office:value-type="float" office:value="0.402265734861653" calcext:value-type="float">
            <text:p>0.4022657349</text:p>
          </table:table-cell>
        </table:table-row>
        <table:table-row table:style-name="ro1">
          <table:table-cell office:value-type="float" office:value="0.397614260082184" calcext:value-type="float">
            <text:p>0.3976142601</text:p>
          </table:table-cell>
        </table:table-row>
        <table:table-row table:style-name="ro1">
          <table:table-cell office:value-type="float" office:value="0.393103275049725" calcext:value-type="float">
            <text:p>0.393103275</text:p>
          </table:table-cell>
        </table:table-row>
        <table:table-row table:style-name="ro1">
          <table:table-cell office:value-type="float" office:value="0.388745202093785" calcext:value-type="float">
            <text:p>0.3887452021</text:p>
          </table:table-cell>
        </table:table-row>
        <table:table-row table:style-name="ro1">
          <table:table-cell office:value-type="float" office:value="0.384552068072424" calcext:value-type="float">
            <text:p>0.3845520681</text:p>
          </table:table-cell>
        </table:table-row>
        <table:table-row table:style-name="ro1">
          <table:table-cell office:value-type="float" office:value="0.380535461933394" calcext:value-type="float">
            <text:p>0.3805354619</text:p>
          </table:table-cell>
        </table:table-row>
        <table:table-row table:style-name="ro1">
          <table:table-cell office:value-type="float" office:value="0.376706491668888" calcext:value-type="float">
            <text:p>0.3767064917</text:p>
          </table:table-cell>
        </table:table-row>
        <table:table-row table:style-name="ro1">
          <table:table-cell office:value-type="float" office:value="0.373075740663893" calcext:value-type="float">
            <text:p>0.3730757407</text:p>
          </table:table-cell>
        </table:table-row>
        <table:table-row table:style-name="ro1">
          <table:table-cell office:value-type="float" office:value="0.36965322343813" calcext:value-type="float">
            <text:p>0.3696532234</text:p>
          </table:table-cell>
        </table:table-row>
        <table:table-row table:style-name="ro1">
          <table:table-cell office:value-type="float" office:value="0.366448340781607" calcext:value-type="float">
            <text:p>0.3664483408</text:p>
          </table:table-cell>
        </table:table-row>
        <table:table-row table:style-name="ro1">
          <table:table-cell office:value-type="float" office:value="0.36346983428377" calcext:value-type="float">
            <text:p>0.3634698343</text:p>
          </table:table-cell>
        </table:table-row>
        <table:table-row table:style-name="ro1">
          <table:table-cell office:value-type="float" office:value="0.360725740256243" calcext:value-type="float">
            <text:p>0.3607257403</text:p>
          </table:table-cell>
        </table:table-row>
        <table:table-row table:style-name="ro1">
          <table:table-cell office:value-type="float" office:value="0.358223343049184" calcext:value-type="float">
            <text:p>0.358223343</text:p>
          </table:table-cell>
        </table:table-row>
        <table:table-row table:style-name="ro1">
          <table:table-cell office:value-type="float" office:value="0.355969127761232" calcext:value-type="float">
            <text:p>0.3559691278</text:p>
          </table:table-cell>
        </table:table-row>
        <table:table-row table:style-name="ro1">
          <table:table-cell office:value-type="float" office:value="0.353968732343055" calcext:value-type="float">
            <text:p>0.3539687323</text:p>
          </table:table-cell>
        </table:table-row>
        <table:table-row table:style-name="ro1">
          <table:table-cell office:value-type="float" office:value="0.352226899094497" calcext:value-type="float">
            <text:p>0.3522268991</text:p>
          </table:table-cell>
        </table:table-row>
        <table:table-row table:style-name="ro1">
          <table:table-cell office:value-type="float" office:value="0.350747425555331" calcext:value-type="float">
            <text:p>0.3507474256</text:p>
          </table:table-cell>
        </table:table-row>
        <table:table-row table:style-name="ro1">
          <table:table-cell office:value-type="float" office:value="0.349533114789605" calcext:value-type="float">
            <text:p>0.3495331148</text:p>
          </table:table-cell>
        </table:table-row>
        <table:table-row table:style-name="ro1">
          <table:table-cell office:value-type="float" office:value="0.348585725063594" calcext:value-type="float">
            <text:p>0.3485857251</text:p>
          </table:table-cell>
        </table:table-row>
        <table:table-row table:style-name="ro1">
          <table:table-cell office:value-type="float" office:value="0.347905918917347" calcext:value-type="float">
            <text:p>0.3479059189</text:p>
          </table:table-cell>
        </table:table-row>
        <table:table-row table:style-name="ro1">
          <table:table-cell office:value-type="float" office:value="0.347493211629835" calcext:value-type="float">
            <text:p>0.3474932116</text:p>
          </table:table-cell>
        </table:table-row>
        <table:table-row table:style-name="ro1">
          <table:table-cell office:value-type="float" office:value="0.347345919077707" calcext:value-type="float">
            <text:p>0.3473459191</text:p>
          </table:table-cell>
        </table:table-row>
        <table:table-row table:style-name="ro1">
          <table:table-cell office:value-type="float" office:value="0.347461104987633" calcext:value-type="float">
            <text:p>0.347461105</text:p>
          </table:table-cell>
        </table:table-row>
        <table:table-row table:style-name="ro1">
          <table:table-cell office:value-type="float" office:value="0.347834527582259" calcext:value-type="float">
            <text:p>0.3478345276</text:p>
          </table:table-cell>
        </table:table-row>
        <table:table-row table:style-name="ro1">
          <table:table-cell office:value-type="float" office:value="0.348460585619751" calcext:value-type="float">
            <text:p>0.3484605856</text:p>
          </table:table-cell>
        </table:table-row>
        <table:table-row table:style-name="ro1">
          <table:table-cell office:value-type="float" office:value="0.349332263826953" calcext:value-type="float">
            <text:p>0.3493322638</text:p>
          </table:table-cell>
        </table:table-row>
        <table:table-row table:style-name="ro1">
          <table:table-cell office:value-type="float" office:value="0.350441077726127" calcext:value-type="float">
            <text:p>0.3504410777</text:p>
          </table:table-cell>
        </table:table-row>
        <table:table-row table:style-name="ro1">
          <table:table-cell office:value-type="float" office:value="0.351777017855316" calcext:value-type="float">
            <text:p>0.3517770179</text:p>
          </table:table-cell>
        </table:table-row>
        <table:table-row table:style-name="ro1">
          <table:table-cell office:value-type="float" office:value="0.353328493382285" calcext:value-type="float">
            <text:p>0.3533284934</text:p>
          </table:table-cell>
        </table:table-row>
        <table:table-row table:style-name="ro1">
          <table:table-cell office:value-type="float" office:value="0.355082275112072" calcext:value-type="float">
            <text:p>0.3550822751</text:p>
          </table:table-cell>
        </table:table-row>
        <table:table-row table:style-name="ro1">
          <table:table-cell office:value-type="float" office:value="0.357023437888144" calcext:value-type="float">
            <text:p>0.3570234379</text:p>
          </table:table-cell>
        </table:table-row>
        <table:table-row table:style-name="ro1">
          <table:table-cell office:value-type="float" office:value="0.359135302387143" calcext:value-type="float">
            <text:p>0.3591353024</text:p>
          </table:table-cell>
        </table:table-row>
        <table:table-row table:style-name="ro1">
          <table:table-cell office:value-type="float" office:value="0.361399376307239" calcext:value-type="float">
            <text:p>0.3613993763</text:p>
          </table:table-cell>
        </table:table-row>
        <table:table-row table:style-name="ro1">
          <table:table-cell office:value-type="float" office:value="0.363795294950081" calcext:value-type="float">
            <text:p>0.363795295</text:p>
          </table:table-cell>
        </table:table-row>
        <table:table-row table:style-name="ro1">
          <table:table-cell office:value-type="float" office:value="0.366300761196351" calcext:value-type="float">
            <text:p>0.3663007612</text:p>
          </table:table-cell>
        </table:table-row>
        <table:table-row table:style-name="ro1">
          <table:table-cell office:value-type="float" office:value="0.368891484874906" calcext:value-type="float">
            <text:p>0.3688914849</text:p>
          </table:table-cell>
        </table:table-row>
        <table:table-row table:style-name="ro1">
          <table:table-cell office:value-type="float" office:value="0.371541121525541" calcext:value-type="float">
            <text:p>0.3715411215</text:p>
          </table:table-cell>
        </table:table-row>
        <table:table-row table:style-name="ro1">
          <table:table-cell office:value-type="float" office:value="0.374221210555333" calcext:value-type="float">
            <text:p>0.3742212106</text:p>
          </table:table-cell>
        </table:table-row>
        <table:table-row table:style-name="ro1">
          <table:table-cell office:value-type="float" office:value="0.498375020892023" calcext:value-type="float">
            <text:p>0.4983750209</text:p>
          </table:table-cell>
        </table:table-row>
        <table:table-row table:style-name="ro1">
          <table:table-cell office:value-type="float" office:value="0.502439563883433" calcext:value-type="float">
            <text:p>0.5024395639</text:p>
          </table:table-cell>
        </table:table-row>
        <table:table-row table:style-name="ro1">
          <table:table-cell office:value-type="float" office:value="0.506459645509359" calcext:value-type="float">
            <text:p>0.5064596455</text:p>
          </table:table-cell>
        </table:table-row>
        <table:table-row table:style-name="ro1">
          <table:table-cell office:value-type="float" office:value="0.510414576961528" calcext:value-type="float">
            <text:p>0.510414577</text:p>
          </table:table-cell>
        </table:table-row>
        <table:table-row table:style-name="ro1">
          <table:table-cell office:value-type="float" office:value="0.514284721432832" calcext:value-type="float">
            <text:p>0.5142847214</text:p>
          </table:table-cell>
        </table:table-row>
        <table:table-row table:style-name="ro1">
          <table:table-cell office:value-type="float" office:value="0.51805148927735" calcext:value-type="float">
            <text:p>0.5180514893</text:p>
          </table:table-cell>
        </table:table-row>
        <table:table-row table:style-name="ro1">
          <table:table-cell office:value-type="float" office:value="0.521697332563481" calcext:value-type="float">
            <text:p>0.5216973326</text:p>
          </table:table-cell>
        </table:table-row>
        <table:table-row table:style-name="ro1">
          <table:table-cell office:value-type="float" office:value="0.525205739020192" calcext:value-type="float">
            <text:p>0.525205739</text:p>
          </table:table-cell>
        </table:table-row>
        <table:table-row table:style-name="ro1">
          <table:table-cell office:value-type="float" office:value="0.528561225376377" calcext:value-type="float">
            <text:p>0.5285612254</text:p>
          </table:table-cell>
        </table:table-row>
        <table:table-row table:style-name="ro1">
          <table:table-cell office:value-type="float" office:value="0.531749330093335" calcext:value-type="float">
            <text:p>0.5317493301</text:p>
          </table:table-cell>
        </table:table-row>
        <table:table-row table:style-name="ro1">
          <table:table-cell office:value-type="float" office:value="0.534756605490359" calcext:value-type="float">
            <text:p>0.5347566055</text:p>
          </table:table-cell>
        </table:table-row>
        <table:table-row table:style-name="ro1">
          <table:table-cell office:value-type="float" office:value="0.537570609263437" calcext:value-type="float">
            <text:p>0.5375706093</text:p>
          </table:table-cell>
        </table:table-row>
        <table:table-row table:style-name="ro1">
          <table:table-cell office:value-type="float" office:value="0.540179895397072" calcext:value-type="float">
            <text:p>0.5401798954</text:p>
          </table:table-cell>
        </table:table-row>
        <table:table-row table:style-name="ro1">
          <table:table-cell office:value-type="float" office:value="0.542574004469212" calcext:value-type="float">
            <text:p>0.5425740045</text:p>
          </table:table-cell>
        </table:table-row>
        <table:table-row table:style-name="ro1">
          <table:table-cell office:value-type="float" office:value="0.544743453349296" calcext:value-type="float">
            <text:p>0.5447434533</text:p>
          </table:table-cell>
        </table:table-row>
        <table:table-row table:style-name="ro1">
          <table:table-cell office:value-type="float" office:value="0.546679724289413" calcext:value-type="float">
            <text:p>0.5466797243</text:p>
          </table:table-cell>
        </table:table-row>
        <table:table-row table:style-name="ro1">
          <table:table-cell office:value-type="float" office:value="0.548375253408573" calcext:value-type="float">
            <text:p>0.5483752534</text:p>
          </table:table-cell>
        </table:table-row>
        <table:table-row table:style-name="ro1">
          <table:table-cell office:value-type="float" office:value="0.549823418570098" calcext:value-type="float">
            <text:p>0.5498234186</text:p>
          </table:table-cell>
        </table:table-row>
        <table:table-row table:style-name="ro1">
          <table:table-cell office:value-type="float" office:value="0.551018526652123" calcext:value-type="float">
            <text:p>0.5510185267</text:p>
          </table:table-cell>
        </table:table-row>
        <table:table-row table:style-name="ro1">
          <table:table-cell office:value-type="float" office:value="0.551955800211207" calcext:value-type="float">
            <text:p>0.5519558002</text:p>
          </table:table-cell>
        </table:table-row>
        <table:table-row table:style-name="ro1">
          <table:table-cell office:value-type="float" office:value="0.552631363539068" calcext:value-type="float">
            <text:p>0.5526313635</text:p>
          </table:table-cell>
        </table:table-row>
        <table:table-row table:style-name="ro1">
          <table:table-cell office:value-type="float" office:value="0.55304222811242" calcext:value-type="float">
            <text:p>0.5530422281</text:p>
          </table:table-cell>
        </table:table-row>
        <table:table-row table:style-name="ro1">
          <table:table-cell office:value-type="float" office:value="0.553186277435936" calcext:value-type="float">
            <text:p>0.5531862774</text:p>
          </table:table-cell>
        </table:table-row>
        <table:table-row table:style-name="ro1">
          <table:table-cell office:value-type="float" office:value="0.553062251278316" calcext:value-type="float">
            <text:p>0.5530622513</text:p>
          </table:table-cell>
        </table:table-row>
        <table:table-row table:style-name="ro1">
          <table:table-cell office:value-type="float" office:value="0.552669729301473" calcext:value-type="float">
            <text:p>0.5526697293</text:p>
          </table:table-cell>
        </table:table-row>
        <table:table-row table:style-name="ro1">
          <table:table-cell office:value-type="float" office:value="0.552009114082831" calcext:value-type="float">
            <text:p>0.5520091141</text:p>
          </table:table-cell>
        </table:table-row>
        <table:table-row table:style-name="ro1">
          <table:table-cell office:value-type="float" office:value="0.551081613530741" calcext:value-type="float">
            <text:p>0.5510816135</text:p>
          </table:table-cell>
        </table:table-row>
        <table:table-row table:style-name="ro1">
          <table:table-cell office:value-type="float" office:value="0.549889222693004" calcext:value-type="float">
            <text:p>0.5498892227</text:p>
          </table:table-cell>
        </table:table-row>
        <table:table-row table:style-name="ro1">
          <table:table-cell office:value-type="float" office:value="0.548434704958516" calcext:value-type="float">
            <text:p>0.548434705</text:p>
          </table:table-cell>
        </table:table-row>
        <table:table-row table:style-name="ro1">
          <table:table-cell office:value-type="float" office:value="0.546721572652022" calcext:value-type="float">
            <text:p>0.5467215727</text:p>
          </table:table-cell>
        </table:table-row>
        <table:table-row table:style-name="ro1">
          <table:table-cell office:value-type="float" office:value="0.544754067021982" calcext:value-type="float">
            <text:p>0.544754067</text:p>
          </table:table-cell>
        </table:table-row>
        <table:table-row table:style-name="ro1">
          <table:table-cell office:value-type="float" office:value="0.542537137621561" calcext:value-type="float">
            <text:p>0.5425371376</text:p>
          </table:table-cell>
        </table:table-row>
        <table:table-row table:style-name="ro1">
          <table:table-cell office:value-type="float" office:value="0.540076421082717" calcext:value-type="float">
            <text:p>0.5400764211</text:p>
          </table:table-cell>
        </table:table-row>
        <table:table-row table:style-name="ro1">
          <table:table-cell office:value-type="float" office:value="0.537378219283421" calcext:value-type="float">
            <text:p>0.5373782193</text:p>
          </table:table-cell>
        </table:table-row>
        <table:table-row table:style-name="ro1">
          <table:table-cell office:value-type="float" office:value="0.534449476907975" calcext:value-type="float">
            <text:p>0.5344494769</text:p>
          </table:table-cell>
        </table:table-row>
        <table:table-row table:style-name="ro1">
          <table:table-cell office:value-type="float" office:value="0.531297758400456" calcext:value-type="float">
            <text:p>0.5312977584</text:p>
          </table:table-cell>
        </table:table-row>
        <table:table-row table:style-name="ro1">
          <table:table-cell office:value-type="float" office:value="0.527931224311266" calcext:value-type="float">
            <text:p>0.5279312243</text:p>
          </table:table-cell>
        </table:table-row>
        <table:table-row table:style-name="ro1">
          <table:table-cell office:value-type="float" office:value="0.524358607036799" calcext:value-type="float">
            <text:p>0.524358607</text:p>
          </table:table-cell>
        </table:table-row>
        <table:table-row table:style-name="ro1">
          <table:table-cell office:value-type="float" office:value="0.520589185952226" calcext:value-type="float">
            <text:p>0.520589186</text:p>
          </table:table-cell>
        </table:table-row>
        <table:table-row table:style-name="ro1">
          <table:table-cell office:value-type="float" office:value="0.516632761937385" calcext:value-type="float">
            <text:p>0.5166327619</text:p>
          </table:table-cell>
        </table:table-row>
        <table:table-row table:style-name="ro1">
          <table:table-cell office:value-type="float" office:value="0.512499631295792" calcext:value-type="float">
            <text:p>0.5124996313</text:p>
          </table:table-cell>
        </table:table-row>
        <table:table-row table:style-name="ro1">
          <table:table-cell office:value-type="float" office:value="0.508200559066764" calcext:value-type="float">
            <text:p>0.5082005591</text:p>
          </table:table-cell>
        </table:table-row>
        <table:table-row table:style-name="ro1">
          <table:table-cell office:value-type="float" office:value="0.503746751730657" calcext:value-type="float">
            <text:p>0.5037467517</text:p>
          </table:table-cell>
        </table:table-row>
        <table:table-row table:style-name="ro1">
          <table:table-cell office:value-type="float" office:value="0.499149829307215" calcext:value-type="float">
            <text:p>0.4991498293</text:p>
          </table:table-cell>
        </table:table-row>
        <table:table-row table:style-name="ro1">
          <table:table-cell office:value-type="float" office:value="0.494421796847035" calcext:value-type="float">
            <text:p>0.4944217968</text:p>
          </table:table-cell>
        </table:table-row>
        <table:table-row table:style-name="ro1">
          <table:table-cell office:value-type="float" office:value="0.489575015316149" calcext:value-type="float">
            <text:p>0.4895750153</text:p>
          </table:table-cell>
        </table:table-row>
        <table:table-row table:style-name="ro1">
          <table:table-cell office:value-type="float" office:value="0.484622171873714" calcext:value-type="float">
            <text:p>0.4846221719</text:p>
          </table:table-cell>
        </table:table-row>
        <table:table-row table:style-name="ro1">
          <table:table-cell office:value-type="float" office:value="0.479576249542818" calcext:value-type="float">
            <text:p>0.4795762495</text:p>
          </table:table-cell>
        </table:table-row>
        <table:table-row table:style-name="ro1">
          <table:table-cell office:value-type="float" office:value="0.474450496274404" calcext:value-type="float">
            <text:p>0.4744504963</text:p>
          </table:table-cell>
        </table:table-row>
        <table:table-row table:style-name="ro1">
          <table:table-cell office:value-type="float" office:value="0.469258393404303" calcext:value-type="float">
            <text:p>0.4692583934</text:p>
          </table:table-cell>
        </table:table-row>
        <table:table-row table:style-name="ro1">
          <table:table-cell office:value-type="float" office:value="0.464013623503383" calcext:value-type="float">
            <text:p>0.4640136235</text:p>
          </table:table-cell>
        </table:table-row>
        <table:table-row table:style-name="ro1">
          <table:table-cell office:value-type="float" office:value="0.458730037620812" calcext:value-type="float">
            <text:p>0.4587300376</text:p>
          </table:table-cell>
        </table:table-row>
        <table:table-row table:style-name="ro1">
          <table:table-cell office:value-type="float" office:value="0.453421621920436" calcext:value-type="float">
            <text:p>0.4534216219</text:p>
          </table:table-cell>
        </table:table-row>
        <table:table-row table:style-name="ro1">
          <table:table-cell office:value-type="float" office:value="0.448102463710267" calcext:value-type="float">
            <text:p>0.4481024637</text:p>
          </table:table-cell>
        </table:table-row>
        <table:table-row table:style-name="ro1">
          <table:table-cell office:value-type="float" office:value="0.442786716865091" calcext:value-type="float">
            <text:p>0.4427867169</text:p>
          </table:table-cell>
        </table:table-row>
        <table:table-row table:style-name="ro1">
          <table:table-cell office:value-type="float" office:value="0.437488566642186" calcext:value-type="float">
            <text:p>0.4374885666</text:p>
          </table:table-cell>
        </table:table-row>
        <table:table-row table:style-name="ro1">
          <table:table-cell office:value-type="float" office:value="0.432222193890151" calcext:value-type="float">
            <text:p>0.4322221939</text:p>
          </table:table-cell>
        </table:table-row>
        <table:table-row table:style-name="ro1">
          <table:table-cell office:value-type="float" office:value="0.427001738650858" calcext:value-type="float">
            <text:p>0.4270017387</text:p>
          </table:table-cell>
        </table:table-row>
        <table:table-row table:style-name="ro1">
          <table:table-cell office:value-type="float" office:value="0.421841263154512" calcext:value-type="float">
            <text:p>0.4218412632</text:p>
          </table:table-cell>
        </table:table-row>
        <table:table-row table:style-name="ro1">
          <table:table-cell office:value-type="float" office:value="0.416754714207823" calcext:value-type="float">
            <text:p>0.4167547142</text:p>
          </table:table-cell>
        </table:table-row>
        <table:table-row table:style-name="ro1">
          <table:table-cell office:value-type="float" office:value="0.411755884975295" calcext:value-type="float">
            <text:p>0.411755885</text:p>
          </table:table-cell>
        </table:table-row>
        <table:table-row table:style-name="ro1">
          <table:table-cell office:value-type="float" office:value="0.406858376153634" calcext:value-type="float">
            <text:p>0.4068583762</text:p>
          </table:table-cell>
        </table:table-row>
        <table:table-row table:style-name="ro1">
          <table:table-cell office:value-type="float" office:value="0.402075556539255" calcext:value-type="float">
            <text:p>0.4020755565</text:p>
          </table:table-cell>
        </table:table-row>
        <table:table-row table:style-name="ro1">
          <table:table-cell office:value-type="float" office:value="0.397420522988924" calcext:value-type="float">
            <text:p>0.397420523</text:p>
          </table:table-cell>
        </table:table-row>
        <table:table-row table:style-name="ro1">
          <table:table-cell office:value-type="float" office:value="0.392906059773494" calcext:value-type="float">
            <text:p>0.3929060598</text:p>
          </table:table-cell>
        </table:table-row>
        <table:table-row table:style-name="ro1">
          <table:table-cell office:value-type="float" office:value="0.388544597324766" calcext:value-type="float">
            <text:p>0.3885445973</text:p>
          </table:table-cell>
        </table:table-row>
        <table:table-row table:style-name="ro1">
          <table:table-cell office:value-type="float" office:value="0.384348170375464" calcext:value-type="float">
            <text:p>0.3843481704</text:p>
          </table:table-cell>
        </table:table-row>
        <table:table-row table:style-name="ro1">
          <table:table-cell office:value-type="float" office:value="0.380328375492322" calcext:value-type="float">
            <text:p>0.3803283755</text:p>
          </table:table-cell>
        </table:table-row>
        <table:table-row table:style-name="ro1">
          <table:table-cell office:value-type="float" office:value="0.376496328002279" calcext:value-type="float">
            <text:p>0.376496328</text:p>
          </table:table-cell>
        </table:table-row>
        <table:table-row table:style-name="ro1">
          <table:table-cell office:value-type="float" office:value="0.372862618311799" calcext:value-type="float">
            <text:p>0.3728626183</text:p>
          </table:table-cell>
        </table:table-row>
        <table:table-row table:style-name="ro1">
          <table:table-cell office:value-type="float" office:value="0.3694372676193" calcext:value-type="float">
            <text:p>0.3694372676</text:p>
          </table:table-cell>
        </table:table-row>
        <table:table-row table:style-name="ro1">
          <table:table-cell office:value-type="float" office:value="0.36622968302069" calcext:value-type="float">
            <text:p>0.366229683</text:p>
          </table:table-cell>
        </table:table-row>
        <table:table-row table:style-name="ro1">
          <table:table-cell office:value-type="float" office:value="0.363248612008033" calcext:value-type="float">
            <text:p>0.363248612</text:p>
          </table:table-cell>
        </table:table-row>
        <table:table-row table:style-name="ro1">
          <table:table-cell office:value-type="float" office:value="0.360502096361314" calcext:value-type="float">
            <text:p>0.3605020964</text:p>
          </table:table-cell>
        </table:table-row>
        <table:table-row table:style-name="ro1">
          <table:table-cell office:value-type="float" office:value="0.357997425433321" calcext:value-type="float">
            <text:p>0.3579974254</text:p>
          </table:table-cell>
        </table:table-row>
        <table:table-row table:style-name="ro1">
          <table:table-cell office:value-type="float" office:value="0.35574108882765" calcext:value-type="float">
            <text:p>0.3557410888</text:p>
          </table:table-cell>
        </table:table-row>
        <table:table-row table:style-name="ro1">
          <table:table-cell office:value-type="float" office:value="0.353738728469815" calcext:value-type="float">
            <text:p>0.3537387285</text:p>
          </table:table-cell>
        </table:table-row>
        <table:table-row table:style-name="ro1">
          <table:table-cell office:value-type="float" office:value="0.351995090071473" calcext:value-type="float">
            <text:p>0.3519950901</text:p>
          </table:table-cell>
        </table:table-row>
        <table:table-row table:style-name="ro1">
          <table:table-cell office:value-type="float" office:value="0.350513973987765" calcext:value-type="float">
            <text:p>0.350513974</text:p>
          </table:table-cell>
        </table:table-row>
        <table:table-row table:style-name="ro1">
          <table:table-cell office:value-type="float" office:value="0.349298185467772" calcext:value-type="float">
            <text:p>0.3492981855</text:p>
          </table:table-cell>
        </table:table-row>
        <table:table-row table:style-name="ro1">
          <table:table-cell office:value-type="float" office:value="0.348349484298084" calcext:value-type="float">
            <text:p>0.3483494843</text:p>
          </table:table-cell>
        </table:table-row>
        <table:table-row table:style-name="ro1">
          <table:table-cell office:value-type="float" office:value="0.347668533839478" calcext:value-type="float">
            <text:p>0.3476685338</text:p>
          </table:table-cell>
        </table:table-row>
        <table:table-row table:style-name="ro1">
          <table:table-cell office:value-type="float" office:value="0.34725484945672" calcext:value-type="float">
            <text:p>0.3472548495</text:p>
          </table:table-cell>
        </table:table-row>
        <table:table-row table:style-name="ro1">
          <table:table-cell office:value-type="float" office:value="0.347106746341473" calcext:value-type="float">
            <text:p>0.3471067463</text:p>
          </table:table-cell>
        </table:table-row>
        <table:table-row table:style-name="ro1">
          <table:table-cell office:value-type="float" office:value="0.347221286728321" calcext:value-type="float">
            <text:p>0.3472212867</text:p>
          </table:table-cell>
        </table:table-row>
        <table:table-row table:style-name="ro1">
          <table:table-cell office:value-type="float" office:value="0.347594226503908" calcext:value-type="float">
            <text:p>0.3475942265</text:p>
          </table:table-cell>
        </table:table-row>
        <table:table-row table:style-name="ro1">
          <table:table-cell office:value-type="float" office:value="0.348219961209191" calcext:value-type="float">
            <text:p>0.3482199612</text:p>
          </table:table-cell>
        </table:table-row>
        <table:table-row table:style-name="ro1">
          <table:table-cell office:value-type="float" office:value="0.349091471434807" calcext:value-type="float">
            <text:p>0.3490914714</text:p>
          </table:table-cell>
        </table:table-row>
        <table:table-row table:style-name="ro1">
          <table:table-cell office:value-type="float" office:value="0.350200267609547" calcext:value-type="float">
            <text:p>0.3502002676</text:p>
          </table:table-cell>
        </table:table-row>
        <table:table-row table:style-name="ro1">
          <table:table-cell office:value-type="float" office:value="0.351536334181962" calcext:value-type="float">
            <text:p>0.3515363342</text:p>
          </table:table-cell>
        </table:table-row>
        <table:table-row table:style-name="ro1">
          <table:table-cell office:value-type="float" office:value="0.353088073195065" calcext:value-type="float">
            <text:p>0.3530880732</text:p>
          </table:table-cell>
        </table:table-row>
        <table:table-row table:style-name="ro1">
          <table:table-cell office:value-type="float" office:value="0.354842247254149" calcext:value-type="float">
            <text:p>0.3548422473</text:p>
          </table:table-cell>
        </table:table-row>
        <table:table-row table:style-name="ro1">
          <table:table-cell office:value-type="float" office:value="0.35678392188773" calcext:value-type="float">
            <text:p>0.3567839219</text:p>
          </table:table-cell>
        </table:table-row>
        <table:table-row table:style-name="ro1">
          <table:table-cell office:value-type="float" office:value="0.358896407301595" calcext:value-type="float">
            <text:p>0.3588964073</text:p>
          </table:table-cell>
        </table:table-row>
        <table:table-row table:style-name="ro1">
          <table:table-cell office:value-type="float" office:value="0.361161199525969" calcext:value-type="float">
            <text:p>0.3611611995</text:p>
          </table:table-cell>
        </table:table-row>
        <table:table-row table:style-name="ro1">
          <table:table-cell office:value-type="float" office:value="0.363557920955786" calcext:value-type="float">
            <text:p>0.363557921</text:p>
          </table:table-cell>
        </table:table-row>
        <table:table-row table:style-name="ro1">
          <table:table-cell office:value-type="float" office:value="0.366064260284092" calcext:value-type="float">
            <text:p>0.3660642603</text:p>
          </table:table-cell>
        </table:table-row>
        <table:table-row table:style-name="ro1">
          <table:table-cell office:value-type="float" office:value="0.368655911828541" calcext:value-type="float">
            <text:p>0.3686559118</text:p>
          </table:table-cell>
        </table:table-row>
        <table:table-row table:style-name="ro1">
          <table:table-cell office:value-type="float" office:value="0.37130651425102" calcext:value-type="float">
            <text:p>0.3713065143</text:p>
          </table:table-cell>
        </table:table-row>
        <table:table-row table:style-name="ro1">
          <table:table-cell office:value-type="float" office:value="0.373987588670388" calcext:value-type="float">
            <text:p>0.3739875887</text:p>
          </table:table-cell>
        </table:table-row>
        <table:table-row table:style-name="ro1">
          <table:table-cell office:value-type="float" office:value="0.498315476942588" calcext:value-type="float">
            <text:p>0.4983154769</text:p>
          </table:table-cell>
        </table:table-row>
        <table:table-row table:style-name="ro1">
          <table:table-cell office:value-type="float" office:value="0.502381108703038" calcext:value-type="float">
            <text:p>0.5023811087</text:p>
          </table:table-cell>
        </table:table-row>
        <table:table-row table:style-name="ro1">
          <table:table-cell office:value-type="float" office:value="0.506402247345099" calcext:value-type="float">
            <text:p>0.5064022473</text:p>
          </table:table-cell>
        </table:table-row>
        <table:table-row table:style-name="ro1">
          <table:table-cell office:value-type="float" office:value="0.510358189420613" calcext:value-type="float">
            <text:p>0.5103581894</text:p>
          </table:table-cell>
        </table:table-row>
        <table:table-row table:style-name="ro1">
          <table:table-cell office:value-type="float" office:value="0.514229284317542" calcext:value-type="float">
            <text:p>0.5142292843</text:p>
          </table:table-cell>
        </table:table-row>
        <table:table-row table:style-name="ro1">
          <table:table-cell office:value-type="float" office:value="0.51799692940959" calcext:value-type="float">
            <text:p>0.5179969294</text:p>
          </table:table-cell>
        </table:table-row>
        <table:table-row table:style-name="ro1">
          <table:table-cell office:value-type="float" office:value="0.521643564598675" calcext:value-type="float">
            <text:p>0.5216435646</text:p>
          </table:table-cell>
        </table:table-row>
        <table:table-row table:style-name="ro1">
          <table:table-cell office:value-type="float" office:value="0.525152666250271" calcext:value-type="float">
            <text:p>0.5251526663</text:p>
          </table:table-cell>
        </table:table-row>
        <table:table-row table:style-name="ro1">
          <table:table-cell office:value-type="float" office:value="0.5285087405216" calcext:value-type="float">
            <text:p>0.5285087405</text:p>
          </table:table-cell>
        </table:table-row>
        <table:table-row table:style-name="ro1">
          <table:table-cell office:value-type="float" office:value="0.531697316082688" calcext:value-type="float">
            <text:p>0.5316973161</text:p>
          </table:table-cell>
        </table:table-row>
        <table:table-row table:style-name="ro1">
          <table:table-cell office:value-type="float" office:value="0.534704936230279" calcext:value-type="float">
            <text:p>0.5347049362</text:p>
          </table:table-cell>
        </table:table-row>
        <table:table-row table:style-name="ro1">
          <table:table-cell office:value-type="float" office:value="0.537519150394613" calcext:value-type="float">
            <text:p>0.5375191504</text:p>
          </table:table-cell>
        </table:table-row>
        <table:table-row table:style-name="ro1">
          <table:table-cell office:value-type="float" office:value="0.54012850503905" calcext:value-type="float">
            <text:p>0.540128505</text:p>
          </table:table-cell>
        </table:table-row>
        <table:table-row table:style-name="ro1">
          <table:table-cell office:value-type="float" office:value="0.542522533952571" calcext:value-type="float">
            <text:p>0.542522534</text:p>
          </table:table-cell>
        </table:table-row>
        <table:table-row table:style-name="ro1">
          <table:table-cell office:value-type="float" office:value="0.544691747935125" calcext:value-type="float">
            <text:p>0.5446917479</text:p>
          </table:table-cell>
        </table:table-row>
        <table:table-row table:style-name="ro1">
          <table:table-cell office:value-type="float" office:value="0.546627623875839" calcext:value-type="float">
            <text:p>0.5466276239</text:p>
          </table:table-cell>
        </table:table-row>
        <table:table-row table:style-name="ro1">
          <table:table-cell office:value-type="float" office:value="0.54832259322409" calcext:value-type="float">
            <text:p>0.5483225932</text:p>
          </table:table-cell>
        </table:table-row>
        <table:table-row table:style-name="ro1">
          <table:table-cell office:value-type="float" office:value="0.549770029853432" calcext:value-type="float">
            <text:p>0.5497700299</text:p>
          </table:table-cell>
        </table:table-row>
        <table:table-row table:style-name="ro1">
          <table:table-cell office:value-type="float" office:value="0.550964237318388" calcext:value-type="float">
            <text:p>0.5509642373</text:p>
          </table:table-cell>
        </table:table-row>
        <table:table-row table:style-name="ro1">
          <table:table-cell office:value-type="float" office:value="0.551900435504092" calcext:value-type="float">
            <text:p>0.5519004355</text:p>
          </table:table-cell>
        </table:table-row>
        <table:table-row table:style-name="ro1">
          <table:table-cell office:value-type="float" office:value="0.552574746668801" calcext:value-type="float">
            <text:p>0.5525747467</text:p>
          </table:table-cell>
        </table:table-row>
        <table:table-row table:style-name="ro1">
          <table:table-cell office:value-type="float" office:value="0.552984180879258" calcext:value-type="float">
            <text:p>0.5529841809</text:p>
          </table:table-cell>
        </table:table-row>
        <table:table-row table:style-name="ro1">
          <table:table-cell office:value-type="float" office:value="0.553126620838918" calcext:value-type="float">
            <text:p>0.5531266208</text:p>
          </table:table-cell>
        </table:table-row>
        <table:table-row table:style-name="ro1">
          <table:table-cell office:value-type="float" office:value="0.553000806109033" calcext:value-type="float">
            <text:p>0.5530008061</text:p>
          </table:table-cell>
        </table:table-row>
        <table:table-row table:style-name="ro1">
          <table:table-cell office:value-type="float" office:value="0.552606316722596" calcext:value-type="float">
            <text:p>0.5526063167</text:p>
          </table:table-cell>
        </table:table-row>
        <table:table-row table:style-name="ro1">
          <table:table-cell office:value-type="float" office:value="0.551943556191145" calcext:value-type="float">
            <text:p>0.5519435562</text:p>
          </table:table-cell>
        </table:table-row>
        <table:table-row table:style-name="ro1">
          <table:table-cell office:value-type="float" office:value="0.55101373390442" calcext:value-type="float">
            <text:p>0.5510137339</text:p>
          </table:table-cell>
        </table:table-row>
        <table:table-row table:style-name="ro1">
          <table:table-cell office:value-type="float" office:value="0.549818846922894" calcext:value-type="float">
            <text:p>0.5498188469</text:p>
          </table:table-cell>
        </table:table-row>
        <table:table-row table:style-name="ro1">
          <table:table-cell office:value-type="float" office:value="0.548361661163143" calcext:value-type="float">
            <text:p>0.5483616612</text:p>
          </table:table-cell>
        </table:table-row>
        <table:table-row table:style-name="ro1">
          <table:table-cell office:value-type="float" office:value="0.546645691976096" calcext:value-type="float">
            <text:p>0.546645692</text:p>
          </table:table-cell>
        </table:table-row>
        <table:table-row table:style-name="ro1">
          <table:table-cell office:value-type="float" office:value="0.544675184118126" calcext:value-type="float">
            <text:p>0.5446751841</text:p>
          </table:table-cell>
        </table:table-row>
        <table:table-row table:style-name="ro1">
          <table:table-cell office:value-type="float" office:value="0.542455091115014" calcext:value-type="float">
            <text:p>0.5424550911</text:p>
          </table:table-cell>
        </table:table-row>
        <table:table-row table:style-name="ro1">
          <table:table-cell office:value-type="float" office:value="0.539991054018766" calcext:value-type="float">
            <text:p>0.539991054</text:p>
          </table:table-cell>
        </table:table-row>
        <table:table-row table:style-name="ro1">
          <table:table-cell office:value-type="float" office:value="0.537289379557287" calcext:value-type="float">
            <text:p>0.5372893796</text:p>
          </table:table-cell>
        </table:table-row>
        <table:table-row table:style-name="ro1">
          <table:table-cell office:value-type="float" office:value="0.534357017676921" calcext:value-type="float">
            <text:p>0.5343570177</text:p>
          </table:table-cell>
        </table:table-row>
        <table:table-row table:style-name="ro1">
          <table:table-cell office:value-type="float" office:value="0.531201538477844" calcext:value-type="float">
            <text:p>0.5312015385</text:p>
          </table:table-cell>
        </table:table-row>
        <table:table-row table:style-name="ro1">
          <table:table-cell office:value-type="float" office:value="0.52783110854232" calcext:value-type="float">
            <text:p>0.5278311085</text:p>
          </table:table-cell>
        </table:table-row>
        <table:table-row table:style-name="ro1">
          <table:table-cell office:value-type="float" office:value="0.524254466655814" calcext:value-type="float">
            <text:p>0.5242544667</text:p>
          </table:table-cell>
        </table:table-row>
        <table:table-row table:style-name="ro1">
          <table:table-cell office:value-type="float" office:value="0.520480898920969" calcext:value-type="float">
            <text:p>0.5204808989</text:p>
          </table:table-cell>
        </table:table-row>
        <table:table-row table:style-name="ro1">
          <table:table-cell office:value-type="float" office:value="0.51652021326443" calcext:value-type="float">
            <text:p>0.5165202133</text:p>
          </table:table-cell>
        </table:table-row>
        <table:table-row table:style-name="ro1">
          <table:table-cell office:value-type="float" office:value="0.512382713336547" calcext:value-type="float">
            <text:p>0.5123827133</text:p>
          </table:table-cell>
        </table:table-row>
        <table:table-row table:style-name="ro1">
          <table:table-cell office:value-type="float" office:value="0.508079171803916" calcext:value-type="float">
            <text:p>0.5080791718</text:p>
          </table:table-cell>
        </table:table-row>
        <table:table-row table:style-name="ro1">
          <table:table-cell office:value-type="float" office:value="0.503620803034796" calcext:value-type="float">
            <text:p>0.503620803</text:p>
          </table:table-cell>
        </table:table-row>
        <table:table-row table:style-name="ro1">
          <table:table-cell office:value-type="float" office:value="0.499019235177375" calcext:value-type="float">
            <text:p>0.4990192352</text:p>
          </table:table-cell>
        </table:table-row>
        <table:table-row table:style-name="ro1">
          <table:table-cell office:value-type="float" office:value="0.494286481630901" calcext:value-type="float">
            <text:p>0.4942864816</text:p>
          </table:table-cell>
        </table:table-row>
        <table:table-row table:style-name="ro1">
          <table:table-cell office:value-type="float" office:value="0.489434911909667" calcext:value-type="float">
            <text:p>0.4894349119</text:p>
          </table:table-cell>
        </table:table-row>
        <table:table-row table:style-name="ro1">
          <table:table-cell office:value-type="float" office:value="0.484477221899861" calcext:value-type="float">
            <text:p>0.4844772219</text:p>
          </table:table-cell>
        </table:table-row>
        <table:table-row table:style-name="ro1">
          <table:table-cell office:value-type="float" office:value="0.479426403509272" calcext:value-type="float">
            <text:p>0.4794264035</text:p>
          </table:table-cell>
        </table:table-row>
        <table:table-row table:style-name="ro1">
          <table:table-cell office:value-type="float" office:value="0.474295713709854" calcext:value-type="float">
            <text:p>0.4742957137</text:p>
          </table:table-cell>
        </table:table-row>
        <table:table-row table:style-name="ro1">
          <table:table-cell office:value-type="float" office:value="0.469098642973155" calcext:value-type="float">
            <text:p>0.469098643</text:p>
          </table:table-cell>
        </table:table-row>
        <table:table-row table:style-name="ro1">
          <table:table-cell office:value-type="float" office:value="0.463848883098595" calcext:value-type="float">
            <text:p>0.4638488831</text:p>
          </table:table-cell>
        </table:table-row>
        <table:table-row table:style-name="ro1">
          <table:table-cell office:value-type="float" office:value="0.458560294434616" calcext:value-type="float">
            <text:p>0.4585602944</text:p>
          </table:table-cell>
        </table:table-row>
        <table:table-row table:style-name="ro1">
          <table:table-cell office:value-type="float" office:value="0.453246872492679" calcext:value-type="float">
            <text:p>0.4532468725</text:p>
          </table:table-cell>
        </table:table-row>
        <table:table-row table:style-name="ro1">
          <table:table-cell office:value-type="float" office:value="0.447922713954131" calcext:value-type="float">
            <text:p>0.447922714</text:p>
          </table:table-cell>
        </table:table-row>
        <table:table-row table:style-name="ro1">
          <table:table-cell office:value-type="float" office:value="0.442601982069923" calcext:value-type="float">
            <text:p>0.4426019821</text:p>
          </table:table-cell>
        </table:table-row>
        <table:table-row table:style-name="ro1">
          <table:table-cell office:value-type="float" office:value="0.437298871453192" calcext:value-type="float">
            <text:p>0.4372988715</text:p>
          </table:table-cell>
        </table:table-row>
        <table:table-row table:style-name="ro1">
          <table:table-cell office:value-type="float" office:value="0.4320275722647" calcext:value-type="float">
            <text:p>0.4320275723</text:p>
          </table:table-cell>
        </table:table-row>
        <table:table-row table:style-name="ro1">
          <table:table-cell office:value-type="float" office:value="0.426802233791132" calcext:value-type="float">
            <text:p>0.4268022338</text:p>
          </table:table-cell>
        </table:table-row>
        <table:table-row table:style-name="ro1">
          <table:table-cell office:value-type="float" office:value="0.421636927416256" calcext:value-type="float">
            <text:p>0.4216369274</text:p>
          </table:table-cell>
        </table:table-row>
        <table:table-row table:style-name="ro1">
          <table:table-cell office:value-type="float" office:value="0.416545608984941" calcext:value-type="float">
            <text:p>0.416545609</text:p>
          </table:table-cell>
        </table:table-row>
        <table:table-row table:style-name="ro1">
          <table:table-cell office:value-type="float" office:value="0.411542080560031" calcext:value-type="float">
            <text:p>0.4115420806</text:p>
          </table:table-cell>
        </table:table-row>
        <table:table-row table:style-name="ro1">
          <table:table-cell office:value-type="float" office:value="0.406639951572083" calcext:value-type="float">
            <text:p>0.4066399516</text:p>
          </table:table-cell>
        </table:table-row>
        <table:table-row table:style-name="ro1">
          <table:table-cell office:value-type="float" office:value="0.401852599361961" calcext:value-type="float">
            <text:p>0.4018525994</text:p>
          </table:table-cell>
        </table:table-row>
        <table:table-row table:style-name="ro1">
          <table:table-cell office:value-type="float" office:value="0.397193129116293" calcext:value-type="float">
            <text:p>0.3971931291</text:p>
          </table:table-cell>
        </table:table-row>
        <table:table-row table:style-name="ro1">
          <table:table-cell office:value-type="float" office:value="0.392674333195782" calcext:value-type="float">
            <text:p>0.3926743332</text:p>
          </table:table-cell>
        </table:table-row>
        <table:table-row table:style-name="ro1">
          <table:table-cell office:value-type="float" office:value="0.388308649856377" calcext:value-type="float">
            <text:p>0.3883086499</text:p>
          </table:table-cell>
        </table:table-row>
        <table:table-row table:style-name="ro1">
          <table:table-cell office:value-type="float" office:value="0.384108121363312" calcext:value-type="float">
            <text:p>0.3841081214</text:p>
          </table:table-cell>
        </table:table-row>
        <table:table-row table:style-name="ro1">
          <table:table-cell office:value-type="float" office:value="0.380084351497991" calcext:value-type="float">
            <text:p>0.3800843515</text:p>
          </table:table-cell>
        </table:table-row>
        <table:table-row table:style-name="ro1">
          <table:table-cell office:value-type="float" office:value="0.376248462457742" calcext:value-type="float">
            <text:p>0.3762484625</text:p>
          </table:table-cell>
        </table:table-row>
        <table:table-row table:style-name="ro1">
          <table:table-cell office:value-type="float" office:value="0.372611051148427" calcext:value-type="float">
            <text:p>0.3726110511</text:p>
          </table:table-cell>
        </table:table-row>
        <table:table-row table:style-name="ro1">
          <table:table-cell office:value-type="float" office:value="0.369182144869907" calcext:value-type="float">
            <text:p>0.3691821449</text:p>
          </table:table-cell>
        </table:table-row>
        <table:table-row table:style-name="ro1">
          <table:table-cell office:value-type="float" office:value="0.365971156394376" calcext:value-type="float">
            <text:p>0.3659711564</text:p>
          </table:table-cell>
        </table:table-row>
        <table:table-row table:style-name="ro1">
          <table:table-cell office:value-type="float" office:value="0.362986838437546" calcext:value-type="float">
            <text:p>0.3629868384</text:p>
          </table:table-cell>
        </table:table-row>
        <table:table-row table:style-name="ro1">
          <table:table-cell office:value-type="float" office:value="0.360237237522695" calcext:value-type="float">
            <text:p>0.3602372375</text:p>
          </table:table-cell>
        </table:table-row>
        <table:table-row table:style-name="ro1">
          <table:table-cell office:value-type="float" office:value="0.35772964723757" calcext:value-type="float">
            <text:p>0.3577296472</text:p>
          </table:table-cell>
        </table:table-row>
        <table:table-row table:style-name="ro1">
          <table:table-cell office:value-type="float" office:value="0.355470560884157" calcext:value-type="float">
            <text:p>0.3554705609</text:p>
          </table:table-cell>
        </table:table-row>
        <table:table-row table:style-name="ro1">
          <table:table-cell office:value-type="float" office:value="0.353465623521303" calcext:value-type="float">
            <text:p>0.3534656235</text:p>
          </table:table-cell>
        </table:table-row>
        <table:table-row table:style-name="ro1">
          <table:table-cell office:value-type="float" office:value="0.351719583400199" calcext:value-type="float">
            <text:p>0.3517195834</text:p>
          </table:table-cell>
        </table:table-row>
        <table:table-row table:style-name="ro1">
          <table:table-cell office:value-type="float" office:value="0.350236242792726" calcext:value-type="float">
            <text:p>0.3502362428</text:p>
          </table:table-cell>
        </table:table-row>
        <table:table-row table:style-name="ro1">
          <table:table-cell office:value-type="float" office:value="0.349018408212656" calcext:value-type="float">
            <text:p>0.3490184082</text:p>
          </table:table-cell>
        </table:table-row>
        <table:table-row table:style-name="ro1">
          <table:table-cell office:value-type="float" office:value="0.348067840029713" calcext:value-type="float">
            <text:p>0.34806784</text:p>
          </table:table-cell>
        </table:table-row>
        <table:table-row table:style-name="ro1">
          <table:table-cell office:value-type="float" office:value="0.347385201476494" calcext:value-type="float">
            <text:p>0.3473852015</text:p>
          </table:table-cell>
        </table:table-row>
        <table:table-row table:style-name="ro1">
          <table:table-cell office:value-type="float" office:value="0.346970007048251" calcext:value-type="float">
            <text:p>0.346970007</text:p>
          </table:table-cell>
        </table:table-row>
        <table:table-row table:style-name="ro1">
          <table:table-cell office:value-type="float" office:value="0.346820570295527" calcext:value-type="float">
            <text:p>0.3468205703</text:p>
          </table:table-cell>
        </table:table-row>
        <table:table-row table:style-name="ro1">
          <table:table-cell office:value-type="float" office:value="0.346933951009658" calcext:value-type="float">
            <text:p>0.346933951</text:p>
          </table:table-cell>
        </table:table-row>
        <table:table-row table:style-name="ro1">
          <table:table-cell office:value-type="float" office:value="0.34730590180113" calcext:value-type="float">
            <text:p>0.3473059018</text:p>
          </table:table-cell>
        </table:table-row>
        <table:table-row table:style-name="ro1">
          <table:table-cell office:value-type="float" office:value="0.347930814070795" calcext:value-type="float">
            <text:p>0.3479308141</text:p>
          </table:table-cell>
        </table:table-row>
        <table:table-row table:style-name="ro1">
          <table:table-cell office:value-type="float" office:value="0.348801663373949" calcext:value-type="float">
            <text:p>0.3488016634</text:p>
          </table:table-cell>
        </table:table-row>
        <table:table-row table:style-name="ro1">
          <table:table-cell office:value-type="float" office:value="0.349909954177262" calcext:value-type="float">
            <text:p>0.3499099542</text:p>
          </table:table-cell>
        </table:table-row>
        <table:table-row table:style-name="ro1">
          <table:table-cell office:value-type="float" office:value="0.351245664008586" calcext:value-type="float">
            <text:p>0.351245664</text:p>
          </table:table-cell>
        </table:table-row>
        <table:table-row table:style-name="ro1">
          <table:table-cell office:value-type="float" office:value="0.352797186999594" calcext:value-type="float">
            <text:p>0.352797187</text:p>
          </table:table-cell>
        </table:table-row>
        <table:table-row table:style-name="ro1">
          <table:table-cell office:value-type="float" office:value="0.354551276821301" calcext:value-type="float">
            <text:p>0.3545512768</text:p>
          </table:table-cell>
        </table:table-row>
        <table:table-row table:style-name="ro1">
          <table:table-cell office:value-type="float" office:value="0.356492989012438" calcext:value-type="float">
            <text:p>0.356492989</text:p>
          </table:table-cell>
        </table:table-row>
        <table:table-row table:style-name="ro1">
          <table:table-cell office:value-type="float" office:value="0.358605622700679" calcext:value-type="float">
            <text:p>0.3586056227</text:p>
          </table:table-cell>
        </table:table-row>
        <table:table-row table:style-name="ro1">
          <table:table-cell office:value-type="float" office:value="0.360870661716738" calcext:value-type="float">
            <text:p>0.3608706617</text:p>
          </table:table-cell>
        </table:table-row>
        <table:table-row table:style-name="ro1">
          <table:table-cell office:value-type="float" office:value="0.36326771510131" calcext:value-type="float">
            <text:p>0.3632677151</text:p>
          </table:table-cell>
        </table:table-row>
        <table:table-row table:style-name="ro1">
          <table:table-cell office:value-type="float" office:value="0.365774457004895" calcext:value-type="float">
            <text:p>0.365774457</text:p>
          </table:table-cell>
        </table:table-row>
        <table:table-row table:style-name="ro1">
          <table:table-cell office:value-type="float" office:value="0.36836656598045" calcext:value-type="float">
            <text:p>0.368366566</text:p>
          </table:table-cell>
        </table:table-row>
        <table:table-row table:style-name="ro1">
          <table:table-cell office:value-type="float" office:value="0.371017663668931" calcext:value-type="float">
            <text:p>0.3710176637</text:p>
          </table:table-cell>
        </table:table-row>
        <table:table-row table:style-name="ro1">
          <table:table-cell office:value-type="float" office:value="0.373699252877674" calcext:value-type="float">
            <text:p>0.3736992529</text:p>
          </table:table-cell>
        </table:table-row>
        <table:table-row table:style-name="ro1">
          <table:table-cell office:value-type="float" office:value="0.498285474724511" calcext:value-type="float">
            <text:p>0.4982854747</text:p>
          </table:table-cell>
        </table:table-row>
        <table:table-row table:style-name="ro1">
          <table:table-cell office:value-type="float" office:value="0.502351501244068" calcext:value-type="float">
            <text:p>0.5023515012</text:p>
          </table:table-cell>
        </table:table-row>
        <table:table-row table:style-name="ro1">
          <table:table-cell office:value-type="float" office:value="0.506372998956919" calcext:value-type="float">
            <text:p>0.506372999</text:p>
          </table:table-cell>
        </table:table-row>
        <table:table-row table:style-name="ro1">
          <table:table-cell office:value-type="float" office:value="0.510329248105028" calcext:value-type="float">
            <text:p>0.5103292481</text:p>
          </table:table-cell>
        </table:table-row>
        <table:table-row table:style-name="ro1">
          <table:table-cell office:value-type="float" office:value="0.514200582794147" calcext:value-type="float">
            <text:p>0.5142005828</text:p>
          </table:table-cell>
        </table:table-row>
        <table:table-row table:style-name="ro1">
          <table:table-cell office:value-type="float" office:value="0.51796838612434" calcext:value-type="float">
            <text:p>0.5179683861</text:p>
          </table:table-cell>
        </table:table-row>
        <table:table-row table:style-name="ro1">
          <table:table-cell office:value-type="float" office:value="0.521615084713263" calcext:value-type="float">
            <text:p>0.5216150847</text:p>
          </table:table-cell>
        </table:table-row>
        <table:table-row table:style-name="ro1">
          <table:table-cell office:value-type="float" office:value="0.525124142612211" calcext:value-type="float">
            <text:p>0.5251241426</text:p>
          </table:table-cell>
        </table:table-row>
        <table:table-row table:style-name="ro1">
          <table:table-cell office:value-type="float" office:value="0.52848005461493" calcext:value-type="float">
            <text:p>0.5284800546</text:p>
          </table:table-cell>
        </table:table-row>
        <table:table-row table:style-name="ro1">
          <table:table-cell office:value-type="float" office:value="0.531668338959187" calcext:value-type="float">
            <text:p>0.531668339</text:p>
          </table:table-cell>
        </table:table-row>
        <table:table-row table:style-name="ro1">
          <table:table-cell office:value-type="float" office:value="0.534675529421111" calcext:value-type="float">
            <text:p>0.5346755294</text:p>
          </table:table-cell>
        </table:table-row>
        <table:table-row table:style-name="ro1">
          <table:table-cell office:value-type="float" office:value="0.537489166802291" calcext:value-type="float">
            <text:p>0.5374891668</text:p>
          </table:table-cell>
        </table:table-row>
        <table:table-row table:style-name="ro1">
          <table:table-cell office:value-type="float" office:value="0.54009778980964" calcext:value-type="float">
            <text:p>0.5400977898</text:p>
          </table:table-cell>
        </table:table-row>
        <table:table-row table:style-name="ro1">
          <table:table-cell office:value-type="float" office:value="0.542490925328025" calcext:value-type="float">
            <text:p>0.5424909253</text:p>
          </table:table-cell>
        </table:table-row>
        <table:table-row table:style-name="ro1">
          <table:table-cell office:value-type="float" office:value="0.544659078085657" calcext:value-type="float">
            <text:p>0.5446590781</text:p>
          </table:table-cell>
        </table:table-row>
        <table:table-row table:style-name="ro1">
          <table:table-cell office:value-type="float" office:value="0.546593719712245" calcext:value-type="float">
            <text:p>0.5465937197</text:p>
          </table:table-cell>
        </table:table-row>
        <table:table-row table:style-name="ro1">
          <table:table-cell office:value-type="float" office:value="0.548287277189914" calcext:value-type="float">
            <text:p>0.5482872772</text:p>
          </table:table-cell>
        </table:table-row>
        <table:table-row table:style-name="ro1">
          <table:table-cell office:value-type="float" office:value="0.549733120696891" calcext:value-type="float">
            <text:p>0.5497331207</text:p>
          </table:table-cell>
        </table:table-row>
        <table:table-row table:style-name="ro1">
          <table:table-cell office:value-type="float" office:value="0.550925550843943" calcext:value-type="float">
            <text:p>0.5509255508</text:p>
          </table:table-cell>
        </table:table-row>
        <table:table-row table:style-name="ro1">
          <table:table-cell office:value-type="float" office:value="0.551859785303596" calcext:value-type="float">
            <text:p>0.5518597853</text:p>
          </table:table-cell>
        </table:table-row>
        <table:table-row table:style-name="ro1">
          <table:table-cell office:value-type="float" office:value="0.552531944832096" calcext:value-type="float">
            <text:p>0.5525319448</text:p>
          </table:table-cell>
        </table:table-row>
        <table:table-row table:style-name="ro1">
          <table:table-cell office:value-type="float" office:value="0.552939038684154" calcext:value-type="float">
            <text:p>0.5529390387</text:p>
          </table:table-cell>
        </table:table-row>
        <table:table-row table:style-name="ro1">
          <table:table-cell office:value-type="float" office:value="0.553078949420443" calcext:value-type="float">
            <text:p>0.5530789494</text:p>
          </table:table-cell>
        </table:table-row>
        <table:table-row table:style-name="ro1">
          <table:table-cell office:value-type="float" office:value="0.552950417107857" calcext:value-type="float">
            <text:p>0.5529504171</text:p>
          </table:table-cell>
        </table:table-row>
        <table:table-row table:style-name="ro1">
          <table:table-cell office:value-type="float" office:value="0.552553022912545" calcext:value-type="float">
            <text:p>0.5525530229</text:p>
          </table:table-cell>
        </table:table-row>
        <table:table-row table:style-name="ro1">
          <table:table-cell office:value-type="float" office:value="0.551887172085696" calcext:value-type="float">
            <text:p>0.5518871721</text:p>
          </table:table-cell>
        </table:table-row>
        <table:table-row table:style-name="ro1">
          <table:table-cell office:value-type="float" office:value="0.550954076342092" calcext:value-type="float">
            <text:p>0.5509540763</text:p>
          </table:table-cell>
        </table:table-row>
        <table:table-row table:style-name="ro1">
          <table:table-cell office:value-type="float" office:value="0.549755735631431" calcext:value-type="float">
            <text:p>0.5497557356</text:p>
          </table:table-cell>
        </table:table-row>
        <table:table-row table:style-name="ro1">
          <table:table-cell office:value-type="float" office:value="0.548294919302402" calcext:value-type="float">
            <text:p>0.5482949193</text:p>
          </table:table-cell>
        </table:table-row>
        <table:table-row table:style-name="ro1">
          <table:table-cell office:value-type="float" office:value="0.54657514665953" calcext:value-type="float">
            <text:p>0.5465751467</text:p>
          </table:table-cell>
        </table:table-row>
        <table:table-row table:style-name="ro1">
          <table:table-cell office:value-type="float" office:value="0.54460066691279" calcext:value-type="float">
            <text:p>0.5446006669</text:p>
          </table:table-cell>
        </table:table-row>
        <table:table-row table:style-name="ro1">
          <table:table-cell office:value-type="float" office:value="0.542376438519968" calcext:value-type="float">
            <text:p>0.5423764385</text:p>
          </table:table-cell>
        </table:table-row>
        <table:table-row table:style-name="ro1">
          <table:table-cell office:value-type="float" office:value="0.539908107921807" calcext:value-type="float">
            <text:p>0.5399081079</text:p>
          </table:table-cell>
        </table:table-row>
        <table:table-row table:style-name="ro1">
          <table:table-cell office:value-type="float" office:value="0.537201987669898" calcext:value-type="float">
            <text:p>0.5372019877</text:p>
          </table:table-cell>
        </table:table-row>
        <table:table-row table:style-name="ro1">
          <table:table-cell office:value-type="float" office:value="0.534265033947342" calcext:value-type="float">
            <text:p>0.5342650339</text:p>
          </table:table-cell>
        </table:table-row>
        <table:table-row table:style-name="ro1">
          <table:table-cell office:value-type="float" office:value="0.531104823482183" calcext:value-type="float">
            <text:p>0.5311048235</text:p>
          </table:table-cell>
        </table:table-row>
        <table:table-row table:style-name="ro1">
          <table:table-cell office:value-type="float" office:value="0.527729529853587" calcext:value-type="float">
            <text:p>0.5277295299</text:p>
          </table:table-cell>
        </table:table-row>
        <table:table-row table:style-name="ro1">
          <table:table-cell office:value-type="float" office:value="0.524147899190803" calcext:value-type="float">
            <text:p>0.5241478992</text:p>
          </table:table-cell>
        </table:table-row>
        <table:table-row table:style-name="ro1">
          <table:table-cell office:value-type="float" office:value="0.520369225264875" calcext:value-type="float">
            <text:p>0.5203692253</text:p>
          </table:table-cell>
        </table:table-row>
        <table:table-row table:style-name="ro1">
          <table:table-cell office:value-type="float" office:value="0.516403323973122" calcext:value-type="float">
            <text:p>0.516403324</text:p>
          </table:table-cell>
        </table:table-row>
        <table:table-row table:style-name="ro1">
          <table:table-cell office:value-type="float" office:value="0.512260507216382" calcext:value-type="float">
            <text:p>0.5122605072</text:p>
          </table:table-cell>
        </table:table-row>
        <table:table-row table:style-name="ro1">
          <table:table-cell office:value-type="float" office:value="0.507951556169019" calcext:value-type="float">
            <text:p>0.5079515562</text:p>
          </table:table-cell>
        </table:table-row>
        <table:table-row table:style-name="ro1">
          <table:table-cell office:value-type="float" office:value="0.503487693941694" calcext:value-type="float">
            <text:p>0.5034876939</text:p>
          </table:table-cell>
        </table:table-row>
        <table:table-row table:style-name="ro1">
          <table:table-cell office:value-type="float" office:value="0.498880557636897" calcext:value-type="float">
            <text:p>0.4988805576</text:p>
          </table:table-cell>
        </table:table-row>
        <table:table-row table:style-name="ro1">
          <table:table-cell office:value-type="float" office:value="0.494142169797244" calcext:value-type="float">
            <text:p>0.4941421698</text:p>
          </table:table-cell>
        </table:table-row>
        <table:table-row table:style-name="ro1">
          <table:table-cell office:value-type="float" office:value="0.489284909246543" calcext:value-type="float">
            <text:p>0.4892849092</text:p>
          </table:table-cell>
        </table:table-row>
        <table:table-row table:style-name="ro1">
          <table:table-cell office:value-type="float" office:value="0.484321481323611" calcext:value-type="float">
            <text:p>0.4843214813</text:p>
          </table:table-cell>
        </table:table-row>
        <table:table-row table:style-name="ro1">
          <table:table-cell office:value-type="float" office:value="0.479264887508868" calcext:value-type="float">
            <text:p>0.4792648875</text:p>
          </table:table-cell>
        </table:table-row>
        <table:table-row table:style-name="ro1">
          <table:table-cell office:value-type="float" office:value="0.474128394443687" calcext:value-type="float">
            <text:p>0.4741283944</text:p>
          </table:table-cell>
        </table:table-row>
        <table:table-row table:style-name="ro1">
          <table:table-cell office:value-type="float" office:value="0.468925502342507" calcext:value-type="float">
            <text:p>0.4689255023</text:p>
          </table:table-cell>
        </table:table-row>
        <table:table-row table:style-name="ro1">
          <table:table-cell office:value-type="float" office:value="0.463669912797715" calcext:value-type="float">
            <text:p>0.4636699128</text:p>
          </table:table-cell>
        </table:table-row>
        <table:table-row table:style-name="ro1">
          <table:table-cell office:value-type="float" office:value="0.458375495977287" calcext:value-type="float">
            <text:p>0.458375496</text:p>
          </table:table-cell>
        </table:table-row>
        <table:table-row table:style-name="ro1">
          <table:table-cell office:value-type="float" office:value="0.45305625721519" calcext:value-type="float">
            <text:p>0.4530562572</text:p>
          </table:table-cell>
        </table:table-row>
        <table:table-row table:style-name="ro1">
          <table:table-cell office:value-type="float" office:value="0.447726302994557" calcext:value-type="float">
            <text:p>0.447726303</text:p>
          </table:table-cell>
        </table:table-row>
        <table:table-row table:style-name="ro1">
          <table:table-cell office:value-type="float" office:value="0.442399806323618" calcext:value-type="float">
            <text:p>0.4423998063</text:p>
          </table:table-cell>
        </table:table-row>
        <table:table-row table:style-name="ro1">
          <table:table-cell office:value-type="float" office:value="0.437090971504396" calcext:value-type="float">
            <text:p>0.4370909715</text:p>
          </table:table-cell>
        </table:table-row>
        <table:table-row table:style-name="ro1">
          <table:table-cell office:value-type="float" office:value="0.431813998294164" calcext:value-type="float">
            <text:p>0.4318139983</text:p>
          </table:table-cell>
        </table:table-row>
        <table:table-row table:style-name="ro1">
          <table:table-cell office:value-type="float" office:value="0.426583045459673" calcext:value-type="float">
            <text:p>0.4265830455</text:p>
          </table:table-cell>
        </table:table-row>
        <table:table-row table:style-name="ro1">
          <table:table-cell office:value-type="float" office:value="0.421412193724138" calcext:value-type="float">
            <text:p>0.4214121937</text:p>
          </table:table-cell>
        </table:table-row>
        <table:table-row table:style-name="ro1">
          <table:table-cell office:value-type="float" office:value="0.416315408106986" calcext:value-type="float">
            <text:p>0.4163154081</text:p>
          </table:table-cell>
        </table:table-row>
        <table:table-row table:style-name="ro1">
          <table:table-cell office:value-type="float" office:value="0.411306499656373" calcext:value-type="float">
            <text:p>0.4113064997</text:p>
          </table:table-cell>
        </table:table-row>
        <table:table-row table:style-name="ro1">
          <table:table-cell office:value-type="float" office:value="0.406399086574459" calcext:value-type="float">
            <text:p>0.4063990866</text:p>
          </table:table-cell>
        </table:table-row>
        <table:table-row table:style-name="ro1">
          <table:table-cell office:value-type="float" office:value="0.401606554735451" calcext:value-type="float">
            <text:p>0.4016065547</text:p>
          </table:table-cell>
        </table:table-row>
        <table:table-row table:style-name="ro1">
          <table:table-cell office:value-type="float" office:value="0.396942017596408" calcext:value-type="float">
            <text:p>0.3969420176</text:p>
          </table:table-cell>
        </table:table-row>
        <table:table-row table:style-name="ro1">
          <table:table-cell office:value-type="float" office:value="0.39241827550081" calcext:value-type="float">
            <text:p>0.3924182755</text:p>
          </table:table-cell>
        </table:table-row>
        <table:table-row table:style-name="ro1">
          <table:table-cell office:value-type="float" office:value="0.388047774374881" calcext:value-type="float">
            <text:p>0.3880477744</text:p>
          </table:table-cell>
        </table:table-row>
        <table:table-row table:style-name="ro1">
          <table:table-cell office:value-type="float" office:value="0.3838425638167" calcext:value-type="float">
            <text:p>0.3838425638</text:p>
          </table:table-cell>
        </table:table-row>
        <table:table-row table:style-name="ro1">
          <table:table-cell office:value-type="float" office:value="0.379814254578048" calcext:value-type="float">
            <text:p>0.3798142546</text:p>
          </table:table-cell>
        </table:table-row>
        <table:table-row table:style-name="ro1">
          <table:table-cell office:value-type="float" office:value="0.37597397543903" calcext:value-type="float">
            <text:p>0.3759739754</text:p>
          </table:table-cell>
        </table:table-row>
        <table:table-row table:style-name="ro1">
          <table:table-cell office:value-type="float" office:value="0.372332329475472" calcext:value-type="float">
            <text:p>0.3723323295</text:p>
          </table:table-cell>
        </table:table-row>
        <table:table-row table:style-name="ro1">
          <table:table-cell office:value-type="float" office:value="0.368899349719056" calcext:value-type="float">
            <text:p>0.3688993497</text:p>
          </table:table-cell>
        </table:table-row>
        <table:table-row table:style-name="ro1">
          <table:table-cell office:value-type="float" office:value="0.365684454210244" calcext:value-type="float">
            <text:p>0.3656844542</text:p>
          </table:table-cell>
        </table:table-row>
        <table:table-row table:style-name="ro1">
          <table:table-cell office:value-type="float" office:value="0.36269640044395" calcext:value-type="float">
            <text:p>0.3626964004</text:p>
          </table:table-cell>
        </table:table-row>
        <table:table-row table:style-name="ro1">
          <table:table-cell office:value-type="float" office:value="0.35994323920798" calcext:value-type="float">
            <text:p>0.3599432392</text:p>
          </table:table-cell>
        </table:table-row>
        <table:table-row table:style-name="ro1">
          <table:table-cell office:value-type="float" office:value="0.357432267814236" calcext:value-type="float">
            <text:p>0.3574322678</text:p>
          </table:table-cell>
        </table:table-row>
        <table:table-row table:style-name="ro1">
          <table:table-cell office:value-type="float" office:value="0.355169982722684" calcext:value-type="float">
            <text:p>0.3551699827</text:p>
          </table:table-cell>
        </table:table-row>
        <table:table-row table:style-name="ro1">
          <table:table-cell office:value-type="float" office:value="0.353162031558086" calcext:value-type="float">
            <text:p>0.3531620316</text:p>
          </table:table-cell>
        </table:table-row>
        <table:table-row table:style-name="ro1">
          <table:table-cell office:value-type="float" office:value="0.351413164519488" calcext:value-type="float">
            <text:p>0.3514131645</text:p>
          </table:table-cell>
        </table:table-row>
        <table:table-row table:style-name="ro1">
          <table:table-cell office:value-type="float" office:value="0.349927185182485" calcext:value-type="float">
            <text:p>0.3499271852</text:p>
          </table:table-cell>
        </table:table-row>
        <table:table-row table:style-name="ro1">
          <table:table-cell office:value-type="float" office:value="0.348706900694239" calcext:value-type="float">
            <text:p>0.3487069007</text:p>
          </table:table-cell>
        </table:table-row>
        <table:table-row table:style-name="ro1">
          <table:table-cell office:value-type="float" office:value="0.347754071361266" calcext:value-type="float">
            <text:p>0.3477540714</text:p>
          </table:table-cell>
        </table:table-row>
        <table:table-row table:style-name="ro1">
          <table:table-cell office:value-type="float" office:value="0.347069359629979" calcext:value-type="float">
            <text:p>0.3470693596</text:p>
          </table:table-cell>
        </table:table-row>
        <table:table-row table:style-name="ro1">
          <table:table-cell office:value-type="float" office:value="0.346652278460006" calcext:value-type="float">
            <text:p>0.3466522785</text:p>
          </table:table-cell>
        </table:table-row>
        <table:table-row table:style-name="ro1">
          <table:table-cell office:value-type="float" office:value="0.346501139090263" calcext:value-type="float">
            <text:p>0.3465011391</text:p>
          </table:table-cell>
        </table:table-row>
        <table:table-row table:style-name="ro1">
          <table:table-cell office:value-type="float" office:value="0.346612998197792" calcext:value-type="float">
            <text:p>0.3466129982</text:p>
          </table:table-cell>
        </table:table-row>
        <table:table-row table:style-name="ro1">
          <table:table-cell office:value-type="float" office:value="0.346983604449366" calcext:value-type="float">
            <text:p>0.3469836044</text:p>
          </table:table-cell>
        </table:table-row>
        <table:table-row table:style-name="ro1">
          <table:table-cell office:value-type="float" office:value="0.347607344445853" calcext:value-type="float">
            <text:p>0.3476073444</text:p>
          </table:table-cell>
        </table:table-row>
        <table:table-row table:style-name="ro1">
          <table:table-cell office:value-type="float" office:value="0.348477188059347" calcext:value-type="float">
            <text:p>0.3484771881</text:p>
          </table:table-cell>
        </table:table-row>
        <table:table-row table:style-name="ro1">
          <table:table-cell office:value-type="float" office:value="0.349584633163058" calcext:value-type="float">
            <text:p>0.3495846332</text:p>
          </table:table-cell>
        </table:table-row>
        <table:table-row table:style-name="ro1">
          <table:table-cell office:value-type="float" office:value="0.350919649753974" calcext:value-type="float">
            <text:p>0.3509196498</text:p>
          </table:table-cell>
        </table:table-row>
        <table:table-row table:style-name="ro1">
          <table:table-cell office:value-type="float" office:value="0.352470623468279" calcext:value-type="float">
            <text:p>0.3524706235</text:p>
          </table:table-cell>
        </table:table-row>
        <table:table-row table:style-name="ro1">
          <table:table-cell office:value-type="float" office:value="0.354224298489534" calcext:value-type="float">
            <text:p>0.3542242985</text:p>
          </table:table-cell>
        </table:table-row>
        <table:table-row table:style-name="ro1">
          <table:table-cell office:value-type="float" office:value="0.356165719849626" calcext:value-type="float">
            <text:p>0.3561657198</text:p>
          </table:table-cell>
        </table:table-row>
        <table:table-row table:style-name="ro1">
          <table:table-cell office:value-type="float" office:value="0.358278175122482" calcext:value-type="float">
            <text:p>0.3582781751</text:p>
          </table:table-cell>
        </table:table-row>
        <table:table-row table:style-name="ro1">
          <table:table-cell office:value-type="float" office:value="0.360543135510541" calcext:value-type="float">
            <text:p>0.3605431355</text:p>
          </table:table-cell>
        </table:table-row>
        <table:table-row table:style-name="ro1">
          <table:table-cell office:value-type="float" office:value="0.362940196323986" calcext:value-type="float">
            <text:p>0.3629401963</text:p>
          </table:table-cell>
        </table:table-row>
        <table:table-row table:style-name="ro1">
          <table:table-cell office:value-type="float" office:value="0.365447016852761" calcext:value-type="float">
            <text:p>0.3654470169</text:p>
          </table:table-cell>
        </table:table-row>
        <table:table-row table:style-name="ro1">
          <table:table-cell office:value-type="float" office:value="0.368039259631317" calcext:value-type="float">
            <text:p>0.3680392596</text:p>
          </table:table-cell>
        </table:table-row>
        <table:table-row table:style-name="ro1">
          <table:table-cell office:value-type="float" office:value="0.370690529096156" calcext:value-type="float">
            <text:p>0.3706905291</text:p>
          </table:table-cell>
        </table:table-row>
        <table:table-row table:style-name="ro1">
          <table:table-cell office:value-type="float" office:value="0.373372309636113" calcext:value-type="float">
            <text:p>0.3733723096</text:p>
          </table:table-cell>
        </table:table-row>
        <table:table-row table:style-name="ro1">
          <table:table-cell office:value-type="float" office:value="0.498270983594572" calcext:value-type="float">
            <text:p>0.4982709836</text:p>
          </table:table-cell>
        </table:table-row>
        <table:table-row table:style-name="ro1">
          <table:table-cell office:value-type="float" office:value="0.502337047867022" calcext:value-type="float">
            <text:p>0.5023370479</text:p>
          </table:table-cell>
        </table:table-row>
        <table:table-row table:style-name="ro1">
          <table:table-cell office:value-type="float" office:value="0.506358545530503" calcext:value-type="float">
            <text:p>0.5063585455</text:p>
          </table:table-cell>
        </table:table-row>
        <table:table-row table:style-name="ro1">
          <table:table-cell office:value-type="float" office:value="0.510314739617289" calcext:value-type="float">
            <text:p>0.5103147396</text:p>
          </table:table-cell>
        </table:table-row>
        <table:table-row table:style-name="ro1">
          <table:table-cell office:value-type="float" office:value="0.514185948152935" calcext:value-type="float">
            <text:p>0.5141859482</text:p>
          </table:table-cell>
        </table:table-row>
        <table:table-row table:style-name="ro1">
          <table:table-cell office:value-type="float" office:value="0.517953539263165" calcext:value-type="float">
            <text:p>0.5179535393</text:p>
          </table:table-cell>
        </table:table-row>
        <table:table-row table:style-name="ro1">
          <table:table-cell office:value-type="float" office:value="0.521599925673512" calcext:value-type="float">
            <text:p>0.5215999257</text:p>
          </table:table-cell>
        </table:table-row>
        <table:table-row table:style-name="ro1">
          <table:table-cell office:value-type="float" office:value="0.525108558601707" calcext:value-type="float">
            <text:p>0.5251085586</text:p>
          </table:table-cell>
        </table:table-row>
        <table:table-row table:style-name="ro1">
          <table:table-cell office:value-type="float" office:value="0.528463921042816" calcext:value-type="float">
            <text:p>0.528463921</text:p>
          </table:table-cell>
        </table:table-row>
        <table:table-row table:style-name="ro1">
          <table:table-cell office:value-type="float" office:value="0.531651520447132" calcext:value-type="float">
            <text:p>0.5316515204</text:p>
          </table:table-cell>
        </table:table-row>
        <table:table-row table:style-name="ro1">
          <table:table-cell office:value-type="float" office:value="0.534657880790811" calcext:value-type="float">
            <text:p>0.5346578808</text:p>
          </table:table-cell>
        </table:table-row>
        <table:table-row table:style-name="ro1">
          <table:table-cell office:value-type="float" office:value="0.537470534039257" calcext:value-type="float">
            <text:p>0.537470534</text:p>
          </table:table-cell>
        </table:table-row>
        <table:table-row table:style-name="ro1">
          <table:table-cell office:value-type="float" office:value="0.540078011003265" calcext:value-type="float">
            <text:p>0.540078011</text:p>
          </table:table-cell>
        </table:table-row>
        <table:table-row table:style-name="ro1">
          <table:table-cell office:value-type="float" office:value="0.542469831587904" calcext:value-type="float">
            <text:p>0.5424698316</text:p>
          </table:table-cell>
        </table:table-row>
        <table:table-row table:style-name="ro1">
          <table:table-cell office:value-type="float" office:value="0.544636494434152" calcext:value-type="float">
            <text:p>0.5446364944</text:p>
          </table:table-cell>
        </table:table-row>
        <table:table-row table:style-name="ro1">
          <table:table-cell office:value-type="float" office:value="0.546569465953289" calcext:value-type="float">
            <text:p>0.546569466</text:p>
          </table:table-cell>
        </table:table-row>
        <table:table-row table:style-name="ro1">
          <table:table-cell office:value-type="float" office:value="0.548261168754023" calcext:value-type="float">
            <text:p>0.5482611688</text:p>
          </table:table-cell>
        </table:table-row>
        <table:table-row table:style-name="ro1">
          <table:table-cell office:value-type="float" office:value="0.549704969462385" calcext:value-type="float">
            <text:p>0.5497049695</text:p>
          </table:table-cell>
        </table:table-row>
        <table:table-row table:style-name="ro1">
          <table:table-cell office:value-type="float" office:value="0.550895165934357" calcext:value-type="float">
            <text:p>0.5508951659</text:p>
          </table:table-cell>
        </table:table-row>
        <table:table-row table:style-name="ro1">
          <table:table-cell office:value-type="float" office:value="0.551826973861261" calcext:value-type="float">
            <text:p>0.5518269739</text:p>
          </table:table-cell>
        </table:table-row>
        <table:table-row table:style-name="ro1">
          <table:table-cell office:value-type="float" office:value="0.552496512767889" calcext:value-type="float">
            <text:p>0.5524965128</text:p>
          </table:table-cell>
        </table:table-row>
        <table:table-row table:style-name="ro1">
          <table:table-cell office:value-type="float" office:value="0.552900791403393" calcext:value-type="float">
            <text:p>0.5529007914</text:p>
          </table:table-cell>
        </table:table-row>
        <table:table-row table:style-name="ro1">
          <table:table-cell office:value-type="float" office:value="0.553037692524913" calcext:value-type="float">
            <text:p>0.5530376925</text:p>
          </table:table-cell>
        </table:table-row>
        <table:table-row table:style-name="ro1">
          <table:table-cell office:value-type="float" office:value="0.552905957073962" calcext:value-type="float">
            <text:p>0.5529059571</text:p>
          </table:table-cell>
        </table:table-row>
        <table:table-row table:style-name="ro1">
          <table:table-cell office:value-type="float" office:value="0.552505167745559" calcext:value-type="float">
            <text:p>0.5525051677</text:p>
          </table:table-cell>
        </table:table-row>
        <table:table-row table:style-name="ro1">
          <table:table-cell office:value-type="float" office:value="0.551835731950114" calcext:value-type="float">
            <text:p>0.551835732</text:p>
          </table:table-cell>
        </table:table-row>
        <table:table-row table:style-name="ro1">
          <table:table-cell office:value-type="float" office:value="0.550898864168053" calcext:value-type="float">
            <text:p>0.5508988642</text:p>
          </table:table-cell>
        </table:table-row>
        <table:table-row table:style-name="ro1">
          <table:table-cell office:value-type="float" office:value="0.549696567697207" calcext:value-type="float">
            <text:p>0.5496965677</text:p>
          </table:table-cell>
        </table:table-row>
        <table:table-row table:style-name="ro1">
          <table:table-cell office:value-type="float" office:value="0.548231615792941" calcext:value-type="float">
            <text:p>0.5482316158</text:p>
          </table:table-cell>
        </table:table-row>
        <table:table-row table:style-name="ro1">
          <table:table-cell office:value-type="float" office:value="0.546507532201033" calcext:value-type="float">
            <text:p>0.5465075322</text:p>
          </table:table-cell>
        </table:table-row>
        <table:table-row table:style-name="ro1">
          <table:table-cell office:value-type="float" office:value="0.544528571083306" calcext:value-type="float">
            <text:p>0.5445285711</text:p>
          </table:table-cell>
        </table:table-row>
        <table:table-row table:style-name="ro1">
          <table:table-cell office:value-type="float" office:value="0.542299696336008" calcext:value-type="float">
            <text:p>0.5422996963</text:p>
          </table:table-cell>
        </table:table-row>
        <table:table-row table:style-name="ro1">
          <table:table-cell office:value-type="float" office:value="0.539826560300943" calcext:value-type="float">
            <text:p>0.5398265603</text:p>
          </table:table-cell>
        </table:table-row>
        <table:table-row table:style-name="ro1">
          <table:table-cell office:value-type="float" office:value="0.537115481869349" calcext:value-type="float">
            <text:p>0.5371154819</text:p>
          </table:table-cell>
        </table:table-row>
        <table:table-row table:style-name="ro1">
          <table:table-cell office:value-type="float" office:value="0.534173423978526" calcext:value-type="float">
            <text:p>0.534173424</text:p>
          </table:table-cell>
        </table:table-row>
        <table:table-row table:style-name="ro1">
          <table:table-cell office:value-type="float" office:value="0.531007970501218" calcext:value-type="float">
            <text:p>0.5310079705</text:p>
          </table:table-cell>
        </table:table-row>
        <table:table-row table:style-name="ro1">
          <table:table-cell office:value-type="float" office:value="0.527627302527739" calcext:value-type="float">
            <text:p>0.5276273025</text:p>
          </table:table-cell>
        </table:table-row>
        <table:table-row table:style-name="ro1">
          <table:table-cell office:value-type="float" office:value="0.52404017404085" calcext:value-type="float">
            <text:p>0.524040174</text:p>
          </table:table-cell>
        </table:table-row>
        <table:table-row table:style-name="ro1">
          <table:table-cell office:value-type="float" office:value="0.520255886983391" calcext:value-type="float">
            <text:p>0.520255887</text:p>
          </table:table-cell>
        </table:table-row>
        <table:table-row table:style-name="ro1">
          <table:table-cell office:value-type="float" office:value="0.516284265718651" calcext:value-type="float">
            <text:p>0.5162842657</text:p>
          </table:table-cell>
        </table:table-row>
        <table:table-row table:style-name="ro1">
          <table:table-cell office:value-type="float" office:value="0.512135630883503" calcext:value-type="float">
            <text:p>0.5121356309</text:p>
          </table:table-cell>
        </table:table-row>
        <table:table-row table:style-name="ro1">
          <table:table-cell office:value-type="float" office:value="0.507820772634275" calcext:value-type="float">
            <text:p>0.5078207726</text:p>
          </table:table-cell>
        </table:table-row>
        <table:table-row table:style-name="ro1">
          <table:table-cell office:value-type="float" office:value="0.503350923285376" calcext:value-type="float">
            <text:p>0.5033509233</text:p>
          </table:table-cell>
        </table:table-row>
        <table:table-row table:style-name="ro1">
          <table:table-cell office:value-type="float" office:value="0.498737729340676" calcext:value-type="float">
            <text:p>0.4987377293</text:p>
          </table:table-cell>
        </table:table-row>
        <table:table-row table:style-name="ro1">
          <table:table-cell office:value-type="float" office:value="0.493993222917626" calcext:value-type="float">
            <text:p>0.4939932229</text:p>
          </table:table-cell>
        </table:table-row>
        <table:table-row table:style-name="ro1">
          <table:table-cell office:value-type="float" office:value="0.489129792564139" calcext:value-type="float">
            <text:p>0.4891297926</text:p>
          </table:table-cell>
        </table:table-row>
        <table:table-row table:style-name="ro1">
          <table:table-cell office:value-type="float" office:value="0.484160153468207" calcext:value-type="float">
            <text:p>0.4841601535</text:p>
          </table:table-cell>
        </table:table-row>
        <table:table-row table:style-name="ro1">
          <table:table-cell office:value-type="float" office:value="0.479097317060283" calcext:value-type="float">
            <text:p>0.4790973171</text:p>
          </table:table-cell>
        </table:table-row>
        <table:table-row table:style-name="ro1">
          <table:table-cell office:value-type="float" office:value="0.473954560008399" calcext:value-type="float">
            <text:p>0.47395456</text:p>
          </table:table-cell>
        </table:table-row>
        <table:table-row table:style-name="ro1">
          <table:table-cell office:value-type="float" office:value="0.468745392606044" calcext:value-type="float">
            <text:p>0.4687453926</text:p>
          </table:table-cell>
        </table:table-row>
        <table:table-row table:style-name="ro1">
          <table:table-cell office:value-type="float" office:value="0.463483526552782" calcext:value-type="float">
            <text:p>0.4634835266</text:p>
          </table:table-cell>
        </table:table-row>
        <table:table-row table:style-name="ro1">
          <table:table-cell office:value-type="float" office:value="0.458182842127629" calcext:value-type="float">
            <text:p>0.4581828421</text:p>
          </table:table-cell>
        </table:table-row>
        <table:table-row table:style-name="ro1">
          <table:table-cell office:value-type="float" office:value="0.452857354755176" calcext:value-type="float">
            <text:p>0.4528573548</text:p>
          </table:table-cell>
        </table:table-row>
        <table:table-row table:style-name="ro1">
          <table:table-cell office:value-type="float" office:value="0.447521180964456" calcext:value-type="float">
            <text:p>0.447521181</text:p>
          </table:table-cell>
        </table:table-row>
        <table:table-row table:style-name="ro1">
          <table:table-cell office:value-type="float" office:value="0.44218850374057" calcext:value-type="float">
            <text:p>0.4421885037</text:p>
          </table:table-cell>
        </table:table-row>
        <table:table-row table:style-name="ro1">
          <table:table-cell office:value-type="float" office:value="0.436873537269056" calcext:value-type="float">
            <text:p>0.4368735373</text:p>
          </table:table-cell>
        </table:table-row>
        <table:table-row table:style-name="ro1">
          <table:table-cell office:value-type="float" office:value="0.431590491073011" calcext:value-type="float">
            <text:p>0.4315904911</text:p>
          </table:table-cell>
        </table:table-row>
        <table:table-row table:style-name="ro1">
          <table:table-cell office:value-type="float" office:value="0.426353533542963" calcext:value-type="float">
            <text:p>0.4263535335</text:p>
          </table:table-cell>
        </table:table-row>
        <table:table-row table:style-name="ro1">
          <table:table-cell office:value-type="float" office:value="0.421176754859486" calcext:value-type="float">
            <text:p>0.4211767549</text:p>
          </table:table-cell>
        </table:table-row>
        <table:table-row table:style-name="ro1">
          <table:table-cell office:value-type="float" office:value="0.416074129308576" calcext:value-type="float">
            <text:p>0.4160741293</text:p>
          </table:table-cell>
        </table:table-row>
        <table:table-row table:style-name="ro1">
          <table:table-cell office:value-type="float" office:value="0.411059476989766" calcext:value-type="float">
            <text:p>0.411059477</text:p>
          </table:table-cell>
        </table:table-row>
        <table:table-row table:style-name="ro1">
          <table:table-cell office:value-type="float" office:value="0.406146424916997" calcext:value-type="float">
            <text:p>0.4061464249</text:p>
          </table:table-cell>
        </table:table-row>
        <table:table-row table:style-name="ro1">
          <table:table-cell office:value-type="float" office:value="0.401348367512236" calcext:value-type="float">
            <text:p>0.4013483675</text:p>
          </table:table-cell>
        </table:table-row>
        <table:table-row table:style-name="ro1">
          <table:table-cell office:value-type="float" office:value="0.396678426491844" calcext:value-type="float">
            <text:p>0.3966784265</text:p>
          </table:table-cell>
        </table:table-row>
        <table:table-row table:style-name="ro1">
          <table:table-cell office:value-type="float" office:value="0.392149410145697" calcext:value-type="float">
            <text:p>0.3921494101</text:p>
          </table:table-cell>
        </table:table-row>
        <table:table-row table:style-name="ro1">
          <table:table-cell office:value-type="float" office:value="0.387773772009045" calcext:value-type="float">
            <text:p>0.387773772</text:p>
          </table:table-cell>
        </table:table-row>
        <table:table-row table:style-name="ro1">
          <table:table-cell office:value-type="float" office:value="0.383563568927141" calcext:value-type="float">
            <text:p>0.3835635689</text:p>
          </table:table-cell>
        </table:table-row>
        <table:table-row table:style-name="ro1">
          <table:table-cell office:value-type="float" office:value="0.379530418512599" calcext:value-type="float">
            <text:p>0.3795304185</text:p>
          </table:table-cell>
        </table:table-row>
        <table:table-row table:style-name="ro1">
          <table:table-cell office:value-type="float" office:value="0.375685455995512" calcext:value-type="float">
            <text:p>0.375685456</text:p>
          </table:table-cell>
        </table:table-row>
        <table:table-row table:style-name="ro1">
          <table:table-cell office:value-type="float" office:value="0.372039290466323" calcext:value-type="float">
            <text:p>0.3720392905</text:p>
          </table:table-cell>
        </table:table-row>
        <table:table-row table:style-name="ro1">
          <table:table-cell office:value-type="float" office:value="0.368601960511433" calcext:value-type="float">
            <text:p>0.3686019605</text:p>
          </table:table-cell>
        </table:table-row>
        <table:table-row table:style-name="ro1">
          <table:table-cell office:value-type="float" office:value="0.365382889241571" calcext:value-type="float">
            <text:p>0.3653828892</text:p>
          </table:table-cell>
        </table:table-row>
        <table:table-row table:style-name="ro1">
          <table:table-cell office:value-type="float" office:value="0.362390838712911" calcext:value-type="float">
            <text:p>0.3623908387</text:p>
          </table:table-cell>
        </table:table-row>
        <table:table-row table:style-name="ro1">
          <table:table-cell office:value-type="float" office:value="0.359633863740929" calcext:value-type="float">
            <text:p>0.3596338637</text:p>
          </table:table-cell>
        </table:table-row>
        <table:table-row table:style-name="ro1">
          <table:table-cell office:value-type="float" office:value="0.357119265107025" calcext:value-type="float">
            <text:p>0.3571192651</text:p>
          </table:table-cell>
        </table:table-row>
        <table:table-row table:style-name="ro1">
          <table:table-cell office:value-type="float" office:value="0.354853542157881" calcext:value-type="float">
            <text:p>0.3548535422</text:p>
          </table:table-cell>
        </table:table-row>
        <table:table-row table:style-name="ro1">
          <table:table-cell office:value-type="float" office:value="0.352842344797582" calcext:value-type="float">
            <text:p>0.3528423448</text:p>
          </table:table-cell>
        </table:table-row>
        <table:table-row table:style-name="ro1">
          <table:table-cell office:value-type="float" office:value="0.351090424872469" calcext:value-type="float">
            <text:p>0.3510904249</text:p>
          </table:table-cell>
        </table:table-row>
        <table:table-row table:style-name="ro1">
          <table:table-cell office:value-type="float" office:value="0.349601586948756" calcext:value-type="float">
            <text:p>0.3496015869</text:p>
          </table:table-cell>
        </table:table-row>
        <table:table-row table:style-name="ro1">
          <table:table-cell office:value-type="float" office:value="0.348378638482899" calcext:value-type="float">
            <text:p>0.3483786385</text:p>
          </table:table-cell>
        </table:table-row>
        <table:table-row table:style-name="ro1">
          <table:table-cell office:value-type="float" office:value="0.347423339384697" calcext:value-type="float">
            <text:p>0.3474233394</text:p>
          </table:table-cell>
        </table:table-row>
        <table:table-row table:style-name="ro1">
          <table:table-cell office:value-type="float" office:value="0.346736350973159" calcext:value-type="float">
            <text:p>0.346736351</text:p>
          </table:table-cell>
        </table:table-row>
        <table:table-row table:style-name="ro1">
          <table:table-cell office:value-type="float" office:value="0.346317184325117" calcext:value-type="float">
            <text:p>0.3463171843</text:p>
          </table:table-cell>
        </table:table-row>
        <table:table-row table:style-name="ro1">
          <table:table-cell office:value-type="float" office:value="0.346164148016583" calcext:value-type="float">
            <text:p>0.346164148</text:p>
          </table:table-cell>
        </table:table-row>
        <table:table-row table:style-name="ro1">
          <table:table-cell office:value-type="float" office:value="0.346274295256859" calcext:value-type="float">
            <text:p>0.3462742953</text:p>
          </table:table-cell>
        </table:table-row>
        <table:table-row table:style-name="ro1">
          <table:table-cell office:value-type="float" office:value="0.346643370415404" calcext:value-type="float">
            <text:p>0.3466433704</text:p>
          </table:table-cell>
        </table:table-row>
        <table:table-row table:style-name="ro1">
          <table:table-cell office:value-type="float" office:value="0.347265754941435" calcext:value-type="float">
            <text:p>0.3472657549</text:p>
          </table:table-cell>
        </table:table-row>
        <table:table-row table:style-name="ro1">
          <table:table-cell office:value-type="float" office:value="0.348134412676292" calcext:value-type="float">
            <text:p>0.3481344127</text:p>
          </table:table-cell>
        </table:table-row>
        <table:table-row table:style-name="ro1">
          <table:table-cell office:value-type="float" office:value="0.349240834558541" calcext:value-type="float">
            <text:p>0.3492408346</text:p>
          </table:table-cell>
        </table:table-row>
        <table:table-row table:style-name="ro1">
          <table:table-cell office:value-type="float" office:value="0.350574982721843" calcext:value-type="float">
            <text:p>0.3505749827</text:p>
          </table:table-cell>
        </table:table-row>
        <table:table-row table:style-name="ro1">
          <table:table-cell office:value-type="float" office:value="0.352125233985552" calcext:value-type="float">
            <text:p>0.352125234</text:p>
          </table:table-cell>
        </table:table-row>
        <table:table-row table:style-name="ro1">
          <table:table-cell office:value-type="float" office:value="0.353878322738076" calcext:value-type="float">
            <text:p>0.3538783227</text:p>
          </table:table-cell>
        </table:table-row>
        <table:table-row table:style-name="ro1">
          <table:table-cell office:value-type="float" office:value="0.355819283212988" calcext:value-type="float">
            <text:p>0.3558192832</text:p>
          </table:table-cell>
        </table:table-row>
        <table:table-row table:style-name="ro1">
          <table:table-cell office:value-type="float" office:value="0.357931391157877" calcext:value-type="float">
            <text:p>0.3579313912</text:p>
          </table:table-cell>
        </table:table-row>
        <table:table-row table:style-name="ro1">
          <table:table-cell office:value-type="float" office:value="0.360196104895962" calcext:value-type="float">
            <text:p>0.3601961049</text:p>
          </table:table-cell>
        </table:table-row>
        <table:table-row table:style-name="ro1">
          <table:table-cell office:value-type="float" office:value="0.362593005780438" calcext:value-type="float">
            <text:p>0.3625930058</text:p>
          </table:table-cell>
        </table:table-row>
        <table:table-row table:style-name="ro1">
          <table:table-cell office:value-type="float" office:value="0.365099738041596" calcext:value-type="float">
            <text:p>0.365099738</text:p>
          </table:table-cell>
        </table:table-row>
        <table:table-row table:style-name="ro1">
          <table:table-cell office:value-type="float" office:value="0.367691948026666" calcext:value-type="float">
            <text:p>0.367691948</text:p>
          </table:table-cell>
        </table:table-row>
        <table:table-row table:style-name="ro1">
          <table:table-cell office:value-type="float" office:value="0.370343222832428" calcext:value-type="float">
            <text:p>0.3703432228</text:p>
          </table:table-cell>
        </table:table-row>
        <table:table-row table:style-name="ro1">
          <table:table-cell office:value-type="float" office:value="0.373025028330566" calcext:value-type="float">
            <text:p>0.37302502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5">00/00/0000</text:date>, <text:time style:data-style-name="N2" text:time-value="22:05:59.9406310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5-08-05T22:07:48.811666197</dc:date>
    <meta:editing-duration>P0D</meta:editing-duration>
    <meta:editing-cycles>1</meta:editing-cycles>
    <meta:document-statistic meta:table-count="1" meta:cell-count="100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899cm" svg:height="17.718cm" xlink:href=".." xlink:type="simple" chart:class="chart:line" chart:style-name="ch1">
        <chart:legend chart:legend-position="end" svg:x="32.073cm" svg:y="8.56cm" style:legend-expansion="high" chart:style-name="ch2"/>
        <chart:plot-area chart:style-name="ch3" table:cell-range-address="Sheet1.A1:Sheet1.A2559" svg:x="0.697cm" svg:y="0.354cm" svg:width="30.679cm" svg:height="17.01cm">
          <chartooo:coordinate-region svg:x="1.424cm" svg:y="0.554cm" svg:width="29.952cm" svg:height="15.75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2559" chart:class="chart:line">
            <chart:data-point chart:repeated="255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83524164340344">
                <text:p>0.483524164340344</text:p>
                <draw:g>
                  <svg:desc>Sheet1.A1:Sheet1.A25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81476989719977">
                <text:p>0.4814769897199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79432986646005">
                <text:p>0.4794329866460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77394208174733">
                <text:p>0.4773942081747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75362988919241">
                <text:p>0.4753629889192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73341915788729">
                <text:p>0.4733419157887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71333799532871">
                <text:p>0.4713337995328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69341647091173">
                <text:p>0.4693416470911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67368634747348">
                <text:p>0.4673686347473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65418082088688">
                <text:p>0.4654180820886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6349342677046">
                <text:p>0.463493426770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61598200085297">
                <text:p>0.4615982000852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59736003337608">
                <text:p>0.4597360033376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5791048502299">
                <text:p>0.457910485022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56125318812654">
                <text:p>0.4561253188126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54384182342856">
                <text:p>0.4543841823428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52690736809339">
                <text:p>0.4526907368093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51048607366788">
                <text:p>0.4510486073667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4946136433328">
                <text:p>0.449461364333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47932505199762">
                <text:p>0.4479325051997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46465437444525">
                <text:p>0.4464654374445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45063462152688">
                <text:p>0.4450634621526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3729758440696">
                <text:p>0.4437297584406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42467368685825">
                <text:p>0.4424673686858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41279184560693">
                <text:p>0.4412791845606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40167933872782">
                <text:p>0.4401679338727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39136168208972">
                <text:p>0.4391361682089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38186251385076">
                <text:p>0.4381862513850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37320348700395">
                <text:p>0.4373203487003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3654041699727">
                <text:p>0.436540416997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35848195525655">
                <text:p>0.4358481955256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35245197612684">
                <text:p>0.4352451976126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34732703137267">
                <text:p>0.4347327031372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34311751809672">
                <text:p>0.4343117518096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33983137256135">
                <text:p>0.4339831372561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33747401908471">
                <text:p>0.4337474019084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33604832698691">
                <text:p>0.4336048326986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33555457558633">
                <text:p>0.4335554575586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335990427246">
                <text:p>0.43359904272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3373509084701">
                <text:p>0.433735090847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33962839905046">
                <text:p>0.4339628399050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34281262926327">
                <text:p>0.4342812629263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4689068511579">
                <text:p>0.4346890685115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5184702164319">
                <text:p>0.4351847021643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35766348425546">
                <text:p>0.4357663484255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36431933813442">
                <text:p>0.4364319338134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37179130568082">
                <text:p>0.4371791305680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38005361201154">
                <text:p>0.4380053612011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38907803850682">
                <text:p>0.4389078038506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39883398440767">
                <text:p>0.4398833984407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40928853646334">
                <text:p>0.4409288536463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42040654662879">
                <text:p>0.4420406546628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4321507178124">
                <text:p>0.443215071781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44448169767364">
                <text:p>0.4444481697673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45735818047092">
                <text:p>0.4457358180470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47073701695946">
                <text:p>0.4470737016959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48457333233929">
                <text:p>0.4484573332339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49882065225335">
                <text:p>0.4498820652253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51343103683564">
                <text:p>0.4513431036835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52835522280948">
                <text:p>0.4528355222809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54354277363585">
                <text:p>0.45435427736358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55894223771184">
                <text:p>0.4558942237711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57450131461918">
                <text:p>0.4574501314619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59016702942285">
                <text:p>0.4590167029422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60588591501977">
                <text:p>0.4605885915019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62160420253763">
                <text:p>0.46216042025376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63726801978374">
                <text:p>0.46372680197837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65282359774401">
                <text:p>0.4652823597744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66821748513203">
                <text:p>0.4668217485132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68339677098821">
                <text:p>0.4683396770988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69830931532902">
                <text:p>0.4698309315329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71290398784632">
                <text:p>0.47129039878463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72713091465677">
                <text:p>0.47271309146567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74094173310138">
                <text:p>0.47409417331013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75428985459505">
                <text:p>0.4754289854595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76713073552632">
                <text:p>0.4767130735526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77942215620707">
                <text:p>0.4779422156207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79112450787249">
                <text:p>0.4791124507872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80220108773092">
                <text:p>0.48022010877309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81261840206399">
                <text:p>0.4812618402063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8223464773767">
                <text:p>0.482234647737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83135917959768">
                <text:p>0.4831359179597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83963454132945">
                <text:p>0.4839634541329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8471550971489">
                <text:p>0.484715509714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85390822695772">
                <text:p>0.48539082269577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85988650738298">
                <text:p>0.4859886507382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86508807122785">
                <text:p>0.4865088071227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86951697497231">
                <text:p>0.48695169749723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87318357432406">
                <text:p>0.4873183574324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87610490781936">
                <text:p>0.4876104907819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87830508847415">
                <text:p>0.4878305088474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87981570348514">
                <text:p>0.48798157034851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880676221981">
                <text:p>0.488067622198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88093441082367">
                <text:p>0.4880934410823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88064675845973">
                <text:p>0.4880646758459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87987890682191">
                <text:p>0.4879878906821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8787060912806">
                <text:p>0.4878706091280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87721358864557">
                <text:p>0.48772135886455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87549717321764">
                <text:p>0.4875497173217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87366358089057">
                <text:p>0.48736635808905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486448522962187">
                <text:p>0.48644852296218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84401238912627">
                <text:p>0.48440123891262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82356252934386">
                <text:p>0.48235625293438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480315220600553">
                <text:p>0.48031522060055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47828010524512">
                <text:p>0.478280105245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76253148147556">
                <text:p>0.47625314814755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74236839522297">
                <text:p>0.47423683952229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472233890313147">
                <text:p>0.47223389031314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70247204792596">
                <text:p>0.47024720479259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68279853966041">
                <text:p>0.46827985396604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66335049780938">
                <text:p>0.46633504978093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64416120140846">
                <text:p>0.46441612014084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462526484724404">
                <text:p>0.46252648472440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60669631609206">
                <text:p>0.46066963160920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588490947006">
                <text:p>0.458849094700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57068431965391">
                <text:p>0.45706843196539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55331204470467">
                <text:p>0.4553312044704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5364095622633">
                <text:p>0.453640956226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52001194835543">
                <text:p>0.45200119483554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50415372946093">
                <text:p>0.45041537294609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448886870509662">
                <text:p>0.44888687050966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447418977844817">
                <text:p>0.44741897784481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446014879505108">
                <text:p>0.44601487950510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444677638952082">
                <text:p>0.44467763895208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443410184033211">
                <text:p>0.44341018403321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442215293264731">
                <text:p>0.44221529326473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441095582919393">
                <text:p>0.44109558291939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440053494919135">
                <text:p>0.44005349491913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439091285532654">
                <text:p>0.43909128553265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438211014877908">
                <text:p>0.43821101487790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437414537229513">
                <text:p>0.43741453722951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436703492131067">
                <text:p>0.4367034921310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436079296312385">
                <text:p>0.43607929631238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435543136411638">
                <text:p>0.43554313641163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435095962502419">
                <text:p>0.43509596250241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434738482425708">
                <text:p>0.43473848242570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434471156926766">
                <text:p>0.43447115692676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434294195596925">
                <text:p>0.4342941955969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434207553620306">
                <text:p>0.43420755362030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434210929325441">
                <text:p>0.43421092932544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434303762541814">
                <text:p>0.43430376254181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34485233761309">
                <text:p>0.43448523376130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34754264104579">
                <text:p>0.43475426410457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35109516092319">
                <text:p>0.43510951609231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435549395221462">
                <text:p>0.43554939522146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36072052346281">
                <text:p>0.43607205234628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36675386864406">
                <text:p>0.43667538686440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37357050707758">
                <text:p>0.43735705070775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38114453138389">
                <text:p>0.43811445313838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38944766349245">
                <text:p>0.43894476634924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43984493186983">
                <text:p>0.4398449318698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440811667776793">
                <text:p>0.44081166777679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441841476709428">
                <text:p>0.44184147670942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442930654690079">
                <text:p>0.44293065469007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444075300749465">
                <text:p>0.44407530074946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445271327356921">
                <text:p>0.44527132735692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446514471655542">
                <text:p>0.44651447165554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447800307502249">
                <text:p>0.44780030750224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449124258312764">
                <text:p>0.44912425831276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450481610711504">
                <text:p>0.45048161071150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451867528986379">
                <text:p>0.45186752898637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453277070348507">
                <text:p>0.45327707034850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454705200996851">
                <text:p>0.45470520099685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456146812987753">
                <text:p>0.45614681298775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457596741909393">
                <text:p>0.45759674190939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459049785361162">
                <text:p>0.45904978536116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460500722237936">
                <text:p>0.46050072223793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461944332819279">
                <text:p>0.46194433281927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463375419663548">
                <text:p>0.46337541966354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464788829306914">
                <text:p>0.46478882930691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466179474767301">
                <text:p>0.46617947476730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467542358853229">
                <text:p>0.46754235885322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468872598277582">
                <text:p>0.46887259827758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470165448576276">
                <text:p>0.47016544857627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471416329831853">
                <text:p>0.47141632983185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472620853201978">
                <text:p>0.47262085320197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473774848252855">
                <text:p>0.47377484825285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474874391097555">
                <text:p>0.47487439109755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475915833339259">
                <text:p>0.47591583333925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476895831819406">
                <text:p>0.47689583181940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477811379170766">
                <text:p>0.47781137917076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478659835175419">
                <text:p>0.47865983517541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479438958927648">
                <text:p>0.47943895892764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480146941801748">
                <text:p>0.48014694180174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480782441224743">
                <text:p>0.48078244122474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481344615254023">
                <text:p>0.48134461525402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481833157959888">
                <text:p>0.48183315795988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48224833561301">
                <text:p>0.4822483356130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482591023676806">
                <text:p>0.48259102367680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482862744604721">
                <text:p>0.48286274460472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483065706442434">
                <text:p>0.48306570644243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483202842234964">
                <text:p>0.48320284223496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483277850238701">
                <text:p>0.48327785023870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483295234938344">
                <text:p>0.48329523493834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483260348868752">
                <text:p>0.48326034886875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483179435241713">
                <text:p>0.48317943524171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483059671377616">
                <text:p>0.48305967137761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482909212942054">
                <text:p>0.48290921294205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48273723898732">
                <text:p>0.4827372389873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482553997798831">
                <text:p>0.48255399779883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489373614992518">
                <text:p>0.48937361499251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487326910356976">
                <text:p>0.48732691035697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485281625667773">
                <text:p>0.48528162566777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483239016778662">
                <text:p>0.48323901677866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481200673573711">
                <text:p>0.48120067357371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479168489600312">
                <text:p>0.47916848960031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477144632506859">
                <text:p>0.47714463250685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475131515285081">
                <text:p>0.47513151528508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47313176831703">
                <text:p>0.4731317683170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471148212226732">
                <text:p>0.47114821222673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469183831536495">
                <text:p>0.46918383153649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467241749127877">
                <text:p>0.46724174912787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465325201507308">
                <text:p>0.46532520150730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463437514876374">
                <text:p>0.46343751487637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461582082006762">
                <text:p>0.46158208200676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459762339919856">
                <text:p>0.45976233991985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457981748371">
                <text:p>0.45798174837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456243769138411">
                <text:p>0.45624376913841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454551846116759">
                <text:p>0.45455184611675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452909386215398">
                <text:p>0.45290938621539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451319741061263">
                <text:p>0.45131974106126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449786189506416">
                <text:p>0.44978618950641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448311920940258">
                <text:p>0.44831192094025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446900019406401">
                <text:p>0.44690001940640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445553448524188">
                <text:p>0.44555344852418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444275037214883">
                <text:p>0.44427503721488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443067466232513">
                <text:p>0.44306746623251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441933255499372">
                <text:p>0.44193325549937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440874752246179">
                <text:p>0.44087475224617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439894119956898">
                <text:p>0.43989411995689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438993328118217">
                <text:p>0.43899332811821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438174142773683">
                <text:p>0.43817414277368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437438117882496">
                <text:p>0.43743811788249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436786587482966">
                <text:p>0.43678658748296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436220658660617">
                <text:p>0.43622065866061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435741205320966">
                <text:p>0.43574120532096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435348862766945">
                <text:p>0.43534886276694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43504402308099">
                <text:p>0.4350440230809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434826831311788">
                <text:p>0.43482683131178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43469718246568">
                <text:p>0.4346971824656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434654719302722">
                <text:p>0.43465471930272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434698830937408">
                <text:p>0.43469883093740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434828652244049">
                <text:p>0.43482865224404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435043064066812">
                <text:p>0.43504306406681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435340694234413">
                <text:p>0.43534069423441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435719919379476">
                <text:p>0.43571991937947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436178867562543">
                <text:p>0.43617886756254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436715421700749">
                <text:p>0.43671542170074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43732722380115">
                <text:p>0.4373272238011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438011679998713">
                <text:p>0.43801167999871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438765966398964">
                <text:p>0.43876596639896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439587035725291">
                <text:p>0.43958703572529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440471624770912">
                <text:p>0.44047162477091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441416262655496">
                <text:p>0.44141626265549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442417279886444">
                <text:p>0.44241727988644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443470818224828">
                <text:p>0.44347081822482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444572841355992">
                <text:p>0.44457284135599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445719146364807">
                <text:p>0.44571914636480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446905376015587">
                <text:p>0.44690537601558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44812703183666">
                <text:p>0.4481270318366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449379488009605">
                <text:p>0.44937948800960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450658006063138">
                <text:p>0.45065800606313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451957750371663">
                <text:p>0.45195775037166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453273804458483">
                <text:p>0.45327380445848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45460118810366">
                <text:p>0.4546011881036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455934875256544">
                <text:p>0.45593487525654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457269812752953">
                <text:p>0.45726981275295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458600939837018">
                <text:p>0.45860093983701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459923208487682">
                <text:p>0.45992320848768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461231604549857">
                <text:p>0.46123160454985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462521169670242">
                <text:p>0.46252116967024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463787024037799">
                <text:p>0.46378702403779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465024389928886">
                <text:p>0.46502438992888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46622861605705">
                <text:p>0.4662286160570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467395202727481">
                <text:p>0.46739520272748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468519827796114">
                <text:p>0.46851982779611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469598373433405">
                <text:p>0.46959837343340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470626953692752">
                <text:p>0.47062695369275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471601942883584">
                <text:p>0.47160194288358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472520004749101">
                <text:p>0.47252000474910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473378122448676">
                <text:p>0.47337812244867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47417362934492">
                <text:p>0.4741736293449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474904240595395">
                <text:p>0.47490424059539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475568085548994">
                <text:p>0.47556808554899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476163740946978">
                <text:p>0.47616374094697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476690264928667">
                <text:p>0.47669026492866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477147231841797">
                <text:p>0.47714723184179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477534767857528">
                <text:p>0.47753476785752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477853587390116">
                <text:p>0.47785358739011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478105030321238">
                <text:p>0.47810503032123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478291100028983">
                <text:p>0.47829110002898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478414502221494">
                <text:p>0.47841450222149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478478684575273">
                <text:p>0.47847868457527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478487877178145">
                <text:p>0.47848787717814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478447133776873">
                <text:p>0.47844713377687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478362373829445">
                <text:p>0.47836237382944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478240425362005">
                <text:p>0.47824042536200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478089068630452">
                <text:p>0.47808906863045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477917080586695">
                <text:p>0.47791708058669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477734280149566">
                <text:p>0.47773428014956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492298813114767">
                <text:p>0.49229881311476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490253690307965">
                <text:p>0.49025369030796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488209102829539">
                <text:p>0.48820910282953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486165903684395">
                <text:p>0.48616590368439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484125306263956">
                <text:p>0.48412530626395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48208885343246">
                <text:p>0.4820888534324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480058387417428">
                <text:p>0.48005838741742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47803602050431">
                <text:p>0.4780360205043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476024106535297">
                <text:p>0.47602410653529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474025213212307">
                <text:p>0.47402521321230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472042095204148">
                <text:p>0.47204209520414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470077668057847">
                <text:p>0.47007766805784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468134982914153">
                <text:p>0.46813498291415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466217202027219">
                <text:p>0.46621720202721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464327575088443">
                <text:p>0.46432757508844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462469416354496">
                <text:p>0.46246941635449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460646082579511">
                <text:p>0.46064608257951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458860951751452">
                <text:p>0.45886095175145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457117402632648">
                <text:p>0.45711740263264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455418795104509">
                <text:p>0.45541879510450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453768451316406">
                <text:p>0.45376845131640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452169637638724">
                <text:p>0.45216963763872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450625547420095">
                <text:p>0.45062554742009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449139284548793">
                <text:p>0.44913928454879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44771384781831">
                <text:p>0.4477138478183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446352116097098">
                <text:p>0.44635211609709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445056834302488">
                <text:p>0.44505683430248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443830600178776">
                <text:p>0.44383060017877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442675851879492">
                <text:p>0.44267585187949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441594856353824">
                <text:p>0.44159485635382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440589698537234">
                <text:p>0.44058969853723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43966227134623">
                <text:p>0.4396622713462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438814266477322">
                <text:p>0.43881426647732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438047166010142">
                <text:p>0.43804716601014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437362234814741">
                <text:p>0.43736223481474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436760513763058">
                <text:p>0.43676051376305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43624281374456">
                <text:p>0.4362428137445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435809710486055">
                <text:p>0.43580971048605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435461540175677">
                <text:p>0.43546154017567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435198395891044">
                <text:p>0.43519839589104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435020124831587">
                <text:p>0.43502012483158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434926326355055">
                <text:p>0.43492632635505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434916350818188">
                <text:p>0.43491635081818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434989299221561">
                <text:p>0.43498929922156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43514402365861">
                <text:p>0.4351440236586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435379128568818">
                <text:p>0.43537912856881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435692972795083">
                <text:p>0.43569297279508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436083672445251">
                <text:p>0.43608367244525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436549104557828">
                <text:p>0.43654910455782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437086911571859">
                <text:p>0.43708691157185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437694506600982">
                <text:p>0.43769450660098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438369079511657">
                <text:p>0.43836907951165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439107603805557">
                <text:p>0.43910760380555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439906844306147">
                <text:p>0.43990684430614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440763365649421">
                <text:p>0.44076336564942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441673541578821">
                <text:p>0.44167354157882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44263356504432">
                <text:p>0.4426335650443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443639459105689">
                <text:p>0.44363945910568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444687088639923">
                <text:p>0.44468708863992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445772172852848">
                <text:p>0.44577217285284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446890298594899">
                <text:p>0.44689029859489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448036934481069">
                <text:p>0.44803693448106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44920744581503">
                <text:p>0.4492074458150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450397110317428">
                <text:p>0.45039711031742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451601134658347">
                <text:p>0.45160113465834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452814671793954">
                <text:p>0.45281467179395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454032839107302">
                <text:p>0.45403283910730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455250737353321">
                <text:p>0.45525073735332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456463470407968">
                <text:p>0.45646347040796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457666165821559">
                <text:p>0.45766616582155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45885399617627">
                <text:p>0.4588539961762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460022201247807">
                <text:p>0.46002220124780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461166110971251">
                <text:p>0.46116611097125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462281169211082">
                <text:p>0.46228116921108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46336295833536">
                <text:p>0.4633629583353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464407224594095">
                <text:p>0.46440722459409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465409904301777">
                <text:p>0.46540990430177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466367150824086">
                <text:p>0.46636715082408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46727536236877">
                <text:p>0.4672753623687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468131210580697">
                <text:p>0.46813121058069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468931669941077">
                <text:p>0.46893166994107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469674047970865">
                <text:p>0.46967404797086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470356016238322">
                <text:p>0.47035601623832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470975642170761">
                <text:p>0.47097564217076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471531421670461">
                <text:p>0.47153142167046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472022312534748">
                <text:p>0.47202231253474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472447768680261">
                <text:p>0.47244776868026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472807775171373">
                <text:p>0.47280777517137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473102884052805">
                <text:p>0.47310288405280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47333425098639">
                <text:p>0.4733342509863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473503672692031">
                <text:p>0.47350367269203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473613625192813">
                <text:p>0.47361362519281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473667302864302">
                <text:p>0.47366730286430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473668658288003">
                <text:p>0.47366865828800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473622442909003">
                <text:p>0.47362244290900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473534248497779">
                <text:p>0.47353424849777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473410549416176">
                <text:p>0.47341054941617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473258745687566">
                <text:p>0.47325874568756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473087206871174">
                <text:p>0.47308720687117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472905316740572">
                <text:p>0.47290531674057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495222874329971">
                <text:p>0.49522287432997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493180628738926">
                <text:p>0.49318062873892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49113802583031">
                <text:p>0.4911380258303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489095511881063">
                <text:p>0.48909551188106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487053920012136">
                <text:p>0.48705392001213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485014438734558">
                <text:p>0.48501443873455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482978581298891">
                <text:p>0.48297858129889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480948155848068">
                <text:p>0.48094815584806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478925236373626">
                <text:p>0.47892523637362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476912134475315">
                <text:p>0.47691213447531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474911371924111">
                <text:p>0.47491137192411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472925654028597">
                <text:p>0.47292565402859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470957843804743">
                <text:p>0.47095784380474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469010936949076">
                <text:p>0.46901093694907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467088037615224">
                <text:p>0.46708803761522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465192334993861">
                <text:p>0.46519233499386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463327080696031">
                <text:p>0.46332708069603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461495566939863">
                <text:p>0.46149556693986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459701105540672">
                <text:p>0.45970110554067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457947007704444">
                <text:p>0.45794700770444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456236564624718">
                <text:p>0.45623656462471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454573028882843">
                <text:p>0.45457302888284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452959596651632">
                <text:p>0.45295959665163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451399390702395">
                <text:p>0.45139939070239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449895444215369">
                <text:p>0.44989544421536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448450685393525">
                <text:p>0.44845068539352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447067922879771">
                <text:p>0.44706792287977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445749831977535">
                <text:p>0.44574983197753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444498941674741">
                <text:p>0.44449894167474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443317622471169">
                <text:p>0.44331762247116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442208075009201">
                <text:p>0.44220807500920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441172319507962">
                <text:p>0.44117231950796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440212186000838">
                <text:p>0.44021218600083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439329305376385">
                <text:p>0.43932930537638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438525101222631">
                <text:p>0.43852510122263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437800782474757">
                <text:p>0.43780078247475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437157336866167">
                <text:p>0.43715733686616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436595525182952">
                <text:p>0.43659552518295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436115876321732">
                <text:p>0.43611587632173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435718683150892">
                <text:p>0.43571868315089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4354039991752">
                <text:p>0.435403999175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435171636003818">
                <text:p>0.43517163600381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435021161621694">
                <text:p>0.43502116162169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434951899464348">
                <text:p>0.43495189946434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434962928296038">
                <text:p>0.43496292829603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435053082891321">
                <text:p>0.43505308289132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435220955519993">
                <text:p>0.43522095551999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435464898235424">
                <text:p>0.43546489823542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435783025966274">
                <text:p>0.43578302596627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436173220411602">
                <text:p>0.43617322041160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436633134739356">
                <text:p>0.43663313473935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437160199088256">
                <text:p>0.43716019908825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437751626873061">
                <text:p>0.43775162687306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438404421893223">
                <text:p>0.43840442189322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43911538624493">
                <text:p>0.4391153862449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439881129036538">
                <text:p>0.43988112903653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440698075907383">
                <text:p>0.44069807590738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441562479349988">
                <text:p>0.44156247934998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442470429835655">
                <text:p>0.44247042983565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443417867743442">
                <text:p>0.44341786774344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444400596092528">
                <text:p>0.44440059609252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445414294077968">
                <text:p>0.44541429407796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446454531409835">
                <text:p>0.44645453140983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447516783455741">
                <text:p>0.44751678345574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44859644718676">
                <text:p>0.4485964471867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449688857926723">
                <text:p>0.44968885792672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450789306904913">
                <text:p>0.45078930690491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451893059612139">
                <text:p>0.45189305961213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452995374960199">
                <text:p>0.45299537496019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454091525244731">
                <text:p>0.45409152524473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455176816911456">
                <text:p>0.45517681691145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456246612125798">
                <text:p>0.45624661212579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457296351145898">
                <text:p>0.45729635114589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458321575499019">
                <text:p>0.45832157549901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459317951961326">
                <text:p>0.45931795196132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460281297341067">
                <text:p>0.46028129734106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46120760406513">
                <text:p>0.4612076040651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462093066568996">
                <text:p>0.46209306656899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462934108490073">
                <text:p>0.46293410849007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463727410664422">
                <text:p>0.46372741066442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464469939926865">
                <text:p>0.46446993992686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465158978714486">
                <text:p>0.46515897871448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465792155473513">
                <text:p>0.46579215547351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466367475869596">
                <text:p>0.46636747586959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466883354801463">
                <text:p>0.46688335480146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467338649217966">
                <text:p>0.46733864921796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46773269173852">
                <text:p>0.4677326917385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468065325076922">
                <text:p>0.46806532507692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468336937268559">
                <text:p>0.46833693726855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468548497701008">
                <text:p>0.46854849770100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468701593948015">
                <text:p>0.46870159394801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468798469406869">
                <text:p>0.46879846940686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468842061739159">
                <text:p>0.46884206173915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468836042114918">
                <text:p>0.46883604211491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468784855260159">
                <text:p>0.46878485526015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468693760307791">
                <text:p>0.46869376030779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468568872451928">
                <text:p>0.46856887245192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468417205405583">
                <text:p>0.46841720540558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468246714661749">
                <text:p>0.46824671466174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46806634155787">
                <text:p>0.4680663415578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498143989711709">
                <text:p>0.49814398971170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496106189528537">
                <text:p>0.49610618952853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494067130109987">
                <text:p>0.49406713010998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492026846512317">
                <text:p>0.49202684651231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489985787202508">
                <text:p>0.48998578720250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487944782072241">
                <text:p>0.48794478207224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48590501125411">
                <text:p>0.4859050112541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483867974740074">
                <text:p>0.48386797474007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48183546280215">
                <text:p>0.4818354628021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479809527215345">
                <text:p>0.47980952721534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477792453282835">
                <text:p>0.47779245328283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475786732663371">
                <text:p>0.47578673266337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47379503700094">
                <text:p>0.4737950370009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471820192356658">
                <text:p>0.47182019235665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469865154442903">
                <text:p>0.46986515444290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467932984659693">
                <text:p>0.46793298465969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466026826933298">
                <text:p>0.46602682693329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4641498853571">
                <text:p>0.464149885357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462305402634686">
                <text:p>0.46230540263468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460496639325184">
                <text:p>0.46049663932518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458726853890845">
                <text:p>0.45872685389084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456999283546851">
                <text:p>0.45699928354685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455317125913382">
                <text:p>0.45531712591338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453683521469905">
                <text:p>0.45368352146990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452101536811718">
                <text:p>0.45210153681171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450574148708726">
                <text:p>0.45057414870872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449104228966458">
                <text:p>0.44910422896645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447694530089327">
                <text:p>0.44769453008932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446347671746132">
                <text:p>0.44634767174613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445066128037789">
                <text:p>0.44506612803778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443852215567322">
                <text:p>0.44385221556732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442708082312071">
                <text:p>0.44270808231207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441635697298164">
                <text:p>0.44163569729816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440636841077206">
                <text:p>0.44063684107720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43971309700523">
                <text:p>0.4397130970052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438865843323869">
                <text:p>0.43886584332386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438096246043786">
                <text:p>0.43809624604378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437405252630329">
                <text:p>0.43740525263032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436793586491435">
                <text:p>0.43679358649143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436261742267773">
                <text:p>0.43626174226777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435809981925128">
                <text:p>0.43580998192512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435438331649019">
                <text:p>0.43543833164901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435146579541566">
                <text:p>0.43514657954156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434934274120594">
                <text:p>0.43493427412059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434800723620974">
                <text:p>0.43480072362097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434744996098206">
                <text:p>0.43474499609820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434765920334249">
                <text:p>0.43476592033424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43486208754558">
                <text:p>0.4348620875455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435031853893501">
                <text:p>0.43503185389350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435273343796685">
                <text:p>0.43527334379668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435584454045958">
                <text:p>0.43558445404595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435962858721329">
                <text:p>0.43596285872132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436406014911254">
                <text:p>0.43640601491125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436911169234143">
                <text:p>0.43691116923414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437475365162105">
                <text:p>0.43747536516210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438095451146936">
                <text:p>0.43809545114693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438768089548347">
                <text:p>0.43876808954834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439489766364431">
                <text:p>0.43948976636443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44025680176437">
                <text:p>0.4402568017643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441065361423382">
                <text:p>0.44106536142338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441911468659914">
                <text:p>0.44191146865991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442791017375066">
                <text:p>0.44279101737506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44369978579426">
                <text:p>0.4436997857942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444633451011154">
                <text:p>0.44463345101115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445587604333786">
                <text:p>0.44558760433378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446557767432967">
                <text:p>0.44655776743296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44753940929291">
                <text:p>0.4475394092929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4485279639641">
                <text:p>0.448527963964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449518849118408">
                <text:p>0.44951884911840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450507485406436">
                <text:p>0.45050748540643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451489316617114">
                <text:p>0.45148931661711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452459830639528">
                <text:p>0.45245983063952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453414581226994">
                <text:p>0.45341458122699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454349210563368">
                <text:p>0.45434921056336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455259472631601">
                <text:p>0.45525947263160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45614125738453">
                <text:p>0.4561412573845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456990615717912">
                <text:p>0.45699061571791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457803785245696">
                <text:p>0.45780378524569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458577216877538">
                <text:p>0.45857721687753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459307602198554">
                <text:p>0.45930760219855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459991901651314">
                <text:p>0.45999190165131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46062737352008">
                <text:p>0.4606273735200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461211603717274">
                <text:p>0.46121160371727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461742536372199">
                <text:p>0.46174253637219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462218505221993">
                <text:p>0.46221850522199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462638265804823">
                <text:p>0.46263826580482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463001028455321">
                <text:p>0.46300102845532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463306492102263">
                <text:p>0.46330649210226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463554878868483">
                <text:p>0.46355487886848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463746969473031">
                <text:p>0.46374696947303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463884139435567">
                <text:p>0.46388413943556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463968396083007">
                <text:p>0.46396839608300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464002416358389">
                <text:p>0.46400241635838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463989585432">
                <text:p>0.46398958543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463934036114731">
                <text:p>0.46393403611473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463840689073673">
                <text:p>0.46384068907367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463715293849963">
                <text:p>0.46371529384996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463564470678855">
                <text:p>0.46356447067885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463395753112045">
                <text:p>0.46339575311204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463217631442228">
                <text:p>0.46321763144222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501059832892972">
                <text:p>0.50105983289297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499028299379932">
                <text:p>0.49902829937993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496994594472517">
                <text:p>0.49699459447251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494958337028354">
                <text:p>0.49495833702835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492919585993556">
                <text:p>0.49291958599355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490878807894392">
                <text:p>0.49087880789439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488836845129615">
                <text:p>0.48883684512961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486794885063472">
                <text:p>0.48679488506347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484754429919385">
                <text:p>0.48475442991938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482717267474307">
                <text:p>0.48271726747430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480685442553744">
                <text:p>0.48068544255374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47866122932746">
                <text:p>0.4786612293274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47664710440585">
                <text:p>0.4766471044058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474645720736983">
                <text:p>0.47464572073698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472659882304327">
                <text:p>0.47265988230432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470692519625137">
                <text:p>0.47069251962513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468746666049524">
                <text:p>0.46874666604952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466825434860193">
                <text:p>0.46682543486019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464931997172855">
                <text:p>0.46493199717285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463069560637313">
                <text:p>0.46306956063731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46124134893922">
                <text:p>0.4612413489392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459450582102514">
                <text:p>0.45945058210251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457700457592515">
                <text:p>0.45770045759251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455994132219711">
                <text:p>0.45599413221971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454334704844205">
                <text:p>0.45433470484420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452725199880841">
                <text:p>0.45272519988084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451168551604999">
                <text:p>0.45116855160499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449667589259068">
                <text:p>0.44966758925906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448225022959589">
                <text:p>0.44822502295958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446843430405069">
                <text:p>0.44684343040506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445525244384476">
                <text:p>0.44552524438447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444272741086397">
                <text:p>0.44427274108639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44308802920888">
                <text:p>0.4430880292088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441973039869936">
                <text:p>0.44197303986993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440929517318727">
                <text:p>0.44092951731872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439959010447419">
                <text:p>0.43995901044741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439062865103713">
                <text:p>0.43906286510371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438242217204045">
                <text:p>0.43824221720404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43749798664746">
                <text:p>0.4374979866474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436830872030162">
                <text:p>0.43683087203016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436241346160738">
                <text:p>0.43624134616073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435729652376044">
                <text:p>0.43572965237604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435295801657782">
                <text:p>0.43529580165778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434939570549734">
                <text:p>0.43493957054973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43466049987568">
                <text:p>0.4346604998756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434457894257982">
                <text:p>0.43445789425798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434330822436846">
                <text:p>0.43433082243684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434278118390255">
                <text:p>0.43427811839025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434298383254573">
                <text:p>0.43429838325457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434389988045829">
                <text:p>0.43438998804582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434551077181665">
                <text:p>0.43455107718166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434779572803965">
                <text:p>0.43477957280396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435073179902153">
                <text:p>0.43507317990215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435429392237164">
                <text:p>0.43542939223716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435845499066091">
                <text:p>0.43584549906609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4363185926675">
                <text:p>0.436318592667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436845576667426">
                <text:p>0.43684557666742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437423175166037">
                <text:p>0.43742317516603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438047942664965">
                <text:p>0.43804794266496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438716274795327">
                <text:p>0.43871627479532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439424419846401">
                <text:p>0.43942441984640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440168491094988">
                <text:p>0.44016849109498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440944479935439">
                <text:p>0.44094447993543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44174826981036">
                <text:p>0.4417482698103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44257565094199">
                <text:p>0.4425756509419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443422335864248">
                <text:p>0.44342233586424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444283975755456">
                <text:p>0.44428397575545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445156177571737">
                <text:p>0.44515617757173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446034521981084">
                <text:p>0.44603452198108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446914582098098">
                <text:p>0.44691458209809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44779194301941">
                <text:p>0.4477919430194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448662222159765">
                <text:p>0.44866222215976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449521090388784">
                <text:p>0.44952109038878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4503642939684">
                <text:p>0.450364293968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451187677290966">
                <text:p>0.45118767729096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451987206418035">
                <text:p>0.45198720641803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452758993419815">
                <text:p>0.45275899341981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453499321515295">
                <text:p>0.45349932151529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45420467101305">
                <text:p>0.4542046710130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454871746052706">
                <text:p>0.45487174605270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455497502147096">
                <text:p>0.45549750214709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456079174525075">
                <text:p>0.45607917452507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456614307275011">
                <text:p>0.45661430727501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457100783288958">
                <text:p>0.45710078328895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457536855007488">
                <text:p>0.45753685500748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457921175965209">
                <text:p>0.45792117596520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458252833136947">
                <text:p>0.45825283313694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458531380084606">
                <text:p>0.45853138008460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4587568709047">
                <text:p>0.458756870904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458929894976558">
                <text:p>0.45892989497655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459051612511201">
                <text:p>0.45905161251120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459123790900895">
                <text:p>0.45912379090089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459148841869374">
                <text:p>0.45914884186937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459129859422738">
                <text:p>0.45912985942273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459070658601024">
                <text:p>0.45907065860102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458975815030449">
                <text:p>0.45897581503044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458850705276329">
                <text:p>0.45885070527632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458701547996665">
                <text:p>0.45870154799666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458535445896409">
                <text:p>0.45853544589640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458360428482403">
                <text:p>0.45836042848240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503967607284967">
                <text:p>0.50396760728496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501944395471971">
                <text:p>0.50194439547197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499918089153384">
                <text:p>0.49991808915338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497887885645945">
                <text:p>0.49788788564594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495853449139852">
                <text:p>0.49585344913985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493814877679533">
                <text:p>0.49381487767953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49177267094305">
                <text:p>0.4917726709430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489727698820137">
                <text:p>0.48972769882013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487681170788868">
                <text:p>0.48768117078886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485634606090956">
                <text:p>0.48563460609095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483589804705687">
                <text:p>0.48358980470568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481548819122486">
                <text:p>0.48154881912248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479513926912107">
                <text:p>0.47951392691210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477487604096469">
                <text:p>0.47748760409646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475472499317109">
                <text:p>0.47547249931710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47347140880228">
                <text:p>0.4734714088022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471487252132671">
                <text:p>0.47148725213267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469523048805764">
                <text:p>0.46952304880576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467581895598824">
                <text:p>0.46758189559882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465666944730515">
                <text:p>0.46566694473051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463781382821154">
                <text:p>0.46378138282115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461928410651595">
                <text:p>0.46192841065159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460111223720743">
                <text:p>0.46011122372074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458332993601705">
                <text:p>0.45833299360170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456596850096564">
                <text:p>0.45659685009656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454905864189795">
                <text:p>0.45490586418979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453263031800307">
                <text:p>0.45326303180030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451671258332119">
                <text:p>0.45167125833211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450133344023665">
                <text:p>0.45013334402366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448651970095736">
                <text:p>0.44865197009573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44722968569805">
                <text:p>0.4472296856980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445868895654453">
                <text:p>0.44586889565445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444571849006758">
                <text:p>0.44457184900675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443340628357211">
                <text:p>0.44334062835721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442177140009586">
                <text:p>0.44217714000958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441083104908922">
                <text:p>0.44108310490892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440060050379879">
                <text:p>0.44006005037987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439109302663741">
                <text:p>0.43910930266374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438231980254034">
                <text:p>0.43823198025403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437428988030791">
                <text:p>0.43742898803079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436701012193439">
                <text:p>0.43670101219343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436048515992324">
                <text:p>0.43604851599232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435471736258862">
                <text:p>0.43547173625886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434970680734331">
                <text:p>0.43497068073433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434545126197283">
                <text:p>0.43454512619728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434194617389598">
                <text:p>0.43419461738959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433918466741166">
                <text:p>0.43391846674116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4337157548932">
                <text:p>0.433715754893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433585332020184">
                <text:p>0.43358533202018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433525819950447">
                <text:p>0.43352581995044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433535615085377">
                <text:p>0.43353561508537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433612892117263">
                <text:p>0.43361289211726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433755608545766">
                <text:p>0.43375560854576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433961509993025">
                <text:p>0.43396150999302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434228136317399">
                <text:p>0.43422813631739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434552828525831">
                <text:p>0.43455282852583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434932736484853">
                <text:p>0.43493273648485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435364827430219">
                <text:p>0.43536482743021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435845895275171">
                <text:p>0.43584589527517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436372570717334">
                <text:p>0.43637257071733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436941332144249">
                <text:p>0.43694133214424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437548517337532">
                <text:p>0.43754851733753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438190335975666">
                <text:p>0.43819033597566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438862882935429">
                <text:p>0.43886288293542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439562152391952">
                <text:p>0.43956215239195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440284052717402">
                <text:p>0.44028405271740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441024422178311">
                <text:p>0.44102442217831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441779045431524">
                <text:p>0.44177904543152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442543670818783">
                <text:p>0.44254367081878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443314028459949">
                <text:p>0.44331402845994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444085849144845">
                <text:p>0.44408584914484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444854884023742">
                <text:p>0.44485488402374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445616925096466">
                <text:p>0.44561692509646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446367826500147">
                <text:p>0.44636782650014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447103526595597">
                <text:p>0.44710352659559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447820070852311">
                <text:p>0.44782007085231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448513635532114">
                <text:p>0.44851363553211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449180552171433">
                <text:p>0.44918055217143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449817332862199">
                <text:p>0.44981733286219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450420696331383">
                <text:p>0.45042069633138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450987594819165">
                <text:p>0.45098759481916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451515241755736">
                <text:p>0.45151524175573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452001140236729">
                <text:p>0.45200114023672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452443112297281">
                <text:p>0.45244311229728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45283932898473">
                <text:p>0.4528393289847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453188341229944">
                <text:p>0.45318834122994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453489111517281">
                <text:p>0.45348911151728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453741046353179">
                <text:p>0.45374104635317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453944029533381">
                <text:p>0.45394402953338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454098456208791">
                <text:p>0.45409845620879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45420526774996">
                <text:p>0.4542052677499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454265987410206">
                <text:p>0.45426598741020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454282756787368">
                <text:p>0.45428275678736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454258373084185">
                <text:p>0.45425837308418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454196327167316">
                <text:p>0.45419632716731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454100842424984">
                <text:p>0.45410084242498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453976914423256">
                <text:p>0.45397691442325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453830351360955">
                <text:p>0.45383035136095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453667815323202">
                <text:p>0.45366781532320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453496864333593">
                <text:p>0.45349686433359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506864092027873">
                <text:p>0.50686409202787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504851471842665">
                <text:p>0.50485147184266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502834822619841">
                <text:p>0.50283482261984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500812914542305">
                <text:p>0.50081291454230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498785011549514">
                <text:p>0.49878501154951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496750837820396">
                <text:p>0.49675083782039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494710545052357">
                <text:p>0.49471054505235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492664680536338">
                <text:p>0.49266468053633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490614156027949">
                <text:p>0.49061415602794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488560217414667">
                <text:p>0.48856021741466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486504415179098">
                <text:p>0.48650441517909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484448575658317">
                <text:p>0.48444857565831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482394773099257">
                <text:p>0.48239477309925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480345302510186">
                <text:p>0.48034530251018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478302653308237">
                <text:p>0.47830265330823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476269483763009">
                <text:p>0.47626948376300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474248596236236">
                <text:p>0.47424859623623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472242913217524">
                <text:p>0.47224291321752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470255454156154">
                <text:p>0.47025545415615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468289313088951">
                <text:p>0.46828931308895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466347637064224">
                <text:p>0.46634763706422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464433605361768">
                <text:p>0.46443360536176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462550409508938">
                <text:p>0.46255040950893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460701234092787">
                <text:p>0.46070123409278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458889238368275">
                <text:p>0.45888923836827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457117538662539">
                <text:p>0.45711753866253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455389191575238">
                <text:p>0.45538919157523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453707177974958">
                <text:p>0.45370717797495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452074387791688">
                <text:p>0.45207438779168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450493605605366">
                <text:p>0.45049360560536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448967497030482">
                <text:p>0.44896749703048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447498595896762">
                <text:p>0.44749859589676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44608929222591">
                <text:p>0.4460892922259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444741821004417">
                <text:p>0.44474182100441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443458251752444">
                <text:p>0.44345825175244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442240478888764">
                <text:p>0.44224047888876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441090212891779">
                <text:p>0.44109021289177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440008972256597">
                <text:p>0.44000897225659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438998076248182">
                <text:p>0.43899807624818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438058638450568">
                <text:p>0.43805863845056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437191561112142">
                <text:p>0.43719156111214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436397530286992">
                <text:p>0.43639753028699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435677011772324">
                <text:p>0.43567701177232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435030247841947">
                <text:p>0.43503024784194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434457254775823">
                <text:p>0.43445725477582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433957821185684">
                <text:p>0.43395782118568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433531507136721">
                <text:p>0.43353150713672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433177644065334">
                <text:p>0.43317764406533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432895335492951">
                <text:p>0.43289533549295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432683458535919">
                <text:p>0.43268345853591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432540666211454">
                <text:p>0.43254066621145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432465390539668">
                <text:p>0.43246539053966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43245584644165">
                <text:p>0.4324558464416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432510036433632">
                <text:p>0.43251003643363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432625756117203">
                <text:p>0.43262575611720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432800600465605">
                <text:p>0.43280060046560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433031970906088">
                <text:p>0.43303197090608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43331708319834">
                <text:p>0.4333170831983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433652976108971">
                <text:p>0.43365297610897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434036520882081">
                <text:p>0.43403652088208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434464431505878">
                <text:p>0.43446443150587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434933275775382">
                <text:p>0.43493327577538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435439487151175">
                <text:p>0.43543948715117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43597937741424">
                <text:p>0.4359793774142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436549150116848">
                <text:p>0.43654915011684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437144914829526">
                <text:p>0.43714491482952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437762702184084">
                <text:p>0.43776270218408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438398479712716">
                <text:p>0.43839847971271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43904816848316">
                <text:p>0.4390481684831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439707660529933">
                <text:p>0.43970766052993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440372837081627">
                <text:p>0.440372837081627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441039587584279">
                <text:p>0.44103958758427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4417038295208">
                <text:p>0.441703829520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44236152902648">
                <text:p>0.4423615290264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443008722300553">
                <text:p>0.44300872230055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443641537813831">
                <text:p>0.44364153781383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444256219312411">
                <text:p>0.44425621931241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44484914961744">
                <text:p>0.4448491496174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445416875220952">
                <text:p>0.44541687522095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445956131677776">
                <text:p>0.44595613167777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446463869793502">
                <text:p>0.44646386979350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446937282608523">
                <text:p>0.44693728260852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44737383317814">
                <text:p>0.4473738331781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447771283148732">
                <text:p>0.44777128314873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448127722130002">
                <text:p>0.44812772213000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448441597863277">
                <text:p>0.44844159786327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44871174718589">
                <text:p>0.4487117471858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448937427791614">
                <text:p>0.44893742779161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44911835078718">
                <text:p>0.4491183507871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449254714044844">
                <text:p>0.44925471404484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449347236351036">
                <text:p>0.44934723635103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449397192351071">
                <text:p>0.44939719235107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449406448289925">
                <text:p>0.44940644828992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449377498549077">
                <text:p>0.44937749854907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44931350297943">
                <text:p>0.4493135029794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449218325030283">
                <text:p>0.44921832503028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449096570674378">
                <text:p>0.44909657067437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448953628129021">
                <text:p>0.44895362812902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448795708373255">
                <text:p>0.44879570837325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448629886461113">
                <text:p>0.44862988646111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509745686673532">
                <text:p>0.50974568667353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507746124504758">
                <text:p>0.50774612450475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505741587103874">
                <text:p>0.50574158710387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503730411782791">
                <text:p>0.50373041178279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501711456577282">
                <text:p>0.50171145657728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499684066246712">
                <text:p>0.49968406624671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497648039066708">
                <text:p>0.49764803906670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495603594414759">
                <text:p>0.49560359441475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493551341148754">
                <text:p>0.49355134114875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491492246778445">
                <text:p>0.49149224677844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489427607429856">
                <text:p>0.48942760742985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487359018602615">
                <text:p>0.48735901860261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485288346720228">
                <text:p>0.48528834672022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483217701473279">
                <text:p>0.48321770147327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481149408955572">
                <text:p>0.48114940895557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479085985593199">
                <text:p>0.47908598559319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477030112866548">
                <text:p>0.47703011286654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474984612825241">
                <text:p>0.47498461282524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472952424396007">
                <text:p>0.47295242439600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47093658048349">
                <text:p>0.4709365804834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468940185863986">
                <text:p>0.46894018586398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466966395872124">
                <text:p>0.46696639587212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465018395880466">
                <text:p>0.46501839588046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463099381572056">
                <text:p>0.463099381572056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461212540005892">
                <text:p>0.46121254000589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459361031475335">
                <text:p>0.45936103147533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457547972159456">
                <text:p>0.45754797215945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455776417567307">
                <text:p>0.45577641756730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45404934677514">
                <text:p>0.4540493467751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452369647456543">
                <text:p>0.45236964745654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450740101705524">
                <text:p>0.45074010170552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449163372652524">
                <text:p>0.44916337265252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447641991873358">
                <text:p>0.44764199187335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446178347591099">
                <text:p>0.44617834759109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444774673670889">
                <text:p>0.44477467367088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443433039407688">
                <text:p>0.44343303940768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442155340106957">
                <text:p>0.44215534010695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440943288458266">
                <text:p>0.44094328845826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439798406701852">
                <text:p>0.43979840670185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438722019588095">
                <text:p>0.43872201958809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437715248129935">
                <text:p>0.43771524812993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436779004148225">
                <text:p>0.43677900414822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435913985610013">
                <text:p>0.43591398561001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43512067275976">
                <text:p>0.4351206727597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434399325043489">
                <text:p>0.43439932504348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433749978825876">
                <text:p>0.43374997882587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433172445900263">
                <text:p>0.43317244590026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432666312791615">
                <text:p>0.43266631279161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432230940852403">
                <text:p>0.43223094085240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431865467151429">
                <text:p>0.43186546715142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431568806155575">
                <text:p>0.43156880615557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431339652204494">
                <text:p>0.43133965220449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431176482778232">
                <text:p>0.43117648277823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431077562557783">
                <text:p>0.43107756255778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431040948278578">
                <text:p>0.43104094827857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431064494376905">
                <text:p>0.43106449437690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431145859429275">
                <text:p>0.43114585942927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431282513384701">
                <text:p>0.43128251338470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431471745589931">
                <text:p>0.43147174558993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431710673607603">
                <text:p>0.43171067360760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431996252827338">
                <text:p>0.43199625282733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432325286869763">
                <text:p>0.43232528686976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432694438783477">
                <text:p>0.432694438783477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433100243034936">
                <text:p>0.43310024303493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433539118291287">
                <text:p>0.43353911829128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434007380996126">
                <text:p>0.43400738099612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434501259738193">
                <text:p>0.43450125973819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435016910412999">
                <text:p>0.43501691041299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435550432177394">
                <text:p>0.43555043217739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436097884197056">
                <text:p>0.43609788419705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436655303186925">
                <text:p>0.43665530318692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437218721744565">
                <text:p>0.43721872174456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437784187476465">
                <text:p>0.43778418747646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438347782917263">
                <text:p>0.43834778291726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43890564624192">
                <text:p>0.4389056462419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439453992770811">
                <text:p>0.43945399277081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439989137267764">
                <text:p>0.43998913726776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44050751703102">
                <text:p>0.4405075170310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441005715777141">
                <text:p>0.44100571577714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441480488317834">
                <text:p>0.44148048831783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44192878602973">
                <text:p>0.4419287860297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442347783117076">
                <text:p>0.44234778311707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442734903667376">
                <text:p>0.44273490366737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443087849499958">
                <text:p>0.44308784949995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443404628807477">
                <text:p>0.443404628807477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443683585590352">
                <text:p>0.44368358559035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443923429884137">
                <text:p>0.443923429884137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444123268779825">
                <text:p>0.44412326877982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444282638237085">
                <text:p>0.44428263823708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444401535690435">
                <text:p>0.44440153569043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444480453448347">
                <text:p>0.444480453448347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444520412885287">
                <text:p>0.44452041288528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444522999426688">
                <text:p>0.44452299942668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444490398326858">
                <text:p>0.444490398326858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444425431239817">
                <text:p>0.44442543123981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444331593583076">
                <text:p>0.444331593583076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444213092694344">
                <text:p>0.44421309269434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444074886781169">
                <text:p>0.44407488678116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443922724663515">
                <text:p>0.44392272466351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443763186309272">
                <text:p>0.443763186309272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512608454600078">
                <text:p>0.512608454600078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51062459529347">
                <text:p>0.51062459529347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508634802867901">
                <text:p>0.508634802867901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50663697598243">
                <text:p>0.50663697598243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504629561053199">
                <text:p>0.504629561053199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502611517786191">
                <text:p>0.50261151778619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500582285499182">
                <text:p>0.500582285499182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498541750232887">
                <text:p>0.498541750232887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496490212651294">
                <text:p>0.496490212651294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494428356731185">
                <text:p>0.494428356731185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492357219240858">
                <text:p>0.492357219240858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490278160008025">
                <text:p>0.49027816000802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488192832976911">
                <text:p>0.488192832976911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486103158054546">
                <text:p>0.486103158054546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484011293746233">
                <text:p>0.484011293746233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481919610580225">
                <text:p>0.481919610580225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479830665321578">
                <text:p>0.479830665321578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477747175975202">
                <text:p>0.477747175975202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475671997578102">
                <text:p>0.475671997578102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473608098780806">
                <text:p>0.473608098780806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471558539217988">
                <text:p>0.471558539217988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469526447668279">
                <text:p>0.469526447668279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467515001003267">
                <text:p>0.467515001003267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465527403925695">
                <text:p>0.465527403925695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463566869496837">
                <text:p>0.463566869496837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46163660045308">
                <text:p>0.46163660045308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459739771311681">
                <text:p>0.459739771311681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457879511265728">
                <text:p>0.457879511265728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45605888786828">
                <text:p>0.45605888786828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45428089150571">
                <text:p>0.45428089150571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452548420660224">
                <text:p>0.452548420660224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450864267961588">
                <text:p>0.450864267961588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449231107028024">
                <text:p>0.449231107028024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44765148009632">
                <text:p>0.44765148009632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446127786441112">
                <text:p>0.446127786441112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444662271583367">
                <text:p>0.444662271583367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443257017288052">
                <text:p>0.443257017288052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441913932350994">
                <text:p>0.441913932350994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440634744174934">
                <text:p>0.440634744174934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439420991134767">
                <text:p>0.439420991134767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438274015731977">
                <text:p>0.438274015731977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437194958538256">
                <text:p>0.437194958538256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436184752928323">
                <text:p>0.436184752928323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435244120601924">
                <text:p>0.435244120601924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434373567895031">
                <text:p>0.434373567895031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433573382880222">
                <text:p>0.433573382880222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432843633256263">
                <text:p>0.432843633256263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432184165026873">
                <text:p>0.432184165026873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431594601968678">
                <text:p>0.431594601968678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431074345888365">
                <text:p>0.431074345888365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430622577669014">
                <text:p>0.430622577669014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430238259105632">
                <text:p>0.430238259105632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429920135529869">
                <text:p>0.429920135529869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429666739223933">
                <text:p>0.429666739223933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429476393623685">
                <text:p>0.429476393623685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429347218310934">
                <text:p>0.429347218310934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429277134794919">
                <text:p>0.429277134794919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429263873082981">
                <text:p>0.429263873082981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429304979040425">
                <text:p>0.429304979040425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429397822539575">
                <text:p>0.429397822539575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42953960639802">
                <text:p>0.42953960639802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429727376106043">
                <text:p>0.429727376106043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429958030343255">
                <text:p>0.429958030343255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430228332284404">
                <text:p>0.430228332284404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430534921694384">
                <text:p>0.430534921694384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430874327812435">
                <text:p>0.430874327812435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431242983025525">
                <text:p>0.431242983025525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431637237330935">
                <text:p>0.431637237330935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432053373588023">
                <text:p>0.432053373588023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432487623559185">
                <text:p>0.432487623559185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432936184740007">
                <text:p>0.432936184740007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433395237978603">
                <text:p>0.433395237978603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433860965884148">
                <text:p>0.433860965884148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434329572024601">
                <text:p>0.434329572024601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434797300913613">
                <text:p>0.434797300913613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435260458786637">
                <text:p>0.435260458786637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435715435166214">
                <text:p>0.435715435166214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436158725216463">
                <text:p>0.436158725216463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436586952886755">
                <text:p>0.436586952886755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436996894844576">
                <text:p>0.436996894844576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437385505197584">
                <text:p>0.437385505197584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437749941004856">
                <text:p>0.437749941004856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438087588577327">
                <text:p>0.438087588577327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438396090567413">
                <text:p>0.438396090567413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438673373847835">
                <text:p>0.438673373847835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438917678179623">
                <text:p>0.438917678179623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43912758566932">
                <text:p>0.43912758566932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439302051015366">
                <text:p>0.439302051015366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439440432543688">
                <text:p>0.439440432543688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43954252403246">
                <text:p>0.43954252403246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439608587326074">
                <text:p>0.439608587326074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439639385738289">
                <text:p>0.439639385738289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439636218244572">
                <text:p>0.439636218244572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.439600954463635">
                <text:p>0.439600954463635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.439536070428157">
                <text:p>0.439536070428157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.439444685144702">
                <text:p>0.439444685144702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.439330597942819">
                <text:p>0.439330597942819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.439198326613342">
                <text:p>0.439198326613342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439053146335875">
                <text:p>0.439053146335875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43890112939547">
                <text:p>0.43890112939547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515448165158516">
                <text:p>0.515448165158516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.513482814446392">
                <text:p>0.513482814446392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.511510561203195">
                <text:p>0.511510561203195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509528859701285">
                <text:p>0.509528859701285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507535739046899">
                <text:p>0.507535739046899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505529768263709">
                <text:p>0.505529768263709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.503510022161184">
                <text:p>0.503510022161184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.501476047987749">
                <text:p>0.501476047987749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.499427832868741">
                <text:p>0.499427832868741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.497365772029176">
                <text:p>0.497365772029176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.495290637801307">
                <text:p>0.495290637801307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.493203549416986">
                <text:p>0.493203549416986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.491105943584831">
                <text:p>0.491105943584831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.488999545852182">
                <text:p>0.488999545852182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.486886342751874">
                <text:p>0.486886342751874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.484768554733794">
                <text:p>0.484768554733794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.482648609881252">
                <text:p>0.482648609881252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.480529118412144">
                <text:p>0.480529118412144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.47841284796492">
                <text:p>0.47841284796492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.476302699669352">
                <text:p>0.476302699669352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4742016850021">
                <text:p>0.4742016850021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.472112903427083">
                <text:p>0.472112903427083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.470039520820647">
                <text:p>0.470039520820647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.467984748681534">
                <text:p>0.467984748681534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.465951824125657">
                <text:p>0.465951824125657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.463943990665665">
                <text:p>0.463943990665665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.46196447977532">
                <text:p>0.46196447977532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.460016493238667">
                <text:p>0.460016493238667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.45810318628401">
                <text:p>0.45810318628401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.456227651502681">
                <text:p>0.456227651502681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454392903552619">
                <text:p>0.454392903552619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.452601864646744">
                <text:p>0.452601864646744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.450857350826132">
                <text:p>0.450857350826132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.449162059017992">
                <text:p>0.449162059017992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.447518554878442">
                <text:p>0.447518554878442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.445929261420089">
                <text:p>0.445929261420089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.444396448424407">
                <text:p>0.444396448424407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.442922222638915">
                <text:p>0.442922222638915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.441508518759154">
                <text:p>0.441508518759154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.440157091195475">
                <text:p>0.440157091195475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438869506624612">
                <text:p>0.438869506624612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.437647137326068">
                <text:p>0.437647137326068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.436491155303299">
                <text:p>0.436491155303299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.435402527189689">
                <text:p>0.435402527189689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.434382009939344">
                <text:p>0.434382009939344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.433430147302668">
                <text:p>0.433430147302668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.432547267086754">
                <text:p>0.432547267086754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.431733479200562">
                <text:p>0.431733479200562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.430988674484914">
                <text:p>0.430988674484914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.430312524327275">
                <text:p>0.430312524327275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.429704481061343">
                <text:p>0.429704481061343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.429163779151434">
                <text:p>0.429163779151434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.428689437161676">
                <text:p>0.428689437161676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.428280260509994">
                <text:p>0.428280260509994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.427934845006899">
                <text:p>0.427934845006899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.427651581179087">
                <text:p>0.427651581179087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.42742865937782">
                <text:p>0.42742865937782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.427264075672123">
                <text:p>0.427264075672123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.427155638526779">
                <text:p>0.427155638526779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.427100976265117">
                <text:p>0.427100976265117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.42709754531661">
                <text:p>0.42709754531661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.427142639249267">
                <text:p>0.427142639249267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.42723339858683">
                <text:p>0.42723339858683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.42736682141077">
                <text:p>0.42736682141077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.427539774747082">
                <text:p>0.427539774747082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.427749006737883">
                <text:p>0.427749006737883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.427991159597811">
                <text:p>0.427991159597811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.42826278335522">
                <text:p>0.42826278335522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.428560350378186">
                <text:p>0.428560350378186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.428880270685297">
                <text:p>0.428880270685297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.429218908041262">
                <text:p>0.429218908041262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.429572596837309">
                <text:p>0.429572596837309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.429937659756386">
                <text:p>0.429937659756386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.430310426223162">
                <text:p>0.430310426223162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.430687251638835">
                <text:p>0.430687251638835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.43106453740073">
                <text:p>0.43106453740073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.431438751706709">
                <text:p>0.431438751706709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.43180645114437">
                <text:p>0.43180645114437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.432164303065058">
                <text:p>0.432164303065058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.432509108742667">
                <text:p>0.432509108742667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.432837827317249">
                <text:p>0.432837827317249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.433147600523422">
                <text:p>0.433147600523422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.433435778203577">
                <text:p>0.433435778203577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.433699944605888">
                <text:p>0.433699944605888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.43393794546712">
                <text:p>0.43393794546712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.43414791588024">
                <text:p>0.43414791588024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.434328308946828">
                <text:p>0.434328308946828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.434477925214289">
                <text:p>0.434477925214289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.434595942897863">
                <text:p>0.434595942897863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.43468194888744">
                <text:p>0.43468194888744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0.434735970539172">
                <text:p>0.434735970539172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0.434758508251887">
                <text:p>0.434758508251887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0.434750568828306">
                <text:p>0.434750568828306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0.434713699621054">
                <text:p>0.434713699621054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0.434650023463481">
                <text:p>0.434650023463481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0.434562274385273">
                <text:p>0.434562274385273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0.434453834112876">
                <text:p>0.434453834112876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0.434328769354707">
                <text:p>0.434328769354707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0.434191869871177">
                <text:p>0.434191869871177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.434048687329509">
                <text:p>0.434048687329509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.518260334551232">
                <text:p>0.518260334551232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0.516316441915541">
                <text:p>0.516316441915541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0.514364666161056">
                <text:p>0.514364666161056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0.512402011573651">
                <text:p>0.512402011573651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0.510426084367497">
                <text:p>0.510426084367497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0.508435057338691">
                <text:p>0.508435057338691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0.506427635298613">
                <text:p>0.506427635298613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0.504403021287019">
                <text:p>0.504403021287019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0.502360883564862">
                <text:p>0.502360883564862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0.500301323386841">
                <text:p>0.500301323386841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0.498224843553691">
                <text:p>0.498224843553691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0.49613231774419">
                <text:p>0.49613231774419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0.49402496062691">
                <text:p>0.49402496062691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0.491904298751691">
                <text:p>0.491904298751691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0.489772142220847">
                <text:p>0.489772142220847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0.487630557140107">
                <text:p>0.487630557140107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0.485481838849283">
                <text:p>0.485481838849283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0.483328485932669">
                <text:p>0.483328485932669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0.481173175009174">
                <text:p>0.481173175009174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0.479018736302183">
                <text:p>0.479018736302183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0.476868129989151">
                <text:p>0.476868129989151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0.474724423330926">
                <text:p>0.474724423330926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0.472590768580804">
                <text:p>0.472590768580804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0.470470381673317">
                <text:p>0.470470381673317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0.468366521692747">
                <text:p>0.468366521692747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0.466282471121379">
                <text:p>0.466282471121379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0.464221516867471">
                <text:p>0.464221516867471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0.462186932072975">
                <text:p>0.462186932072975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0.460181958700969">
                <text:p>0.460181958700969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0.458209790902833">
                <text:p>0.458209790902833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0.456273559165151">
                <text:p>0.456273559165151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0.454376315236345">
                <text:p>0.454376315236345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0.452521017833039">
                <text:p>0.452521017833039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0.450710519126158">
                <text:p>0.450710519126158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0.448947552006748">
                <text:p>0.448947552006748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0.447234718131541">
                <text:p>0.447234718131541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0.445574476748239">
                <text:p>0.445574476748239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0.443969134300535">
                <text:p>0.443969134300535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0.442420834812865">
                <text:p>0.442420834812865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0.440931551054887">
                <text:p>0.440931551054887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0.439503076485696">
                <text:p>0.439503076485696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0.438137017977765">
                <text:p>0.438137017977765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0.436834789320622">
                <text:p>0.436834789320622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0.435597605504255">
                <text:p>0.435597605504255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0.434426477782246">
                <text:p>0.434426477782246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0.433322209514642">
                <text:p>0.433322209514642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0.432285392790551">
                <text:p>0.432285392790551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0.431316405830471">
                <text:p>0.431316405830471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0.430415411168354">
                <text:p>0.430415411168354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0.429582354613393">
                <text:p>0.429582354613393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0.428816964991545">
                <text:p>0.428816964991545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0.428118754666788">
                <text:p>0.428118754666788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0.4274870208421">
                <text:p>0.4274870208421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0.426920847640178">
                <text:p>0.426920847640178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0.426419108963883">
                <text:p>0.426419108963883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0.425980472136417">
                <text:p>0.425980472136417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0.425603402321229">
                <text:p>0.425603402321229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0.425286167721661">
                <text:p>0.425286167721661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0.425026845560309">
                <text:p>0.425026845560309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0.42482332883813">
                <text:p>0.42482332883813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0.424673333873272">
                <text:p>0.424673333873272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0.424574408619639">
                <text:p>0.424574408619639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0.424523941765181">
                <text:p>0.424523941765181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0.424519172609923">
                <text:p>0.424519172609923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0.424557201723718">
                <text:p>0.424557201723718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0.424635002383738">
                <text:p>0.424635002383738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0.424749432791684">
                <text:p>0.424749432791684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0.424897249070744">
                <text:p>0.424897249070744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0.425075119042268">
                <text:p>0.425075119042268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.425279636782176">
                <text:p>0.425279636782176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0.425507337957108">
                <text:p>0.425507337957108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0.425754715940288">
                <text:p>0.425754715940288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0.426018238707134">
                <text:p>0.426018238707134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0.426294366510588">
                <text:p>0.426294366510588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0.426579570336186">
                <text:p>0.426579570336186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0.426870351136851">
                <text:p>0.426870351136851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0.427163259847422">
                <text:p>0.427163259847422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0.427454918178913">
                <text:p>0.427454918178913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0.427742040192503">
                <text:p>0.427742040192503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0.428021454653253">
                <text:p>0.428021454653253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0.428290128163564">
                <text:p>0.428290128163564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0.428545189076351">
                <text:p>0.428545189076351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0.428783952187965">
                <text:p>0.428783952187965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0.42900394421083">
                <text:p>0.42900394421083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0.429202930025824">
                <text:p>0.429202930025824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0.429378939714382">
                <text:p>0.429378939714382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0.429530296370335">
                <text:p>0.429530296370335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0.429655644691476">
                <text:p>0.429655644691476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0.429753980350864">
                <text:p>0.429753980350864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0.429824680147847">
                <text:p>0.429824680147847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0.429867532938831">
                <text:p>0.429867532938831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0.429882771347767">
                <text:p>0.429882771347767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0.429871104256374">
                <text:p>0.429871104256374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0.429833750074099">
                <text:p>0.429833750074099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0.429772470787792">
                <text:p>0.429772470787792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0.429689606791134">
                <text:p>0.429689606791134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0.429588112493773">
                <text:p>0.429588112493773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0.42947159271021">
                <text:p>0.42947159271021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0.429344339828404">
                <text:p>0.429344339828404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0.429211371758113">
                <text:p>0.429211371758113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.52104026544245">
                <text:p>0.52104026544245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0.519120907411576">
                <text:p>0.519120907411576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0.5171926750167">
                <text:p>0.5171926750167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0.51525211717108">
                <text:p>0.51525211717108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0.513296411799099">
                <text:p>0.513296411799099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0.511323330080699">
                <text:p>0.511323330080699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0.509331201469767">
                <text:p>0.509331201469767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0.507318879486483">
                <text:p>0.507318879486483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0.505285708283609">
                <text:p>0.505285708283609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0.503231489986737">
                <text:p>0.503231489986737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0.501156452808488">
                <text:p>0.501156452808488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0.499061219936661">
                <text:p>0.499061219936661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0.496946779196341">
                <text:p>0.496946779196341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0.49481445348595">
                <text:p>0.49481445348595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0.492665871987259">
                <text:p>0.492665871987259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0.490502942149346">
                <text:p>0.490502942149346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0.488327822446512">
                <text:p>0.488327822446512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0.486142895910144">
                <text:p>0.486142895910144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0.483950744434537">
                <text:p>0.483950744434537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0.48175412385666">
                <text:p>0.48175412385666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0.47955593980988">
                <text:p>0.47955593980988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0.47735922435164">
                <text:p>0.47735922435164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0.475167113365085">
                <text:p>0.475167113365085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0.472982824734641">
                <text:p>0.472982824734641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0.470809637295549">
                <text:p>0.470809637295549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0.468650870557351">
                <text:p>0.468650870557351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0.466509865201324">
                <text:p>0.466509865201324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0.464389964351874">
                <text:p>0.464389964351874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0.462294495621875">
                <text:p>0.462294495621875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0.460226753931966">
                <text:p>0.460226753931966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0.458189985103795">
                <text:p>0.458189985103795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0.456187370227224">
                <text:p>0.456187370227224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0.454222010801476">
                <text:p>0.454222010801476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0.452296914650239">
                <text:p>0.452296914650239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0.450414982610727">
                <text:p>0.450414982610727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0.448578995996687">
                <text:p>0.448578995996687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0.446791604835359">
                <text:p>0.446791604835359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0.445055316878393">
                <text:p>0.445055316878393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0.443372487386712">
                <text:p>0.443372487386712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0.441745309689336">
                <text:p>0.441745309689336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0.440175806516148">
                <text:p>0.440175806516148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0.43866582210462">
                <text:p>0.43866582210462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0.437217015080489">
                <text:p>0.437217015080489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0.435830852112387">
                <text:p>0.435830852112387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0.434508602340419">
                <text:p>0.434508602340419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0.433251332578698">
                <text:p>0.433251332578698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0.432059903291833">
                <text:p>0.432059903291833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0.430934965345361">
                <text:p>0.430934965345361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0.429876957530145">
                <text:p>0.429876957530145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0.428886104860713">
                <text:p>0.428886104860713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0.427962417647552">
                <text:p>0.427962417647552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0.427105691343362">
                <text:p>0.427105691343362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0.426315507163248">
                <text:p>0.426315507163248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0.425591233478881">
                <text:p>0.425591233478881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0.424932027986596">
                <text:p>0.424932027986596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0.424336840649456">
                <text:p>0.424336840649456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0.423804417413256">
                <text:p>0.423804417413256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0.42333330469649">
                <text:p>0.42333330469649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0.422921854654265">
                <text:p>0.422921854654265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0.422568231216164">
                <text:p>0.422568231216164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0.422270416898072">
                <text:p>0.422270416898072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0.422026220387944">
                <text:p>0.422026220387944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0.421833284905531">
                <text:p>0.421833284905531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0.421689097336056">
                <text:p>0.421689097336056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0.421590998137845">
                <text:p>0.421590998137845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0.421536192023906">
                <text:p>0.421536192023906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0.421521759417466">
                <text:p>0.421521759417466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0.421544668681456">
                <text:p>0.421544668681456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0.421601789121952">
                <text:p>0.421601789121952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0.421689904765562">
                <text:p>0.421689904765562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0.421805728910775">
                <text:p>0.421805728910775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0.421945919453254">
                <text:p>0.421945919453254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0.422107094985087">
                <text:p>0.422107094985087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0.422285851667985">
                <text:p>0.422285851667985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0.422478780880439">
                <text:p>0.422478780880439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0.422682487638823">
                <text:p>0.422682487638823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0.422893609792456">
                <text:p>0.422893609792456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0.423108837992607">
                <text:p>0.423108837992607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0.423324936435465">
                <text:p>0.423324936435465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0.42353876437905">
                <text:p>0.42353876437905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0.423747298434081">
                <text:p>0.423747298434081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0.423947655628801">
                <text:p>0.423947655628801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0.424137117247743">
                <text:p>0.424137117247743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0.424313153444463">
                <text:p>0.424313153444463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0.42447344862821">
                <text:p>0.42447344862821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0.424615927624563">
                <text:p>0.424615927624563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0.424738782610009">
                <text:p>0.424738782610009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0.424840500820478">
                <text:p>0.424840500820478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0.424919893033836">
                <text:p>0.424919893033836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0.424976122826316">
                <text:p>0.424976122826316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0.425008736602917">
                <text:p>0.425008736602917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0.425017694401747">
                <text:p>0.425017694401747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0.425003401472319">
                <text:p>0.425003401472319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0.424966740627801">
                <text:p>0.424966740627801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0.424909105371219">
                <text:p>0.424909105371219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0.424832433795608">
                <text:p>0.424832433795608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0.424739243258125">
                <text:p>0.424739243258125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0.424632665828099">
                <text:p>0.424632665828099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0.424516484509052">
                <text:p>0.424516484509052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0.424395170234658">
                <text:p>0.424395170234658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0.523783085300628">
                <text:p>0.523783085300628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0.521891449180162">
                <text:p>0.521891449180162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0.519989937465892">
                <text:p>0.519989937465892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0.518074638599247">
                <text:p>0.518074638599247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0.51614229707191">
                <text:p>0.51614229707191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0.514190277283218">
                <text:p>0.514190277283218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0.512216528165">
                <text:p>0.512216528165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0.510219548573854">
                <text:p>0.510219548573854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0.50819835345087">
                <text:p>0.50819835345087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0.50615244074878">
                <text:p>0.50615244074878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0.504081759126564">
                <text:p>0.504081759126564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0.50198667641148">
                <text:p>0.50198667641148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0.499867948828545">
                <text:p>0.499867948828545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0.497726690997449">
                <text:p>0.497726690997449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0.495564346696912">
                <text:p>0.495564346696912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0.493382660396478">
                <text:p>0.493382660396478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0.491183649555752">
                <text:p>0.491183649555752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0.488969577691072">
                <text:p>0.488969577691072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0.486742928209627">
                <text:p>0.486742928209627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0.484506379011005">
                <text:p>0.484506379011005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0.482262777856195">
                <text:p>0.482262777856195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0.48001511850401">
                <text:p>0.48001511850401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0.477766517614968">
                <text:p>0.477766517614968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0.4755201924226">
                <text:p>0.4755201924226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0.473279439172203">
                <text:p>0.473279439172203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0.471047612327031">
                <text:p>0.471047612327031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0.468828104541927">
                <text:p>0.468828104541927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0.466624327404393">
                <text:p>0.466624327404393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0.464439692943101">
                <text:p>0.464439692943101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0.462277595903841">
                <text:p>0.462277595903841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0.460141396792912">
                <text:p>0.460141396792912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0.458034405687954">
                <text:p>0.458034405687954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0.455959866816209">
                <text:p>0.455959866816209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0.453920943900238">
                <text:p>0.453920943900238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0.451920706271063">
                <text:p>0.451920706271063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0.449962115748756">
                <text:p>0.449962115748756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0.44804801429047">
                <text:p>0.44804801429047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0.4461811124059">
                <text:p>0.4461811124059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0.444363978340191">
                <text:p>0.444363978340191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0.442599028024287">
                <text:p>0.442599028024287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0.440888515792713">
                <text:p>0.440888515792713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0.439234525868802">
                <text:p>0.439234525868802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0.437638964617362">
                <text:p>0.437638964617362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0.436103553564772">
                <text:p>0.436103553564772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0.434629823186538">
                <text:p>0.434629823186538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0.433219107462267">
                <text:p>0.433219107462267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0.431872539198095">
                <text:p>0.431872539198095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0.430591046116547">
                <text:p>0.430591046116547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0.429375347713844">
                <text:p>0.429375347713844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0.428225952884639">
                <text:p>0.428225952884639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0.427143158314203">
                <text:p>0.427143158314203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0.426127047638046">
                <text:p>0.426127047638046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0.425177491368974">
                <text:p>0.425177491368974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0.424294147591596">
                <text:p>0.424294147591596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0.423476463424258">
                <text:p>0.423476463424258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0.422723677248425">
                <text:p>0.422723677248425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0.422034821705502">
                <text:p>0.422034821705502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0.421408727461089">
                <text:p>0.421408727461089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0.420844027736685">
                <text:p>0.420844027736685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0.420339163608821">
                <text:p>0.420339163608821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0.419892390075639">
                <text:p>0.419892390075639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0.419501782890911">
                <text:p>0.419501782890911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0.419165246165495">
                <text:p>0.419165246165495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0.418880520736231">
                <text:p>0.418880520736231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0.41864519330228">
                <text:p>0.41864519330228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0.418456706328893">
                <text:p>0.418456706328893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0.418312368718635">
                <text:p>0.418312368718635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0.418209367250033">
                <text:p>0.418209367250033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0.418144778783675">
                <text:p>0.418144778783675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0.418115583235742">
                <text:p>0.418115583235742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0.418118677318983">
                <text:p>0.418118677318983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0.418150889051126">
                <text:p>0.418150889051126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0.418208993030734">
                <text:p>0.418208993030734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0.418289726480497">
                <text:p>0.418289726480497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0.418389806057962">
                <text:p>0.418389806057962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0.418505945433709">
                <text:p>0.418505945433709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0.418634873636956">
                <text:p>0.418634873636956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0.418773354168618">
                <text:p>0.418773354168618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0.418918204881791">
                <text:p>0.418918204881791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0.419066318629686">
                <text:p>0.419066318629686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0.419214684680998">
                <text:p>0.419214684680998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0.419360410902713">
                <text:p>0.419360410902713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0.419500746710362">
                <text:p>0.419500746710362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0.419633106785706">
                <text:p>0.419633106785706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0.419755095561865">
                <text:p>0.419755095561865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0.419864532475886">
                <text:p>0.419864532475886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0.419959477988751">
                <text:p>0.419959477988751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0.420038260372824">
                <text:p>0.420038260372824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0.420099503266738">
                <text:p>0.420099503266738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0.420142153997719">
                <text:p>0.420142153997719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0.420165512671356">
                <text:p>0.420165512671356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0.420169262028804">
                <text:p>0.420169262028804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0.420153498071427">
                <text:p>0.420153498071427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0.420118761452889">
                <text:p>0.420118761452889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0.420066069638671">
                <text:p>0.420066069638671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0.419996949833042">
                <text:p>0.419996949833042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0.419913472673458">
                <text:p>0.419913472673458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0.419818286692404">
                <text:p>0.419818286692404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0.419714653546682">
                <text:p>0.419714653546682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0.41960648401413">
                <text:p>0.41960648401413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0.526483783472794">
                <text:p>0.526483783472794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0.524623151510501">
                <text:p>0.524623151510501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0.52275163355431">
                <text:p>0.52275163355431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0.520864852828636">
                <text:p>0.520864852828636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0.518959115568948">
                <text:p>0.518959115568948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0.517031374515647">
                <text:p>0.517031374515647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0.515079193168121">
                <text:p>0.515079193168121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0.513100710798965">
                <text:p>0.513100710798965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0.51109460822838">
                <text:p>0.51109460822838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0.509060074358732">
                <text:p>0.509060074358732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0.506996773469291">
                <text:p>0.506996773469291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0.504904813271136">
                <text:p>0.504904813271136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0.502784713722234">
                <text:p>0.502784713722234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0.500637376602684">
                <text:p>0.500637376602684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0.498464055850139">
                <text:p>0.498464055850139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0.496266328655397">
                <text:p>0.496266328655397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0.494046067318156">
                <text:p>0.494046067318156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0.491805411862951">
                <text:p>0.491805411862951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0.489546743415252">
                <text:p>0.489546743415252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0.487272658337738">
                <text:p>0.487272658337738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0.484985943126744">
                <text:p>0.484985943126744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0.482689550068869">
                <text:p>0.482689550068869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0.480386573657767">
                <text:p>0.480386573657767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0.478080227771101">
                <text:p>0.478080227771101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0.47577382360767">
                <text:p>0.47577382360767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0.473470748384707">
                <text:p>0.473470748384707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0.471174444795346">
                <text:p>0.471174444795346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0.468888391226264">
                <text:p>0.468888391226264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0.466616082735492">
                <text:p>0.466616082735492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0.464361012790391">
                <text:p>0.464361012790391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0.462126655765809">
                <text:p>0.462126655765809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0.459916450202402">
                <text:p>0.459916450202402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0.457733782825126">
                <text:p>0.457733782825126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0.455581973321905">
                <text:p>0.455581973321905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0.453464259882461">
                <text:p>0.453464259882461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0.451383785497326">
                <text:p>0.451383785497326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0.449343585017012">
                <text:p>0.449343585017012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0.447346572971367">
                <text:p>0.447346572971367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0.445395532149084">
                <text:p>0.445395532149084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0.443493102937399">
                <text:p>0.443493102937399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0.441641773421943">
                <text:p>0.441641773421943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0.439843870246782">
                <text:p>0.439843870246782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0.43810155023461">
                <text:p>0.43810155023461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0.436416792767126">
                <text:p>0.436416792767126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0.434791392925577">
                <text:p>0.434791392925577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0.433226955391473">
                <text:p>0.433226955391473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0.431724889107469">
                <text:p>0.431724889107469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0.430286402698424">
                <text:p>0.430286402698424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0.428912500652625">
                <text:p>0.428912500652625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0.427603980263187">
                <text:p>0.427603980263187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0.42636142932962">
                <text:p>0.42636142932962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0.425185224619567">
                <text:p>0.425185224619567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0.424075531090717">
                <text:p>0.424075531090717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0.423032301872881">
                <text:p>0.423032301872881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0.422055279010249">
                <text:p>0.422055279010249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0.421143994963809">
                <text:p>0.421143994963809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0.42029777487394">
                <text:p>0.42029777487394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0.419515739583179">
                <text:p>0.419515739583179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0.418796809419151">
                <text:p>0.418796809419151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0.41813970873768">
                <text:p>0.41813970873768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0.417542971226062">
                <text:p>0.417542971226062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0.417004945966512">
                <text:p>0.417004945966512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0.416523804259786">
                <text:p>0.416523804259786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0.416097547208965">
                <text:p>0.416097547208965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0.415724014063419">
                <text:p>0.415724014063419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0.415400891322933">
                <text:p>0.415400891322933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0.415125722602013">
                <text:p>0.415125722602013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0.414895919254356">
                <text:p>0.414895919254356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0.414708771757493">
                <text:p>0.414708771757493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0.414561461857603">
                <text:p>0.414561461857603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0.414451075474498">
                <text:p>0.414451075474498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0.414374616366778">
                <text:p>0.414374616366778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0.414329020557158">
                <text:p>0.414329020557158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0.414311171517964">
                <text:p>0.414311171517964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0.414317916116803">
                <text:p>0.414317916116803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0.414346081322399">
                <text:p>0.414346081322399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0.414392491670605">
                <text:p>0.414392491670605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0.414453987490581">
                <text:p>0.414453987490581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0.414527443891149">
                <text:p>0.414527443891149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0.414609790507311">
                <text:p>0.414609790507311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0.414698032006944">
                <text:p>0.414698032006944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0.414789269357663">
                <text:p>0.414789269357663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0.414880721853856">
                <text:p>0.414880721853856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0.414969749903889">
                <text:p>0.414969749903889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0.415053878577483">
                <text:p>0.415053878577483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0.41513082191326">
                <text:p>0.41513082191326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0.415198507986459">
                <text:p>0.415198507986459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0.415255104736829">
                <text:p>0.415255104736829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0.415299046556685">
                <text:p>0.415299046556685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0.41532906163914">
                <text:p>0.41532906163914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0.415344200086504">
                <text:p>0.415344200086504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0.415343862778858">
                <text:p>0.415343862778858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0.415327831002797">
                <text:p>0.415327831002797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0.415296296840339">
                <text:p>0.415296296840339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0.415249894318017">
                <text:p>0.415249894318017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0.415189731316127">
                <text:p>0.415189731316127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0.415117422238159">
                <text:p>0.415117422238159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0.415035121440389">
                <text:p>0.415035121440389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0.414945557421652">
                <text:p>0.414945557421652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0.414852067773277">
                <text:p>0.414852067773277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0.529137246990825">
                <text:p>0.529137246990825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0.527310980976012">
                <text:p>0.527310980976012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0.525472810339639">
                <text:p>0.525472810339639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0.523617888759075">
                <text:p>0.523617888759075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0.521742079768379">
                <text:p>0.521742079768379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0.519841919913488">
                <text:p>0.519841919913488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0.517914582659536">
                <text:p>0.517914582659536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0.515957843050303">
                <text:p>0.515957843050303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0.513970043119789">
                <text:p>0.513970043119789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0.511950058055916">
                <text:p>0.511950058055916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0.509897263116362">
                <text:p>0.509897263116362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0.507811501296515">
                <text:p>0.507811501296515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0.505693051749565">
                <text:p>0.505693051749565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0.503542598958715">
                <text:p>0.503542598958715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0.501361202661523">
                <text:p>0.501361202661523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0.499150268526376">
                <text:p>0.499150268526376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0.496911519581084">
                <text:p>0.496911519581084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0.494646968393608">
                <text:p>0.494646968393608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0.492358890004917">
                <text:p>0.492358890004917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0.490049795613963">
                <text:p>0.490049795613963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0.487722407014799">
                <text:p>0.487722407014799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0.485379631785809">
                <text:p>0.485379631785809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0.483024539231078">
                <text:p>0.483024539231078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0.480660337073888">
                <text:p>0.480660337073888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0.478290348902331">
                <text:p>0.478290348902331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0.475917992367069">
                <text:p>0.475917992367069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0.473546758131201">
                <text:p>0.473546758131201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0.471180189572275">
                <text:p>0.471180189572275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0.468821863236419">
                <text:p>0.468821863236419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0.466475370044601">
                <text:p>0.466475370044601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0.46414429725102">
                <text:p>0.46414429725102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0.461832211153619">
                <text:p>0.461832211153619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0.459542640556734">
                <text:p>0.459542640556734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0.457279060985863">
                <text:p>0.457279060985863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0.455044879654568">
                <text:p>0.455044879654568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0.452843421183504">
                <text:p>0.452843421183504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0.450677914071572">
                <text:p>0.450677914071572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0.448551477919208">
                <text:p>0.448551477919208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0.446467111403791">
                <text:p>0.446467111403791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0.444427681007184">
                <text:p>0.444427681007184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0.442435910495403">
                <text:p>0.442435910495403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0.440494371150409">
                <text:p>0.440494371150409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0.438605472754038">
                <text:p>0.438605472754038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0.436771455324046">
                <text:p>0.436771455324046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0.434994381602292">
                <text:p>0.434994381602292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0.433276130295044">
                <text:p>0.433276130295044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0.431618390065415">
                <text:p>0.431618390065415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0.430022654277924">
                <text:p>0.430022654277924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0.428490216495191">
                <text:p>0.428490216495191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0.427022166726751">
                <text:p>0.427022166726751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0.425619388430004">
                <text:p>0.425619388430004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0.42428255626329">
                <text:p>0.42428255626329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0.423012134591088">
                <text:p>0.423012134591088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0.421808376741349">
                <text:p>0.421808376741349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0.420671325014957">
                <text:p>0.420671325014957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0.419600811447308">
                <text:p>0.419600811447308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0.418596459322033">
                <text:p>0.418596459322033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0.417657685436831">
                <text:p>0.417657685436831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0.416783703121446">
                <text:p>0.416783703121446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0.415973526007762">
                <text:p>0.415973526007762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0.415225972552029">
                <text:p>0.415225972552029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0.414539671309215">
                <text:p>0.414539671309215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0.413913066959491">
                <text:p>0.413913066959491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0.413344427086838">
                <text:p>0.413344427086838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0.412831849709785">
                <text:p>0.412831849709785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0.412373271564273">
                <text:p>0.412373271564273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0.411966477138649">
                <text:p>0.411966477138649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0.411609108460789">
                <text:p>0.411609108460789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0.411298675637344">
                <text:p>0.411298675637344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0.411032568145117">
                <text:p>0.411032568145117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0.41080806687457">
                <text:p>0.41080806687457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0.410622356925455">
                <text:p>0.410622356925455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0.410472541154572">
                <text:p>0.410472541154572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0.410355654475664">
                <text:p>0.410355654475664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0.410268678911426">
                <text:p>0.410268678911426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0.410208559397655">
                <text:p>0.410208559397655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0.410172220339518">
                <text:p>0.410172220339518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0.410156582919954">
                <text:p>0.410156582919954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0.4101585831602">
                <text:p>0.4101585831602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0.410175190732451">
                <text:p>0.410175190732451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0.410203428524639">
                <text:p>0.410203428524639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0.410240392957346">
                <text:p>0.410240392957346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0.410283275052846">
                <text:p>0.410283275052846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0.410329382256267">
                <text:p>0.410329382256267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0.410376161008893">
                <text:p>0.410376161008893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0.410421220073581">
                <text:p>0.410421220073581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0.410462354612317">
                <text:p>0.410462354612317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0.410497571015889">
                <text:p>0.410497571015889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0.410525112485702">
                <text:p>0.410525112485702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0.410543485367706">
                <text:p>0.410543485367706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0.410551486238459">
                <text:p>0.410551486238459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0.410548229743323">
                <text:p>0.410548229743323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0.410533177186777">
                <text:p>0.410533177186777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0.410506165874865">
                <text:p>0.410506165874865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0.410467439209772">
                <text:p>0.410467439209772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0.410417677536522">
                <text:p>0.410417677536522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0.410358029741813">
                <text:p>0.410358029741813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0.410290145604971">
                <text:p>0.410290145604971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0.410216208901038">
                <text:p>0.410216208901038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0.410138971255985">
                <text:p>0.410138971255985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0.531738295109664">
                <text:p>0.531738295109664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0.529949821407177">
                <text:p>0.529949821407177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0.5281484172864">
                <text:p>0.5281484172864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0.526328763018083">
                <text:p>0.526328763018083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0.524486275421441">
                <text:p>0.524486275421441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0.522617070706734">
                <text:p>0.522617070706734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0.520717928061138">
                <text:p>0.520717928061138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0.518786253977917">
                <text:p>0.518786253977917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0.51682004732889">
                <text:p>0.51682004732889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0.51481786518019">
                <text:p>0.51481786518019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0.512778789351322">
                <text:p>0.512778789351322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0.510702393717521">
                <text:p>0.510702393717521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0.508588712255399">
                <text:p>0.508588712255399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0.506438207831893">
                <text:p>0.506438207831893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0.504251741736508">
                <text:p>0.504251741736508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0.502030543956854">
                <text:p>0.502030543956854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0.499776184197482">
                <text:p>0.499776184197482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0.497490543642018">
                <text:p>0.497490543642018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0.495175787458585">
                <text:p>0.495175787458585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0.492834338048531">
                <text:p>0.492834338048531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0.490468849038445">
                <text:p>0.490468849038445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0.488082180015474">
                <text:p>0.488082180015474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0.485677372005938">
                <text:p>0.485677372005938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0.483257623697232">
                <text:p>0.483257623697232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0.480826268403035">
                <text:p>0.480826268403035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0.478386751771806">
                <text:p>0.478386751771806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0.475942610238586">
                <text:p>0.475942610238586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0.473497450220085">
                <text:p>0.473497450220085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0.471054928053074">
                <text:p>0.471054928053074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0.468618730676069">
                <text:p>0.468618730676069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0.466192557054309">
                <text:p>0.466192557054309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0.463780100348039">
                <text:p>0.463780100348039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0.461385030824079">
                <text:p>0.461385030824079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0.459010979510692">
                <text:p>0.459010979510692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0.456661522595756">
                <text:p>0.456661522595756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0.454340166568217">
                <text:p>0.454340166568217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0.452050334102854">
                <text:p>0.452050334102854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0.449795350688328">
                <text:p>0.449795350688328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0.447578431998537">
                <text:p>0.447578431998537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0.445402672007255">
                <text:p>0.445402672007255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0.443271031846082">
                <text:p>0.443271031846082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0.441186329405678">
                <text:p>0.441186329405678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0.439151229680297">
                <text:p>0.439151229680297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0.437168235855622">
                <text:p>0.437168235855622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0.435239681139887">
                <text:p>0.435239681139887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0.433367721338303">
                <text:p>0.433367721338303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0.431554328170776">
                <text:p>0.431554328170776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0.429801283332924">
                <text:p>0.429801283332924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0.428110173300385">
                <text:p>0.428110173300385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0.426482384876427">
                <text:p>0.426482384876427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0.424919101482853">
                <text:p>0.424919101482853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0.423421300194196">
                <text:p>0.423421300194196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0.42198974951522">
                <text:p>0.42198974951522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0.420625007901712">
                <text:p>0.420625007901712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0.419327423024564">
                <text:p>0.419327423024564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0.418097131777166">
                <text:p>0.418097131777166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0.41693406102608">
                <text:p>0.41693406102608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0.415837929105019">
                <text:p>0.415837929105019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0.414808248052121">
                <text:p>0.414808248052121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0.413844326590517">
                <text:p>0.413844326590517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0.412945273852194">
                <text:p>0.412945273852194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0.41211000384516">
                <text:p>0.41211000384516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0.411337240663898">
                <text:p>0.411337240663898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0.410625524443122">
                <text:p>0.410625524443122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0.409973218054825">
                <text:p>0.409973218054825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0.409378514548625">
                <text:p>0.409378514548625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0.408839445335407">
                <text:p>0.408839445335407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0.408353889114264">
                <text:p>0.408353889114264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0.407919581542726">
                <text:p>0.407919581542726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0.407534125650292">
                <text:p>0.407534125650292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0.407195002995261">
                <text:p>0.407195002995261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0.406899585564846">
                <text:p>0.406899585564846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0.406645148418601">
                <text:p>0.406645148418601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0.406428883075133">
                <text:p>0.406428883075133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0.40624791164211">
                <text:p>0.40624791164211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0.406099301689572">
                <text:p>0.406099301689572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0.405980081866534">
                <text:p>0.405980081866534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0.405887258260883">
                <text:p>0.405887258260883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0.405817831502575">
                <text:p>0.405817831502575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0.405768814610128">
                <text:p>0.405768814610128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0.405737251580408">
                <text:p>0.405737251580408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0.405720236721712">
                <text:p>0.405720236721712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0.405714934730153">
                <text:p>0.405714934730153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0.40571860150933">
                <text:p>0.40571860150933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0.405728605733304">
                <text:p>0.405728605733304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0.405742451152868">
                <text:p>0.405742451152868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0.405757799645108">
                <text:p>0.405757799645108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0.405772495006265">
                <text:p>0.405772495006265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0.405784587487892">
                <text:p>0.405784587487892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0.40579235907631">
                <text:p>0.40579235907631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0.405794349515353">
                <text:p>0.405794349515353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0.405789383072414">
                <text:p>0.405789383072414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0.405776596047791">
                <text:p>0.405776596047791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0.405755465027318">
                <text:p>0.405755465027318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0.405725835878304">
                <text:p>0.405725835878304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0.405687953488759">
                <text:p>0.405687953488759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0.405642492249926">
                <text:p>0.405642492249926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0.405590587282094">
                <text:p>0.405590587282094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0.405533866403727">
                <text:p>0.405533866403727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0.405474482843869">
                <text:p>0.405474482843869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0.534281712577481">
                <text:p>0.534281712577481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0.532534507596534">
                <text:p>0.532534507596534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0.530773340393517">
                <text:p>0.530773340393517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0.528992414493071">
                <text:p>0.528992414493071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0.527186696465993">
                <text:p>0.527186696465993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0.525351878486464">
                <text:p>0.525351878486464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0.523484341622935">
                <text:p>0.523484341622935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0.52158111986268">
                <text:p>0.52158111986268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0.519639864870008">
                <text:p>0.519639864870008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0.517658811478152">
                <text:p>0.517658811478152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0.515636743914805">
                <text:p>0.515636743914805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0.513572962761333">
                <text:p>0.513572962761333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0.511467252645648">
                <text:p>0.511467252645648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0.509319850668744">
                <text:p>0.509319850668744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0.5071314155649">
                <text:p>0.5071314155649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0.504902997595544">
                <text:p>0.504902997595544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0.502636009176783">
                <text:p>0.502636009176783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0.500332196240599">
                <text:p>0.500332196240599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0.497993610329703">
                <text:p>0.497993610329703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0.495622581426063">
                <text:p>0.495622581426063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0.493221691513086">
                <text:p>0.493221691513086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0.490793748871471">
                <text:p>0.490793748871471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0.488341763108723">
                <text:p>0.488341763108723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0.485868920922333">
                <text:p>0.485868920922333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0.483378562596622">
                <text:p>0.483378562596622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0.480874159233246">
                <text:p>0.480874159233246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0.47835929071537">
                <text:p>0.47835929071537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0.475837624405505">
                <text:p>0.475837624405505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0.473312894577003">
                <text:p>0.473312894577003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0.470788882579228">
                <text:p>0.470788882579228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0.468269397736382">
                <text:p>0.468269397736382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0.465758258979994">
                <text:p>0.465758258979994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0.463259277215083">
                <text:p>0.463259277215083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0.460776238419976">
                <text:p>0.460776238419976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0.458312887479793">
                <text:p>0.458312887479793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0.455872912753598">
                <text:p>0.455872912753598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0.453459931375212">
                <text:p>0.453459931375212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0.45107747528769">
                <text:p>0.45107747528769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0.448728978011467">
                <text:p>0.448728978011467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0.446417762146159">
                <text:p>0.446417762146159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0.444147027606035">
                <text:p>0.444147027606035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0.441919840589157">
                <text:p>0.441919840589157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0.439739123280172">
                <text:p>0.439739123280172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0.437607644286778">
                <text:p>0.437607644286778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0.43552800980985">
                <text:p>0.43552800980985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0.433502655547237">
                <text:p>0.433502655547237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0.431533839331209">
                <text:p>0.431533839331209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0.429623634499584">
                <text:p>0.429623634499584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0.427773924000508">
                <text:p>0.427773924000508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0.425986395230906">
                <text:p>0.425986395230906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0.424262535608592">
                <text:p>0.424262535608592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0.42260362887805">
                <text:p>0.42260362887805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0.421010752149869">
                <text:p>0.421010752149869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0.419484773673851">
                <text:p>0.419484773673851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0.418026351345783">
                <text:p>0.418026351345783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0.416635931947865">
                <text:p>0.416635931947865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0.415313751122813">
                <text:p>0.415313751122813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0.414059834081616">
                <text:p>0.414059834081616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0.412873997044967">
                <text:p>0.412873997044967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0.41175584941835">
                <text:p>0.41175584941835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0.410704796700794">
                <text:p>0.410704796700794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0.409720044127294">
                <text:p>0.409720044127294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0.408800601044895">
                <text:p>0.408800601044895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0.407945286022432">
                <text:p>0.407945286022432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0.407152732693952">
                <text:p>0.407152732693952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0.406421396335779">
                <text:p>0.406421396335779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0.405749561177261">
                <text:p>0.405749561177261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0.405135348445171">
                <text:p>0.405135348445171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0.404576725141773">
                <text:p>0.404576725141773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0.40407151355656">
                <text:p>0.40407151355656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0.403617401511645">
                <text:p>0.403617401511645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0.403211953340824">
                <text:p>0.403211953340824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0.4028526216023">
                <text:p>0.4028526216023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0.402536759525074">
                <text:p>0.402536759525074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0.402261634188995">
                <text:p>0.402261634188995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0.402024440438481">
                <text:p>0.402024440438481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0.401822315529897">
                <text:p>0.401822315529897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0.401652354512604">
                <text:p>0.401652354512604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0.401511626343669">
                <text:p>0.401511626343669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0.401397190736234">
                <text:p>0.401397190736234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0.401306115741563">
                <text:p>0.401306115741563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0.401235496064736">
                <text:p>0.401235496064736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0.401182472114024">
                <text:p>0.401182472114024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0.401144249783911">
                <text:p>0.401144249783911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0.401118120971798">
                <text:p>0.401118120971798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0.401101484828357">
                <text:p>0.401101484828357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0.401091869741556">
                <text:p>0.401091869741556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0.401086956054348">
                <text:p>0.401086956054348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0.40108459951602">
                <text:p>0.40108459951602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0.401082855467212">
                <text:p>0.401082855467212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0.401080003758597">
                <text:p>0.401080003758597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0.401074574403225">
                <text:p>0.401074574403225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0.401065373962531">
                <text:p>0.401065373962531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0.40105151266601">
                <text:p>0.40105151266601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0.401032432264552">
                <text:p>0.401032432264552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0.401007934617445">
                <text:p>0.401007934617445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0.40097821101304">
                <text:p>0.40097821101304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0.400943872223081">
                <text:p>0.400943872223081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0.400905979290698">
                <text:p>0.400905979290698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0.400866075052066">
                <text:p>0.400866075052066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0.536762281637772">
                <text:p>0.536762281637772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0.535059857735837">
                <text:p>0.535059857735837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0.533342435054607">
                <text:p>0.533342435054607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0.531603737597356">
                <text:p>0.531603737597356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0.529838278675657">
                <text:p>0.529838278675657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0.528041323209636">
                <text:p>0.528041323209636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0.526208850751434">
                <text:p>0.526208850751434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0.524337519231908">
                <text:p>0.524337519231908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0.522424629430543">
                <text:p>0.522424629430543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0.5204680901686">
                <text:p>0.5204680901686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0.518466384225474">
                <text:p>0.518466384225474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0.516418534978292">
                <text:p>0.516418534978292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0.514324073764723">
                <text:p>0.514324073764723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0.512183007969015">
                <text:p>0.512183007969015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0.509995789831257">
                <text:p>0.509995789831257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0.507763285979868">
                <text:p>0.507763285979868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0.505486747687303">
                <text:p>0.505486747687303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0.503167781848988">
                <text:p>0.503167781848988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0.500808322685479">
                <text:p>0.500808322685479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0.498410604167842">
                <text:p>0.498410604167842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0.495977133166258">
                <text:p>0.495977133166258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0.493510663321857">
                <text:p>0.493510663321857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0.491014169641767">
                <text:p>0.491014169641767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0.488490823817393">
                <text:p>0.488490823817393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0.485943970265918">
                <text:p>0.485943970265918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0.483377102895033">
                <text:p>0.483377102895033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0.480793842590879">
                <text:p>0.480793842590879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0.478197915429227">
                <text:p>0.478197915429227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0.475593131609873">
                <text:p>0.475593131609873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0.472983365114259">
                <text:p>0.472983365114259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0.470372534086319">
                <text:p>0.470372534086319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0.467764581936551">
                <text:p>0.467764581936551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0.465163459169303">
                <text:p>0.465163459169303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0.462573105933302">
                <text:p>0.462573105933302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0.459997435295385">
                <text:p>0.459997435295385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0.457440317237468">
                <text:p>0.457440317237468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0.454905563376738">
                <text:p>0.454905563376738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0.452396912409064">
                <text:p>0.452396912409064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0.449918016275632">
                <text:p>0.449918016275632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0.44747242705281">
                <text:p>0.44747242705281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0.445063584565235">
                <text:p>0.445063584565235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0.442694804722115">
                <text:p>0.442694804722115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0.440369268576769">
                <text:p>0.440369268576769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0.438090012109381">
                <text:p>0.438090012109381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0.435859916732983">
                <text:p>0.435859916732983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0.433681700522659">
                <text:p>0.433681700522659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0.431557910167974">
                <text:p>0.431557910167974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0.429490913648629">
                <text:p>0.429490913648629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0.427482893633335">
                <text:p>0.427482893633335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0.425535841601917">
                <text:p>0.425535841601917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0.423651552690639">
                <text:p>0.423651552690639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0.42183162126075">
                <text:p>0.42183162126075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0.420077437190261">
                <text:p>0.420077437190261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0.418390182888939">
                <text:p>0.418390182888939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0.416770831036531">
                <text:p>0.416770831036531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0.415220143044205">
                <text:p>0.415220143044205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0.413738668239224">
                <text:p>0.413738668239224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0.412326743772834">
                <text:p>0.412326743772834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0.410984495251385">
                <text:p>0.410984495251385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0.40971183809067">
                <text:p>0.40971183809067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0.408508479593487">
                <text:p>0.408508479593487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0.407373921750436">
                <text:p>0.407373921750436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0.406307464763924">
                <text:p>0.406307464763924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0.405308211295403">
                <text:p>0.405308211295403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0.404375071435838">
                <text:p>0.404375071435838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0.403506768399381">
                <text:p>0.403506768399381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0.402701844940288">
                <text:p>0.402701844940288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0.401958670493048">
                <text:p>0.401958670493048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0.401275449035741">
                <text:p>0.401275449035741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0.400650227676619">
                <text:p>0.400650227676619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0.400080905963909">
                <text:p>0.400080905963909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0.399565245918844">
                <text:p>0.399565245918844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0.399100882791915">
                <text:p>0.399100882791915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0.398685336542345">
                <text:p>0.398685336542345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0.398316024040794">
                <text:p>0.398316024040794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0.397990271995281">
                <text:p>0.397990271995281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0.397705330600333">
                <text:p>0.397705330600333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0.397458387909357">
                <text:p>0.397458387909357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0.397246584930239">
                <text:p>0.397246584930239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0.397067031444161">
                <text:p>0.397067031444161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0.396916822547649">
                <text:p>0.396916822547649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0.396793055917838">
                <text:p>0.396793055917838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0.396692849800967">
                <text:p>0.396692849800967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0.396613361724097">
                <text:p>0.396613361724097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0.396551807930046">
                <text:p>0.396551807930046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0.396505483535558">
                <text:p>0.396505483535558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0.396471783412691">
                <text:p>0.396471783412691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0.396448223793427">
                <text:p>0.396448223793427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0.396432464597511">
                <text:p>0.396432464597511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0.39642233248351">
                <text:p>0.39642233248351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0.396415844623098">
                <text:p>0.396415844623098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0.396411233198561">
                <text:p>0.396411233198561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0.396406970623537">
                <text:p>0.396406970623537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0.396401795486963">
                <text:p>0.396401795486963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0.396394739220262">
                <text:p>0.396394739220262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0.396385153487746">
                <text:p>0.396385153487746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0.39637273830024">
                <text:p>0.39637273830024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0.396357570851939">
                <text:p>0.396357570851939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0.396340135080483">
                <text:p>0.396340135080483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0.396321351950257">
                <text:p>0.396321351950257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0.539174812763402">
                <text:p>0.539174812763402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0.537520704585367">
                <text:p>0.537520704585367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0.535850557651014">
                <text:p>0.535850557651014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0.534157614270023">
                <text:p>0.534157614270023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0.532435932044582">
                <text:p>0.532435932044582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0.530680345942078">
                <text:p>0.530680345942078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0.528886431079755">
                <text:p>0.528886431079755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0.527050466221348">
                <text:p>0.527050466221348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0.525169397985677">
                <text:p>0.525169397985677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0.523240805767225">
                <text:p>0.523240805767225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0.521262867368676">
                <text:p>0.521262867368676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0.51923432534543">
                <text:p>0.51923432534543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0.517154454062085">
                <text:p>0.517154454062085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0.515023027460889">
                <text:p>0.515023027460889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0.512840287542166">
                <text:p>0.512840287542166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0.510606913556712">
                <text:p>0.510606913556712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0.508323991910156">
                <text:p>0.508323991910156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0.505992986779302">
                <text:p>0.505992986779302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0.503615711440427">
                <text:p>0.503615711440427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0.501194300309566">
                <text:p>0.501194300309566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0.498731181694755">
                <text:p>0.498731181694755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0.49622905126025">
                <text:p>0.49622905126025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0.493690846202716">
                <text:p>0.493690846202716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0.491119720139385">
                <text:p>0.491119720139385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0.488519018708185">
                <text:p>0.488519018708185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0.485892255879845">
                <text:p>0.485892255879845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0.483243090981959">
                <text:p>0.483243090981959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0.480575306435032">
                <text:p>0.480575306435032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0.477892786200488">
                <text:p>0.477892786200488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0.475199494940659">
                <text:p>0.475199494940659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0.472499457890729">
                <text:p>0.472499457890729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0.469796741442665">
                <text:p>0.469796741442665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0.467095434441107">
                <text:p>0.467095434441107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0.464399630191234">
                <text:p>0.464399630191234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0.461713409178597">
                <text:p>0.461713409178597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0.45904082250093">
                <text:p>0.45904082250093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0.45638587601192">
                <text:p>0.45638587601192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0.453752515176956">
                <text:p>0.453752515176956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0.451144610640849">
                <text:p>0.451144610640849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0.448565944507516">
                <text:p>0.448565944507516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0.446020197331641">
                <text:p>0.446020197331641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0.443510935822301">
                <text:p>0.443510935822301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0.441041601258571">
                <text:p>0.441041601258571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0.438615498617087">
                <text:p>0.438615498617087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0.436235786411592">
                <text:p>0.436235786411592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0.433905467244446">
                <text:p>0.433905467244446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0.431627379070105">
                <text:p>0.431627379070105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0.429404187170576">
                <text:p>0.429404187170576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0.427238376842841">
                <text:p>0.427238376842841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0.425132246798246">
                <text:p>0.425132246798246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0.423087903273869">
                <text:p>0.423087903273869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0.421107254855851">
                <text:p>0.421107254855851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0.419192008014706">
                <text:p>0.419192008014706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0.41734366335259">
                <text:p>0.41734366335259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0.415563512562552">
                <text:p>0.415563512562552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0.413852636099749">
                <text:p>0.413852636099749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0.412211901564635">
                <text:p>0.412211901564635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0.410641962798113">
                <text:p>0.410641962798113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0.409143259688671">
                <text:p>0.409143259688671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0.407716018691477">
                <text:p>0.407716018691477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0.406360254059446">
                <text:p>0.406360254059446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0.405075769786286">
                <text:p>0.405075769786286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0.403862162261501">
                <text:p>0.403862162261501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0.402718823637381">
                <text:p>0.402718823637381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0.401644945907944">
                <text:p>0.401644945907944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0.400639525699866">
                <text:p>0.400639525699866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0.399701369775369">
                <text:p>0.399701369775369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0.398829101247087">
                <text:p>0.398829101247087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0.398021166504896">
                <text:p>0.398021166504896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0.397275842854724">
                <text:p>0.397275842854724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0.396591246869321">
                <text:p>0.396591246869321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0.395965343451007">
                <text:p>0.395965343451007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0.395395955606385">
                <text:p>0.395395955606385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0.394880774933033">
                <text:p>0.394880774933033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0.394417372818156">
                <text:p>0.394417372818156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0.394003212349214">
                <text:p>0.394003212349214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0.393635660936525">
                <text:p>0.393635660936525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0.393312003647828">
                <text:p>0.393312003647828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0.393029457254825">
                <text:p>0.393029457254825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0.392785184991689">
                <text:p>0.392785184991689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0.392576312025549">
                <text:p>0.392576312025549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0.392399941638936">
                <text:p>0.392399941638936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0.392253172124204">
                <text:p>0.392253172124204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0.392133114389929">
                <text:p>0.392133114389929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0.392036910279262">
                <text:p>0.392036910279262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0.39196175160027">
                <text:p>0.39196175160027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0.391904899868235">
                <text:p>0.391904899868235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0.391863706759931">
                <text:p>0.391863706759931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0.391835635279866">
                <text:p>0.391835635279866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0.391818281638499">
                <text:p>0.391818281638499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0.391809397842427">
                <text:p>0.391809397842427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0.39180691499654">
                <text:p>0.39180691499654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0.391808967318147">
                <text:p>0.391808967318147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0.391813916863075">
                <text:p>0.391813916863075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0.391820378963737">
                <text:p>0.391820378963737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0.391827248379169">
                <text:p>0.391827248379169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0.391833726157043">
                <text:p>0.391833726157043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0.391839347207641">
                <text:p>0.391839347207641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0.391844008589811">
                <text:p>0.391844008589811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0.391847998508883">
                <text:p>0.391847998508883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0.541514174122583">
                <text:p>0.541514174122583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0.539911925375404">
                <text:p>0.539911925375404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0.538292595877569">
                <text:p>0.538292595877569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0.53664894470961">
                <text:p>0.53664894470961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0.5349745719078">
                <text:p>0.5349745719078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0.533263880339685">
                <text:p>0.533263880339685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0.531512038279503">
                <text:p>0.531512038279503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0.529714942683516">
                <text:p>0.529714942683516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0.527869183165236">
                <text:p>0.527869183165236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0.52597200667056">
                <text:p>0.52597200667056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0.5240212828528">
                <text:p>0.5240212828528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0.522015470147622">
                <text:p>0.522015470147622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0.519953582547879">
                <text:p>0.519953582547879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0.517835157078357">
                <text:p>0.517835157078357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0.51566022197041">
                <text:p>0.51566022197041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0.513429265536509">
                <text:p>0.513429265536509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0.511143205744683">
                <text:p>0.511143205744683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0.50880336049287">
                <text:p>0.50880336049287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0.506411418583165">
                <text:p>0.506411418583165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0.503969411395974">
                <text:p>0.503969411395974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0.501479685264063">
                <text:p>0.501479685264063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0.498944874546519">
                <text:p>0.498944874546519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0.496367875402602">
                <text:p>0.496367875402602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0.493751820265512">
                <text:p>0.493751820265512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0.491100053016044">
                <text:p>0.491100053016044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0.488416104856153">
                <text:p>0.488416104856153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0.485703670882425">
                <text:p>0.485703670882425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0.482966587359438">
                <text:p>0.482966587359438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0.480208809693035">
                <text:p>0.480208809693035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0.477434391103496">
                <text:p>0.477434391103496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0.474647461998609">
                <text:p>0.474647461998609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0.471852210046653">
                <text:p>0.471852210046653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0.469052860949264">
                <text:p>0.469052860949264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0.466253659914228">
                <text:p>0.466253659914228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0.463458853828151">
                <text:p>0.463458853828151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0.460672674129053">
                <text:p>0.460672674129053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0.457899320378845">
                <text:p>0.457899320378845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0.455142944535725">
                <text:p>0.455142944535725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0.45240763592646">
                <text:p>0.45240763592646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0.449697406918585">
                <text:p>0.449697406918585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0.447016179292492">
                <text:p>0.447016179292492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0.444367771313428">
                <text:p>0.444367771313428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0.441755885503393">
                <text:p>0.441755885503393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0.439184097112939">
                <text:p>0.439184097112939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0.436655843292874">
                <text:p>0.436655843292874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0.434174412965862">
                <text:p>0.434174412965862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0.431742937397934">
                <text:p>0.431742937397934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0.429364381469891">
                <text:p>0.429364381469891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0.42704153564862">
                <text:p>0.42704153564862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0.424777008658298">
                <text:p>0.424777008658298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0.422573220851515">
                <text:p>0.422573220851515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0.420432398280282">
                <text:p>0.420432398280282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0.418356567466956">
                <text:p>0.418356567466956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0.416347550875055">
                <text:p>0.416347550875055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0.41440696307998">
                <text:p>0.41440696307998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0.412536207639646">
                <text:p>0.412536207639646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0.410736474664998">
                <text:p>0.410736474664998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0.409008739090447">
                <text:p>0.409008739090447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0.407353759644196">
                <text:p>0.407353759644196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0.405772078518476">
                <text:p>0.405772078518476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0.404264021739674">
                <text:p>0.404264021739674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0.402829700238376">
                <text:p>0.402829700238376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0.4014690116193">
                <text:p>0.4014690116193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0.400181642631139">
                <text:p>0.400181642631139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0.398967072336304">
                <text:p>0.398967072336304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0.397824575980564">
                <text:p>0.397824575980564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0.396753229562596">
                <text:p>0.396753229562596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0.395751915103432">
                <text:p>0.395751915103432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0.394819326615812">
                <text:p>0.394819326615812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0.393953976773429">
                <text:p>0.393953976773429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0.393154204280092">
                <text:p>0.393154204280092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0.392418181938776">
                <text:p>0.392418181938776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0.391743925420585">
                <text:p>0.391743925420585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0.391129302733607">
                <text:p>0.391129302733607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0.390572044391682">
                <text:p>0.390572044391682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0.390069754283061">
                <text:p>0.390069754283061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0.389619921238978">
                <text:p>0.389619921238978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0.389219931302114">
                <text:p>0.389219931302114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0.388867080694968">
                <text:p>0.388867080694968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0.38855858948813">
                <text:p>0.38855858948813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0.388291615968459">
                <text:p>0.388291615968459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0.388063271707151">
                <text:p>0.388063271707151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0.387870637327727">
                <text:p>0.387870637327727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0.387710778973907">
                <text:p>0.387710778973907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0.387580765477393">
                <text:p>0.387580765477393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0.387477686225558">
                <text:p>0.387477686225558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0.387398669729026">
                <text:p>0.387398669729026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0.387340902889167">
                <text:p>0.387340902889167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0.387301650965482">
                <text:p>0.387301650965482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0.3872782782429">
                <text:p>0.3872782782429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0.387268269398968">
                <text:p>0.387268269398968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0.387269251570953">
                <text:p>0.387269251570953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0.387279017122834">
                <text:p>0.387279017122834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0.38729554711221">
                <text:p>0.38729554711221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0.387317035457096">
                <text:p>0.387317035457096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0.387341913802631">
                <text:p>0.387341913802631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0.387368877087685">
                <text:p>0.387368877087685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0.387396909811365">
                <text:p>0.387396909811365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0.387425312999428">
                <text:p>0.387425312999428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0.387453731870594">
                <text:p>0.387453731870594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0.543775319776804">
                <text:p>0.543775319776804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0.542228470439851">
                <text:p>0.542228470439851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0.540663497801087">
                <text:p>0.540663497801087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0.539072676841628">
                <text:p>0.539072676841628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0.537449148797205">
                <text:p>0.537449148797205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0.535786882867815">
                <text:p>0.535786882867815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0.534080638614374">
                <text:p>0.534080638614374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0.532325929042402">
                <text:p>0.532325929042402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0.530518984372718">
                <text:p>0.530518984372718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0.528656716499166">
                <text:p>0.528656716499166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0.526736684133346">
                <text:p>0.526736684133346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0.52475705863638">
                <text:p>0.52475705863638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0.522716590537682">
                <text:p>0.522716590537682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0.52061457674076">
                <text:p>0.52061457674076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0.518450828416028">
                <text:p>0.518450828416028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0.516225639580648">
                <text:p>0.516225639580648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0.513939756365379">
                <text:p>0.513939756365379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0.511594346968454">
                <text:p>0.511594346968454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0.509190972296476">
                <text:p>0.509190972296476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0.506731557292328">
                <text:p>0.506731557292328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0.504218362950108">
                <text:p>0.504218362950108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0.501653959017081">
                <text:p>0.501653959017081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0.499041197382652">
                <text:p>0.499041197382652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0.496383186154353">
                <text:p>0.496383186154353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0.49368326442086">
                <text:p>0.49368326442086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0.490944977702016">
                <text:p>0.490944977702016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0.488172054085888">
                <text:p>0.488172054085888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0.485368381052828">
                <text:p>0.485368381052828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0.48253798298657">
                <text:p>0.48253798298657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0.479684999372329">
                <text:p>0.479684999372329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0.476813663681934">
                <text:p>0.476813663681934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0.473928282945974">
                <text:p>0.473928282945974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0.471033218012962">
                <text:p>0.471033218012962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0.468132864495524">
                <text:p>0.468132864495524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0.465231634403597">
                <text:p>0.465231634403597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0.462333938464662">
                <text:p>0.462333938464662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0.459444169130982">
                <text:p>0.459444169130982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0.456566684273869">
                <text:p>0.456566684273869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0.453705791564962">
                <text:p>0.453705791564962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0.450865733544534">
                <text:p>0.450865733544534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0.44805067337681">
                <text:p>0.44805067337681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0.445264681292309">
                <text:p>0.445264681292309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0.442511721717207">
                <text:p>0.442511721717207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0.439795641089713">
                <text:p>0.439795641089713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0.437120156363468">
                <text:p>0.437120156363468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0.434488844197968">
                <text:p>0.434488844197968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0.431905130836">
                <text:p>0.431905130836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0.429372282668096">
                <text:p>0.429372282668096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0.426893397484015">
                <text:p>0.426893397484015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0.424471396411238">
                <text:p>0.424471396411238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0.422109016540482">
                <text:p>0.422109016540482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0.419808804238238">
                <text:p>0.419808804238238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0.417573109146322">
                <text:p>0.417573109146322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0.415404078868454">
                <text:p>0.415404078868454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0.413303654343847">
                <text:p>0.413303654343847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0.411273565907823">
                <text:p>0.411273565907823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0.409315330039443">
                <text:p>0.409315330039443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0.407430246796162">
                <text:p>0.407430246796162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0.405619397935496">
                <text:p>0.405619397935496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0.403883645723718">
                <text:p>0.403883645723718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0.402223632431564">
                <text:p>0.402223632431564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0.400639780516963">
                <text:p>0.400639780516963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0.399132293494788">
                <text:p>0.399132293494788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0.397701157493622">
                <text:p>0.397701157493622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0.396346143499549">
                <text:p>0.396346143499549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0.395066810286958">
                <text:p>0.395066810286958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0.393862508036372">
                <text:p>0.393862508036372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0.392732382639293">
                <text:p>0.392732382639293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0.391675380690067">
                <text:p>0.391675380690067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0.390690255164771">
                <text:p>0.390690255164771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0.389775571787116">
                <text:p>0.389775571787116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0.388929716081371">
                <text:p>0.388929716081371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0.388150901112307">
                <text:p>0.388150901112307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0.387437175912159">
                <text:p>0.387437175912159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0.386786434594607">
                <text:p>0.386786434594607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0.386196426155782">
                <text:p>0.386196426155782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0.385664764962281">
                <text:p>0.385664764962281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0.385188941926214">
                <text:p>0.385188941926214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0.384766336367255">
                <text:p>0.384766336367255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0.384394228561732">
                <text:p>0.384394228561732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0.384069812978717">
                <text:p>0.384069812978717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0.38379021220315">
                <text:p>0.38379021220315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0.383552491545973">
                <text:p>0.383552491545973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0.383353674341288">
                <text:p>0.383353674341288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0.383190757930533">
                <text:p>0.383190757930533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0.383060730333681">
                <text:p>0.383060730333681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0.382960587607451">
                <text:p>0.382960587607451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0.382887351890545">
                <text:p>0.382887351890545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0.382838090135903">
                <text:p>0.382838090135903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0.382809933529974">
                <text:p>0.382809933529974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0.382800097599012">
                <text:p>0.382800097599012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0.382805903002385">
                <text:p>0.382805903002385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0.382824797012911">
                <text:p>0.382824797012911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0.382854375684207">
                <text:p>0.382854375684207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0.382892406705059">
                <text:p>0.382892406705059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0.382936852940814">
                <text:p>0.382936852940814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0.382985896661788">
                <text:p>0.382985896661788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0.383037964458699">
                <text:p>0.383037964458699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0.383091752845108">
                <text:p>0.383091752845108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0.383146254546894">
                <text:p>0.383146254546894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0.545953316610686">
                <text:p>0.545953316610686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0.544465390582022">
                <text:p>0.544465390582022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0.542958299651596">
                <text:p>0.542958299651596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0.541423834519914">
                <text:p>0.541423834519914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0.539854677033129">
                <text:p>0.539854677033129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0.538244361758887">
                <text:p>0.538244361758887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0.536587238235515">
                <text:p>0.536587238235515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0.534878433894529">
                <text:p>0.534878433894529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0.533113817656469">
                <text:p>0.533113817656469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0.531289964200058">
                <text:p>0.531289964200058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0.529404118904698">
                <text:p>0.529404118904698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0.527454163466282">
                <text:p>0.527454163466282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0.525438582186334">
                <text:p>0.525438582186334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0.523356428934484">
                <text:p>0.523356428934484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0.521207294784259">
                <text:p>0.521207294784259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0.518991276322207">
                <text:p>0.518991276322207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0.516708944630348">
                <text:p>0.516708944630348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0.514361314941948">
                <text:p>0.514361314941948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0.511949816970623">
                <text:p>0.511949816970623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0.509476265912768">
                <text:p>0.509476265912768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0.506942834123312">
                <text:p>0.506942834123312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0.504352023464803">
                <text:p>0.504352023464803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0.501706638329818">
                <text:p>0.501706638329818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0.499009759336695">
                <text:p>0.499009759336695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0.4962647176986">
                <text:p>0.4962647176986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0.493475070265917">
                <text:p>0.493475070265917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0.490644575241961">
                <text:p>0.490644575241961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0.487777168572025">
                <text:p>0.487777168572025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0.484876941005747">
                <text:p>0.484876941005747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0.481948115832807">
                <text:p>0.481948115832807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0.478995027291952">
                <text:p>0.478995027291952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0.476022099653344">
                <text:p>0.476022099653344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0.473033826974239">
                <text:p>0.473033826974239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0.470034753527986">
                <text:p>0.470034753527986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0.467029454906363">
                <text:p>0.467029454906363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0.464022519795228">
                <text:p>0.464022519795228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0.461018532423508">
                <text:p>0.461018532423508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0.458022055685505">
                <text:p>0.458022055685505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0.455037614936534">
                <text:p>0.455037614936534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0.452069682461887">
                <text:p>0.452069682461887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0.449122662619126">
                <text:p>0.449122662619126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0.446200877653694">
                <text:p>0.446200877653694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0.443308554187864">
                <text:p>0.443308554187864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0.440449810383009">
                <text:p>0.440449810383009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0.437628643775195">
                <text:p>0.437628643775195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0.43484891978411">
                <text:p>0.43484891978411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0.432114360895311">
                <text:p>0.432114360895311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0.429428536515805">
                <text:p>0.429428536515805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0.426794853502948">
                <text:p>0.426794853502948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0.424216547366681">
                <text:p>0.424216547366681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0.421696674145082">
                <text:p>0.421696674145082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0.419238102953256">
                <text:p>0.419238102953256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0.416843509205543">
                <text:p>0.416843509205543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0.414515368511052">
                <text:p>0.414515368511052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0.412255951242533">
                <text:p>0.412255951242533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0.410067317778561">
                <text:p>0.410067317778561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0.407951314419059">
                <text:p>0.407951314419059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0.405909569974137">
                <text:p>0.405909569974137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0.403943493026268">
                <text:p>0.403943493026268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0.402054269865783">
                <text:p>0.402054269865783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0.400242863099698">
                <text:p>0.400242863099698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0.398510010933861">
                <text:p>0.398510010933861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0.396856227128435">
                <text:p>0.396856227128435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0.3952818016267">
                <text:p>0.3952818016267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0.393786801857182">
                <text:p>0.393786801857182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0.392371074709118">
                <text:p>0.392371074709118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0.391034249181232">
                <text:p>0.391034249181232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0.389775739703855">
                <text:p>0.389775739703855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0.388594750134356">
                <text:p>0.388594750134356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0.387490278425913">
                <text:p>0.387490278425913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0.386461121969599">
                <text:p>0.386461121969599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0.385505883609806">
                <text:p>0.385505883609806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0.384622978332985">
                <text:p>0.384622978332985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0.383810640629721">
                <text:p>0.383810640629721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0.383066932530129">
                <text:p>0.383066932530129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0.382389752312583">
                <text:p>0.382389752312583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0.381776843885762">
                <text:p>0.381776843885762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0.381225806844036">
                <text:p>0.381225806844036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0.380734107196165">
                <text:p>0.380734107196165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0.380299088767333">
                <text:p>0.380299088767333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0.379917985274509">
                <text:p>0.379917985274509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0.379587933075128">
                <text:p>0.379587933075128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0.379305984589108">
                <text:p>0.379305984589108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0.379069122394185">
                <text:p>0.379069122394185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0.37887427399458">
                <text:p>0.37887427399458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0.378718327262993">
                <text:p>0.378718327262993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0.378598146555919">
                <text:p>0.378598146555919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0.378510589502294">
                <text:p>0.378510589502294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0.378452524465471">
                <text:p>0.378452524465471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0.378420848678514">
                <text:p>0.378420848678514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0.378412507052827">
                <text:p>0.378412507052827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0.378424511660107">
                <text:p>0.378424511660107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0.378453961887621">
                <text:p>0.378453961887621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0.378498065266813">
                <text:p>0.378498065266813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0.378554158975236">
                <text:p>0.378554158975236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0.378619732011815">
                <text:p>0.378619732011815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0.378692448045425">
                <text:p>0.378692448045425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0.378770168936814">
                <text:p>0.378770168936814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0.378850978933834">
                <text:p>0.378850978933834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0.378933209540011">
                <text:p>0.378933209540011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0.548043369993793">
                <text:p>0.548043369993793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0.546617863172584">
                <text:p>0.546617863172584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0.545172152346296">
                <text:p>0.545172152346296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0.543697544461819">
                <text:p>0.543697544461819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0.542186262051527">
                <text:p>0.542186262051527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0.540631404708175">
                <text:p>0.540631404708175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0.539026911218621">
                <text:p>0.539026911218621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0.537367522356382">
                <text:p>0.537367522356382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0.535648744333027">
                <text:p>0.535648744333027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0.533866812908388">
                <text:p>0.533866812908388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0.532018658159608">
                <text:p>0.532018658159608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0.530101869909025">
                <text:p>0.530101869909025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0.528114663810873">
                <text:p>0.528114663810873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0.526055848096828">
                <text:p>0.526055848096828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0.523924790980374">
                <text:p>0.523924790980374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0.521721388720004">
                <text:p>0.521721388720004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0.519446034341252">
                <text:p>0.519446034341252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0.51709958701755">
                <text:p>0.51709958701755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0.514683342109928">
                <text:p>0.514683342109928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0.512199001865529">
                <text:p>0.512199001865529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0.509648646774962">
                <text:p>0.509648646774962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0.507034707588491">
                <text:p>0.507034707588491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0.504359937991043">
                <text:p>0.504359937991043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0.501627387936056">
                <text:p>0.501627387936056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0.498840377638151">
                <text:p>0.498840377638151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0.49600247222464">
                <text:p>0.49600247222464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0.493117457045857">
                <text:p>0.493117457045857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0.490189313644333">
                <text:p>0.490189313644333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0.487222196382782">
                <text:p>0.487222196382782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0.484220409730938">
                <text:p>0.484220409730938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0.481188386211206">
                <text:p>0.481188386211206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0.478130665003154">
                <text:p>0.478130665003154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0.475051871206829">
                <text:p>0.475051871206829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0.471956695764911">
                <text:p>0.471956695764911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0.468849876043685">
                <text:p>0.468849876043685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0.465736177072861">
                <text:p>0.465736177072861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0.462620373444206">
                <text:p>0.462620373444206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0.459507231869021">
                <text:p>0.459507231869021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0.45640149439444">
                <text:p>0.45640149439444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0.453307862278564">
                <text:p>0.453307862278564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0.450230980524422">
                <text:p>0.450230980524422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0.447175423072766">
                <text:p>0.447175423072766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0.444145678653692">
                <text:p>0.444145678653692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0.4411461372971">
                <text:p>0.4411461372971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0.438181077501972">
                <text:p>0.438181077501972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0.435254654064491">
                <text:p>0.435254654064491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0.432370886564988">
                <text:p>0.432370886564988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0.429533648513714">
                <text:p>0.429533648513714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0.426746657155451">
                <text:p>0.426746657155451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0.424013463932947">
                <text:p>0.424013463932947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0.421337445609184">
                <text:p>0.421337445609184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0.418721796048478">
                <text:p>0.418721796048478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0.416169518656405">
                <text:p>0.416169518656405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0.413683419478563">
                <text:p>0.413683419478563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0.411266100958161">
                <text:p>0.411266100958161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0.408919956352436">
                <text:p>0.408919956352436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0.40664716480791">
                <text:p>0.40664716480791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0.404449687094467">
                <text:p>0.404449687094467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0.402329261998265">
                <text:p>0.402329261998265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0.400287403373479">
                <text:p>0.400287403373479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0.398325397852877">
                <text:p>0.398325397852877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0.396444303217216">
                <text:p>0.396444303217216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0.394644947423483">
                <text:p>0.394644947423483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0.392927928291954">
                <text:p>0.392927928291954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0.391293613852094">
                <text:p>0.391293613852094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0.389742143347278">
                <text:p>0.389742143347278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0.388273428898347">
                <text:p>0.388273428898347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0.386887157825997">
                <text:p>0.386887157825997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0.385582795631995">
                <text:p>0.385582795631995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0.384359589639226">
                <text:p>0.384359589639226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0.383216573290567">
                <text:p>0.383216573290567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0.382152571106603">
                <text:p>0.382152571106603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0.381166204302159">
                <text:p>0.381166204302159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0.380255897061674">
                <text:p>0.380255897061674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0.379419883473398">
                <text:p>0.379419883473398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0.378656215122421">
                <text:p>0.378656215122421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0.377962769342539">
                <text:p>0.377962769342539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0.377337258126941">
                <text:p>0.377337258126941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0.376777237697731">
                <text:p>0.376777237697731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0.376280118734283">
                <text:p>0.376280118734283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0.375843177260422">
                <text:p>0.375843177260422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0.375463566190436">
                <text:p>0.375463566190436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0.375138327533923">
                <text:p>0.375138327533923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0.374864405259463">
                <text:p>0.374864405259463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0.374638658817122">
                <text:p>0.374638658817122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0.374457877319791">
                <text:p>0.374457877319791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0.374318794383349">
                <text:p>0.374318794383349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0.374218103625659">
                <text:p>0.374218103625659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0.374152474824397">
                <text:p>0.374152474824397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0.374118570733706">
                <text:p>0.374118570733706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0.374113064559688">
                <text:p>0.374113064559688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0.37413265809472">
                <text:p>0.37413265809472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0.374174100510601">
                <text:p>0.374174100510601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0.374234207810536">
                <text:p>0.374234207810536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0.374309882939941">
                <text:p>0.374309882939941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0.374398136556086">
                <text:p>0.374398136556086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0.374496108456567">
                <text:p>0.374496108456567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0.374601089666603">
                <text:p>0.374601089666603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0.374710545185173">
                <text:p>0.374710545185173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0.374822137389973">
                <text:p>0.374822137389973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0.550040848174376">
                <text:p>0.550040848174376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0.548681216979653">
                <text:p>0.548681216979653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0.547300346746261">
                <text:p>0.547300346746261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0.54588906191722">
                <text:p>0.54588906191722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0.544439126466779">
                <text:p>0.544439126466779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0.542943205307814">
                <text:p>0.542943205307814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0.541394826342777">
                <text:p>0.541394826342777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0.539788343158182">
                <text:p>0.539788343158182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0.538118898362626">
                <text:p>0.538118898362626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0.536382387568359">
                <text:p>0.536382387568359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0.534575424016388">
                <text:p>0.534575424016388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0.532695303845124">
                <text:p>0.532695303845124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0.530739972002567">
                <text:p>0.530739972002567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0.52870798880203">
                <text:p>0.52870798880203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0.526598497121409">
                <text:p>0.526598497121409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0.524411190245988">
                <text:p>0.524411190245988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0.522146280354782">
                <text:p>0.522146280354782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0.519804467650428">
                <text:p>0.519804467650428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0.517386910132611">
                <text:p>0.517386910132611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0.514895194015025">
                <text:p>0.514895194015025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0.512331304785889">
                <text:p>0.512331304785889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0.509697598911985">
                <text:p>0.509697598911985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0.50699677618625">
                <text:p>0.50699677618625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0.504231852718902">
                <text:p>0.504231852718902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0.501406134572106">
                <text:p>0.501406134572106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0.498523192038184">
                <text:p>0.498523192038184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0.495586834561357">
                <text:p>0.495586834561357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0.492601086303039">
                <text:p>0.492601086303039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0.48957016235066">
                <text:p>0.48957016235066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0.486498445570034">
                <text:p>0.486498445570034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0.483390464101268">
                <text:p>0.483390464101268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0.480250869498212">
                <text:p>0.480250869498212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0.477084415511441">
                <text:p>0.477084415511441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0.473895937514787">
                <text:p>0.473895937514787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0.470690332575409">
                <text:p>0.470690332575409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0.467472540167396">
                <text:p>0.467472540167396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0.464247523528918">
                <text:p>0.464247523528918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0.461020251662916">
                <text:p>0.461020251662916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0.457795681981329">
                <text:p>0.457795681981329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0.454578743592861">
                <text:p>0.454578743592861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0.451374321234292">
                <text:p>0.451374321234292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0.448187239845327">
                <text:p>0.448187239845327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0.445022249786982">
                <text:p>0.445022249786982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0.441884012703519">
                <text:p>0.441884012703519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0.438777088027906">
                <text:p>0.438777088027906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0.435705920130834">
                <text:p>0.435705920130834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0.432674826113265">
                <text:p>0.432674826113265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0.429687984242518">
                <text:p>0.429687984242518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0.426749423031901">
                <text:p>0.426749423031901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0.423863010963881">
                <text:p>0.423863010963881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0.421032446856793">
                <text:p>0.421032446856793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0.418261250875088">
                <text:p>0.418261250875088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0.415552756183127">
                <text:p>0.415552756183127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0.412910101242508">
                <text:p>0.412910101242508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0.410336222752936">
                <text:p>0.410336222752936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0.407833849236635">
                <text:p>0.407833849236635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0.405405495266297">
                <text:p>0.405405495266297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0.403053456336573">
                <text:p>0.403053456336573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0.400779804379102">
                <text:p>0.4007798043791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